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Pictures/2000000D000000DD000000DD81B0075E.svm"/>
  <manifest:file-entry manifest:media-type="" manifest:full-path="Object 1/Pictures/2000000D000000DD000000DD539AEB53.svm"/>
  <manifest:file-entry manifest:media-type="" manifest:full-path="Object 1/Pictures/2000000D000000DD000000DD3F0040E4.svm"/>
  <manifest:file-entry manifest:media-type="" manifest:full-path="Object 1/Pictures/2000000D000000DD000000DD8384ABF7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Object 2/Pictures/2000000D000000DD000000DD52AEF343.svm"/>
  <manifest:file-entry manifest:media-type="" manifest:full-path="Object 2/Pictures/2000000D000000DD000000DD539AEB53.svm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Lohit Hind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9" table:default-cell-style-name="Default"/>
        <table:table-column table:style-name="co1" table:default-cell-style-name="ce1"/>
        <table:table-row table:style-name="ro1">
          <table:table-cell office:value-type="string">
            <text:p>T_Crit</text:p>
          </table:table-cell>
          <table:table-cell office:value-type="string">
            <text:p>yaxis</text:p>
          </table:table-cell>
          <table:table-cell/>
          <table:table-cell office:value-type="string">
            <text:p>L=8</text:p>
          </table:table-cell>
          <table:table-cell table:number-columns-repeated="6"/>
          <table:table-cell office:value-type="string">
            <text:p>L=16</text:p>
          </table:table-cell>
          <table:table-cell table:number-columns-repeated="6"/>
          <table:table-cell office:value-type="string">
            <text:p>L=32</text:p>
          </table:table-cell>
          <table:table-cell table:number-columns-repeated="6"/>
          <table:table-cell office:value-type="string">
            <text:p>L=64</text:p>
          </table:table-cell>
          <table:table-cell table:number-columns-repeated="4"/>
          <table:table-cell table:style-name="Default"/>
        </table:table-row>
        <table:table-row table:style-name="ro2">
          <table:table-cell table:formula="of:=2.269" office:value-type="float" office:value="2.269">
            <text:p>2.269</text:p>
          </table:table-cell>
          <table:table-cell table:formula="of:=0" office:value-type="float" office:value="0">
            <text:p>0</text:p>
          </table:table-cell>
          <table:table-cell/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bar</text:p>
          </table:table-cell>
          <table:table-cell office:value-type="string">
            <text:p>errorbarx5</text:p>
          </table:table-cell>
          <table:table-cell office:value-type="string">
            <text:p>xaxis</text:p>
          </table:table-cell>
          <table:table-cell office:value-type="string">
            <text:p>yaxis</text:p>
          </table:table-cell>
          <table:table-cell/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bar</text:p>
          </table:table-cell>
          <table:table-cell office:value-type="string">
            <text:p>errorbarx5</text:p>
          </table:table-cell>
          <table:table-cell office:value-type="string">
            <text:p>xaxis</text:p>
          </table:table-cell>
          <table:table-cell office:value-type="string">
            <text:p>yaxis</text:p>
          </table:table-cell>
          <table:table-cell/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bar</text:p>
          </table:table-cell>
          <table:table-cell office:value-type="string">
            <text:p>errorbarx5</text:p>
          </table:table-cell>
          <table:table-cell office:value-type="string">
            <text:p>xaxis</text:p>
          </table:table-cell>
          <table:table-cell office:value-type="string">
            <text:p>yaxis</text:p>
          </table:table-cell>
          <table:table-cell/>
          <table:table-cell office:value-type="string">
            <text:p>Temperature</text:p>
          </table:table-cell>
          <table:table-cell office:value-type="string">
            <text:p>&lt;m^2&gt;</text:p>
          </table:table-cell>
          <table:table-cell office:value-type="string">
            <text:p>errorbar</text:p>
          </table:table-cell>
          <table:table-cell office:value-type="string">
            <text:p>errorbarx10</text:p>
          </table:table-cell>
          <table:table-cell office:value-type="string">
            <text:p>xaxis</text:p>
          </table:table-cell>
          <table:table-cell table:style-name="Default" office:value-type="string">
            <text:p>yaxis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]+0.005" office:value-type="float" office:value="0.005">
            <text:p>0.005</text:p>
          </table:table-cell>
          <table:table-cell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]*50" office:value-type="float" office:value="0">
            <text:p>0</text:p>
          </table:table-cell>
          <table:table-cell table:formula="of:=([.D3]-[.A2])*8" office:value-type="float" office:value="-18.072">
            <text:p>-18.072</text:p>
          </table:table-cell>
          <table:table-cell table:formula="of:=[.E3]*8^(1/4)" office:value-type="float" office:value="1.68179283050743">
            <text:p>1.6817928305</text:p>
          </table:table-cell>
          <table:table-cell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]*10" office:value-type="float" office:value="0">
            <text:p>0</text:p>
          </table:table-cell>
          <table:table-cell table:formula="of:=([.K3]-2.269)*16" office:value-type="float" office:value="-36.144">
            <text:p>-36.144</text:p>
          </table:table-cell>
          <table:table-cell table:formula="of:=[.L3]*16^(1/4)" office:value-type="float" office:value="2">
            <text:p>2</text:p>
          </table:table-cell>
          <table:table-cell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]-2.269)*32" office:value-type="float" office:value="-72.288">
            <text:p>-72.288</text:p>
          </table:table-cell>
          <table:table-cell table:formula="of:=[.S3]*32^(1/4)" office:value-type="float" office:value="2.37841423000544">
            <text:p>2.37841423</text:p>
          </table:table-cell>
          <table:table-cell/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]*10" office:value-type="float" office:value="0">
            <text:p>0</text:p>
          </table:table-cell>
          <table:table-cell table:formula="of:=([.Y3]-2.269)*64" office:value-type="float" office:value="-144.576">
            <text:p>-144.576</text:p>
          </table:table-cell>
          <table:table-cell table:formula="of:=[.Z3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]+0.01" office:value-type="float" office:value="0.015">
            <text:p>0.015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]*50" office:value-type="float" office:value="0">
            <text:p>0</text:p>
          </table:table-cell>
          <table:table-cell table:formula="of:=([.D4]-[.A3])*8" office:value-type="float" office:value="-17.992">
            <text:p>-17.992</text:p>
          </table:table-cell>
          <table:table-cell table:formula="of:=[.E4]*8^(1/4)" office:value-type="float" office:value="1.68179283050743">
            <text:p>1.6817928305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]*10" office:value-type="float" office:value="0">
            <text:p>0</text:p>
          </table:table-cell>
          <table:table-cell table:formula="of:=([.K4]-2.269)*16" office:value-type="float" office:value="-35.984">
            <text:p>-35.984</text:p>
          </table:table-cell>
          <table:table-cell table:formula="of:=[.L4]*16^(1/4)" office:value-type="float" office:value="2">
            <text:p>2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]-2.269)*32" office:value-type="float" office:value="-71.968">
            <text:p>-71.968</text:p>
          </table:table-cell>
          <table:table-cell table:formula="of:=[.S4]*32^(1/4)" office:value-type="float" office:value="2.37841423000544">
            <text:p>2.37841423</text:p>
          </table:table-cell>
          <table:table-cell/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]*10" office:value-type="float" office:value="0">
            <text:p>0</text:p>
          </table:table-cell>
          <table:table-cell table:formula="of:=([.Y4]-2.269)*64" office:value-type="float" office:value="-143.936">
            <text:p>-143.936</text:p>
          </table:table-cell>
          <table:table-cell table:formula="of:=[.Z4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]+0.01" office:value-type="float" office:value="0.025">
            <text:p>0.025</text:p>
          </table:table-cell>
          <table:table-cell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]*50" office:value-type="float" office:value="0">
            <text:p>0</text:p>
          </table:table-cell>
          <table:table-cell table:formula="of:=([.D5]-[.A4])*8" office:value-type="float" office:value="-17.912">
            <text:p>-17.912</text:p>
          </table:table-cell>
          <table:table-cell table:formula="of:=[.E5]*8^(1/4)" office:value-type="float" office:value="1.68179283050743">
            <text:p>1.6817928305</text:p>
          </table:table-cell>
          <table:table-cell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5]*10" office:value-type="float" office:value="0">
            <text:p>0</text:p>
          </table:table-cell>
          <table:table-cell table:formula="of:=([.K5]-2.269)*16" office:value-type="float" office:value="-35.824">
            <text:p>-35.824</text:p>
          </table:table-cell>
          <table:table-cell table:formula="of:=[.L5]*16^(1/4)" office:value-type="float" office:value="2">
            <text:p>2</text:p>
          </table:table-cell>
          <table:table-cell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5]-2.269)*32" office:value-type="float" office:value="-71.648">
            <text:p>-71.648</text:p>
          </table:table-cell>
          <table:table-cell table:formula="of:=[.S5]*32^(1/4)" office:value-type="float" office:value="2.37841423000544">
            <text:p>2.37841423</text:p>
          </table:table-cell>
          <table:table-cell/>
          <table:table-cell office:value-type="float" office:value="0.03">
            <text:p>0.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5]*10" office:value-type="float" office:value="0">
            <text:p>0</text:p>
          </table:table-cell>
          <table:table-cell table:formula="of:=([.Y5]-2.269)*64" office:value-type="float" office:value="-143.296">
            <text:p>-143.296</text:p>
          </table:table-cell>
          <table:table-cell table:formula="of:=[.Z5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]+0.01" office:value-type="float" office:value="0.035">
            <text:p>0.035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]*50" office:value-type="float" office:value="0">
            <text:p>0</text:p>
          </table:table-cell>
          <table:table-cell table:formula="of:=([.D6]-[.A5])*8" office:value-type="float" office:value="-17.832">
            <text:p>-17.832</text:p>
          </table:table-cell>
          <table:table-cell table:formula="of:=[.E6]*8^(1/4)" office:value-type="float" office:value="1.68179283050743">
            <text:p>1.6817928305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6]*10" office:value-type="float" office:value="0">
            <text:p>0</text:p>
          </table:table-cell>
          <table:table-cell table:formula="of:=([.K6]-2.269)*16" office:value-type="float" office:value="-35.664">
            <text:p>-35.664</text:p>
          </table:table-cell>
          <table:table-cell table:formula="of:=[.L6]*16^(1/4)" office:value-type="float" office:value="2">
            <text:p>2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6]-2.269)*32" office:value-type="float" office:value="-71.328">
            <text:p>-71.328</text:p>
          </table:table-cell>
          <table:table-cell table:formula="of:=[.S6]*32^(1/4)" office:value-type="float" office:value="2.37841423000544">
            <text:p>2.37841423</text:p>
          </table:table-cell>
          <table:table-cell/>
          <table:table-cell office:value-type="float" office:value="0.04">
            <text:p>0.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6]*10" office:value-type="float" office:value="0">
            <text:p>0</text:p>
          </table:table-cell>
          <table:table-cell table:formula="of:=([.Y6]-2.269)*64" office:value-type="float" office:value="-142.656">
            <text:p>-142.656</text:p>
          </table:table-cell>
          <table:table-cell table:formula="of:=[.Z6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]+0.01" office:value-type="float" office:value="0.045">
            <text:p>0.045</text:p>
          </table:table-cell>
          <table:table-cell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7]*50" office:value-type="float" office:value="0">
            <text:p>0</text:p>
          </table:table-cell>
          <table:table-cell table:formula="of:=([.D7]-[.A6])*8" office:value-type="float" office:value="-17.752">
            <text:p>-17.752</text:p>
          </table:table-cell>
          <table:table-cell table:formula="of:=[.E7]*8^(1/4)" office:value-type="float" office:value="1.68179283050743">
            <text:p>1.6817928305</text:p>
          </table:table-cell>
          <table:table-cell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7]*10" office:value-type="float" office:value="0">
            <text:p>0</text:p>
          </table:table-cell>
          <table:table-cell table:formula="of:=([.K7]-2.269)*16" office:value-type="float" office:value="-35.504">
            <text:p>-35.504</text:p>
          </table:table-cell>
          <table:table-cell table:formula="of:=[.L7]*16^(1/4)" office:value-type="float" office:value="2">
            <text:p>2</text:p>
          </table:table-cell>
          <table:table-cell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7]-2.269)*32" office:value-type="float" office:value="-71.008">
            <text:p>-71.008</text:p>
          </table:table-cell>
          <table:table-cell table:formula="of:=[.S7]*32^(1/4)" office:value-type="float" office:value="2.37841423000544">
            <text:p>2.37841423</text:p>
          </table:table-cell>
          <table:table-cell/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7]*10" office:value-type="float" office:value="0">
            <text:p>0</text:p>
          </table:table-cell>
          <table:table-cell table:formula="of:=([.Y7]-2.269)*64" office:value-type="float" office:value="-142.016">
            <text:p>-142.016</text:p>
          </table:table-cell>
          <table:table-cell table:formula="of:=[.Z7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]+0.01" office:value-type="float" office:value="0.055">
            <text:p>0.055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8]*50" office:value-type="float" office:value="0">
            <text:p>0</text:p>
          </table:table-cell>
          <table:table-cell table:formula="of:=([.D8]-[.A7])*8" office:value-type="float" office:value="-17.672">
            <text:p>-17.672</text:p>
          </table:table-cell>
          <table:table-cell table:formula="of:=[.E8]*8^(1/4)" office:value-type="float" office:value="1.68179283050743">
            <text:p>1.6817928305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8]*10" office:value-type="float" office:value="0">
            <text:p>0</text:p>
          </table:table-cell>
          <table:table-cell table:formula="of:=([.K8]-2.269)*16" office:value-type="float" office:value="-35.344">
            <text:p>-35.344</text:p>
          </table:table-cell>
          <table:table-cell table:formula="of:=[.L8]*16^(1/4)" office:value-type="float" office:value="2">
            <text:p>2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8]-2.269)*32" office:value-type="float" office:value="-70.688">
            <text:p>-70.688</text:p>
          </table:table-cell>
          <table:table-cell table:formula="of:=[.S8]*32^(1/4)" office:value-type="float" office:value="2.37841423000544">
            <text:p>2.37841423</text:p>
          </table:table-cell>
          <table:table-cell/>
          <table:table-cell office:value-type="float" office:value="0.06">
            <text:p>0.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8]*10" office:value-type="float" office:value="0">
            <text:p>0</text:p>
          </table:table-cell>
          <table:table-cell table:formula="of:=([.Y8]-2.269)*64" office:value-type="float" office:value="-141.376">
            <text:p>-141.376</text:p>
          </table:table-cell>
          <table:table-cell table:formula="of:=[.Z8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]+0.01" office:value-type="float" office:value="0.065">
            <text:p>0.065</text:p>
          </table:table-cell>
          <table:table-cell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9]*50" office:value-type="float" office:value="0">
            <text:p>0</text:p>
          </table:table-cell>
          <table:table-cell table:formula="of:=([.D9]-[.A8])*8" office:value-type="float" office:value="-17.592">
            <text:p>-17.592</text:p>
          </table:table-cell>
          <table:table-cell table:formula="of:=[.E9]*8^(1/4)" office:value-type="float" office:value="1.68179283050743">
            <text:p>1.6817928305</text:p>
          </table:table-cell>
          <table:table-cell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9]*10" office:value-type="float" office:value="0">
            <text:p>0</text:p>
          </table:table-cell>
          <table:table-cell table:formula="of:=([.K9]-2.269)*16" office:value-type="float" office:value="-35.184">
            <text:p>-35.184</text:p>
          </table:table-cell>
          <table:table-cell table:formula="of:=[.L9]*16^(1/4)" office:value-type="float" office:value="2">
            <text:p>2</text:p>
          </table:table-cell>
          <table:table-cell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9]-2.269)*32" office:value-type="float" office:value="-70.368">
            <text:p>-70.368</text:p>
          </table:table-cell>
          <table:table-cell table:formula="of:=[.S9]*32^(1/4)" office:value-type="float" office:value="2.37841423000544">
            <text:p>2.37841423</text:p>
          </table:table-cell>
          <table:table-cell/>
          <table:table-cell office:value-type="float" office:value="0.07">
            <text:p>0.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9]*10" office:value-type="float" office:value="0">
            <text:p>0</text:p>
          </table:table-cell>
          <table:table-cell table:formula="of:=([.Y9]-2.269)*64" office:value-type="float" office:value="-140.736">
            <text:p>-140.736</text:p>
          </table:table-cell>
          <table:table-cell table:formula="of:=[.Z9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]+0.01" office:value-type="float" office:value="0.075">
            <text:p>0.075</text:p>
          </table:table-cell>
          <table:table-cell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0]*50" office:value-type="float" office:value="0">
            <text:p>0</text:p>
          </table:table-cell>
          <table:table-cell table:formula="of:=([.D10]-[.A9])*8" office:value-type="float" office:value="-17.512">
            <text:p>-17.512</text:p>
          </table:table-cell>
          <table:table-cell table:formula="of:=[.E10]*8^(1/4)" office:value-type="float" office:value="1.68179283050743">
            <text:p>1.6817928305</text:p>
          </table:table-cell>
          <table:table-cell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0]*10" office:value-type="float" office:value="0">
            <text:p>0</text:p>
          </table:table-cell>
          <table:table-cell table:formula="of:=([.K10]-2.269)*16" office:value-type="float" office:value="-35.024">
            <text:p>-35.024</text:p>
          </table:table-cell>
          <table:table-cell table:formula="of:=[.L10]*16^(1/4)" office:value-type="float" office:value="2">
            <text:p>2</text:p>
          </table:table-cell>
          <table:table-cell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0]-2.269)*32" office:value-type="float" office:value="-70.048">
            <text:p>-70.048</text:p>
          </table:table-cell>
          <table:table-cell table:formula="of:=[.S10]*32^(1/4)" office:value-type="float" office:value="2.37841423000544">
            <text:p>2.37841423</text:p>
          </table:table-cell>
          <table:table-cell/>
          <table:table-cell office:value-type="float" office:value="0.08">
            <text:p>0.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0]*10" office:value-type="float" office:value="0">
            <text:p>0</text:p>
          </table:table-cell>
          <table:table-cell table:formula="of:=([.Y10]-2.269)*64" office:value-type="float" office:value="-140.096">
            <text:p>-140.096</text:p>
          </table:table-cell>
          <table:table-cell table:formula="of:=[.Z10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]+0.01" office:value-type="float" office:value="0.085">
            <text:p>0.085</text:p>
          </table:table-cell>
          <table:table-cell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1]*50" office:value-type="float" office:value="0">
            <text:p>0</text:p>
          </table:table-cell>
          <table:table-cell table:formula="of:=([.D11]-[.A10])*8" office:value-type="float" office:value="-17.432">
            <text:p>-17.432</text:p>
          </table:table-cell>
          <table:table-cell table:formula="of:=[.E11]*8^(1/4)" office:value-type="float" office:value="1.68179283050743">
            <text:p>1.6817928305</text:p>
          </table:table-cell>
          <table:table-cell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1]*10" office:value-type="float" office:value="0">
            <text:p>0</text:p>
          </table:table-cell>
          <table:table-cell table:formula="of:=([.K11]-2.269)*16" office:value-type="float" office:value="-34.864">
            <text:p>-34.864</text:p>
          </table:table-cell>
          <table:table-cell table:formula="of:=[.L11]*16^(1/4)" office:value-type="float" office:value="2">
            <text:p>2</text:p>
          </table:table-cell>
          <table:table-cell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1]-2.269)*32" office:value-type="float" office:value="-69.728">
            <text:p>-69.728</text:p>
          </table:table-cell>
          <table:table-cell table:formula="of:=[.S11]*32^(1/4)" office:value-type="float" office:value="2.37841423000544">
            <text:p>2.37841423</text:p>
          </table:table-cell>
          <table:table-cell/>
          <table:table-cell office:value-type="float" office:value="0.09">
            <text:p>0.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1]*10" office:value-type="float" office:value="0">
            <text:p>0</text:p>
          </table:table-cell>
          <table:table-cell table:formula="of:=([.Y11]-2.269)*64" office:value-type="float" office:value="-139.456">
            <text:p>-139.456</text:p>
          </table:table-cell>
          <table:table-cell table:formula="of:=[.Z11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1]+0.01" office:value-type="float" office:value="0.095">
            <text:p>0.095</text:p>
          </table:table-cell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2]*50" office:value-type="float" office:value="0">
            <text:p>0</text:p>
          </table:table-cell>
          <table:table-cell table:formula="of:=([.D12]-[.A11])*8" office:value-type="float" office:value="-17.352">
            <text:p>-17.352</text:p>
          </table:table-cell>
          <table:table-cell table:formula="of:=[.E12]*8^(1/4)" office:value-type="float" office:value="1.68179283050743">
            <text:p>1.6817928305</text:p>
          </table:table-cell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2]*10" office:value-type="float" office:value="0">
            <text:p>0</text:p>
          </table:table-cell>
          <table:table-cell table:formula="of:=([.K12]-2.269)*16" office:value-type="float" office:value="-34.704">
            <text:p>-34.704</text:p>
          </table:table-cell>
          <table:table-cell table:formula="of:=[.L12]*16^(1/4)"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2]-2.269)*32" office:value-type="float" office:value="-69.408">
            <text:p>-69.408</text:p>
          </table:table-cell>
          <table:table-cell table:formula="of:=[.S12]*32^(1/4)" office:value-type="float" office:value="2.37841423000544">
            <text:p>2.37841423</text:p>
          </table:table-cell>
          <table:table-cell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2]*10" office:value-type="float" office:value="0">
            <text:p>0</text:p>
          </table:table-cell>
          <table:table-cell table:formula="of:=([.Y12]-2.269)*64" office:value-type="float" office:value="-138.816">
            <text:p>-138.816</text:p>
          </table:table-cell>
          <table:table-cell table:formula="of:=[.Z12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2]+0.01" office:value-type="float" office:value="0.105">
            <text:p>0.105</text:p>
          </table:table-cell>
          <table:table-cell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3]*50" office:value-type="float" office:value="0">
            <text:p>0</text:p>
          </table:table-cell>
          <table:table-cell table:formula="of:=([.D13]-[.A12])*8" office:value-type="float" office:value="-17.272">
            <text:p>-17.272</text:p>
          </table:table-cell>
          <table:table-cell table:formula="of:=[.E13]*8^(1/4)" office:value-type="float" office:value="1.68179283050743">
            <text:p>1.6817928305</text:p>
          </table:table-cell>
          <table:table-cell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3]*10" office:value-type="float" office:value="0">
            <text:p>0</text:p>
          </table:table-cell>
          <table:table-cell table:formula="of:=([.K13]-2.269)*16" office:value-type="float" office:value="-34.544">
            <text:p>-34.544</text:p>
          </table:table-cell>
          <table:table-cell table:formula="of:=[.L13]*16^(1/4)" office:value-type="float" office:value="2">
            <text:p>2</text:p>
          </table:table-cell>
          <table:table-cell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3]-2.269)*32" office:value-type="float" office:value="-69.088">
            <text:p>-69.088</text:p>
          </table:table-cell>
          <table:table-cell table:formula="of:=[.S13]*32^(1/4)" office:value-type="float" office:value="2.37841423000544">
            <text:p>2.37841423</text:p>
          </table:table-cell>
          <table:table-cell/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3]*10" office:value-type="float" office:value="0">
            <text:p>0</text:p>
          </table:table-cell>
          <table:table-cell table:formula="of:=([.Y13]-2.269)*64" office:value-type="float" office:value="-138.176">
            <text:p>-138.176</text:p>
          </table:table-cell>
          <table:table-cell table:formula="of:=[.Z13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3]+0.01" office:value-type="float" office:value="0.115">
            <text:p>0.115</text:p>
          </table:table-cell>
          <table:table-cell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4]*50" office:value-type="float" office:value="0">
            <text:p>0</text:p>
          </table:table-cell>
          <table:table-cell table:formula="of:=([.D14]-[.A13])*8" office:value-type="float" office:value="-17.192">
            <text:p>-17.192</text:p>
          </table:table-cell>
          <table:table-cell table:formula="of:=[.E14]*8^(1/4)" office:value-type="float" office:value="1.68179283050743">
            <text:p>1.6817928305</text:p>
          </table:table-cell>
          <table:table-cell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4]*10" office:value-type="float" office:value="0">
            <text:p>0</text:p>
          </table:table-cell>
          <table:table-cell table:formula="of:=([.K14]-2.269)*16" office:value-type="float" office:value="-34.384">
            <text:p>-34.384</text:p>
          </table:table-cell>
          <table:table-cell table:formula="of:=[.L14]*16^(1/4)" office:value-type="float" office:value="2">
            <text:p>2</text:p>
          </table:table-cell>
          <table:table-cell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4]-2.269)*32" office:value-type="float" office:value="-68.768">
            <text:p>-68.768</text:p>
          </table:table-cell>
          <table:table-cell table:formula="of:=[.S14]*32^(1/4)" office:value-type="float" office:value="2.37841423000544">
            <text:p>2.37841423</text:p>
          </table:table-cell>
          <table:table-cell/>
          <table:table-cell office:value-type="float" office:value="0.12">
            <text:p>0.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4]*10" office:value-type="float" office:value="0">
            <text:p>0</text:p>
          </table:table-cell>
          <table:table-cell table:formula="of:=([.Y14]-2.269)*64" office:value-type="float" office:value="-137.536">
            <text:p>-137.536</text:p>
          </table:table-cell>
          <table:table-cell table:formula="of:=[.Z14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4]+0.01" office:value-type="float" office:value="0.125">
            <text:p>0.125</text:p>
          </table:table-cell>
          <table:table-cell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5]*50" office:value-type="float" office:value="0">
            <text:p>0</text:p>
          </table:table-cell>
          <table:table-cell table:formula="of:=([.D15]-[.A14])*8" office:value-type="float" office:value="-17.112">
            <text:p>-17.112</text:p>
          </table:table-cell>
          <table:table-cell table:formula="of:=[.E15]*8^(1/4)" office:value-type="float" office:value="1.68179283050743">
            <text:p>1.6817928305</text:p>
          </table:table-cell>
          <table:table-cell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5]*10" office:value-type="float" office:value="0">
            <text:p>0</text:p>
          </table:table-cell>
          <table:table-cell table:formula="of:=([.K15]-2.269)*16" office:value-type="float" office:value="-34.224">
            <text:p>-34.224</text:p>
          </table:table-cell>
          <table:table-cell table:formula="of:=[.L15]*16^(1/4)" office:value-type="float" office:value="2">
            <text:p>2</text:p>
          </table:table-cell>
          <table:table-cell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5]-2.269)*32" office:value-type="float" office:value="-68.448">
            <text:p>-68.448</text:p>
          </table:table-cell>
          <table:table-cell table:formula="of:=[.S15]*32^(1/4)" office:value-type="float" office:value="2.37841423000544">
            <text:p>2.37841423</text:p>
          </table:table-cell>
          <table:table-cell/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5]*10" office:value-type="float" office:value="0">
            <text:p>0</text:p>
          </table:table-cell>
          <table:table-cell table:formula="of:=([.Y15]-2.269)*64" office:value-type="float" office:value="-136.896">
            <text:p>-136.896</text:p>
          </table:table-cell>
          <table:table-cell table:formula="of:=[.Z15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5]+0.01" office:value-type="float" office:value="0.135">
            <text:p>0.135</text:p>
          </table:table-cell>
          <table:table-cell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6]*50" office:value-type="float" office:value="0">
            <text:p>0</text:p>
          </table:table-cell>
          <table:table-cell table:formula="of:=([.D16]-[.A15])*8" office:value-type="float" office:value="-17.032">
            <text:p>-17.032</text:p>
          </table:table-cell>
          <table:table-cell table:formula="of:=[.E16]*8^(1/4)" office:value-type="float" office:value="1.68179283050743">
            <text:p>1.6817928305</text:p>
          </table:table-cell>
          <table:table-cell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6]*10" office:value-type="float" office:value="0">
            <text:p>0</text:p>
          </table:table-cell>
          <table:table-cell table:formula="of:=([.K16]-2.269)*16" office:value-type="float" office:value="-34.064">
            <text:p>-34.064</text:p>
          </table:table-cell>
          <table:table-cell table:formula="of:=[.L16]*16^(1/4)" office:value-type="float" office:value="2">
            <text:p>2</text:p>
          </table:table-cell>
          <table:table-cell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6]-2.269)*32" office:value-type="float" office:value="-68.128">
            <text:p>-68.128</text:p>
          </table:table-cell>
          <table:table-cell table:formula="of:=[.S16]*32^(1/4)" office:value-type="float" office:value="2.37841423000544">
            <text:p>2.37841423</text:p>
          </table:table-cell>
          <table:table-cell/>
          <table:table-cell office:value-type="float" office:value="0.14">
            <text:p>0.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6]*10" office:value-type="float" office:value="0">
            <text:p>0</text:p>
          </table:table-cell>
          <table:table-cell table:formula="of:=([.Y16]-2.269)*64" office:value-type="float" office:value="-136.256">
            <text:p>-136.256</text:p>
          </table:table-cell>
          <table:table-cell table:formula="of:=[.Z16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6]+0.01" office:value-type="float" office:value="0.145">
            <text:p>0.145</text:p>
          </table:table-cell>
          <table:table-cell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7]*50" office:value-type="float" office:value="0">
            <text:p>0</text:p>
          </table:table-cell>
          <table:table-cell table:formula="of:=([.D17]-[.A16])*8" office:value-type="float" office:value="-16.952">
            <text:p>-16.952</text:p>
          </table:table-cell>
          <table:table-cell table:formula="of:=[.E17]*8^(1/4)" office:value-type="float" office:value="1.68179283050743">
            <text:p>1.6817928305</text:p>
          </table:table-cell>
          <table:table-cell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7]*10" office:value-type="float" office:value="0">
            <text:p>0</text:p>
          </table:table-cell>
          <table:table-cell table:formula="of:=([.K17]-2.269)*16" office:value-type="float" office:value="-33.904">
            <text:p>-33.904</text:p>
          </table:table-cell>
          <table:table-cell table:formula="of:=[.L17]*16^(1/4)" office:value-type="float" office:value="2">
            <text:p>2</text:p>
          </table:table-cell>
          <table:table-cell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7]-2.269)*32" office:value-type="float" office:value="-67.808">
            <text:p>-67.808</text:p>
          </table:table-cell>
          <table:table-cell table:formula="of:=[.S17]*32^(1/4)" office:value-type="float" office:value="2.37841423000544">
            <text:p>2.37841423</text:p>
          </table:table-cell>
          <table:table-cell/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7]*10" office:value-type="float" office:value="0">
            <text:p>0</text:p>
          </table:table-cell>
          <table:table-cell table:formula="of:=([.Y17]-2.269)*64" office:value-type="float" office:value="-135.616">
            <text:p>-135.616</text:p>
          </table:table-cell>
          <table:table-cell table:formula="of:=[.Z17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7]+0.01" office:value-type="float" office:value="0.155">
            <text:p>0.155</text:p>
          </table:table-cell>
          <table:table-cell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8]*50" office:value-type="float" office:value="0">
            <text:p>0</text:p>
          </table:table-cell>
          <table:table-cell table:formula="of:=([.D18]-[.A17])*8" office:value-type="float" office:value="-16.872">
            <text:p>-16.872</text:p>
          </table:table-cell>
          <table:table-cell table:formula="of:=[.E18]*8^(1/4)" office:value-type="float" office:value="1.68179283050743">
            <text:p>1.6817928305</text:p>
          </table:table-cell>
          <table:table-cell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8]*10" office:value-type="float" office:value="0">
            <text:p>0</text:p>
          </table:table-cell>
          <table:table-cell table:formula="of:=([.K18]-2.269)*16" office:value-type="float" office:value="-33.744">
            <text:p>-33.744</text:p>
          </table:table-cell>
          <table:table-cell table:formula="of:=[.L18]*16^(1/4)" office:value-type="float" office:value="2">
            <text:p>2</text:p>
          </table:table-cell>
          <table:table-cell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8]-2.269)*32" office:value-type="float" office:value="-67.488">
            <text:p>-67.488</text:p>
          </table:table-cell>
          <table:table-cell table:formula="of:=[.S18]*32^(1/4)" office:value-type="float" office:value="2.37841423000544">
            <text:p>2.37841423</text:p>
          </table:table-cell>
          <table:table-cell/>
          <table:table-cell office:value-type="float" office:value="0.16">
            <text:p>0.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8]*10" office:value-type="float" office:value="0">
            <text:p>0</text:p>
          </table:table-cell>
          <table:table-cell table:formula="of:=([.Y18]-2.269)*64" office:value-type="float" office:value="-134.976">
            <text:p>-134.976</text:p>
          </table:table-cell>
          <table:table-cell table:formula="of:=[.Z18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8]+0.01" office:value-type="float" office:value="0.165">
            <text:p>0.165</text:p>
          </table:table-cell>
          <table:table-cell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19]*50" office:value-type="float" office:value="0">
            <text:p>0</text:p>
          </table:table-cell>
          <table:table-cell table:formula="of:=([.D19]-[.A18])*8" office:value-type="float" office:value="-16.792">
            <text:p>-16.792</text:p>
          </table:table-cell>
          <table:table-cell table:formula="of:=[.E19]*8^(1/4)" office:value-type="float" office:value="1.68179283050743">
            <text:p>1.6817928305</text:p>
          </table:table-cell>
          <table:table-cell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19]*10" office:value-type="float" office:value="0">
            <text:p>0</text:p>
          </table:table-cell>
          <table:table-cell table:formula="of:=([.K19]-2.269)*16" office:value-type="float" office:value="-33.584">
            <text:p>-33.584</text:p>
          </table:table-cell>
          <table:table-cell table:formula="of:=[.L19]*16^(1/4)" office:value-type="float" office:value="2">
            <text:p>2</text:p>
          </table:table-cell>
          <table:table-cell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19]-2.269)*32" office:value-type="float" office:value="-67.168">
            <text:p>-67.168</text:p>
          </table:table-cell>
          <table:table-cell table:formula="of:=[.S19]*32^(1/4)" office:value-type="float" office:value="2.37841423000544">
            <text:p>2.37841423</text:p>
          </table:table-cell>
          <table:table-cell/>
          <table:table-cell office:value-type="float" office:value="0.17">
            <text:p>0.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19]*10" office:value-type="float" office:value="0">
            <text:p>0</text:p>
          </table:table-cell>
          <table:table-cell table:formula="of:=([.Y19]-2.269)*64" office:value-type="float" office:value="-134.336">
            <text:p>-134.336</text:p>
          </table:table-cell>
          <table:table-cell table:formula="of:=[.Z19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9]+0.01" office:value-type="float" office:value="0.175">
            <text:p>0.175</text:p>
          </table:table-cell>
          <table:table-cell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0]*50" office:value-type="float" office:value="0">
            <text:p>0</text:p>
          </table:table-cell>
          <table:table-cell table:formula="of:=([.D20]-[.A19])*8" office:value-type="float" office:value="-16.712">
            <text:p>-16.712</text:p>
          </table:table-cell>
          <table:table-cell table:formula="of:=[.E20]*8^(1/4)" office:value-type="float" office:value="1.68179283050743">
            <text:p>1.6817928305</text:p>
          </table:table-cell>
          <table:table-cell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0]*10" office:value-type="float" office:value="0">
            <text:p>0</text:p>
          </table:table-cell>
          <table:table-cell table:formula="of:=([.K20]-2.269)*16" office:value-type="float" office:value="-33.424">
            <text:p>-33.424</text:p>
          </table:table-cell>
          <table:table-cell table:formula="of:=[.L20]*16^(1/4)" office:value-type="float" office:value="2">
            <text:p>2</text:p>
          </table:table-cell>
          <table:table-cell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0]-2.269)*32" office:value-type="float" office:value="-66.848">
            <text:p>-66.848</text:p>
          </table:table-cell>
          <table:table-cell table:formula="of:=[.S20]*32^(1/4)" office:value-type="float" office:value="2.37841423000544">
            <text:p>2.37841423</text:p>
          </table:table-cell>
          <table:table-cell/>
          <table:table-cell office:value-type="float" office:value="0.18">
            <text:p>0.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0]*10" office:value-type="float" office:value="0">
            <text:p>0</text:p>
          </table:table-cell>
          <table:table-cell table:formula="of:=([.Y20]-2.269)*64" office:value-type="float" office:value="-133.696">
            <text:p>-133.696</text:p>
          </table:table-cell>
          <table:table-cell table:formula="of:=[.Z20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0]+0.01" office:value-type="float" office:value="0.185">
            <text:p>0.185</text:p>
          </table:table-cell>
          <table:table-cell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1]*50" office:value-type="float" office:value="0">
            <text:p>0</text:p>
          </table:table-cell>
          <table:table-cell table:formula="of:=([.D21]-[.A20])*8" office:value-type="float" office:value="-16.632">
            <text:p>-16.632</text:p>
          </table:table-cell>
          <table:table-cell table:formula="of:=[.E21]*8^(1/4)" office:value-type="float" office:value="1.68179283050743">
            <text:p>1.6817928305</text:p>
          </table:table-cell>
          <table:table-cell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1]*10" office:value-type="float" office:value="0">
            <text:p>0</text:p>
          </table:table-cell>
          <table:table-cell table:formula="of:=([.K21]-2.269)*16" office:value-type="float" office:value="-33.264">
            <text:p>-33.264</text:p>
          </table:table-cell>
          <table:table-cell table:formula="of:=[.L21]*16^(1/4)" office:value-type="float" office:value="2">
            <text:p>2</text:p>
          </table:table-cell>
          <table:table-cell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1]-2.269)*32" office:value-type="float" office:value="-66.528">
            <text:p>-66.528</text:p>
          </table:table-cell>
          <table:table-cell table:formula="of:=[.S21]*32^(1/4)" office:value-type="float" office:value="2.37841423000544">
            <text:p>2.37841423</text:p>
          </table:table-cell>
          <table:table-cell/>
          <table:table-cell office:value-type="float" office:value="0.19">
            <text:p>0.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1]*10" office:value-type="float" office:value="0">
            <text:p>0</text:p>
          </table:table-cell>
          <table:table-cell table:formula="of:=([.Y21]-2.269)*64" office:value-type="float" office:value="-133.056">
            <text:p>-133.056</text:p>
          </table:table-cell>
          <table:table-cell table:formula="of:=[.Z21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1]+0.01" office:value-type="float" office:value="0.195">
            <text:p>0.195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2]*50" office:value-type="float" office:value="0">
            <text:p>0</text:p>
          </table:table-cell>
          <table:table-cell table:formula="of:=([.D22]-[.A21])*8" office:value-type="float" office:value="-16.552">
            <text:p>-16.552</text:p>
          </table:table-cell>
          <table:table-cell table:formula="of:=[.E22]*8^(1/4)" office:value-type="float" office:value="1.68179283050743">
            <text:p>1.6817928305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2]*10" office:value-type="float" office:value="0">
            <text:p>0</text:p>
          </table:table-cell>
          <table:table-cell table:formula="of:=([.K22]-2.269)*16" office:value-type="float" office:value="-33.104">
            <text:p>-33.104</text:p>
          </table:table-cell>
          <table:table-cell table:formula="of:=[.L22]*16^(1/4)"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2]-2.269)*32" office:value-type="float" office:value="-66.208">
            <text:p>-66.208</text:p>
          </table:table-cell>
          <table:table-cell table:formula="of:=[.S22]*32^(1/4)" office:value-type="float" office:value="2.37841423000544">
            <text:p>2.37841423</text:p>
          </table:table-cell>
          <table:table-cell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2]*10" office:value-type="float" office:value="0">
            <text:p>0</text:p>
          </table:table-cell>
          <table:table-cell table:formula="of:=([.Y22]-2.269)*64" office:value-type="float" office:value="-132.416">
            <text:p>-132.416</text:p>
          </table:table-cell>
          <table:table-cell table:formula="of:=[.Z22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2]+0.01" office:value-type="float" office:value="0.205">
            <text:p>0.205</text:p>
          </table:table-cell>
          <table:table-cell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3]*50" office:value-type="float" office:value="0">
            <text:p>0</text:p>
          </table:table-cell>
          <table:table-cell table:formula="of:=([.D23]-[.A22])*8" office:value-type="float" office:value="-16.472">
            <text:p>-16.472</text:p>
          </table:table-cell>
          <table:table-cell table:formula="of:=[.E23]*8^(1/4)" office:value-type="float" office:value="1.68179283050743">
            <text:p>1.6817928305</text:p>
          </table:table-cell>
          <table:table-cell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3]*10" office:value-type="float" office:value="0">
            <text:p>0</text:p>
          </table:table-cell>
          <table:table-cell table:formula="of:=([.K23]-2.269)*16" office:value-type="float" office:value="-32.944">
            <text:p>-32.944</text:p>
          </table:table-cell>
          <table:table-cell table:formula="of:=[.L23]*16^(1/4)" office:value-type="float" office:value="2">
            <text:p>2</text:p>
          </table:table-cell>
          <table:table-cell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3]-2.269)*32" office:value-type="float" office:value="-65.888">
            <text:p>-65.888</text:p>
          </table:table-cell>
          <table:table-cell table:formula="of:=[.S23]*32^(1/4)" office:value-type="float" office:value="2.37841423000544">
            <text:p>2.37841423</text:p>
          </table:table-cell>
          <table:table-cell/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3]*10" office:value-type="float" office:value="0">
            <text:p>0</text:p>
          </table:table-cell>
          <table:table-cell table:formula="of:=([.Y23]-2.269)*64" office:value-type="float" office:value="-131.776">
            <text:p>-131.776</text:p>
          </table:table-cell>
          <table:table-cell table:formula="of:=[.Z23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3]+0.01" office:value-type="float" office:value="0.215">
            <text:p>0.215</text:p>
          </table:table-cell>
          <table:table-cell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4]*50" office:value-type="float" office:value="0">
            <text:p>0</text:p>
          </table:table-cell>
          <table:table-cell table:formula="of:=([.D24]-[.A23])*8" office:value-type="float" office:value="-16.392">
            <text:p>-16.392</text:p>
          </table:table-cell>
          <table:table-cell table:formula="of:=[.E24]*8^(1/4)" office:value-type="float" office:value="1.68179283050743">
            <text:p>1.6817928305</text:p>
          </table:table-cell>
          <table:table-cell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4]*10" office:value-type="float" office:value="0">
            <text:p>0</text:p>
          </table:table-cell>
          <table:table-cell table:formula="of:=([.K24]-2.269)*16" office:value-type="float" office:value="-32.784">
            <text:p>-32.784</text:p>
          </table:table-cell>
          <table:table-cell table:formula="of:=[.L24]*16^(1/4)" office:value-type="float" office:value="2">
            <text:p>2</text:p>
          </table:table-cell>
          <table:table-cell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4]-2.269)*32" office:value-type="float" office:value="-65.568">
            <text:p>-65.568</text:p>
          </table:table-cell>
          <table:table-cell table:formula="of:=[.S24]*32^(1/4)" office:value-type="float" office:value="2.37841423000544">
            <text:p>2.37841423</text:p>
          </table:table-cell>
          <table:table-cell/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4]*10" office:value-type="float" office:value="0">
            <text:p>0</text:p>
          </table:table-cell>
          <table:table-cell table:formula="of:=([.Y24]-2.269)*64" office:value-type="float" office:value="-131.136">
            <text:p>-131.136</text:p>
          </table:table-cell>
          <table:table-cell table:formula="of:=[.Z24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4]+0.01" office:value-type="float" office:value="0.225">
            <text:p>0.225</text:p>
          </table:table-cell>
          <table:table-cell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5]*50" office:value-type="float" office:value="0">
            <text:p>0</text:p>
          </table:table-cell>
          <table:table-cell table:formula="of:=([.D25]-[.A24])*8" office:value-type="float" office:value="-16.312">
            <text:p>-16.312</text:p>
          </table:table-cell>
          <table:table-cell table:formula="of:=[.E25]*8^(1/4)" office:value-type="float" office:value="1.68179283050743">
            <text:p>1.6817928305</text:p>
          </table:table-cell>
          <table:table-cell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5]*10" office:value-type="float" office:value="0">
            <text:p>0</text:p>
          </table:table-cell>
          <table:table-cell table:formula="of:=([.K25]-2.269)*16" office:value-type="float" office:value="-32.624">
            <text:p>-32.624</text:p>
          </table:table-cell>
          <table:table-cell table:formula="of:=[.L25]*16^(1/4)" office:value-type="float" office:value="2">
            <text:p>2</text:p>
          </table:table-cell>
          <table:table-cell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5]-2.269)*32" office:value-type="float" office:value="-65.248">
            <text:p>-65.248</text:p>
          </table:table-cell>
          <table:table-cell table:formula="of:=[.S25]*32^(1/4)" office:value-type="float" office:value="2.37841423000544">
            <text:p>2.37841423</text:p>
          </table:table-cell>
          <table:table-cell/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5]*10" office:value-type="float" office:value="0">
            <text:p>0</text:p>
          </table:table-cell>
          <table:table-cell table:formula="of:=([.Y25]-2.269)*64" office:value-type="float" office:value="-130.496">
            <text:p>-130.496</text:p>
          </table:table-cell>
          <table:table-cell table:formula="of:=[.Z25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5]+0.01" office:value-type="float" office:value="0.235">
            <text:p>0.235</text:p>
          </table:table-cell>
          <table:table-cell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6]*50" office:value-type="float" office:value="0">
            <text:p>0</text:p>
          </table:table-cell>
          <table:table-cell table:formula="of:=([.D26]-[.A25])*8" office:value-type="float" office:value="-16.232">
            <text:p>-16.232</text:p>
          </table:table-cell>
          <table:table-cell table:formula="of:=[.E26]*8^(1/4)" office:value-type="float" office:value="1.68179283050743">
            <text:p>1.6817928305</text:p>
          </table:table-cell>
          <table:table-cell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6]*10" office:value-type="float" office:value="0">
            <text:p>0</text:p>
          </table:table-cell>
          <table:table-cell table:formula="of:=([.K26]-2.269)*16" office:value-type="float" office:value="-32.464">
            <text:p>-32.464</text:p>
          </table:table-cell>
          <table:table-cell table:formula="of:=[.L26]*16^(1/4)" office:value-type="float" office:value="2">
            <text:p>2</text:p>
          </table:table-cell>
          <table:table-cell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6]-2.269)*32" office:value-type="float" office:value="-64.928">
            <text:p>-64.928</text:p>
          </table:table-cell>
          <table:table-cell table:formula="of:=[.S26]*32^(1/4)" office:value-type="float" office:value="2.37841423000544">
            <text:p>2.37841423</text:p>
          </table:table-cell>
          <table:table-cell/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6]*10" office:value-type="float" office:value="0">
            <text:p>0</text:p>
          </table:table-cell>
          <table:table-cell table:formula="of:=([.Y26]-2.269)*64" office:value-type="float" office:value="-129.856">
            <text:p>-129.856</text:p>
          </table:table-cell>
          <table:table-cell table:formula="of:=[.Z26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6]+0.01" office:value-type="float" office:value="0.245">
            <text:p>0.245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7]*50" office:value-type="float" office:value="0">
            <text:p>0</text:p>
          </table:table-cell>
          <table:table-cell table:formula="of:=([.D27]-[.A26])*8" office:value-type="float" office:value="-16.152">
            <text:p>-16.152</text:p>
          </table:table-cell>
          <table:table-cell table:formula="of:=[.E27]*8^(1/4)" office:value-type="float" office:value="1.68179283050743">
            <text:p>1.6817928305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7]*10" office:value-type="float" office:value="0">
            <text:p>0</text:p>
          </table:table-cell>
          <table:table-cell table:formula="of:=([.K27]-2.269)*16" office:value-type="float" office:value="-32.304">
            <text:p>-32.304</text:p>
          </table:table-cell>
          <table:table-cell table:formula="of:=[.L27]*16^(1/4)" office:value-type="float" office:value="2">
            <text:p>2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7]-2.269)*32" office:value-type="float" office:value="-64.608">
            <text:p>-64.608</text:p>
          </table:table-cell>
          <table:table-cell table:formula="of:=[.S27]*32^(1/4)" office:value-type="float" office:value="2.37841423000544">
            <text:p>2.37841423</text:p>
          </table:table-cell>
          <table:table-cell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7]*10" office:value-type="float" office:value="0">
            <text:p>0</text:p>
          </table:table-cell>
          <table:table-cell table:formula="of:=([.Y27]-2.269)*64" office:value-type="float" office:value="-129.216">
            <text:p>-129.216</text:p>
          </table:table-cell>
          <table:table-cell table:formula="of:=[.Z27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7]+0.01" office:value-type="float" office:value="0.255">
            <text:p>0.255</text:p>
          </table:table-cell>
          <table:table-cell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8]*50" office:value-type="float" office:value="0">
            <text:p>0</text:p>
          </table:table-cell>
          <table:table-cell table:formula="of:=([.D28]-[.A27])*8" office:value-type="float" office:value="-16.072">
            <text:p>-16.072</text:p>
          </table:table-cell>
          <table:table-cell table:formula="of:=[.E28]*8^(1/4)" office:value-type="float" office:value="1.68179283050743">
            <text:p>1.6817928305</text:p>
          </table:table-cell>
          <table:table-cell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8]*10" office:value-type="float" office:value="0">
            <text:p>0</text:p>
          </table:table-cell>
          <table:table-cell table:formula="of:=([.K28]-2.269)*16" office:value-type="float" office:value="-32.144">
            <text:p>-32.144</text:p>
          </table:table-cell>
          <table:table-cell table:formula="of:=[.L28]*16^(1/4)" office:value-type="float" office:value="2">
            <text:p>2</text:p>
          </table:table-cell>
          <table:table-cell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8]-2.269)*32" office:value-type="float" office:value="-64.288">
            <text:p>-64.288</text:p>
          </table:table-cell>
          <table:table-cell table:formula="of:=[.S28]*32^(1/4)" office:value-type="float" office:value="2.37841423000544">
            <text:p>2.37841423</text:p>
          </table:table-cell>
          <table:table-cell/>
          <table:table-cell office:value-type="float" office:value="0.26">
            <text:p>0.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8]*10" office:value-type="float" office:value="0">
            <text:p>0</text:p>
          </table:table-cell>
          <table:table-cell table:formula="of:=([.Y28]-2.269)*64" office:value-type="float" office:value="-128.576">
            <text:p>-128.576</text:p>
          </table:table-cell>
          <table:table-cell table:formula="of:=[.Z28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8]+0.01" office:value-type="float" office:value="0.265">
            <text:p>0.265</text:p>
          </table:table-cell>
          <table:table-cell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9]*50" office:value-type="float" office:value="0">
            <text:p>0</text:p>
          </table:table-cell>
          <table:table-cell table:formula="of:=([.D29]-[.A28])*8" office:value-type="float" office:value="-15.992">
            <text:p>-15.992</text:p>
          </table:table-cell>
          <table:table-cell table:formula="of:=[.E29]*8^(1/4)" office:value-type="float" office:value="1.68179283050743">
            <text:p>1.6817928305</text:p>
          </table:table-cell>
          <table:table-cell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29]*10" office:value-type="float" office:value="0">
            <text:p>0</text:p>
          </table:table-cell>
          <table:table-cell table:formula="of:=([.K29]-2.269)*16" office:value-type="float" office:value="-31.984">
            <text:p>-31.984</text:p>
          </table:table-cell>
          <table:table-cell table:formula="of:=[.L29]*16^(1/4)" office:value-type="float" office:value="2">
            <text:p>2</text:p>
          </table:table-cell>
          <table:table-cell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29]-2.269)*32" office:value-type="float" office:value="-63.968">
            <text:p>-63.968</text:p>
          </table:table-cell>
          <table:table-cell table:formula="of:=[.S29]*32^(1/4)" office:value-type="float" office:value="2.37841423000544">
            <text:p>2.37841423</text:p>
          </table:table-cell>
          <table:table-cell/>
          <table:table-cell office:value-type="float" office:value="0.27">
            <text:p>0.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29]*10" office:value-type="float" office:value="0">
            <text:p>0</text:p>
          </table:table-cell>
          <table:table-cell table:formula="of:=([.Y29]-2.269)*64" office:value-type="float" office:value="-127.936">
            <text:p>-127.936</text:p>
          </table:table-cell>
          <table:table-cell table:formula="of:=[.Z29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29]+0.01" office:value-type="float" office:value="0.275">
            <text:p>0.275</text:p>
          </table:table-cell>
          <table:table-cell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0]*50" office:value-type="float" office:value="0">
            <text:p>0</text:p>
          </table:table-cell>
          <table:table-cell table:formula="of:=([.D30]-[.A29])*8" office:value-type="float" office:value="-15.912">
            <text:p>-15.912</text:p>
          </table:table-cell>
          <table:table-cell table:formula="of:=[.E30]*8^(1/4)" office:value-type="float" office:value="1.68179283050743">
            <text:p>1.6817928305</text:p>
          </table:table-cell>
          <table:table-cell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0]*10" office:value-type="float" office:value="0">
            <text:p>0</text:p>
          </table:table-cell>
          <table:table-cell table:formula="of:=([.K30]-2.269)*16" office:value-type="float" office:value="-31.824">
            <text:p>-31.824</text:p>
          </table:table-cell>
          <table:table-cell table:formula="of:=[.L30]*16^(1/4)" office:value-type="float" office:value="2">
            <text:p>2</text:p>
          </table:table-cell>
          <table:table-cell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0]-2.269)*32" office:value-type="float" office:value="-63.648">
            <text:p>-63.648</text:p>
          </table:table-cell>
          <table:table-cell table:formula="of:=[.S30]*32^(1/4)" office:value-type="float" office:value="2.37841423000544">
            <text:p>2.37841423</text:p>
          </table:table-cell>
          <table:table-cell/>
          <table:table-cell office:value-type="float" office:value="0.28">
            <text:p>0.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0]*10" office:value-type="float" office:value="0">
            <text:p>0</text:p>
          </table:table-cell>
          <table:table-cell table:formula="of:=([.Y30]-2.269)*64" office:value-type="float" office:value="-127.296">
            <text:p>-127.296</text:p>
          </table:table-cell>
          <table:table-cell table:formula="of:=[.Z30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0]+0.01" office:value-type="float" office:value="0.285">
            <text:p>0.285</text:p>
          </table:table-cell>
          <table:table-cell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1]*50" office:value-type="float" office:value="0">
            <text:p>0</text:p>
          </table:table-cell>
          <table:table-cell table:formula="of:=([.D31]-[.A30])*8" office:value-type="float" office:value="-15.832">
            <text:p>-15.832</text:p>
          </table:table-cell>
          <table:table-cell table:formula="of:=[.E31]*8^(1/4)" office:value-type="float" office:value="1.68179283050743">
            <text:p>1.6817928305</text:p>
          </table:table-cell>
          <table:table-cell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1]*10" office:value-type="float" office:value="0">
            <text:p>0</text:p>
          </table:table-cell>
          <table:table-cell table:formula="of:=([.K31]-2.269)*16" office:value-type="float" office:value="-31.664">
            <text:p>-31.664</text:p>
          </table:table-cell>
          <table:table-cell table:formula="of:=[.L31]*16^(1/4)" office:value-type="float" office:value="2">
            <text:p>2</text:p>
          </table:table-cell>
          <table:table-cell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1]-2.269)*32" office:value-type="float" office:value="-63.328">
            <text:p>-63.328</text:p>
          </table:table-cell>
          <table:table-cell table:formula="of:=[.S31]*32^(1/4)" office:value-type="float" office:value="2.37841423000544">
            <text:p>2.37841423</text:p>
          </table:table-cell>
          <table:table-cell/>
          <table:table-cell office:value-type="float" office:value="0.29">
            <text:p>0.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1]*10" office:value-type="float" office:value="0">
            <text:p>0</text:p>
          </table:table-cell>
          <table:table-cell table:formula="of:=([.Y31]-2.269)*64" office:value-type="float" office:value="-126.656">
            <text:p>-126.656</text:p>
          </table:table-cell>
          <table:table-cell table:formula="of:=[.Z31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1]+0.01" office:value-type="float" office:value="0.295">
            <text:p>0.295</text:p>
          </table:table-cell>
          <table:table-cell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2]*50" office:value-type="float" office:value="0">
            <text:p>0</text:p>
          </table:table-cell>
          <table:table-cell table:formula="of:=([.D32]-[.A31])*8" office:value-type="float" office:value="-15.752">
            <text:p>-15.752</text:p>
          </table:table-cell>
          <table:table-cell table:formula="of:=[.E32]*8^(1/4)" office:value-type="float" office:value="1.68179283050743">
            <text:p>1.6817928305</text:p>
          </table:table-cell>
          <table:table-cell/>
          <table:table-cell office:value-type="float" office:value="0.3">
            <text:p>0.3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M32]*10" office:value-type="float" office:value="0">
            <text:p>0</text:p>
          </table:table-cell>
          <table:table-cell table:formula="of:=([.K32]-2.269)*16" office:value-type="float" office:value="-31.504">
            <text:p>-31.504</text:p>
          </table:table-cell>
          <table:table-cell table:formula="of:=[.L32]*16^(1/4)" office:value-type="float" office:value="1.999998">
            <text:p>1.999998</text:p>
          </table:table-cell>
          <table:table-cell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2]-2.269)*32" office:value-type="float" office:value="-63.008">
            <text:p>-63.008</text:p>
          </table:table-cell>
          <table:table-cell table:formula="of:=[.S32]*32^(1/4)" office:value-type="float" office:value="2.37841423000544">
            <text:p>2.37841423</text:p>
          </table:table-cell>
          <table:table-cell/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2]*10" office:value-type="float" office:value="0">
            <text:p>0</text:p>
          </table:table-cell>
          <table:table-cell table:formula="of:=([.Y32]-2.269)*64" office:value-type="float" office:value="-126.016">
            <text:p>-126.016</text:p>
          </table:table-cell>
          <table:table-cell table:formula="of:=[.Z32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2]+0.01" office:value-type="float" office:value="0.305">
            <text:p>0.305</text:p>
          </table:table-cell>
          <table:table-cell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3]*50" office:value-type="float" office:value="0">
            <text:p>0</text:p>
          </table:table-cell>
          <table:table-cell table:formula="of:=([.D33]-[.A32])*8" office:value-type="float" office:value="-15.672">
            <text:p>-15.672</text:p>
          </table:table-cell>
          <table:table-cell table:formula="of:=[.E33]*8^(1/4)" office:value-type="float" office:value="1.68179283050743">
            <text:p>1.6817928305</text:p>
          </table:table-cell>
          <table:table-cell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3]*10" office:value-type="float" office:value="0">
            <text:p>0</text:p>
          </table:table-cell>
          <table:table-cell table:formula="of:=([.K33]-2.269)*16" office:value-type="float" office:value="-31.344">
            <text:p>-31.344</text:p>
          </table:table-cell>
          <table:table-cell table:formula="of:=[.L33]*16^(1/4)" office:value-type="float" office:value="2">
            <text:p>2</text:p>
          </table:table-cell>
          <table:table-cell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3]-2.269)*32" office:value-type="float" office:value="-62.688">
            <text:p>-62.688</text:p>
          </table:table-cell>
          <table:table-cell table:formula="of:=[.S33]*32^(1/4)" office:value-type="float" office:value="2.37841423000544">
            <text:p>2.37841423</text:p>
          </table:table-cell>
          <table:table-cell/>
          <table:table-cell office:value-type="float" office:value="0.31">
            <text:p>0.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3]*10" office:value-type="float" office:value="0">
            <text:p>0</text:p>
          </table:table-cell>
          <table:table-cell table:formula="of:=([.Y33]-2.269)*64" office:value-type="float" office:value="-125.376">
            <text:p>-125.376</text:p>
          </table:table-cell>
          <table:table-cell table:formula="of:=[.Z33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3]+0.01" office:value-type="float" office:value="0.315">
            <text:p>0.315</text:p>
          </table:table-cell>
          <table:table-cell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4]*50" office:value-type="float" office:value="0">
            <text:p>0</text:p>
          </table:table-cell>
          <table:table-cell table:formula="of:=([.D34]-[.A33])*8" office:value-type="float" office:value="-15.592">
            <text:p>-15.592</text:p>
          </table:table-cell>
          <table:table-cell table:formula="of:=[.E34]*8^(1/4)" office:value-type="float" office:value="1.68179283050743">
            <text:p>1.6817928305</text:p>
          </table:table-cell>
          <table:table-cell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4]*10" office:value-type="float" office:value="0">
            <text:p>0</text:p>
          </table:table-cell>
          <table:table-cell table:formula="of:=([.K34]-2.269)*16" office:value-type="float" office:value="-31.184">
            <text:p>-31.184</text:p>
          </table:table-cell>
          <table:table-cell table:formula="of:=[.L34]*16^(1/4)" office:value-type="float" office:value="2">
            <text:p>2</text:p>
          </table:table-cell>
          <table:table-cell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4]-2.269)*32" office:value-type="float" office:value="-62.368">
            <text:p>-62.368</text:p>
          </table:table-cell>
          <table:table-cell table:formula="of:=[.S34]*32^(1/4)" office:value-type="float" office:value="2.37841423000544">
            <text:p>2.37841423</text:p>
          </table:table-cell>
          <table:table-cell/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4]*10" office:value-type="float" office:value="0">
            <text:p>0</text:p>
          </table:table-cell>
          <table:table-cell table:formula="of:=([.Y34]-2.269)*64" office:value-type="float" office:value="-124.736">
            <text:p>-124.736</text:p>
          </table:table-cell>
          <table:table-cell table:formula="of:=[.Z34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4]+0.01" office:value-type="float" office:value="0.325">
            <text:p>0.325</text:p>
          </table:table-cell>
          <table:table-cell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5]*50" office:value-type="float" office:value="0">
            <text:p>0</text:p>
          </table:table-cell>
          <table:table-cell table:formula="of:=([.D35]-[.A34])*8" office:value-type="float" office:value="-15.512">
            <text:p>-15.512</text:p>
          </table:table-cell>
          <table:table-cell table:formula="of:=[.E35]*8^(1/4)" office:value-type="float" office:value="1.68179283050743">
            <text:p>1.6817928305</text:p>
          </table:table-cell>
          <table:table-cell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5]*10" office:value-type="float" office:value="0">
            <text:p>0</text:p>
          </table:table-cell>
          <table:table-cell table:formula="of:=([.K35]-2.269)*16" office:value-type="float" office:value="-31.024">
            <text:p>-31.024</text:p>
          </table:table-cell>
          <table:table-cell table:formula="of:=[.L35]*16^(1/4)" office:value-type="float" office:value="2">
            <text:p>2</text:p>
          </table:table-cell>
          <table:table-cell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5]-2.269)*32" office:value-type="float" office:value="-62.048">
            <text:p>-62.048</text:p>
          </table:table-cell>
          <table:table-cell table:formula="of:=[.S35]*32^(1/4)" office:value-type="float" office:value="2.37841423000544">
            <text:p>2.37841423</text:p>
          </table:table-cell>
          <table:table-cell/>
          <table:table-cell office:value-type="float" office:value="0.33">
            <text:p>0.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5]*10" office:value-type="float" office:value="0">
            <text:p>0</text:p>
          </table:table-cell>
          <table:table-cell table:formula="of:=([.Y35]-2.269)*64" office:value-type="float" office:value="-124.096">
            <text:p>-124.096</text:p>
          </table:table-cell>
          <table:table-cell table:formula="of:=[.Z35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5]+0.01" office:value-type="float" office:value="0.335">
            <text:p>0.335</text:p>
          </table:table-cell>
          <table:table-cell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6]*50" office:value-type="float" office:value="0">
            <text:p>0</text:p>
          </table:table-cell>
          <table:table-cell table:formula="of:=([.D36]-[.A35])*8" office:value-type="float" office:value="-15.432">
            <text:p>-15.432</text:p>
          </table:table-cell>
          <table:table-cell table:formula="of:=[.E36]*8^(1/4)" office:value-type="float" office:value="1.68179283050743">
            <text:p>1.6817928305</text:p>
          </table:table-cell>
          <table:table-cell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6]*10" office:value-type="float" office:value="0">
            <text:p>0</text:p>
          </table:table-cell>
          <table:table-cell table:formula="of:=([.K36]-2.269)*16" office:value-type="float" office:value="-30.864">
            <text:p>-30.864</text:p>
          </table:table-cell>
          <table:table-cell table:formula="of:=[.L36]*16^(1/4)" office:value-type="float" office:value="2">
            <text:p>2</text:p>
          </table:table-cell>
          <table:table-cell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6]-2.269)*32" office:value-type="float" office:value="-61.728">
            <text:p>-61.728</text:p>
          </table:table-cell>
          <table:table-cell table:formula="of:=[.S36]*32^(1/4)" office:value-type="float" office:value="2.37841423000544">
            <text:p>2.37841423</text:p>
          </table:table-cell>
          <table:table-cell/>
          <table:table-cell office:value-type="float" office:value="0.34">
            <text:p>0.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6]*10" office:value-type="float" office:value="0">
            <text:p>0</text:p>
          </table:table-cell>
          <table:table-cell table:formula="of:=([.Y36]-2.269)*64" office:value-type="float" office:value="-123.456">
            <text:p>-123.456</text:p>
          </table:table-cell>
          <table:table-cell table:formula="of:=[.Z36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6]+0.01" office:value-type="float" office:value="0.345">
            <text:p>0.345</text:p>
          </table:table-cell>
          <table:table-cell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7]*50" office:value-type="float" office:value="0">
            <text:p>0</text:p>
          </table:table-cell>
          <table:table-cell table:formula="of:=([.D37]-[.A36])*8" office:value-type="float" office:value="-15.352">
            <text:p>-15.352</text:p>
          </table:table-cell>
          <table:table-cell table:formula="of:=[.E37]*8^(1/4)" office:value-type="float" office:value="1.68179283050743">
            <text:p>1.6817928305</text:p>
          </table:table-cell>
          <table:table-cell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7]*10" office:value-type="float" office:value="0">
            <text:p>0</text:p>
          </table:table-cell>
          <table:table-cell table:formula="of:=([.K37]-2.269)*16" office:value-type="float" office:value="-30.704">
            <text:p>-30.704</text:p>
          </table:table-cell>
          <table:table-cell table:formula="of:=[.L37]*16^(1/4)" office:value-type="float" office:value="2">
            <text:p>2</text:p>
          </table:table-cell>
          <table:table-cell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7]-2.269)*32" office:value-type="float" office:value="-61.408">
            <text:p>-61.408</text:p>
          </table:table-cell>
          <table:table-cell table:formula="of:=[.S37]*32^(1/4)" office:value-type="float" office:value="2.37841423000544">
            <text:p>2.37841423</text:p>
          </table:table-cell>
          <table:table-cell/>
          <table:table-cell office:value-type="float" office:value="0.35">
            <text:p>0.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7]*10" office:value-type="float" office:value="0">
            <text:p>0</text:p>
          </table:table-cell>
          <table:table-cell table:formula="of:=([.Y37]-2.269)*64" office:value-type="float" office:value="-122.816">
            <text:p>-122.816</text:p>
          </table:table-cell>
          <table:table-cell table:formula="of:=[.Z37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7]+0.01" office:value-type="float" office:value="0.355">
            <text:p>0.355</text:p>
          </table:table-cell>
          <table:table-cell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8]*50" office:value-type="float" office:value="0">
            <text:p>0</text:p>
          </table:table-cell>
          <table:table-cell table:formula="of:=([.D38]-[.A37])*8" office:value-type="float" office:value="-15.272">
            <text:p>-15.272</text:p>
          </table:table-cell>
          <table:table-cell table:formula="of:=[.E38]*8^(1/4)" office:value-type="float" office:value="1.68179283050743">
            <text:p>1.6817928305</text:p>
          </table:table-cell>
          <table:table-cell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8]*10" office:value-type="float" office:value="0">
            <text:p>0</text:p>
          </table:table-cell>
          <table:table-cell table:formula="of:=([.K38]-2.269)*16" office:value-type="float" office:value="-30.544">
            <text:p>-30.544</text:p>
          </table:table-cell>
          <table:table-cell table:formula="of:=[.L38]*16^(1/4)" office:value-type="float" office:value="2">
            <text:p>2</text:p>
          </table:table-cell>
          <table:table-cell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8]-2.269)*32" office:value-type="float" office:value="-61.088">
            <text:p>-61.088</text:p>
          </table:table-cell>
          <table:table-cell table:formula="of:=[.S38]*32^(1/4)" office:value-type="float" office:value="2.37841423000544">
            <text:p>2.37841423</text:p>
          </table:table-cell>
          <table:table-cell/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8]*10" office:value-type="float" office:value="0">
            <text:p>0</text:p>
          </table:table-cell>
          <table:table-cell table:formula="of:=([.Y38]-2.269)*64" office:value-type="float" office:value="-122.176">
            <text:p>-122.176</text:p>
          </table:table-cell>
          <table:table-cell table:formula="of:=[.Z38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8]+0.01" office:value-type="float" office:value="0.365">
            <text:p>0.365</text:p>
          </table:table-cell>
          <table:table-cell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39]*50" office:value-type="float" office:value="0">
            <text:p>0</text:p>
          </table:table-cell>
          <table:table-cell table:formula="of:=([.D39]-[.A38])*8" office:value-type="float" office:value="-15.192">
            <text:p>-15.192</text:p>
          </table:table-cell>
          <table:table-cell table:formula="of:=[.E39]*8^(1/4)" office:value-type="float" office:value="1.68179283050743">
            <text:p>1.6817928305</text:p>
          </table:table-cell>
          <table:table-cell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39]*10" office:value-type="float" office:value="0">
            <text:p>0</text:p>
          </table:table-cell>
          <table:table-cell table:formula="of:=([.K39]-2.269)*16" office:value-type="float" office:value="-30.384">
            <text:p>-30.384</text:p>
          </table:table-cell>
          <table:table-cell table:formula="of:=[.L39]*16^(1/4)" office:value-type="float" office:value="2">
            <text:p>2</text:p>
          </table:table-cell>
          <table:table-cell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39]-2.269)*32" office:value-type="float" office:value="-60.768">
            <text:p>-60.768</text:p>
          </table:table-cell>
          <table:table-cell table:formula="of:=[.S39]*32^(1/4)" office:value-type="float" office:value="2.37841423000544">
            <text:p>2.37841423</text:p>
          </table:table-cell>
          <table:table-cell/>
          <table:table-cell office:value-type="float" office:value="0.37">
            <text:p>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39]*10" office:value-type="float" office:value="0">
            <text:p>0</text:p>
          </table:table-cell>
          <table:table-cell table:formula="of:=([.Y39]-2.269)*64" office:value-type="float" office:value="-121.536">
            <text:p>-121.536</text:p>
          </table:table-cell>
          <table:table-cell table:formula="of:=[.Z39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39]+0.01" office:value-type="float" office:value="0.375">
            <text:p>0.375</text:p>
          </table:table-cell>
          <table:table-cell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0]*50" office:value-type="float" office:value="0">
            <text:p>0</text:p>
          </table:table-cell>
          <table:table-cell table:formula="of:=([.D40]-[.A39])*8" office:value-type="float" office:value="-15.112">
            <text:p>-15.112</text:p>
          </table:table-cell>
          <table:table-cell table:formula="of:=[.E40]*8^(1/4)" office:value-type="float" office:value="1.68179283050743">
            <text:p>1.6817928305</text:p>
          </table:table-cell>
          <table:table-cell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0]*10" office:value-type="float" office:value="0">
            <text:p>0</text:p>
          </table:table-cell>
          <table:table-cell table:formula="of:=([.K40]-2.269)*16" office:value-type="float" office:value="-30.224">
            <text:p>-30.224</text:p>
          </table:table-cell>
          <table:table-cell table:formula="of:=[.L40]*16^(1/4)" office:value-type="float" office:value="2">
            <text:p>2</text:p>
          </table:table-cell>
          <table:table-cell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0]-2.269)*32" office:value-type="float" office:value="-60.448">
            <text:p>-60.448</text:p>
          </table:table-cell>
          <table:table-cell table:formula="of:=[.S40]*32^(1/4)" office:value-type="float" office:value="2.37841423000544">
            <text:p>2.37841423</text:p>
          </table:table-cell>
          <table:table-cell/>
          <table:table-cell office:value-type="float" office:value="0.38">
            <text:p>0.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0]*10" office:value-type="float" office:value="0">
            <text:p>0</text:p>
          </table:table-cell>
          <table:table-cell table:formula="of:=([.Y40]-2.269)*64" office:value-type="float" office:value="-120.896">
            <text:p>-120.896</text:p>
          </table:table-cell>
          <table:table-cell table:formula="of:=[.Z40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0]+0.01" office:value-type="float" office:value="0.385">
            <text:p>0.385</text:p>
          </table:table-cell>
          <table:table-cell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1]*50" office:value-type="float" office:value="0">
            <text:p>0</text:p>
          </table:table-cell>
          <table:table-cell table:formula="of:=([.D41]-[.A40])*8" office:value-type="float" office:value="-15.032">
            <text:p>-15.032</text:p>
          </table:table-cell>
          <table:table-cell table:formula="of:=[.E41]*8^(1/4)" office:value-type="float" office:value="1.68179283050743">
            <text:p>1.6817928305</text:p>
          </table:table-cell>
          <table:table-cell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1]*10" office:value-type="float" office:value="0">
            <text:p>0</text:p>
          </table:table-cell>
          <table:table-cell table:formula="of:=([.K41]-2.269)*16" office:value-type="float" office:value="-30.064">
            <text:p>-30.064</text:p>
          </table:table-cell>
          <table:table-cell table:formula="of:=[.L41]*16^(1/4)" office:value-type="float" office:value="2">
            <text:p>2</text:p>
          </table:table-cell>
          <table:table-cell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1]-2.269)*32" office:value-type="float" office:value="-60.128">
            <text:p>-60.128</text:p>
          </table:table-cell>
          <table:table-cell table:formula="of:=[.S41]*32^(1/4)" office:value-type="float" office:value="2.37841423000544">
            <text:p>2.37841423</text:p>
          </table:table-cell>
          <table:table-cell/>
          <table:table-cell office:value-type="float" office:value="0.39">
            <text:p>0.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1]*10" office:value-type="float" office:value="0">
            <text:p>0</text:p>
          </table:table-cell>
          <table:table-cell table:formula="of:=([.Y41]-2.269)*64" office:value-type="float" office:value="-120.256">
            <text:p>-120.256</text:p>
          </table:table-cell>
          <table:table-cell table:formula="of:=[.Z41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1]+0.01" office:value-type="float" office:value="0.395">
            <text:p>0.395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2]*50" office:value-type="float" office:value="0">
            <text:p>0</text:p>
          </table:table-cell>
          <table:table-cell table:formula="of:=([.D42]-[.A41])*8" office:value-type="float" office:value="-14.952">
            <text:p>-14.952</text:p>
          </table:table-cell>
          <table:table-cell table:formula="of:=[.E42]*8^(1/4)" office:value-type="float" office:value="1.68179283050743">
            <text:p>1.6817928305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2]*10" office:value-type="float" office:value="0">
            <text:p>0</text:p>
          </table:table-cell>
          <table:table-cell table:formula="of:=([.K42]-2.269)*16" office:value-type="float" office:value="-29.904">
            <text:p>-29.904</text:p>
          </table:table-cell>
          <table:table-cell table:formula="of:=[.L42]*16^(1/4)" office:value-type="float" office:value="2">
            <text:p>2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2]-2.269)*32" office:value-type="float" office:value="-59.808">
            <text:p>-59.808</text:p>
          </table:table-cell>
          <table:table-cell table:formula="of:=[.S42]*32^(1/4)" office:value-type="float" office:value="2.37841423000544">
            <text:p>2.37841423</text:p>
          </table:table-cell>
          <table:table-cell/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2]*10" office:value-type="float" office:value="0">
            <text:p>0</text:p>
          </table:table-cell>
          <table:table-cell table:formula="of:=([.Y42]-2.269)*64" office:value-type="float" office:value="-119.616">
            <text:p>-119.616</text:p>
          </table:table-cell>
          <table:table-cell table:formula="of:=[.Z42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2]+0.01" office:value-type="float" office:value="0.405">
            <text:p>0.405</text:p>
          </table:table-cell>
          <table:table-cell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3]*50" office:value-type="float" office:value="0">
            <text:p>0</text:p>
          </table:table-cell>
          <table:table-cell table:formula="of:=([.D43]-[.A42])*8" office:value-type="float" office:value="-14.872">
            <text:p>-14.872</text:p>
          </table:table-cell>
          <table:table-cell table:formula="of:=[.E43]*8^(1/4)" office:value-type="float" office:value="1.68179283050743">
            <text:p>1.6817928305</text:p>
          </table:table-cell>
          <table:table-cell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3]*10" office:value-type="float" office:value="0">
            <text:p>0</text:p>
          </table:table-cell>
          <table:table-cell table:formula="of:=([.K43]-2.269)*16" office:value-type="float" office:value="-29.744">
            <text:p>-29.744</text:p>
          </table:table-cell>
          <table:table-cell table:formula="of:=[.L43]*16^(1/4)" office:value-type="float" office:value="2">
            <text:p>2</text:p>
          </table:table-cell>
          <table:table-cell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3]-2.269)*32" office:value-type="float" office:value="-59.488">
            <text:p>-59.488</text:p>
          </table:table-cell>
          <table:table-cell table:formula="of:=[.S43]*32^(1/4)" office:value-type="float" office:value="2.37841423000544">
            <text:p>2.37841423</text:p>
          </table:table-cell>
          <table:table-cell/>
          <table:table-cell office:value-type="float" office:value="0.41">
            <text:p>0.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3]*10" office:value-type="float" office:value="0">
            <text:p>0</text:p>
          </table:table-cell>
          <table:table-cell table:formula="of:=([.Y43]-2.269)*64" office:value-type="float" office:value="-118.976">
            <text:p>-118.976</text:p>
          </table:table-cell>
          <table:table-cell table:formula="of:=[.Z43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3]+0.01" office:value-type="float" office:value="0.415">
            <text:p>0.415</text:p>
          </table:table-cell>
          <table:table-cell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4]*50" office:value-type="float" office:value="0">
            <text:p>0</text:p>
          </table:table-cell>
          <table:table-cell table:formula="of:=([.D44]-[.A43])*8" office:value-type="float" office:value="-14.792">
            <text:p>-14.792</text:p>
          </table:table-cell>
          <table:table-cell table:formula="of:=[.E44]*8^(1/4)" office:value-type="float" office:value="1.68179283050743">
            <text:p>1.6817928305</text:p>
          </table:table-cell>
          <table:table-cell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4]*10" office:value-type="float" office:value="0">
            <text:p>0</text:p>
          </table:table-cell>
          <table:table-cell table:formula="of:=([.K44]-2.269)*16" office:value-type="float" office:value="-29.584">
            <text:p>-29.584</text:p>
          </table:table-cell>
          <table:table-cell table:formula="of:=[.L44]*16^(1/4)" office:value-type="float" office:value="2">
            <text:p>2</text:p>
          </table:table-cell>
          <table:table-cell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4]-2.269)*32" office:value-type="float" office:value="-59.168">
            <text:p>-59.168</text:p>
          </table:table-cell>
          <table:table-cell table:formula="of:=[.S44]*32^(1/4)" office:value-type="float" office:value="2.37841423000544">
            <text:p>2.37841423</text:p>
          </table:table-cell>
          <table:table-cell/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4]*10" office:value-type="float" office:value="0">
            <text:p>0</text:p>
          </table:table-cell>
          <table:table-cell table:formula="of:=([.Y44]-2.269)*64" office:value-type="float" office:value="-118.336">
            <text:p>-118.336</text:p>
          </table:table-cell>
          <table:table-cell table:formula="of:=[.Z44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4]+0.01" office:value-type="float" office:value="0.425">
            <text:p>0.425</text:p>
          </table:table-cell>
          <table:table-cell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5]*50" office:value-type="float" office:value="0">
            <text:p>0</text:p>
          </table:table-cell>
          <table:table-cell table:formula="of:=([.D45]-[.A44])*8" office:value-type="float" office:value="-14.712">
            <text:p>-14.712</text:p>
          </table:table-cell>
          <table:table-cell table:formula="of:=[.E45]*8^(1/4)" office:value-type="float" office:value="1.68179283050743">
            <text:p>1.6817928305</text:p>
          </table:table-cell>
          <table:table-cell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5]*10" office:value-type="float" office:value="0">
            <text:p>0</text:p>
          </table:table-cell>
          <table:table-cell table:formula="of:=([.K45]-2.269)*16" office:value-type="float" office:value="-29.424">
            <text:p>-29.424</text:p>
          </table:table-cell>
          <table:table-cell table:formula="of:=[.L45]*16^(1/4)" office:value-type="float" office:value="2">
            <text:p>2</text:p>
          </table:table-cell>
          <table:table-cell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5]-2.269)*32" office:value-type="float" office:value="-58.848">
            <text:p>-58.848</text:p>
          </table:table-cell>
          <table:table-cell table:formula="of:=[.S45]*32^(1/4)" office:value-type="float" office:value="2.37841423000544">
            <text:p>2.37841423</text:p>
          </table:table-cell>
          <table:table-cell/>
          <table:table-cell office:value-type="float" office:value="0.43">
            <text:p>0.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5]*10" office:value-type="float" office:value="0">
            <text:p>0</text:p>
          </table:table-cell>
          <table:table-cell table:formula="of:=([.Y45]-2.269)*64" office:value-type="float" office:value="-117.696">
            <text:p>-117.696</text:p>
          </table:table-cell>
          <table:table-cell table:formula="of:=[.Z45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5]+0.01" office:value-type="float" office:value="0.435">
            <text:p>0.435</text:p>
          </table:table-cell>
          <table:table-cell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6]*50" office:value-type="float" office:value="0">
            <text:p>0</text:p>
          </table:table-cell>
          <table:table-cell table:formula="of:=([.D46]-[.A45])*8" office:value-type="float" office:value="-14.632">
            <text:p>-14.632</text:p>
          </table:table-cell>
          <table:table-cell table:formula="of:=[.E46]*8^(1/4)" office:value-type="float" office:value="1.68179283050743">
            <text:p>1.6817928305</text:p>
          </table:table-cell>
          <table:table-cell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6]*10" office:value-type="float" office:value="0">
            <text:p>0</text:p>
          </table:table-cell>
          <table:table-cell table:formula="of:=([.K46]-2.269)*16" office:value-type="float" office:value="-29.264">
            <text:p>-29.264</text:p>
          </table:table-cell>
          <table:table-cell table:formula="of:=[.L46]*16^(1/4)" office:value-type="float" office:value="2">
            <text:p>2</text:p>
          </table:table-cell>
          <table:table-cell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6]-2.269)*32" office:value-type="float" office:value="-58.528">
            <text:p>-58.528</text:p>
          </table:table-cell>
          <table:table-cell table:formula="of:=[.S46]*32^(1/4)" office:value-type="float" office:value="2.37841423000544">
            <text:p>2.37841423</text:p>
          </table:table-cell>
          <table:table-cell/>
          <table:table-cell office:value-type="float" office:value="0.44">
            <text:p>0.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6]*10" office:value-type="float" office:value="0">
            <text:p>0</text:p>
          </table:table-cell>
          <table:table-cell table:formula="of:=([.Y46]-2.269)*64" office:value-type="float" office:value="-117.056">
            <text:p>-117.056</text:p>
          </table:table-cell>
          <table:table-cell table:formula="of:=[.Z46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6]+0.01" office:value-type="float" office:value="0.445">
            <text:p>0.445</text:p>
          </table:table-cell>
          <table:table-cell/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7]*50" office:value-type="float" office:value="0">
            <text:p>0</text:p>
          </table:table-cell>
          <table:table-cell table:formula="of:=([.D47]-[.A46])*8" office:value-type="float" office:value="-14.552">
            <text:p>-14.552</text:p>
          </table:table-cell>
          <table:table-cell table:formula="of:=[.E47]*8^(1/4)" office:value-type="float" office:value="1.68179283050743">
            <text:p>1.6817928305</text:p>
          </table:table-cell>
          <table:table-cell/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7]*10" office:value-type="float" office:value="0">
            <text:p>0</text:p>
          </table:table-cell>
          <table:table-cell table:formula="of:=([.K47]-2.269)*16" office:value-type="float" office:value="-29.104">
            <text:p>-29.104</text:p>
          </table:table-cell>
          <table:table-cell table:formula="of:=[.L47]*16^(1/4)" office:value-type="float" office:value="2">
            <text:p>2</text:p>
          </table:table-cell>
          <table:table-cell/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7]-2.269)*32" office:value-type="float" office:value="-58.208">
            <text:p>-58.208</text:p>
          </table:table-cell>
          <table:table-cell table:formula="of:=[.S47]*32^(1/4)" office:value-type="float" office:value="2.37841423000544">
            <text:p>2.37841423</text:p>
          </table:table-cell>
          <table:table-cell/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7]*10" office:value-type="float" office:value="0">
            <text:p>0</text:p>
          </table:table-cell>
          <table:table-cell table:formula="of:=([.Y47]-2.269)*64" office:value-type="float" office:value="-116.416">
            <text:p>-116.416</text:p>
          </table:table-cell>
          <table:table-cell table:formula="of:=[.Z47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7]+0.01" office:value-type="float" office:value="0.455">
            <text:p>0.455</text:p>
          </table:table-cell>
          <table:table-cell/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8]*50" office:value-type="float" office:value="0">
            <text:p>0</text:p>
          </table:table-cell>
          <table:table-cell table:formula="of:=([.D48]-[.A47])*8" office:value-type="float" office:value="-14.472">
            <text:p>-14.472</text:p>
          </table:table-cell>
          <table:table-cell table:formula="of:=[.E48]*8^(1/4)" office:value-type="float" office:value="1.68179283050743">
            <text:p>1.6817928305</text:p>
          </table:table-cell>
          <table:table-cell/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8]*10" office:value-type="float" office:value="0">
            <text:p>0</text:p>
          </table:table-cell>
          <table:table-cell table:formula="of:=([.K48]-2.269)*16" office:value-type="float" office:value="-28.944">
            <text:p>-28.944</text:p>
          </table:table-cell>
          <table:table-cell table:formula="of:=[.L48]*16^(1/4)" office:value-type="float" office:value="2">
            <text:p>2</text:p>
          </table:table-cell>
          <table:table-cell/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8]-2.269)*32" office:value-type="float" office:value="-57.888">
            <text:p>-57.888</text:p>
          </table:table-cell>
          <table:table-cell table:formula="of:=[.S48]*32^(1/4)" office:value-type="float" office:value="2.37841423000544">
            <text:p>2.37841423</text:p>
          </table:table-cell>
          <table:table-cell/>
          <table:table-cell office:value-type="float" office:value="0.46">
            <text:p>0.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8]*10" office:value-type="float" office:value="0">
            <text:p>0</text:p>
          </table:table-cell>
          <table:table-cell table:formula="of:=([.Y48]-2.269)*64" office:value-type="float" office:value="-115.776">
            <text:p>-115.776</text:p>
          </table:table-cell>
          <table:table-cell table:formula="of:=[.Z48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8]+0.01" office:value-type="float" office:value="0.465">
            <text:p>0.465</text:p>
          </table:table-cell>
          <table:table-cell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49]*50" office:value-type="float" office:value="0">
            <text:p>0</text:p>
          </table:table-cell>
          <table:table-cell table:formula="of:=([.D49]-[.A48])*8" office:value-type="float" office:value="-14.392">
            <text:p>-14.392</text:p>
          </table:table-cell>
          <table:table-cell table:formula="of:=[.E49]*8^(1/4)" office:value-type="float" office:value="1.68179283050743">
            <text:p>1.6817928305</text:p>
          </table:table-cell>
          <table:table-cell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49]*10" office:value-type="float" office:value="0">
            <text:p>0</text:p>
          </table:table-cell>
          <table:table-cell table:formula="of:=([.K49]-2.269)*16" office:value-type="float" office:value="-28.784">
            <text:p>-28.784</text:p>
          </table:table-cell>
          <table:table-cell table:formula="of:=[.L49]*16^(1/4)" office:value-type="float" office:value="2">
            <text:p>2</text:p>
          </table:table-cell>
          <table:table-cell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49]-2.269)*32" office:value-type="float" office:value="-57.568">
            <text:p>-57.568</text:p>
          </table:table-cell>
          <table:table-cell table:formula="of:=[.S49]*32^(1/4)" office:value-type="float" office:value="2.37841423000544">
            <text:p>2.37841423</text:p>
          </table:table-cell>
          <table:table-cell/>
          <table:table-cell office:value-type="float" office:value="0.47">
            <text:p>0.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49]*10" office:value-type="float" office:value="0">
            <text:p>0</text:p>
          </table:table-cell>
          <table:table-cell table:formula="of:=([.Y49]-2.269)*64" office:value-type="float" office:value="-115.136">
            <text:p>-115.136</text:p>
          </table:table-cell>
          <table:table-cell table:formula="of:=[.Z49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49]+0.01" office:value-type="float" office:value="0.475">
            <text:p>0.475</text:p>
          </table:table-cell>
          <table:table-cell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0]*50" office:value-type="float" office:value="0">
            <text:p>0</text:p>
          </table:table-cell>
          <table:table-cell table:formula="of:=([.D50]-[.A49])*8" office:value-type="float" office:value="-14.312">
            <text:p>-14.312</text:p>
          </table:table-cell>
          <table:table-cell table:formula="of:=[.E50]*8^(1/4)" office:value-type="float" office:value="1.68179283050743">
            <text:p>1.6817928305</text:p>
          </table:table-cell>
          <table:table-cell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50]*10" office:value-type="float" office:value="0">
            <text:p>0</text:p>
          </table:table-cell>
          <table:table-cell table:formula="of:=([.K50]-2.269)*16" office:value-type="float" office:value="-28.624">
            <text:p>-28.624</text:p>
          </table:table-cell>
          <table:table-cell table:formula="of:=[.L50]*16^(1/4)" office:value-type="float" office:value="2">
            <text:p>2</text:p>
          </table:table-cell>
          <table:table-cell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50]-2.269)*32" office:value-type="float" office:value="-57.248">
            <text:p>-57.248</text:p>
          </table:table-cell>
          <table:table-cell table:formula="of:=[.S50]*32^(1/4)" office:value-type="float" office:value="2.37841423000544">
            <text:p>2.37841423</text:p>
          </table:table-cell>
          <table:table-cell/>
          <table:table-cell office:value-type="float" office:value="0.48">
            <text:p>0.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50]*10" office:value-type="float" office:value="0">
            <text:p>0</text:p>
          </table:table-cell>
          <table:table-cell table:formula="of:=([.Y50]-2.269)*64" office:value-type="float" office:value="-114.496">
            <text:p>-114.496</text:p>
          </table:table-cell>
          <table:table-cell table:formula="of:=[.Z50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0]+0.01" office:value-type="float" office:value="0.485">
            <text:p>0.485</text:p>
          </table:table-cell>
          <table:table-cell/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1]*50" office:value-type="float" office:value="0">
            <text:p>0</text:p>
          </table:table-cell>
          <table:table-cell table:formula="of:=([.D51]-[.A50])*8" office:value-type="float" office:value="-14.232">
            <text:p>-14.232</text:p>
          </table:table-cell>
          <table:table-cell table:formula="of:=[.E51]*8^(1/4)" office:value-type="float" office:value="1.68179283050743">
            <text:p>1.6817928305</text:p>
          </table:table-cell>
          <table:table-cell/>
          <table:table-cell office:value-type="float" office:value="0.49">
            <text:p>0.49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M51]*10" office:value-type="float" office:value="0">
            <text:p>0</text:p>
          </table:table-cell>
          <table:table-cell table:formula="of:=([.K51]-2.269)*16" office:value-type="float" office:value="-28.464">
            <text:p>-28.464</text:p>
          </table:table-cell>
          <table:table-cell table:formula="of:=[.L51]*16^(1/4)" office:value-type="float" office:value="1.999998">
            <text:p>1.999998</text:p>
          </table:table-cell>
          <table:table-cell/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51]-2.269)*32" office:value-type="float" office:value="-56.928">
            <text:p>-56.928</text:p>
          </table:table-cell>
          <table:table-cell table:formula="of:=[.S51]*32^(1/4)" office:value-type="float" office:value="2.37841423000544">
            <text:p>2.37841423</text:p>
          </table:table-cell>
          <table:table-cell/>
          <table:table-cell office:value-type="float" office:value="0.49">
            <text:p>0.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51]*10" office:value-type="float" office:value="0">
            <text:p>0</text:p>
          </table:table-cell>
          <table:table-cell table:formula="of:=([.Y51]-2.269)*64" office:value-type="float" office:value="-113.856">
            <text:p>-113.856</text:p>
          </table:table-cell>
          <table:table-cell table:formula="of:=[.Z51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1]+0.01" office:value-type="float" office:value="0.495">
            <text:p>0.495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2]*50" office:value-type="float" office:value="0">
            <text:p>0</text:p>
          </table:table-cell>
          <table:table-cell table:formula="of:=([.D52]-[.A51])*8" office:value-type="float" office:value="-14.152">
            <text:p>-14.152</text:p>
          </table:table-cell>
          <table:table-cell table:formula="of:=[.E52]*8^(1/4)" office:value-type="float" office:value="1.68179283050743">
            <text:p>1.6817928305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52]*10" office:value-type="float" office:value="0">
            <text:p>0</text:p>
          </table:table-cell>
          <table:table-cell table:formula="of:=([.K52]-2.269)*16" office:value-type="float" office:value="-28.304">
            <text:p>-28.304</text:p>
          </table:table-cell>
          <table:table-cell table:formula="of:=[.L52]*16^(1/4)"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([.R52]-2.269)*32" office:value-type="float" office:value="-56.608">
            <text:p>-56.608</text:p>
          </table:table-cell>
          <table:table-cell table:formula="of:=[.S52]*32^(1/4)" office:value-type="float" office:value="2.37841423000544">
            <text:p>2.37841423</text:p>
          </table:table-cell>
          <table:table-cell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A52]*10" office:value-type="float" office:value="0">
            <text:p>0</text:p>
          </table:table-cell>
          <table:table-cell table:formula="of:=([.Y52]-2.269)*64" office:value-type="float" office:value="-113.216">
            <text:p>-113.216</text:p>
          </table:table-cell>
          <table:table-cell table:formula="of:=[.Z52]*64^(1/4)" office:value-type="float" office:value="2.82842712474619">
            <text:p>2.82842712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2]+0.01" office:value-type="float" office:value="0.505">
            <text:p>0.505</text:p>
          </table:table-cell>
          <table:table-cell/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3]*50" office:value-type="float" office:value="0">
            <text:p>0</text:p>
          </table:table-cell>
          <table:table-cell table:formula="of:=([.D53]-[.A52])*8" office:value-type="float" office:value="-14.072">
            <text:p>-14.072</text:p>
          </table:table-cell>
          <table:table-cell table:formula="of:=[.E53]*8^(1/4)" office:value-type="float" office:value="1.68179283050743">
            <text:p>1.6817928305</text:p>
          </table:table-cell>
          <table:table-cell/>
          <table:table-cell office:value-type="float" office:value="0.51">
            <text:p>0.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M53]*10" office:value-type="float" office:value="0">
            <text:p>0</text:p>
          </table:table-cell>
          <table:table-cell table:formula="of:=([.K53]-2.269)*16" office:value-type="float" office:value="-28.144">
            <text:p>-28.144</text:p>
          </table:table-cell>
          <table:table-cell table:formula="of:=[.L53]*16^(1/4)" office:value-type="float" office:value="2">
            <text:p>2</text:p>
          </table:table-cell>
          <table:table-cell/>
          <table:table-cell office:value-type="float" office:value="0.51">
            <text:p>0.51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table:formula="of:=([.R53]-2.269)*32" office:value-type="float" office:value="-56.288">
            <text:p>-56.288</text:p>
          </table:table-cell>
          <table:table-cell table:formula="of:=[.S53]*32^(1/4)" office:value-type="float" office:value="2.37841185159121">
            <text:p>2.3784118516</text:p>
          </table:table-cell>
          <table:table-cell/>
          <table:table-cell office:value-type="float" office:value="0.51">
            <text:p>0.51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AA53]*10" office:value-type="float" office:value="0">
            <text:p>0</text:p>
          </table:table-cell>
          <table:table-cell table:formula="of:=([.Y53]-2.269)*64" office:value-type="float" office:value="-112.576">
            <text:p>-112.576</text:p>
          </table:table-cell>
          <table:table-cell table:formula="of:=[.Z53]*64^(1/4)" office:value-type="float" office:value="2.82842429631907">
            <text:p>2.828424296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3]+0.01" office:value-type="float" office:value="0.515">
            <text:p>0.515</text:p>
          </table:table-cell>
          <table:table-cell/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4]*50" office:value-type="float" office:value="0">
            <text:p>0</text:p>
          </table:table-cell>
          <table:table-cell table:formula="of:=([.D54]-[.A53])*8" office:value-type="float" office:value="-13.992">
            <text:p>-13.992</text:p>
          </table:table-cell>
          <table:table-cell table:formula="of:=[.E54]*8^(1/4)" office:value-type="float" office:value="1.68179283050743">
            <text:p>1.6817928305</text:p>
          </table:table-cell>
          <table:table-cell/>
          <table:table-cell office:value-type="float" office:value="0.52">
            <text:p>0.52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M54]*10" office:value-type="float" office:value="0">
            <text:p>0</text:p>
          </table:table-cell>
          <table:table-cell table:formula="of:=([.K54]-2.269)*16" office:value-type="float" office:value="-27.984">
            <text:p>-27.984</text:p>
          </table:table-cell>
          <table:table-cell table:formula="of:=[.L54]*16^(1/4)" office:value-type="float" office:value="1.999998">
            <text:p>1.999998</text:p>
          </table:table-cell>
          <table:table-cell/>
          <table:table-cell office:value-type="float" office:value="0.52">
            <text:p>0.52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table:formula="of:=([.R54]-2.269)*32" office:value-type="float" office:value="-55.968">
            <text:p>-55.968</text:p>
          </table:table-cell>
          <table:table-cell table:formula="of:=[.S54]*32^(1/4)" office:value-type="float" office:value="2.37841185159121">
            <text:p>2.3784118516</text:p>
          </table:table-cell>
          <table:table-cell/>
          <table:table-cell office:value-type="float" office:value="0.52">
            <text:p>0.52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AA54]*10" office:value-type="float" office:value="0">
            <text:p>0</text:p>
          </table:table-cell>
          <table:table-cell table:formula="of:=([.Y54]-2.269)*64" office:value-type="float" office:value="-111.936">
            <text:p>-111.936</text:p>
          </table:table-cell>
          <table:table-cell table:formula="of:=[.Z54]*64^(1/4)" office:value-type="float" office:value="2.82842429631907">
            <text:p>2.828424296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4]+0.01" office:value-type="float" office:value="0.525">
            <text:p>0.525</text:p>
          </table:table-cell>
          <table:table-cell/>
          <table:table-cell office:value-type="float" office:value="0.53">
            <text:p>0.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5]*50" office:value-type="float" office:value="0">
            <text:p>0</text:p>
          </table:table-cell>
          <table:table-cell table:formula="of:=([.D55]-[.A54])*8" office:value-type="float" office:value="-13.912">
            <text:p>-13.912</text:p>
          </table:table-cell>
          <table:table-cell table:formula="of:=[.E55]*8^(1/4)" office:value-type="float" office:value="1.68179283050743">
            <text:p>1.6817928305</text:p>
          </table:table-cell>
          <table:table-cell/>
          <table:table-cell office:value-type="float" office:value="0.53">
            <text:p>0.53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M55]*10" office:value-type="float" office:value="0">
            <text:p>0</text:p>
          </table:table-cell>
          <table:table-cell table:formula="of:=([.K55]-2.269)*16" office:value-type="float" office:value="-27.824">
            <text:p>-27.824</text:p>
          </table:table-cell>
          <table:table-cell table:formula="of:=[.L55]*16^(1/4)" office:value-type="float" office:value="1.999998">
            <text:p>1.999998</text:p>
          </table:table-cell>
          <table:table-cell/>
          <table:table-cell office:value-type="float" office:value="0.53">
            <text:p>0.53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table:formula="of:=([.R55]-2.269)*32" office:value-type="float" office:value="-55.648">
            <text:p>-55.648</text:p>
          </table:table-cell>
          <table:table-cell table:formula="of:=[.S55]*32^(1/4)" office:value-type="float" office:value="2.37841185159121">
            <text:p>2.3784118516</text:p>
          </table:table-cell>
          <table:table-cell/>
          <table:table-cell office:value-type="float" office:value="0.53">
            <text:p>0.53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AA55]*10" office:value-type="float" office:value="0">
            <text:p>0</text:p>
          </table:table-cell>
          <table:table-cell table:formula="of:=([.Y55]-2.269)*64" office:value-type="float" office:value="-111.296">
            <text:p>-111.296</text:p>
          </table:table-cell>
          <table:table-cell table:formula="of:=[.Z55]*64^(1/4)" office:value-type="float" office:value="2.82842429631907">
            <text:p>2.828424296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5]+0.01" office:value-type="float" office:value="0.535">
            <text:p>0.535</text:p>
          </table:table-cell>
          <table:table-cell/>
          <table:table-cell office:value-type="float" office:value="0.54">
            <text:p>0.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6]*50" office:value-type="float" office:value="0">
            <text:p>0</text:p>
          </table:table-cell>
          <table:table-cell table:formula="of:=([.D56]-[.A55])*8" office:value-type="float" office:value="-13.832">
            <text:p>-13.832</text:p>
          </table:table-cell>
          <table:table-cell table:formula="of:=[.E56]*8^(1/4)" office:value-type="float" office:value="1.68179283050743">
            <text:p>1.6817928305</text:p>
          </table:table-cell>
          <table:table-cell/>
          <table:table-cell office:value-type="float" office:value="0.54">
            <text:p>0.54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M56]*10" office:value-type="float" office:value="0">
            <text:p>0</text:p>
          </table:table-cell>
          <table:table-cell table:formula="of:=([.K56]-2.269)*16" office:value-type="float" office:value="-27.664">
            <text:p>-27.664</text:p>
          </table:table-cell>
          <table:table-cell table:formula="of:=[.L56]*16^(1/4)" office:value-type="float" office:value="1.999998">
            <text:p>1.999998</text:p>
          </table:table-cell>
          <table:table-cell/>
          <table:table-cell office:value-type="float" office:value="0.54">
            <text:p>0.54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/>
          <table:table-cell table:formula="of:=([.R56]-2.269)*32" office:value-type="float" office:value="-55.328">
            <text:p>-55.328</text:p>
          </table:table-cell>
          <table:table-cell table:formula="of:=[.S56]*32^(1/4)" office:value-type="float" office:value="2.37841185159121">
            <text:p>2.3784118516</text:p>
          </table:table-cell>
          <table:table-cell/>
          <table:table-cell office:value-type="float" office:value="0.54">
            <text:p>0.54</text:p>
          </table:table-cell>
          <table:table-cell office:value-type="float" office:value="0.999999">
            <text:p>0.999999</text:p>
          </table:table-cell>
          <table:table-cell office:value-type="float" office:value="0">
            <text:p>0</text:p>
          </table:table-cell>
          <table:table-cell table:formula="of:=[.AA56]*10" office:value-type="float" office:value="0">
            <text:p>0</text:p>
          </table:table-cell>
          <table:table-cell table:formula="of:=([.Y56]-2.269)*64" office:value-type="float" office:value="-110.656">
            <text:p>-110.656</text:p>
          </table:table-cell>
          <table:table-cell table:formula="of:=[.Z56]*64^(1/4)" office:value-type="float" office:value="2.82842429631907">
            <text:p>2.828424296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6]+0.01" office:value-type="float" office:value="0.545">
            <text:p>0.545</text:p>
          </table:table-cell>
          <table:table-cell/>
          <table:table-cell office:value-type="float" office:value="0.55">
            <text:p>0.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7]*50" office:value-type="float" office:value="0">
            <text:p>0</text:p>
          </table:table-cell>
          <table:table-cell table:formula="of:=([.D57]-[.A56])*8" office:value-type="float" office:value="-13.752">
            <text:p>-13.752</text:p>
          </table:table-cell>
          <table:table-cell table:formula="of:=[.E57]*8^(1/4)" office:value-type="float" office:value="1.68179283050743">
            <text:p>1.6817928305</text:p>
          </table:table-cell>
          <table:table-cell/>
          <table:table-cell office:value-type="float" office:value="0.55">
            <text:p>0.55</text:p>
          </table:table-cell>
          <table:table-cell office:value-type="float" office:value="0.999998">
            <text:p>0.999998</text:p>
          </table:table-cell>
          <table:table-cell office:value-type="float" office:value="0.000001">
            <text:p>0.000001</text:p>
          </table:table-cell>
          <table:table-cell table:formula="of:=[.M57]*10" office:value-type="float" office:value="0.00001">
            <text:p>0.00001</text:p>
          </table:table-cell>
          <table:table-cell table:formula="of:=([.K57]-2.269)*16" office:value-type="float" office:value="-27.504">
            <text:p>-27.504</text:p>
          </table:table-cell>
          <table:table-cell table:formula="of:=[.L57]*16^(1/4)" office:value-type="float" office:value="1.999996">
            <text:p>1.999996</text:p>
          </table:table-cell>
          <table:table-cell/>
          <table:table-cell office:value-type="float" office:value="0.55">
            <text:p>0.55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/>
          <table:table-cell table:formula="of:=([.R57]-2.269)*32" office:value-type="float" office:value="-55.008">
            <text:p>-55.008</text:p>
          </table:table-cell>
          <table:table-cell table:formula="of:=[.S57]*32^(1/4)" office:value-type="float" office:value="2.37840947317698">
            <text:p>2.3784094732</text:p>
          </table:table-cell>
          <table:table-cell/>
          <table:table-cell office:value-type="float" office:value="0.55">
            <text:p>0.55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formula="of:=[.AA57]*10" office:value-type="float" office:value="0">
            <text:p>0</text:p>
          </table:table-cell>
          <table:table-cell table:formula="of:=([.Y57]-2.269)*64" office:value-type="float" office:value="-110.016">
            <text:p>-110.016</text:p>
          </table:table-cell>
          <table:table-cell table:formula="of:=[.Z57]*64^(1/4)" office:value-type="float" office:value="2.82842146789194">
            <text:p>2.828421467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7]+0.01" office:value-type="float" office:value="0.555">
            <text:p>0.555</text:p>
          </table:table-cell>
          <table:table-cell/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8]*50" office:value-type="float" office:value="0">
            <text:p>0</text:p>
          </table:table-cell>
          <table:table-cell table:formula="of:=([.D58]-[.A57])*8" office:value-type="float" office:value="-13.672">
            <text:p>-13.672</text:p>
          </table:table-cell>
          <table:table-cell table:formula="of:=[.E58]*8^(1/4)" office:value-type="float" office:value="1.68179283050743">
            <text:p>1.6817928305</text:p>
          </table:table-cell>
          <table:table-cell/>
          <table:table-cell office:value-type="float" office:value="0.56">
            <text:p>0.56</text:p>
          </table:table-cell>
          <table:table-cell office:value-type="float" office:value="0.999997">
            <text:p>0.999997</text:p>
          </table:table-cell>
          <table:table-cell office:value-type="float" office:value="0.000001">
            <text:p>0.000001</text:p>
          </table:table-cell>
          <table:table-cell table:formula="of:=[.M58]*10" office:value-type="float" office:value="0.00001">
            <text:p>0.00001</text:p>
          </table:table-cell>
          <table:table-cell table:formula="of:=([.K58]-2.269)*16" office:value-type="float" office:value="-27.344">
            <text:p>-27.344</text:p>
          </table:table-cell>
          <table:table-cell table:formula="of:=[.L58]*16^(1/4)" office:value-type="float" office:value="1.999994">
            <text:p>1.999994</text:p>
          </table:table-cell>
          <table:table-cell/>
          <table:table-cell office:value-type="float" office:value="0.56">
            <text:p>0.56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/>
          <table:table-cell table:formula="of:=([.R58]-2.269)*32" office:value-type="float" office:value="-54.688">
            <text:p>-54.688</text:p>
          </table:table-cell>
          <table:table-cell table:formula="of:=[.S58]*32^(1/4)" office:value-type="float" office:value="2.37840947317698">
            <text:p>2.3784094732</text:p>
          </table:table-cell>
          <table:table-cell/>
          <table:table-cell office:value-type="float" office:value="0.56">
            <text:p>0.56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formula="of:=[.AA58]*10" office:value-type="float" office:value="0">
            <text:p>0</text:p>
          </table:table-cell>
          <table:table-cell table:formula="of:=([.Y58]-2.269)*64" office:value-type="float" office:value="-109.376">
            <text:p>-109.376</text:p>
          </table:table-cell>
          <table:table-cell table:formula="of:=[.Z58]*64^(1/4)" office:value-type="float" office:value="2.82842146789194">
            <text:p>2.828421467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8]+0.01" office:value-type="float" office:value="0.565">
            <text:p>0.565</text:p>
          </table:table-cell>
          <table:table-cell/>
          <table:table-cell office:value-type="float" office:value="0.57">
            <text:p>0.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59]*50" office:value-type="float" office:value="0">
            <text:p>0</text:p>
          </table:table-cell>
          <table:table-cell table:formula="of:=([.D59]-[.A58])*8" office:value-type="float" office:value="-13.592">
            <text:p>-13.592</text:p>
          </table:table-cell>
          <table:table-cell table:formula="of:=[.E59]*8^(1/4)" office:value-type="float" office:value="1.68179283050743">
            <text:p>1.6817928305</text:p>
          </table:table-cell>
          <table:table-cell/>
          <table:table-cell office:value-type="float" office:value="0.57">
            <text:p>0.57</text:p>
          </table:table-cell>
          <table:table-cell office:value-type="float" office:value="0.999998">
            <text:p>0.999998</text:p>
          </table:table-cell>
          <table:table-cell office:value-type="float" office:value="0.000001">
            <text:p>0.000001</text:p>
          </table:table-cell>
          <table:table-cell table:formula="of:=[.M59]*10" office:value-type="float" office:value="0.00001">
            <text:p>0.00001</text:p>
          </table:table-cell>
          <table:table-cell table:formula="of:=([.K59]-2.269)*16" office:value-type="float" office:value="-27.184">
            <text:p>-27.184</text:p>
          </table:table-cell>
          <table:table-cell table:formula="of:=[.L59]*16^(1/4)" office:value-type="float" office:value="1.999996">
            <text:p>1.999996</text:p>
          </table:table-cell>
          <table:table-cell/>
          <table:table-cell office:value-type="float" office:value="0.57">
            <text:p>0.57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/>
          <table:table-cell table:formula="of:=([.R59]-2.269)*32" office:value-type="float" office:value="-54.368">
            <text:p>-54.368</text:p>
          </table:table-cell>
          <table:table-cell table:formula="of:=[.S59]*32^(1/4)" office:value-type="float" office:value="2.37840709476275">
            <text:p>2.3784070948</text:p>
          </table:table-cell>
          <table:table-cell/>
          <table:table-cell office:value-type="float" office:value="0.57">
            <text:p>0.57</text:p>
          </table:table-cell>
          <table:table-cell office:value-type="float" office:value="0.999997">
            <text:p>0.999997</text:p>
          </table:table-cell>
          <table:table-cell office:value-type="float" office:value="0">
            <text:p>0</text:p>
          </table:table-cell>
          <table:table-cell table:formula="of:=[.AA59]*10" office:value-type="float" office:value="0">
            <text:p>0</text:p>
          </table:table-cell>
          <table:table-cell table:formula="of:=([.Y59]-2.269)*64" office:value-type="float" office:value="-108.736">
            <text:p>-108.736</text:p>
          </table:table-cell>
          <table:table-cell table:formula="of:=[.Z59]*64^(1/4)" office:value-type="float" office:value="2.82841863946482">
            <text:p>2.828418639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59]+0.01" office:value-type="float" office:value="0.575">
            <text:p>0.575</text:p>
          </table:table-cell>
          <table:table-cell/>
          <table:table-cell office:value-type="float" office:value="0.58">
            <text:p>0.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0]*50" office:value-type="float" office:value="0">
            <text:p>0</text:p>
          </table:table-cell>
          <table:table-cell table:formula="of:=([.D60]-[.A59])*8" office:value-type="float" office:value="-13.512">
            <text:p>-13.512</text:p>
          </table:table-cell>
          <table:table-cell table:formula="of:=[.E60]*8^(1/4)" office:value-type="float" office:value="1.68179283050743">
            <text:p>1.6817928305</text:p>
          </table:table-cell>
          <table:table-cell/>
          <table:table-cell office:value-type="float" office:value="0.58">
            <text:p>0.58</text:p>
          </table:table-cell>
          <table:table-cell office:value-type="float" office:value="0.999998">
            <text:p>0.999998</text:p>
          </table:table-cell>
          <table:table-cell office:value-type="float" office:value="0">
            <text:p>0</text:p>
          </table:table-cell>
          <table:table-cell table:formula="of:=[.M60]*10" office:value-type="float" office:value="0">
            <text:p>0</text:p>
          </table:table-cell>
          <table:table-cell table:formula="of:=([.K60]-2.269)*16" office:value-type="float" office:value="-27.024">
            <text:p>-27.024</text:p>
          </table:table-cell>
          <table:table-cell table:formula="of:=[.L60]*16^(1/4)" office:value-type="float" office:value="1.999996">
            <text:p>1.999996</text:p>
          </table:table-cell>
          <table:table-cell/>
          <table:table-cell office:value-type="float" office:value="0.58">
            <text:p>0.58</text:p>
          </table:table-cell>
          <table:table-cell office:value-type="float" office:value="0.999996">
            <text:p>0.999996</text:p>
          </table:table-cell>
          <table:table-cell office:value-type="float" office:value="0">
            <text:p>0</text:p>
          </table:table-cell>
          <table:table-cell/>
          <table:table-cell table:formula="of:=([.R60]-2.269)*32" office:value-type="float" office:value="-54.048">
            <text:p>-54.048</text:p>
          </table:table-cell>
          <table:table-cell table:formula="of:=[.S60]*32^(1/4)" office:value-type="float" office:value="2.37840471634852">
            <text:p>2.3784047163</text:p>
          </table:table-cell>
          <table:table-cell/>
          <table:table-cell office:value-type="float" office:value="0.58">
            <text:p>0.58</text:p>
          </table:table-cell>
          <table:table-cell office:value-type="float" office:value="0.999996">
            <text:p>0.999996</text:p>
          </table:table-cell>
          <table:table-cell office:value-type="float" office:value="0">
            <text:p>0</text:p>
          </table:table-cell>
          <table:table-cell table:formula="of:=[.AA60]*10" office:value-type="float" office:value="0">
            <text:p>0</text:p>
          </table:table-cell>
          <table:table-cell table:formula="of:=([.Y60]-2.269)*64" office:value-type="float" office:value="-108.096">
            <text:p>-108.096</text:p>
          </table:table-cell>
          <table:table-cell table:formula="of:=[.Z60]*64^(1/4)" office:value-type="float" office:value="2.82841581103769">
            <text:p>2.82841581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0]+0.01" office:value-type="float" office:value="0.585">
            <text:p>0.585</text:p>
          </table:table-cell>
          <table:table-cell/>
          <table:table-cell office:value-type="float" office:value="0.59">
            <text:p>0.59</text:p>
          </table:table-cell>
          <table:table-cell office:value-type="float" office:value="0.999994">
            <text:p>0.999994</text:p>
          </table:table-cell>
          <table:table-cell office:value-type="float" office:value="0.000002">
            <text:p>0.000002</text:p>
          </table:table-cell>
          <table:table-cell table:formula="of:=[.F61]*50" office:value-type="float" office:value="0.0001">
            <text:p>0.0001</text:p>
          </table:table-cell>
          <table:table-cell table:formula="of:=([.D61]-[.A60])*8" office:value-type="float" office:value="-13.432">
            <text:p>-13.432</text:p>
          </table:table-cell>
          <table:table-cell table:formula="of:=[.E61]*8^(1/4)" office:value-type="float" office:value="1.68178273975045">
            <text:p>1.6817827398</text:p>
          </table:table-cell>
          <table:table-cell/>
          <table:table-cell office:value-type="float" office:value="0.59">
            <text:p>0.59</text:p>
          </table:table-cell>
          <table:table-cell office:value-type="float" office:value="0.999994">
            <text:p>0.999994</text:p>
          </table:table-cell>
          <table:table-cell office:value-type="float" office:value="0.000001">
            <text:p>0.000001</text:p>
          </table:table-cell>
          <table:table-cell table:formula="of:=[.M61]*10" office:value-type="float" office:value="0.00001">
            <text:p>0.00001</text:p>
          </table:table-cell>
          <table:table-cell table:formula="of:=([.K61]-2.269)*16" office:value-type="float" office:value="-26.864">
            <text:p>-26.864</text:p>
          </table:table-cell>
          <table:table-cell table:formula="of:=[.L61]*16^(1/4)" office:value-type="float" office:value="1.999988">
            <text:p>1.999988</text:p>
          </table:table-cell>
          <table:table-cell/>
          <table:table-cell office:value-type="float" office:value="0.59">
            <text:p>0.59</text:p>
          </table:table-cell>
          <table:table-cell office:value-type="float" office:value="0.999995">
            <text:p>0.999995</text:p>
          </table:table-cell>
          <table:table-cell office:value-type="float" office:value="0">
            <text:p>0</text:p>
          </table:table-cell>
          <table:table-cell/>
          <table:table-cell table:formula="of:=([.R61]-2.269)*32" office:value-type="float" office:value="-53.728">
            <text:p>-53.728</text:p>
          </table:table-cell>
          <table:table-cell table:formula="of:=[.S61]*32^(1/4)" office:value-type="float" office:value="2.37840233793429">
            <text:p>2.3784023379</text:p>
          </table:table-cell>
          <table:table-cell/>
          <table:table-cell office:value-type="float" office:value="0.59">
            <text:p>0.59</text:p>
          </table:table-cell>
          <table:table-cell office:value-type="float" office:value="0.999995">
            <text:p>0.999995</text:p>
          </table:table-cell>
          <table:table-cell office:value-type="float" office:value="0">
            <text:p>0</text:p>
          </table:table-cell>
          <table:table-cell table:formula="of:=[.AA61]*10" office:value-type="float" office:value="0">
            <text:p>0</text:p>
          </table:table-cell>
          <table:table-cell table:formula="of:=([.Y61]-2.269)*64" office:value-type="float" office:value="-107.456">
            <text:p>-107.456</text:p>
          </table:table-cell>
          <table:table-cell table:formula="of:=[.Z61]*64^(1/4)" office:value-type="float" office:value="2.82841298261057">
            <text:p>2.828412982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1]+0.01" office:value-type="float" office:value="0.595">
            <text:p>0.595</text:p>
          </table:table-cell>
          <table:table-cell/>
          <table:table-cell office:value-type="float" office:value="0.6">
            <text:p>0.6</text:p>
          </table:table-cell>
          <table:table-cell office:value-type="float" office:value="0.999988">
            <text:p>0.999988</text:p>
          </table:table-cell>
          <table:table-cell office:value-type="float" office:value="0.000002">
            <text:p>0.000002</text:p>
          </table:table-cell>
          <table:table-cell table:formula="of:=[.F62]*50" office:value-type="float" office:value="0.0001">
            <text:p>0.0001</text:p>
          </table:table-cell>
          <table:table-cell table:formula="of:=([.D62]-[.A61])*8" office:value-type="float" office:value="-13.352">
            <text:p>-13.352</text:p>
          </table:table-cell>
          <table:table-cell table:formula="of:=[.E62]*8^(1/4)" office:value-type="float" office:value="1.68177264899346">
            <text:p>1.681772649</text:p>
          </table:table-cell>
          <table:table-cell/>
          <table:table-cell office:value-type="float" office:value="0.6">
            <text:p>0.6</text:p>
          </table:table-cell>
          <table:table-cell office:value-type="float" office:value="0.999994">
            <text:p>0.999994</text:p>
          </table:table-cell>
          <table:table-cell office:value-type="float" office:value="0.000001">
            <text:p>0.000001</text:p>
          </table:table-cell>
          <table:table-cell table:formula="of:=[.M62]*10" office:value-type="float" office:value="0.00001">
            <text:p>0.00001</text:p>
          </table:table-cell>
          <table:table-cell table:formula="of:=([.K62]-2.269)*16" office:value-type="float" office:value="-26.704">
            <text:p>-26.704</text:p>
          </table:table-cell>
          <table:table-cell table:formula="of:=[.L62]*16^(1/4)" office:value-type="float" office:value="1.999988">
            <text:p>1.999988</text:p>
          </table:table-cell>
          <table:table-cell/>
          <table:table-cell office:value-type="float" office:value="0.6">
            <text:p>0.6</text:p>
          </table:table-cell>
          <table:table-cell office:value-type="float" office:value="0.999994">
            <text:p>0.999994</text:p>
          </table:table-cell>
          <table:table-cell office:value-type="float" office:value="0">
            <text:p>0</text:p>
          </table:table-cell>
          <table:table-cell/>
          <table:table-cell table:formula="of:=([.R62]-2.269)*32" office:value-type="float" office:value="-53.408">
            <text:p>-53.408</text:p>
          </table:table-cell>
          <table:table-cell table:formula="of:=[.S62]*32^(1/4)" office:value-type="float" office:value="2.37839995952006">
            <text:p>2.3783999595</text:p>
          </table:table-cell>
          <table:table-cell/>
          <table:table-cell office:value-type="float" office:value="0.6">
            <text:p>0.6</text:p>
          </table:table-cell>
          <table:table-cell office:value-type="float" office:value="0.999993">
            <text:p>0.999993</text:p>
          </table:table-cell>
          <table:table-cell office:value-type="float" office:value="0">
            <text:p>0</text:p>
          </table:table-cell>
          <table:table-cell table:formula="of:=[.AA62]*10" office:value-type="float" office:value="0">
            <text:p>0</text:p>
          </table:table-cell>
          <table:table-cell table:formula="of:=([.Y62]-2.269)*64" office:value-type="float" office:value="-106.816">
            <text:p>-106.816</text:p>
          </table:table-cell>
          <table:table-cell table:formula="of:=[.Z62]*64^(1/4)" office:value-type="float" office:value="2.82840732575632">
            <text:p>2.828407325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2]+0.01" office:value-type="float" office:value="0.605">
            <text:p>0.605</text:p>
          </table:table-cell>
          <table:table-cell/>
          <table:table-cell office:value-type="float" office:value="0.61">
            <text:p>0.61</text:p>
          </table:table-cell>
          <table:table-cell office:value-type="float" office:value="0.999994">
            <text:p>0.999994</text:p>
          </table:table-cell>
          <table:table-cell office:value-type="float" office:value="0.000002">
            <text:p>0.000002</text:p>
          </table:table-cell>
          <table:table-cell table:formula="of:=[.F63]*50" office:value-type="float" office:value="0.0001">
            <text:p>0.0001</text:p>
          </table:table-cell>
          <table:table-cell table:formula="of:=([.D63]-[.A62])*8" office:value-type="float" office:value="-13.272">
            <text:p>-13.272</text:p>
          </table:table-cell>
          <table:table-cell table:formula="of:=[.E63]*8^(1/4)" office:value-type="float" office:value="1.68178273975045">
            <text:p>1.6817827398</text:p>
          </table:table-cell>
          <table:table-cell/>
          <table:table-cell office:value-type="float" office:value="0.61">
            <text:p>0.61</text:p>
          </table:table-cell>
          <table:table-cell office:value-type="float" office:value="0.999994">
            <text:p>0.999994</text:p>
          </table:table-cell>
          <table:table-cell office:value-type="float" office:value="0.000001">
            <text:p>0.000001</text:p>
          </table:table-cell>
          <table:table-cell table:formula="of:=[.M63]*10" office:value-type="float" office:value="0.00001">
            <text:p>0.00001</text:p>
          </table:table-cell>
          <table:table-cell table:formula="of:=([.K63]-2.269)*16" office:value-type="float" office:value="-26.544">
            <text:p>-26.544</text:p>
          </table:table-cell>
          <table:table-cell table:formula="of:=[.L63]*16^(1/4)" office:value-type="float" office:value="1.999988">
            <text:p>1.999988</text:p>
          </table:table-cell>
          <table:table-cell/>
          <table:table-cell office:value-type="float" office:value="0.61">
            <text:p>0.61</text:p>
          </table:table-cell>
          <table:table-cell office:value-type="float" office:value="0.999992">
            <text:p>0.999992</text:p>
          </table:table-cell>
          <table:table-cell office:value-type="float" office:value="0">
            <text:p>0</text:p>
          </table:table-cell>
          <table:table-cell/>
          <table:table-cell table:formula="of:=([.R63]-2.269)*32" office:value-type="float" office:value="-53.088">
            <text:p>-53.088</text:p>
          </table:table-cell>
          <table:table-cell table:formula="of:=[.S63]*32^(1/4)" office:value-type="float" office:value="2.3783952026916">
            <text:p>2.3783952027</text:p>
          </table:table-cell>
          <table:table-cell/>
          <table:table-cell office:value-type="float" office:value="0.61">
            <text:p>0.61</text:p>
          </table:table-cell>
          <table:table-cell office:value-type="float" office:value="0.999992">
            <text:p>0.999992</text:p>
          </table:table-cell>
          <table:table-cell office:value-type="float" office:value="0">
            <text:p>0</text:p>
          </table:table-cell>
          <table:table-cell table:formula="of:=[.AA63]*10" office:value-type="float" office:value="0">
            <text:p>0</text:p>
          </table:table-cell>
          <table:table-cell table:formula="of:=([.Y63]-2.269)*64" office:value-type="float" office:value="-106.176">
            <text:p>-106.176</text:p>
          </table:table-cell>
          <table:table-cell table:formula="of:=[.Z63]*64^(1/4)" office:value-type="float" office:value="2.82840449732919">
            <text:p>2.828404497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3]+0.01" office:value-type="float" office:value="0.615">
            <text:p>0.615</text:p>
          </table:table-cell>
          <table:table-cell/>
          <table:table-cell office:value-type="float" office:value="0.62">
            <text:p>0.62</text:p>
          </table:table-cell>
          <table:table-cell office:value-type="float" office:value="0.999976">
            <text:p>0.999976</text:p>
          </table:table-cell>
          <table:table-cell office:value-type="float" office:value="0.000004">
            <text:p>0.000004</text:p>
          </table:table-cell>
          <table:table-cell table:formula="of:=[.F64]*50" office:value-type="float" office:value="0.0002">
            <text:p>0.0002</text:p>
          </table:table-cell>
          <table:table-cell table:formula="of:=([.D64]-[.A63])*8" office:value-type="float" office:value="-13.192">
            <text:p>-13.192</text:p>
          </table:table-cell>
          <table:table-cell table:formula="of:=[.E64]*8^(1/4)" office:value-type="float" office:value="1.6817524674795">
            <text:p>1.6817524675</text:p>
          </table:table-cell>
          <table:table-cell/>
          <table:table-cell office:value-type="float" office:value="0.62">
            <text:p>0.62</text:p>
          </table:table-cell>
          <table:table-cell office:value-type="float" office:value="0.999991">
            <text:p>0.999991</text:p>
          </table:table-cell>
          <table:table-cell office:value-type="float" office:value="0">
            <text:p>0</text:p>
          </table:table-cell>
          <table:table-cell table:formula="of:=[.M64]*10" office:value-type="float" office:value="0">
            <text:p>0</text:p>
          </table:table-cell>
          <table:table-cell table:formula="of:=([.K64]-2.269)*16" office:value-type="float" office:value="-26.384">
            <text:p>-26.384</text:p>
          </table:table-cell>
          <table:table-cell table:formula="of:=[.L64]*16^(1/4)" office:value-type="float" office:value="1.999982">
            <text:p>1.999982</text:p>
          </table:table-cell>
          <table:table-cell/>
          <table:table-cell office:value-type="float" office:value="0.62">
            <text:p>0.62</text:p>
          </table:table-cell>
          <table:table-cell office:value-type="float" office:value="0.99999">
            <text:p>0.99999</text:p>
          </table:table-cell>
          <table:table-cell office:value-type="float" office:value="0">
            <text:p>0</text:p>
          </table:table-cell>
          <table:table-cell/>
          <table:table-cell table:formula="of:=([.R64]-2.269)*32" office:value-type="float" office:value="-52.768">
            <text:p>-52.768</text:p>
          </table:table-cell>
          <table:table-cell table:formula="of:=[.S64]*32^(1/4)" office:value-type="float" office:value="2.37839044586314">
            <text:p>2.3783904459</text:p>
          </table:table-cell>
          <table:table-cell/>
          <table:table-cell office:value-type="float" office:value="0.62">
            <text:p>0.62</text:p>
          </table:table-cell>
          <table:table-cell office:value-type="float" office:value="0.99999">
            <text:p>0.99999</text:p>
          </table:table-cell>
          <table:table-cell office:value-type="float" office:value="0">
            <text:p>0</text:p>
          </table:table-cell>
          <table:table-cell table:formula="of:=[.AA64]*10" office:value-type="float" office:value="0">
            <text:p>0</text:p>
          </table:table-cell>
          <table:table-cell table:formula="of:=([.Y64]-2.269)*64" office:value-type="float" office:value="-105.536">
            <text:p>-105.536</text:p>
          </table:table-cell>
          <table:table-cell table:formula="of:=[.Z64]*64^(1/4)" office:value-type="float" office:value="2.82839884047494">
            <text:p>2.828398840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4]+0.01" office:value-type="float" office:value="0.625">
            <text:p>0.625</text:p>
          </table:table-cell>
          <table:table-cell/>
          <table:table-cell office:value-type="float" office:value="0.63">
            <text:p>0.63</text:p>
          </table:table-cell>
          <table:table-cell office:value-type="float" office:value="0.999994">
            <text:p>0.999994</text:p>
          </table:table-cell>
          <table:table-cell office:value-type="float" office:value="0.000002">
            <text:p>0.000002</text:p>
          </table:table-cell>
          <table:table-cell table:formula="of:=[.F65]*50" office:value-type="float" office:value="0.0001">
            <text:p>0.0001</text:p>
          </table:table-cell>
          <table:table-cell table:formula="of:=([.D65]-[.A64])*8" office:value-type="float" office:value="-13.112">
            <text:p>-13.112</text:p>
          </table:table-cell>
          <table:table-cell table:formula="of:=[.E65]*8^(1/4)" office:value-type="float" office:value="1.68178273975045">
            <text:p>1.6817827398</text:p>
          </table:table-cell>
          <table:table-cell/>
          <table:table-cell office:value-type="float" office:value="0.63">
            <text:p>0.63</text:p>
          </table:table-cell>
          <table:table-cell office:value-type="float" office:value="0.999988">
            <text:p>0.999988</text:p>
          </table:table-cell>
          <table:table-cell office:value-type="float" office:value="0.000001">
            <text:p>0.000001</text:p>
          </table:table-cell>
          <table:table-cell table:formula="of:=[.M65]*10" office:value-type="float" office:value="0.00001">
            <text:p>0.00001</text:p>
          </table:table-cell>
          <table:table-cell table:formula="of:=([.K65]-2.269)*16" office:value-type="float" office:value="-26.224">
            <text:p>-26.224</text:p>
          </table:table-cell>
          <table:table-cell table:formula="of:=[.L65]*16^(1/4)" office:value-type="float" office:value="1.999976">
            <text:p>1.999976</text:p>
          </table:table-cell>
          <table:table-cell/>
          <table:table-cell office:value-type="float" office:value="0.63">
            <text:p>0.63</text:p>
          </table:table-cell>
          <table:table-cell office:value-type="float" office:value="0.999988">
            <text:p>0.999988</text:p>
          </table:table-cell>
          <table:table-cell office:value-type="float" office:value="0">
            <text:p>0</text:p>
          </table:table-cell>
          <table:table-cell/>
          <table:table-cell table:formula="of:=([.R65]-2.269)*32" office:value-type="float" office:value="-52.448">
            <text:p>-52.448</text:p>
          </table:table-cell>
          <table:table-cell table:formula="of:=[.S65]*32^(1/4)" office:value-type="float" office:value="2.37838568903468">
            <text:p>2.378385689</text:p>
          </table:table-cell>
          <table:table-cell/>
          <table:table-cell office:value-type="float" office:value="0.63">
            <text:p>0.63</text:p>
          </table:table-cell>
          <table:table-cell office:value-type="float" office:value="0.999988">
            <text:p>0.999988</text:p>
          </table:table-cell>
          <table:table-cell office:value-type="float" office:value="0">
            <text:p>0</text:p>
          </table:table-cell>
          <table:table-cell table:formula="of:=[.AA65]*10" office:value-type="float" office:value="0">
            <text:p>0</text:p>
          </table:table-cell>
          <table:table-cell table:formula="of:=([.Y65]-2.269)*64" office:value-type="float" office:value="-104.896">
            <text:p>-104.896</text:p>
          </table:table-cell>
          <table:table-cell table:formula="of:=[.Z65]*64^(1/4)" office:value-type="float" office:value="2.82839318362069">
            <text:p>2.828393183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5]+0.01" office:value-type="float" office:value="0.635">
            <text:p>0.635</text:p>
          </table:table-cell>
          <table:table-cell/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66]*50" office:value-type="float" office:value="0">
            <text:p>0</text:p>
          </table:table-cell>
          <table:table-cell table:formula="of:=([.D66]-[.A65])*8" office:value-type="float" office:value="-13.032">
            <text:p>-13.032</text:p>
          </table:table-cell>
          <table:table-cell table:formula="of:=[.E66]*8^(1/4)" office:value-type="float" office:value="1.68179283050743">
            <text:p>1.6817928305</text:p>
          </table:table-cell>
          <table:table-cell/>
          <table:table-cell office:value-type="float" office:value="0.64">
            <text:p>0.64</text:p>
          </table:table-cell>
          <table:table-cell office:value-type="float" office:value="0.999985">
            <text:p>0.999985</text:p>
          </table:table-cell>
          <table:table-cell office:value-type="float" office:value="0.000001">
            <text:p>0.000001</text:p>
          </table:table-cell>
          <table:table-cell table:formula="of:=[.M66]*10" office:value-type="float" office:value="0.00001">
            <text:p>0.00001</text:p>
          </table:table-cell>
          <table:table-cell table:formula="of:=([.K66]-2.269)*16" office:value-type="float" office:value="-26.064">
            <text:p>-26.064</text:p>
          </table:table-cell>
          <table:table-cell table:formula="of:=[.L66]*16^(1/4)" office:value-type="float" office:value="1.99997">
            <text:p>1.99997</text:p>
          </table:table-cell>
          <table:table-cell/>
          <table:table-cell office:value-type="float" office:value="0.64">
            <text:p>0.64</text:p>
          </table:table-cell>
          <table:table-cell office:value-type="float" office:value="0.999985">
            <text:p>0.999985</text:p>
          </table:table-cell>
          <table:table-cell office:value-type="float" office:value="0">
            <text:p>0</text:p>
          </table:table-cell>
          <table:table-cell/>
          <table:table-cell table:formula="of:=([.R66]-2.269)*32" office:value-type="float" office:value="-52.128">
            <text:p>-52.128</text:p>
          </table:table-cell>
          <table:table-cell table:formula="of:=[.S66]*32^(1/4)" office:value-type="float" office:value="2.37837855379199">
            <text:p>2.3783785538</text:p>
          </table:table-cell>
          <table:table-cell/>
          <table:table-cell office:value-type="float" office:value="0.64">
            <text:p>0.64</text:p>
          </table:table-cell>
          <table:table-cell office:value-type="float" office:value="0.999985">
            <text:p>0.999985</text:p>
          </table:table-cell>
          <table:table-cell office:value-type="float" office:value="0">
            <text:p>0</text:p>
          </table:table-cell>
          <table:table-cell table:formula="of:=[.AA66]*10" office:value-type="float" office:value="0">
            <text:p>0</text:p>
          </table:table-cell>
          <table:table-cell table:formula="of:=([.Y66]-2.269)*64" office:value-type="float" office:value="-104.256">
            <text:p>-104.256</text:p>
          </table:table-cell>
          <table:table-cell table:formula="of:=[.Z66]*64^(1/4)" office:value-type="float" office:value="2.82838469833932">
            <text:p>2.828384698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6]+0.01" office:value-type="float" office:value="0.645">
            <text:p>0.645</text:p>
          </table:table-cell>
          <table:table-cell/>
          <table:table-cell office:value-type="float" office:value="0.65">
            <text:p>0.65</text:p>
          </table:table-cell>
          <table:table-cell office:value-type="float" office:value="0.999988">
            <text:p>0.999988</text:p>
          </table:table-cell>
          <table:table-cell office:value-type="float" office:value="0.000004">
            <text:p>0.000004</text:p>
          </table:table-cell>
          <table:table-cell table:formula="of:=[.F67]*50" office:value-type="float" office:value="0.0002">
            <text:p>0.0002</text:p>
          </table:table-cell>
          <table:table-cell table:formula="of:=([.D67]-[.A66])*8" office:value-type="float" office:value="-12.952">
            <text:p>-12.952</text:p>
          </table:table-cell>
          <table:table-cell table:formula="of:=[.E67]*8^(1/4)" office:value-type="float" office:value="1.68177264899346">
            <text:p>1.681772649</text:p>
          </table:table-cell>
          <table:table-cell/>
          <table:table-cell office:value-type="float" office:value="0.65">
            <text:p>0.65</text:p>
          </table:table-cell>
          <table:table-cell office:value-type="float" office:value="0.999984">
            <text:p>0.999984</text:p>
          </table:table-cell>
          <table:table-cell office:value-type="float" office:value="0.000001">
            <text:p>0.000001</text:p>
          </table:table-cell>
          <table:table-cell table:formula="of:=[.M67]*10" office:value-type="float" office:value="0.00001">
            <text:p>0.00001</text:p>
          </table:table-cell>
          <table:table-cell table:formula="of:=([.K67]-2.269)*16" office:value-type="float" office:value="-25.904">
            <text:p>-25.904</text:p>
          </table:table-cell>
          <table:table-cell table:formula="of:=[.L67]*16^(1/4)" office:value-type="float" office:value="1.999968">
            <text:p>1.999968</text:p>
          </table:table-cell>
          <table:table-cell/>
          <table:table-cell office:value-type="float" office:value="0.65">
            <text:p>0.65</text:p>
          </table:table-cell>
          <table:table-cell office:value-type="float" office:value="0.999981">
            <text:p>0.999981</text:p>
          </table:table-cell>
          <table:table-cell office:value-type="float" office:value="0">
            <text:p>0</text:p>
          </table:table-cell>
          <table:table-cell/>
          <table:table-cell table:formula="of:=([.R67]-2.269)*32" office:value-type="float" office:value="-51.808">
            <text:p>-51.808</text:p>
          </table:table-cell>
          <table:table-cell table:formula="of:=[.S67]*32^(1/4)" office:value-type="float" office:value="2.37836904013507">
            <text:p>2.3783690401</text:p>
          </table:table-cell>
          <table:table-cell/>
          <table:table-cell office:value-type="float" office:value="0.65">
            <text:p>0.65</text:p>
          </table:table-cell>
          <table:table-cell office:value-type="float" office:value="0.999982">
            <text:p>0.999982</text:p>
          </table:table-cell>
          <table:table-cell office:value-type="float" office:value="0">
            <text:p>0</text:p>
          </table:table-cell>
          <table:table-cell table:formula="of:=[.AA67]*10" office:value-type="float" office:value="0">
            <text:p>0</text:p>
          </table:table-cell>
          <table:table-cell table:formula="of:=([.Y67]-2.269)*64" office:value-type="float" office:value="-103.616">
            <text:p>-103.616</text:p>
          </table:table-cell>
          <table:table-cell table:formula="of:=[.Z67]*64^(1/4)" office:value-type="float" office:value="2.82837621305794">
            <text:p>2.828376213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7]+0.01" office:value-type="float" office:value="0.655">
            <text:p>0.655</text:p>
          </table:table-cell>
          <table:table-cell/>
          <table:table-cell office:value-type="float" office:value="0.66">
            <text:p>0.66</text:p>
          </table:table-cell>
          <table:table-cell office:value-type="float" office:value="0.999988">
            <text:p>0.999988</text:p>
          </table:table-cell>
          <table:table-cell office:value-type="float" office:value="0.000002">
            <text:p>0.000002</text:p>
          </table:table-cell>
          <table:table-cell table:formula="of:=[.F68]*50" office:value-type="float" office:value="0.0001">
            <text:p>0.0001</text:p>
          </table:table-cell>
          <table:table-cell table:formula="of:=([.D68]-[.A67])*8" office:value-type="float" office:value="-12.872">
            <text:p>-12.872</text:p>
          </table:table-cell>
          <table:table-cell table:formula="of:=[.E68]*8^(1/4)" office:value-type="float" office:value="1.68177264899346">
            <text:p>1.681772649</text:p>
          </table:table-cell>
          <table:table-cell/>
          <table:table-cell office:value-type="float" office:value="0.66">
            <text:p>0.66</text:p>
          </table:table-cell>
          <table:table-cell office:value-type="float" office:value="0.999981">
            <text:p>0.999981</text:p>
          </table:table-cell>
          <table:table-cell office:value-type="float" office:value="0.000002">
            <text:p>0.000002</text:p>
          </table:table-cell>
          <table:table-cell table:formula="of:=[.M68]*10" office:value-type="float" office:value="0.00002">
            <text:p>0.00002</text:p>
          </table:table-cell>
          <table:table-cell table:formula="of:=([.K68]-2.269)*16" office:value-type="float" office:value="-25.744">
            <text:p>-25.744</text:p>
          </table:table-cell>
          <table:table-cell table:formula="of:=[.L68]*16^(1/4)" office:value-type="float" office:value="1.999962">
            <text:p>1.999962</text:p>
          </table:table-cell>
          <table:table-cell/>
          <table:table-cell office:value-type="float" office:value="0.66">
            <text:p>0.66</text:p>
          </table:table-cell>
          <table:table-cell office:value-type="float" office:value="0.999979">
            <text:p>0.999979</text:p>
          </table:table-cell>
          <table:table-cell office:value-type="float" office:value="0">
            <text:p>0</text:p>
          </table:table-cell>
          <table:table-cell/>
          <table:table-cell table:formula="of:=([.R68]-2.269)*32" office:value-type="float" office:value="-51.488">
            <text:p>-51.488</text:p>
          </table:table-cell>
          <table:table-cell table:formula="of:=[.S68]*32^(1/4)" office:value-type="float" office:value="2.37836428330661">
            <text:p>2.3783642833</text:p>
          </table:table-cell>
          <table:table-cell/>
          <table:table-cell office:value-type="float" office:value="0.66">
            <text:p>0.66</text:p>
          </table:table-cell>
          <table:table-cell office:value-type="float" office:value="0.999978">
            <text:p>0.999978</text:p>
          </table:table-cell>
          <table:table-cell office:value-type="float" office:value="0">
            <text:p>0</text:p>
          </table:table-cell>
          <table:table-cell table:formula="of:=[.AA68]*10" office:value-type="float" office:value="0">
            <text:p>0</text:p>
          </table:table-cell>
          <table:table-cell table:formula="of:=([.Y68]-2.269)*64" office:value-type="float" office:value="-102.976">
            <text:p>-102.976</text:p>
          </table:table-cell>
          <table:table-cell table:formula="of:=[.Z68]*64^(1/4)" office:value-type="float" office:value="2.82836489934945">
            <text:p>2.828364899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8]+0.01" office:value-type="float" office:value="0.665">
            <text:p>0.665</text:p>
          </table:table-cell>
          <table:table-cell/>
          <table:table-cell office:value-type="float" office:value="0.67">
            <text:p>0.67</text:p>
          </table:table-cell>
          <table:table-cell office:value-type="float" office:value="0.999976">
            <text:p>0.999976</text:p>
          </table:table-cell>
          <table:table-cell office:value-type="float" office:value="0.000003">
            <text:p>0.000003</text:p>
          </table:table-cell>
          <table:table-cell table:formula="of:=[.F69]*50" office:value-type="float" office:value="0.00015">
            <text:p>0.00015</text:p>
          </table:table-cell>
          <table:table-cell table:formula="of:=([.D69]-[.A68])*8" office:value-type="float" office:value="-12.792">
            <text:p>-12.792</text:p>
          </table:table-cell>
          <table:table-cell table:formula="of:=[.E69]*8^(1/4)" office:value-type="float" office:value="1.6817524674795">
            <text:p>1.6817524675</text:p>
          </table:table-cell>
          <table:table-cell/>
          <table:table-cell office:value-type="float" office:value="0.67">
            <text:p>0.67</text:p>
          </table:table-cell>
          <table:table-cell office:value-type="float" office:value="0.999974">
            <text:p>0.999974</text:p>
          </table:table-cell>
          <table:table-cell office:value-type="float" office:value="0.000001">
            <text:p>0.000001</text:p>
          </table:table-cell>
          <table:table-cell table:formula="of:=[.M69]*10" office:value-type="float" office:value="0.00001">
            <text:p>0.00001</text:p>
          </table:table-cell>
          <table:table-cell table:formula="of:=([.K69]-2.269)*16" office:value-type="float" office:value="-25.584">
            <text:p>-25.584</text:p>
          </table:table-cell>
          <table:table-cell table:formula="of:=[.L69]*16^(1/4)" office:value-type="float" office:value="1.999948">
            <text:p>1.999948</text:p>
          </table:table-cell>
          <table:table-cell/>
          <table:table-cell office:value-type="float" office:value="0.67">
            <text:p>0.67</text:p>
          </table:table-cell>
          <table:table-cell office:value-type="float" office:value="0.999974">
            <text:p>0.999974</text:p>
          </table:table-cell>
          <table:table-cell office:value-type="float" office:value="0">
            <text:p>0</text:p>
          </table:table-cell>
          <table:table-cell/>
          <table:table-cell table:formula="of:=([.R69]-2.269)*32" office:value-type="float" office:value="-51.168">
            <text:p>-51.168</text:p>
          </table:table-cell>
          <table:table-cell table:formula="of:=[.S69]*32^(1/4)" office:value-type="float" office:value="2.37835239123546">
            <text:p>2.3783523912</text:p>
          </table:table-cell>
          <table:table-cell/>
          <table:table-cell office:value-type="float" office:value="0.67">
            <text:p>0.67</text:p>
          </table:table-cell>
          <table:table-cell office:value-type="float" office:value="0.999973">
            <text:p>0.999973</text:p>
          </table:table-cell>
          <table:table-cell office:value-type="float" office:value="0">
            <text:p>0</text:p>
          </table:table-cell>
          <table:table-cell table:formula="of:=[.AA69]*10" office:value-type="float" office:value="0">
            <text:p>0</text:p>
          </table:table-cell>
          <table:table-cell table:formula="of:=([.Y69]-2.269)*64" office:value-type="float" office:value="-102.336">
            <text:p>-102.336</text:p>
          </table:table-cell>
          <table:table-cell table:formula="of:=[.Z69]*64^(1/4)" office:value-type="float" office:value="2.82835075721382">
            <text:p>2.828350757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69]+0.01" office:value-type="float" office:value="0.675">
            <text:p>0.675</text:p>
          </table:table-cell>
          <table:table-cell/>
          <table:table-cell office:value-type="float" office:value="0.68">
            <text:p>0.68</text:p>
          </table:table-cell>
          <table:table-cell office:value-type="float" office:value="0.99994">
            <text:p>0.99994</text:p>
          </table:table-cell>
          <table:table-cell office:value-type="float" office:value="0.000006">
            <text:p>0.000006</text:p>
          </table:table-cell>
          <table:table-cell table:formula="of:=[.F70]*50" office:value-type="float" office:value="0.0003">
            <text:p>0.0003</text:p>
          </table:table-cell>
          <table:table-cell table:formula="of:=([.D70]-[.A69])*8" office:value-type="float" office:value="-12.712">
            <text:p>-12.712</text:p>
          </table:table-cell>
          <table:table-cell table:formula="of:=[.E70]*8^(1/4)" office:value-type="float" office:value="1.6816919229376">
            <text:p>1.6816919229</text:p>
          </table:table-cell>
          <table:table-cell/>
          <table:table-cell office:value-type="float" office:value="0.68">
            <text:p>0.68</text:p>
          </table:table-cell>
          <table:table-cell office:value-type="float" office:value="0.99997">
            <text:p>0.99997</text:p>
          </table:table-cell>
          <table:table-cell office:value-type="float" office:value="0.000002">
            <text:p>0.000002</text:p>
          </table:table-cell>
          <table:table-cell table:formula="of:=[.M70]*10" office:value-type="float" office:value="0.00002">
            <text:p>0.00002</text:p>
          </table:table-cell>
          <table:table-cell table:formula="of:=([.K70]-2.269)*16" office:value-type="float" office:value="-25.424">
            <text:p>-25.424</text:p>
          </table:table-cell>
          <table:table-cell table:formula="of:=[.L70]*16^(1/4)" office:value-type="float" office:value="1.99994">
            <text:p>1.99994</text:p>
          </table:table-cell>
          <table:table-cell/>
          <table:table-cell office:value-type="float" office:value="0.68">
            <text:p>0.68</text:p>
          </table:table-cell>
          <table:table-cell office:value-type="float" office:value="0.99997">
            <text:p>0.99997</text:p>
          </table:table-cell>
          <table:table-cell office:value-type="float" office:value="0">
            <text:p>0</text:p>
          </table:table-cell>
          <table:table-cell/>
          <table:table-cell table:formula="of:=([.R70]-2.269)*32" office:value-type="float" office:value="-50.848">
            <text:p>-50.848</text:p>
          </table:table-cell>
          <table:table-cell table:formula="of:=[.S70]*32^(1/4)" office:value-type="float" office:value="2.37834287757854">
            <text:p>2.3783428776</text:p>
          </table:table-cell>
          <table:table-cell/>
          <table:table-cell office:value-type="float" office:value="0.68">
            <text:p>0.68</text:p>
          </table:table-cell>
          <table:table-cell office:value-type="float" office:value="0.999969">
            <text:p>0.999969</text:p>
          </table:table-cell>
          <table:table-cell office:value-type="float" office:value="0">
            <text:p>0</text:p>
          </table:table-cell>
          <table:table-cell table:formula="of:=[.AA70]*10" office:value-type="float" office:value="0">
            <text:p>0</text:p>
          </table:table-cell>
          <table:table-cell table:formula="of:=([.Y70]-2.269)*64" office:value-type="float" office:value="-101.696">
            <text:p>-101.696</text:p>
          </table:table-cell>
          <table:table-cell table:formula="of:=[.Z70]*64^(1/4)" office:value-type="float" office:value="2.82833944350532">
            <text:p>2.828339443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0]+0.01" office:value-type="float" office:value="0.685">
            <text:p>0.685</text:p>
          </table:table-cell>
          <table:table-cell/>
          <table:table-cell office:value-type="float" office:value="0.69">
            <text:p>0.69</text:p>
          </table:table-cell>
          <table:table-cell office:value-type="float" office:value="0.999976">
            <text:p>0.999976</text:p>
          </table:table-cell>
          <table:table-cell office:value-type="float" office:value="0.000004">
            <text:p>0.000004</text:p>
          </table:table-cell>
          <table:table-cell table:formula="of:=[.F71]*50" office:value-type="float" office:value="0.0002">
            <text:p>0.0002</text:p>
          </table:table-cell>
          <table:table-cell table:formula="of:=([.D71]-[.A70])*8" office:value-type="float" office:value="-12.632">
            <text:p>-12.632</text:p>
          </table:table-cell>
          <table:table-cell table:formula="of:=[.E71]*8^(1/4)" office:value-type="float" office:value="1.6817524674795">
            <text:p>1.6817524675</text:p>
          </table:table-cell>
          <table:table-cell/>
          <table:table-cell office:value-type="float" office:value="0.69">
            <text:p>0.69</text:p>
          </table:table-cell>
          <table:table-cell office:value-type="float" office:value="0.999954">
            <text:p>0.999954</text:p>
          </table:table-cell>
          <table:table-cell office:value-type="float" office:value="0.000002">
            <text:p>0.000002</text:p>
          </table:table-cell>
          <table:table-cell table:formula="of:=[.M71]*10" office:value-type="float" office:value="0.00002">
            <text:p>0.00002</text:p>
          </table:table-cell>
          <table:table-cell table:formula="of:=([.K71]-2.269)*16" office:value-type="float" office:value="-25.264">
            <text:p>-25.264</text:p>
          </table:table-cell>
          <table:table-cell table:formula="of:=[.L71]*16^(1/4)" office:value-type="float" office:value="1.999908">
            <text:p>1.999908</text:p>
          </table:table-cell>
          <table:table-cell/>
          <table:table-cell office:value-type="float" office:value="0.69">
            <text:p>0.69</text:p>
          </table:table-cell>
          <table:table-cell office:value-type="float" office:value="0.999962">
            <text:p>0.999962</text:p>
          </table:table-cell>
          <table:table-cell office:value-type="float" office:value="0">
            <text:p>0</text:p>
          </table:table-cell>
          <table:table-cell/>
          <table:table-cell table:formula="of:=([.R71]-2.269)*32" office:value-type="float" office:value="-50.528">
            <text:p>-50.528</text:p>
          </table:table-cell>
          <table:table-cell table:formula="of:=[.S71]*32^(1/4)" office:value-type="float" office:value="2.3783238502647">
            <text:p>2.3783238503</text:p>
          </table:table-cell>
          <table:table-cell/>
          <table:table-cell office:value-type="float" office:value="0.69">
            <text:p>0.69</text:p>
          </table:table-cell>
          <table:table-cell office:value-type="float" office:value="0.999963">
            <text:p>0.999963</text:p>
          </table:table-cell>
          <table:table-cell office:value-type="float" office:value="0">
            <text:p>0</text:p>
          </table:table-cell>
          <table:table-cell table:formula="of:=[.AA71]*10" office:value-type="float" office:value="0">
            <text:p>0</text:p>
          </table:table-cell>
          <table:table-cell table:formula="of:=([.Y71]-2.269)*64" office:value-type="float" office:value="-101.056">
            <text:p>-101.056</text:p>
          </table:table-cell>
          <table:table-cell table:formula="of:=[.Z71]*64^(1/4)" office:value-type="float" office:value="2.82832247294257">
            <text:p>2.828322472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1]+0.01" office:value-type="float" office:value="0.695">
            <text:p>0.695</text:p>
          </table:table-cell>
          <table:table-cell/>
          <table:table-cell office:value-type="float" office:value="0.7">
            <text:p>0.7</text:p>
          </table:table-cell>
          <table:table-cell office:value-type="float" office:value="0.999958">
            <text:p>0.999958</text:p>
          </table:table-cell>
          <table:table-cell office:value-type="float" office:value="0.000004">
            <text:p>0.000004</text:p>
          </table:table-cell>
          <table:table-cell table:formula="of:=[.F72]*50" office:value-type="float" office:value="0.0002">
            <text:p>0.0002</text:p>
          </table:table-cell>
          <table:table-cell table:formula="of:=([.D72]-[.A71])*8" office:value-type="float" office:value="-12.552">
            <text:p>-12.552</text:p>
          </table:table-cell>
          <table:table-cell table:formula="of:=[.E72]*8^(1/4)" office:value-type="float" office:value="1.68172219520855">
            <text:p>1.6817221952</text:p>
          </table:table-cell>
          <table:table-cell/>
          <table:table-cell office:value-type="float" office:value="0.7">
            <text:p>0.7</text:p>
          </table:table-cell>
          <table:table-cell office:value-type="float" office:value="0.999956">
            <text:p>0.999956</text:p>
          </table:table-cell>
          <table:table-cell office:value-type="float" office:value="0.000002">
            <text:p>0.000002</text:p>
          </table:table-cell>
          <table:table-cell table:formula="of:=[.M72]*10" office:value-type="float" office:value="0.00002">
            <text:p>0.00002</text:p>
          </table:table-cell>
          <table:table-cell table:formula="of:=([.K72]-2.269)*16" office:value-type="float" office:value="-25.104">
            <text:p>-25.104</text:p>
          </table:table-cell>
          <table:table-cell table:formula="of:=[.L72]*16^(1/4)" office:value-type="float" office:value="1.999912">
            <text:p>1.999912</text:p>
          </table:table-cell>
          <table:table-cell/>
          <table:table-cell office:value-type="float" office:value="0.7">
            <text:p>0.7</text:p>
          </table:table-cell>
          <table:table-cell office:value-type="float" office:value="0.999956">
            <text:p>0.999956</text:p>
          </table:table-cell>
          <table:table-cell office:value-type="float" office:value="0">
            <text:p>0</text:p>
          </table:table-cell>
          <table:table-cell/>
          <table:table-cell table:formula="of:=([.R72]-2.269)*32" office:value-type="float" office:value="-50.208">
            <text:p>-50.208</text:p>
          </table:table-cell>
          <table:table-cell table:formula="of:=[.S72]*32^(1/4)" office:value-type="float" office:value="2.37830957977932">
            <text:p>2.3783095798</text:p>
          </table:table-cell>
          <table:table-cell/>
          <table:table-cell office:value-type="float" office:value="0.7">
            <text:p>0.7</text:p>
          </table:table-cell>
          <table:table-cell office:value-type="float" office:value="0.999956">
            <text:p>0.999956</text:p>
          </table:table-cell>
          <table:table-cell office:value-type="float" office:value="0">
            <text:p>0</text:p>
          </table:table-cell>
          <table:table-cell table:formula="of:=[.AA72]*10" office:value-type="float" office:value="0">
            <text:p>0</text:p>
          </table:table-cell>
          <table:table-cell table:formula="of:=([.Y72]-2.269)*64" office:value-type="float" office:value="-100.416">
            <text:p>-100.416</text:p>
          </table:table-cell>
          <table:table-cell table:formula="of:=[.Z72]*64^(1/4)" office:value-type="float" office:value="2.8283026739527">
            <text:p>2.82830267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2]+0.01" office:value-type="float" office:value="0.705">
            <text:p>0.705</text:p>
          </table:table-cell>
          <table:table-cell/>
          <table:table-cell office:value-type="float" office:value="0.71">
            <text:p>0.71</text:p>
          </table:table-cell>
          <table:table-cell office:value-type="float" office:value="0.999964">
            <text:p>0.999964</text:p>
          </table:table-cell>
          <table:table-cell office:value-type="float" office:value="0.000004">
            <text:p>0.000004</text:p>
          </table:table-cell>
          <table:table-cell table:formula="of:=[.F73]*50" office:value-type="float" office:value="0.0002">
            <text:p>0.0002</text:p>
          </table:table-cell>
          <table:table-cell table:formula="of:=([.D73]-[.A72])*8" office:value-type="float" office:value="-12.472">
            <text:p>-12.472</text:p>
          </table:table-cell>
          <table:table-cell table:formula="of:=[.E73]*8^(1/4)" office:value-type="float" office:value="1.68173228596553">
            <text:p>1.681732286</text:p>
          </table:table-cell>
          <table:table-cell/>
          <table:table-cell office:value-type="float" office:value="0.71">
            <text:p>0.71</text:p>
          </table:table-cell>
          <table:table-cell office:value-type="float" office:value="0.999945">
            <text:p>0.999945</text:p>
          </table:table-cell>
          <table:table-cell office:value-type="float" office:value="0.000002">
            <text:p>0.000002</text:p>
          </table:table-cell>
          <table:table-cell table:formula="of:=[.M73]*10" office:value-type="float" office:value="0.00002">
            <text:p>0.00002</text:p>
          </table:table-cell>
          <table:table-cell table:formula="of:=([.K73]-2.269)*16" office:value-type="float" office:value="-24.944">
            <text:p>-24.944</text:p>
          </table:table-cell>
          <table:table-cell table:formula="of:=[.L73]*16^(1/4)" office:value-type="float" office:value="1.99989">
            <text:p>1.99989</text:p>
          </table:table-cell>
          <table:table-cell/>
          <table:table-cell office:value-type="float" office:value="0.71">
            <text:p>0.71</text:p>
          </table:table-cell>
          <table:table-cell office:value-type="float" office:value="0.999949">
            <text:p>0.999949</text:p>
          </table:table-cell>
          <table:table-cell office:value-type="float" office:value="0.000001">
            <text:p>0.000001</text:p>
          </table:table-cell>
          <table:table-cell/>
          <table:table-cell table:formula="of:=([.R73]-2.269)*32" office:value-type="float" office:value="-49.888">
            <text:p>-49.888</text:p>
          </table:table-cell>
          <table:table-cell table:formula="of:=[.S73]*32^(1/4)" office:value-type="float" office:value="2.37829293087971">
            <text:p>2.3782929309</text:p>
          </table:table-cell>
          <table:table-cell/>
          <table:table-cell office:value-type="float" office:value="0.71">
            <text:p>0.71</text:p>
          </table:table-cell>
          <table:table-cell office:value-type="float" office:value="0.999948">
            <text:p>0.999948</text:p>
          </table:table-cell>
          <table:table-cell office:value-type="float" office:value="0">
            <text:p>0</text:p>
          </table:table-cell>
          <table:table-cell table:formula="of:=[.AA73]*10" office:value-type="float" office:value="0">
            <text:p>0</text:p>
          </table:table-cell>
          <table:table-cell table:formula="of:=([.Y73]-2.269)*64" office:value-type="float" office:value="-99.776">
            <text:p>-99.776</text:p>
          </table:table-cell>
          <table:table-cell table:formula="of:=[.Z73]*64^(1/4)" office:value-type="float" office:value="2.8282800465357">
            <text:p>2.828280046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3]+0.01" office:value-type="float" office:value="0.715">
            <text:p>0.715</text:p>
          </table:table-cell>
          <table:table-cell/>
          <table:table-cell office:value-type="float" office:value="0.72">
            <text:p>0.72</text:p>
          </table:table-cell>
          <table:table-cell office:value-type="float" office:value="0.999946">
            <text:p>0.999946</text:p>
          </table:table-cell>
          <table:table-cell office:value-type="float" office:value="0.000004">
            <text:p>0.000004</text:p>
          </table:table-cell>
          <table:table-cell table:formula="of:=[.F74]*50" office:value-type="float" office:value="0.0002">
            <text:p>0.0002</text:p>
          </table:table-cell>
          <table:table-cell table:formula="of:=([.D74]-[.A73])*8" office:value-type="float" office:value="-12.392">
            <text:p>-12.392</text:p>
          </table:table-cell>
          <table:table-cell table:formula="of:=[.E74]*8^(1/4)" office:value-type="float" office:value="1.68170201369458">
            <text:p>1.6817020137</text:p>
          </table:table-cell>
          <table:table-cell/>
          <table:table-cell office:value-type="float" office:value="0.72">
            <text:p>0.72</text:p>
          </table:table-cell>
          <table:table-cell office:value-type="float" office:value="0.999938">
            <text:p>0.999938</text:p>
          </table:table-cell>
          <table:table-cell office:value-type="float" office:value="0.000002">
            <text:p>0.000002</text:p>
          </table:table-cell>
          <table:table-cell table:formula="of:=[.M74]*10" office:value-type="float" office:value="0.00002">
            <text:p>0.00002</text:p>
          </table:table-cell>
          <table:table-cell table:formula="of:=([.K74]-2.269)*16" office:value-type="float" office:value="-24.784">
            <text:p>-24.784</text:p>
          </table:table-cell>
          <table:table-cell table:formula="of:=[.L74]*16^(1/4)" office:value-type="float" office:value="1.999876">
            <text:p>1.999876</text:p>
          </table:table-cell>
          <table:table-cell/>
          <table:table-cell office:value-type="float" office:value="0.72">
            <text:p>0.72</text:p>
          </table:table-cell>
          <table:table-cell office:value-type="float" office:value="0.999939">
            <text:p>0.999939</text:p>
          </table:table-cell>
          <table:table-cell office:value-type="float" office:value="0.000001">
            <text:p>0.000001</text:p>
          </table:table-cell>
          <table:table-cell/>
          <table:table-cell table:formula="of:=([.R74]-2.269)*32" office:value-type="float" office:value="-49.568">
            <text:p>-49.568</text:p>
          </table:table-cell>
          <table:table-cell table:formula="of:=[.S74]*32^(1/4)" office:value-type="float" office:value="2.37826914673741">
            <text:p>2.3782691467</text:p>
          </table:table-cell>
          <table:table-cell/>
          <table:table-cell office:value-type="float" office:value="0.72">
            <text:p>0.72</text:p>
          </table:table-cell>
          <table:table-cell office:value-type="float" office:value="0.99994">
            <text:p>0.99994</text:p>
          </table:table-cell>
          <table:table-cell office:value-type="float" office:value="0">
            <text:p>0</text:p>
          </table:table-cell>
          <table:table-cell table:formula="of:=[.AA74]*10" office:value-type="float" office:value="0">
            <text:p>0</text:p>
          </table:table-cell>
          <table:table-cell table:formula="of:=([.Y74]-2.269)*64" office:value-type="float" office:value="-99.136">
            <text:p>-99.136</text:p>
          </table:table-cell>
          <table:table-cell table:formula="of:=[.Z74]*64^(1/4)" office:value-type="float" office:value="2.82825741911871">
            <text:p>2.828257419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4]+0.01" office:value-type="float" office:value="0.725">
            <text:p>0.725</text:p>
          </table:table-cell>
          <table:table-cell/>
          <table:table-cell office:value-type="float" office:value="0.73">
            <text:p>0.73</text:p>
          </table:table-cell>
          <table:table-cell office:value-type="float" office:value="0.99997">
            <text:p>0.99997</text:p>
          </table:table-cell>
          <table:table-cell office:value-type="float" office:value="0.000004">
            <text:p>0.000004</text:p>
          </table:table-cell>
          <table:table-cell table:formula="of:=[.F75]*50" office:value-type="float" office:value="0.0002">
            <text:p>0.0002</text:p>
          </table:table-cell>
          <table:table-cell table:formula="of:=([.D75]-[.A74])*8" office:value-type="float" office:value="-12.312">
            <text:p>-12.312</text:p>
          </table:table-cell>
          <table:table-cell table:formula="of:=[.E75]*8^(1/4)" office:value-type="float" office:value="1.68174237672251">
            <text:p>1.6817423767</text:p>
          </table:table-cell>
          <table:table-cell/>
          <table:table-cell office:value-type="float" office:value="0.73">
            <text:p>0.73</text:p>
          </table:table-cell>
          <table:table-cell office:value-type="float" office:value="0.999925">
            <text:p>0.999925</text:p>
          </table:table-cell>
          <table:table-cell office:value-type="float" office:value="0.000003">
            <text:p>0.000003</text:p>
          </table:table-cell>
          <table:table-cell table:formula="of:=[.M75]*10" office:value-type="float" office:value="0.00003">
            <text:p>0.00003</text:p>
          </table:table-cell>
          <table:table-cell table:formula="of:=([.K75]-2.269)*16" office:value-type="float" office:value="-24.624">
            <text:p>-24.624</text:p>
          </table:table-cell>
          <table:table-cell table:formula="of:=[.L75]*16^(1/4)" office:value-type="float" office:value="1.99985">
            <text:p>1.99985</text:p>
          </table:table-cell>
          <table:table-cell/>
          <table:table-cell office:value-type="float" office:value="0.73">
            <text:p>0.73</text:p>
          </table:table-cell>
          <table:table-cell office:value-type="float" office:value="0.99993">
            <text:p>0.99993</text:p>
          </table:table-cell>
          <table:table-cell office:value-type="float" office:value="0.000001">
            <text:p>0.000001</text:p>
          </table:table-cell>
          <table:table-cell/>
          <table:table-cell table:formula="of:=([.R75]-2.269)*32" office:value-type="float" office:value="-49.248">
            <text:p>-49.248</text:p>
          </table:table-cell>
          <table:table-cell table:formula="of:=[.S75]*32^(1/4)" office:value-type="float" office:value="2.37824774100934">
            <text:p>2.378247741</text:p>
          </table:table-cell>
          <table:table-cell/>
          <table:table-cell office:value-type="float" office:value="0.73">
            <text:p>0.73</text:p>
          </table:table-cell>
          <table:table-cell office:value-type="float" office:value="0.999929">
            <text:p>0.999929</text:p>
          </table:table-cell>
          <table:table-cell office:value-type="float" office:value="0">
            <text:p>0</text:p>
          </table:table-cell>
          <table:table-cell table:formula="of:=[.AA75]*10" office:value-type="float" office:value="0">
            <text:p>0</text:p>
          </table:table-cell>
          <table:table-cell table:formula="of:=([.Y75]-2.269)*64" office:value-type="float" office:value="-98.496">
            <text:p>-98.496</text:p>
          </table:table-cell>
          <table:table-cell table:formula="of:=[.Z75]*64^(1/4)" office:value-type="float" office:value="2.82822630642033">
            <text:p>2.828226306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5]+0.01" office:value-type="float" office:value="0.735">
            <text:p>0.735</text:p>
          </table:table-cell>
          <table:table-cell/>
          <table:table-cell office:value-type="float" office:value="0.74">
            <text:p>0.74</text:p>
          </table:table-cell>
          <table:table-cell office:value-type="float" office:value="0.99991">
            <text:p>0.99991</text:p>
          </table:table-cell>
          <table:table-cell office:value-type="float" office:value="0.000006">
            <text:p>0.000006</text:p>
          </table:table-cell>
          <table:table-cell table:formula="of:=[.F76]*50" office:value-type="float" office:value="0.0003">
            <text:p>0.0003</text:p>
          </table:table-cell>
          <table:table-cell table:formula="of:=([.D76]-[.A75])*8" office:value-type="float" office:value="-12.232">
            <text:p>-12.232</text:p>
          </table:table-cell>
          <table:table-cell table:formula="of:=[.E76]*8^(1/4)" office:value-type="float" office:value="1.68164146915268">
            <text:p>1.6816414692</text:p>
          </table:table-cell>
          <table:table-cell/>
          <table:table-cell office:value-type="float" office:value="0.74">
            <text:p>0.74</text:p>
          </table:table-cell>
          <table:table-cell office:value-type="float" office:value="0.999932">
            <text:p>0.999932</text:p>
          </table:table-cell>
          <table:table-cell office:value-type="float" office:value="0.000003">
            <text:p>0.000003</text:p>
          </table:table-cell>
          <table:table-cell table:formula="of:=[.M76]*10" office:value-type="float" office:value="0.00003">
            <text:p>0.00003</text:p>
          </table:table-cell>
          <table:table-cell table:formula="of:=([.K76]-2.269)*16" office:value-type="float" office:value="-24.464">
            <text:p>-24.464</text:p>
          </table:table-cell>
          <table:table-cell table:formula="of:=[.L76]*16^(1/4)" office:value-type="float" office:value="1.999864">
            <text:p>1.999864</text:p>
          </table:table-cell>
          <table:table-cell/>
          <table:table-cell office:value-type="float" office:value="0.74">
            <text:p>0.74</text:p>
          </table:table-cell>
          <table:table-cell office:value-type="float" office:value="0.999919">
            <text:p>0.999919</text:p>
          </table:table-cell>
          <table:table-cell office:value-type="float" office:value="0.000001">
            <text:p>0.000001</text:p>
          </table:table-cell>
          <table:table-cell/>
          <table:table-cell table:formula="of:=([.R76]-2.269)*32" office:value-type="float" office:value="-48.928">
            <text:p>-48.928</text:p>
          </table:table-cell>
          <table:table-cell table:formula="of:=[.S76]*32^(1/4)" office:value-type="float" office:value="2.37822157845281">
            <text:p>2.3782215785</text:p>
          </table:table-cell>
          <table:table-cell/>
          <table:table-cell office:value-type="float" office:value="0.74">
            <text:p>0.74</text:p>
          </table:table-cell>
          <table:table-cell office:value-type="float" office:value="0.999918">
            <text:p>0.999918</text:p>
          </table:table-cell>
          <table:table-cell office:value-type="float" office:value="0">
            <text:p>0</text:p>
          </table:table-cell>
          <table:table-cell table:formula="of:=[.AA76]*10" office:value-type="float" office:value="0">
            <text:p>0</text:p>
          </table:table-cell>
          <table:table-cell table:formula="of:=([.Y76]-2.269)*64" office:value-type="float" office:value="-97.856">
            <text:p>-97.856</text:p>
          </table:table-cell>
          <table:table-cell table:formula="of:=[.Z76]*64^(1/4)" office:value-type="float" office:value="2.82819519372196">
            <text:p>2.828195193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6]+0.01" office:value-type="float" office:value="0.745">
            <text:p>0.745</text:p>
          </table:table-cell>
          <table:table-cell/>
          <table:table-cell office:value-type="float" office:value="0.75">
            <text:p>0.75</text:p>
          </table:table-cell>
          <table:table-cell office:value-type="float" office:value="0.99991">
            <text:p>0.99991</text:p>
          </table:table-cell>
          <table:table-cell office:value-type="float" office:value="0.000006">
            <text:p>0.000006</text:p>
          </table:table-cell>
          <table:table-cell table:formula="of:=[.F77]*50" office:value-type="float" office:value="0.0003">
            <text:p>0.0003</text:p>
          </table:table-cell>
          <table:table-cell table:formula="of:=([.D77]-[.A76])*8" office:value-type="float" office:value="-12.152">
            <text:p>-12.152</text:p>
          </table:table-cell>
          <table:table-cell table:formula="of:=[.E77]*8^(1/4)" office:value-type="float" office:value="1.68164146915268">
            <text:p>1.681641469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999903">
            <text:p>0.999903</text:p>
          </table:table-cell>
          <table:table-cell office:value-type="float" office:value="0.000003">
            <text:p>0.000003</text:p>
          </table:table-cell>
          <table:table-cell table:formula="of:=[.M77]*10" office:value-type="float" office:value="0.00003">
            <text:p>0.00003</text:p>
          </table:table-cell>
          <table:table-cell table:formula="of:=([.K77]-2.269)*16" office:value-type="float" office:value="-24.304">
            <text:p>-24.304</text:p>
          </table:table-cell>
          <table:table-cell table:formula="of:=[.L77]*16^(1/4)" office:value-type="float" office:value="1.999806">
            <text:p>1.999806</text:p>
          </table:table-cell>
          <table:table-cell/>
          <table:table-cell office:value-type="float" office:value="0.75">
            <text:p>0.75</text:p>
          </table:table-cell>
          <table:table-cell office:value-type="float" office:value="0.999904">
            <text:p>0.999904</text:p>
          </table:table-cell>
          <table:table-cell office:value-type="float" office:value="0.000001">
            <text:p>0.000001</text:p>
          </table:table-cell>
          <table:table-cell/>
          <table:table-cell table:formula="of:=([.R77]-2.269)*32" office:value-type="float" office:value="-48.608">
            <text:p>-48.608</text:p>
          </table:table-cell>
          <table:table-cell table:formula="of:=[.S77]*32^(1/4)" office:value-type="float" office:value="2.37818590223936">
            <text:p>2.3781859022</text:p>
          </table:table-cell>
          <table:table-cell/>
          <table:table-cell office:value-type="float" office:value="0.75">
            <text:p>0.75</text:p>
          </table:table-cell>
          <table:table-cell office:value-type="float" office:value="0.999905">
            <text:p>0.999905</text:p>
          </table:table-cell>
          <table:table-cell office:value-type="float" office:value="0">
            <text:p>0</text:p>
          </table:table-cell>
          <table:table-cell table:formula="of:=[.AA77]*10" office:value-type="float" office:value="0">
            <text:p>0</text:p>
          </table:table-cell>
          <table:table-cell table:formula="of:=([.Y77]-2.269)*64" office:value-type="float" office:value="-97.216">
            <text:p>-97.216</text:p>
          </table:table-cell>
          <table:table-cell table:formula="of:=[.Z77]*64^(1/4)" office:value-type="float" office:value="2.82815842416934">
            <text:p>2.828158424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7]+0.01" office:value-type="float" office:value="0.755">
            <text:p>0.755</text:p>
          </table:table-cell>
          <table:table-cell/>
          <table:table-cell office:value-type="float" office:value="0.76">
            <text:p>0.76</text:p>
          </table:table-cell>
          <table:table-cell office:value-type="float" office:value="0.999892">
            <text:p>0.999892</text:p>
          </table:table-cell>
          <table:table-cell office:value-type="float" office:value="0.000009">
            <text:p>0.000009</text:p>
          </table:table-cell>
          <table:table-cell table:formula="of:=[.F78]*50" office:value-type="float" office:value="0.00045">
            <text:p>0.00045</text:p>
          </table:table-cell>
          <table:table-cell table:formula="of:=([.D78]-[.A77])*8" office:value-type="float" office:value="-12.072">
            <text:p>-12.072</text:p>
          </table:table-cell>
          <table:table-cell table:formula="of:=[.E78]*8^(1/4)" office:value-type="float" office:value="1.68161119688173">
            <text:p>1.6816111969</text:p>
          </table:table-cell>
          <table:table-cell/>
          <table:table-cell office:value-type="float" office:value="0.76">
            <text:p>0.76</text:p>
          </table:table-cell>
          <table:table-cell office:value-type="float" office:value="0.999889">
            <text:p>0.999889</text:p>
          </table:table-cell>
          <table:table-cell office:value-type="float" office:value="0.000004">
            <text:p>0.000004</text:p>
          </table:table-cell>
          <table:table-cell table:formula="of:=[.M78]*10" office:value-type="float" office:value="0.00004">
            <text:p>0.00004</text:p>
          </table:table-cell>
          <table:table-cell table:formula="of:=([.K78]-2.269)*16" office:value-type="float" office:value="-24.144">
            <text:p>-24.144</text:p>
          </table:table-cell>
          <table:table-cell table:formula="of:=[.L78]*16^(1/4)" office:value-type="float" office:value="1.999778">
            <text:p>1.999778</text:p>
          </table:table-cell>
          <table:table-cell/>
          <table:table-cell office:value-type="float" office:value="0.76">
            <text:p>0.76</text:p>
          </table:table-cell>
          <table:table-cell office:value-type="float" office:value="0.999892">
            <text:p>0.999892</text:p>
          </table:table-cell>
          <table:table-cell office:value-type="float" office:value="0.000001">
            <text:p>0.000001</text:p>
          </table:table-cell>
          <table:table-cell/>
          <table:table-cell table:formula="of:=([.R78]-2.269)*32" office:value-type="float" office:value="-48.288">
            <text:p>-48.288</text:p>
          </table:table-cell>
          <table:table-cell table:formula="of:=[.S78]*32^(1/4)" office:value-type="float" office:value="2.3781573612686">
            <text:p>2.3781573613</text:p>
          </table:table-cell>
          <table:table-cell/>
          <table:table-cell office:value-type="float" office:value="0.76">
            <text:p>0.76</text:p>
          </table:table-cell>
          <table:table-cell office:value-type="float" office:value="0.99989">
            <text:p>0.99989</text:p>
          </table:table-cell>
          <table:table-cell office:value-type="float" office:value="0">
            <text:p>0</text:p>
          </table:table-cell>
          <table:table-cell table:formula="of:=[.AA78]*10" office:value-type="float" office:value="0">
            <text:p>0</text:p>
          </table:table-cell>
          <table:table-cell table:formula="of:=([.Y78]-2.269)*64" office:value-type="float" office:value="-96.576">
            <text:p>-96.576</text:p>
          </table:table-cell>
          <table:table-cell table:formula="of:=[.Z78]*64^(1/4)" office:value-type="float" office:value="2.82811599776247">
            <text:p>2.828115997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8]+0.01" office:value-type="float" office:value="0.765">
            <text:p>0.765</text:p>
          </table:table-cell>
          <table:table-cell/>
          <table:table-cell office:value-type="float" office:value="0.77">
            <text:p>0.77</text:p>
          </table:table-cell>
          <table:table-cell office:value-type="float" office:value="0.999868">
            <text:p>0.999868</text:p>
          </table:table-cell>
          <table:table-cell office:value-type="float" office:value="0.000006">
            <text:p>0.000006</text:p>
          </table:table-cell>
          <table:table-cell table:formula="of:=[.F79]*50" office:value-type="float" office:value="0.0003">
            <text:p>0.0003</text:p>
          </table:table-cell>
          <table:table-cell table:formula="of:=([.D79]-[.A78])*8" office:value-type="float" office:value="-11.992">
            <text:p>-11.992</text:p>
          </table:table-cell>
          <table:table-cell table:formula="of:=[.E79]*8^(1/4)" office:value-type="float" office:value="1.6815708338538">
            <text:p>1.6815708339</text:p>
          </table:table-cell>
          <table:table-cell/>
          <table:table-cell office:value-type="float" office:value="0.77">
            <text:p>0.77</text:p>
          </table:table-cell>
          <table:table-cell office:value-type="float" office:value="0.999871">
            <text:p>0.999871</text:p>
          </table:table-cell>
          <table:table-cell office:value-type="float" office:value="0.000004">
            <text:p>0.000004</text:p>
          </table:table-cell>
          <table:table-cell table:formula="of:=[.M79]*10" office:value-type="float" office:value="0.00004">
            <text:p>0.00004</text:p>
          </table:table-cell>
          <table:table-cell table:formula="of:=([.K79]-2.269)*16" office:value-type="float" office:value="-23.984">
            <text:p>-23.984</text:p>
          </table:table-cell>
          <table:table-cell table:formula="of:=[.L79]*16^(1/4)" office:value-type="float" office:value="1.999742">
            <text:p>1.999742</text:p>
          </table:table-cell>
          <table:table-cell/>
          <table:table-cell office:value-type="float" office:value="0.77">
            <text:p>0.77</text:p>
          </table:table-cell>
          <table:table-cell office:value-type="float" office:value="0.999874">
            <text:p>0.999874</text:p>
          </table:table-cell>
          <table:table-cell office:value-type="float" office:value="0.000001">
            <text:p>0.000001</text:p>
          </table:table-cell>
          <table:table-cell/>
          <table:table-cell table:formula="of:=([.R79]-2.269)*32" office:value-type="float" office:value="-47.968">
            <text:p>-47.968</text:p>
          </table:table-cell>
          <table:table-cell table:formula="of:=[.S79]*32^(1/4)" office:value-type="float" office:value="2.37811454981246">
            <text:p>2.3781145498</text:p>
          </table:table-cell>
          <table:table-cell/>
          <table:table-cell office:value-type="float" office:value="0.77">
            <text:p>0.77</text:p>
          </table:table-cell>
          <table:table-cell office:value-type="float" office:value="0.999874">
            <text:p>0.999874</text:p>
          </table:table-cell>
          <table:table-cell office:value-type="float" office:value="0">
            <text:p>0</text:p>
          </table:table-cell>
          <table:table-cell table:formula="of:=[.AA79]*10" office:value-type="float" office:value="0">
            <text:p>0</text:p>
          </table:table-cell>
          <table:table-cell table:formula="of:=([.Y79]-2.269)*64" office:value-type="float" office:value="-95.936">
            <text:p>-95.936</text:p>
          </table:table-cell>
          <table:table-cell table:formula="of:=[.Z79]*64^(1/4)" office:value-type="float" office:value="2.82807074292847">
            <text:p>2.828070742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79]+0.01" office:value-type="float" office:value="0.775">
            <text:p>0.775</text:p>
          </table:table-cell>
          <table:table-cell/>
          <table:table-cell office:value-type="float" office:value="0.78">
            <text:p>0.78</text:p>
          </table:table-cell>
          <table:table-cell office:value-type="float" office:value="0.999844">
            <text:p>0.999844</text:p>
          </table:table-cell>
          <table:table-cell office:value-type="float" office:value="0.000008">
            <text:p>0.000008</text:p>
          </table:table-cell>
          <table:table-cell table:formula="of:=[.F80]*50" office:value-type="float" office:value="0.0004">
            <text:p>0.0004</text:p>
          </table:table-cell>
          <table:table-cell table:formula="of:=([.D80]-[.A79])*8" office:value-type="float" office:value="-11.912">
            <text:p>-11.912</text:p>
          </table:table-cell>
          <table:table-cell table:formula="of:=[.E80]*8^(1/4)" office:value-type="float" office:value="1.68153047082587">
            <text:p>1.6815304708</text:p>
          </table:table-cell>
          <table:table-cell/>
          <table:table-cell office:value-type="float" office:value="0.78">
            <text:p>0.78</text:p>
          </table:table-cell>
          <table:table-cell office:value-type="float" office:value="0.999861">
            <text:p>0.999861</text:p>
          </table:table-cell>
          <table:table-cell office:value-type="float" office:value="0.000003">
            <text:p>0.000003</text:p>
          </table:table-cell>
          <table:table-cell table:formula="of:=[.M80]*10" office:value-type="float" office:value="0.00003">
            <text:p>0.00003</text:p>
          </table:table-cell>
          <table:table-cell table:formula="of:=([.K80]-2.269)*16" office:value-type="float" office:value="-23.824">
            <text:p>-23.824</text:p>
          </table:table-cell>
          <table:table-cell table:formula="of:=[.L80]*16^(1/4)" office:value-type="float" office:value="1.999722">
            <text:p>1.99972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999858">
            <text:p>0.999858</text:p>
          </table:table-cell>
          <table:table-cell office:value-type="float" office:value="0.000001">
            <text:p>0.000001</text:p>
          </table:table-cell>
          <table:table-cell/>
          <table:table-cell table:formula="of:=([.R80]-2.269)*32" office:value-type="float" office:value="-47.648">
            <text:p>-47.648</text:p>
          </table:table-cell>
          <table:table-cell table:formula="of:=[.S80]*32^(1/4)" office:value-type="float" office:value="2.37807649518478">
            <text:p>2.3780764952</text:p>
          </table:table-cell>
          <table:table-cell/>
          <table:table-cell office:value-type="float" office:value="0.78">
            <text:p>0.78</text:p>
          </table:table-cell>
          <table:table-cell office:value-type="float" office:value="0.999857">
            <text:p>0.999857</text:p>
          </table:table-cell>
          <table:table-cell office:value-type="float" office:value="0">
            <text:p>0</text:p>
          </table:table-cell>
          <table:table-cell table:formula="of:=[.AA80]*10" office:value-type="float" office:value="0">
            <text:p>0</text:p>
          </table:table-cell>
          <table:table-cell table:formula="of:=([.Y80]-2.269)*64" office:value-type="float" office:value="-95.296">
            <text:p>-95.296</text:p>
          </table:table-cell>
          <table:table-cell table:formula="of:=[.Z80]*64^(1/4)" office:value-type="float" office:value="2.82802265966735">
            <text:p>2.828022659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0]+0.01" office:value-type="float" office:value="0.785">
            <text:p>0.785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99838">
            <text:p>0.999838</text:p>
          </table:table-cell>
          <table:table-cell office:value-type="float" office:value="0.00001">
            <text:p>0.00001</text:p>
          </table:table-cell>
          <table:table-cell table:formula="of:=[.F81]*50" office:value-type="float" office:value="0.0005">
            <text:p>0.0005</text:p>
          </table:table-cell>
          <table:table-cell table:formula="of:=([.D81]-[.A80])*8" office:value-type="float" office:value="-11.832">
            <text:p>-11.832</text:p>
          </table:table-cell>
          <table:table-cell table:formula="of:=[.E81]*8^(1/4)" office:value-type="float" office:value="1.68152038006889">
            <text:p>1.6815203801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99834">
            <text:p>0.999834</text:p>
          </table:table-cell>
          <table:table-cell office:value-type="float" office:value="0.000004">
            <text:p>0.000004</text:p>
          </table:table-cell>
          <table:table-cell table:formula="of:=[.M81]*10" office:value-type="float" office:value="0.00004">
            <text:p>0.00004</text:p>
          </table:table-cell>
          <table:table-cell table:formula="of:=([.K81]-2.269)*16" office:value-type="float" office:value="-23.664">
            <text:p>-23.664</text:p>
          </table:table-cell>
          <table:table-cell table:formula="of:=[.L81]*16^(1/4)" office:value-type="float" office:value="1.999668">
            <text:p>1.999668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99838">
            <text:p>0.999838</text:p>
          </table:table-cell>
          <table:table-cell office:value-type="float" office:value="0.000001">
            <text:p>0.000001</text:p>
          </table:table-cell>
          <table:table-cell/>
          <table:table-cell table:formula="of:=([.R81]-2.269)*32" office:value-type="float" office:value="-47.328">
            <text:p>-47.328</text:p>
          </table:table-cell>
          <table:table-cell table:formula="of:=[.S81]*32^(1/4)" office:value-type="float" office:value="2.37802892690018">
            <text:p>2.3780289269</text:p>
          </table:table-cell>
          <table:table-cell/>
          <table:table-cell office:value-type="float" office:value="0.79">
            <text:p>0.79</text:p>
          </table:table-cell>
          <table:table-cell office:value-type="float" office:value="0.999837">
            <text:p>0.999837</text:p>
          </table:table-cell>
          <table:table-cell office:value-type="float" office:value="0">
            <text:p>0</text:p>
          </table:table-cell>
          <table:table-cell table:formula="of:=[.AA81]*10" office:value-type="float" office:value="0">
            <text:p>0</text:p>
          </table:table-cell>
          <table:table-cell table:formula="of:=([.Y81]-2.269)*64" office:value-type="float" office:value="-94.656">
            <text:p>-94.656</text:p>
          </table:table-cell>
          <table:table-cell table:formula="of:=[.Z81]*64^(1/4)" office:value-type="float" office:value="2.82796609112486">
            <text:p>2.827966091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1]+0.01" office:value-type="float" office:value="0.795">
            <text:p>0.795</text:p>
          </table:table-cell>
          <table:table-cell/>
          <table:table-cell office:value-type="float" office:value="0.8">
            <text:p>0.8</text:p>
          </table:table-cell>
          <table:table-cell office:value-type="float" office:value="0.99985">
            <text:p>0.99985</text:p>
          </table:table-cell>
          <table:table-cell office:value-type="float" office:value="0.00001">
            <text:p>0.00001</text:p>
          </table:table-cell>
          <table:table-cell table:formula="of:=[.F82]*50" office:value-type="float" office:value="0.0005">
            <text:p>0.0005</text:p>
          </table:table-cell>
          <table:table-cell table:formula="of:=([.D82]-[.A81])*8" office:value-type="float" office:value="-11.752">
            <text:p>-11.752</text:p>
          </table:table-cell>
          <table:table-cell table:formula="of:=[.E82]*8^(1/4)" office:value-type="float" office:value="1.68154056158285">
            <text:p>1.6815405616</text:p>
          </table:table-cell>
          <table:table-cell/>
          <table:table-cell office:value-type="float" office:value="0.8">
            <text:p>0.8</text:p>
          </table:table-cell>
          <table:table-cell office:value-type="float" office:value="0.99982">
            <text:p>0.99982</text:p>
          </table:table-cell>
          <table:table-cell office:value-type="float" office:value="0.000004">
            <text:p>0.000004</text:p>
          </table:table-cell>
          <table:table-cell table:formula="of:=[.M82]*10" office:value-type="float" office:value="0.00004">
            <text:p>0.00004</text:p>
          </table:table-cell>
          <table:table-cell table:formula="of:=([.K82]-2.269)*16" office:value-type="float" office:value="-23.504">
            <text:p>-23.504</text:p>
          </table:table-cell>
          <table:table-cell table:formula="of:=[.L82]*16^(1/4)" office:value-type="float" office:value="1.99964">
            <text:p>1.99964</text:p>
          </table:table-cell>
          <table:table-cell/>
          <table:table-cell office:value-type="float" office:value="0.8">
            <text:p>0.8</text:p>
          </table:table-cell>
          <table:table-cell office:value-type="float" office:value="0.999812">
            <text:p>0.999812</text:p>
          </table:table-cell>
          <table:table-cell office:value-type="float" office:value="0.000001">
            <text:p>0.000001</text:p>
          </table:table-cell>
          <table:table-cell/>
          <table:table-cell table:formula="of:=([.R82]-2.269)*32" office:value-type="float" office:value="-47.008">
            <text:p>-47.008</text:p>
          </table:table-cell>
          <table:table-cell table:formula="of:=[.S82]*32^(1/4)" office:value-type="float" office:value="2.3779670881302">
            <text:p>2.3779670881</text:p>
          </table:table-cell>
          <table:table-cell/>
          <table:table-cell office:value-type="float" office:value="0.8">
            <text:p>0.8</text:p>
          </table:table-cell>
          <table:table-cell office:value-type="float" office:value="0.999813">
            <text:p>0.999813</text:p>
          </table:table-cell>
          <table:table-cell office:value-type="float" office:value="0">
            <text:p>0</text:p>
          </table:table-cell>
          <table:table-cell table:formula="of:=[.AA82]*10" office:value-type="float" office:value="0">
            <text:p>0</text:p>
          </table:table-cell>
          <table:table-cell table:formula="of:=([.Y82]-2.269)*64" office:value-type="float" office:value="-94.016">
            <text:p>-94.016</text:p>
          </table:table-cell>
          <table:table-cell table:formula="of:=[.Z82]*64^(1/4)" office:value-type="float" office:value="2.82789820887386">
            <text:p>2.827898208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2]+0.01" office:value-type="float" office:value="0.805">
            <text:p>0.805</text:p>
          </table:table-cell>
          <table:table-cell/>
          <table:table-cell office:value-type="float" office:value="0.81">
            <text:p>0.81</text:p>
          </table:table-cell>
          <table:table-cell office:value-type="float" office:value="0.999808">
            <text:p>0.999808</text:p>
          </table:table-cell>
          <table:table-cell office:value-type="float" office:value="0.00001">
            <text:p>0.00001</text:p>
          </table:table-cell>
          <table:table-cell table:formula="of:=[.F83]*50" office:value-type="float" office:value="0.0005">
            <text:p>0.0005</text:p>
          </table:table-cell>
          <table:table-cell table:formula="of:=([.D83]-[.A82])*8" office:value-type="float" office:value="-11.672">
            <text:p>-11.672</text:p>
          </table:table-cell>
          <table:table-cell table:formula="of:=[.E83]*8^(1/4)" office:value-type="float" office:value="1.68146992628397">
            <text:p>1.6814699263</text:p>
          </table:table-cell>
          <table:table-cell/>
          <table:table-cell office:value-type="float" office:value="0.81">
            <text:p>0.81</text:p>
          </table:table-cell>
          <table:table-cell office:value-type="float" office:value="0.999793">
            <text:p>0.999793</text:p>
          </table:table-cell>
          <table:table-cell office:value-type="float" office:value="0.000004">
            <text:p>0.000004</text:p>
          </table:table-cell>
          <table:table-cell table:formula="of:=[.M83]*10" office:value-type="float" office:value="0.00004">
            <text:p>0.00004</text:p>
          </table:table-cell>
          <table:table-cell table:formula="of:=([.K83]-2.269)*16" office:value-type="float" office:value="-23.344">
            <text:p>-23.344</text:p>
          </table:table-cell>
          <table:table-cell table:formula="of:=[.L83]*16^(1/4)" office:value-type="float" office:value="1.999586">
            <text:p>1.999586</text:p>
          </table:table-cell>
          <table:table-cell/>
          <table:table-cell office:value-type="float" office:value="0.81">
            <text:p>0.81</text:p>
          </table:table-cell>
          <table:table-cell office:value-type="float" office:value="0.999786">
            <text:p>0.999786</text:p>
          </table:table-cell>
          <table:table-cell office:value-type="float" office:value="0.000001">
            <text:p>0.000001</text:p>
          </table:table-cell>
          <table:table-cell/>
          <table:table-cell table:formula="of:=([.R83]-2.269)*32" office:value-type="float" office:value="-46.688">
            <text:p>-46.688</text:p>
          </table:table-cell>
          <table:table-cell table:formula="of:=[.S83]*32^(1/4)" office:value-type="float" office:value="2.37790524936022">
            <text:p>2.3779052494</text:p>
          </table:table-cell>
          <table:table-cell/>
          <table:table-cell office:value-type="float" office:value="0.81">
            <text:p>0.81</text:p>
          </table:table-cell>
          <table:table-cell office:value-type="float" office:value="0.999789">
            <text:p>0.999789</text:p>
          </table:table-cell>
          <table:table-cell office:value-type="float" office:value="0">
            <text:p>0</text:p>
          </table:table-cell>
          <table:table-cell table:formula="of:=[.AA83]*10" office:value-type="float" office:value="0">
            <text:p>0</text:p>
          </table:table-cell>
          <table:table-cell table:formula="of:=([.Y83]-2.269)*64" office:value-type="float" office:value="-93.376">
            <text:p>-93.376</text:p>
          </table:table-cell>
          <table:table-cell table:formula="of:=[.Z83]*64^(1/4)" office:value-type="float" office:value="2.82783032662287">
            <text:p>2.827830326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3]+0.01" office:value-type="float" office:value="0.815">
            <text:p>0.815</text:p>
          </table:table-cell>
          <table:table-cell/>
          <table:table-cell office:value-type="float" office:value="0.82">
            <text:p>0.82</text:p>
          </table:table-cell>
          <table:table-cell office:value-type="float" office:value="0.999754">
            <text:p>0.999754</text:p>
          </table:table-cell>
          <table:table-cell office:value-type="float" office:value="0.000007">
            <text:p>0.000007</text:p>
          </table:table-cell>
          <table:table-cell table:formula="of:=[.F84]*50" office:value-type="float" office:value="0.00035">
            <text:p>0.00035</text:p>
          </table:table-cell>
          <table:table-cell table:formula="of:=([.D84]-[.A83])*8" office:value-type="float" office:value="-11.592">
            <text:p>-11.592</text:p>
          </table:table-cell>
          <table:table-cell table:formula="of:=[.E84]*8^(1/4)" office:value-type="float" office:value="1.68137910947112">
            <text:p>1.6813791095</text:p>
          </table:table-cell>
          <table:table-cell/>
          <table:table-cell office:value-type="float" office:value="0.82">
            <text:p>0.82</text:p>
          </table:table-cell>
          <table:table-cell office:value-type="float" office:value="0.999766">
            <text:p>0.999766</text:p>
          </table:table-cell>
          <table:table-cell office:value-type="float" office:value="0.000005">
            <text:p>0.000005</text:p>
          </table:table-cell>
          <table:table-cell table:formula="of:=[.M84]*10" office:value-type="float" office:value="0.00005">
            <text:p>0.00005</text:p>
          </table:table-cell>
          <table:table-cell table:formula="of:=([.K84]-2.269)*16" office:value-type="float" office:value="-23.184">
            <text:p>-23.184</text:p>
          </table:table-cell>
          <table:table-cell table:formula="of:=[.L84]*16^(1/4)" office:value-type="float" office:value="1.999532">
            <text:p>1.999532</text:p>
          </table:table-cell>
          <table:table-cell/>
          <table:table-cell office:value-type="float" office:value="0.82">
            <text:p>0.82</text:p>
          </table:table-cell>
          <table:table-cell office:value-type="float" office:value="0.999758">
            <text:p>0.999758</text:p>
          </table:table-cell>
          <table:table-cell office:value-type="float" office:value="0.000001">
            <text:p>0.000001</text:p>
          </table:table-cell>
          <table:table-cell/>
          <table:table-cell table:formula="of:=([.R84]-2.269)*32" office:value-type="float" office:value="-46.368">
            <text:p>-46.368</text:p>
          </table:table-cell>
          <table:table-cell table:formula="of:=[.S84]*32^(1/4)" office:value-type="float" office:value="2.37783865376178">
            <text:p>2.3778386538</text:p>
          </table:table-cell>
          <table:table-cell/>
          <table:table-cell office:value-type="float" office:value="0.82">
            <text:p>0.82</text:p>
          </table:table-cell>
          <table:table-cell office:value-type="float" office:value="0.999762">
            <text:p>0.999762</text:p>
          </table:table-cell>
          <table:table-cell office:value-type="float" office:value="0">
            <text:p>0</text:p>
          </table:table-cell>
          <table:table-cell table:formula="of:=[.AA84]*10" office:value-type="float" office:value="0">
            <text:p>0</text:p>
          </table:table-cell>
          <table:table-cell table:formula="of:=([.Y84]-2.269)*64" office:value-type="float" office:value="-92.736">
            <text:p>-92.736</text:p>
          </table:table-cell>
          <table:table-cell table:formula="of:=[.Z84]*64^(1/4)" office:value-type="float" office:value="2.8277539590905">
            <text:p>2.827753959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4]+0.01" office:value-type="float" office:value="0.825000000000001">
            <text:p>0.825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99742">
            <text:p>0.999742</text:p>
          </table:table-cell>
          <table:table-cell office:value-type="float" office:value="0.000011">
            <text:p>0.000011</text:p>
          </table:table-cell>
          <table:table-cell table:formula="of:=[.F85]*50" office:value-type="float" office:value="0.00055">
            <text:p>0.00055</text:p>
          </table:table-cell>
          <table:table-cell table:formula="of:=([.D85]-[.A84])*8" office:value-type="float" office:value="-11.512">
            <text:p>-11.512</text:p>
          </table:table-cell>
          <table:table-cell table:formula="of:=[.E85]*8^(1/4)" office:value-type="float" office:value="1.68135892795716">
            <text:p>1.681358928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99741">
            <text:p>0.999741</text:p>
          </table:table-cell>
          <table:table-cell office:value-type="float" office:value="0.000006">
            <text:p>0.000006</text:p>
          </table:table-cell>
          <table:table-cell table:formula="of:=[.M85]*10" office:value-type="float" office:value="0.00006">
            <text:p>0.00006</text:p>
          </table:table-cell>
          <table:table-cell table:formula="of:=([.K85]-2.269)*16" office:value-type="float" office:value="-23.024">
            <text:p>-23.024</text:p>
          </table:table-cell>
          <table:table-cell table:formula="of:=[.L85]*16^(1/4)" office:value-type="float" office:value="1.999482">
            <text:p>1.999482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99733">
            <text:p>0.999733</text:p>
          </table:table-cell>
          <table:table-cell office:value-type="float" office:value="0.000001">
            <text:p>0.000001</text:p>
          </table:table-cell>
          <table:table-cell/>
          <table:table-cell table:formula="of:=([.R85]-2.269)*32" office:value-type="float" office:value="-46.048">
            <text:p>-46.048</text:p>
          </table:table-cell>
          <table:table-cell table:formula="of:=[.S85]*32^(1/4)" office:value-type="float" office:value="2.37777919340603">
            <text:p>2.3777791934</text:p>
          </table:table-cell>
          <table:table-cell/>
          <table:table-cell office:value-type="float" office:value="0.83">
            <text:p>0.83</text:p>
          </table:table-cell>
          <table:table-cell office:value-type="float" office:value="0.99973">
            <text:p>0.99973</text:p>
          </table:table-cell>
          <table:table-cell office:value-type="float" office:value="0">
            <text:p>0</text:p>
          </table:table-cell>
          <table:table-cell table:formula="of:=[.AA85]*10" office:value-type="float" office:value="0">
            <text:p>0</text:p>
          </table:table-cell>
          <table:table-cell table:formula="of:=([.Y85]-2.269)*64" office:value-type="float" office:value="-92.096">
            <text:p>-92.096</text:p>
          </table:table-cell>
          <table:table-cell table:formula="of:=[.Z85]*64^(1/4)" office:value-type="float" office:value="2.82766344942251">
            <text:p>2.827663449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5]+0.01" office:value-type="float" office:value="0.835000000000001">
            <text:p>0.835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997">
            <text:p>0.9997</text:p>
          </table:table-cell>
          <table:table-cell office:value-type="float" office:value="0.000013">
            <text:p>0.000013</text:p>
          </table:table-cell>
          <table:table-cell table:formula="of:=[.F86]*50" office:value-type="float" office:value="0.00065">
            <text:p>0.00065</text:p>
          </table:table-cell>
          <table:table-cell table:formula="of:=([.D86]-[.A85])*8" office:value-type="float" office:value="-11.432">
            <text:p>-11.432</text:p>
          </table:table-cell>
          <table:table-cell table:formula="of:=[.E86]*8^(1/4)" office:value-type="float" office:value="1.68128829265828">
            <text:p>1.6812882927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99706">
            <text:p>0.999706</text:p>
          </table:table-cell>
          <table:table-cell office:value-type="float" office:value="0.000005">
            <text:p>0.000005</text:p>
          </table:table-cell>
          <table:table-cell table:formula="of:=[.M86]*10" office:value-type="float" office:value="0.00005">
            <text:p>0.00005</text:p>
          </table:table-cell>
          <table:table-cell table:formula="of:=([.K86]-2.269)*16" office:value-type="float" office:value="-22.864">
            <text:p>-22.864</text:p>
          </table:table-cell>
          <table:table-cell table:formula="of:=[.L86]*16^(1/4)" office:value-type="float" office:value="1.999412">
            <text:p>1.999412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997">
            <text:p>0.9997</text:p>
          </table:table-cell>
          <table:table-cell office:value-type="float" office:value="0.000001">
            <text:p>0.000001</text:p>
          </table:table-cell>
          <table:table-cell/>
          <table:table-cell table:formula="of:=([.R86]-2.269)*32" office:value-type="float" office:value="-45.728">
            <text:p>-45.728</text:p>
          </table:table-cell>
          <table:table-cell table:formula="of:=[.S86]*32^(1/4)" office:value-type="float" office:value="2.37770070573644">
            <text:p>2.3777007057</text:p>
          </table:table-cell>
          <table:table-cell/>
          <table:table-cell office:value-type="float" office:value="0.84">
            <text:p>0.84</text:p>
          </table:table-cell>
          <table:table-cell office:value-type="float" office:value="0.999698">
            <text:p>0.999698</text:p>
          </table:table-cell>
          <table:table-cell office:value-type="float" office:value="0">
            <text:p>0</text:p>
          </table:table-cell>
          <table:table-cell table:formula="of:=[.AA86]*10" office:value-type="float" office:value="0">
            <text:p>0</text:p>
          </table:table-cell>
          <table:table-cell table:formula="of:=([.Y86]-2.269)*64" office:value-type="float" office:value="-91.456">
            <text:p>-91.456</text:p>
          </table:table-cell>
          <table:table-cell table:formula="of:=[.Z86]*64^(1/4)" office:value-type="float" office:value="2.82757293975452">
            <text:p>2.827572939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6]+0.01" office:value-type="float" office:value="0.845">
            <text:p>0.845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99676">
            <text:p>0.999676</text:p>
          </table:table-cell>
          <table:table-cell office:value-type="float" office:value="0.000015">
            <text:p>0.000015</text:p>
          </table:table-cell>
          <table:table-cell table:formula="of:=[.F87]*50" office:value-type="float" office:value="0.00075">
            <text:p>0.00075</text:p>
          </table:table-cell>
          <table:table-cell table:formula="of:=([.D87]-[.A86])*8" office:value-type="float" office:value="-11.352">
            <text:p>-11.352</text:p>
          </table:table-cell>
          <table:table-cell table:formula="of:=[.E87]*8^(1/4)" office:value-type="float" office:value="1.68124792963034">
            <text:p>1.6812479296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99662">
            <text:p>0.999662</text:p>
          </table:table-cell>
          <table:table-cell office:value-type="float" office:value="0.000006">
            <text:p>0.000006</text:p>
          </table:table-cell>
          <table:table-cell table:formula="of:=[.M87]*10" office:value-type="float" office:value="0.00006">
            <text:p>0.00006</text:p>
          </table:table-cell>
          <table:table-cell table:formula="of:=([.K87]-2.269)*16" office:value-type="float" office:value="-22.704">
            <text:p>-22.704</text:p>
          </table:table-cell>
          <table:table-cell table:formula="of:=[.L87]*16^(1/4)" office:value-type="float" office:value="1.999324">
            <text:p>1.999324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99662">
            <text:p>0.999662</text:p>
          </table:table-cell>
          <table:table-cell office:value-type="float" office:value="0.000001">
            <text:p>0.000001</text:p>
          </table:table-cell>
          <table:table-cell/>
          <table:table-cell table:formula="of:=([.R87]-2.269)*32" office:value-type="float" office:value="-45.408">
            <text:p>-45.408</text:p>
          </table:table-cell>
          <table:table-cell table:formula="of:=[.S87]*32^(1/4)" office:value-type="float" office:value="2.3776103259957">
            <text:p>2.377610326</text:p>
          </table:table-cell>
          <table:table-cell/>
          <table:table-cell office:value-type="float" office:value="0.85">
            <text:p>0.85</text:p>
          </table:table-cell>
          <table:table-cell office:value-type="float" office:value="0.999661">
            <text:p>0.999661</text:p>
          </table:table-cell>
          <table:table-cell office:value-type="float" office:value="0">
            <text:p>0</text:p>
          </table:table-cell>
          <table:table-cell table:formula="of:=[.AA87]*10" office:value-type="float" office:value="0">
            <text:p>0</text:p>
          </table:table-cell>
          <table:table-cell table:formula="of:=([.Y87]-2.269)*64" office:value-type="float" office:value="-90.816">
            <text:p>-90.816</text:p>
          </table:table-cell>
          <table:table-cell table:formula="of:=[.Z87]*64^(1/4)" office:value-type="float" office:value="2.8274682879509">
            <text:p>2.82746828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7]+0.01" office:value-type="float" office:value="0.855">
            <text:p>0.855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99622">
            <text:p>0.999622</text:p>
          </table:table-cell>
          <table:table-cell office:value-type="float" office:value="0.000015">
            <text:p>0.000015</text:p>
          </table:table-cell>
          <table:table-cell table:formula="of:=[.F88]*50" office:value-type="float" office:value="0.00075">
            <text:p>0.00075</text:p>
          </table:table-cell>
          <table:table-cell table:formula="of:=([.D88]-[.A87])*8" office:value-type="float" office:value="-11.272">
            <text:p>-11.272</text:p>
          </table:table-cell>
          <table:table-cell table:formula="of:=[.E88]*8^(1/4)" office:value-type="float" office:value="1.6811571128175">
            <text:p>1.6811571128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99631">
            <text:p>0.999631</text:p>
          </table:table-cell>
          <table:table-cell office:value-type="float" office:value="0.000006">
            <text:p>0.000006</text:p>
          </table:table-cell>
          <table:table-cell table:formula="of:=[.M88]*10" office:value-type="float" office:value="0.00006">
            <text:p>0.00006</text:p>
          </table:table-cell>
          <table:table-cell table:formula="of:=([.K88]-2.269)*16" office:value-type="float" office:value="-22.544">
            <text:p>-22.544</text:p>
          </table:table-cell>
          <table:table-cell table:formula="of:=[.L88]*16^(1/4)" office:value-type="float" office:value="1.999262">
            <text:p>1.999262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99624">
            <text:p>0.999624</text:p>
          </table:table-cell>
          <table:table-cell office:value-type="float" office:value="0.000002">
            <text:p>0.000002</text:p>
          </table:table-cell>
          <table:table-cell/>
          <table:table-cell table:formula="of:=([.R88]-2.269)*32" office:value-type="float" office:value="-45.088">
            <text:p>-45.088</text:p>
          </table:table-cell>
          <table:table-cell table:formula="of:=[.S88]*32^(1/4)" office:value-type="float" office:value="2.37751994625496">
            <text:p>2.3775199463</text:p>
          </table:table-cell>
          <table:table-cell/>
          <table:table-cell office:value-type="float" office:value="0.86">
            <text:p>0.86</text:p>
          </table:table-cell>
          <table:table-cell office:value-type="float" office:value="0.99962">
            <text:p>0.99962</text:p>
          </table:table-cell>
          <table:table-cell office:value-type="float" office:value="0">
            <text:p>0</text:p>
          </table:table-cell>
          <table:table-cell table:formula="of:=[.AA88]*10" office:value-type="float" office:value="0">
            <text:p>0</text:p>
          </table:table-cell>
          <table:table-cell table:formula="of:=([.Y88]-2.269)*64" office:value-type="float" office:value="-90.176">
            <text:p>-90.176</text:p>
          </table:table-cell>
          <table:table-cell table:formula="of:=[.Z88]*64^(1/4)" office:value-type="float" office:value="2.82735232243879">
            <text:p>2.827352322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8]+0.01" office:value-type="float" office:value="0.865000000000001">
            <text:p>0.865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99616">
            <text:p>0.999616</text:p>
          </table:table-cell>
          <table:table-cell office:value-type="float" office:value="0.000011">
            <text:p>0.000011</text:p>
          </table:table-cell>
          <table:table-cell table:formula="of:=[.F89]*50" office:value-type="float" office:value="0.00055">
            <text:p>0.00055</text:p>
          </table:table-cell>
          <table:table-cell table:formula="of:=([.D89]-[.A88])*8" office:value-type="float" office:value="-11.192">
            <text:p>-11.192</text:p>
          </table:table-cell>
          <table:table-cell table:formula="of:=[.E89]*8^(1/4)" office:value-type="float" office:value="1.68114702206051">
            <text:p>1.6811470221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9958">
            <text:p>0.99958</text:p>
          </table:table-cell>
          <table:table-cell office:value-type="float" office:value="0.000007">
            <text:p>0.000007</text:p>
          </table:table-cell>
          <table:table-cell table:formula="of:=[.M89]*10" office:value-type="float" office:value="0.00007">
            <text:p>0.00007</text:p>
          </table:table-cell>
          <table:table-cell table:formula="of:=([.K89]-2.269)*16" office:value-type="float" office:value="-22.384">
            <text:p>-22.384</text:p>
          </table:table-cell>
          <table:table-cell table:formula="of:=[.L89]*16^(1/4)" office:value-type="float" office:value="1.99916">
            <text:p>1.99916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99572">
            <text:p>0.999572</text:p>
          </table:table-cell>
          <table:table-cell office:value-type="float" office:value="0.000002">
            <text:p>0.000002</text:p>
          </table:table-cell>
          <table:table-cell/>
          <table:table-cell table:formula="of:=([.R89]-2.269)*32" office:value-type="float" office:value="-44.768">
            <text:p>-44.768</text:p>
          </table:table-cell>
          <table:table-cell table:formula="of:=[.S89]*32^(1/4)" office:value-type="float" office:value="2.377396268715">
            <text:p>2.3773962687</text:p>
          </table:table-cell>
          <table:table-cell/>
          <table:table-cell office:value-type="float" office:value="0.87">
            <text:p>0.87</text:p>
          </table:table-cell>
          <table:table-cell office:value-type="float" office:value="0.999576">
            <text:p>0.999576</text:p>
          </table:table-cell>
          <table:table-cell office:value-type="float" office:value="0">
            <text:p>0</text:p>
          </table:table-cell>
          <table:table-cell table:formula="of:=[.AA89]*10" office:value-type="float" office:value="0">
            <text:p>0</text:p>
          </table:table-cell>
          <table:table-cell table:formula="of:=([.Y89]-2.269)*64" office:value-type="float" office:value="-89.536">
            <text:p>-89.536</text:p>
          </table:table-cell>
          <table:table-cell table:formula="of:=[.Z89]*64^(1/4)" office:value-type="float" office:value="2.8272278716453">
            <text:p>2.827227871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89]+0.01" office:value-type="float" office:value="0.875000000000001">
            <text:p>0.875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9952">
            <text:p>0.99952</text:p>
          </table:table-cell>
          <table:table-cell office:value-type="float" office:value="0.000017">
            <text:p>0.000017</text:p>
          </table:table-cell>
          <table:table-cell table:formula="of:=[.F90]*50" office:value-type="float" office:value="0.00085">
            <text:p>0.00085</text:p>
          </table:table-cell>
          <table:table-cell table:formula="of:=([.D90]-[.A89])*8" office:value-type="float" office:value="-11.112">
            <text:p>-11.112</text:p>
          </table:table-cell>
          <table:table-cell table:formula="of:=[.E90]*8^(1/4)" office:value-type="float" office:value="1.68098556994879">
            <text:p>1.6809855699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99533">
            <text:p>0.999533</text:p>
          </table:table-cell>
          <table:table-cell office:value-type="float" office:value="0.000006">
            <text:p>0.000006</text:p>
          </table:table-cell>
          <table:table-cell table:formula="of:=[.M90]*10" office:value-type="float" office:value="0.00006">
            <text:p>0.00006</text:p>
          </table:table-cell>
          <table:table-cell table:formula="of:=([.K90]-2.269)*16" office:value-type="float" office:value="-22.224">
            <text:p>-22.224</text:p>
          </table:table-cell>
          <table:table-cell table:formula="of:=[.L90]*16^(1/4)" office:value-type="float" office:value="1.999066">
            <text:p>1.999066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99526">
            <text:p>0.999526</text:p>
          </table:table-cell>
          <table:table-cell office:value-type="float" office:value="0.000002">
            <text:p>0.000002</text:p>
          </table:table-cell>
          <table:table-cell/>
          <table:table-cell table:formula="of:=([.R90]-2.269)*32" office:value-type="float" office:value="-44.448">
            <text:p>-44.448</text:p>
          </table:table-cell>
          <table:table-cell table:formula="of:=[.S90]*32^(1/4)" office:value-type="float" office:value="2.37728686166042">
            <text:p>2.3772868617</text:p>
          </table:table-cell>
          <table:table-cell/>
          <table:table-cell office:value-type="float" office:value="0.88">
            <text:p>0.88</text:p>
          </table:table-cell>
          <table:table-cell office:value-type="float" office:value="0.999531">
            <text:p>0.999531</text:p>
          </table:table-cell>
          <table:table-cell office:value-type="float" office:value="0">
            <text:p>0</text:p>
          </table:table-cell>
          <table:table-cell table:formula="of:=[.AA90]*10" office:value-type="float" office:value="0">
            <text:p>0</text:p>
          </table:table-cell>
          <table:table-cell table:formula="of:=([.Y90]-2.269)*64" office:value-type="float" office:value="-88.896">
            <text:p>-88.896</text:p>
          </table:table-cell>
          <table:table-cell table:formula="of:=[.Z90]*64^(1/4)" office:value-type="float" office:value="2.82710059242468">
            <text:p>2.827100592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0]+0.01" office:value-type="float" office:value="0.885000000000001">
            <text:p>0.88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99532">
            <text:p>0.999532</text:p>
          </table:table-cell>
          <table:table-cell office:value-type="float" office:value="0.000019">
            <text:p>0.000019</text:p>
          </table:table-cell>
          <table:table-cell table:formula="of:=[.F91]*50" office:value-type="float" office:value="0.00095">
            <text:p>0.00095</text:p>
          </table:table-cell>
          <table:table-cell table:formula="of:=([.D91]-[.A90])*8" office:value-type="float" office:value="-11.032">
            <text:p>-11.032</text:p>
          </table:table-cell>
          <table:table-cell table:formula="of:=[.E91]*8^(1/4)" office:value-type="float" office:value="1.68100575146275">
            <text:p>1.6810057515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99447">
            <text:p>0.999447</text:p>
          </table:table-cell>
          <table:table-cell office:value-type="float" office:value="0.000007">
            <text:p>0.000007</text:p>
          </table:table-cell>
          <table:table-cell table:formula="of:=[.M91]*10" office:value-type="float" office:value="0.00007">
            <text:p>0.00007</text:p>
          </table:table-cell>
          <table:table-cell table:formula="of:=([.K91]-2.269)*16" office:value-type="float" office:value="-22.064">
            <text:p>-22.064</text:p>
          </table:table-cell>
          <table:table-cell table:formula="of:=[.L91]*16^(1/4)" office:value-type="float" office:value="1.998894">
            <text:p>1.998894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99478">
            <text:p>0.999478</text:p>
          </table:table-cell>
          <table:table-cell office:value-type="float" office:value="0.000002">
            <text:p>0.000002</text:p>
          </table:table-cell>
          <table:table-cell/>
          <table:table-cell table:formula="of:=([.R91]-2.269)*32" office:value-type="float" office:value="-44.128">
            <text:p>-44.128</text:p>
          </table:table-cell>
          <table:table-cell table:formula="of:=[.S91]*32^(1/4)" office:value-type="float" office:value="2.37717269777738">
            <text:p>2.3771726978</text:p>
          </table:table-cell>
          <table:table-cell/>
          <table:table-cell office:value-type="float" office:value="0.89">
            <text:p>0.89</text:p>
          </table:table-cell>
          <table:table-cell office:value-type="float" office:value="0.999478">
            <text:p>0.999478</text:p>
          </table:table-cell>
          <table:table-cell office:value-type="float" office:value="0">
            <text:p>0</text:p>
          </table:table-cell>
          <table:table-cell table:formula="of:=[.AA91]*10" office:value-type="float" office:value="0">
            <text:p>0</text:p>
          </table:table-cell>
          <table:table-cell table:formula="of:=([.Y91]-2.269)*64" office:value-type="float" office:value="-88.256">
            <text:p>-88.256</text:p>
          </table:table-cell>
          <table:table-cell table:formula="of:=[.Z91]*64^(1/4)" office:value-type="float" office:value="2.82695068578707">
            <text:p>2.826950685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1]+0.01" office:value-type="float" office:value="0.895">
            <text:p>0.895</text:p>
          </table:table-cell>
          <table:table-cell/>
          <table:table-cell office:value-type="float" office:value="0.9">
            <text:p>0.9</text:p>
          </table:table-cell>
          <table:table-cell office:value-type="float" office:value="0.99925">
            <text:p>0.99925</text:p>
          </table:table-cell>
          <table:table-cell office:value-type="float" office:value="0.000016">
            <text:p>0.000016</text:p>
          </table:table-cell>
          <table:table-cell table:formula="of:=[.F92]*50" office:value-type="float" office:value="0.0008">
            <text:p>0.0008</text:p>
          </table:table-cell>
          <table:table-cell table:formula="of:=([.D92]-[.A91])*8" office:value-type="float" office:value="-10.952">
            <text:p>-10.952</text:p>
          </table:table-cell>
          <table:table-cell table:formula="of:=[.E92]*8^(1/4)" office:value-type="float" office:value="1.68053148588455">
            <text:p>1.6805314859</text:p>
          </table:table-cell>
          <table:table-cell/>
          <table:table-cell office:value-type="float" office:value="0.9">
            <text:p>0.9</text:p>
          </table:table-cell>
          <table:table-cell office:value-type="float" office:value="0.999429">
            <text:p>0.999429</text:p>
          </table:table-cell>
          <table:table-cell office:value-type="float" office:value="0.000007">
            <text:p>0.000007</text:p>
          </table:table-cell>
          <table:table-cell table:formula="of:=[.M92]*10" office:value-type="float" office:value="0.00007">
            <text:p>0.00007</text:p>
          </table:table-cell>
          <table:table-cell table:formula="of:=([.K92]-2.269)*16" office:value-type="float" office:value="-21.904">
            <text:p>-21.904</text:p>
          </table:table-cell>
          <table:table-cell table:formula="of:=[.L92]*16^(1/4)" office:value-type="float" office:value="1.998858">
            <text:p>1.998858</text:p>
          </table:table-cell>
          <table:table-cell/>
          <table:table-cell office:value-type="float" office:value="0.9">
            <text:p>0.9</text:p>
          </table:table-cell>
          <table:table-cell office:value-type="float" office:value="0.999421">
            <text:p>0.999421</text:p>
          </table:table-cell>
          <table:table-cell office:value-type="float" office:value="0.000002">
            <text:p>0.000002</text:p>
          </table:table-cell>
          <table:table-cell/>
          <table:table-cell table:formula="of:=([.R92]-2.269)*32" office:value-type="float" office:value="-43.808">
            <text:p>-43.808</text:p>
          </table:table-cell>
          <table:table-cell table:formula="of:=[.S92]*32^(1/4)" office:value-type="float" office:value="2.37703712816627">
            <text:p>2.3770371282</text:p>
          </table:table-cell>
          <table:table-cell/>
          <table:table-cell office:value-type="float" office:value="0.9">
            <text:p>0.9</text:p>
          </table:table-cell>
          <table:table-cell office:value-type="float" office:value="0.999422">
            <text:p>0.999422</text:p>
          </table:table-cell>
          <table:table-cell office:value-type="float" office:value="0">
            <text:p>0</text:p>
          </table:table-cell>
          <table:table-cell table:formula="of:=[.AA92]*10" office:value-type="float" office:value="0">
            <text:p>0</text:p>
          </table:table-cell>
          <table:table-cell table:formula="of:=([.Y92]-2.269)*64" office:value-type="float" office:value="-87.616">
            <text:p>-87.616</text:p>
          </table:table-cell>
          <table:table-cell table:formula="of:=[.Z92]*64^(1/4)" office:value-type="float" office:value="2.82679229386809">
            <text:p>2.826792293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2]+0.01" office:value-type="float" office:value="0.905000000000001">
            <text:p>0.905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9934">
            <text:p>0.99934</text:p>
          </table:table-cell>
          <table:table-cell office:value-type="float" office:value="0.000028">
            <text:p>0.000028</text:p>
          </table:table-cell>
          <table:table-cell table:formula="of:=[.F93]*50" office:value-type="float" office:value="0.0014">
            <text:p>0.0014</text:p>
          </table:table-cell>
          <table:table-cell table:formula="of:=([.D93]-[.A92])*8" office:value-type="float" office:value="-10.872">
            <text:p>-10.872</text:p>
          </table:table-cell>
          <table:table-cell table:formula="of:=[.E93]*8^(1/4)" office:value-type="float" office:value="1.68068284723929">
            <text:p>1.680682847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99363">
            <text:p>0.999363</text:p>
          </table:table-cell>
          <table:table-cell office:value-type="float" office:value="0.000008">
            <text:p>0.000008</text:p>
          </table:table-cell>
          <table:table-cell table:formula="of:=[.M93]*10" office:value-type="float" office:value="0.00008">
            <text:p>0.00008</text:p>
          </table:table-cell>
          <table:table-cell table:formula="of:=([.K93]-2.269)*16" office:value-type="float" office:value="-21.744">
            <text:p>-21.744</text:p>
          </table:table-cell>
          <table:table-cell table:formula="of:=[.L93]*16^(1/4)" office:value-type="float" office:value="1.998726">
            <text:p>1.998726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99368">
            <text:p>0.999368</text:p>
          </table:table-cell>
          <table:table-cell office:value-type="float" office:value="0.000002">
            <text:p>0.000002</text:p>
          </table:table-cell>
          <table:table-cell/>
          <table:table-cell table:formula="of:=([.R93]-2.269)*32" office:value-type="float" office:value="-43.488">
            <text:p>-43.488</text:p>
          </table:table-cell>
          <table:table-cell table:formula="of:=[.S93]*32^(1/4)" office:value-type="float" office:value="2.37691107221208">
            <text:p>2.3769110722</text:p>
          </table:table-cell>
          <table:table-cell/>
          <table:table-cell office:value-type="float" office:value="0.91">
            <text:p>0.91</text:p>
          </table:table-cell>
          <table:table-cell office:value-type="float" office:value="0.99936">
            <text:p>0.99936</text:p>
          </table:table-cell>
          <table:table-cell office:value-type="float" office:value="0.000001">
            <text:p>0.000001</text:p>
          </table:table-cell>
          <table:table-cell table:formula="of:=[.AA93]*10" office:value-type="float" office:value="0.00001">
            <text:p>0.00001</text:p>
          </table:table-cell>
          <table:table-cell table:formula="of:=([.Y93]-2.269)*64" office:value-type="float" office:value="-86.976">
            <text:p>-86.976</text:p>
          </table:table-cell>
          <table:table-cell table:formula="of:=[.Z93]*64^(1/4)" office:value-type="float" office:value="2.82661693138635">
            <text:p>2.826616931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3]+0.01" office:value-type="float" office:value="0.915000000000001">
            <text:p>0.915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9357">
            <text:p>0.999357</text:p>
          </table:table-cell>
          <table:table-cell office:value-type="float" office:value="0.000015">
            <text:p>0.000015</text:p>
          </table:table-cell>
          <table:table-cell table:formula="of:=[.F94]*50" office:value-type="float" office:value="0.00075">
            <text:p>0.00075</text:p>
          </table:table-cell>
          <table:table-cell table:formula="of:=([.D94]-[.A93])*8" office:value-type="float" office:value="-10.792">
            <text:p>-10.792</text:p>
          </table:table-cell>
          <table:table-cell table:formula="of:=[.E94]*8^(1/4)" office:value-type="float" office:value="1.68071143771741">
            <text:p>1.6807114377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9322">
            <text:p>0.999322</text:p>
          </table:table-cell>
          <table:table-cell office:value-type="float" office:value="0.000009">
            <text:p>0.000009</text:p>
          </table:table-cell>
          <table:table-cell table:formula="of:=[.M94]*10" office:value-type="float" office:value="0.00009">
            <text:p>0.00009</text:p>
          </table:table-cell>
          <table:table-cell table:formula="of:=([.K94]-2.269)*16" office:value-type="float" office:value="-21.584">
            <text:p>-21.584</text:p>
          </table:table-cell>
          <table:table-cell table:formula="of:=[.L94]*16^(1/4)" office:value-type="float" office:value="1.998644">
            <text:p>1.998644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9291">
            <text:p>0.999291</text:p>
          </table:table-cell>
          <table:table-cell office:value-type="float" office:value="0.000002">
            <text:p>0.000002</text:p>
          </table:table-cell>
          <table:table-cell/>
          <table:table-cell table:formula="of:=([.R94]-2.269)*32" office:value-type="float" office:value="-43.168">
            <text:p>-43.168</text:p>
          </table:table-cell>
          <table:table-cell table:formula="of:=[.S94]*32^(1/4)" office:value-type="float" office:value="2.37672793431637">
            <text:p>2.3767279343</text:p>
          </table:table-cell>
          <table:table-cell/>
          <table:table-cell office:value-type="float" office:value="0.92">
            <text:p>0.92</text:p>
          </table:table-cell>
          <table:table-cell office:value-type="float" office:value="0.999294">
            <text:p>0.999294</text:p>
          </table:table-cell>
          <table:table-cell office:value-type="float" office:value="0.000001">
            <text:p>0.000001</text:p>
          </table:table-cell>
          <table:table-cell table:formula="of:=[.AA94]*10" office:value-type="float" office:value="0.00001">
            <text:p>0.00001</text:p>
          </table:table-cell>
          <table:table-cell table:formula="of:=([.Y94]-2.269)*64" office:value-type="float" office:value="-86.336">
            <text:p>-86.336</text:p>
          </table:table-cell>
          <table:table-cell table:formula="of:=[.Z94]*64^(1/4)" office:value-type="float" office:value="2.82643025519612">
            <text:p>2.826430255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4]+0.01" office:value-type="float" office:value="0.925000000000001">
            <text:p>0.92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99334">
            <text:p>0.999334</text:p>
          </table:table-cell>
          <table:table-cell office:value-type="float" office:value="0.000028">
            <text:p>0.000028</text:p>
          </table:table-cell>
          <table:table-cell table:formula="of:=[.F95]*50" office:value-type="float" office:value="0.0014">
            <text:p>0.0014</text:p>
          </table:table-cell>
          <table:table-cell table:formula="of:=([.D95]-[.A94])*8" office:value-type="float" office:value="-10.712">
            <text:p>-10.712</text:p>
          </table:table-cell>
          <table:table-cell table:formula="of:=[.E95]*8^(1/4)" office:value-type="float" office:value="1.68067275648231">
            <text:p>1.6806727565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99207">
            <text:p>0.999207</text:p>
          </table:table-cell>
          <table:table-cell office:value-type="float" office:value="0.000009">
            <text:p>0.000009</text:p>
          </table:table-cell>
          <table:table-cell table:formula="of:=[.M95]*10" office:value-type="float" office:value="0.00009">
            <text:p>0.00009</text:p>
          </table:table-cell>
          <table:table-cell table:formula="of:=([.K95]-2.269)*16" office:value-type="float" office:value="-21.424">
            <text:p>-21.424</text:p>
          </table:table-cell>
          <table:table-cell table:formula="of:=[.L95]*16^(1/4)" office:value-type="float" office:value="1.998414">
            <text:p>1.998414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99225">
            <text:p>0.999225</text:p>
          </table:table-cell>
          <table:table-cell office:value-type="float" office:value="0.000002">
            <text:p>0.000002</text:p>
          </table:table-cell>
          <table:table-cell/>
          <table:table-cell table:formula="of:=([.R95]-2.269)*32" office:value-type="float" office:value="-42.848">
            <text:p>-42.848</text:p>
          </table:table-cell>
          <table:table-cell table:formula="of:=[.S95]*32^(1/4)" office:value-type="float" office:value="2.37657095897719">
            <text:p>2.376570959</text:p>
          </table:table-cell>
          <table:table-cell/>
          <table:table-cell office:value-type="float" office:value="0.93">
            <text:p>0.93</text:p>
          </table:table-cell>
          <table:table-cell office:value-type="float" office:value="0.999224">
            <text:p>0.999224</text:p>
          </table:table-cell>
          <table:table-cell office:value-type="float" office:value="0.000001">
            <text:p>0.000001</text:p>
          </table:table-cell>
          <table:table-cell table:formula="of:=[.AA95]*10" office:value-type="float" office:value="0.00001">
            <text:p>0.00001</text:p>
          </table:table-cell>
          <table:table-cell table:formula="of:=([.Y95]-2.269)*64" office:value-type="float" office:value="-85.696">
            <text:p>-85.696</text:p>
          </table:table-cell>
          <table:table-cell table:formula="of:=[.Z95]*64^(1/4)" office:value-type="float" office:value="2.82623226529739">
            <text:p>2.826232265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5]+0.01" office:value-type="float" office:value="0.935000000000001">
            <text:p>0.93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99191">
            <text:p>0.999191</text:p>
          </table:table-cell>
          <table:table-cell office:value-type="float" office:value="0.000027">
            <text:p>0.000027</text:p>
          </table:table-cell>
          <table:table-cell table:formula="of:=[.F96]*50" office:value-type="float" office:value="0.00135">
            <text:p>0.00135</text:p>
          </table:table-cell>
          <table:table-cell table:formula="of:=([.D96]-[.A95])*8" office:value-type="float" office:value="-10.632">
            <text:p>-10.632</text:p>
          </table:table-cell>
          <table:table-cell table:formula="of:=[.E96]*8^(1/4)" office:value-type="float" office:value="1.68043226010755">
            <text:p>1.6804322601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99162">
            <text:p>0.999162</text:p>
          </table:table-cell>
          <table:table-cell office:value-type="float" office:value="0.000009">
            <text:p>0.000009</text:p>
          </table:table-cell>
          <table:table-cell table:formula="of:=[.M96]*10" office:value-type="float" office:value="0.00009">
            <text:p>0.00009</text:p>
          </table:table-cell>
          <table:table-cell table:formula="of:=([.K96]-2.269)*16" office:value-type="float" office:value="-21.264">
            <text:p>-21.264</text:p>
          </table:table-cell>
          <table:table-cell table:formula="of:=[.L96]*16^(1/4)" office:value-type="float" office:value="1.998324">
            <text:p>1.998324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99149">
            <text:p>0.999149</text:p>
          </table:table-cell>
          <table:table-cell office:value-type="float" office:value="0.000002">
            <text:p>0.000002</text:p>
          </table:table-cell>
          <table:table-cell/>
          <table:table-cell table:formula="of:=([.R96]-2.269)*32" office:value-type="float" office:value="-42.528">
            <text:p>-42.528</text:p>
          </table:table-cell>
          <table:table-cell table:formula="of:=[.S96]*32^(1/4)" office:value-type="float" office:value="2.37639019949571">
            <text:p>2.3763901995</text:p>
          </table:table-cell>
          <table:table-cell/>
          <table:table-cell office:value-type="float" office:value="0.94">
            <text:p>0.94</text:p>
          </table:table-cell>
          <table:table-cell office:value-type="float" office:value="0.999147">
            <text:p>0.999147</text:p>
          </table:table-cell>
          <table:table-cell office:value-type="float" office:value="0.000001">
            <text:p>0.000001</text:p>
          </table:table-cell>
          <table:table-cell table:formula="of:=[.AA96]*10" office:value-type="float" office:value="0.00001">
            <text:p>0.00001</text:p>
          </table:table-cell>
          <table:table-cell table:formula="of:=([.Y96]-2.269)*64" office:value-type="float" office:value="-85.056">
            <text:p>-85.056</text:p>
          </table:table-cell>
          <table:table-cell table:formula="of:=[.Z96]*64^(1/4)" office:value-type="float" office:value="2.82601447640878">
            <text:p>2.826014476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6]+0.01" office:value-type="float" office:value="0.945000000000001">
            <text:p>0.945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9081">
            <text:p>0.999081</text:p>
          </table:table-cell>
          <table:table-cell office:value-type="float" office:value="0.000021">
            <text:p>0.000021</text:p>
          </table:table-cell>
          <table:table-cell table:formula="of:=[.F97]*50" office:value-type="float" office:value="0.00105">
            <text:p>0.00105</text:p>
          </table:table-cell>
          <table:table-cell table:formula="of:=([.D97]-[.A96])*8" office:value-type="float" office:value="-10.552">
            <text:p>-10.552</text:p>
          </table:table-cell>
          <table:table-cell table:formula="of:=[.E97]*8^(1/4)" office:value-type="float" office:value="1.68024726289619">
            <text:p>1.6802472629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906">
            <text:p>0.99906</text:p>
          </table:table-cell>
          <table:table-cell office:value-type="float" office:value="0.00001">
            <text:p>0.00001</text:p>
          </table:table-cell>
          <table:table-cell table:formula="of:=[.M97]*10" office:value-type="float" office:value="0.0001">
            <text:p>0.0001</text:p>
          </table:table-cell>
          <table:table-cell table:formula="of:=([.K97]-2.269)*16" office:value-type="float" office:value="-21.104">
            <text:p>-21.104</text:p>
          </table:table-cell>
          <table:table-cell table:formula="of:=[.L97]*16^(1/4)" office:value-type="float" office:value="1.99812">
            <text:p>1.99812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9072">
            <text:p>0.999072</text:p>
          </table:table-cell>
          <table:table-cell office:value-type="float" office:value="0.000002">
            <text:p>0.000002</text:p>
          </table:table-cell>
          <table:table-cell/>
          <table:table-cell table:formula="of:=([.R97]-2.269)*32" office:value-type="float" office:value="-42.208">
            <text:p>-42.208</text:p>
          </table:table-cell>
          <table:table-cell table:formula="of:=[.S97]*32^(1/4)" office:value-type="float" office:value="2.3762070616">
            <text:p>2.3762070616</text:p>
          </table:table-cell>
          <table:table-cell/>
          <table:table-cell office:value-type="float" office:value="0.95">
            <text:p>0.95</text:p>
          </table:table-cell>
          <table:table-cell office:value-type="float" office:value="0.999064">
            <text:p>0.999064</text:p>
          </table:table-cell>
          <table:table-cell office:value-type="float" office:value="0.000001">
            <text:p>0.000001</text:p>
          </table:table-cell>
          <table:table-cell table:formula="of:=[.AA97]*10" office:value-type="float" office:value="0.00001">
            <text:p>0.00001</text:p>
          </table:table-cell>
          <table:table-cell table:formula="of:=([.Y97]-2.269)*64" office:value-type="float" office:value="-84.416">
            <text:p>-84.416</text:p>
          </table:table-cell>
          <table:table-cell table:formula="of:=[.Z97]*64^(1/4)" office:value-type="float" office:value="2.82577971695743">
            <text:p>2.82577971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7]+0.01" office:value-type="float" office:value="0.955000000000001">
            <text:p>0.95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8849">
            <text:p>0.998849</text:p>
          </table:table-cell>
          <table:table-cell office:value-type="float" office:value="0.000019">
            <text:p>0.000019</text:p>
          </table:table-cell>
          <table:table-cell table:formula="of:=[.F98]*50" office:value-type="float" office:value="0.00095">
            <text:p>0.00095</text:p>
          </table:table-cell>
          <table:table-cell table:formula="of:=([.D98]-[.A97])*8" office:value-type="float" office:value="-10.472">
            <text:p>-10.472</text:p>
          </table:table-cell>
          <table:table-cell table:formula="of:=[.E98]*8^(1/4)" office:value-type="float" office:value="1.67985708695951">
            <text:p>1.679857087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8971">
            <text:p>0.998971</text:p>
          </table:table-cell>
          <table:table-cell office:value-type="float" office:value="0.00001">
            <text:p>0.00001</text:p>
          </table:table-cell>
          <table:table-cell table:formula="of:=[.M98]*10" office:value-type="float" office:value="0.0001">
            <text:p>0.0001</text:p>
          </table:table-cell>
          <table:table-cell table:formula="of:=([.K98]-2.269)*16" office:value-type="float" office:value="-20.944">
            <text:p>-20.944</text:p>
          </table:table-cell>
          <table:table-cell table:formula="of:=[.L98]*16^(1/4)" office:value-type="float" office:value="1.997942">
            <text:p>1.997942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898">
            <text:p>0.99898</text:p>
          </table:table-cell>
          <table:table-cell office:value-type="float" office:value="0.000003">
            <text:p>0.000003</text:p>
          </table:table-cell>
          <table:table-cell/>
          <table:table-cell table:formula="of:=([.R98]-2.269)*32" office:value-type="float" office:value="-41.888">
            <text:p>-41.888</text:p>
          </table:table-cell>
          <table:table-cell table:formula="of:=[.S98]*32^(1/4)" office:value-type="float" office:value="2.37598824749084">
            <text:p>2.3759882475</text:p>
          </table:table-cell>
          <table:table-cell/>
          <table:table-cell office:value-type="float" office:value="0.96">
            <text:p>0.96</text:p>
          </table:table-cell>
          <table:table-cell office:value-type="float" office:value="0.998976">
            <text:p>0.998976</text:p>
          </table:table-cell>
          <table:table-cell office:value-type="float" office:value="0.000001">
            <text:p>0.000001</text:p>
          </table:table-cell>
          <table:table-cell table:formula="of:=[.AA98]*10" office:value-type="float" office:value="0.00001">
            <text:p>0.00001</text:p>
          </table:table-cell>
          <table:table-cell table:formula="of:=([.Y98]-2.269)*64" office:value-type="float" office:value="-83.776">
            <text:p>-83.776</text:p>
          </table:table-cell>
          <table:table-cell table:formula="of:=[.Z98]*64^(1/4)" office:value-type="float" office:value="2.82553081537045">
            <text:p>2.825530815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8]+0.01" office:value-type="float" office:value="0.965000000000001">
            <text:p>0.96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8902">
            <text:p>0.998902</text:p>
          </table:table-cell>
          <table:table-cell office:value-type="float" office:value="0.000031">
            <text:p>0.000031</text:p>
          </table:table-cell>
          <table:table-cell table:formula="of:=[.F99]*50" office:value-type="float" office:value="0.00155">
            <text:p>0.00155</text:p>
          </table:table-cell>
          <table:table-cell table:formula="of:=([.D99]-[.A98])*8" office:value-type="float" office:value="-10.392">
            <text:p>-10.392</text:p>
          </table:table-cell>
          <table:table-cell table:formula="of:=[.E99]*8^(1/4)" office:value-type="float" office:value="1.67994622197953">
            <text:p>1.679946222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8903">
            <text:p>0.998903</text:p>
          </table:table-cell>
          <table:table-cell office:value-type="float" office:value="0.00001">
            <text:p>0.00001</text:p>
          </table:table-cell>
          <table:table-cell table:formula="of:=[.M99]*10" office:value-type="float" office:value="0.0001">
            <text:p>0.0001</text:p>
          </table:table-cell>
          <table:table-cell table:formula="of:=([.K99]-2.269)*16" office:value-type="float" office:value="-20.784">
            <text:p>-20.784</text:p>
          </table:table-cell>
          <table:table-cell table:formula="of:=[.L99]*16^(1/4)" office:value-type="float" office:value="1.997806">
            <text:p>1.997806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8881">
            <text:p>0.998881</text:p>
          </table:table-cell>
          <table:table-cell office:value-type="float" office:value="0.000003">
            <text:p>0.000003</text:p>
          </table:table-cell>
          <table:table-cell/>
          <table:table-cell table:formula="of:=([.R99]-2.269)*32" office:value-type="float" office:value="-41.568">
            <text:p>-41.568</text:p>
          </table:table-cell>
          <table:table-cell table:formula="of:=[.S99]*32^(1/4)" office:value-type="float" office:value="2.37575278448207">
            <text:p>2.3757527845</text:p>
          </table:table-cell>
          <table:table-cell/>
          <table:table-cell office:value-type="float" office:value="0.97">
            <text:p>0.97</text:p>
          </table:table-cell>
          <table:table-cell office:value-type="float" office:value="0.998881">
            <text:p>0.998881</text:p>
          </table:table-cell>
          <table:table-cell office:value-type="float" office:value="0.000001">
            <text:p>0.000001</text:p>
          </table:table-cell>
          <table:table-cell table:formula="of:=[.AA99]*10" office:value-type="float" office:value="0.00001">
            <text:p>0.00001</text:p>
          </table:table-cell>
          <table:table-cell table:formula="of:=([.Y99]-2.269)*64" office:value-type="float" office:value="-83.136">
            <text:p>-83.136</text:p>
          </table:table-cell>
          <table:table-cell table:formula="of:=[.Z99]*64^(1/4)" office:value-type="float" office:value="2.8252621147936">
            <text:p>2.825262114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99]+0.01" office:value-type="float" office:value="0.975000000000001">
            <text:p>0.975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8638">
            <text:p>0.998638</text:p>
          </table:table-cell>
          <table:table-cell office:value-type="float" office:value="0.000024">
            <text:p>0.000024</text:p>
          </table:table-cell>
          <table:table-cell table:formula="of:=[.F100]*50" office:value-type="float" office:value="0.0012">
            <text:p>0.0012</text:p>
          </table:table-cell>
          <table:table-cell table:formula="of:=([.D100]-[.A99])*8" office:value-type="float" office:value="-10.312">
            <text:p>-10.312</text:p>
          </table:table-cell>
          <table:table-cell table:formula="of:=[.E100]*8^(1/4)" office:value-type="float" office:value="1.67950222867228">
            <text:p>1.6795022287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8816">
            <text:p>0.998816</text:p>
          </table:table-cell>
          <table:table-cell office:value-type="float" office:value="0.000012">
            <text:p>0.000012</text:p>
          </table:table-cell>
          <table:table-cell table:formula="of:=[.M100]*10" office:value-type="float" office:value="0.00012">
            <text:p>0.00012</text:p>
          </table:table-cell>
          <table:table-cell table:formula="of:=([.K100]-2.269)*16" office:value-type="float" office:value="-20.624">
            <text:p>-20.624</text:p>
          </table:table-cell>
          <table:table-cell table:formula="of:=[.L100]*16^(1/4)" office:value-type="float" office:value="1.997632">
            <text:p>1.997632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8765">
            <text:p>0.998765</text:p>
          </table:table-cell>
          <table:table-cell office:value-type="float" office:value="0.000003">
            <text:p>0.000003</text:p>
          </table:table-cell>
          <table:table-cell/>
          <table:table-cell table:formula="of:=([.R100]-2.269)*32" office:value-type="float" office:value="-41.248">
            <text:p>-41.248</text:p>
          </table:table-cell>
          <table:table-cell table:formula="of:=[.S100]*32^(1/4)" office:value-type="float" office:value="2.37547688843139">
            <text:p>2.3754768884</text:p>
          </table:table-cell>
          <table:table-cell/>
          <table:table-cell office:value-type="float" office:value="0.98">
            <text:p>0.98</text:p>
          </table:table-cell>
          <table:table-cell office:value-type="float" office:value="0.998777">
            <text:p>0.998777</text:p>
          </table:table-cell>
          <table:table-cell office:value-type="float" office:value="0.000001">
            <text:p>0.000001</text:p>
          </table:table-cell>
          <table:table-cell table:formula="of:=[.AA100]*10" office:value-type="float" office:value="0.00001">
            <text:p>0.00001</text:p>
          </table:table-cell>
          <table:table-cell table:formula="of:=([.Y100]-2.269)*64" office:value-type="float" office:value="-82.496">
            <text:p>-82.496</text:p>
          </table:table-cell>
          <table:table-cell table:formula="of:=[.Z100]*64^(1/4)" office:value-type="float" office:value="2.82496795837263">
            <text:p>2.824967958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0]+0.01" office:value-type="float" office:value="0.985000000000001">
            <text:p>0.985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9871">
            <text:p>0.99871</text:p>
          </table:table-cell>
          <table:table-cell office:value-type="float" office:value="0.000026">
            <text:p>0.000026</text:p>
          </table:table-cell>
          <table:table-cell table:formula="of:=[.F101]*50" office:value-type="float" office:value="0.0013">
            <text:p>0.0013</text:p>
          </table:table-cell>
          <table:table-cell table:formula="of:=([.D101]-[.A100])*8" office:value-type="float" office:value="-10.232">
            <text:p>-10.232</text:p>
          </table:table-cell>
          <table:table-cell table:formula="of:=[.E101]*8^(1/4)" office:value-type="float" office:value="1.67962331775607">
            <text:p>1.679623317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98699">
            <text:p>0.998699</text:p>
          </table:table-cell>
          <table:table-cell office:value-type="float" office:value="0.000011">
            <text:p>0.000011</text:p>
          </table:table-cell>
          <table:table-cell table:formula="of:=[.M101]*10" office:value-type="float" office:value="0.00011">
            <text:p>0.00011</text:p>
          </table:table-cell>
          <table:table-cell table:formula="of:=([.K101]-2.269)*16" office:value-type="float" office:value="-20.464">
            <text:p>-20.464</text:p>
          </table:table-cell>
          <table:table-cell table:formula="of:=[.L101]*16^(1/4)" office:value-type="float" office:value="1.997398">
            <text:p>1.997398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98674">
            <text:p>0.998674</text:p>
          </table:table-cell>
          <table:table-cell office:value-type="float" office:value="0.000003">
            <text:p>0.000003</text:p>
          </table:table-cell>
          <table:table-cell/>
          <table:table-cell table:formula="of:=([.R101]-2.269)*32" office:value-type="float" office:value="-40.928">
            <text:p>-40.928</text:p>
          </table:table-cell>
          <table:table-cell table:formula="of:=[.S101]*32^(1/4)" office:value-type="float" office:value="2.37526045273645">
            <text:p>2.3752604527</text:p>
          </table:table-cell>
          <table:table-cell/>
          <table:table-cell office:value-type="float" office:value="0.99">
            <text:p>0.99</text:p>
          </table:table-cell>
          <table:table-cell office:value-type="float" office:value="0.998668">
            <text:p>0.998668</text:p>
          </table:table-cell>
          <table:table-cell office:value-type="float" office:value="0.000001">
            <text:p>0.000001</text:p>
          </table:table-cell>
          <table:table-cell table:formula="of:=[.AA101]*10" office:value-type="float" office:value="0.00001">
            <text:p>0.00001</text:p>
          </table:table-cell>
          <table:table-cell table:formula="of:=([.Y101]-2.269)*64" office:value-type="float" office:value="-81.856">
            <text:p>-81.856</text:p>
          </table:table-cell>
          <table:table-cell table:formula="of:=[.Z101]*64^(1/4)" office:value-type="float" office:value="2.82465965981603">
            <text:p>2.824659659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1]+0.01" office:value-type="float" office:value="0.995000000000001">
            <text:p>0.995</text:p>
          </table:table-cell>
          <table:table-cell/>
          <table:table-cell office:value-type="float" office:value="1">
            <text:p>1</text:p>
          </table:table-cell>
          <table:table-cell office:value-type="float" office:value="0.998734">
            <text:p>0.998734</text:p>
          </table:table-cell>
          <table:table-cell office:value-type="float" office:value="0.000032">
            <text:p>0.000032</text:p>
          </table:table-cell>
          <table:table-cell table:formula="of:=[.F102]*50" office:value-type="float" office:value="0.0016">
            <text:p>0.0016</text:p>
          </table:table-cell>
          <table:table-cell table:formula="of:=([.D102]-[.A101])*8" office:value-type="float" office:value="-10.152">
            <text:p>-10.152</text:p>
          </table:table-cell>
          <table:table-cell table:formula="of:=[.E102]*8^(1/4)" office:value-type="float" office:value="1.67966368078401">
            <text:p>1.6796636808</text:p>
          </table:table-cell>
          <table:table-cell/>
          <table:table-cell office:value-type="float" office:value="1">
            <text:p>1</text:p>
          </table:table-cell>
          <table:table-cell office:value-type="float" office:value="0.998555">
            <text:p>0.998555</text:p>
          </table:table-cell>
          <table:table-cell office:value-type="float" office:value="0.000012">
            <text:p>0.000012</text:p>
          </table:table-cell>
          <table:table-cell table:formula="of:=[.M102]*10" office:value-type="float" office:value="0.00012">
            <text:p>0.00012</text:p>
          </table:table-cell>
          <table:table-cell table:formula="of:=([.K102]-2.269)*16" office:value-type="float" office:value="-20.304">
            <text:p>-20.304</text:p>
          </table:table-cell>
          <table:table-cell table:formula="of:=[.L102]*16^(1/4)" office:value-type="float" office:value="1.99711">
            <text:p>1.99711</text:p>
          </table:table-cell>
          <table:table-cell/>
          <table:table-cell office:value-type="float" office:value="1">
            <text:p>1</text:p>
          </table:table-cell>
          <table:table-cell office:value-type="float" office:value="0.998554">
            <text:p>0.998554</text:p>
          </table:table-cell>
          <table:table-cell office:value-type="float" office:value="0.000003">
            <text:p>0.000003</text:p>
          </table:table-cell>
          <table:table-cell/>
          <table:table-cell table:formula="of:=([.R102]-2.269)*32" office:value-type="float" office:value="-40.608">
            <text:p>-40.608</text:p>
          </table:table-cell>
          <table:table-cell table:formula="of:=[.S102]*32^(1/4)" office:value-type="float" office:value="2.37497504302885">
            <text:p>2.374975043</text:p>
          </table:table-cell>
          <table:table-cell/>
          <table:table-cell office:value-type="float" office:value="1">
            <text:p>1</text:p>
          </table:table-cell>
          <table:table-cell office:value-type="float" office:value="0.998552">
            <text:p>0.998552</text:p>
          </table:table-cell>
          <table:table-cell office:value-type="float" office:value="0.000001">
            <text:p>0.000001</text:p>
          </table:table-cell>
          <table:table-cell table:formula="of:=[.AA102]*10" office:value-type="float" office:value="0.00001">
            <text:p>0.00001</text:p>
          </table:table-cell>
          <table:table-cell table:formula="of:=([.Y102]-2.269)*64" office:value-type="float" office:value="-81.216">
            <text:p>-81.216</text:p>
          </table:table-cell>
          <table:table-cell table:formula="of:=[.Z102]*64^(1/4)" office:value-type="float" office:value="2.82433156226956">
            <text:p>2.824331562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2]+0.01" office:value-type="float" office:value="1.005">
            <text:p>1.005</text:p>
          </table:table-cell>
          <table:table-cell/>
          <table:table-cell office:value-type="float" office:value="1.01">
            <text:p>1.01</text:p>
          </table:table-cell>
          <table:table-cell office:value-type="float" office:value="0.998523">
            <text:p>0.998523</text:p>
          </table:table-cell>
          <table:table-cell office:value-type="float" office:value="0.000033">
            <text:p>0.000033</text:p>
          </table:table-cell>
          <table:table-cell table:formula="of:=[.F103]*50" office:value-type="float" office:value="0.00165">
            <text:p>0.00165</text:p>
          </table:table-cell>
          <table:table-cell table:formula="of:=([.D103]-[.A102])*8" office:value-type="float" office:value="-10.072">
            <text:p>-10.072</text:p>
          </table:table-cell>
          <table:table-cell table:formula="of:=[.E103]*8^(1/4)" office:value-type="float" office:value="1.67930882249677">
            <text:p>1.6793088225</text:p>
          </table:table-cell>
          <table:table-cell/>
          <table:table-cell office:value-type="float" office:value="1.01">
            <text:p>1.01</text:p>
          </table:table-cell>
          <table:table-cell office:value-type="float" office:value="0.998375">
            <text:p>0.998375</text:p>
          </table:table-cell>
          <table:table-cell office:value-type="float" office:value="0.000013">
            <text:p>0.000013</text:p>
          </table:table-cell>
          <table:table-cell table:formula="of:=[.M103]*10" office:value-type="float" office:value="0.00013">
            <text:p>0.00013</text:p>
          </table:table-cell>
          <table:table-cell table:formula="of:=([.K103]-2.269)*16" office:value-type="float" office:value="-20.144">
            <text:p>-20.144</text:p>
          </table:table-cell>
          <table:table-cell table:formula="of:=[.L103]*16^(1/4)" office:value-type="float" office:value="1.99675">
            <text:p>1.99675</text:p>
          </table:table-cell>
          <table:table-cell/>
          <table:table-cell office:value-type="float" office:value="1.01">
            <text:p>1.01</text:p>
          </table:table-cell>
          <table:table-cell office:value-type="float" office:value="0.998425">
            <text:p>0.998425</text:p>
          </table:table-cell>
          <table:table-cell office:value-type="float" office:value="0.000003">
            <text:p>0.000003</text:p>
          </table:table-cell>
          <table:table-cell/>
          <table:table-cell table:formula="of:=([.R103]-2.269)*32" office:value-type="float" office:value="-40.288">
            <text:p>-40.288</text:p>
          </table:table-cell>
          <table:table-cell table:formula="of:=[.S103]*32^(1/4)" office:value-type="float" office:value="2.37466822759318">
            <text:p>2.3746682276</text:p>
          </table:table-cell>
          <table:table-cell/>
          <table:table-cell office:value-type="float" office:value="1.01">
            <text:p>1.01</text:p>
          </table:table-cell>
          <table:table-cell office:value-type="float" office:value="0.998429">
            <text:p>0.998429</text:p>
          </table:table-cell>
          <table:table-cell office:value-type="float" office:value="0.000001">
            <text:p>0.000001</text:p>
          </table:table-cell>
          <table:table-cell table:formula="of:=[.AA103]*10" office:value-type="float" office:value="0.00001">
            <text:p>0.00001</text:p>
          </table:table-cell>
          <table:table-cell table:formula="of:=([.Y103]-2.269)*64" office:value-type="float" office:value="-80.576">
            <text:p>-80.576</text:p>
          </table:table-cell>
          <table:table-cell table:formula="of:=[.Z103]*64^(1/4)" office:value-type="float" office:value="2.82398366573321">
            <text:p>2.823983665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3]+0.01" office:value-type="float" office:value="1.015">
            <text:p>1.015</text:p>
          </table:table-cell>
          <table:table-cell/>
          <table:table-cell office:value-type="float" office:value="1.02">
            <text:p>1.02</text:p>
          </table:table-cell>
          <table:table-cell office:value-type="float" office:value="0.998357">
            <text:p>0.998357</text:p>
          </table:table-cell>
          <table:table-cell office:value-type="float" office:value="0.000032">
            <text:p>0.000032</text:p>
          </table:table-cell>
          <table:table-cell table:formula="of:=[.F104]*50" office:value-type="float" office:value="0.0016">
            <text:p>0.0016</text:p>
          </table:table-cell>
          <table:table-cell table:formula="of:=([.D104]-[.A103])*8" office:value-type="float" office:value="-9.992">
            <text:p>-9.992</text:p>
          </table:table-cell>
          <table:table-cell table:formula="of:=[.E104]*8^(1/4)" office:value-type="float" office:value="1.67902964488691">
            <text:p>1.6790296449</text:p>
          </table:table-cell>
          <table:table-cell/>
          <table:table-cell office:value-type="float" office:value="1.02">
            <text:p>1.02</text:p>
          </table:table-cell>
          <table:table-cell office:value-type="float" office:value="0.998361">
            <text:p>0.998361</text:p>
          </table:table-cell>
          <table:table-cell office:value-type="float" office:value="0.000014">
            <text:p>0.000014</text:p>
          </table:table-cell>
          <table:table-cell table:formula="of:=[.M104]*10" office:value-type="float" office:value="0.00014">
            <text:p>0.00014</text:p>
          </table:table-cell>
          <table:table-cell table:formula="of:=([.K104]-2.269)*16" office:value-type="float" office:value="-19.984">
            <text:p>-19.984</text:p>
          </table:table-cell>
          <table:table-cell table:formula="of:=[.L104]*16^(1/4)" office:value-type="float" office:value="1.996722">
            <text:p>1.996722</text:p>
          </table:table-cell>
          <table:table-cell/>
          <table:table-cell office:value-type="float" office:value="1.02">
            <text:p>1.02</text:p>
          </table:table-cell>
          <table:table-cell office:value-type="float" office:value="0.998293">
            <text:p>0.998293</text:p>
          </table:table-cell>
          <table:table-cell office:value-type="float" office:value="0.000003">
            <text:p>0.000003</text:p>
          </table:table-cell>
          <table:table-cell/>
          <table:table-cell table:formula="of:=([.R104]-2.269)*32" office:value-type="float" office:value="-39.968">
            <text:p>-39.968</text:p>
          </table:table-cell>
          <table:table-cell table:formula="of:=[.S104]*32^(1/4)" office:value-type="float" office:value="2.37435427691482">
            <text:p>2.3743542769</text:p>
          </table:table-cell>
          <table:table-cell/>
          <table:table-cell office:value-type="float" office:value="1.02">
            <text:p>1.02</text:p>
          </table:table-cell>
          <table:table-cell office:value-type="float" office:value="0.998295">
            <text:p>0.998295</text:p>
          </table:table-cell>
          <table:table-cell office:value-type="float" office:value="0.000001">
            <text:p>0.000001</text:p>
          </table:table-cell>
          <table:table-cell table:formula="of:=[.AA104]*10" office:value-type="float" office:value="0.00001">
            <text:p>0.00001</text:p>
          </table:table-cell>
          <table:table-cell table:formula="of:=([.Y104]-2.269)*64" office:value-type="float" office:value="-79.936">
            <text:p>-79.936</text:p>
          </table:table-cell>
          <table:table-cell table:formula="of:=[.Z104]*64^(1/4)" office:value-type="float" office:value="2.8236046564985">
            <text:p>2.823604656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4]+0.01" office:value-type="float" office:value="1.025">
            <text:p>1.025</text:p>
          </table:table-cell>
          <table:table-cell/>
          <table:table-cell office:value-type="float" office:value="1.03">
            <text:p>1.03</text:p>
          </table:table-cell>
          <table:table-cell office:value-type="float" office:value="0.998154">
            <text:p>0.998154</text:p>
          </table:table-cell>
          <table:table-cell office:value-type="float" office:value="0.000049">
            <text:p>0.000049</text:p>
          </table:table-cell>
          <table:table-cell table:formula="of:=[.F105]*50" office:value-type="float" office:value="0.00245">
            <text:p>0.00245</text:p>
          </table:table-cell>
          <table:table-cell table:formula="of:=([.D105]-[.A104])*8" office:value-type="float" office:value="-9.912">
            <text:p>-9.912</text:p>
          </table:table-cell>
          <table:table-cell table:formula="of:=[.E105]*8^(1/4)" office:value-type="float" office:value="1.67868824094231">
            <text:p>1.6786882409</text:p>
          </table:table-cell>
          <table:table-cell/>
          <table:table-cell office:value-type="float" office:value="1.03">
            <text:p>1.03</text:p>
          </table:table-cell>
          <table:table-cell office:value-type="float" office:value="0.998127">
            <text:p>0.998127</text:p>
          </table:table-cell>
          <table:table-cell office:value-type="float" office:value="0.000014">
            <text:p>0.000014</text:p>
          </table:table-cell>
          <table:table-cell table:formula="of:=[.M105]*10" office:value-type="float" office:value="0.00014">
            <text:p>0.00014</text:p>
          </table:table-cell>
          <table:table-cell table:formula="of:=([.K105]-2.269)*16" office:value-type="float" office:value="-19.824">
            <text:p>-19.824</text:p>
          </table:table-cell>
          <table:table-cell table:formula="of:=[.L105]*16^(1/4)" office:value-type="float" office:value="1.996254">
            <text:p>1.996254</text:p>
          </table:table-cell>
          <table:table-cell/>
          <table:table-cell office:value-type="float" office:value="1.03">
            <text:p>1.03</text:p>
          </table:table-cell>
          <table:table-cell office:value-type="float" office:value="0.998156">
            <text:p>0.998156</text:p>
          </table:table-cell>
          <table:table-cell office:value-type="float" office:value="0.000003">
            <text:p>0.000003</text:p>
          </table:table-cell>
          <table:table-cell/>
          <table:table-cell table:formula="of:=([.R105]-2.269)*32" office:value-type="float" office:value="-39.648">
            <text:p>-39.648</text:p>
          </table:table-cell>
          <table:table-cell table:formula="of:=[.S105]*32^(1/4)" office:value-type="float" office:value="2.37402843416531">
            <text:p>2.3740284342</text:p>
          </table:table-cell>
          <table:table-cell/>
          <table:table-cell office:value-type="float" office:value="1.03">
            <text:p>1.03</text:p>
          </table:table-cell>
          <table:table-cell office:value-type="float" office:value="0.998155">
            <text:p>0.998155</text:p>
          </table:table-cell>
          <table:table-cell office:value-type="float" office:value="0.000001">
            <text:p>0.000001</text:p>
          </table:table-cell>
          <table:table-cell table:formula="of:=[.AA105]*10" office:value-type="float" office:value="0.00001">
            <text:p>0.00001</text:p>
          </table:table-cell>
          <table:table-cell table:formula="of:=([.Y105]-2.269)*64" office:value-type="float" office:value="-79.296">
            <text:p>-79.296</text:p>
          </table:table-cell>
          <table:table-cell table:formula="of:=[.Z105]*64^(1/4)" office:value-type="float" office:value="2.82320867670103">
            <text:p>2.823208676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5]+0.01" office:value-type="float" office:value="1.035">
            <text:p>1.035</text:p>
          </table:table-cell>
          <table:table-cell/>
          <table:table-cell office:value-type="float" office:value="1.04">
            <text:p>1.04</text:p>
          </table:table-cell>
          <table:table-cell office:value-type="float" office:value="0.998082">
            <text:p>0.998082</text:p>
          </table:table-cell>
          <table:table-cell office:value-type="float" office:value="0.000037">
            <text:p>0.000037</text:p>
          </table:table-cell>
          <table:table-cell table:formula="of:=[.F106]*50" office:value-type="float" office:value="0.00185">
            <text:p>0.00185</text:p>
          </table:table-cell>
          <table:table-cell table:formula="of:=([.D106]-[.A105])*8" office:value-type="float" office:value="-9.832">
            <text:p>-9.832</text:p>
          </table:table-cell>
          <table:table-cell table:formula="of:=[.E106]*8^(1/4)" office:value-type="float" office:value="1.67856715185852">
            <text:p>1.6785671519</text:p>
          </table:table-cell>
          <table:table-cell/>
          <table:table-cell office:value-type="float" office:value="1.04">
            <text:p>1.04</text:p>
          </table:table-cell>
          <table:table-cell office:value-type="float" office:value="0.997991">
            <text:p>0.997991</text:p>
          </table:table-cell>
          <table:table-cell office:value-type="float" office:value="0.000014">
            <text:p>0.000014</text:p>
          </table:table-cell>
          <table:table-cell table:formula="of:=[.M106]*10" office:value-type="float" office:value="0.00014">
            <text:p>0.00014</text:p>
          </table:table-cell>
          <table:table-cell table:formula="of:=([.K106]-2.269)*16" office:value-type="float" office:value="-19.664">
            <text:p>-19.664</text:p>
          </table:table-cell>
          <table:table-cell table:formula="of:=[.L106]*16^(1/4)" office:value-type="float" office:value="1.995982">
            <text:p>1.995982</text:p>
          </table:table-cell>
          <table:table-cell/>
          <table:table-cell office:value-type="float" office:value="1.04">
            <text:p>1.04</text:p>
          </table:table-cell>
          <table:table-cell office:value-type="float" office:value="0.998011">
            <text:p>0.998011</text:p>
          </table:table-cell>
          <table:table-cell office:value-type="float" office:value="0.000004">
            <text:p>0.000004</text:p>
          </table:table-cell>
          <table:table-cell/>
          <table:table-cell table:formula="of:=([.R106]-2.269)*32" office:value-type="float" office:value="-39.328">
            <text:p>-39.328</text:p>
          </table:table-cell>
          <table:table-cell table:formula="of:=[.S106]*32^(1/4)" office:value-type="float" office:value="2.37368356410196">
            <text:p>2.3736835641</text:p>
          </table:table-cell>
          <table:table-cell/>
          <table:table-cell office:value-type="float" office:value="1.04">
            <text:p>1.04</text:p>
          </table:table-cell>
          <table:table-cell office:value-type="float" office:value="0.998005">
            <text:p>0.998005</text:p>
          </table:table-cell>
          <table:table-cell office:value-type="float" office:value="0.000001">
            <text:p>0.000001</text:p>
          </table:table-cell>
          <table:table-cell table:formula="of:=[.AA106]*10" office:value-type="float" office:value="0.00001">
            <text:p>0.00001</text:p>
          </table:table-cell>
          <table:table-cell table:formula="of:=([.Y106]-2.269)*64" office:value-type="float" office:value="-78.656">
            <text:p>-78.656</text:p>
          </table:table-cell>
          <table:table-cell table:formula="of:=[.Z106]*64^(1/4)" office:value-type="float" office:value="2.82278441263232">
            <text:p>2.822784412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6]+0.01" office:value-type="float" office:value="1.045">
            <text:p>1.045</text:p>
          </table:table-cell>
          <table:table-cell/>
          <table:table-cell office:value-type="float" office:value="1.05">
            <text:p>1.05</text:p>
          </table:table-cell>
          <table:table-cell office:value-type="float" office:value="0.998063">
            <text:p>0.998063</text:p>
          </table:table-cell>
          <table:table-cell office:value-type="float" office:value="0.000037">
            <text:p>0.000037</text:p>
          </table:table-cell>
          <table:table-cell table:formula="of:=[.F107]*50" office:value-type="float" office:value="0.00185">
            <text:p>0.00185</text:p>
          </table:table-cell>
          <table:table-cell table:formula="of:=([.D107]-[.A106])*8" office:value-type="float" office:value="-9.752">
            <text:p>-9.752</text:p>
          </table:table-cell>
          <table:table-cell table:formula="of:=[.E107]*8^(1/4)" office:value-type="float" office:value="1.67853519779474">
            <text:p>1.6785351978</text:p>
          </table:table-cell>
          <table:table-cell/>
          <table:table-cell office:value-type="float" office:value="1.05">
            <text:p>1.05</text:p>
          </table:table-cell>
          <table:table-cell office:value-type="float" office:value="0.997846">
            <text:p>0.997846</text:p>
          </table:table-cell>
          <table:table-cell office:value-type="float" office:value="0.000015">
            <text:p>0.000015</text:p>
          </table:table-cell>
          <table:table-cell table:formula="of:=[.M107]*10" office:value-type="float" office:value="0.00015">
            <text:p>0.00015</text:p>
          </table:table-cell>
          <table:table-cell table:formula="of:=([.K107]-2.269)*16" office:value-type="float" office:value="-19.504">
            <text:p>-19.504</text:p>
          </table:table-cell>
          <table:table-cell table:formula="of:=[.L107]*16^(1/4)" office:value-type="float" office:value="1.995692">
            <text:p>1.995692</text:p>
          </table:table-cell>
          <table:table-cell/>
          <table:table-cell office:value-type="float" office:value="1.05">
            <text:p>1.05</text:p>
          </table:table-cell>
          <table:table-cell office:value-type="float" office:value="0.997852">
            <text:p>0.997852</text:p>
          </table:table-cell>
          <table:table-cell office:value-type="float" office:value="0.000004">
            <text:p>0.000004</text:p>
          </table:table-cell>
          <table:table-cell/>
          <table:table-cell table:formula="of:=([.R107]-2.269)*32" office:value-type="float" office:value="-39.008">
            <text:p>-39.008</text:p>
          </table:table-cell>
          <table:table-cell table:formula="of:=[.S107]*32^(1/4)" office:value-type="float" office:value="2.37330539623939">
            <text:p>2.3733053962</text:p>
          </table:table-cell>
          <table:table-cell/>
          <table:table-cell office:value-type="float" office:value="1.05">
            <text:p>1.05</text:p>
          </table:table-cell>
          <table:table-cell office:value-type="float" office:value="0.997844">
            <text:p>0.997844</text:p>
          </table:table-cell>
          <table:table-cell office:value-type="float" office:value="0.000001">
            <text:p>0.000001</text:p>
          </table:table-cell>
          <table:table-cell table:formula="of:=[.AA107]*10" office:value-type="float" office:value="0.00001">
            <text:p>0.00001</text:p>
          </table:table-cell>
          <table:table-cell table:formula="of:=([.Y107]-2.269)*64" office:value-type="float" office:value="-78.016">
            <text:p>-78.016</text:p>
          </table:table-cell>
          <table:table-cell table:formula="of:=[.Z107]*64^(1/4)" office:value-type="float" office:value="2.82232903586524">
            <text:p>2.822329035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7]+0.01" office:value-type="float" office:value="1.055">
            <text:p>1.055</text:p>
          </table:table-cell>
          <table:table-cell/>
          <table:table-cell office:value-type="float" office:value="1.06">
            <text:p>1.06</text:p>
          </table:table-cell>
          <table:table-cell office:value-type="float" office:value="0.997626">
            <text:p>0.997626</text:p>
          </table:table-cell>
          <table:table-cell office:value-type="float" office:value="0.000029">
            <text:p>0.000029</text:p>
          </table:table-cell>
          <table:table-cell table:formula="of:=[.F108]*50" office:value-type="float" office:value="0.00145">
            <text:p>0.00145</text:p>
          </table:table-cell>
          <table:table-cell table:formula="of:=([.D108]-[.A107])*8" office:value-type="float" office:value="-9.672">
            <text:p>-9.672</text:p>
          </table:table-cell>
          <table:table-cell table:formula="of:=[.E108]*8^(1/4)" office:value-type="float" office:value="1.6778002543278">
            <text:p>1.6778002543</text:p>
          </table:table-cell>
          <table:table-cell/>
          <table:table-cell office:value-type="float" office:value="1.06">
            <text:p>1.06</text:p>
          </table:table-cell>
          <table:table-cell office:value-type="float" office:value="0.997725">
            <text:p>0.997725</text:p>
          </table:table-cell>
          <table:table-cell office:value-type="float" office:value="0.000015">
            <text:p>0.000015</text:p>
          </table:table-cell>
          <table:table-cell table:formula="of:=[.M108]*10" office:value-type="float" office:value="0.00015">
            <text:p>0.00015</text:p>
          </table:table-cell>
          <table:table-cell table:formula="of:=([.K108]-2.269)*16" office:value-type="float" office:value="-19.344">
            <text:p>-19.344</text:p>
          </table:table-cell>
          <table:table-cell table:formula="of:=[.L108]*16^(1/4)" office:value-type="float" office:value="1.99545">
            <text:p>1.99545</text:p>
          </table:table-cell>
          <table:table-cell/>
          <table:table-cell office:value-type="float" office:value="1.06">
            <text:p>1.06</text:p>
          </table:table-cell>
          <table:table-cell office:value-type="float" office:value="0.997677">
            <text:p>0.997677</text:p>
          </table:table-cell>
          <table:table-cell office:value-type="float" office:value="0.000004">
            <text:p>0.000004</text:p>
          </table:table-cell>
          <table:table-cell/>
          <table:table-cell table:formula="of:=([.R108]-2.269)*32" office:value-type="float" office:value="-38.688">
            <text:p>-38.688</text:p>
          </table:table-cell>
          <table:table-cell table:formula="of:=[.S108]*32^(1/4)" office:value-type="float" office:value="2.37288917374914">
            <text:p>2.3728891737</text:p>
          </table:table-cell>
          <table:table-cell/>
          <table:table-cell office:value-type="float" office:value="1.06">
            <text:p>1.06</text:p>
          </table:table-cell>
          <table:table-cell office:value-type="float" office:value="0.997676">
            <text:p>0.997676</text:p>
          </table:table-cell>
          <table:table-cell office:value-type="float" office:value="0.000001">
            <text:p>0.000001</text:p>
          </table:table-cell>
          <table:table-cell table:formula="of:=[.AA108]*10" office:value-type="float" office:value="0.00001">
            <text:p>0.00001</text:p>
          </table:table-cell>
          <table:table-cell table:formula="of:=([.Y108]-2.269)*64" office:value-type="float" office:value="-77.376">
            <text:p>-77.376</text:p>
          </table:table-cell>
          <table:table-cell table:formula="of:=[.Z108]*64^(1/4)" office:value-type="float" office:value="2.82185386010828">
            <text:p>2.821853860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8]+0.01" office:value-type="float" office:value="1.065">
            <text:p>1.065</text:p>
          </table:table-cell>
          <table:table-cell/>
          <table:table-cell office:value-type="float" office:value="1.07">
            <text:p>1.07</text:p>
          </table:table-cell>
          <table:table-cell office:value-type="float" office:value="0.99758">
            <text:p>0.99758</text:p>
          </table:table-cell>
          <table:table-cell office:value-type="float" office:value="0.000025">
            <text:p>0.000025</text:p>
          </table:table-cell>
          <table:table-cell table:formula="of:=[.F109]*50" office:value-type="float" office:value="0.00125">
            <text:p>0.00125</text:p>
          </table:table-cell>
          <table:table-cell table:formula="of:=([.D109]-[.A108])*8" office:value-type="float" office:value="-9.592">
            <text:p>-9.592</text:p>
          </table:table-cell>
          <table:table-cell table:formula="of:=[.E109]*8^(1/4)" office:value-type="float" office:value="1.6777228918576">
            <text:p>1.6777228919</text:p>
          </table:table-cell>
          <table:table-cell/>
          <table:table-cell office:value-type="float" office:value="1.07">
            <text:p>1.07</text:p>
          </table:table-cell>
          <table:table-cell office:value-type="float" office:value="0.99749">
            <text:p>0.99749</text:p>
          </table:table-cell>
          <table:table-cell office:value-type="float" office:value="0.000016">
            <text:p>0.000016</text:p>
          </table:table-cell>
          <table:table-cell table:formula="of:=[.M109]*10" office:value-type="float" office:value="0.00016">
            <text:p>0.00016</text:p>
          </table:table-cell>
          <table:table-cell table:formula="of:=([.K109]-2.269)*16" office:value-type="float" office:value="-19.184">
            <text:p>-19.184</text:p>
          </table:table-cell>
          <table:table-cell table:formula="of:=[.L109]*16^(1/4)" office:value-type="float" office:value="1.99498">
            <text:p>1.99498</text:p>
          </table:table-cell>
          <table:table-cell/>
          <table:table-cell office:value-type="float" office:value="1.07">
            <text:p>1.07</text:p>
          </table:table-cell>
          <table:table-cell office:value-type="float" office:value="0.997513">
            <text:p>0.997513</text:p>
          </table:table-cell>
          <table:table-cell office:value-type="float" office:value="0.000004">
            <text:p>0.000004</text:p>
          </table:table-cell>
          <table:table-cell/>
          <table:table-cell table:formula="of:=([.R109]-2.269)*32" office:value-type="float" office:value="-38.368">
            <text:p>-38.368</text:p>
          </table:table-cell>
          <table:table-cell table:formula="of:=[.S109]*32^(1/4)" office:value-type="float" office:value="2.37249911381542">
            <text:p>2.3724991138</text:p>
          </table:table-cell>
          <table:table-cell/>
          <table:table-cell office:value-type="float" office:value="1.07">
            <text:p>1.07</text:p>
          </table:table-cell>
          <table:table-cell office:value-type="float" office:value="0.997495">
            <text:p>0.997495</text:p>
          </table:table-cell>
          <table:table-cell office:value-type="float" office:value="0.000001">
            <text:p>0.000001</text:p>
          </table:table-cell>
          <table:table-cell table:formula="of:=[.AA109]*10" office:value-type="float" office:value="0.00001">
            <text:p>0.00001</text:p>
          </table:table-cell>
          <table:table-cell table:formula="of:=([.Y109]-2.269)*64" office:value-type="float" office:value="-76.736">
            <text:p>-76.736</text:p>
          </table:table-cell>
          <table:table-cell table:formula="of:=[.Z109]*64^(1/4)" office:value-type="float" office:value="2.8213419147987">
            <text:p>2.821341914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09]+0.01" office:value-type="float" office:value="1.075">
            <text:p>1.075</text:p>
          </table:table-cell>
          <table:table-cell/>
          <table:table-cell office:value-type="float" office:value="1.08">
            <text:p>1.08</text:p>
          </table:table-cell>
          <table:table-cell office:value-type="float" office:value="0.99749">
            <text:p>0.99749</text:p>
          </table:table-cell>
          <table:table-cell office:value-type="float" office:value="0.000059">
            <text:p>0.000059</text:p>
          </table:table-cell>
          <table:table-cell table:formula="of:=[.F110]*50" office:value-type="float" office:value="0.00295">
            <text:p>0.00295</text:p>
          </table:table-cell>
          <table:table-cell table:formula="of:=([.D110]-[.A109])*8" office:value-type="float" office:value="-9.512">
            <text:p>-9.512</text:p>
          </table:table-cell>
          <table:table-cell table:formula="of:=[.E110]*8^(1/4)" office:value-type="float" office:value="1.67757153050286">
            <text:p>1.6775715305</text:p>
          </table:table-cell>
          <table:table-cell/>
          <table:table-cell office:value-type="float" office:value="1.08">
            <text:p>1.08</text:p>
          </table:table-cell>
          <table:table-cell office:value-type="float" office:value="0.997323">
            <text:p>0.997323</text:p>
          </table:table-cell>
          <table:table-cell office:value-type="float" office:value="0.000016">
            <text:p>0.000016</text:p>
          </table:table-cell>
          <table:table-cell table:formula="of:=[.M110]*10" office:value-type="float" office:value="0.00016">
            <text:p>0.00016</text:p>
          </table:table-cell>
          <table:table-cell table:formula="of:=([.K110]-2.269)*16" office:value-type="float" office:value="-19.024">
            <text:p>-19.024</text:p>
          </table:table-cell>
          <table:table-cell table:formula="of:=[.L110]*16^(1/4)" office:value-type="float" office:value="1.994646">
            <text:p>1.994646</text:p>
          </table:table-cell>
          <table:table-cell/>
          <table:table-cell office:value-type="float" office:value="1.08">
            <text:p>1.08</text:p>
          </table:table-cell>
          <table:table-cell office:value-type="float" office:value="0.997307">
            <text:p>0.997307</text:p>
          </table:table-cell>
          <table:table-cell office:value-type="float" office:value="0.000004">
            <text:p>0.000004</text:p>
          </table:table-cell>
          <table:table-cell/>
          <table:table-cell table:formula="of:=([.R110]-2.269)*32" office:value-type="float" office:value="-38.048">
            <text:p>-38.048</text:p>
          </table:table-cell>
          <table:table-cell table:formula="of:=[.S110]*32^(1/4)" office:value-type="float" office:value="2.37200916048404">
            <text:p>2.3720091605</text:p>
          </table:table-cell>
          <table:table-cell/>
          <table:table-cell office:value-type="float" office:value="1.08">
            <text:p>1.08</text:p>
          </table:table-cell>
          <table:table-cell office:value-type="float" office:value="0.997309">
            <text:p>0.997309</text:p>
          </table:table-cell>
          <table:table-cell office:value-type="float" office:value="0.000001">
            <text:p>0.000001</text:p>
          </table:table-cell>
          <table:table-cell table:formula="of:=[.AA110]*10" office:value-type="float" office:value="0.00001">
            <text:p>0.00001</text:p>
          </table:table-cell>
          <table:table-cell table:formula="of:=([.Y110]-2.269)*64" office:value-type="float" office:value="-76.096">
            <text:p>-76.096</text:p>
          </table:table-cell>
          <table:table-cell table:formula="of:=[.Z110]*64^(1/4)" office:value-type="float" office:value="2.8208158273535">
            <text:p>2.820815827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10]+0.01" office:value-type="float" office:value="1.085">
            <text:p>1.085</text:p>
          </table:table-cell>
          <table:table-cell/>
          <table:table-cell office:value-type="float" office:value="1.09">
            <text:p>1.09</text:p>
          </table:table-cell>
          <table:table-cell office:value-type="float" office:value="0.997087">
            <text:p>0.997087</text:p>
          </table:table-cell>
          <table:table-cell office:value-type="float" office:value="0.000038">
            <text:p>0.000038</text:p>
          </table:table-cell>
          <table:table-cell table:formula="of:=[.F111]*50" office:value-type="float" office:value="0.0019">
            <text:p>0.0019</text:p>
          </table:table-cell>
          <table:table-cell table:formula="of:=([.D111]-[.A110])*8" office:value-type="float" office:value="-9.432">
            <text:p>-9.432</text:p>
          </table:table-cell>
          <table:table-cell table:formula="of:=[.E111]*8^(1/4)" office:value-type="float" office:value="1.67689376799216">
            <text:p>1.676893768</text:p>
          </table:table-cell>
          <table:table-cell/>
          <table:table-cell office:value-type="float" office:value="1.09">
            <text:p>1.09</text:p>
          </table:table-cell>
          <table:table-cell office:value-type="float" office:value="0.99703">
            <text:p>0.99703</text:p>
          </table:table-cell>
          <table:table-cell office:value-type="float" office:value="0.000018">
            <text:p>0.000018</text:p>
          </table:table-cell>
          <table:table-cell table:formula="of:=[.M111]*10" office:value-type="float" office:value="0.00018">
            <text:p>0.00018</text:p>
          </table:table-cell>
          <table:table-cell table:formula="of:=([.K111]-2.269)*16" office:value-type="float" office:value="-18.864">
            <text:p>-18.864</text:p>
          </table:table-cell>
          <table:table-cell table:formula="of:=[.L111]*16^(1/4)" office:value-type="float" office:value="1.99406">
            <text:p>1.99406</text:p>
          </table:table-cell>
          <table:table-cell/>
          <table:table-cell office:value-type="float" office:value="1.09">
            <text:p>1.09</text:p>
          </table:table-cell>
          <table:table-cell office:value-type="float" office:value="0.997116">
            <text:p>0.997116</text:p>
          </table:table-cell>
          <table:table-cell office:value-type="float" office:value="0.000004">
            <text:p>0.000004</text:p>
          </table:table-cell>
          <table:table-cell/>
          <table:table-cell table:formula="of:=([.R111]-2.269)*32" office:value-type="float" office:value="-37.728">
            <text:p>-37.728</text:p>
          </table:table-cell>
          <table:table-cell table:formula="of:=[.S111]*32^(1/4)" office:value-type="float" office:value="2.37155488336611">
            <text:p>2.3715548834</text:p>
          </table:table-cell>
          <table:table-cell/>
          <table:table-cell office:value-type="float" office:value="1.09">
            <text:p>1.09</text:p>
          </table:table-cell>
          <table:table-cell office:value-type="float" office:value="0.997111">
            <text:p>0.997111</text:p>
          </table:table-cell>
          <table:table-cell office:value-type="float" office:value="0.000001">
            <text:p>0.000001</text:p>
          </table:table-cell>
          <table:table-cell table:formula="of:=[.AA111]*10" office:value-type="float" office:value="0.00001">
            <text:p>0.00001</text:p>
          </table:table-cell>
          <table:table-cell table:formula="of:=([.Y111]-2.269)*64" office:value-type="float" office:value="-75.456">
            <text:p>-75.456</text:p>
          </table:table-cell>
          <table:table-cell table:formula="of:=[.Z111]*64^(1/4)" office:value-type="float" office:value="2.8202557987828">
            <text:p>2.820255798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formula="of:=[.B111]+0.01" office:value-type="float" office:value="1.095">
            <text:p>1.095</text:p>
          </table:table-cell>
          <table:table-cell/>
          <table:table-cell office:value-type="float" office:value="1.1">
            <text:p>1.1</text:p>
          </table:table-cell>
          <table:table-cell office:value-type="float" office:value="0.996933">
            <text:p>0.996933</text:p>
          </table:table-cell>
          <table:table-cell office:value-type="float" office:value="0.000053">
            <text:p>0.000053</text:p>
          </table:table-cell>
          <table:table-cell table:formula="of:=[.F112]*50" office:value-type="float" office:value="0.00265">
            <text:p>0.00265</text:p>
          </table:table-cell>
          <table:table-cell table:formula="of:=([.D112]-[.A111])*8" office:value-type="float" office:value="-9.352">
            <text:p>-9.352</text:p>
          </table:table-cell>
          <table:table-cell table:formula="of:=[.E112]*8^(1/4)" office:value-type="float" office:value="1.67663477189626">
            <text:p>1.6766347719</text:p>
          </table:table-cell>
          <table:table-cell/>
          <table:table-cell office:value-type="float" office:value="1.1">
            <text:p>1.1</text:p>
          </table:table-cell>
          <table:table-cell office:value-type="float" office:value="0.996848">
            <text:p>0.996848</text:p>
          </table:table-cell>
          <table:table-cell office:value-type="float" office:value="0.000019">
            <text:p>0.000019</text:p>
          </table:table-cell>
          <table:table-cell table:formula="of:=[.M112]*10" office:value-type="float" office:value="0.00019">
            <text:p>0.00019</text:p>
          </table:table-cell>
          <table:table-cell table:formula="of:=([.K112]-2.269)*16" office:value-type="float" office:value="-18.704">
            <text:p>-18.704</text:p>
          </table:table-cell>
          <table:table-cell table:formula="of:=[.L112]*16^(1/4)" office:value-type="float" office:value="1.993696">
            <text:p>1.993696</text:p>
          </table:table-cell>
          <table:table-cell/>
          <table:table-cell office:value-type="float" office:value="1.1">
            <text:p>1.1</text:p>
          </table:table-cell>
          <table:table-cell office:value-type="float" office:value="0.9969">
            <text:p>0.9969</text:p>
          </table:table-cell>
          <table:table-cell office:value-type="float" office:value="0.000005">
            <text:p>0.000005</text:p>
          </table:table-cell>
          <table:table-cell/>
          <table:table-cell table:formula="of:=([.R112]-2.269)*32" office:value-type="float" office:value="-37.408">
            <text:p>-37.408</text:p>
          </table:table-cell>
          <table:table-cell table:formula="of:=[.S112]*32^(1/4)" office:value-type="float" office:value="2.37104114589243">
            <text:p>2.3710411459</text:p>
          </table:table-cell>
          <table:table-cell/>
          <table:table-cell office:value-type="float" office:value="1.1">
            <text:p>1.1</text:p>
          </table:table-cell>
          <table:table-cell office:value-type="float" office:value="0.996897">
            <text:p>0.996897</text:p>
          </table:table-cell>
          <table:table-cell office:value-type="float" office:value="0.000001">
            <text:p>0.000001</text:p>
          </table:table-cell>
          <table:table-cell table:formula="of:=[.AA112]*10" office:value-type="float" office:value="0.00001">
            <text:p>0.00001</text:p>
          </table:table-cell>
          <table:table-cell table:formula="of:=([.Y112]-2.269)*64" office:value-type="float" office:value="-74.816">
            <text:p>-74.816</text:p>
          </table:table-cell>
          <table:table-cell table:formula="of:=[.Z112]*64^(1/4)" office:value-type="float" office:value="2.8196505153781">
            <text:p>2.819650515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1">
            <text:p>1.11</text:p>
          </table:table-cell>
          <table:table-cell office:value-type="float" office:value="0.996641">
            <text:p>0.996641</text:p>
          </table:table-cell>
          <table:table-cell office:value-type="float" office:value="0.000037">
            <text:p>0.000037</text:p>
          </table:table-cell>
          <table:table-cell table:formula="of:=[.F113]*50" office:value-type="float" office:value="0.00185">
            <text:p>0.00185</text:p>
          </table:table-cell>
          <table:table-cell table:formula="of:=([.D113]-[.A112])*8" office:value-type="float" office:value="-9.272">
            <text:p>-9.272</text:p>
          </table:table-cell>
          <table:table-cell table:formula="of:=[.E113]*8^(1/4)" office:value-type="float" office:value="1.67614368838975">
            <text:p>1.6761436884</text:p>
          </table:table-cell>
          <table:table-cell/>
          <table:table-cell office:value-type="float" office:value="1.11">
            <text:p>1.11</text:p>
          </table:table-cell>
          <table:table-cell office:value-type="float" office:value="0.996611">
            <text:p>0.996611</text:p>
          </table:table-cell>
          <table:table-cell office:value-type="float" office:value="0.000019">
            <text:p>0.000019</text:p>
          </table:table-cell>
          <table:table-cell table:formula="of:=[.M113]*10" office:value-type="float" office:value="0.00019">
            <text:p>0.00019</text:p>
          </table:table-cell>
          <table:table-cell table:formula="of:=([.K113]-2.269)*16" office:value-type="float" office:value="-18.544">
            <text:p>-18.544</text:p>
          </table:table-cell>
          <table:table-cell table:formula="of:=[.L113]*16^(1/4)" office:value-type="float" office:value="1.993222">
            <text:p>1.993222</text:p>
          </table:table-cell>
          <table:table-cell/>
          <table:table-cell office:value-type="float" office:value="1.11">
            <text:p>1.11</text:p>
          </table:table-cell>
          <table:table-cell office:value-type="float" office:value="0.996657">
            <text:p>0.996657</text:p>
          </table:table-cell>
          <table:table-cell office:value-type="float" office:value="0.000005">
            <text:p>0.000005</text:p>
          </table:table-cell>
          <table:table-cell/>
          <table:table-cell table:formula="of:=([.R113]-2.269)*32" office:value-type="float" office:value="-37.088">
            <text:p>-37.088</text:p>
          </table:table-cell>
          <table:table-cell table:formula="of:=[.S113]*32^(1/4)" office:value-type="float" office:value="2.37046319123453">
            <text:p>2.3704631912</text:p>
          </table:table-cell>
          <table:table-cell/>
          <table:table-cell office:value-type="float" office:value="1.11">
            <text:p>1.11</text:p>
          </table:table-cell>
          <table:table-cell office:value-type="float" office:value="0.996675">
            <text:p>0.996675</text:p>
          </table:table-cell>
          <table:table-cell office:value-type="float" office:value="0.000001">
            <text:p>0.000001</text:p>
          </table:table-cell>
          <table:table-cell table:formula="of:=[.AA113]*10" office:value-type="float" office:value="0.00001">
            <text:p>0.00001</text:p>
          </table:table-cell>
          <table:table-cell table:formula="of:=([.Y113]-2.269)*64" office:value-type="float" office:value="-74.176">
            <text:p>-74.176</text:p>
          </table:table-cell>
          <table:table-cell table:formula="of:=[.Z113]*64^(1/4)" office:value-type="float" office:value="2.81902260455641">
            <text:p>2.819022604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2">
            <text:p>1.12</text:p>
          </table:table-cell>
          <table:table-cell office:value-type="float" office:value="0.996897">
            <text:p>0.996897</text:p>
          </table:table-cell>
          <table:table-cell office:value-type="float" office:value="0.000033">
            <text:p>0.000033</text:p>
          </table:table-cell>
          <table:table-cell table:formula="of:=[.F114]*50" office:value-type="float" office:value="0.00165">
            <text:p>0.00165</text:p>
          </table:table-cell>
          <table:table-cell table:formula="of:=([.D114]-[.A113])*8" office:value-type="float" office:value="-9.192">
            <text:p>-9.192</text:p>
          </table:table-cell>
          <table:table-cell table:formula="of:=[.E114]*8^(1/4)" office:value-type="float" office:value="1.67657422735436">
            <text:p>1.6765742274</text:p>
          </table:table-cell>
          <table:table-cell/>
          <table:table-cell office:value-type="float" office:value="1.12">
            <text:p>1.12</text:p>
          </table:table-cell>
          <table:table-cell office:value-type="float" office:value="0.99647">
            <text:p>0.99647</text:p>
          </table:table-cell>
          <table:table-cell office:value-type="float" office:value="0.000019">
            <text:p>0.000019</text:p>
          </table:table-cell>
          <table:table-cell table:formula="of:=[.M114]*10" office:value-type="float" office:value="0.00019">
            <text:p>0.00019</text:p>
          </table:table-cell>
          <table:table-cell table:formula="of:=([.K114]-2.269)*16" office:value-type="float" office:value="-18.384">
            <text:p>-18.384</text:p>
          </table:table-cell>
          <table:table-cell table:formula="of:=[.L114]*16^(1/4)" office:value-type="float" office:value="1.99294">
            <text:p>1.99294</text:p>
          </table:table-cell>
          <table:table-cell/>
          <table:table-cell office:value-type="float" office:value="1.12">
            <text:p>1.12</text:p>
          </table:table-cell>
          <table:table-cell office:value-type="float" office:value="0.996431">
            <text:p>0.996431</text:p>
          </table:table-cell>
          <table:table-cell office:value-type="float" office:value="0.000005">
            <text:p>0.000005</text:p>
          </table:table-cell>
          <table:table-cell/>
          <table:table-cell table:formula="of:=([.R114]-2.269)*32" office:value-type="float" office:value="-36.768">
            <text:p>-36.768</text:p>
          </table:table-cell>
          <table:table-cell table:formula="of:=[.S114]*32^(1/4)" office:value-type="float" office:value="2.36992566961855">
            <text:p>2.3699256696</text:p>
          </table:table-cell>
          <table:table-cell/>
          <table:table-cell office:value-type="float" office:value="1.12">
            <text:p>1.12</text:p>
          </table:table-cell>
          <table:table-cell office:value-type="float" office:value="0.996439">
            <text:p>0.996439</text:p>
          </table:table-cell>
          <table:table-cell office:value-type="float" office:value="0.000001">
            <text:p>0.000001</text:p>
          </table:table-cell>
          <table:table-cell table:formula="of:=[.AA114]*10" office:value-type="float" office:value="0.00001">
            <text:p>0.00001</text:p>
          </table:table-cell>
          <table:table-cell table:formula="of:=([.Y114]-2.269)*64" office:value-type="float" office:value="-73.536">
            <text:p>-73.536</text:p>
          </table:table-cell>
          <table:table-cell table:formula="of:=[.Z114]*64^(1/4)" office:value-type="float" office:value="2.81835509575497">
            <text:p>2.818355095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3">
            <text:p>1.13</text:p>
          </table:table-cell>
          <table:table-cell office:value-type="float" office:value="0.996034">
            <text:p>0.996034</text:p>
          </table:table-cell>
          <table:table-cell office:value-type="float" office:value="0.000035">
            <text:p>0.000035</text:p>
          </table:table-cell>
          <table:table-cell table:formula="of:=[.F115]*50" office:value-type="float" office:value="0.00175">
            <text:p>0.00175</text:p>
          </table:table-cell>
          <table:table-cell table:formula="of:=([.D115]-[.A114])*8" office:value-type="float" office:value="-9.112">
            <text:p>-9.112</text:p>
          </table:table-cell>
          <table:table-cell table:formula="of:=[.E115]*8^(1/4)" office:value-type="float" office:value="1.67512284014164">
            <text:p>1.6751228401</text:p>
          </table:table-cell>
          <table:table-cell/>
          <table:table-cell office:value-type="float" office:value="1.13">
            <text:p>1.13</text:p>
          </table:table-cell>
          <table:table-cell office:value-type="float" office:value="0.996226">
            <text:p>0.996226</text:p>
          </table:table-cell>
          <table:table-cell office:value-type="float" office:value="0.000021">
            <text:p>0.000021</text:p>
          </table:table-cell>
          <table:table-cell table:formula="of:=[.M115]*10" office:value-type="float" office:value="0.00021">
            <text:p>0.00021</text:p>
          </table:table-cell>
          <table:table-cell table:formula="of:=([.K115]-2.269)*16" office:value-type="float" office:value="-18.224">
            <text:p>-18.224</text:p>
          </table:table-cell>
          <table:table-cell table:formula="of:=[.L115]*16^(1/4)" office:value-type="float" office:value="1.992452">
            <text:p>1.992452</text:p>
          </table:table-cell>
          <table:table-cell/>
          <table:table-cell office:value-type="float" office:value="1.13">
            <text:p>1.13</text:p>
          </table:table-cell>
          <table:table-cell office:value-type="float" office:value="0.996182">
            <text:p>0.996182</text:p>
          </table:table-cell>
          <table:table-cell office:value-type="float" office:value="0.000005">
            <text:p>0.000005</text:p>
          </table:table-cell>
          <table:table-cell/>
          <table:table-cell table:formula="of:=([.R115]-2.269)*32" office:value-type="float" office:value="-36.448">
            <text:p>-36.448</text:p>
          </table:table-cell>
          <table:table-cell table:formula="of:=[.S115]*32^(1/4)" office:value-type="float" office:value="2.36933344447528">
            <text:p>2.3693334445</text:p>
          </table:table-cell>
          <table:table-cell/>
          <table:table-cell office:value-type="float" office:value="1.13">
            <text:p>1.13</text:p>
          </table:table-cell>
          <table:table-cell office:value-type="float" office:value="0.996189">
            <text:p>0.996189</text:p>
          </table:table-cell>
          <table:table-cell office:value-type="float" office:value="0.000001">
            <text:p>0.000001</text:p>
          </table:table-cell>
          <table:table-cell table:formula="of:=[.AA115]*10" office:value-type="float" office:value="0.00001">
            <text:p>0.00001</text:p>
          </table:table-cell>
          <table:table-cell table:formula="of:=([.Y115]-2.269)*64" office:value-type="float" office:value="-72.896">
            <text:p>-72.896</text:p>
          </table:table-cell>
          <table:table-cell table:formula="of:=[.Z115]*64^(1/4)" office:value-type="float" office:value="2.81764798897378">
            <text:p>2.81764798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4">
            <text:p>1.14</text:p>
          </table:table-cell>
          <table:table-cell office:value-type="float" office:value="0.996262">
            <text:p>0.996262</text:p>
          </table:table-cell>
          <table:table-cell office:value-type="float" office:value="0.000043">
            <text:p>0.000043</text:p>
          </table:table-cell>
          <table:table-cell table:formula="of:=[.F116]*50" office:value-type="float" office:value="0.00215">
            <text:p>0.00215</text:p>
          </table:table-cell>
          <table:table-cell table:formula="of:=([.D116]-[.A115])*8" office:value-type="float" office:value="-9.032">
            <text:p>-9.032</text:p>
          </table:table-cell>
          <table:table-cell table:formula="of:=[.E116]*8^(1/4)" office:value-type="float" office:value="1.67550628890699">
            <text:p>1.6755062889</text:p>
          </table:table-cell>
          <table:table-cell/>
          <table:table-cell office:value-type="float" office:value="1.14">
            <text:p>1.14</text:p>
          </table:table-cell>
          <table:table-cell office:value-type="float" office:value="0.995883">
            <text:p>0.995883</text:p>
          </table:table-cell>
          <table:table-cell office:value-type="float" office:value="0.000022">
            <text:p>0.000022</text:p>
          </table:table-cell>
          <table:table-cell table:formula="of:=[.M116]*10" office:value-type="float" office:value="0.00022">
            <text:p>0.00022</text:p>
          </table:table-cell>
          <table:table-cell table:formula="of:=([.K116]-2.269)*16" office:value-type="float" office:value="-18.064">
            <text:p>-18.064</text:p>
          </table:table-cell>
          <table:table-cell table:formula="of:=[.L116]*16^(1/4)" office:value-type="float" office:value="1.991766">
            <text:p>1.991766</text:p>
          </table:table-cell>
          <table:table-cell/>
          <table:table-cell office:value-type="float" office:value="1.14">
            <text:p>1.14</text:p>
          </table:table-cell>
          <table:table-cell office:value-type="float" office:value="0.995931">
            <text:p>0.995931</text:p>
          </table:table-cell>
          <table:table-cell office:value-type="float" office:value="0.000005">
            <text:p>0.000005</text:p>
          </table:table-cell>
          <table:table-cell/>
          <table:table-cell table:formula="of:=([.R116]-2.269)*32" office:value-type="float" office:value="-36.128">
            <text:p>-36.128</text:p>
          </table:table-cell>
          <table:table-cell table:formula="of:=[.S116]*32^(1/4)" office:value-type="float" office:value="2.36873646250355">
            <text:p>2.3687364625</text:p>
          </table:table-cell>
          <table:table-cell/>
          <table:table-cell office:value-type="float" office:value="1.14">
            <text:p>1.14</text:p>
          </table:table-cell>
          <table:table-cell office:value-type="float" office:value="0.995928">
            <text:p>0.995928</text:p>
          </table:table-cell>
          <table:table-cell office:value-type="float" office:value="0.000001">
            <text:p>0.000001</text:p>
          </table:table-cell>
          <table:table-cell table:formula="of:=[.AA116]*10" office:value-type="float" office:value="0.00001">
            <text:p>0.00001</text:p>
          </table:table-cell>
          <table:table-cell table:formula="of:=([.Y116]-2.269)*64" office:value-type="float" office:value="-72.256">
            <text:p>-72.256</text:p>
          </table:table-cell>
          <table:table-cell table:formula="of:=[.Z116]*64^(1/4)" office:value-type="float" office:value="2.81690976949422">
            <text:p>2.816909769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5">
            <text:p>1.15</text:p>
          </table:table-cell>
          <table:table-cell office:value-type="float" office:value="0.995885">
            <text:p>0.995885</text:p>
          </table:table-cell>
          <table:table-cell office:value-type="float" office:value="0.000056">
            <text:p>0.000056</text:p>
          </table:table-cell>
          <table:table-cell table:formula="of:=[.F117]*50" office:value-type="float" office:value="0.0028">
            <text:p>0.0028</text:p>
          </table:table-cell>
          <table:table-cell table:formula="of:=([.D117]-[.A116])*8" office:value-type="float" office:value="-8.952">
            <text:p>-8.952</text:p>
          </table:table-cell>
          <table:table-cell table:formula="of:=[.E117]*8^(1/4)" office:value-type="float" office:value="1.67487225300989">
            <text:p>1.674872253</text:p>
          </table:table-cell>
          <table:table-cell/>
          <table:table-cell office:value-type="float" office:value="1.15">
            <text:p>1.15</text:p>
          </table:table-cell>
          <table:table-cell office:value-type="float" office:value="0.995732">
            <text:p>0.995732</text:p>
          </table:table-cell>
          <table:table-cell office:value-type="float" office:value="0.000022">
            <text:p>0.000022</text:p>
          </table:table-cell>
          <table:table-cell table:formula="of:=[.M117]*10" office:value-type="float" office:value="0.00022">
            <text:p>0.00022</text:p>
          </table:table-cell>
          <table:table-cell table:formula="of:=([.K117]-2.269)*16" office:value-type="float" office:value="-17.904">
            <text:p>-17.904</text:p>
          </table:table-cell>
          <table:table-cell table:formula="of:=[.L117]*16^(1/4)" office:value-type="float" office:value="1.991464">
            <text:p>1.991464</text:p>
          </table:table-cell>
          <table:table-cell/>
          <table:table-cell office:value-type="float" office:value="1.15">
            <text:p>1.15</text:p>
          </table:table-cell>
          <table:table-cell office:value-type="float" office:value="0.995647">
            <text:p>0.995647</text:p>
          </table:table-cell>
          <table:table-cell office:value-type="float" office:value="0.000005">
            <text:p>0.000005</text:p>
          </table:table-cell>
          <table:table-cell/>
          <table:table-cell table:formula="of:=([.R117]-2.269)*32" office:value-type="float" office:value="-35.808">
            <text:p>-35.808</text:p>
          </table:table-cell>
          <table:table-cell table:formula="of:=[.S117]*32^(1/4)" office:value-type="float" office:value="2.36806099286223">
            <text:p>2.3680609929</text:p>
          </table:table-cell>
          <table:table-cell/>
          <table:table-cell office:value-type="float" office:value="1.15">
            <text:p>1.15</text:p>
          </table:table-cell>
          <table:table-cell office:value-type="float" office:value="0.995649">
            <text:p>0.995649</text:p>
          </table:table-cell>
          <table:table-cell office:value-type="float" office:value="0.000001">
            <text:p>0.000001</text:p>
          </table:table-cell>
          <table:table-cell table:formula="of:=[.AA117]*10" office:value-type="float" office:value="0.00001">
            <text:p>0.00001</text:p>
          </table:table-cell>
          <table:table-cell table:formula="of:=([.Y117]-2.269)*64" office:value-type="float" office:value="-71.616">
            <text:p>-71.616</text:p>
          </table:table-cell>
          <table:table-cell table:formula="of:=[.Z117]*64^(1/4)" office:value-type="float" office:value="2.81612063832642">
            <text:p>2.816120638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6">
            <text:p>1.16</text:p>
          </table:table-cell>
          <table:table-cell office:value-type="float" office:value="0.995518">
            <text:p>0.995518</text:p>
          </table:table-cell>
          <table:table-cell office:value-type="float" office:value="0.000052">
            <text:p>0.000052</text:p>
          </table:table-cell>
          <table:table-cell table:formula="of:=[.F118]*50" office:value-type="float" office:value="0.0026">
            <text:p>0.0026</text:p>
          </table:table-cell>
          <table:table-cell table:formula="of:=([.D118]-[.A117])*8" office:value-type="float" office:value="-8.872">
            <text:p>-8.872</text:p>
          </table:table-cell>
          <table:table-cell table:formula="of:=[.E118]*8^(1/4)" office:value-type="float" office:value="1.67425503504109">
            <text:p>1.674255035</text:p>
          </table:table-cell>
          <table:table-cell/>
          <table:table-cell office:value-type="float" office:value="1.16">
            <text:p>1.16</text:p>
          </table:table-cell>
          <table:table-cell office:value-type="float" office:value="0.995418">
            <text:p>0.995418</text:p>
          </table:table-cell>
          <table:table-cell office:value-type="float" office:value="0.000022">
            <text:p>0.000022</text:p>
          </table:table-cell>
          <table:table-cell table:formula="of:=[.M118]*10" office:value-type="float" office:value="0.00022">
            <text:p>0.00022</text:p>
          </table:table-cell>
          <table:table-cell table:formula="of:=([.K118]-2.269)*16" office:value-type="float" office:value="-17.744">
            <text:p>-17.744</text:p>
          </table:table-cell>
          <table:table-cell table:formula="of:=[.L118]*16^(1/4)" office:value-type="float" office:value="1.990836">
            <text:p>1.990836</text:p>
          </table:table-cell>
          <table:table-cell/>
          <table:table-cell office:value-type="float" office:value="1.16">
            <text:p>1.16</text:p>
          </table:table-cell>
          <table:table-cell office:value-type="float" office:value="0.995357">
            <text:p>0.995357</text:p>
          </table:table-cell>
          <table:table-cell office:value-type="float" office:value="0.000006">
            <text:p>0.000006</text:p>
          </table:table-cell>
          <table:table-cell/>
          <table:table-cell table:formula="of:=([.R118]-2.269)*32" office:value-type="float" office:value="-35.488">
            <text:p>-35.488</text:p>
          </table:table-cell>
          <table:table-cell table:formula="of:=[.S118]*32^(1/4)" office:value-type="float" office:value="2.36737125273553">
            <text:p>2.3673712527</text:p>
          </table:table-cell>
          <table:table-cell/>
          <table:table-cell office:value-type="float" office:value="1.16">
            <text:p>1.16</text:p>
          </table:table-cell>
          <table:table-cell office:value-type="float" office:value="0.995362">
            <text:p>0.995362</text:p>
          </table:table-cell>
          <table:table-cell office:value-type="float" office:value="0.000001">
            <text:p>0.000001</text:p>
          </table:table-cell>
          <table:table-cell table:formula="of:=[.AA118]*10" office:value-type="float" office:value="0.00001">
            <text:p>0.00001</text:p>
          </table:table-cell>
          <table:table-cell table:formula="of:=([.Y118]-2.269)*64" office:value-type="float" office:value="-70.976">
            <text:p>-70.976</text:p>
          </table:table-cell>
          <table:table-cell table:formula="of:=[.Z118]*64^(1/4)" office:value-type="float" office:value="2.81530887974162">
            <text:p>2.815308879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7">
            <text:p>1.17</text:p>
          </table:table-cell>
          <table:table-cell office:value-type="float" office:value="0.995238">
            <text:p>0.995238</text:p>
          </table:table-cell>
          <table:table-cell office:value-type="float" office:value="0.00006">
            <text:p>0.00006</text:p>
          </table:table-cell>
          <table:table-cell table:formula="of:=[.F119]*50" office:value-type="float" office:value="0.003">
            <text:p>0.003</text:p>
          </table:table-cell>
          <table:table-cell table:formula="of:=([.D119]-[.A118])*8" office:value-type="float" office:value="-8.792">
            <text:p>-8.792</text:p>
          </table:table-cell>
          <table:table-cell table:formula="of:=[.E119]*8^(1/4)" office:value-type="float" office:value="1.67378413304855">
            <text:p>1.673784133</text:p>
          </table:table-cell>
          <table:table-cell/>
          <table:table-cell office:value-type="float" office:value="1.17">
            <text:p>1.17</text:p>
          </table:table-cell>
          <table:table-cell office:value-type="float" office:value="0.995156">
            <text:p>0.995156</text:p>
          </table:table-cell>
          <table:table-cell office:value-type="float" office:value="0.000023">
            <text:p>0.000023</text:p>
          </table:table-cell>
          <table:table-cell table:formula="of:=[.M119]*10" office:value-type="float" office:value="0.00023">
            <text:p>0.00023</text:p>
          </table:table-cell>
          <table:table-cell table:formula="of:=([.K119]-2.269)*16" office:value-type="float" office:value="-17.584">
            <text:p>-17.584</text:p>
          </table:table-cell>
          <table:table-cell table:formula="of:=[.L119]*16^(1/4)" office:value-type="float" office:value="1.990312">
            <text:p>1.990312</text:p>
          </table:table-cell>
          <table:table-cell/>
          <table:table-cell office:value-type="float" office:value="1.17">
            <text:p>1.17</text:p>
          </table:table-cell>
          <table:table-cell office:value-type="float" office:value="0.995074">
            <text:p>0.995074</text:p>
          </table:table-cell>
          <table:table-cell office:value-type="float" office:value="0.000006">
            <text:p>0.000006</text:p>
          </table:table-cell>
          <table:table-cell/>
          <table:table-cell table:formula="of:=([.R119]-2.269)*32" office:value-type="float" office:value="-35.168">
            <text:p>-35.168</text:p>
          </table:table-cell>
          <table:table-cell table:formula="of:=[.S119]*32^(1/4)" office:value-type="float" office:value="2.36669816150843">
            <text:p>2.3666981615</text:p>
          </table:table-cell>
          <table:table-cell/>
          <table:table-cell office:value-type="float" office:value="1.17">
            <text:p>1.17</text:p>
          </table:table-cell>
          <table:table-cell office:value-type="float" office:value="0.995056">
            <text:p>0.995056</text:p>
          </table:table-cell>
          <table:table-cell office:value-type="float" office:value="0.000001">
            <text:p>0.000001</text:p>
          </table:table-cell>
          <table:table-cell table:formula="of:=[.AA119]*10" office:value-type="float" office:value="0.00001">
            <text:p>0.00001</text:p>
          </table:table-cell>
          <table:table-cell table:formula="of:=([.Y119]-2.269)*64" office:value-type="float" office:value="-70.336">
            <text:p>-70.336</text:p>
          </table:table-cell>
          <table:table-cell table:formula="of:=[.Z119]*64^(1/4)" office:value-type="float" office:value="2.81444338104144">
            <text:p>2.81444338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8">
            <text:p>1.18</text:p>
          </table:table-cell>
          <table:table-cell office:value-type="float" office:value="0.994953">
            <text:p>0.994953</text:p>
          </table:table-cell>
          <table:table-cell office:value-type="float" office:value="0.000053">
            <text:p>0.000053</text:p>
          </table:table-cell>
          <table:table-cell table:formula="of:=[.F120]*50" office:value-type="float" office:value="0.00265">
            <text:p>0.00265</text:p>
          </table:table-cell>
          <table:table-cell table:formula="of:=([.D120]-[.A119])*8" office:value-type="float" office:value="-8.712">
            <text:p>-8.712</text:p>
          </table:table-cell>
          <table:table-cell table:formula="of:=[.E120]*8^(1/4)" office:value-type="float" office:value="1.67330482209186">
            <text:p>1.6733048221</text:p>
          </table:table-cell>
          <table:table-cell/>
          <table:table-cell office:value-type="float" office:value="1.18">
            <text:p>1.18</text:p>
          </table:table-cell>
          <table:table-cell office:value-type="float" office:value="0.994782">
            <text:p>0.994782</text:p>
          </table:table-cell>
          <table:table-cell office:value-type="float" office:value="0.000024">
            <text:p>0.000024</text:p>
          </table:table-cell>
          <table:table-cell table:formula="of:=[.M120]*10" office:value-type="float" office:value="0.00024">
            <text:p>0.00024</text:p>
          </table:table-cell>
          <table:table-cell table:formula="of:=([.K120]-2.269)*16" office:value-type="float" office:value="-17.424">
            <text:p>-17.424</text:p>
          </table:table-cell>
          <table:table-cell table:formula="of:=[.L120]*16^(1/4)" office:value-type="float" office:value="1.989564">
            <text:p>1.989564</text:p>
          </table:table-cell>
          <table:table-cell/>
          <table:table-cell office:value-type="float" office:value="1.18">
            <text:p>1.18</text:p>
          </table:table-cell>
          <table:table-cell office:value-type="float" office:value="0.994766">
            <text:p>0.994766</text:p>
          </table:table-cell>
          <table:table-cell office:value-type="float" office:value="0.000006">
            <text:p>0.000006</text:p>
          </table:table-cell>
          <table:table-cell/>
          <table:table-cell table:formula="of:=([.R120]-2.269)*32" office:value-type="float" office:value="-34.848">
            <text:p>-34.848</text:p>
          </table:table-cell>
          <table:table-cell table:formula="of:=[.S120]*32^(1/4)" office:value-type="float" office:value="2.36596560992559">
            <text:p>2.3659656099</text:p>
          </table:table-cell>
          <table:table-cell/>
          <table:table-cell office:value-type="float" office:value="1.18">
            <text:p>1.18</text:p>
          </table:table-cell>
          <table:table-cell office:value-type="float" office:value="0.994741">
            <text:p>0.994741</text:p>
          </table:table-cell>
          <table:table-cell office:value-type="float" office:value="0.000002">
            <text:p>0.000002</text:p>
          </table:table-cell>
          <table:table-cell table:formula="of:=[.AA120]*10" office:value-type="float" office:value="0.00002">
            <text:p>0.00002</text:p>
          </table:table-cell>
          <table:table-cell table:formula="of:=([.Y120]-2.269)*64" office:value-type="float" office:value="-69.696">
            <text:p>-69.696</text:p>
          </table:table-cell>
          <table:table-cell table:formula="of:=[.Z120]*64^(1/4)" office:value-type="float" office:value="2.81355242649715">
            <text:p>2.813552426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19">
            <text:p>1.19</text:p>
          </table:table-cell>
          <table:table-cell office:value-type="float" office:value="0.994746">
            <text:p>0.994746</text:p>
          </table:table-cell>
          <table:table-cell office:value-type="float" office:value="0.000052">
            <text:p>0.000052</text:p>
          </table:table-cell>
          <table:table-cell table:formula="of:=[.F121]*50" office:value-type="float" office:value="0.0026">
            <text:p>0.0026</text:p>
          </table:table-cell>
          <table:table-cell table:formula="of:=([.D121]-[.A120])*8" office:value-type="float" office:value="-8.632">
            <text:p>-8.632</text:p>
          </table:table-cell>
          <table:table-cell table:formula="of:=[.E121]*8^(1/4)" office:value-type="float" office:value="1.67295669097594">
            <text:p>1.672956691</text:p>
          </table:table-cell>
          <table:table-cell/>
          <table:table-cell office:value-type="float" office:value="1.19">
            <text:p>1.19</text:p>
          </table:table-cell>
          <table:table-cell office:value-type="float" office:value="0.994424">
            <text:p>0.994424</text:p>
          </table:table-cell>
          <table:table-cell office:value-type="float" office:value="0.000025">
            <text:p>0.000025</text:p>
          </table:table-cell>
          <table:table-cell table:formula="of:=[.M121]*10" office:value-type="float" office:value="0.00025">
            <text:p>0.00025</text:p>
          </table:table-cell>
          <table:table-cell table:formula="of:=([.K121]-2.269)*16" office:value-type="float" office:value="-17.264">
            <text:p>-17.264</text:p>
          </table:table-cell>
          <table:table-cell table:formula="of:=[.L121]*16^(1/4)" office:value-type="float" office:value="1.988848">
            <text:p>1.988848</text:p>
          </table:table-cell>
          <table:table-cell/>
          <table:table-cell office:value-type="float" office:value="1.19">
            <text:p>1.19</text:p>
          </table:table-cell>
          <table:table-cell office:value-type="float" office:value="0.994399">
            <text:p>0.994399</text:p>
          </table:table-cell>
          <table:table-cell office:value-type="float" office:value="0.000006">
            <text:p>0.000006</text:p>
          </table:table-cell>
          <table:table-cell/>
          <table:table-cell table:formula="of:=([.R121]-2.269)*32" office:value-type="float" office:value="-34.528">
            <text:p>-34.528</text:p>
          </table:table-cell>
          <table:table-cell table:formula="of:=[.S121]*32^(1/4)" office:value-type="float" office:value="2.36509273190318">
            <text:p>2.3650927319</text:p>
          </table:table-cell>
          <table:table-cell/>
          <table:table-cell office:value-type="float" office:value="1.19">
            <text:p>1.19</text:p>
          </table:table-cell>
          <table:table-cell office:value-type="float" office:value="0.994413">
            <text:p>0.994413</text:p>
          </table:table-cell>
          <table:table-cell office:value-type="float" office:value="0.000002">
            <text:p>0.000002</text:p>
          </table:table-cell>
          <table:table-cell table:formula="of:=[.AA121]*10" office:value-type="float" office:value="0.00002">
            <text:p>0.00002</text:p>
          </table:table-cell>
          <table:table-cell table:formula="of:=([.Y121]-2.269)*64" office:value-type="float" office:value="-69.056">
            <text:p>-69.056</text:p>
          </table:table-cell>
          <table:table-cell table:formula="of:=[.Z121]*64^(1/4)" office:value-type="float" office:value="2.81262470240023">
            <text:p>2.812624702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">
            <text:p>1.2</text:p>
          </table:table-cell>
          <table:table-cell office:value-type="float" office:value="0.994089">
            <text:p>0.994089</text:p>
          </table:table-cell>
          <table:table-cell office:value-type="float" office:value="0.00004">
            <text:p>0.00004</text:p>
          </table:table-cell>
          <table:table-cell table:formula="of:=[.F122]*50" office:value-type="float" office:value="0.002">
            <text:p>0.002</text:p>
          </table:table-cell>
          <table:table-cell table:formula="of:=([.D122]-[.A121])*8" office:value-type="float" office:value="-8.552">
            <text:p>-8.552</text:p>
          </table:table-cell>
          <table:table-cell table:formula="of:=[.E122]*8^(1/4)" office:value-type="float" office:value="1.6718517530863">
            <text:p>1.6718517531</text:p>
          </table:table-cell>
          <table:table-cell/>
          <table:table-cell office:value-type="float" office:value="1.2">
            <text:p>1.2</text:p>
          </table:table-cell>
          <table:table-cell office:value-type="float" office:value="0.994162">
            <text:p>0.994162</text:p>
          </table:table-cell>
          <table:table-cell office:value-type="float" office:value="0.000026">
            <text:p>0.000026</text:p>
          </table:table-cell>
          <table:table-cell table:formula="of:=[.M122]*10" office:value-type="float" office:value="0.00026">
            <text:p>0.00026</text:p>
          </table:table-cell>
          <table:table-cell table:formula="of:=([.K122]-2.269)*16" office:value-type="float" office:value="-17.104">
            <text:p>-17.104</text:p>
          </table:table-cell>
          <table:table-cell table:formula="of:=[.L122]*16^(1/4)" office:value-type="float" office:value="1.988324">
            <text:p>1.988324</text:p>
          </table:table-cell>
          <table:table-cell/>
          <table:table-cell office:value-type="float" office:value="1.2">
            <text:p>1.2</text:p>
          </table:table-cell>
          <table:table-cell office:value-type="float" office:value="0.994058">
            <text:p>0.994058</text:p>
          </table:table-cell>
          <table:table-cell office:value-type="float" office:value="0.000007">
            <text:p>0.000007</text:p>
          </table:table-cell>
          <table:table-cell/>
          <table:table-cell table:formula="of:=([.R122]-2.269)*32" office:value-type="float" office:value="-34.208">
            <text:p>-34.208</text:p>
          </table:table-cell>
          <table:table-cell table:formula="of:=[.S122]*32^(1/4)" office:value-type="float" office:value="2.36428169265075">
            <text:p>2.3642816927</text:p>
          </table:table-cell>
          <table:table-cell/>
          <table:table-cell office:value-type="float" office:value="1.2">
            <text:p>1.2</text:p>
          </table:table-cell>
          <table:table-cell office:value-type="float" office:value="0.994058">
            <text:p>0.994058</text:p>
          </table:table-cell>
          <table:table-cell office:value-type="float" office:value="0.000002">
            <text:p>0.000002</text:p>
          </table:table-cell>
          <table:table-cell table:formula="of:=[.AA122]*10" office:value-type="float" office:value="0.00002">
            <text:p>0.00002</text:p>
          </table:table-cell>
          <table:table-cell table:formula="of:=([.Y122]-2.269)*64" office:value-type="float" office:value="-68.416">
            <text:p>-68.416</text:p>
          </table:table-cell>
          <table:table-cell table:formula="of:=[.Z122]*64^(1/4)" office:value-type="float" office:value="2.81162061077095">
            <text:p>2.811620610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1">
            <text:p>1.21</text:p>
          </table:table-cell>
          <table:table-cell office:value-type="float" office:value="0.994004">
            <text:p>0.994004</text:p>
          </table:table-cell>
          <table:table-cell office:value-type="float" office:value="0.000049">
            <text:p>0.000049</text:p>
          </table:table-cell>
          <table:table-cell table:formula="of:=[.F123]*50" office:value-type="float" office:value="0.00245">
            <text:p>0.00245</text:p>
          </table:table-cell>
          <table:table-cell table:formula="of:=([.D123]-[.A122])*8" office:value-type="float" office:value="-8.472">
            <text:p>-8.472</text:p>
          </table:table-cell>
          <table:table-cell table:formula="of:=[.E123]*8^(1/4)" office:value-type="float" office:value="1.67170880069571">
            <text:p>1.6717088007</text:p>
          </table:table-cell>
          <table:table-cell/>
          <table:table-cell office:value-type="float" office:value="1.21">
            <text:p>1.21</text:p>
          </table:table-cell>
          <table:table-cell office:value-type="float" office:value="0.99386">
            <text:p>0.99386</text:p>
          </table:table-cell>
          <table:table-cell office:value-type="float" office:value="0.000027">
            <text:p>0.000027</text:p>
          </table:table-cell>
          <table:table-cell table:formula="of:=[.M123]*10" office:value-type="float" office:value="0.00027">
            <text:p>0.00027</text:p>
          </table:table-cell>
          <table:table-cell table:formula="of:=([.K123]-2.269)*16" office:value-type="float" office:value="-16.944">
            <text:p>-16.944</text:p>
          </table:table-cell>
          <table:table-cell table:formula="of:=[.L123]*16^(1/4)" office:value-type="float" office:value="1.98772">
            <text:p>1.98772</text:p>
          </table:table-cell>
          <table:table-cell/>
          <table:table-cell office:value-type="float" office:value="1.21">
            <text:p>1.21</text:p>
          </table:table-cell>
          <table:table-cell office:value-type="float" office:value="0.993709">
            <text:p>0.993709</text:p>
          </table:table-cell>
          <table:table-cell office:value-type="float" office:value="0.000007">
            <text:p>0.000007</text:p>
          </table:table-cell>
          <table:table-cell/>
          <table:table-cell table:formula="of:=([.R123]-2.269)*32" office:value-type="float" office:value="-33.888">
            <text:p>-33.888</text:p>
          </table:table-cell>
          <table:table-cell table:formula="of:=[.S123]*32^(1/4)" office:value-type="float" office:value="2.36345162608448">
            <text:p>2.3634516261</text:p>
          </table:table-cell>
          <table:table-cell/>
          <table:table-cell office:value-type="float" office:value="1.21">
            <text:p>1.21</text:p>
          </table:table-cell>
          <table:table-cell office:value-type="float" office:value="0.993696">
            <text:p>0.993696</text:p>
          </table:table-cell>
          <table:table-cell office:value-type="float" office:value="0.000002">
            <text:p>0.000002</text:p>
          </table:table-cell>
          <table:table-cell table:formula="of:=[.AA123]*10" office:value-type="float" office:value="0.00002">
            <text:p>0.00002</text:p>
          </table:table-cell>
          <table:table-cell table:formula="of:=([.Y123]-2.269)*64" office:value-type="float" office:value="-67.776">
            <text:p>-67.776</text:p>
          </table:table-cell>
          <table:table-cell table:formula="of:=[.Z123]*64^(1/4)" office:value-type="float" office:value="2.81059672015179">
            <text:p>2.810596720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2">
            <text:p>1.22</text:p>
          </table:table-cell>
          <table:table-cell office:value-type="float" office:value="0.993357">
            <text:p>0.993357</text:p>
          </table:table-cell>
          <table:table-cell office:value-type="float" office:value="0.000086">
            <text:p>0.000086</text:p>
          </table:table-cell>
          <table:table-cell table:formula="of:=[.F124]*50" office:value-type="float" office:value="0.0043">
            <text:p>0.0043</text:p>
          </table:table-cell>
          <table:table-cell table:formula="of:=([.D124]-[.A123])*8" office:value-type="float" office:value="-8.392">
            <text:p>-8.392</text:p>
          </table:table-cell>
          <table:table-cell table:formula="of:=[.E124]*8^(1/4)" office:value-type="float" office:value="1.67062068073437">
            <text:p>1.6706206807</text:p>
          </table:table-cell>
          <table:table-cell/>
          <table:table-cell office:value-type="float" office:value="1.22">
            <text:p>1.22</text:p>
          </table:table-cell>
          <table:table-cell office:value-type="float" office:value="0.993397">
            <text:p>0.993397</text:p>
          </table:table-cell>
          <table:table-cell office:value-type="float" office:value="0.000027">
            <text:p>0.000027</text:p>
          </table:table-cell>
          <table:table-cell table:formula="of:=[.M124]*10" office:value-type="float" office:value="0.00027">
            <text:p>0.00027</text:p>
          </table:table-cell>
          <table:table-cell table:formula="of:=([.K124]-2.269)*16" office:value-type="float" office:value="-16.784">
            <text:p>-16.784</text:p>
          </table:table-cell>
          <table:table-cell table:formula="of:=[.L124]*16^(1/4)" office:value-type="float" office:value="1.986794">
            <text:p>1.986794</text:p>
          </table:table-cell>
          <table:table-cell/>
          <table:table-cell office:value-type="float" office:value="1.22">
            <text:p>1.22</text:p>
          </table:table-cell>
          <table:table-cell office:value-type="float" office:value="0.993288">
            <text:p>0.993288</text:p>
          </table:table-cell>
          <table:table-cell office:value-type="float" office:value="0.000007">
            <text:p>0.000007</text:p>
          </table:table-cell>
          <table:table-cell/>
          <table:table-cell table:formula="of:=([.R124]-2.269)*32" office:value-type="float" office:value="-33.568">
            <text:p>-33.568</text:p>
          </table:table-cell>
          <table:table-cell table:formula="of:=[.S124]*32^(1/4)" office:value-type="float" office:value="2.36245031369365">
            <text:p>2.3624503137</text:p>
          </table:table-cell>
          <table:table-cell/>
          <table:table-cell office:value-type="float" office:value="1.22">
            <text:p>1.22</text:p>
          </table:table-cell>
          <table:table-cell office:value-type="float" office:value="0.993311">
            <text:p>0.993311</text:p>
          </table:table-cell>
          <table:table-cell office:value-type="float" office:value="0.000002">
            <text:p>0.000002</text:p>
          </table:table-cell>
          <table:table-cell table:formula="of:=[.AA124]*10" office:value-type="float" office:value="0.00002">
            <text:p>0.00002</text:p>
          </table:table-cell>
          <table:table-cell table:formula="of:=([.Y124]-2.269)*64" office:value-type="float" office:value="-67.136">
            <text:p>-67.136</text:p>
          </table:table-cell>
          <table:table-cell table:formula="of:=[.Z124]*64^(1/4)" office:value-type="float" office:value="2.80950777570876">
            <text:p>2.809507775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3">
            <text:p>1.23</text:p>
          </table:table-cell>
          <table:table-cell office:value-type="float" office:value="0.992745">
            <text:p>0.992745</text:p>
          </table:table-cell>
          <table:table-cell office:value-type="float" office:value="0.000066">
            <text:p>0.000066</text:p>
          </table:table-cell>
          <table:table-cell table:formula="of:=[.F125]*50" office:value-type="float" office:value="0.0033">
            <text:p>0.0033</text:p>
          </table:table-cell>
          <table:table-cell table:formula="of:=([.D125]-[.A124])*8" office:value-type="float" office:value="-8.312">
            <text:p>-8.312</text:p>
          </table:table-cell>
          <table:table-cell table:formula="of:=[.E125]*8^(1/4)" office:value-type="float" office:value="1.6695914235221">
            <text:p>1.6695914235</text:p>
          </table:table-cell>
          <table:table-cell/>
          <table:table-cell office:value-type="float" office:value="1.23">
            <text:p>1.23</text:p>
          </table:table-cell>
          <table:table-cell office:value-type="float" office:value="0.992911">
            <text:p>0.992911</text:p>
          </table:table-cell>
          <table:table-cell office:value-type="float" office:value="0.000028">
            <text:p>0.000028</text:p>
          </table:table-cell>
          <table:table-cell table:formula="of:=[.M125]*10" office:value-type="float" office:value="0.00028">
            <text:p>0.00028</text:p>
          </table:table-cell>
          <table:table-cell table:formula="of:=([.K125]-2.269)*16" office:value-type="float" office:value="-16.624">
            <text:p>-16.624</text:p>
          </table:table-cell>
          <table:table-cell table:formula="of:=[.L125]*16^(1/4)" office:value-type="float" office:value="1.985822">
            <text:p>1.985822</text:p>
          </table:table-cell>
          <table:table-cell/>
          <table:table-cell office:value-type="float" office:value="1.23">
            <text:p>1.23</text:p>
          </table:table-cell>
          <table:table-cell office:value-type="float" office:value="0.992923">
            <text:p>0.992923</text:p>
          </table:table-cell>
          <table:table-cell office:value-type="float" office:value="0.000007">
            <text:p>0.000007</text:p>
          </table:table-cell>
          <table:table-cell/>
          <table:table-cell table:formula="of:=([.R125]-2.269)*32" office:value-type="float" office:value="-33.248">
            <text:p>-33.248</text:p>
          </table:table-cell>
          <table:table-cell table:formula="of:=[.S125]*32^(1/4)" office:value-type="float" office:value="2.36158219249969">
            <text:p>2.3615821925</text:p>
          </table:table-cell>
          <table:table-cell/>
          <table:table-cell office:value-type="float" office:value="1.23">
            <text:p>1.23</text:p>
          </table:table-cell>
          <table:table-cell office:value-type="float" office:value="0.992919">
            <text:p>0.992919</text:p>
          </table:table-cell>
          <table:table-cell office:value-type="float" office:value="0.000002">
            <text:p>0.000002</text:p>
          </table:table-cell>
          <table:table-cell table:formula="of:=[.AA125]*10" office:value-type="float" office:value="0.00002">
            <text:p>0.00002</text:p>
          </table:table-cell>
          <table:table-cell table:formula="of:=([.Y125]-2.269)*64" office:value-type="float" office:value="-66.496">
            <text:p>-66.496</text:p>
          </table:table-cell>
          <table:table-cell table:formula="of:=[.Z125]*64^(1/4)" office:value-type="float" office:value="2.80839903227586">
            <text:p>2.808399032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4">
            <text:p>1.24</text:p>
          </table:table-cell>
          <table:table-cell office:value-type="float" office:value="0.992771">
            <text:p>0.992771</text:p>
          </table:table-cell>
          <table:table-cell office:value-type="float" office:value="0.00008">
            <text:p>0.00008</text:p>
          </table:table-cell>
          <table:table-cell table:formula="of:=[.F126]*50" office:value-type="float" office:value="0.004">
            <text:p>0.004</text:p>
          </table:table-cell>
          <table:table-cell table:formula="of:=([.D126]-[.A125])*8" office:value-type="float" office:value="-8.232">
            <text:p>-8.232</text:p>
          </table:table-cell>
          <table:table-cell table:formula="of:=[.E126]*8^(1/4)" office:value-type="float" office:value="1.66963515013569">
            <text:p>1.6696351501</text:p>
          </table:table-cell>
          <table:table-cell/>
          <table:table-cell office:value-type="float" office:value="1.24">
            <text:p>1.24</text:p>
          </table:table-cell>
          <table:table-cell office:value-type="float" office:value="0.992462">
            <text:p>0.992462</text:p>
          </table:table-cell>
          <table:table-cell office:value-type="float" office:value="0.00003">
            <text:p>0.00003</text:p>
          </table:table-cell>
          <table:table-cell table:formula="of:=[.M126]*10" office:value-type="float" office:value="0.0003">
            <text:p>0.0003</text:p>
          </table:table-cell>
          <table:table-cell table:formula="of:=([.K126]-2.269)*16" office:value-type="float" office:value="-16.464">
            <text:p>-16.464</text:p>
          </table:table-cell>
          <table:table-cell table:formula="of:=[.L126]*16^(1/4)" office:value-type="float" office:value="1.984924">
            <text:p>1.984924</text:p>
          </table:table-cell>
          <table:table-cell/>
          <table:table-cell office:value-type="float" office:value="1.24">
            <text:p>1.24</text:p>
          </table:table-cell>
          <table:table-cell office:value-type="float" office:value="0.992497">
            <text:p>0.992497</text:p>
          </table:table-cell>
          <table:table-cell office:value-type="float" office:value="0.000007">
            <text:p>0.000007</text:p>
          </table:table-cell>
          <table:table-cell/>
          <table:table-cell table:formula="of:=([.R126]-2.269)*32" office:value-type="float" office:value="-32.928">
            <text:p>-32.928</text:p>
          </table:table-cell>
          <table:table-cell table:formula="of:=[.S126]*32^(1/4)" office:value-type="float" office:value="2.36056898803771">
            <text:p>2.360568988</text:p>
          </table:table-cell>
          <table:table-cell/>
          <table:table-cell office:value-type="float" office:value="1.24">
            <text:p>1.24</text:p>
          </table:table-cell>
          <table:table-cell office:value-type="float" office:value="0.992497">
            <text:p>0.992497</text:p>
          </table:table-cell>
          <table:table-cell office:value-type="float" office:value="0.000002">
            <text:p>0.000002</text:p>
          </table:table-cell>
          <table:table-cell table:formula="of:=[.AA126]*10" office:value-type="float" office:value="0.00002">
            <text:p>0.00002</text:p>
          </table:table-cell>
          <table:table-cell table:formula="of:=([.Y126]-2.269)*64" office:value-type="float" office:value="-65.856">
            <text:p>-65.856</text:p>
          </table:table-cell>
          <table:table-cell table:formula="of:=[.Z126]*64^(1/4)" office:value-type="float" office:value="2.80720543602922">
            <text:p>2.80720543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0.992234">
            <text:p>0.992234</text:p>
          </table:table-cell>
          <table:table-cell office:value-type="float" office:value="0.000052">
            <text:p>0.000052</text:p>
          </table:table-cell>
          <table:table-cell table:formula="of:=[.F127]*50" office:value-type="float" office:value="0.0026">
            <text:p>0.0026</text:p>
          </table:table-cell>
          <table:table-cell table:formula="of:=([.D127]-[.A126])*8" office:value-type="float" office:value="-8.152">
            <text:p>-8.152</text:p>
          </table:table-cell>
          <table:table-cell table:formula="of:=[.E127]*8^(1/4)" office:value-type="float" office:value="1.66873202738571">
            <text:p>1.6687320274</text:p>
          </table:table-cell>
          <table:table-cell/>
          <table:table-cell office:value-type="float" office:value="1.25">
            <text:p>1.25</text:p>
          </table:table-cell>
          <table:table-cell office:value-type="float" office:value="0.992044">
            <text:p>0.992044</text:p>
          </table:table-cell>
          <table:table-cell office:value-type="float" office:value="0.000031">
            <text:p>0.000031</text:p>
          </table:table-cell>
          <table:table-cell table:formula="of:=[.M127]*10" office:value-type="float" office:value="0.00031">
            <text:p>0.00031</text:p>
          </table:table-cell>
          <table:table-cell table:formula="of:=([.K127]-2.269)*16" office:value-type="float" office:value="-16.304">
            <text:p>-16.304</text:p>
          </table:table-cell>
          <table:table-cell table:formula="of:=[.L127]*16^(1/4)" office:value-type="float" office:value="1.984088">
            <text:p>1.984088</text:p>
          </table:table-cell>
          <table:table-cell/>
          <table:table-cell office:value-type="float" office:value="1.25">
            <text:p>1.25</text:p>
          </table:table-cell>
          <table:table-cell office:value-type="float" office:value="0.992062">
            <text:p>0.992062</text:p>
          </table:table-cell>
          <table:table-cell office:value-type="float" office:value="0.000008">
            <text:p>0.000008</text:p>
          </table:table-cell>
          <table:table-cell/>
          <table:table-cell table:formula="of:=([.R127]-2.269)*32" office:value-type="float" office:value="-32.608">
            <text:p>-32.608</text:p>
          </table:table-cell>
          <table:table-cell table:formula="of:=[.S127]*32^(1/4)" office:value-type="float" office:value="2.35953437784766">
            <text:p>2.3595343778</text:p>
          </table:table-cell>
          <table:table-cell/>
          <table:table-cell office:value-type="float" office:value="1.25">
            <text:p>1.25</text:p>
          </table:table-cell>
          <table:table-cell office:value-type="float" office:value="0.992059">
            <text:p>0.992059</text:p>
          </table:table-cell>
          <table:table-cell office:value-type="float" office:value="0.000002">
            <text:p>0.000002</text:p>
          </table:table-cell>
          <table:table-cell table:formula="of:=[.AA127]*10" office:value-type="float" office:value="0.00002">
            <text:p>0.00002</text:p>
          </table:table-cell>
          <table:table-cell table:formula="of:=([.Y127]-2.269)*64" office:value-type="float" office:value="-65.216">
            <text:p>-65.216</text:p>
          </table:table-cell>
          <table:table-cell table:formula="of:=[.Z127]*64^(1/4)" office:value-type="float" office:value="2.80596658494858">
            <text:p>2.805966584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6">
            <text:p>1.26</text:p>
          </table:table-cell>
          <table:table-cell office:value-type="float" office:value="0.992225">
            <text:p>0.992225</text:p>
          </table:table-cell>
          <table:table-cell office:value-type="float" office:value="0.00008">
            <text:p>0.00008</text:p>
          </table:table-cell>
          <table:table-cell table:formula="of:=[.F128]*50" office:value-type="float" office:value="0.004">
            <text:p>0.004</text:p>
          </table:table-cell>
          <table:table-cell table:formula="of:=([.D128]-[.A127])*8" office:value-type="float" office:value="-8.072">
            <text:p>-8.072</text:p>
          </table:table-cell>
          <table:table-cell table:formula="of:=[.E128]*8^(1/4)" office:value-type="float" office:value="1.66871689125023">
            <text:p>1.6687168913</text:p>
          </table:table-cell>
          <table:table-cell/>
          <table:table-cell office:value-type="float" office:value="1.26">
            <text:p>1.26</text:p>
          </table:table-cell>
          <table:table-cell office:value-type="float" office:value="0.991684">
            <text:p>0.991684</text:p>
          </table:table-cell>
          <table:table-cell office:value-type="float" office:value="0.000032">
            <text:p>0.000032</text:p>
          </table:table-cell>
          <table:table-cell table:formula="of:=[.M128]*10" office:value-type="float" office:value="0.00032">
            <text:p>0.00032</text:p>
          </table:table-cell>
          <table:table-cell table:formula="of:=([.K128]-2.269)*16" office:value-type="float" office:value="-16.144">
            <text:p>-16.144</text:p>
          </table:table-cell>
          <table:table-cell table:formula="of:=[.L128]*16^(1/4)" office:value-type="float" office:value="1.983368">
            <text:p>1.983368</text:p>
          </table:table-cell>
          <table:table-cell/>
          <table:table-cell office:value-type="float" office:value="1.26">
            <text:p>1.26</text:p>
          </table:table-cell>
          <table:table-cell office:value-type="float" office:value="0.991614">
            <text:p>0.991614</text:p>
          </table:table-cell>
          <table:table-cell office:value-type="float" office:value="0.000008">
            <text:p>0.000008</text:p>
          </table:table-cell>
          <table:table-cell/>
          <table:table-cell table:formula="of:=([.R128]-2.269)*32" office:value-type="float" office:value="-32.288">
            <text:p>-32.288</text:p>
          </table:table-cell>
          <table:table-cell table:formula="of:=[.S128]*32^(1/4)" office:value-type="float" office:value="2.35846884827262">
            <text:p>2.3584688483</text:p>
          </table:table-cell>
          <table:table-cell/>
          <table:table-cell office:value-type="float" office:value="1.26">
            <text:p>1.26</text:p>
          </table:table-cell>
          <table:table-cell office:value-type="float" office:value="0.991602">
            <text:p>0.991602</text:p>
          </table:table-cell>
          <table:table-cell office:value-type="float" office:value="0.000002">
            <text:p>0.000002</text:p>
          </table:table-cell>
          <table:table-cell table:formula="of:=[.AA128]*10" office:value-type="float" office:value="0.00002">
            <text:p>0.00002</text:p>
          </table:table-cell>
          <table:table-cell table:formula="of:=([.Y128]-2.269)*64" office:value-type="float" office:value="-64.576">
            <text:p>-64.576</text:p>
          </table:table-cell>
          <table:table-cell table:formula="of:=[.Z128]*64^(1/4)" office:value-type="float" office:value="2.80467399375257">
            <text:p>2.804673993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7">
            <text:p>1.27</text:p>
          </table:table-cell>
          <table:table-cell office:value-type="float" office:value="0.991557">
            <text:p>0.991557</text:p>
          </table:table-cell>
          <table:table-cell office:value-type="float" office:value="0.000083">
            <text:p>0.000083</text:p>
          </table:table-cell>
          <table:table-cell table:formula="of:=[.F129]*50" office:value-type="float" office:value="0.00415">
            <text:p>0.00415</text:p>
          </table:table-cell>
          <table:table-cell table:formula="of:=([.D129]-[.A128])*8" office:value-type="float" office:value="-7.992">
            <text:p>-7.992</text:p>
          </table:table-cell>
          <table:table-cell table:formula="of:=[.E129]*8^(1/4)" office:value-type="float" office:value="1.66759345363945">
            <text:p>1.6675934536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9113">
            <text:p>0.99113</text:p>
          </table:table-cell>
          <table:table-cell office:value-type="float" office:value="0.000032">
            <text:p>0.000032</text:p>
          </table:table-cell>
          <table:table-cell table:formula="of:=[.M129]*10" office:value-type="float" office:value="0.00032">
            <text:p>0.00032</text:p>
          </table:table-cell>
          <table:table-cell table:formula="of:=([.K129]-2.269)*16" office:value-type="float" office:value="-15.984">
            <text:p>-15.984</text:p>
          </table:table-cell>
          <table:table-cell table:formula="of:=[.L129]*16^(1/4)" office:value-type="float" office:value="1.98226">
            <text:p>1.98226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91154">
            <text:p>0.991154</text:p>
          </table:table-cell>
          <table:table-cell office:value-type="float" office:value="0.000008">
            <text:p>0.000008</text:p>
          </table:table-cell>
          <table:table-cell/>
          <table:table-cell table:formula="of:=([.R129]-2.269)*32" office:value-type="float" office:value="-31.968">
            <text:p>-31.968</text:p>
          </table:table-cell>
          <table:table-cell table:formula="of:=[.S129]*32^(1/4)" office:value-type="float" office:value="2.35737477772681">
            <text:p>2.3573747777</text:p>
          </table:table-cell>
          <table:table-cell/>
          <table:table-cell office:value-type="float" office:value="1.27">
            <text:p>1.27</text:p>
          </table:table-cell>
          <table:table-cell office:value-type="float" office:value="0.991136">
            <text:p>0.991136</text:p>
          </table:table-cell>
          <table:table-cell office:value-type="float" office:value="0.000002">
            <text:p>0.000002</text:p>
          </table:table-cell>
          <table:table-cell table:formula="of:=[.AA129]*10" office:value-type="float" office:value="0.00002">
            <text:p>0.00002</text:p>
          </table:table-cell>
          <table:table-cell table:formula="of:=([.Y129]-2.269)*64" office:value-type="float" office:value="-63.936">
            <text:p>-63.936</text:p>
          </table:table-cell>
          <table:table-cell table:formula="of:=[.Z129]*64^(1/4)" office:value-type="float" office:value="2.80335594671244">
            <text:p>2.803355946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8">
            <text:p>1.28</text:p>
          </table:table-cell>
          <table:table-cell office:value-type="float" office:value="0.990659">
            <text:p>0.990659</text:p>
          </table:table-cell>
          <table:table-cell office:value-type="float" office:value="0.000106">
            <text:p>0.000106</text:p>
          </table:table-cell>
          <table:table-cell table:formula="of:=[.F130]*50" office:value-type="float" office:value="0.0053">
            <text:p>0.0053</text:p>
          </table:table-cell>
          <table:table-cell table:formula="of:=([.D130]-[.A129])*8" office:value-type="float" office:value="-7.912">
            <text:p>-7.912</text:p>
          </table:table-cell>
          <table:table-cell table:formula="of:=[.E130]*8^(1/4)" office:value-type="float" office:value="1.66608320367766">
            <text:p>1.6660832037</text:p>
          </table:table-cell>
          <table:table-cell/>
          <table:table-cell office:value-type="float" office:value="1.28">
            <text:p>1.28</text:p>
          </table:table-cell>
          <table:table-cell office:value-type="float" office:value="0.990599">
            <text:p>0.990599</text:p>
          </table:table-cell>
          <table:table-cell office:value-type="float" office:value="0.000035">
            <text:p>0.000035</text:p>
          </table:table-cell>
          <table:table-cell table:formula="of:=[.M130]*10" office:value-type="float" office:value="0.00035">
            <text:p>0.00035</text:p>
          </table:table-cell>
          <table:table-cell table:formula="of:=([.K130]-2.269)*16" office:value-type="float" office:value="-15.824">
            <text:p>-15.824</text:p>
          </table:table-cell>
          <table:table-cell table:formula="of:=[.L130]*16^(1/4)" office:value-type="float" office:value="1.981198">
            <text:p>1.981198</text:p>
          </table:table-cell>
          <table:table-cell/>
          <table:table-cell office:value-type="float" office:value="1.28">
            <text:p>1.28</text:p>
          </table:table-cell>
          <table:table-cell office:value-type="float" office:value="0.990629">
            <text:p>0.990629</text:p>
          </table:table-cell>
          <table:table-cell office:value-type="float" office:value="0.000008">
            <text:p>0.000008</text:p>
          </table:table-cell>
          <table:table-cell/>
          <table:table-cell table:formula="of:=([.R130]-2.269)*32" office:value-type="float" office:value="-31.648">
            <text:p>-31.648</text:p>
          </table:table-cell>
          <table:table-cell table:formula="of:=[.S130]*32^(1/4)" office:value-type="float" office:value="2.35612611025606">
            <text:p>2.3561261103</text:p>
          </table:table-cell>
          <table:table-cell/>
          <table:table-cell office:value-type="float" office:value="1.28">
            <text:p>1.28</text:p>
          </table:table-cell>
          <table:table-cell office:value-type="float" office:value="0.990626">
            <text:p>0.990626</text:p>
          </table:table-cell>
          <table:table-cell office:value-type="float" office:value="0.000002">
            <text:p>0.000002</text:p>
          </table:table-cell>
          <table:table-cell table:formula="of:=[.AA130]*10" office:value-type="float" office:value="0.00002">
            <text:p>0.00002</text:p>
          </table:table-cell>
          <table:table-cell table:formula="of:=([.Y130]-2.269)*64" office:value-type="float" office:value="-63.296">
            <text:p>-63.296</text:p>
          </table:table-cell>
          <table:table-cell table:formula="of:=[.Z130]*64^(1/4)" office:value-type="float" office:value="2.80191344887882">
            <text:p>2.801913448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29">
            <text:p>1.29</text:p>
          </table:table-cell>
          <table:table-cell office:value-type="float" office:value="0.990439">
            <text:p>0.990439</text:p>
          </table:table-cell>
          <table:table-cell office:value-type="float" office:value="0.000091">
            <text:p>0.000091</text:p>
          </table:table-cell>
          <table:table-cell table:formula="of:=[.F131]*50" office:value-type="float" office:value="0.00455">
            <text:p>0.00455</text:p>
          </table:table-cell>
          <table:table-cell table:formula="of:=([.D131]-[.A130])*8" office:value-type="float" office:value="-7.832">
            <text:p>-7.832</text:p>
          </table:table-cell>
          <table:table-cell table:formula="of:=[.E131]*8^(1/4)" office:value-type="float" office:value="1.66571320925495">
            <text:p>1.6657132093</text:p>
          </table:table-cell>
          <table:table-cell/>
          <table:table-cell office:value-type="float" office:value="1.29">
            <text:p>1.29</text:p>
          </table:table-cell>
          <table:table-cell office:value-type="float" office:value="0.990111">
            <text:p>0.990111</text:p>
          </table:table-cell>
          <table:table-cell office:value-type="float" office:value="0.000034">
            <text:p>0.000034</text:p>
          </table:table-cell>
          <table:table-cell table:formula="of:=[.M131]*10" office:value-type="float" office:value="0.00034">
            <text:p>0.00034</text:p>
          </table:table-cell>
          <table:table-cell table:formula="of:=([.K131]-2.269)*16" office:value-type="float" office:value="-15.664">
            <text:p>-15.664</text:p>
          </table:table-cell>
          <table:table-cell table:formula="of:=[.L131]*16^(1/4)" office:value-type="float" office:value="1.980222">
            <text:p>1.980222</text:p>
          </table:table-cell>
          <table:table-cell/>
          <table:table-cell office:value-type="float" office:value="1.29">
            <text:p>1.29</text:p>
          </table:table-cell>
          <table:table-cell office:value-type="float" office:value="0.990126">
            <text:p>0.990126</text:p>
          </table:table-cell>
          <table:table-cell office:value-type="float" office:value="0.000009">
            <text:p>0.000009</text:p>
          </table:table-cell>
          <table:table-cell/>
          <table:table-cell table:formula="of:=([.R131]-2.269)*32" office:value-type="float" office:value="-31.328">
            <text:p>-31.328</text:p>
          </table:table-cell>
          <table:table-cell table:formula="of:=[.S131]*32^(1/4)" office:value-type="float" office:value="2.35492976789837">
            <text:p>2.3549297679</text:p>
          </table:table-cell>
          <table:table-cell/>
          <table:table-cell office:value-type="float" office:value="1.29">
            <text:p>1.29</text:p>
          </table:table-cell>
          <table:table-cell office:value-type="float" office:value="0.990113">
            <text:p>0.990113</text:p>
          </table:table-cell>
          <table:table-cell office:value-type="float" office:value="0.000002">
            <text:p>0.000002</text:p>
          </table:table-cell>
          <table:table-cell table:formula="of:=[.AA131]*10" office:value-type="float" office:value="0.00002">
            <text:p>0.00002</text:p>
          </table:table-cell>
          <table:table-cell table:formula="of:=([.Y131]-2.269)*64" office:value-type="float" office:value="-62.656">
            <text:p>-62.656</text:p>
          </table:table-cell>
          <table:table-cell table:formula="of:=[.Z131]*64^(1/4)" office:value-type="float" office:value="2.80046246576382">
            <text:p>2.800462465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">
            <text:p>1.3</text:p>
          </table:table-cell>
          <table:table-cell office:value-type="float" office:value="0.989715">
            <text:p>0.989715</text:p>
          </table:table-cell>
          <table:table-cell office:value-type="float" office:value="0.000053">
            <text:p>0.000053</text:p>
          </table:table-cell>
          <table:table-cell table:formula="of:=[.F132]*50" office:value-type="float" office:value="0.00265">
            <text:p>0.00265</text:p>
          </table:table-cell>
          <table:table-cell table:formula="of:=([.D132]-[.A131])*8" office:value-type="float" office:value="-7.752">
            <text:p>-7.752</text:p>
          </table:table-cell>
          <table:table-cell table:formula="of:=[.E132]*8^(1/4)" office:value-type="float" office:value="1.66449559124566">
            <text:p>1.6644955912</text:p>
          </table:table-cell>
          <table:table-cell/>
          <table:table-cell office:value-type="float" office:value="1.3">
            <text:p>1.3</text:p>
          </table:table-cell>
          <table:table-cell office:value-type="float" office:value="0.989626">
            <text:p>0.989626</text:p>
          </table:table-cell>
          <table:table-cell office:value-type="float" office:value="0.000034">
            <text:p>0.000034</text:p>
          </table:table-cell>
          <table:table-cell table:formula="of:=[.M132]*10" office:value-type="float" office:value="0.00034">
            <text:p>0.00034</text:p>
          </table:table-cell>
          <table:table-cell table:formula="of:=([.K132]-2.269)*16" office:value-type="float" office:value="-15.504">
            <text:p>-15.504</text:p>
          </table:table-cell>
          <table:table-cell table:formula="of:=[.L132]*16^(1/4)" office:value-type="float" office:value="1.979252">
            <text:p>1.979252</text:p>
          </table:table-cell>
          <table:table-cell/>
          <table:table-cell office:value-type="float" office:value="1.3">
            <text:p>1.3</text:p>
          </table:table-cell>
          <table:table-cell office:value-type="float" office:value="0.989593">
            <text:p>0.989593</text:p>
          </table:table-cell>
          <table:table-cell office:value-type="float" office:value="0.000009">
            <text:p>0.000009</text:p>
          </table:table-cell>
          <table:table-cell/>
          <table:table-cell table:formula="of:=([.R132]-2.269)*32" office:value-type="float" office:value="-31.008">
            <text:p>-31.008</text:p>
          </table:table-cell>
          <table:table-cell table:formula="of:=[.S132]*32^(1/4)" office:value-type="float" office:value="2.35366207311378">
            <text:p>2.3536620731</text:p>
          </table:table-cell>
          <table:table-cell/>
          <table:table-cell office:value-type="float" office:value="1.3">
            <text:p>1.3</text:p>
          </table:table-cell>
          <table:table-cell office:value-type="float" office:value="0.989583">
            <text:p>0.989583</text:p>
          </table:table-cell>
          <table:table-cell office:value-type="float" office:value="0.000002">
            <text:p>0.000002</text:p>
          </table:table-cell>
          <table:table-cell table:formula="of:=[.AA132]*10" office:value-type="float" office:value="0.00002">
            <text:p>0.00002</text:p>
          </table:table-cell>
          <table:table-cell table:formula="of:=([.Y132]-2.269)*64" office:value-type="float" office:value="-62.016">
            <text:p>-62.016</text:p>
          </table:table-cell>
          <table:table-cell table:formula="of:=[.Z132]*64^(1/4)" office:value-type="float" office:value="2.79896339938771">
            <text:p>2.798963399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1">
            <text:p>1.31</text:p>
          </table:table-cell>
          <table:table-cell office:value-type="float" office:value="0.988934">
            <text:p>0.988934</text:p>
          </table:table-cell>
          <table:table-cell office:value-type="float" office:value="0.000102">
            <text:p>0.000102</text:p>
          </table:table-cell>
          <table:table-cell table:formula="of:=[.F133]*50" office:value-type="float" office:value="0.0051">
            <text:p>0.0051</text:p>
          </table:table-cell>
          <table:table-cell table:formula="of:=([.D133]-[.A132])*8" office:value-type="float" office:value="-7.672">
            <text:p>-7.672</text:p>
          </table:table-cell>
          <table:table-cell table:formula="of:=[.E133]*8^(1/4)" office:value-type="float" office:value="1.66318211104503">
            <text:p>1.663182111</text:p>
          </table:table-cell>
          <table:table-cell/>
          <table:table-cell office:value-type="float" office:value="1.31">
            <text:p>1.31</text:p>
          </table:table-cell>
          <table:table-cell office:value-type="float" office:value="0.988961">
            <text:p>0.988961</text:p>
          </table:table-cell>
          <table:table-cell office:value-type="float" office:value="0.000036">
            <text:p>0.000036</text:p>
          </table:table-cell>
          <table:table-cell table:formula="of:=[.M133]*10" office:value-type="float" office:value="0.00036">
            <text:p>0.00036</text:p>
          </table:table-cell>
          <table:table-cell table:formula="of:=([.K133]-2.269)*16" office:value-type="float" office:value="-15.344">
            <text:p>-15.344</text:p>
          </table:table-cell>
          <table:table-cell table:formula="of:=[.L133]*16^(1/4)" office:value-type="float" office:value="1.977922">
            <text:p>1.977922</text:p>
          </table:table-cell>
          <table:table-cell/>
          <table:table-cell office:value-type="float" office:value="1.31">
            <text:p>1.31</text:p>
          </table:table-cell>
          <table:table-cell office:value-type="float" office:value="0.989054">
            <text:p>0.989054</text:p>
          </table:table-cell>
          <table:table-cell office:value-type="float" office:value="0.000009">
            <text:p>0.000009</text:p>
          </table:table-cell>
          <table:table-cell/>
          <table:table-cell table:formula="of:=([.R133]-2.269)*32" office:value-type="float" office:value="-30.688">
            <text:p>-30.688</text:p>
          </table:table-cell>
          <table:table-cell table:formula="of:=[.S133]*32^(1/4)" office:value-type="float" office:value="2.3523801078438">
            <text:p>2.3523801078</text:p>
          </table:table-cell>
          <table:table-cell/>
          <table:table-cell office:value-type="float" office:value="1.31">
            <text:p>1.31</text:p>
          </table:table-cell>
          <table:table-cell office:value-type="float" office:value="0.989014">
            <text:p>0.989014</text:p>
          </table:table-cell>
          <table:table-cell office:value-type="float" office:value="0.000002">
            <text:p>0.000002</text:p>
          </table:table-cell>
          <table:table-cell table:formula="of:=[.AA133]*10" office:value-type="float" office:value="0.00002">
            <text:p>0.00002</text:p>
          </table:table-cell>
          <table:table-cell table:formula="of:=([.Y133]-2.269)*64" office:value-type="float" office:value="-61.376">
            <text:p>-61.376</text:p>
          </table:table-cell>
          <table:table-cell table:formula="of:=[.Z133]*64^(1/4)" office:value-type="float" office:value="2.79735402435373">
            <text:p>2.797354024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2">
            <text:p>1.32</text:p>
          </table:table-cell>
          <table:table-cell office:value-type="float" office:value="0.988667">
            <text:p>0.988667</text:p>
          </table:table-cell>
          <table:table-cell office:value-type="float" office:value="0.000065">
            <text:p>0.000065</text:p>
          </table:table-cell>
          <table:table-cell table:formula="of:=[.F134]*50" office:value-type="float" office:value="0.00325">
            <text:p>0.00325</text:p>
          </table:table-cell>
          <table:table-cell table:formula="of:=([.D134]-[.A133])*8" office:value-type="float" office:value="-7.592">
            <text:p>-7.592</text:p>
          </table:table-cell>
          <table:table-cell table:formula="of:=[.E134]*8^(1/4)" office:value-type="float" office:value="1.66273307235929">
            <text:p>1.662733072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988537">
            <text:p>0.988537</text:p>
          </table:table-cell>
          <table:table-cell office:value-type="float" office:value="0.000037">
            <text:p>0.000037</text:p>
          </table:table-cell>
          <table:table-cell table:formula="of:=[.M134]*10" office:value-type="float" office:value="0.00037">
            <text:p>0.00037</text:p>
          </table:table-cell>
          <table:table-cell table:formula="of:=([.K134]-2.269)*16" office:value-type="float" office:value="-15.184">
            <text:p>-15.184</text:p>
          </table:table-cell>
          <table:table-cell table:formula="of:=[.L134]*16^(1/4)" office:value-type="float" office:value="1.977074">
            <text:p>1.97707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988418">
            <text:p>0.988418</text:p>
          </table:table-cell>
          <table:table-cell office:value-type="float" office:value="0.000009">
            <text:p>0.000009</text:p>
          </table:table-cell>
          <table:table-cell/>
          <table:table-cell table:formula="of:=([.R134]-2.269)*32" office:value-type="float" office:value="-30.368">
            <text:p>-30.368</text:p>
          </table:table-cell>
          <table:table-cell table:formula="of:=[.S134]*32^(1/4)" office:value-type="float" office:value="2.35086743639352">
            <text:p>2.3508674364</text:p>
          </table:table-cell>
          <table:table-cell/>
          <table:table-cell office:value-type="float" office:value="1.32">
            <text:p>1.32</text:p>
          </table:table-cell>
          <table:table-cell office:value-type="float" office:value="0.98843">
            <text:p>0.98843</text:p>
          </table:table-cell>
          <table:table-cell office:value-type="float" office:value="0.000002">
            <text:p>0.000002</text:p>
          </table:table-cell>
          <table:table-cell table:formula="of:=[.AA134]*10" office:value-type="float" office:value="0.00002">
            <text:p>0.00002</text:p>
          </table:table-cell>
          <table:table-cell table:formula="of:=([.Y134]-2.269)*64" office:value-type="float" office:value="-60.736">
            <text:p>-60.736</text:p>
          </table:table-cell>
          <table:table-cell table:formula="of:=[.Z134]*64^(1/4)" office:value-type="float" office:value="2.79570222291288">
            <text:p>2.795702222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3">
            <text:p>1.33</text:p>
          </table:table-cell>
          <table:table-cell office:value-type="float" office:value="0.98887">
            <text:p>0.98887</text:p>
          </table:table-cell>
          <table:table-cell office:value-type="float" office:value="0.000092">
            <text:p>0.000092</text:p>
          </table:table-cell>
          <table:table-cell table:formula="of:=[.F135]*50" office:value-type="float" office:value="0.0046">
            <text:p>0.0046</text:p>
          </table:table-cell>
          <table:table-cell table:formula="of:=([.D135]-[.A134])*8" office:value-type="float" office:value="-7.512">
            <text:p>-7.512</text:p>
          </table:table-cell>
          <table:table-cell table:formula="of:=[.E135]*8^(1/4)" office:value-type="float" office:value="1.66307447630388">
            <text:p>1.6630744763</text:p>
          </table:table-cell>
          <table:table-cell/>
          <table:table-cell office:value-type="float" office:value="1.33">
            <text:p>1.33</text:p>
          </table:table-cell>
          <table:table-cell office:value-type="float" office:value="0.987805">
            <text:p>0.987805</text:p>
          </table:table-cell>
          <table:table-cell office:value-type="float" office:value="0.000038">
            <text:p>0.000038</text:p>
          </table:table-cell>
          <table:table-cell table:formula="of:=[.M135]*10" office:value-type="float" office:value="0.00038">
            <text:p>0.00038</text:p>
          </table:table-cell>
          <table:table-cell table:formula="of:=([.K135]-2.269)*16" office:value-type="float" office:value="-15.024">
            <text:p>-15.024</text:p>
          </table:table-cell>
          <table:table-cell table:formula="of:=[.L135]*16^(1/4)" office:value-type="float" office:value="1.97561">
            <text:p>1.97561</text:p>
          </table:table-cell>
          <table:table-cell/>
          <table:table-cell office:value-type="float" office:value="1.33">
            <text:p>1.33</text:p>
          </table:table-cell>
          <table:table-cell office:value-type="float" office:value="0.987836">
            <text:p>0.987836</text:p>
          </table:table-cell>
          <table:table-cell office:value-type="float" office:value="0.00001">
            <text:p>0.00001</text:p>
          </table:table-cell>
          <table:table-cell/>
          <table:table-cell table:formula="of:=([.R135]-2.269)*32" office:value-type="float" office:value="-30.048">
            <text:p>-30.048</text:p>
          </table:table-cell>
          <table:table-cell table:formula="of:=[.S135]*32^(1/4)" office:value-type="float" office:value="2.34948319931166">
            <text:p>2.3494831993</text:p>
          </table:table-cell>
          <table:table-cell/>
          <table:table-cell office:value-type="float" office:value="1.33">
            <text:p>1.33</text:p>
          </table:table-cell>
          <table:table-cell office:value-type="float" office:value="0.987827">
            <text:p>0.987827</text:p>
          </table:table-cell>
          <table:table-cell office:value-type="float" office:value="0.000002">
            <text:p>0.000002</text:p>
          </table:table-cell>
          <table:table-cell table:formula="of:=[.AA135]*10" office:value-type="float" office:value="0.00002">
            <text:p>0.00002</text:p>
          </table:table-cell>
          <table:table-cell table:formula="of:=([.Y135]-2.269)*64" office:value-type="float" office:value="-60.096">
            <text:p>-60.096</text:p>
          </table:table-cell>
          <table:table-cell table:formula="of:=[.Z135]*64^(1/4)" office:value-type="float" office:value="2.79399668135665">
            <text:p>2.793996681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4">
            <text:p>1.34</text:p>
          </table:table-cell>
          <table:table-cell office:value-type="float" office:value="0.987227">
            <text:p>0.987227</text:p>
          </table:table-cell>
          <table:table-cell office:value-type="float" office:value="0.000053">
            <text:p>0.000053</text:p>
          </table:table-cell>
          <table:table-cell table:formula="of:=[.F136]*50" office:value-type="float" office:value="0.00265">
            <text:p>0.00265</text:p>
          </table:table-cell>
          <table:table-cell table:formula="of:=([.D136]-[.A135])*8" office:value-type="float" office:value="-7.432">
            <text:p>-7.432</text:p>
          </table:table-cell>
          <table:table-cell table:formula="of:=[.E136]*8^(1/4)" office:value-type="float" office:value="1.66031129068336">
            <text:p>1.6603112907</text:p>
          </table:table-cell>
          <table:table-cell/>
          <table:table-cell office:value-type="float" office:value="1.34">
            <text:p>1.34</text:p>
          </table:table-cell>
          <table:table-cell office:value-type="float" office:value="0.987296">
            <text:p>0.987296</text:p>
          </table:table-cell>
          <table:table-cell office:value-type="float" office:value="0.000039">
            <text:p>0.000039</text:p>
          </table:table-cell>
          <table:table-cell table:formula="of:=[.M136]*10" office:value-type="float" office:value="0.00039">
            <text:p>0.00039</text:p>
          </table:table-cell>
          <table:table-cell table:formula="of:=([.K136]-2.269)*16" office:value-type="float" office:value="-14.864">
            <text:p>-14.864</text:p>
          </table:table-cell>
          <table:table-cell table:formula="of:=[.L136]*16^(1/4)" office:value-type="float" office:value="1.974592">
            <text:p>1.974592</text:p>
          </table:table-cell>
          <table:table-cell/>
          <table:table-cell office:value-type="float" office:value="1.34">
            <text:p>1.34</text:p>
          </table:table-cell>
          <table:table-cell office:value-type="float" office:value="0.987211">
            <text:p>0.987211</text:p>
          </table:table-cell>
          <table:table-cell office:value-type="float" office:value="0.00001">
            <text:p>0.00001</text:p>
          </table:table-cell>
          <table:table-cell/>
          <table:table-cell table:formula="of:=([.R136]-2.269)*32" office:value-type="float" office:value="-29.728">
            <text:p>-29.728</text:p>
          </table:table-cell>
          <table:table-cell table:formula="of:=[.S136]*32^(1/4)" office:value-type="float" office:value="2.3479966904179">
            <text:p>2.3479966904</text:p>
          </table:table-cell>
          <table:table-cell/>
          <table:table-cell office:value-type="float" office:value="1.34">
            <text:p>1.34</text:p>
          </table:table-cell>
          <table:table-cell office:value-type="float" office:value="0.987195">
            <text:p>0.987195</text:p>
          </table:table-cell>
          <table:table-cell office:value-type="float" office:value="0.000002">
            <text:p>0.000002</text:p>
          </table:table-cell>
          <table:table-cell table:formula="of:=[.AA136]*10" office:value-type="float" office:value="0.00002">
            <text:p>0.00002</text:p>
          </table:table-cell>
          <table:table-cell table:formula="of:=([.Y136]-2.269)*64" office:value-type="float" office:value="-59.456">
            <text:p>-59.456</text:p>
          </table:table-cell>
          <table:table-cell table:formula="of:=[.Z136]*64^(1/4)" office:value-type="float" office:value="2.79220911541381">
            <text:p>2.792209115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float" office:value="0.986484">
            <text:p>0.986484</text:p>
          </table:table-cell>
          <table:table-cell office:value-type="float" office:value="0.000118">
            <text:p>0.000118</text:p>
          </table:table-cell>
          <table:table-cell table:formula="of:=[.F137]*50" office:value-type="float" office:value="0.0059">
            <text:p>0.0059</text:p>
          </table:table-cell>
          <table:table-cell table:formula="of:=([.D137]-[.A136])*8" office:value-type="float" office:value="-7.352">
            <text:p>-7.352</text:p>
          </table:table-cell>
          <table:table-cell table:formula="of:=[.E137]*8^(1/4)" office:value-type="float" office:value="1.65906171861029">
            <text:p>1.6590617186</text:p>
          </table:table-cell>
          <table:table-cell/>
          <table:table-cell office:value-type="float" office:value="1.35">
            <text:p>1.35</text:p>
          </table:table-cell>
          <table:table-cell office:value-type="float" office:value="0.986594">
            <text:p>0.986594</text:p>
          </table:table-cell>
          <table:table-cell office:value-type="float" office:value="0.000042">
            <text:p>0.000042</text:p>
          </table:table-cell>
          <table:table-cell table:formula="of:=[.M137]*10" office:value-type="float" office:value="0.00042">
            <text:p>0.00042</text:p>
          </table:table-cell>
          <table:table-cell table:formula="of:=([.K137]-2.269)*16" office:value-type="float" office:value="-14.704">
            <text:p>-14.704</text:p>
          </table:table-cell>
          <table:table-cell table:formula="of:=[.L137]*16^(1/4)" office:value-type="float" office:value="1.973188">
            <text:p>1.973188</text:p>
          </table:table-cell>
          <table:table-cell/>
          <table:table-cell office:value-type="float" office:value="1.35">
            <text:p>1.35</text:p>
          </table:table-cell>
          <table:table-cell office:value-type="float" office:value="0.986604">
            <text:p>0.986604</text:p>
          </table:table-cell>
          <table:table-cell office:value-type="float" office:value="0.00001">
            <text:p>0.00001</text:p>
          </table:table-cell>
          <table:table-cell/>
          <table:table-cell table:formula="of:=([.R137]-2.269)*32" office:value-type="float" office:value="-29.408">
            <text:p>-29.408</text:p>
          </table:table-cell>
          <table:table-cell table:formula="of:=[.S137]*32^(1/4)" office:value-type="float" office:value="2.34655299298029">
            <text:p>2.346552993</text:p>
          </table:table-cell>
          <table:table-cell/>
          <table:table-cell office:value-type="float" office:value="1.35">
            <text:p>1.35</text:p>
          </table:table-cell>
          <table:table-cell office:value-type="float" office:value="0.986528">
            <text:p>0.986528</text:p>
          </table:table-cell>
          <table:table-cell office:value-type="float" office:value="0.000003">
            <text:p>0.000003</text:p>
          </table:table-cell>
          <table:table-cell table:formula="of:=[.AA137]*10" office:value-type="float" office:value="0.00003">
            <text:p>0.00003</text:p>
          </table:table-cell>
          <table:table-cell table:formula="of:=([.Y137]-2.269)*64" office:value-type="float" office:value="-58.816">
            <text:p>-58.816</text:p>
          </table:table-cell>
          <table:table-cell table:formula="of:=[.Z137]*64^(1/4)" office:value-type="float" office:value="2.79032255452161">
            <text:p>2.790322554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6">
            <text:p>1.36</text:p>
          </table:table-cell>
          <table:table-cell office:value-type="float" office:value="0.985689">
            <text:p>0.985689</text:p>
          </table:table-cell>
          <table:table-cell office:value-type="float" office:value="0.000102">
            <text:p>0.000102</text:p>
          </table:table-cell>
          <table:table-cell table:formula="of:=[.F138]*50" office:value-type="float" office:value="0.0051">
            <text:p>0.0051</text:p>
          </table:table-cell>
          <table:table-cell table:formula="of:=([.D138]-[.A137])*8" office:value-type="float" office:value="-7.272">
            <text:p>-7.272</text:p>
          </table:table-cell>
          <table:table-cell table:formula="of:=[.E138]*8^(1/4)" office:value-type="float" office:value="1.65772469331004">
            <text:p>1.6577246933</text:p>
          </table:table-cell>
          <table:table-cell/>
          <table:table-cell office:value-type="float" office:value="1.36">
            <text:p>1.36</text:p>
          </table:table-cell>
          <table:table-cell office:value-type="float" office:value="0.986042">
            <text:p>0.986042</text:p>
          </table:table-cell>
          <table:table-cell office:value-type="float" office:value="0.000042">
            <text:p>0.000042</text:p>
          </table:table-cell>
          <table:table-cell table:formula="of:=[.M138]*10" office:value-type="float" office:value="0.00042">
            <text:p>0.00042</text:p>
          </table:table-cell>
          <table:table-cell table:formula="of:=([.K138]-2.269)*16" office:value-type="float" office:value="-14.544">
            <text:p>-14.544</text:p>
          </table:table-cell>
          <table:table-cell table:formula="of:=[.L138]*16^(1/4)" office:value-type="float" office:value="1.972084">
            <text:p>1.972084</text:p>
          </table:table-cell>
          <table:table-cell/>
          <table:table-cell office:value-type="float" office:value="1.36">
            <text:p>1.36</text:p>
          </table:table-cell>
          <table:table-cell office:value-type="float" office:value="0.985858">
            <text:p>0.985858</text:p>
          </table:table-cell>
          <table:table-cell office:value-type="float" office:value="0.000011">
            <text:p>0.000011</text:p>
          </table:table-cell>
          <table:table-cell/>
          <table:table-cell table:formula="of:=([.R138]-2.269)*32" office:value-type="float" office:value="-29.088">
            <text:p>-29.088</text:p>
          </table:table-cell>
          <table:table-cell table:formula="of:=[.S138]*32^(1/4)" office:value-type="float" office:value="2.3447786959647">
            <text:p>2.344778696</text:p>
          </table:table-cell>
          <table:table-cell/>
          <table:table-cell office:value-type="float" office:value="1.36">
            <text:p>1.36</text:p>
          </table:table-cell>
          <table:table-cell office:value-type="float" office:value="0.985851">
            <text:p>0.985851</text:p>
          </table:table-cell>
          <table:table-cell office:value-type="float" office:value="0.000003">
            <text:p>0.000003</text:p>
          </table:table-cell>
          <table:table-cell table:formula="of:=[.AA138]*10" office:value-type="float" office:value="0.00003">
            <text:p>0.00003</text:p>
          </table:table-cell>
          <table:table-cell table:formula="of:=([.Y138]-2.269)*64" office:value-type="float" office:value="-58.176">
            <text:p>-58.176</text:p>
          </table:table-cell>
          <table:table-cell table:formula="of:=[.Z138]*64^(1/4)" office:value-type="float" office:value="2.78840770935816">
            <text:p>2.788407709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7">
            <text:p>1.37</text:p>
          </table:table-cell>
          <table:table-cell office:value-type="float" office:value="0.98581">
            <text:p>0.98581</text:p>
          </table:table-cell>
          <table:table-cell office:value-type="float" office:value="0.00012">
            <text:p>0.00012</text:p>
          </table:table-cell>
          <table:table-cell table:formula="of:=[.F139]*50" office:value-type="float" office:value="0.006">
            <text:p>0.006</text:p>
          </table:table-cell>
          <table:table-cell table:formula="of:=([.D139]-[.A138])*8" office:value-type="float" office:value="-7.192">
            <text:p>-7.192</text:p>
          </table:table-cell>
          <table:table-cell table:formula="of:=[.E139]*8^(1/4)" office:value-type="float" office:value="1.65792819024253">
            <text:p>1.6579281902</text:p>
          </table:table-cell>
          <table:table-cell/>
          <table:table-cell office:value-type="float" office:value="1.37">
            <text:p>1.37</text:p>
          </table:table-cell>
          <table:table-cell office:value-type="float" office:value="0.985198">
            <text:p>0.985198</text:p>
          </table:table-cell>
          <table:table-cell office:value-type="float" office:value="0.000046">
            <text:p>0.000046</text:p>
          </table:table-cell>
          <table:table-cell table:formula="of:=[.M139]*10" office:value-type="float" office:value="0.00046">
            <text:p>0.00046</text:p>
          </table:table-cell>
          <table:table-cell table:formula="of:=([.K139]-2.269)*16" office:value-type="float" office:value="-14.384">
            <text:p>-14.384</text:p>
          </table:table-cell>
          <table:table-cell table:formula="of:=[.L139]*16^(1/4)" office:value-type="float" office:value="1.970396">
            <text:p>1.970396</text:p>
          </table:table-cell>
          <table:table-cell/>
          <table:table-cell office:value-type="float" office:value="1.37">
            <text:p>1.37</text:p>
          </table:table-cell>
          <table:table-cell office:value-type="float" office:value="0.985137">
            <text:p>0.985137</text:p>
          </table:table-cell>
          <table:table-cell office:value-type="float" office:value="0.000011">
            <text:p>0.000011</text:p>
          </table:table-cell>
          <table:table-cell/>
          <table:table-cell table:formula="of:=([.R139]-2.269)*32" office:value-type="float" office:value="-28.768">
            <text:p>-28.768</text:p>
          </table:table-cell>
          <table:table-cell table:formula="of:=[.S139]*32^(1/4)" office:value-type="float" office:value="2.34306385930487">
            <text:p>2.3430638593</text:p>
          </table:table-cell>
          <table:table-cell/>
          <table:table-cell office:value-type="float" office:value="1.37">
            <text:p>1.37</text:p>
          </table:table-cell>
          <table:table-cell office:value-type="float" office:value="0.985138">
            <text:p>0.985138</text:p>
          </table:table-cell>
          <table:table-cell office:value-type="float" office:value="0.000003">
            <text:p>0.000003</text:p>
          </table:table-cell>
          <table:table-cell table:formula="of:=[.AA139]*10" office:value-type="float" office:value="0.00003">
            <text:p>0.00003</text:p>
          </table:table-cell>
          <table:table-cell table:formula="of:=([.Y139]-2.269)*64" office:value-type="float" office:value="-57.536">
            <text:p>-57.536</text:p>
          </table:table-cell>
          <table:table-cell table:formula="of:=[.Z139]*64^(1/4)" office:value-type="float" office:value="2.78639104081821">
            <text:p>2.786391040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8">
            <text:p>1.38</text:p>
          </table:table-cell>
          <table:table-cell office:value-type="float" office:value="0.984744">
            <text:p>0.984744</text:p>
          </table:table-cell>
          <table:table-cell office:value-type="float" office:value="0.00009">
            <text:p>0.00009</text:p>
          </table:table-cell>
          <table:table-cell table:formula="of:=[.F140]*50" office:value-type="float" office:value="0.0045">
            <text:p>0.0045</text:p>
          </table:table-cell>
          <table:table-cell table:formula="of:=([.D140]-[.A139])*8" office:value-type="float" office:value="-7.112">
            <text:p>-7.112</text:p>
          </table:table-cell>
          <table:table-cell table:formula="of:=[.E140]*8^(1/4)" office:value-type="float" office:value="1.65613539908521">
            <text:p>1.6561353991</text:p>
          </table:table-cell>
          <table:table-cell/>
          <table:table-cell office:value-type="float" office:value="1.38">
            <text:p>1.38</text:p>
          </table:table-cell>
          <table:table-cell office:value-type="float" office:value="0.984477">
            <text:p>0.984477</text:p>
          </table:table-cell>
          <table:table-cell office:value-type="float" office:value="0.000045">
            <text:p>0.000045</text:p>
          </table:table-cell>
          <table:table-cell table:formula="of:=[.M140]*10" office:value-type="float" office:value="0.00045">
            <text:p>0.00045</text:p>
          </table:table-cell>
          <table:table-cell table:formula="of:=([.K140]-2.269)*16" office:value-type="float" office:value="-14.224">
            <text:p>-14.224</text:p>
          </table:table-cell>
          <table:table-cell table:formula="of:=[.L140]*16^(1/4)" office:value-type="float" office:value="1.968954">
            <text:p>1.968954</text:p>
          </table:table-cell>
          <table:table-cell/>
          <table:table-cell office:value-type="float" office:value="1.38">
            <text:p>1.38</text:p>
          </table:table-cell>
          <table:table-cell office:value-type="float" office:value="0.984425">
            <text:p>0.984425</text:p>
          </table:table-cell>
          <table:table-cell office:value-type="float" office:value="0.000011">
            <text:p>0.000011</text:p>
          </table:table-cell>
          <table:table-cell/>
          <table:table-cell table:formula="of:=([.R140]-2.269)*32" office:value-type="float" office:value="-28.448">
            <text:p>-28.448</text:p>
          </table:table-cell>
          <table:table-cell table:formula="of:=[.S140]*32^(1/4)" office:value-type="float" office:value="2.34137042837311">
            <text:p>2.3413704284</text:p>
          </table:table-cell>
          <table:table-cell/>
          <table:table-cell office:value-type="float" office:value="1.38">
            <text:p>1.38</text:p>
          </table:table-cell>
          <table:table-cell office:value-type="float" office:value="0.984413">
            <text:p>0.984413</text:p>
          </table:table-cell>
          <table:table-cell office:value-type="float" office:value="0.000003">
            <text:p>0.000003</text:p>
          </table:table-cell>
          <table:table-cell table:formula="of:=[.AA140]*10" office:value-type="float" office:value="0.00003">
            <text:p>0.00003</text:p>
          </table:table-cell>
          <table:table-cell table:formula="of:=([.Y140]-2.269)*64" office:value-type="float" office:value="-56.896">
            <text:p>-56.896</text:p>
          </table:table-cell>
          <table:table-cell table:formula="of:=[.Z140]*64^(1/4)" office:value-type="float" office:value="2.78434043115277">
            <text:p>2.784340431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39">
            <text:p>1.39</text:p>
          </table:table-cell>
          <table:table-cell office:value-type="float" office:value="0.984023">
            <text:p>0.984023</text:p>
          </table:table-cell>
          <table:table-cell office:value-type="float" office:value="0.000106">
            <text:p>0.000106</text:p>
          </table:table-cell>
          <table:table-cell table:formula="of:=[.F141]*50" office:value-type="float" office:value="0.0053">
            <text:p>0.0053</text:p>
          </table:table-cell>
          <table:table-cell table:formula="of:=([.D141]-[.A140])*8" office:value-type="float" office:value="-7.032">
            <text:p>-7.032</text:p>
          </table:table-cell>
          <table:table-cell table:formula="of:=[.E141]*8^(1/4)" office:value-type="float" office:value="1.65492282645441">
            <text:p>1.6549228265</text:p>
          </table:table-cell>
          <table:table-cell/>
          <table:table-cell office:value-type="float" office:value="1.39">
            <text:p>1.39</text:p>
          </table:table-cell>
          <table:table-cell office:value-type="float" office:value="0.983902">
            <text:p>0.983902</text:p>
          </table:table-cell>
          <table:table-cell office:value-type="float" office:value="0.000045">
            <text:p>0.000045</text:p>
          </table:table-cell>
          <table:table-cell table:formula="of:=[.M141]*10" office:value-type="float" office:value="0.00045">
            <text:p>0.00045</text:p>
          </table:table-cell>
          <table:table-cell table:formula="of:=([.K141]-2.269)*16" office:value-type="float" office:value="-14.064">
            <text:p>-14.064</text:p>
          </table:table-cell>
          <table:table-cell table:formula="of:=[.L141]*16^(1/4)" office:value-type="float" office:value="1.967804">
            <text:p>1.967804</text:p>
          </table:table-cell>
          <table:table-cell/>
          <table:table-cell office:value-type="float" office:value="1.39">
            <text:p>1.39</text:p>
          </table:table-cell>
          <table:table-cell office:value-type="float" office:value="0.983664">
            <text:p>0.983664</text:p>
          </table:table-cell>
          <table:table-cell office:value-type="float" office:value="0.000012">
            <text:p>0.000012</text:p>
          </table:table-cell>
          <table:table-cell/>
          <table:table-cell table:formula="of:=([.R141]-2.269)*32" office:value-type="float" office:value="-28.128">
            <text:p>-28.128</text:p>
          </table:table-cell>
          <table:table-cell table:formula="of:=[.S141]*32^(1/4)" office:value-type="float" office:value="2.33956045514407">
            <text:p>2.3395604551</text:p>
          </table:table-cell>
          <table:table-cell/>
          <table:table-cell office:value-type="float" office:value="1.39">
            <text:p>1.39</text:p>
          </table:table-cell>
          <table:table-cell office:value-type="float" office:value="0.983642">
            <text:p>0.983642</text:p>
          </table:table-cell>
          <table:table-cell office:value-type="float" office:value="0.000003">
            <text:p>0.000003</text:p>
          </table:table-cell>
          <table:table-cell table:formula="of:=[.AA141]*10" office:value-type="float" office:value="0.00003">
            <text:p>0.00003</text:p>
          </table:table-cell>
          <table:table-cell table:formula="of:=([.Y141]-2.269)*64" office:value-type="float" office:value="-56.256">
            <text:p>-56.256</text:p>
          </table:table-cell>
          <table:table-cell table:formula="of:=[.Z141]*64^(1/4)" office:value-type="float" office:value="2.78215971383959">
            <text:p>2.782159713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">
            <text:p>1.4</text:p>
          </table:table-cell>
          <table:table-cell office:value-type="float" office:value="0.98264">
            <text:p>0.98264</text:p>
          </table:table-cell>
          <table:table-cell office:value-type="float" office:value="0.000172">
            <text:p>0.000172</text:p>
          </table:table-cell>
          <table:table-cell table:formula="of:=[.F142]*50" office:value-type="float" office:value="0.0086">
            <text:p>0.0086</text:p>
          </table:table-cell>
          <table:table-cell table:formula="of:=([.D142]-[.A141])*8" office:value-type="float" office:value="-6.952">
            <text:p>-6.952</text:p>
          </table:table-cell>
          <table:table-cell table:formula="of:=[.E142]*8^(1/4)" office:value-type="float" office:value="1.65259690696982">
            <text:p>1.652596907</text:p>
          </table:table-cell>
          <table:table-cell/>
          <table:table-cell office:value-type="float" office:value="1.4">
            <text:p>1.4</text:p>
          </table:table-cell>
          <table:table-cell office:value-type="float" office:value="0.982864">
            <text:p>0.982864</text:p>
          </table:table-cell>
          <table:table-cell office:value-type="float" office:value="0.000047">
            <text:p>0.000047</text:p>
          </table:table-cell>
          <table:table-cell table:formula="of:=[.M142]*10" office:value-type="float" office:value="0.00047">
            <text:p>0.00047</text:p>
          </table:table-cell>
          <table:table-cell table:formula="of:=([.K142]-2.269)*16" office:value-type="float" office:value="-13.904">
            <text:p>-13.904</text:p>
          </table:table-cell>
          <table:table-cell table:formula="of:=[.L142]*16^(1/4)" office:value-type="float" office:value="1.965728">
            <text:p>1.965728</text:p>
          </table:table-cell>
          <table:table-cell/>
          <table:table-cell office:value-type="float" office:value="1.4">
            <text:p>1.4</text:p>
          </table:table-cell>
          <table:table-cell office:value-type="float" office:value="0.982855">
            <text:p>0.982855</text:p>
          </table:table-cell>
          <table:table-cell office:value-type="float" office:value="0.000012">
            <text:p>0.000012</text:p>
          </table:table-cell>
          <table:table-cell/>
          <table:table-cell table:formula="of:=([.R142]-2.269)*32" office:value-type="float" office:value="-27.808">
            <text:p>-27.808</text:p>
          </table:table-cell>
          <table:table-cell table:formula="of:=[.S142]*32^(1/4)" office:value-type="float" office:value="2.337636318032">
            <text:p>2.337636318</text:p>
          </table:table-cell>
          <table:table-cell/>
          <table:table-cell office:value-type="float" office:value="1.4">
            <text:p>1.4</text:p>
          </table:table-cell>
          <table:table-cell office:value-type="float" office:value="0.982857">
            <text:p>0.982857</text:p>
          </table:table-cell>
          <table:table-cell office:value-type="float" office:value="0.000003">
            <text:p>0.000003</text:p>
          </table:table-cell>
          <table:table-cell table:formula="of:=[.AA142]*10" office:value-type="float" office:value="0.00003">
            <text:p>0.00003</text:p>
          </table:table-cell>
          <table:table-cell table:formula="of:=([.Y142]-2.269)*64" office:value-type="float" office:value="-55.616">
            <text:p>-55.616</text:p>
          </table:table-cell>
          <table:table-cell table:formula="of:=[.Z142]*64^(1/4)" office:value-type="float" office:value="2.77993939854667">
            <text:p>2.779939398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1">
            <text:p>1.41</text:p>
          </table:table-cell>
          <table:table-cell office:value-type="float" office:value="0.982784">
            <text:p>0.982784</text:p>
          </table:table-cell>
          <table:table-cell office:value-type="float" office:value="0.000148">
            <text:p>0.000148</text:p>
          </table:table-cell>
          <table:table-cell table:formula="of:=[.F143]*50" office:value-type="float" office:value="0.0074">
            <text:p>0.0074</text:p>
          </table:table-cell>
          <table:table-cell table:formula="of:=([.D143]-[.A142])*8" office:value-type="float" office:value="-6.872">
            <text:p>-6.872</text:p>
          </table:table-cell>
          <table:table-cell table:formula="of:=[.E143]*8^(1/4)" office:value-type="float" office:value="1.65283908513741">
            <text:p>1.6528390851</text:p>
          </table:table-cell>
          <table:table-cell/>
          <table:table-cell office:value-type="float" office:value="1.41">
            <text:p>1.41</text:p>
          </table:table-cell>
          <table:table-cell office:value-type="float" office:value="0.982139">
            <text:p>0.982139</text:p>
          </table:table-cell>
          <table:table-cell office:value-type="float" office:value="0.000049">
            <text:p>0.000049</text:p>
          </table:table-cell>
          <table:table-cell table:formula="of:=[.M143]*10" office:value-type="float" office:value="0.00049">
            <text:p>0.00049</text:p>
          </table:table-cell>
          <table:table-cell table:formula="of:=([.K143]-2.269)*16" office:value-type="float" office:value="-13.744">
            <text:p>-13.744</text:p>
          </table:table-cell>
          <table:table-cell table:formula="of:=[.L143]*16^(1/4)" office:value-type="float" office:value="1.964278">
            <text:p>1.964278</text:p>
          </table:table-cell>
          <table:table-cell/>
          <table:table-cell office:value-type="float" office:value="1.41">
            <text:p>1.41</text:p>
          </table:table-cell>
          <table:table-cell office:value-type="float" office:value="0.982002">
            <text:p>0.982002</text:p>
          </table:table-cell>
          <table:table-cell office:value-type="float" office:value="0.000012">
            <text:p>0.000012</text:p>
          </table:table-cell>
          <table:table-cell/>
          <table:table-cell table:formula="of:=([.R143]-2.269)*32" office:value-type="float" office:value="-27.488">
            <text:p>-27.488</text:p>
          </table:table-cell>
          <table:table-cell table:formula="of:=[.S143]*32^(1/4)" office:value-type="float" office:value="2.3356075306938">
            <text:p>2.3356075307</text:p>
          </table:table-cell>
          <table:table-cell/>
          <table:table-cell office:value-type="float" office:value="1.41">
            <text:p>1.41</text:p>
          </table:table-cell>
          <table:table-cell office:value-type="float" office:value="0.982031">
            <text:p>0.982031</text:p>
          </table:table-cell>
          <table:table-cell office:value-type="float" office:value="0.000003">
            <text:p>0.000003</text:p>
          </table:table-cell>
          <table:table-cell table:formula="of:=[.AA143]*10" office:value-type="float" office:value="0.00003">
            <text:p>0.00003</text:p>
          </table:table-cell>
          <table:table-cell table:formula="of:=([.Y143]-2.269)*64" office:value-type="float" office:value="-54.976">
            <text:p>-54.976</text:p>
          </table:table-cell>
          <table:table-cell table:formula="of:=[.Z143]*64^(1/4)" office:value-type="float" office:value="2.77760311774163">
            <text:p>2.777603117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2">
            <text:p>1.42</text:p>
          </table:table-cell>
          <table:table-cell office:value-type="float" office:value="0.982011">
            <text:p>0.982011</text:p>
          </table:table-cell>
          <table:table-cell office:value-type="float" office:value="0.000094">
            <text:p>0.000094</text:p>
          </table:table-cell>
          <table:table-cell table:formula="of:=[.F144]*50" office:value-type="float" office:value="0.0047">
            <text:p>0.0047</text:p>
          </table:table-cell>
          <table:table-cell table:formula="of:=([.D144]-[.A143])*8" office:value-type="float" office:value="-6.792">
            <text:p>-6.792</text:p>
          </table:table-cell>
          <table:table-cell table:formula="of:=[.E144]*8^(1/4)" office:value-type="float" office:value="1.65153905927943">
            <text:p>1.6515390593</text:p>
          </table:table-cell>
          <table:table-cell/>
          <table:table-cell office:value-type="float" office:value="1.42">
            <text:p>1.42</text:p>
          </table:table-cell>
          <table:table-cell office:value-type="float" office:value="0.981429">
            <text:p>0.981429</text:p>
          </table:table-cell>
          <table:table-cell office:value-type="float" office:value="0.00005">
            <text:p>0.00005</text:p>
          </table:table-cell>
          <table:table-cell table:formula="of:=[.M144]*10" office:value-type="float" office:value="0.0005">
            <text:p>0.0005</text:p>
          </table:table-cell>
          <table:table-cell table:formula="of:=([.K144]-2.269)*16" office:value-type="float" office:value="-13.584">
            <text:p>-13.584</text:p>
          </table:table-cell>
          <table:table-cell table:formula="of:=[.L144]*16^(1/4)" office:value-type="float" office:value="1.962858">
            <text:p>1.962858</text:p>
          </table:table-cell>
          <table:table-cell/>
          <table:table-cell office:value-type="float" office:value="1.42">
            <text:p>1.42</text:p>
          </table:table-cell>
          <table:table-cell office:value-type="float" office:value="0.981209">
            <text:p>0.981209</text:p>
          </table:table-cell>
          <table:table-cell office:value-type="float" office:value="0.000013">
            <text:p>0.000013</text:p>
          </table:table-cell>
          <table:table-cell/>
          <table:table-cell table:formula="of:=([.R144]-2.269)*32" office:value-type="float" office:value="-27.168">
            <text:p>-27.168</text:p>
          </table:table-cell>
          <table:table-cell table:formula="of:=[.S144]*32^(1/4)" office:value-type="float" office:value="2.33372144820941">
            <text:p>2.3337214482</text:p>
          </table:table-cell>
          <table:table-cell/>
          <table:table-cell office:value-type="float" office:value="1.42">
            <text:p>1.42</text:p>
          </table:table-cell>
          <table:table-cell office:value-type="float" office:value="0.98119">
            <text:p>0.98119</text:p>
          </table:table-cell>
          <table:table-cell office:value-type="float" office:value="0.000003">
            <text:p>0.000003</text:p>
          </table:table-cell>
          <table:table-cell table:formula="of:=[.AA144]*10" office:value-type="float" office:value="0.00003">
            <text:p>0.00003</text:p>
          </table:table-cell>
          <table:table-cell table:formula="of:=([.Y144]-2.269)*64" office:value-type="float" office:value="-54.336">
            <text:p>-54.336</text:p>
          </table:table-cell>
          <table:table-cell table:formula="of:=[.Z144]*64^(1/4)" office:value-type="float" office:value="2.77522441052971">
            <text:p>2.775224410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3">
            <text:p>1.43</text:p>
          </table:table-cell>
          <table:table-cell office:value-type="float" office:value="0.980986">
            <text:p>0.980986</text:p>
          </table:table-cell>
          <table:table-cell office:value-type="float" office:value="0.000123">
            <text:p>0.000123</text:p>
          </table:table-cell>
          <table:table-cell table:formula="of:=[.F145]*50" office:value-type="float" office:value="0.00615">
            <text:p>0.00615</text:p>
          </table:table-cell>
          <table:table-cell table:formula="of:=([.D145]-[.A144])*8" office:value-type="float" office:value="-6.712">
            <text:p>-6.712</text:p>
          </table:table-cell>
          <table:table-cell table:formula="of:=[.E145]*8^(1/4)" office:value-type="float" office:value="1.64981522162816">
            <text:p>1.6498152216</text:p>
          </table:table-cell>
          <table:table-cell/>
          <table:table-cell office:value-type="float" office:value="1.43">
            <text:p>1.43</text:p>
          </table:table-cell>
          <table:table-cell office:value-type="float" office:value="0.980281">
            <text:p>0.980281</text:p>
          </table:table-cell>
          <table:table-cell office:value-type="float" office:value="0.000054">
            <text:p>0.000054</text:p>
          </table:table-cell>
          <table:table-cell table:formula="of:=[.M145]*10" office:value-type="float" office:value="0.00054">
            <text:p>0.00054</text:p>
          </table:table-cell>
          <table:table-cell table:formula="of:=([.K145]-2.269)*16" office:value-type="float" office:value="-13.424">
            <text:p>-13.424</text:p>
          </table:table-cell>
          <table:table-cell table:formula="of:=[.L145]*16^(1/4)" office:value-type="float" office:value="1.960562">
            <text:p>1.960562</text:p>
          </table:table-cell>
          <table:table-cell/>
          <table:table-cell office:value-type="float" office:value="1.43">
            <text:p>1.43</text:p>
          </table:table-cell>
          <table:table-cell office:value-type="float" office:value="0.980322">
            <text:p>0.980322</text:p>
          </table:table-cell>
          <table:table-cell office:value-type="float" office:value="0.000013">
            <text:p>0.000013</text:p>
          </table:table-cell>
          <table:table-cell/>
          <table:table-cell table:formula="of:=([.R145]-2.269)*32" office:value-type="float" office:value="-26.848">
            <text:p>-26.848</text:p>
          </table:table-cell>
          <table:table-cell table:formula="of:=[.S145]*32^(1/4)" office:value-type="float" office:value="2.33161179478739">
            <text:p>2.3316117948</text:p>
          </table:table-cell>
          <table:table-cell/>
          <table:table-cell office:value-type="float" office:value="1.43">
            <text:p>1.43</text:p>
          </table:table-cell>
          <table:table-cell office:value-type="float" office:value="0.980291">
            <text:p>0.980291</text:p>
          </table:table-cell>
          <table:table-cell office:value-type="float" office:value="0.000003">
            <text:p>0.000003</text:p>
          </table:table-cell>
          <table:table-cell table:formula="of:=[.AA145]*10" office:value-type="float" office:value="0.00003">
            <text:p>0.00003</text:p>
          </table:table-cell>
          <table:table-cell table:formula="of:=([.Y145]-2.269)*64" office:value-type="float" office:value="-53.696">
            <text:p>-53.696</text:p>
          </table:table-cell>
          <table:table-cell table:formula="of:=[.Z145]*64^(1/4)" office:value-type="float" office:value="2.77268165454457">
            <text:p>2.772681654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4">
            <text:p>1.44</text:p>
          </table:table-cell>
          <table:table-cell office:value-type="float" office:value="0.979542">
            <text:p>0.979542</text:p>
          </table:table-cell>
          <table:table-cell office:value-type="float" office:value="0.000167">
            <text:p>0.000167</text:p>
          </table:table-cell>
          <table:table-cell table:formula="of:=[.F146]*50" office:value-type="float" office:value="0.00835">
            <text:p>0.00835</text:p>
          </table:table-cell>
          <table:table-cell table:formula="of:=([.D146]-[.A145])*8" office:value-type="float" office:value="-6.632">
            <text:p>-6.632</text:p>
          </table:table-cell>
          <table:table-cell table:formula="of:=[.E146]*8^(1/4)" office:value-type="float" office:value="1.64738671278091">
            <text:p>1.6473867128</text:p>
          </table:table-cell>
          <table:table-cell/>
          <table:table-cell office:value-type="float" office:value="1.44">
            <text:p>1.44</text:p>
          </table:table-cell>
          <table:table-cell office:value-type="float" office:value="0.97956">
            <text:p>0.97956</text:p>
          </table:table-cell>
          <table:table-cell office:value-type="float" office:value="0.000054">
            <text:p>0.000054</text:p>
          </table:table-cell>
          <table:table-cell table:formula="of:=[.M146]*10" office:value-type="float" office:value="0.00054">
            <text:p>0.00054</text:p>
          </table:table-cell>
          <table:table-cell table:formula="of:=([.K146]-2.269)*16" office:value-type="float" office:value="-13.264">
            <text:p>-13.264</text:p>
          </table:table-cell>
          <table:table-cell table:formula="of:=[.L146]*16^(1/4)" office:value-type="float" office:value="1.95912">
            <text:p>1.95912</text:p>
          </table:table-cell>
          <table:table-cell/>
          <table:table-cell office:value-type="float" office:value="1.44">
            <text:p>1.44</text:p>
          </table:table-cell>
          <table:table-cell office:value-type="float" office:value="0.979403">
            <text:p>0.979403</text:p>
          </table:table-cell>
          <table:table-cell office:value-type="float" office:value="0.000013">
            <text:p>0.000013</text:p>
          </table:table-cell>
          <table:table-cell/>
          <table:table-cell table:formula="of:=([.R146]-2.269)*32" office:value-type="float" office:value="-26.528">
            <text:p>-26.528</text:p>
          </table:table-cell>
          <table:table-cell table:formula="of:=[.S146]*32^(1/4)" office:value-type="float" office:value="2.32942603211002">
            <text:p>2.3294260321</text:p>
          </table:table-cell>
          <table:table-cell/>
          <table:table-cell office:value-type="float" office:value="1.44">
            <text:p>1.44</text:p>
          </table:table-cell>
          <table:table-cell office:value-type="float" office:value="0.979373">
            <text:p>0.979373</text:p>
          </table:table-cell>
          <table:table-cell office:value-type="float" office:value="0.000003">
            <text:p>0.000003</text:p>
          </table:table-cell>
          <table:table-cell table:formula="of:=[.AA146]*10" office:value-type="float" office:value="0.00003">
            <text:p>0.00003</text:p>
          </table:table-cell>
          <table:table-cell table:formula="of:=([.Y146]-2.269)*64" office:value-type="float" office:value="-53.056">
            <text:p>-53.056</text:p>
          </table:table-cell>
          <table:table-cell table:formula="of:=[.Z146]*64^(1/4)" office:value-type="float" office:value="2.77008515844405">
            <text:p>2.770085158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5">
            <text:p>1.45</text:p>
          </table:table-cell>
          <table:table-cell office:value-type="float" office:value="0.978578">
            <text:p>0.978578</text:p>
          </table:table-cell>
          <table:table-cell office:value-type="float" office:value="0.000098">
            <text:p>0.000098</text:p>
          </table:table-cell>
          <table:table-cell table:formula="of:=[.F147]*50" office:value-type="float" office:value="0.0049">
            <text:p>0.0049</text:p>
          </table:table-cell>
          <table:table-cell table:formula="of:=([.D147]-[.A146])*8" office:value-type="float" office:value="-6.552">
            <text:p>-6.552</text:p>
          </table:table-cell>
          <table:table-cell table:formula="of:=[.E147]*8^(1/4)" office:value-type="float" office:value="1.6457654644923">
            <text:p>1.6457654645</text:p>
          </table:table-cell>
          <table:table-cell/>
          <table:table-cell office:value-type="float" office:value="1.45">
            <text:p>1.45</text:p>
          </table:table-cell>
          <table:table-cell office:value-type="float" office:value="0.978575">
            <text:p>0.978575</text:p>
          </table:table-cell>
          <table:table-cell office:value-type="float" office:value="0.000052">
            <text:p>0.000052</text:p>
          </table:table-cell>
          <table:table-cell table:formula="of:=[.M147]*10" office:value-type="float" office:value="0.00052">
            <text:p>0.00052</text:p>
          </table:table-cell>
          <table:table-cell table:formula="of:=([.K147]-2.269)*16" office:value-type="float" office:value="-13.104">
            <text:p>-13.104</text:p>
          </table:table-cell>
          <table:table-cell table:formula="of:=[.L147]*16^(1/4)" office:value-type="float" office:value="1.95715">
            <text:p>1.95715</text:p>
          </table:table-cell>
          <table:table-cell/>
          <table:table-cell office:value-type="float" office:value="1.45">
            <text:p>1.45</text:p>
          </table:table-cell>
          <table:table-cell office:value-type="float" office:value="0.978486">
            <text:p>0.978486</text:p>
          </table:table-cell>
          <table:table-cell office:value-type="float" office:value="0.000014">
            <text:p>0.000014</text:p>
          </table:table-cell>
          <table:table-cell/>
          <table:table-cell table:formula="of:=([.R147]-2.269)*32" office:value-type="float" office:value="-26.208">
            <text:p>-26.208</text:p>
          </table:table-cell>
          <table:table-cell table:formula="of:=[.S147]*32^(1/4)" office:value-type="float" office:value="2.3272450262611">
            <text:p>2.3272450263</text:p>
          </table:table-cell>
          <table:table-cell/>
          <table:table-cell office:value-type="float" office:value="1.45">
            <text:p>1.45</text:p>
          </table:table-cell>
          <table:table-cell office:value-type="float" office:value="0.978445">
            <text:p>0.978445</text:p>
          </table:table-cell>
          <table:table-cell office:value-type="float" office:value="0.000003">
            <text:p>0.000003</text:p>
          </table:table-cell>
          <table:table-cell table:formula="of:=[.AA147]*10" office:value-type="float" office:value="0.00003">
            <text:p>0.00003</text:p>
          </table:table-cell>
          <table:table-cell table:formula="of:=([.Y147]-2.269)*64" office:value-type="float" office:value="-52.416">
            <text:p>-52.416</text:p>
          </table:table-cell>
          <table:table-cell table:formula="of:=[.Z147]*64^(1/4)" office:value-type="float" office:value="2.76746037807229">
            <text:p>2.767460378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6">
            <text:p>1.46</text:p>
          </table:table-cell>
          <table:table-cell office:value-type="float" office:value="0.978932">
            <text:p>0.978932</text:p>
          </table:table-cell>
          <table:table-cell office:value-type="float" office:value="0.000174">
            <text:p>0.000174</text:p>
          </table:table-cell>
          <table:table-cell table:formula="of:=[.F148]*50" office:value-type="float" office:value="0.0087">
            <text:p>0.0087</text:p>
          </table:table-cell>
          <table:table-cell table:formula="of:=([.D148]-[.A147])*8" office:value-type="float" office:value="-6.472">
            <text:p>-6.472</text:p>
          </table:table-cell>
          <table:table-cell table:formula="of:=[.E148]*8^(1/4)" office:value-type="float" office:value="1.6463608191543">
            <text:p>1.6463608192</text:p>
          </table:table-cell>
          <table:table-cell/>
          <table:table-cell office:value-type="float" office:value="1.46">
            <text:p>1.46</text:p>
          </table:table-cell>
          <table:table-cell office:value-type="float" office:value="0.97764">
            <text:p>0.97764</text:p>
          </table:table-cell>
          <table:table-cell office:value-type="float" office:value="0.000056">
            <text:p>0.000056</text:p>
          </table:table-cell>
          <table:table-cell table:formula="of:=[.M148]*10" office:value-type="float" office:value="0.00056">
            <text:p>0.00056</text:p>
          </table:table-cell>
          <table:table-cell table:formula="of:=([.K148]-2.269)*16" office:value-type="float" office:value="-12.944">
            <text:p>-12.944</text:p>
          </table:table-cell>
          <table:table-cell table:formula="of:=[.L148]*16^(1/4)" office:value-type="float" office:value="1.95528">
            <text:p>1.95528</text:p>
          </table:table-cell>
          <table:table-cell/>
          <table:table-cell office:value-type="float" office:value="1.46">
            <text:p>1.46</text:p>
          </table:table-cell>
          <table:table-cell office:value-type="float" office:value="0.97747">
            <text:p>0.97747</text:p>
          </table:table-cell>
          <table:table-cell office:value-type="float" office:value="0.000014">
            <text:p>0.000014</text:p>
          </table:table-cell>
          <table:table-cell/>
          <table:table-cell table:formula="of:=([.R148]-2.269)*32" office:value-type="float" office:value="-25.888">
            <text:p>-25.888</text:p>
          </table:table-cell>
          <table:table-cell table:formula="of:=[.S148]*32^(1/4)" office:value-type="float" office:value="2.32482855740342">
            <text:p>2.3248285574</text:p>
          </table:table-cell>
          <table:table-cell/>
          <table:table-cell office:value-type="float" office:value="1.46">
            <text:p>1.46</text:p>
          </table:table-cell>
          <table:table-cell office:value-type="float" office:value="0.977463">
            <text:p>0.977463</text:p>
          </table:table-cell>
          <table:table-cell office:value-type="float" office:value="0.000003">
            <text:p>0.000003</text:p>
          </table:table-cell>
          <table:table-cell table:formula="of:=[.AA148]*10" office:value-type="float" office:value="0.00003">
            <text:p>0.00003</text:p>
          </table:table-cell>
          <table:table-cell table:formula="of:=([.Y148]-2.269)*64" office:value-type="float" office:value="-51.776">
            <text:p>-51.776</text:p>
          </table:table-cell>
          <table:table-cell table:formula="of:=[.Z148]*64^(1/4)" office:value-type="float" office:value="2.76468286263578">
            <text:p>2.764682862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7">
            <text:p>1.47</text:p>
          </table:table-cell>
          <table:table-cell office:value-type="float" office:value="0.976799">
            <text:p>0.976799</text:p>
          </table:table-cell>
          <table:table-cell office:value-type="float" office:value="0.000101">
            <text:p>0.000101</text:p>
          </table:table-cell>
          <table:table-cell table:formula="of:=[.F149]*50" office:value-type="float" office:value="0.00505">
            <text:p>0.00505</text:p>
          </table:table-cell>
          <table:table-cell table:formula="of:=([.D149]-[.A148])*8" office:value-type="float" office:value="-6.392">
            <text:p>-6.392</text:p>
          </table:table-cell>
          <table:table-cell table:formula="of:=[.E149]*8^(1/4)" office:value-type="float" office:value="1.64277355504683">
            <text:p>1.642773555</text:p>
          </table:table-cell>
          <table:table-cell/>
          <table:table-cell office:value-type="float" office:value="1.47">
            <text:p>1.47</text:p>
          </table:table-cell>
          <table:table-cell office:value-type="float" office:value="0.976549">
            <text:p>0.976549</text:p>
          </table:table-cell>
          <table:table-cell office:value-type="float" office:value="0.000058">
            <text:p>0.000058</text:p>
          </table:table-cell>
          <table:table-cell table:formula="of:=[.M149]*10" office:value-type="float" office:value="0.00058">
            <text:p>0.00058</text:p>
          </table:table-cell>
          <table:table-cell table:formula="of:=([.K149]-2.269)*16" office:value-type="float" office:value="-12.784">
            <text:p>-12.784</text:p>
          </table:table-cell>
          <table:table-cell table:formula="of:=[.L149]*16^(1/4)" office:value-type="float" office:value="1.953098">
            <text:p>1.953098</text:p>
          </table:table-cell>
          <table:table-cell/>
          <table:table-cell office:value-type="float" office:value="1.47">
            <text:p>1.47</text:p>
          </table:table-cell>
          <table:table-cell office:value-type="float" office:value="0.976478">
            <text:p>0.976478</text:p>
          </table:table-cell>
          <table:table-cell office:value-type="float" office:value="0.000015">
            <text:p>0.000015</text:p>
          </table:table-cell>
          <table:table-cell/>
          <table:table-cell table:formula="of:=([.R149]-2.269)*32" office:value-type="float" office:value="-25.568">
            <text:p>-25.568</text:p>
          </table:table-cell>
          <table:table-cell table:formula="of:=[.S149]*32^(1/4)" office:value-type="float" office:value="2.32246917048725">
            <text:p>2.3224691705</text:p>
          </table:table-cell>
          <table:table-cell/>
          <table:table-cell office:value-type="float" office:value="1.47">
            <text:p>1.47</text:p>
          </table:table-cell>
          <table:table-cell office:value-type="float" office:value="0.976439">
            <text:p>0.976439</text:p>
          </table:table-cell>
          <table:table-cell office:value-type="float" office:value="0.000004">
            <text:p>0.000004</text:p>
          </table:table-cell>
          <table:table-cell table:formula="of:=[.AA149]*10" office:value-type="float" office:value="0.00004">
            <text:p>0.00004</text:p>
          </table:table-cell>
          <table:table-cell table:formula="of:=([.Y149]-2.269)*64" office:value-type="float" office:value="-51.136">
            <text:p>-51.136</text:p>
          </table:table-cell>
          <table:table-cell table:formula="of:=[.Z149]*64^(1/4)" office:value-type="float" office:value="2.76178655326005">
            <text:p>2.761786553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8">
            <text:p>1.48</text:p>
          </table:table-cell>
          <table:table-cell office:value-type="float" office:value="0.977011">
            <text:p>0.977011</text:p>
          </table:table-cell>
          <table:table-cell office:value-type="float" office:value="0.000145">
            <text:p>0.000145</text:p>
          </table:table-cell>
          <table:table-cell table:formula="of:=[.F150]*50" office:value-type="float" office:value="0.00725">
            <text:p>0.00725</text:p>
          </table:table-cell>
          <table:table-cell table:formula="of:=([.D150]-[.A149])*8" office:value-type="float" office:value="-6.312">
            <text:p>-6.312</text:p>
          </table:table-cell>
          <table:table-cell table:formula="of:=[.E150]*8^(1/4)" office:value-type="float" office:value="1.64313009512689">
            <text:p>1.6431300951</text:p>
          </table:table-cell>
          <table:table-cell/>
          <table:table-cell office:value-type="float" office:value="1.48">
            <text:p>1.48</text:p>
          </table:table-cell>
          <table:table-cell office:value-type="float" office:value="0.975412">
            <text:p>0.975412</text:p>
          </table:table-cell>
          <table:table-cell office:value-type="float" office:value="0.000062">
            <text:p>0.000062</text:p>
          </table:table-cell>
          <table:table-cell table:formula="of:=[.M150]*10" office:value-type="float" office:value="0.00062">
            <text:p>0.00062</text:p>
          </table:table-cell>
          <table:table-cell table:formula="of:=([.K150]-2.269)*16" office:value-type="float" office:value="-12.624">
            <text:p>-12.624</text:p>
          </table:table-cell>
          <table:table-cell table:formula="of:=[.L150]*16^(1/4)" office:value-type="float" office:value="1.950824">
            <text:p>1.950824</text:p>
          </table:table-cell>
          <table:table-cell/>
          <table:table-cell office:value-type="float" office:value="1.48">
            <text:p>1.48</text:p>
          </table:table-cell>
          <table:table-cell office:value-type="float" office:value="0.975397">
            <text:p>0.975397</text:p>
          </table:table-cell>
          <table:table-cell office:value-type="float" office:value="0.000015">
            <text:p>0.000015</text:p>
          </table:table-cell>
          <table:table-cell/>
          <table:table-cell table:formula="of:=([.R150]-2.269)*32" office:value-type="float" office:value="-25.248">
            <text:p>-25.248</text:p>
          </table:table-cell>
          <table:table-cell table:formula="of:=[.S150]*32^(1/4)" office:value-type="float" office:value="2.31989810470462">
            <text:p>2.3198981047</text:p>
          </table:table-cell>
          <table:table-cell/>
          <table:table-cell office:value-type="float" office:value="1.48">
            <text:p>1.48</text:p>
          </table:table-cell>
          <table:table-cell office:value-type="float" office:value="0.975391">
            <text:p>0.975391</text:p>
          </table:table-cell>
          <table:table-cell office:value-type="float" office:value="0.000004">
            <text:p>0.000004</text:p>
          </table:table-cell>
          <table:table-cell table:formula="of:=[.AA150]*10" office:value-type="float" office:value="0.00004">
            <text:p>0.00004</text:p>
          </table:table-cell>
          <table:table-cell table:formula="of:=([.Y150]-2.269)*64" office:value-type="float" office:value="-50.496">
            <text:p>-50.496</text:p>
          </table:table-cell>
          <table:table-cell table:formula="of:=[.Z150]*64^(1/4)" office:value-type="float" office:value="2.75882236163331">
            <text:p>2.758822361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49">
            <text:p>1.49</text:p>
          </table:table-cell>
          <table:table-cell office:value-type="float" office:value="0.975697">
            <text:p>0.975697</text:p>
          </table:table-cell>
          <table:table-cell office:value-type="float" office:value="0.000138">
            <text:p>0.000138</text:p>
          </table:table-cell>
          <table:table-cell table:formula="of:=[.F151]*50" office:value-type="float" office:value="0.0069">
            <text:p>0.0069</text:p>
          </table:table-cell>
          <table:table-cell table:formula="of:=([.D151]-[.A150])*8" office:value-type="float" office:value="-6.232">
            <text:p>-6.232</text:p>
          </table:table-cell>
          <table:table-cell table:formula="of:=[.E151]*8^(1/4)" office:value-type="float" office:value="1.64092021934761">
            <text:p>1.6409202193</text:p>
          </table:table-cell>
          <table:table-cell/>
          <table:table-cell office:value-type="float" office:value="1.49">
            <text:p>1.49</text:p>
          </table:table-cell>
          <table:table-cell office:value-type="float" office:value="0.974304">
            <text:p>0.974304</text:p>
          </table:table-cell>
          <table:table-cell office:value-type="float" office:value="0.000063">
            <text:p>0.000063</text:p>
          </table:table-cell>
          <table:table-cell table:formula="of:=[.M151]*10" office:value-type="float" office:value="0.00063">
            <text:p>0.00063</text:p>
          </table:table-cell>
          <table:table-cell table:formula="of:=([.K151]-2.269)*16" office:value-type="float" office:value="-12.464">
            <text:p>-12.464</text:p>
          </table:table-cell>
          <table:table-cell table:formula="of:=[.L151]*16^(1/4)" office:value-type="float" office:value="1.948608">
            <text:p>1.948608</text:p>
          </table:table-cell>
          <table:table-cell/>
          <table:table-cell office:value-type="float" office:value="1.49">
            <text:p>1.49</text:p>
          </table:table-cell>
          <table:table-cell office:value-type="float" office:value="0.974297">
            <text:p>0.974297</text:p>
          </table:table-cell>
          <table:table-cell office:value-type="float" office:value="0.000015">
            <text:p>0.000015</text:p>
          </table:table-cell>
          <table:table-cell/>
          <table:table-cell table:formula="of:=([.R151]-2.269)*32" office:value-type="float" office:value="-24.928">
            <text:p>-24.928</text:p>
          </table:table-cell>
          <table:table-cell table:formula="of:=[.S151]*32^(1/4)" office:value-type="float" office:value="2.31728184905161">
            <text:p>2.3172818491</text:p>
          </table:table-cell>
          <table:table-cell/>
          <table:table-cell office:value-type="float" office:value="1.49">
            <text:p>1.49</text:p>
          </table:table-cell>
          <table:table-cell office:value-type="float" office:value="0.974296">
            <text:p>0.974296</text:p>
          </table:table-cell>
          <table:table-cell office:value-type="float" office:value="0.000004">
            <text:p>0.000004</text:p>
          </table:table-cell>
          <table:table-cell table:formula="of:=[.AA151]*10" office:value-type="float" office:value="0.00004">
            <text:p>0.00004</text:p>
          </table:table-cell>
          <table:table-cell table:formula="of:=([.Y151]-2.269)*64" office:value-type="float" office:value="-49.856">
            <text:p>-49.856</text:p>
          </table:table-cell>
          <table:table-cell table:formula="of:=[.Z151]*64^(1/4)" office:value-type="float" office:value="2.75572523393171">
            <text:p>2.755725233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0.973694">
            <text:p>0.973694</text:p>
          </table:table-cell>
          <table:table-cell office:value-type="float" office:value="0.000168">
            <text:p>0.000168</text:p>
          </table:table-cell>
          <table:table-cell table:formula="of:=[.F152]*50" office:value-type="float" office:value="0.0084">
            <text:p>0.0084</text:p>
          </table:table-cell>
          <table:table-cell table:formula="of:=([.D152]-[.A151])*8" office:value-type="float" office:value="-6.152">
            <text:p>-6.152</text:p>
          </table:table-cell>
          <table:table-cell table:formula="of:=[.E152]*8^(1/4)" office:value-type="float" office:value="1.6375515883081">
            <text:p>1.6375515883</text:p>
          </table:table-cell>
          <table:table-cell/>
          <table:table-cell office:value-type="float" office:value="1.5">
            <text:p>1.5</text:p>
          </table:table-cell>
          <table:table-cell office:value-type="float" office:value="0.973403">
            <text:p>0.973403</text:p>
          </table:table-cell>
          <table:table-cell office:value-type="float" office:value="0.000062">
            <text:p>0.000062</text:p>
          </table:table-cell>
          <table:table-cell table:formula="of:=[.M152]*10" office:value-type="float" office:value="0.00062">
            <text:p>0.00062</text:p>
          </table:table-cell>
          <table:table-cell table:formula="of:=([.K152]-2.269)*16" office:value-type="float" office:value="-12.304">
            <text:p>-12.304</text:p>
          </table:table-cell>
          <table:table-cell table:formula="of:=[.L152]*16^(1/4)" office:value-type="float" office:value="1.946806">
            <text:p>1.946806</text:p>
          </table:table-cell>
          <table:table-cell/>
          <table:table-cell office:value-type="float" office:value="1.5">
            <text:p>1.5</text:p>
          </table:table-cell>
          <table:table-cell office:value-type="float" office:value="0.973234">
            <text:p>0.973234</text:p>
          </table:table-cell>
          <table:table-cell office:value-type="float" office:value="0.000015">
            <text:p>0.000015</text:p>
          </table:table-cell>
          <table:table-cell/>
          <table:table-cell table:formula="of:=([.R152]-2.269)*32" office:value-type="float" office:value="-24.608">
            <text:p>-24.608</text:p>
          </table:table-cell>
          <table:table-cell table:formula="of:=[.S152]*32^(1/4)" office:value-type="float" office:value="2.31475359472512">
            <text:p>2.3147535947</text:p>
          </table:table-cell>
          <table:table-cell/>
          <table:table-cell office:value-type="float" office:value="1.5">
            <text:p>1.5</text:p>
          </table:table-cell>
          <table:table-cell office:value-type="float" office:value="0.973203">
            <text:p>0.973203</text:p>
          </table:table-cell>
          <table:table-cell office:value-type="float" office:value="0.000004">
            <text:p>0.000004</text:p>
          </table:table-cell>
          <table:table-cell table:formula="of:=[.AA152]*10" office:value-type="float" office:value="0.00004">
            <text:p>0.00004</text:p>
          </table:table-cell>
          <table:table-cell table:formula="of:=([.Y152]-2.269)*64" office:value-type="float" office:value="-49.216">
            <text:p>-49.216</text:p>
          </table:table-cell>
          <table:table-cell table:formula="of:=[.Z152]*64^(1/4)" office:value-type="float" office:value="2.75263376308437">
            <text:p>2.752633763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1">
            <text:p>1.51</text:p>
          </table:table-cell>
          <table:table-cell office:value-type="float" office:value="0.972248">
            <text:p>0.972248</text:p>
          </table:table-cell>
          <table:table-cell office:value-type="float" office:value="0.000267">
            <text:p>0.000267</text:p>
          </table:table-cell>
          <table:table-cell table:formula="of:=[.F153]*50" office:value-type="float" office:value="0.01335">
            <text:p>0.01335</text:p>
          </table:table-cell>
          <table:table-cell table:formula="of:=([.D153]-[.A152])*8" office:value-type="float" office:value="-6.072">
            <text:p>-6.072</text:p>
          </table:table-cell>
          <table:table-cell table:formula="of:=[.E153]*8^(1/4)" office:value-type="float" office:value="1.63511971587519">
            <text:p>1.6351197159</text:p>
          </table:table-cell>
          <table:table-cell/>
          <table:table-cell office:value-type="float" office:value="1.51">
            <text:p>1.51</text:p>
          </table:table-cell>
          <table:table-cell office:value-type="float" office:value="0.972311">
            <text:p>0.972311</text:p>
          </table:table-cell>
          <table:table-cell office:value-type="float" office:value="0.000061">
            <text:p>0.000061</text:p>
          </table:table-cell>
          <table:table-cell table:formula="of:=[.M153]*10" office:value-type="float" office:value="0.00061">
            <text:p>0.00061</text:p>
          </table:table-cell>
          <table:table-cell table:formula="of:=([.K153]-2.269)*16" office:value-type="float" office:value="-12.144">
            <text:p>-12.144</text:p>
          </table:table-cell>
          <table:table-cell table:formula="of:=[.L153]*16^(1/4)" office:value-type="float" office:value="1.944622">
            <text:p>1.944622</text:p>
          </table:table-cell>
          <table:table-cell/>
          <table:table-cell office:value-type="float" office:value="1.51">
            <text:p>1.51</text:p>
          </table:table-cell>
          <table:table-cell office:value-type="float" office:value="0.9721">
            <text:p>0.9721</text:p>
          </table:table-cell>
          <table:table-cell office:value-type="float" office:value="0.000016">
            <text:p>0.000016</text:p>
          </table:table-cell>
          <table:table-cell/>
          <table:table-cell table:formula="of:=([.R153]-2.269)*32" office:value-type="float" office:value="-24.288">
            <text:p>-24.288</text:p>
          </table:table-cell>
          <table:table-cell table:formula="of:=[.S153]*32^(1/4)" office:value-type="float" office:value="2.31205647298829">
            <text:p>2.312056473</text:p>
          </table:table-cell>
          <table:table-cell/>
          <table:table-cell office:value-type="float" office:value="1.51">
            <text:p>1.51</text:p>
          </table:table-cell>
          <table:table-cell office:value-type="float" office:value="0.972028">
            <text:p>0.972028</text:p>
          </table:table-cell>
          <table:table-cell office:value-type="float" office:value="0.000004">
            <text:p>0.000004</text:p>
          </table:table-cell>
          <table:table-cell table:formula="of:=[.AA153]*10" office:value-type="float" office:value="0.00004">
            <text:p>0.00004</text:p>
          </table:table-cell>
          <table:table-cell table:formula="of:=([.Y153]-2.269)*64" office:value-type="float" office:value="-48.576">
            <text:p>-48.576</text:p>
          </table:table-cell>
          <table:table-cell table:formula="of:=[.Z153]*64^(1/4)" office:value-type="float" office:value="2.74931036121279">
            <text:p>2.749310361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2">
            <text:p>1.52</text:p>
          </table:table-cell>
          <table:table-cell office:value-type="float" office:value="0.972211">
            <text:p>0.972211</text:p>
          </table:table-cell>
          <table:table-cell office:value-type="float" office:value="0.000147">
            <text:p>0.000147</text:p>
          </table:table-cell>
          <table:table-cell table:formula="of:=[.F154]*50" office:value-type="float" office:value="0.00735">
            <text:p>0.00735</text:p>
          </table:table-cell>
          <table:table-cell table:formula="of:=([.D154]-[.A153])*8" office:value-type="float" office:value="-5.992">
            <text:p>-5.992</text:p>
          </table:table-cell>
          <table:table-cell table:formula="of:=[.E154]*8^(1/4)" office:value-type="float" office:value="1.63505748954046">
            <text:p>1.6350574895</text:p>
          </table:table-cell>
          <table:table-cell/>
          <table:table-cell office:value-type="float" office:value="1.52">
            <text:p>1.52</text:p>
          </table:table-cell>
          <table:table-cell office:value-type="float" office:value="0.970912">
            <text:p>0.970912</text:p>
          </table:table-cell>
          <table:table-cell office:value-type="float" office:value="0.000064">
            <text:p>0.000064</text:p>
          </table:table-cell>
          <table:table-cell table:formula="of:=[.M154]*10" office:value-type="float" office:value="0.00064">
            <text:p>0.00064</text:p>
          </table:table-cell>
          <table:table-cell table:formula="of:=([.K154]-2.269)*16" office:value-type="float" office:value="-11.984">
            <text:p>-11.984</text:p>
          </table:table-cell>
          <table:table-cell table:formula="of:=[.L154]*16^(1/4)" office:value-type="float" office:value="1.941824">
            <text:p>1.941824</text:p>
          </table:table-cell>
          <table:table-cell/>
          <table:table-cell office:value-type="float" office:value="1.52">
            <text:p>1.52</text:p>
          </table:table-cell>
          <table:table-cell office:value-type="float" office:value="0.970868">
            <text:p>0.970868</text:p>
          </table:table-cell>
          <table:table-cell office:value-type="float" office:value="0.000016">
            <text:p>0.000016</text:p>
          </table:table-cell>
          <table:table-cell/>
          <table:table-cell table:formula="of:=([.R154]-2.269)*32" office:value-type="float" office:value="-23.968">
            <text:p>-23.968</text:p>
          </table:table-cell>
          <table:table-cell table:formula="of:=[.S154]*32^(1/4)" office:value-type="float" office:value="2.30912626665692">
            <text:p>2.3091262667</text:p>
          </table:table-cell>
          <table:table-cell/>
          <table:table-cell office:value-type="float" office:value="1.52">
            <text:p>1.52</text:p>
          </table:table-cell>
          <table:table-cell office:value-type="float" office:value="0.970829">
            <text:p>0.970829</text:p>
          </table:table-cell>
          <table:table-cell office:value-type="float" office:value="0.000004">
            <text:p>0.000004</text:p>
          </table:table-cell>
          <table:table-cell table:formula="of:=[.AA154]*10" office:value-type="float" office:value="0.00004">
            <text:p>0.00004</text:p>
          </table:table-cell>
          <table:table-cell table:formula="of:=([.Y154]-2.269)*64" office:value-type="float" office:value="-47.936">
            <text:p>-47.936</text:p>
          </table:table-cell>
          <table:table-cell table:formula="of:=[.Z154]*64^(1/4)" office:value-type="float" office:value="2.74591907709022">
            <text:p>2.745919077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3">
            <text:p>1.53</text:p>
          </table:table-cell>
          <table:table-cell office:value-type="float" office:value="0.969926">
            <text:p>0.969926</text:p>
          </table:table-cell>
          <table:table-cell office:value-type="float" office:value="0.000218">
            <text:p>0.000218</text:p>
          </table:table-cell>
          <table:table-cell table:formula="of:=[.F155]*50" office:value-type="float" office:value="0.0109">
            <text:p>0.0109</text:p>
          </table:table-cell>
          <table:table-cell table:formula="of:=([.D155]-[.A154])*8" office:value-type="float" office:value="-5.912">
            <text:p>-5.912</text:p>
          </table:table-cell>
          <table:table-cell table:formula="of:=[.E155]*8^(1/4)" office:value-type="float" office:value="1.63121459292275">
            <text:p>1.6312145929</text:p>
          </table:table-cell>
          <table:table-cell/>
          <table:table-cell office:value-type="float" office:value="1.53">
            <text:p>1.53</text:p>
          </table:table-cell>
          <table:table-cell office:value-type="float" office:value="0.969708">
            <text:p>0.969708</text:p>
          </table:table-cell>
          <table:table-cell office:value-type="float" office:value="0.000077">
            <text:p>0.000077</text:p>
          </table:table-cell>
          <table:table-cell table:formula="of:=[.M155]*10" office:value-type="float" office:value="0.00077">
            <text:p>0.00077</text:p>
          </table:table-cell>
          <table:table-cell table:formula="of:=([.K155]-2.269)*16" office:value-type="float" office:value="-11.824">
            <text:p>-11.824</text:p>
          </table:table-cell>
          <table:table-cell table:formula="of:=[.L155]*16^(1/4)" office:value-type="float" office:value="1.939416">
            <text:p>1.939416</text:p>
          </table:table-cell>
          <table:table-cell/>
          <table:table-cell office:value-type="float" office:value="1.53">
            <text:p>1.53</text:p>
          </table:table-cell>
          <table:table-cell office:value-type="float" office:value="0.969584">
            <text:p>0.969584</text:p>
          </table:table-cell>
          <table:table-cell office:value-type="float" office:value="0.000017">
            <text:p>0.000017</text:p>
          </table:table-cell>
          <table:table-cell/>
          <table:table-cell table:formula="of:=([.R155]-2.269)*32" office:value-type="float" office:value="-23.648">
            <text:p>-23.648</text:p>
          </table:table-cell>
          <table:table-cell table:formula="of:=[.S155]*32^(1/4)" office:value-type="float" office:value="2.3060723827856">
            <text:p>2.3060723828</text:p>
          </table:table-cell>
          <table:table-cell/>
          <table:table-cell office:value-type="float" office:value="1.53">
            <text:p>1.53</text:p>
          </table:table-cell>
          <table:table-cell office:value-type="float" office:value="0.969592">
            <text:p>0.969592</text:p>
          </table:table-cell>
          <table:table-cell office:value-type="float" office:value="0.000004">
            <text:p>0.000004</text:p>
          </table:table-cell>
          <table:table-cell table:formula="of:=[.AA155]*10" office:value-type="float" office:value="0.00004">
            <text:p>0.00004</text:p>
          </table:table-cell>
          <table:table-cell table:formula="of:=([.Y155]-2.269)*64" office:value-type="float" office:value="-47.296">
            <text:p>-47.296</text:p>
          </table:table-cell>
          <table:table-cell table:formula="of:=[.Z155]*64^(1/4)" office:value-type="float" office:value="2.74242031273691">
            <text:p>2.742420312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4">
            <text:p>1.54</text:p>
          </table:table-cell>
          <table:table-cell office:value-type="float" office:value="0.968796">
            <text:p>0.968796</text:p>
          </table:table-cell>
          <table:table-cell office:value-type="float" office:value="0.00017">
            <text:p>0.00017</text:p>
          </table:table-cell>
          <table:table-cell table:formula="of:=[.F156]*50" office:value-type="float" office:value="0.0085">
            <text:p>0.0085</text:p>
          </table:table-cell>
          <table:table-cell table:formula="of:=([.D156]-[.A155])*8" office:value-type="float" office:value="-5.832">
            <text:p>-5.832</text:p>
          </table:table-cell>
          <table:table-cell table:formula="of:=[.E156]*8^(1/4)" office:value-type="float" office:value="1.62931416702428">
            <text:p>1.629314167</text:p>
          </table:table-cell>
          <table:table-cell/>
          <table:table-cell office:value-type="float" office:value="1.54">
            <text:p>1.54</text:p>
          </table:table-cell>
          <table:table-cell office:value-type="float" office:value="0.968346">
            <text:p>0.968346</text:p>
          </table:table-cell>
          <table:table-cell office:value-type="float" office:value="0.000069">
            <text:p>0.000069</text:p>
          </table:table-cell>
          <table:table-cell table:formula="of:=[.M156]*10" office:value-type="float" office:value="0.00069">
            <text:p>0.00069</text:p>
          </table:table-cell>
          <table:table-cell table:formula="of:=([.K156]-2.269)*16" office:value-type="float" office:value="-11.664">
            <text:p>-11.664</text:p>
          </table:table-cell>
          <table:table-cell table:formula="of:=[.L156]*16^(1/4)" office:value-type="float" office:value="1.936692">
            <text:p>1.936692</text:p>
          </table:table-cell>
          <table:table-cell/>
          <table:table-cell office:value-type="float" office:value="1.54">
            <text:p>1.54</text:p>
          </table:table-cell>
          <table:table-cell office:value-type="float" office:value="0.96834">
            <text:p>0.96834</text:p>
          </table:table-cell>
          <table:table-cell office:value-type="float" office:value="0.000017">
            <text:p>0.000017</text:p>
          </table:table-cell>
          <table:table-cell/>
          <table:table-cell table:formula="of:=([.R156]-2.269)*32" office:value-type="float" office:value="-23.328">
            <text:p>-23.328</text:p>
          </table:table-cell>
          <table:table-cell table:formula="of:=[.S156]*32^(1/4)" office:value-type="float" office:value="2.30311363548347">
            <text:p>2.3031136355</text:p>
          </table:table-cell>
          <table:table-cell/>
          <table:table-cell office:value-type="float" office:value="1.54">
            <text:p>1.54</text:p>
          </table:table-cell>
          <table:table-cell office:value-type="float" office:value="0.968318">
            <text:p>0.968318</text:p>
          </table:table-cell>
          <table:table-cell office:value-type="float" office:value="0.000004">
            <text:p>0.000004</text:p>
          </table:table-cell>
          <table:table-cell table:formula="of:=[.AA156]*10" office:value-type="float" office:value="0.00004">
            <text:p>0.00004</text:p>
          </table:table-cell>
          <table:table-cell table:formula="of:=([.Y156]-2.269)*64" office:value-type="float" office:value="-46.656">
            <text:p>-46.656</text:p>
          </table:table-cell>
          <table:table-cell table:formula="of:=[.Z156]*64^(1/4)" office:value-type="float" office:value="2.73881689657998">
            <text:p>2.738816896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5">
            <text:p>1.55</text:p>
          </table:table-cell>
          <table:table-cell office:value-type="float" office:value="0.968555">
            <text:p>0.968555</text:p>
          </table:table-cell>
          <table:table-cell office:value-type="float" office:value="0.000256">
            <text:p>0.000256</text:p>
          </table:table-cell>
          <table:table-cell table:formula="of:=[.F157]*50" office:value-type="float" office:value="0.0128">
            <text:p>0.0128</text:p>
          </table:table-cell>
          <table:table-cell table:formula="of:=([.D157]-[.A156])*8" office:value-type="float" office:value="-5.752">
            <text:p>-5.752</text:p>
          </table:table-cell>
          <table:table-cell table:formula="of:=[.E157]*8^(1/4)" office:value-type="float" office:value="1.62890885495212">
            <text:p>1.628908855</text:p>
          </table:table-cell>
          <table:table-cell/>
          <table:table-cell office:value-type="float" office:value="1.55">
            <text:p>1.55</text:p>
          </table:table-cell>
          <table:table-cell office:value-type="float" office:value="0.967415">
            <text:p>0.967415</text:p>
          </table:table-cell>
          <table:table-cell office:value-type="float" office:value="0.000071">
            <text:p>0.000071</text:p>
          </table:table-cell>
          <table:table-cell table:formula="of:=[.M157]*10" office:value-type="float" office:value="0.00071">
            <text:p>0.00071</text:p>
          </table:table-cell>
          <table:table-cell table:formula="of:=([.K157]-2.269)*16" office:value-type="float" office:value="-11.504">
            <text:p>-11.504</text:p>
          </table:table-cell>
          <table:table-cell table:formula="of:=[.L157]*16^(1/4)" office:value-type="float" office:value="1.93483">
            <text:p>1.93483</text:p>
          </table:table-cell>
          <table:table-cell/>
          <table:table-cell office:value-type="float" office:value="1.55">
            <text:p>1.55</text:p>
          </table:table-cell>
          <table:table-cell office:value-type="float" office:value="0.967024">
            <text:p>0.967024</text:p>
          </table:table-cell>
          <table:table-cell office:value-type="float" office:value="0.000018">
            <text:p>0.000018</text:p>
          </table:table-cell>
          <table:table-cell/>
          <table:table-cell table:formula="of:=([.R157]-2.269)*32" office:value-type="float" office:value="-23.008">
            <text:p>-23.008</text:p>
          </table:table-cell>
          <table:table-cell table:formula="of:=[.S157]*32^(1/4)" office:value-type="float" office:value="2.29998364235678">
            <text:p>2.2999836424</text:p>
          </table:table-cell>
          <table:table-cell/>
          <table:table-cell office:value-type="float" office:value="1.55">
            <text:p>1.55</text:p>
          </table:table-cell>
          <table:table-cell office:value-type="float" office:value="0.966979">
            <text:p>0.966979</text:p>
          </table:table-cell>
          <table:table-cell office:value-type="float" office:value="0.000004">
            <text:p>0.000004</text:p>
          </table:table-cell>
          <table:table-cell table:formula="of:=[.AA157]*10" office:value-type="float" office:value="0.00004">
            <text:p>0.00004</text:p>
          </table:table-cell>
          <table:table-cell table:formula="of:=([.Y157]-2.269)*64" office:value-type="float" office:value="-46.016">
            <text:p>-46.016</text:p>
          </table:table-cell>
          <table:table-cell table:formula="of:=[.Z157]*64^(1/4)" office:value-type="float" office:value="2.73502963265995">
            <text:p>2.735029632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6">
            <text:p>1.56</text:p>
          </table:table-cell>
          <table:table-cell office:value-type="float" office:value="0.966445">
            <text:p>0.966445</text:p>
          </table:table-cell>
          <table:table-cell office:value-type="float" office:value="0.000195">
            <text:p>0.000195</text:p>
          </table:table-cell>
          <table:table-cell table:formula="of:=[.F158]*50" office:value-type="float" office:value="0.00975">
            <text:p>0.00975</text:p>
          </table:table-cell>
          <table:table-cell table:formula="of:=([.D158]-[.A157])*8" office:value-type="float" office:value="-5.672">
            <text:p>-5.672</text:p>
          </table:table-cell>
          <table:table-cell table:formula="of:=[.E158]*8^(1/4)" office:value-type="float" office:value="1.62536027207975">
            <text:p>1.6253602721</text:p>
          </table:table-cell>
          <table:table-cell/>
          <table:table-cell office:value-type="float" office:value="1.56">
            <text:p>1.56</text:p>
          </table:table-cell>
          <table:table-cell office:value-type="float" office:value="0.965981">
            <text:p>0.965981</text:p>
          </table:table-cell>
          <table:table-cell office:value-type="float" office:value="0.000074">
            <text:p>0.000074</text:p>
          </table:table-cell>
          <table:table-cell table:formula="of:=[.M158]*10" office:value-type="float" office:value="0.00074">
            <text:p>0.00074</text:p>
          </table:table-cell>
          <table:table-cell table:formula="of:=([.K158]-2.269)*16" office:value-type="float" office:value="-11.344">
            <text:p>-11.344</text:p>
          </table:table-cell>
          <table:table-cell table:formula="of:=[.L158]*16^(1/4)" office:value-type="float" office:value="1.931962">
            <text:p>1.931962</text:p>
          </table:table-cell>
          <table:table-cell/>
          <table:table-cell office:value-type="float" office:value="1.56">
            <text:p>1.56</text:p>
          </table:table-cell>
          <table:table-cell office:value-type="float" office:value="0.965674">
            <text:p>0.965674</text:p>
          </table:table-cell>
          <table:table-cell office:value-type="float" office:value="0.000018">
            <text:p>0.000018</text:p>
          </table:table-cell>
          <table:table-cell/>
          <table:table-cell table:formula="of:=([.R158]-2.269)*32" office:value-type="float" office:value="-22.688">
            <text:p>-22.688</text:p>
          </table:table-cell>
          <table:table-cell table:formula="of:=[.S158]*32^(1/4)" office:value-type="float" office:value="2.29677278314628">
            <text:p>2.2967727831</text:p>
          </table:table-cell>
          <table:table-cell/>
          <table:table-cell office:value-type="float" office:value="1.56">
            <text:p>1.56</text:p>
          </table:table-cell>
          <table:table-cell office:value-type="float" office:value="0.965621">
            <text:p>0.965621</text:p>
          </table:table-cell>
          <table:table-cell office:value-type="float" office:value="0.000005">
            <text:p>0.000005</text:p>
          </table:table-cell>
          <table:table-cell table:formula="of:=[.AA158]*10" office:value-type="float" office:value="0.00005">
            <text:p>0.00005</text:p>
          </table:table-cell>
          <table:table-cell table:formula="of:=([.Y158]-2.269)*64" office:value-type="float" office:value="-45.376">
            <text:p>-45.376</text:p>
          </table:table-cell>
          <table:table-cell table:formula="of:=[.Z158]*64^(1/4)" office:value-type="float" office:value="2.73118862862454">
            <text:p>2.731188628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7">
            <text:p>1.57</text:p>
          </table:table-cell>
          <table:table-cell office:value-type="float" office:value="0.965758">
            <text:p>0.965758</text:p>
          </table:table-cell>
          <table:table-cell office:value-type="float" office:value="0.000223">
            <text:p>0.000223</text:p>
          </table:table-cell>
          <table:table-cell table:formula="of:=[.F159]*50" office:value-type="float" office:value="0.01115">
            <text:p>0.01115</text:p>
          </table:table-cell>
          <table:table-cell table:formula="of:=([.D159]-[.A158])*8" office:value-type="float" office:value="-5.592">
            <text:p>-5.592</text:p>
          </table:table-cell>
          <table:table-cell table:formula="of:=[.E159]*8^(1/4)" office:value-type="float" office:value="1.62420488040519">
            <text:p>1.6242048804</text:p>
          </table:table-cell>
          <table:table-cell/>
          <table:table-cell office:value-type="float" office:value="1.57">
            <text:p>1.57</text:p>
          </table:table-cell>
          <table:table-cell office:value-type="float" office:value="0.964232">
            <text:p>0.964232</text:p>
          </table:table-cell>
          <table:table-cell office:value-type="float" office:value="0.000075">
            <text:p>0.000075</text:p>
          </table:table-cell>
          <table:table-cell table:formula="of:=[.M159]*10" office:value-type="float" office:value="0.00075">
            <text:p>0.00075</text:p>
          </table:table-cell>
          <table:table-cell table:formula="of:=([.K159]-2.269)*16" office:value-type="float" office:value="-11.184">
            <text:p>-11.184</text:p>
          </table:table-cell>
          <table:table-cell table:formula="of:=[.L159]*16^(1/4)" office:value-type="float" office:value="1.928464">
            <text:p>1.928464</text:p>
          </table:table-cell>
          <table:table-cell/>
          <table:table-cell office:value-type="float" office:value="1.57">
            <text:p>1.57</text:p>
          </table:table-cell>
          <table:table-cell office:value-type="float" office:value="0.964334">
            <text:p>0.964334</text:p>
          </table:table-cell>
          <table:table-cell office:value-type="float" office:value="0.000019">
            <text:p>0.000019</text:p>
          </table:table-cell>
          <table:table-cell/>
          <table:table-cell table:formula="of:=([.R159]-2.269)*32" office:value-type="float" office:value="-22.368">
            <text:p>-22.368</text:p>
          </table:table-cell>
          <table:table-cell table:formula="of:=[.S159]*32^(1/4)" office:value-type="float" office:value="2.29358570807807">
            <text:p>2.2935857081</text:p>
          </table:table-cell>
          <table:table-cell/>
          <table:table-cell office:value-type="float" office:value="1.57">
            <text:p>1.57</text:p>
          </table:table-cell>
          <table:table-cell office:value-type="float" office:value="0.964213">
            <text:p>0.964213</text:p>
          </table:table-cell>
          <table:table-cell office:value-type="float" office:value="0.000005">
            <text:p>0.000005</text:p>
          </table:table-cell>
          <table:table-cell table:formula="of:=[.AA159]*10" office:value-type="float" office:value="0.00005">
            <text:p>0.00005</text:p>
          </table:table-cell>
          <table:table-cell table:formula="of:=([.Y159]-2.269)*64" office:value-type="float" office:value="-44.736">
            <text:p>-44.736</text:p>
          </table:table-cell>
          <table:table-cell table:formula="of:=[.Z159]*64^(1/4)" office:value-type="float" office:value="2.7272062032329">
            <text:p>2.727206203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8">
            <text:p>1.58</text:p>
          </table:table-cell>
          <table:table-cell office:value-type="float" office:value="0.963443">
            <text:p>0.963443</text:p>
          </table:table-cell>
          <table:table-cell office:value-type="float" office:value="0.000226">
            <text:p>0.000226</text:p>
          </table:table-cell>
          <table:table-cell table:formula="of:=[.F160]*50" office:value-type="float" office:value="0.0113">
            <text:p>0.0113</text:p>
          </table:table-cell>
          <table:table-cell table:formula="of:=([.D160]-[.A159])*8" office:value-type="float" office:value="-5.512">
            <text:p>-5.512</text:p>
          </table:table-cell>
          <table:table-cell table:formula="of:=[.E160]*8^(1/4)" office:value-type="float" office:value="1.62031153000257">
            <text:p>1.62031153</text:p>
          </table:table-cell>
          <table:table-cell/>
          <table:table-cell office:value-type="float" office:value="1.58">
            <text:p>1.58</text:p>
          </table:table-cell>
          <table:table-cell office:value-type="float" office:value="0.962851">
            <text:p>0.962851</text:p>
          </table:table-cell>
          <table:table-cell office:value-type="float" office:value="0.000077">
            <text:p>0.000077</text:p>
          </table:table-cell>
          <table:table-cell table:formula="of:=[.M160]*10" office:value-type="float" office:value="0.00077">
            <text:p>0.00077</text:p>
          </table:table-cell>
          <table:table-cell table:formula="of:=([.K160]-2.269)*16" office:value-type="float" office:value="-11.024">
            <text:p>-11.024</text:p>
          </table:table-cell>
          <table:table-cell table:formula="of:=[.L160]*16^(1/4)" office:value-type="float" office:value="1.925702">
            <text:p>1.925702</text:p>
          </table:table-cell>
          <table:table-cell/>
          <table:table-cell office:value-type="float" office:value="1.58">
            <text:p>1.58</text:p>
          </table:table-cell>
          <table:table-cell office:value-type="float" office:value="0.962862">
            <text:p>0.962862</text:p>
          </table:table-cell>
          <table:table-cell office:value-type="float" office:value="0.000019">
            <text:p>0.000019</text:p>
          </table:table-cell>
          <table:table-cell/>
          <table:table-cell table:formula="of:=([.R160]-2.269)*32" office:value-type="float" office:value="-22.048">
            <text:p>-22.048</text:p>
          </table:table-cell>
          <table:table-cell table:formula="of:=[.S160]*32^(1/4)" office:value-type="float" office:value="2.2900846823315">
            <text:p>2.2900846823</text:p>
          </table:table-cell>
          <table:table-cell/>
          <table:table-cell office:value-type="float" office:value="1.58">
            <text:p>1.58</text:p>
          </table:table-cell>
          <table:table-cell office:value-type="float" office:value="0.962726">
            <text:p>0.962726</text:p>
          </table:table-cell>
          <table:table-cell office:value-type="float" office:value="0.000005">
            <text:p>0.000005</text:p>
          </table:table-cell>
          <table:table-cell table:formula="of:=[.AA160]*10" office:value-type="float" office:value="0.00005">
            <text:p>0.00005</text:p>
          </table:table-cell>
          <table:table-cell table:formula="of:=([.Y160]-2.269)*64" office:value-type="float" office:value="-44.096">
            <text:p>-44.096</text:p>
          </table:table-cell>
          <table:table-cell table:formula="of:=[.Z160]*64^(1/4)" office:value-type="float" office:value="2.7230003320984">
            <text:p>2.72300033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59">
            <text:p>1.59</text:p>
          </table:table-cell>
          <table:table-cell office:value-type="float" office:value="0.961932">
            <text:p>0.961932</text:p>
          </table:table-cell>
          <table:table-cell office:value-type="float" office:value="0.000155">
            <text:p>0.000155</text:p>
          </table:table-cell>
          <table:table-cell table:formula="of:=[.F161]*50" office:value-type="float" office:value="0.00775">
            <text:p>0.00775</text:p>
          </table:table-cell>
          <table:table-cell table:formula="of:=([.D161]-[.A160])*8" office:value-type="float" office:value="-5.432">
            <text:p>-5.432</text:p>
          </table:table-cell>
          <table:table-cell table:formula="of:=[.E161]*8^(1/4)" office:value-type="float" office:value="1.61777034103567">
            <text:p>1.617770341</text:p>
          </table:table-cell>
          <table:table-cell/>
          <table:table-cell office:value-type="float" office:value="1.59">
            <text:p>1.59</text:p>
          </table:table-cell>
          <table:table-cell office:value-type="float" office:value="0.96143">
            <text:p>0.96143</text:p>
          </table:table-cell>
          <table:table-cell office:value-type="float" office:value="0.000076">
            <text:p>0.000076</text:p>
          </table:table-cell>
          <table:table-cell table:formula="of:=[.M161]*10" office:value-type="float" office:value="0.00076">
            <text:p>0.00076</text:p>
          </table:table-cell>
          <table:table-cell table:formula="of:=([.K161]-2.269)*16" office:value-type="float" office:value="-10.864">
            <text:p>-10.864</text:p>
          </table:table-cell>
          <table:table-cell table:formula="of:=[.L161]*16^(1/4)" office:value-type="float" office:value="1.92286">
            <text:p>1.92286</text:p>
          </table:table-cell>
          <table:table-cell/>
          <table:table-cell office:value-type="float" office:value="1.59">
            <text:p>1.59</text:p>
          </table:table-cell>
          <table:table-cell office:value-type="float" office:value="0.961278">
            <text:p>0.961278</text:p>
          </table:table-cell>
          <table:table-cell office:value-type="float" office:value="0.00002">
            <text:p>0.00002</text:p>
          </table:table-cell>
          <table:table-cell/>
          <table:table-cell table:formula="of:=([.R161]-2.269)*32" office:value-type="float" office:value="-21.728">
            <text:p>-21.728</text:p>
          </table:table-cell>
          <table:table-cell table:formula="of:=[.S161]*32^(1/4)" office:value-type="float" office:value="2.28631727419117">
            <text:p>2.2863172742</text:p>
          </table:table-cell>
          <table:table-cell/>
          <table:table-cell office:value-type="float" office:value="1.59">
            <text:p>1.59</text:p>
          </table:table-cell>
          <table:table-cell office:value-type="float" office:value="0.961243">
            <text:p>0.961243</text:p>
          </table:table-cell>
          <table:table-cell office:value-type="float" office:value="0.000005">
            <text:p>0.000005</text:p>
          </table:table-cell>
          <table:table-cell table:formula="of:=[.AA161]*10" office:value-type="float" office:value="0.00005">
            <text:p>0.00005</text:p>
          </table:table-cell>
          <table:table-cell table:formula="of:=([.Y161]-2.269)*64" office:value-type="float" office:value="-43.456">
            <text:p>-43.456</text:p>
          </table:table-cell>
          <table:table-cell table:formula="of:=[.Z161]*64^(1/4)" office:value-type="float" office:value="2.7188057746724">
            <text:p>2.71880577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">
            <text:p>1.6</text:p>
          </table:table-cell>
          <table:table-cell office:value-type="float" office:value="0.959751">
            <text:p>0.959751</text:p>
          </table:table-cell>
          <table:table-cell office:value-type="float" office:value="0.000188">
            <text:p>0.000188</text:p>
          </table:table-cell>
          <table:table-cell table:formula="of:=[.F162]*50" office:value-type="float" office:value="0.0094">
            <text:p>0.0094</text:p>
          </table:table-cell>
          <table:table-cell table:formula="of:=([.D162]-[.A161])*8" office:value-type="float" office:value="-5.352">
            <text:p>-5.352</text:p>
          </table:table-cell>
          <table:table-cell table:formula="of:=[.E162]*8^(1/4)" office:value-type="float" office:value="1.61410235087234">
            <text:p>1.6141023509</text:p>
          </table:table-cell>
          <table:table-cell/>
          <table:table-cell office:value-type="float" office:value="1.6">
            <text:p>1.6</text:p>
          </table:table-cell>
          <table:table-cell office:value-type="float" office:value="0.960105">
            <text:p>0.960105</text:p>
          </table:table-cell>
          <table:table-cell office:value-type="float" office:value="0.000082">
            <text:p>0.000082</text:p>
          </table:table-cell>
          <table:table-cell table:formula="of:=[.M162]*10" office:value-type="float" office:value="0.00082">
            <text:p>0.00082</text:p>
          </table:table-cell>
          <table:table-cell table:formula="of:=([.K162]-2.269)*16" office:value-type="float" office:value="-10.704">
            <text:p>-10.704</text:p>
          </table:table-cell>
          <table:table-cell table:formula="of:=[.L162]*16^(1/4)" office:value-type="float" office:value="1.92021">
            <text:p>1.92021</text:p>
          </table:table-cell>
          <table:table-cell/>
          <table:table-cell office:value-type="float" office:value="1.6">
            <text:p>1.6</text:p>
          </table:table-cell>
          <table:table-cell office:value-type="float" office:value="0.959745">
            <text:p>0.959745</text:p>
          </table:table-cell>
          <table:table-cell office:value-type="float" office:value="0.00002">
            <text:p>0.00002</text:p>
          </table:table-cell>
          <table:table-cell/>
          <table:table-cell table:formula="of:=([.R162]-2.269)*32" office:value-type="float" office:value="-21.408">
            <text:p>-21.408</text:p>
          </table:table-cell>
          <table:table-cell table:formula="of:=[.S162]*32^(1/4)" office:value-type="float" office:value="2.28267116517657">
            <text:p>2.2826711652</text:p>
          </table:table-cell>
          <table:table-cell/>
          <table:table-cell office:value-type="float" office:value="1.6">
            <text:p>1.6</text:p>
          </table:table-cell>
          <table:table-cell office:value-type="float" office:value="0.959675">
            <text:p>0.959675</text:p>
          </table:table-cell>
          <table:table-cell office:value-type="float" office:value="0.000005">
            <text:p>0.000005</text:p>
          </table:table-cell>
          <table:table-cell table:formula="of:=[.AA162]*10" office:value-type="float" office:value="0.00005">
            <text:p>0.00005</text:p>
          </table:table-cell>
          <table:table-cell table:formula="of:=([.Y162]-2.269)*64" office:value-type="float" office:value="-42.816">
            <text:p>-42.816</text:p>
          </table:table-cell>
          <table:table-cell table:formula="of:=[.Z162]*64^(1/4)" office:value-type="float" office:value="2.7143708009408">
            <text:p>2.714370800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1">
            <text:p>1.61</text:p>
          </table:table-cell>
          <table:table-cell office:value-type="float" office:value="0.958228">
            <text:p>0.958228</text:p>
          </table:table-cell>
          <table:table-cell office:value-type="float" office:value="0.000261">
            <text:p>0.000261</text:p>
          </table:table-cell>
          <table:table-cell table:formula="of:=[.F163]*50" office:value-type="float" office:value="0.01305">
            <text:p>0.01305</text:p>
          </table:table-cell>
          <table:table-cell table:formula="of:=([.D163]-[.A162])*8" office:value-type="float" office:value="-5.272">
            <text:p>-5.272</text:p>
          </table:table-cell>
          <table:table-cell table:formula="of:=[.E163]*8^(1/4)" office:value-type="float" office:value="1.61154098039147">
            <text:p>1.6115409804</text:p>
          </table:table-cell>
          <table:table-cell/>
          <table:table-cell office:value-type="float" office:value="1.61">
            <text:p>1.61</text:p>
          </table:table-cell>
          <table:table-cell office:value-type="float" office:value="0.958119">
            <text:p>0.958119</text:p>
          </table:table-cell>
          <table:table-cell office:value-type="float" office:value="0.000084">
            <text:p>0.000084</text:p>
          </table:table-cell>
          <table:table-cell table:formula="of:=[.M163]*10" office:value-type="float" office:value="0.00084">
            <text:p>0.00084</text:p>
          </table:table-cell>
          <table:table-cell table:formula="of:=([.K163]-2.269)*16" office:value-type="float" office:value="-10.544">
            <text:p>-10.544</text:p>
          </table:table-cell>
          <table:table-cell table:formula="of:=[.L163]*16^(1/4)" office:value-type="float" office:value="1.916238">
            <text:p>1.916238</text:p>
          </table:table-cell>
          <table:table-cell/>
          <table:table-cell office:value-type="float" office:value="1.61">
            <text:p>1.61</text:p>
          </table:table-cell>
          <table:table-cell office:value-type="float" office:value="0.958116">
            <text:p>0.958116</text:p>
          </table:table-cell>
          <table:table-cell office:value-type="float" office:value="0.000021">
            <text:p>0.000021</text:p>
          </table:table-cell>
          <table:table-cell/>
          <table:table-cell table:formula="of:=([.R163]-2.269)*32" office:value-type="float" office:value="-21.088">
            <text:p>-21.088</text:p>
          </table:table-cell>
          <table:table-cell table:formula="of:=[.S163]*32^(1/4)" office:value-type="float" office:value="2.27879672839589">
            <text:p>2.2787967284</text:p>
          </table:table-cell>
          <table:table-cell/>
          <table:table-cell office:value-type="float" office:value="1.61">
            <text:p>1.61</text:p>
          </table:table-cell>
          <table:table-cell office:value-type="float" office:value="0.958069">
            <text:p>0.958069</text:p>
          </table:table-cell>
          <table:table-cell office:value-type="float" office:value="0.000005">
            <text:p>0.000005</text:p>
          </table:table-cell>
          <table:table-cell table:formula="of:=[.AA163]*10" office:value-type="float" office:value="0.00005">
            <text:p>0.00005</text:p>
          </table:table-cell>
          <table:table-cell table:formula="of:=([.Y163]-2.269)*64" office:value-type="float" office:value="-42.176">
            <text:p>-42.176</text:p>
          </table:table-cell>
          <table:table-cell table:formula="of:=[.Z163]*64^(1/4)" office:value-type="float" office:value="2.70982834697846">
            <text:p>2.7098283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2">
            <text:p>1.62</text:p>
          </table:table-cell>
          <table:table-cell office:value-type="float" office:value="0.95845">
            <text:p>0.95845</text:p>
          </table:table-cell>
          <table:table-cell office:value-type="float" office:value="0.000213">
            <text:p>0.000213</text:p>
          </table:table-cell>
          <table:table-cell table:formula="of:=[.F164]*50" office:value-type="float" office:value="0.01065">
            <text:p>0.01065</text:p>
          </table:table-cell>
          <table:table-cell table:formula="of:=([.D164]-[.A163])*8" office:value-type="float" office:value="-5.192">
            <text:p>-5.192</text:p>
          </table:table-cell>
          <table:table-cell table:formula="of:=[.E164]*8^(1/4)" office:value-type="float" office:value="1.61191433839985">
            <text:p>1.6119143384</text:p>
          </table:table-cell>
          <table:table-cell/>
          <table:table-cell office:value-type="float" office:value="1.62">
            <text:p>1.62</text:p>
          </table:table-cell>
          <table:table-cell office:value-type="float" office:value="0.956551">
            <text:p>0.956551</text:p>
          </table:table-cell>
          <table:table-cell office:value-type="float" office:value="0.000087">
            <text:p>0.000087</text:p>
          </table:table-cell>
          <table:table-cell table:formula="of:=[.M164]*10" office:value-type="float" office:value="0.00087">
            <text:p>0.00087</text:p>
          </table:table-cell>
          <table:table-cell table:formula="of:=([.K164]-2.269)*16" office:value-type="float" office:value="-10.384">
            <text:p>-10.384</text:p>
          </table:table-cell>
          <table:table-cell table:formula="of:=[.L164]*16^(1/4)" office:value-type="float" office:value="1.913102">
            <text:p>1.913102</text:p>
          </table:table-cell>
          <table:table-cell/>
          <table:table-cell office:value-type="float" office:value="1.62">
            <text:p>1.62</text:p>
          </table:table-cell>
          <table:table-cell office:value-type="float" office:value="0.956541">
            <text:p>0.956541</text:p>
          </table:table-cell>
          <table:table-cell office:value-type="float" office:value="0.000021">
            <text:p>0.000021</text:p>
          </table:table-cell>
          <table:table-cell/>
          <table:table-cell table:formula="of:=([.R164]-2.269)*32" office:value-type="float" office:value="-20.768">
            <text:p>-20.768</text:p>
          </table:table-cell>
          <table:table-cell table:formula="of:=[.S164]*32^(1/4)" office:value-type="float" office:value="2.27505072598364">
            <text:p>2.275050726</text:p>
          </table:table-cell>
          <table:table-cell/>
          <table:table-cell office:value-type="float" office:value="1.62">
            <text:p>1.62</text:p>
          </table:table-cell>
          <table:table-cell office:value-type="float" office:value="0.956401">
            <text:p>0.956401</text:p>
          </table:table-cell>
          <table:table-cell office:value-type="float" office:value="0.000005">
            <text:p>0.000005</text:p>
          </table:table-cell>
          <table:table-cell table:formula="of:=[.AA164]*10" office:value-type="float" office:value="0.00005">
            <text:p>0.00005</text:p>
          </table:table-cell>
          <table:table-cell table:formula="of:=([.Y164]-2.269)*64" office:value-type="float" office:value="-41.536">
            <text:p>-41.536</text:p>
          </table:table-cell>
          <table:table-cell table:formula="of:=[.Z164]*64^(1/4)" office:value-type="float" office:value="2.70511053053438">
            <text:p>2.705110530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3">
            <text:p>1.63</text:p>
          </table:table-cell>
          <table:table-cell office:value-type="float" office:value="0.957569">
            <text:p>0.957569</text:p>
          </table:table-cell>
          <table:table-cell office:value-type="float" office:value="0.000216">
            <text:p>0.000216</text:p>
          </table:table-cell>
          <table:table-cell table:formula="of:=[.F165]*50" office:value-type="float" office:value="0.0108">
            <text:p>0.0108</text:p>
          </table:table-cell>
          <table:table-cell table:formula="of:=([.D165]-[.A164])*8" office:value-type="float" office:value="-5.112">
            <text:p>-5.112</text:p>
          </table:table-cell>
          <table:table-cell table:formula="of:=[.E165]*8^(1/4)" office:value-type="float" office:value="1.61043267891617">
            <text:p>1.6104326789</text:p>
          </table:table-cell>
          <table:table-cell/>
          <table:table-cell office:value-type="float" office:value="1.63">
            <text:p>1.63</text:p>
          </table:table-cell>
          <table:table-cell office:value-type="float" office:value="0.955034">
            <text:p>0.955034</text:p>
          </table:table-cell>
          <table:table-cell office:value-type="float" office:value="0.000086">
            <text:p>0.000086</text:p>
          </table:table-cell>
          <table:table-cell table:formula="of:=[.M165]*10" office:value-type="float" office:value="0.00086">
            <text:p>0.00086</text:p>
          </table:table-cell>
          <table:table-cell table:formula="of:=([.K165]-2.269)*16" office:value-type="float" office:value="-10.224">
            <text:p>-10.224</text:p>
          </table:table-cell>
          <table:table-cell table:formula="of:=[.L165]*16^(1/4)" office:value-type="float" office:value="1.910068">
            <text:p>1.910068</text:p>
          </table:table-cell>
          <table:table-cell/>
          <table:table-cell office:value-type="float" office:value="1.63">
            <text:p>1.63</text:p>
          </table:table-cell>
          <table:table-cell office:value-type="float" office:value="0.954734">
            <text:p>0.954734</text:p>
          </table:table-cell>
          <table:table-cell office:value-type="float" office:value="0.000022">
            <text:p>0.000022</text:p>
          </table:table-cell>
          <table:table-cell/>
          <table:table-cell table:formula="of:=([.R165]-2.269)*32" office:value-type="float" office:value="-20.448">
            <text:p>-20.448</text:p>
          </table:table-cell>
          <table:table-cell table:formula="of:=[.S165]*32^(1/4)" office:value-type="float" office:value="2.27075293147002">
            <text:p>2.2707529315</text:p>
          </table:table-cell>
          <table:table-cell/>
          <table:table-cell office:value-type="float" office:value="1.63">
            <text:p>1.63</text:p>
          </table:table-cell>
          <table:table-cell office:value-type="float" office:value="0.954679">
            <text:p>0.954679</text:p>
          </table:table-cell>
          <table:table-cell office:value-type="float" office:value="0.000006">
            <text:p>0.000006</text:p>
          </table:table-cell>
          <table:table-cell table:formula="of:=[.AA165]*10" office:value-type="float" office:value="0.00006">
            <text:p>0.00006</text:p>
          </table:table-cell>
          <table:table-cell table:formula="of:=([.Y165]-2.269)*64" office:value-type="float" office:value="-40.896">
            <text:p>-40.896</text:p>
          </table:table-cell>
          <table:table-cell table:formula="of:=[.Z165]*64^(1/4)" office:value-type="float" office:value="2.70023997902557">
            <text:p>2.70023997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4">
            <text:p>1.64</text:p>
          </table:table-cell>
          <table:table-cell office:value-type="float" office:value="0.954543">
            <text:p>0.954543</text:p>
          </table:table-cell>
          <table:table-cell office:value-type="float" office:value="0.000242">
            <text:p>0.000242</text:p>
          </table:table-cell>
          <table:table-cell table:formula="of:=[.F166]*50" office:value-type="float" office:value="0.0121">
            <text:p>0.0121</text:p>
          </table:table-cell>
          <table:table-cell table:formula="of:=([.D166]-[.A165])*8" office:value-type="float" office:value="-5.032">
            <text:p>-5.032</text:p>
          </table:table-cell>
          <table:table-cell table:formula="of:=[.E166]*8^(1/4)" office:value-type="float" office:value="1.60534357381105">
            <text:p>1.6053435738</text:p>
          </table:table-cell>
          <table:table-cell/>
          <table:table-cell office:value-type="float" office:value="1.64">
            <text:p>1.64</text:p>
          </table:table-cell>
          <table:table-cell office:value-type="float" office:value="0.953218">
            <text:p>0.953218</text:p>
          </table:table-cell>
          <table:table-cell office:value-type="float" office:value="0.00009">
            <text:p>0.00009</text:p>
          </table:table-cell>
          <table:table-cell table:formula="of:=[.M166]*10" office:value-type="float" office:value="0.0009">
            <text:p>0.0009</text:p>
          </table:table-cell>
          <table:table-cell table:formula="of:=([.K166]-2.269)*16" office:value-type="float" office:value="-10.064">
            <text:p>-10.064</text:p>
          </table:table-cell>
          <table:table-cell table:formula="of:=[.L166]*16^(1/4)" office:value-type="float" office:value="1.906436">
            <text:p>1.906436</text:p>
          </table:table-cell>
          <table:table-cell/>
          <table:table-cell office:value-type="float" office:value="1.64">
            <text:p>1.64</text:p>
          </table:table-cell>
          <table:table-cell office:value-type="float" office:value="0.953055">
            <text:p>0.953055</text:p>
          </table:table-cell>
          <table:table-cell office:value-type="float" office:value="0.000022">
            <text:p>0.000022</text:p>
          </table:table-cell>
          <table:table-cell/>
          <table:table-cell table:formula="of:=([.R166]-2.269)*32" office:value-type="float" office:value="-20.128">
            <text:p>-20.128</text:p>
          </table:table-cell>
          <table:table-cell table:formula="of:=[.S166]*32^(1/4)" office:value-type="float" office:value="2.26675957397784">
            <text:p>2.266759574</text:p>
          </table:table-cell>
          <table:table-cell/>
          <table:table-cell office:value-type="float" office:value="1.64">
            <text:p>1.64</text:p>
          </table:table-cell>
          <table:table-cell office:value-type="float" office:value="0.952947">
            <text:p>0.952947</text:p>
          </table:table-cell>
          <table:table-cell office:value-type="float" office:value="0.000006">
            <text:p>0.000006</text:p>
          </table:table-cell>
          <table:table-cell table:formula="of:=[.AA166]*10" office:value-type="float" office:value="0.00006">
            <text:p>0.00006</text:p>
          </table:table-cell>
          <table:table-cell table:formula="of:=([.Y166]-2.269)*64" office:value-type="float" office:value="-40.256">
            <text:p>-40.256</text:p>
          </table:table-cell>
          <table:table-cell table:formula="of:=[.Z166]*64^(1/4)" office:value-type="float" office:value="2.69534114324551">
            <text:p>2.695341143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5">
            <text:p>1.65</text:p>
          </table:table-cell>
          <table:table-cell office:value-type="float" office:value="0.952488">
            <text:p>0.952488</text:p>
          </table:table-cell>
          <table:table-cell office:value-type="float" office:value="0.000221">
            <text:p>0.000221</text:p>
          </table:table-cell>
          <table:table-cell table:formula="of:=[.F167]*50" office:value-type="float" office:value="0.01105">
            <text:p>0.01105</text:p>
          </table:table-cell>
          <table:table-cell table:formula="of:=([.D167]-[.A166])*8" office:value-type="float" office:value="-4.952">
            <text:p>-4.952</text:p>
          </table:table-cell>
          <table:table-cell table:formula="of:=[.E167]*8^(1/4)" office:value-type="float" office:value="1.60188748954436">
            <text:p>1.6018874895</text:p>
          </table:table-cell>
          <table:table-cell/>
          <table:table-cell office:value-type="float" office:value="1.65">
            <text:p>1.65</text:p>
          </table:table-cell>
          <table:table-cell office:value-type="float" office:value="0.951017">
            <text:p>0.951017</text:p>
          </table:table-cell>
          <table:table-cell office:value-type="float" office:value="0.000094">
            <text:p>0.000094</text:p>
          </table:table-cell>
          <table:table-cell table:formula="of:=[.M167]*10" office:value-type="float" office:value="0.00094">
            <text:p>0.00094</text:p>
          </table:table-cell>
          <table:table-cell table:formula="of:=([.K167]-2.269)*16" office:value-type="float" office:value="-9.904">
            <text:p>-9.904</text:p>
          </table:table-cell>
          <table:table-cell table:formula="of:=[.L167]*16^(1/4)" office:value-type="float" office:value="1.902034">
            <text:p>1.902034</text:p>
          </table:table-cell>
          <table:table-cell/>
          <table:table-cell office:value-type="float" office:value="1.65">
            <text:p>1.65</text:p>
          </table:table-cell>
          <table:table-cell office:value-type="float" office:value="0.951174">
            <text:p>0.951174</text:p>
          </table:table-cell>
          <table:table-cell office:value-type="float" office:value="0.000024">
            <text:p>0.000024</text:p>
          </table:table-cell>
          <table:table-cell/>
          <table:table-cell table:formula="of:=([.R167]-2.269)*32" office:value-type="float" office:value="-19.808">
            <text:p>-19.808</text:p>
          </table:table-cell>
          <table:table-cell table:formula="of:=[.S167]*32^(1/4)" office:value-type="float" office:value="2.2622857768112">
            <text:p>2.2622857768</text:p>
          </table:table-cell>
          <table:table-cell/>
          <table:table-cell office:value-type="float" office:value="1.65">
            <text:p>1.65</text:p>
          </table:table-cell>
          <table:table-cell office:value-type="float" office:value="0.951113">
            <text:p>0.951113</text:p>
          </table:table-cell>
          <table:table-cell office:value-type="float" office:value="0.000006">
            <text:p>0.000006</text:p>
          </table:table-cell>
          <table:table-cell table:formula="of:=[.AA167]*10" office:value-type="float" office:value="0.00006">
            <text:p>0.00006</text:p>
          </table:table-cell>
          <table:table-cell table:formula="of:=([.Y167]-2.269)*64" office:value-type="float" office:value="-39.616">
            <text:p>-39.616</text:p>
          </table:table-cell>
          <table:table-cell table:formula="of:=[.Z167]*64^(1/4)" office:value-type="float" office:value="2.69015380789872">
            <text:p>2.690153807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6">
            <text:p>1.66</text:p>
          </table:table-cell>
          <table:table-cell office:value-type="float" office:value="0.948354">
            <text:p>0.948354</text:p>
          </table:table-cell>
          <table:table-cell office:value-type="float" office:value="0.000361">
            <text:p>0.000361</text:p>
          </table:table-cell>
          <table:table-cell table:formula="of:=[.F168]*50" office:value-type="float" office:value="0.01805">
            <text:p>0.01805</text:p>
          </table:table-cell>
          <table:table-cell table:formula="of:=([.D168]-[.A167])*8" office:value-type="float" office:value="-4.872">
            <text:p>-4.872</text:p>
          </table:table-cell>
          <table:table-cell table:formula="of:=[.E168]*8^(1/4)" office:value-type="float" office:value="1.59493495798304">
            <text:p>1.594934958</text:p>
          </table:table-cell>
          <table:table-cell/>
          <table:table-cell office:value-type="float" office:value="1.66">
            <text:p>1.66</text:p>
          </table:table-cell>
          <table:table-cell office:value-type="float" office:value="0.949576">
            <text:p>0.949576</text:p>
          </table:table-cell>
          <table:table-cell office:value-type="float" office:value="0.000093">
            <text:p>0.000093</text:p>
          </table:table-cell>
          <table:table-cell table:formula="of:=[.M168]*10" office:value-type="float" office:value="0.00093">
            <text:p>0.00093</text:p>
          </table:table-cell>
          <table:table-cell table:formula="of:=([.K168]-2.269)*16" office:value-type="float" office:value="-9.744">
            <text:p>-9.744</text:p>
          </table:table-cell>
          <table:table-cell table:formula="of:=[.L168]*16^(1/4)" office:value-type="float" office:value="1.899152">
            <text:p>1.899152</text:p>
          </table:table-cell>
          <table:table-cell/>
          <table:table-cell office:value-type="float" office:value="1.66">
            <text:p>1.66</text:p>
          </table:table-cell>
          <table:table-cell office:value-type="float" office:value="0.949225">
            <text:p>0.949225</text:p>
          </table:table-cell>
          <table:table-cell office:value-type="float" office:value="0.000024">
            <text:p>0.000024</text:p>
          </table:table-cell>
          <table:table-cell/>
          <table:table-cell table:formula="of:=([.R168]-2.269)*32" office:value-type="float" office:value="-19.488">
            <text:p>-19.488</text:p>
          </table:table-cell>
          <table:table-cell table:formula="of:=[.S168]*32^(1/4)" office:value-type="float" office:value="2.25765024747692">
            <text:p>2.2576502475</text:p>
          </table:table-cell>
          <table:table-cell/>
          <table:table-cell office:value-type="float" office:value="1.66">
            <text:p>1.66</text:p>
          </table:table-cell>
          <table:table-cell office:value-type="float" office:value="0.949227">
            <text:p>0.949227</text:p>
          </table:table-cell>
          <table:table-cell office:value-type="float" office:value="0.000006">
            <text:p>0.000006</text:p>
          </table:table-cell>
          <table:table-cell table:formula="of:=[.AA168]*10" office:value-type="float" office:value="0.00006">
            <text:p>0.00006</text:p>
          </table:table-cell>
          <table:table-cell table:formula="of:=([.Y168]-2.269)*64" office:value-type="float" office:value="-38.976">
            <text:p>-38.976</text:p>
          </table:table-cell>
          <table:table-cell table:formula="of:=[.Z168]*64^(1/4)" office:value-type="float" office:value="2.68481939434145">
            <text:p>2.684819394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7">
            <text:p>1.67</text:p>
          </table:table-cell>
          <table:table-cell office:value-type="float" office:value="0.948768">
            <text:p>0.948768</text:p>
          </table:table-cell>
          <table:table-cell office:value-type="float" office:value="0.000158">
            <text:p>0.000158</text:p>
          </table:table-cell>
          <table:table-cell table:formula="of:=[.F169]*50" office:value-type="float" office:value="0.0079">
            <text:p>0.0079</text:p>
          </table:table-cell>
          <table:table-cell table:formula="of:=([.D169]-[.A168])*8" office:value-type="float" office:value="-4.792">
            <text:p>-4.792</text:p>
          </table:table-cell>
          <table:table-cell table:formula="of:=[.E169]*8^(1/4)" office:value-type="float" office:value="1.59563122021487">
            <text:p>1.5956312202</text:p>
          </table:table-cell>
          <table:table-cell/>
          <table:table-cell office:value-type="float" office:value="1.67">
            <text:p>1.67</text:p>
          </table:table-cell>
          <table:table-cell office:value-type="float" office:value="0.947544">
            <text:p>0.947544</text:p>
          </table:table-cell>
          <table:table-cell office:value-type="float" office:value="0.000098">
            <text:p>0.000098</text:p>
          </table:table-cell>
          <table:table-cell table:formula="of:=[.M169]*10" office:value-type="float" office:value="0.00098">
            <text:p>0.00098</text:p>
          </table:table-cell>
          <table:table-cell table:formula="of:=([.K169]-2.269)*16" office:value-type="float" office:value="-9.584">
            <text:p>-9.584</text:p>
          </table:table-cell>
          <table:table-cell table:formula="of:=[.L169]*16^(1/4)" office:value-type="float" office:value="1.895088">
            <text:p>1.895088</text:p>
          </table:table-cell>
          <table:table-cell/>
          <table:table-cell office:value-type="float" office:value="1.67">
            <text:p>1.67</text:p>
          </table:table-cell>
          <table:table-cell office:value-type="float" office:value="0.947334">
            <text:p>0.947334</text:p>
          </table:table-cell>
          <table:table-cell office:value-type="float" office:value="0.000025">
            <text:p>0.000025</text:p>
          </table:table-cell>
          <table:table-cell/>
          <table:table-cell table:formula="of:=([.R169]-2.269)*32" office:value-type="float" office:value="-19.168">
            <text:p>-19.168</text:p>
          </table:table-cell>
          <table:table-cell table:formula="of:=[.S169]*32^(1/4)" office:value-type="float" office:value="2.25315266616798">
            <text:p>2.2531526662</text:p>
          </table:table-cell>
          <table:table-cell/>
          <table:table-cell office:value-type="float" office:value="1.67">
            <text:p>1.67</text:p>
          </table:table-cell>
          <table:table-cell office:value-type="float" office:value="0.947258">
            <text:p>0.947258</text:p>
          </table:table-cell>
          <table:table-cell office:value-type="float" office:value="0.000006">
            <text:p>0.000006</text:p>
          </table:table-cell>
          <table:table-cell table:formula="of:=[.AA169]*10" office:value-type="float" office:value="0.00006">
            <text:p>0.00006</text:p>
          </table:table-cell>
          <table:table-cell table:formula="of:=([.Y169]-2.269)*64" office:value-type="float" office:value="-38.336">
            <text:p>-38.336</text:p>
          </table:table-cell>
          <table:table-cell table:formula="of:=[.Z169]*64^(1/4)" office:value-type="float" office:value="2.67925022133283">
            <text:p>2.679250221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8">
            <text:p>1.68</text:p>
          </table:table-cell>
          <table:table-cell office:value-type="float" office:value="0.94678">
            <text:p>0.94678</text:p>
          </table:table-cell>
          <table:table-cell office:value-type="float" office:value="0.000256">
            <text:p>0.000256</text:p>
          </table:table-cell>
          <table:table-cell table:formula="of:=[.F170]*50" office:value-type="float" office:value="0.0128">
            <text:p>0.0128</text:p>
          </table:table-cell>
          <table:table-cell table:formula="of:=([.D170]-[.A169])*8" office:value-type="float" office:value="-4.712">
            <text:p>-4.712</text:p>
          </table:table-cell>
          <table:table-cell table:formula="of:=[.E170]*8^(1/4)" office:value-type="float" office:value="1.59228781606782">
            <text:p>1.5922878161</text:p>
          </table:table-cell>
          <table:table-cell/>
          <table:table-cell office:value-type="float" office:value="1.68">
            <text:p>1.68</text:p>
          </table:table-cell>
          <table:table-cell office:value-type="float" office:value="0.945916">
            <text:p>0.945916</text:p>
          </table:table-cell>
          <table:table-cell office:value-type="float" office:value="0.000099">
            <text:p>0.000099</text:p>
          </table:table-cell>
          <table:table-cell table:formula="of:=[.M170]*10" office:value-type="float" office:value="0.00099">
            <text:p>0.00099</text:p>
          </table:table-cell>
          <table:table-cell table:formula="of:=([.K170]-2.269)*16" office:value-type="float" office:value="-9.424">
            <text:p>-9.424</text:p>
          </table:table-cell>
          <table:table-cell table:formula="of:=[.L170]*16^(1/4)" office:value-type="float" office:value="1.891832">
            <text:p>1.891832</text:p>
          </table:table-cell>
          <table:table-cell/>
          <table:table-cell office:value-type="float" office:value="1.68">
            <text:p>1.68</text:p>
          </table:table-cell>
          <table:table-cell office:value-type="float" office:value="0.945247">
            <text:p>0.945247</text:p>
          </table:table-cell>
          <table:table-cell office:value-type="float" office:value="0.000025">
            <text:p>0.000025</text:p>
          </table:table-cell>
          <table:table-cell/>
          <table:table-cell table:formula="of:=([.R170]-2.269)*32" office:value-type="float" office:value="-18.848">
            <text:p>-18.848</text:p>
          </table:table-cell>
          <table:table-cell table:formula="of:=[.S170]*32^(1/4)" office:value-type="float" office:value="2.24818891566995">
            <text:p>2.2481889157</text:p>
          </table:table-cell>
          <table:table-cell/>
          <table:table-cell office:value-type="float" office:value="1.68">
            <text:p>1.68</text:p>
          </table:table-cell>
          <table:table-cell office:value-type="float" office:value="0.945275">
            <text:p>0.945275</text:p>
          </table:table-cell>
          <table:table-cell office:value-type="float" office:value="0.000006">
            <text:p>0.000006</text:p>
          </table:table-cell>
          <table:table-cell table:formula="of:=[.AA170]*10" office:value-type="float" office:value="0.00006">
            <text:p>0.00006</text:p>
          </table:table-cell>
          <table:table-cell table:formula="of:=([.Y170]-2.269)*64" office:value-type="float" office:value="-37.696">
            <text:p>-37.696</text:p>
          </table:table-cell>
          <table:table-cell table:formula="of:=[.Z170]*64^(1/4)" office:value-type="float" office:value="2.67364145034445">
            <text:p>2.673641450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69">
            <text:p>1.69</text:p>
          </table:table-cell>
          <table:table-cell office:value-type="float" office:value="0.943936">
            <text:p>0.943936</text:p>
          </table:table-cell>
          <table:table-cell office:value-type="float" office:value="0.000248">
            <text:p>0.000248</text:p>
          </table:table-cell>
          <table:table-cell table:formula="of:=[.F171]*50" office:value-type="float" office:value="0.0124">
            <text:p>0.0124</text:p>
          </table:table-cell>
          <table:table-cell table:formula="of:=([.D171]-[.A170])*8" office:value-type="float" office:value="-4.632">
            <text:p>-4.632</text:p>
          </table:table-cell>
          <table:table-cell table:formula="of:=[.E171]*8^(1/4)" office:value-type="float" office:value="1.58750479725786">
            <text:p>1.5875047973</text:p>
          </table:table-cell>
          <table:table-cell/>
          <table:table-cell office:value-type="float" office:value="1.69">
            <text:p>1.69</text:p>
          </table:table-cell>
          <table:table-cell office:value-type="float" office:value="0.943494">
            <text:p>0.943494</text:p>
          </table:table-cell>
          <table:table-cell office:value-type="float" office:value="0.000109">
            <text:p>0.000109</text:p>
          </table:table-cell>
          <table:table-cell table:formula="of:=[.M171]*10" office:value-type="float" office:value="0.00109">
            <text:p>0.00109</text:p>
          </table:table-cell>
          <table:table-cell table:formula="of:=([.K171]-2.269)*16" office:value-type="float" office:value="-9.264">
            <text:p>-9.264</text:p>
          </table:table-cell>
          <table:table-cell table:formula="of:=[.L171]*16^(1/4)" office:value-type="float" office:value="1.886988">
            <text:p>1.886988</text:p>
          </table:table-cell>
          <table:table-cell/>
          <table:table-cell office:value-type="float" office:value="1.69">
            <text:p>1.69</text:p>
          </table:table-cell>
          <table:table-cell office:value-type="float" office:value="0.943307">
            <text:p>0.943307</text:p>
          </table:table-cell>
          <table:table-cell office:value-type="float" office:value="0.000026">
            <text:p>0.000026</text:p>
          </table:table-cell>
          <table:table-cell/>
          <table:table-cell table:formula="of:=([.R171]-2.269)*32" office:value-type="float" office:value="-18.528">
            <text:p>-18.528</text:p>
          </table:table-cell>
          <table:table-cell table:formula="of:=[.S171]*32^(1/4)" office:value-type="float" office:value="2.24357479206374">
            <text:p>2.2435747921</text:p>
          </table:table-cell>
          <table:table-cell/>
          <table:table-cell office:value-type="float" office:value="1.69">
            <text:p>1.69</text:p>
          </table:table-cell>
          <table:table-cell office:value-type="float" office:value="0.943213">
            <text:p>0.943213</text:p>
          </table:table-cell>
          <table:table-cell office:value-type="float" office:value="0.000006">
            <text:p>0.000006</text:p>
          </table:table-cell>
          <table:table-cell table:formula="of:=[.AA171]*10" office:value-type="float" office:value="0.00006">
            <text:p>0.00006</text:p>
          </table:table-cell>
          <table:table-cell table:formula="of:=([.Y171]-2.269)*64" office:value-type="float" office:value="-37.056">
            <text:p>-37.056</text:p>
          </table:table-cell>
          <table:table-cell table:formula="of:=[.Z171]*64^(1/4)" office:value-type="float" office:value="2.66780923361323">
            <text:p>2.667809233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">
            <text:p>1.7</text:p>
          </table:table-cell>
          <table:table-cell office:value-type="float" office:value="0.942607">
            <text:p>0.942607</text:p>
          </table:table-cell>
          <table:table-cell office:value-type="float" office:value="0.00021">
            <text:p>0.00021</text:p>
          </table:table-cell>
          <table:table-cell table:formula="of:=[.F172]*50" office:value-type="float" office:value="0.0105">
            <text:p>0.0105</text:p>
          </table:table-cell>
          <table:table-cell table:formula="of:=([.D172]-[.A171])*8" office:value-type="float" office:value="-4.552">
            <text:p>-4.552</text:p>
          </table:table-cell>
          <table:table-cell table:formula="of:=[.E172]*8^(1/4)" office:value-type="float" office:value="1.58526969458612">
            <text:p>1.5852696946</text:p>
          </table:table-cell>
          <table:table-cell/>
          <table:table-cell office:value-type="float" office:value="1.7">
            <text:p>1.7</text:p>
          </table:table-cell>
          <table:table-cell office:value-type="float" office:value="0.941298">
            <text:p>0.941298</text:p>
          </table:table-cell>
          <table:table-cell office:value-type="float" office:value="0.000107">
            <text:p>0.000107</text:p>
          </table:table-cell>
          <table:table-cell table:formula="of:=[.M172]*10" office:value-type="float" office:value="0.00107">
            <text:p>0.00107</text:p>
          </table:table-cell>
          <table:table-cell table:formula="of:=([.K172]-2.269)*16" office:value-type="float" office:value="-9.104">
            <text:p>-9.104</text:p>
          </table:table-cell>
          <table:table-cell table:formula="of:=[.L172]*16^(1/4)" office:value-type="float" office:value="1.882596">
            <text:p>1.882596</text:p>
          </table:table-cell>
          <table:table-cell/>
          <table:table-cell office:value-type="float" office:value="1.7">
            <text:p>1.7</text:p>
          </table:table-cell>
          <table:table-cell office:value-type="float" office:value="0.941126">
            <text:p>0.941126</text:p>
          </table:table-cell>
          <table:table-cell office:value-type="float" office:value="0.000026">
            <text:p>0.000026</text:p>
          </table:table-cell>
          <table:table-cell/>
          <table:table-cell table:formula="of:=([.R172]-2.269)*32" office:value-type="float" office:value="-18.208">
            <text:p>-18.208</text:p>
          </table:table-cell>
          <table:table-cell table:formula="of:=[.S172]*32^(1/4)" office:value-type="float" office:value="2.2383874706281">
            <text:p>2.2383874706</text:p>
          </table:table-cell>
          <table:table-cell/>
          <table:table-cell office:value-type="float" office:value="1.7">
            <text:p>1.7</text:p>
          </table:table-cell>
          <table:table-cell office:value-type="float" office:value="0.941081">
            <text:p>0.941081</text:p>
          </table:table-cell>
          <table:table-cell office:value-type="float" office:value="0.000007">
            <text:p>0.000007</text:p>
          </table:table-cell>
          <table:table-cell table:formula="of:=[.AA172]*10" office:value-type="float" office:value="0.00007">
            <text:p>0.00007</text:p>
          </table:table-cell>
          <table:table-cell table:formula="of:=([.Y172]-2.269)*64" office:value-type="float" office:value="-36.416">
            <text:p>-36.416</text:p>
          </table:table-cell>
          <table:table-cell table:formula="of:=[.Z172]*64^(1/4)" office:value-type="float" office:value="2.66177902698327">
            <text:p>2.66177902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1">
            <text:p>1.71</text:p>
          </table:table-cell>
          <table:table-cell office:value-type="float" office:value="0.938318">
            <text:p>0.938318</text:p>
          </table:table-cell>
          <table:table-cell office:value-type="float" office:value="0.000254">
            <text:p>0.000254</text:p>
          </table:table-cell>
          <table:table-cell table:formula="of:=[.F173]*50" office:value-type="float" office:value="0.0127">
            <text:p>0.0127</text:p>
          </table:table-cell>
          <table:table-cell table:formula="of:=([.D173]-[.A172])*8" office:value-type="float" office:value="-4.472">
            <text:p>-4.472</text:p>
          </table:table-cell>
          <table:table-cell table:formula="of:=[.E173]*8^(1/4)" office:value-type="float" office:value="1.57805648513607">
            <text:p>1.5780564851</text:p>
          </table:table-cell>
          <table:table-cell/>
          <table:table-cell office:value-type="float" office:value="1.71">
            <text:p>1.71</text:p>
          </table:table-cell>
          <table:table-cell office:value-type="float" office:value="0.939291">
            <text:p>0.939291</text:p>
          </table:table-cell>
          <table:table-cell office:value-type="float" office:value="0.000105">
            <text:p>0.000105</text:p>
          </table:table-cell>
          <table:table-cell table:formula="of:=[.M173]*10" office:value-type="float" office:value="0.00105">
            <text:p>0.00105</text:p>
          </table:table-cell>
          <table:table-cell table:formula="of:=([.K173]-2.269)*16" office:value-type="float" office:value="-8.944">
            <text:p>-8.944</text:p>
          </table:table-cell>
          <table:table-cell table:formula="of:=[.L173]*16^(1/4)" office:value-type="float" office:value="1.878582">
            <text:p>1.878582</text:p>
          </table:table-cell>
          <table:table-cell/>
          <table:table-cell office:value-type="float" office:value="1.71">
            <text:p>1.71</text:p>
          </table:table-cell>
          <table:table-cell office:value-type="float" office:value="0.939049">
            <text:p>0.939049</text:p>
          </table:table-cell>
          <table:table-cell office:value-type="float" office:value="0.000028">
            <text:p>0.000028</text:p>
          </table:table-cell>
          <table:table-cell/>
          <table:table-cell table:formula="of:=([.R173]-2.269)*32" office:value-type="float" office:value="-17.888">
            <text:p>-17.888</text:p>
          </table:table-cell>
          <table:table-cell table:formula="of:=[.S173]*32^(1/4)" office:value-type="float" office:value="2.23344750427238">
            <text:p>2.2334475043</text:p>
          </table:table-cell>
          <table:table-cell/>
          <table:table-cell office:value-type="float" office:value="1.71">
            <text:p>1.71</text:p>
          </table:table-cell>
          <table:table-cell office:value-type="float" office:value="0.938855">
            <text:p>0.938855</text:p>
          </table:table-cell>
          <table:table-cell office:value-type="float" office:value="0.000007">
            <text:p>0.000007</text:p>
          </table:table-cell>
          <table:table-cell table:formula="of:=[.AA173]*10" office:value-type="float" office:value="0.00007">
            <text:p>0.00007</text:p>
          </table:table-cell>
          <table:table-cell table:formula="of:=([.Y173]-2.269)*64" office:value-type="float" office:value="-35.776">
            <text:p>-35.776</text:p>
          </table:table-cell>
          <table:table-cell table:formula="of:=[.Z173]*64^(1/4)" office:value-type="float" office:value="2.65548294820358">
            <text:p>2.655482948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2">
            <text:p>1.72</text:p>
          </table:table-cell>
          <table:table-cell office:value-type="float" office:value="0.938806">
            <text:p>0.938806</text:p>
          </table:table-cell>
          <table:table-cell office:value-type="float" office:value="0.000319">
            <text:p>0.000319</text:p>
          </table:table-cell>
          <table:table-cell table:formula="of:=[.F174]*50" office:value-type="float" office:value="0.01595">
            <text:p>0.01595</text:p>
          </table:table-cell>
          <table:table-cell table:formula="of:=([.D174]-[.A173])*8" office:value-type="float" office:value="-4.392">
            <text:p>-4.392</text:p>
          </table:table-cell>
          <table:table-cell table:formula="of:=[.E174]*8^(1/4)" office:value-type="float" office:value="1.57887720003736">
            <text:p>1.5788772</text:p>
          </table:table-cell>
          <table:table-cell/>
          <table:table-cell office:value-type="float" office:value="1.72">
            <text:p>1.72</text:p>
          </table:table-cell>
          <table:table-cell office:value-type="float" office:value="0.936937">
            <text:p>0.936937</text:p>
          </table:table-cell>
          <table:table-cell office:value-type="float" office:value="0.000111">
            <text:p>0.000111</text:p>
          </table:table-cell>
          <table:table-cell table:formula="of:=[.M174]*10" office:value-type="float" office:value="0.00111">
            <text:p>0.00111</text:p>
          </table:table-cell>
          <table:table-cell table:formula="of:=([.K174]-2.269)*16" office:value-type="float" office:value="-8.784">
            <text:p>-8.784</text:p>
          </table:table-cell>
          <table:table-cell table:formula="of:=[.L174]*16^(1/4)" office:value-type="float" office:value="1.873874">
            <text:p>1.873874</text:p>
          </table:table-cell>
          <table:table-cell/>
          <table:table-cell office:value-type="float" office:value="1.72">
            <text:p>1.72</text:p>
          </table:table-cell>
          <table:table-cell office:value-type="float" office:value="0.936644">
            <text:p>0.936644</text:p>
          </table:table-cell>
          <table:table-cell office:value-type="float" office:value="0.000029">
            <text:p>0.000029</text:p>
          </table:table-cell>
          <table:table-cell/>
          <table:table-cell table:formula="of:=([.R174]-2.269)*32" office:value-type="float" office:value="-17.568">
            <text:p>-17.568</text:p>
          </table:table-cell>
          <table:table-cell table:formula="of:=[.S174]*32^(1/4)" office:value-type="float" office:value="2.22772741804922">
            <text:p>2.227727418</text:p>
          </table:table-cell>
          <table:table-cell/>
          <table:table-cell office:value-type="float" office:value="1.72">
            <text:p>1.72</text:p>
          </table:table-cell>
          <table:table-cell office:value-type="float" office:value="0.936636">
            <text:p>0.936636</text:p>
          </table:table-cell>
          <table:table-cell office:value-type="float" office:value="0.000007">
            <text:p>0.000007</text:p>
          </table:table-cell>
          <table:table-cell table:formula="of:=[.AA174]*10" office:value-type="float" office:value="0.00007">
            <text:p>0.00007</text:p>
          </table:table-cell>
          <table:table-cell table:formula="of:=([.Y174]-2.269)*64" office:value-type="float" office:value="-35.136">
            <text:p>-35.136</text:p>
          </table:table-cell>
          <table:table-cell table:formula="of:=[.Z174]*64^(1/4)" office:value-type="float" office:value="2.64920666841377">
            <text:p>2.649206668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3">
            <text:p>1.73</text:p>
          </table:table-cell>
          <table:table-cell office:value-type="float" office:value="0.936689">
            <text:p>0.936689</text:p>
          </table:table-cell>
          <table:table-cell office:value-type="float" office:value="0.000365">
            <text:p>0.000365</text:p>
          </table:table-cell>
          <table:table-cell table:formula="of:=[.F175]*50" office:value-type="float" office:value="0.01825">
            <text:p>0.01825</text:p>
          </table:table-cell>
          <table:table-cell table:formula="of:=([.D175]-[.A174])*8" office:value-type="float" office:value="-4.312">
            <text:p>-4.312</text:p>
          </table:table-cell>
          <table:table-cell table:formula="of:=[.E175]*8^(1/4)" office:value-type="float" office:value="1.57531684461517">
            <text:p>1.5753168446</text:p>
          </table:table-cell>
          <table:table-cell/>
          <table:table-cell office:value-type="float" office:value="1.73">
            <text:p>1.73</text:p>
          </table:table-cell>
          <table:table-cell office:value-type="float" office:value="0.934308">
            <text:p>0.934308</text:p>
          </table:table-cell>
          <table:table-cell office:value-type="float" office:value="0.000113">
            <text:p>0.000113</text:p>
          </table:table-cell>
          <table:table-cell table:formula="of:=[.M175]*10" office:value-type="float" office:value="0.00113">
            <text:p>0.00113</text:p>
          </table:table-cell>
          <table:table-cell table:formula="of:=([.K175]-2.269)*16" office:value-type="float" office:value="-8.624">
            <text:p>-8.624</text:p>
          </table:table-cell>
          <table:table-cell table:formula="of:=[.L175]*16^(1/4)" office:value-type="float" office:value="1.868616">
            <text:p>1.868616</text:p>
          </table:table-cell>
          <table:table-cell/>
          <table:table-cell office:value-type="float" office:value="1.73">
            <text:p>1.73</text:p>
          </table:table-cell>
          <table:table-cell office:value-type="float" office:value="0.934415">
            <text:p>0.934415</text:p>
          </table:table-cell>
          <table:table-cell office:value-type="float" office:value="0.000029">
            <text:p>0.000029</text:p>
          </table:table-cell>
          <table:table-cell/>
          <table:table-cell table:formula="of:=([.R175]-2.269)*32" office:value-type="float" office:value="-17.248">
            <text:p>-17.248</text:p>
          </table:table-cell>
          <table:table-cell table:formula="of:=[.S175]*32^(1/4)" office:value-type="float" office:value="2.22242593273054">
            <text:p>2.2224259327</text:p>
          </table:table-cell>
          <table:table-cell/>
          <table:table-cell office:value-type="float" office:value="1.73">
            <text:p>1.73</text:p>
          </table:table-cell>
          <table:table-cell office:value-type="float" office:value="0.934242">
            <text:p>0.934242</text:p>
          </table:table-cell>
          <table:table-cell office:value-type="float" office:value="0.000007">
            <text:p>0.000007</text:p>
          </table:table-cell>
          <table:table-cell table:formula="of:=[.AA175]*10" office:value-type="float" office:value="0.00007">
            <text:p>0.00007</text:p>
          </table:table-cell>
          <table:table-cell table:formula="of:=([.Y175]-2.269)*64" office:value-type="float" office:value="-34.496">
            <text:p>-34.496</text:p>
          </table:table-cell>
          <table:table-cell table:formula="of:=[.Z175]*64^(1/4)" office:value-type="float" office:value="2.64243541387713">
            <text:p>2.642435413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4">
            <text:p>1.74</text:p>
          </table:table-cell>
          <table:table-cell office:value-type="float" office:value="0.93423">
            <text:p>0.93423</text:p>
          </table:table-cell>
          <table:table-cell office:value-type="float" office:value="0.000337">
            <text:p>0.000337</text:p>
          </table:table-cell>
          <table:table-cell table:formula="of:=[.F176]*50" office:value-type="float" office:value="0.01685">
            <text:p>0.01685</text:p>
          </table:table-cell>
          <table:table-cell table:formula="of:=([.D176]-[.A175])*8" office:value-type="float" office:value="-4.232">
            <text:p>-4.232</text:p>
          </table:table-cell>
          <table:table-cell table:formula="of:=[.E176]*8^(1/4)" office:value-type="float" office:value="1.57118131604496">
            <text:p>1.571181316</text:p>
          </table:table-cell>
          <table:table-cell/>
          <table:table-cell office:value-type="float" office:value="1.74">
            <text:p>1.74</text:p>
          </table:table-cell>
          <table:table-cell office:value-type="float" office:value="0.931916">
            <text:p>0.931916</text:p>
          </table:table-cell>
          <table:table-cell office:value-type="float" office:value="0.000123">
            <text:p>0.000123</text:p>
          </table:table-cell>
          <table:table-cell table:formula="of:=[.M176]*10" office:value-type="float" office:value="0.00123">
            <text:p>0.00123</text:p>
          </table:table-cell>
          <table:table-cell table:formula="of:=([.K176]-2.269)*16" office:value-type="float" office:value="-8.464">
            <text:p>-8.464</text:p>
          </table:table-cell>
          <table:table-cell table:formula="of:=[.L176]*16^(1/4)" office:value-type="float" office:value="1.863832">
            <text:p>1.863832</text:p>
          </table:table-cell>
          <table:table-cell/>
          <table:table-cell office:value-type="float" office:value="1.74">
            <text:p>1.74</text:p>
          </table:table-cell>
          <table:table-cell office:value-type="float" office:value="0.931927">
            <text:p>0.931927</text:p>
          </table:table-cell>
          <table:table-cell office:value-type="float" office:value="0.00003">
            <text:p>0.00003</text:p>
          </table:table-cell>
          <table:table-cell/>
          <table:table-cell table:formula="of:=([.R176]-2.269)*32" office:value-type="float" office:value="-16.928">
            <text:p>-16.928</text:p>
          </table:table-cell>
          <table:table-cell table:formula="of:=[.S176]*32^(1/4)" office:value-type="float" office:value="2.21650843812628">
            <text:p>2.2165084381</text:p>
          </table:table-cell>
          <table:table-cell/>
          <table:table-cell office:value-type="float" office:value="1.74">
            <text:p>1.74</text:p>
          </table:table-cell>
          <table:table-cell office:value-type="float" office:value="0.931849">
            <text:p>0.931849</text:p>
          </table:table-cell>
          <table:table-cell office:value-type="float" office:value="0.000007">
            <text:p>0.000007</text:p>
          </table:table-cell>
          <table:table-cell table:formula="of:=[.AA176]*10" office:value-type="float" office:value="0.00007">
            <text:p>0.00007</text:p>
          </table:table-cell>
          <table:table-cell table:formula="of:=([.Y176]-2.269)*64" office:value-type="float" office:value="-33.856">
            <text:p>-33.856</text:p>
          </table:table-cell>
          <table:table-cell table:formula="of:=[.Z176]*64^(1/4)" office:value-type="float" office:value="2.63566698776761">
            <text:p>2.635666987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5">
            <text:p>1.75</text:p>
          </table:table-cell>
          <table:table-cell office:value-type="float" office:value="0.931854">
            <text:p>0.931854</text:p>
          </table:table-cell>
          <table:table-cell office:value-type="float" office:value="0.000318">
            <text:p>0.000318</text:p>
          </table:table-cell>
          <table:table-cell table:formula="of:=[.F177]*50" office:value-type="float" office:value="0.0159">
            <text:p>0.0159</text:p>
          </table:table-cell>
          <table:table-cell table:formula="of:=([.D177]-[.A176])*8" office:value-type="float" office:value="-4.152">
            <text:p>-4.152</text:p>
          </table:table-cell>
          <table:table-cell table:formula="of:=[.E177]*8^(1/4)" office:value-type="float" office:value="1.56718537627967">
            <text:p>1.5671853763</text:p>
          </table:table-cell>
          <table:table-cell/>
          <table:table-cell office:value-type="float" office:value="1.75">
            <text:p>1.75</text:p>
          </table:table-cell>
          <table:table-cell office:value-type="float" office:value="0.930191">
            <text:p>0.930191</text:p>
          </table:table-cell>
          <table:table-cell office:value-type="float" office:value="0.00012">
            <text:p>0.00012</text:p>
          </table:table-cell>
          <table:table-cell table:formula="of:=[.M177]*10" office:value-type="float" office:value="0.0012">
            <text:p>0.0012</text:p>
          </table:table-cell>
          <table:table-cell table:formula="of:=([.K177]-2.269)*16" office:value-type="float" office:value="-8.304">
            <text:p>-8.304</text:p>
          </table:table-cell>
          <table:table-cell table:formula="of:=[.L177]*16^(1/4)" office:value-type="float" office:value="1.860382">
            <text:p>1.860382</text:p>
          </table:table-cell>
          <table:table-cell/>
          <table:table-cell office:value-type="float" office:value="1.75">
            <text:p>1.75</text:p>
          </table:table-cell>
          <table:table-cell office:value-type="float" office:value="0.929277">
            <text:p>0.929277</text:p>
          </table:table-cell>
          <table:table-cell office:value-type="float" office:value="0.00003">
            <text:p>0.00003</text:p>
          </table:table-cell>
          <table:table-cell/>
          <table:table-cell table:formula="of:=([.R177]-2.269)*32" office:value-type="float" office:value="-16.608">
            <text:p>-16.608</text:p>
          </table:table-cell>
          <table:table-cell table:formula="of:=[.S177]*32^(1/4)" office:value-type="float" office:value="2.21020564041677">
            <text:p>2.2102056404</text:p>
          </table:table-cell>
          <table:table-cell/>
          <table:table-cell office:value-type="float" office:value="1.75">
            <text:p>1.75</text:p>
          </table:table-cell>
          <table:table-cell office:value-type="float" office:value="0.929342">
            <text:p>0.929342</text:p>
          </table:table-cell>
          <table:table-cell office:value-type="float" office:value="0.000008">
            <text:p>0.000008</text:p>
          </table:table-cell>
          <table:table-cell table:formula="of:=[.AA177]*10" office:value-type="float" office:value="0.00008">
            <text:p>0.00008</text:p>
          </table:table-cell>
          <table:table-cell table:formula="of:=([.Y177]-2.269)*64" office:value-type="float" office:value="-33.216">
            <text:p>-33.216</text:p>
          </table:table-cell>
          <table:table-cell table:formula="of:=[.Z177]*64^(1/4)" office:value-type="float" office:value="2.62857612096587">
            <text:p>2.6285761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6">
            <text:p>1.76</text:p>
          </table:table-cell>
          <table:table-cell office:value-type="float" office:value="0.931867">
            <text:p>0.931867</text:p>
          </table:table-cell>
          <table:table-cell office:value-type="float" office:value="0.000538">
            <text:p>0.000538</text:p>
          </table:table-cell>
          <table:table-cell table:formula="of:=[.F178]*50" office:value-type="float" office:value="0.0269">
            <text:p>0.0269</text:p>
          </table:table-cell>
          <table:table-cell table:formula="of:=([.D178]-[.A177])*8" office:value-type="float" office:value="-4.072">
            <text:p>-4.072</text:p>
          </table:table-cell>
          <table:table-cell table:formula="of:=[.E178]*8^(1/4)" office:value-type="float" office:value="1.56720723958647">
            <text:p>1.5672072396</text:p>
          </table:table-cell>
          <table:table-cell/>
          <table:table-cell office:value-type="float" office:value="1.76">
            <text:p>1.76</text:p>
          </table:table-cell>
          <table:table-cell office:value-type="float" office:value="0.926966">
            <text:p>0.926966</text:p>
          </table:table-cell>
          <table:table-cell office:value-type="float" office:value="0.000127">
            <text:p>0.000127</text:p>
          </table:table-cell>
          <table:table-cell table:formula="of:=[.M178]*10" office:value-type="float" office:value="0.00127">
            <text:p>0.00127</text:p>
          </table:table-cell>
          <table:table-cell table:formula="of:=([.K178]-2.269)*16" office:value-type="float" office:value="-8.144">
            <text:p>-8.144</text:p>
          </table:table-cell>
          <table:table-cell table:formula="of:=[.L178]*16^(1/4)" office:value-type="float" office:value="1.853932">
            <text:p>1.853932</text:p>
          </table:table-cell>
          <table:table-cell/>
          <table:table-cell office:value-type="float" office:value="1.76">
            <text:p>1.76</text:p>
          </table:table-cell>
          <table:table-cell office:value-type="float" office:value="0.926938">
            <text:p>0.926938</text:p>
          </table:table-cell>
          <table:table-cell office:value-type="float" office:value="0.000031">
            <text:p>0.000031</text:p>
          </table:table-cell>
          <table:table-cell/>
          <table:table-cell table:formula="of:=([.R178]-2.269)*32" office:value-type="float" office:value="-16.288">
            <text:p>-16.288</text:p>
          </table:table-cell>
          <table:table-cell table:formula="of:=[.S178]*32^(1/4)" office:value-type="float" office:value="2.20464252953278">
            <text:p>2.2046425295</text:p>
          </table:table-cell>
          <table:table-cell/>
          <table:table-cell office:value-type="float" office:value="1.76">
            <text:p>1.76</text:p>
          </table:table-cell>
          <table:table-cell office:value-type="float" office:value="0.926751">
            <text:p>0.926751</text:p>
          </table:table-cell>
          <table:table-cell office:value-type="float" office:value="0.000008">
            <text:p>0.000008</text:p>
          </table:table-cell>
          <table:table-cell table:formula="of:=[.AA178]*10" office:value-type="float" office:value="0.00008">
            <text:p>0.00008</text:p>
          </table:table-cell>
          <table:table-cell table:formula="of:=([.Y178]-2.269)*64" office:value-type="float" office:value="-32.576">
            <text:p>-32.576</text:p>
          </table:table-cell>
          <table:table-cell table:formula="of:=[.Z178]*64^(1/4)" office:value-type="float" office:value="2.62124766628566">
            <text:p>2.621247666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7">
            <text:p>1.77</text:p>
          </table:table-cell>
          <table:table-cell office:value-type="float" office:value="0.926605">
            <text:p>0.926605</text:p>
          </table:table-cell>
          <table:table-cell office:value-type="float" office:value="0.000491">
            <text:p>0.000491</text:p>
          </table:table-cell>
          <table:table-cell table:formula="of:=[.F179]*50" office:value-type="float" office:value="0.02455">
            <text:p>0.02455</text:p>
          </table:table-cell>
          <table:table-cell table:formula="of:=([.D179]-[.A178])*8" office:value-type="float" office:value="-3.992">
            <text:p>-3.992</text:p>
          </table:table-cell>
          <table:table-cell table:formula="of:=[.E179]*8^(1/4)" office:value-type="float" office:value="1.55835764571234">
            <text:p>1.5583576457</text:p>
          </table:table-cell>
          <table:table-cell/>
          <table:table-cell office:value-type="float" office:value="1.77">
            <text:p>1.77</text:p>
          </table:table-cell>
          <table:table-cell office:value-type="float" office:value="0.924858">
            <text:p>0.924858</text:p>
          </table:table-cell>
          <table:table-cell office:value-type="float" office:value="0.000127">
            <text:p>0.000127</text:p>
          </table:table-cell>
          <table:table-cell table:formula="of:=[.M179]*10" office:value-type="float" office:value="0.00127">
            <text:p>0.00127</text:p>
          </table:table-cell>
          <table:table-cell table:formula="of:=([.K179]-2.269)*16" office:value-type="float" office:value="-7.984">
            <text:p>-7.984</text:p>
          </table:table-cell>
          <table:table-cell table:formula="of:=[.L179]*16^(1/4)" office:value-type="float" office:value="1.849716">
            <text:p>1.849716</text:p>
          </table:table-cell>
          <table:table-cell/>
          <table:table-cell office:value-type="float" office:value="1.77">
            <text:p>1.77</text:p>
          </table:table-cell>
          <table:table-cell office:value-type="float" office:value="0.924192">
            <text:p>0.924192</text:p>
          </table:table-cell>
          <table:table-cell office:value-type="float" office:value="0.000033">
            <text:p>0.000033</text:p>
          </table:table-cell>
          <table:table-cell/>
          <table:table-cell table:formula="of:=([.R179]-2.269)*32" office:value-type="float" office:value="-15.968">
            <text:p>-15.968</text:p>
          </table:table-cell>
          <table:table-cell table:formula="of:=[.S179]*32^(1/4)" office:value-type="float" office:value="2.19811140405719">
            <text:p>2.1981114041</text:p>
          </table:table-cell>
          <table:table-cell/>
          <table:table-cell office:value-type="float" office:value="1.77">
            <text:p>1.77</text:p>
          </table:table-cell>
          <table:table-cell office:value-type="float" office:value="0.924103">
            <text:p>0.924103</text:p>
          </table:table-cell>
          <table:table-cell office:value-type="float" office:value="0.000008">
            <text:p>0.000008</text:p>
          </table:table-cell>
          <table:table-cell table:formula="of:=[.AA179]*10" office:value-type="float" office:value="0.00008">
            <text:p>0.00008</text:p>
          </table:table-cell>
          <table:table-cell table:formula="of:=([.Y179]-2.269)*64" office:value-type="float" office:value="-31.936">
            <text:p>-31.936</text:p>
          </table:table-cell>
          <table:table-cell table:formula="of:=[.Z179]*64^(1/4)" office:value-type="float" office:value="2.61375799125933">
            <text:p>2.613757991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8">
            <text:p>1.78</text:p>
          </table:table-cell>
          <table:table-cell office:value-type="float" office:value="0.922309">
            <text:p>0.922309</text:p>
          </table:table-cell>
          <table:table-cell office:value-type="float" office:value="0.000497">
            <text:p>0.000497</text:p>
          </table:table-cell>
          <table:table-cell table:formula="of:=[.F180]*50" office:value-type="float" office:value="0.02485">
            <text:p>0.02485</text:p>
          </table:table-cell>
          <table:table-cell table:formula="of:=([.D180]-[.A179])*8" office:value-type="float" office:value="-3.912">
            <text:p>-3.912</text:p>
          </table:table-cell>
          <table:table-cell table:formula="of:=[.E180]*8^(1/4)" office:value-type="float" office:value="1.55113266371248">
            <text:p>1.5511326637</text:p>
          </table:table-cell>
          <table:table-cell/>
          <table:table-cell office:value-type="float" office:value="1.78">
            <text:p>1.78</text:p>
          </table:table-cell>
          <table:table-cell office:value-type="float" office:value="0.922076">
            <text:p>0.922076</text:p>
          </table:table-cell>
          <table:table-cell office:value-type="float" office:value="0.000126">
            <text:p>0.000126</text:p>
          </table:table-cell>
          <table:table-cell table:formula="of:=[.M180]*10" office:value-type="float" office:value="0.00126">
            <text:p>0.00126</text:p>
          </table:table-cell>
          <table:table-cell table:formula="of:=([.K180]-2.269)*16" office:value-type="float" office:value="-7.824">
            <text:p>-7.824</text:p>
          </table:table-cell>
          <table:table-cell table:formula="of:=[.L180]*16^(1/4)" office:value-type="float" office:value="1.844152">
            <text:p>1.844152</text:p>
          </table:table-cell>
          <table:table-cell/>
          <table:table-cell office:value-type="float" office:value="1.78">
            <text:p>1.78</text:p>
          </table:table-cell>
          <table:table-cell office:value-type="float" office:value="0.92152">
            <text:p>0.92152</text:p>
          </table:table-cell>
          <table:table-cell office:value-type="float" office:value="0.000033">
            <text:p>0.000033</text:p>
          </table:table-cell>
          <table:table-cell/>
          <table:table-cell table:formula="of:=([.R180]-2.269)*32" office:value-type="float" office:value="-15.648">
            <text:p>-15.648</text:p>
          </table:table-cell>
          <table:table-cell table:formula="of:=[.S180]*32^(1/4)" office:value-type="float" office:value="2.19175628123462">
            <text:p>2.1917562812</text:p>
          </table:table-cell>
          <table:table-cell/>
          <table:table-cell office:value-type="float" office:value="1.78">
            <text:p>1.78</text:p>
          </table:table-cell>
          <table:table-cell office:value-type="float" office:value="0.921329">
            <text:p>0.921329</text:p>
          </table:table-cell>
          <table:table-cell office:value-type="float" office:value="0.000008">
            <text:p>0.000008</text:p>
          </table:table-cell>
          <table:table-cell table:formula="of:=[.AA180]*10" office:value-type="float" office:value="0.00008">
            <text:p>0.00008</text:p>
          </table:table-cell>
          <table:table-cell table:formula="of:=([.Y180]-2.269)*64" office:value-type="float" office:value="-31.296">
            <text:p>-31.296</text:p>
          </table:table-cell>
          <table:table-cell table:formula="of:=[.Z180]*64^(1/4)" office:value-type="float" office:value="2.60591193441528">
            <text:p>2.605911934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79">
            <text:p>1.79</text:p>
          </table:table-cell>
          <table:table-cell office:value-type="float" office:value="0.918283">
            <text:p>0.918283</text:p>
          </table:table-cell>
          <table:table-cell office:value-type="float" office:value="0.00055">
            <text:p>0.00055</text:p>
          </table:table-cell>
          <table:table-cell table:formula="of:=[.F181]*50" office:value-type="float" office:value="0.0275">
            <text:p>0.0275</text:p>
          </table:table-cell>
          <table:table-cell table:formula="of:=([.D181]-[.A180])*8" office:value-type="float" office:value="-3.832">
            <text:p>-3.832</text:p>
          </table:table-cell>
          <table:table-cell table:formula="of:=[.E181]*8^(1/4)" office:value-type="float" office:value="1.54436176577685">
            <text:p>1.5443617658</text:p>
          </table:table-cell>
          <table:table-cell/>
          <table:table-cell office:value-type="float" office:value="1.79">
            <text:p>1.79</text:p>
          </table:table-cell>
          <table:table-cell office:value-type="float" office:value="0.919509">
            <text:p>0.919509</text:p>
          </table:table-cell>
          <table:table-cell office:value-type="float" office:value="0.000138">
            <text:p>0.000138</text:p>
          </table:table-cell>
          <table:table-cell table:formula="of:=[.M181]*10" office:value-type="float" office:value="0.00138">
            <text:p>0.00138</text:p>
          </table:table-cell>
          <table:table-cell table:formula="of:=([.K181]-2.269)*16" office:value-type="float" office:value="-7.664">
            <text:p>-7.664</text:p>
          </table:table-cell>
          <table:table-cell table:formula="of:=[.L181]*16^(1/4)" office:value-type="float" office:value="1.839018">
            <text:p>1.839018</text:p>
          </table:table-cell>
          <table:table-cell/>
          <table:table-cell office:value-type="float" office:value="1.79">
            <text:p>1.79</text:p>
          </table:table-cell>
          <table:table-cell office:value-type="float" office:value="0.918602">
            <text:p>0.918602</text:p>
          </table:table-cell>
          <table:table-cell office:value-type="float" office:value="0.000034">
            <text:p>0.000034</text:p>
          </table:table-cell>
          <table:table-cell/>
          <table:table-cell table:formula="of:=([.R181]-2.269)*32" office:value-type="float" office:value="-15.328">
            <text:p>-15.328</text:p>
          </table:table-cell>
          <table:table-cell table:formula="of:=[.S181]*32^(1/4)" office:value-type="float" office:value="2.18481606851146">
            <text:p>2.1848160685</text:p>
          </table:table-cell>
          <table:table-cell/>
          <table:table-cell office:value-type="float" office:value="1.79">
            <text:p>1.79</text:p>
          </table:table-cell>
          <table:table-cell office:value-type="float" office:value="0.918506">
            <text:p>0.918506</text:p>
          </table:table-cell>
          <table:table-cell office:value-type="float" office:value="0.000008">
            <text:p>0.000008</text:p>
          </table:table-cell>
          <table:table-cell table:formula="of:=[.AA181]*10" office:value-type="float" office:value="0.00008">
            <text:p>0.00008</text:p>
          </table:table-cell>
          <table:table-cell table:formula="of:=([.Y181]-2.269)*64" office:value-type="float" office:value="-30.656">
            <text:p>-30.656</text:p>
          </table:table-cell>
          <table:table-cell table:formula="of:=[.Z181]*64^(1/4)" office:value-type="float" office:value="2.59792728464212">
            <text:p>2.597927284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float" office:value="0.920875">
            <text:p>0.920875</text:p>
          </table:table-cell>
          <table:table-cell office:value-type="float" office:value="0.000527">
            <text:p>0.000527</text:p>
          </table:table-cell>
          <table:table-cell table:formula="of:=[.F182]*50" office:value-type="float" office:value="0.02635">
            <text:p>0.02635</text:p>
          </table:table-cell>
          <table:table-cell table:formula="of:=([.D182]-[.A181])*8" office:value-type="float" office:value="-3.752">
            <text:p>-3.752</text:p>
          </table:table-cell>
          <table:table-cell table:formula="of:=[.E182]*8^(1/4)" office:value-type="float" office:value="1.54872097279353">
            <text:p>1.5487209728</text:p>
          </table:table-cell>
          <table:table-cell/>
          <table:table-cell office:value-type="float" office:value="1.8">
            <text:p>1.8</text:p>
          </table:table-cell>
          <table:table-cell office:value-type="float" office:value="0.915626">
            <text:p>0.915626</text:p>
          </table:table-cell>
          <table:table-cell office:value-type="float" office:value="0.000137">
            <text:p>0.000137</text:p>
          </table:table-cell>
          <table:table-cell table:formula="of:=[.M182]*10" office:value-type="float" office:value="0.00137">
            <text:p>0.00137</text:p>
          </table:table-cell>
          <table:table-cell table:formula="of:=([.K182]-2.269)*16" office:value-type="float" office:value="-7.504">
            <text:p>-7.504</text:p>
          </table:table-cell>
          <table:table-cell table:formula="of:=[.L182]*16^(1/4)" office:value-type="float" office:value="1.831252">
            <text:p>1.831252</text:p>
          </table:table-cell>
          <table:table-cell/>
          <table:table-cell office:value-type="float" office:value="1.8">
            <text:p>1.8</text:p>
          </table:table-cell>
          <table:table-cell office:value-type="float" office:value="0.915818">
            <text:p>0.915818</text:p>
          </table:table-cell>
          <table:table-cell office:value-type="float" office:value="0.000035">
            <text:p>0.000035</text:p>
          </table:table-cell>
          <table:table-cell/>
          <table:table-cell table:formula="of:=([.R182]-2.269)*32" office:value-type="float" office:value="-15.008">
            <text:p>-15.008</text:p>
          </table:table-cell>
          <table:table-cell table:formula="of:=[.S182]*32^(1/4)" office:value-type="float" office:value="2.17819456329512">
            <text:p>2.1781945633</text:p>
          </table:table-cell>
          <table:table-cell/>
          <table:table-cell office:value-type="float" office:value="1.8">
            <text:p>1.8</text:p>
          </table:table-cell>
          <table:table-cell office:value-type="float" office:value="0.915645">
            <text:p>0.915645</text:p>
          </table:table-cell>
          <table:table-cell office:value-type="float" office:value="0.000009">
            <text:p>0.000009</text:p>
          </table:table-cell>
          <table:table-cell table:formula="of:=[.AA182]*10" office:value-type="float" office:value="0.00009">
            <text:p>0.00009</text:p>
          </table:table-cell>
          <table:table-cell table:formula="of:=([.Y182]-2.269)*64" office:value-type="float" office:value="-30.016">
            <text:p>-30.016</text:p>
          </table:table-cell>
          <table:table-cell table:formula="of:=[.Z182]*64^(1/4)" office:value-type="float" office:value="2.58983515463823">
            <text:p>2.589835154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1">
            <text:p>1.81</text:p>
          </table:table-cell>
          <table:table-cell office:value-type="float" office:value="0.914589">
            <text:p>0.914589</text:p>
          </table:table-cell>
          <table:table-cell office:value-type="float" office:value="0.000358">
            <text:p>0.000358</text:p>
          </table:table-cell>
          <table:table-cell table:formula="of:=[.F183]*50" office:value-type="float" office:value="0.0179">
            <text:p>0.0179</text:p>
          </table:table-cell>
          <table:table-cell table:formula="of:=([.D183]-[.A182])*8" office:value-type="float" office:value="-3.672">
            <text:p>-3.672</text:p>
          </table:table-cell>
          <table:table-cell table:formula="of:=[.E183]*8^(1/4)" office:value-type="float" office:value="1.53814922306096">
            <text:p>1.5381492231</text:p>
          </table:table-cell>
          <table:table-cell/>
          <table:table-cell office:value-type="float" office:value="1.81">
            <text:p>1.81</text:p>
          </table:table-cell>
          <table:table-cell office:value-type="float" office:value="0.913779">
            <text:p>0.913779</text:p>
          </table:table-cell>
          <table:table-cell office:value-type="float" office:value="0.000146">
            <text:p>0.000146</text:p>
          </table:table-cell>
          <table:table-cell table:formula="of:=[.M183]*10" office:value-type="float" office:value="0.00146">
            <text:p>0.00146</text:p>
          </table:table-cell>
          <table:table-cell table:formula="of:=([.K183]-2.269)*16" office:value-type="float" office:value="-7.344">
            <text:p>-7.344</text:p>
          </table:table-cell>
          <table:table-cell table:formula="of:=[.L183]*16^(1/4)" office:value-type="float" office:value="1.827558">
            <text:p>1.827558</text:p>
          </table:table-cell>
          <table:table-cell/>
          <table:table-cell office:value-type="float" office:value="1.81">
            <text:p>1.81</text:p>
          </table:table-cell>
          <table:table-cell office:value-type="float" office:value="0.912492">
            <text:p>0.912492</text:p>
          </table:table-cell>
          <table:table-cell office:value-type="float" office:value="0.000037">
            <text:p>0.000037</text:p>
          </table:table-cell>
          <table:table-cell/>
          <table:table-cell table:formula="of:=([.R183]-2.269)*32" office:value-type="float" office:value="-14.688">
            <text:p>-14.688</text:p>
          </table:table-cell>
          <table:table-cell table:formula="of:=[.S183]*32^(1/4)" office:value-type="float" office:value="2.17028395756613">
            <text:p>2.1702839576</text:p>
          </table:table-cell>
          <table:table-cell/>
          <table:table-cell office:value-type="float" office:value="1.81">
            <text:p>1.81</text:p>
          </table:table-cell>
          <table:table-cell office:value-type="float" office:value="0.91262">
            <text:p>0.91262</text:p>
          </table:table-cell>
          <table:table-cell office:value-type="float" office:value="0.000009">
            <text:p>0.000009</text:p>
          </table:table-cell>
          <table:table-cell table:formula="of:=[.AA183]*10" office:value-type="float" office:value="0.00009">
            <text:p>0.00009</text:p>
          </table:table-cell>
          <table:table-cell table:formula="of:=([.Y183]-2.269)*64" office:value-type="float" office:value="-29.376">
            <text:p>-29.376</text:p>
          </table:table-cell>
          <table:table-cell table:formula="of:=[.Z183]*64^(1/4)" office:value-type="float" office:value="2.58127916258587">
            <text:p>2.581279162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2">
            <text:p>1.82</text:p>
          </table:table-cell>
          <table:table-cell office:value-type="float" office:value="0.912336">
            <text:p>0.912336</text:p>
          </table:table-cell>
          <table:table-cell office:value-type="float" office:value="0.000476">
            <text:p>0.000476</text:p>
          </table:table-cell>
          <table:table-cell table:formula="of:=[.F184]*50" office:value-type="float" office:value="0.0238">
            <text:p>0.0238</text:p>
          </table:table-cell>
          <table:table-cell table:formula="of:=([.D184]-[.A183])*8" office:value-type="float" office:value="-3.592">
            <text:p>-3.592</text:p>
          </table:table-cell>
          <table:table-cell table:formula="of:=[.E184]*8^(1/4)" office:value-type="float" office:value="1.53436014381383">
            <text:p>1.5343601438</text:p>
          </table:table-cell>
          <table:table-cell/>
          <table:table-cell office:value-type="float" office:value="1.82">
            <text:p>1.82</text:p>
          </table:table-cell>
          <table:table-cell office:value-type="float" office:value="0.909277">
            <text:p>0.909277</text:p>
          </table:table-cell>
          <table:table-cell office:value-type="float" office:value="0.000148">
            <text:p>0.000148</text:p>
          </table:table-cell>
          <table:table-cell table:formula="of:=[.M184]*10" office:value-type="float" office:value="0.00148">
            <text:p>0.00148</text:p>
          </table:table-cell>
          <table:table-cell table:formula="of:=([.K184]-2.269)*16" office:value-type="float" office:value="-7.184">
            <text:p>-7.184</text:p>
          </table:table-cell>
          <table:table-cell table:formula="of:=[.L184]*16^(1/4)" office:value-type="float" office:value="1.818554">
            <text:p>1.818554</text:p>
          </table:table-cell>
          <table:table-cell/>
          <table:table-cell office:value-type="float" office:value="1.82">
            <text:p>1.82</text:p>
          </table:table-cell>
          <table:table-cell office:value-type="float" office:value="0.909627">
            <text:p>0.909627</text:p>
          </table:table-cell>
          <table:table-cell office:value-type="float" office:value="0.000037">
            <text:p>0.000037</text:p>
          </table:table-cell>
          <table:table-cell/>
          <table:table-cell table:formula="of:=([.R184]-2.269)*32" office:value-type="float" office:value="-14.368">
            <text:p>-14.368</text:p>
          </table:table-cell>
          <table:table-cell table:formula="of:=[.S184]*32^(1/4)" office:value-type="float" office:value="2.16346980079716">
            <text:p>2.1634698008</text:p>
          </table:table-cell>
          <table:table-cell/>
          <table:table-cell office:value-type="float" office:value="1.82">
            <text:p>1.82</text:p>
          </table:table-cell>
          <table:table-cell office:value-type="float" office:value="0.90944">
            <text:p>0.90944</text:p>
          </table:table-cell>
          <table:table-cell office:value-type="float" office:value="0.000009">
            <text:p>0.000009</text:p>
          </table:table-cell>
          <table:table-cell table:formula="of:=[.AA184]*10" office:value-type="float" office:value="0.00009">
            <text:p>0.00009</text:p>
          </table:table-cell>
          <table:table-cell table:formula="of:=([.Y184]-2.269)*64" office:value-type="float" office:value="-28.736">
            <text:p>-28.736</text:p>
          </table:table-cell>
          <table:table-cell table:formula="of:=[.Z184]*64^(1/4)" office:value-type="float" office:value="2.57228476432918">
            <text:p>2.572284764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3">
            <text:p>1.83</text:p>
          </table:table-cell>
          <table:table-cell office:value-type="float" office:value="0.908575">
            <text:p>0.908575</text:p>
          </table:table-cell>
          <table:table-cell office:value-type="float" office:value="0.000503">
            <text:p>0.000503</text:p>
          </table:table-cell>
          <table:table-cell table:formula="of:=[.F185]*50" office:value-type="float" office:value="0.02515">
            <text:p>0.02515</text:p>
          </table:table-cell>
          <table:table-cell table:formula="of:=([.D185]-[.A184])*8" office:value-type="float" office:value="-3.512">
            <text:p>-3.512</text:p>
          </table:table-cell>
          <table:table-cell table:formula="of:=[.E185]*8^(1/4)" office:value-type="float" office:value="1.52803492097829">
            <text:p>1.528034921</text:p>
          </table:table-cell>
          <table:table-cell/>
          <table:table-cell office:value-type="float" office:value="1.83">
            <text:p>1.83</text:p>
          </table:table-cell>
          <table:table-cell office:value-type="float" office:value="0.907263">
            <text:p>0.907263</text:p>
          </table:table-cell>
          <table:table-cell office:value-type="float" office:value="0.000141">
            <text:p>0.000141</text:p>
          </table:table-cell>
          <table:table-cell table:formula="of:=[.M185]*10" office:value-type="float" office:value="0.00141">
            <text:p>0.00141</text:p>
          </table:table-cell>
          <table:table-cell table:formula="of:=([.K185]-2.269)*16" office:value-type="float" office:value="-7.024">
            <text:p>-7.024</text:p>
          </table:table-cell>
          <table:table-cell table:formula="of:=[.L185]*16^(1/4)" office:value-type="float" office:value="1.814526">
            <text:p>1.814526</text:p>
          </table:table-cell>
          <table:table-cell/>
          <table:table-cell office:value-type="float" office:value="1.83">
            <text:p>1.83</text:p>
          </table:table-cell>
          <table:table-cell office:value-type="float" office:value="0.906287">
            <text:p>0.906287</text:p>
          </table:table-cell>
          <table:table-cell office:value-type="float" office:value="0.000039">
            <text:p>0.000039</text:p>
          </table:table-cell>
          <table:table-cell/>
          <table:table-cell table:formula="of:=([.R185]-2.269)*32" office:value-type="float" office:value="-14.048">
            <text:p>-14.048</text:p>
          </table:table-cell>
          <table:table-cell table:formula="of:=[.S185]*32^(1/4)" office:value-type="float" office:value="2.15552589726894">
            <text:p>2.1555258973</text:p>
          </table:table-cell>
          <table:table-cell/>
          <table:table-cell office:value-type="float" office:value="1.83">
            <text:p>1.83</text:p>
          </table:table-cell>
          <table:table-cell office:value-type="float" office:value="0.906307">
            <text:p>0.906307</text:p>
          </table:table-cell>
          <table:table-cell office:value-type="float" office:value="0.00001">
            <text:p>0.00001</text:p>
          </table:table-cell>
          <table:table-cell table:formula="of:=[.AA185]*10" office:value-type="float" office:value="0.0001">
            <text:p>0.0001</text:p>
          </table:table-cell>
          <table:table-cell table:formula="of:=([.Y185]-2.269)*64" office:value-type="float" office:value="-28.096">
            <text:p>-28.096</text:p>
          </table:table-cell>
          <table:table-cell table:formula="of:=[.Z185]*64^(1/4)" office:value-type="float" office:value="2.56342330214735">
            <text:p>2.56342330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4">
            <text:p>1.84</text:p>
          </table:table-cell>
          <table:table-cell office:value-type="float" office:value="0.907266">
            <text:p>0.907266</text:p>
          </table:table-cell>
          <table:table-cell office:value-type="float" office:value="0.000385">
            <text:p>0.000385</text:p>
          </table:table-cell>
          <table:table-cell table:formula="of:=[.F186]*50" office:value-type="float" office:value="0.01925">
            <text:p>0.01925</text:p>
          </table:table-cell>
          <table:table-cell table:formula="of:=([.D186]-[.A185])*8" office:value-type="float" office:value="-3.432">
            <text:p>-3.432</text:p>
          </table:table-cell>
          <table:table-cell table:formula="of:=[.E186]*8^(1/4)" office:value-type="float" office:value="1.52583345416315">
            <text:p>1.5258334542</text:p>
          </table:table-cell>
          <table:table-cell/>
          <table:table-cell office:value-type="float" office:value="1.84">
            <text:p>1.84</text:p>
          </table:table-cell>
          <table:table-cell office:value-type="float" office:value="0.904179">
            <text:p>0.904179</text:p>
          </table:table-cell>
          <table:table-cell office:value-type="float" office:value="0.00015">
            <text:p>0.00015</text:p>
          </table:table-cell>
          <table:table-cell table:formula="of:=[.M186]*10" office:value-type="float" office:value="0.0015">
            <text:p>0.0015</text:p>
          </table:table-cell>
          <table:table-cell table:formula="of:=([.K186]-2.269)*16" office:value-type="float" office:value="-6.864">
            <text:p>-6.864</text:p>
          </table:table-cell>
          <table:table-cell table:formula="of:=[.L186]*16^(1/4)" office:value-type="float" office:value="1.808358">
            <text:p>1.808358</text:p>
          </table:table-cell>
          <table:table-cell/>
          <table:table-cell office:value-type="float" office:value="1.84">
            <text:p>1.84</text:p>
          </table:table-cell>
          <table:table-cell office:value-type="float" office:value="0.902993">
            <text:p>0.902993</text:p>
          </table:table-cell>
          <table:table-cell office:value-type="float" office:value="0.00004">
            <text:p>0.00004</text:p>
          </table:table-cell>
          <table:table-cell/>
          <table:table-cell table:formula="of:=([.R186]-2.269)*32" office:value-type="float" office:value="-13.728">
            <text:p>-13.728</text:p>
          </table:table-cell>
          <table:table-cell table:formula="of:=[.S186]*32^(1/4)" office:value-type="float" office:value="2.1476914007953">
            <text:p>2.1476914008</text:p>
          </table:table-cell>
          <table:table-cell/>
          <table:table-cell office:value-type="float" office:value="1.84">
            <text:p>1.84</text:p>
          </table:table-cell>
          <table:table-cell office:value-type="float" office:value="0.902926">
            <text:p>0.902926</text:p>
          </table:table-cell>
          <table:table-cell office:value-type="float" office:value="0.00001">
            <text:p>0.00001</text:p>
          </table:table-cell>
          <table:table-cell table:formula="of:=[.AA186]*10" office:value-type="float" office:value="0.0001">
            <text:p>0.0001</text:p>
          </table:table-cell>
          <table:table-cell table:formula="of:=([.Y186]-2.269)*64" office:value-type="float" office:value="-27.456">
            <text:p>-27.456</text:p>
          </table:table-cell>
          <table:table-cell table:formula="of:=[.Z186]*64^(1/4)" office:value-type="float" office:value="2.55386039003858">
            <text:p>2.5538603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5">
            <text:p>1.85</text:p>
          </table:table-cell>
          <table:table-cell office:value-type="float" office:value="0.901768">
            <text:p>0.901768</text:p>
          </table:table-cell>
          <table:table-cell office:value-type="float" office:value="0.000616">
            <text:p>0.000616</text:p>
          </table:table-cell>
          <table:table-cell table:formula="of:=[.F187]*50" office:value-type="float" office:value="0.0308">
            <text:p>0.0308</text:p>
          </table:table-cell>
          <table:table-cell table:formula="of:=([.D187]-[.A186])*8" office:value-type="float" office:value="-3.352">
            <text:p>-3.352</text:p>
          </table:table-cell>
          <table:table-cell table:formula="of:=[.E187]*8^(1/4)" office:value-type="float" office:value="1.51658695718102">
            <text:p>1.5165869572</text:p>
          </table:table-cell>
          <table:table-cell/>
          <table:table-cell office:value-type="float" office:value="1.85">
            <text:p>1.85</text:p>
          </table:table-cell>
          <table:table-cell office:value-type="float" office:value="0.900846">
            <text:p>0.900846</text:p>
          </table:table-cell>
          <table:table-cell office:value-type="float" office:value="0.000168">
            <text:p>0.000168</text:p>
          </table:table-cell>
          <table:table-cell table:formula="of:=[.M187]*10" office:value-type="float" office:value="0.00168">
            <text:p>0.00168</text:p>
          </table:table-cell>
          <table:table-cell table:formula="of:=([.K187]-2.269)*16" office:value-type="float" office:value="-6.704">
            <text:p>-6.704</text:p>
          </table:table-cell>
          <table:table-cell table:formula="of:=[.L187]*16^(1/4)" office:value-type="float" office:value="1.801692">
            <text:p>1.801692</text:p>
          </table:table-cell>
          <table:table-cell/>
          <table:table-cell office:value-type="float" office:value="1.85">
            <text:p>1.85</text:p>
          </table:table-cell>
          <table:table-cell office:value-type="float" office:value="0.899844">
            <text:p>0.899844</text:p>
          </table:table-cell>
          <table:table-cell office:value-type="float" office:value="0.000041">
            <text:p>0.000041</text:p>
          </table:table-cell>
          <table:table-cell/>
          <table:table-cell table:formula="of:=([.R187]-2.269)*32" office:value-type="float" office:value="-13.408">
            <text:p>-13.408</text:p>
          </table:table-cell>
          <table:table-cell table:formula="of:=[.S187]*32^(1/4)" office:value-type="float" office:value="2.14020177438502">
            <text:p>2.1402017744</text:p>
          </table:table-cell>
          <table:table-cell/>
          <table:table-cell office:value-type="float" office:value="1.85">
            <text:p>1.85</text:p>
          </table:table-cell>
          <table:table-cell office:value-type="float" office:value="0.899527">
            <text:p>0.899527</text:p>
          </table:table-cell>
          <table:table-cell office:value-type="float" office:value="0.00001">
            <text:p>0.00001</text:p>
          </table:table-cell>
          <table:table-cell table:formula="of:=[.AA187]*10" office:value-type="float" office:value="0.0001">
            <text:p>0.0001</text:p>
          </table:table-cell>
          <table:table-cell table:formula="of:=([.Y187]-2.269)*64" office:value-type="float" office:value="-26.816">
            <text:p>-26.816</text:p>
          </table:table-cell>
          <table:table-cell table:formula="of:=[.Z187]*64^(1/4)" office:value-type="float" office:value="2.54424656624157">
            <text:p>2.544246566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6">
            <text:p>1.86</text:p>
          </table:table-cell>
          <table:table-cell office:value-type="float" office:value="0.900519">
            <text:p>0.900519</text:p>
          </table:table-cell>
          <table:table-cell office:value-type="float" office:value="0.000459">
            <text:p>0.000459</text:p>
          </table:table-cell>
          <table:table-cell table:formula="of:=[.F188]*50" office:value-type="float" office:value="0.02295">
            <text:p>0.02295</text:p>
          </table:table-cell>
          <table:table-cell table:formula="of:=([.D188]-[.A187])*8" office:value-type="float" office:value="-3.272">
            <text:p>-3.272</text:p>
          </table:table-cell>
          <table:table-cell table:formula="of:=[.E188]*8^(1/4)" office:value-type="float" office:value="1.51448639793572">
            <text:p>1.5144863979</text:p>
          </table:table-cell>
          <table:table-cell/>
          <table:table-cell office:value-type="float" office:value="1.86">
            <text:p>1.86</text:p>
          </table:table-cell>
          <table:table-cell office:value-type="float" office:value="0.897108">
            <text:p>0.897108</text:p>
          </table:table-cell>
          <table:table-cell office:value-type="float" office:value="0.000164">
            <text:p>0.000164</text:p>
          </table:table-cell>
          <table:table-cell table:formula="of:=[.M188]*10" office:value-type="float" office:value="0.00164">
            <text:p>0.00164</text:p>
          </table:table-cell>
          <table:table-cell table:formula="of:=([.K188]-2.269)*16" office:value-type="float" office:value="-6.544">
            <text:p>-6.544</text:p>
          </table:table-cell>
          <table:table-cell table:formula="of:=[.L188]*16^(1/4)" office:value-type="float" office:value="1.794216">
            <text:p>1.794216</text:p>
          </table:table-cell>
          <table:table-cell/>
          <table:table-cell office:value-type="float" office:value="1.86">
            <text:p>1.86</text:p>
          </table:table-cell>
          <table:table-cell office:value-type="float" office:value="0.89603">
            <text:p>0.89603</text:p>
          </table:table-cell>
          <table:table-cell office:value-type="float" office:value="0.000043">
            <text:p>0.000043</text:p>
          </table:table-cell>
          <table:table-cell/>
          <table:table-cell table:formula="of:=([.R188]-2.269)*32" office:value-type="float" office:value="-13.088">
            <text:p>-13.088</text:p>
          </table:table-cell>
          <table:table-cell table:formula="of:=[.S188]*32^(1/4)" office:value-type="float" office:value="2.13113050251178">
            <text:p>2.1311305025</text:p>
          </table:table-cell>
          <table:table-cell/>
          <table:table-cell office:value-type="float" office:value="1.86">
            <text:p>1.86</text:p>
          </table:table-cell>
          <table:table-cell office:value-type="float" office:value="0.895907">
            <text:p>0.895907</text:p>
          </table:table-cell>
          <table:table-cell office:value-type="float" office:value="0.000011">
            <text:p>0.000011</text:p>
          </table:table-cell>
          <table:table-cell table:formula="of:=[.AA188]*10" office:value-type="float" office:value="0.00011">
            <text:p>0.00011</text:p>
          </table:table-cell>
          <table:table-cell table:formula="of:=([.Y188]-2.269)*64" office:value-type="float" office:value="-26.176">
            <text:p>-26.176</text:p>
          </table:table-cell>
          <table:table-cell table:formula="of:=[.Z188]*64^(1/4)" office:value-type="float" office:value="2.53400766004999">
            <text:p>2.5340076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7">
            <text:p>1.87</text:p>
          </table:table-cell>
          <table:table-cell office:value-type="float" office:value="0.896665">
            <text:p>0.896665</text:p>
          </table:table-cell>
          <table:table-cell office:value-type="float" office:value="0.000326">
            <text:p>0.000326</text:p>
          </table:table-cell>
          <table:table-cell table:formula="of:=[.F189]*50" office:value-type="float" office:value="0.0163">
            <text:p>0.0163</text:p>
          </table:table-cell>
          <table:table-cell table:formula="of:=([.D189]-[.A188])*8" office:value-type="float" office:value="-3.192">
            <text:p>-3.192</text:p>
          </table:table-cell>
          <table:table-cell table:formula="of:=[.E189]*8^(1/4)" office:value-type="float" office:value="1.50800476836694">
            <text:p>1.5080047684</text:p>
          </table:table-cell>
          <table:table-cell/>
          <table:table-cell office:value-type="float" office:value="1.87">
            <text:p>1.87</text:p>
          </table:table-cell>
          <table:table-cell office:value-type="float" office:value="0.892837">
            <text:p>0.892837</text:p>
          </table:table-cell>
          <table:table-cell office:value-type="float" office:value="0.000195">
            <text:p>0.000195</text:p>
          </table:table-cell>
          <table:table-cell table:formula="of:=[.M189]*10" office:value-type="float" office:value="0.00195">
            <text:p>0.00195</text:p>
          </table:table-cell>
          <table:table-cell table:formula="of:=([.K189]-2.269)*16" office:value-type="float" office:value="-6.384">
            <text:p>-6.384</text:p>
          </table:table-cell>
          <table:table-cell table:formula="of:=[.L189]*16^(1/4)" office:value-type="float" office:value="1.785674">
            <text:p>1.785674</text:p>
          </table:table-cell>
          <table:table-cell/>
          <table:table-cell office:value-type="float" office:value="1.87">
            <text:p>1.87</text:p>
          </table:table-cell>
          <table:table-cell office:value-type="float" office:value="0.892671">
            <text:p>0.892671</text:p>
          </table:table-cell>
          <table:table-cell office:value-type="float" office:value="0.000043">
            <text:p>0.000043</text:p>
          </table:table-cell>
          <table:table-cell/>
          <table:table-cell table:formula="of:=([.R189]-2.269)*32" office:value-type="float" office:value="-12.768">
            <text:p>-12.768</text:p>
          </table:table-cell>
          <table:table-cell table:formula="of:=[.S189]*32^(1/4)" office:value-type="float" office:value="2.12314140911319">
            <text:p>2.1231414091</text:p>
          </table:table-cell>
          <table:table-cell/>
          <table:table-cell office:value-type="float" office:value="1.87">
            <text:p>1.87</text:p>
          </table:table-cell>
          <table:table-cell office:value-type="float" office:value="0.892282">
            <text:p>0.892282</text:p>
          </table:table-cell>
          <table:table-cell office:value-type="float" office:value="0.000011">
            <text:p>0.000011</text:p>
          </table:table-cell>
          <table:table-cell table:formula="of:=[.AA189]*10" office:value-type="float" office:value="0.00011">
            <text:p>0.00011</text:p>
          </table:table-cell>
          <table:table-cell table:formula="of:=([.Y189]-2.269)*64" office:value-type="float" office:value="-25.536">
            <text:p>-25.536</text:p>
          </table:table-cell>
          <table:table-cell table:formula="of:=[.Z189]*64^(1/4)" office:value-type="float" office:value="2.52375461172278">
            <text:p>2.523754611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8">
            <text:p>1.88</text:p>
          </table:table-cell>
          <table:table-cell office:value-type="float" office:value="0.892777">
            <text:p>0.892777</text:p>
          </table:table-cell>
          <table:table-cell office:value-type="float" office:value="0.000653">
            <text:p>0.000653</text:p>
          </table:table-cell>
          <table:table-cell table:formula="of:=[.F190]*50" office:value-type="float" office:value="0.03265">
            <text:p>0.03265</text:p>
          </table:table-cell>
          <table:table-cell table:formula="of:=([.D190]-[.A189])*8" office:value-type="float" office:value="-3.112">
            <text:p>-3.112</text:p>
          </table:table-cell>
          <table:table-cell table:formula="of:=[.E190]*8^(1/4)" office:value-type="float" office:value="1.50146595784193">
            <text:p>1.5014659578</text:p>
          </table:table-cell>
          <table:table-cell/>
          <table:table-cell office:value-type="float" office:value="1.88">
            <text:p>1.88</text:p>
          </table:table-cell>
          <table:table-cell office:value-type="float" office:value="0.889544">
            <text:p>0.889544</text:p>
          </table:table-cell>
          <table:table-cell office:value-type="float" office:value="0.000181">
            <text:p>0.000181</text:p>
          </table:table-cell>
          <table:table-cell table:formula="of:=[.M190]*10" office:value-type="float" office:value="0.00181">
            <text:p>0.00181</text:p>
          </table:table-cell>
          <table:table-cell table:formula="of:=([.K190]-2.269)*16" office:value-type="float" office:value="-6.224">
            <text:p>-6.224</text:p>
          </table:table-cell>
          <table:table-cell table:formula="of:=[.L190]*16^(1/4)" office:value-type="float" office:value="1.779088">
            <text:p>1.779088</text:p>
          </table:table-cell>
          <table:table-cell/>
          <table:table-cell office:value-type="float" office:value="1.88">
            <text:p>1.88</text:p>
          </table:table-cell>
          <table:table-cell office:value-type="float" office:value="0.888607">
            <text:p>0.888607</text:p>
          </table:table-cell>
          <table:table-cell office:value-type="float" office:value="0.000044">
            <text:p>0.000044</text:p>
          </table:table-cell>
          <table:table-cell/>
          <table:table-cell table:formula="of:=([.R190]-2.269)*32" office:value-type="float" office:value="-12.448">
            <text:p>-12.448</text:p>
          </table:table-cell>
          <table:table-cell table:formula="of:=[.S190]*32^(1/4)" office:value-type="float" office:value="2.11347553368245">
            <text:p>2.1134755337</text:p>
          </table:table-cell>
          <table:table-cell/>
          <table:table-cell office:value-type="float" office:value="1.88">
            <text:p>1.88</text:p>
          </table:table-cell>
          <table:table-cell office:value-type="float" office:value="0.888493">
            <text:p>0.888493</text:p>
          </table:table-cell>
          <table:table-cell office:value-type="float" office:value="0.000011">
            <text:p>0.000011</text:p>
          </table:table-cell>
          <table:table-cell table:formula="of:=[.AA190]*10" office:value-type="float" office:value="0.00011">
            <text:p>0.00011</text:p>
          </table:table-cell>
          <table:table-cell table:formula="of:=([.Y190]-2.269)*64" office:value-type="float" office:value="-24.896">
            <text:p>-24.896</text:p>
          </table:table-cell>
          <table:table-cell table:formula="of:=[.Z190]*64^(1/4)" office:value-type="float" office:value="2.51303770134712">
            <text:p>2.513037701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89">
            <text:p>1.89</text:p>
          </table:table-cell>
          <table:table-cell office:value-type="float" office:value="0.890246">
            <text:p>0.890246</text:p>
          </table:table-cell>
          <table:table-cell office:value-type="float" office:value="0.000657">
            <text:p>0.000657</text:p>
          </table:table-cell>
          <table:table-cell table:formula="of:=[.F191]*50" office:value-type="float" office:value="0.03285">
            <text:p>0.03285</text:p>
          </table:table-cell>
          <table:table-cell table:formula="of:=([.D191]-[.A190])*8" office:value-type="float" office:value="-3.032">
            <text:p>-3.032</text:p>
          </table:table-cell>
          <table:table-cell table:formula="of:=[.E191]*8^(1/4)" office:value-type="float" office:value="1.49720934018792">
            <text:p>1.4972093402</text:p>
          </table:table-cell>
          <table:table-cell/>
          <table:table-cell office:value-type="float" office:value="1.89">
            <text:p>1.89</text:p>
          </table:table-cell>
          <table:table-cell office:value-type="float" office:value="0.886018">
            <text:p>0.886018</text:p>
          </table:table-cell>
          <table:table-cell office:value-type="float" office:value="0.000191">
            <text:p>0.000191</text:p>
          </table:table-cell>
          <table:table-cell table:formula="of:=[.M191]*10" office:value-type="float" office:value="0.00191">
            <text:p>0.00191</text:p>
          </table:table-cell>
          <table:table-cell table:formula="of:=([.K191]-2.269)*16" office:value-type="float" office:value="-6.064">
            <text:p>-6.064</text:p>
          </table:table-cell>
          <table:table-cell table:formula="of:=[.L191]*16^(1/4)" office:value-type="float" office:value="1.772036">
            <text:p>1.772036</text:p>
          </table:table-cell>
          <table:table-cell/>
          <table:table-cell office:value-type="float" office:value="1.89">
            <text:p>1.89</text:p>
          </table:table-cell>
          <table:table-cell office:value-type="float" office:value="0.884723">
            <text:p>0.884723</text:p>
          </table:table-cell>
          <table:table-cell office:value-type="float" office:value="0.000047">
            <text:p>0.000047</text:p>
          </table:table-cell>
          <table:table-cell/>
          <table:table-cell table:formula="of:=([.R191]-2.269)*32" office:value-type="float" office:value="-12.128">
            <text:p>-12.128</text:p>
          </table:table-cell>
          <table:table-cell table:formula="of:=[.S191]*32^(1/4)" office:value-type="float" office:value="2.1042377728131">
            <text:p>2.1042377728</text:p>
          </table:table-cell>
          <table:table-cell/>
          <table:table-cell office:value-type="float" office:value="1.89">
            <text:p>1.89</text:p>
          </table:table-cell>
          <table:table-cell office:value-type="float" office:value="0.884587">
            <text:p>0.884587</text:p>
          </table:table-cell>
          <table:table-cell office:value-type="float" office:value="0.000011">
            <text:p>0.000011</text:p>
          </table:table-cell>
          <table:table-cell table:formula="of:=[.AA191]*10" office:value-type="float" office:value="0.00011">
            <text:p>0.00011</text:p>
          </table:table-cell>
          <table:table-cell table:formula="of:=([.Y191]-2.269)*64" office:value-type="float" office:value="-24.256">
            <text:p>-24.256</text:p>
          </table:table-cell>
          <table:table-cell table:formula="of:=[.Z191]*64^(1/4)" office:value-type="float" office:value="2.50198986499786">
            <text:p>2.50198986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">
            <text:p>1.9</text:p>
          </table:table-cell>
          <table:table-cell office:value-type="float" office:value="0.891565">
            <text:p>0.891565</text:p>
          </table:table-cell>
          <table:table-cell office:value-type="float" office:value="0.000411">
            <text:p>0.000411</text:p>
          </table:table-cell>
          <table:table-cell table:formula="of:=[.F192]*50" office:value-type="float" office:value="0.02055">
            <text:p>0.02055</text:p>
          </table:table-cell>
          <table:table-cell table:formula="of:=([.D192]-[.A191])*8" office:value-type="float" office:value="-2.952">
            <text:p>-2.952</text:p>
          </table:table-cell>
          <table:table-cell table:formula="of:=[.E192]*8^(1/4)" office:value-type="float" office:value="1.49942762493136">
            <text:p>1.4994276249</text:p>
          </table:table-cell>
          <table:table-cell/>
          <table:table-cell office:value-type="float" office:value="1.9">
            <text:p>1.9</text:p>
          </table:table-cell>
          <table:table-cell office:value-type="float" office:value="0.881954">
            <text:p>0.881954</text:p>
          </table:table-cell>
          <table:table-cell office:value-type="float" office:value="0.000197">
            <text:p>0.000197</text:p>
          </table:table-cell>
          <table:table-cell table:formula="of:=[.M192]*10" office:value-type="float" office:value="0.00197">
            <text:p>0.00197</text:p>
          </table:table-cell>
          <table:table-cell table:formula="of:=([.K192]-2.269)*16" office:value-type="float" office:value="-5.904">
            <text:p>-5.904</text:p>
          </table:table-cell>
          <table:table-cell table:formula="of:=[.L192]*16^(1/4)" office:value-type="float" office:value="1.763908">
            <text:p>1.763908</text:p>
          </table:table-cell>
          <table:table-cell/>
          <table:table-cell office:value-type="float" office:value="1.9">
            <text:p>1.9</text:p>
          </table:table-cell>
          <table:table-cell office:value-type="float" office:value="0.880849">
            <text:p>0.880849</text:p>
          </table:table-cell>
          <table:table-cell office:value-type="float" office:value="0.000048">
            <text:p>0.000048</text:p>
          </table:table-cell>
          <table:table-cell/>
          <table:table-cell table:formula="of:=([.R192]-2.269)*32" office:value-type="float" office:value="-11.808">
            <text:p>-11.808</text:p>
          </table:table-cell>
          <table:table-cell table:formula="of:=[.S192]*32^(1/4)" office:value-type="float" office:value="2.09502379608606">
            <text:p>2.0950237961</text:p>
          </table:table-cell>
          <table:table-cell/>
          <table:table-cell office:value-type="float" office:value="1.9">
            <text:p>1.9</text:p>
          </table:table-cell>
          <table:table-cell office:value-type="float" office:value="0.880453">
            <text:p>0.880453</text:p>
          </table:table-cell>
          <table:table-cell office:value-type="float" office:value="0.000012">
            <text:p>0.000012</text:p>
          </table:table-cell>
          <table:table-cell table:formula="of:=[.AA192]*10" office:value-type="float" office:value="0.00012">
            <text:p>0.00012</text:p>
          </table:table-cell>
          <table:table-cell table:formula="of:=([.Y192]-2.269)*64" office:value-type="float" office:value="-23.616">
            <text:p>-23.616</text:p>
          </table:table-cell>
          <table:table-cell table:formula="of:=[.Z192]*64^(1/4)" office:value-type="float" office:value="2.49029714726416">
            <text:p>2.490297147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1">
            <text:p>1.91</text:p>
          </table:table-cell>
          <table:table-cell office:value-type="float" office:value="0.878664">
            <text:p>0.878664</text:p>
          </table:table-cell>
          <table:table-cell office:value-type="float" office:value="0.000721">
            <text:p>0.000721</text:p>
          </table:table-cell>
          <table:table-cell table:formula="of:=[.F193]*50" office:value-type="float" office:value="0.03605">
            <text:p>0.03605</text:p>
          </table:table-cell>
          <table:table-cell table:formula="of:=([.D193]-[.A192])*8" office:value-type="float" office:value="-2.872">
            <text:p>-2.872</text:p>
          </table:table-cell>
          <table:table-cell table:formula="of:=[.E193]*8^(1/4)" office:value-type="float" office:value="1.47773081562498">
            <text:p>1.4777308156</text:p>
          </table:table-cell>
          <table:table-cell/>
          <table:table-cell office:value-type="float" office:value="1.91">
            <text:p>1.91</text:p>
          </table:table-cell>
          <table:table-cell office:value-type="float" office:value="0.878431">
            <text:p>0.878431</text:p>
          </table:table-cell>
          <table:table-cell office:value-type="float" office:value="0.000191">
            <text:p>0.000191</text:p>
          </table:table-cell>
          <table:table-cell table:formula="of:=[.M193]*10" office:value-type="float" office:value="0.00191">
            <text:p>0.00191</text:p>
          </table:table-cell>
          <table:table-cell table:formula="of:=([.K193]-2.269)*16" office:value-type="float" office:value="-5.744">
            <text:p>-5.744</text:p>
          </table:table-cell>
          <table:table-cell table:formula="of:=[.L193]*16^(1/4)" office:value-type="float" office:value="1.756862">
            <text:p>1.756862</text:p>
          </table:table-cell>
          <table:table-cell/>
          <table:table-cell office:value-type="float" office:value="1.91">
            <text:p>1.91</text:p>
          </table:table-cell>
          <table:table-cell office:value-type="float" office:value="0.876561">
            <text:p>0.876561</text:p>
          </table:table-cell>
          <table:table-cell office:value-type="float" office:value="0.00005">
            <text:p>0.00005</text:p>
          </table:table-cell>
          <table:table-cell/>
          <table:table-cell table:formula="of:=([.R193]-2.269)*32" office:value-type="float" office:value="-11.488">
            <text:p>-11.488</text:p>
          </table:table-cell>
          <table:table-cell table:formula="of:=[.S193]*32^(1/4)" office:value-type="float" office:value="2.0848251558678">
            <text:p>2.0848251559</text:p>
          </table:table-cell>
          <table:table-cell/>
          <table:table-cell office:value-type="float" office:value="1.91">
            <text:p>1.91</text:p>
          </table:table-cell>
          <table:table-cell office:value-type="float" office:value="0.876229">
            <text:p>0.876229</text:p>
          </table:table-cell>
          <table:table-cell office:value-type="float" office:value="0.000012">
            <text:p>0.000012</text:p>
          </table:table-cell>
          <table:table-cell table:formula="of:=[.AA193]*10" office:value-type="float" office:value="0.00012">
            <text:p>0.00012</text:p>
          </table:table-cell>
          <table:table-cell table:formula="of:=([.Y193]-2.269)*64" office:value-type="float" office:value="-22.976">
            <text:p>-22.976</text:p>
          </table:table-cell>
          <table:table-cell table:formula="of:=[.Z193]*64^(1/4)" office:value-type="float" office:value="2.47834987108923">
            <text:p>2.478349871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2">
            <text:p>1.92</text:p>
          </table:table-cell>
          <table:table-cell office:value-type="float" office:value="0.879808">
            <text:p>0.879808</text:p>
          </table:table-cell>
          <table:table-cell office:value-type="float" office:value="0.000479">
            <text:p>0.000479</text:p>
          </table:table-cell>
          <table:table-cell table:formula="of:=[.F194]*50" office:value-type="float" office:value="0.02395">
            <text:p>0.02395</text:p>
          </table:table-cell>
          <table:table-cell table:formula="of:=([.D194]-[.A193])*8" office:value-type="float" office:value="-2.792">
            <text:p>-2.792</text:p>
          </table:table-cell>
          <table:table-cell table:formula="of:=[.E194]*8^(1/4)" office:value-type="float" office:value="1.47965478662308">
            <text:p>1.4796547866</text:p>
          </table:table-cell>
          <table:table-cell/>
          <table:table-cell office:value-type="float" office:value="1.92">
            <text:p>1.92</text:p>
          </table:table-cell>
          <table:table-cell office:value-type="float" office:value="0.874235">
            <text:p>0.874235</text:p>
          </table:table-cell>
          <table:table-cell office:value-type="float" office:value="0.000193">
            <text:p>0.000193</text:p>
          </table:table-cell>
          <table:table-cell table:formula="of:=[.M194]*10" office:value-type="float" office:value="0.00193">
            <text:p>0.00193</text:p>
          </table:table-cell>
          <table:table-cell table:formula="of:=([.K194]-2.269)*16" office:value-type="float" office:value="-5.584">
            <text:p>-5.584</text:p>
          </table:table-cell>
          <table:table-cell table:formula="of:=[.L194]*16^(1/4)" office:value-type="float" office:value="1.74847">
            <text:p>1.74847</text:p>
          </table:table-cell>
          <table:table-cell/>
          <table:table-cell office:value-type="float" office:value="1.92">
            <text:p>1.92</text:p>
          </table:table-cell>
          <table:table-cell office:value-type="float" office:value="0.872161">
            <text:p>0.872161</text:p>
          </table:table-cell>
          <table:table-cell office:value-type="float" office:value="0.000052">
            <text:p>0.000052</text:p>
          </table:table-cell>
          <table:table-cell/>
          <table:table-cell table:formula="of:=([.R194]-2.269)*32" office:value-type="float" office:value="-11.168">
            <text:p>-11.168</text:p>
          </table:table-cell>
          <table:table-cell table:formula="of:=[.S194]*32^(1/4)" office:value-type="float" office:value="2.07436013325578">
            <text:p>2.0743601333</text:p>
          </table:table-cell>
          <table:table-cell/>
          <table:table-cell office:value-type="float" office:value="1.92">
            <text:p>1.92</text:p>
          </table:table-cell>
          <table:table-cell office:value-type="float" office:value="0.871917">
            <text:p>0.871917</text:p>
          </table:table-cell>
          <table:table-cell office:value-type="float" office:value="0.000013">
            <text:p>0.000013</text:p>
          </table:table-cell>
          <table:table-cell table:formula="of:=[.AA194]*10" office:value-type="float" office:value="0.00013">
            <text:p>0.00013</text:p>
          </table:table-cell>
          <table:table-cell table:formula="of:=([.Y194]-2.269)*64" office:value-type="float" office:value="-22.336">
            <text:p>-22.336</text:p>
          </table:table-cell>
          <table:table-cell table:formula="of:=[.Z194]*64^(1/4)" office:value-type="float" office:value="2.46615369332732">
            <text:p>2.466153693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3">
            <text:p>1.93</text:p>
          </table:table-cell>
          <table:table-cell office:value-type="float" office:value="0.87223">
            <text:p>0.87223</text:p>
          </table:table-cell>
          <table:table-cell office:value-type="float" office:value="0.000789">
            <text:p>0.000789</text:p>
          </table:table-cell>
          <table:table-cell table:formula="of:=[.F195]*50" office:value-type="float" office:value="0.03945">
            <text:p>0.03945</text:p>
          </table:table-cell>
          <table:table-cell table:formula="of:=([.D195]-[.A194])*8" office:value-type="float" office:value="-2.712">
            <text:p>-2.712</text:p>
          </table:table-cell>
          <table:table-cell table:formula="of:=[.E195]*8^(1/4)" office:value-type="float" office:value="1.46691016055349">
            <text:p>1.4669101606</text:p>
          </table:table-cell>
          <table:table-cell/>
          <table:table-cell office:value-type="float" office:value="1.93">
            <text:p>1.93</text:p>
          </table:table-cell>
          <table:table-cell office:value-type="float" office:value="0.869562">
            <text:p>0.869562</text:p>
          </table:table-cell>
          <table:table-cell office:value-type="float" office:value="0.000195">
            <text:p>0.000195</text:p>
          </table:table-cell>
          <table:table-cell table:formula="of:=[.M195]*10" office:value-type="float" office:value="0.00195">
            <text:p>0.00195</text:p>
          </table:table-cell>
          <table:table-cell table:formula="of:=([.K195]-2.269)*16" office:value-type="float" office:value="-5.424">
            <text:p>-5.424</text:p>
          </table:table-cell>
          <table:table-cell table:formula="of:=[.L195]*16^(1/4)" office:value-type="float" office:value="1.739124">
            <text:p>1.739124</text:p>
          </table:table-cell>
          <table:table-cell/>
          <table:table-cell office:value-type="float" office:value="1.93">
            <text:p>1.93</text:p>
          </table:table-cell>
          <table:table-cell office:value-type="float" office:value="0.867751">
            <text:p>0.867751</text:p>
          </table:table-cell>
          <table:table-cell office:value-type="float" office:value="0.000054">
            <text:p>0.000054</text:p>
          </table:table-cell>
          <table:table-cell/>
          <table:table-cell table:formula="of:=([.R195]-2.269)*32" office:value-type="float" office:value="-10.848">
            <text:p>-10.848</text:p>
          </table:table-cell>
          <table:table-cell table:formula="of:=[.S195]*32^(1/4)" office:value-type="float" office:value="2.06387132650145">
            <text:p>2.0638713265</text:p>
          </table:table-cell>
          <table:table-cell/>
          <table:table-cell office:value-type="float" office:value="1.93">
            <text:p>1.93</text:p>
          </table:table-cell>
          <table:table-cell office:value-type="float" office:value="0.86748">
            <text:p>0.86748</text:p>
          </table:table-cell>
          <table:table-cell office:value-type="float" office:value="0.000013">
            <text:p>0.000013</text:p>
          </table:table-cell>
          <table:table-cell table:formula="of:=[.AA195]*10" office:value-type="float" office:value="0.00013">
            <text:p>0.00013</text:p>
          </table:table-cell>
          <table:table-cell table:formula="of:=([.Y195]-2.269)*64" office:value-type="float" office:value="-21.696">
            <text:p>-21.696</text:p>
          </table:table-cell>
          <table:table-cell table:formula="of:=[.Z195]*64^(1/4)" office:value-type="float" office:value="2.45360396217483">
            <text:p>2.453603962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4">
            <text:p>1.94</text:p>
          </table:table-cell>
          <table:table-cell office:value-type="float" office:value="0.870281">
            <text:p>0.870281</text:p>
          </table:table-cell>
          <table:table-cell office:value-type="float" office:value="0.000932">
            <text:p>0.000932</text:p>
          </table:table-cell>
          <table:table-cell table:formula="of:=[.F196]*50" office:value-type="float" office:value="0.0466">
            <text:p>0.0466</text:p>
          </table:table-cell>
          <table:table-cell table:formula="of:=([.D196]-[.A195])*8" office:value-type="float" office:value="-2.632">
            <text:p>-2.632</text:p>
          </table:table-cell>
          <table:table-cell table:formula="of:=[.E196]*8^(1/4)" office:value-type="float" office:value="1.46363234632684">
            <text:p>1.4636323463</text:p>
          </table:table-cell>
          <table:table-cell/>
          <table:table-cell office:value-type="float" office:value="1.94">
            <text:p>1.94</text:p>
          </table:table-cell>
          <table:table-cell office:value-type="float" office:value="0.864926">
            <text:p>0.864926</text:p>
          </table:table-cell>
          <table:table-cell office:value-type="float" office:value="0.000218">
            <text:p>0.000218</text:p>
          </table:table-cell>
          <table:table-cell table:formula="of:=[.M196]*10" office:value-type="float" office:value="0.00218">
            <text:p>0.00218</text:p>
          </table:table-cell>
          <table:table-cell table:formula="of:=([.K196]-2.269)*16" office:value-type="float" office:value="-5.264">
            <text:p>-5.264</text:p>
          </table:table-cell>
          <table:table-cell table:formula="of:=[.L196]*16^(1/4)" office:value-type="float" office:value="1.729852">
            <text:p>1.729852</text:p>
          </table:table-cell>
          <table:table-cell/>
          <table:table-cell office:value-type="float" office:value="1.94">
            <text:p>1.94</text:p>
          </table:table-cell>
          <table:table-cell office:value-type="float" office:value="0.862767">
            <text:p>0.862767</text:p>
          </table:table-cell>
          <table:table-cell office:value-type="float" office:value="0.000054">
            <text:p>0.000054</text:p>
          </table:table-cell>
          <table:table-cell/>
          <table:table-cell table:formula="of:=([.R196]-2.269)*32" office:value-type="float" office:value="-10.528">
            <text:p>-10.528</text:p>
          </table:table-cell>
          <table:table-cell table:formula="of:=[.S196]*32^(1/4)" office:value-type="float" office:value="2.05201730997911">
            <text:p>2.05201731</text:p>
          </table:table-cell>
          <table:table-cell/>
          <table:table-cell office:value-type="float" office:value="1.94">
            <text:p>1.94</text:p>
          </table:table-cell>
          <table:table-cell office:value-type="float" office:value="0.862805">
            <text:p>0.862805</text:p>
          </table:table-cell>
          <table:table-cell office:value-type="float" office:value="0.000014">
            <text:p>0.000014</text:p>
          </table:table-cell>
          <table:table-cell table:formula="of:=[.AA196]*10" office:value-type="float" office:value="0.00014">
            <text:p>0.00014</text:p>
          </table:table-cell>
          <table:table-cell table:formula="of:=([.Y196]-2.269)*64" office:value-type="float" office:value="-21.056">
            <text:p>-21.056</text:p>
          </table:table-cell>
          <table:table-cell table:formula="of:=[.Z196]*64^(1/4)" office:value-type="float" office:value="2.44038106536664">
            <text:p>2.440381065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5">
            <text:p>1.95</text:p>
          </table:table-cell>
          <table:table-cell office:value-type="float" office:value="0.859797">
            <text:p>0.859797</text:p>
          </table:table-cell>
          <table:table-cell office:value-type="float" office:value="0.000353">
            <text:p>0.000353</text:p>
          </table:table-cell>
          <table:table-cell table:formula="of:=[.F197]*50" office:value-type="float" office:value="0.01765">
            <text:p>0.01765</text:p>
          </table:table-cell>
          <table:table-cell table:formula="of:=([.D197]-[.A196])*8" office:value-type="float" office:value="-2.552">
            <text:p>-2.552</text:p>
          </table:table-cell>
          <table:table-cell table:formula="of:=[.E197]*8^(1/4)" office:value-type="float" office:value="1.4460004302918">
            <text:p>1.4460004303</text:p>
          </table:table-cell>
          <table:table-cell/>
          <table:table-cell office:value-type="float" office:value="1.95">
            <text:p>1.95</text:p>
          </table:table-cell>
          <table:table-cell office:value-type="float" office:value="0.861123">
            <text:p>0.861123</text:p>
          </table:table-cell>
          <table:table-cell office:value-type="float" office:value="0.000219">
            <text:p>0.000219</text:p>
          </table:table-cell>
          <table:table-cell table:formula="of:=[.M197]*10" office:value-type="float" office:value="0.00219">
            <text:p>0.00219</text:p>
          </table:table-cell>
          <table:table-cell table:formula="of:=([.K197]-2.269)*16" office:value-type="float" office:value="-5.104">
            <text:p>-5.104</text:p>
          </table:table-cell>
          <table:table-cell table:formula="of:=[.L197]*16^(1/4)" office:value-type="float" office:value="1.722246">
            <text:p>1.722246</text:p>
          </table:table-cell>
          <table:table-cell/>
          <table:table-cell office:value-type="float" office:value="1.95">
            <text:p>1.95</text:p>
          </table:table-cell>
          <table:table-cell office:value-type="float" office:value="0.858276">
            <text:p>0.858276</text:p>
          </table:table-cell>
          <table:table-cell office:value-type="float" office:value="0.000056">
            <text:p>0.000056</text:p>
          </table:table-cell>
          <table:table-cell/>
          <table:table-cell table:formula="of:=([.R197]-2.269)*32" office:value-type="float" office:value="-10.208">
            <text:p>-10.208</text:p>
          </table:table-cell>
          <table:table-cell table:formula="of:=[.S197]*32^(1/4)" office:value-type="float" office:value="2.04133585167215">
            <text:p>2.0413358517</text:p>
          </table:table-cell>
          <table:table-cell/>
          <table:table-cell office:value-type="float" office:value="1.95">
            <text:p>1.95</text:p>
          </table:table-cell>
          <table:table-cell office:value-type="float" office:value="0.857827">
            <text:p>0.857827</text:p>
          </table:table-cell>
          <table:table-cell office:value-type="float" office:value="0.000014">
            <text:p>0.000014</text:p>
          </table:table-cell>
          <table:table-cell table:formula="of:=[.AA197]*10" office:value-type="float" office:value="0.00014">
            <text:p>0.00014</text:p>
          </table:table-cell>
          <table:table-cell table:formula="of:=([.Y197]-2.269)*64" office:value-type="float" office:value="-20.416">
            <text:p>-20.416</text:p>
          </table:table-cell>
          <table:table-cell table:formula="of:=[.Z197]*64^(1/4)" office:value-type="float" office:value="2.42630115513965">
            <text:p>2.426301155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6">
            <text:p>1.96</text:p>
          </table:table-cell>
          <table:table-cell office:value-type="float" office:value="0.86146">
            <text:p>0.86146</text:p>
          </table:table-cell>
          <table:table-cell office:value-type="float" office:value="0.000806">
            <text:p>0.000806</text:p>
          </table:table-cell>
          <table:table-cell table:formula="of:=[.F198]*50" office:value-type="float" office:value="0.0403">
            <text:p>0.0403</text:p>
          </table:table-cell>
          <table:table-cell table:formula="of:=([.D198]-[.A197])*8" office:value-type="float" office:value="-2.472">
            <text:p>-2.472</text:p>
          </table:table-cell>
          <table:table-cell table:formula="of:=[.E198]*8^(1/4)" office:value-type="float" office:value="1.44879725176893">
            <text:p>1.4487972518</text:p>
          </table:table-cell>
          <table:table-cell/>
          <table:table-cell office:value-type="float" office:value="1.96">
            <text:p>1.96</text:p>
          </table:table-cell>
          <table:table-cell office:value-type="float" office:value="0.855698">
            <text:p>0.855698</text:p>
          </table:table-cell>
          <table:table-cell office:value-type="float" office:value="0.000217">
            <text:p>0.000217</text:p>
          </table:table-cell>
          <table:table-cell table:formula="of:=[.M198]*10" office:value-type="float" office:value="0.00217">
            <text:p>0.00217</text:p>
          </table:table-cell>
          <table:table-cell table:formula="of:=([.K198]-2.269)*16" office:value-type="float" office:value="-4.944">
            <text:p>-4.944</text:p>
          </table:table-cell>
          <table:table-cell table:formula="of:=[.L198]*16^(1/4)" office:value-type="float" office:value="1.711396">
            <text:p>1.711396</text:p>
          </table:table-cell>
          <table:table-cell/>
          <table:table-cell office:value-type="float" office:value="1.96">
            <text:p>1.96</text:p>
          </table:table-cell>
          <table:table-cell office:value-type="float" office:value="0.853547">
            <text:p>0.853547</text:p>
          </table:table-cell>
          <table:table-cell office:value-type="float" office:value="0.000058">
            <text:p>0.000058</text:p>
          </table:table-cell>
          <table:table-cell/>
          <table:table-cell table:formula="of:=([.R198]-2.269)*32" office:value-type="float" office:value="-9.88800000000001">
            <text:p>-9.888</text:p>
          </table:table-cell>
          <table:table-cell table:formula="of:=[.S198]*32^(1/4)" office:value-type="float" office:value="2.03008833077845">
            <text:p>2.0300883308</text:p>
          </table:table-cell>
          <table:table-cell/>
          <table:table-cell office:value-type="float" office:value="1.96">
            <text:p>1.96</text:p>
          </table:table-cell>
          <table:table-cell office:value-type="float" office:value="0.852857">
            <text:p>0.852857</text:p>
          </table:table-cell>
          <table:table-cell office:value-type="float" office:value="0.000014">
            <text:p>0.000014</text:p>
          </table:table-cell>
          <table:table-cell table:formula="of:=[.AA198]*10" office:value-type="float" office:value="0.00014">
            <text:p>0.00014</text:p>
          </table:table-cell>
          <table:table-cell table:formula="of:=([.Y198]-2.269)*64" office:value-type="float" office:value="-19.776">
            <text:p>-19.776</text:p>
          </table:table-cell>
          <table:table-cell table:formula="of:=[.Z198]*64^(1/4)" office:value-type="float" office:value="2.41224387232966">
            <text:p>2.412243872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7">
            <text:p>1.97</text:p>
          </table:table-cell>
          <table:table-cell office:value-type="float" office:value="0.858078">
            <text:p>0.858078</text:p>
          </table:table-cell>
          <table:table-cell office:value-type="float" office:value="0.000531">
            <text:p>0.000531</text:p>
          </table:table-cell>
          <table:table-cell table:formula="of:=[.F199]*50" office:value-type="float" office:value="0.02655">
            <text:p>0.02655</text:p>
          </table:table-cell>
          <table:table-cell table:formula="of:=([.D199]-[.A198])*8" office:value-type="float" office:value="-2.392">
            <text:p>-2.392</text:p>
          </table:table-cell>
          <table:table-cell table:formula="of:=[.E199]*8^(1/4)" office:value-type="float" office:value="1.44310942841615">
            <text:p>1.4431094284</text:p>
          </table:table-cell>
          <table:table-cell/>
          <table:table-cell office:value-type="float" office:value="1.97">
            <text:p>1.97</text:p>
          </table:table-cell>
          <table:table-cell office:value-type="float" office:value="0.849972">
            <text:p>0.849972</text:p>
          </table:table-cell>
          <table:table-cell office:value-type="float" office:value="0.000238">
            <text:p>0.000238</text:p>
          </table:table-cell>
          <table:table-cell table:formula="of:=[.M199]*10" office:value-type="float" office:value="0.00238">
            <text:p>0.00238</text:p>
          </table:table-cell>
          <table:table-cell table:formula="of:=([.K199]-2.269)*16" office:value-type="float" office:value="-4.784">
            <text:p>-4.784</text:p>
          </table:table-cell>
          <table:table-cell table:formula="of:=[.L199]*16^(1/4)" office:value-type="float" office:value="1.699944">
            <text:p>1.699944</text:p>
          </table:table-cell>
          <table:table-cell/>
          <table:table-cell office:value-type="float" office:value="1.97">
            <text:p>1.97</text:p>
          </table:table-cell>
          <table:table-cell office:value-type="float" office:value="0.848076">
            <text:p>0.848076</text:p>
          </table:table-cell>
          <table:table-cell office:value-type="float" office:value="0.000058">
            <text:p>0.000058</text:p>
          </table:table-cell>
          <table:table-cell/>
          <table:table-cell table:formula="of:=([.R199]-2.269)*32" office:value-type="float" office:value="-9.56800000000001">
            <text:p>-9.568</text:p>
          </table:table-cell>
          <table:table-cell table:formula="of:=[.S199]*32^(1/4)" office:value-type="float" office:value="2.01707602652609">
            <text:p>2.0170760265</text:p>
          </table:table-cell>
          <table:table-cell/>
          <table:table-cell office:value-type="float" office:value="1.97">
            <text:p>1.97</text:p>
          </table:table-cell>
          <table:table-cell office:value-type="float" office:value="0.847664">
            <text:p>0.847664</text:p>
          </table:table-cell>
          <table:table-cell office:value-type="float" office:value="0.000015">
            <text:p>0.000015</text:p>
          </table:table-cell>
          <table:table-cell table:formula="of:=[.AA199]*10" office:value-type="float" office:value="0.00015">
            <text:p>0.00015</text:p>
          </table:table-cell>
          <table:table-cell table:formula="of:=([.Y199]-2.269)*64" office:value-type="float" office:value="-19.136">
            <text:p>-19.136</text:p>
          </table:table-cell>
          <table:table-cell table:formula="of:=[.Z199]*64^(1/4)" office:value-type="float" office:value="2.39755585027085">
            <text:p>2.397555850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8">
            <text:p>1.98</text:p>
          </table:table-cell>
          <table:table-cell office:value-type="float" office:value="0.856487">
            <text:p>0.856487</text:p>
          </table:table-cell>
          <table:table-cell office:value-type="float" office:value="0.000468">
            <text:p>0.000468</text:p>
          </table:table-cell>
          <table:table-cell table:formula="of:=[.F200]*50" office:value-type="float" office:value="0.0234">
            <text:p>0.0234</text:p>
          </table:table-cell>
          <table:table-cell table:formula="of:=([.D200]-[.A199])*8" office:value-type="float" office:value="-2.312">
            <text:p>-2.312</text:p>
          </table:table-cell>
          <table:table-cell table:formula="of:=[.E200]*8^(1/4)" office:value-type="float" office:value="1.44043369602282">
            <text:p>1.440433696</text:p>
          </table:table-cell>
          <table:table-cell/>
          <table:table-cell office:value-type="float" office:value="1.98">
            <text:p>1.98</text:p>
          </table:table-cell>
          <table:table-cell office:value-type="float" office:value="0.842814">
            <text:p>0.842814</text:p>
          </table:table-cell>
          <table:table-cell office:value-type="float" office:value="0.000284">
            <text:p>0.000284</text:p>
          </table:table-cell>
          <table:table-cell table:formula="of:=[.M200]*10" office:value-type="float" office:value="0.00284">
            <text:p>0.00284</text:p>
          </table:table-cell>
          <table:table-cell table:formula="of:=([.K200]-2.269)*16" office:value-type="float" office:value="-4.624">
            <text:p>-4.624</text:p>
          </table:table-cell>
          <table:table-cell table:formula="of:=[.L200]*16^(1/4)" office:value-type="float" office:value="1.685628">
            <text:p>1.685628</text:p>
          </table:table-cell>
          <table:table-cell/>
          <table:table-cell office:value-type="float" office:value="1.98">
            <text:p>1.98</text:p>
          </table:table-cell>
          <table:table-cell office:value-type="float" office:value="0.842539">
            <text:p>0.842539</text:p>
          </table:table-cell>
          <table:table-cell office:value-type="float" office:value="0.000064">
            <text:p>0.000064</text:p>
          </table:table-cell>
          <table:table-cell/>
          <table:table-cell table:formula="of:=([.R200]-2.269)*32" office:value-type="float" office:value="-9.248">
            <text:p>-9.248</text:p>
          </table:table-cell>
          <table:table-cell table:formula="of:=[.S200]*32^(1/4)" office:value-type="float" office:value="2.00390674693455">
            <text:p>2.0039067469</text:p>
          </table:table-cell>
          <table:table-cell/>
          <table:table-cell office:value-type="float" office:value="1.98">
            <text:p>1.98</text:p>
          </table:table-cell>
          <table:table-cell office:value-type="float" office:value="0.842227">
            <text:p>0.842227</text:p>
          </table:table-cell>
          <table:table-cell office:value-type="float" office:value="0.000016">
            <text:p>0.000016</text:p>
          </table:table-cell>
          <table:table-cell table:formula="of:=[.AA200]*10" office:value-type="float" office:value="0.00016">
            <text:p>0.00016</text:p>
          </table:table-cell>
          <table:table-cell table:formula="of:=([.Y200]-2.269)*64" office:value-type="float" office:value="-18.496">
            <text:p>-18.496</text:p>
          </table:table-cell>
          <table:table-cell table:formula="of:=[.Z200]*64^(1/4)" office:value-type="float" office:value="2.38217769199361">
            <text:p>2.38217769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1.99">
            <text:p>1.99</text:p>
          </table:table-cell>
          <table:table-cell office:value-type="float" office:value="0.848672">
            <text:p>0.848672</text:p>
          </table:table-cell>
          <table:table-cell office:value-type="float" office:value="0.00093">
            <text:p>0.00093</text:p>
          </table:table-cell>
          <table:table-cell table:formula="of:=[.F201]*50" office:value-type="float" office:value="0.0465">
            <text:p>0.0465</text:p>
          </table:table-cell>
          <table:table-cell table:formula="of:=([.D201]-[.A200])*8" office:value-type="float" office:value="-2.232">
            <text:p>-2.232</text:p>
          </table:table-cell>
          <table:table-cell table:formula="of:=[.E201]*8^(1/4)" office:value-type="float" office:value="1.4272904850524">
            <text:p>1.4272904851</text:p>
          </table:table-cell>
          <table:table-cell/>
          <table:table-cell office:value-type="float" office:value="1.99">
            <text:p>1.99</text:p>
          </table:table-cell>
          <table:table-cell office:value-type="float" office:value="0.839833">
            <text:p>0.839833</text:p>
          </table:table-cell>
          <table:table-cell office:value-type="float" office:value="0.000285">
            <text:p>0.000285</text:p>
          </table:table-cell>
          <table:table-cell table:formula="of:=[.M201]*10" office:value-type="float" office:value="0.00285">
            <text:p>0.00285</text:p>
          </table:table-cell>
          <table:table-cell table:formula="of:=([.K201]-2.269)*16" office:value-type="float" office:value="-4.464">
            <text:p>-4.464</text:p>
          </table:table-cell>
          <table:table-cell table:formula="of:=[.L201]*16^(1/4)" office:value-type="float" office:value="1.679666">
            <text:p>1.679666</text:p>
          </table:table-cell>
          <table:table-cell/>
          <table:table-cell office:value-type="float" office:value="1.99">
            <text:p>1.99</text:p>
          </table:table-cell>
          <table:table-cell office:value-type="float" office:value="0.837047">
            <text:p>0.837047</text:p>
          </table:table-cell>
          <table:table-cell office:value-type="float" office:value="0.000065">
            <text:p>0.000065</text:p>
          </table:table-cell>
          <table:table-cell/>
          <table:table-cell table:formula="of:=([.R201]-2.269)*32" office:value-type="float" office:value="-8.928">
            <text:p>-8.928</text:p>
          </table:table-cell>
          <table:table-cell table:formula="of:=[.S201]*32^(1/4)" office:value-type="float" office:value="1.99084449598337">
            <text:p>1.990844496</text:p>
          </table:table-cell>
          <table:table-cell/>
          <table:table-cell office:value-type="float" office:value="1.99">
            <text:p>1.99</text:p>
          </table:table-cell>
          <table:table-cell office:value-type="float" office:value="0.83657">
            <text:p>0.83657</text:p>
          </table:table-cell>
          <table:table-cell office:value-type="float" office:value="0.000016">
            <text:p>0.000016</text:p>
          </table:table-cell>
          <table:table-cell table:formula="of:=[.AA201]*10" office:value-type="float" office:value="0.00016">
            <text:p>0.00016</text:p>
          </table:table-cell>
          <table:table-cell table:formula="of:=([.Y201]-2.269)*64" office:value-type="float" office:value="-17.856">
            <text:p>-17.856</text:p>
          </table:table-cell>
          <table:table-cell table:formula="of:=[.Z201]*64^(1/4)" office:value-type="float" office:value="2.36617727974892">
            <text:p>2.366177279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844729">
            <text:p>0.844729</text:p>
          </table:table-cell>
          <table:table-cell office:value-type="float" office:value="0.000881">
            <text:p>0.000881</text:p>
          </table:table-cell>
          <table:table-cell table:formula="of:=[.F202]*50" office:value-type="float" office:value="0.04405">
            <text:p>0.04405</text:p>
          </table:table-cell>
          <table:table-cell table:formula="of:=([.D202]-[.A201])*8" office:value-type="float" office:value="-2.152">
            <text:p>-2.152</text:p>
          </table:table-cell>
          <table:table-cell table:formula="of:=[.E202]*8^(1/4)" office:value-type="float" office:value="1.42065917592171">
            <text:p>1.4206591759</text:p>
          </table:table-cell>
          <table:table-cell/>
          <table:table-cell office:value-type="float" office:value="2">
            <text:p>2</text:p>
          </table:table-cell>
          <table:table-cell office:value-type="float" office:value="0.83407">
            <text:p>0.83407</text:p>
          </table:table-cell>
          <table:table-cell office:value-type="float" office:value="0.00027">
            <text:p>0.00027</text:p>
          </table:table-cell>
          <table:table-cell table:formula="of:=[.M202]*10" office:value-type="float" office:value="0.0027">
            <text:p>0.0027</text:p>
          </table:table-cell>
          <table:table-cell table:formula="of:=([.K202]-2.269)*16" office:value-type="float" office:value="-4.304">
            <text:p>-4.304</text:p>
          </table:table-cell>
          <table:table-cell table:formula="of:=[.L202]*16^(1/4)" office:value-type="float" office:value="1.66814">
            <text:p>1.66814</text:p>
          </table:table-cell>
          <table:table-cell/>
          <table:table-cell office:value-type="float" office:value="2">
            <text:p>2</text:p>
          </table:table-cell>
          <table:table-cell office:value-type="float" office:value="0.831325">
            <text:p>0.831325</text:p>
          </table:table-cell>
          <table:table-cell office:value-type="float" office:value="0.000068">
            <text:p>0.000068</text:p>
          </table:table-cell>
          <table:table-cell/>
          <table:table-cell table:formula="of:=([.R202]-2.269)*32" office:value-type="float" office:value="-8.608">
            <text:p>-8.608</text:p>
          </table:table-cell>
          <table:table-cell table:formula="of:=[.S202]*32^(1/4)" office:value-type="float" office:value="1.97723520975927">
            <text:p>1.9772352098</text:p>
          </table:table-cell>
          <table:table-cell/>
          <table:table-cell office:value-type="float" office:value="2">
            <text:p>2</text:p>
          </table:table-cell>
          <table:table-cell office:value-type="float" office:value="0.830692">
            <text:p>0.830692</text:p>
          </table:table-cell>
          <table:table-cell office:value-type="float" office:value="0.000017">
            <text:p>0.000017</text:p>
          </table:table-cell>
          <table:table-cell table:formula="of:=[.AA202]*10" office:value-type="float" office:value="0.00017">
            <text:p>0.00017</text:p>
          </table:table-cell>
          <table:table-cell table:formula="of:=([.Y202]-2.269)*64" office:value-type="float" office:value="-17.216">
            <text:p>-17.216</text:p>
          </table:table-cell>
          <table:table-cell table:formula="of:=[.Z202]*64^(1/4)" office:value-type="float" office:value="2.34955178510966">
            <text:p>2.349551785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1">
            <text:p>2.01</text:p>
          </table:table-cell>
          <table:table-cell office:value-type="float" office:value="0.836237">
            <text:p>0.836237</text:p>
          </table:table-cell>
          <table:table-cell office:value-type="float" office:value="0.000946">
            <text:p>0.000946</text:p>
          </table:table-cell>
          <table:table-cell table:formula="of:=[.F203]*50" office:value-type="float" office:value="0.0473">
            <text:p>0.0473</text:p>
          </table:table-cell>
          <table:table-cell table:formula="of:=([.D203]-[.A202])*8" office:value-type="float" office:value="-2.072">
            <text:p>-2.072</text:p>
          </table:table-cell>
          <table:table-cell table:formula="of:=[.E203]*8^(1/4)" office:value-type="float" office:value="1.40637739120504">
            <text:p>1.4063773912</text:p>
          </table:table-cell>
          <table:table-cell/>
          <table:table-cell office:value-type="float" office:value="2.01">
            <text:p>2.01</text:p>
          </table:table-cell>
          <table:table-cell office:value-type="float" office:value="0.828912">
            <text:p>0.828912</text:p>
          </table:table-cell>
          <table:table-cell office:value-type="float" office:value="0.000278">
            <text:p>0.000278</text:p>
          </table:table-cell>
          <table:table-cell table:formula="of:=[.M203]*10" office:value-type="float" office:value="0.00278">
            <text:p>0.00278</text:p>
          </table:table-cell>
          <table:table-cell table:formula="of:=([.K203]-2.269)*16" office:value-type="float" office:value="-4.14400000000001">
            <text:p>-4.144</text:p>
          </table:table-cell>
          <table:table-cell table:formula="of:=[.L203]*16^(1/4)" office:value-type="float" office:value="1.657824">
            <text:p>1.657824</text:p>
          </table:table-cell>
          <table:table-cell/>
          <table:table-cell office:value-type="float" office:value="2.01">
            <text:p>2.01</text:p>
          </table:table-cell>
          <table:table-cell office:value-type="float" office:value="0.824683">
            <text:p>0.824683</text:p>
          </table:table-cell>
          <table:table-cell office:value-type="float" office:value="0.000073">
            <text:p>0.000073</text:p>
          </table:table-cell>
          <table:table-cell/>
          <table:table-cell table:formula="of:=([.R203]-2.269)*32" office:value-type="float" office:value="-8.28800000000001">
            <text:p>-8.288</text:p>
          </table:table-cell>
          <table:table-cell table:formula="of:=[.S203]*32^(1/4)" office:value-type="float" office:value="1.96143778244358">
            <text:p>1.9614377824</text:p>
          </table:table-cell>
          <table:table-cell/>
          <table:table-cell office:value-type="float" office:value="2.01">
            <text:p>2.01</text:p>
          </table:table-cell>
          <table:table-cell office:value-type="float" office:value="0.824401">
            <text:p>0.824401</text:p>
          </table:table-cell>
          <table:table-cell office:value-type="float" office:value="0.000018">
            <text:p>0.000018</text:p>
          </table:table-cell>
          <table:table-cell table:formula="of:=[.AA203]*10" office:value-type="float" office:value="0.00018">
            <text:p>0.00018</text:p>
          </table:table-cell>
          <table:table-cell table:formula="of:=([.Y203]-2.269)*64" office:value-type="float" office:value="-16.576">
            <text:p>-16.576</text:p>
          </table:table-cell>
          <table:table-cell table:formula="of:=[.Z203]*64^(1/4)" office:value-type="float" office:value="2.33175815006788">
            <text:p>2.331758150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2">
            <text:p>2.02</text:p>
          </table:table-cell>
          <table:table-cell office:value-type="float" office:value="0.830015">
            <text:p>0.830015</text:p>
          </table:table-cell>
          <table:table-cell office:value-type="float" office:value="0.000843">
            <text:p>0.000843</text:p>
          </table:table-cell>
          <table:table-cell table:formula="of:=[.F204]*50" office:value-type="float" office:value="0.04215">
            <text:p>0.04215</text:p>
          </table:table-cell>
          <table:table-cell table:formula="of:=([.D204]-[.A203])*8" office:value-type="float" office:value="-1.992">
            <text:p>-1.992</text:p>
          </table:table-cell>
          <table:table-cell table:formula="of:=[.E204]*8^(1/4)" office:value-type="float" office:value="1.39591327621362">
            <text:p>1.3959132762</text:p>
          </table:table-cell>
          <table:table-cell/>
          <table:table-cell office:value-type="float" office:value="2.02">
            <text:p>2.02</text:p>
          </table:table-cell>
          <table:table-cell office:value-type="float" office:value="0.822149">
            <text:p>0.822149</text:p>
          </table:table-cell>
          <table:table-cell office:value-type="float" office:value="0.00029">
            <text:p>0.00029</text:p>
          </table:table-cell>
          <table:table-cell table:formula="of:=[.M204]*10" office:value-type="float" office:value="0.0029">
            <text:p>0.0029</text:p>
          </table:table-cell>
          <table:table-cell table:formula="of:=([.K204]-2.269)*16" office:value-type="float" office:value="-3.984">
            <text:p>-3.984</text:p>
          </table:table-cell>
          <table:table-cell table:formula="of:=[.L204]*16^(1/4)" office:value-type="float" office:value="1.644298">
            <text:p>1.644298</text:p>
          </table:table-cell>
          <table:table-cell/>
          <table:table-cell office:value-type="float" office:value="2.02">
            <text:p>2.02</text:p>
          </table:table-cell>
          <table:table-cell office:value-type="float" office:value="0.818816">
            <text:p>0.818816</text:p>
          </table:table-cell>
          <table:table-cell office:value-type="float" office:value="0.000073">
            <text:p>0.000073</text:p>
          </table:table-cell>
          <table:table-cell/>
          <table:table-cell table:formula="of:=([.R204]-2.269)*32" office:value-type="float" office:value="-7.968">
            <text:p>-7.968</text:p>
          </table:table-cell>
          <table:table-cell table:formula="of:=[.S204]*32^(1/4)" office:value-type="float" office:value="1.94748362615614">
            <text:p>1.9474836262</text:p>
          </table:table-cell>
          <table:table-cell/>
          <table:table-cell office:value-type="float" office:value="2.02">
            <text:p>2.02</text:p>
          </table:table-cell>
          <table:table-cell office:value-type="float" office:value="0.81805">
            <text:p>0.81805</text:p>
          </table:table-cell>
          <table:table-cell office:value-type="float" office:value="0.000018">
            <text:p>0.000018</text:p>
          </table:table-cell>
          <table:table-cell table:formula="of:=[.AA204]*10" office:value-type="float" office:value="0.00018">
            <text:p>0.00018</text:p>
          </table:table-cell>
          <table:table-cell table:formula="of:=([.Y204]-2.269)*64" office:value-type="float" office:value="-15.936">
            <text:p>-15.936</text:p>
          </table:table-cell>
          <table:table-cell table:formula="of:=[.Z204]*64^(1/4)" office:value-type="float" office:value="2.31379480939862">
            <text:p>2.313794809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3">
            <text:p>2.03</text:p>
          </table:table-cell>
          <table:table-cell office:value-type="float" office:value="0.821195">
            <text:p>0.821195</text:p>
          </table:table-cell>
          <table:table-cell office:value-type="float" office:value="0.001201">
            <text:p>0.001201</text:p>
          </table:table-cell>
          <table:table-cell table:formula="of:=[.F205]*50" office:value-type="float" office:value="0.06005">
            <text:p>0.06005</text:p>
          </table:table-cell>
          <table:table-cell table:formula="of:=([.D205]-[.A204])*8" office:value-type="float" office:value="-1.912">
            <text:p>-1.912</text:p>
          </table:table-cell>
          <table:table-cell table:formula="of:=[.E205]*8^(1/4)" office:value-type="float" office:value="1.38107986344855">
            <text:p>1.3810798634</text:p>
          </table:table-cell>
          <table:table-cell/>
          <table:table-cell office:value-type="float" office:value="2.03">
            <text:p>2.03</text:p>
          </table:table-cell>
          <table:table-cell office:value-type="float" office:value="0.815392">
            <text:p>0.815392</text:p>
          </table:table-cell>
          <table:table-cell office:value-type="float" office:value="0.000266">
            <text:p>0.000266</text:p>
          </table:table-cell>
          <table:table-cell table:formula="of:=[.M205]*10" office:value-type="float" office:value="0.00266">
            <text:p>0.00266</text:p>
          </table:table-cell>
          <table:table-cell table:formula="of:=([.K205]-2.269)*16" office:value-type="float" office:value="-3.82400000000001">
            <text:p>-3.824</text:p>
          </table:table-cell>
          <table:table-cell table:formula="of:=[.L205]*16^(1/4)" office:value-type="float" office:value="1.630784">
            <text:p>1.630784</text:p>
          </table:table-cell>
          <table:table-cell/>
          <table:table-cell office:value-type="float" office:value="2.03">
            <text:p>2.03</text:p>
          </table:table-cell>
          <table:table-cell office:value-type="float" office:value="0.811699">
            <text:p>0.811699</text:p>
          </table:table-cell>
          <table:table-cell office:value-type="float" office:value="0.000077">
            <text:p>0.000077</text:p>
          </table:table-cell>
          <table:table-cell/>
          <table:table-cell table:formula="of:=([.R205]-2.269)*32" office:value-type="float" office:value="-7.64800000000001">
            <text:p>-7.648</text:p>
          </table:table-cell>
          <table:table-cell table:formula="of:=[.S205]*32^(1/4)" office:value-type="float" office:value="1.93055645208119">
            <text:p>1.9305564521</text:p>
          </table:table-cell>
          <table:table-cell/>
          <table:table-cell office:value-type="float" office:value="2.03">
            <text:p>2.03</text:p>
          </table:table-cell>
          <table:table-cell office:value-type="float" office:value="0.811561">
            <text:p>0.811561</text:p>
          </table:table-cell>
          <table:table-cell office:value-type="float" office:value="0.000019">
            <text:p>0.000019</text:p>
          </table:table-cell>
          <table:table-cell table:formula="of:=[.AA205]*10" office:value-type="float" office:value="0.00019">
            <text:p>0.00019</text:p>
          </table:table-cell>
          <table:table-cell table:formula="of:=([.Y205]-2.269)*64" office:value-type="float" office:value="-15.296">
            <text:p>-15.296</text:p>
          </table:table-cell>
          <table:table-cell table:formula="of:=[.Z205]*64^(1/4)" office:value-type="float" office:value="2.29544114578614">
            <text:p>2.295441145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4">
            <text:p>2.04</text:p>
          </table:table-cell>
          <table:table-cell office:value-type="float" office:value="0.82162">
            <text:p>0.82162</text:p>
          </table:table-cell>
          <table:table-cell office:value-type="float" office:value="0.00141">
            <text:p>0.00141</text:p>
          </table:table-cell>
          <table:table-cell table:formula="of:=[.F206]*50" office:value-type="float" office:value="0.0705">
            <text:p>0.0705</text:p>
          </table:table-cell>
          <table:table-cell table:formula="of:=([.D206]-[.A205])*8" office:value-type="float" office:value="-1.832">
            <text:p>-1.832</text:p>
          </table:table-cell>
          <table:table-cell table:formula="of:=[.E206]*8^(1/4)" office:value-type="float" office:value="1.38179462540151">
            <text:p>1.3817946254</text:p>
          </table:table-cell>
          <table:table-cell/>
          <table:table-cell office:value-type="float" office:value="2.04">
            <text:p>2.04</text:p>
          </table:table-cell>
          <table:table-cell office:value-type="float" office:value="0.806741">
            <text:p>0.806741</text:p>
          </table:table-cell>
          <table:table-cell office:value-type="float" office:value="0.000294">
            <text:p>0.000294</text:p>
          </table:table-cell>
          <table:table-cell table:formula="of:=[.M206]*10" office:value-type="float" office:value="0.00294">
            <text:p>0.00294</text:p>
          </table:table-cell>
          <table:table-cell table:formula="of:=([.K206]-2.269)*16" office:value-type="float" office:value="-3.664">
            <text:p>-3.664</text:p>
          </table:table-cell>
          <table:table-cell table:formula="of:=[.L206]*16^(1/4)" office:value-type="float" office:value="1.613482">
            <text:p>1.613482</text:p>
          </table:table-cell>
          <table:table-cell/>
          <table:table-cell office:value-type="float" office:value="2.04">
            <text:p>2.04</text:p>
          </table:table-cell>
          <table:table-cell office:value-type="float" office:value="0.804624">
            <text:p>0.804624</text:p>
          </table:table-cell>
          <table:table-cell office:value-type="float" office:value="0.000083">
            <text:p>0.000083</text:p>
          </table:table-cell>
          <table:table-cell/>
          <table:table-cell table:formula="of:=([.R206]-2.269)*32" office:value-type="float" office:value="-7.328">
            <text:p>-7.328</text:p>
          </table:table-cell>
          <table:table-cell table:formula="of:=[.S206]*32^(1/4)" office:value-type="float" office:value="1.9137291714039">
            <text:p>1.9137291714</text:p>
          </table:table-cell>
          <table:table-cell/>
          <table:table-cell office:value-type="float" office:value="2.04">
            <text:p>2.04</text:p>
          </table:table-cell>
          <table:table-cell office:value-type="float" office:value="0.804741">
            <text:p>0.804741</text:p>
          </table:table-cell>
          <table:table-cell office:value-type="float" office:value="0.00002">
            <text:p>0.00002</text:p>
          </table:table-cell>
          <table:table-cell table:formula="of:=[.AA206]*10" office:value-type="float" office:value="0.0002">
            <text:p>0.0002</text:p>
          </table:table-cell>
          <table:table-cell table:formula="of:=([.Y206]-2.269)*64" office:value-type="float" office:value="-14.656">
            <text:p>-14.656</text:p>
          </table:table-cell>
          <table:table-cell table:formula="of:=[.Z206]*64^(1/4)" office:value-type="float" office:value="2.27615127279537">
            <text:p>2.276151272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5">
            <text:p>2.05</text:p>
          </table:table-cell>
          <table:table-cell office:value-type="float" office:value="0.813491">
            <text:p>0.813491</text:p>
          </table:table-cell>
          <table:table-cell office:value-type="float" office:value="0.001135">
            <text:p>0.001135</text:p>
          </table:table-cell>
          <table:table-cell table:formula="of:=[.F207]*50" office:value-type="float" office:value="0.05675">
            <text:p>0.05675</text:p>
          </table:table-cell>
          <table:table-cell table:formula="of:=([.D207]-[.A206])*8" office:value-type="float" office:value="-1.752">
            <text:p>-1.752</text:p>
          </table:table-cell>
          <table:table-cell table:formula="of:=[.E207]*8^(1/4)" office:value-type="float" office:value="1.36812333148232">
            <text:p>1.3681233315</text:p>
          </table:table-cell>
          <table:table-cell/>
          <table:table-cell office:value-type="float" office:value="2.05">
            <text:p>2.05</text:p>
          </table:table-cell>
          <table:table-cell office:value-type="float" office:value="0.80126">
            <text:p>0.80126</text:p>
          </table:table-cell>
          <table:table-cell office:value-type="float" office:value="0.00031">
            <text:p>0.00031</text:p>
          </table:table-cell>
          <table:table-cell table:formula="of:=[.M207]*10" office:value-type="float" office:value="0.0031">
            <text:p>0.0031</text:p>
          </table:table-cell>
          <table:table-cell table:formula="of:=([.K207]-2.269)*16" office:value-type="float" office:value="-3.504">
            <text:p>-3.504</text:p>
          </table:table-cell>
          <table:table-cell table:formula="of:=[.L207]*16^(1/4)" office:value-type="float" office:value="1.60252">
            <text:p>1.60252</text:p>
          </table:table-cell>
          <table:table-cell/>
          <table:table-cell office:value-type="float" office:value="2.05">
            <text:p>2.05</text:p>
          </table:table-cell>
          <table:table-cell office:value-type="float" office:value="0.798347">
            <text:p>0.798347</text:p>
          </table:table-cell>
          <table:table-cell office:value-type="float" office:value="0.000087">
            <text:p>0.000087</text:p>
          </table:table-cell>
          <table:table-cell/>
          <table:table-cell table:formula="of:=([.R207]-2.269)*32" office:value-type="float" office:value="-7.00800000000001">
            <text:p>-7.008</text:p>
          </table:table-cell>
          <table:table-cell table:formula="of:=[.S207]*32^(1/4)" office:value-type="float" office:value="1.89879986528215">
            <text:p>1.8987998653</text:p>
          </table:table-cell>
          <table:table-cell/>
          <table:table-cell office:value-type="float" office:value="2.05">
            <text:p>2.05</text:p>
          </table:table-cell>
          <table:table-cell office:value-type="float" office:value="0.79727">
            <text:p>0.79727</text:p>
          </table:table-cell>
          <table:table-cell office:value-type="float" office:value="0.000022">
            <text:p>0.000022</text:p>
          </table:table-cell>
          <table:table-cell table:formula="of:=[.AA207]*10" office:value-type="float" office:value="0.00022">
            <text:p>0.00022</text:p>
          </table:table-cell>
          <table:table-cell table:formula="of:=([.Y207]-2.269)*64" office:value-type="float" office:value="-14.016">
            <text:p>-14.016</text:p>
          </table:table-cell>
          <table:table-cell table:formula="of:=[.Z207]*64^(1/4)" office:value-type="float" office:value="2.2550200937464">
            <text:p>2.255020093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6">
            <text:p>2.06</text:p>
          </table:table-cell>
          <table:table-cell office:value-type="float" office:value="0.808281">
            <text:p>0.808281</text:p>
          </table:table-cell>
          <table:table-cell office:value-type="float" office:value="0.001497">
            <text:p>0.001497</text:p>
          </table:table-cell>
          <table:table-cell table:formula="of:=[.F208]*50" office:value-type="float" office:value="0.07485">
            <text:p>0.07485</text:p>
          </table:table-cell>
          <table:table-cell table:formula="of:=([.D208]-[.A207])*8" office:value-type="float" office:value="-1.672">
            <text:p>-1.672</text:p>
          </table:table-cell>
          <table:table-cell table:formula="of:=[.E208]*8^(1/4)" office:value-type="float" office:value="1.35936119083538">
            <text:p>1.3593611908</text:p>
          </table:table-cell>
          <table:table-cell/>
          <table:table-cell office:value-type="float" office:value="2.06">
            <text:p>2.06</text:p>
          </table:table-cell>
          <table:table-cell office:value-type="float" office:value="0.791995">
            <text:p>0.791995</text:p>
          </table:table-cell>
          <table:table-cell office:value-type="float" office:value="0.000335">
            <text:p>0.000335</text:p>
          </table:table-cell>
          <table:table-cell table:formula="of:=[.M208]*10" office:value-type="float" office:value="0.00335">
            <text:p>0.00335</text:p>
          </table:table-cell>
          <table:table-cell table:formula="of:=([.K208]-2.269)*16" office:value-type="float" office:value="-3.344">
            <text:p>-3.344</text:p>
          </table:table-cell>
          <table:table-cell table:formula="of:=[.L208]*16^(1/4)" office:value-type="float" office:value="1.58399">
            <text:p>1.58399</text:p>
          </table:table-cell>
          <table:table-cell/>
          <table:table-cell office:value-type="float" office:value="2.06">
            <text:p>2.06</text:p>
          </table:table-cell>
          <table:table-cell office:value-type="float" office:value="0.790437">
            <text:p>0.790437</text:p>
          </table:table-cell>
          <table:table-cell office:value-type="float" office:value="0.000088">
            <text:p>0.000088</text:p>
          </table:table-cell>
          <table:table-cell/>
          <table:table-cell table:formula="of:=([.R208]-2.269)*32" office:value-type="float" office:value="-6.688">
            <text:p>-6.688</text:p>
          </table:table-cell>
          <table:table-cell table:formula="of:=[.S208]*32^(1/4)" office:value-type="float" office:value="1.87998660872281">
            <text:p>1.8799866087</text:p>
          </table:table-cell>
          <table:table-cell/>
          <table:table-cell office:value-type="float" office:value="2.06">
            <text:p>2.06</text:p>
          </table:table-cell>
          <table:table-cell office:value-type="float" office:value="0.789889">
            <text:p>0.789889</text:p>
          </table:table-cell>
          <table:table-cell office:value-type="float" office:value="0.000022">
            <text:p>0.000022</text:p>
          </table:table-cell>
          <table:table-cell table:formula="of:=[.AA208]*10" office:value-type="float" office:value="0.00022">
            <text:p>0.00022</text:p>
          </table:table-cell>
          <table:table-cell table:formula="of:=([.Y208]-2.269)*64" office:value-type="float" office:value="-13.376">
            <text:p>-13.376</text:p>
          </table:table-cell>
          <table:table-cell table:formula="of:=[.Z208]*64^(1/4)" office:value-type="float" office:value="2.23414347313864">
            <text:p>2.234143473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7">
            <text:p>2.07</text:p>
          </table:table-cell>
          <table:table-cell office:value-type="float" office:value="0.803512">
            <text:p>0.803512</text:p>
          </table:table-cell>
          <table:table-cell office:value-type="float" office:value="0.001487">
            <text:p>0.001487</text:p>
          </table:table-cell>
          <table:table-cell table:formula="of:=[.F209]*50" office:value-type="float" office:value="0.07435">
            <text:p>0.07435</text:p>
          </table:table-cell>
          <table:table-cell table:formula="of:=([.D209]-[.A208])*8" office:value-type="float" office:value="-1.592">
            <text:p>-1.592</text:p>
          </table:table-cell>
          <table:table-cell table:formula="of:=[.E209]*8^(1/4)" office:value-type="float" office:value="1.35134072082669">
            <text:p>1.3513407208</text:p>
          </table:table-cell>
          <table:table-cell/>
          <table:table-cell office:value-type="float" office:value="2.07">
            <text:p>2.07</text:p>
          </table:table-cell>
          <table:table-cell office:value-type="float" office:value="0.786748">
            <text:p>0.786748</text:p>
          </table:table-cell>
          <table:table-cell office:value-type="float" office:value="0.000319">
            <text:p>0.000319</text:p>
          </table:table-cell>
          <table:table-cell table:formula="of:=[.M209]*10" office:value-type="float" office:value="0.00319">
            <text:p>0.00319</text:p>
          </table:table-cell>
          <table:table-cell table:formula="of:=([.K209]-2.269)*16" office:value-type="float" office:value="-3.184">
            <text:p>-3.184</text:p>
          </table:table-cell>
          <table:table-cell table:formula="of:=[.L209]*16^(1/4)" office:value-type="float" office:value="1.573496">
            <text:p>1.573496</text:p>
          </table:table-cell>
          <table:table-cell/>
          <table:table-cell office:value-type="float" office:value="2.07">
            <text:p>2.07</text:p>
          </table:table-cell>
          <table:table-cell office:value-type="float" office:value="0.78312">
            <text:p>0.78312</text:p>
          </table:table-cell>
          <table:table-cell office:value-type="float" office:value="0.000087">
            <text:p>0.000087</text:p>
          </table:table-cell>
          <table:table-cell/>
          <table:table-cell table:formula="of:=([.R209]-2.269)*32" office:value-type="float" office:value="-6.36800000000001">
            <text:p>-6.368</text:p>
          </table:table-cell>
          <table:table-cell table:formula="of:=[.S209]*32^(1/4)" office:value-type="float" office:value="1.86258375180186">
            <text:p>1.8625837518</text:p>
          </table:table-cell>
          <table:table-cell/>
          <table:table-cell office:value-type="float" office:value="2.07">
            <text:p>2.07</text:p>
          </table:table-cell>
          <table:table-cell office:value-type="float" office:value="0.781608">
            <text:p>0.781608</text:p>
          </table:table-cell>
          <table:table-cell office:value-type="float" office:value="0.000023">
            <text:p>0.000023</text:p>
          </table:table-cell>
          <table:table-cell table:formula="of:=[.AA209]*10" office:value-type="float" office:value="0.00023">
            <text:p>0.00023</text:p>
          </table:table-cell>
          <table:table-cell table:formula="of:=([.Y209]-2.269)*64" office:value-type="float" office:value="-12.736">
            <text:p>-12.736</text:p>
          </table:table-cell>
          <table:table-cell table:formula="of:=[.Z209]*64^(1/4)" office:value-type="float" office:value="2.21072126811862">
            <text:p>2.210721268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8">
            <text:p>2.08</text:p>
          </table:table-cell>
          <table:table-cell office:value-type="float" office:value="0.795354">
            <text:p>0.795354</text:p>
          </table:table-cell>
          <table:table-cell office:value-type="float" office:value="0.000731">
            <text:p>0.000731</text:p>
          </table:table-cell>
          <table:table-cell table:formula="of:=[.F210]*50" office:value-type="float" office:value="0.03655">
            <text:p>0.03655</text:p>
          </table:table-cell>
          <table:table-cell table:formula="of:=([.D210]-[.A209])*8" office:value-type="float" office:value="-1.512">
            <text:p>-1.512</text:p>
          </table:table-cell>
          <table:table-cell table:formula="of:=[.E210]*8^(1/4)" office:value-type="float" office:value="1.33762065491541">
            <text:p>1.3376206549</text:p>
          </table:table-cell>
          <table:table-cell/>
          <table:table-cell office:value-type="float" office:value="2.08">
            <text:p>2.08</text:p>
          </table:table-cell>
          <table:table-cell office:value-type="float" office:value="0.781884">
            <text:p>0.781884</text:p>
          </table:table-cell>
          <table:table-cell office:value-type="float" office:value="0.000345">
            <text:p>0.000345</text:p>
          </table:table-cell>
          <table:table-cell table:formula="of:=[.M210]*10" office:value-type="float" office:value="0.00345">
            <text:p>0.00345</text:p>
          </table:table-cell>
          <table:table-cell table:formula="of:=([.K210]-2.269)*16" office:value-type="float" office:value="-3.024">
            <text:p>-3.024</text:p>
          </table:table-cell>
          <table:table-cell table:formula="of:=[.L210]*16^(1/4)" office:value-type="float" office:value="1.563768">
            <text:p>1.563768</text:p>
          </table:table-cell>
          <table:table-cell/>
          <table:table-cell office:value-type="float" office:value="2.08">
            <text:p>2.08</text:p>
          </table:table-cell>
          <table:table-cell office:value-type="float" office:value="0.773529">
            <text:p>0.773529</text:p>
          </table:table-cell>
          <table:table-cell office:value-type="float" office:value="0.000102">
            <text:p>0.000102</text:p>
          </table:table-cell>
          <table:table-cell/>
          <table:table-cell table:formula="of:=([.R210]-2.269)*32" office:value-type="float" office:value="-6.048">
            <text:p>-6.048</text:p>
          </table:table-cell>
          <table:table-cell table:formula="of:=[.S210]*32^(1/4)" office:value-type="float" office:value="1.83977238092188">
            <text:p>1.8397723809</text:p>
          </table:table-cell>
          <table:table-cell/>
          <table:table-cell office:value-type="float" office:value="2.08">
            <text:p>2.08</text:p>
          </table:table-cell>
          <table:table-cell office:value-type="float" office:value="0.773007">
            <text:p>0.773007</text:p>
          </table:table-cell>
          <table:table-cell office:value-type="float" office:value="0.000025">
            <text:p>0.000025</text:p>
          </table:table-cell>
          <table:table-cell table:formula="of:=[.AA210]*10" office:value-type="float" office:value="0.00025">
            <text:p>0.00025</text:p>
          </table:table-cell>
          <table:table-cell table:formula="of:=([.Y210]-2.269)*64" office:value-type="float" office:value="-12.096">
            <text:p>-12.096</text:p>
          </table:table-cell>
          <table:table-cell table:formula="of:=[.Z210]*64^(1/4)" office:value-type="float" office:value="2.18639396641868">
            <text:p>2.186393966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09">
            <text:p>2.09</text:p>
          </table:table-cell>
          <table:table-cell office:value-type="float" office:value="0.785355">
            <text:p>0.785355</text:p>
          </table:table-cell>
          <table:table-cell office:value-type="float" office:value="0.001318">
            <text:p>0.001318</text:p>
          </table:table-cell>
          <table:table-cell table:formula="of:=[.F211]*50" office:value-type="float" office:value="0.0659">
            <text:p>0.0659</text:p>
          </table:table-cell>
          <table:table-cell table:formula="of:=([.D211]-[.A210])*8" office:value-type="float" office:value="-1.432">
            <text:p>-1.432</text:p>
          </table:table-cell>
          <table:table-cell table:formula="of:=[.E211]*8^(1/4)" office:value-type="float" office:value="1.32080440840316">
            <text:p>1.3208044084</text:p>
          </table:table-cell>
          <table:table-cell/>
          <table:table-cell office:value-type="float" office:value="2.09">
            <text:p>2.09</text:p>
          </table:table-cell>
          <table:table-cell office:value-type="float" office:value="0.770034">
            <text:p>0.770034</text:p>
          </table:table-cell>
          <table:table-cell office:value-type="float" office:value="0.000384">
            <text:p>0.000384</text:p>
          </table:table-cell>
          <table:table-cell table:formula="of:=[.M211]*10" office:value-type="float" office:value="0.00384">
            <text:p>0.00384</text:p>
          </table:table-cell>
          <table:table-cell table:formula="of:=([.K211]-2.269)*16" office:value-type="float" office:value="-2.864">
            <text:p>-2.864</text:p>
          </table:table-cell>
          <table:table-cell table:formula="of:=[.L211]*16^(1/4)" office:value-type="float" office:value="1.540068">
            <text:p>1.540068</text:p>
          </table:table-cell>
          <table:table-cell/>
          <table:table-cell office:value-type="float" office:value="2.09">
            <text:p>2.09</text:p>
          </table:table-cell>
          <table:table-cell office:value-type="float" office:value="0.76509">
            <text:p>0.76509</text:p>
          </table:table-cell>
          <table:table-cell office:value-type="float" office:value="0.0001">
            <text:p>0.0001</text:p>
          </table:table-cell>
          <table:table-cell/>
          <table:table-cell table:formula="of:=([.R211]-2.269)*32" office:value-type="float" office:value="-5.72800000000001">
            <text:p>-5.728</text:p>
          </table:table-cell>
          <table:table-cell table:formula="of:=[.S211]*32^(1/4)" office:value-type="float" office:value="1.81970094323486">
            <text:p>1.8197009432</text:p>
          </table:table-cell>
          <table:table-cell/>
          <table:table-cell office:value-type="float" office:value="2.09">
            <text:p>2.09</text:p>
          </table:table-cell>
          <table:table-cell office:value-type="float" office:value="0.764498">
            <text:p>0.764498</text:p>
          </table:table-cell>
          <table:table-cell office:value-type="float" office:value="0.000026">
            <text:p>0.000026</text:p>
          </table:table-cell>
          <table:table-cell table:formula="of:=[.AA211]*10" office:value-type="float" office:value="0.00026">
            <text:p>0.00026</text:p>
          </table:table-cell>
          <table:table-cell table:formula="of:=([.Y211]-2.269)*64" office:value-type="float" office:value="-11.456">
            <text:p>-11.456</text:p>
          </table:table-cell>
          <table:table-cell table:formula="of:=[.Z211]*64^(1/4)" office:value-type="float" office:value="2.16232688001421">
            <text:p>2.1623268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">
            <text:p>2.1</text:p>
          </table:table-cell>
          <table:table-cell office:value-type="float" office:value="0.780734">
            <text:p>0.780734</text:p>
          </table:table-cell>
          <table:table-cell office:value-type="float" office:value="0.001148">
            <text:p>0.001148</text:p>
          </table:table-cell>
          <table:table-cell table:formula="of:=[.F212]*50" office:value-type="float" office:value="0.0574">
            <text:p>0.0574</text:p>
          </table:table-cell>
          <table:table-cell table:formula="of:=([.D212]-[.A211])*8" office:value-type="float" office:value="-1.352">
            <text:p>-1.352</text:p>
          </table:table-cell>
          <table:table-cell table:formula="of:=[.E212]*8^(1/4)" office:value-type="float" office:value="1.31303284373339">
            <text:p>1.3130328437</text:p>
          </table:table-cell>
          <table:table-cell/>
          <table:table-cell office:value-type="float" office:value="2.1">
            <text:p>2.1</text:p>
          </table:table-cell>
          <table:table-cell office:value-type="float" office:value="0.76211">
            <text:p>0.76211</text:p>
          </table:table-cell>
          <table:table-cell office:value-type="float" office:value="0.000418">
            <text:p>0.000418</text:p>
          </table:table-cell>
          <table:table-cell table:formula="of:=[.M212]*10" office:value-type="float" office:value="0.00418">
            <text:p>0.00418</text:p>
          </table:table-cell>
          <table:table-cell table:formula="of:=([.K212]-2.269)*16" office:value-type="float" office:value="-2.704">
            <text:p>-2.704</text:p>
          </table:table-cell>
          <table:table-cell table:formula="of:=[.L212]*16^(1/4)" office:value-type="float" office:value="1.52422">
            <text:p>1.52422</text:p>
          </table:table-cell>
          <table:table-cell/>
          <table:table-cell office:value-type="float" office:value="2.1">
            <text:p>2.1</text:p>
          </table:table-cell>
          <table:table-cell office:value-type="float" office:value="0.756176">
            <text:p>0.756176</text:p>
          </table:table-cell>
          <table:table-cell office:value-type="float" office:value="0.000107">
            <text:p>0.000107</text:p>
          </table:table-cell>
          <table:table-cell/>
          <table:table-cell table:formula="of:=([.R212]-2.269)*32" office:value-type="float" office:value="-5.408">
            <text:p>-5.408</text:p>
          </table:table-cell>
          <table:table-cell table:formula="of:=[.S212]*32^(1/4)" office:value-type="float" office:value="1.7984997587886">
            <text:p>1.7984997588</text:p>
          </table:table-cell>
          <table:table-cell/>
          <table:table-cell office:value-type="float" office:value="2.1">
            <text:p>2.1</text:p>
          </table:table-cell>
          <table:table-cell office:value-type="float" office:value="0.755052">
            <text:p>0.755052</text:p>
          </table:table-cell>
          <table:table-cell office:value-type="float" office:value="0.000027">
            <text:p>0.000027</text:p>
          </table:table-cell>
          <table:table-cell table:formula="of:=[.AA212]*10" office:value-type="float" office:value="0.00027">
            <text:p>0.00027</text:p>
          </table:table-cell>
          <table:table-cell table:formula="of:=([.Y212]-2.269)*64" office:value-type="float" office:value="-10.816">
            <text:p>-10.816</text:p>
          </table:table-cell>
          <table:table-cell table:formula="of:=[.Z212]*64^(1/4)" office:value-type="float" office:value="2.13560955739386">
            <text:p>2.135609557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1">
            <text:p>2.11</text:p>
          </table:table-cell>
          <table:table-cell office:value-type="float" office:value="0.778916">
            <text:p>0.778916</text:p>
          </table:table-cell>
          <table:table-cell office:value-type="float" office:value="0.001608">
            <text:p>0.001608</text:p>
          </table:table-cell>
          <table:table-cell table:formula="of:=[.F213]*50" office:value-type="float" office:value="0.0804">
            <text:p>0.0804</text:p>
          </table:table-cell>
          <table:table-cell table:formula="of:=([.D213]-[.A212])*8" office:value-type="float" office:value="-1.272">
            <text:p>-1.272</text:p>
          </table:table-cell>
          <table:table-cell table:formula="of:=[.E213]*8^(1/4)" office:value-type="float" office:value="1.30997534436752">
            <text:p>1.3099753444</text:p>
          </table:table-cell>
          <table:table-cell/>
          <table:table-cell office:value-type="float" office:value="2.11">
            <text:p>2.11</text:p>
          </table:table-cell>
          <table:table-cell office:value-type="float" office:value="0.753357">
            <text:p>0.753357</text:p>
          </table:table-cell>
          <table:table-cell office:value-type="float" office:value="0.0033">
            <text:p>0.0033</text:p>
          </table:table-cell>
          <table:table-cell table:formula="of:=[.M213]*10" office:value-type="float" office:value="0.033">
            <text:p>0.033</text:p>
          </table:table-cell>
          <table:table-cell table:formula="of:=([.K213]-2.269)*16" office:value-type="float" office:value="-2.544">
            <text:p>-2.544</text:p>
          </table:table-cell>
          <table:table-cell table:formula="of:=[.L213]*16^(1/4)" office:value-type="float" office:value="1.506714">
            <text:p>1.506714</text:p>
          </table:table-cell>
          <table:table-cell/>
          <table:table-cell office:value-type="float" office:value="2.11">
            <text:p>2.11</text:p>
          </table:table-cell>
          <table:table-cell office:value-type="float" office:value="0.745702">
            <text:p>0.745702</text:p>
          </table:table-cell>
          <table:table-cell office:value-type="float" office:value="0.000117">
            <text:p>0.000117</text:p>
          </table:table-cell>
          <table:table-cell/>
          <table:table-cell table:formula="of:=([.R213]-2.269)*32" office:value-type="float" office:value="-5.08800000000001">
            <text:p>-5.088</text:p>
          </table:table-cell>
          <table:table-cell table:formula="of:=[.S213]*32^(1/4)" office:value-type="float" office:value="1.77358824814352">
            <text:p>1.7735882481</text:p>
          </table:table-cell>
          <table:table-cell/>
          <table:table-cell office:value-type="float" office:value="2.11">
            <text:p>2.11</text:p>
          </table:table-cell>
          <table:table-cell office:value-type="float" office:value="0.745504">
            <text:p>0.745504</text:p>
          </table:table-cell>
          <table:table-cell office:value-type="float" office:value="0.000029">
            <text:p>0.000029</text:p>
          </table:table-cell>
          <table:table-cell table:formula="of:=[.AA213]*10" office:value-type="float" office:value="0.00029">
            <text:p>0.00029</text:p>
          </table:table-cell>
          <table:table-cell table:formula="of:=([.Y213]-2.269)*64" office:value-type="float" office:value="-10.176">
            <text:p>-10.176</text:p>
          </table:table-cell>
          <table:table-cell table:formula="of:=[.Z213]*64^(1/4)" office:value-type="float" office:value="2.10860373520678">
            <text:p>2.108603735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2">
            <text:p>2.12</text:p>
          </table:table-cell>
          <table:table-cell office:value-type="float" office:value="0.762672">
            <text:p>0.762672</text:p>
          </table:table-cell>
          <table:table-cell office:value-type="float" office:value="0.000822">
            <text:p>0.000822</text:p>
          </table:table-cell>
          <table:table-cell table:formula="of:=[.F214]*50" office:value-type="float" office:value="0.0411">
            <text:p>0.0411</text:p>
          </table:table-cell>
          <table:table-cell table:formula="of:=([.D214]-[.A213])*8" office:value-type="float" office:value="-1.192">
            <text:p>-1.192</text:p>
          </table:table-cell>
          <table:table-cell table:formula="of:=[.E214]*8^(1/4)" office:value-type="float" office:value="1.28265630162876">
            <text:p>1.2826563016</text:p>
          </table:table-cell>
          <table:table-cell/>
          <table:table-cell office:value-type="float" office:value="2.12">
            <text:p>2.12</text:p>
          </table:table-cell>
          <table:table-cell office:value-type="float" office:value="0.743329">
            <text:p>0.743329</text:p>
          </table:table-cell>
          <table:table-cell office:value-type="float" office:value="0.003289">
            <text:p>0.003289</text:p>
          </table:table-cell>
          <table:table-cell table:formula="of:=[.M214]*10" office:value-type="float" office:value="0.03289">
            <text:p>0.03289</text:p>
          </table:table-cell>
          <table:table-cell table:formula="of:=([.K214]-2.269)*16" office:value-type="float" office:value="-2.384">
            <text:p>-2.384</text:p>
          </table:table-cell>
          <table:table-cell table:formula="of:=[.L214]*16^(1/4)" office:value-type="float" office:value="1.486658">
            <text:p>1.486658</text:p>
          </table:table-cell>
          <table:table-cell/>
          <table:table-cell office:value-type="float" office:value="2.12">
            <text:p>2.12</text:p>
          </table:table-cell>
          <table:table-cell office:value-type="float" office:value="0.736063">
            <text:p>0.736063</text:p>
          </table:table-cell>
          <table:table-cell office:value-type="float" office:value="0.000116">
            <text:p>0.000116</text:p>
          </table:table-cell>
          <table:table-cell/>
          <table:table-cell table:formula="of:=([.R214]-2.269)*32" office:value-type="float" office:value="-4.768">
            <text:p>-4.768</text:p>
          </table:table-cell>
          <table:table-cell table:formula="of:=[.S214]*32^(1/4)" office:value-type="float" office:value="1.7506627133805">
            <text:p>1.7506627134</text:p>
          </table:table-cell>
          <table:table-cell/>
          <table:table-cell office:value-type="float" office:value="2.12">
            <text:p>2.12</text:p>
          </table:table-cell>
          <table:table-cell office:value-type="float" office:value="0.734828">
            <text:p>0.734828</text:p>
          </table:table-cell>
          <table:table-cell office:value-type="float" office:value="0.000031">
            <text:p>0.000031</text:p>
          </table:table-cell>
          <table:table-cell table:formula="of:=[.AA214]*10" office:value-type="float" office:value="0.00031">
            <text:p>0.00031</text:p>
          </table:table-cell>
          <table:table-cell table:formula="of:=([.Y214]-2.269)*64" office:value-type="float" office:value="-9.536">
            <text:p>-9.536</text:p>
          </table:table-cell>
          <table:table-cell table:formula="of:=[.Z214]*64^(1/4)" office:value-type="float" office:value="2.07840744722299">
            <text:p>2.078407447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3">
            <text:p>2.13</text:p>
          </table:table-cell>
          <table:table-cell office:value-type="float" office:value="0.763347">
            <text:p>0.763347</text:p>
          </table:table-cell>
          <table:table-cell office:value-type="float" office:value="0.000518">
            <text:p>0.000518</text:p>
          </table:table-cell>
          <table:table-cell table:formula="of:=[.F215]*50" office:value-type="float" office:value="0.0259">
            <text:p>0.0259</text:p>
          </table:table-cell>
          <table:table-cell table:formula="of:=([.D215]-[.A214])*8" office:value-type="float" office:value="-1.112">
            <text:p>-1.112</text:p>
          </table:table-cell>
          <table:table-cell table:formula="of:=[.E215]*8^(1/4)" office:value-type="float" office:value="1.28379151178935">
            <text:p>1.2837915118</text:p>
          </table:table-cell>
          <table:table-cell/>
          <table:table-cell office:value-type="float" office:value="2.13">
            <text:p>2.13</text:p>
          </table:table-cell>
          <table:table-cell office:value-type="float" office:value="0.733126">
            <text:p>0.733126</text:p>
          </table:table-cell>
          <table:table-cell office:value-type="float" office:value="0.000491">
            <text:p>0.000491</text:p>
          </table:table-cell>
          <table:table-cell table:formula="of:=[.M215]*10" office:value-type="float" office:value="0.00491">
            <text:p>0.00491</text:p>
          </table:table-cell>
          <table:table-cell table:formula="of:=([.K215]-2.269)*16" office:value-type="float" office:value="-2.224">
            <text:p>-2.224</text:p>
          </table:table-cell>
          <table:table-cell table:formula="of:=[.L215]*16^(1/4)" office:value-type="float" office:value="1.466252">
            <text:p>1.466252</text:p>
          </table:table-cell>
          <table:table-cell/>
          <table:table-cell office:value-type="float" office:value="2.13">
            <text:p>2.13</text:p>
          </table:table-cell>
          <table:table-cell office:value-type="float" office:value="0.724744">
            <text:p>0.724744</text:p>
          </table:table-cell>
          <table:table-cell office:value-type="float" office:value="0.00013">
            <text:p>0.00013</text:p>
          </table:table-cell>
          <table:table-cell/>
          <table:table-cell table:formula="of:=([.R215]-2.269)*32" office:value-type="float" office:value="-4.44800000000001">
            <text:p>-4.448</text:p>
          </table:table-cell>
          <table:table-cell table:formula="of:=[.S215]*32^(1/4)" office:value-type="float" office:value="1.72374144271106">
            <text:p>1.7237414427</text:p>
          </table:table-cell>
          <table:table-cell/>
          <table:table-cell office:value-type="float" office:value="2.13">
            <text:p>2.13</text:p>
          </table:table-cell>
          <table:table-cell office:value-type="float" office:value="0.724042">
            <text:p>0.724042</text:p>
          </table:table-cell>
          <table:table-cell office:value-type="float" office:value="0.000033">
            <text:p>0.000033</text:p>
          </table:table-cell>
          <table:table-cell table:formula="of:=[.AA215]*10" office:value-type="float" office:value="0.00033">
            <text:p>0.00033</text:p>
          </table:table-cell>
          <table:table-cell table:formula="of:=([.Y215]-2.269)*64" office:value-type="float" office:value="-8.89600000000002">
            <text:p>-8.896</text:p>
          </table:table-cell>
          <table:table-cell table:formula="of:=[.Z215]*64^(1/4)" office:value-type="float" office:value="2.04790003225548">
            <text:p>2.047900032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4">
            <text:p>2.14</text:p>
          </table:table-cell>
          <table:table-cell office:value-type="float" office:value="0.745796">
            <text:p>0.745796</text:p>
          </table:table-cell>
          <table:table-cell office:value-type="float" office:value="0.001161">
            <text:p>0.001161</text:p>
          </table:table-cell>
          <table:table-cell table:formula="of:=[.F216]*50" office:value-type="float" office:value="0.05805">
            <text:p>0.05805</text:p>
          </table:table-cell>
          <table:table-cell table:formula="of:=([.D216]-[.A215])*8" office:value-type="float" office:value="-1.032">
            <text:p>-1.032</text:p>
          </table:table-cell>
          <table:table-cell table:formula="of:=[.E216]*8^(1/4)" office:value-type="float" office:value="1.25427436582112">
            <text:p>1.2542743658</text:p>
          </table:table-cell>
          <table:table-cell/>
          <table:table-cell office:value-type="float" office:value="2.14">
            <text:p>2.14</text:p>
          </table:table-cell>
          <table:table-cell office:value-type="float" office:value="0.720441">
            <text:p>0.720441</text:p>
          </table:table-cell>
          <table:table-cell office:value-type="float" office:value="0.002594">
            <text:p>0.002594</text:p>
          </table:table-cell>
          <table:table-cell table:formula="of:=[.M216]*10" office:value-type="float" office:value="0.02594">
            <text:p>0.02594</text:p>
          </table:table-cell>
          <table:table-cell table:formula="of:=([.K216]-2.269)*16" office:value-type="float" office:value="-2.064">
            <text:p>-2.064</text:p>
          </table:table-cell>
          <table:table-cell table:formula="of:=[.L216]*16^(1/4)" office:value-type="float" office:value="1.440882">
            <text:p>1.440882</text:p>
          </table:table-cell>
          <table:table-cell/>
          <table:table-cell office:value-type="float" office:value="2.14">
            <text:p>2.14</text:p>
          </table:table-cell>
          <table:table-cell office:value-type="float" office:value="0.714155">
            <text:p>0.714155</text:p>
          </table:table-cell>
          <table:table-cell office:value-type="float" office:value="0.000144">
            <text:p>0.000144</text:p>
          </table:table-cell>
          <table:table-cell/>
          <table:table-cell table:formula="of:=([.R216]-2.269)*32" office:value-type="float" office:value="-4.128">
            <text:p>-4.128</text:p>
          </table:table-cell>
          <table:table-cell table:formula="of:=[.S216]*32^(1/4)" office:value-type="float" office:value="1.69855641442954">
            <text:p>1.6985564144</text:p>
          </table:table-cell>
          <table:table-cell/>
          <table:table-cell office:value-type="float" office:value="2.14">
            <text:p>2.14</text:p>
          </table:table-cell>
          <table:table-cell office:value-type="float" office:value="0.712497">
            <text:p>0.712497</text:p>
          </table:table-cell>
          <table:table-cell office:value-type="float" office:value="0.000033">
            <text:p>0.000033</text:p>
          </table:table-cell>
          <table:table-cell table:formula="of:=[.AA216]*10" office:value-type="float" office:value="0.00033">
            <text:p>0.00033</text:p>
          </table:table-cell>
          <table:table-cell table:formula="of:=([.Y216]-2.269)*64" office:value-type="float" office:value="-8.256">
            <text:p>-8.256</text:p>
          </table:table-cell>
          <table:table-cell table:formula="of:=[.Z216]*64^(1/4)" office:value-type="float" office:value="2.01524584110029">
            <text:p>2.015245841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5">
            <text:p>2.15</text:p>
          </table:table-cell>
          <table:table-cell office:value-type="float" office:value="0.751203">
            <text:p>0.751203</text:p>
          </table:table-cell>
          <table:table-cell office:value-type="float" office:value="0.001284">
            <text:p>0.001284</text:p>
          </table:table-cell>
          <table:table-cell table:formula="of:=[.F217]*50" office:value-type="float" office:value="0.0642">
            <text:p>0.0642</text:p>
          </table:table-cell>
          <table:table-cell table:formula="of:=([.D217]-[.A216])*8" office:value-type="float" office:value="-0.952000000000002">
            <text:p>-0.952</text:p>
          </table:table-cell>
          <table:table-cell table:formula="of:=[.E217]*8^(1/4)" office:value-type="float" office:value="1.26336781965567">
            <text:p>1.2633678197</text:p>
          </table:table-cell>
          <table:table-cell/>
          <table:table-cell office:value-type="float" office:value="2.15">
            <text:p>2.15</text:p>
          </table:table-cell>
          <table:table-cell office:value-type="float" office:value="0.714143">
            <text:p>0.714143</text:p>
          </table:table-cell>
          <table:table-cell office:value-type="float" office:value="0.002971">
            <text:p>0.002971</text:p>
          </table:table-cell>
          <table:table-cell table:formula="of:=[.M217]*10" office:value-type="float" office:value="0.02971">
            <text:p>0.02971</text:p>
          </table:table-cell>
          <table:table-cell table:formula="of:=([.K217]-2.269)*16" office:value-type="float" office:value="-1.904">
            <text:p>-1.904</text:p>
          </table:table-cell>
          <table:table-cell table:formula="of:=[.L217]*16^(1/4)" office:value-type="float" office:value="1.428286">
            <text:p>1.428286</text:p>
          </table:table-cell>
          <table:table-cell/>
          <table:table-cell office:value-type="float" office:value="2.15">
            <text:p>2.15</text:p>
          </table:table-cell>
          <table:table-cell office:value-type="float" office:value="0.701935">
            <text:p>0.701935</text:p>
          </table:table-cell>
          <table:table-cell office:value-type="float" office:value="0.000148">
            <text:p>0.000148</text:p>
          </table:table-cell>
          <table:table-cell/>
          <table:table-cell table:formula="of:=([.R217]-2.269)*32" office:value-type="float" office:value="-3.80800000000001">
            <text:p>-3.808</text:p>
          </table:table-cell>
          <table:table-cell table:formula="of:=[.S217]*32^(1/4)" office:value-type="float" office:value="1.66949219253887">
            <text:p>1.6694921925</text:p>
          </table:table-cell>
          <table:table-cell/>
          <table:table-cell office:value-type="float" office:value="2.15">
            <text:p>2.15</text:p>
          </table:table-cell>
          <table:table-cell office:value-type="float" office:value="0.699709">
            <text:p>0.699709</text:p>
          </table:table-cell>
          <table:table-cell office:value-type="float" office:value="0.000038">
            <text:p>0.000038</text:p>
          </table:table-cell>
          <table:table-cell table:formula="of:=[.AA217]*10" office:value-type="float" office:value="0.00038">
            <text:p>0.00038</text:p>
          </table:table-cell>
          <table:table-cell table:formula="of:=([.Y217]-2.269)*64" office:value-type="float" office:value="-7.61600000000001">
            <text:p>-7.616</text:p>
          </table:table-cell>
          <table:table-cell table:formula="of:=[.Z217]*64^(1/4)" office:value-type="float" office:value="1.97907591502903">
            <text:p>1.97907591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6">
            <text:p>2.16</text:p>
          </table:table-cell>
          <table:table-cell office:value-type="float" office:value="0.738324">
            <text:p>0.738324</text:p>
          </table:table-cell>
          <table:table-cell office:value-type="float" office:value="0.001762">
            <text:p>0.001762</text:p>
          </table:table-cell>
          <table:table-cell table:formula="of:=[.F218]*50" office:value-type="float" office:value="0.0881">
            <text:p>0.0881</text:p>
          </table:table-cell>
          <table:table-cell table:formula="of:=([.D218]-[.A217])*8" office:value-type="float" office:value="-0.872">
            <text:p>-0.872</text:p>
          </table:table-cell>
          <table:table-cell table:formula="of:=[.E218]*8^(1/4)" office:value-type="float" office:value="1.24170800979157">
            <text:p>1.2417080098</text:p>
          </table:table-cell>
          <table:table-cell/>
          <table:table-cell office:value-type="float" office:value="2.16">
            <text:p>2.16</text:p>
          </table:table-cell>
          <table:table-cell office:value-type="float" office:value="0.699426">
            <text:p>0.699426</text:p>
          </table:table-cell>
          <table:table-cell office:value-type="float" office:value="0.00046">
            <text:p>0.00046</text:p>
          </table:table-cell>
          <table:table-cell table:formula="of:=[.M218]*10" office:value-type="float" office:value="0.0046">
            <text:p>0.0046</text:p>
          </table:table-cell>
          <table:table-cell table:formula="of:=([.K218]-2.269)*16" office:value-type="float" office:value="-1.744">
            <text:p>-1.744</text:p>
          </table:table-cell>
          <table:table-cell table:formula="of:=[.L218]*16^(1/4)" office:value-type="float" office:value="1.398852">
            <text:p>1.398852</text:p>
          </table:table-cell>
          <table:table-cell/>
          <table:table-cell office:value-type="float" office:value="2.16">
            <text:p>2.16</text:p>
          </table:table-cell>
          <table:table-cell office:value-type="float" office:value="0.685657">
            <text:p>0.685657</text:p>
          </table:table-cell>
          <table:table-cell office:value-type="float" office:value="0.000206">
            <text:p>0.000206</text:p>
          </table:table-cell>
          <table:table-cell/>
          <table:table-cell table:formula="of:=([.R218]-2.269)*32" office:value-type="float" office:value="-3.488">
            <text:p>-3.488</text:p>
          </table:table-cell>
          <table:table-cell table:formula="of:=[.S218]*32^(1/4)" office:value-type="float" office:value="1.63077636570284">
            <text:p>1.6307763657</text:p>
          </table:table-cell>
          <table:table-cell/>
          <table:table-cell office:value-type="float" office:value="2.16">
            <text:p>2.16</text:p>
          </table:table-cell>
          <table:table-cell office:value-type="float" office:value="0.685608">
            <text:p>0.685608</text:p>
          </table:table-cell>
          <table:table-cell office:value-type="float" office:value="0.00004">
            <text:p>0.00004</text:p>
          </table:table-cell>
          <table:table-cell table:formula="of:=[.AA218]*10" office:value-type="float" office:value="0.0004">
            <text:p>0.0004</text:p>
          </table:table-cell>
          <table:table-cell table:formula="of:=([.Y218]-2.269)*64" office:value-type="float" office:value="-6.976">
            <text:p>-6.976</text:p>
          </table:table-cell>
          <table:table-cell table:formula="of:=[.Z218]*64^(1/4)" office:value-type="float" office:value="1.93919226414299">
            <text:p>1.939192264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7">
            <text:p>2.17</text:p>
          </table:table-cell>
          <table:table-cell office:value-type="float" office:value="0.732216">
            <text:p>0.732216</text:p>
          </table:table-cell>
          <table:table-cell office:value-type="float" office:value="0.001491">
            <text:p>0.001491</text:p>
          </table:table-cell>
          <table:table-cell table:formula="of:=[.F219]*50" office:value-type="float" office:value="0.07455">
            <text:p>0.07455</text:p>
          </table:table-cell>
          <table:table-cell table:formula="of:=([.D219]-[.A218])*8" office:value-type="float" office:value="-0.792000000000002">
            <text:p>-0.792</text:p>
          </table:table-cell>
          <table:table-cell table:formula="of:=[.E219]*8^(1/4)" office:value-type="float" office:value="1.23143561918283">
            <text:p>1.2314356192</text:p>
          </table:table-cell>
          <table:table-cell/>
          <table:table-cell office:value-type="float" office:value="2.17">
            <text:p>2.17</text:p>
          </table:table-cell>
          <table:table-cell office:value-type="float" office:value="0.694612">
            <text:p>0.694612</text:p>
          </table:table-cell>
          <table:table-cell office:value-type="float" office:value="0.000551">
            <text:p>0.000551</text:p>
          </table:table-cell>
          <table:table-cell table:formula="of:=[.M219]*10" office:value-type="float" office:value="0.00551">
            <text:p>0.00551</text:p>
          </table:table-cell>
          <table:table-cell table:formula="of:=([.K219]-2.269)*16" office:value-type="float" office:value="-1.584">
            <text:p>-1.584</text:p>
          </table:table-cell>
          <table:table-cell table:formula="of:=[.L219]*16^(1/4)" office:value-type="float" office:value="1.389224">
            <text:p>1.389224</text:p>
          </table:table-cell>
          <table:table-cell/>
          <table:table-cell office:value-type="float" office:value="2.17">
            <text:p>2.17</text:p>
          </table:table-cell>
          <table:table-cell office:value-type="float" office:value="0.673144">
            <text:p>0.673144</text:p>
          </table:table-cell>
          <table:table-cell office:value-type="float" office:value="0.000158">
            <text:p>0.000158</text:p>
          </table:table-cell>
          <table:table-cell/>
          <table:table-cell table:formula="of:=([.R219]-2.269)*32" office:value-type="float" office:value="-3.16800000000001">
            <text:p>-3.168</text:p>
          </table:table-cell>
          <table:table-cell table:formula="of:=[.S219]*32^(1/4)" office:value-type="float" office:value="1.60101526844278">
            <text:p>1.6010152684</text:p>
          </table:table-cell>
          <table:table-cell/>
          <table:table-cell office:value-type="float" office:value="2.17">
            <text:p>2.17</text:p>
          </table:table-cell>
          <table:table-cell office:value-type="float" office:value="0.671768">
            <text:p>0.671768</text:p>
          </table:table-cell>
          <table:table-cell office:value-type="float" office:value="0.000044">
            <text:p>0.000044</text:p>
          </table:table-cell>
          <table:table-cell table:formula="of:=[.AA219]*10" office:value-type="float" office:value="0.00044">
            <text:p>0.00044</text:p>
          </table:table-cell>
          <table:table-cell table:formula="of:=([.Y219]-2.269)*64" office:value-type="float" office:value="-6.33600000000001">
            <text:p>-6.336</text:p>
          </table:table-cell>
          <table:table-cell table:formula="of:=[.Z219]*64^(1/4)" office:value-type="float" office:value="1.9000468327365">
            <text:p>1.900046832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8">
            <text:p>2.18</text:p>
          </table:table-cell>
          <table:table-cell office:value-type="float" office:value="0.71895">
            <text:p>0.71895</text:p>
          </table:table-cell>
          <table:table-cell office:value-type="float" office:value="0.001156">
            <text:p>0.001156</text:p>
          </table:table-cell>
          <table:table-cell table:formula="of:=[.F220]*50" office:value-type="float" office:value="0.0578">
            <text:p>0.0578</text:p>
          </table:table-cell>
          <table:table-cell table:formula="of:=([.D220]-[.A219])*8" office:value-type="float" office:value="-0.712">
            <text:p>-0.712</text:p>
          </table:table-cell>
          <table:table-cell table:formula="of:=[.E220]*8^(1/4)" office:value-type="float" office:value="1.20912495549332">
            <text:p>1.2091249555</text:p>
          </table:table-cell>
          <table:table-cell/>
          <table:table-cell office:value-type="float" office:value="2.18">
            <text:p>2.18</text:p>
          </table:table-cell>
          <table:table-cell office:value-type="float" office:value="0.67508">
            <text:p>0.67508</text:p>
          </table:table-cell>
          <table:table-cell office:value-type="float" office:value="0.003649">
            <text:p>0.003649</text:p>
          </table:table-cell>
          <table:table-cell table:formula="of:=[.M220]*10" office:value-type="float" office:value="0.03649">
            <text:p>0.03649</text:p>
          </table:table-cell>
          <table:table-cell table:formula="of:=([.K220]-2.269)*16" office:value-type="float" office:value="-1.424">
            <text:p>-1.424</text:p>
          </table:table-cell>
          <table:table-cell table:formula="of:=[.L220]*16^(1/4)" office:value-type="float" office:value="1.35016">
            <text:p>1.35016</text:p>
          </table:table-cell>
          <table:table-cell/>
          <table:table-cell office:value-type="float" office:value="2.18">
            <text:p>2.18</text:p>
          </table:table-cell>
          <table:table-cell office:value-type="float" office:value="0.659142">
            <text:p>0.659142</text:p>
          </table:table-cell>
          <table:table-cell office:value-type="float" office:value="0.000177">
            <text:p>0.000177</text:p>
          </table:table-cell>
          <table:table-cell/>
          <table:table-cell table:formula="of:=([.R220]-2.269)*32" office:value-type="float" office:value="-2.848">
            <text:p>-2.848</text:p>
          </table:table-cell>
          <table:table-cell table:formula="of:=[.S220]*32^(1/4)" office:value-type="float" office:value="1.56771271239425">
            <text:p>1.5677127124</text:p>
          </table:table-cell>
          <table:table-cell/>
          <table:table-cell office:value-type="float" office:value="2.18">
            <text:p>2.18</text:p>
          </table:table-cell>
          <table:table-cell office:value-type="float" office:value="0.655302">
            <text:p>0.655302</text:p>
          </table:table-cell>
          <table:table-cell office:value-type="float" office:value="0.000047">
            <text:p>0.000047</text:p>
          </table:table-cell>
          <table:table-cell table:formula="of:=[.AA220]*10" office:value-type="float" office:value="0.00047">
            <text:p>0.00047</text:p>
          </table:table-cell>
          <table:table-cell table:formula="of:=([.Y220]-2.269)*64" office:value-type="float" office:value="-5.696">
            <text:p>-5.696</text:p>
          </table:table-cell>
          <table:table-cell table:formula="of:=[.Z220]*64^(1/4)" office:value-type="float" office:value="1.85347395170043">
            <text:p>1.853473951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19">
            <text:p>2.19</text:p>
          </table:table-cell>
          <table:table-cell office:value-type="float" office:value="0.710961">
            <text:p>0.710961</text:p>
          </table:table-cell>
          <table:table-cell office:value-type="float" office:value="0.001611">
            <text:p>0.001611</text:p>
          </table:table-cell>
          <table:table-cell table:formula="of:=[.F221]*50" office:value-type="float" office:value="0.08055">
            <text:p>0.08055</text:p>
          </table:table-cell>
          <table:table-cell table:formula="of:=([.D221]-[.A220])*8" office:value-type="float" office:value="-0.632000000000001">
            <text:p>-0.632</text:p>
          </table:table-cell>
          <table:table-cell table:formula="of:=[.E221]*8^(1/4)" office:value-type="float" office:value="1.19568911257039">
            <text:p>1.1956891126</text:p>
          </table:table-cell>
          <table:table-cell/>
          <table:table-cell office:value-type="float" office:value="2.19">
            <text:p>2.19</text:p>
          </table:table-cell>
          <table:table-cell office:value-type="float" office:value="0.663843">
            <text:p>0.663843</text:p>
          </table:table-cell>
          <table:table-cell office:value-type="float" office:value="0.000641">
            <text:p>0.000641</text:p>
          </table:table-cell>
          <table:table-cell table:formula="of:=[.M221]*10" office:value-type="float" office:value="0.00641">
            <text:p>0.00641</text:p>
          </table:table-cell>
          <table:table-cell table:formula="of:=([.K221]-2.269)*16" office:value-type="float" office:value="-1.264">
            <text:p>-1.264</text:p>
          </table:table-cell>
          <table:table-cell table:formula="of:=[.L221]*16^(1/4)" office:value-type="float" office:value="1.327686">
            <text:p>1.327686</text:p>
          </table:table-cell>
          <table:table-cell/>
          <table:table-cell office:value-type="float" office:value="2.19">
            <text:p>2.19</text:p>
          </table:table-cell>
          <table:table-cell office:value-type="float" office:value="0.644688">
            <text:p>0.644688</text:p>
          </table:table-cell>
          <table:table-cell office:value-type="float" office:value="0.001862">
            <text:p>0.001862</text:p>
          </table:table-cell>
          <table:table-cell/>
          <table:table-cell table:formula="of:=([.R221]-2.269)*32" office:value-type="float" office:value="-2.52800000000001">
            <text:p>-2.528</text:p>
          </table:table-cell>
          <table:table-cell table:formula="of:=[.S221]*32^(1/4)" office:value-type="float" office:value="1.53333511311375">
            <text:p>1.5333351131</text:p>
          </table:table-cell>
          <table:table-cell/>
          <table:table-cell office:value-type="float" office:value="2.19">
            <text:p>2.19</text:p>
          </table:table-cell>
          <table:table-cell office:value-type="float" office:value="0.637782">
            <text:p>0.637782</text:p>
          </table:table-cell>
          <table:table-cell office:value-type="float" office:value="0.000057">
            <text:p>0.000057</text:p>
          </table:table-cell>
          <table:table-cell table:formula="of:=[.AA221]*10" office:value-type="float" office:value="0.00057">
            <text:p>0.00057</text:p>
          </table:table-cell>
          <table:table-cell table:formula="of:=([.Y221]-2.269)*64" office:value-type="float" office:value="-5.05600000000001">
            <text:p>-5.056</text:p>
          </table:table-cell>
          <table:table-cell table:formula="of:=[.Z221]*64^(1/4)" office:value-type="float" office:value="1.80391990847487">
            <text:p>1.803919908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">
            <text:p>2.2</text:p>
          </table:table-cell>
          <table:table-cell office:value-type="float" office:value="0.706976">
            <text:p>0.706976</text:p>
          </table:table-cell>
          <table:table-cell office:value-type="float" office:value="0.001204">
            <text:p>0.001204</text:p>
          </table:table-cell>
          <table:table-cell table:formula="of:=[.F222]*50" office:value-type="float" office:value="0.0602">
            <text:p>0.0602</text:p>
          </table:table-cell>
          <table:table-cell table:formula="of:=([.D222]-[.A221])*8" office:value-type="float" office:value="-0.552">
            <text:p>-0.552</text:p>
          </table:table-cell>
          <table:table-cell table:formula="of:=[.E222]*8^(1/4)" office:value-type="float" office:value="1.18898716814082">
            <text:p>1.1889871681</text:p>
          </table:table-cell>
          <table:table-cell/>
          <table:table-cell office:value-type="float" office:value="2.2">
            <text:p>2.2</text:p>
          </table:table-cell>
          <table:table-cell office:value-type="float" office:value="0.66105">
            <text:p>0.66105</text:p>
          </table:table-cell>
          <table:table-cell office:value-type="float" office:value="0.002512">
            <text:p>0.002512</text:p>
          </table:table-cell>
          <table:table-cell table:formula="of:=[.M222]*10" office:value-type="float" office:value="0.02512">
            <text:p>0.02512</text:p>
          </table:table-cell>
          <table:table-cell table:formula="of:=([.K222]-2.269)*16" office:value-type="float" office:value="-1.104">
            <text:p>-1.104</text:p>
          </table:table-cell>
          <table:table-cell table:formula="of:=[.L222]*16^(1/4)" office:value-type="float" office:value="1.3221">
            <text:p>1.3221</text:p>
          </table:table-cell>
          <table:table-cell/>
          <table:table-cell office:value-type="float" office:value="2.2">
            <text:p>2.2</text:p>
          </table:table-cell>
          <table:table-cell office:value-type="float" office:value="0.623966">
            <text:p>0.623966</text:p>
          </table:table-cell>
          <table:table-cell office:value-type="float" office:value="0.00134">
            <text:p>0.00134</text:p>
          </table:table-cell>
          <table:table-cell/>
          <table:table-cell table:formula="of:=([.R222]-2.269)*32" office:value-type="float" office:value="-2.208">
            <text:p>-2.208</text:p>
          </table:table-cell>
          <table:table-cell table:formula="of:=[.S222]*32^(1/4)" office:value-type="float" office:value="1.48404961343958">
            <text:p>1.4840496134</text:p>
          </table:table-cell>
          <table:table-cell/>
          <table:table-cell office:value-type="float" office:value="2.2">
            <text:p>2.2</text:p>
          </table:table-cell>
          <table:table-cell office:value-type="float" office:value="0.61838">
            <text:p>0.61838</text:p>
          </table:table-cell>
          <table:table-cell office:value-type="float" office:value="0.000064">
            <text:p>0.000064</text:p>
          </table:table-cell>
          <table:table-cell table:formula="of:=[.AA222]*10" office:value-type="float" office:value="0.00064">
            <text:p>0.00064</text:p>
          </table:table-cell>
          <table:table-cell table:formula="of:=([.Y222]-2.269)*64" office:value-type="float" office:value="-4.416">
            <text:p>-4.416</text:p>
          </table:table-cell>
          <table:table-cell table:formula="of:=[.Z222]*64^(1/4)" office:value-type="float" office:value="1.74904276540055">
            <text:p>1.749042765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1">
            <text:p>2.21</text:p>
          </table:table-cell>
          <table:table-cell office:value-type="float" office:value="0.694869">
            <text:p>0.694869</text:p>
          </table:table-cell>
          <table:table-cell office:value-type="float" office:value="0.001352">
            <text:p>0.001352</text:p>
          </table:table-cell>
          <table:table-cell table:formula="of:=[.F223]*50" office:value-type="float" office:value="0.0676">
            <text:p>0.0676</text:p>
          </table:table-cell>
          <table:table-cell table:formula="of:=([.D223]-[.A222])*8" office:value-type="float" office:value="-0.472000000000001">
            <text:p>-0.472</text:p>
          </table:table-cell>
          <table:table-cell table:formula="of:=[.E223]*8^(1/4)" office:value-type="float" office:value="1.16862570234187">
            <text:p>1.1686257023</text:p>
          </table:table-cell>
          <table:table-cell/>
          <table:table-cell office:value-type="float" office:value="2.21">
            <text:p>2.21</text:p>
          </table:table-cell>
          <table:table-cell office:value-type="float" office:value="0.638033">
            <text:p>0.638033</text:p>
          </table:table-cell>
          <table:table-cell office:value-type="float" office:value="0.003631">
            <text:p>0.003631</text:p>
          </table:table-cell>
          <table:table-cell table:formula="of:=[.M223]*10" office:value-type="float" office:value="0.03631">
            <text:p>0.03631</text:p>
          </table:table-cell>
          <table:table-cell table:formula="of:=([.K223]-2.269)*16" office:value-type="float" office:value="-0.944000000000003">
            <text:p>-0.944</text:p>
          </table:table-cell>
          <table:table-cell table:formula="of:=[.L223]*16^(1/4)" office:value-type="float" office:value="1.276066">
            <text:p>1.276066</text:p>
          </table:table-cell>
          <table:table-cell/>
          <table:table-cell office:value-type="float" office:value="2.21">
            <text:p>2.21</text:p>
          </table:table-cell>
          <table:table-cell office:value-type="float" office:value="0.605381">
            <text:p>0.605381</text:p>
          </table:table-cell>
          <table:table-cell office:value-type="float" office:value="0.000321">
            <text:p>0.000321</text:p>
          </table:table-cell>
          <table:table-cell/>
          <table:table-cell table:formula="of:=([.R223]-2.269)*32" office:value-type="float" office:value="-1.88800000000001">
            <text:p>-1.888</text:p>
          </table:table-cell>
          <table:table-cell table:formula="of:=[.S223]*32^(1/4)" office:value-type="float" office:value="1.43984678497492">
            <text:p>1.439846785</text:p>
          </table:table-cell>
          <table:table-cell/>
          <table:table-cell office:value-type="float" office:value="2.21">
            <text:p>2.21</text:p>
          </table:table-cell>
          <table:table-cell office:value-type="float" office:value="0.595497">
            <text:p>0.595497</text:p>
          </table:table-cell>
          <table:table-cell office:value-type="float" office:value="0.000067">
            <text:p>0.000067</text:p>
          </table:table-cell>
          <table:table-cell table:formula="of:=[.AA223]*10" office:value-type="float" office:value="0.00067">
            <text:p>0.00067</text:p>
          </table:table-cell>
          <table:table-cell table:formula="of:=([.Y223]-2.269)*64" office:value-type="float" office:value="-3.77600000000001">
            <text:p>-3.776</text:p>
          </table:table-cell>
          <table:table-cell table:formula="of:=[.Z223]*64^(1/4)" office:value-type="float" office:value="1.68431986750498">
            <text:p>1.684319867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2">
            <text:p>2.22</text:p>
          </table:table-cell>
          <table:table-cell office:value-type="float" office:value="0.693114">
            <text:p>0.693114</text:p>
          </table:table-cell>
          <table:table-cell office:value-type="float" office:value="0.001848">
            <text:p>0.001848</text:p>
          </table:table-cell>
          <table:table-cell table:formula="of:=[.F224]*50" office:value-type="float" office:value="0.0924">
            <text:p>0.0924</text:p>
          </table:table-cell>
          <table:table-cell table:formula="of:=([.D224]-[.A223])*8" office:value-type="float" office:value="-0.391999999999999">
            <text:p>-0.392</text:p>
          </table:table-cell>
          <table:table-cell table:formula="of:=[.E224]*8^(1/4)" office:value-type="float" office:value="1.16567415592433">
            <text:p>1.1656741559</text:p>
          </table:table-cell>
          <table:table-cell/>
          <table:table-cell office:value-type="float" office:value="2.22">
            <text:p>2.22</text:p>
          </table:table-cell>
          <table:table-cell office:value-type="float" office:value="0.627048">
            <text:p>0.627048</text:p>
          </table:table-cell>
          <table:table-cell office:value-type="float" office:value="0.003032">
            <text:p>0.003032</text:p>
          </table:table-cell>
          <table:table-cell table:formula="of:=[.M224]*10" office:value-type="float" office:value="0.03032">
            <text:p>0.03032</text:p>
          </table:table-cell>
          <table:table-cell table:formula="of:=([.K224]-2.269)*16" office:value-type="float" office:value="-0.783999999999999">
            <text:p>-0.784</text:p>
          </table:table-cell>
          <table:table-cell table:formula="of:=[.L224]*16^(1/4)" office:value-type="float" office:value="1.254096">
            <text:p>1.254096</text:p>
          </table:table-cell>
          <table:table-cell/>
          <table:table-cell office:value-type="float" office:value="2.22">
            <text:p>2.22</text:p>
          </table:table-cell>
          <table:table-cell office:value-type="float" office:value="0.584472">
            <text:p>0.584472</text:p>
          </table:table-cell>
          <table:table-cell office:value-type="float" office:value="0.0018">
            <text:p>0.0018</text:p>
          </table:table-cell>
          <table:table-cell/>
          <table:table-cell table:formula="of:=([.R224]-2.269)*32" office:value-type="float" office:value="-1.568">
            <text:p>-1.568</text:p>
          </table:table-cell>
          <table:table-cell table:formula="of:=[.S224]*32^(1/4)" office:value-type="float" office:value="1.39011652183974">
            <text:p>1.3901165218</text:p>
          </table:table-cell>
          <table:table-cell/>
          <table:table-cell office:value-type="float" office:value="2.22">
            <text:p>2.22</text:p>
          </table:table-cell>
          <table:table-cell office:value-type="float" office:value="0.571822">
            <text:p>0.571822</text:p>
          </table:table-cell>
          <table:table-cell office:value-type="float" office:value="0.000087">
            <text:p>0.000087</text:p>
          </table:table-cell>
          <table:table-cell table:formula="of:=[.AA224]*10" office:value-type="float" office:value="0.00087">
            <text:p>0.00087</text:p>
          </table:table-cell>
          <table:table-cell table:formula="of:=([.Y224]-2.269)*64" office:value-type="float" office:value="-3.136">
            <text:p>-3.136</text:p>
          </table:table-cell>
          <table:table-cell table:formula="of:=[.Z224]*64^(1/4)" office:value-type="float" office:value="1.61735685532662">
            <text:p>1.617356855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3">
            <text:p>2.23</text:p>
          </table:table-cell>
          <table:table-cell office:value-type="float" office:value="0.681926">
            <text:p>0.681926</text:p>
          </table:table-cell>
          <table:table-cell office:value-type="float" office:value="0.001658">
            <text:p>0.001658</text:p>
          </table:table-cell>
          <table:table-cell table:formula="of:=[.F225]*50" office:value-type="float" office:value="0.0829">
            <text:p>0.0829</text:p>
          </table:table-cell>
          <table:table-cell table:formula="of:=([.D225]-[.A224])*8" office:value-type="float" office:value="-0.312000000000001">
            <text:p>-0.312</text:p>
          </table:table-cell>
          <table:table-cell table:formula="of:=[.E225]*8^(1/4)" office:value-type="float" office:value="1.14685825773661">
            <text:p>1.1468582577</text:p>
          </table:table-cell>
          <table:table-cell/>
          <table:table-cell office:value-type="float" office:value="2.23">
            <text:p>2.23</text:p>
          </table:table-cell>
          <table:table-cell office:value-type="float" office:value="0.596601">
            <text:p>0.596601</text:p>
          </table:table-cell>
          <table:table-cell office:value-type="float" office:value="0.003896">
            <text:p>0.003896</text:p>
          </table:table-cell>
          <table:table-cell table:formula="of:=[.M225]*10" office:value-type="float" office:value="0.03896">
            <text:p>0.03896</text:p>
          </table:table-cell>
          <table:table-cell table:formula="of:=([.K225]-2.269)*16" office:value-type="float" office:value="-0.624000000000002">
            <text:p>-0.624</text:p>
          </table:table-cell>
          <table:table-cell table:formula="of:=[.L225]*16^(1/4)" office:value-type="float" office:value="1.193202">
            <text:p>1.193202</text:p>
          </table:table-cell>
          <table:table-cell/>
          <table:table-cell office:value-type="float" office:value="2.23">
            <text:p>2.23</text:p>
          </table:table-cell>
          <table:table-cell office:value-type="float" office:value="0.560796">
            <text:p>0.560796</text:p>
          </table:table-cell>
          <table:table-cell office:value-type="float" office:value="0.001842">
            <text:p>0.001842</text:p>
          </table:table-cell>
          <table:table-cell/>
          <table:table-cell table:formula="of:=([.R225]-2.269)*32" office:value-type="float" office:value="-1.248">
            <text:p>-1.248</text:p>
          </table:table-cell>
          <table:table-cell table:formula="of:=[.S225]*32^(1/4)" office:value-type="float" office:value="1.33380518653013">
            <text:p>1.3338051865</text:p>
          </table:table-cell>
          <table:table-cell/>
          <table:table-cell office:value-type="float" office:value="2.23">
            <text:p>2.23</text:p>
          </table:table-cell>
          <table:table-cell office:value-type="float" office:value="0.541442">
            <text:p>0.541442</text:p>
          </table:table-cell>
          <table:table-cell office:value-type="float" office:value="0.000095">
            <text:p>0.000095</text:p>
          </table:table-cell>
          <table:table-cell table:formula="of:=[.AA225]*10" office:value-type="float" office:value="0.00095">
            <text:p>0.00095</text:p>
          </table:table-cell>
          <table:table-cell table:formula="of:=([.Y225]-2.269)*64" office:value-type="float" office:value="-2.49600000000001">
            <text:p>-2.496</text:p>
          </table:table-cell>
          <table:table-cell table:formula="of:=[.Z225]*64^(1/4)" office:value-type="float" office:value="1.53142923927683">
            <text:p>1.531429239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4">
            <text:p>2.24</text:p>
          </table:table-cell>
          <table:table-cell office:value-type="float" office:value="0.671411">
            <text:p>0.671411</text:p>
          </table:table-cell>
          <table:table-cell office:value-type="float" office:value="0.001459">
            <text:p>0.001459</text:p>
          </table:table-cell>
          <table:table-cell table:formula="of:=[.F226]*50" office:value-type="float" office:value="0.07295">
            <text:p>0.07295</text:p>
          </table:table-cell>
          <table:table-cell table:formula="of:=([.D226]-[.A225])*8" office:value-type="float" office:value="-0.231999999999999">
            <text:p>-0.232</text:p>
          </table:table-cell>
          <table:table-cell table:formula="of:=[.E226]*8^(1/4)" office:value-type="float" office:value="1.12917420612382">
            <text:p>1.1291742061</text:p>
          </table:table-cell>
          <table:table-cell/>
          <table:table-cell office:value-type="float" office:value="2.24">
            <text:p>2.24</text:p>
          </table:table-cell>
          <table:table-cell office:value-type="float" office:value="0.603716">
            <text:p>0.603716</text:p>
          </table:table-cell>
          <table:table-cell office:value-type="float" office:value="0.003237">
            <text:p>0.003237</text:p>
          </table:table-cell>
          <table:table-cell table:formula="of:=[.M226]*10" office:value-type="float" office:value="0.03237">
            <text:p>0.03237</text:p>
          </table:table-cell>
          <table:table-cell table:formula="of:=([.K226]-2.269)*16" office:value-type="float" office:value="-0.463999999999999">
            <text:p>-0.464</text:p>
          </table:table-cell>
          <table:table-cell table:formula="of:=[.L226]*16^(1/4)" office:value-type="float" office:value="1.207432">
            <text:p>1.207432</text:p>
          </table:table-cell>
          <table:table-cell/>
          <table:table-cell office:value-type="float" office:value="2.24">
            <text:p>2.24</text:p>
          </table:table-cell>
          <table:table-cell office:value-type="float" office:value="0.536021">
            <text:p>0.536021</text:p>
          </table:table-cell>
          <table:table-cell office:value-type="float" office:value="0.001633">
            <text:p>0.001633</text:p>
          </table:table-cell>
          <table:table-cell/>
          <table:table-cell table:formula="of:=([.R226]-2.269)*32" office:value-type="float" office:value="-0.927999999999997">
            <text:p>-0.928</text:p>
          </table:table-cell>
          <table:table-cell table:formula="of:=[.S226]*32^(1/4)" office:value-type="float" office:value="1.27487997398175">
            <text:p>1.274879974</text:p>
          </table:table-cell>
          <table:table-cell/>
          <table:table-cell office:value-type="float" office:value="2.24">
            <text:p>2.24</text:p>
          </table:table-cell>
          <table:table-cell office:value-type="float" office:value="0.509745">
            <text:p>0.509745</text:p>
          </table:table-cell>
          <table:table-cell office:value-type="float" office:value="0.000172">
            <text:p>0.000172</text:p>
          </table:table-cell>
          <table:table-cell table:formula="of:=[.AA226]*10" office:value-type="float" office:value="0.00172">
            <text:p>0.00172</text:p>
          </table:table-cell>
          <table:table-cell table:formula="of:=([.Y226]-2.269)*64" office:value-type="float" office:value="-1.85599999999999">
            <text:p>-1.856</text:p>
          </table:table-cell>
          <table:table-cell table:formula="of:=[.Z226]*64^(1/4)" office:value-type="float" office:value="1.44177658470375">
            <text:p>1.44177658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float" office:value="0.667745">
            <text:p>0.667745</text:p>
          </table:table-cell>
          <table:table-cell office:value-type="float" office:value="0.002153">
            <text:p>0.002153</text:p>
          </table:table-cell>
          <table:table-cell table:formula="of:=[.F227]*50" office:value-type="float" office:value="0.10765">
            <text:p>0.10765</text:p>
          </table:table-cell>
          <table:table-cell table:formula="of:=([.D227]-[.A226])*8" office:value-type="float" office:value="-0.152000000000001">
            <text:p>-0.152</text:p>
          </table:table-cell>
          <table:table-cell table:formula="of:=[.E227]*8^(1/4)" office:value-type="float" office:value="1.12300875360718">
            <text:p>1.1230087536</text:p>
          </table:table-cell>
          <table:table-cell/>
          <table:table-cell office:value-type="float" office:value="2.25">
            <text:p>2.25</text:p>
          </table:table-cell>
          <table:table-cell office:value-type="float" office:value="0.578903">
            <text:p>0.578903</text:p>
          </table:table-cell>
          <table:table-cell office:value-type="float" office:value="0.003667">
            <text:p>0.003667</text:p>
          </table:table-cell>
          <table:table-cell table:formula="of:=[.M227]*10" office:value-type="float" office:value="0.03667">
            <text:p>0.03667</text:p>
          </table:table-cell>
          <table:table-cell table:formula="of:=([.K227]-2.269)*16" office:value-type="float" office:value="-0.304000000000002">
            <text:p>-0.304</text:p>
          </table:table-cell>
          <table:table-cell table:formula="of:=[.L227]*16^(1/4)" office:value-type="float" office:value="1.157806">
            <text:p>1.157806</text:p>
          </table:table-cell>
          <table:table-cell/>
          <table:table-cell office:value-type="float" office:value="2.25">
            <text:p>2.25</text:p>
          </table:table-cell>
          <table:table-cell office:value-type="float" office:value="0.505093">
            <text:p>0.505093</text:p>
          </table:table-cell>
          <table:table-cell office:value-type="float" office:value="0.001561">
            <text:p>0.001561</text:p>
          </table:table-cell>
          <table:table-cell/>
          <table:table-cell table:formula="of:=([.R227]-2.269)*32" office:value-type="float" office:value="-0.608000000000004">
            <text:p>-0.608</text:p>
          </table:table-cell>
          <table:table-cell table:formula="of:=[.S227]*32^(1/4)" office:value-type="float" office:value="1.20132037867614">
            <text:p>1.2013203787</text:p>
          </table:table-cell>
          <table:table-cell/>
          <table:table-cell office:value-type="float" office:value="2.25">
            <text:p>2.25</text:p>
          </table:table-cell>
          <table:table-cell office:value-type="float" office:value="0.477328">
            <text:p>0.477328</text:p>
          </table:table-cell>
          <table:table-cell office:value-type="float" office:value="0.000764">
            <text:p>0.000764</text:p>
          </table:table-cell>
          <table:table-cell table:formula="of:=[.AA227]*10" office:value-type="float" office:value="0.00764">
            <text:p>0.00764</text:p>
          </table:table-cell>
          <table:table-cell table:formula="of:=([.Y227]-2.269)*64" office:value-type="float" office:value="-1.21600000000001">
            <text:p>-1.216</text:p>
          </table:table-cell>
          <table:table-cell table:formula="of:=[.Z227]*64^(1/4)" office:value-type="float" office:value="1.35008746260085">
            <text:p>1.350087462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6">
            <text:p>2.26</text:p>
          </table:table-cell>
          <table:table-cell office:value-type="float" office:value="0.665629">
            <text:p>0.665629</text:p>
          </table:table-cell>
          <table:table-cell office:value-type="float" office:value="0.002436">
            <text:p>0.002436</text:p>
          </table:table-cell>
          <table:table-cell table:formula="of:=[.F228]*50" office:value-type="float" office:value="0.1218">
            <text:p>0.1218</text:p>
          </table:table-cell>
          <table:table-cell table:formula="of:=([.D228]-[.A227])*8" office:value-type="float" office:value="-0.0720000000000027">
            <text:p>-0.072</text:p>
          </table:table-cell>
          <table:table-cell table:formula="of:=[.E228]*8^(1/4)" office:value-type="float" office:value="1.11945007997783">
            <text:p>1.11945008</text:p>
          </table:table-cell>
          <table:table-cell/>
          <table:table-cell office:value-type="float" office:value="2.26">
            <text:p>2.26</text:p>
          </table:table-cell>
          <table:table-cell office:value-type="float" office:value="0.556241">
            <text:p>0.556241</text:p>
          </table:table-cell>
          <table:table-cell office:value-type="float" office:value="0.003666">
            <text:p>0.003666</text:p>
          </table:table-cell>
          <table:table-cell table:formula="of:=[.M228]*10" office:value-type="float" office:value="0.03666">
            <text:p>0.03666</text:p>
          </table:table-cell>
          <table:table-cell table:formula="of:=([.K228]-2.269)*16" office:value-type="float" office:value="-0.144000000000005">
            <text:p>-0.144</text:p>
          </table:table-cell>
          <table:table-cell table:formula="of:=[.L228]*16^(1/4)" office:value-type="float" office:value="1.112482">
            <text:p>1.112482</text:p>
          </table:table-cell>
          <table:table-cell/>
          <table:table-cell office:value-type="float" office:value="2.26">
            <text:p>2.26</text:p>
          </table:table-cell>
          <table:table-cell office:value-type="float" office:value="0.483127">
            <text:p>0.483127</text:p>
          </table:table-cell>
          <table:table-cell office:value-type="float" office:value="0.001451">
            <text:p>0.001451</text:p>
          </table:table-cell>
          <table:table-cell/>
          <table:table-cell table:formula="of:=([.R228]-2.269)*32" office:value-type="float" office:value="-0.288000000000011">
            <text:p>-0.288</text:p>
          </table:table-cell>
          <table:table-cell table:formula="of:=[.S228]*32^(1/4)" office:value-type="float" office:value="1.14907613169984">
            <text:p>1.1490761317</text:p>
          </table:table-cell>
          <table:table-cell/>
          <table:table-cell office:value-type="float" office:value="2.26">
            <text:p>2.26</text:p>
          </table:table-cell>
          <table:table-cell office:value-type="float" office:value="0.427959">
            <text:p>0.427959</text:p>
          </table:table-cell>
          <table:table-cell office:value-type="float" office:value="0.00066">
            <text:p>0.00066</text:p>
          </table:table-cell>
          <table:table-cell table:formula="of:=[.AA228]*10" office:value-type="float" office:value="0.0066">
            <text:p>0.0066</text:p>
          </table:table-cell>
          <table:table-cell table:formula="of:=([.Y228]-2.269)*64" office:value-type="float" office:value="-0.576000000000022">
            <text:p>-0.576</text:p>
          </table:table-cell>
          <table:table-cell table:formula="of:=[.Z228]*64^(1/4)" office:value-type="float" office:value="1.21045084387925">
            <text:p>1.210450843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7">
            <text:p>2.27</text:p>
          </table:table-cell>
          <table:table-cell office:value-type="float" office:value="0.64488">
            <text:p>0.64488</text:p>
          </table:table-cell>
          <table:table-cell office:value-type="float" office:value="0.001174">
            <text:p>0.001174</text:p>
          </table:table-cell>
          <table:table-cell table:formula="of:=[.F229]*50" office:value-type="float" office:value="0.0587">
            <text:p>0.0587</text:p>
          </table:table-cell>
          <table:table-cell table:formula="of:=([.D229]-[.A228])*8" office:value-type="float" office:value="0.00799999999999912">
            <text:p>0.008</text:p>
          </table:table-cell>
          <table:table-cell table:formula="of:=[.E229]*8^(1/4)" office:value-type="float" office:value="1.08455456053763">
            <text:p>1.0845545605</text:p>
          </table:table-cell>
          <table:table-cell/>
          <table:table-cell office:value-type="float" office:value="2.27">
            <text:p>2.27</text:p>
          </table:table-cell>
          <table:table-cell office:value-type="float" office:value="0.540033">
            <text:p>0.540033</text:p>
          </table:table-cell>
          <table:table-cell office:value-type="float" office:value="0.003665">
            <text:p>0.003665</text:p>
          </table:table-cell>
          <table:table-cell table:formula="of:=[.M229]*10" office:value-type="float" office:value="0.03665">
            <text:p>0.03665</text:p>
          </table:table-cell>
          <table:table-cell table:formula="of:=([.K229]-2.269)*16" office:value-type="float" office:value="0.0159999999999982">
            <text:p>0.016</text:p>
          </table:table-cell>
          <table:table-cell table:formula="of:=[.L229]*16^(1/4)" office:value-type="float" office:value="1.080066">
            <text:p>1.080066</text:p>
          </table:table-cell>
          <table:table-cell/>
          <table:table-cell office:value-type="float" office:value="2.27">
            <text:p>2.27</text:p>
          </table:table-cell>
          <table:table-cell office:value-type="float" office:value="0.453267">
            <text:p>0.453267</text:p>
          </table:table-cell>
          <table:table-cell office:value-type="float" office:value="0.001555">
            <text:p>0.001555</text:p>
          </table:table-cell>
          <table:table-cell/>
          <table:table-cell table:formula="of:=([.R229]-2.269)*32" office:value-type="float" office:value="0.0319999999999965">
            <text:p>0.032</text:p>
          </table:table-cell>
          <table:table-cell table:formula="of:=[.S229]*32^(1/4)" office:value-type="float" office:value="1.07805668279188">
            <text:p>1.0780566828</text:p>
          </table:table-cell>
          <table:table-cell/>
          <table:table-cell office:value-type="float" office:value="2.27">
            <text:p>2.27</text:p>
          </table:table-cell>
          <table:table-cell office:value-type="float" office:value="0.379878">
            <text:p>0.379878</text:p>
          </table:table-cell>
          <table:table-cell office:value-type="float" office:value="0.000752">
            <text:p>0.000752</text:p>
          </table:table-cell>
          <table:table-cell table:formula="of:=[.AA229]*10" office:value-type="float" office:value="0.00752">
            <text:p>0.00752</text:p>
          </table:table-cell>
          <table:table-cell table:formula="of:=([.Y229]-2.269)*64" office:value-type="float" office:value="0.063999999999993">
            <text:p>0.064</text:p>
          </table:table-cell>
          <table:table-cell table:formula="of:=[.Z229]*64^(1/4)" office:value-type="float" office:value="1.07445723929433">
            <text:p>1.074457239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8">
            <text:p>2.28</text:p>
          </table:table-cell>
          <table:table-cell office:value-type="float" office:value="0.62974">
            <text:p>0.62974</text:p>
          </table:table-cell>
          <table:table-cell office:value-type="float" office:value="0.001926">
            <text:p>0.001926</text:p>
          </table:table-cell>
          <table:table-cell table:formula="of:=[.F230]*50" office:value-type="float" office:value="0.0963">
            <text:p>0.0963</text:p>
          </table:table-cell>
          <table:table-cell table:formula="of:=([.D230]-[.A229])*8" office:value-type="float" office:value="0.0879999999999974">
            <text:p>0.088</text:p>
          </table:table-cell>
          <table:table-cell table:formula="of:=[.E230]*8^(1/4)" office:value-type="float" office:value="1.05909221708375">
            <text:p>1.0590922171</text:p>
          </table:table-cell>
          <table:table-cell/>
          <table:table-cell office:value-type="float" office:value="2.28">
            <text:p>2.28</text:p>
          </table:table-cell>
          <table:table-cell office:value-type="float" office:value="0.525435">
            <text:p>0.525435</text:p>
          </table:table-cell>
          <table:table-cell office:value-type="float" office:value="0.003415">
            <text:p>0.003415</text:p>
          </table:table-cell>
          <table:table-cell table:formula="of:=[.M230]*10" office:value-type="float" office:value="0.03415">
            <text:p>0.03415</text:p>
          </table:table-cell>
          <table:table-cell table:formula="of:=([.K230]-2.269)*16" office:value-type="float" office:value="0.176000000000002">
            <text:p>0.176</text:p>
          </table:table-cell>
          <table:table-cell table:formula="of:=[.L230]*16^(1/4)" office:value-type="float" office:value="1.05087">
            <text:p>1.05087</text:p>
          </table:table-cell>
          <table:table-cell/>
          <table:table-cell office:value-type="float" office:value="2.28">
            <text:p>2.28</text:p>
          </table:table-cell>
          <table:table-cell office:value-type="float" office:value="0.422065">
            <text:p>0.422065</text:p>
          </table:table-cell>
          <table:table-cell office:value-type="float" office:value="0.001605">
            <text:p>0.001605</text:p>
          </table:table-cell>
          <table:table-cell/>
          <table:table-cell table:formula="of:=([.R230]-2.269)*32" office:value-type="float" office:value="0.352000000000004">
            <text:p>0.352</text:p>
          </table:table-cell>
          <table:table-cell table:formula="of:=[.S230]*32^(1/4)" office:value-type="float" office:value="1.00384540198725">
            <text:p>1.003845402</text:p>
          </table:table-cell>
          <table:table-cell/>
          <table:table-cell office:value-type="float" office:value="2.28">
            <text:p>2.28</text:p>
          </table:table-cell>
          <table:table-cell office:value-type="float" office:value="0.326211">
            <text:p>0.326211</text:p>
          </table:table-cell>
          <table:table-cell office:value-type="float" office:value="0.000645">
            <text:p>0.000645</text:p>
          </table:table-cell>
          <table:table-cell table:formula="of:=[.AA230]*10" office:value-type="float" office:value="0.00645">
            <text:p>0.00645</text:p>
          </table:table-cell>
          <table:table-cell table:formula="of:=([.Y230]-2.269)*64" office:value-type="float" office:value="0.704000000000008">
            <text:p>0.704</text:p>
          </table:table-cell>
          <table:table-cell table:formula="of:=[.Z230]*64^(1/4)" office:value-type="float" office:value="0.922664040790579">
            <text:p>0.922664040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29">
            <text:p>2.29</text:p>
          </table:table-cell>
          <table:table-cell office:value-type="float" office:value="0.638989">
            <text:p>0.638989</text:p>
          </table:table-cell>
          <table:table-cell office:value-type="float" office:value="0.001479">
            <text:p>0.001479</text:p>
          </table:table-cell>
          <table:table-cell table:formula="of:=[.F231]*50" office:value-type="float" office:value="0.07395">
            <text:p>0.07395</text:p>
          </table:table-cell>
          <table:table-cell table:formula="of:=([.D231]-[.A230])*8" office:value-type="float" office:value="0.167999999999999">
            <text:p>0.168</text:p>
          </table:table-cell>
          <table:table-cell table:formula="of:=[.E231]*8^(1/4)" office:value-type="float" office:value="1.07464711897311">
            <text:p>1.074647119</text:p>
          </table:table-cell>
          <table:table-cell/>
          <table:table-cell office:value-type="float" office:value="2.29">
            <text:p>2.29</text:p>
          </table:table-cell>
          <table:table-cell office:value-type="float" office:value="0.509878">
            <text:p>0.509878</text:p>
          </table:table-cell>
          <table:table-cell office:value-type="float" office:value="0.003472">
            <text:p>0.003472</text:p>
          </table:table-cell>
          <table:table-cell table:formula="of:=[.M231]*10" office:value-type="float" office:value="0.03472">
            <text:p>0.03472</text:p>
          </table:table-cell>
          <table:table-cell table:formula="of:=([.K231]-2.269)*16" office:value-type="float" office:value="0.335999999999999">
            <text:p>0.336</text:p>
          </table:table-cell>
          <table:table-cell table:formula="of:=[.L231]*16^(1/4)" office:value-type="float" office:value="1.019756">
            <text:p>1.019756</text:p>
          </table:table-cell>
          <table:table-cell/>
          <table:table-cell office:value-type="float" office:value="2.29">
            <text:p>2.29</text:p>
          </table:table-cell>
          <table:table-cell office:value-type="float" office:value="0.388926">
            <text:p>0.388926</text:p>
          </table:table-cell>
          <table:table-cell office:value-type="float" office:value="0.0014">
            <text:p>0.0014</text:p>
          </table:table-cell>
          <table:table-cell/>
          <table:table-cell table:formula="of:=([.R231]-2.269)*32" office:value-type="float" office:value="0.671999999999997">
            <text:p>0.672</text:p>
          </table:table-cell>
          <table:table-cell table:formula="of:=[.S231]*32^(1/4)" office:value-type="float" office:value="0.925027132819097">
            <text:p>0.9250271328</text:p>
          </table:table-cell>
          <table:table-cell/>
          <table:table-cell office:value-type="float" office:value="2.29">
            <text:p>2.29</text:p>
          </table:table-cell>
          <table:table-cell office:value-type="float" office:value="0.27155">
            <text:p>0.27155</text:p>
          </table:table-cell>
          <table:table-cell office:value-type="float" office:value="0.000593">
            <text:p>0.000593</text:p>
          </table:table-cell>
          <table:table-cell table:formula="of:=[.AA231]*10" office:value-type="float" office:value="0.00593">
            <text:p>0.00593</text:p>
          </table:table-cell>
          <table:table-cell table:formula="of:=([.Y231]-2.269)*64" office:value-type="float" office:value="1.34399999999999">
            <text:p>1.344</text:p>
          </table:table-cell>
          <table:table-cell table:formula="of:=[.Z231]*64^(1/4)" office:value-type="float" office:value="0.768059385724828">
            <text:p>0.768059385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">
            <text:p>2.3</text:p>
          </table:table-cell>
          <table:table-cell office:value-type="float" office:value="0.616362">
            <text:p>0.616362</text:p>
          </table:table-cell>
          <table:table-cell office:value-type="float" office:value="0.001094">
            <text:p>0.001094</text:p>
          </table:table-cell>
          <table:table-cell table:formula="of:=[.F232]*50" office:value-type="float" office:value="0.0547">
            <text:p>0.0547</text:p>
          </table:table-cell>
          <table:table-cell table:formula="of:=([.D232]-[.A231])*8" office:value-type="float" office:value="0.247999999999998">
            <text:p>0.248</text:p>
          </table:table-cell>
          <table:table-cell table:formula="of:=[.E232]*8^(1/4)" office:value-type="float" office:value="1.03659319259722">
            <text:p>1.0365931926</text:p>
          </table:table-cell>
          <table:table-cell/>
          <table:table-cell office:value-type="float" office:value="2.3">
            <text:p>2.3</text:p>
          </table:table-cell>
          <table:table-cell office:value-type="float" office:value="0.499202">
            <text:p>0.499202</text:p>
          </table:table-cell>
          <table:table-cell office:value-type="float" office:value="0.003167">
            <text:p>0.003167</text:p>
          </table:table-cell>
          <table:table-cell table:formula="of:=[.M232]*10" office:value-type="float" office:value="0.03167">
            <text:p>0.03167</text:p>
          </table:table-cell>
          <table:table-cell table:formula="of:=([.K232]-2.269)*16" office:value-type="float" office:value="0.495999999999995">
            <text:p>0.496</text:p>
          </table:table-cell>
          <table:table-cell table:formula="of:=[.L232]*16^(1/4)" office:value-type="float" office:value="0.998404">
            <text:p>0.998404</text:p>
          </table:table-cell>
          <table:table-cell/>
          <table:table-cell office:value-type="float" office:value="2.3">
            <text:p>2.3</text:p>
          </table:table-cell>
          <table:table-cell office:value-type="float" office:value="0.36678">
            <text:p>0.36678</text:p>
          </table:table-cell>
          <table:table-cell office:value-type="float" office:value="0.00146">
            <text:p>0.00146</text:p>
          </table:table-cell>
          <table:table-cell/>
          <table:table-cell table:formula="of:=([.R232]-2.269)*32" office:value-type="float" office:value="0.99199999999999">
            <text:p>0.992</text:p>
          </table:table-cell>
          <table:table-cell table:formula="of:=[.S232]*32^(1/4)" office:value-type="float" office:value="0.872354771281396">
            <text:p>0.8723547713</text:p>
          </table:table-cell>
          <table:table-cell/>
          <table:table-cell office:value-type="float" office:value="2.3">
            <text:p>2.3</text:p>
          </table:table-cell>
          <table:table-cell office:value-type="float" office:value="0.225216">
            <text:p>0.225216</text:p>
          </table:table-cell>
          <table:table-cell office:value-type="float" office:value="0.000565">
            <text:p>0.000565</text:p>
          </table:table-cell>
          <table:table-cell table:formula="of:=[.AA232]*10" office:value-type="float" office:value="0.00565">
            <text:p>0.00565</text:p>
          </table:table-cell>
          <table:table-cell table:formula="of:=([.Y232]-2.269)*64" office:value-type="float" office:value="1.98399999999998">
            <text:p>1.984</text:p>
          </table:table-cell>
          <table:table-cell table:formula="of:=[.Z232]*64^(1/4)" office:value-type="float" office:value="0.637007043326838">
            <text:p>0.637007043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1">
            <text:p>2.31</text:p>
          </table:table-cell>
          <table:table-cell office:value-type="float" office:value="0.600195">
            <text:p>0.600195</text:p>
          </table:table-cell>
          <table:table-cell office:value-type="float" office:value="0.001813">
            <text:p>0.001813</text:p>
          </table:table-cell>
          <table:table-cell table:formula="of:=[.F233]*50" office:value-type="float" office:value="0.09065">
            <text:p>0.09065</text:p>
          </table:table-cell>
          <table:table-cell table:formula="of:=([.D233]-[.A232])*8" office:value-type="float" office:value="0.327999999999999">
            <text:p>0.328</text:p>
          </table:table-cell>
          <table:table-cell table:formula="of:=[.E233]*8^(1/4)" office:value-type="float" office:value="1.00940364790641">
            <text:p>1.0094036479</text:p>
          </table:table-cell>
          <table:table-cell/>
          <table:table-cell office:value-type="float" office:value="2.31">
            <text:p>2.31</text:p>
          </table:table-cell>
          <table:table-cell office:value-type="float" office:value="0.48532">
            <text:p>0.48532</text:p>
          </table:table-cell>
          <table:table-cell office:value-type="float" office:value="0.003419">
            <text:p>0.003419</text:p>
          </table:table-cell>
          <table:table-cell table:formula="of:=[.M233]*10" office:value-type="float" office:value="0.03419">
            <text:p>0.03419</text:p>
          </table:table-cell>
          <table:table-cell table:formula="of:=([.K233]-2.269)*16" office:value-type="float" office:value="0.655999999999999">
            <text:p>0.656</text:p>
          </table:table-cell>
          <table:table-cell table:formula="of:=[.L233]*16^(1/4)" office:value-type="float" office:value="0.97064">
            <text:p>0.97064</text:p>
          </table:table-cell>
          <table:table-cell/>
          <table:table-cell office:value-type="float" office:value="2.31">
            <text:p>2.31</text:p>
          </table:table-cell>
          <table:table-cell office:value-type="float" office:value="0.331659">
            <text:p>0.331659</text:p>
          </table:table-cell>
          <table:table-cell office:value-type="float" office:value="0.001417">
            <text:p>0.001417</text:p>
          </table:table-cell>
          <table:table-cell/>
          <table:table-cell table:formula="of:=([.R233]-2.269)*32" office:value-type="float" office:value="1.312">
            <text:p>1.312</text:p>
          </table:table-cell>
          <table:table-cell table:formula="of:=[.S233]*32^(1/4)" office:value-type="float" office:value="0.788822485109375">
            <text:p>0.7888224851</text:p>
          </table:table-cell>
          <table:table-cell/>
          <table:table-cell office:value-type="float" office:value="2.31">
            <text:p>2.31</text:p>
          </table:table-cell>
          <table:table-cell office:value-type="float" office:value="0.186097">
            <text:p>0.186097</text:p>
          </table:table-cell>
          <table:table-cell office:value-type="float" office:value="0.000515">
            <text:p>0.000515</text:p>
          </table:table-cell>
          <table:table-cell table:formula="of:=[.AA233]*10" office:value-type="float" office:value="0.00515">
            <text:p>0.00515</text:p>
          </table:table-cell>
          <table:table-cell table:formula="of:=([.Y233]-2.269)*64" office:value-type="float" office:value="2.624">
            <text:p>2.624</text:p>
          </table:table-cell>
          <table:table-cell table:formula="of:=[.Z233]*64^(1/4)" office:value-type="float" office:value="0.526361802633892">
            <text:p>0.526361802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2">
            <text:p>2.32</text:p>
          </table:table-cell>
          <table:table-cell office:value-type="float" office:value="0.598213">
            <text:p>0.598213</text:p>
          </table:table-cell>
          <table:table-cell office:value-type="float" office:value="0.002526">
            <text:p>0.002526</text:p>
          </table:table-cell>
          <table:table-cell table:formula="of:=[.F234]*50" office:value-type="float" office:value="0.1263">
            <text:p>0.1263</text:p>
          </table:table-cell>
          <table:table-cell table:formula="of:=([.D234]-[.A233])*8" office:value-type="float" office:value="0.407999999999998">
            <text:p>0.408</text:p>
          </table:table-cell>
          <table:table-cell table:formula="of:=[.E234]*8^(1/4)" office:value-type="float" office:value="1.00607033451634">
            <text:p>1.0060703345</text:p>
          </table:table-cell>
          <table:table-cell/>
          <table:table-cell office:value-type="float" office:value="2.32">
            <text:p>2.32</text:p>
          </table:table-cell>
          <table:table-cell office:value-type="float" office:value="0.461207">
            <text:p>0.461207</text:p>
          </table:table-cell>
          <table:table-cell office:value-type="float" office:value="0.003339">
            <text:p>0.003339</text:p>
          </table:table-cell>
          <table:table-cell table:formula="of:=[.M234]*10" office:value-type="float" office:value="0.03339">
            <text:p>0.03339</text:p>
          </table:table-cell>
          <table:table-cell table:formula="of:=([.K234]-2.269)*16" office:value-type="float" office:value="0.815999999999995">
            <text:p>0.816</text:p>
          </table:table-cell>
          <table:table-cell table:formula="of:=[.L234]*16^(1/4)" office:value-type="float" office:value="0.922414">
            <text:p>0.922414</text:p>
          </table:table-cell>
          <table:table-cell/>
          <table:table-cell office:value-type="float" office:value="2.32">
            <text:p>2.32</text:p>
          </table:table-cell>
          <table:table-cell office:value-type="float" office:value="0.300858">
            <text:p>0.300858</text:p>
          </table:table-cell>
          <table:table-cell office:value-type="float" office:value="0.001335">
            <text:p>0.001335</text:p>
          </table:table-cell>
          <table:table-cell/>
          <table:table-cell table:formula="of:=([.R234]-2.269)*32" office:value-type="float" office:value="1.63199999999999">
            <text:p>1.632</text:p>
          </table:table-cell>
          <table:table-cell table:formula="of:=[.S234]*32^(1/4)" office:value-type="float" office:value="0.715564948410977">
            <text:p>0.7155649484</text:p>
          </table:table-cell>
          <table:table-cell/>
          <table:table-cell office:value-type="float" office:value="2.32">
            <text:p>2.32</text:p>
          </table:table-cell>
          <table:table-cell office:value-type="float" office:value="0.151202">
            <text:p>0.151202</text:p>
          </table:table-cell>
          <table:table-cell office:value-type="float" office:value="0.000474">
            <text:p>0.000474</text:p>
          </table:table-cell>
          <table:table-cell table:formula="of:=[.AA234]*10" office:value-type="float" office:value="0.00474">
            <text:p>0.00474</text:p>
          </table:table-cell>
          <table:table-cell table:formula="of:=([.Y234]-2.269)*64" office:value-type="float" office:value="3.26399999999998">
            <text:p>3.264</text:p>
          </table:table-cell>
          <table:table-cell table:formula="of:=[.Z234]*64^(1/4)" office:value-type="float" office:value="0.427663838115874">
            <text:p>0.427663838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3">
            <text:p>2.33</text:p>
          </table:table-cell>
          <table:table-cell office:value-type="float" office:value="0.603566">
            <text:p>0.603566</text:p>
          </table:table-cell>
          <table:table-cell office:value-type="float" office:value="0.001699">
            <text:p>0.001699</text:p>
          </table:table-cell>
          <table:table-cell table:formula="of:=[.F235]*50" office:value-type="float" office:value="0.08495">
            <text:p>0.08495</text:p>
          </table:table-cell>
          <table:table-cell table:formula="of:=([.D235]-[.A234])*8" office:value-type="float" office:value="0.488">
            <text:p>0.488</text:p>
          </table:table-cell>
          <table:table-cell table:formula="of:=[.E235]*8^(1/4)" office:value-type="float" office:value="1.01507297153805">
            <text:p>1.0150729715</text:p>
          </table:table-cell>
          <table:table-cell/>
          <table:table-cell office:value-type="float" office:value="2.33">
            <text:p>2.33</text:p>
          </table:table-cell>
          <table:table-cell office:value-type="float" office:value="0.432094">
            <text:p>0.432094</text:p>
          </table:table-cell>
          <table:table-cell office:value-type="float" office:value="0.002843">
            <text:p>0.002843</text:p>
          </table:table-cell>
          <table:table-cell table:formula="of:=[.M235]*10" office:value-type="float" office:value="0.02843">
            <text:p>0.02843</text:p>
          </table:table-cell>
          <table:table-cell table:formula="of:=([.K235]-2.269)*16" office:value-type="float" office:value="0.975999999999999">
            <text:p>0.976</text:p>
          </table:table-cell>
          <table:table-cell table:formula="of:=[.L235]*16^(1/4)" office:value-type="float" office:value="0.864188">
            <text:p>0.864188</text:p>
          </table:table-cell>
          <table:table-cell/>
          <table:table-cell office:value-type="float" office:value="2.33">
            <text:p>2.33</text:p>
          </table:table-cell>
          <table:table-cell office:value-type="float" office:value="0.278347">
            <text:p>0.278347</text:p>
          </table:table-cell>
          <table:table-cell office:value-type="float" office:value="0.001321">
            <text:p>0.001321</text:p>
          </table:table-cell>
          <table:table-cell/>
          <table:table-cell table:formula="of:=([.R235]-2.269)*32" office:value-type="float" office:value="1.952">
            <text:p>1.952</text:p>
          </table:table-cell>
          <table:table-cell table:formula="of:=[.S235]*32^(1/4)" office:value-type="float" office:value="0.662024465679325">
            <text:p>0.6620244657</text:p>
          </table:table-cell>
          <table:table-cell/>
          <table:table-cell office:value-type="float" office:value="2.33">
            <text:p>2.33</text:p>
          </table:table-cell>
          <table:table-cell office:value-type="float" office:value="0.120272">
            <text:p>0.120272</text:p>
          </table:table-cell>
          <table:table-cell office:value-type="float" office:value="0.00044">
            <text:p>0.00044</text:p>
          </table:table-cell>
          <table:table-cell table:formula="of:=[.AA235]*10" office:value-type="float" office:value="0.0044">
            <text:p>0.0044</text:p>
          </table:table-cell>
          <table:table-cell table:formula="of:=([.Y235]-2.269)*64" office:value-type="float" office:value="3.904">
            <text:p>3.904</text:p>
          </table:table-cell>
          <table:table-cell table:formula="of:=[.Z235]*64^(1/4)" office:value-type="float" office:value="0.340180587147474">
            <text:p>0.340180587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4">
            <text:p>2.34</text:p>
          </table:table-cell>
          <table:table-cell office:value-type="float" office:value="0.583673">
            <text:p>0.583673</text:p>
          </table:table-cell>
          <table:table-cell office:value-type="float" office:value="0.00226">
            <text:p>0.00226</text:p>
          </table:table-cell>
          <table:table-cell table:formula="of:=[.F236]*50" office:value-type="float" office:value="0.113">
            <text:p>0.113</text:p>
          </table:table-cell>
          <table:table-cell table:formula="of:=([.D236]-[.A235])*8" office:value-type="float" office:value="0.567999999999998">
            <text:p>0.568</text:p>
          </table:table-cell>
          <table:table-cell table:formula="of:=[.E236]*8^(1/4)" office:value-type="float" office:value="0.981617066760763">
            <text:p>0.9816170668</text:p>
          </table:table-cell>
          <table:table-cell/>
          <table:table-cell office:value-type="float" office:value="2.34">
            <text:p>2.34</text:p>
          </table:table-cell>
          <table:table-cell office:value-type="float" office:value="0.416068">
            <text:p>0.416068</text:p>
          </table:table-cell>
          <table:table-cell office:value-type="float" office:value="0.002832">
            <text:p>0.002832</text:p>
          </table:table-cell>
          <table:table-cell table:formula="of:=[.M236]*10" office:value-type="float" office:value="0.02832">
            <text:p>0.02832</text:p>
          </table:table-cell>
          <table:table-cell table:formula="of:=([.K236]-2.269)*16" office:value-type="float" office:value="1.136">
            <text:p>1.136</text:p>
          </table:table-cell>
          <table:table-cell table:formula="of:=[.L236]*16^(1/4)" office:value-type="float" office:value="0.832136">
            <text:p>0.832136</text:p>
          </table:table-cell>
          <table:table-cell/>
          <table:table-cell office:value-type="float" office:value="2.34">
            <text:p>2.34</text:p>
          </table:table-cell>
          <table:table-cell office:value-type="float" office:value="0.252342">
            <text:p>0.252342</text:p>
          </table:table-cell>
          <table:table-cell office:value-type="float" office:value="0.001237">
            <text:p>0.001237</text:p>
          </table:table-cell>
          <table:table-cell/>
          <table:table-cell table:formula="of:=([.R236]-2.269)*32" office:value-type="float" office:value="2.27199999999999">
            <text:p>2.272</text:p>
          </table:table-cell>
          <table:table-cell table:formula="of:=[.S236]*32^(1/4)" office:value-type="float" office:value="0.600173803628033">
            <text:p>0.6001738036</text:p>
          </table:table-cell>
          <table:table-cell/>
          <table:table-cell office:value-type="float" office:value="2.34">
            <text:p>2.34</text:p>
          </table:table-cell>
          <table:table-cell office:value-type="float" office:value="0.098968">
            <text:p>0.098968</text:p>
          </table:table-cell>
          <table:table-cell office:value-type="float" office:value="0.000382">
            <text:p>0.000382</text:p>
          </table:table-cell>
          <table:table-cell table:formula="of:=[.AA236]*10" office:value-type="float" office:value="0.00382">
            <text:p>0.00382</text:p>
          </table:table-cell>
          <table:table-cell table:formula="of:=([.Y236]-2.269)*64" office:value-type="float" office:value="4.54399999999998">
            <text:p>4.544</text:p>
          </table:table-cell>
          <table:table-cell table:formula="of:=[.Z236]*64^(1/4)" office:value-type="float" office:value="0.279923775681881">
            <text:p>0.279923775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5">
            <text:p>2.35</text:p>
          </table:table-cell>
          <table:table-cell office:value-type="float" office:value="0.574105">
            <text:p>0.574105</text:p>
          </table:table-cell>
          <table:table-cell office:value-type="float" office:value="0.001377">
            <text:p>0.001377</text:p>
          </table:table-cell>
          <table:table-cell table:formula="of:=[.F237]*50" office:value-type="float" office:value="0.06885">
            <text:p>0.06885</text:p>
          </table:table-cell>
          <table:table-cell table:formula="of:=([.D237]-[.A236])*8" office:value-type="float" office:value="0.648">
            <text:p>0.648</text:p>
          </table:table-cell>
          <table:table-cell table:formula="of:=[.E237]*8^(1/4)" office:value-type="float" office:value="0.965525672958468">
            <text:p>0.965525673</text:p>
          </table:table-cell>
          <table:table-cell/>
          <table:table-cell office:value-type="float" office:value="2.35">
            <text:p>2.35</text:p>
          </table:table-cell>
          <table:table-cell office:value-type="float" office:value="0.401032">
            <text:p>0.401032</text:p>
          </table:table-cell>
          <table:table-cell office:value-type="float" office:value="0.003071">
            <text:p>0.003071</text:p>
          </table:table-cell>
          <table:table-cell table:formula="of:=[.M237]*10" office:value-type="float" office:value="0.03071">
            <text:p>0.03071</text:p>
          </table:table-cell>
          <table:table-cell table:formula="of:=([.K237]-2.269)*16" office:value-type="float" office:value="1.296">
            <text:p>1.296</text:p>
          </table:table-cell>
          <table:table-cell table:formula="of:=[.L237]*16^(1/4)" office:value-type="float" office:value="0.802064">
            <text:p>0.802064</text:p>
          </table:table-cell>
          <table:table-cell/>
          <table:table-cell office:value-type="float" office:value="2.35">
            <text:p>2.35</text:p>
          </table:table-cell>
          <table:table-cell office:value-type="float" office:value="0.222932">
            <text:p>0.222932</text:p>
          </table:table-cell>
          <table:table-cell office:value-type="float" office:value="0.001164">
            <text:p>0.001164</text:p>
          </table:table-cell>
          <table:table-cell/>
          <table:table-cell table:formula="of:=([.R237]-2.269)*32" office:value-type="float" office:value="2.592">
            <text:p>2.592</text:p>
          </table:table-cell>
          <table:table-cell table:formula="of:=[.S237]*32^(1/4)" office:value-type="float" office:value="0.530224641123573">
            <text:p>0.5302246411</text:p>
          </table:table-cell>
          <table:table-cell/>
          <table:table-cell office:value-type="float" office:value="2.35">
            <text:p>2.35</text:p>
          </table:table-cell>
          <table:table-cell office:value-type="float" office:value="0.08184">
            <text:p>0.08184</text:p>
          </table:table-cell>
          <table:table-cell office:value-type="float" office:value="0.000349">
            <text:p>0.000349</text:p>
          </table:table-cell>
          <table:table-cell table:formula="of:=[.AA237]*10" office:value-type="float" office:value="0.00349">
            <text:p>0.00349</text:p>
          </table:table-cell>
          <table:table-cell table:formula="of:=([.Y237]-2.269)*64" office:value-type="float" office:value="5.184">
            <text:p>5.184</text:p>
          </table:table-cell>
          <table:table-cell table:formula="of:=[.Z237]*64^(1/4)" office:value-type="float" office:value="0.231478475889228">
            <text:p>0.231478475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6">
            <text:p>2.36</text:p>
          </table:table-cell>
          <table:table-cell office:value-type="float" office:value="0.556112">
            <text:p>0.556112</text:p>
          </table:table-cell>
          <table:table-cell office:value-type="float" office:value="0.002009">
            <text:p>0.002009</text:p>
          </table:table-cell>
          <table:table-cell table:formula="of:=[.F238]*50" office:value-type="float" office:value="0.10045">
            <text:p>0.10045</text:p>
          </table:table-cell>
          <table:table-cell table:formula="of:=([.D238]-[.A237])*8" office:value-type="float" office:value="0.727999999999998">
            <text:p>0.728</text:p>
          </table:table-cell>
          <table:table-cell table:formula="of:=[.E238]*8^(1/4)" office:value-type="float" office:value="0.935265174559147">
            <text:p>0.9352651746</text:p>
          </table:table-cell>
          <table:table-cell/>
          <table:table-cell office:value-type="float" office:value="2.36">
            <text:p>2.36</text:p>
          </table:table-cell>
          <table:table-cell office:value-type="float" office:value="0.392486">
            <text:p>0.392486</text:p>
          </table:table-cell>
          <table:table-cell office:value-type="float" office:value="0.002884">
            <text:p>0.002884</text:p>
          </table:table-cell>
          <table:table-cell table:formula="of:=[.M238]*10" office:value-type="float" office:value="0.02884">
            <text:p>0.02884</text:p>
          </table:table-cell>
          <table:table-cell table:formula="of:=([.K238]-2.269)*16" office:value-type="float" office:value="1.456">
            <text:p>1.456</text:p>
          </table:table-cell>
          <table:table-cell table:formula="of:=[.L238]*16^(1/4)" office:value-type="float" office:value="0.784972">
            <text:p>0.784972</text:p>
          </table:table-cell>
          <table:table-cell/>
          <table:table-cell office:value-type="float" office:value="2.36">
            <text:p>2.36</text:p>
          </table:table-cell>
          <table:table-cell office:value-type="float" office:value="0.207887">
            <text:p>0.207887</text:p>
          </table:table-cell>
          <table:table-cell office:value-type="float" office:value="0.001149">
            <text:p>0.001149</text:p>
          </table:table-cell>
          <table:table-cell/>
          <table:table-cell table:formula="of:=([.R238]-2.269)*32" office:value-type="float" office:value="2.91199999999999">
            <text:p>2.912</text:p>
          </table:table-cell>
          <table:table-cell table:formula="of:=[.S238]*32^(1/4)" office:value-type="float" office:value="0.494441399033141">
            <text:p>0.494441399</text:p>
          </table:table-cell>
          <table:table-cell/>
          <table:table-cell office:value-type="float" office:value="2.36">
            <text:p>2.36</text:p>
          </table:table-cell>
          <table:table-cell office:value-type="float" office:value="0.069609">
            <text:p>0.069609</text:p>
          </table:table-cell>
          <table:table-cell office:value-type="float" office:value="0.000319">
            <text:p>0.000319</text:p>
          </table:table-cell>
          <table:table-cell table:formula="of:=[.AA238]*10" office:value-type="float" office:value="0.00319">
            <text:p>0.00319</text:p>
          </table:table-cell>
          <table:table-cell table:formula="of:=([.Y238]-2.269)*64" office:value-type="float" office:value="5.82399999999998">
            <text:p>5.824</text:p>
          </table:table-cell>
          <table:table-cell table:formula="of:=[.Z238]*64^(1/4)" office:value-type="float" office:value="0.196883983726458">
            <text:p>0.196883983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7">
            <text:p>2.37</text:p>
          </table:table-cell>
          <table:table-cell office:value-type="float" office:value="0.55425">
            <text:p>0.55425</text:p>
          </table:table-cell>
          <table:table-cell office:value-type="float" office:value="0.001685">
            <text:p>0.001685</text:p>
          </table:table-cell>
          <table:table-cell table:formula="of:=[.F239]*50" office:value-type="float" office:value="0.08425">
            <text:p>0.08425</text:p>
          </table:table-cell>
          <table:table-cell table:formula="of:=([.D239]-[.A238])*8" office:value-type="float" office:value="0.808">
            <text:p>0.808</text:p>
          </table:table-cell>
          <table:table-cell table:formula="of:=[.E239]*8^(1/4)" office:value-type="float" office:value="0.932133676308743">
            <text:p>0.9321336763</text:p>
          </table:table-cell>
          <table:table-cell/>
          <table:table-cell office:value-type="float" office:value="2.37">
            <text:p>2.37</text:p>
          </table:table-cell>
          <table:table-cell office:value-type="float" office:value="0.36487">
            <text:p>0.36487</text:p>
          </table:table-cell>
          <table:table-cell office:value-type="float" office:value="0.002959">
            <text:p>0.002959</text:p>
          </table:table-cell>
          <table:table-cell table:formula="of:=[.M239]*10" office:value-type="float" office:value="0.02959">
            <text:p>0.02959</text:p>
          </table:table-cell>
          <table:table-cell table:formula="of:=([.K239]-2.269)*16" office:value-type="float" office:value="1.616">
            <text:p>1.616</text:p>
          </table:table-cell>
          <table:table-cell table:formula="of:=[.L239]*16^(1/4)" office:value-type="float" office:value="0.72974">
            <text:p>0.72974</text:p>
          </table:table-cell>
          <table:table-cell/>
          <table:table-cell office:value-type="float" office:value="2.37">
            <text:p>2.37</text:p>
          </table:table-cell>
          <table:table-cell office:value-type="float" office:value="0.183459">
            <text:p>0.183459</text:p>
          </table:table-cell>
          <table:table-cell office:value-type="float" office:value="0.001052">
            <text:p>0.001052</text:p>
          </table:table-cell>
          <table:table-cell/>
          <table:table-cell table:formula="of:=([.R239]-2.269)*32" office:value-type="float" office:value="3.232">
            <text:p>3.232</text:p>
          </table:table-cell>
          <table:table-cell table:formula="of:=[.S239]*32^(1/4)" office:value-type="float" office:value="0.436341496222568">
            <text:p>0.4363414962</text:p>
          </table:table-cell>
          <table:table-cell/>
          <table:table-cell office:value-type="float" office:value="2.37">
            <text:p>2.37</text:p>
          </table:table-cell>
          <table:table-cell office:value-type="float" office:value="0.057716">
            <text:p>0.057716</text:p>
          </table:table-cell>
          <table:table-cell office:value-type="float" office:value="0.000286">
            <text:p>0.000286</text:p>
          </table:table-cell>
          <table:table-cell table:formula="of:=[.AA239]*10" office:value-type="float" office:value="0.00286">
            <text:p>0.00286</text:p>
          </table:table-cell>
          <table:table-cell table:formula="of:=([.Y239]-2.269)*64" office:value-type="float" office:value="6.464">
            <text:p>6.464</text:p>
          </table:table-cell>
          <table:table-cell table:formula="of:=[.Z239]*64^(1/4)" office:value-type="float" office:value="0.163245499931851">
            <text:p>0.163245499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8">
            <text:p>2.38</text:p>
          </table:table-cell>
          <table:table-cell office:value-type="float" office:value="0.548314">
            <text:p>0.548314</text:p>
          </table:table-cell>
          <table:table-cell office:value-type="float" office:value="0.002348">
            <text:p>0.002348</text:p>
          </table:table-cell>
          <table:table-cell table:formula="of:=[.F240]*50" office:value-type="float" office:value="0.1174">
            <text:p>0.1174</text:p>
          </table:table-cell>
          <table:table-cell table:formula="of:=([.D240]-[.A239])*8" office:value-type="float" office:value="0.887999999999998">
            <text:p>0.888</text:p>
          </table:table-cell>
          <table:table-cell table:formula="of:=[.E240]*8^(1/4)" office:value-type="float" office:value="0.92215055406685">
            <text:p>0.9221505541</text:p>
          </table:table-cell>
          <table:table-cell/>
          <table:table-cell office:value-type="float" office:value="2.38">
            <text:p>2.38</text:p>
          </table:table-cell>
          <table:table-cell office:value-type="float" office:value="0.356002">
            <text:p>0.356002</text:p>
          </table:table-cell>
          <table:table-cell office:value-type="float" office:value="0.002808">
            <text:p>0.002808</text:p>
          </table:table-cell>
          <table:table-cell table:formula="of:=[.M240]*10" office:value-type="float" office:value="0.02808">
            <text:p>0.02808</text:p>
          </table:table-cell>
          <table:table-cell table:formula="of:=([.K240]-2.269)*16" office:value-type="float" office:value="1.776">
            <text:p>1.776</text:p>
          </table:table-cell>
          <table:table-cell table:formula="of:=[.L240]*16^(1/4)" office:value-type="float" office:value="0.712004">
            <text:p>0.712004</text:p>
          </table:table-cell>
          <table:table-cell/>
          <table:table-cell office:value-type="float" office:value="2.38">
            <text:p>2.38</text:p>
          </table:table-cell>
          <table:table-cell office:value-type="float" office:value="0.168165">
            <text:p>0.168165</text:p>
          </table:table-cell>
          <table:table-cell office:value-type="float" office:value="0.000999">
            <text:p>0.000999</text:p>
          </table:table-cell>
          <table:table-cell/>
          <table:table-cell table:formula="of:=([.R240]-2.269)*32" office:value-type="float" office:value="3.55199999999999">
            <text:p>3.552</text:p>
          </table:table-cell>
          <table:table-cell table:formula="of:=[.S240]*32^(1/4)" office:value-type="float" office:value="0.399966028988865">
            <text:p>0.399966029</text:p>
          </table:table-cell>
          <table:table-cell/>
          <table:table-cell office:value-type="float" office:value="2.38">
            <text:p>2.38</text:p>
          </table:table-cell>
          <table:table-cell office:value-type="float" office:value="0.049142">
            <text:p>0.049142</text:p>
          </table:table-cell>
          <table:table-cell office:value-type="float" office:value="0.000278">
            <text:p>0.000278</text:p>
          </table:table-cell>
          <table:table-cell table:formula="of:=[.AA240]*10" office:value-type="float" office:value="0.00278">
            <text:p>0.00278</text:p>
          </table:table-cell>
          <table:table-cell table:formula="of:=([.Y240]-2.269)*64" office:value-type="float" office:value="7.10399999999999">
            <text:p>7.104</text:p>
          </table:table-cell>
          <table:table-cell table:formula="of:=[.Z240]*64^(1/4)" office:value-type="float" office:value="0.138994565764277">
            <text:p>0.138994565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39">
            <text:p>2.39</text:p>
          </table:table-cell>
          <table:table-cell office:value-type="float" office:value="0.532723">
            <text:p>0.532723</text:p>
          </table:table-cell>
          <table:table-cell office:value-type="float" office:value="0.0025">
            <text:p>0.0025</text:p>
          </table:table-cell>
          <table:table-cell table:formula="of:=[.F241]*50" office:value-type="float" office:value="0.125">
            <text:p>0.125</text:p>
          </table:table-cell>
          <table:table-cell table:formula="of:=([.D241]-[.A240])*8" office:value-type="float" office:value="0.968">
            <text:p>0.968</text:p>
          </table:table-cell>
          <table:table-cell table:formula="of:=[.E241]*8^(1/4)" office:value-type="float" office:value="0.895929722046409">
            <text:p>0.895929722</text:p>
          </table:table-cell>
          <table:table-cell/>
          <table:table-cell office:value-type="float" office:value="2.39">
            <text:p>2.39</text:p>
          </table:table-cell>
          <table:table-cell office:value-type="float" office:value="0.343926">
            <text:p>0.343926</text:p>
          </table:table-cell>
          <table:table-cell office:value-type="float" office:value="0.002941">
            <text:p>0.002941</text:p>
          </table:table-cell>
          <table:table-cell table:formula="of:=[.M241]*10" office:value-type="float" office:value="0.02941">
            <text:p>0.02941</text:p>
          </table:table-cell>
          <table:table-cell table:formula="of:=([.K241]-2.269)*16" office:value-type="float" office:value="1.936">
            <text:p>1.936</text:p>
          </table:table-cell>
          <table:table-cell table:formula="of:=[.L241]*16^(1/4)" office:value-type="float" office:value="0.687852">
            <text:p>0.687852</text:p>
          </table:table-cell>
          <table:table-cell/>
          <table:table-cell office:value-type="float" office:value="2.39">
            <text:p>2.39</text:p>
          </table:table-cell>
          <table:table-cell office:value-type="float" office:value="0.146897">
            <text:p>0.146897</text:p>
          </table:table-cell>
          <table:table-cell office:value-type="float" office:value="0.000954">
            <text:p>0.000954</text:p>
          </table:table-cell>
          <table:table-cell/>
          <table:table-cell table:formula="of:=([.R241]-2.269)*32" office:value-type="float" office:value="3.872">
            <text:p>3.872</text:p>
          </table:table-cell>
          <table:table-cell table:formula="of:=[.S241]*32^(1/4)" office:value-type="float" office:value="0.349381915145109">
            <text:p>0.3493819151</text:p>
          </table:table-cell>
          <table:table-cell/>
          <table:table-cell office:value-type="float" office:value="2.39">
            <text:p>2.39</text:p>
          </table:table-cell>
          <table:table-cell office:value-type="float" office:value="0.043842">
            <text:p>0.043842</text:p>
          </table:table-cell>
          <table:table-cell office:value-type="float" office:value="0.000244">
            <text:p>0.000244</text:p>
          </table:table-cell>
          <table:table-cell table:formula="of:=[.AA241]*10" office:value-type="float" office:value="0.00244">
            <text:p>0.00244</text:p>
          </table:table-cell>
          <table:table-cell table:formula="of:=([.Y241]-2.269)*64" office:value-type="float" office:value="7.744">
            <text:p>7.744</text:p>
          </table:table-cell>
          <table:table-cell table:formula="of:=[.Z241]*64^(1/4)" office:value-type="float" office:value="0.124003902003122">
            <text:p>0.12400390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float" office:value="0.525266">
            <text:p>0.525266</text:p>
          </table:table-cell>
          <table:table-cell office:value-type="float" office:value="0.001955">
            <text:p>0.001955</text:p>
          </table:table-cell>
          <table:table-cell table:formula="of:=[.F242]*50" office:value-type="float" office:value="0.09775">
            <text:p>0.09775</text:p>
          </table:table-cell>
          <table:table-cell table:formula="of:=([.D242]-[.A241])*8" office:value-type="float" office:value="1.048">
            <text:p>1.048</text:p>
          </table:table-cell>
          <table:table-cell table:formula="of:=[.E242]*8^(1/4)" office:value-type="float" office:value="0.883388592909315">
            <text:p>0.8833885929</text:p>
          </table:table-cell>
          <table:table-cell/>
          <table:table-cell office:value-type="float" office:value="2.4">
            <text:p>2.4</text:p>
          </table:table-cell>
          <table:table-cell office:value-type="float" office:value="0.31948">
            <text:p>0.31948</text:p>
          </table:table-cell>
          <table:table-cell office:value-type="float" office:value="0.002721">
            <text:p>0.002721</text:p>
          </table:table-cell>
          <table:table-cell table:formula="of:=[.M242]*10" office:value-type="float" office:value="0.02721">
            <text:p>0.02721</text:p>
          </table:table-cell>
          <table:table-cell table:formula="of:=([.K242]-2.269)*16" office:value-type="float" office:value="2.096">
            <text:p>2.096</text:p>
          </table:table-cell>
          <table:table-cell table:formula="of:=[.L242]*16^(1/4)" office:value-type="float" office:value="0.63896">
            <text:p>0.63896</text:p>
          </table:table-cell>
          <table:table-cell/>
          <table:table-cell office:value-type="float" office:value="2.4">
            <text:p>2.4</text:p>
          </table:table-cell>
          <table:table-cell office:value-type="float" office:value="0.138556">
            <text:p>0.138556</text:p>
          </table:table-cell>
          <table:table-cell office:value-type="float" office:value="0.000901">
            <text:p>0.000901</text:p>
          </table:table-cell>
          <table:table-cell/>
          <table:table-cell table:formula="of:=([.R242]-2.269)*32" office:value-type="float" office:value="4.19199999999999">
            <text:p>4.192</text:p>
          </table:table-cell>
          <table:table-cell table:formula="of:=[.S242]*32^(1/4)" office:value-type="float" office:value="0.329543562052634">
            <text:p>0.3295435621</text:p>
          </table:table-cell>
          <table:table-cell/>
          <table:table-cell office:value-type="float" office:value="2.4">
            <text:p>2.4</text:p>
          </table:table-cell>
          <table:table-cell office:value-type="float" office:value="0.03861">
            <text:p>0.03861</text:p>
          </table:table-cell>
          <table:table-cell office:value-type="float" office:value="0.000245">
            <text:p>0.000245</text:p>
          </table:table-cell>
          <table:table-cell table:formula="of:=[.AA242]*10" office:value-type="float" office:value="0.00245">
            <text:p>0.00245</text:p>
          </table:table-cell>
          <table:table-cell table:formula="of:=([.Y242]-2.269)*64" office:value-type="float" office:value="8.38399999999999">
            <text:p>8.384</text:p>
          </table:table-cell>
          <table:table-cell table:formula="of:=[.Z242]*64^(1/4)" office:value-type="float" office:value="0.10920557128645">
            <text:p>0.109205571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1">
            <text:p>2.41</text:p>
          </table:table-cell>
          <table:table-cell office:value-type="float" office:value="0.51299">
            <text:p>0.51299</text:p>
          </table:table-cell>
          <table:table-cell office:value-type="float" office:value="0.001171">
            <text:p>0.001171</text:p>
          </table:table-cell>
          <table:table-cell table:formula="of:=[.F243]*50" office:value-type="float" office:value="0.05855">
            <text:p>0.05855</text:p>
          </table:table-cell>
          <table:table-cell table:formula="of:=([.D243]-[.A242])*8" office:value-type="float" office:value="1.128">
            <text:p>1.128</text:p>
          </table:table-cell>
          <table:table-cell table:formula="of:=[.E243]*8^(1/4)" office:value-type="float" office:value="0.862742904122006">
            <text:p>0.8627429041</text:p>
          </table:table-cell>
          <table:table-cell/>
          <table:table-cell office:value-type="float" office:value="2.41">
            <text:p>2.41</text:p>
          </table:table-cell>
          <table:table-cell office:value-type="float" office:value="0.302666">
            <text:p>0.302666</text:p>
          </table:table-cell>
          <table:table-cell office:value-type="float" office:value="0.002769">
            <text:p>0.002769</text:p>
          </table:table-cell>
          <table:table-cell table:formula="of:=[.M243]*10" office:value-type="float" office:value="0.02769">
            <text:p>0.02769</text:p>
          </table:table-cell>
          <table:table-cell table:formula="of:=([.K243]-2.269)*16" office:value-type="float" office:value="2.256">
            <text:p>2.256</text:p>
          </table:table-cell>
          <table:table-cell table:formula="of:=[.L243]*16^(1/4)" office:value-type="float" office:value="0.605332">
            <text:p>0.605332</text:p>
          </table:table-cell>
          <table:table-cell/>
          <table:table-cell office:value-type="float" office:value="2.41">
            <text:p>2.41</text:p>
          </table:table-cell>
          <table:table-cell office:value-type="float" office:value="0.12348">
            <text:p>0.12348</text:p>
          </table:table-cell>
          <table:table-cell office:value-type="float" office:value="0.000901">
            <text:p>0.000901</text:p>
          </table:table-cell>
          <table:table-cell/>
          <table:table-cell table:formula="of:=([.R243]-2.269)*32" office:value-type="float" office:value="4.512">
            <text:p>4.512</text:p>
          </table:table-cell>
          <table:table-cell table:formula="of:=[.S243]*32^(1/4)" office:value-type="float" office:value="0.293686589121072">
            <text:p>0.2936865891</text:p>
          </table:table-cell>
          <table:table-cell/>
          <table:table-cell office:value-type="float" office:value="2.41">
            <text:p>2.41</text:p>
          </table:table-cell>
          <table:table-cell office:value-type="float" office:value="0.034012">
            <text:p>0.034012</text:p>
          </table:table-cell>
          <table:table-cell office:value-type="float" office:value="0.000226">
            <text:p>0.000226</text:p>
          </table:table-cell>
          <table:table-cell table:formula="of:=[.AA243]*10" office:value-type="float" office:value="0.00226">
            <text:p>0.00226</text:p>
          </table:table-cell>
          <table:table-cell table:formula="of:=([.Y243]-2.269)*64" office:value-type="float" office:value="9.024">
            <text:p>9.024</text:p>
          </table:table-cell>
          <table:table-cell table:formula="of:=[.Z243]*64^(1/4)" office:value-type="float" office:value="0.0962004633668674">
            <text:p>0.096200463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2">
            <text:p>2.42</text:p>
          </table:table-cell>
          <table:table-cell office:value-type="float" office:value="0.50096">
            <text:p>0.50096</text:p>
          </table:table-cell>
          <table:table-cell office:value-type="float" office:value="0.000926">
            <text:p>0.000926</text:p>
          </table:table-cell>
          <table:table-cell table:formula="of:=[.F244]*50" office:value-type="float" office:value="0.0463">
            <text:p>0.0463</text:p>
          </table:table-cell>
          <table:table-cell table:formula="of:=([.D244]-[.A243])*8" office:value-type="float" office:value="1.208">
            <text:p>1.208</text:p>
          </table:table-cell>
          <table:table-cell table:formula="of:=[.E244]*8^(1/4)" office:value-type="float" office:value="0.842510936371002">
            <text:p>0.8425109364</text:p>
          </table:table-cell>
          <table:table-cell/>
          <table:table-cell office:value-type="float" office:value="2.42">
            <text:p>2.42</text:p>
          </table:table-cell>
          <table:table-cell office:value-type="float" office:value="0.296226">
            <text:p>0.296226</text:p>
          </table:table-cell>
          <table:table-cell office:value-type="float" office:value="0.00265">
            <text:p>0.00265</text:p>
          </table:table-cell>
          <table:table-cell table:formula="of:=[.M244]*10" office:value-type="float" office:value="0.0265">
            <text:p>0.0265</text:p>
          </table:table-cell>
          <table:table-cell table:formula="of:=([.K244]-2.269)*16" office:value-type="float" office:value="2.416">
            <text:p>2.416</text:p>
          </table:table-cell>
          <table:table-cell table:formula="of:=[.L244]*16^(1/4)" office:value-type="float" office:value="0.592452">
            <text:p>0.592452</text:p>
          </table:table-cell>
          <table:table-cell/>
          <table:table-cell office:value-type="float" office:value="2.42">
            <text:p>2.42</text:p>
          </table:table-cell>
          <table:table-cell office:value-type="float" office:value="0.116608">
            <text:p>0.116608</text:p>
          </table:table-cell>
          <table:table-cell office:value-type="float" office:value="0.000839">
            <text:p>0.000839</text:p>
          </table:table-cell>
          <table:table-cell/>
          <table:table-cell table:formula="of:=([.R244]-2.269)*32" office:value-type="float" office:value="4.83199999999999">
            <text:p>4.832</text:p>
          </table:table-cell>
          <table:table-cell table:formula="of:=[.S244]*32^(1/4)" office:value-type="float" office:value="0.277342126532475">
            <text:p>0.2773421265</text:p>
          </table:table-cell>
          <table:table-cell/>
          <table:table-cell office:value-type="float" office:value="2.42">
            <text:p>2.42</text:p>
          </table:table-cell>
          <table:table-cell office:value-type="float" office:value="0.030402">
            <text:p>0.030402</text:p>
          </table:table-cell>
          <table:table-cell office:value-type="float" office:value="0.000218">
            <text:p>0.000218</text:p>
          </table:table-cell>
          <table:table-cell table:formula="of:=[.AA244]*10" office:value-type="float" office:value="0.00218">
            <text:p>0.00218</text:p>
          </table:table-cell>
          <table:table-cell table:formula="of:=([.Y244]-2.269)*64" office:value-type="float" office:value="9.66399999999999">
            <text:p>9.664</text:p>
          </table:table-cell>
          <table:table-cell table:formula="of:=[.Z244]*64^(1/4)" office:value-type="float" office:value="0.0859898414465337">
            <text:p>0.085989841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3">
            <text:p>2.43</text:p>
          </table:table-cell>
          <table:table-cell office:value-type="float" office:value="0.488852">
            <text:p>0.488852</text:p>
          </table:table-cell>
          <table:table-cell office:value-type="float" office:value="0.001467">
            <text:p>0.001467</text:p>
          </table:table-cell>
          <table:table-cell table:formula="of:=[.F245]*50" office:value-type="float" office:value="0.07335">
            <text:p>0.07335</text:p>
          </table:table-cell>
          <table:table-cell table:formula="of:=([.D245]-[.A244])*8" office:value-type="float" office:value="1.288">
            <text:p>1.288</text:p>
          </table:table-cell>
          <table:table-cell table:formula="of:=[.E245]*8^(1/4)" office:value-type="float" office:value="0.822147788779218">
            <text:p>0.8221477888</text:p>
          </table:table-cell>
          <table:table-cell/>
          <table:table-cell office:value-type="float" office:value="2.43">
            <text:p>2.43</text:p>
          </table:table-cell>
          <table:table-cell office:value-type="float" office:value="0.278063">
            <text:p>0.278063</text:p>
          </table:table-cell>
          <table:table-cell office:value-type="float" office:value="0.002573">
            <text:p>0.002573</text:p>
          </table:table-cell>
          <table:table-cell table:formula="of:=[.M245]*10" office:value-type="float" office:value="0.02573">
            <text:p>0.02573</text:p>
          </table:table-cell>
          <table:table-cell table:formula="of:=([.K245]-2.269)*16" office:value-type="float" office:value="2.576">
            <text:p>2.576</text:p>
          </table:table-cell>
          <table:table-cell table:formula="of:=[.L245]*16^(1/4)" office:value-type="float" office:value="0.556126">
            <text:p>0.556126</text:p>
          </table:table-cell>
          <table:table-cell/>
          <table:table-cell office:value-type="float" office:value="2.43">
            <text:p>2.43</text:p>
          </table:table-cell>
          <table:table-cell office:value-type="float" office:value="0.103383">
            <text:p>0.103383</text:p>
          </table:table-cell>
          <table:table-cell office:value-type="float" office:value="0.000797">
            <text:p>0.000797</text:p>
          </table:table-cell>
          <table:table-cell/>
          <table:table-cell table:formula="of:=([.R245]-2.269)*32" office:value-type="float" office:value="5.152">
            <text:p>5.152</text:p>
          </table:table-cell>
          <table:table-cell table:formula="of:=[.S245]*32^(1/4)" office:value-type="float" office:value="0.245887598340653">
            <text:p>0.2458875983</text:p>
          </table:table-cell>
          <table:table-cell/>
          <table:table-cell office:value-type="float" office:value="2.43">
            <text:p>2.43</text:p>
          </table:table-cell>
          <table:table-cell office:value-type="float" office:value="0.027045">
            <text:p>0.027045</text:p>
          </table:table-cell>
          <table:table-cell office:value-type="float" office:value="0.000196">
            <text:p>0.000196</text:p>
          </table:table-cell>
          <table:table-cell table:formula="of:=[.AA245]*10" office:value-type="float" office:value="0.00196">
            <text:p>0.00196</text:p>
          </table:table-cell>
          <table:table-cell table:formula="of:=([.Y245]-2.269)*64" office:value-type="float" office:value="10.304">
            <text:p>10.304</text:p>
          </table:table-cell>
          <table:table-cell table:formula="of:=[.Z245]*64^(1/4)" office:value-type="float" office:value="0.0764948115887607">
            <text:p>0.076494811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4">
            <text:p>2.44</text:p>
          </table:table-cell>
          <table:table-cell office:value-type="float" office:value="0.48829">
            <text:p>0.48829</text:p>
          </table:table-cell>
          <table:table-cell office:value-type="float" office:value="0.001601">
            <text:p>0.001601</text:p>
          </table:table-cell>
          <table:table-cell table:formula="of:=[.F246]*50" office:value-type="float" office:value="0.08005">
            <text:p>0.08005</text:p>
          </table:table-cell>
          <table:table-cell table:formula="of:=([.D246]-[.A245])*8" office:value-type="float" office:value="1.368">
            <text:p>1.368</text:p>
          </table:table-cell>
          <table:table-cell table:formula="of:=[.E246]*8^(1/4)" office:value-type="float" office:value="0.821202621208473">
            <text:p>0.8212026212</text:p>
          </table:table-cell>
          <table:table-cell/>
          <table:table-cell office:value-type="float" office:value="2.44">
            <text:p>2.44</text:p>
          </table:table-cell>
          <table:table-cell office:value-type="float" office:value="0.264738">
            <text:p>0.264738</text:p>
          </table:table-cell>
          <table:table-cell office:value-type="float" office:value="0.002525">
            <text:p>0.002525</text:p>
          </table:table-cell>
          <table:table-cell table:formula="of:=[.M246]*10" office:value-type="float" office:value="0.02525">
            <text:p>0.02525</text:p>
          </table:table-cell>
          <table:table-cell table:formula="of:=([.K246]-2.269)*16" office:value-type="float" office:value="2.736">
            <text:p>2.736</text:p>
          </table:table-cell>
          <table:table-cell table:formula="of:=[.L246]*16^(1/4)" office:value-type="float" office:value="0.529476">
            <text:p>0.529476</text:p>
          </table:table-cell>
          <table:table-cell/>
          <table:table-cell office:value-type="float" office:value="2.44">
            <text:p>2.44</text:p>
          </table:table-cell>
          <table:table-cell office:value-type="float" office:value="0.09325">
            <text:p>0.09325</text:p>
          </table:table-cell>
          <table:table-cell office:value-type="float" office:value="0.000754">
            <text:p>0.000754</text:p>
          </table:table-cell>
          <table:table-cell/>
          <table:table-cell table:formula="of:=([.R246]-2.269)*32" office:value-type="float" office:value="5.47199999999999">
            <text:p>5.472</text:p>
          </table:table-cell>
          <table:table-cell table:formula="of:=[.S246]*32^(1/4)" office:value-type="float" office:value="0.221787126948007">
            <text:p>0.2217871269</text:p>
          </table:table-cell>
          <table:table-cell/>
          <table:table-cell office:value-type="float" office:value="2.44">
            <text:p>2.44</text:p>
          </table:table-cell>
          <table:table-cell office:value-type="float" office:value="0.025125">
            <text:p>0.025125</text:p>
          </table:table-cell>
          <table:table-cell office:value-type="float" office:value="0.000195">
            <text:p>0.000195</text:p>
          </table:table-cell>
          <table:table-cell table:formula="of:=[.AA246]*10" office:value-type="float" office:value="0.00195">
            <text:p>0.00195</text:p>
          </table:table-cell>
          <table:table-cell table:formula="of:=([.Y246]-2.269)*64" office:value-type="float" office:value="10.944">
            <text:p>10.944</text:p>
          </table:table-cell>
          <table:table-cell table:formula="of:=[.Z246]*64^(1/4)" office:value-type="float" office:value="0.071064231509248">
            <text:p>0.071064231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5">
            <text:p>2.45</text:p>
          </table:table-cell>
          <table:table-cell office:value-type="float" office:value="0.46706">
            <text:p>0.46706</text:p>
          </table:table-cell>
          <table:table-cell office:value-type="float" office:value="0.002296">
            <text:p>0.002296</text:p>
          </table:table-cell>
          <table:table-cell table:formula="of:=[.F247]*50" office:value-type="float" office:value="0.1148">
            <text:p>0.1148</text:p>
          </table:table-cell>
          <table:table-cell table:formula="of:=([.D247]-[.A246])*8" office:value-type="float" office:value="1.448">
            <text:p>1.448</text:p>
          </table:table-cell>
          <table:table-cell table:formula="of:=[.E247]*8^(1/4)" office:value-type="float" office:value="0.7854981594168">
            <text:p>0.7854981594</text:p>
          </table:table-cell>
          <table:table-cell/>
          <table:table-cell office:value-type="float" office:value="2.45">
            <text:p>2.45</text:p>
          </table:table-cell>
          <table:table-cell office:value-type="float" office:value="0.251504">
            <text:p>0.251504</text:p>
          </table:table-cell>
          <table:table-cell office:value-type="float" office:value="0.00235">
            <text:p>0.00235</text:p>
          </table:table-cell>
          <table:table-cell table:formula="of:=[.M247]*10" office:value-type="float" office:value="0.0235">
            <text:p>0.0235</text:p>
          </table:table-cell>
          <table:table-cell table:formula="of:=([.K247]-2.269)*16" office:value-type="float" office:value="2.896">
            <text:p>2.896</text:p>
          </table:table-cell>
          <table:table-cell table:formula="of:=[.L247]*16^(1/4)" office:value-type="float" office:value="0.503008">
            <text:p>0.503008</text:p>
          </table:table-cell>
          <table:table-cell/>
          <table:table-cell office:value-type="float" office:value="2.45">
            <text:p>2.45</text:p>
          </table:table-cell>
          <table:table-cell office:value-type="float" office:value="0.087092">
            <text:p>0.087092</text:p>
          </table:table-cell>
          <table:table-cell office:value-type="float" office:value="0.000723">
            <text:p>0.000723</text:p>
          </table:table-cell>
          <table:table-cell/>
          <table:table-cell table:formula="of:=([.R247]-2.269)*32" office:value-type="float" office:value="5.792">
            <text:p>5.792</text:p>
          </table:table-cell>
          <table:table-cell table:formula="of:=[.S247]*32^(1/4)" office:value-type="float" office:value="0.207140852119634">
            <text:p>0.2071408521</text:p>
          </table:table-cell>
          <table:table-cell/>
          <table:table-cell office:value-type="float" office:value="2.45">
            <text:p>2.45</text:p>
          </table:table-cell>
          <table:table-cell office:value-type="float" office:value="0.02271">
            <text:p>0.02271</text:p>
          </table:table-cell>
          <table:table-cell office:value-type="float" office:value="0.000187">
            <text:p>0.000187</text:p>
          </table:table-cell>
          <table:table-cell table:formula="of:=[.AA247]*10" office:value-type="float" office:value="0.00187">
            <text:p>0.00187</text:p>
          </table:table-cell>
          <table:table-cell table:formula="of:=([.Y247]-2.269)*64" office:value-type="float" office:value="11.584">
            <text:p>11.584</text:p>
          </table:table-cell>
          <table:table-cell table:formula="of:=[.Z247]*64^(1/4)" office:value-type="float" office:value="0.064233580002986">
            <text:p>0.0642335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6">
            <text:p>2.46</text:p>
          </table:table-cell>
          <table:table-cell office:value-type="float" office:value="0.467331">
            <text:p>0.467331</text:p>
          </table:table-cell>
          <table:table-cell office:value-type="float" office:value="0.002168">
            <text:p>0.002168</text:p>
          </table:table-cell>
          <table:table-cell table:formula="of:=[.F248]*50" office:value-type="float" office:value="0.1084">
            <text:p>0.1084</text:p>
          </table:table-cell>
          <table:table-cell table:formula="of:=([.D248]-[.A247])*8" office:value-type="float" office:value="1.528">
            <text:p>1.528</text:p>
          </table:table-cell>
          <table:table-cell table:formula="of:=[.E248]*8^(1/4)" office:value-type="float" office:value="0.785953925273867">
            <text:p>0.7859539253</text:p>
          </table:table-cell>
          <table:table-cell/>
          <table:table-cell office:value-type="float" office:value="2.46">
            <text:p>2.46</text:p>
          </table:table-cell>
          <table:table-cell office:value-type="float" office:value="0.254713">
            <text:p>0.254713</text:p>
          </table:table-cell>
          <table:table-cell office:value-type="float" office:value="0.002602">
            <text:p>0.002602</text:p>
          </table:table-cell>
          <table:table-cell table:formula="of:=[.M248]*10" office:value-type="float" office:value="0.02602">
            <text:p>0.02602</text:p>
          </table:table-cell>
          <table:table-cell table:formula="of:=([.K248]-2.269)*16" office:value-type="float" office:value="3.056">
            <text:p>3.056</text:p>
          </table:table-cell>
          <table:table-cell table:formula="of:=[.L248]*16^(1/4)" office:value-type="float" office:value="0.509426">
            <text:p>0.509426</text:p>
          </table:table-cell>
          <table:table-cell/>
          <table:table-cell office:value-type="float" office:value="2.46">
            <text:p>2.46</text:p>
          </table:table-cell>
          <table:table-cell office:value-type="float" office:value="0.080789">
            <text:p>0.080789</text:p>
          </table:table-cell>
          <table:table-cell office:value-type="float" office:value="0.000722">
            <text:p>0.000722</text:p>
          </table:table-cell>
          <table:table-cell/>
          <table:table-cell table:formula="of:=([.R248]-2.269)*32" office:value-type="float" office:value="6.112">
            <text:p>6.112</text:p>
          </table:table-cell>
          <table:table-cell table:formula="of:=[.S248]*32^(1/4)" office:value-type="float" office:value="0.19214970722791">
            <text:p>0.1921497072</text:p>
          </table:table-cell>
          <table:table-cell/>
          <table:table-cell office:value-type="float" office:value="2.46">
            <text:p>2.46</text:p>
          </table:table-cell>
          <table:table-cell office:value-type="float" office:value="0.021273">
            <text:p>0.021273</text:p>
          </table:table-cell>
          <table:table-cell office:value-type="float" office:value="0.000181">
            <text:p>0.000181</text:p>
          </table:table-cell>
          <table:table-cell table:formula="of:=[.AA248]*10" office:value-type="float" office:value="0.00181">
            <text:p>0.00181</text:p>
          </table:table-cell>
          <table:table-cell table:formula="of:=([.Y248]-2.269)*64" office:value-type="float" office:value="12.224">
            <text:p>12.224</text:p>
          </table:table-cell>
          <table:table-cell table:formula="of:=[.Z248]*64^(1/4)" office:value-type="float" office:value="0.0601691302247257">
            <text:p>0.060169130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7">
            <text:p>2.47</text:p>
          </table:table-cell>
          <table:table-cell office:value-type="float" office:value="0.468858">
            <text:p>0.468858</text:p>
          </table:table-cell>
          <table:table-cell office:value-type="float" office:value="0.002572">
            <text:p>0.002572</text:p>
          </table:table-cell>
          <table:table-cell table:formula="of:=[.F249]*50" office:value-type="float" office:value="0.1286">
            <text:p>0.1286</text:p>
          </table:table-cell>
          <table:table-cell table:formula="of:=([.D249]-[.A248])*8" office:value-type="float" office:value="1.608">
            <text:p>1.608</text:p>
          </table:table-cell>
          <table:table-cell table:formula="of:=[.E249]*8^(1/4)" office:value-type="float" office:value="0.788522022926052">
            <text:p>0.7885220229</text:p>
          </table:table-cell>
          <table:table-cell/>
          <table:table-cell office:value-type="float" office:value="2.47">
            <text:p>2.47</text:p>
          </table:table-cell>
          <table:table-cell office:value-type="float" office:value="0.241401">
            <text:p>0.241401</text:p>
          </table:table-cell>
          <table:table-cell office:value-type="float" office:value="0.002402">
            <text:p>0.002402</text:p>
          </table:table-cell>
          <table:table-cell table:formula="of:=[.M249]*10" office:value-type="float" office:value="0.02402">
            <text:p>0.02402</text:p>
          </table:table-cell>
          <table:table-cell table:formula="of:=([.K249]-2.269)*16" office:value-type="float" office:value="3.216">
            <text:p>3.216</text:p>
          </table:table-cell>
          <table:table-cell table:formula="of:=[.L249]*16^(1/4)" office:value-type="float" office:value="0.482802">
            <text:p>0.482802</text:p>
          </table:table-cell>
          <table:table-cell/>
          <table:table-cell office:value-type="float" office:value="2.47">
            <text:p>2.47</text:p>
          </table:table-cell>
          <table:table-cell office:value-type="float" office:value="0.075502">
            <text:p>0.075502</text:p>
          </table:table-cell>
          <table:table-cell office:value-type="float" office:value="0.000686">
            <text:p>0.000686</text:p>
          </table:table-cell>
          <table:table-cell/>
          <table:table-cell table:formula="of:=([.R249]-2.269)*32" office:value-type="float" office:value="6.432">
            <text:p>6.432</text:p>
          </table:table-cell>
          <table:table-cell table:formula="of:=[.S249]*32^(1/4)" office:value-type="float" office:value="0.179575031193871">
            <text:p>0.1795750312</text:p>
          </table:table-cell>
          <table:table-cell/>
          <table:table-cell office:value-type="float" office:value="2.47">
            <text:p>2.47</text:p>
          </table:table-cell>
          <table:table-cell office:value-type="float" office:value="0.018674">
            <text:p>0.018674</text:p>
          </table:table-cell>
          <table:table-cell office:value-type="float" office:value="0.000168">
            <text:p>0.000168</text:p>
          </table:table-cell>
          <table:table-cell table:formula="of:=[.AA249]*10" office:value-type="float" office:value="0.00168">
            <text:p>0.00168</text:p>
          </table:table-cell>
          <table:table-cell table:formula="of:=([.Y249]-2.269)*64" office:value-type="float" office:value="12.864">
            <text:p>12.864</text:p>
          </table:table-cell>
          <table:table-cell table:formula="of:=[.Z249]*64^(1/4)" office:value-type="float" office:value="0.0528180481275104">
            <text:p>0.052818048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8">
            <text:p>2.48</text:p>
          </table:table-cell>
          <table:table-cell office:value-type="float" office:value="0.448715">
            <text:p>0.448715</text:p>
          </table:table-cell>
          <table:table-cell office:value-type="float" office:value="0.001425">
            <text:p>0.001425</text:p>
          </table:table-cell>
          <table:table-cell table:formula="of:=[.F250]*50" office:value-type="float" office:value="0.07125">
            <text:p>0.07125</text:p>
          </table:table-cell>
          <table:table-cell table:formula="of:=([.D250]-[.A249])*8" office:value-type="float" office:value="1.688">
            <text:p>1.688</text:p>
          </table:table-cell>
          <table:table-cell table:formula="of:=[.E250]*8^(1/4)" office:value-type="float" office:value="0.754645669941141">
            <text:p>0.7546456699</text:p>
          </table:table-cell>
          <table:table-cell/>
          <table:table-cell office:value-type="float" office:value="2.48">
            <text:p>2.48</text:p>
          </table:table-cell>
          <table:table-cell office:value-type="float" office:value="0.219558">
            <text:p>0.219558</text:p>
          </table:table-cell>
          <table:table-cell office:value-type="float" office:value="0.002307">
            <text:p>0.002307</text:p>
          </table:table-cell>
          <table:table-cell table:formula="of:=[.M250]*10" office:value-type="float" office:value="0.02307">
            <text:p>0.02307</text:p>
          </table:table-cell>
          <table:table-cell table:formula="of:=([.K250]-2.269)*16" office:value-type="float" office:value="3.376">
            <text:p>3.376</text:p>
          </table:table-cell>
          <table:table-cell table:formula="of:=[.L250]*16^(1/4)" office:value-type="float" office:value="0.439116">
            <text:p>0.439116</text:p>
          </table:table-cell>
          <table:table-cell/>
          <table:table-cell office:value-type="float" office:value="2.48">
            <text:p>2.48</text:p>
          </table:table-cell>
          <table:table-cell office:value-type="float" office:value="0.070733">
            <text:p>0.070733</text:p>
          </table:table-cell>
          <table:table-cell office:value-type="float" office:value="0.000641">
            <text:p>0.000641</text:p>
          </table:table-cell>
          <table:table-cell/>
          <table:table-cell table:formula="of:=([.R250]-2.269)*32" office:value-type="float" office:value="6.752">
            <text:p>6.752</text:p>
          </table:table-cell>
          <table:table-cell table:formula="of:=[.S250]*32^(1/4)" office:value-type="float" office:value="0.168232373730975">
            <text:p>0.1682323737</text:p>
          </table:table-cell>
          <table:table-cell/>
          <table:table-cell office:value-type="float" office:value="2.48">
            <text:p>2.48</text:p>
          </table:table-cell>
          <table:table-cell office:value-type="float" office:value="0.017627">
            <text:p>0.017627</text:p>
          </table:table-cell>
          <table:table-cell office:value-type="float" office:value="0.000164">
            <text:p>0.000164</text:p>
          </table:table-cell>
          <table:table-cell table:formula="of:=[.AA250]*10" office:value-type="float" office:value="0.00164">
            <text:p>0.00164</text:p>
          </table:table-cell>
          <table:table-cell table:formula="of:=([.Y250]-2.269)*64" office:value-type="float" office:value="13.504">
            <text:p>13.504</text:p>
          </table:table-cell>
          <table:table-cell table:formula="of:=[.Z250]*64^(1/4)" office:value-type="float" office:value="0.0498566849279011">
            <text:p>0.049856684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49">
            <text:p>2.49</text:p>
          </table:table-cell>
          <table:table-cell office:value-type="float" office:value="0.439342">
            <text:p>0.439342</text:p>
          </table:table-cell>
          <table:table-cell office:value-type="float" office:value="0.001514">
            <text:p>0.001514</text:p>
          </table:table-cell>
          <table:table-cell table:formula="of:=[.F251]*50" office:value-type="float" office:value="0.0757">
            <text:p>0.0757</text:p>
          </table:table-cell>
          <table:table-cell table:formula="of:=([.D251]-[.A250])*8" office:value-type="float" office:value="1.768">
            <text:p>1.768</text:p>
          </table:table-cell>
          <table:table-cell table:formula="of:=[.E251]*8^(1/4)" office:value-type="float" office:value="0.738882225740795">
            <text:p>0.7388822257</text:p>
          </table:table-cell>
          <table:table-cell/>
          <table:table-cell office:value-type="float" office:value="2.49">
            <text:p>2.49</text:p>
          </table:table-cell>
          <table:table-cell office:value-type="float" office:value="0.212343">
            <text:p>0.212343</text:p>
          </table:table-cell>
          <table:table-cell office:value-type="float" office:value="0.002275">
            <text:p>0.002275</text:p>
          </table:table-cell>
          <table:table-cell table:formula="of:=[.M251]*10" office:value-type="float" office:value="0.02275">
            <text:p>0.02275</text:p>
          </table:table-cell>
          <table:table-cell table:formula="of:=([.K251]-2.269)*16" office:value-type="float" office:value="3.536">
            <text:p>3.536</text:p>
          </table:table-cell>
          <table:table-cell table:formula="of:=[.L251]*16^(1/4)" office:value-type="float" office:value="0.424686">
            <text:p>0.424686</text:p>
          </table:table-cell>
          <table:table-cell/>
          <table:table-cell office:value-type="float" office:value="2.49">
            <text:p>2.49</text:p>
          </table:table-cell>
          <table:table-cell office:value-type="float" office:value="0.065275">
            <text:p>0.065275</text:p>
          </table:table-cell>
          <table:table-cell office:value-type="float" office:value="0.000618">
            <text:p>0.000618</text:p>
          </table:table-cell>
          <table:table-cell/>
          <table:table-cell table:formula="of:=([.R251]-2.269)*32" office:value-type="float" office:value="7.072">
            <text:p>7.072</text:p>
          </table:table-cell>
          <table:table-cell table:formula="of:=[.S251]*32^(1/4)" office:value-type="float" office:value="0.155250988863605">
            <text:p>0.1552509889</text:p>
          </table:table-cell>
          <table:table-cell/>
          <table:table-cell office:value-type="float" office:value="2.49">
            <text:p>2.49</text:p>
          </table:table-cell>
          <table:table-cell office:value-type="float" office:value="0.016581">
            <text:p>0.016581</text:p>
          </table:table-cell>
          <table:table-cell office:value-type="float" office:value="0.00016">
            <text:p>0.00016</text:p>
          </table:table-cell>
          <table:table-cell table:formula="of:=[.AA251]*10" office:value-type="float" office:value="0.0016">
            <text:p>0.0016</text:p>
          </table:table-cell>
          <table:table-cell table:formula="of:=([.Y251]-2.269)*64" office:value-type="float" office:value="14.144">
            <text:p>14.144</text:p>
          </table:table-cell>
          <table:table-cell table:formula="of:=[.Z251]*64^(1/4)" office:value-type="float" office:value="0.0468981501554166">
            <text:p>0.046898150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0.421634">
            <text:p>0.421634</text:p>
          </table:table-cell>
          <table:table-cell office:value-type="float" office:value="0.002713">
            <text:p>0.002713</text:p>
          </table:table-cell>
          <table:table-cell table:formula="of:=[.F252]*50" office:value-type="float" office:value="0.13565">
            <text:p>0.13565</text:p>
          </table:table-cell>
          <table:table-cell table:formula="of:=([.D252]-[.A251])*8" office:value-type="float" office:value="1.848">
            <text:p>1.848</text:p>
          </table:table-cell>
          <table:table-cell table:formula="of:=[.E252]*8^(1/4)" office:value-type="float" office:value="0.709101038298169">
            <text:p>0.7091010383</text:p>
          </table:table-cell>
          <table:table-cell/>
          <table:table-cell office:value-type="float" office:value="2.5">
            <text:p>2.5</text:p>
          </table:table-cell>
          <table:table-cell office:value-type="float" office:value="0.202806">
            <text:p>0.202806</text:p>
          </table:table-cell>
          <table:table-cell office:value-type="float" office:value="0.002259">
            <text:p>0.002259</text:p>
          </table:table-cell>
          <table:table-cell table:formula="of:=[.M252]*10" office:value-type="float" office:value="0.02259">
            <text:p>0.02259</text:p>
          </table:table-cell>
          <table:table-cell table:formula="of:=([.K252]-2.269)*16" office:value-type="float" office:value="3.696">
            <text:p>3.696</text:p>
          </table:table-cell>
          <table:table-cell table:formula="of:=[.L252]*16^(1/4)" office:value-type="float" office:value="0.405612">
            <text:p>0.405612</text:p>
          </table:table-cell>
          <table:table-cell/>
          <table:table-cell office:value-type="float" office:value="2.5">
            <text:p>2.5</text:p>
          </table:table-cell>
          <table:table-cell office:value-type="float" office:value="0.061124">
            <text:p>0.061124</text:p>
          </table:table-cell>
          <table:table-cell office:value-type="float" office:value="0.000615">
            <text:p>0.000615</text:p>
          </table:table-cell>
          <table:table-cell/>
          <table:table-cell table:formula="of:=([.R252]-2.269)*32" office:value-type="float" office:value="7.392">
            <text:p>7.392</text:p>
          </table:table-cell>
          <table:table-cell table:formula="of:=[.S252]*32^(1/4)" office:value-type="float" office:value="0.145378191394853">
            <text:p>0.1453781914</text:p>
          </table:table-cell>
          <table:table-cell/>
          <table:table-cell office:value-type="float" office:value="2.5">
            <text:p>2.5</text:p>
          </table:table-cell>
          <table:table-cell office:value-type="float" office:value="0.015221">
            <text:p>0.015221</text:p>
          </table:table-cell>
          <table:table-cell office:value-type="float" office:value="0.000153">
            <text:p>0.000153</text:p>
          </table:table-cell>
          <table:table-cell table:formula="of:=[.AA252]*10" office:value-type="float" office:value="0.00153">
            <text:p>0.00153</text:p>
          </table:table-cell>
          <table:table-cell table:formula="of:=([.Y252]-2.269)*64" office:value-type="float" office:value="14.784">
            <text:p>14.784</text:p>
          </table:table-cell>
          <table:table-cell table:formula="of:=[.Z252]*64^(1/4)" office:value-type="float" office:value="0.0430514892657618">
            <text:p>0.043051489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1">
            <text:p>2.51</text:p>
          </table:table-cell>
          <table:table-cell office:value-type="float" office:value="0.427456">
            <text:p>0.427456</text:p>
          </table:table-cell>
          <table:table-cell office:value-type="float" office:value="0.00077">
            <text:p>0.00077</text:p>
          </table:table-cell>
          <table:table-cell table:formula="of:=[.F253]*50" office:value-type="float" office:value="0.0385">
            <text:p>0.0385</text:p>
          </table:table-cell>
          <table:table-cell table:formula="of:=([.D253]-[.A252])*8" office:value-type="float" office:value="1.928">
            <text:p>1.928</text:p>
          </table:table-cell>
          <table:table-cell table:formula="of:=[.E253]*8^(1/4)" office:value-type="float" office:value="0.718892436157384">
            <text:p>0.7188924362</text:p>
          </table:table-cell>
          <table:table-cell/>
          <table:table-cell office:value-type="float" office:value="2.51">
            <text:p>2.51</text:p>
          </table:table-cell>
          <table:table-cell office:value-type="float" office:value="0.189263">
            <text:p>0.189263</text:p>
          </table:table-cell>
          <table:table-cell office:value-type="float" office:value="0.002103">
            <text:p>0.002103</text:p>
          </table:table-cell>
          <table:table-cell table:formula="of:=[.M253]*10" office:value-type="float" office:value="0.02103">
            <text:p>0.02103</text:p>
          </table:table-cell>
          <table:table-cell table:formula="of:=([.K253]-2.269)*16" office:value-type="float" office:value="3.85599999999999">
            <text:p>3.856</text:p>
          </table:table-cell>
          <table:table-cell table:formula="of:=[.L253]*16^(1/4)" office:value-type="float" office:value="0.378526">
            <text:p>0.378526</text:p>
          </table:table-cell>
          <table:table-cell/>
          <table:table-cell office:value-type="float" office:value="2.51">
            <text:p>2.51</text:p>
          </table:table-cell>
          <table:table-cell office:value-type="float" office:value="0.056234">
            <text:p>0.056234</text:p>
          </table:table-cell>
          <table:table-cell office:value-type="float" office:value="0.000571">
            <text:p>0.000571</text:p>
          </table:table-cell>
          <table:table-cell/>
          <table:table-cell table:formula="of:=([.R253]-2.269)*32" office:value-type="float" office:value="7.71199999999999">
            <text:p>7.712</text:p>
          </table:table-cell>
          <table:table-cell table:formula="of:=[.S253]*32^(1/4)" office:value-type="float" office:value="0.133747745810126">
            <text:p>0.1337477458</text:p>
          </table:table-cell>
          <table:table-cell/>
          <table:table-cell office:value-type="float" office:value="2.51">
            <text:p>2.51</text:p>
          </table:table-cell>
          <table:table-cell office:value-type="float" office:value="0.014227">
            <text:p>0.014227</text:p>
          </table:table-cell>
          <table:table-cell office:value-type="float" office:value="0.00015">
            <text:p>0.00015</text:p>
          </table:table-cell>
          <table:table-cell table:formula="of:=[.AA253]*10" office:value-type="float" office:value="0.0015">
            <text:p>0.0015</text:p>
          </table:table-cell>
          <table:table-cell table:formula="of:=([.Y253]-2.269)*64" office:value-type="float" office:value="15.424">
            <text:p>15.424</text:p>
          </table:table-cell>
          <table:table-cell table:formula="of:=[.Z253]*64^(1/4)" office:value-type="float" office:value="0.040240032703764">
            <text:p>0.040240032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2">
            <text:p>2.52</text:p>
          </table:table-cell>
          <table:table-cell office:value-type="float" office:value="0.415882">
            <text:p>0.415882</text:p>
          </table:table-cell>
          <table:table-cell office:value-type="float" office:value="0.002459">
            <text:p>0.002459</text:p>
          </table:table-cell>
          <table:table-cell table:formula="of:=[.F254]*50" office:value-type="float" office:value="0.12295">
            <text:p>0.12295</text:p>
          </table:table-cell>
          <table:table-cell table:formula="of:=([.D254]-[.A253])*8" office:value-type="float" office:value="2.008">
            <text:p>2.008</text:p>
          </table:table-cell>
          <table:table-cell table:formula="of:=[.E254]*8^(1/4)" office:value-type="float" office:value="0.699427365937091">
            <text:p>0.6994273659</text:p>
          </table:table-cell>
          <table:table-cell/>
          <table:table-cell office:value-type="float" office:value="2.52">
            <text:p>2.52</text:p>
          </table:table-cell>
          <table:table-cell office:value-type="float" office:value="0.186835">
            <text:p>0.186835</text:p>
          </table:table-cell>
          <table:table-cell office:value-type="float" office:value="0.002045">
            <text:p>0.002045</text:p>
          </table:table-cell>
          <table:table-cell table:formula="of:=[.M254]*10" office:value-type="float" office:value="0.02045">
            <text:p>0.02045</text:p>
          </table:table-cell>
          <table:table-cell table:formula="of:=([.K254]-2.269)*16" office:value-type="float" office:value="4.016">
            <text:p>4.016</text:p>
          </table:table-cell>
          <table:table-cell table:formula="of:=[.L254]*16^(1/4)" office:value-type="float" office:value="0.37367">
            <text:p>0.37367</text:p>
          </table:table-cell>
          <table:table-cell/>
          <table:table-cell office:value-type="float" office:value="2.52">
            <text:p>2.52</text:p>
          </table:table-cell>
          <table:table-cell office:value-type="float" office:value="0.054491">
            <text:p>0.054491</text:p>
          </table:table-cell>
          <table:table-cell office:value-type="float" office:value="0.000564">
            <text:p>0.000564</text:p>
          </table:table-cell>
          <table:table-cell/>
          <table:table-cell table:formula="of:=([.R254]-2.269)*32" office:value-type="float" office:value="8.032">
            <text:p>8.032</text:p>
          </table:table-cell>
          <table:table-cell table:formula="of:=[.S254]*32^(1/4)" office:value-type="float" office:value="0.129602169807227">
            <text:p>0.1296021698</text:p>
          </table:table-cell>
          <table:table-cell/>
          <table:table-cell office:value-type="float" office:value="2.52">
            <text:p>2.52</text:p>
          </table:table-cell>
          <table:table-cell office:value-type="float" office:value="0.013408">
            <text:p>0.013408</text:p>
          </table:table-cell>
          <table:table-cell office:value-type="float" office:value="0.000146">
            <text:p>0.000146</text:p>
          </table:table-cell>
          <table:table-cell table:formula="of:=[.AA254]*10" office:value-type="float" office:value="0.00146">
            <text:p>0.00146</text:p>
          </table:table-cell>
          <table:table-cell table:formula="of:=([.Y254]-2.269)*64" office:value-type="float" office:value="16.064">
            <text:p>16.064</text:p>
          </table:table-cell>
          <table:table-cell table:formula="of:=[.Z254]*64^(1/4)" office:value-type="float" office:value="0.0379235508885969">
            <text:p>0.037923550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3">
            <text:p>2.53</text:p>
          </table:table-cell>
          <table:table-cell office:value-type="float" office:value="0.407048">
            <text:p>0.407048</text:p>
          </table:table-cell>
          <table:table-cell office:value-type="float" office:value="0.002073">
            <text:p>0.002073</text:p>
          </table:table-cell>
          <table:table-cell table:formula="of:=[.F255]*50" office:value-type="float" office:value="0.10365">
            <text:p>0.10365</text:p>
          </table:table-cell>
          <table:table-cell table:formula="of:=([.D255]-[.A254])*8" office:value-type="float" office:value="2.088">
            <text:p>2.088</text:p>
          </table:table-cell>
          <table:table-cell table:formula="of:=[.E255]*8^(1/4)" office:value-type="float" office:value="0.684570408072388">
            <text:p>0.6845704081</text:p>
          </table:table-cell>
          <table:table-cell/>
          <table:table-cell office:value-type="float" office:value="2.53">
            <text:p>2.53</text:p>
          </table:table-cell>
          <table:table-cell office:value-type="float" office:value="0.172849">
            <text:p>0.172849</text:p>
          </table:table-cell>
          <table:table-cell office:value-type="float" office:value="0.002039">
            <text:p>0.002039</text:p>
          </table:table-cell>
          <table:table-cell table:formula="of:=[.M255]*10" office:value-type="float" office:value="0.02039">
            <text:p>0.02039</text:p>
          </table:table-cell>
          <table:table-cell table:formula="of:=([.K255]-2.269)*16" office:value-type="float" office:value="4.176">
            <text:p>4.176</text:p>
          </table:table-cell>
          <table:table-cell table:formula="of:=[.L255]*16^(1/4)" office:value-type="float" office:value="0.345698">
            <text:p>0.345698</text:p>
          </table:table-cell>
          <table:table-cell/>
          <table:table-cell office:value-type="float" office:value="2.53">
            <text:p>2.53</text:p>
          </table:table-cell>
          <table:table-cell office:value-type="float" office:value="0.050855">
            <text:p>0.050855</text:p>
          </table:table-cell>
          <table:table-cell office:value-type="float" office:value="0.000554">
            <text:p>0.000554</text:p>
          </table:table-cell>
          <table:table-cell/>
          <table:table-cell table:formula="of:=([.R255]-2.269)*32" office:value-type="float" office:value="8.352">
            <text:p>8.352</text:p>
          </table:table-cell>
          <table:table-cell table:formula="of:=[.S255]*32^(1/4)" office:value-type="float" office:value="0.120954255666927">
            <text:p>0.1209542557</text:p>
          </table:table-cell>
          <table:table-cell/>
          <table:table-cell office:value-type="float" office:value="2.53">
            <text:p>2.53</text:p>
          </table:table-cell>
          <table:table-cell office:value-type="float" office:value="0.012628">
            <text:p>0.012628</text:p>
          </table:table-cell>
          <table:table-cell office:value-type="float" office:value="0.000139">
            <text:p>0.000139</text:p>
          </table:table-cell>
          <table:table-cell table:formula="of:=[.AA255]*10" office:value-type="float" office:value="0.00139">
            <text:p>0.00139</text:p>
          </table:table-cell>
          <table:table-cell table:formula="of:=([.Y255]-2.269)*64" office:value-type="float" office:value="16.704">
            <text:p>16.704</text:p>
          </table:table-cell>
          <table:table-cell table:formula="of:=[.Z255]*64^(1/4)" office:value-type="float" office:value="0.0357173777312949">
            <text:p>0.035717377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4">
            <text:p>2.54</text:p>
          </table:table-cell>
          <table:table-cell office:value-type="float" office:value="0.403385">
            <text:p>0.403385</text:p>
          </table:table-cell>
          <table:table-cell office:value-type="float" office:value="0.002239">
            <text:p>0.002239</text:p>
          </table:table-cell>
          <table:table-cell table:formula="of:=[.F256]*50" office:value-type="float" office:value="0.11195">
            <text:p>0.11195</text:p>
          </table:table-cell>
          <table:table-cell table:formula="of:=([.D256]-[.A255])*8" office:value-type="float" office:value="2.168">
            <text:p>2.168</text:p>
          </table:table-cell>
          <table:table-cell table:formula="of:=[.E256]*8^(1/4)" office:value-type="float" office:value="0.678410000934239">
            <text:p>0.6784100009</text:p>
          </table:table-cell>
          <table:table-cell/>
          <table:table-cell office:value-type="float" office:value="2.54">
            <text:p>2.54</text:p>
          </table:table-cell>
          <table:table-cell office:value-type="float" office:value="0.17143">
            <text:p>0.17143</text:p>
          </table:table-cell>
          <table:table-cell office:value-type="float" office:value="0.002031">
            <text:p>0.002031</text:p>
          </table:table-cell>
          <table:table-cell table:formula="of:=[.M256]*10" office:value-type="float" office:value="0.02031">
            <text:p>0.02031</text:p>
          </table:table-cell>
          <table:table-cell table:formula="of:=([.K256]-2.269)*16" office:value-type="float" office:value="4.336">
            <text:p>4.336</text:p>
          </table:table-cell>
          <table:table-cell table:formula="of:=[.L256]*16^(1/4)" office:value-type="float" office:value="0.34286">
            <text:p>0.34286</text:p>
          </table:table-cell>
          <table:table-cell/>
          <table:table-cell office:value-type="float" office:value="2.54">
            <text:p>2.54</text:p>
          </table:table-cell>
          <table:table-cell office:value-type="float" office:value="0.046158">
            <text:p>0.046158</text:p>
          </table:table-cell>
          <table:table-cell office:value-type="float" office:value="0.000524">
            <text:p>0.000524</text:p>
          </table:table-cell>
          <table:table-cell/>
          <table:table-cell table:formula="of:=([.R256]-2.269)*32" office:value-type="float" office:value="8.672">
            <text:p>8.672</text:p>
          </table:table-cell>
          <table:table-cell table:formula="of:=[.S256]*32^(1/4)" office:value-type="float" office:value="0.109782844028591">
            <text:p>0.109782844</text:p>
          </table:table-cell>
          <table:table-cell/>
          <table:table-cell office:value-type="float" office:value="2.54">
            <text:p>2.54</text:p>
          </table:table-cell>
          <table:table-cell office:value-type="float" office:value="0.011859">
            <text:p>0.011859</text:p>
          </table:table-cell>
          <table:table-cell office:value-type="float" office:value="0.000134">
            <text:p>0.000134</text:p>
          </table:table-cell>
          <table:table-cell table:formula="of:=[.AA256]*10" office:value-type="float" office:value="0.00134">
            <text:p>0.00134</text:p>
          </table:table-cell>
          <table:table-cell table:formula="of:=([.Y256]-2.269)*64" office:value-type="float" office:value="17.344">
            <text:p>17.344</text:p>
          </table:table-cell>
          <table:table-cell table:formula="of:=[.Z256]*64^(1/4)" office:value-type="float" office:value="0.0335423172723651">
            <text:p>0.033542317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5">
            <text:p>2.55</text:p>
          </table:table-cell>
          <table:table-cell office:value-type="float" office:value="0.392451">
            <text:p>0.392451</text:p>
          </table:table-cell>
          <table:table-cell office:value-type="float" office:value="0.00252">
            <text:p>0.00252</text:p>
          </table:table-cell>
          <table:table-cell table:formula="of:=[.F257]*50" office:value-type="float" office:value="0.126">
            <text:p>0.126</text:p>
          </table:table-cell>
          <table:table-cell table:formula="of:=([.D257]-[.A256])*8" office:value-type="float" office:value="2.248">
            <text:p>2.248</text:p>
          </table:table-cell>
          <table:table-cell table:formula="of:=[.E257]*8^(1/4)" office:value-type="float" office:value="0.660021278125471">
            <text:p>0.6600212781</text:p>
          </table:table-cell>
          <table:table-cell/>
          <table:table-cell office:value-type="float" office:value="2.55">
            <text:p>2.55</text:p>
          </table:table-cell>
          <table:table-cell office:value-type="float" office:value="0.155371">
            <text:p>0.155371</text:p>
          </table:table-cell>
          <table:table-cell office:value-type="float" office:value="0.001912">
            <text:p>0.001912</text:p>
          </table:table-cell>
          <table:table-cell table:formula="of:=[.M257]*10" office:value-type="float" office:value="0.01912">
            <text:p>0.01912</text:p>
          </table:table-cell>
          <table:table-cell table:formula="of:=([.K257]-2.269)*16" office:value-type="float" office:value="4.496">
            <text:p>4.496</text:p>
          </table:table-cell>
          <table:table-cell table:formula="of:=[.L257]*16^(1/4)" office:value-type="float" office:value="0.310742">
            <text:p>0.310742</text:p>
          </table:table-cell>
          <table:table-cell/>
          <table:table-cell office:value-type="float" office:value="2.55">
            <text:p>2.55</text:p>
          </table:table-cell>
          <table:table-cell office:value-type="float" office:value="0.045105">
            <text:p>0.045105</text:p>
          </table:table-cell>
          <table:table-cell office:value-type="float" office:value="0.000537">
            <text:p>0.000537</text:p>
          </table:table-cell>
          <table:table-cell/>
          <table:table-cell table:formula="of:=([.R257]-2.269)*32" office:value-type="float" office:value="8.99199999999999">
            <text:p>8.992</text:p>
          </table:table-cell>
          <table:table-cell table:formula="of:=[.S257]*32^(1/4)" office:value-type="float" office:value="0.107278373844395">
            <text:p>0.1072783738</text:p>
          </table:table-cell>
          <table:table-cell/>
          <table:table-cell office:value-type="float" office:value="2.55">
            <text:p>2.55</text:p>
          </table:table-cell>
          <table:table-cell office:value-type="float" office:value="0.011296">
            <text:p>0.011296</text:p>
          </table:table-cell>
          <table:table-cell office:value-type="float" office:value="0.000133">
            <text:p>0.000133</text:p>
          </table:table-cell>
          <table:table-cell table:formula="of:=[.AA257]*10" office:value-type="float" office:value="0.00133">
            <text:p>0.00133</text:p>
          </table:table-cell>
          <table:table-cell table:formula="of:=([.Y257]-2.269)*64" office:value-type="float" office:value="17.984">
            <text:p>17.984</text:p>
          </table:table-cell>
          <table:table-cell table:formula="of:=[.Z257]*64^(1/4)" office:value-type="float" office:value="0.031949912801133">
            <text:p>0.031949912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6">
            <text:p>2.56</text:p>
          </table:table-cell>
          <table:table-cell office:value-type="float" office:value="0.382036">
            <text:p>0.382036</text:p>
          </table:table-cell>
          <table:table-cell office:value-type="float" office:value="0.002085">
            <text:p>0.002085</text:p>
          </table:table-cell>
          <table:table-cell table:formula="of:=[.F258]*50" office:value-type="float" office:value="0.10425">
            <text:p>0.10425</text:p>
          </table:table-cell>
          <table:table-cell table:formula="of:=([.D258]-[.A257])*8" office:value-type="float" office:value="2.328">
            <text:p>2.328</text:p>
          </table:table-cell>
          <table:table-cell table:formula="of:=[.E258]*8^(1/4)" office:value-type="float" office:value="0.642505405795736">
            <text:p>0.6425054058</text:p>
          </table:table-cell>
          <table:table-cell/>
          <table:table-cell office:value-type="float" office:value="2.56">
            <text:p>2.56</text:p>
          </table:table-cell>
          <table:table-cell office:value-type="float" office:value="0.155386">
            <text:p>0.155386</text:p>
          </table:table-cell>
          <table:table-cell office:value-type="float" office:value="0.001877">
            <text:p>0.001877</text:p>
          </table:table-cell>
          <table:table-cell table:formula="of:=[.M258]*10" office:value-type="float" office:value="0.01877">
            <text:p>0.01877</text:p>
          </table:table-cell>
          <table:table-cell table:formula="of:=([.K258]-2.269)*16" office:value-type="float" office:value="4.656">
            <text:p>4.656</text:p>
          </table:table-cell>
          <table:table-cell table:formula="of:=[.L258]*16^(1/4)" office:value-type="float" office:value="0.310772">
            <text:p>0.310772</text:p>
          </table:table-cell>
          <table:table-cell/>
          <table:table-cell office:value-type="float" office:value="2.56">
            <text:p>2.56</text:p>
          </table:table-cell>
          <table:table-cell office:value-type="float" office:value="0.043134">
            <text:p>0.043134</text:p>
          </table:table-cell>
          <table:table-cell office:value-type="float" office:value="0.000522">
            <text:p>0.000522</text:p>
          </table:table-cell>
          <table:table-cell/>
          <table:table-cell table:formula="of:=([.R258]-2.269)*32" office:value-type="float" office:value="9.312">
            <text:p>9.312</text:p>
          </table:table-cell>
          <table:table-cell table:formula="of:=[.S258]*32^(1/4)" office:value-type="float" office:value="0.102590519397055">
            <text:p>0.1025905194</text:p>
          </table:table-cell>
          <table:table-cell/>
          <table:table-cell office:value-type="float" office:value="2.56">
            <text:p>2.56</text:p>
          </table:table-cell>
          <table:table-cell office:value-type="float" office:value="0.010722">
            <text:p>0.010722</text:p>
          </table:table-cell>
          <table:table-cell office:value-type="float" office:value="0.000127">
            <text:p>0.000127</text:p>
          </table:table-cell>
          <table:table-cell table:formula="of:=[.AA258]*10" office:value-type="float" office:value="0.00127">
            <text:p>0.00127</text:p>
          </table:table-cell>
          <table:table-cell table:formula="of:=([.Y258]-2.269)*64" office:value-type="float" office:value="18.624">
            <text:p>18.624</text:p>
          </table:table-cell>
          <table:table-cell table:formula="of:=[.Z258]*64^(1/4)" office:value-type="float" office:value="0.0303263956315286">
            <text:p>0.030326395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7">
            <text:p>2.57</text:p>
          </table:table-cell>
          <table:table-cell office:value-type="float" office:value="0.381412">
            <text:p>0.381412</text:p>
          </table:table-cell>
          <table:table-cell office:value-type="float" office:value="0.00156">
            <text:p>0.00156</text:p>
          </table:table-cell>
          <table:table-cell table:formula="of:=[.F259]*50" office:value-type="float" office:value="0.078">
            <text:p>0.078</text:p>
          </table:table-cell>
          <table:table-cell table:formula="of:=([.D259]-[.A258])*8" office:value-type="float" office:value="2.408">
            <text:p>2.408</text:p>
          </table:table-cell>
          <table:table-cell table:formula="of:=[.E259]*8^(1/4)" office:value-type="float" office:value="0.641455967069499">
            <text:p>0.6414559671</text:p>
          </table:table-cell>
          <table:table-cell/>
          <table:table-cell office:value-type="float" office:value="2.57">
            <text:p>2.57</text:p>
          </table:table-cell>
          <table:table-cell office:value-type="float" office:value="0.149441">
            <text:p>0.149441</text:p>
          </table:table-cell>
          <table:table-cell office:value-type="float" office:value="0.001858">
            <text:p>0.001858</text:p>
          </table:table-cell>
          <table:table-cell table:formula="of:=[.M259]*10" office:value-type="float" office:value="0.01858">
            <text:p>0.01858</text:p>
          </table:table-cell>
          <table:table-cell table:formula="of:=([.K259]-2.269)*16" office:value-type="float" office:value="4.816">
            <text:p>4.816</text:p>
          </table:table-cell>
          <table:table-cell table:formula="of:=[.L259]*16^(1/4)" office:value-type="float" office:value="0.298882">
            <text:p>0.298882</text:p>
          </table:table-cell>
          <table:table-cell/>
          <table:table-cell office:value-type="float" office:value="2.57">
            <text:p>2.57</text:p>
          </table:table-cell>
          <table:table-cell office:value-type="float" office:value="0.040736">
            <text:p>0.040736</text:p>
          </table:table-cell>
          <table:table-cell office:value-type="float" office:value="0.000506">
            <text:p>0.000506</text:p>
          </table:table-cell>
          <table:table-cell/>
          <table:table-cell table:formula="of:=([.R259]-2.269)*32" office:value-type="float" office:value="9.63200000000001">
            <text:p>9.632</text:p>
          </table:table-cell>
          <table:table-cell table:formula="of:=[.S259]*32^(1/4)" office:value-type="float" office:value="0.0968870820735017">
            <text:p>0.0968870821</text:p>
          </table:table-cell>
          <table:table-cell/>
          <table:table-cell office:value-type="float" office:value="2.57">
            <text:p>2.57</text:p>
          </table:table-cell>
          <table:table-cell office:value-type="float" office:value="0.010089">
            <text:p>0.010089</text:p>
          </table:table-cell>
          <table:table-cell office:value-type="float" office:value="0.000123">
            <text:p>0.000123</text:p>
          </table:table-cell>
          <table:table-cell table:formula="of:=[.AA259]*10" office:value-type="float" office:value="0.00123">
            <text:p>0.00123</text:p>
          </table:table-cell>
          <table:table-cell table:formula="of:=([.Y259]-2.269)*64" office:value-type="float" office:value="19.264">
            <text:p>19.264</text:p>
          </table:table-cell>
          <table:table-cell table:formula="of:=[.Z259]*64^(1/4)" office:value-type="float" office:value="0.0285360012615643">
            <text:p>0.028536001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8">
            <text:p>2.58</text:p>
          </table:table-cell>
          <table:table-cell office:value-type="float" office:value="0.366466">
            <text:p>0.366466</text:p>
          </table:table-cell>
          <table:table-cell office:value-type="float" office:value="0.001363">
            <text:p>0.001363</text:p>
          </table:table-cell>
          <table:table-cell table:formula="of:=[.F260]*50" office:value-type="float" office:value="0.06815">
            <text:p>0.06815</text:p>
          </table:table-cell>
          <table:table-cell table:formula="of:=([.D260]-[.A259])*8" office:value-type="float" office:value="2.488">
            <text:p>2.488</text:p>
          </table:table-cell>
          <table:table-cell table:formula="of:=[.E260]*8^(1/4)" office:value-type="float" office:value="0.616319891424735">
            <text:p>0.6163198914</text:p>
          </table:table-cell>
          <table:table-cell/>
          <table:table-cell office:value-type="float" office:value="2.58">
            <text:p>2.58</text:p>
          </table:table-cell>
          <table:table-cell office:value-type="float" office:value="0.144301">
            <text:p>0.144301</text:p>
          </table:table-cell>
          <table:table-cell office:value-type="float" office:value="0.001769">
            <text:p>0.001769</text:p>
          </table:table-cell>
          <table:table-cell table:formula="of:=[.M260]*10" office:value-type="float" office:value="0.01769">
            <text:p>0.01769</text:p>
          </table:table-cell>
          <table:table-cell table:formula="of:=([.K260]-2.269)*16" office:value-type="float" office:value="4.976">
            <text:p>4.976</text:p>
          </table:table-cell>
          <table:table-cell table:formula="of:=[.L260]*16^(1/4)" office:value-type="float" office:value="0.288602">
            <text:p>0.288602</text:p>
          </table:table-cell>
          <table:table-cell/>
          <table:table-cell office:value-type="float" office:value="2.58">
            <text:p>2.58</text:p>
          </table:table-cell>
          <table:table-cell office:value-type="float" office:value="0.038651">
            <text:p>0.038651</text:p>
          </table:table-cell>
          <table:table-cell office:value-type="float" office:value="0.000496">
            <text:p>0.000496</text:p>
          </table:table-cell>
          <table:table-cell/>
          <table:table-cell table:formula="of:=([.R260]-2.269)*32" office:value-type="float" office:value="9.952">
            <text:p>9.952</text:p>
          </table:table-cell>
          <table:table-cell table:formula="of:=[.S260]*32^(1/4)" office:value-type="float" office:value="0.0919280884039403">
            <text:p>0.0919280884</text:p>
          </table:table-cell>
          <table:table-cell/>
          <table:table-cell office:value-type="float" office:value="2.58">
            <text:p>2.58</text:p>
          </table:table-cell>
          <table:table-cell office:value-type="float" office:value="0.009472">
            <text:p>0.009472</text:p>
          </table:table-cell>
          <table:table-cell office:value-type="float" office:value="0.00012">
            <text:p>0.00012</text:p>
          </table:table-cell>
          <table:table-cell table:formula="of:=[.AA260]*10" office:value-type="float" office:value="0.0012">
            <text:p>0.0012</text:p>
          </table:table-cell>
          <table:table-cell table:formula="of:=([.Y260]-2.269)*64" office:value-type="float" office:value="19.904">
            <text:p>19.904</text:p>
          </table:table-cell>
          <table:table-cell table:formula="of:=[.Z260]*64^(1/4)" office:value-type="float" office:value="0.0267908617255959">
            <text:p>0.026790861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59">
            <text:p>2.59</text:p>
          </table:table-cell>
          <table:table-cell office:value-type="float" office:value="0.35956">
            <text:p>0.35956</text:p>
          </table:table-cell>
          <table:table-cell office:value-type="float" office:value="0.002367">
            <text:p>0.002367</text:p>
          </table:table-cell>
          <table:table-cell table:formula="of:=[.F261]*50" office:value-type="float" office:value="0.11835">
            <text:p>0.11835</text:p>
          </table:table-cell>
          <table:table-cell table:formula="of:=([.D261]-[.A260])*8" office:value-type="float" office:value="2.568">
            <text:p>2.568</text:p>
          </table:table-cell>
          <table:table-cell table:formula="of:=[.E261]*8^(1/4)" office:value-type="float" office:value="0.604705430137251">
            <text:p>0.6047054301</text:p>
          </table:table-cell>
          <table:table-cell/>
          <table:table-cell office:value-type="float" office:value="2.59">
            <text:p>2.59</text:p>
          </table:table-cell>
          <table:table-cell office:value-type="float" office:value="0.13633">
            <text:p>0.13633</text:p>
          </table:table-cell>
          <table:table-cell office:value-type="float" office:value="0.001844">
            <text:p>0.001844</text:p>
          </table:table-cell>
          <table:table-cell table:formula="of:=[.M261]*10" office:value-type="float" office:value="0.01844">
            <text:p>0.01844</text:p>
          </table:table-cell>
          <table:table-cell table:formula="of:=([.K261]-2.269)*16" office:value-type="float" office:value="5.136">
            <text:p>5.136</text:p>
          </table:table-cell>
          <table:table-cell table:formula="of:=[.L261]*16^(1/4)" office:value-type="float" office:value="0.27266">
            <text:p>0.27266</text:p>
          </table:table-cell>
          <table:table-cell/>
          <table:table-cell office:value-type="float" office:value="2.59">
            <text:p>2.59</text:p>
          </table:table-cell>
          <table:table-cell office:value-type="float" office:value="0.036728">
            <text:p>0.036728</text:p>
          </table:table-cell>
          <table:table-cell office:value-type="float" office:value="0.000485">
            <text:p>0.000485</text:p>
          </table:table-cell>
          <table:table-cell/>
          <table:table-cell table:formula="of:=([.R261]-2.269)*32" office:value-type="float" office:value="10.272">
            <text:p>10.272</text:p>
          </table:table-cell>
          <table:table-cell table:formula="of:=[.S261]*32^(1/4)" office:value-type="float" office:value="0.0873543978396399">
            <text:p>0.0873543978</text:p>
          </table:table-cell>
          <table:table-cell/>
          <table:table-cell office:value-type="float" office:value="2.59">
            <text:p>2.59</text:p>
          </table:table-cell>
          <table:table-cell office:value-type="float" office:value="0.009164">
            <text:p>0.009164</text:p>
          </table:table-cell>
          <table:table-cell office:value-type="float" office:value="0.000117">
            <text:p>0.000117</text:p>
          </table:table-cell>
          <table:table-cell table:formula="of:=[.AA261]*10" office:value-type="float" office:value="0.00117">
            <text:p>0.00117</text:p>
          </table:table-cell>
          <table:table-cell table:formula="of:=([.Y261]-2.269)*64" office:value-type="float" office:value="20.544">
            <text:p>20.544</text:p>
          </table:table-cell>
          <table:table-cell table:formula="of:=[.Z261]*64^(1/4)" office:value-type="float" office:value="0.0259197061711741">
            <text:p>0.025919706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">
            <text:p>2.6</text:p>
          </table:table-cell>
          <table:table-cell office:value-type="float" office:value="0.353257">
            <text:p>0.353257</text:p>
          </table:table-cell>
          <table:table-cell office:value-type="float" office:value="0.001141">
            <text:p>0.001141</text:p>
          </table:table-cell>
          <table:table-cell table:formula="of:=[.F262]*50" office:value-type="float" office:value="0.05705">
            <text:p>0.05705</text:p>
          </table:table-cell>
          <table:table-cell table:formula="of:=([.D262]-[.A261])*8" office:value-type="float" office:value="2.648">
            <text:p>2.648</text:p>
          </table:table-cell>
          <table:table-cell table:formula="of:=[.E262]*8^(1/4)" office:value-type="float" office:value="0.594105089926563">
            <text:p>0.5941050899</text:p>
          </table:table-cell>
          <table:table-cell/>
          <table:table-cell office:value-type="float" office:value="2.6">
            <text:p>2.6</text:p>
          </table:table-cell>
          <table:table-cell office:value-type="float" office:value="0.131654">
            <text:p>0.131654</text:p>
          </table:table-cell>
          <table:table-cell office:value-type="float" office:value="0.001833">
            <text:p>0.001833</text:p>
          </table:table-cell>
          <table:table-cell table:formula="of:=[.M262]*10" office:value-type="float" office:value="0.01833">
            <text:p>0.01833</text:p>
          </table:table-cell>
          <table:table-cell table:formula="of:=([.K262]-2.269)*16" office:value-type="float" office:value="5.296">
            <text:p>5.296</text:p>
          </table:table-cell>
          <table:table-cell table:formula="of:=[.L262]*16^(1/4)" office:value-type="float" office:value="0.263308">
            <text:p>0.263308</text:p>
          </table:table-cell>
          <table:table-cell/>
          <table:table-cell office:value-type="float" office:value="2.6">
            <text:p>2.6</text:p>
          </table:table-cell>
          <table:table-cell office:value-type="float" office:value="0.035488">
            <text:p>0.035488</text:p>
          </table:table-cell>
          <table:table-cell office:value-type="float" office:value="0.000456">
            <text:p>0.000456</text:p>
          </table:table-cell>
          <table:table-cell/>
          <table:table-cell table:formula="of:=([.R262]-2.269)*32" office:value-type="float" office:value="10.592">
            <text:p>10.592</text:p>
          </table:table-cell>
          <table:table-cell table:formula="of:=[.S262]*32^(1/4)" office:value-type="float" office:value="0.0844051641944331">
            <text:p>0.0844051642</text:p>
          </table:table-cell>
          <table:table-cell/>
          <table:table-cell office:value-type="float" office:value="2.6">
            <text:p>2.6</text:p>
          </table:table-cell>
          <table:table-cell office:value-type="float" office:value="0.008811">
            <text:p>0.008811</text:p>
          </table:table-cell>
          <table:table-cell office:value-type="float" office:value="0.000117">
            <text:p>0.000117</text:p>
          </table:table-cell>
          <table:table-cell table:formula="of:=[.AA262]*10" office:value-type="float" office:value="0.00117">
            <text:p>0.00117</text:p>
          </table:table-cell>
          <table:table-cell table:formula="of:=([.Y262]-2.269)*64" office:value-type="float" office:value="21.184">
            <text:p>21.184</text:p>
          </table:table-cell>
          <table:table-cell table:formula="of:=[.Z262]*64^(1/4)" office:value-type="float" office:value="0.0249212713961387">
            <text:p>0.024921271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1">
            <text:p>2.61</text:p>
          </table:table-cell>
          <table:table-cell office:value-type="float" office:value="0.344273">
            <text:p>0.344273</text:p>
          </table:table-cell>
          <table:table-cell office:value-type="float" office:value="0.001419">
            <text:p>0.001419</text:p>
          </table:table-cell>
          <table:table-cell table:formula="of:=[.F263]*50" office:value-type="float" office:value="0.07095">
            <text:p>0.07095</text:p>
          </table:table-cell>
          <table:table-cell table:formula="of:=([.D263]-[.A262])*8" office:value-type="float" office:value="2.728">
            <text:p>2.728</text:p>
          </table:table-cell>
          <table:table-cell table:formula="of:=[.E263]*8^(1/4)" office:value-type="float" office:value="0.578995863137284">
            <text:p>0.5789958631</text:p>
          </table:table-cell>
          <table:table-cell/>
          <table:table-cell office:value-type="float" office:value="2.61">
            <text:p>2.61</text:p>
          </table:table-cell>
          <table:table-cell office:value-type="float" office:value="0.127952">
            <text:p>0.127952</text:p>
          </table:table-cell>
          <table:table-cell office:value-type="float" office:value="0.001719">
            <text:p>0.001719</text:p>
          </table:table-cell>
          <table:table-cell table:formula="of:=[.M263]*10" office:value-type="float" office:value="0.01719">
            <text:p>0.01719</text:p>
          </table:table-cell>
          <table:table-cell table:formula="of:=([.K263]-2.269)*16" office:value-type="float" office:value="5.456">
            <text:p>5.456</text:p>
          </table:table-cell>
          <table:table-cell table:formula="of:=[.L263]*16^(1/4)" office:value-type="float" office:value="0.255904">
            <text:p>0.255904</text:p>
          </table:table-cell>
          <table:table-cell/>
          <table:table-cell office:value-type="float" office:value="2.61">
            <text:p>2.61</text:p>
          </table:table-cell>
          <table:table-cell office:value-type="float" office:value="0.033882">
            <text:p>0.033882</text:p>
          </table:table-cell>
          <table:table-cell office:value-type="float" office:value="0.000464">
            <text:p>0.000464</text:p>
          </table:table-cell>
          <table:table-cell/>
          <table:table-cell table:formula="of:=([.R263]-2.269)*32" office:value-type="float" office:value="10.912">
            <text:p>10.912</text:p>
          </table:table-cell>
          <table:table-cell table:formula="of:=[.S263]*32^(1/4)" office:value-type="float" office:value="0.0805854309410444">
            <text:p>0.0805854309</text:p>
          </table:table-cell>
          <table:table-cell/>
          <table:table-cell office:value-type="float" office:value="2.61">
            <text:p>2.61</text:p>
          </table:table-cell>
          <table:table-cell office:value-type="float" office:value="0.008338">
            <text:p>0.008338</text:p>
          </table:table-cell>
          <table:table-cell office:value-type="float" office:value="0.000113">
            <text:p>0.000113</text:p>
          </table:table-cell>
          <table:table-cell table:formula="of:=[.AA263]*10" office:value-type="float" office:value="0.00113">
            <text:p>0.00113</text:p>
          </table:table-cell>
          <table:table-cell table:formula="of:=([.Y263]-2.269)*64" office:value-type="float" office:value="21.824">
            <text:p>21.824</text:p>
          </table:table-cell>
          <table:table-cell table:formula="of:=[.Z263]*64^(1/4)" office:value-type="float" office:value="0.0235834253661337">
            <text:p>0.023583425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2">
            <text:p>2.62</text:p>
          </table:table-cell>
          <table:table-cell office:value-type="float" office:value="0.345521">
            <text:p>0.345521</text:p>
          </table:table-cell>
          <table:table-cell office:value-type="float" office:value="0.001811">
            <text:p>0.001811</text:p>
          </table:table-cell>
          <table:table-cell table:formula="of:=[.F264]*50" office:value-type="float" office:value="0.09055">
            <text:p>0.09055</text:p>
          </table:table-cell>
          <table:table-cell table:formula="of:=([.D264]-[.A263])*8" office:value-type="float" office:value="2.808">
            <text:p>2.808</text:p>
          </table:table-cell>
          <table:table-cell table:formula="of:=[.E264]*8^(1/4)" office:value-type="float" office:value="0.581094740589757">
            <text:p>0.5810947406</text:p>
          </table:table-cell>
          <table:table-cell/>
          <table:table-cell office:value-type="float" office:value="2.62">
            <text:p>2.62</text:p>
          </table:table-cell>
          <table:table-cell office:value-type="float" office:value="0.118456">
            <text:p>0.118456</text:p>
          </table:table-cell>
          <table:table-cell office:value-type="float" office:value="0.001754">
            <text:p>0.001754</text:p>
          </table:table-cell>
          <table:table-cell table:formula="of:=[.M264]*10" office:value-type="float" office:value="0.01754">
            <text:p>0.01754</text:p>
          </table:table-cell>
          <table:table-cell table:formula="of:=([.K264]-2.269)*16" office:value-type="float" office:value="5.616">
            <text:p>5.616</text:p>
          </table:table-cell>
          <table:table-cell table:formula="of:=[.L264]*16^(1/4)" office:value-type="float" office:value="0.236912">
            <text:p>0.236912</text:p>
          </table:table-cell>
          <table:table-cell/>
          <table:table-cell office:value-type="float" office:value="2.62">
            <text:p>2.62</text:p>
          </table:table-cell>
          <table:table-cell office:value-type="float" office:value="0.032012">
            <text:p>0.032012</text:p>
          </table:table-cell>
          <table:table-cell office:value-type="float" office:value="0.000438">
            <text:p>0.000438</text:p>
          </table:table-cell>
          <table:table-cell/>
          <table:table-cell table:formula="of:=([.R264]-2.269)*32" office:value-type="float" office:value="11.232">
            <text:p>11.232</text:p>
          </table:table-cell>
          <table:table-cell table:formula="of:=[.S264]*32^(1/4)" office:value-type="float" office:value="0.0761377963309342">
            <text:p>0.0761377963</text:p>
          </table:table-cell>
          <table:table-cell/>
          <table:table-cell office:value-type="float" office:value="2.62">
            <text:p>2.62</text:p>
          </table:table-cell>
          <table:table-cell office:value-type="float" office:value="0.007967">
            <text:p>0.007967</text:p>
          </table:table-cell>
          <table:table-cell office:value-type="float" office:value="0.000111">
            <text:p>0.000111</text:p>
          </table:table-cell>
          <table:table-cell table:formula="of:=[.AA264]*10" office:value-type="float" office:value="0.00111">
            <text:p>0.00111</text:p>
          </table:table-cell>
          <table:table-cell table:formula="of:=([.Y264]-2.269)*64" office:value-type="float" office:value="22.464">
            <text:p>22.464</text:p>
          </table:table-cell>
          <table:table-cell table:formula="of:=[.Z264]*64^(1/4)" office:value-type="float" office:value="0.0225340789028529">
            <text:p>0.022534078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3">
            <text:p>2.63</text:p>
          </table:table-cell>
          <table:table-cell office:value-type="float" office:value="0.322704">
            <text:p>0.322704</text:p>
          </table:table-cell>
          <table:table-cell office:value-type="float" office:value="0.001444">
            <text:p>0.001444</text:p>
          </table:table-cell>
          <table:table-cell table:formula="of:=[.F265]*50" office:value-type="float" office:value="0.0722">
            <text:p>0.0722</text:p>
          </table:table-cell>
          <table:table-cell table:formula="of:=([.D265]-[.A264])*8" office:value-type="float" office:value="2.888">
            <text:p>2.888</text:p>
          </table:table-cell>
          <table:table-cell table:formula="of:=[.E265]*8^(1/4)" office:value-type="float" office:value="0.542721273576069">
            <text:p>0.5427212736</text:p>
          </table:table-cell>
          <table:table-cell/>
          <table:table-cell office:value-type="float" office:value="2.63">
            <text:p>2.63</text:p>
          </table:table-cell>
          <table:table-cell office:value-type="float" office:value="0.117765">
            <text:p>0.117765</text:p>
          </table:table-cell>
          <table:table-cell office:value-type="float" office:value="0.001662">
            <text:p>0.001662</text:p>
          </table:table-cell>
          <table:table-cell table:formula="of:=[.M265]*10" office:value-type="float" office:value="0.01662">
            <text:p>0.01662</text:p>
          </table:table-cell>
          <table:table-cell table:formula="of:=([.K265]-2.269)*16" office:value-type="float" office:value="5.776">
            <text:p>5.776</text:p>
          </table:table-cell>
          <table:table-cell table:formula="of:=[.L265]*16^(1/4)" office:value-type="float" office:value="0.23553">
            <text:p>0.23553</text:p>
          </table:table-cell>
          <table:table-cell/>
          <table:table-cell office:value-type="float" office:value="2.63">
            <text:p>2.63</text:p>
          </table:table-cell>
          <table:table-cell office:value-type="float" office:value="0.030628">
            <text:p>0.030628</text:p>
          </table:table-cell>
          <table:table-cell office:value-type="float" office:value="0.000436">
            <text:p>0.000436</text:p>
          </table:table-cell>
          <table:table-cell/>
          <table:table-cell table:formula="of:=([.R265]-2.269)*32" office:value-type="float" office:value="11.552">
            <text:p>11.552</text:p>
          </table:table-cell>
          <table:table-cell table:formula="of:=[.S265]*32^(1/4)" office:value-type="float" office:value="0.0728460710366067">
            <text:p>0.072846071</text:p>
          </table:table-cell>
          <table:table-cell/>
          <table:table-cell office:value-type="float" office:value="2.63">
            <text:p>2.63</text:p>
          </table:table-cell>
          <table:table-cell office:value-type="float" office:value="0.007628">
            <text:p>0.007628</text:p>
          </table:table-cell>
          <table:table-cell office:value-type="float" office:value="0.000108">
            <text:p>0.000108</text:p>
          </table:table-cell>
          <table:table-cell table:formula="of:=[.AA265]*10" office:value-type="float" office:value="0.00108">
            <text:p>0.00108</text:p>
          </table:table-cell>
          <table:table-cell table:formula="of:=([.Y265]-2.269)*64" office:value-type="float" office:value="23.104">
            <text:p>23.104</text:p>
          </table:table-cell>
          <table:table-cell table:formula="of:=[.Z265]*64^(1/4)" office:value-type="float" office:value="0.0215752421075639">
            <text:p>0.02157524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4">
            <text:p>2.64</text:p>
          </table:table-cell>
          <table:table-cell office:value-type="float" office:value="0.324033">
            <text:p>0.324033</text:p>
          </table:table-cell>
          <table:table-cell office:value-type="float" office:value="0.00162">
            <text:p>0.00162</text:p>
          </table:table-cell>
          <table:table-cell table:formula="of:=[.F266]*50" office:value-type="float" office:value="0.081">
            <text:p>0.081</text:p>
          </table:table-cell>
          <table:table-cell table:formula="of:=([.D266]-[.A265])*8" office:value-type="float" office:value="2.968">
            <text:p>2.968</text:p>
          </table:table-cell>
          <table:table-cell table:formula="of:=[.E266]*8^(1/4)" office:value-type="float" office:value="0.544956376247814">
            <text:p>0.5449563762</text:p>
          </table:table-cell>
          <table:table-cell/>
          <table:table-cell office:value-type="float" office:value="2.64">
            <text:p>2.64</text:p>
          </table:table-cell>
          <table:table-cell office:value-type="float" office:value="0.112631">
            <text:p>0.112631</text:p>
          </table:table-cell>
          <table:table-cell office:value-type="float" office:value="0.001642">
            <text:p>0.001642</text:p>
          </table:table-cell>
          <table:table-cell table:formula="of:=[.M266]*10" office:value-type="float" office:value="0.01642">
            <text:p>0.01642</text:p>
          </table:table-cell>
          <table:table-cell table:formula="of:=([.K266]-2.269)*16" office:value-type="float" office:value="5.936">
            <text:p>5.936</text:p>
          </table:table-cell>
          <table:table-cell table:formula="of:=[.L266]*16^(1/4)" office:value-type="float" office:value="0.225262">
            <text:p>0.225262</text:p>
          </table:table-cell>
          <table:table-cell/>
          <table:table-cell office:value-type="float" office:value="2.64">
            <text:p>2.64</text:p>
          </table:table-cell>
          <table:table-cell office:value-type="float" office:value="0.029688">
            <text:p>0.029688</text:p>
          </table:table-cell>
          <table:table-cell office:value-type="float" office:value="0.000418">
            <text:p>0.000418</text:p>
          </table:table-cell>
          <table:table-cell/>
          <table:table-cell table:formula="of:=([.R266]-2.269)*32" office:value-type="float" office:value="11.872">
            <text:p>11.872</text:p>
          </table:table-cell>
          <table:table-cell table:formula="of:=[.S266]*32^(1/4)" office:value-type="float" office:value="0.0706103616604016">
            <text:p>0.0706103617</text:p>
          </table:table-cell>
          <table:table-cell/>
          <table:table-cell office:value-type="float" office:value="2.64">
            <text:p>2.64</text:p>
          </table:table-cell>
          <table:table-cell office:value-type="float" office:value="0.007361">
            <text:p>0.007361</text:p>
          </table:table-cell>
          <table:table-cell office:value-type="float" office:value="0.000106">
            <text:p>0.000106</text:p>
          </table:table-cell>
          <table:table-cell table:formula="of:=[.AA266]*10" office:value-type="float" office:value="0.00106">
            <text:p>0.00106</text:p>
          </table:table-cell>
          <table:table-cell table:formula="of:=([.Y266]-2.269)*64" office:value-type="float" office:value="23.744">
            <text:p>23.744</text:p>
          </table:table-cell>
          <table:table-cell table:formula="of:=[.Z266]*64^(1/4)" office:value-type="float" office:value="0.0208200520652567">
            <text:p>0.02082005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5">
            <text:p>2.65</text:p>
          </table:table-cell>
          <table:table-cell office:value-type="float" office:value="0.316795">
            <text:p>0.316795</text:p>
          </table:table-cell>
          <table:table-cell office:value-type="float" office:value="0.001368">
            <text:p>0.001368</text:p>
          </table:table-cell>
          <table:table-cell table:formula="of:=[.F267]*50" office:value-type="float" office:value="0.0684">
            <text:p>0.0684</text:p>
          </table:table-cell>
          <table:table-cell table:formula="of:=([.D267]-[.A266])*8" office:value-type="float" office:value="3.048">
            <text:p>3.048</text:p>
          </table:table-cell>
          <table:table-cell table:formula="of:=[.E267]*8^(1/4)" office:value-type="float" office:value="0.532783559740601">
            <text:p>0.5327835597</text:p>
          </table:table-cell>
          <table:table-cell/>
          <table:table-cell office:value-type="float" office:value="2.65">
            <text:p>2.65</text:p>
          </table:table-cell>
          <table:table-cell office:value-type="float" office:value="0.110017">
            <text:p>0.110017</text:p>
          </table:table-cell>
          <table:table-cell office:value-type="float" office:value="0.001586">
            <text:p>0.001586</text:p>
          </table:table-cell>
          <table:table-cell table:formula="of:=[.M267]*10" office:value-type="float" office:value="0.01586">
            <text:p>0.01586</text:p>
          </table:table-cell>
          <table:table-cell table:formula="of:=([.K267]-2.269)*16" office:value-type="float" office:value="6.096">
            <text:p>6.096</text:p>
          </table:table-cell>
          <table:table-cell table:formula="of:=[.L267]*16^(1/4)" office:value-type="float" office:value="0.220034">
            <text:p>0.220034</text:p>
          </table:table-cell>
          <table:table-cell/>
          <table:table-cell office:value-type="float" office:value="2.65">
            <text:p>2.65</text:p>
          </table:table-cell>
          <table:table-cell office:value-type="float" office:value="0.028885">
            <text:p>0.028885</text:p>
          </table:table-cell>
          <table:table-cell office:value-type="float" office:value="0.00043">
            <text:p>0.00043</text:p>
          </table:table-cell>
          <table:table-cell/>
          <table:table-cell table:formula="of:=([.R267]-2.269)*32" office:value-type="float" office:value="12.192">
            <text:p>12.192</text:p>
          </table:table-cell>
          <table:table-cell table:formula="of:=[.S267]*32^(1/4)" office:value-type="float" office:value="0.0687004950337072">
            <text:p>0.068700495</text:p>
          </table:table-cell>
          <table:table-cell/>
          <table:table-cell office:value-type="float" office:value="2.65">
            <text:p>2.65</text:p>
          </table:table-cell>
          <table:table-cell office:value-type="float" office:value="0.007115">
            <text:p>0.007115</text:p>
          </table:table-cell>
          <table:table-cell office:value-type="float" office:value="0.000103">
            <text:p>0.000103</text:p>
          </table:table-cell>
          <table:table-cell table:formula="of:=[.AA267]*10" office:value-type="float" office:value="0.00103">
            <text:p>0.00103</text:p>
          </table:table-cell>
          <table:table-cell table:formula="of:=([.Y267]-2.269)*64" office:value-type="float" office:value="24.384">
            <text:p>24.384</text:p>
          </table:table-cell>
          <table:table-cell table:formula="of:=[.Z267]*64^(1/4)" office:value-type="float" office:value="0.0201242589925691">
            <text:p>0.02012425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6">
            <text:p>2.66</text:p>
          </table:table-cell>
          <table:table-cell office:value-type="float" office:value="0.31883">
            <text:p>0.31883</text:p>
          </table:table-cell>
          <table:table-cell office:value-type="float" office:value="0.001774">
            <text:p>0.001774</text:p>
          </table:table-cell>
          <table:table-cell table:formula="of:=[.F268]*50" office:value-type="float" office:value="0.0887">
            <text:p>0.0887</text:p>
          </table:table-cell>
          <table:table-cell table:formula="of:=([.D268]-[.A267])*8" office:value-type="float" office:value="3.128">
            <text:p>3.128</text:p>
          </table:table-cell>
          <table:table-cell table:formula="of:=[.E268]*8^(1/4)" office:value-type="float" office:value="0.536206008150684">
            <text:p>0.5362060082</text:p>
          </table:table-cell>
          <table:table-cell/>
          <table:table-cell office:value-type="float" office:value="2.66">
            <text:p>2.66</text:p>
          </table:table-cell>
          <table:table-cell office:value-type="float" office:value="0.104161">
            <text:p>0.104161</text:p>
          </table:table-cell>
          <table:table-cell office:value-type="float" office:value="0.001661">
            <text:p>0.001661</text:p>
          </table:table-cell>
          <table:table-cell table:formula="of:=[.M268]*10" office:value-type="float" office:value="0.01661">
            <text:p>0.01661</text:p>
          </table:table-cell>
          <table:table-cell table:formula="of:=([.K268]-2.269)*16" office:value-type="float" office:value="6.256">
            <text:p>6.256</text:p>
          </table:table-cell>
          <table:table-cell table:formula="of:=[.L268]*16^(1/4)" office:value-type="float" office:value="0.208322">
            <text:p>0.208322</text:p>
          </table:table-cell>
          <table:table-cell/>
          <table:table-cell office:value-type="float" office:value="2.66">
            <text:p>2.66</text:p>
          </table:table-cell>
          <table:table-cell office:value-type="float" office:value="0.027597">
            <text:p>0.027597</text:p>
          </table:table-cell>
          <table:table-cell office:value-type="float" office:value="0.00041">
            <text:p>0.00041</text:p>
          </table:table-cell>
          <table:table-cell/>
          <table:table-cell table:formula="of:=([.R268]-2.269)*32" office:value-type="float" office:value="12.512">
            <text:p>12.512</text:p>
          </table:table-cell>
          <table:table-cell table:formula="of:=[.S268]*32^(1/4)" office:value-type="float" office:value="0.0656370975054602">
            <text:p>0.0656370975</text:p>
          </table:table-cell>
          <table:table-cell/>
          <table:table-cell office:value-type="float" office:value="2.66">
            <text:p>2.66</text:p>
          </table:table-cell>
          <table:table-cell office:value-type="float" office:value="0.006784">
            <text:p>0.006784</text:p>
          </table:table-cell>
          <table:table-cell office:value-type="float" office:value="0.000101">
            <text:p>0.000101</text:p>
          </table:table-cell>
          <table:table-cell table:formula="of:=[.AA268]*10" office:value-type="float" office:value="0.00101">
            <text:p>0.00101</text:p>
          </table:table-cell>
          <table:table-cell table:formula="of:=([.Y268]-2.269)*64" office:value-type="float" office:value="25.024">
            <text:p>25.024</text:p>
          </table:table-cell>
          <table:table-cell table:formula="of:=[.Z268]*64^(1/4)" office:value-type="float" office:value="0.0191880496142782">
            <text:p>0.019188049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7">
            <text:p>2.67</text:p>
          </table:table-cell>
          <table:table-cell office:value-type="float" office:value="0.303157">
            <text:p>0.303157</text:p>
          </table:table-cell>
          <table:table-cell office:value-type="float" office:value="0.001667">
            <text:p>0.001667</text:p>
          </table:table-cell>
          <table:table-cell table:formula="of:=[.F269]*50" office:value-type="float" office:value="0.08335">
            <text:p>0.08335</text:p>
          </table:table-cell>
          <table:table-cell table:formula="of:=([.D269]-[.A268])*8" office:value-type="float" office:value="3.208">
            <text:p>3.208</text:p>
          </table:table-cell>
          <table:table-cell table:formula="of:=[.E269]*8^(1/4)" office:value-type="float" office:value="0.509847269118141">
            <text:p>0.5098472691</text:p>
          </table:table-cell>
          <table:table-cell/>
          <table:table-cell office:value-type="float" office:value="2.67">
            <text:p>2.67</text:p>
          </table:table-cell>
          <table:table-cell office:value-type="float" office:value="0.101794">
            <text:p>0.101794</text:p>
          </table:table-cell>
          <table:table-cell office:value-type="float" office:value="0.00156">
            <text:p>0.00156</text:p>
          </table:table-cell>
          <table:table-cell table:formula="of:=[.M269]*10" office:value-type="float" office:value="0.0156">
            <text:p>0.0156</text:p>
          </table:table-cell>
          <table:table-cell table:formula="of:=([.K269]-2.269)*16" office:value-type="float" office:value="6.416">
            <text:p>6.416</text:p>
          </table:table-cell>
          <table:table-cell table:formula="of:=[.L269]*16^(1/4)" office:value-type="float" office:value="0.203588">
            <text:p>0.203588</text:p>
          </table:table-cell>
          <table:table-cell/>
          <table:table-cell office:value-type="float" office:value="2.67">
            <text:p>2.67</text:p>
          </table:table-cell>
          <table:table-cell office:value-type="float" office:value="0.02684">
            <text:p>0.02684</text:p>
          </table:table-cell>
          <table:table-cell office:value-type="float" office:value="0.000406">
            <text:p>0.000406</text:p>
          </table:table-cell>
          <table:table-cell/>
          <table:table-cell table:formula="of:=([.R269]-2.269)*32" office:value-type="float" office:value="12.832">
            <text:p>12.832</text:p>
          </table:table-cell>
          <table:table-cell table:formula="of:=[.S269]*32^(1/4)" office:value-type="float" office:value="0.0638366379333461">
            <text:p>0.0638366379</text:p>
          </table:table-cell>
          <table:table-cell/>
          <table:table-cell office:value-type="float" office:value="2.67">
            <text:p>2.67</text:p>
          </table:table-cell>
          <table:table-cell office:value-type="float" office:value="0.006524">
            <text:p>0.006524</text:p>
          </table:table-cell>
          <table:table-cell office:value-type="float" office:value="0.000101">
            <text:p>0.000101</text:p>
          </table:table-cell>
          <table:table-cell table:formula="of:=[.AA269]*10" office:value-type="float" office:value="0.00101">
            <text:p>0.00101</text:p>
          </table:table-cell>
          <table:table-cell table:formula="of:=([.Y269]-2.269)*64" office:value-type="float" office:value="25.664">
            <text:p>25.664</text:p>
          </table:table-cell>
          <table:table-cell table:formula="of:=[.Z269]*64^(1/4)" office:value-type="float" office:value="0.0184526585618441">
            <text:p>0.018452658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8">
            <text:p>2.68</text:p>
          </table:table-cell>
          <table:table-cell office:value-type="float" office:value="0.296383">
            <text:p>0.296383</text:p>
          </table:table-cell>
          <table:table-cell office:value-type="float" office:value="0.001449">
            <text:p>0.001449</text:p>
          </table:table-cell>
          <table:table-cell table:formula="of:=[.F270]*50" office:value-type="float" office:value="0.07245">
            <text:p>0.07245</text:p>
          </table:table-cell>
          <table:table-cell table:formula="of:=([.D270]-[.A269])*8" office:value-type="float" office:value="3.288">
            <text:p>3.288</text:p>
          </table:table-cell>
          <table:table-cell table:formula="of:=[.E270]*8^(1/4)" office:value-type="float" office:value="0.498454804484283">
            <text:p>0.4984548045</text:p>
          </table:table-cell>
          <table:table-cell/>
          <table:table-cell office:value-type="float" office:value="2.68">
            <text:p>2.68</text:p>
          </table:table-cell>
          <table:table-cell office:value-type="float" office:value="0.09957">
            <text:p>0.09957</text:p>
          </table:table-cell>
          <table:table-cell office:value-type="float" office:value="0.001555">
            <text:p>0.001555</text:p>
          </table:table-cell>
          <table:table-cell table:formula="of:=[.M270]*10" office:value-type="float" office:value="0.01555">
            <text:p>0.01555</text:p>
          </table:table-cell>
          <table:table-cell table:formula="of:=([.K270]-2.269)*16" office:value-type="float" office:value="6.576">
            <text:p>6.576</text:p>
          </table:table-cell>
          <table:table-cell table:formula="of:=[.L270]*16^(1/4)" office:value-type="float" office:value="0.19914">
            <text:p>0.19914</text:p>
          </table:table-cell>
          <table:table-cell/>
          <table:table-cell office:value-type="float" office:value="2.68">
            <text:p>2.68</text:p>
          </table:table-cell>
          <table:table-cell office:value-type="float" office:value="0.02565">
            <text:p>0.02565</text:p>
          </table:table-cell>
          <table:table-cell office:value-type="float" office:value="0.0004">
            <text:p>0.0004</text:p>
          </table:table-cell>
          <table:table-cell/>
          <table:table-cell table:formula="of:=([.R270]-2.269)*32" office:value-type="float" office:value="13.152">
            <text:p>13.152</text:p>
          </table:table-cell>
          <table:table-cell table:formula="of:=[.S270]*32^(1/4)" office:value-type="float" office:value="0.0610063249996396">
            <text:p>0.061006325</text:p>
          </table:table-cell>
          <table:table-cell/>
          <table:table-cell office:value-type="float" office:value="2.68">
            <text:p>2.68</text:p>
          </table:table-cell>
          <table:table-cell office:value-type="float" office:value="0.006337">
            <text:p>0.006337</text:p>
          </table:table-cell>
          <table:table-cell office:value-type="float" office:value="0.000099">
            <text:p>0.000099</text:p>
          </table:table-cell>
          <table:table-cell table:formula="of:=[.AA270]*10" office:value-type="float" office:value="0.00099">
            <text:p>0.00099</text:p>
          </table:table-cell>
          <table:table-cell table:formula="of:=([.Y270]-2.269)*64" office:value-type="float" office:value="26.304">
            <text:p>26.304</text:p>
          </table:table-cell>
          <table:table-cell table:formula="of:=[.Z270]*64^(1/4)" office:value-type="float" office:value="0.0179237426895166">
            <text:p>0.017923742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69">
            <text:p>2.69</text:p>
          </table:table-cell>
          <table:table-cell office:value-type="float" office:value="0.295548">
            <text:p>0.295548</text:p>
          </table:table-cell>
          <table:table-cell office:value-type="float" office:value="0.001376">
            <text:p>0.001376</text:p>
          </table:table-cell>
          <table:table-cell table:formula="of:=[.F271]*50" office:value-type="float" office:value="0.0688">
            <text:p>0.0688</text:p>
          </table:table-cell>
          <table:table-cell table:formula="of:=([.D271]-[.A270])*8" office:value-type="float" office:value="3.368">
            <text:p>3.368</text:p>
          </table:table-cell>
          <table:table-cell table:formula="of:=[.E271]*8^(1/4)" office:value-type="float" office:value="0.49705050747081">
            <text:p>0.4970505075</text:p>
          </table:table-cell>
          <table:table-cell/>
          <table:table-cell office:value-type="float" office:value="2.69">
            <text:p>2.69</text:p>
          </table:table-cell>
          <table:table-cell office:value-type="float" office:value="0.096572">
            <text:p>0.096572</text:p>
          </table:table-cell>
          <table:table-cell office:value-type="float" office:value="0.001552">
            <text:p>0.001552</text:p>
          </table:table-cell>
          <table:table-cell table:formula="of:=[.M271]*10" office:value-type="float" office:value="0.01552">
            <text:p>0.01552</text:p>
          </table:table-cell>
          <table:table-cell table:formula="of:=([.K271]-2.269)*16" office:value-type="float" office:value="6.736">
            <text:p>6.736</text:p>
          </table:table-cell>
          <table:table-cell table:formula="of:=[.L271]*16^(1/4)" office:value-type="float" office:value="0.193144">
            <text:p>0.193144</text:p>
          </table:table-cell>
          <table:table-cell/>
          <table:table-cell office:value-type="float" office:value="2.69">
            <text:p>2.69</text:p>
          </table:table-cell>
          <table:table-cell office:value-type="float" office:value="0.024759">
            <text:p>0.024759</text:p>
          </table:table-cell>
          <table:table-cell office:value-type="float" office:value="0.000387">
            <text:p>0.000387</text:p>
          </table:table-cell>
          <table:table-cell/>
          <table:table-cell table:formula="of:=([.R271]-2.269)*32" office:value-type="float" office:value="13.472">
            <text:p>13.472</text:p>
          </table:table-cell>
          <table:table-cell table:formula="of:=[.S271]*32^(1/4)" office:value-type="float" office:value="0.0588871579207047">
            <text:p>0.0588871579</text:p>
          </table:table-cell>
          <table:table-cell/>
          <table:table-cell office:value-type="float" office:value="2.69">
            <text:p>2.69</text:p>
          </table:table-cell>
          <table:table-cell office:value-type="float" office:value="0.006064">
            <text:p>0.006064</text:p>
          </table:table-cell>
          <table:table-cell office:value-type="float" office:value="0.000095">
            <text:p>0.000095</text:p>
          </table:table-cell>
          <table:table-cell table:formula="of:=[.AA271]*10" office:value-type="float" office:value="0.00095">
            <text:p>0.00095</text:p>
          </table:table-cell>
          <table:table-cell table:formula="of:=([.Y271]-2.269)*64" office:value-type="float" office:value="26.944">
            <text:p>26.944</text:p>
          </table:table-cell>
          <table:table-cell table:formula="of:=[.Z271]*64^(1/4)" office:value-type="float" office:value="0.0171515820844609">
            <text:p>0.01715158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float" office:value="0.289077">
            <text:p>0.289077</text:p>
          </table:table-cell>
          <table:table-cell office:value-type="float" office:value="0.001164">
            <text:p>0.001164</text:p>
          </table:table-cell>
          <table:table-cell table:formula="of:=[.F272]*50" office:value-type="float" office:value="0.0582">
            <text:p>0.0582</text:p>
          </table:table-cell>
          <table:table-cell table:formula="of:=([.D272]-[.A271])*8" office:value-type="float" office:value="3.448">
            <text:p>3.448</text:p>
          </table:table-cell>
          <table:table-cell table:formula="of:=[.E272]*8^(1/4)" office:value-type="float" office:value="0.486167626064596">
            <text:p>0.4861676261</text:p>
          </table:table-cell>
          <table:table-cell/>
          <table:table-cell office:value-type="float" office:value="2.7">
            <text:p>2.7</text:p>
          </table:table-cell>
          <table:table-cell office:value-type="float" office:value="0.0925">
            <text:p>0.0925</text:p>
          </table:table-cell>
          <table:table-cell office:value-type="float" office:value="0.001498">
            <text:p>0.001498</text:p>
          </table:table-cell>
          <table:table-cell table:formula="of:=[.M272]*10" office:value-type="float" office:value="0.01498">
            <text:p>0.01498</text:p>
          </table:table-cell>
          <table:table-cell table:formula="of:=([.K272]-2.269)*16" office:value-type="float" office:value="6.896">
            <text:p>6.896</text:p>
          </table:table-cell>
          <table:table-cell table:formula="of:=[.L272]*16^(1/4)" office:value-type="float" office:value="0.185">
            <text:p>0.185</text:p>
          </table:table-cell>
          <table:table-cell/>
          <table:table-cell office:value-type="float" office:value="2.7">
            <text:p>2.7</text:p>
          </table:table-cell>
          <table:table-cell office:value-type="float" office:value="0.023271">
            <text:p>0.023271</text:p>
          </table:table-cell>
          <table:table-cell office:value-type="float" office:value="0.000379">
            <text:p>0.000379</text:p>
          </table:table-cell>
          <table:table-cell/>
          <table:table-cell table:formula="of:=([.R272]-2.269)*32" office:value-type="float" office:value="13.792">
            <text:p>13.792</text:p>
          </table:table-cell>
          <table:table-cell table:formula="of:=[.S272]*32^(1/4)" office:value-type="float" office:value="0.0553480775464566">
            <text:p>0.0553480775</text:p>
          </table:table-cell>
          <table:table-cell/>
          <table:table-cell office:value-type="float" office:value="2.7">
            <text:p>2.7</text:p>
          </table:table-cell>
          <table:table-cell office:value-type="float" office:value="0.005889">
            <text:p>0.005889</text:p>
          </table:table-cell>
          <table:table-cell office:value-type="float" office:value="0.000094">
            <text:p>0.000094</text:p>
          </table:table-cell>
          <table:table-cell table:formula="of:=[.AA272]*10" office:value-type="float" office:value="0.00094">
            <text:p>0.00094</text:p>
          </table:table-cell>
          <table:table-cell table:formula="of:=([.Y272]-2.269)*64" office:value-type="float" office:value="27.584">
            <text:p>27.584</text:p>
          </table:table-cell>
          <table:table-cell table:formula="of:=[.Z272]*64^(1/4)" office:value-type="float" office:value="0.0166566073376303">
            <text:p>0.016656607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1">
            <text:p>2.71</text:p>
          </table:table-cell>
          <table:table-cell office:value-type="float" office:value="0.288013">
            <text:p>0.288013</text:p>
          </table:table-cell>
          <table:table-cell office:value-type="float" office:value="0.001629">
            <text:p>0.001629</text:p>
          </table:table-cell>
          <table:table-cell table:formula="of:=[.F273]*50" office:value-type="float" office:value="0.08145">
            <text:p>0.08145</text:p>
          </table:table-cell>
          <table:table-cell table:formula="of:=([.D273]-[.A272])*8" office:value-type="float" office:value="3.528">
            <text:p>3.528</text:p>
          </table:table-cell>
          <table:table-cell table:formula="of:=[.E273]*8^(1/4)" office:value-type="float" office:value="0.484378198492936">
            <text:p>0.4843781985</text:p>
          </table:table-cell>
          <table:table-cell/>
          <table:table-cell office:value-type="float" office:value="2.71">
            <text:p>2.71</text:p>
          </table:table-cell>
          <table:table-cell office:value-type="float" office:value="0.09143">
            <text:p>0.09143</text:p>
          </table:table-cell>
          <table:table-cell office:value-type="float" office:value="0.00149">
            <text:p>0.00149</text:p>
          </table:table-cell>
          <table:table-cell table:formula="of:=[.M273]*10" office:value-type="float" office:value="0.0149">
            <text:p>0.0149</text:p>
          </table:table-cell>
          <table:table-cell table:formula="of:=([.K273]-2.269)*16" office:value-type="float" office:value="7.056">
            <text:p>7.056</text:p>
          </table:table-cell>
          <table:table-cell table:formula="of:=[.L273]*16^(1/4)" office:value-type="float" office:value="0.18286">
            <text:p>0.18286</text:p>
          </table:table-cell>
          <table:table-cell/>
          <table:table-cell office:value-type="float" office:value="2.71">
            <text:p>2.71</text:p>
          </table:table-cell>
          <table:table-cell office:value-type="float" office:value="0.022892">
            <text:p>0.022892</text:p>
          </table:table-cell>
          <table:table-cell office:value-type="float" office:value="0.000373">
            <text:p>0.000373</text:p>
          </table:table-cell>
          <table:table-cell/>
          <table:table-cell table:formula="of:=([.R273]-2.269)*32" office:value-type="float" office:value="14.112">
            <text:p>14.112</text:p>
          </table:table-cell>
          <table:table-cell table:formula="of:=[.S273]*32^(1/4)" office:value-type="float" office:value="0.0544466585532846">
            <text:p>0.0544466586</text:p>
          </table:table-cell>
          <table:table-cell/>
          <table:table-cell office:value-type="float" office:value="2.71">
            <text:p>2.71</text:p>
          </table:table-cell>
          <table:table-cell office:value-type="float" office:value="0.005716">
            <text:p>0.005716</text:p>
          </table:table-cell>
          <table:table-cell office:value-type="float" office:value="0.000093">
            <text:p>0.000093</text:p>
          </table:table-cell>
          <table:table-cell table:formula="of:=[.AA273]*10" office:value-type="float" office:value="0.00093">
            <text:p>0.00093</text:p>
          </table:table-cell>
          <table:table-cell table:formula="of:=([.Y273]-2.269)*64" office:value-type="float" office:value="28.224">
            <text:p>28.224</text:p>
          </table:table-cell>
          <table:table-cell table:formula="of:=[.Z273]*64^(1/4)" office:value-type="float" office:value="0.0161672894450492">
            <text:p>0.016167289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2">
            <text:p>2.72</text:p>
          </table:table-cell>
          <table:table-cell office:value-type="float" office:value="0.27669">
            <text:p>0.27669</text:p>
          </table:table-cell>
          <table:table-cell office:value-type="float" office:value="0.002019">
            <text:p>0.002019</text:p>
          </table:table-cell>
          <table:table-cell table:formula="of:=[.F274]*50" office:value-type="float" office:value="0.10095">
            <text:p>0.10095</text:p>
          </table:table-cell>
          <table:table-cell table:formula="of:=([.D274]-[.A273])*8" office:value-type="float" office:value="3.608">
            <text:p>3.608</text:p>
          </table:table-cell>
          <table:table-cell table:formula="of:=[.E274]*8^(1/4)" office:value-type="float" office:value="0.465335258273101">
            <text:p>0.4653352583</text:p>
          </table:table-cell>
          <table:table-cell/>
          <table:table-cell office:value-type="float" office:value="2.72">
            <text:p>2.72</text:p>
          </table:table-cell>
          <table:table-cell office:value-type="float" office:value="0.087722">
            <text:p>0.087722</text:p>
          </table:table-cell>
          <table:table-cell office:value-type="float" office:value="0.001424">
            <text:p>0.001424</text:p>
          </table:table-cell>
          <table:table-cell table:formula="of:=[.M274]*10" office:value-type="float" office:value="0.01424">
            <text:p>0.01424</text:p>
          </table:table-cell>
          <table:table-cell table:formula="of:=([.K274]-2.269)*16" office:value-type="float" office:value="7.21599999999999">
            <text:p>7.216</text:p>
          </table:table-cell>
          <table:table-cell table:formula="of:=[.L274]*16^(1/4)" office:value-type="float" office:value="0.175444">
            <text:p>0.175444</text:p>
          </table:table-cell>
          <table:table-cell/>
          <table:table-cell office:value-type="float" office:value="2.72">
            <text:p>2.72</text:p>
          </table:table-cell>
          <table:table-cell office:value-type="float" office:value="0.022356">
            <text:p>0.022356</text:p>
          </table:table-cell>
          <table:table-cell office:value-type="float" office:value="0.000376">
            <text:p>0.000376</text:p>
          </table:table-cell>
          <table:table-cell/>
          <table:table-cell table:formula="of:=([.R274]-2.269)*32" office:value-type="float" office:value="14.432">
            <text:p>14.432</text:p>
          </table:table-cell>
          <table:table-cell table:formula="of:=[.S274]*32^(1/4)" office:value-type="float" office:value="0.0531718285260017">
            <text:p>0.0531718285</text:p>
          </table:table-cell>
          <table:table-cell/>
          <table:table-cell office:value-type="float" office:value="2.72">
            <text:p>2.72</text:p>
          </table:table-cell>
          <table:table-cell office:value-type="float" office:value="0.005541">
            <text:p>0.005541</text:p>
          </table:table-cell>
          <table:table-cell office:value-type="float" office:value="0.000092">
            <text:p>0.000092</text:p>
          </table:table-cell>
          <table:table-cell table:formula="of:=[.AA274]*10" office:value-type="float" office:value="0.00092">
            <text:p>0.00092</text:p>
          </table:table-cell>
          <table:table-cell table:formula="of:=([.Y274]-2.269)*64" office:value-type="float" office:value="28.864">
            <text:p>28.864</text:p>
          </table:table-cell>
          <table:table-cell table:formula="of:=[.Z274]*64^(1/4)" office:value-type="float" office:value="0.0156723146982186">
            <text:p>0.01567231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3">
            <text:p>2.73</text:p>
          </table:table-cell>
          <table:table-cell office:value-type="float" office:value="0.278685">
            <text:p>0.278685</text:p>
          </table:table-cell>
          <table:table-cell office:value-type="float" office:value="0.001941">
            <text:p>0.001941</text:p>
          </table:table-cell>
          <table:table-cell table:formula="of:=[.F275]*50" office:value-type="float" office:value="0.09705">
            <text:p>0.09705</text:p>
          </table:table-cell>
          <table:table-cell table:formula="of:=([.D275]-[.A274])*8" office:value-type="float" office:value="3.688">
            <text:p>3.688</text:p>
          </table:table-cell>
          <table:table-cell table:formula="of:=[.E275]*8^(1/4)" office:value-type="float" office:value="0.468690434969963">
            <text:p>0.468690435</text:p>
          </table:table-cell>
          <table:table-cell/>
          <table:table-cell office:value-type="float" office:value="2.73">
            <text:p>2.73</text:p>
          </table:table-cell>
          <table:table-cell office:value-type="float" office:value="0.083236">
            <text:p>0.083236</text:p>
          </table:table-cell>
          <table:table-cell office:value-type="float" office:value="0.001474">
            <text:p>0.001474</text:p>
          </table:table-cell>
          <table:table-cell table:formula="of:=[.M275]*10" office:value-type="float" office:value="0.01474">
            <text:p>0.01474</text:p>
          </table:table-cell>
          <table:table-cell table:formula="of:=([.K275]-2.269)*16" office:value-type="float" office:value="7.376">
            <text:p>7.376</text:p>
          </table:table-cell>
          <table:table-cell table:formula="of:=[.L275]*16^(1/4)" office:value-type="float" office:value="0.166472">
            <text:p>0.166472</text:p>
          </table:table-cell>
          <table:table-cell/>
          <table:table-cell office:value-type="float" office:value="2.73">
            <text:p>2.73</text:p>
          </table:table-cell>
          <table:table-cell office:value-type="float" office:value="0.02149">
            <text:p>0.02149</text:p>
          </table:table-cell>
          <table:table-cell office:value-type="float" office:value="0.000353">
            <text:p>0.000353</text:p>
          </table:table-cell>
          <table:table-cell/>
          <table:table-cell table:formula="of:=([.R275]-2.269)*32" office:value-type="float" office:value="14.752">
            <text:p>14.752</text:p>
          </table:table-cell>
          <table:table-cell table:formula="of:=[.S275]*32^(1/4)" office:value-type="float" office:value="0.051112121802817">
            <text:p>0.0511121218</text:p>
          </table:table-cell>
          <table:table-cell/>
          <table:table-cell office:value-type="float" office:value="2.73">
            <text:p>2.73</text:p>
          </table:table-cell>
          <table:table-cell office:value-type="float" office:value="0.005359">
            <text:p>0.005359</text:p>
          </table:table-cell>
          <table:table-cell office:value-type="float" office:value="0.000091">
            <text:p>0.000091</text:p>
          </table:table-cell>
          <table:table-cell table:formula="of:=[.AA275]*10" office:value-type="float" office:value="0.00091">
            <text:p>0.00091</text:p>
          </table:table-cell>
          <table:table-cell table:formula="of:=([.Y275]-2.269)*64" office:value-type="float" office:value="29.504">
            <text:p>29.504</text:p>
          </table:table-cell>
          <table:table-cell table:formula="of:=[.Z275]*64^(1/4)" office:value-type="float" office:value="0.0151575409615148">
            <text:p>0.01515754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4">
            <text:p>2.74</text:p>
          </table:table-cell>
          <table:table-cell office:value-type="float" office:value="0.274524">
            <text:p>0.274524</text:p>
          </table:table-cell>
          <table:table-cell office:value-type="float" office:value="0.001191">
            <text:p>0.001191</text:p>
          </table:table-cell>
          <table:table-cell table:formula="of:=[.F276]*50" office:value-type="float" office:value="0.05955">
            <text:p>0.05955</text:p>
          </table:table-cell>
          <table:table-cell table:formula="of:=([.D276]-[.A275])*8" office:value-type="float" office:value="3.768">
            <text:p>3.768</text:p>
          </table:table-cell>
          <table:table-cell table:formula="of:=[.E276]*8^(1/4)" office:value-type="float" office:value="0.461692495002221">
            <text:p>0.461692495</text:p>
          </table:table-cell>
          <table:table-cell/>
          <table:table-cell office:value-type="float" office:value="2.74">
            <text:p>2.74</text:p>
          </table:table-cell>
          <table:table-cell office:value-type="float" office:value="0.082745">
            <text:p>0.082745</text:p>
          </table:table-cell>
          <table:table-cell office:value-type="float" office:value="0.001368">
            <text:p>0.001368</text:p>
          </table:table-cell>
          <table:table-cell table:formula="of:=[.M276]*10" office:value-type="float" office:value="0.01368">
            <text:p>0.01368</text:p>
          </table:table-cell>
          <table:table-cell table:formula="of:=([.K276]-2.269)*16" office:value-type="float" office:value="7.536">
            <text:p>7.536</text:p>
          </table:table-cell>
          <table:table-cell table:formula="of:=[.L276]*16^(1/4)" office:value-type="float" office:value="0.16549">
            <text:p>0.16549</text:p>
          </table:table-cell>
          <table:table-cell/>
          <table:table-cell office:value-type="float" office:value="2.74">
            <text:p>2.74</text:p>
          </table:table-cell>
          <table:table-cell office:value-type="float" office:value="0.020586">
            <text:p>0.020586</text:p>
          </table:table-cell>
          <table:table-cell office:value-type="float" office:value="0.000354">
            <text:p>0.000354</text:p>
          </table:table-cell>
          <table:table-cell/>
          <table:table-cell table:formula="of:=([.R276]-2.269)*32" office:value-type="float" office:value="15.072">
            <text:p>15.072</text:p>
          </table:table-cell>
          <table:table-cell table:formula="of:=[.S276]*32^(1/4)" office:value-type="float" office:value="0.048962035338892">
            <text:p>0.0489620353</text:p>
          </table:table-cell>
          <table:table-cell/>
          <table:table-cell office:value-type="float" office:value="2.74">
            <text:p>2.74</text:p>
          </table:table-cell>
          <table:table-cell office:value-type="float" office:value="0.005173">
            <text:p>0.005173</text:p>
          </table:table-cell>
          <table:table-cell office:value-type="float" office:value="0.00009">
            <text:p>0.00009</text:p>
          </table:table-cell>
          <table:table-cell table:formula="of:=[.AA276]*10" office:value-type="float" office:value="0.0009">
            <text:p>0.0009</text:p>
          </table:table-cell>
          <table:table-cell table:formula="of:=([.Y276]-2.269)*64" office:value-type="float" office:value="30.144">
            <text:p>30.144</text:p>
          </table:table-cell>
          <table:table-cell table:formula="of:=[.Z276]*64^(1/4)" office:value-type="float" office:value="0.014631453516312">
            <text:p>0.014631453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5">
            <text:p>2.75</text:p>
          </table:table-cell>
          <table:table-cell office:value-type="float" office:value="0.25862">
            <text:p>0.25862</text:p>
          </table:table-cell>
          <table:table-cell office:value-type="float" office:value="0.001206">
            <text:p>0.001206</text:p>
          </table:table-cell>
          <table:table-cell table:formula="of:=[.F277]*50" office:value-type="float" office:value="0.0603">
            <text:p>0.0603</text:p>
          </table:table-cell>
          <table:table-cell table:formula="of:=([.D277]-[.A276])*8" office:value-type="float" office:value="3.848">
            <text:p>3.848</text:p>
          </table:table-cell>
          <table:table-cell table:formula="of:=[.E277]*8^(1/4)" office:value-type="float" office:value="0.434945261825831">
            <text:p>0.4349452618</text:p>
          </table:table-cell>
          <table:table-cell/>
          <table:table-cell office:value-type="float" office:value="2.75">
            <text:p>2.75</text:p>
          </table:table-cell>
          <table:table-cell office:value-type="float" office:value="0.080864">
            <text:p>0.080864</text:p>
          </table:table-cell>
          <table:table-cell office:value-type="float" office:value="0.001362">
            <text:p>0.001362</text:p>
          </table:table-cell>
          <table:table-cell table:formula="of:=[.M277]*10" office:value-type="float" office:value="0.01362">
            <text:p>0.01362</text:p>
          </table:table-cell>
          <table:table-cell table:formula="of:=([.K277]-2.269)*16" office:value-type="float" office:value="7.696">
            <text:p>7.696</text:p>
          </table:table-cell>
          <table:table-cell table:formula="of:=[.L277]*16^(1/4)" office:value-type="float" office:value="0.161728">
            <text:p>0.161728</text:p>
          </table:table-cell>
          <table:table-cell/>
          <table:table-cell office:value-type="float" office:value="2.75">
            <text:p>2.75</text:p>
          </table:table-cell>
          <table:table-cell office:value-type="float" office:value="0.019911">
            <text:p>0.019911</text:p>
          </table:table-cell>
          <table:table-cell office:value-type="float" office:value="0.000351">
            <text:p>0.000351</text:p>
          </table:table-cell>
          <table:table-cell/>
          <table:table-cell table:formula="of:=([.R277]-2.269)*32" office:value-type="float" office:value="15.392">
            <text:p>15.392</text:p>
          </table:table-cell>
          <table:table-cell table:formula="of:=[.S277]*32^(1/4)" office:value-type="float" office:value="0.0473566057336384">
            <text:p>0.0473566057</text:p>
          </table:table-cell>
          <table:table-cell/>
          <table:table-cell office:value-type="float" office:value="2.75">
            <text:p>2.75</text:p>
          </table:table-cell>
          <table:table-cell office:value-type="float" office:value="0.005025">
            <text:p>0.005025</text:p>
          </table:table-cell>
          <table:table-cell office:value-type="float" office:value="0.000088">
            <text:p>0.000088</text:p>
          </table:table-cell>
          <table:table-cell table:formula="of:=[.AA277]*10" office:value-type="float" office:value="0.00088">
            <text:p>0.00088</text:p>
          </table:table-cell>
          <table:table-cell table:formula="of:=([.Y277]-2.269)*64" office:value-type="float" office:value="30.784">
            <text:p>30.784</text:p>
          </table:table-cell>
          <table:table-cell table:formula="of:=[.Z277]*64^(1/4)" office:value-type="float" office:value="0.0142128463018496">
            <text:p>0.014212846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6">
            <text:p>2.76</text:p>
          </table:table-cell>
          <table:table-cell office:value-type="float" office:value="0.256999">
            <text:p>0.256999</text:p>
          </table:table-cell>
          <table:table-cell office:value-type="float" office:value="0.001674">
            <text:p>0.001674</text:p>
          </table:table-cell>
          <table:table-cell table:formula="of:=[.F278]*50" office:value-type="float" office:value="0.0837">
            <text:p>0.0837</text:p>
          </table:table-cell>
          <table:table-cell table:formula="of:=([.D278]-[.A277])*8" office:value-type="float" office:value="3.928">
            <text:p>3.928</text:p>
          </table:table-cell>
          <table:table-cell table:formula="of:=[.E278]*8^(1/4)" office:value-type="float" office:value="0.432219075647579">
            <text:p>0.4322190756</text:p>
          </table:table-cell>
          <table:table-cell/>
          <table:table-cell office:value-type="float" office:value="2.76">
            <text:p>2.76</text:p>
          </table:table-cell>
          <table:table-cell office:value-type="float" office:value="0.076532">
            <text:p>0.076532</text:p>
          </table:table-cell>
          <table:table-cell office:value-type="float" office:value="0.001371">
            <text:p>0.001371</text:p>
          </table:table-cell>
          <table:table-cell table:formula="of:=[.M278]*10" office:value-type="float" office:value="0.01371">
            <text:p>0.01371</text:p>
          </table:table-cell>
          <table:table-cell table:formula="of:=([.K278]-2.269)*16" office:value-type="float" office:value="7.85599999999999">
            <text:p>7.856</text:p>
          </table:table-cell>
          <table:table-cell table:formula="of:=[.L278]*16^(1/4)" office:value-type="float" office:value="0.153064">
            <text:p>0.153064</text:p>
          </table:table-cell>
          <table:table-cell/>
          <table:table-cell office:value-type="float" office:value="2.76">
            <text:p>2.76</text:p>
          </table:table-cell>
          <table:table-cell office:value-type="float" office:value="0.019591">
            <text:p>0.019591</text:p>
          </table:table-cell>
          <table:table-cell office:value-type="float" office:value="0.000346">
            <text:p>0.000346</text:p>
          </table:table-cell>
          <table:table-cell/>
          <table:table-cell table:formula="of:=([.R278]-2.269)*32" office:value-type="float" office:value="15.712">
            <text:p>15.712</text:p>
          </table:table-cell>
          <table:table-cell table:formula="of:=[.S278]*32^(1/4)" office:value-type="float" office:value="0.0465955131800366">
            <text:p>0.0465955132</text:p>
          </table:table-cell>
          <table:table-cell/>
          <table:table-cell office:value-type="float" office:value="2.76">
            <text:p>2.76</text:p>
          </table:table-cell>
          <table:table-cell office:value-type="float" office:value="0.004914">
            <text:p>0.004914</text:p>
          </table:table-cell>
          <table:table-cell office:value-type="float" office:value="0.000086">
            <text:p>0.000086</text:p>
          </table:table-cell>
          <table:table-cell table:formula="of:=[.AA278]*10" office:value-type="float" office:value="0.00086">
            <text:p>0.00086</text:p>
          </table:table-cell>
          <table:table-cell table:formula="of:=([.Y278]-2.269)*64" office:value-type="float" office:value="31.424">
            <text:p>31.424</text:p>
          </table:table-cell>
          <table:table-cell table:formula="of:=[.Z278]*64^(1/4)" office:value-type="float" office:value="0.0138988908910028">
            <text:p>0.013898890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7">
            <text:p>2.77</text:p>
          </table:table-cell>
          <table:table-cell office:value-type="float" office:value="0.254683">
            <text:p>0.254683</text:p>
          </table:table-cell>
          <table:table-cell office:value-type="float" office:value="0.000872">
            <text:p>0.000872</text:p>
          </table:table-cell>
          <table:table-cell table:formula="of:=[.F279]*50" office:value-type="float" office:value="0.0436">
            <text:p>0.0436</text:p>
          </table:table-cell>
          <table:table-cell table:formula="of:=([.D279]-[.A278])*8" office:value-type="float" office:value="4.008">
            <text:p>4.008</text:p>
          </table:table-cell>
          <table:table-cell table:formula="of:=[.E279]*8^(1/4)" office:value-type="float" office:value="0.428324043452124">
            <text:p>0.4283240435</text:p>
          </table:table-cell>
          <table:table-cell/>
          <table:table-cell office:value-type="float" office:value="2.77">
            <text:p>2.77</text:p>
          </table:table-cell>
          <table:table-cell office:value-type="float" office:value="0.076625">
            <text:p>0.076625</text:p>
          </table:table-cell>
          <table:table-cell office:value-type="float" office:value="0.001387">
            <text:p>0.001387</text:p>
          </table:table-cell>
          <table:table-cell table:formula="of:=[.M279]*10" office:value-type="float" office:value="0.01387">
            <text:p>0.01387</text:p>
          </table:table-cell>
          <table:table-cell table:formula="of:=([.K279]-2.269)*16" office:value-type="float" office:value="8.016">
            <text:p>8.016</text:p>
          </table:table-cell>
          <table:table-cell table:formula="of:=[.L279]*16^(1/4)" office:value-type="float" office:value="0.15325">
            <text:p>0.15325</text:p>
          </table:table-cell>
          <table:table-cell/>
          <table:table-cell office:value-type="float" office:value="2.77">
            <text:p>2.77</text:p>
          </table:table-cell>
          <table:table-cell office:value-type="float" office:value="0.019155">
            <text:p>0.019155</text:p>
          </table:table-cell>
          <table:table-cell office:value-type="float" office:value="0.000343">
            <text:p>0.000343</text:p>
          </table:table-cell>
          <table:table-cell/>
          <table:table-cell table:formula="of:=([.R279]-2.269)*32" office:value-type="float" office:value="16.032">
            <text:p>16.032</text:p>
          </table:table-cell>
          <table:table-cell table:formula="of:=[.S279]*32^(1/4)" office:value-type="float" office:value="0.0455585245757542">
            <text:p>0.0455585246</text:p>
          </table:table-cell>
          <table:table-cell/>
          <table:table-cell office:value-type="float" office:value="2.77">
            <text:p>2.77</text:p>
          </table:table-cell>
          <table:table-cell office:value-type="float" office:value="0.004766">
            <text:p>0.004766</text:p>
          </table:table-cell>
          <table:table-cell office:value-type="float" office:value="0.000085">
            <text:p>0.000085</text:p>
          </table:table-cell>
          <table:table-cell table:formula="of:=[.AA279]*10" office:value-type="float" office:value="0.00085">
            <text:p>0.00085</text:p>
          </table:table-cell>
          <table:table-cell table:formula="of:=([.Y279]-2.269)*64" office:value-type="float" office:value="32.064">
            <text:p>32.064</text:p>
          </table:table-cell>
          <table:table-cell table:formula="of:=[.Z279]*64^(1/4)" office:value-type="float" office:value="0.0134802836765403">
            <text:p>0.013480283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8">
            <text:p>2.78</text:p>
          </table:table-cell>
          <table:table-cell office:value-type="float" office:value="0.2512">
            <text:p>0.2512</text:p>
          </table:table-cell>
          <table:table-cell office:value-type="float" office:value="0.00153">
            <text:p>0.00153</text:p>
          </table:table-cell>
          <table:table-cell table:formula="of:=[.F280]*50" office:value-type="float" office:value="0.0765">
            <text:p>0.0765</text:p>
          </table:table-cell>
          <table:table-cell table:formula="of:=([.D280]-[.A279])*8" office:value-type="float" office:value="4.088">
            <text:p>4.088</text:p>
          </table:table-cell>
          <table:table-cell table:formula="of:=[.E280]*8^(1/4)" office:value-type="float" office:value="0.422466359023466">
            <text:p>0.422466359</text:p>
          </table:table-cell>
          <table:table-cell/>
          <table:table-cell office:value-type="float" office:value="2.78">
            <text:p>2.78</text:p>
          </table:table-cell>
          <table:table-cell office:value-type="float" office:value="0.072291">
            <text:p>0.072291</text:p>
          </table:table-cell>
          <table:table-cell office:value-type="float" office:value="0.001313">
            <text:p>0.001313</text:p>
          </table:table-cell>
          <table:table-cell table:formula="of:=[.M280]*10" office:value-type="float" office:value="0.01313">
            <text:p>0.01313</text:p>
          </table:table-cell>
          <table:table-cell table:formula="of:=([.K280]-2.269)*16" office:value-type="float" office:value="8.176">
            <text:p>8.176</text:p>
          </table:table-cell>
          <table:table-cell table:formula="of:=[.L280]*16^(1/4)" office:value-type="float" office:value="0.144582">
            <text:p>0.144582</text:p>
          </table:table-cell>
          <table:table-cell/>
          <table:table-cell office:value-type="float" office:value="2.78">
            <text:p>2.78</text:p>
          </table:table-cell>
          <table:table-cell office:value-type="float" office:value="0.01845">
            <text:p>0.01845</text:p>
          </table:table-cell>
          <table:table-cell office:value-type="float" office:value="0.000346">
            <text:p>0.000346</text:p>
          </table:table-cell>
          <table:table-cell/>
          <table:table-cell table:formula="of:=([.R280]-2.269)*32" office:value-type="float" office:value="16.352">
            <text:p>16.352</text:p>
          </table:table-cell>
          <table:table-cell table:formula="of:=[.S280]*32^(1/4)" office:value-type="float" office:value="0.0438817425436004">
            <text:p>0.0438817425</text:p>
          </table:table-cell>
          <table:table-cell/>
          <table:table-cell office:value-type="float" office:value="2.78">
            <text:p>2.78</text:p>
          </table:table-cell>
          <table:table-cell office:value-type="float" office:value="0.004594">
            <text:p>0.004594</text:p>
          </table:table-cell>
          <table:table-cell office:value-type="float" office:value="0.000084">
            <text:p>0.000084</text:p>
          </table:table-cell>
          <table:table-cell table:formula="of:=[.AA280]*10" office:value-type="float" office:value="0.00084">
            <text:p>0.00084</text:p>
          </table:table-cell>
          <table:table-cell table:formula="of:=([.Y280]-2.269)*64" office:value-type="float" office:value="32.704">
            <text:p>32.704</text:p>
          </table:table-cell>
          <table:table-cell table:formula="of:=[.Z280]*64^(1/4)" office:value-type="float" office:value="0.012993794211084">
            <text:p>0.012993794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79">
            <text:p>2.79</text:p>
          </table:table-cell>
          <table:table-cell office:value-type="float" office:value="0.246697">
            <text:p>0.246697</text:p>
          </table:table-cell>
          <table:table-cell office:value-type="float" office:value="0.001689">
            <text:p>0.001689</text:p>
          </table:table-cell>
          <table:table-cell table:formula="of:=[.F281]*50" office:value-type="float" office:value="0.08445">
            <text:p>0.08445</text:p>
          </table:table-cell>
          <table:table-cell table:formula="of:=([.D281]-[.A280])*8" office:value-type="float" office:value="4.168">
            <text:p>4.168</text:p>
          </table:table-cell>
          <table:table-cell table:formula="of:=[.E281]*8^(1/4)" office:value-type="float" office:value="0.414893245907691">
            <text:p>0.4148932459</text:p>
          </table:table-cell>
          <table:table-cell/>
          <table:table-cell office:value-type="float" office:value="2.79">
            <text:p>2.79</text:p>
          </table:table-cell>
          <table:table-cell office:value-type="float" office:value="0.070989">
            <text:p>0.070989</text:p>
          </table:table-cell>
          <table:table-cell office:value-type="float" office:value="0.001249">
            <text:p>0.001249</text:p>
          </table:table-cell>
          <table:table-cell table:formula="of:=[.M281]*10" office:value-type="float" office:value="0.01249">
            <text:p>0.01249</text:p>
          </table:table-cell>
          <table:table-cell table:formula="of:=([.K281]-2.269)*16" office:value-type="float" office:value="8.336">
            <text:p>8.336</text:p>
          </table:table-cell>
          <table:table-cell table:formula="of:=[.L281]*16^(1/4)" office:value-type="float" office:value="0.141978">
            <text:p>0.141978</text:p>
          </table:table-cell>
          <table:table-cell/>
          <table:table-cell office:value-type="float" office:value="2.79">
            <text:p>2.79</text:p>
          </table:table-cell>
          <table:table-cell office:value-type="float" office:value="0.017929">
            <text:p>0.017929</text:p>
          </table:table-cell>
          <table:table-cell office:value-type="float" office:value="0.000332">
            <text:p>0.000332</text:p>
          </table:table-cell>
          <table:table-cell/>
          <table:table-cell table:formula="of:=([.R281]-2.269)*32" office:value-type="float" office:value="16.672">
            <text:p>16.672</text:p>
          </table:table-cell>
          <table:table-cell table:formula="of:=[.S281]*32^(1/4)" office:value-type="float" office:value="0.0426425887297676">
            <text:p>0.0426425887</text:p>
          </table:table-cell>
          <table:table-cell/>
          <table:table-cell office:value-type="float" office:value="2.79">
            <text:p>2.79</text:p>
          </table:table-cell>
          <table:table-cell office:value-type="float" office:value="0.004496">
            <text:p>0.004496</text:p>
          </table:table-cell>
          <table:table-cell office:value-type="float" office:value="0.000082">
            <text:p>0.000082</text:p>
          </table:table-cell>
          <table:table-cell table:formula="of:=[.AA281]*10" office:value-type="float" office:value="0.00082">
            <text:p>0.00082</text:p>
          </table:table-cell>
          <table:table-cell table:formula="of:=([.Y281]-2.269)*64" office:value-type="float" office:value="33.344">
            <text:p>33.344</text:p>
          </table:table-cell>
          <table:table-cell table:formula="of:=[.Z281]*64^(1/4)" office:value-type="float" office:value="0.0127166083528589">
            <text:p>0.012716608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">
            <text:p>2.8</text:p>
          </table:table-cell>
          <table:table-cell office:value-type="float" office:value="0.239257">
            <text:p>0.239257</text:p>
          </table:table-cell>
          <table:table-cell office:value-type="float" office:value="0.001161">
            <text:p>0.001161</text:p>
          </table:table-cell>
          <table:table-cell table:formula="of:=[.F282]*50" office:value-type="float" office:value="0.05805">
            <text:p>0.05805</text:p>
          </table:table-cell>
          <table:table-cell table:formula="of:=([.D282]-[.A281])*8" office:value-type="float" office:value="4.248">
            <text:p>4.248</text:p>
          </table:table-cell>
          <table:table-cell table:formula="of:=[.E282]*8^(1/4)" office:value-type="float" office:value="0.402380707248716">
            <text:p>0.4023807072</text:p>
          </table:table-cell>
          <table:table-cell/>
          <table:table-cell office:value-type="float" office:value="2.8">
            <text:p>2.8</text:p>
          </table:table-cell>
          <table:table-cell office:value-type="float" office:value="0.068329">
            <text:p>0.068329</text:p>
          </table:table-cell>
          <table:table-cell office:value-type="float" office:value="0.001318">
            <text:p>0.001318</text:p>
          </table:table-cell>
          <table:table-cell table:formula="of:=[.M282]*10" office:value-type="float" office:value="0.01318">
            <text:p>0.01318</text:p>
          </table:table-cell>
          <table:table-cell table:formula="of:=([.K282]-2.269)*16" office:value-type="float" office:value="8.496">
            <text:p>8.496</text:p>
          </table:table-cell>
          <table:table-cell table:formula="of:=[.L282]*16^(1/4)" office:value-type="float" office:value="0.136658">
            <text:p>0.136658</text:p>
          </table:table-cell>
          <table:table-cell/>
          <table:table-cell office:value-type="float" office:value="2.8">
            <text:p>2.8</text:p>
          </table:table-cell>
          <table:table-cell office:value-type="float" office:value="0.017723">
            <text:p>0.017723</text:p>
          </table:table-cell>
          <table:table-cell office:value-type="float" office:value="0.000325">
            <text:p>0.000325</text:p>
          </table:table-cell>
          <table:table-cell/>
          <table:table-cell table:formula="of:=([.R282]-2.269)*32" office:value-type="float" office:value="16.992">
            <text:p>16.992</text:p>
          </table:table-cell>
          <table:table-cell table:formula="of:=[.S282]*32^(1/4)" office:value-type="float" office:value="0.0421526353983865">
            <text:p>0.0421526354</text:p>
          </table:table-cell>
          <table:table-cell/>
          <table:table-cell office:value-type="float" office:value="2.8">
            <text:p>2.8</text:p>
          </table:table-cell>
          <table:table-cell office:value-type="float" office:value="0.004341">
            <text:p>0.004341</text:p>
          </table:table-cell>
          <table:table-cell office:value-type="float" office:value="0.000081">
            <text:p>0.000081</text:p>
          </table:table-cell>
          <table:table-cell table:formula="of:=[.AA282]*10" office:value-type="float" office:value="0.00081">
            <text:p>0.00081</text:p>
          </table:table-cell>
          <table:table-cell table:formula="of:=([.Y282]-2.269)*64" office:value-type="float" office:value="33.984">
            <text:p>33.984</text:p>
          </table:table-cell>
          <table:table-cell table:formula="of:=[.Z282]*64^(1/4)" office:value-type="float" office:value="0.0122782021485232">
            <text:p>0.01227820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1">
            <text:p>2.81</text:p>
          </table:table-cell>
          <table:table-cell office:value-type="float" office:value="0.236867">
            <text:p>0.236867</text:p>
          </table:table-cell>
          <table:table-cell office:value-type="float" office:value="0.001101">
            <text:p>0.001101</text:p>
          </table:table-cell>
          <table:table-cell table:formula="of:=[.F283]*50" office:value-type="float" office:value="0.05505">
            <text:p>0.05505</text:p>
          </table:table-cell>
          <table:table-cell table:formula="of:=([.D283]-[.A282])*8" office:value-type="float" office:value="4.328">
            <text:p>4.328</text:p>
          </table:table-cell>
          <table:table-cell table:formula="of:=[.E283]*8^(1/4)" office:value-type="float" office:value="0.398361222383803">
            <text:p>0.3983612224</text:p>
          </table:table-cell>
          <table:table-cell/>
          <table:table-cell office:value-type="float" office:value="2.81">
            <text:p>2.81</text:p>
          </table:table-cell>
          <table:table-cell office:value-type="float" office:value="0.067405">
            <text:p>0.067405</text:p>
          </table:table-cell>
          <table:table-cell office:value-type="float" office:value="0.001307">
            <text:p>0.001307</text:p>
          </table:table-cell>
          <table:table-cell table:formula="of:=[.M283]*10" office:value-type="float" office:value="0.01307">
            <text:p>0.01307</text:p>
          </table:table-cell>
          <table:table-cell table:formula="of:=([.K283]-2.269)*16" office:value-type="float" office:value="8.656">
            <text:p>8.656</text:p>
          </table:table-cell>
          <table:table-cell table:formula="of:=[.L283]*16^(1/4)" office:value-type="float" office:value="0.13481">
            <text:p>0.13481</text:p>
          </table:table-cell>
          <table:table-cell/>
          <table:table-cell office:value-type="float" office:value="2.81">
            <text:p>2.81</text:p>
          </table:table-cell>
          <table:table-cell office:value-type="float" office:value="0.016983">
            <text:p>0.016983</text:p>
          </table:table-cell>
          <table:table-cell office:value-type="float" office:value="0.000321">
            <text:p>0.000321</text:p>
          </table:table-cell>
          <table:table-cell/>
          <table:table-cell table:formula="of:=([.R283]-2.269)*32" office:value-type="float" office:value="17.312">
            <text:p>17.312</text:p>
          </table:table-cell>
          <table:table-cell table:formula="of:=[.S283]*32^(1/4)" office:value-type="float" office:value="0.0403926088681824">
            <text:p>0.0403926089</text:p>
          </table:table-cell>
          <table:table-cell/>
          <table:table-cell office:value-type="float" office:value="2.81">
            <text:p>2.81</text:p>
          </table:table-cell>
          <table:table-cell office:value-type="float" office:value="0.004274">
            <text:p>0.004274</text:p>
          </table:table-cell>
          <table:table-cell office:value-type="float" office:value="0.00008">
            <text:p>0.00008</text:p>
          </table:table-cell>
          <table:table-cell table:formula="of:=[.AA283]*10" office:value-type="float" office:value="0.0008">
            <text:p>0.0008</text:p>
          </table:table-cell>
          <table:table-cell table:formula="of:=([.Y283]-2.269)*64" office:value-type="float" office:value="34.624">
            <text:p>34.624</text:p>
          </table:table-cell>
          <table:table-cell table:formula="of:=[.Z283]*64^(1/4)" office:value-type="float" office:value="0.0120886975311652">
            <text:p>0.012088697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2">
            <text:p>2.82</text:p>
          </table:table-cell>
          <table:table-cell office:value-type="float" office:value="0.219892">
            <text:p>0.219892</text:p>
          </table:table-cell>
          <table:table-cell office:value-type="float" office:value="0.001119">
            <text:p>0.001119</text:p>
          </table:table-cell>
          <table:table-cell table:formula="of:=[.F284]*50" office:value-type="float" office:value="0.05595">
            <text:p>0.05595</text:p>
          </table:table-cell>
          <table:table-cell table:formula="of:=([.D284]-[.A283])*8" office:value-type="float" office:value="4.408">
            <text:p>4.408</text:p>
          </table:table-cell>
          <table:table-cell table:formula="of:=[.E284]*8^(1/4)" office:value-type="float" office:value="0.36981278908594">
            <text:p>0.3698127891</text:p>
          </table:table-cell>
          <table:table-cell/>
          <table:table-cell office:value-type="float" office:value="2.82">
            <text:p>2.82</text:p>
          </table:table-cell>
          <table:table-cell office:value-type="float" office:value="0.065722">
            <text:p>0.065722</text:p>
          </table:table-cell>
          <table:table-cell office:value-type="float" office:value="0.001224">
            <text:p>0.001224</text:p>
          </table:table-cell>
          <table:table-cell table:formula="of:=[.M284]*10" office:value-type="float" office:value="0.01224">
            <text:p>0.01224</text:p>
          </table:table-cell>
          <table:table-cell table:formula="of:=([.K284]-2.269)*16" office:value-type="float" office:value="8.816">
            <text:p>8.816</text:p>
          </table:table-cell>
          <table:table-cell table:formula="of:=[.L284]*16^(1/4)" office:value-type="float" office:value="0.131444">
            <text:p>0.131444</text:p>
          </table:table-cell>
          <table:table-cell/>
          <table:table-cell office:value-type="float" office:value="2.82">
            <text:p>2.82</text:p>
          </table:table-cell>
          <table:table-cell office:value-type="float" office:value="0.016779">
            <text:p>0.016779</text:p>
          </table:table-cell>
          <table:table-cell office:value-type="float" office:value="0.000319">
            <text:p>0.000319</text:p>
          </table:table-cell>
          <table:table-cell/>
          <table:table-cell table:formula="of:=([.R284]-2.269)*32" office:value-type="float" office:value="17.632">
            <text:p>17.632</text:p>
          </table:table-cell>
          <table:table-cell table:formula="of:=[.S284]*32^(1/4)" office:value-type="float" office:value="0.0399074123652613">
            <text:p>0.0399074124</text:p>
          </table:table-cell>
          <table:table-cell/>
          <table:table-cell office:value-type="float" office:value="2.82">
            <text:p>2.82</text:p>
          </table:table-cell>
          <table:table-cell office:value-type="float" office:value="0.004165">
            <text:p>0.004165</text:p>
          </table:table-cell>
          <table:table-cell office:value-type="float" office:value="0.000079">
            <text:p>0.000079</text:p>
          </table:table-cell>
          <table:table-cell table:formula="of:=[.AA284]*10" office:value-type="float" office:value="0.00079">
            <text:p>0.00079</text:p>
          </table:table-cell>
          <table:table-cell table:formula="of:=([.Y284]-2.269)*64" office:value-type="float" office:value="35.264">
            <text:p>35.264</text:p>
          </table:table-cell>
          <table:table-cell table:formula="of:=[.Z284]*64^(1/4)" office:value-type="float" office:value="0.0117803989745679">
            <text:p>0.01178039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3">
            <text:p>2.83</text:p>
          </table:table-cell>
          <table:table-cell office:value-type="float" office:value="0.222819">
            <text:p>0.222819</text:p>
          </table:table-cell>
          <table:table-cell office:value-type="float" office:value="0.000968">
            <text:p>0.000968</text:p>
          </table:table-cell>
          <table:table-cell table:formula="of:=[.F285]*50" office:value-type="float" office:value="0.0484">
            <text:p>0.0484</text:p>
          </table:table-cell>
          <table:table-cell table:formula="of:=([.D285]-[.A284])*8" office:value-type="float" office:value="4.488">
            <text:p>4.488</text:p>
          </table:table-cell>
          <table:table-cell table:formula="of:=[.E285]*8^(1/4)" office:value-type="float" office:value="0.374735396700835">
            <text:p>0.3747353967</text:p>
          </table:table-cell>
          <table:table-cell/>
          <table:table-cell office:value-type="float" office:value="2.83">
            <text:p>2.83</text:p>
          </table:table-cell>
          <table:table-cell office:value-type="float" office:value="0.062783">
            <text:p>0.062783</text:p>
          </table:table-cell>
          <table:table-cell office:value-type="float" office:value="0.001262">
            <text:p>0.001262</text:p>
          </table:table-cell>
          <table:table-cell table:formula="of:=[.M285]*10" office:value-type="float" office:value="0.01262">
            <text:p>0.01262</text:p>
          </table:table-cell>
          <table:table-cell table:formula="of:=([.K285]-2.269)*16" office:value-type="float" office:value="8.976">
            <text:p>8.976</text:p>
          </table:table-cell>
          <table:table-cell table:formula="of:=[.L285]*16^(1/4)" office:value-type="float" office:value="0.125566">
            <text:p>0.125566</text:p>
          </table:table-cell>
          <table:table-cell/>
          <table:table-cell office:value-type="float" office:value="2.83">
            <text:p>2.83</text:p>
          </table:table-cell>
          <table:table-cell office:value-type="float" office:value="0.01634">
            <text:p>0.01634</text:p>
          </table:table-cell>
          <table:table-cell office:value-type="float" office:value="0.000315">
            <text:p>0.000315</text:p>
          </table:table-cell>
          <table:table-cell/>
          <table:table-cell table:formula="of:=([.R285]-2.269)*32" office:value-type="float" office:value="17.952">
            <text:p>17.952</text:p>
          </table:table-cell>
          <table:table-cell table:formula="of:=[.S285]*32^(1/4)" office:value-type="float" office:value="0.0388632885182889">
            <text:p>0.0388632885</text:p>
          </table:table-cell>
          <table:table-cell/>
          <table:table-cell office:value-type="float" office:value="2.83">
            <text:p>2.83</text:p>
          </table:table-cell>
          <table:table-cell office:value-type="float" office:value="0.004072">
            <text:p>0.004072</text:p>
          </table:table-cell>
          <table:table-cell office:value-type="float" office:value="0.000078">
            <text:p>0.000078</text:p>
          </table:table-cell>
          <table:table-cell table:formula="of:=[.AA285]*10" office:value-type="float" office:value="0.00078">
            <text:p>0.00078</text:p>
          </table:table-cell>
          <table:table-cell table:formula="of:=([.Y285]-2.269)*64" office:value-type="float" office:value="35.904">
            <text:p>35.904</text:p>
          </table:table-cell>
          <table:table-cell table:formula="of:=[.Z285]*64^(1/4)" office:value-type="float" office:value="0.0115173552519665">
            <text:p>0.011517355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4">
            <text:p>2.84</text:p>
          </table:table-cell>
          <table:table-cell office:value-type="float" office:value="0.222255">
            <text:p>0.222255</text:p>
          </table:table-cell>
          <table:table-cell office:value-type="float" office:value="0.001102">
            <text:p>0.001102</text:p>
          </table:table-cell>
          <table:table-cell table:formula="of:=[.F286]*50" office:value-type="float" office:value="0.0551">
            <text:p>0.0551</text:p>
          </table:table-cell>
          <table:table-cell table:formula="of:=([.D286]-[.A285])*8" office:value-type="float" office:value="4.568">
            <text:p>4.568</text:p>
          </table:table-cell>
          <table:table-cell table:formula="of:=[.E286]*8^(1/4)" office:value-type="float" office:value="0.373786865544429">
            <text:p>0.3737868655</text:p>
          </table:table-cell>
          <table:table-cell/>
          <table:table-cell office:value-type="float" office:value="2.84">
            <text:p>2.84</text:p>
          </table:table-cell>
          <table:table-cell office:value-type="float" office:value="0.06266">
            <text:p>0.06266</text:p>
          </table:table-cell>
          <table:table-cell office:value-type="float" office:value="0.001169">
            <text:p>0.001169</text:p>
          </table:table-cell>
          <table:table-cell table:formula="of:=[.M286]*10" office:value-type="float" office:value="0.01169">
            <text:p>0.01169</text:p>
          </table:table-cell>
          <table:table-cell table:formula="of:=([.K286]-2.269)*16" office:value-type="float" office:value="9.136">
            <text:p>9.136</text:p>
          </table:table-cell>
          <table:table-cell table:formula="of:=[.L286]*16^(1/4)" office:value-type="float" office:value="0.12532">
            <text:p>0.12532</text:p>
          </table:table-cell>
          <table:table-cell/>
          <table:table-cell office:value-type="float" office:value="2.84">
            <text:p>2.84</text:p>
          </table:table-cell>
          <table:table-cell office:value-type="float" office:value="0.015764">
            <text:p>0.015764</text:p>
          </table:table-cell>
          <table:table-cell office:value-type="float" office:value="0.000311">
            <text:p>0.000311</text:p>
          </table:table-cell>
          <table:table-cell/>
          <table:table-cell table:formula="of:=([.R286]-2.269)*32" office:value-type="float" office:value="18.272">
            <text:p>18.272</text:p>
          </table:table-cell>
          <table:table-cell table:formula="of:=[.S286]*32^(1/4)" office:value-type="float" office:value="0.0374933219218058">
            <text:p>0.0374933219</text:p>
          </table:table-cell>
          <table:table-cell/>
          <table:table-cell office:value-type="float" office:value="2.84">
            <text:p>2.84</text:p>
          </table:table-cell>
          <table:table-cell office:value-type="float" office:value="0.003947">
            <text:p>0.003947</text:p>
          </table:table-cell>
          <table:table-cell office:value-type="float" office:value="0.000077">
            <text:p>0.000077</text:p>
          </table:table-cell>
          <table:table-cell table:formula="of:=[.AA286]*10" office:value-type="float" office:value="0.00077">
            <text:p>0.00077</text:p>
          </table:table-cell>
          <table:table-cell table:formula="of:=([.Y286]-2.269)*64" office:value-type="float" office:value="36.544">
            <text:p>36.544</text:p>
          </table:table-cell>
          <table:table-cell table:formula="of:=[.Z286]*64^(1/4)" office:value-type="float" office:value="0.0111638018613732">
            <text:p>0.011163801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5">
            <text:p>2.85</text:p>
          </table:table-cell>
          <table:table-cell office:value-type="float" office:value="0.215022">
            <text:p>0.215022</text:p>
          </table:table-cell>
          <table:table-cell office:value-type="float" office:value="0.001041">
            <text:p>0.001041</text:p>
          </table:table-cell>
          <table:table-cell table:formula="of:=[.F287]*50" office:value-type="float" office:value="0.05205">
            <text:p>0.05205</text:p>
          </table:table-cell>
          <table:table-cell table:formula="of:=([.D287]-[.A286])*8" office:value-type="float" office:value="4.648">
            <text:p>4.648</text:p>
          </table:table-cell>
          <table:table-cell table:formula="of:=[.E287]*8^(1/4)" office:value-type="float" office:value="0.361622458001368">
            <text:p>0.361622458</text:p>
          </table:table-cell>
          <table:table-cell/>
          <table:table-cell office:value-type="float" office:value="2.85">
            <text:p>2.85</text:p>
          </table:table-cell>
          <table:table-cell office:value-type="float" office:value="0.062663">
            <text:p>0.062663</text:p>
          </table:table-cell>
          <table:table-cell office:value-type="float" office:value="0.001245">
            <text:p>0.001245</text:p>
          </table:table-cell>
          <table:table-cell table:formula="of:=[.M287]*10" office:value-type="float" office:value="0.01245">
            <text:p>0.01245</text:p>
          </table:table-cell>
          <table:table-cell table:formula="of:=([.K287]-2.269)*16" office:value-type="float" office:value="9.296">
            <text:p>9.296</text:p>
          </table:table-cell>
          <table:table-cell table:formula="of:=[.L287]*16^(1/4)" office:value-type="float" office:value="0.125326">
            <text:p>0.125326</text:p>
          </table:table-cell>
          <table:table-cell/>
          <table:table-cell office:value-type="float" office:value="2.85">
            <text:p>2.85</text:p>
          </table:table-cell>
          <table:table-cell office:value-type="float" office:value="0.015541">
            <text:p>0.015541</text:p>
          </table:table-cell>
          <table:table-cell office:value-type="float" office:value="0.000307">
            <text:p>0.000307</text:p>
          </table:table-cell>
          <table:table-cell/>
          <table:table-cell table:formula="of:=([.R287]-2.269)*32" office:value-type="float" office:value="18.592">
            <text:p>18.592</text:p>
          </table:table-cell>
          <table:table-cell table:formula="of:=[.S287]*32^(1/4)" office:value-type="float" office:value="0.0369629355485146">
            <text:p>0.0369629355</text:p>
          </table:table-cell>
          <table:table-cell/>
          <table:table-cell office:value-type="float" office:value="2.85">
            <text:p>2.85</text:p>
          </table:table-cell>
          <table:table-cell office:value-type="float" office:value="0.003841">
            <text:p>0.003841</text:p>
          </table:table-cell>
          <table:table-cell office:value-type="float" office:value="0.000076">
            <text:p>0.000076</text:p>
          </table:table-cell>
          <table:table-cell table:formula="of:=[.AA287]*10" office:value-type="float" office:value="0.00076">
            <text:p>0.00076</text:p>
          </table:table-cell>
          <table:table-cell table:formula="of:=([.Y287]-2.269)*64" office:value-type="float" office:value="37.184">
            <text:p>37.184</text:p>
          </table:table-cell>
          <table:table-cell table:formula="of:=[.Z287]*64^(1/4)" office:value-type="float" office:value="0.0108639885861501">
            <text:p>0.010863988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6">
            <text:p>2.86</text:p>
          </table:table-cell>
          <table:table-cell office:value-type="float" office:value="0.217426">
            <text:p>0.217426</text:p>
          </table:table-cell>
          <table:table-cell office:value-type="float" office:value="0.001196">
            <text:p>0.001196</text:p>
          </table:table-cell>
          <table:table-cell table:formula="of:=[.F288]*50" office:value-type="float" office:value="0.0598">
            <text:p>0.0598</text:p>
          </table:table-cell>
          <table:table-cell table:formula="of:=([.D288]-[.A287])*8" office:value-type="float" office:value="4.728">
            <text:p>4.728</text:p>
          </table:table-cell>
          <table:table-cell table:formula="of:=[.E288]*8^(1/4)" office:value-type="float" office:value="0.365665487965908">
            <text:p>0.365665488</text:p>
          </table:table-cell>
          <table:table-cell/>
          <table:table-cell office:value-type="float" office:value="2.86">
            <text:p>2.86</text:p>
          </table:table-cell>
          <table:table-cell office:value-type="float" office:value="0.059027">
            <text:p>0.059027</text:p>
          </table:table-cell>
          <table:table-cell office:value-type="float" office:value="0.001218">
            <text:p>0.001218</text:p>
          </table:table-cell>
          <table:table-cell table:formula="of:=[.M288]*10" office:value-type="float" office:value="0.01218">
            <text:p>0.01218</text:p>
          </table:table-cell>
          <table:table-cell table:formula="of:=([.K288]-2.269)*16" office:value-type="float" office:value="9.456">
            <text:p>9.456</text:p>
          </table:table-cell>
          <table:table-cell table:formula="of:=[.L288]*16^(1/4)" office:value-type="float" office:value="0.118054">
            <text:p>0.118054</text:p>
          </table:table-cell>
          <table:table-cell/>
          <table:table-cell office:value-type="float" office:value="2.86">
            <text:p>2.86</text:p>
          </table:table-cell>
          <table:table-cell office:value-type="float" office:value="0.015052">
            <text:p>0.015052</text:p>
          </table:table-cell>
          <table:table-cell office:value-type="float" office:value="0.000302">
            <text:p>0.000302</text:p>
          </table:table-cell>
          <table:table-cell/>
          <table:table-cell table:formula="of:=([.R288]-2.269)*32" office:value-type="float" office:value="18.912">
            <text:p>18.912</text:p>
          </table:table-cell>
          <table:table-cell table:formula="of:=[.S288]*32^(1/4)" office:value-type="float" office:value="0.0357998909900419">
            <text:p>0.035799891</text:p>
          </table:table-cell>
          <table:table-cell/>
          <table:table-cell office:value-type="float" office:value="2.86">
            <text:p>2.86</text:p>
          </table:table-cell>
          <table:table-cell office:value-type="float" office:value="0.003757">
            <text:p>0.003757</text:p>
          </table:table-cell>
          <table:table-cell office:value-type="float" office:value="0.000076">
            <text:p>0.000076</text:p>
          </table:table-cell>
          <table:table-cell table:formula="of:=[.AA288]*10" office:value-type="float" office:value="0.00076">
            <text:p>0.00076</text:p>
          </table:table-cell>
          <table:table-cell table:formula="of:=([.Y288]-2.269)*64" office:value-type="float" office:value="37.824">
            <text:p>37.824</text:p>
          </table:table-cell>
          <table:table-cell table:formula="of:=[.Z288]*64^(1/4)" office:value-type="float" office:value="0.0106264007076714">
            <text:p>0.010626400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7">
            <text:p>2.87</text:p>
          </table:table-cell>
          <table:table-cell office:value-type="float" office:value="0.207851">
            <text:p>0.207851</text:p>
          </table:table-cell>
          <table:table-cell office:value-type="float" office:value="0.000842">
            <text:p>0.000842</text:p>
          </table:table-cell>
          <table:table-cell table:formula="of:=[.F289]*50" office:value-type="float" office:value="0.0421">
            <text:p>0.0421</text:p>
          </table:table-cell>
          <table:table-cell table:formula="of:=([.D289]-[.A288])*8" office:value-type="float" office:value="4.808">
            <text:p>4.808</text:p>
          </table:table-cell>
          <table:table-cell table:formula="of:=[.E289]*8^(1/4)" office:value-type="float" office:value="0.3495623216138">
            <text:p>0.3495623216</text:p>
          </table:table-cell>
          <table:table-cell/>
          <table:table-cell office:value-type="float" office:value="2.87">
            <text:p>2.87</text:p>
          </table:table-cell>
          <table:table-cell office:value-type="float" office:value="0.058634">
            <text:p>0.058634</text:p>
          </table:table-cell>
          <table:table-cell office:value-type="float" office:value="0.00115">
            <text:p>0.00115</text:p>
          </table:table-cell>
          <table:table-cell table:formula="of:=[.M289]*10" office:value-type="float" office:value="0.0115">
            <text:p>0.0115</text:p>
          </table:table-cell>
          <table:table-cell table:formula="of:=([.K289]-2.269)*16" office:value-type="float" office:value="9.616">
            <text:p>9.616</text:p>
          </table:table-cell>
          <table:table-cell table:formula="of:=[.L289]*16^(1/4)" office:value-type="float" office:value="0.117268">
            <text:p>0.117268</text:p>
          </table:table-cell>
          <table:table-cell/>
          <table:table-cell office:value-type="float" office:value="2.87">
            <text:p>2.87</text:p>
          </table:table-cell>
          <table:table-cell office:value-type="float" office:value="0.0149">
            <text:p>0.0149</text:p>
          </table:table-cell>
          <table:table-cell office:value-type="float" office:value="0.000299">
            <text:p>0.000299</text:p>
          </table:table-cell>
          <table:table-cell/>
          <table:table-cell table:formula="of:=([.R289]-2.269)*32" office:value-type="float" office:value="19.232">
            <text:p>19.232</text:p>
          </table:table-cell>
          <table:table-cell table:formula="of:=[.S289]*32^(1/4)" office:value-type="float" office:value="0.0354383720270811">
            <text:p>0.035438372</text:p>
          </table:table-cell>
          <table:table-cell/>
          <table:table-cell office:value-type="float" office:value="2.87">
            <text:p>2.87</text:p>
          </table:table-cell>
          <table:table-cell office:value-type="float" office:value="0.003681">
            <text:p>0.003681</text:p>
          </table:table-cell>
          <table:table-cell office:value-type="float" office:value="0.000075">
            <text:p>0.000075</text:p>
          </table:table-cell>
          <table:table-cell table:formula="of:=[.AA289]*10" office:value-type="float" office:value="0.00075">
            <text:p>0.00075</text:p>
          </table:table-cell>
          <table:table-cell table:formula="of:=([.Y289]-2.269)*64" office:value-type="float" office:value="38.464">
            <text:p>38.464</text:p>
          </table:table-cell>
          <table:table-cell table:formula="of:=[.Z289]*64^(1/4)" office:value-type="float" office:value="0.0104114402461907">
            <text:p>0.010411440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8">
            <text:p>2.88</text:p>
          </table:table-cell>
          <table:table-cell office:value-type="float" office:value="0.20298">
            <text:p>0.20298</text:p>
          </table:table-cell>
          <table:table-cell office:value-type="float" office:value="0.001396">
            <text:p>0.001396</text:p>
          </table:table-cell>
          <table:table-cell table:formula="of:=[.F290]*50" office:value-type="float" office:value="0.0698">
            <text:p>0.0698</text:p>
          </table:table-cell>
          <table:table-cell table:formula="of:=([.D290]-[.A289])*8" office:value-type="float" office:value="4.888">
            <text:p>4.888</text:p>
          </table:table-cell>
          <table:table-cell table:formula="of:=[.E290]*8^(1/4)" office:value-type="float" office:value="0.341370308736398">
            <text:p>0.3413703087</text:p>
          </table:table-cell>
          <table:table-cell/>
          <table:table-cell office:value-type="float" office:value="2.88">
            <text:p>2.88</text:p>
          </table:table-cell>
          <table:table-cell office:value-type="float" office:value="0.057364">
            <text:p>0.057364</text:p>
          </table:table-cell>
          <table:table-cell office:value-type="float" office:value="0.001221">
            <text:p>0.001221</text:p>
          </table:table-cell>
          <table:table-cell table:formula="of:=[.M290]*10" office:value-type="float" office:value="0.01221">
            <text:p>0.01221</text:p>
          </table:table-cell>
          <table:table-cell table:formula="of:=([.K290]-2.269)*16" office:value-type="float" office:value="9.776">
            <text:p>9.776</text:p>
          </table:table-cell>
          <table:table-cell table:formula="of:=[.L290]*16^(1/4)" office:value-type="float" office:value="0.114728">
            <text:p>0.114728</text:p>
          </table:table-cell>
          <table:table-cell/>
          <table:table-cell office:value-type="float" office:value="2.88">
            <text:p>2.88</text:p>
          </table:table-cell>
          <table:table-cell office:value-type="float" office:value="0.01464">
            <text:p>0.01464</text:p>
          </table:table-cell>
          <table:table-cell office:value-type="float" office:value="0.000298">
            <text:p>0.000298</text:p>
          </table:table-cell>
          <table:table-cell/>
          <table:table-cell table:formula="of:=([.R290]-2.269)*32" office:value-type="float" office:value="19.552">
            <text:p>19.552</text:p>
          </table:table-cell>
          <table:table-cell table:formula="of:=[.S290]*32^(1/4)" office:value-type="float" office:value="0.0348199843272797">
            <text:p>0.0348199843</text:p>
          </table:table-cell>
          <table:table-cell/>
          <table:table-cell office:value-type="float" office:value="2.88">
            <text:p>2.88</text:p>
          </table:table-cell>
          <table:table-cell office:value-type="float" office:value="0.003592">
            <text:p>0.003592</text:p>
          </table:table-cell>
          <table:table-cell office:value-type="float" office:value="0.000074">
            <text:p>0.000074</text:p>
          </table:table-cell>
          <table:table-cell table:formula="of:=[.AA290]*10" office:value-type="float" office:value="0.00074">
            <text:p>0.00074</text:p>
          </table:table-cell>
          <table:table-cell table:formula="of:=([.Y290]-2.269)*64" office:value-type="float" office:value="39.104">
            <text:p>39.104</text:p>
          </table:table-cell>
          <table:table-cell table:formula="of:=[.Z290]*64^(1/4)" office:value-type="float" office:value="0.0101597102320883">
            <text:p>0.010159710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89">
            <text:p>2.89</text:p>
          </table:table-cell>
          <table:table-cell office:value-type="float" office:value="0.198492">
            <text:p>0.198492</text:p>
          </table:table-cell>
          <table:table-cell office:value-type="float" office:value="0.000555">
            <text:p>0.000555</text:p>
          </table:table-cell>
          <table:table-cell table:formula="of:=[.F291]*50" office:value-type="float" office:value="0.02775">
            <text:p>0.02775</text:p>
          </table:table-cell>
          <table:table-cell table:formula="of:=([.D291]-[.A290])*8" office:value-type="float" office:value="4.968">
            <text:p>4.968</text:p>
          </table:table-cell>
          <table:table-cell table:formula="of:=[.E291]*8^(1/4)" office:value-type="float" office:value="0.333822422513081">
            <text:p>0.3338224225</text:p>
          </table:table-cell>
          <table:table-cell/>
          <table:table-cell office:value-type="float" office:value="2.89">
            <text:p>2.89</text:p>
          </table:table-cell>
          <table:table-cell office:value-type="float" office:value="0.056074">
            <text:p>0.056074</text:p>
          </table:table-cell>
          <table:table-cell office:value-type="float" office:value="0.001122">
            <text:p>0.001122</text:p>
          </table:table-cell>
          <table:table-cell table:formula="of:=[.M291]*10" office:value-type="float" office:value="0.01122">
            <text:p>0.01122</text:p>
          </table:table-cell>
          <table:table-cell table:formula="of:=([.K291]-2.269)*16" office:value-type="float" office:value="9.936">
            <text:p>9.936</text:p>
          </table:table-cell>
          <table:table-cell table:formula="of:=[.L291]*16^(1/4)" office:value-type="float" office:value="0.112148">
            <text:p>0.112148</text:p>
          </table:table-cell>
          <table:table-cell/>
          <table:table-cell office:value-type="float" office:value="2.89">
            <text:p>2.89</text:p>
          </table:table-cell>
          <table:table-cell office:value-type="float" office:value="0.014295">
            <text:p>0.014295</text:p>
          </table:table-cell>
          <table:table-cell office:value-type="float" office:value="0.000301">
            <text:p>0.000301</text:p>
          </table:table-cell>
          <table:table-cell/>
          <table:table-cell table:formula="of:=([.R291]-2.269)*32" office:value-type="float" office:value="19.872">
            <text:p>19.872</text:p>
          </table:table-cell>
          <table:table-cell table:formula="of:=[.S291]*32^(1/4)" office:value-type="float" office:value="0.0339994314179278">
            <text:p>0.0339994314</text:p>
          </table:table-cell>
          <table:table-cell/>
          <table:table-cell office:value-type="float" office:value="2.89">
            <text:p>2.89</text:p>
          </table:table-cell>
          <table:table-cell office:value-type="float" office:value="0.003514">
            <text:p>0.003514</text:p>
          </table:table-cell>
          <table:table-cell office:value-type="float" office:value="0.000073">
            <text:p>0.000073</text:p>
          </table:table-cell>
          <table:table-cell table:formula="of:=[.AA291]*10" office:value-type="float" office:value="0.00073">
            <text:p>0.00073</text:p>
          </table:table-cell>
          <table:table-cell table:formula="of:=([.Y291]-2.269)*64" office:value-type="float" office:value="39.744">
            <text:p>39.744</text:p>
          </table:table-cell>
          <table:table-cell table:formula="of:=[.Z291]*64^(1/4)" office:value-type="float" office:value="0.00993909291635811">
            <text:p>0.009939092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">
            <text:p>2.9</text:p>
          </table:table-cell>
          <table:table-cell office:value-type="float" office:value="0.198029">
            <text:p>0.198029</text:p>
          </table:table-cell>
          <table:table-cell office:value-type="float" office:value="0.000872">
            <text:p>0.000872</text:p>
          </table:table-cell>
          <table:table-cell table:formula="of:=[.F292]*50" office:value-type="float" office:value="0.0436">
            <text:p>0.0436</text:p>
          </table:table-cell>
          <table:table-cell table:formula="of:=([.D292]-[.A291])*8" office:value-type="float" office:value="5.048">
            <text:p>5.048</text:p>
          </table:table-cell>
          <table:table-cell table:formula="of:=[.E292]*8^(1/4)" office:value-type="float" office:value="0.333043752432556">
            <text:p>0.3330437524</text:p>
          </table:table-cell>
          <table:table-cell/>
          <table:table-cell office:value-type="float" office:value="2.9">
            <text:p>2.9</text:p>
          </table:table-cell>
          <table:table-cell office:value-type="float" office:value="0.055264">
            <text:p>0.055264</text:p>
          </table:table-cell>
          <table:table-cell office:value-type="float" office:value="0.00114">
            <text:p>0.00114</text:p>
          </table:table-cell>
          <table:table-cell table:formula="of:=[.M292]*10" office:value-type="float" office:value="0.0114">
            <text:p>0.0114</text:p>
          </table:table-cell>
          <table:table-cell table:formula="of:=([.K292]-2.269)*16" office:value-type="float" office:value="10.096">
            <text:p>10.096</text:p>
          </table:table-cell>
          <table:table-cell table:formula="of:=[.L292]*16^(1/4)" office:value-type="float" office:value="0.110528">
            <text:p>0.110528</text:p>
          </table:table-cell>
          <table:table-cell/>
          <table:table-cell office:value-type="float" office:value="2.9">
            <text:p>2.9</text:p>
          </table:table-cell>
          <table:table-cell office:value-type="float" office:value="0.013859">
            <text:p>0.013859</text:p>
          </table:table-cell>
          <table:table-cell office:value-type="float" office:value="0.000288">
            <text:p>0.000288</text:p>
          </table:table-cell>
          <table:table-cell/>
          <table:table-cell table:formula="of:=([.R292]-2.269)*32" office:value-type="float" office:value="20.192">
            <text:p>20.192</text:p>
          </table:table-cell>
          <table:table-cell table:formula="of:=[.S292]*32^(1/4)" office:value-type="float" office:value="0.0329624428136454">
            <text:p>0.0329624428</text:p>
          </table:table-cell>
          <table:table-cell/>
          <table:table-cell office:value-type="float" office:value="2.9">
            <text:p>2.9</text:p>
          </table:table-cell>
          <table:table-cell office:value-type="float" office:value="0.003456">
            <text:p>0.003456</text:p>
          </table:table-cell>
          <table:table-cell office:value-type="float" office:value="0.000073">
            <text:p>0.000073</text:p>
          </table:table-cell>
          <table:table-cell table:formula="of:=[.AA292]*10" office:value-type="float" office:value="0.00073">
            <text:p>0.00073</text:p>
          </table:table-cell>
          <table:table-cell table:formula="of:=([.Y292]-2.269)*64" office:value-type="float" office:value="40.384">
            <text:p>40.384</text:p>
          </table:table-cell>
          <table:table-cell table:formula="of:=[.Z292]*64^(1/4)" office:value-type="float" office:value="0.00977504414312283">
            <text:p>0.009775044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1">
            <text:p>2.91</text:p>
          </table:table-cell>
          <table:table-cell office:value-type="float" office:value="0.197646">
            <text:p>0.197646</text:p>
          </table:table-cell>
          <table:table-cell office:value-type="float" office:value="0.000955">
            <text:p>0.000955</text:p>
          </table:table-cell>
          <table:table-cell table:formula="of:=[.F293]*50" office:value-type="float" office:value="0.04775">
            <text:p>0.04775</text:p>
          </table:table-cell>
          <table:table-cell table:formula="of:=([.D293]-[.A292])*8" office:value-type="float" office:value="5.128">
            <text:p>5.128</text:p>
          </table:table-cell>
          <table:table-cell table:formula="of:=[.E293]*8^(1/4)" office:value-type="float" office:value="0.332399625778471">
            <text:p>0.3323996258</text:p>
          </table:table-cell>
          <table:table-cell/>
          <table:table-cell office:value-type="float" office:value="2.91">
            <text:p>2.91</text:p>
          </table:table-cell>
          <table:table-cell office:value-type="float" office:value="0.054848">
            <text:p>0.054848</text:p>
          </table:table-cell>
          <table:table-cell office:value-type="float" office:value="0.001187">
            <text:p>0.001187</text:p>
          </table:table-cell>
          <table:table-cell table:formula="of:=[.M293]*10" office:value-type="float" office:value="0.01187">
            <text:p>0.01187</text:p>
          </table:table-cell>
          <table:table-cell table:formula="of:=([.K293]-2.269)*16" office:value-type="float" office:value="10.256">
            <text:p>10.256</text:p>
          </table:table-cell>
          <table:table-cell table:formula="of:=[.L293]*16^(1/4)" office:value-type="float" office:value="0.109696">
            <text:p>0.109696</text:p>
          </table:table-cell>
          <table:table-cell/>
          <table:table-cell office:value-type="float" office:value="2.91">
            <text:p>2.91</text:p>
          </table:table-cell>
          <table:table-cell office:value-type="float" office:value="0.013462">
            <text:p>0.013462</text:p>
          </table:table-cell>
          <table:table-cell office:value-type="float" office:value="0.000286">
            <text:p>0.000286</text:p>
          </table:table-cell>
          <table:table-cell/>
          <table:table-cell table:formula="of:=([.R293]-2.269)*32" office:value-type="float" office:value="20.512">
            <text:p>20.512</text:p>
          </table:table-cell>
          <table:table-cell table:formula="of:=[.S293]*32^(1/4)" office:value-type="float" office:value="0.0320182123643333">
            <text:p>0.0320182124</text:p>
          </table:table-cell>
          <table:table-cell/>
          <table:table-cell office:value-type="float" office:value="2.91">
            <text:p>2.91</text:p>
          </table:table-cell>
          <table:table-cell office:value-type="float" office:value="0.003369">
            <text:p>0.003369</text:p>
          </table:table-cell>
          <table:table-cell office:value-type="float" office:value="0.000072">
            <text:p>0.000072</text:p>
          </table:table-cell>
          <table:table-cell table:formula="of:=[.AA293]*10" office:value-type="float" office:value="0.00072">
            <text:p>0.00072</text:p>
          </table:table-cell>
          <table:table-cell table:formula="of:=([.Y293]-2.269)*64" office:value-type="float" office:value="41.024">
            <text:p>41.024</text:p>
          </table:table-cell>
          <table:table-cell table:formula="of:=[.Z293]*64^(1/4)" office:value-type="float" office:value="0.00952897098326991">
            <text:p>0.00952897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2">
            <text:p>2.92</text:p>
          </table:table-cell>
          <table:table-cell office:value-type="float" office:value="0.192246">
            <text:p>0.192246</text:p>
          </table:table-cell>
          <table:table-cell office:value-type="float" office:value="0.001243">
            <text:p>0.001243</text:p>
          </table:table-cell>
          <table:table-cell table:formula="of:=[.F294]*50" office:value-type="float" office:value="0.06215">
            <text:p>0.06215</text:p>
          </table:table-cell>
          <table:table-cell table:formula="of:=([.D294]-[.A293])*8" office:value-type="float" office:value="5.208">
            <text:p>5.208</text:p>
          </table:table-cell>
          <table:table-cell table:formula="of:=[.E294]*8^(1/4)" office:value-type="float" office:value="0.323317944493731">
            <text:p>0.3233179445</text:p>
          </table:table-cell>
          <table:table-cell/>
          <table:table-cell office:value-type="float" office:value="2.92">
            <text:p>2.92</text:p>
          </table:table-cell>
          <table:table-cell office:value-type="float" office:value="0.051555">
            <text:p>0.051555</text:p>
          </table:table-cell>
          <table:table-cell office:value-type="float" office:value="0.001088">
            <text:p>0.001088</text:p>
          </table:table-cell>
          <table:table-cell table:formula="of:=[.M294]*10" office:value-type="float" office:value="0.01088">
            <text:p>0.01088</text:p>
          </table:table-cell>
          <table:table-cell table:formula="of:=([.K294]-2.269)*16" office:value-type="float" office:value="10.416">
            <text:p>10.416</text:p>
          </table:table-cell>
          <table:table-cell table:formula="of:=[.L294]*16^(1/4)" office:value-type="float" office:value="0.10311">
            <text:p>0.10311</text:p>
          </table:table-cell>
          <table:table-cell/>
          <table:table-cell office:value-type="float" office:value="2.92">
            <text:p>2.92</text:p>
          </table:table-cell>
          <table:table-cell office:value-type="float" office:value="0.013268">
            <text:p>0.013268</text:p>
          </table:table-cell>
          <table:table-cell office:value-type="float" office:value="0.00028">
            <text:p>0.00028</text:p>
          </table:table-cell>
          <table:table-cell/>
          <table:table-cell table:formula="of:=([.R294]-2.269)*32" office:value-type="float" office:value="20.832">
            <text:p>20.832</text:p>
          </table:table-cell>
          <table:table-cell table:formula="of:=[.S294]*32^(1/4)" office:value-type="float" office:value="0.0315568000037122">
            <text:p>0.0315568</text:p>
          </table:table-cell>
          <table:table-cell/>
          <table:table-cell office:value-type="float" office:value="2.92">
            <text:p>2.92</text:p>
          </table:table-cell>
          <table:table-cell office:value-type="float" office:value="0.003274">
            <text:p>0.003274</text:p>
          </table:table-cell>
          <table:table-cell office:value-type="float" office:value="0.00007">
            <text:p>0.00007</text:p>
          </table:table-cell>
          <table:table-cell table:formula="of:=[.AA294]*10" office:value-type="float" office:value="0.0007">
            <text:p>0.0007</text:p>
          </table:table-cell>
          <table:table-cell table:formula="of:=([.Y294]-2.269)*64" office:value-type="float" office:value="41.664">
            <text:p>41.664</text:p>
          </table:table-cell>
          <table:table-cell table:formula="of:=[.Z294]*64^(1/4)" office:value-type="float" office:value="0.00926027040641903">
            <text:p>0.009260270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3">
            <text:p>2.93</text:p>
          </table:table-cell>
          <table:table-cell office:value-type="float" office:value="0.188957">
            <text:p>0.188957</text:p>
          </table:table-cell>
          <table:table-cell office:value-type="float" office:value="0.001091">
            <text:p>0.001091</text:p>
          </table:table-cell>
          <table:table-cell table:formula="of:=[.F295]*50" office:value-type="float" office:value="0.05455">
            <text:p>0.05455</text:p>
          </table:table-cell>
          <table:table-cell table:formula="of:=([.D295]-[.A294])*8" office:value-type="float" office:value="5.288">
            <text:p>5.288</text:p>
          </table:table-cell>
          <table:table-cell table:formula="of:=[.E295]*8^(1/4)" office:value-type="float" office:value="0.317786527874192">
            <text:p>0.3177865279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52982">
            <text:p>0.052982</text:p>
          </table:table-cell>
          <table:table-cell office:value-type="float" office:value="0.001137">
            <text:p>0.001137</text:p>
          </table:table-cell>
          <table:table-cell table:formula="of:=[.M295]*10" office:value-type="float" office:value="0.01137">
            <text:p>0.01137</text:p>
          </table:table-cell>
          <table:table-cell table:formula="of:=([.K295]-2.269)*16" office:value-type="float" office:value="10.576">
            <text:p>10.576</text:p>
          </table:table-cell>
          <table:table-cell table:formula="of:=[.L295]*16^(1/4)" office:value-type="float" office:value="0.105964">
            <text:p>0.105964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12901">
            <text:p>0.012901</text:p>
          </table:table-cell>
          <table:table-cell office:value-type="float" office:value="0.00028">
            <text:p>0.00028</text:p>
          </table:table-cell>
          <table:table-cell/>
          <table:table-cell table:formula="of:=([.R295]-2.269)*32" office:value-type="float" office:value="21.152">
            <text:p>21.152</text:p>
          </table:table-cell>
          <table:table-cell table:formula="of:=[.S295]*32^(1/4)" office:value-type="float" office:value="0.0306839219813002">
            <text:p>0.030683922</text:p>
          </table:table-cell>
          <table:table-cell/>
          <table:table-cell office:value-type="float" office:value="2.93">
            <text:p>2.93</text:p>
          </table:table-cell>
          <table:table-cell office:value-type="float" office:value="0.003242">
            <text:p>0.003242</text:p>
          </table:table-cell>
          <table:table-cell office:value-type="float" office:value="0.000071">
            <text:p>0.000071</text:p>
          </table:table-cell>
          <table:table-cell table:formula="of:=[.AA295]*10" office:value-type="float" office:value="0.00071">
            <text:p>0.00071</text:p>
          </table:table-cell>
          <table:table-cell table:formula="of:=([.Y295]-2.269)*64" office:value-type="float" office:value="42.304">
            <text:p>42.304</text:p>
          </table:table-cell>
          <table:table-cell table:formula="of:=[.Z295]*64^(1/4)" office:value-type="float" office:value="0.00916976073842715">
            <text:p>0.009169760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4">
            <text:p>2.94</text:p>
          </table:table-cell>
          <table:table-cell office:value-type="float" office:value="0.184632">
            <text:p>0.184632</text:p>
          </table:table-cell>
          <table:table-cell office:value-type="float" office:value="0.001162">
            <text:p>0.001162</text:p>
          </table:table-cell>
          <table:table-cell table:formula="of:=[.F296]*50" office:value-type="float" office:value="0.0581">
            <text:p>0.0581</text:p>
          </table:table-cell>
          <table:table-cell table:formula="of:=([.D296]-[.A295])*8" office:value-type="float" office:value="5.368">
            <text:p>5.368</text:p>
          </table:table-cell>
          <table:table-cell table:formula="of:=[.E296]*8^(1/4)" office:value-type="float" office:value="0.310512773882248">
            <text:p>0.3105127739</text:p>
          </table:table-cell>
          <table:table-cell/>
          <table:table-cell office:value-type="float" office:value="2.94">
            <text:p>2.94</text:p>
          </table:table-cell>
          <table:table-cell office:value-type="float" office:value="0.052529">
            <text:p>0.052529</text:p>
          </table:table-cell>
          <table:table-cell office:value-type="float" office:value="0.001148">
            <text:p>0.001148</text:p>
          </table:table-cell>
          <table:table-cell table:formula="of:=[.M296]*10" office:value-type="float" office:value="0.01148">
            <text:p>0.01148</text:p>
          </table:table-cell>
          <table:table-cell table:formula="of:=([.K296]-2.269)*16" office:value-type="float" office:value="10.736">
            <text:p>10.736</text:p>
          </table:table-cell>
          <table:table-cell table:formula="of:=[.L296]*16^(1/4)" office:value-type="float" office:value="0.105058">
            <text:p>0.105058</text:p>
          </table:table-cell>
          <table:table-cell/>
          <table:table-cell office:value-type="float" office:value="2.94">
            <text:p>2.94</text:p>
          </table:table-cell>
          <table:table-cell office:value-type="float" office:value="0.012797">
            <text:p>0.012797</text:p>
          </table:table-cell>
          <table:table-cell office:value-type="float" office:value="0.000284">
            <text:p>0.000284</text:p>
          </table:table-cell>
          <table:table-cell/>
          <table:table-cell table:formula="of:=([.R296]-2.269)*32" office:value-type="float" office:value="21.472">
            <text:p>21.472</text:p>
          </table:table-cell>
          <table:table-cell table:formula="of:=[.S296]*32^(1/4)" office:value-type="float" office:value="0.0304365669013796">
            <text:p>0.0304365669</text:p>
          </table:table-cell>
          <table:table-cell/>
          <table:table-cell office:value-type="float" office:value="2.94">
            <text:p>2.94</text:p>
          </table:table-cell>
          <table:table-cell office:value-type="float" office:value="0.00318">
            <text:p>0.00318</text:p>
          </table:table-cell>
          <table:table-cell office:value-type="float" office:value="0.000069">
            <text:p>0.000069</text:p>
          </table:table-cell>
          <table:table-cell table:formula="of:=[.AA296]*10" office:value-type="float" office:value="0.00069">
            <text:p>0.00069</text:p>
          </table:table-cell>
          <table:table-cell table:formula="of:=([.Y296]-2.269)*64" office:value-type="float" office:value="42.944">
            <text:p>42.944</text:p>
          </table:table-cell>
          <table:table-cell table:formula="of:=[.Z296]*64^(1/4)" office:value-type="float" office:value="0.00899439825669288">
            <text:p>0.008994398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5">
            <text:p>2.95</text:p>
          </table:table-cell>
          <table:table-cell office:value-type="float" office:value="0.186635">
            <text:p>0.186635</text:p>
          </table:table-cell>
          <table:table-cell office:value-type="float" office:value="0.000965">
            <text:p>0.000965</text:p>
          </table:table-cell>
          <table:table-cell table:formula="of:=[.F297]*50" office:value-type="float" office:value="0.04825">
            <text:p>0.04825</text:p>
          </table:table-cell>
          <table:table-cell table:formula="of:=([.D297]-[.A296])*8" office:value-type="float" office:value="5.448">
            <text:p>5.448</text:p>
          </table:table-cell>
          <table:table-cell table:formula="of:=[.E297]*8^(1/4)" office:value-type="float" office:value="0.313881404921754">
            <text:p>0.3138814049</text:p>
          </table:table-cell>
          <table:table-cell/>
          <table:table-cell office:value-type="float" office:value="2.95">
            <text:p>2.95</text:p>
          </table:table-cell>
          <table:table-cell office:value-type="float" office:value="0.049601">
            <text:p>0.049601</text:p>
          </table:table-cell>
          <table:table-cell office:value-type="float" office:value="0.001097">
            <text:p>0.001097</text:p>
          </table:table-cell>
          <table:table-cell table:formula="of:=[.M297]*10" office:value-type="float" office:value="0.01097">
            <text:p>0.01097</text:p>
          </table:table-cell>
          <table:table-cell table:formula="of:=([.K297]-2.269)*16" office:value-type="float" office:value="10.896">
            <text:p>10.896</text:p>
          </table:table-cell>
          <table:table-cell table:formula="of:=[.L297]*16^(1/4)" office:value-type="float" office:value="0.099202">
            <text:p>0.099202</text:p>
          </table:table-cell>
          <table:table-cell/>
          <table:table-cell office:value-type="float" office:value="2.95">
            <text:p>2.95</text:p>
          </table:table-cell>
          <table:table-cell office:value-type="float" office:value="0.012526">
            <text:p>0.012526</text:p>
          </table:table-cell>
          <table:table-cell office:value-type="float" office:value="0.000273">
            <text:p>0.000273</text:p>
          </table:table-cell>
          <table:table-cell/>
          <table:table-cell table:formula="of:=([.R297]-2.269)*32" office:value-type="float" office:value="21.792">
            <text:p>21.792</text:p>
          </table:table-cell>
          <table:table-cell table:formula="of:=[.S297]*32^(1/4)" office:value-type="float" office:value="0.0297920166450482">
            <text:p>0.0297920166</text:p>
          </table:table-cell>
          <table:table-cell/>
          <table:table-cell office:value-type="float" office:value="2.95">
            <text:p>2.95</text:p>
          </table:table-cell>
          <table:table-cell office:value-type="float" office:value="0.003115">
            <text:p>0.003115</text:p>
          </table:table-cell>
          <table:table-cell office:value-type="float" office:value="0.000069">
            <text:p>0.000069</text:p>
          </table:table-cell>
          <table:table-cell table:formula="of:=[.AA297]*10" office:value-type="float" office:value="0.00069">
            <text:p>0.00069</text:p>
          </table:table-cell>
          <table:table-cell table:formula="of:=([.Y297]-2.269)*64" office:value-type="float" office:value="43.584">
            <text:p>43.584</text:p>
          </table:table-cell>
          <table:table-cell table:formula="of:=[.Z297]*64^(1/4)" office:value-type="float" office:value="0.00881055049358438">
            <text:p>0.008810550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6">
            <text:p>2.96</text:p>
          </table:table-cell>
          <table:table-cell office:value-type="float" office:value="0.179299">
            <text:p>0.179299</text:p>
          </table:table-cell>
          <table:table-cell office:value-type="float" office:value="0.001111">
            <text:p>0.001111</text:p>
          </table:table-cell>
          <table:table-cell table:formula="of:=[.F298]*50" office:value-type="float" office:value="0.05555">
            <text:p>0.05555</text:p>
          </table:table-cell>
          <table:table-cell table:formula="of:=([.D298]-[.A297])*8" office:value-type="float" office:value="5.528">
            <text:p>5.528</text:p>
          </table:table-cell>
          <table:table-cell table:formula="of:=[.E298]*8^(1/4)" office:value-type="float" office:value="0.301543772717151">
            <text:p>0.3015437727</text:p>
          </table:table-cell>
          <table:table-cell/>
          <table:table-cell office:value-type="float" office:value="2.96">
            <text:p>2.96</text:p>
          </table:table-cell>
          <table:table-cell office:value-type="float" office:value="0.049028">
            <text:p>0.049028</text:p>
          </table:table-cell>
          <table:table-cell office:value-type="float" office:value="0.001068">
            <text:p>0.001068</text:p>
          </table:table-cell>
          <table:table-cell table:formula="of:=[.M298]*10" office:value-type="float" office:value="0.01068">
            <text:p>0.01068</text:p>
          </table:table-cell>
          <table:table-cell table:formula="of:=([.K298]-2.269)*16" office:value-type="float" office:value="11.056">
            <text:p>11.056</text:p>
          </table:table-cell>
          <table:table-cell table:formula="of:=[.L298]*16^(1/4)" office:value-type="float" office:value="0.098056">
            <text:p>0.098056</text:p>
          </table:table-cell>
          <table:table-cell/>
          <table:table-cell office:value-type="float" office:value="2.96">
            <text:p>2.96</text:p>
          </table:table-cell>
          <table:table-cell office:value-type="float" office:value="0.01224">
            <text:p>0.01224</text:p>
          </table:table-cell>
          <table:table-cell office:value-type="float" office:value="0.000276">
            <text:p>0.000276</text:p>
          </table:table-cell>
          <table:table-cell/>
          <table:table-cell table:formula="of:=([.R298]-2.269)*32" office:value-type="float" office:value="22.112">
            <text:p>22.112</text:p>
          </table:table-cell>
          <table:table-cell table:formula="of:=[.S298]*32^(1/4)" office:value-type="float" office:value="0.0291117901752666">
            <text:p>0.0291117902</text:p>
          </table:table-cell>
          <table:table-cell/>
          <table:table-cell office:value-type="float" office:value="2.96">
            <text:p>2.96</text:p>
          </table:table-cell>
          <table:table-cell office:value-type="float" office:value="0.003048">
            <text:p>0.003048</text:p>
          </table:table-cell>
          <table:table-cell office:value-type="float" office:value="0.000068">
            <text:p>0.000068</text:p>
          </table:table-cell>
          <table:table-cell table:formula="of:=[.AA298]*10" office:value-type="float" office:value="0.00068">
            <text:p>0.00068</text:p>
          </table:table-cell>
          <table:table-cell table:formula="of:=([.Y298]-2.269)*64" office:value-type="float" office:value="44.224">
            <text:p>44.224</text:p>
          </table:table-cell>
          <table:table-cell table:formula="of:=[.Z298]*64^(1/4)" office:value-type="float" office:value="0.00862104587622639">
            <text:p>0.008621045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7">
            <text:p>2.97</text:p>
          </table:table-cell>
          <table:table-cell office:value-type="float" office:value="0.179007">
            <text:p>0.179007</text:p>
          </table:table-cell>
          <table:table-cell office:value-type="float" office:value="0.00074">
            <text:p>0.00074</text:p>
          </table:table-cell>
          <table:table-cell table:formula="of:=[.F299]*50" office:value-type="float" office:value="0.037">
            <text:p>0.037</text:p>
          </table:table-cell>
          <table:table-cell table:formula="of:=([.D299]-[.A298])*8" office:value-type="float" office:value="5.608">
            <text:p>5.608</text:p>
          </table:table-cell>
          <table:table-cell table:formula="of:=[.E299]*8^(1/4)" office:value-type="float" office:value="0.301052689210643">
            <text:p>0.3010526892</text:p>
          </table:table-cell>
          <table:table-cell/>
          <table:table-cell office:value-type="float" office:value="2.97">
            <text:p>2.97</text:p>
          </table:table-cell>
          <table:table-cell office:value-type="float" office:value="0.046803">
            <text:p>0.046803</text:p>
          </table:table-cell>
          <table:table-cell office:value-type="float" office:value="0.001071">
            <text:p>0.001071</text:p>
          </table:table-cell>
          <table:table-cell table:formula="of:=[.M299]*10" office:value-type="float" office:value="0.01071">
            <text:p>0.01071</text:p>
          </table:table-cell>
          <table:table-cell table:formula="of:=([.K299]-2.269)*16" office:value-type="float" office:value="11.216">
            <text:p>11.216</text:p>
          </table:table-cell>
          <table:table-cell table:formula="of:=[.L299]*16^(1/4)" office:value-type="float" office:value="0.093606">
            <text:p>0.093606</text:p>
          </table:table-cell>
          <table:table-cell/>
          <table:table-cell office:value-type="float" office:value="2.97">
            <text:p>2.97</text:p>
          </table:table-cell>
          <table:table-cell office:value-type="float" office:value="0.011956">
            <text:p>0.011956</text:p>
          </table:table-cell>
          <table:table-cell office:value-type="float" office:value="0.000271">
            <text:p>0.000271</text:p>
          </table:table-cell>
          <table:table-cell/>
          <table:table-cell table:formula="of:=([.R299]-2.269)*32" office:value-type="float" office:value="22.432">
            <text:p>22.432</text:p>
          </table:table-cell>
          <table:table-cell table:formula="of:=[.S299]*32^(1/4)" office:value-type="float" office:value="0.0284363205339451">
            <text:p>0.0284363205</text:p>
          </table:table-cell>
          <table:table-cell/>
          <table:table-cell office:value-type="float" office:value="2.97">
            <text:p>2.97</text:p>
          </table:table-cell>
          <table:table-cell office:value-type="float" office:value="0.002985">
            <text:p>0.002985</text:p>
          </table:table-cell>
          <table:table-cell office:value-type="float" office:value="0.000068">
            <text:p>0.000068</text:p>
          </table:table-cell>
          <table:table-cell table:formula="of:=[.AA299]*10" office:value-type="float" office:value="0.00068">
            <text:p>0.00068</text:p>
          </table:table-cell>
          <table:table-cell table:formula="of:=([.Y299]-2.269)*64" office:value-type="float" office:value="44.864">
            <text:p>44.864</text:p>
          </table:table-cell>
          <table:table-cell table:formula="of:=[.Z299]*64^(1/4)" office:value-type="float" office:value="0.00844285496736738">
            <text:p>0.00844285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8">
            <text:p>2.98</text:p>
          </table:table-cell>
          <table:table-cell office:value-type="float" office:value="0.175529">
            <text:p>0.175529</text:p>
          </table:table-cell>
          <table:table-cell office:value-type="float" office:value="0.000672">
            <text:p>0.000672</text:p>
          </table:table-cell>
          <table:table-cell table:formula="of:=[.F300]*50" office:value-type="float" office:value="0.0336">
            <text:p>0.0336</text:p>
          </table:table-cell>
          <table:table-cell table:formula="of:=([.D300]-[.A299])*8" office:value-type="float" office:value="5.688">
            <text:p>5.688</text:p>
          </table:table-cell>
          <table:table-cell table:formula="of:=[.E300]*8^(1/4)" office:value-type="float" office:value="0.295203413746138">
            <text:p>0.2952034137</text:p>
          </table:table-cell>
          <table:table-cell/>
          <table:table-cell office:value-type="float" office:value="2.98">
            <text:p>2.98</text:p>
          </table:table-cell>
          <table:table-cell office:value-type="float" office:value="0.047073">
            <text:p>0.047073</text:p>
          </table:table-cell>
          <table:table-cell office:value-type="float" office:value="0.001065">
            <text:p>0.001065</text:p>
          </table:table-cell>
          <table:table-cell table:formula="of:=[.M300]*10" office:value-type="float" office:value="0.01065">
            <text:p>0.01065</text:p>
          </table:table-cell>
          <table:table-cell table:formula="of:=([.K300]-2.269)*16" office:value-type="float" office:value="11.376">
            <text:p>11.376</text:p>
          </table:table-cell>
          <table:table-cell table:formula="of:=[.L300]*16^(1/4)" office:value-type="float" office:value="0.094146">
            <text:p>0.094146</text:p>
          </table:table-cell>
          <table:table-cell/>
          <table:table-cell office:value-type="float" office:value="2.98">
            <text:p>2.98</text:p>
          </table:table-cell>
          <table:table-cell office:value-type="float" office:value="0.011733">
            <text:p>0.011733</text:p>
          </table:table-cell>
          <table:table-cell office:value-type="float" office:value="0.000265">
            <text:p>0.000265</text:p>
          </table:table-cell>
          <table:table-cell/>
          <table:table-cell table:formula="of:=([.R300]-2.269)*32" office:value-type="float" office:value="22.752">
            <text:p>22.752</text:p>
          </table:table-cell>
          <table:table-cell table:formula="of:=[.S300]*32^(1/4)" office:value-type="float" office:value="0.0279059341606538">
            <text:p>0.0279059342</text:p>
          </table:table-cell>
          <table:table-cell/>
          <table:table-cell office:value-type="float" office:value="2.98">
            <text:p>2.98</text:p>
          </table:table-cell>
          <table:table-cell office:value-type="float" office:value="0.002926">
            <text:p>0.002926</text:p>
          </table:table-cell>
          <table:table-cell office:value-type="float" office:value="0.000067">
            <text:p>0.000067</text:p>
          </table:table-cell>
          <table:table-cell table:formula="of:=[.AA300]*10" office:value-type="float" office:value="0.00067">
            <text:p>0.00067</text:p>
          </table:table-cell>
          <table:table-cell table:formula="of:=([.Y300]-2.269)*64" office:value-type="float" office:value="45.504">
            <text:p>45.504</text:p>
          </table:table-cell>
          <table:table-cell table:formula="of:=[.Z300]*64^(1/4)" office:value-type="float" office:value="0.00827597776700735">
            <text:p>0.008275977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2.99">
            <text:p>2.99</text:p>
          </table:table-cell>
          <table:table-cell office:value-type="float" office:value="0.173626">
            <text:p>0.173626</text:p>
          </table:table-cell>
          <table:table-cell office:value-type="float" office:value="0.000861">
            <text:p>0.000861</text:p>
          </table:table-cell>
          <table:table-cell table:formula="of:=[.F301]*50" office:value-type="float" office:value="0.04305">
            <text:p>0.04305</text:p>
          </table:table-cell>
          <table:table-cell table:formula="of:=([.D301]-[.A300])*8" office:value-type="float" office:value="5.768">
            <text:p>5.768</text:p>
          </table:table-cell>
          <table:table-cell table:formula="of:=[.E301]*8^(1/4)" office:value-type="float" office:value="0.292002961989683">
            <text:p>0.292002962</text:p>
          </table:table-cell>
          <table:table-cell/>
          <table:table-cell office:value-type="float" office:value="2.99">
            <text:p>2.99</text:p>
          </table:table-cell>
          <table:table-cell office:value-type="float" office:value="0.046043">
            <text:p>0.046043</text:p>
          </table:table-cell>
          <table:table-cell office:value-type="float" office:value="0.001051">
            <text:p>0.001051</text:p>
          </table:table-cell>
          <table:table-cell table:formula="of:=[.M301]*10" office:value-type="float" office:value="0.01051">
            <text:p>0.01051</text:p>
          </table:table-cell>
          <table:table-cell table:formula="of:=([.K301]-2.269)*16" office:value-type="float" office:value="11.536">
            <text:p>11.536</text:p>
          </table:table-cell>
          <table:table-cell table:formula="of:=[.L301]*16^(1/4)" office:value-type="float" office:value="0.092086">
            <text:p>0.092086</text:p>
          </table:table-cell>
          <table:table-cell/>
          <table:table-cell office:value-type="float" office:value="2.99">
            <text:p>2.99</text:p>
          </table:table-cell>
          <table:table-cell office:value-type="float" office:value="0.011585">
            <text:p>0.011585</text:p>
          </table:table-cell>
          <table:table-cell office:value-type="float" office:value="0.000262">
            <text:p>0.000262</text:p>
          </table:table-cell>
          <table:table-cell/>
          <table:table-cell table:formula="of:=([.R301]-2.269)*32" office:value-type="float" office:value="23.072">
            <text:p>23.072</text:p>
          </table:table-cell>
          <table:table-cell table:formula="of:=[.S301]*32^(1/4)" office:value-type="float" office:value="0.027553928854613">
            <text:p>0.0275539289</text:p>
          </table:table-cell>
          <table:table-cell/>
          <table:table-cell office:value-type="float" office:value="2.99">
            <text:p>2.99</text:p>
          </table:table-cell>
          <table:table-cell office:value-type="float" office:value="0.002886">
            <text:p>0.002886</text:p>
          </table:table-cell>
          <table:table-cell office:value-type="float" office:value="0.000066">
            <text:p>0.000066</text:p>
          </table:table-cell>
          <table:table-cell table:formula="of:=[.AA301]*10" office:value-type="float" office:value="0.00066">
            <text:p>0.00066</text:p>
          </table:table-cell>
          <table:table-cell table:formula="of:=([.Y301]-2.269)*64" office:value-type="float" office:value="46.144">
            <text:p>46.144</text:p>
          </table:table-cell>
          <table:table-cell table:formula="of:=[.Z301]*64^(1/4)" office:value-type="float" office:value="0.00816284068201751">
            <text:p>0.008162840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177098">
            <text:p>0.177098</text:p>
          </table:table-cell>
          <table:table-cell office:value-type="float" office:value="0.001102">
            <text:p>0.001102</text:p>
          </table:table-cell>
          <table:table-cell table:formula="of:=[.F302]*50" office:value-type="float" office:value="0.0551">
            <text:p>0.0551</text:p>
          </table:table-cell>
          <table:table-cell table:formula="of:=([.D302]-[.A301])*8" office:value-type="float" office:value="5.848">
            <text:p>5.848</text:p>
          </table:table-cell>
          <table:table-cell table:formula="of:=[.E302]*8^(1/4)" office:value-type="float" office:value="0.297842146697205">
            <text:p>0.2978421467</text:p>
          </table:table-cell>
          <table:table-cell/>
          <table:table-cell office:value-type="float" office:value="3">
            <text:p>3</text:p>
          </table:table-cell>
          <table:table-cell office:value-type="float" office:value="0.045573">
            <text:p>0.045573</text:p>
          </table:table-cell>
          <table:table-cell office:value-type="float" office:value="0.001094">
            <text:p>0.001094</text:p>
          </table:table-cell>
          <table:table-cell table:formula="of:=[.M302]*10" office:value-type="float" office:value="0.01094">
            <text:p>0.01094</text:p>
          </table:table-cell>
          <table:table-cell table:formula="of:=([.K302]-2.269)*16" office:value-type="float" office:value="11.696">
            <text:p>11.696</text:p>
          </table:table-cell>
          <table:table-cell table:formula="of:=[.L302]*16^(1/4)" office:value-type="float" office:value="0.091146">
            <text:p>0.091146</text:p>
          </table:table-cell>
          <table:table-cell/>
          <table:table-cell office:value-type="float" office:value="3">
            <text:p>3</text:p>
          </table:table-cell>
          <table:table-cell office:value-type="float" office:value="0.011311">
            <text:p>0.011311</text:p>
          </table:table-cell>
          <table:table-cell office:value-type="float" office:value="0.000261">
            <text:p>0.000261</text:p>
          </table:table-cell>
          <table:table-cell/>
          <table:table-cell table:formula="of:=([.R302]-2.269)*32" office:value-type="float" office:value="23.392">
            <text:p>23.392</text:p>
          </table:table-cell>
          <table:table-cell table:formula="of:=[.S302]*32^(1/4)" office:value-type="float" office:value="0.0269022433555916">
            <text:p>0.0269022434</text:p>
          </table:table-cell>
          <table:table-cell/>
          <table:table-cell office:value-type="float" office:value="3">
            <text:p>3</text:p>
          </table:table-cell>
          <table:table-cell office:value-type="float" office:value="0.002814">
            <text:p>0.002814</text:p>
          </table:table-cell>
          <table:table-cell office:value-type="float" office:value="0.000065">
            <text:p>0.000065</text:p>
          </table:table-cell>
          <table:table-cell table:formula="of:=[.AA302]*10" office:value-type="float" office:value="0.00065">
            <text:p>0.00065</text:p>
          </table:table-cell>
          <table:table-cell table:formula="of:=([.Y302]-2.269)*64" office:value-type="float" office:value="46.784">
            <text:p>46.784</text:p>
          </table:table-cell>
          <table:table-cell table:formula="of:=[.Z302]*64^(1/4)" office:value-type="float" office:value="0.00795919392903578">
            <text:p>0.007959193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1">
            <text:p>3.01</text:p>
          </table:table-cell>
          <table:table-cell office:value-type="float" office:value="0.167474">
            <text:p>0.167474</text:p>
          </table:table-cell>
          <table:table-cell office:value-type="float" office:value="0.000939">
            <text:p>0.000939</text:p>
          </table:table-cell>
          <table:table-cell table:formula="of:=[.F303]*50" office:value-type="float" office:value="0.04695">
            <text:p>0.04695</text:p>
          </table:table-cell>
          <table:table-cell table:formula="of:=([.D303]-[.A302])*8" office:value-type="float" office:value="5.928">
            <text:p>5.928</text:p>
          </table:table-cell>
          <table:table-cell table:formula="of:=[.E303]*8^(1/4)" office:value-type="float" office:value="0.281656572496401">
            <text:p>0.2816565725</text:p>
          </table:table-cell>
          <table:table-cell/>
          <table:table-cell office:value-type="float" office:value="3.01">
            <text:p>3.01</text:p>
          </table:table-cell>
          <table:table-cell office:value-type="float" office:value="0.044341">
            <text:p>0.044341</text:p>
          </table:table-cell>
          <table:table-cell office:value-type="float" office:value="0.001029">
            <text:p>0.001029</text:p>
          </table:table-cell>
          <table:table-cell table:formula="of:=[.M303]*10" office:value-type="float" office:value="0.01029">
            <text:p>0.01029</text:p>
          </table:table-cell>
          <table:table-cell table:formula="of:=([.K303]-2.269)*16" office:value-type="float" office:value="11.856">
            <text:p>11.856</text:p>
          </table:table-cell>
          <table:table-cell table:formula="of:=[.L303]*16^(1/4)" office:value-type="float" office:value="0.088682">
            <text:p>0.088682</text:p>
          </table:table-cell>
          <table:table-cell/>
          <table:table-cell office:value-type="float" office:value="3.01">
            <text:p>3.01</text:p>
          </table:table-cell>
          <table:table-cell office:value-type="float" office:value="0.011127">
            <text:p>0.011127</text:p>
          </table:table-cell>
          <table:table-cell office:value-type="float" office:value="0.000261">
            <text:p>0.000261</text:p>
          </table:table-cell>
          <table:table-cell/>
          <table:table-cell table:formula="of:=([.R303]-2.269)*32" office:value-type="float" office:value="23.712">
            <text:p>23.712</text:p>
          </table:table-cell>
          <table:table-cell table:formula="of:=[.S303]*32^(1/4)" office:value-type="float" office:value="0.0264646151372705">
            <text:p>0.0264646151</text:p>
          </table:table-cell>
          <table:table-cell/>
          <table:table-cell office:value-type="float" office:value="3.01">
            <text:p>3.01</text:p>
          </table:table-cell>
          <table:table-cell office:value-type="float" office:value="0.002787">
            <text:p>0.002787</text:p>
          </table:table-cell>
          <table:table-cell office:value-type="float" office:value="0.000065">
            <text:p>0.000065</text:p>
          </table:table-cell>
          <table:table-cell table:formula="of:=[.AA303]*10" office:value-type="float" office:value="0.00065">
            <text:p>0.00065</text:p>
          </table:table-cell>
          <table:table-cell table:formula="of:=([.Y303]-2.269)*64" office:value-type="float" office:value="47.424">
            <text:p>47.424</text:p>
          </table:table-cell>
          <table:table-cell table:formula="of:=[.Z303]*64^(1/4)" office:value-type="float" office:value="0.00788282639666763">
            <text:p>0.007882826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2">
            <text:p>3.02</text:p>
          </table:table-cell>
          <table:table-cell office:value-type="float" office:value="0.166549">
            <text:p>0.166549</text:p>
          </table:table-cell>
          <table:table-cell office:value-type="float" office:value="0.001281">
            <text:p>0.001281</text:p>
          </table:table-cell>
          <table:table-cell table:formula="of:=[.F304]*50" office:value-type="float" office:value="0.06405">
            <text:p>0.06405</text:p>
          </table:table-cell>
          <table:table-cell table:formula="of:=([.D304]-[.A303])*8" office:value-type="float" office:value="6.008">
            <text:p>6.008</text:p>
          </table:table-cell>
          <table:table-cell table:formula="of:=[.E304]*8^(1/4)" office:value-type="float" office:value="0.280100914128182">
            <text:p>0.2801009141</text:p>
          </table:table-cell>
          <table:table-cell/>
          <table:table-cell office:value-type="float" office:value="3.02">
            <text:p>3.02</text:p>
          </table:table-cell>
          <table:table-cell office:value-type="float" office:value="0.043629">
            <text:p>0.043629</text:p>
          </table:table-cell>
          <table:table-cell office:value-type="float" office:value="0.00103">
            <text:p>0.00103</text:p>
          </table:table-cell>
          <table:table-cell table:formula="of:=[.M304]*10" office:value-type="float" office:value="0.0103">
            <text:p>0.0103</text:p>
          </table:table-cell>
          <table:table-cell table:formula="of:=([.K304]-2.269)*16" office:value-type="float" office:value="12.016">
            <text:p>12.016</text:p>
          </table:table-cell>
          <table:table-cell table:formula="of:=[.L304]*16^(1/4)" office:value-type="float" office:value="0.087258">
            <text:p>0.087258</text:p>
          </table:table-cell>
          <table:table-cell/>
          <table:table-cell office:value-type="float" office:value="3.02">
            <text:p>3.02</text:p>
          </table:table-cell>
          <table:table-cell office:value-type="float" office:value="0.01096">
            <text:p>0.01096</text:p>
          </table:table-cell>
          <table:table-cell office:value-type="float" office:value="0.000259">
            <text:p>0.000259</text:p>
          </table:table-cell>
          <table:table-cell/>
          <table:table-cell table:formula="of:=([.R304]-2.269)*32" office:value-type="float" office:value="24.032">
            <text:p>24.032</text:p>
          </table:table-cell>
          <table:table-cell table:formula="of:=[.S304]*32^(1/4)" office:value-type="float" office:value="0.0260674199608596">
            <text:p>0.02606742</text:p>
          </table:table-cell>
          <table:table-cell/>
          <table:table-cell office:value-type="float" office:value="3.02">
            <text:p>3.02</text:p>
          </table:table-cell>
          <table:table-cell office:value-type="float" office:value="0.002729">
            <text:p>0.002729</text:p>
          </table:table-cell>
          <table:table-cell office:value-type="float" office:value="0.000065">
            <text:p>0.000065</text:p>
          </table:table-cell>
          <table:table-cell table:formula="of:=[.AA304]*10" office:value-type="float" office:value="0.00065">
            <text:p>0.00065</text:p>
          </table:table-cell>
          <table:table-cell table:formula="of:=([.Y304]-2.269)*64" office:value-type="float" office:value="48.064">
            <text:p>48.064</text:p>
          </table:table-cell>
          <table:table-cell table:formula="of:=[.Z304]*64^(1/4)" office:value-type="float" office:value="0.00771877762343235">
            <text:p>0.007718777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3">
            <text:p>3.03</text:p>
          </table:table-cell>
          <table:table-cell office:value-type="float" office:value="0.16258">
            <text:p>0.16258</text:p>
          </table:table-cell>
          <table:table-cell office:value-type="float" office:value="0.000947">
            <text:p>0.000947</text:p>
          </table:table-cell>
          <table:table-cell table:formula="of:=[.F305]*50" office:value-type="float" office:value="0.04735">
            <text:p>0.04735</text:p>
          </table:table-cell>
          <table:table-cell table:formula="of:=([.D305]-[.A304])*8" office:value-type="float" office:value="6.088">
            <text:p>6.088</text:p>
          </table:table-cell>
          <table:table-cell table:formula="of:=[.E305]*8^(1/4)" office:value-type="float" office:value="0.273425878383898">
            <text:p>0.2734258784</text:p>
          </table:table-cell>
          <table:table-cell/>
          <table:table-cell office:value-type="float" office:value="3.03">
            <text:p>3.03</text:p>
          </table:table-cell>
          <table:table-cell office:value-type="float" office:value="0.042145">
            <text:p>0.042145</text:p>
          </table:table-cell>
          <table:table-cell office:value-type="float" office:value="0.00103">
            <text:p>0.00103</text:p>
          </table:table-cell>
          <table:table-cell table:formula="of:=[.M305]*10" office:value-type="float" office:value="0.0103">
            <text:p>0.0103</text:p>
          </table:table-cell>
          <table:table-cell table:formula="of:=([.K305]-2.269)*16" office:value-type="float" office:value="12.176">
            <text:p>12.176</text:p>
          </table:table-cell>
          <table:table-cell table:formula="of:=[.L305]*16^(1/4)" office:value-type="float" office:value="0.08429">
            <text:p>0.08429</text:p>
          </table:table-cell>
          <table:table-cell/>
          <table:table-cell office:value-type="float" office:value="3.03">
            <text:p>3.03</text:p>
          </table:table-cell>
          <table:table-cell office:value-type="float" office:value="0.010837">
            <text:p>0.010837</text:p>
          </table:table-cell>
          <table:table-cell office:value-type="float" office:value="0.000256">
            <text:p>0.000256</text:p>
          </table:table-cell>
          <table:table-cell/>
          <table:table-cell table:formula="of:=([.R305]-2.269)*32" office:value-type="float" office:value="24.352">
            <text:p>24.352</text:p>
          </table:table-cell>
          <table:table-cell table:formula="of:=[.S305]*32^(1/4)" office:value-type="float" office:value="0.025774875010569">
            <text:p>0.025774875</text:p>
          </table:table-cell>
          <table:table-cell/>
          <table:table-cell office:value-type="float" office:value="3.03">
            <text:p>3.03</text:p>
          </table:table-cell>
          <table:table-cell office:value-type="float" office:value="0.002696">
            <text:p>0.002696</text:p>
          </table:table-cell>
          <table:table-cell office:value-type="float" office:value="0.000064">
            <text:p>0.000064</text:p>
          </table:table-cell>
          <table:table-cell table:formula="of:=[.AA305]*10" office:value-type="float" office:value="0.00064">
            <text:p>0.00064</text:p>
          </table:table-cell>
          <table:table-cell table:formula="of:=([.Y305]-2.269)*64" office:value-type="float" office:value="48.704">
            <text:p>48.704</text:p>
          </table:table-cell>
          <table:table-cell table:formula="of:=[.Z305]*64^(1/4)" office:value-type="float" office:value="0.00762543952831573">
            <text:p>0.007625439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4">
            <text:p>3.04</text:p>
          </table:table-cell>
          <table:table-cell office:value-type="float" office:value="0.161586">
            <text:p>0.161586</text:p>
          </table:table-cell>
          <table:table-cell office:value-type="float" office:value="0.00093">
            <text:p>0.00093</text:p>
          </table:table-cell>
          <table:table-cell table:formula="of:=[.F306]*50" office:value-type="float" office:value="0.0465">
            <text:p>0.0465</text:p>
          </table:table-cell>
          <table:table-cell table:formula="of:=([.D306]-[.A305])*8" office:value-type="float" office:value="6.168">
            <text:p>6.168</text:p>
          </table:table-cell>
          <table:table-cell table:formula="of:=[.E306]*8^(1/4)" office:value-type="float" office:value="0.271754176310373">
            <text:p>0.2717541763</text:p>
          </table:table-cell>
          <table:table-cell/>
          <table:table-cell office:value-type="float" office:value="3.04">
            <text:p>3.04</text:p>
          </table:table-cell>
          <table:table-cell office:value-type="float" office:value="0.042369">
            <text:p>0.042369</text:p>
          </table:table-cell>
          <table:table-cell office:value-type="float" office:value="0.001013">
            <text:p>0.001013</text:p>
          </table:table-cell>
          <table:table-cell table:formula="of:=[.M306]*10" office:value-type="float" office:value="0.01013">
            <text:p>0.01013</text:p>
          </table:table-cell>
          <table:table-cell table:formula="of:=([.K306]-2.269)*16" office:value-type="float" office:value="12.336">
            <text:p>12.336</text:p>
          </table:table-cell>
          <table:table-cell table:formula="of:=[.L306]*16^(1/4)" office:value-type="float" office:value="0.084738">
            <text:p>0.084738</text:p>
          </table:table-cell>
          <table:table-cell/>
          <table:table-cell office:value-type="float" office:value="3.04">
            <text:p>3.04</text:p>
          </table:table-cell>
          <table:table-cell office:value-type="float" office:value="0.010608">
            <text:p>0.010608</text:p>
          </table:table-cell>
          <table:table-cell office:value-type="float" office:value="0.00025">
            <text:p>0.00025</text:p>
          </table:table-cell>
          <table:table-cell/>
          <table:table-cell table:formula="of:=([.R306]-2.269)*32" office:value-type="float" office:value="24.672">
            <text:p>24.672</text:p>
          </table:table-cell>
          <table:table-cell table:formula="of:=[.S306]*32^(1/4)" office:value-type="float" office:value="0.0252302181518977">
            <text:p>0.0252302182</text:p>
          </table:table-cell>
          <table:table-cell/>
          <table:table-cell office:value-type="float" office:value="3.04">
            <text:p>3.04</text:p>
          </table:table-cell>
          <table:table-cell office:value-type="float" office:value="0.002636">
            <text:p>0.002636</text:p>
          </table:table-cell>
          <table:table-cell office:value-type="float" office:value="0.000063">
            <text:p>0.000063</text:p>
          </table:table-cell>
          <table:table-cell table:formula="of:=[.AA306]*10" office:value-type="float" office:value="0.00063">
            <text:p>0.00063</text:p>
          </table:table-cell>
          <table:table-cell table:formula="of:=([.Y306]-2.269)*64" office:value-type="float" office:value="49.344">
            <text:p>49.344</text:p>
          </table:table-cell>
          <table:table-cell table:formula="of:=[.Z306]*64^(1/4)" office:value-type="float" office:value="0.00745573390083096">
            <text:p>0.007455733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5">
            <text:p>3.05</text:p>
          </table:table-cell>
          <table:table-cell office:value-type="float" office:value="0.158583">
            <text:p>0.158583</text:p>
          </table:table-cell>
          <table:table-cell office:value-type="float" office:value="0.000956">
            <text:p>0.000956</text:p>
          </table:table-cell>
          <table:table-cell table:formula="of:=[.F307]*50" office:value-type="float" office:value="0.0478">
            <text:p>0.0478</text:p>
          </table:table-cell>
          <table:table-cell table:formula="of:=([.D307]-[.A306])*8" office:value-type="float" office:value="6.248">
            <text:p>6.248</text:p>
          </table:table-cell>
          <table:table-cell table:formula="of:=[.E307]*8^(1/4)" office:value-type="float" office:value="0.26670375244036">
            <text:p>0.2667037524</text:p>
          </table:table-cell>
          <table:table-cell/>
          <table:table-cell office:value-type="float" office:value="3.05">
            <text:p>3.05</text:p>
          </table:table-cell>
          <table:table-cell office:value-type="float" office:value="0.042063">
            <text:p>0.042063</text:p>
          </table:table-cell>
          <table:table-cell office:value-type="float" office:value="0.001023">
            <text:p>0.001023</text:p>
          </table:table-cell>
          <table:table-cell table:formula="of:=[.M307]*10" office:value-type="float" office:value="0.01023">
            <text:p>0.01023</text:p>
          </table:table-cell>
          <table:table-cell table:formula="of:=([.K307]-2.269)*16" office:value-type="float" office:value="12.496">
            <text:p>12.496</text:p>
          </table:table-cell>
          <table:table-cell table:formula="of:=[.L307]*16^(1/4)" office:value-type="float" office:value="0.084126">
            <text:p>0.084126</text:p>
          </table:table-cell>
          <table:table-cell/>
          <table:table-cell office:value-type="float" office:value="3.05">
            <text:p>3.05</text:p>
          </table:table-cell>
          <table:table-cell office:value-type="float" office:value="0.010416">
            <text:p>0.010416</text:p>
          </table:table-cell>
          <table:table-cell office:value-type="float" office:value="0.000251">
            <text:p>0.000251</text:p>
          </table:table-cell>
          <table:table-cell/>
          <table:table-cell table:formula="of:=([.R307]-2.269)*32" office:value-type="float" office:value="24.992">
            <text:p>24.992</text:p>
          </table:table-cell>
          <table:table-cell table:formula="of:=[.S307]*32^(1/4)" office:value-type="float" office:value="0.0247735626197367">
            <text:p>0.0247735626</text:p>
          </table:table-cell>
          <table:table-cell/>
          <table:table-cell office:value-type="float" office:value="3.05">
            <text:p>3.05</text:p>
          </table:table-cell>
          <table:table-cell office:value-type="float" office:value="0.002595">
            <text:p>0.002595</text:p>
          </table:table-cell>
          <table:table-cell office:value-type="float" office:value="0.000063">
            <text:p>0.000063</text:p>
          </table:table-cell>
          <table:table-cell table:formula="of:=[.AA307]*10" office:value-type="float" office:value="0.00063">
            <text:p>0.00063</text:p>
          </table:table-cell>
          <table:table-cell table:formula="of:=([.Y307]-2.269)*64" office:value-type="float" office:value="49.984">
            <text:p>49.984</text:p>
          </table:table-cell>
          <table:table-cell table:formula="of:=[.Z307]*64^(1/4)" office:value-type="float" office:value="0.00733976838871636">
            <text:p>0.007339768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6">
            <text:p>3.06</text:p>
          </table:table-cell>
          <table:table-cell office:value-type="float" office:value="0.155958">
            <text:p>0.155958</text:p>
          </table:table-cell>
          <table:table-cell office:value-type="float" office:value="0.000927">
            <text:p>0.000927</text:p>
          </table:table-cell>
          <table:table-cell table:formula="of:=[.F308]*50" office:value-type="float" office:value="0.04635">
            <text:p>0.04635</text:p>
          </table:table-cell>
          <table:table-cell table:formula="of:=([.D308]-[.A307])*8" office:value-type="float" office:value="6.328">
            <text:p>6.328</text:p>
          </table:table-cell>
          <table:table-cell table:formula="of:=[.E308]*8^(1/4)" office:value-type="float" office:value="0.262289046260278">
            <text:p>0.2622890463</text:p>
          </table:table-cell>
          <table:table-cell/>
          <table:table-cell office:value-type="float" office:value="3.06">
            <text:p>3.06</text:p>
          </table:table-cell>
          <table:table-cell office:value-type="float" office:value="0.040809">
            <text:p>0.040809</text:p>
          </table:table-cell>
          <table:table-cell office:value-type="float" office:value="0.001011">
            <text:p>0.001011</text:p>
          </table:table-cell>
          <table:table-cell table:formula="of:=[.M308]*10" office:value-type="float" office:value="0.01011">
            <text:p>0.01011</text:p>
          </table:table-cell>
          <table:table-cell table:formula="of:=([.K308]-2.269)*16" office:value-type="float" office:value="12.656">
            <text:p>12.656</text:p>
          </table:table-cell>
          <table:table-cell table:formula="of:=[.L308]*16^(1/4)" office:value-type="float" office:value="0.081618">
            <text:p>0.081618</text:p>
          </table:table-cell>
          <table:table-cell/>
          <table:table-cell office:value-type="float" office:value="3.06">
            <text:p>3.06</text:p>
          </table:table-cell>
          <table:table-cell office:value-type="float" office:value="0.01021">
            <text:p>0.01021</text:p>
          </table:table-cell>
          <table:table-cell office:value-type="float" office:value="0.000249">
            <text:p>0.000249</text:p>
          </table:table-cell>
          <table:table-cell/>
          <table:table-cell table:formula="of:=([.R308]-2.269)*32" office:value-type="float" office:value="25.312">
            <text:p>25.312</text:p>
          </table:table-cell>
          <table:table-cell table:formula="of:=[.S308]*32^(1/4)" office:value-type="float" office:value="0.0242836092883556">
            <text:p>0.0242836093</text:p>
          </table:table-cell>
          <table:table-cell/>
          <table:table-cell office:value-type="float" office:value="3.06">
            <text:p>3.06</text:p>
          </table:table-cell>
          <table:table-cell office:value-type="float" office:value="0.002545">
            <text:p>0.002545</text:p>
          </table:table-cell>
          <table:table-cell office:value-type="float" office:value="0.000062">
            <text:p>0.000062</text:p>
          </table:table-cell>
          <table:table-cell table:formula="of:=[.AA308]*10" office:value-type="float" office:value="0.00062">
            <text:p>0.00062</text:p>
          </table:table-cell>
          <table:table-cell table:formula="of:=([.Y308]-2.269)*64" office:value-type="float" office:value="50.624">
            <text:p>50.624</text:p>
          </table:table-cell>
          <table:table-cell table:formula="of:=[.Z308]*64^(1/4)" office:value-type="float" office:value="0.00719834703247905">
            <text:p>0.0071983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7">
            <text:p>3.07</text:p>
          </table:table-cell>
          <table:table-cell office:value-type="float" office:value="0.155946">
            <text:p>0.155946</text:p>
          </table:table-cell>
          <table:table-cell office:value-type="float" office:value="0.000946">
            <text:p>0.000946</text:p>
          </table:table-cell>
          <table:table-cell table:formula="of:=[.F309]*50" office:value-type="float" office:value="0.0473">
            <text:p>0.0473</text:p>
          </table:table-cell>
          <table:table-cell table:formula="of:=([.D309]-[.A308])*8" office:value-type="float" office:value="6.408">
            <text:p>6.408</text:p>
          </table:table-cell>
          <table:table-cell table:formula="of:=[.E309]*8^(1/4)" office:value-type="float" office:value="0.262268864746311">
            <text:p>0.2622688647</text:p>
          </table:table-cell>
          <table:table-cell/>
          <table:table-cell office:value-type="float" office:value="3.07">
            <text:p>3.07</text:p>
          </table:table-cell>
          <table:table-cell office:value-type="float" office:value="0.040823">
            <text:p>0.040823</text:p>
          </table:table-cell>
          <table:table-cell office:value-type="float" office:value="0.001">
            <text:p>0.001</text:p>
          </table:table-cell>
          <table:table-cell table:formula="of:=[.M309]*10" office:value-type="float" office:value="0.01">
            <text:p>0.01</text:p>
          </table:table-cell>
          <table:table-cell table:formula="of:=([.K309]-2.269)*16" office:value-type="float" office:value="12.816">
            <text:p>12.816</text:p>
          </table:table-cell>
          <table:table-cell table:formula="of:=[.L309]*16^(1/4)" office:value-type="float" office:value="0.081646">
            <text:p>0.081646</text:p>
          </table:table-cell>
          <table:table-cell/>
          <table:table-cell office:value-type="float" office:value="3.07">
            <text:p>3.07</text:p>
          </table:table-cell>
          <table:table-cell office:value-type="float" office:value="0.01013">
            <text:p>0.01013</text:p>
          </table:table-cell>
          <table:table-cell office:value-type="float" office:value="0.000248">
            <text:p>0.000248</text:p>
          </table:table-cell>
          <table:table-cell/>
          <table:table-cell table:formula="of:=([.R309]-2.269)*32" office:value-type="float" office:value="25.632">
            <text:p>25.632</text:p>
          </table:table-cell>
          <table:table-cell table:formula="of:=[.S309]*32^(1/4)" office:value-type="float" office:value="0.0240933361499551">
            <text:p>0.0240933361</text:p>
          </table:table-cell>
          <table:table-cell/>
          <table:table-cell office:value-type="float" office:value="3.07">
            <text:p>3.07</text:p>
          </table:table-cell>
          <table:table-cell office:value-type="float" office:value="0.002515">
            <text:p>0.002515</text:p>
          </table:table-cell>
          <table:table-cell office:value-type="float" office:value="0.000062">
            <text:p>0.000062</text:p>
          </table:table-cell>
          <table:table-cell table:formula="of:=[.AA309]*10" office:value-type="float" office:value="0.00062">
            <text:p>0.00062</text:p>
          </table:table-cell>
          <table:table-cell table:formula="of:=([.Y309]-2.269)*64" office:value-type="float" office:value="51.264">
            <text:p>51.264</text:p>
          </table:table-cell>
          <table:table-cell table:formula="of:=[.Z309]*64^(1/4)" office:value-type="float" office:value="0.00711349421873667">
            <text:p>0.007113494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8">
            <text:p>3.08</text:p>
          </table:table-cell>
          <table:table-cell office:value-type="float" office:value="0.146641">
            <text:p>0.146641</text:p>
          </table:table-cell>
          <table:table-cell office:value-type="float" office:value="0.000845">
            <text:p>0.000845</text:p>
          </table:table-cell>
          <table:table-cell table:formula="of:=[.F310]*50" office:value-type="float" office:value="0.04225">
            <text:p>0.04225</text:p>
          </table:table-cell>
          <table:table-cell table:formula="of:=([.D310]-[.A309])*8" office:value-type="float" office:value="6.488">
            <text:p>6.488</text:p>
          </table:table-cell>
          <table:table-cell table:formula="of:=[.E310]*8^(1/4)" office:value-type="float" office:value="0.24661978245844">
            <text:p>0.2466197825</text:p>
          </table:table-cell>
          <table:table-cell/>
          <table:table-cell office:value-type="float" office:value="3.08">
            <text:p>3.08</text:p>
          </table:table-cell>
          <table:table-cell office:value-type="float" office:value="0.039061">
            <text:p>0.039061</text:p>
          </table:table-cell>
          <table:table-cell office:value-type="float" office:value="0.000992">
            <text:p>0.000992</text:p>
          </table:table-cell>
          <table:table-cell table:formula="of:=[.M310]*10" office:value-type="float" office:value="0.00992">
            <text:p>0.00992</text:p>
          </table:table-cell>
          <table:table-cell table:formula="of:=([.K310]-2.269)*16" office:value-type="float" office:value="12.976">
            <text:p>12.976</text:p>
          </table:table-cell>
          <table:table-cell table:formula="of:=[.L310]*16^(1/4)" office:value-type="float" office:value="0.078122">
            <text:p>0.078122</text:p>
          </table:table-cell>
          <table:table-cell/>
          <table:table-cell office:value-type="float" office:value="3.08">
            <text:p>3.08</text:p>
          </table:table-cell>
          <table:table-cell office:value-type="float" office:value="0.009839">
            <text:p>0.009839</text:p>
          </table:table-cell>
          <table:table-cell office:value-type="float" office:value="0.000245">
            <text:p>0.000245</text:p>
          </table:table-cell>
          <table:table-cell/>
          <table:table-cell table:formula="of:=([.R310]-2.269)*32" office:value-type="float" office:value="25.952">
            <text:p>25.952</text:p>
          </table:table-cell>
          <table:table-cell table:formula="of:=[.S310]*32^(1/4)" office:value-type="float" office:value="0.0234012176090235">
            <text:p>0.0234012176</text:p>
          </table:table-cell>
          <table:table-cell/>
          <table:table-cell office:value-type="float" office:value="3.08">
            <text:p>3.08</text:p>
          </table:table-cell>
          <table:table-cell office:value-type="float" office:value="0.002483">
            <text:p>0.002483</text:p>
          </table:table-cell>
          <table:table-cell office:value-type="float" office:value="0.000061">
            <text:p>0.000061</text:p>
          </table:table-cell>
          <table:table-cell table:formula="of:=[.AA310]*10" office:value-type="float" office:value="0.00061">
            <text:p>0.00061</text:p>
          </table:table-cell>
          <table:table-cell table:formula="of:=([.Y310]-2.269)*64" office:value-type="float" office:value="51.904">
            <text:p>51.904</text:p>
          </table:table-cell>
          <table:table-cell table:formula="of:=[.Z310]*64^(1/4)" office:value-type="float" office:value="0.00702298455074479">
            <text:p>0.007022984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09">
            <text:p>3.09</text:p>
          </table:table-cell>
          <table:table-cell office:value-type="float" office:value="0.150324">
            <text:p>0.150324</text:p>
          </table:table-cell>
          <table:table-cell office:value-type="float" office:value="0.000621">
            <text:p>0.000621</text:p>
          </table:table-cell>
          <table:table-cell table:formula="of:=[.F311]*50" office:value-type="float" office:value="0.03105">
            <text:p>0.03105</text:p>
          </table:table-cell>
          <table:table-cell table:formula="of:=([.D311]-[.A310])*8" office:value-type="float" office:value="6.568">
            <text:p>6.568</text:p>
          </table:table-cell>
          <table:table-cell table:formula="of:=[.E311]*8^(1/4)" office:value-type="float" office:value="0.252813825453199">
            <text:p>0.2528138255</text:p>
          </table:table-cell>
          <table:table-cell/>
          <table:table-cell office:value-type="float" office:value="3.09">
            <text:p>3.09</text:p>
          </table:table-cell>
          <table:table-cell office:value-type="float" office:value="0.039291">
            <text:p>0.039291</text:p>
          </table:table-cell>
          <table:table-cell office:value-type="float" office:value="0.000946">
            <text:p>0.000946</text:p>
          </table:table-cell>
          <table:table-cell table:formula="of:=[.M311]*10" office:value-type="float" office:value="0.00946">
            <text:p>0.00946</text:p>
          </table:table-cell>
          <table:table-cell table:formula="of:=([.K311]-2.269)*16" office:value-type="float" office:value="13.136">
            <text:p>13.136</text:p>
          </table:table-cell>
          <table:table-cell table:formula="of:=[.L311]*16^(1/4)" office:value-type="float" office:value="0.078582">
            <text:p>0.078582</text:p>
          </table:table-cell>
          <table:table-cell/>
          <table:table-cell office:value-type="float" office:value="3.09">
            <text:p>3.09</text:p>
          </table:table-cell>
          <table:table-cell office:value-type="float" office:value="0.009789">
            <text:p>0.009789</text:p>
          </table:table-cell>
          <table:table-cell office:value-type="float" office:value="0.000245">
            <text:p>0.000245</text:p>
          </table:table-cell>
          <table:table-cell/>
          <table:table-cell table:formula="of:=([.R311]-2.269)*32" office:value-type="float" office:value="26.272">
            <text:p>26.272</text:p>
          </table:table-cell>
          <table:table-cell table:formula="of:=[.S311]*32^(1/4)" office:value-type="float" office:value="0.0232822968975233">
            <text:p>0.0232822969</text:p>
          </table:table-cell>
          <table:table-cell/>
          <table:table-cell office:value-type="float" office:value="3.09">
            <text:p>3.09</text:p>
          </table:table-cell>
          <table:table-cell office:value-type="float" office:value="0.002443">
            <text:p>0.002443</text:p>
          </table:table-cell>
          <table:table-cell office:value-type="float" office:value="0.000061">
            <text:p>0.000061</text:p>
          </table:table-cell>
          <table:table-cell table:formula="of:=[.AA311]*10" office:value-type="float" office:value="0.00061">
            <text:p>0.00061</text:p>
          </table:table-cell>
          <table:table-cell table:formula="of:=([.Y311]-2.269)*64" office:value-type="float" office:value="52.544">
            <text:p>52.544</text:p>
          </table:table-cell>
          <table:table-cell table:formula="of:=[.Z311]*64^(1/4)" office:value-type="float" office:value="0.00690984746575494">
            <text:p>0.006909847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">
            <text:p>3.1</text:p>
          </table:table-cell>
          <table:table-cell office:value-type="float" office:value="0.14666">
            <text:p>0.14666</text:p>
          </table:table-cell>
          <table:table-cell office:value-type="float" office:value="0.000745">
            <text:p>0.000745</text:p>
          </table:table-cell>
          <table:table-cell table:formula="of:=[.F312]*50" office:value-type="float" office:value="0.03725">
            <text:p>0.03725</text:p>
          </table:table-cell>
          <table:table-cell table:formula="of:=([.D312]-[.A311])*8" office:value-type="float" office:value="6.648">
            <text:p>6.648</text:p>
          </table:table-cell>
          <table:table-cell table:formula="of:=[.E312]*8^(1/4)" office:value-type="float" office:value="0.246651736522219">
            <text:p>0.2466517365</text:p>
          </table:table-cell>
          <table:table-cell/>
          <table:table-cell office:value-type="float" office:value="3.1">
            <text:p>3.1</text:p>
          </table:table-cell>
          <table:table-cell office:value-type="float" office:value="0.03832">
            <text:p>0.03832</text:p>
          </table:table-cell>
          <table:table-cell office:value-type="float" office:value="0.000986">
            <text:p>0.000986</text:p>
          </table:table-cell>
          <table:table-cell table:formula="of:=[.M312]*10" office:value-type="float" office:value="0.00986">
            <text:p>0.00986</text:p>
          </table:table-cell>
          <table:table-cell table:formula="of:=([.K312]-2.269)*16" office:value-type="float" office:value="13.296">
            <text:p>13.296</text:p>
          </table:table-cell>
          <table:table-cell table:formula="of:=[.L312]*16^(1/4)" office:value-type="float" office:value="0.07664">
            <text:p>0.07664</text:p>
          </table:table-cell>
          <table:table-cell/>
          <table:table-cell office:value-type="float" office:value="3.1">
            <text:p>3.1</text:p>
          </table:table-cell>
          <table:table-cell office:value-type="float" office:value="0.009487">
            <text:p>0.009487</text:p>
          </table:table-cell>
          <table:table-cell office:value-type="float" office:value="0.000239">
            <text:p>0.000239</text:p>
          </table:table-cell>
          <table:table-cell/>
          <table:table-cell table:formula="of:=([.R312]-2.269)*32" office:value-type="float" office:value="26.592">
            <text:p>26.592</text:p>
          </table:table-cell>
          <table:table-cell table:formula="of:=[.S312]*32^(1/4)" office:value-type="float" office:value="0.0225640158000616">
            <text:p>0.0225640158</text:p>
          </table:table-cell>
          <table:table-cell/>
          <table:table-cell office:value-type="float" office:value="3.1">
            <text:p>3.1</text:p>
          </table:table-cell>
          <table:table-cell office:value-type="float" office:value="0.002414">
            <text:p>0.002414</text:p>
          </table:table-cell>
          <table:table-cell office:value-type="float" office:value="0.00006">
            <text:p>0.00006</text:p>
          </table:table-cell>
          <table:table-cell table:formula="of:=[.AA312]*10" office:value-type="float" office:value="0.0006">
            <text:p>0.0006</text:p>
          </table:table-cell>
          <table:table-cell table:formula="of:=([.Y312]-2.269)*64" office:value-type="float" office:value="53.184">
            <text:p>53.184</text:p>
          </table:table-cell>
          <table:table-cell table:formula="of:=[.Z312]*64^(1/4)" office:value-type="float" office:value="0.0068278230791373">
            <text:p>0.006827823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1">
            <text:p>3.11</text:p>
          </table:table-cell>
          <table:table-cell office:value-type="float" office:value="0.147612">
            <text:p>0.147612</text:p>
          </table:table-cell>
          <table:table-cell office:value-type="float" office:value="0.000678">
            <text:p>0.000678</text:p>
          </table:table-cell>
          <table:table-cell table:formula="of:=[.F313]*50" office:value-type="float" office:value="0.0339">
            <text:p>0.0339</text:p>
          </table:table-cell>
          <table:table-cell table:formula="of:=([.D313]-[.A312])*8" office:value-type="float" office:value="6.728">
            <text:p>6.728</text:p>
          </table:table-cell>
          <table:table-cell table:formula="of:=[.E313]*8^(1/4)" office:value-type="float" office:value="0.248252803296863">
            <text:p>0.2482528033</text:p>
          </table:table-cell>
          <table:table-cell/>
          <table:table-cell office:value-type="float" office:value="3.11">
            <text:p>3.11</text:p>
          </table:table-cell>
          <table:table-cell office:value-type="float" office:value="0.038448">
            <text:p>0.038448</text:p>
          </table:table-cell>
          <table:table-cell office:value-type="float" office:value="0.000986">
            <text:p>0.000986</text:p>
          </table:table-cell>
          <table:table-cell table:formula="of:=[.M313]*10" office:value-type="float" office:value="0.00986">
            <text:p>0.00986</text:p>
          </table:table-cell>
          <table:table-cell table:formula="of:=([.K313]-2.269)*16" office:value-type="float" office:value="13.456">
            <text:p>13.456</text:p>
          </table:table-cell>
          <table:table-cell table:formula="of:=[.L313]*16^(1/4)" office:value-type="float" office:value="0.076896">
            <text:p>0.076896</text:p>
          </table:table-cell>
          <table:table-cell/>
          <table:table-cell office:value-type="float" office:value="3.11">
            <text:p>3.11</text:p>
          </table:table-cell>
          <table:table-cell office:value-type="float" office:value="0.009437">
            <text:p>0.009437</text:p>
          </table:table-cell>
          <table:table-cell office:value-type="float" office:value="0.000239">
            <text:p>0.000239</text:p>
          </table:table-cell>
          <table:table-cell/>
          <table:table-cell table:formula="of:=([.R313]-2.269)*32" office:value-type="float" office:value="26.912">
            <text:p>26.912</text:p>
          </table:table-cell>
          <table:table-cell table:formula="of:=[.S313]*32^(1/4)" office:value-type="float" office:value="0.0224450950885614">
            <text:p>0.0224450951</text:p>
          </table:table-cell>
          <table:table-cell/>
          <table:table-cell office:value-type="float" office:value="3.11">
            <text:p>3.11</text:p>
          </table:table-cell>
          <table:table-cell office:value-type="float" office:value="0.002356">
            <text:p>0.002356</text:p>
          </table:table-cell>
          <table:table-cell office:value-type="float" office:value="0.00006">
            <text:p>0.00006</text:p>
          </table:table-cell>
          <table:table-cell table:formula="of:=[.AA313]*10" office:value-type="float" office:value="0.0006">
            <text:p>0.0006</text:p>
          </table:table-cell>
          <table:table-cell table:formula="of:=([.Y313]-2.269)*64" office:value-type="float" office:value="53.824">
            <text:p>53.824</text:p>
          </table:table-cell>
          <table:table-cell table:formula="of:=[.Z313]*64^(1/4)" office:value-type="float" office:value="0.00666377430590202">
            <text:p>0.006663774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2">
            <text:p>3.12</text:p>
          </table:table-cell>
          <table:table-cell office:value-type="float" office:value="0.143898">
            <text:p>0.143898</text:p>
          </table:table-cell>
          <table:table-cell office:value-type="float" office:value="0.000823">
            <text:p>0.000823</text:p>
          </table:table-cell>
          <table:table-cell table:formula="of:=[.F314]*50" office:value-type="float" office:value="0.04115">
            <text:p>0.04115</text:p>
          </table:table-cell>
          <table:table-cell table:formula="of:=([.D314]-[.A313])*8" office:value-type="float" office:value="6.808">
            <text:p>6.808</text:p>
          </table:table-cell>
          <table:table-cell table:formula="of:=[.E314]*8^(1/4)" office:value-type="float" office:value="0.242006624724358">
            <text:p>0.2420066247</text:p>
          </table:table-cell>
          <table:table-cell/>
          <table:table-cell office:value-type="float" office:value="3.12">
            <text:p>3.12</text:p>
          </table:table-cell>
          <table:table-cell office:value-type="float" office:value="0.037227">
            <text:p>0.037227</text:p>
          </table:table-cell>
          <table:table-cell office:value-type="float" office:value="0.000949">
            <text:p>0.000949</text:p>
          </table:table-cell>
          <table:table-cell table:formula="of:=[.M314]*10" office:value-type="float" office:value="0.00949">
            <text:p>0.00949</text:p>
          </table:table-cell>
          <table:table-cell table:formula="of:=([.K314]-2.269)*16" office:value-type="float" office:value="13.616">
            <text:p>13.616</text:p>
          </table:table-cell>
          <table:table-cell table:formula="of:=[.L314]*16^(1/4)" office:value-type="float" office:value="0.074454">
            <text:p>0.074454</text:p>
          </table:table-cell>
          <table:table-cell/>
          <table:table-cell office:value-type="float" office:value="3.12">
            <text:p>3.12</text:p>
          </table:table-cell>
          <table:table-cell office:value-type="float" office:value="0.00931">
            <text:p>0.00931</text:p>
          </table:table-cell>
          <table:table-cell office:value-type="float" office:value="0.00024">
            <text:p>0.00024</text:p>
          </table:table-cell>
          <table:table-cell/>
          <table:table-cell table:formula="of:=([.R314]-2.269)*32" office:value-type="float" office:value="27.232">
            <text:p>27.232</text:p>
          </table:table-cell>
          <table:table-cell table:formula="of:=[.S314]*32^(1/4)" office:value-type="float" office:value="0.0221430364813507">
            <text:p>0.0221430365</text:p>
          </table:table-cell>
          <table:table-cell/>
          <table:table-cell office:value-type="float" office:value="3.12">
            <text:p>3.12</text:p>
          </table:table-cell>
          <table:table-cell office:value-type="float" office:value="0.00233">
            <text:p>0.00233</text:p>
          </table:table-cell>
          <table:table-cell office:value-type="float" office:value="0.00006">
            <text:p>0.00006</text:p>
          </table:table-cell>
          <table:table-cell table:formula="of:=[.AA314]*10" office:value-type="float" office:value="0.0006">
            <text:p>0.0006</text:p>
          </table:table-cell>
          <table:table-cell table:formula="of:=([.Y314]-2.269)*64" office:value-type="float" office:value="54.464">
            <text:p>54.464</text:p>
          </table:table-cell>
          <table:table-cell table:formula="of:=[.Z314]*64^(1/4)" office:value-type="float" office:value="0.00659023520065862">
            <text:p>0.006590235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3">
            <text:p>3.13</text:p>
          </table:table-cell>
          <table:table-cell office:value-type="float" office:value="0.141808">
            <text:p>0.141808</text:p>
          </table:table-cell>
          <table:table-cell office:value-type="float" office:value="0.000573">
            <text:p>0.000573</text:p>
          </table:table-cell>
          <table:table-cell table:formula="of:=[.F315]*50" office:value-type="float" office:value="0.02865">
            <text:p>0.02865</text:p>
          </table:table-cell>
          <table:table-cell table:formula="of:=([.D315]-[.A314])*8" office:value-type="float" office:value="6.888">
            <text:p>6.888</text:p>
          </table:table-cell>
          <table:table-cell table:formula="of:=[.E315]*8^(1/4)" office:value-type="float" office:value="0.238491677708597">
            <text:p>0.2384916777</text:p>
          </table:table-cell>
          <table:table-cell/>
          <table:table-cell office:value-type="float" office:value="3.13">
            <text:p>3.13</text:p>
          </table:table-cell>
          <table:table-cell office:value-type="float" office:value="0.03709">
            <text:p>0.03709</text:p>
          </table:table-cell>
          <table:table-cell office:value-type="float" office:value="0.000935">
            <text:p>0.000935</text:p>
          </table:table-cell>
          <table:table-cell table:formula="of:=[.M315]*10" office:value-type="float" office:value="0.00935">
            <text:p>0.00935</text:p>
          </table:table-cell>
          <table:table-cell table:formula="of:=([.K315]-2.269)*16" office:value-type="float" office:value="13.776">
            <text:p>13.776</text:p>
          </table:table-cell>
          <table:table-cell table:formula="of:=[.L315]*16^(1/4)" office:value-type="float" office:value="0.07418">
            <text:p>0.07418</text:p>
          </table:table-cell>
          <table:table-cell/>
          <table:table-cell office:value-type="float" office:value="3.13">
            <text:p>3.13</text:p>
          </table:table-cell>
          <table:table-cell office:value-type="float" office:value="0.009183">
            <text:p>0.009183</text:p>
          </table:table-cell>
          <table:table-cell office:value-type="float" office:value="0.000236">
            <text:p>0.000236</text:p>
          </table:table-cell>
          <table:table-cell/>
          <table:table-cell table:formula="of:=([.R315]-2.269)*32" office:value-type="float" office:value="27.552">
            <text:p>27.552</text:p>
          </table:table-cell>
          <table:table-cell table:formula="of:=[.S315]*32^(1/4)" office:value-type="float" office:value="0.02184097787414">
            <text:p>0.0218409779</text:p>
          </table:table-cell>
          <table:table-cell/>
          <table:table-cell office:value-type="float" office:value="3.13">
            <text:p>3.13</text:p>
          </table:table-cell>
          <table:table-cell office:value-type="float" office:value="0.002289">
            <text:p>0.002289</text:p>
          </table:table-cell>
          <table:table-cell office:value-type="float" office:value="0.000059">
            <text:p>0.000059</text:p>
          </table:table-cell>
          <table:table-cell table:formula="of:=[.AA315]*10" office:value-type="float" office:value="0.00059">
            <text:p>0.00059</text:p>
          </table:table-cell>
          <table:table-cell table:formula="of:=([.Y315]-2.269)*64" office:value-type="float" office:value="55.104">
            <text:p>55.104</text:p>
          </table:table-cell>
          <table:table-cell table:formula="of:=[.Z315]*64^(1/4)" office:value-type="float" office:value="0.00647426968854403">
            <text:p>0.006474269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4">
            <text:p>3.14</text:p>
          </table:table-cell>
          <table:table-cell office:value-type="float" office:value="0.137118">
            <text:p>0.137118</text:p>
          </table:table-cell>
          <table:table-cell office:value-type="float" office:value="0.000767">
            <text:p>0.000767</text:p>
          </table:table-cell>
          <table:table-cell table:formula="of:=[.F316]*50" office:value-type="float" office:value="0.03835">
            <text:p>0.03835</text:p>
          </table:table-cell>
          <table:table-cell table:formula="of:=([.D316]-[.A315])*8" office:value-type="float" office:value="6.968">
            <text:p>6.968</text:p>
          </table:table-cell>
          <table:table-cell table:formula="of:=[.E316]*8^(1/4)" office:value-type="float" office:value="0.230604069333518">
            <text:p>0.2306040693</text:p>
          </table:table-cell>
          <table:table-cell/>
          <table:table-cell office:value-type="float" office:value="3.14">
            <text:p>3.14</text:p>
          </table:table-cell>
          <table:table-cell office:value-type="float" office:value="0.036111">
            <text:p>0.036111</text:p>
          </table:table-cell>
          <table:table-cell office:value-type="float" office:value="0.000946">
            <text:p>0.000946</text:p>
          </table:table-cell>
          <table:table-cell table:formula="of:=[.M316]*10" office:value-type="float" office:value="0.00946">
            <text:p>0.00946</text:p>
          </table:table-cell>
          <table:table-cell table:formula="of:=([.K316]-2.269)*16" office:value-type="float" office:value="13.936">
            <text:p>13.936</text:p>
          </table:table-cell>
          <table:table-cell table:formula="of:=[.L316]*16^(1/4)" office:value-type="float" office:value="0.072222">
            <text:p>0.072222</text:p>
          </table:table-cell>
          <table:table-cell/>
          <table:table-cell office:value-type="float" office:value="3.14">
            <text:p>3.14</text:p>
          </table:table-cell>
          <table:table-cell office:value-type="float" office:value="0.009018">
            <text:p>0.009018</text:p>
          </table:table-cell>
          <table:table-cell office:value-type="float" office:value="0.000235">
            <text:p>0.000235</text:p>
          </table:table-cell>
          <table:table-cell/>
          <table:table-cell table:formula="of:=([.R316]-2.269)*32" office:value-type="float" office:value="27.872">
            <text:p>27.872</text:p>
          </table:table-cell>
          <table:table-cell table:formula="of:=[.S316]*32^(1/4)" office:value-type="float" office:value="0.0214485395261891">
            <text:p>0.0214485395</text:p>
          </table:table-cell>
          <table:table-cell/>
          <table:table-cell office:value-type="float" office:value="3.14">
            <text:p>3.14</text:p>
          </table:table-cell>
          <table:table-cell office:value-type="float" office:value="0.00226">
            <text:p>0.00226</text:p>
          </table:table-cell>
          <table:table-cell office:value-type="float" office:value="0.000059">
            <text:p>0.000059</text:p>
          </table:table-cell>
          <table:table-cell table:formula="of:=[.AA316]*10" office:value-type="float" office:value="0.00059">
            <text:p>0.00059</text:p>
          </table:table-cell>
          <table:table-cell table:formula="of:=([.Y316]-2.269)*64" office:value-type="float" office:value="55.744">
            <text:p>55.744</text:p>
          </table:table-cell>
          <table:table-cell table:formula="of:=[.Z316]*64^(1/4)" office:value-type="float" office:value="0.00639224530192639">
            <text:p>0.006392245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5">
            <text:p>3.15</text:p>
          </table:table-cell>
          <table:table-cell office:value-type="float" office:value="0.138119">
            <text:p>0.138119</text:p>
          </table:table-cell>
          <table:table-cell office:value-type="float" office:value="0.000739">
            <text:p>0.000739</text:p>
          </table:table-cell>
          <table:table-cell table:formula="of:=[.F317]*50" office:value-type="float" office:value="0.03695">
            <text:p>0.03695</text:p>
          </table:table-cell>
          <table:table-cell table:formula="of:=([.D317]-[.A316])*8" office:value-type="float" office:value="7.048">
            <text:p>7.048</text:p>
          </table:table-cell>
          <table:table-cell table:formula="of:=[.E317]*8^(1/4)" office:value-type="float" office:value="0.232287543956856">
            <text:p>0.232287544</text:p>
          </table:table-cell>
          <table:table-cell/>
          <table:table-cell office:value-type="float" office:value="3.15">
            <text:p>3.15</text:p>
          </table:table-cell>
          <table:table-cell office:value-type="float" office:value="0.035605">
            <text:p>0.035605</text:p>
          </table:table-cell>
          <table:table-cell office:value-type="float" office:value="0.000933">
            <text:p>0.000933</text:p>
          </table:table-cell>
          <table:table-cell table:formula="of:=[.M317]*10" office:value-type="float" office:value="0.00933">
            <text:p>0.00933</text:p>
          </table:table-cell>
          <table:table-cell table:formula="of:=([.K317]-2.269)*16" office:value-type="float" office:value="14.096">
            <text:p>14.096</text:p>
          </table:table-cell>
          <table:table-cell table:formula="of:=[.L317]*16^(1/4)" office:value-type="float" office:value="0.07121">
            <text:p>0.07121</text:p>
          </table:table-cell>
          <table:table-cell/>
          <table:table-cell office:value-type="float" office:value="3.15">
            <text:p>3.15</text:p>
          </table:table-cell>
          <table:table-cell office:value-type="float" office:value="0.008975">
            <text:p>0.008975</text:p>
          </table:table-cell>
          <table:table-cell office:value-type="float" office:value="0.000234">
            <text:p>0.000234</text:p>
          </table:table-cell>
          <table:table-cell/>
          <table:table-cell table:formula="of:=([.R317]-2.269)*32" office:value-type="float" office:value="28.192">
            <text:p>28.192</text:p>
          </table:table-cell>
          <table:table-cell table:formula="of:=[.S317]*32^(1/4)" office:value-type="float" office:value="0.0213462677142988">
            <text:p>0.0213462677</text:p>
          </table:table-cell>
          <table:table-cell/>
          <table:table-cell office:value-type="float" office:value="3.15">
            <text:p>3.15</text:p>
          </table:table-cell>
          <table:table-cell office:value-type="float" office:value="0.002236">
            <text:p>0.002236</text:p>
          </table:table-cell>
          <table:table-cell office:value-type="float" office:value="0.000059">
            <text:p>0.000059</text:p>
          </table:table-cell>
          <table:table-cell table:formula="of:=[.AA317]*10" office:value-type="float" office:value="0.00059">
            <text:p>0.00059</text:p>
          </table:table-cell>
          <table:table-cell table:formula="of:=([.Y317]-2.269)*64" office:value-type="float" office:value="56.384">
            <text:p>56.384</text:p>
          </table:table-cell>
          <table:table-cell table:formula="of:=[.Z317]*64^(1/4)" office:value-type="float" office:value="0.00632436305093248">
            <text:p>0.006324363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6">
            <text:p>3.16</text:p>
          </table:table-cell>
          <table:table-cell office:value-type="float" office:value="0.134843">
            <text:p>0.134843</text:p>
          </table:table-cell>
          <table:table-cell office:value-type="float" office:value="0.000537">
            <text:p>0.000537</text:p>
          </table:table-cell>
          <table:table-cell table:formula="of:=[.F318]*50" office:value-type="float" office:value="0.02685">
            <text:p>0.02685</text:p>
          </table:table-cell>
          <table:table-cell table:formula="of:=([.D318]-[.A317])*8" office:value-type="float" office:value="7.128">
            <text:p>7.128</text:p>
          </table:table-cell>
          <table:table-cell table:formula="of:=[.E318]*8^(1/4)" office:value-type="float" office:value="0.226777990644113">
            <text:p>0.2267779906</text:p>
          </table:table-cell>
          <table:table-cell/>
          <table:table-cell office:value-type="float" office:value="3.16">
            <text:p>3.16</text:p>
          </table:table-cell>
          <table:table-cell office:value-type="float" office:value="0.035455">
            <text:p>0.035455</text:p>
          </table:table-cell>
          <table:table-cell office:value-type="float" office:value="0.000937">
            <text:p>0.000937</text:p>
          </table:table-cell>
          <table:table-cell table:formula="of:=[.M318]*10" office:value-type="float" office:value="0.00937">
            <text:p>0.00937</text:p>
          </table:table-cell>
          <table:table-cell table:formula="of:=([.K318]-2.269)*16" office:value-type="float" office:value="14.256">
            <text:p>14.256</text:p>
          </table:table-cell>
          <table:table-cell table:formula="of:=[.L318]*16^(1/4)" office:value-type="float" office:value="0.07091">
            <text:p>0.07091</text:p>
          </table:table-cell>
          <table:table-cell/>
          <table:table-cell office:value-type="float" office:value="3.16">
            <text:p>3.16</text:p>
          </table:table-cell>
          <table:table-cell office:value-type="float" office:value="0.008826">
            <text:p>0.008826</text:p>
          </table:table-cell>
          <table:table-cell office:value-type="float" office:value="0.000228">
            <text:p>0.000228</text:p>
          </table:table-cell>
          <table:table-cell/>
          <table:table-cell table:formula="of:=([.R318]-2.269)*32" office:value-type="float" office:value="28.512">
            <text:p>28.512</text:p>
          </table:table-cell>
          <table:table-cell table:formula="of:=[.S318]*32^(1/4)" office:value-type="float" office:value="0.020991883994028">
            <text:p>0.020991884</text:p>
          </table:table-cell>
          <table:table-cell/>
          <table:table-cell office:value-type="float" office:value="3.16">
            <text:p>3.16</text:p>
          </table:table-cell>
          <table:table-cell office:value-type="float" office:value="0.002196">
            <text:p>0.002196</text:p>
          </table:table-cell>
          <table:table-cell office:value-type="float" office:value="0.000058">
            <text:p>0.000058</text:p>
          </table:table-cell>
          <table:table-cell table:formula="of:=[.AA318]*10" office:value-type="float" office:value="0.00058">
            <text:p>0.00058</text:p>
          </table:table-cell>
          <table:table-cell table:formula="of:=([.Y318]-2.269)*64" office:value-type="float" office:value="57.024">
            <text:p>57.024</text:p>
          </table:table-cell>
          <table:table-cell table:formula="of:=[.Z318]*64^(1/4)" office:value-type="float" office:value="0.00621122596594263">
            <text:p>0.00621122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7">
            <text:p>3.17</text:p>
          </table:table-cell>
          <table:table-cell office:value-type="float" office:value="0.135001">
            <text:p>0.135001</text:p>
          </table:table-cell>
          <table:table-cell office:value-type="float" office:value="0.000648">
            <text:p>0.000648</text:p>
          </table:table-cell>
          <table:table-cell table:formula="of:=[.F319]*50" office:value-type="float" office:value="0.0324">
            <text:p>0.0324</text:p>
          </table:table-cell>
          <table:table-cell table:formula="of:=([.D319]-[.A318])*8" office:value-type="float" office:value="7.208">
            <text:p>7.208</text:p>
          </table:table-cell>
          <table:table-cell table:formula="of:=[.E319]*8^(1/4)" office:value-type="float" office:value="0.227043713911333">
            <text:p>0.2270437139</text:p>
          </table:table-cell>
          <table:table-cell/>
          <table:table-cell office:value-type="float" office:value="3.17">
            <text:p>3.17</text:p>
          </table:table-cell>
          <table:table-cell office:value-type="float" office:value="0.03446">
            <text:p>0.03446</text:p>
          </table:table-cell>
          <table:table-cell office:value-type="float" office:value="0.000914">
            <text:p>0.000914</text:p>
          </table:table-cell>
          <table:table-cell table:formula="of:=[.M319]*10" office:value-type="float" office:value="0.00914">
            <text:p>0.00914</text:p>
          </table:table-cell>
          <table:table-cell table:formula="of:=([.K319]-2.269)*16" office:value-type="float" office:value="14.416">
            <text:p>14.416</text:p>
          </table:table-cell>
          <table:table-cell table:formula="of:=[.L319]*16^(1/4)" office:value-type="float" office:value="0.06892">
            <text:p>0.06892</text:p>
          </table:table-cell>
          <table:table-cell/>
          <table:table-cell office:value-type="float" office:value="3.17">
            <text:p>3.17</text:p>
          </table:table-cell>
          <table:table-cell office:value-type="float" office:value="0.008683">
            <text:p>0.008683</text:p>
          </table:table-cell>
          <table:table-cell office:value-type="float" office:value="0.000232">
            <text:p>0.000232</text:p>
          </table:table-cell>
          <table:table-cell/>
          <table:table-cell table:formula="of:=([.R319]-2.269)*32" office:value-type="float" office:value="28.832">
            <text:p>28.832</text:p>
          </table:table-cell>
          <table:table-cell table:formula="of:=[.S319]*32^(1/4)" office:value-type="float" office:value="0.0206517707591373">
            <text:p>0.0206517708</text:p>
          </table:table-cell>
          <table:table-cell/>
          <table:table-cell office:value-type="float" office:value="3.17">
            <text:p>3.17</text:p>
          </table:table-cell>
          <table:table-cell office:value-type="float" office:value="0.002173">
            <text:p>0.002173</text:p>
          </table:table-cell>
          <table:table-cell office:value-type="float" office:value="0.000057">
            <text:p>0.000057</text:p>
          </table:table-cell>
          <table:table-cell table:formula="of:=[.AA319]*10" office:value-type="float" office:value="0.00057">
            <text:p>0.00057</text:p>
          </table:table-cell>
          <table:table-cell table:formula="of:=([.Y319]-2.269)*64" office:value-type="float" office:value="57.664">
            <text:p>57.664</text:p>
          </table:table-cell>
          <table:table-cell table:formula="of:=[.Z319]*64^(1/4)" office:value-type="float" office:value="0.00614617214207347">
            <text:p>0.00614617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8">
            <text:p>3.18</text:p>
          </table:table-cell>
          <table:table-cell office:value-type="float" office:value="0.132756">
            <text:p>0.132756</text:p>
          </table:table-cell>
          <table:table-cell office:value-type="float" office:value="0.000577">
            <text:p>0.000577</text:p>
          </table:table-cell>
          <table:table-cell table:formula="of:=[.F320]*50" office:value-type="float" office:value="0.02885">
            <text:p>0.02885</text:p>
          </table:table-cell>
          <table:table-cell table:formula="of:=([.D320]-[.A319])*8" office:value-type="float" office:value="7.288">
            <text:p>7.288</text:p>
          </table:table-cell>
          <table:table-cell table:formula="of:=[.E320]*8^(1/4)" office:value-type="float" office:value="0.223268089006844">
            <text:p>0.223268089</text:p>
          </table:table-cell>
          <table:table-cell/>
          <table:table-cell office:value-type="float" office:value="3.18">
            <text:p>3.18</text:p>
          </table:table-cell>
          <table:table-cell office:value-type="float" office:value="0.034338">
            <text:p>0.034338</text:p>
          </table:table-cell>
          <table:table-cell office:value-type="float" office:value="0.000946">
            <text:p>0.000946</text:p>
          </table:table-cell>
          <table:table-cell table:formula="of:=[.M320]*10" office:value-type="float" office:value="0.00946">
            <text:p>0.00946</text:p>
          </table:table-cell>
          <table:table-cell table:formula="of:=([.K320]-2.269)*16" office:value-type="float" office:value="14.576">
            <text:p>14.576</text:p>
          </table:table-cell>
          <table:table-cell table:formula="of:=[.L320]*16^(1/4)" office:value-type="float" office:value="0.068676">
            <text:p>0.068676</text:p>
          </table:table-cell>
          <table:table-cell/>
          <table:table-cell office:value-type="float" office:value="3.18">
            <text:p>3.18</text:p>
          </table:table-cell>
          <table:table-cell office:value-type="float" office:value="0.00856">
            <text:p>0.00856</text:p>
          </table:table-cell>
          <table:table-cell office:value-type="float" office:value="0.000229">
            <text:p>0.000229</text:p>
          </table:table-cell>
          <table:table-cell/>
          <table:table-cell table:formula="of:=([.R320]-2.269)*32" office:value-type="float" office:value="29.152">
            <text:p>29.152</text:p>
          </table:table-cell>
          <table:table-cell table:formula="of:=[.S320]*32^(1/4)" office:value-type="float" office:value="0.0203592258088466">
            <text:p>0.0203592258</text:p>
          </table:table-cell>
          <table:table-cell/>
          <table:table-cell office:value-type="float" office:value="3.18">
            <text:p>3.18</text:p>
          </table:table-cell>
          <table:table-cell office:value-type="float" office:value="0.002129">
            <text:p>0.002129</text:p>
          </table:table-cell>
          <table:table-cell office:value-type="float" office:value="0.000057">
            <text:p>0.000057</text:p>
          </table:table-cell>
          <table:table-cell table:formula="of:=[.AA320]*10" office:value-type="float" office:value="0.00057">
            <text:p>0.00057</text:p>
          </table:table-cell>
          <table:table-cell table:formula="of:=([.Y320]-2.269)*64" office:value-type="float" office:value="58.304">
            <text:p>58.304</text:p>
          </table:table-cell>
          <table:table-cell table:formula="of:=[.Z320]*64^(1/4)" office:value-type="float" office:value="0.00602172134858464">
            <text:p>0.006021721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19">
            <text:p>3.19</text:p>
          </table:table-cell>
          <table:table-cell office:value-type="float" office:value="0.13135">
            <text:p>0.13135</text:p>
          </table:table-cell>
          <table:table-cell office:value-type="float" office:value="0.000601">
            <text:p>0.000601</text:p>
          </table:table-cell>
          <table:table-cell table:formula="of:=[.F321]*50" office:value-type="float" office:value="0.03005">
            <text:p>0.03005</text:p>
          </table:table-cell>
          <table:table-cell table:formula="of:=([.D321]-[.A320])*8" office:value-type="float" office:value="7.368">
            <text:p>7.368</text:p>
          </table:table-cell>
          <table:table-cell table:formula="of:=[.E321]*8^(1/4)" office:value-type="float" office:value="0.220903488287151">
            <text:p>0.2209034883</text:p>
          </table:table-cell>
          <table:table-cell/>
          <table:table-cell office:value-type="float" office:value="3.19">
            <text:p>3.19</text:p>
          </table:table-cell>
          <table:table-cell office:value-type="float" office:value="0.033822">
            <text:p>0.033822</text:p>
          </table:table-cell>
          <table:table-cell office:value-type="float" office:value="0.0009">
            <text:p>0.0009</text:p>
          </table:table-cell>
          <table:table-cell table:formula="of:=[.M321]*10" office:value-type="float" office:value="0.009">
            <text:p>0.009</text:p>
          </table:table-cell>
          <table:table-cell table:formula="of:=([.K321]-2.269)*16" office:value-type="float" office:value="14.736">
            <text:p>14.736</text:p>
          </table:table-cell>
          <table:table-cell table:formula="of:=[.L321]*16^(1/4)" office:value-type="float" office:value="0.067644">
            <text:p>0.067644</text:p>
          </table:table-cell>
          <table:table-cell/>
          <table:table-cell office:value-type="float" office:value="3.19">
            <text:p>3.19</text:p>
          </table:table-cell>
          <table:table-cell office:value-type="float" office:value="0.008445">
            <text:p>0.008445</text:p>
          </table:table-cell>
          <table:table-cell office:value-type="float" office:value="0.000224">
            <text:p>0.000224</text:p>
          </table:table-cell>
          <table:table-cell/>
          <table:table-cell table:formula="of:=([.R321]-2.269)*32" office:value-type="float" office:value="29.472">
            <text:p>29.472</text:p>
          </table:table-cell>
          <table:table-cell table:formula="of:=[.S321]*32^(1/4)" office:value-type="float" office:value="0.020085708172396">
            <text:p>0.0200857082</text:p>
          </table:table-cell>
          <table:table-cell/>
          <table:table-cell office:value-type="float" office:value="3.19">
            <text:p>3.19</text:p>
          </table:table-cell>
          <table:table-cell office:value-type="float" office:value="0.002104">
            <text:p>0.002104</text:p>
          </table:table-cell>
          <table:table-cell office:value-type="float" office:value="0.000057">
            <text:p>0.000057</text:p>
          </table:table-cell>
          <table:table-cell table:formula="of:=[.AA321]*10" office:value-type="float" office:value="0.00057">
            <text:p>0.00057</text:p>
          </table:table-cell>
          <table:table-cell table:formula="of:=([.Y321]-2.269)*64" office:value-type="float" office:value="58.944">
            <text:p>58.944</text:p>
          </table:table-cell>
          <table:table-cell table:formula="of:=[.Z321]*64^(1/4)" office:value-type="float" office:value="0.00595101067046598">
            <text:p>0.005951010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">
            <text:p>3.2</text:p>
          </table:table-cell>
          <table:table-cell office:value-type="float" office:value="0.131578">
            <text:p>0.131578</text:p>
          </table:table-cell>
          <table:table-cell office:value-type="float" office:value="0.000655">
            <text:p>0.000655</text:p>
          </table:table-cell>
          <table:table-cell table:formula="of:=[.F322]*50" office:value-type="float" office:value="0.03275">
            <text:p>0.03275</text:p>
          </table:table-cell>
          <table:table-cell table:formula="of:=([.D322]-[.A321])*8" office:value-type="float" office:value="7.448">
            <text:p>7.448</text:p>
          </table:table-cell>
          <table:table-cell table:formula="of:=[.E322]*8^(1/4)" office:value-type="float" office:value="0.221286937052506">
            <text:p>0.2212869371</text:p>
          </table:table-cell>
          <table:table-cell/>
          <table:table-cell office:value-type="float" office:value="3.2">
            <text:p>3.2</text:p>
          </table:table-cell>
          <table:table-cell office:value-type="float" office:value="0.033489">
            <text:p>0.033489</text:p>
          </table:table-cell>
          <table:table-cell office:value-type="float" office:value="0.000901">
            <text:p>0.000901</text:p>
          </table:table-cell>
          <table:table-cell table:formula="of:=[.M322]*10" office:value-type="float" office:value="0.00901">
            <text:p>0.00901</text:p>
          </table:table-cell>
          <table:table-cell table:formula="of:=([.K322]-2.269)*16" office:value-type="float" office:value="14.896">
            <text:p>14.896</text:p>
          </table:table-cell>
          <table:table-cell table:formula="of:=[.L322]*16^(1/4)" office:value-type="float" office:value="0.066978">
            <text:p>0.066978</text:p>
          </table:table-cell>
          <table:table-cell/>
          <table:table-cell office:value-type="float" office:value="3.2">
            <text:p>3.2</text:p>
          </table:table-cell>
          <table:table-cell office:value-type="float" office:value="0.00831">
            <text:p>0.00831</text:p>
          </table:table-cell>
          <table:table-cell office:value-type="float" office:value="0.000228">
            <text:p>0.000228</text:p>
          </table:table-cell>
          <table:table-cell/>
          <table:table-cell table:formula="of:=([.R322]-2.269)*32" office:value-type="float" office:value="29.792">
            <text:p>29.792</text:p>
          </table:table-cell>
          <table:table-cell table:formula="of:=[.S322]*32^(1/4)" office:value-type="float" office:value="0.0197646222513452">
            <text:p>0.0197646223</text:p>
          </table:table-cell>
          <table:table-cell/>
          <table:table-cell office:value-type="float" office:value="3.2">
            <text:p>3.2</text:p>
          </table:table-cell>
          <table:table-cell office:value-type="float" office:value="0.002084">
            <text:p>0.002084</text:p>
          </table:table-cell>
          <table:table-cell office:value-type="float" office:value="0.000057">
            <text:p>0.000057</text:p>
          </table:table-cell>
          <table:table-cell table:formula="of:=[.AA322]*10" office:value-type="float" office:value="0.00057">
            <text:p>0.00057</text:p>
          </table:table-cell>
          <table:table-cell table:formula="of:=([.Y322]-2.269)*64" office:value-type="float" office:value="59.584">
            <text:p>59.584</text:p>
          </table:table-cell>
          <table:table-cell table:formula="of:=[.Z322]*64^(1/4)" office:value-type="float" office:value="0.00589444212797106">
            <text:p>0.00589444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1">
            <text:p>3.21</text:p>
          </table:table-cell>
          <table:table-cell office:value-type="float" office:value="0.130224">
            <text:p>0.130224</text:p>
          </table:table-cell>
          <table:table-cell office:value-type="float" office:value="0.000957">
            <text:p>0.000957</text:p>
          </table:table-cell>
          <table:table-cell table:formula="of:=[.F323]*50" office:value-type="float" office:value="0.04785">
            <text:p>0.04785</text:p>
          </table:table-cell>
          <table:table-cell table:formula="of:=([.D323]-[.A322])*8" office:value-type="float" office:value="7.528">
            <text:p>7.528</text:p>
          </table:table-cell>
          <table:table-cell table:formula="of:=[.E323]*8^(1/4)" office:value-type="float" office:value="0.219009789559999">
            <text:p>0.2190097896</text:p>
          </table:table-cell>
          <table:table-cell/>
          <table:table-cell office:value-type="float" office:value="3.21">
            <text:p>3.21</text:p>
          </table:table-cell>
          <table:table-cell office:value-type="float" office:value="0.032863">
            <text:p>0.032863</text:p>
          </table:table-cell>
          <table:table-cell office:value-type="float" office:value="0.000886">
            <text:p>0.000886</text:p>
          </table:table-cell>
          <table:table-cell table:formula="of:=[.M323]*10" office:value-type="float" office:value="0.00886">
            <text:p>0.00886</text:p>
          </table:table-cell>
          <table:table-cell table:formula="of:=([.K323]-2.269)*16" office:value-type="float" office:value="15.056">
            <text:p>15.056</text:p>
          </table:table-cell>
          <table:table-cell table:formula="of:=[.L323]*16^(1/4)" office:value-type="float" office:value="0.065726">
            <text:p>0.065726</text:p>
          </table:table-cell>
          <table:table-cell/>
          <table:table-cell office:value-type="float" office:value="3.21">
            <text:p>3.21</text:p>
          </table:table-cell>
          <table:table-cell office:value-type="float" office:value="0.008297">
            <text:p>0.008297</text:p>
          </table:table-cell>
          <table:table-cell office:value-type="float" office:value="0.000224">
            <text:p>0.000224</text:p>
          </table:table-cell>
          <table:table-cell/>
          <table:table-cell table:formula="of:=([.R323]-2.269)*32" office:value-type="float" office:value="30.112">
            <text:p>30.112</text:p>
          </table:table-cell>
          <table:table-cell table:formula="of:=[.S323]*32^(1/4)" office:value-type="float" office:value="0.0197337028663552">
            <text:p>0.0197337029</text:p>
          </table:table-cell>
          <table:table-cell/>
          <table:table-cell office:value-type="float" office:value="3.21">
            <text:p>3.21</text:p>
          </table:table-cell>
          <table:table-cell office:value-type="float" office:value="0.00206">
            <text:p>0.00206</text:p>
          </table:table-cell>
          <table:table-cell office:value-type="float" office:value="0.000056">
            <text:p>0.000056</text:p>
          </table:table-cell>
          <table:table-cell table:formula="of:=[.AA323]*10" office:value-type="float" office:value="0.00056">
            <text:p>0.00056</text:p>
          </table:table-cell>
          <table:table-cell table:formula="of:=([.Y323]-2.269)*64" office:value-type="float" office:value="60.224">
            <text:p>60.224</text:p>
          </table:table-cell>
          <table:table-cell table:formula="of:=[.Z323]*64^(1/4)" office:value-type="float" office:value="0.00582655987697715">
            <text:p>0.005826559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2">
            <text:p>3.22</text:p>
          </table:table-cell>
          <table:table-cell office:value-type="float" office:value="0.125168">
            <text:p>0.125168</text:p>
          </table:table-cell>
          <table:table-cell office:value-type="float" office:value="0.000632">
            <text:p>0.000632</text:p>
          </table:table-cell>
          <table:table-cell table:formula="of:=[.F324]*50" office:value-type="float" office:value="0.0316">
            <text:p>0.0316</text:p>
          </table:table-cell>
          <table:table-cell table:formula="of:=([.D324]-[.A323])*8" office:value-type="float" office:value="7.608">
            <text:p>7.608</text:p>
          </table:table-cell>
          <table:table-cell table:formula="of:=[.E324]*8^(1/4)" office:value-type="float" office:value="0.210506645008954">
            <text:p>0.210506645</text:p>
          </table:table-cell>
          <table:table-cell/>
          <table:table-cell office:value-type="float" office:value="3.22">
            <text:p>3.22</text:p>
          </table:table-cell>
          <table:table-cell office:value-type="float" office:value="0.032445">
            <text:p>0.032445</text:p>
          </table:table-cell>
          <table:table-cell office:value-type="float" office:value="0.000859">
            <text:p>0.000859</text:p>
          </table:table-cell>
          <table:table-cell table:formula="of:=[.M324]*10" office:value-type="float" office:value="0.00859">
            <text:p>0.00859</text:p>
          </table:table-cell>
          <table:table-cell table:formula="of:=([.K324]-2.269)*16" office:value-type="float" office:value="15.216">
            <text:p>15.216</text:p>
          </table:table-cell>
          <table:table-cell table:formula="of:=[.L324]*16^(1/4)" office:value-type="float" office:value="0.06489">
            <text:p>0.06489</text:p>
          </table:table-cell>
          <table:table-cell/>
          <table:table-cell office:value-type="float" office:value="3.22">
            <text:p>3.22</text:p>
          </table:table-cell>
          <table:table-cell office:value-type="float" office:value="0.008068">
            <text:p>0.008068</text:p>
          </table:table-cell>
          <table:table-cell office:value-type="float" office:value="0.000222">
            <text:p>0.000222</text:p>
          </table:table-cell>
          <table:table-cell/>
          <table:table-cell table:formula="of:=([.R324]-2.269)*32" office:value-type="float" office:value="30.432">
            <text:p>30.432</text:p>
          </table:table-cell>
          <table:table-cell table:formula="of:=[.S324]*32^(1/4)" office:value-type="float" office:value="0.0191890460076839">
            <text:p>0.019189046</text:p>
          </table:table-cell>
          <table:table-cell/>
          <table:table-cell office:value-type="float" office:value="3.22">
            <text:p>3.22</text:p>
          </table:table-cell>
          <table:table-cell office:value-type="float" office:value="0.002008">
            <text:p>0.002008</text:p>
          </table:table-cell>
          <table:table-cell office:value-type="float" office:value="0.000055">
            <text:p>0.000055</text:p>
          </table:table-cell>
          <table:table-cell table:formula="of:=[.AA324]*10" office:value-type="float" office:value="0.00055">
            <text:p>0.00055</text:p>
          </table:table-cell>
          <table:table-cell table:formula="of:=([.Y324]-2.269)*64" office:value-type="float" office:value="60.864">
            <text:p>60.864</text:p>
          </table:table-cell>
          <table:table-cell table:formula="of:=[.Z324]*64^(1/4)" office:value-type="float" office:value="0.00567948166649035">
            <text:p>0.005679481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3">
            <text:p>3.23</text:p>
          </table:table-cell>
          <table:table-cell office:value-type="float" office:value="0.122776">
            <text:p>0.122776</text:p>
          </table:table-cell>
          <table:table-cell office:value-type="float" office:value="0.000766">
            <text:p>0.000766</text:p>
          </table:table-cell>
          <table:table-cell table:formula="of:=[.F325]*50" office:value-type="float" office:value="0.0383">
            <text:p>0.0383</text:p>
          </table:table-cell>
          <table:table-cell table:formula="of:=([.D325]-[.A324])*8" office:value-type="float" office:value="7.688">
            <text:p>7.688</text:p>
          </table:table-cell>
          <table:table-cell table:formula="of:=[.E325]*8^(1/4)" office:value-type="float" office:value="0.20648379655838">
            <text:p>0.2064837966</text:p>
          </table:table-cell>
          <table:table-cell/>
          <table:table-cell office:value-type="float" office:value="3.23">
            <text:p>3.23</text:p>
          </table:table-cell>
          <table:table-cell office:value-type="float" office:value="0.031639">
            <text:p>0.031639</text:p>
          </table:table-cell>
          <table:table-cell office:value-type="float" office:value="0.0009">
            <text:p>0.0009</text:p>
          </table:table-cell>
          <table:table-cell table:formula="of:=[.M325]*10" office:value-type="float" office:value="0.009">
            <text:p>0.009</text:p>
          </table:table-cell>
          <table:table-cell table:formula="of:=([.K325]-2.269)*16" office:value-type="float" office:value="15.376">
            <text:p>15.376</text:p>
          </table:table-cell>
          <table:table-cell table:formula="of:=[.L325]*16^(1/4)" office:value-type="float" office:value="0.063278">
            <text:p>0.063278</text:p>
          </table:table-cell>
          <table:table-cell/>
          <table:table-cell office:value-type="float" office:value="3.23">
            <text:p>3.23</text:p>
          </table:table-cell>
          <table:table-cell office:value-type="float" office:value="0.007991">
            <text:p>0.007991</text:p>
          </table:table-cell>
          <table:table-cell office:value-type="float" office:value="0.000219">
            <text:p>0.000219</text:p>
          </table:table-cell>
          <table:table-cell/>
          <table:table-cell table:formula="of:=([.R325]-2.269)*32" office:value-type="float" office:value="30.752">
            <text:p>30.752</text:p>
          </table:table-cell>
          <table:table-cell table:formula="of:=[.S325]*32^(1/4)" office:value-type="float" office:value="0.0190059081119735">
            <text:p>0.0190059081</text:p>
          </table:table-cell>
          <table:table-cell/>
          <table:table-cell office:value-type="float" office:value="3.23">
            <text:p>3.23</text:p>
          </table:table-cell>
          <table:table-cell office:value-type="float" office:value="0.002">
            <text:p>0.002</text:p>
          </table:table-cell>
          <table:table-cell office:value-type="float" office:value="0.000055">
            <text:p>0.000055</text:p>
          </table:table-cell>
          <table:table-cell table:formula="of:=[.AA325]*10" office:value-type="float" office:value="0.00055">
            <text:p>0.00055</text:p>
          </table:table-cell>
          <table:table-cell table:formula="of:=([.Y325]-2.269)*64" office:value-type="float" office:value="61.504">
            <text:p>61.504</text:p>
          </table:table-cell>
          <table:table-cell table:formula="of:=[.Z325]*64^(1/4)" office:value-type="float" office:value="0.00565685424949238">
            <text:p>0.005656854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4">
            <text:p>3.24</text:p>
          </table:table-cell>
          <table:table-cell office:value-type="float" office:value="0.122716">
            <text:p>0.122716</text:p>
          </table:table-cell>
          <table:table-cell office:value-type="float" office:value="0.000894">
            <text:p>0.000894</text:p>
          </table:table-cell>
          <table:table-cell table:formula="of:=[.F326]*50" office:value-type="float" office:value="0.0447">
            <text:p>0.0447</text:p>
          </table:table-cell>
          <table:table-cell table:formula="of:=([.D326]-[.A325])*8" office:value-type="float" office:value="7.768">
            <text:p>7.768</text:p>
          </table:table-cell>
          <table:table-cell table:formula="of:=[.E326]*8^(1/4)" office:value-type="float" office:value="0.20638288898855">
            <text:p>0.206382889</text:p>
          </table:table-cell>
          <table:table-cell/>
          <table:table-cell office:value-type="float" office:value="3.24">
            <text:p>3.24</text:p>
          </table:table-cell>
          <table:table-cell office:value-type="float" office:value="0.031233">
            <text:p>0.031233</text:p>
          </table:table-cell>
          <table:table-cell office:value-type="float" office:value="0.000869">
            <text:p>0.000869</text:p>
          </table:table-cell>
          <table:table-cell table:formula="of:=[.M326]*10" office:value-type="float" office:value="0.00869">
            <text:p>0.00869</text:p>
          </table:table-cell>
          <table:table-cell table:formula="of:=([.K326]-2.269)*16" office:value-type="float" office:value="15.536">
            <text:p>15.536</text:p>
          </table:table-cell>
          <table:table-cell table:formula="of:=[.L326]*16^(1/4)" office:value-type="float" office:value="0.062466">
            <text:p>0.062466</text:p>
          </table:table-cell>
          <table:table-cell/>
          <table:table-cell office:value-type="float" office:value="3.24">
            <text:p>3.24</text:p>
          </table:table-cell>
          <table:table-cell office:value-type="float" office:value="0.007902">
            <text:p>0.007902</text:p>
          </table:table-cell>
          <table:table-cell office:value-type="float" office:value="0.000221">
            <text:p>0.000221</text:p>
          </table:table-cell>
          <table:table-cell/>
          <table:table-cell table:formula="of:=([.R326]-2.269)*32" office:value-type="float" office:value="31.072">
            <text:p>31.072</text:p>
          </table:table-cell>
          <table:table-cell table:formula="of:=[.S326]*32^(1/4)" office:value-type="float" office:value="0.018794229245503">
            <text:p>0.0187942292</text:p>
          </table:table-cell>
          <table:table-cell/>
          <table:table-cell office:value-type="float" office:value="3.24">
            <text:p>3.24</text:p>
          </table:table-cell>
          <table:table-cell office:value-type="float" office:value="0.001971">
            <text:p>0.001971</text:p>
          </table:table-cell>
          <table:table-cell office:value-type="float" office:value="0.000055">
            <text:p>0.000055</text:p>
          </table:table-cell>
          <table:table-cell table:formula="of:=[.AA326]*10" office:value-type="float" office:value="0.00055">
            <text:p>0.00055</text:p>
          </table:table-cell>
          <table:table-cell table:formula="of:=([.Y326]-2.269)*64" office:value-type="float" office:value="62.144">
            <text:p>62.144</text:p>
          </table:table-cell>
          <table:table-cell table:formula="of:=[.Z326]*64^(1/4)" office:value-type="float" office:value="0.00557482986287474">
            <text:p>0.005574829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5">
            <text:p>3.25</text:p>
          </table:table-cell>
          <table:table-cell office:value-type="float" office:value="0.120077">
            <text:p>0.120077</text:p>
          </table:table-cell>
          <table:table-cell office:value-type="float" office:value="0.00047">
            <text:p>0.00047</text:p>
          </table:table-cell>
          <table:table-cell table:formula="of:=[.F327]*50" office:value-type="float" office:value="0.0235">
            <text:p>0.0235</text:p>
          </table:table-cell>
          <table:table-cell table:formula="of:=([.D327]-[.A326])*8" office:value-type="float" office:value="7.848">
            <text:p>7.848</text:p>
          </table:table-cell>
          <table:table-cell table:formula="of:=[.E327]*8^(1/4)" office:value-type="float" office:value="0.201944637708841">
            <text:p>0.2019446377</text:p>
          </table:table-cell>
          <table:table-cell/>
          <table:table-cell office:value-type="float" office:value="3.25">
            <text:p>3.25</text:p>
          </table:table-cell>
          <table:table-cell office:value-type="float" office:value="0.030789">
            <text:p>0.030789</text:p>
          </table:table-cell>
          <table:table-cell office:value-type="float" office:value="0.000862">
            <text:p>0.000862</text:p>
          </table:table-cell>
          <table:table-cell table:formula="of:=[.M327]*10" office:value-type="float" office:value="0.00862">
            <text:p>0.00862</text:p>
          </table:table-cell>
          <table:table-cell table:formula="of:=([.K327]-2.269)*16" office:value-type="float" office:value="15.696">
            <text:p>15.696</text:p>
          </table:table-cell>
          <table:table-cell table:formula="of:=[.L327]*16^(1/4)" office:value-type="float" office:value="0.061578">
            <text:p>0.061578</text:p>
          </table:table-cell>
          <table:table-cell/>
          <table:table-cell office:value-type="float" office:value="3.25">
            <text:p>3.25</text:p>
          </table:table-cell>
          <table:table-cell office:value-type="float" office:value="0.007856">
            <text:p>0.007856</text:p>
          </table:table-cell>
          <table:table-cell office:value-type="float" office:value="0.000218">
            <text:p>0.000218</text:p>
          </table:table-cell>
          <table:table-cell/>
          <table:table-cell table:formula="of:=([.R327]-2.269)*32" office:value-type="float" office:value="31.392">
            <text:p>31.392</text:p>
          </table:table-cell>
          <table:table-cell table:formula="of:=[.S327]*32^(1/4)" office:value-type="float" office:value="0.0186848221909228">
            <text:p>0.0186848222</text:p>
          </table:table-cell>
          <table:table-cell/>
          <table:table-cell office:value-type="float" office:value="3.25">
            <text:p>3.25</text:p>
          </table:table-cell>
          <table:table-cell office:value-type="float" office:value="0.001957">
            <text:p>0.001957</text:p>
          </table:table-cell>
          <table:table-cell office:value-type="float" office:value="0.000054">
            <text:p>0.000054</text:p>
          </table:table-cell>
          <table:table-cell table:formula="of:=[.AA327]*10" office:value-type="float" office:value="0.00054">
            <text:p>0.00054</text:p>
          </table:table-cell>
          <table:table-cell table:formula="of:=([.Y327]-2.269)*64" office:value-type="float" office:value="62.784">
            <text:p>62.784</text:p>
          </table:table-cell>
          <table:table-cell table:formula="of:=[.Z327]*64^(1/4)" office:value-type="float" office:value="0.00553523188312829">
            <text:p>0.005535231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6">
            <text:p>3.26</text:p>
          </table:table-cell>
          <table:table-cell office:value-type="float" office:value="0.120598">
            <text:p>0.120598</text:p>
          </table:table-cell>
          <table:table-cell office:value-type="float" office:value="0.000626">
            <text:p>0.000626</text:p>
          </table:table-cell>
          <table:table-cell table:formula="of:=[.F328]*50" office:value-type="float" office:value="0.0313">
            <text:p>0.0313</text:p>
          </table:table-cell>
          <table:table-cell table:formula="of:=([.D328]-[.A327])*8" office:value-type="float" office:value="7.928">
            <text:p>7.928</text:p>
          </table:table-cell>
          <table:table-cell table:formula="of:=[.E328]*8^(1/4)" office:value-type="float" office:value="0.202820851773535">
            <text:p>0.2028208518</text:p>
          </table:table-cell>
          <table:table-cell/>
          <table:table-cell office:value-type="float" office:value="3.26">
            <text:p>3.26</text:p>
          </table:table-cell>
          <table:table-cell office:value-type="float" office:value="0.03105">
            <text:p>0.03105</text:p>
          </table:table-cell>
          <table:table-cell office:value-type="float" office:value="0.000875">
            <text:p>0.000875</text:p>
          </table:table-cell>
          <table:table-cell table:formula="of:=[.M328]*10" office:value-type="float" office:value="0.00875">
            <text:p>0.00875</text:p>
          </table:table-cell>
          <table:table-cell table:formula="of:=([.K328]-2.269)*16" office:value-type="float" office:value="15.856">
            <text:p>15.856</text:p>
          </table:table-cell>
          <table:table-cell table:formula="of:=[.L328]*16^(1/4)" office:value-type="float" office:value="0.0621">
            <text:p>0.0621</text:p>
          </table:table-cell>
          <table:table-cell/>
          <table:table-cell office:value-type="float" office:value="3.26">
            <text:p>3.26</text:p>
          </table:table-cell>
          <table:table-cell office:value-type="float" office:value="0.007746">
            <text:p>0.007746</text:p>
          </table:table-cell>
          <table:table-cell office:value-type="float" office:value="0.000216">
            <text:p>0.000216</text:p>
          </table:table-cell>
          <table:table-cell/>
          <table:table-cell table:formula="of:=([.R328]-2.269)*32" office:value-type="float" office:value="31.712">
            <text:p>31.712</text:p>
          </table:table-cell>
          <table:table-cell table:formula="of:=[.S328]*32^(1/4)" office:value-type="float" office:value="0.0184231966256222">
            <text:p>0.0184231966</text:p>
          </table:table-cell>
          <table:table-cell/>
          <table:table-cell office:value-type="float" office:value="3.26">
            <text:p>3.26</text:p>
          </table:table-cell>
          <table:table-cell office:value-type="float" office:value="0.001926">
            <text:p>0.001926</text:p>
          </table:table-cell>
          <table:table-cell office:value-type="float" office:value="0.000054">
            <text:p>0.000054</text:p>
          </table:table-cell>
          <table:table-cell table:formula="of:=[.AA328]*10" office:value-type="float" office:value="0.00054">
            <text:p>0.00054</text:p>
          </table:table-cell>
          <table:table-cell table:formula="of:=([.Y328]-2.269)*64" office:value-type="float" office:value="63.424">
            <text:p>63.424</text:p>
          </table:table-cell>
          <table:table-cell table:formula="of:=[.Z328]*64^(1/4)" office:value-type="float" office:value="0.00544755064226116">
            <text:p>0.005447550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7">
            <text:p>3.27</text:p>
          </table:table-cell>
          <table:table-cell office:value-type="float" office:value="0.117817">
            <text:p>0.117817</text:p>
          </table:table-cell>
          <table:table-cell office:value-type="float" office:value="0.000534">
            <text:p>0.000534</text:p>
          </table:table-cell>
          <table:table-cell table:formula="of:=[.F329]*50" office:value-type="float" office:value="0.0267">
            <text:p>0.0267</text:p>
          </table:table-cell>
          <table:table-cell table:formula="of:=([.D329]-[.A328])*8" office:value-type="float" office:value="8.008">
            <text:p>8.008</text:p>
          </table:table-cell>
          <table:table-cell table:formula="of:=[.E329]*8^(1/4)" office:value-type="float" office:value="0.198143785911894">
            <text:p>0.1981437859</text:p>
          </table:table-cell>
          <table:table-cell/>
          <table:table-cell office:value-type="float" office:value="3.27">
            <text:p>3.27</text:p>
          </table:table-cell>
          <table:table-cell office:value-type="float" office:value="0.030728">
            <text:p>0.030728</text:p>
          </table:table-cell>
          <table:table-cell office:value-type="float" office:value="0.000868">
            <text:p>0.000868</text:p>
          </table:table-cell>
          <table:table-cell table:formula="of:=[.M329]*10" office:value-type="float" office:value="0.00868">
            <text:p>0.00868</text:p>
          </table:table-cell>
          <table:table-cell table:formula="of:=([.K329]-2.269)*16" office:value-type="float" office:value="16.016">
            <text:p>16.016</text:p>
          </table:table-cell>
          <table:table-cell table:formula="of:=[.L329]*16^(1/4)" office:value-type="float" office:value="0.061456">
            <text:p>0.061456</text:p>
          </table:table-cell>
          <table:table-cell/>
          <table:table-cell office:value-type="float" office:value="3.27">
            <text:p>3.27</text:p>
          </table:table-cell>
          <table:table-cell office:value-type="float" office:value="0.007661">
            <text:p>0.007661</text:p>
          </table:table-cell>
          <table:table-cell office:value-type="float" office:value="0.000215">
            <text:p>0.000215</text:p>
          </table:table-cell>
          <table:table-cell/>
          <table:table-cell table:formula="of:=([.R329]-2.269)*32" office:value-type="float" office:value="32.032">
            <text:p>32.032</text:p>
          </table:table-cell>
          <table:table-cell table:formula="of:=[.S329]*32^(1/4)" office:value-type="float" office:value="0.0182210314160717">
            <text:p>0.0182210314</text:p>
          </table:table-cell>
          <table:table-cell/>
          <table:table-cell office:value-type="float" office:value="3.27">
            <text:p>3.27</text:p>
          </table:table-cell>
          <table:table-cell office:value-type="float" office:value="0.001901">
            <text:p>0.001901</text:p>
          </table:table-cell>
          <table:table-cell office:value-type="float" office:value="0.000054">
            <text:p>0.000054</text:p>
          </table:table-cell>
          <table:table-cell table:formula="of:=[.AA329]*10" office:value-type="float" office:value="0.00054">
            <text:p>0.00054</text:p>
          </table:table-cell>
          <table:table-cell table:formula="of:=([.Y329]-2.269)*64" office:value-type="float" office:value="64.064">
            <text:p>64.064</text:p>
          </table:table-cell>
          <table:table-cell table:formula="of:=[.Z329]*64^(1/4)" office:value-type="float" office:value="0.00537683996414251">
            <text:p>0.0053768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8">
            <text:p>3.28</text:p>
          </table:table-cell>
          <table:table-cell office:value-type="float" office:value="0.120004">
            <text:p>0.120004</text:p>
          </table:table-cell>
          <table:table-cell office:value-type="float" office:value="0.000238">
            <text:p>0.000238</text:p>
          </table:table-cell>
          <table:table-cell table:formula="of:=[.F330]*50" office:value-type="float" office:value="0.0119">
            <text:p>0.0119</text:p>
          </table:table-cell>
          <table:table-cell table:formula="of:=([.D330]-[.A329])*8" office:value-type="float" office:value="8.088">
            <text:p>8.088</text:p>
          </table:table-cell>
          <table:table-cell table:formula="of:=[.E330]*8^(1/4)" office:value-type="float" office:value="0.201821866832213">
            <text:p>0.2018218668</text:p>
          </table:table-cell>
          <table:table-cell/>
          <table:table-cell office:value-type="float" office:value="3.28">
            <text:p>3.28</text:p>
          </table:table-cell>
          <table:table-cell office:value-type="float" office:value="0.03065">
            <text:p>0.03065</text:p>
          </table:table-cell>
          <table:table-cell office:value-type="float" office:value="0.00087">
            <text:p>0.00087</text:p>
          </table:table-cell>
          <table:table-cell table:formula="of:=[.M330]*10" office:value-type="float" office:value="0.0087">
            <text:p>0.0087</text:p>
          </table:table-cell>
          <table:table-cell table:formula="of:=([.K330]-2.269)*16" office:value-type="float" office:value="16.176">
            <text:p>16.176</text:p>
          </table:table-cell>
          <table:table-cell table:formula="of:=[.L330]*16^(1/4)" office:value-type="float" office:value="0.0613">
            <text:p>0.0613</text:p>
          </table:table-cell>
          <table:table-cell/>
          <table:table-cell office:value-type="float" office:value="3.28">
            <text:p>3.28</text:p>
          </table:table-cell>
          <table:table-cell office:value-type="float" office:value="0.007561">
            <text:p>0.007561</text:p>
          </table:table-cell>
          <table:table-cell office:value-type="float" office:value="0.000212">
            <text:p>0.000212</text:p>
          </table:table-cell>
          <table:table-cell/>
          <table:table-cell table:formula="of:=([.R330]-2.269)*32" office:value-type="float" office:value="32.352">
            <text:p>32.352</text:p>
          </table:table-cell>
          <table:table-cell table:formula="of:=[.S330]*32^(1/4)" office:value-type="float" office:value="0.0179831899930711">
            <text:p>0.01798319</text:p>
          </table:table-cell>
          <table:table-cell/>
          <table:table-cell office:value-type="float" office:value="3.28">
            <text:p>3.28</text:p>
          </table:table-cell>
          <table:table-cell office:value-type="float" office:value="0.00188">
            <text:p>0.00188</text:p>
          </table:table-cell>
          <table:table-cell office:value-type="float" office:value="0.000054">
            <text:p>0.000054</text:p>
          </table:table-cell>
          <table:table-cell table:formula="of:=[.AA330]*10" office:value-type="float" office:value="0.00054">
            <text:p>0.00054</text:p>
          </table:table-cell>
          <table:table-cell table:formula="of:=([.Y330]-2.269)*64" office:value-type="float" office:value="64.704">
            <text:p>64.704</text:p>
          </table:table-cell>
          <table:table-cell table:formula="of:=[.Z330]*64^(1/4)" office:value-type="float" office:value="0.00531744299452284">
            <text:p>0.00531744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29">
            <text:p>3.29</text:p>
          </table:table-cell>
          <table:table-cell office:value-type="float" office:value="0.116968">
            <text:p>0.116968</text:p>
          </table:table-cell>
          <table:table-cell office:value-type="float" office:value="0.000339">
            <text:p>0.000339</text:p>
          </table:table-cell>
          <table:table-cell table:formula="of:=[.F331]*50" office:value-type="float" office:value="0.01695">
            <text:p>0.01695</text:p>
          </table:table-cell>
          <table:table-cell table:formula="of:=([.D331]-[.A330])*8" office:value-type="float" office:value="8.168">
            <text:p>8.168</text:p>
          </table:table-cell>
          <table:table-cell table:formula="of:=[.E331]*8^(1/4)" office:value-type="float" office:value="0.196715943798793">
            <text:p>0.1967159438</text:p>
          </table:table-cell>
          <table:table-cell/>
          <table:table-cell office:value-type="float" office:value="3.29">
            <text:p>3.29</text:p>
          </table:table-cell>
          <table:table-cell office:value-type="float" office:value="0.029657">
            <text:p>0.029657</text:p>
          </table:table-cell>
          <table:table-cell office:value-type="float" office:value="0.000855">
            <text:p>0.000855</text:p>
          </table:table-cell>
          <table:table-cell table:formula="of:=[.M331]*10" office:value-type="float" office:value="0.00855">
            <text:p>0.00855</text:p>
          </table:table-cell>
          <table:table-cell table:formula="of:=([.K331]-2.269)*16" office:value-type="float" office:value="16.336">
            <text:p>16.336</text:p>
          </table:table-cell>
          <table:table-cell table:formula="of:=[.L331]*16^(1/4)" office:value-type="float" office:value="0.059314">
            <text:p>0.059314</text:p>
          </table:table-cell>
          <table:table-cell/>
          <table:table-cell office:value-type="float" office:value="3.29">
            <text:p>3.29</text:p>
          </table:table-cell>
          <table:table-cell office:value-type="float" office:value="0.007481">
            <text:p>0.007481</text:p>
          </table:table-cell>
          <table:table-cell office:value-type="float" office:value="0.000216">
            <text:p>0.000216</text:p>
          </table:table-cell>
          <table:table-cell/>
          <table:table-cell table:formula="of:=([.R331]-2.269)*32" office:value-type="float" office:value="32.672">
            <text:p>32.672</text:p>
          </table:table-cell>
          <table:table-cell table:formula="of:=[.S331]*32^(1/4)" office:value-type="float" office:value="0.0177929168546707">
            <text:p>0.0177929169</text:p>
          </table:table-cell>
          <table:table-cell/>
          <table:table-cell office:value-type="float" office:value="3.29">
            <text:p>3.29</text:p>
          </table:table-cell>
          <table:table-cell office:value-type="float" office:value="0.001856">
            <text:p>0.001856</text:p>
          </table:table-cell>
          <table:table-cell office:value-type="float" office:value="0.000053">
            <text:p>0.000053</text:p>
          </table:table-cell>
          <table:table-cell table:formula="of:=[.AA331]*10" office:value-type="float" office:value="0.00053">
            <text:p>0.00053</text:p>
          </table:table-cell>
          <table:table-cell table:formula="of:=([.Y331]-2.269)*64" office:value-type="float" office:value="65.344">
            <text:p>65.344</text:p>
          </table:table-cell>
          <table:table-cell table:formula="of:=[.Z331]*64^(1/4)" office:value-type="float" office:value="0.00524956074352893">
            <text:p>0.005249560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">
            <text:p>3.3</text:p>
          </table:table-cell>
          <table:table-cell office:value-type="float" office:value="0.112784">
            <text:p>0.112784</text:p>
          </table:table-cell>
          <table:table-cell office:value-type="float" office:value="0.000434">
            <text:p>0.000434</text:p>
          </table:table-cell>
          <table:table-cell table:formula="of:=[.F332]*50" office:value-type="float" office:value="0.0217">
            <text:p>0.0217</text:p>
          </table:table-cell>
          <table:table-cell table:formula="of:=([.D332]-[.A331])*8" office:value-type="float" office:value="8.248">
            <text:p>8.248</text:p>
          </table:table-cell>
          <table:table-cell table:formula="of:=[.E332]*8^(1/4)" office:value-type="float" office:value="0.18967932259595">
            <text:p>0.1896793226</text:p>
          </table:table-cell>
          <table:table-cell/>
          <table:table-cell office:value-type="float" office:value="3.3">
            <text:p>3.3</text:p>
          </table:table-cell>
          <table:table-cell office:value-type="float" office:value="0.028923">
            <text:p>0.028923</text:p>
          </table:table-cell>
          <table:table-cell office:value-type="float" office:value="0.000846">
            <text:p>0.000846</text:p>
          </table:table-cell>
          <table:table-cell table:formula="of:=[.M332]*10" office:value-type="float" office:value="0.00846">
            <text:p>0.00846</text:p>
          </table:table-cell>
          <table:table-cell table:formula="of:=([.K332]-2.269)*16" office:value-type="float" office:value="16.496">
            <text:p>16.496</text:p>
          </table:table-cell>
          <table:table-cell table:formula="of:=[.L332]*16^(1/4)" office:value-type="float" office:value="0.057846">
            <text:p>0.057846</text:p>
          </table:table-cell>
          <table:table-cell/>
          <table:table-cell office:value-type="float" office:value="3.3">
            <text:p>3.3</text:p>
          </table:table-cell>
          <table:table-cell office:value-type="float" office:value="0.007312">
            <text:p>0.007312</text:p>
          </table:table-cell>
          <table:table-cell office:value-type="float" office:value="0.000211">
            <text:p>0.000211</text:p>
          </table:table-cell>
          <table:table-cell/>
          <table:table-cell table:formula="of:=([.R332]-2.269)*32" office:value-type="float" office:value="32.992">
            <text:p>32.992</text:p>
          </table:table-cell>
          <table:table-cell table:formula="of:=[.S332]*32^(1/4)" office:value-type="float" office:value="0.0173909648497998">
            <text:p>0.0173909648</text:p>
          </table:table-cell>
          <table:table-cell/>
          <table:table-cell office:value-type="float" office:value="3.3">
            <text:p>3.3</text:p>
          </table:table-cell>
          <table:table-cell office:value-type="float" office:value="0.001844">
            <text:p>0.001844</text:p>
          </table:table-cell>
          <table:table-cell office:value-type="float" office:value="0.000053">
            <text:p>0.000053</text:p>
          </table:table-cell>
          <table:table-cell table:formula="of:=[.AA332]*10" office:value-type="float" office:value="0.00053">
            <text:p>0.00053</text:p>
          </table:table-cell>
          <table:table-cell table:formula="of:=([.Y332]-2.269)*64" office:value-type="float" office:value="65.984">
            <text:p>65.984</text:p>
          </table:table-cell>
          <table:table-cell table:formula="of:=[.Z332]*64^(1/4)" office:value-type="float" office:value="0.00521561961803198">
            <text:p>0.005215619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1">
            <text:p>3.31</text:p>
          </table:table-cell>
          <table:table-cell office:value-type="float" office:value="0.113754">
            <text:p>0.113754</text:p>
          </table:table-cell>
          <table:table-cell office:value-type="float" office:value="0.000597">
            <text:p>0.000597</text:p>
          </table:table-cell>
          <table:table-cell table:formula="of:=[.F333]*50" office:value-type="float" office:value="0.02985">
            <text:p>0.02985</text:p>
          </table:table-cell>
          <table:table-cell table:formula="of:=([.D333]-[.A332])*8" office:value-type="float" office:value="8.328">
            <text:p>8.328</text:p>
          </table:table-cell>
          <table:table-cell table:formula="of:=[.E333]*8^(1/4)" office:value-type="float" office:value="0.191310661641542">
            <text:p>0.1913106616</text:p>
          </table:table-cell>
          <table:table-cell/>
          <table:table-cell office:value-type="float" office:value="3.31">
            <text:p>3.31</text:p>
          </table:table-cell>
          <table:table-cell office:value-type="float" office:value="0.029127">
            <text:p>0.029127</text:p>
          </table:table-cell>
          <table:table-cell office:value-type="float" office:value="0.000847">
            <text:p>0.000847</text:p>
          </table:table-cell>
          <table:table-cell table:formula="of:=[.M333]*10" office:value-type="float" office:value="0.00847">
            <text:p>0.00847</text:p>
          </table:table-cell>
          <table:table-cell table:formula="of:=([.K333]-2.269)*16" office:value-type="float" office:value="16.656">
            <text:p>16.656</text:p>
          </table:table-cell>
          <table:table-cell table:formula="of:=[.L333]*16^(1/4)" office:value-type="float" office:value="0.058254">
            <text:p>0.058254</text:p>
          </table:table-cell>
          <table:table-cell/>
          <table:table-cell office:value-type="float" office:value="3.31">
            <text:p>3.31</text:p>
          </table:table-cell>
          <table:table-cell office:value-type="float" office:value="0.00728">
            <text:p>0.00728</text:p>
          </table:table-cell>
          <table:table-cell office:value-type="float" office:value="0.000212">
            <text:p>0.000212</text:p>
          </table:table-cell>
          <table:table-cell/>
          <table:table-cell table:formula="of:=([.R333]-2.269)*32" office:value-type="float" office:value="33.312">
            <text:p>33.312</text:p>
          </table:table-cell>
          <table:table-cell table:formula="of:=[.S333]*32^(1/4)" office:value-type="float" office:value="0.0173148555944396">
            <text:p>0.0173148556</text:p>
          </table:table-cell>
          <table:table-cell/>
          <table:table-cell office:value-type="float" office:value="3.31">
            <text:p>3.31</text:p>
          </table:table-cell>
          <table:table-cell office:value-type="float" office:value="0.001817">
            <text:p>0.001817</text:p>
          </table:table-cell>
          <table:table-cell office:value-type="float" office:value="0.000053">
            <text:p>0.000053</text:p>
          </table:table-cell>
          <table:table-cell table:formula="of:=[.AA333]*10" office:value-type="float" office:value="0.00053">
            <text:p>0.00053</text:p>
          </table:table-cell>
          <table:table-cell table:formula="of:=([.Y333]-2.269)*64" office:value-type="float" office:value="66.624">
            <text:p>66.624</text:p>
          </table:table-cell>
          <table:table-cell table:formula="of:=[.Z333]*64^(1/4)" office:value-type="float" office:value="0.00513925208566383">
            <text:p>0.005139252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2">
            <text:p>3.32</text:p>
          </table:table-cell>
          <table:table-cell office:value-type="float" office:value="0.113005">
            <text:p>0.113005</text:p>
          </table:table-cell>
          <table:table-cell office:value-type="float" office:value="0.000546">
            <text:p>0.000546</text:p>
          </table:table-cell>
          <table:table-cell table:formula="of:=[.F334]*50" office:value-type="float" office:value="0.0273">
            <text:p>0.0273</text:p>
          </table:table-cell>
          <table:table-cell table:formula="of:=([.D334]-[.A333])*8" office:value-type="float" office:value="8.408">
            <text:p>8.408</text:p>
          </table:table-cell>
          <table:table-cell table:formula="of:=[.E334]*8^(1/4)" office:value-type="float" office:value="0.190050998811492">
            <text:p>0.1900509988</text:p>
          </table:table-cell>
          <table:table-cell/>
          <table:table-cell office:value-type="float" office:value="3.32">
            <text:p>3.32</text:p>
          </table:table-cell>
          <table:table-cell office:value-type="float" office:value="0.02848">
            <text:p>0.02848</text:p>
          </table:table-cell>
          <table:table-cell office:value-type="float" office:value="0.000847">
            <text:p>0.000847</text:p>
          </table:table-cell>
          <table:table-cell table:formula="of:=[.M334]*10" office:value-type="float" office:value="0.00847">
            <text:p>0.00847</text:p>
          </table:table-cell>
          <table:table-cell table:formula="of:=([.K334]-2.269)*16" office:value-type="float" office:value="16.816">
            <text:p>16.816</text:p>
          </table:table-cell>
          <table:table-cell table:formula="of:=[.L334]*16^(1/4)" office:value-type="float" office:value="0.05696">
            <text:p>0.05696</text:p>
          </table:table-cell>
          <table:table-cell/>
          <table:table-cell office:value-type="float" office:value="3.32">
            <text:p>3.32</text:p>
          </table:table-cell>
          <table:table-cell office:value-type="float" office:value="0.007244">
            <text:p>0.007244</text:p>
          </table:table-cell>
          <table:table-cell office:value-type="float" office:value="0.000212">
            <text:p>0.000212</text:p>
          </table:table-cell>
          <table:table-cell/>
          <table:table-cell table:formula="of:=([.R334]-2.269)*32" office:value-type="float" office:value="33.632">
            <text:p>33.632</text:p>
          </table:table-cell>
          <table:table-cell table:formula="of:=[.S334]*32^(1/4)" office:value-type="float" office:value="0.0172292326821594">
            <text:p>0.0172292327</text:p>
          </table:table-cell>
          <table:table-cell/>
          <table:table-cell office:value-type="float" office:value="3.32">
            <text:p>3.32</text:p>
          </table:table-cell>
          <table:table-cell office:value-type="float" office:value="0.001795">
            <text:p>0.001795</text:p>
          </table:table-cell>
          <table:table-cell office:value-type="float" office:value="0.000052">
            <text:p>0.000052</text:p>
          </table:table-cell>
          <table:table-cell table:formula="of:=[.AA334]*10" office:value-type="float" office:value="0.00052">
            <text:p>0.00052</text:p>
          </table:table-cell>
          <table:table-cell table:formula="of:=([.Y334]-2.269)*64" office:value-type="float" office:value="67.264">
            <text:p>67.264</text:p>
          </table:table-cell>
          <table:table-cell table:formula="of:=[.Z334]*64^(1/4)" office:value-type="float" office:value="0.00507702668891941">
            <text:p>0.005077026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3">
            <text:p>3.33</text:p>
          </table:table-cell>
          <table:table-cell office:value-type="float" office:value="0.111827">
            <text:p>0.111827</text:p>
          </table:table-cell>
          <table:table-cell office:value-type="float" office:value="0.000721">
            <text:p>0.000721</text:p>
          </table:table-cell>
          <table:table-cell table:formula="of:=[.F335]*50" office:value-type="float" office:value="0.03605">
            <text:p>0.03605</text:p>
          </table:table-cell>
          <table:table-cell table:formula="of:=([.D335]-[.A334])*8" office:value-type="float" office:value="8.488">
            <text:p>8.488</text:p>
          </table:table-cell>
          <table:table-cell table:formula="of:=[.E335]*8^(1/4)" office:value-type="float" office:value="0.188069846857154">
            <text:p>0.1880698469</text:p>
          </table:table-cell>
          <table:table-cell/>
          <table:table-cell office:value-type="float" office:value="3.33">
            <text:p>3.33</text:p>
          </table:table-cell>
          <table:table-cell office:value-type="float" office:value="0.028345">
            <text:p>0.028345</text:p>
          </table:table-cell>
          <table:table-cell office:value-type="float" office:value="0.000832">
            <text:p>0.000832</text:p>
          </table:table-cell>
          <table:table-cell table:formula="of:=[.M335]*10" office:value-type="float" office:value="0.00832">
            <text:p>0.00832</text:p>
          </table:table-cell>
          <table:table-cell table:formula="of:=([.K335]-2.269)*16" office:value-type="float" office:value="16.976">
            <text:p>16.976</text:p>
          </table:table-cell>
          <table:table-cell table:formula="of:=[.L335]*16^(1/4)" office:value-type="float" office:value="0.05669">
            <text:p>0.05669</text:p>
          </table:table-cell>
          <table:table-cell/>
          <table:table-cell office:value-type="float" office:value="3.33">
            <text:p>3.33</text:p>
          </table:table-cell>
          <table:table-cell office:value-type="float" office:value="0.007105">
            <text:p>0.007105</text:p>
          </table:table-cell>
          <table:table-cell office:value-type="float" office:value="0.00021">
            <text:p>0.00021</text:p>
          </table:table-cell>
          <table:table-cell/>
          <table:table-cell table:formula="of:=([.R335]-2.269)*32" office:value-type="float" office:value="33.952">
            <text:p>33.952</text:p>
          </table:table-cell>
          <table:table-cell table:formula="of:=[.S335]*32^(1/4)" office:value-type="float" office:value="0.0168986331041887">
            <text:p>0.0168986331</text:p>
          </table:table-cell>
          <table:table-cell/>
          <table:table-cell office:value-type="float" office:value="3.33">
            <text:p>3.33</text:p>
          </table:table-cell>
          <table:table-cell office:value-type="float" office:value="0.001775">
            <text:p>0.001775</text:p>
          </table:table-cell>
          <table:table-cell office:value-type="float" office:value="0.000052">
            <text:p>0.000052</text:p>
          </table:table-cell>
          <table:table-cell table:formula="of:=[.AA335]*10" office:value-type="float" office:value="0.00052">
            <text:p>0.00052</text:p>
          </table:table-cell>
          <table:table-cell table:formula="of:=([.Y335]-2.269)*64" office:value-type="float" office:value="67.904">
            <text:p>67.904</text:p>
          </table:table-cell>
          <table:table-cell table:formula="of:=[.Z335]*64^(1/4)" office:value-type="float" office:value="0.00502045814642449">
            <text:p>0.005020458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4">
            <text:p>3.34</text:p>
          </table:table-cell>
          <table:table-cell office:value-type="float" office:value="0.108073">
            <text:p>0.108073</text:p>
          </table:table-cell>
          <table:table-cell office:value-type="float" office:value="0.000585">
            <text:p>0.000585</text:p>
          </table:table-cell>
          <table:table-cell table:formula="of:=[.F336]*50" office:value-type="float" office:value="0.02925">
            <text:p>0.02925</text:p>
          </table:table-cell>
          <table:table-cell table:formula="of:=([.D336]-[.A335])*8" office:value-type="float" office:value="8.568">
            <text:p>8.568</text:p>
          </table:table-cell>
          <table:table-cell table:formula="of:=[.E336]*8^(1/4)" office:value-type="float" office:value="0.181756396571429">
            <text:p>0.1817563966</text:p>
          </table:table-cell>
          <table:table-cell/>
          <table:table-cell office:value-type="float" office:value="3.34">
            <text:p>3.34</text:p>
          </table:table-cell>
          <table:table-cell office:value-type="float" office:value="0.028091">
            <text:p>0.028091</text:p>
          </table:table-cell>
          <table:table-cell office:value-type="float" office:value="0.000845">
            <text:p>0.000845</text:p>
          </table:table-cell>
          <table:table-cell table:formula="of:=[.M336]*10" office:value-type="float" office:value="0.00845">
            <text:p>0.00845</text:p>
          </table:table-cell>
          <table:table-cell table:formula="of:=([.K336]-2.269)*16" office:value-type="float" office:value="17.136">
            <text:p>17.136</text:p>
          </table:table-cell>
          <table:table-cell table:formula="of:=[.L336]*16^(1/4)" office:value-type="float" office:value="0.056182">
            <text:p>0.056182</text:p>
          </table:table-cell>
          <table:table-cell/>
          <table:table-cell office:value-type="float" office:value="3.34">
            <text:p>3.34</text:p>
          </table:table-cell>
          <table:table-cell office:value-type="float" office:value="0.00706">
            <text:p>0.00706</text:p>
          </table:table-cell>
          <table:table-cell office:value-type="float" office:value="0.000206">
            <text:p>0.000206</text:p>
          </table:table-cell>
          <table:table-cell/>
          <table:table-cell table:formula="of:=([.R336]-2.269)*32" office:value-type="float" office:value="34.272">
            <text:p>34.272</text:p>
          </table:table-cell>
          <table:table-cell table:formula="of:=[.S336]*32^(1/4)" office:value-type="float" office:value="0.0167916044638384">
            <text:p>0.0167916045</text:p>
          </table:table-cell>
          <table:table-cell/>
          <table:table-cell office:value-type="float" office:value="3.34">
            <text:p>3.34</text:p>
          </table:table-cell>
          <table:table-cell office:value-type="float" office:value="0.001756">
            <text:p>0.001756</text:p>
          </table:table-cell>
          <table:table-cell office:value-type="float" office:value="0.000052">
            <text:p>0.000052</text:p>
          </table:table-cell>
          <table:table-cell table:formula="of:=[.AA336]*10" office:value-type="float" office:value="0.00052">
            <text:p>0.00052</text:p>
          </table:table-cell>
          <table:table-cell table:formula="of:=([.Y336]-2.269)*64" office:value-type="float" office:value="68.544">
            <text:p>68.544</text:p>
          </table:table-cell>
          <table:table-cell table:formula="of:=[.Z336]*64^(1/4)" office:value-type="float" office:value="0.00496671803105431">
            <text:p>0.00496671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5">
            <text:p>3.35</text:p>
          </table:table-cell>
          <table:table-cell office:value-type="float" office:value="0.107533">
            <text:p>0.107533</text:p>
          </table:table-cell>
          <table:table-cell office:value-type="float" office:value="0.000375">
            <text:p>0.000375</text:p>
          </table:table-cell>
          <table:table-cell table:formula="of:=[.F337]*50" office:value-type="float" office:value="0.01875">
            <text:p>0.01875</text:p>
          </table:table-cell>
          <table:table-cell table:formula="of:=([.D337]-[.A336])*8" office:value-type="float" office:value="8.648">
            <text:p>8.648</text:p>
          </table:table-cell>
          <table:table-cell table:formula="of:=[.E337]*8^(1/4)" office:value-type="float" office:value="0.180848228442955">
            <text:p>0.1808482284</text:p>
          </table:table-cell>
          <table:table-cell/>
          <table:table-cell office:value-type="float" office:value="3.35">
            <text:p>3.35</text:p>
          </table:table-cell>
          <table:table-cell office:value-type="float" office:value="0.028056">
            <text:p>0.028056</text:p>
          </table:table-cell>
          <table:table-cell office:value-type="float" office:value="0.000835">
            <text:p>0.000835</text:p>
          </table:table-cell>
          <table:table-cell table:formula="of:=[.M337]*10" office:value-type="float" office:value="0.00835">
            <text:p>0.00835</text:p>
          </table:table-cell>
          <table:table-cell table:formula="of:=([.K337]-2.269)*16" office:value-type="float" office:value="17.296">
            <text:p>17.296</text:p>
          </table:table-cell>
          <table:table-cell table:formula="of:=[.L337]*16^(1/4)" office:value-type="float" office:value="0.056112">
            <text:p>0.056112</text:p>
          </table:table-cell>
          <table:table-cell/>
          <table:table-cell office:value-type="float" office:value="3.35">
            <text:p>3.35</text:p>
          </table:table-cell>
          <table:table-cell office:value-type="float" office:value="0.006974">
            <text:p>0.006974</text:p>
          </table:table-cell>
          <table:table-cell office:value-type="float" office:value="0.000205">
            <text:p>0.000205</text:p>
          </table:table-cell>
          <table:table-cell/>
          <table:table-cell table:formula="of:=([.R337]-2.269)*32" office:value-type="float" office:value="34.592">
            <text:p>34.592</text:p>
          </table:table-cell>
          <table:table-cell table:formula="of:=[.S337]*32^(1/4)" office:value-type="float" office:value="0.016587060840058">
            <text:p>0.0165870608</text:p>
          </table:table-cell>
          <table:table-cell/>
          <table:table-cell office:value-type="float" office:value="3.35">
            <text:p>3.35</text:p>
          </table:table-cell>
          <table:table-cell office:value-type="float" office:value="0.001739">
            <text:p>0.001739</text:p>
          </table:table-cell>
          <table:table-cell office:value-type="float" office:value="0.000051">
            <text:p>0.000051</text:p>
          </table:table-cell>
          <table:table-cell table:formula="of:=[.AA337]*10" office:value-type="float" office:value="0.00051">
            <text:p>0.00051</text:p>
          </table:table-cell>
          <table:table-cell table:formula="of:=([.Y337]-2.269)*64" office:value-type="float" office:value="69.184">
            <text:p>69.184</text:p>
          </table:table-cell>
          <table:table-cell table:formula="of:=[.Z337]*64^(1/4)" office:value-type="float" office:value="0.00491863476993362">
            <text:p>0.004918634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6">
            <text:p>3.36</text:p>
          </table:table-cell>
          <table:table-cell office:value-type="float" office:value="0.110262">
            <text:p>0.110262</text:p>
          </table:table-cell>
          <table:table-cell office:value-type="float" office:value="0.000512">
            <text:p>0.000512</text:p>
          </table:table-cell>
          <table:table-cell table:formula="of:=[.F338]*50" office:value-type="float" office:value="0.0256">
            <text:p>0.0256</text:p>
          </table:table-cell>
          <table:table-cell table:formula="of:=([.D338]-[.A337])*8" office:value-type="float" office:value="8.728">
            <text:p>8.728</text:p>
          </table:table-cell>
          <table:table-cell table:formula="of:=[.E338]*8^(1/4)" office:value-type="float" office:value="0.18543784107741">
            <text:p>0.1854378411</text:p>
          </table:table-cell>
          <table:table-cell/>
          <table:table-cell office:value-type="float" office:value="3.36">
            <text:p>3.36</text:p>
          </table:table-cell>
          <table:table-cell office:value-type="float" office:value="0.027868">
            <text:p>0.027868</text:p>
          </table:table-cell>
          <table:table-cell office:value-type="float" office:value="0.000826">
            <text:p>0.000826</text:p>
          </table:table-cell>
          <table:table-cell table:formula="of:=[.M338]*10" office:value-type="float" office:value="0.00826">
            <text:p>0.00826</text:p>
          </table:table-cell>
          <table:table-cell table:formula="of:=([.K338]-2.269)*16" office:value-type="float" office:value="17.456">
            <text:p>17.456</text:p>
          </table:table-cell>
          <table:table-cell table:formula="of:=[.L338]*16^(1/4)" office:value-type="float" office:value="0.055736">
            <text:p>0.055736</text:p>
          </table:table-cell>
          <table:table-cell/>
          <table:table-cell office:value-type="float" office:value="3.36">
            <text:p>3.36</text:p>
          </table:table-cell>
          <table:table-cell office:value-type="float" office:value="0.006889">
            <text:p>0.006889</text:p>
          </table:table-cell>
          <table:table-cell office:value-type="float" office:value="0.000205">
            <text:p>0.000205</text:p>
          </table:table-cell>
          <table:table-cell/>
          <table:table-cell table:formula="of:=([.R338]-2.269)*32" office:value-type="float" office:value="34.912">
            <text:p>34.912</text:p>
          </table:table-cell>
          <table:table-cell table:formula="of:=[.S338]*32^(1/4)" office:value-type="float" office:value="0.0163848956305075">
            <text:p>0.0163848956</text:p>
          </table:table-cell>
          <table:table-cell/>
          <table:table-cell office:value-type="float" office:value="3.36">
            <text:p>3.36</text:p>
          </table:table-cell>
          <table:table-cell office:value-type="float" office:value="0.001718">
            <text:p>0.001718</text:p>
          </table:table-cell>
          <table:table-cell office:value-type="float" office:value="0.000051">
            <text:p>0.000051</text:p>
          </table:table-cell>
          <table:table-cell table:formula="of:=[.AA338]*10" office:value-type="float" office:value="0.00051">
            <text:p>0.00051</text:p>
          </table:table-cell>
          <table:table-cell table:formula="of:=([.Y338]-2.269)*64" office:value-type="float" office:value="69.824">
            <text:p>69.824</text:p>
          </table:table-cell>
          <table:table-cell table:formula="of:=[.Z338]*64^(1/4)" office:value-type="float" office:value="0.00485923780031396">
            <text:p>0.004859237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7">
            <text:p>3.37</text:p>
          </table:table-cell>
          <table:table-cell office:value-type="float" office:value="0.106024">
            <text:p>0.106024</text:p>
          </table:table-cell>
          <table:table-cell office:value-type="float" office:value="0.0004">
            <text:p>0.0004</text:p>
          </table:table-cell>
          <table:table-cell table:formula="of:=[.F339]*50" office:value-type="float" office:value="0.02">
            <text:p>0.02</text:p>
          </table:table-cell>
          <table:table-cell table:formula="of:=([.D339]-[.A338])*8" office:value-type="float" office:value="8.808">
            <text:p>8.808</text:p>
          </table:table-cell>
          <table:table-cell table:formula="of:=[.E339]*8^(1/4)" office:value-type="float" office:value="0.17831040306172">
            <text:p>0.1783104031</text:p>
          </table:table-cell>
          <table:table-cell/>
          <table:table-cell office:value-type="float" office:value="3.37">
            <text:p>3.37</text:p>
          </table:table-cell>
          <table:table-cell office:value-type="float" office:value="0.026969">
            <text:p>0.026969</text:p>
          </table:table-cell>
          <table:table-cell office:value-type="float" office:value="0.000805">
            <text:p>0.000805</text:p>
          </table:table-cell>
          <table:table-cell table:formula="of:=[.M339]*10" office:value-type="float" office:value="0.00805">
            <text:p>0.00805</text:p>
          </table:table-cell>
          <table:table-cell table:formula="of:=([.K339]-2.269)*16" office:value-type="float" office:value="17.616">
            <text:p>17.616</text:p>
          </table:table-cell>
          <table:table-cell table:formula="of:=[.L339]*16^(1/4)" office:value-type="float" office:value="0.053938">
            <text:p>0.053938</text:p>
          </table:table-cell>
          <table:table-cell/>
          <table:table-cell office:value-type="float" office:value="3.37">
            <text:p>3.37</text:p>
          </table:table-cell>
          <table:table-cell office:value-type="float" office:value="0.006768">
            <text:p>0.006768</text:p>
          </table:table-cell>
          <table:table-cell office:value-type="float" office:value="0.000201">
            <text:p>0.000201</text:p>
          </table:table-cell>
          <table:table-cell/>
          <table:table-cell table:formula="of:=([.R339]-2.269)*32" office:value-type="float" office:value="35.232">
            <text:p>35.232</text:p>
          </table:table-cell>
          <table:table-cell table:formula="of:=[.S339]*32^(1/4)" office:value-type="float" office:value="0.0160971075086768">
            <text:p>0.0160971075</text:p>
          </table:table-cell>
          <table:table-cell/>
          <table:table-cell office:value-type="float" office:value="3.37">
            <text:p>3.37</text:p>
          </table:table-cell>
          <table:table-cell office:value-type="float" office:value="0.001701">
            <text:p>0.001701</text:p>
          </table:table-cell>
          <table:table-cell office:value-type="float" office:value="0.000051">
            <text:p>0.000051</text:p>
          </table:table-cell>
          <table:table-cell table:formula="of:=[.AA339]*10" office:value-type="float" office:value="0.00051">
            <text:p>0.00051</text:p>
          </table:table-cell>
          <table:table-cell table:formula="of:=([.Y339]-2.269)*64" office:value-type="float" office:value="70.464">
            <text:p>70.464</text:p>
          </table:table-cell>
          <table:table-cell table:formula="of:=[.Z339]*64^(1/4)" office:value-type="float" office:value="0.00481115453919327">
            <text:p>0.004811154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8">
            <text:p>3.38</text:p>
          </table:table-cell>
          <table:table-cell office:value-type="float" office:value="0.107913">
            <text:p>0.107913</text:p>
          </table:table-cell>
          <table:table-cell office:value-type="float" office:value="0.000307">
            <text:p>0.000307</text:p>
          </table:table-cell>
          <table:table-cell table:formula="of:=[.F340]*50" office:value-type="float" office:value="0.01535">
            <text:p>0.01535</text:p>
          </table:table-cell>
          <table:table-cell table:formula="of:=([.D340]-[.A339])*8" office:value-type="float" office:value="8.888">
            <text:p>8.888</text:p>
          </table:table-cell>
          <table:table-cell table:formula="of:=[.E340]*8^(1/4)" office:value-type="float" office:value="0.181487309718548">
            <text:p>0.1814873097</text:p>
          </table:table-cell>
          <table:table-cell/>
          <table:table-cell office:value-type="float" office:value="3.38">
            <text:p>3.38</text:p>
          </table:table-cell>
          <table:table-cell office:value-type="float" office:value="0.026935">
            <text:p>0.026935</text:p>
          </table:table-cell>
          <table:table-cell office:value-type="float" office:value="0.000809">
            <text:p>0.000809</text:p>
          </table:table-cell>
          <table:table-cell table:formula="of:=[.M340]*10" office:value-type="float" office:value="0.00809">
            <text:p>0.00809</text:p>
          </table:table-cell>
          <table:table-cell table:formula="of:=([.K340]-2.269)*16" office:value-type="float" office:value="17.776">
            <text:p>17.776</text:p>
          </table:table-cell>
          <table:table-cell table:formula="of:=[.L340]*16^(1/4)" office:value-type="float" office:value="0.05387">
            <text:p>0.05387</text:p>
          </table:table-cell>
          <table:table-cell/>
          <table:table-cell office:value-type="float" office:value="3.38">
            <text:p>3.38</text:p>
          </table:table-cell>
          <table:table-cell office:value-type="float" office:value="0.006745">
            <text:p>0.006745</text:p>
          </table:table-cell>
          <table:table-cell office:value-type="float" office:value="0.000203">
            <text:p>0.000203</text:p>
          </table:table-cell>
          <table:table-cell/>
          <table:table-cell table:formula="of:=([.R340]-2.269)*32" office:value-type="float" office:value="35.552">
            <text:p>35.552</text:p>
          </table:table-cell>
          <table:table-cell table:formula="of:=[.S340]*32^(1/4)" office:value-type="float" office:value="0.0160424039813867">
            <text:p>0.016042404</text:p>
          </table:table-cell>
          <table:table-cell/>
          <table:table-cell office:value-type="float" office:value="3.38">
            <text:p>3.38</text:p>
          </table:table-cell>
          <table:table-cell office:value-type="float" office:value="0.001677">
            <text:p>0.001677</text:p>
          </table:table-cell>
          <table:table-cell office:value-type="float" office:value="0.000051">
            <text:p>0.000051</text:p>
          </table:table-cell>
          <table:table-cell table:formula="of:=[.AA340]*10" office:value-type="float" office:value="0.00051">
            <text:p>0.00051</text:p>
          </table:table-cell>
          <table:table-cell table:formula="of:=([.Y340]-2.269)*64" office:value-type="float" office:value="71.104">
            <text:p>71.104</text:p>
          </table:table-cell>
          <table:table-cell table:formula="of:=[.Z340]*64^(1/4)" office:value-type="float" office:value="0.00474327228819936">
            <text:p>0.004743272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39">
            <text:p>3.39</text:p>
          </table:table-cell>
          <table:table-cell office:value-type="float" office:value="0.105789">
            <text:p>0.105789</text:p>
          </table:table-cell>
          <table:table-cell office:value-type="float" office:value="0.000481">
            <text:p>0.000481</text:p>
          </table:table-cell>
          <table:table-cell table:formula="of:=[.F341]*50" office:value-type="float" office:value="0.02405">
            <text:p>0.02405</text:p>
          </table:table-cell>
          <table:table-cell table:formula="of:=([.D341]-[.A340])*8" office:value-type="float" office:value="8.968">
            <text:p>8.968</text:p>
          </table:table-cell>
          <table:table-cell table:formula="of:=[.E341]*8^(1/4)" office:value-type="float" office:value="0.17791518174655">
            <text:p>0.1779151817</text:p>
          </table:table-cell>
          <table:table-cell/>
          <table:table-cell office:value-type="float" office:value="3.39">
            <text:p>3.39</text:p>
          </table:table-cell>
          <table:table-cell office:value-type="float" office:value="0.026482">
            <text:p>0.026482</text:p>
          </table:table-cell>
          <table:table-cell office:value-type="float" office:value="0.000807">
            <text:p>0.000807</text:p>
          </table:table-cell>
          <table:table-cell table:formula="of:=[.M341]*10" office:value-type="float" office:value="0.00807">
            <text:p>0.00807</text:p>
          </table:table-cell>
          <table:table-cell table:formula="of:=([.K341]-2.269)*16" office:value-type="float" office:value="17.936">
            <text:p>17.936</text:p>
          </table:table-cell>
          <table:table-cell table:formula="of:=[.L341]*16^(1/4)" office:value-type="float" office:value="0.052964">
            <text:p>0.052964</text:p>
          </table:table-cell>
          <table:table-cell/>
          <table:table-cell office:value-type="float" office:value="3.39">
            <text:p>3.39</text:p>
          </table:table-cell>
          <table:table-cell office:value-type="float" office:value="0.006658">
            <text:p>0.006658</text:p>
          </table:table-cell>
          <table:table-cell office:value-type="float" office:value="0.0002">
            <text:p>0.0002</text:p>
          </table:table-cell>
          <table:table-cell/>
          <table:table-cell table:formula="of:=([.R341]-2.269)*32" office:value-type="float" office:value="35.872">
            <text:p>35.872</text:p>
          </table:table-cell>
          <table:table-cell table:formula="of:=[.S341]*32^(1/4)" office:value-type="float" office:value="0.0158354819433762">
            <text:p>0.0158354819</text:p>
          </table:table-cell>
          <table:table-cell/>
          <table:table-cell office:value-type="float" office:value="3.39">
            <text:p>3.39</text:p>
          </table:table-cell>
          <table:table-cell office:value-type="float" office:value="0.001659">
            <text:p>0.001659</text:p>
          </table:table-cell>
          <table:table-cell office:value-type="float" office:value="0.00005">
            <text:p>0.00005</text:p>
          </table:table-cell>
          <table:table-cell table:formula="of:=[.AA341]*10" office:value-type="float" office:value="0.0005">
            <text:p>0.0005</text:p>
          </table:table-cell>
          <table:table-cell table:formula="of:=([.Y341]-2.269)*64" office:value-type="float" office:value="71.744">
            <text:p>71.744</text:p>
          </table:table-cell>
          <table:table-cell table:formula="of:=[.Z341]*64^(1/4)" office:value-type="float" office:value="0.00469236059995393">
            <text:p>0.004692360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">
            <text:p>3.4</text:p>
          </table:table-cell>
          <table:table-cell office:value-type="float" office:value="0.102253">
            <text:p>0.102253</text:p>
          </table:table-cell>
          <table:table-cell office:value-type="float" office:value="0.0004">
            <text:p>0.0004</text:p>
          </table:table-cell>
          <table:table-cell table:formula="of:=[.F342]*50" office:value-type="float" office:value="0.02">
            <text:p>0.02</text:p>
          </table:table-cell>
          <table:table-cell table:formula="of:=([.D342]-[.A341])*8" office:value-type="float" office:value="9.048">
            <text:p>9.048</text:p>
          </table:table-cell>
          <table:table-cell table:formula="of:=[.E342]*8^(1/4)" office:value-type="float" office:value="0.171968362297876">
            <text:p>0.1719683623</text:p>
          </table:table-cell>
          <table:table-cell/>
          <table:table-cell office:value-type="float" office:value="3.4">
            <text:p>3.4</text:p>
          </table:table-cell>
          <table:table-cell office:value-type="float" office:value="0.02663">
            <text:p>0.02663</text:p>
          </table:table-cell>
          <table:table-cell office:value-type="float" office:value="0.000807">
            <text:p>0.000807</text:p>
          </table:table-cell>
          <table:table-cell table:formula="of:=[.M342]*10" office:value-type="float" office:value="0.00807">
            <text:p>0.00807</text:p>
          </table:table-cell>
          <table:table-cell table:formula="of:=([.K342]-2.269)*16" office:value-type="float" office:value="18.096">
            <text:p>18.096</text:p>
          </table:table-cell>
          <table:table-cell table:formula="of:=[.L342]*16^(1/4)" office:value-type="float" office:value="0.05326">
            <text:p>0.05326</text:p>
          </table:table-cell>
          <table:table-cell/>
          <table:table-cell office:value-type="float" office:value="3.4">
            <text:p>3.4</text:p>
          </table:table-cell>
          <table:table-cell office:value-type="float" office:value="0.006574">
            <text:p>0.006574</text:p>
          </table:table-cell>
          <table:table-cell office:value-type="float" office:value="0.000201">
            <text:p>0.000201</text:p>
          </table:table-cell>
          <table:table-cell/>
          <table:table-cell table:formula="of:=([.R342]-2.269)*32" office:value-type="float" office:value="36.192">
            <text:p>36.192</text:p>
          </table:table-cell>
          <table:table-cell table:formula="of:=[.S342]*32^(1/4)" office:value-type="float" office:value="0.0156356951480558">
            <text:p>0.0156356951</text:p>
          </table:table-cell>
          <table:table-cell/>
          <table:table-cell office:value-type="float" office:value="3.4">
            <text:p>3.4</text:p>
          </table:table-cell>
          <table:table-cell office:value-type="float" office:value="0.001647">
            <text:p>0.001647</text:p>
          </table:table-cell>
          <table:table-cell office:value-type="float" office:value="0.00005">
            <text:p>0.00005</text:p>
          </table:table-cell>
          <table:table-cell table:formula="of:=[.AA342]*10" office:value-type="float" office:value="0.0005">
            <text:p>0.0005</text:p>
          </table:table-cell>
          <table:table-cell table:formula="of:=([.Y342]-2.269)*64" office:value-type="float" office:value="72.384">
            <text:p>72.384</text:p>
          </table:table-cell>
          <table:table-cell table:formula="of:=[.Z342]*64^(1/4)" office:value-type="float" office:value="0.00465841947445698">
            <text:p>0.004658419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1">
            <text:p>3.41</text:p>
          </table:table-cell>
          <table:table-cell office:value-type="float" office:value="0.099599">
            <text:p>0.099599</text:p>
          </table:table-cell>
          <table:table-cell office:value-type="float" office:value="0.000495">
            <text:p>0.000495</text:p>
          </table:table-cell>
          <table:table-cell table:formula="of:=[.F343]*50" office:value-type="float" office:value="0.02475">
            <text:p>0.02475</text:p>
          </table:table-cell>
          <table:table-cell table:formula="of:=([.D343]-[.A342])*8" office:value-type="float" office:value="9.128">
            <text:p>9.128</text:p>
          </table:table-cell>
          <table:table-cell table:formula="of:=[.E343]*8^(1/4)" office:value-type="float" office:value="0.167504884125709">
            <text:p>0.1675048841</text:p>
          </table:table-cell>
          <table:table-cell/>
          <table:table-cell office:value-type="float" office:value="3.41">
            <text:p>3.41</text:p>
          </table:table-cell>
          <table:table-cell office:value-type="float" office:value="0.026161">
            <text:p>0.026161</text:p>
          </table:table-cell>
          <table:table-cell office:value-type="float" office:value="0.000806">
            <text:p>0.000806</text:p>
          </table:table-cell>
          <table:table-cell table:formula="of:=[.M343]*10" office:value-type="float" office:value="0.00806">
            <text:p>0.00806</text:p>
          </table:table-cell>
          <table:table-cell table:formula="of:=([.K343]-2.269)*16" office:value-type="float" office:value="18.256">
            <text:p>18.256</text:p>
          </table:table-cell>
          <table:table-cell table:formula="of:=[.L343]*16^(1/4)" office:value-type="float" office:value="0.052322">
            <text:p>0.052322</text:p>
          </table:table-cell>
          <table:table-cell/>
          <table:table-cell office:value-type="float" office:value="3.41">
            <text:p>3.41</text:p>
          </table:table-cell>
          <table:table-cell office:value-type="float" office:value="0.006528">
            <text:p>0.006528</text:p>
          </table:table-cell>
          <table:table-cell office:value-type="float" office:value="0.000199">
            <text:p>0.000199</text:p>
          </table:table-cell>
          <table:table-cell/>
          <table:table-cell table:formula="of:=([.R343]-2.269)*32" office:value-type="float" office:value="36.512">
            <text:p>36.512</text:p>
          </table:table-cell>
          <table:table-cell table:formula="of:=[.S343]*32^(1/4)" office:value-type="float" office:value="0.0155262880934755">
            <text:p>0.0155262881</text:p>
          </table:table-cell>
          <table:table-cell/>
          <table:table-cell office:value-type="float" office:value="3.41">
            <text:p>3.41</text:p>
          </table:table-cell>
          <table:table-cell office:value-type="float" office:value="0.00163">
            <text:p>0.00163</text:p>
          </table:table-cell>
          <table:table-cell office:value-type="float" office:value="0.00005">
            <text:p>0.00005</text:p>
          </table:table-cell>
          <table:table-cell table:formula="of:=[.AA343]*10" office:value-type="float" office:value="0.0005">
            <text:p>0.0005</text:p>
          </table:table-cell>
          <table:table-cell table:formula="of:=([.Y343]-2.269)*64" office:value-type="float" office:value="73.024">
            <text:p>73.024</text:p>
          </table:table-cell>
          <table:table-cell table:formula="of:=[.Z343]*64^(1/4)" office:value-type="float" office:value="0.00461033621333629">
            <text:p>0.004610336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2">
            <text:p>3.42</text:p>
          </table:table-cell>
          <table:table-cell office:value-type="float" office:value="0.101506">
            <text:p>0.101506</text:p>
          </table:table-cell>
          <table:table-cell office:value-type="float" office:value="0.000461">
            <text:p>0.000461</text:p>
          </table:table-cell>
          <table:table-cell table:formula="of:=[.F344]*50" office:value-type="float" office:value="0.02305">
            <text:p>0.02305</text:p>
          </table:table-cell>
          <table:table-cell table:formula="of:=([.D344]-[.A343])*8" office:value-type="float" office:value="9.208">
            <text:p>9.208</text:p>
          </table:table-cell>
          <table:table-cell table:formula="of:=[.E344]*8^(1/4)" office:value-type="float" office:value="0.170712063053487">
            <text:p>0.1707120631</text:p>
          </table:table-cell>
          <table:table-cell/>
          <table:table-cell office:value-type="float" office:value="3.42">
            <text:p>3.42</text:p>
          </table:table-cell>
          <table:table-cell office:value-type="float" office:value="0.026036">
            <text:p>0.026036</text:p>
          </table:table-cell>
          <table:table-cell office:value-type="float" office:value="0.000797">
            <text:p>0.000797</text:p>
          </table:table-cell>
          <table:table-cell table:formula="of:=[.M344]*10" office:value-type="float" office:value="0.00797">
            <text:p>0.00797</text:p>
          </table:table-cell>
          <table:table-cell table:formula="of:=([.K344]-2.269)*16" office:value-type="float" office:value="18.416">
            <text:p>18.416</text:p>
          </table:table-cell>
          <table:table-cell table:formula="of:=[.L344]*16^(1/4)" office:value-type="float" office:value="0.052072">
            <text:p>0.052072</text:p>
          </table:table-cell>
          <table:table-cell/>
          <table:table-cell office:value-type="float" office:value="3.42">
            <text:p>3.42</text:p>
          </table:table-cell>
          <table:table-cell office:value-type="float" office:value="0.006474">
            <text:p>0.006474</text:p>
          </table:table-cell>
          <table:table-cell office:value-type="float" office:value="0.000199">
            <text:p>0.000199</text:p>
          </table:table-cell>
          <table:table-cell/>
          <table:table-cell table:formula="of:=([.R344]-2.269)*32" office:value-type="float" office:value="36.832">
            <text:p>36.832</text:p>
          </table:table-cell>
          <table:table-cell table:formula="of:=[.S344]*32^(1/4)" office:value-type="float" office:value="0.0153978537250552">
            <text:p>0.0153978537</text:p>
          </table:table-cell>
          <table:table-cell/>
          <table:table-cell office:value-type="float" office:value="3.42">
            <text:p>3.42</text:p>
          </table:table-cell>
          <table:table-cell office:value-type="float" office:value="0.001616">
            <text:p>0.001616</text:p>
          </table:table-cell>
          <table:table-cell office:value-type="float" office:value="0.00005">
            <text:p>0.00005</text:p>
          </table:table-cell>
          <table:table-cell table:formula="of:=[.AA344]*10" office:value-type="float" office:value="0.0005">
            <text:p>0.0005</text:p>
          </table:table-cell>
          <table:table-cell table:formula="of:=([.Y344]-2.269)*64" office:value-type="float" office:value="73.664">
            <text:p>73.664</text:p>
          </table:table-cell>
          <table:table-cell table:formula="of:=[.Z344]*64^(1/4)" office:value-type="float" office:value="0.00457073823358984">
            <text:p>0.004570738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3">
            <text:p>3.43</text:p>
          </table:table-cell>
          <table:table-cell office:value-type="float" office:value="0.10207">
            <text:p>0.10207</text:p>
          </table:table-cell>
          <table:table-cell office:value-type="float" office:value="0.000565">
            <text:p>0.000565</text:p>
          </table:table-cell>
          <table:table-cell table:formula="of:=[.F345]*50" office:value-type="float" office:value="0.02825">
            <text:p>0.02825</text:p>
          </table:table-cell>
          <table:table-cell table:formula="of:=([.D345]-[.A344])*8" office:value-type="float" office:value="9.288">
            <text:p>9.288</text:p>
          </table:table-cell>
          <table:table-cell table:formula="of:=[.E345]*8^(1/4)" office:value-type="float" office:value="0.171660594209893">
            <text:p>0.1716605942</text:p>
          </table:table-cell>
          <table:table-cell/>
          <table:table-cell office:value-type="float" office:value="3.43">
            <text:p>3.43</text:p>
          </table:table-cell>
          <table:table-cell office:value-type="float" office:value="0.025286">
            <text:p>0.025286</text:p>
          </table:table-cell>
          <table:table-cell office:value-type="float" office:value="0.000769">
            <text:p>0.000769</text:p>
          </table:table-cell>
          <table:table-cell table:formula="of:=[.M345]*10" office:value-type="float" office:value="0.00769">
            <text:p>0.00769</text:p>
          </table:table-cell>
          <table:table-cell table:formula="of:=([.K345]-2.269)*16" office:value-type="float" office:value="18.576">
            <text:p>18.576</text:p>
          </table:table-cell>
          <table:table-cell table:formula="of:=[.L345]*16^(1/4)" office:value-type="float" office:value="0.050572">
            <text:p>0.050572</text:p>
          </table:table-cell>
          <table:table-cell/>
          <table:table-cell office:value-type="float" office:value="3.43">
            <text:p>3.43</text:p>
          </table:table-cell>
          <table:table-cell office:value-type="float" office:value="0.0064">
            <text:p>0.0064</text:p>
          </table:table-cell>
          <table:table-cell office:value-type="float" office:value="0.000197">
            <text:p>0.000197</text:p>
          </table:table-cell>
          <table:table-cell/>
          <table:table-cell table:formula="of:=([.R345]-2.269)*32" office:value-type="float" office:value="37.152">
            <text:p>37.152</text:p>
          </table:table-cell>
          <table:table-cell table:formula="of:=[.S345]*32^(1/4)" office:value-type="float" office:value="0.0152218510720348">
            <text:p>0.0152218511</text:p>
          </table:table-cell>
          <table:table-cell/>
          <table:table-cell office:value-type="float" office:value="3.43">
            <text:p>3.43</text:p>
          </table:table-cell>
          <table:table-cell office:value-type="float" office:value="0.0016">
            <text:p>0.0016</text:p>
          </table:table-cell>
          <table:table-cell office:value-type="float" office:value="0.000049">
            <text:p>0.000049</text:p>
          </table:table-cell>
          <table:table-cell table:formula="of:=[.AA345]*10" office:value-type="float" office:value="0.00049">
            <text:p>0.00049</text:p>
          </table:table-cell>
          <table:table-cell table:formula="of:=([.Y345]-2.269)*64" office:value-type="float" office:value="74.304">
            <text:p>74.304</text:p>
          </table:table-cell>
          <table:table-cell table:formula="of:=[.Z345]*64^(1/4)" office:value-type="float" office:value="0.0045254833995939">
            <text:p>0.004525483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4">
            <text:p>3.44</text:p>
          </table:table-cell>
          <table:table-cell office:value-type="float" office:value="0.098747">
            <text:p>0.098747</text:p>
          </table:table-cell>
          <table:table-cell office:value-type="float" office:value="0.000576">
            <text:p>0.000576</text:p>
          </table:table-cell>
          <table:table-cell table:formula="of:=[.F346]*50" office:value-type="float" office:value="0.0288">
            <text:p>0.0288</text:p>
          </table:table-cell>
          <table:table-cell table:formula="of:=([.D346]-[.A345])*8" office:value-type="float" office:value="9.368">
            <text:p>9.368</text:p>
          </table:table-cell>
          <table:table-cell table:formula="of:=[.E346]*8^(1/4)" office:value-type="float" office:value="0.166071996634117">
            <text:p>0.1660719966</text:p>
          </table:table-cell>
          <table:table-cell/>
          <table:table-cell office:value-type="float" office:value="3.44">
            <text:p>3.44</text:p>
          </table:table-cell>
          <table:table-cell office:value-type="float" office:value="0.025087">
            <text:p>0.025087</text:p>
          </table:table-cell>
          <table:table-cell office:value-type="float" office:value="0.000769">
            <text:p>0.000769</text:p>
          </table:table-cell>
          <table:table-cell table:formula="of:=[.M346]*10" office:value-type="float" office:value="0.00769">
            <text:p>0.00769</text:p>
          </table:table-cell>
          <table:table-cell table:formula="of:=([.K346]-2.269)*16" office:value-type="float" office:value="18.736">
            <text:p>18.736</text:p>
          </table:table-cell>
          <table:table-cell table:formula="of:=[.L346]*16^(1/4)" office:value-type="float" office:value="0.050174">
            <text:p>0.050174</text:p>
          </table:table-cell>
          <table:table-cell/>
          <table:table-cell office:value-type="float" office:value="3.44">
            <text:p>3.44</text:p>
          </table:table-cell>
          <table:table-cell office:value-type="float" office:value="0.006383">
            <text:p>0.006383</text:p>
          </table:table-cell>
          <table:table-cell office:value-type="float" office:value="0.000196">
            <text:p>0.000196</text:p>
          </table:table-cell>
          <table:table-cell/>
          <table:table-cell table:formula="of:=([.R346]-2.269)*32" office:value-type="float" office:value="37.472">
            <text:p>37.472</text:p>
          </table:table-cell>
          <table:table-cell table:formula="of:=[.S346]*32^(1/4)" office:value-type="float" office:value="0.0151814180301247">
            <text:p>0.015181418</text:p>
          </table:table-cell>
          <table:table-cell/>
          <table:table-cell office:value-type="float" office:value="3.44">
            <text:p>3.44</text:p>
          </table:table-cell>
          <table:table-cell office:value-type="float" office:value="0.001586">
            <text:p>0.001586</text:p>
          </table:table-cell>
          <table:table-cell office:value-type="float" office:value="0.000049">
            <text:p>0.000049</text:p>
          </table:table-cell>
          <table:table-cell table:formula="of:=[.AA346]*10" office:value-type="float" office:value="0.00049">
            <text:p>0.00049</text:p>
          </table:table-cell>
          <table:table-cell table:formula="of:=([.Y346]-2.269)*64" office:value-type="float" office:value="74.944">
            <text:p>74.944</text:p>
          </table:table-cell>
          <table:table-cell table:formula="of:=[.Z346]*64^(1/4)" office:value-type="float" office:value="0.00448588541984746">
            <text:p>0.004485885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5">
            <text:p>3.45</text:p>
          </table:table-cell>
          <table:table-cell office:value-type="float" office:value="0.101338">
            <text:p>0.101338</text:p>
          </table:table-cell>
          <table:table-cell office:value-type="float" office:value="0.000508">
            <text:p>0.000508</text:p>
          </table:table-cell>
          <table:table-cell table:formula="of:=[.F347]*50" office:value-type="float" office:value="0.0254">
            <text:p>0.0254</text:p>
          </table:table-cell>
          <table:table-cell table:formula="of:=([.D347]-[.A346])*8" office:value-type="float" office:value="9.448">
            <text:p>9.448</text:p>
          </table:table-cell>
          <table:table-cell table:formula="of:=[.E347]*8^(1/4)" office:value-type="float" office:value="0.170429521857962">
            <text:p>0.1704295219</text:p>
          </table:table-cell>
          <table:table-cell/>
          <table:table-cell office:value-type="float" office:value="3.45">
            <text:p>3.45</text:p>
          </table:table-cell>
          <table:table-cell office:value-type="float" office:value="0.02461">
            <text:p>0.02461</text:p>
          </table:table-cell>
          <table:table-cell office:value-type="float" office:value="0.000777">
            <text:p>0.000777</text:p>
          </table:table-cell>
          <table:table-cell table:formula="of:=[.M347]*10" office:value-type="float" office:value="0.00777">
            <text:p>0.00777</text:p>
          </table:table-cell>
          <table:table-cell table:formula="of:=([.K347]-2.269)*16" office:value-type="float" office:value="18.896">
            <text:p>18.896</text:p>
          </table:table-cell>
          <table:table-cell table:formula="of:=[.L347]*16^(1/4)" office:value-type="float" office:value="0.04922">
            <text:p>0.04922</text:p>
          </table:table-cell>
          <table:table-cell/>
          <table:table-cell office:value-type="float" office:value="3.45">
            <text:p>3.45</text:p>
          </table:table-cell>
          <table:table-cell office:value-type="float" office:value="0.006235">
            <text:p>0.006235</text:p>
          </table:table-cell>
          <table:table-cell office:value-type="float" office:value="0.000196">
            <text:p>0.000196</text:p>
          </table:table-cell>
          <table:table-cell/>
          <table:table-cell table:formula="of:=([.R347]-2.269)*32" office:value-type="float" office:value="37.792">
            <text:p>37.792</text:p>
          </table:table-cell>
          <table:table-cell table:formula="of:=[.S347]*32^(1/4)" office:value-type="float" office:value="0.0148294127240839">
            <text:p>0.0148294127</text:p>
          </table:table-cell>
          <table:table-cell/>
          <table:table-cell office:value-type="float" office:value="3.45">
            <text:p>3.45</text:p>
          </table:table-cell>
          <table:table-cell office:value-type="float" office:value="0.001568">
            <text:p>0.001568</text:p>
          </table:table-cell>
          <table:table-cell office:value-type="float" office:value="0.000049">
            <text:p>0.000049</text:p>
          </table:table-cell>
          <table:table-cell table:formula="of:=[.AA347]*10" office:value-type="float" office:value="0.00049">
            <text:p>0.00049</text:p>
          </table:table-cell>
          <table:table-cell table:formula="of:=([.Y347]-2.269)*64" office:value-type="float" office:value="75.584">
            <text:p>75.584</text:p>
          </table:table-cell>
          <table:table-cell table:formula="of:=[.Z347]*64^(1/4)" office:value-type="float" office:value="0.00443497373160203">
            <text:p>0.004434973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6">
            <text:p>3.46</text:p>
          </table:table-cell>
          <table:table-cell office:value-type="float" office:value="0.099228">
            <text:p>0.099228</text:p>
          </table:table-cell>
          <table:table-cell office:value-type="float" office:value="0.000418">
            <text:p>0.000418</text:p>
          </table:table-cell>
          <table:table-cell table:formula="of:=[.F348]*50" office:value-type="float" office:value="0.0209">
            <text:p>0.0209</text:p>
          </table:table-cell>
          <table:table-cell table:formula="of:=([.D348]-[.A347])*8" office:value-type="float" office:value="9.528">
            <text:p>9.528</text:p>
          </table:table-cell>
          <table:table-cell table:formula="of:=[.E348]*8^(1/4)" office:value-type="float" office:value="0.166880938985591">
            <text:p>0.166880939</text:p>
          </table:table-cell>
          <table:table-cell/>
          <table:table-cell office:value-type="float" office:value="3.46">
            <text:p>3.46</text:p>
          </table:table-cell>
          <table:table-cell office:value-type="float" office:value="0.024944">
            <text:p>0.024944</text:p>
          </table:table-cell>
          <table:table-cell office:value-type="float" office:value="0.000765">
            <text:p>0.000765</text:p>
          </table:table-cell>
          <table:table-cell table:formula="of:=[.M348]*10" office:value-type="float" office:value="0.00765">
            <text:p>0.00765</text:p>
          </table:table-cell>
          <table:table-cell table:formula="of:=([.K348]-2.269)*16" office:value-type="float" office:value="19.056">
            <text:p>19.056</text:p>
          </table:table-cell>
          <table:table-cell table:formula="of:=[.L348]*16^(1/4)" office:value-type="float" office:value="0.049888">
            <text:p>0.049888</text:p>
          </table:table-cell>
          <table:table-cell/>
          <table:table-cell office:value-type="float" office:value="3.46">
            <text:p>3.46</text:p>
          </table:table-cell>
          <table:table-cell office:value-type="float" office:value="0.006222">
            <text:p>0.006222</text:p>
          </table:table-cell>
          <table:table-cell office:value-type="float" office:value="0.000197">
            <text:p>0.000197</text:p>
          </table:table-cell>
          <table:table-cell/>
          <table:table-cell table:formula="of:=([.R348]-2.269)*32" office:value-type="float" office:value="38.112">
            <text:p>38.112</text:p>
          </table:table-cell>
          <table:table-cell table:formula="of:=[.S348]*32^(1/4)" office:value-type="float" office:value="0.0147984933390939">
            <text:p>0.0147984933</text:p>
          </table:table-cell>
          <table:table-cell/>
          <table:table-cell office:value-type="float" office:value="3.46">
            <text:p>3.46</text:p>
          </table:table-cell>
          <table:table-cell office:value-type="float" office:value="0.001547">
            <text:p>0.001547</text:p>
          </table:table-cell>
          <table:table-cell office:value-type="float" office:value="0.000049">
            <text:p>0.000049</text:p>
          </table:table-cell>
          <table:table-cell table:formula="of:=[.AA348]*10" office:value-type="float" office:value="0.00049">
            <text:p>0.00049</text:p>
          </table:table-cell>
          <table:table-cell table:formula="of:=([.Y348]-2.269)*64" office:value-type="float" office:value="76.224">
            <text:p>76.224</text:p>
          </table:table-cell>
          <table:table-cell table:formula="of:=[.Z348]*64^(1/4)" office:value-type="float" office:value="0.00437557676198236">
            <text:p>0.004375576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7">
            <text:p>3.47</text:p>
          </table:table-cell>
          <table:table-cell office:value-type="float" office:value="0.10027">
            <text:p>0.10027</text:p>
          </table:table-cell>
          <table:table-cell office:value-type="float" office:value="0.000565">
            <text:p>0.000565</text:p>
          </table:table-cell>
          <table:table-cell table:formula="of:=[.F349]*50" office:value-type="float" office:value="0.02825">
            <text:p>0.02825</text:p>
          </table:table-cell>
          <table:table-cell table:formula="of:=([.D349]-[.A348])*8" office:value-type="float" office:value="9.608">
            <text:p>9.608</text:p>
          </table:table-cell>
          <table:table-cell table:formula="of:=[.E349]*8^(1/4)" office:value-type="float" office:value="0.16863336711498">
            <text:p>0.1686333671</text:p>
          </table:table-cell>
          <table:table-cell/>
          <table:table-cell office:value-type="float" office:value="3.47">
            <text:p>3.47</text:p>
          </table:table-cell>
          <table:table-cell office:value-type="float" office:value="0.024322">
            <text:p>0.024322</text:p>
          </table:table-cell>
          <table:table-cell office:value-type="float" office:value="0.000763">
            <text:p>0.000763</text:p>
          </table:table-cell>
          <table:table-cell table:formula="of:=[.M349]*10" office:value-type="float" office:value="0.00763">
            <text:p>0.00763</text:p>
          </table:table-cell>
          <table:table-cell table:formula="of:=([.K349]-2.269)*16" office:value-type="float" office:value="19.216">
            <text:p>19.216</text:p>
          </table:table-cell>
          <table:table-cell table:formula="of:=[.L349]*16^(1/4)" office:value-type="float" office:value="0.048644">
            <text:p>0.048644</text:p>
          </table:table-cell>
          <table:table-cell/>
          <table:table-cell office:value-type="float" office:value="3.47">
            <text:p>3.47</text:p>
          </table:table-cell>
          <table:table-cell office:value-type="float" office:value="0.006157">
            <text:p>0.006157</text:p>
          </table:table-cell>
          <table:table-cell office:value-type="float" office:value="0.000194">
            <text:p>0.000194</text:p>
          </table:table-cell>
          <table:table-cell/>
          <table:table-cell table:formula="of:=([.R349]-2.269)*32" office:value-type="float" office:value="38.432">
            <text:p>38.432</text:p>
          </table:table-cell>
          <table:table-cell table:formula="of:=[.S349]*32^(1/4)" office:value-type="float" office:value="0.0146438964141435">
            <text:p>0.0146438964</text:p>
          </table:table-cell>
          <table:table-cell/>
          <table:table-cell office:value-type="float" office:value="3.47">
            <text:p>3.47</text:p>
          </table:table-cell>
          <table:table-cell office:value-type="float" office:value="0.001534">
            <text:p>0.001534</text:p>
          </table:table-cell>
          <table:table-cell office:value-type="float" office:value="0.000048">
            <text:p>0.000048</text:p>
          </table:table-cell>
          <table:table-cell table:formula="of:=[.AA349]*10" office:value-type="float" office:value="0.00048">
            <text:p>0.00048</text:p>
          </table:table-cell>
          <table:table-cell table:formula="of:=([.Y349]-2.269)*64" office:value-type="float" office:value="76.864">
            <text:p>76.864</text:p>
          </table:table-cell>
          <table:table-cell table:formula="of:=[.Z349]*64^(1/4)" office:value-type="float" office:value="0.00433880720936066">
            <text:p>0.004338807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8">
            <text:p>3.48</text:p>
          </table:table-cell>
          <table:table-cell office:value-type="float" office:value="0.097769">
            <text:p>0.097769</text:p>
          </table:table-cell>
          <table:table-cell office:value-type="float" office:value="0.000219">
            <text:p>0.000219</text:p>
          </table:table-cell>
          <table:table-cell table:formula="of:=[.F350]*50" office:value-type="float" office:value="0.01095">
            <text:p>0.01095</text:p>
          </table:table-cell>
          <table:table-cell table:formula="of:=([.D350]-[.A349])*8" office:value-type="float" office:value="9.688">
            <text:p>9.688</text:p>
          </table:table-cell>
          <table:table-cell table:formula="of:=[.E350]*8^(1/4)" office:value-type="float" office:value="0.164427203245881">
            <text:p>0.1644272032</text:p>
          </table:table-cell>
          <table:table-cell/>
          <table:table-cell office:value-type="float" office:value="3.48">
            <text:p>3.48</text:p>
          </table:table-cell>
          <table:table-cell office:value-type="float" office:value="0.02429">
            <text:p>0.02429</text:p>
          </table:table-cell>
          <table:table-cell office:value-type="float" office:value="0.000757">
            <text:p>0.000757</text:p>
          </table:table-cell>
          <table:table-cell table:formula="of:=[.M350]*10" office:value-type="float" office:value="0.00757">
            <text:p>0.00757</text:p>
          </table:table-cell>
          <table:table-cell table:formula="of:=([.K350]-2.269)*16" office:value-type="float" office:value="19.376">
            <text:p>19.376</text:p>
          </table:table-cell>
          <table:table-cell table:formula="of:=[.L350]*16^(1/4)" office:value-type="float" office:value="0.04858">
            <text:p>0.04858</text:p>
          </table:table-cell>
          <table:table-cell/>
          <table:table-cell office:value-type="float" office:value="3.48">
            <text:p>3.48</text:p>
          </table:table-cell>
          <table:table-cell office:value-type="float" office:value="0.006094">
            <text:p>0.006094</text:p>
          </table:table-cell>
          <table:table-cell office:value-type="float" office:value="0.00019">
            <text:p>0.00019</text:p>
          </table:table-cell>
          <table:table-cell/>
          <table:table-cell table:formula="of:=([.R350]-2.269)*32" office:value-type="float" office:value="38.752">
            <text:p>38.752</text:p>
          </table:table-cell>
          <table:table-cell table:formula="of:=[.S350]*32^(1/4)" office:value-type="float" office:value="0.0144940563176532">
            <text:p>0.0144940563</text:p>
          </table:table-cell>
          <table:table-cell/>
          <table:table-cell office:value-type="float" office:value="3.48">
            <text:p>3.48</text:p>
          </table:table-cell>
          <table:table-cell office:value-type="float" office:value="0.001523">
            <text:p>0.001523</text:p>
          </table:table-cell>
          <table:table-cell office:value-type="float" office:value="0.000048">
            <text:p>0.000048</text:p>
          </table:table-cell>
          <table:table-cell table:formula="of:=[.AA350]*10" office:value-type="float" office:value="0.00048">
            <text:p>0.00048</text:p>
          </table:table-cell>
          <table:table-cell table:formula="of:=([.Y350]-2.269)*64" office:value-type="float" office:value="77.504">
            <text:p>77.504</text:p>
          </table:table-cell>
          <table:table-cell table:formula="of:=[.Z350]*64^(1/4)" office:value-type="float" office:value="0.00430769451098845">
            <text:p>0.004307694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49">
            <text:p>3.49</text:p>
          </table:table-cell>
          <table:table-cell office:value-type="float" office:value="0.09103">
            <text:p>0.09103</text:p>
          </table:table-cell>
          <table:table-cell office:value-type="float" office:value="0.000508">
            <text:p>0.000508</text:p>
          </table:table-cell>
          <table:table-cell table:formula="of:=[.F351]*50" office:value-type="float" office:value="0.0254">
            <text:p>0.0254</text:p>
          </table:table-cell>
          <table:table-cell table:formula="of:=([.D351]-[.A350])*8" office:value-type="float" office:value="9.768">
            <text:p>9.768</text:p>
          </table:table-cell>
          <table:table-cell table:formula="of:=[.E351]*8^(1/4)" office:value-type="float" office:value="0.153093601361091">
            <text:p>0.1530936014</text:p>
          </table:table-cell>
          <table:table-cell/>
          <table:table-cell office:value-type="float" office:value="3.49">
            <text:p>3.49</text:p>
          </table:table-cell>
          <table:table-cell office:value-type="float" office:value="0.023873">
            <text:p>0.023873</text:p>
          </table:table-cell>
          <table:table-cell office:value-type="float" office:value="0.000766">
            <text:p>0.000766</text:p>
          </table:table-cell>
          <table:table-cell table:formula="of:=[.M351]*10" office:value-type="float" office:value="0.00766">
            <text:p>0.00766</text:p>
          </table:table-cell>
          <table:table-cell table:formula="of:=([.K351]-2.269)*16" office:value-type="float" office:value="19.536">
            <text:p>19.536</text:p>
          </table:table-cell>
          <table:table-cell table:formula="of:=[.L351]*16^(1/4)" office:value-type="float" office:value="0.047746">
            <text:p>0.047746</text:p>
          </table:table-cell>
          <table:table-cell/>
          <table:table-cell office:value-type="float" office:value="3.49">
            <text:p>3.49</text:p>
          </table:table-cell>
          <table:table-cell office:value-type="float" office:value="0.005969">
            <text:p>0.005969</text:p>
          </table:table-cell>
          <table:table-cell office:value-type="float" office:value="0.000192">
            <text:p>0.000192</text:p>
          </table:table-cell>
          <table:table-cell/>
          <table:table-cell table:formula="of:=([.R351]-2.269)*32" office:value-type="float" office:value="39.072">
            <text:p>39.072</text:p>
          </table:table-cell>
          <table:table-cell table:formula="of:=[.S351]*32^(1/4)" office:value-type="float" office:value="0.0141967545389025">
            <text:p>0.0141967545</text:p>
          </table:table-cell>
          <table:table-cell/>
          <table:table-cell office:value-type="float" office:value="3.49">
            <text:p>3.49</text:p>
          </table:table-cell>
          <table:table-cell office:value-type="float" office:value="0.001505">
            <text:p>0.001505</text:p>
          </table:table-cell>
          <table:table-cell office:value-type="float" office:value="0.000048">
            <text:p>0.000048</text:p>
          </table:table-cell>
          <table:table-cell table:formula="of:=[.AA351]*10" office:value-type="float" office:value="0.00048">
            <text:p>0.00048</text:p>
          </table:table-cell>
          <table:table-cell table:formula="of:=([.Y351]-2.269)*64" office:value-type="float" office:value="78.144">
            <text:p>78.144</text:p>
          </table:table-cell>
          <table:table-cell table:formula="of:=[.Z351]*64^(1/4)" office:value-type="float" office:value="0.00425678282274302">
            <text:p>0.004256782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0.095333">
            <text:p>0.095333</text:p>
          </table:table-cell>
          <table:table-cell office:value-type="float" office:value="0.000453">
            <text:p>0.000453</text:p>
          </table:table-cell>
          <table:table-cell table:formula="of:=[.F352]*50" office:value-type="float" office:value="0.02265">
            <text:p>0.02265</text:p>
          </table:table-cell>
          <table:table-cell table:formula="of:=([.D352]-[.A351])*8" office:value-type="float" office:value="9.848">
            <text:p>9.848</text:p>
          </table:table-cell>
          <table:table-cell table:formula="of:=[.E352]*8^(1/4)" office:value-type="float" office:value="0.160330355910765">
            <text:p>0.1603303559</text:p>
          </table:table-cell>
          <table:table-cell/>
          <table:table-cell office:value-type="float" office:value="3.5">
            <text:p>3.5</text:p>
          </table:table-cell>
          <table:table-cell office:value-type="float" office:value="0.023732">
            <text:p>0.023732</text:p>
          </table:table-cell>
          <table:table-cell office:value-type="float" office:value="0.000749">
            <text:p>0.000749</text:p>
          </table:table-cell>
          <table:table-cell table:formula="of:=[.M352]*10" office:value-type="float" office:value="0.00749">
            <text:p>0.00749</text:p>
          </table:table-cell>
          <table:table-cell table:formula="of:=([.K352]-2.269)*16" office:value-type="float" office:value="19.696">
            <text:p>19.696</text:p>
          </table:table-cell>
          <table:table-cell table:formula="of:=[.L352]*16^(1/4)" office:value-type="float" office:value="0.047464">
            <text:p>0.047464</text:p>
          </table:table-cell>
          <table:table-cell/>
          <table:table-cell office:value-type="float" office:value="3.5">
            <text:p>3.5</text:p>
          </table:table-cell>
          <table:table-cell office:value-type="float" office:value="0.005981">
            <text:p>0.005981</text:p>
          </table:table-cell>
          <table:table-cell office:value-type="float" office:value="0.000191">
            <text:p>0.000191</text:p>
          </table:table-cell>
          <table:table-cell/>
          <table:table-cell table:formula="of:=([.R352]-2.269)*32" office:value-type="float" office:value="39.392">
            <text:p>39.392</text:p>
          </table:table-cell>
          <table:table-cell table:formula="of:=[.S352]*32^(1/4)" office:value-type="float" office:value="0.0142252955096625">
            <text:p>0.0142252955</text:p>
          </table:table-cell>
          <table:table-cell/>
          <table:table-cell office:value-type="float" office:value="3.5">
            <text:p>3.5</text:p>
          </table:table-cell>
          <table:table-cell office:value-type="float" office:value="0.001499">
            <text:p>0.001499</text:p>
          </table:table-cell>
          <table:table-cell office:value-type="float" office:value="0.000048">
            <text:p>0.000048</text:p>
          </table:table-cell>
          <table:table-cell table:formula="of:=[.AA352]*10" office:value-type="float" office:value="0.00048">
            <text:p>0.00048</text:p>
          </table:table-cell>
          <table:table-cell table:formula="of:=([.Y352]-2.269)*64" office:value-type="float" office:value="78.784">
            <text:p>78.784</text:p>
          </table:table-cell>
          <table:table-cell table:formula="of:=[.Z352]*64^(1/4)" office:value-type="float" office:value="0.00423981225999454">
            <text:p>0.004239812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1">
            <text:p>3.51</text:p>
          </table:table-cell>
          <table:table-cell office:value-type="float" office:value="0.096463">
            <text:p>0.096463</text:p>
          </table:table-cell>
          <table:table-cell office:value-type="float" office:value="0.000508">
            <text:p>0.000508</text:p>
          </table:table-cell>
          <table:table-cell table:formula="of:=[.F353]*50" office:value-type="float" office:value="0.0254">
            <text:p>0.0254</text:p>
          </table:table-cell>
          <table:table-cell table:formula="of:=([.D353]-[.A352])*8" office:value-type="float" office:value="9.928">
            <text:p>9.928</text:p>
          </table:table-cell>
          <table:table-cell table:formula="of:=[.E353]*8^(1/4)" office:value-type="float" office:value="0.162230781809238">
            <text:p>0.1622307818</text:p>
          </table:table-cell>
          <table:table-cell/>
          <table:table-cell office:value-type="float" office:value="3.51">
            <text:p>3.51</text:p>
          </table:table-cell>
          <table:table-cell office:value-type="float" office:value="0.023402">
            <text:p>0.023402</text:p>
          </table:table-cell>
          <table:table-cell office:value-type="float" office:value="0.000758">
            <text:p>0.000758</text:p>
          </table:table-cell>
          <table:table-cell table:formula="of:=[.M353]*10" office:value-type="float" office:value="0.00758">
            <text:p>0.00758</text:p>
          </table:table-cell>
          <table:table-cell table:formula="of:=([.K353]-2.269)*16" office:value-type="float" office:value="19.856">
            <text:p>19.856</text:p>
          </table:table-cell>
          <table:table-cell table:formula="of:=[.L353]*16^(1/4)" office:value-type="float" office:value="0.046804">
            <text:p>0.046804</text:p>
          </table:table-cell>
          <table:table-cell/>
          <table:table-cell office:value-type="float" office:value="3.51">
            <text:p>3.51</text:p>
          </table:table-cell>
          <table:table-cell office:value-type="float" office:value="0.005917">
            <text:p>0.005917</text:p>
          </table:table-cell>
          <table:table-cell office:value-type="float" office:value="0.000189">
            <text:p>0.000189</text:p>
          </table:table-cell>
          <table:table-cell/>
          <table:table-cell table:formula="of:=([.R353]-2.269)*32" office:value-type="float" office:value="39.712">
            <text:p>39.712</text:p>
          </table:table-cell>
          <table:table-cell table:formula="of:=[.S353]*32^(1/4)" office:value-type="float" office:value="0.0140730769989422">
            <text:p>0.014073077</text:p>
          </table:table-cell>
          <table:table-cell/>
          <table:table-cell office:value-type="float" office:value="3.51">
            <text:p>3.51</text:p>
          </table:table-cell>
          <table:table-cell office:value-type="float" office:value="0.001484">
            <text:p>0.001484</text:p>
          </table:table-cell>
          <table:table-cell office:value-type="float" office:value="0.000048">
            <text:p>0.000048</text:p>
          </table:table-cell>
          <table:table-cell table:formula="of:=[.AA353]*10" office:value-type="float" office:value="0.00048">
            <text:p>0.00048</text:p>
          </table:table-cell>
          <table:table-cell table:formula="of:=([.Y353]-2.269)*64" office:value-type="float" office:value="79.424">
            <text:p>79.424</text:p>
          </table:table-cell>
          <table:table-cell table:formula="of:=[.Z353]*64^(1/4)" office:value-type="float" office:value="0.00419738585312335">
            <text:p>0.004197385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2">
            <text:p>3.52</text:p>
          </table:table-cell>
          <table:table-cell office:value-type="float" office:value="0.094418">
            <text:p>0.094418</text:p>
          </table:table-cell>
          <table:table-cell office:value-type="float" office:value="0.000431">
            <text:p>0.000431</text:p>
          </table:table-cell>
          <table:table-cell table:formula="of:=[.F354]*50" office:value-type="float" office:value="0.02155">
            <text:p>0.02155</text:p>
          </table:table-cell>
          <table:table-cell table:formula="of:=([.D354]-[.A353])*8" office:value-type="float" office:value="10.008">
            <text:p>10.008</text:p>
          </table:table-cell>
          <table:table-cell table:formula="of:=[.E354]*8^(1/4)" office:value-type="float" office:value="0.15879151547085">
            <text:p>0.1587915155</text:p>
          </table:table-cell>
          <table:table-cell/>
          <table:table-cell office:value-type="float" office:value="3.52">
            <text:p>3.52</text:p>
          </table:table-cell>
          <table:table-cell office:value-type="float" office:value="0.023393">
            <text:p>0.023393</text:p>
          </table:table-cell>
          <table:table-cell office:value-type="float" office:value="0.000753">
            <text:p>0.000753</text:p>
          </table:table-cell>
          <table:table-cell table:formula="of:=[.M354]*10" office:value-type="float" office:value="0.00753">
            <text:p>0.00753</text:p>
          </table:table-cell>
          <table:table-cell table:formula="of:=([.K354]-2.269)*16" office:value-type="float" office:value="20.016">
            <text:p>20.016</text:p>
          </table:table-cell>
          <table:table-cell table:formula="of:=[.L354]*16^(1/4)" office:value-type="float" office:value="0.046786">
            <text:p>0.046786</text:p>
          </table:table-cell>
          <table:table-cell/>
          <table:table-cell office:value-type="float" office:value="3.52">
            <text:p>3.52</text:p>
          </table:table-cell>
          <table:table-cell office:value-type="float" office:value="0.005876">
            <text:p>0.005876</text:p>
          </table:table-cell>
          <table:table-cell office:value-type="float" office:value="0.000188">
            <text:p>0.000188</text:p>
          </table:table-cell>
          <table:table-cell/>
          <table:table-cell table:formula="of:=([.R354]-2.269)*32" office:value-type="float" office:value="40.032">
            <text:p>40.032</text:p>
          </table:table-cell>
          <table:table-cell table:formula="of:=[.S354]*32^(1/4)" office:value-type="float" office:value="0.013975562015512">
            <text:p>0.013975562</text:p>
          </table:table-cell>
          <table:table-cell/>
          <table:table-cell office:value-type="float" office:value="3.52">
            <text:p>3.52</text:p>
          </table:table-cell>
          <table:table-cell office:value-type="float" office:value="0.001472">
            <text:p>0.001472</text:p>
          </table:table-cell>
          <table:table-cell office:value-type="float" office:value="0.000048">
            <text:p>0.000048</text:p>
          </table:table-cell>
          <table:table-cell table:formula="of:=[.AA354]*10" office:value-type="float" office:value="0.00048">
            <text:p>0.00048</text:p>
          </table:table-cell>
          <table:table-cell table:formula="of:=([.Y354]-2.269)*64" office:value-type="float" office:value="80.064">
            <text:p>80.064</text:p>
          </table:table-cell>
          <table:table-cell table:formula="of:=[.Z354]*64^(1/4)" office:value-type="float" office:value="0.00416344472762639">
            <text:p>0.004163444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3">
            <text:p>3.53</text:p>
          </table:table-cell>
          <table:table-cell office:value-type="float" office:value="0.091834">
            <text:p>0.091834</text:p>
          </table:table-cell>
          <table:table-cell office:value-type="float" office:value="0.000354">
            <text:p>0.000354</text:p>
          </table:table-cell>
          <table:table-cell table:formula="of:=[.F355]*50" office:value-type="float" office:value="0.0177">
            <text:p>0.0177</text:p>
          </table:table-cell>
          <table:table-cell table:formula="of:=([.D355]-[.A354])*8" office:value-type="float" office:value="10.088">
            <text:p>10.088</text:p>
          </table:table-cell>
          <table:table-cell table:formula="of:=[.E355]*8^(1/4)" office:value-type="float" office:value="0.154445762796819">
            <text:p>0.1544457628</text:p>
          </table:table-cell>
          <table:table-cell/>
          <table:table-cell office:value-type="float" office:value="3.53">
            <text:p>3.53</text:p>
          </table:table-cell>
          <table:table-cell office:value-type="float" office:value="0.023419">
            <text:p>0.023419</text:p>
          </table:table-cell>
          <table:table-cell office:value-type="float" office:value="0.000769">
            <text:p>0.000769</text:p>
          </table:table-cell>
          <table:table-cell table:formula="of:=[.M355]*10" office:value-type="float" office:value="0.00769">
            <text:p>0.00769</text:p>
          </table:table-cell>
          <table:table-cell table:formula="of:=([.K355]-2.269)*16" office:value-type="float" office:value="20.176">
            <text:p>20.176</text:p>
          </table:table-cell>
          <table:table-cell table:formula="of:=[.L355]*16^(1/4)" office:value-type="float" office:value="0.046838">
            <text:p>0.046838</text:p>
          </table:table-cell>
          <table:table-cell/>
          <table:table-cell office:value-type="float" office:value="3.53">
            <text:p>3.53</text:p>
          </table:table-cell>
          <table:table-cell office:value-type="float" office:value="0.005855">
            <text:p>0.005855</text:p>
          </table:table-cell>
          <table:table-cell office:value-type="float" office:value="0.000189">
            <text:p>0.000189</text:p>
          </table:table-cell>
          <table:table-cell/>
          <table:table-cell table:formula="of:=([.R355]-2.269)*32" office:value-type="float" office:value="40.352">
            <text:p>40.352</text:p>
          </table:table-cell>
          <table:table-cell table:formula="of:=[.S355]*32^(1/4)" office:value-type="float" office:value="0.0139256153166819">
            <text:p>0.0139256153</text:p>
          </table:table-cell>
          <table:table-cell/>
          <table:table-cell office:value-type="float" office:value="3.53">
            <text:p>3.53</text:p>
          </table:table-cell>
          <table:table-cell office:value-type="float" office:value="0.00146">
            <text:p>0.00146</text:p>
          </table:table-cell>
          <table:table-cell office:value-type="float" office:value="0.000047">
            <text:p>0.000047</text:p>
          </table:table-cell>
          <table:table-cell table:formula="of:=[.AA355]*10" office:value-type="float" office:value="0.00047">
            <text:p>0.00047</text:p>
          </table:table-cell>
          <table:table-cell table:formula="of:=([.Y355]-2.269)*64" office:value-type="float" office:value="80.704">
            <text:p>80.704</text:p>
          </table:table-cell>
          <table:table-cell table:formula="of:=[.Z355]*64^(1/4)" office:value-type="float" office:value="0.00412950360212944">
            <text:p>0.004129503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4">
            <text:p>3.54</text:p>
          </table:table-cell>
          <table:table-cell office:value-type="float" office:value="0.092884">
            <text:p>0.092884</text:p>
          </table:table-cell>
          <table:table-cell office:value-type="float" office:value="0.000519">
            <text:p>0.000519</text:p>
          </table:table-cell>
          <table:table-cell table:formula="of:=[.F356]*50" office:value-type="float" office:value="0.02595">
            <text:p>0.02595</text:p>
          </table:table-cell>
          <table:table-cell table:formula="of:=([.D356]-[.A355])*8" office:value-type="float" office:value="10.168">
            <text:p>10.168</text:p>
          </table:table-cell>
          <table:table-cell table:formula="of:=[.E356]*8^(1/4)" office:value-type="float" office:value="0.156211645268852">
            <text:p>0.1562116453</text:p>
          </table:table-cell>
          <table:table-cell/>
          <table:table-cell office:value-type="float" office:value="3.54">
            <text:p>3.54</text:p>
          </table:table-cell>
          <table:table-cell office:value-type="float" office:value="0.023358">
            <text:p>0.023358</text:p>
          </table:table-cell>
          <table:table-cell office:value-type="float" office:value="0.000757">
            <text:p>0.000757</text:p>
          </table:table-cell>
          <table:table-cell table:formula="of:=[.M356]*10" office:value-type="float" office:value="0.00757">
            <text:p>0.00757</text:p>
          </table:table-cell>
          <table:table-cell table:formula="of:=([.K356]-2.269)*16" office:value-type="float" office:value="20.336">
            <text:p>20.336</text:p>
          </table:table-cell>
          <table:table-cell table:formula="of:=[.L356]*16^(1/4)" office:value-type="float" office:value="0.046716">
            <text:p>0.046716</text:p>
          </table:table-cell>
          <table:table-cell/>
          <table:table-cell office:value-type="float" office:value="3.54">
            <text:p>3.54</text:p>
          </table:table-cell>
          <table:table-cell office:value-type="float" office:value="0.005795">
            <text:p>0.005795</text:p>
          </table:table-cell>
          <table:table-cell office:value-type="float" office:value="0.000186">
            <text:p>0.000186</text:p>
          </table:table-cell>
          <table:table-cell/>
          <table:table-cell table:formula="of:=([.R356]-2.269)*32" office:value-type="float" office:value="40.672">
            <text:p>40.672</text:p>
          </table:table-cell>
          <table:table-cell table:formula="of:=[.S356]*32^(1/4)" office:value-type="float" office:value="0.0137829104628815">
            <text:p>0.0137829105</text:p>
          </table:table-cell>
          <table:table-cell/>
          <table:table-cell office:value-type="float" office:value="3.54">
            <text:p>3.54</text:p>
          </table:table-cell>
          <table:table-cell office:value-type="float" office:value="0.001441">
            <text:p>0.001441</text:p>
          </table:table-cell>
          <table:table-cell office:value-type="float" office:value="0.000047">
            <text:p>0.000047</text:p>
          </table:table-cell>
          <table:table-cell table:formula="of:=[.AA356]*10" office:value-type="float" office:value="0.00047">
            <text:p>0.00047</text:p>
          </table:table-cell>
          <table:table-cell table:formula="of:=([.Y356]-2.269)*64" office:value-type="float" office:value="81.344">
            <text:p>81.344</text:p>
          </table:table-cell>
          <table:table-cell table:formula="of:=[.Z356]*64^(1/4)" office:value-type="float" office:value="0.00407576348675926">
            <text:p>0.004075763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5">
            <text:p>3.55</text:p>
          </table:table-cell>
          <table:table-cell office:value-type="float" office:value="0.090029">
            <text:p>0.090029</text:p>
          </table:table-cell>
          <table:table-cell office:value-type="float" office:value="0.000348">
            <text:p>0.000348</text:p>
          </table:table-cell>
          <table:table-cell table:formula="of:=[.F357]*50" office:value-type="float" office:value="0.0174">
            <text:p>0.0174</text:p>
          </table:table-cell>
          <table:table-cell table:formula="of:=([.D357]-[.A356])*8" office:value-type="float" office:value="10.248">
            <text:p>10.248</text:p>
          </table:table-cell>
          <table:table-cell table:formula="of:=[.E357]*8^(1/4)" office:value-type="float" office:value="0.151410126737753">
            <text:p>0.1514101267</text:p>
          </table:table-cell>
          <table:table-cell/>
          <table:table-cell office:value-type="float" office:value="3.55">
            <text:p>3.55</text:p>
          </table:table-cell>
          <table:table-cell office:value-type="float" office:value="0.022942">
            <text:p>0.022942</text:p>
          </table:table-cell>
          <table:table-cell office:value-type="float" office:value="0.000745">
            <text:p>0.000745</text:p>
          </table:table-cell>
          <table:table-cell table:formula="of:=[.M357]*10" office:value-type="float" office:value="0.00745">
            <text:p>0.00745</text:p>
          </table:table-cell>
          <table:table-cell table:formula="of:=([.K357]-2.269)*16" office:value-type="float" office:value="20.496">
            <text:p>20.496</text:p>
          </table:table-cell>
          <table:table-cell table:formula="of:=[.L357]*16^(1/4)" office:value-type="float" office:value="0.045884">
            <text:p>0.045884</text:p>
          </table:table-cell>
          <table:table-cell/>
          <table:table-cell office:value-type="float" office:value="3.55">
            <text:p>3.55</text:p>
          </table:table-cell>
          <table:table-cell office:value-type="float" office:value="0.005722">
            <text:p>0.005722</text:p>
          </table:table-cell>
          <table:table-cell office:value-type="float" office:value="0.000186">
            <text:p>0.000186</text:p>
          </table:table-cell>
          <table:table-cell/>
          <table:table-cell table:formula="of:=([.R357]-2.269)*32" office:value-type="float" office:value="40.992">
            <text:p>40.992</text:p>
          </table:table-cell>
          <table:table-cell table:formula="of:=[.S357]*32^(1/4)" office:value-type="float" office:value="0.0136092862240911">
            <text:p>0.0136092862</text:p>
          </table:table-cell>
          <table:table-cell/>
          <table:table-cell office:value-type="float" office:value="3.55">
            <text:p>3.55</text:p>
          </table:table-cell>
          <table:table-cell office:value-type="float" office:value="0.001431">
            <text:p>0.001431</text:p>
          </table:table-cell>
          <table:table-cell office:value-type="float" office:value="0.000047">
            <text:p>0.000047</text:p>
          </table:table-cell>
          <table:table-cell table:formula="of:=[.AA357]*10" office:value-type="float" office:value="0.00047">
            <text:p>0.00047</text:p>
          </table:table-cell>
          <table:table-cell table:formula="of:=([.Y357]-2.269)*64" office:value-type="float" office:value="81.984">
            <text:p>81.984</text:p>
          </table:table-cell>
          <table:table-cell table:formula="of:=[.Z357]*64^(1/4)" office:value-type="float" office:value="0.0040474792155118">
            <text:p>0.004047479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6">
            <text:p>3.56</text:p>
          </table:table-cell>
          <table:table-cell office:value-type="float" office:value="0.088061">
            <text:p>0.088061</text:p>
          </table:table-cell>
          <table:table-cell office:value-type="float" office:value="0.000287">
            <text:p>0.000287</text:p>
          </table:table-cell>
          <table:table-cell table:formula="of:=[.F358]*50" office:value-type="float" office:value="0.01435">
            <text:p>0.01435</text:p>
          </table:table-cell>
          <table:table-cell table:formula="of:=([.D358]-[.A357])*8" office:value-type="float" office:value="10.328">
            <text:p>10.328</text:p>
          </table:table-cell>
          <table:table-cell table:formula="of:=[.E358]*8^(1/4)" office:value-type="float" office:value="0.148100358447315">
            <text:p>0.1481003584</text:p>
          </table:table-cell>
          <table:table-cell/>
          <table:table-cell office:value-type="float" office:value="3.56">
            <text:p>3.56</text:p>
          </table:table-cell>
          <table:table-cell office:value-type="float" office:value="0.022748">
            <text:p>0.022748</text:p>
          </table:table-cell>
          <table:table-cell office:value-type="float" office:value="0.000748">
            <text:p>0.000748</text:p>
          </table:table-cell>
          <table:table-cell table:formula="of:=[.M358]*10" office:value-type="float" office:value="0.00748">
            <text:p>0.00748</text:p>
          </table:table-cell>
          <table:table-cell table:formula="of:=([.K358]-2.269)*16" office:value-type="float" office:value="20.656">
            <text:p>20.656</text:p>
          </table:table-cell>
          <table:table-cell table:formula="of:=[.L358]*16^(1/4)" office:value-type="float" office:value="0.045496">
            <text:p>0.045496</text:p>
          </table:table-cell>
          <table:table-cell/>
          <table:table-cell office:value-type="float" office:value="3.56">
            <text:p>3.56</text:p>
          </table:table-cell>
          <table:table-cell office:value-type="float" office:value="0.005667">
            <text:p>0.005667</text:p>
          </table:table-cell>
          <table:table-cell office:value-type="float" office:value="0.000186">
            <text:p>0.000186</text:p>
          </table:table-cell>
          <table:table-cell/>
          <table:table-cell table:formula="of:=([.R358]-2.269)*32" office:value-type="float" office:value="41.312">
            <text:p>41.312</text:p>
          </table:table-cell>
          <table:table-cell table:formula="of:=[.S358]*32^(1/4)" office:value-type="float" office:value="0.0134784734414408">
            <text:p>0.0134784734</text:p>
          </table:table-cell>
          <table:table-cell/>
          <table:table-cell office:value-type="float" office:value="3.56">
            <text:p>3.56</text:p>
          </table:table-cell>
          <table:table-cell office:value-type="float" office:value="0.00142">
            <text:p>0.00142</text:p>
          </table:table-cell>
          <table:table-cell office:value-type="float" office:value="0.000047">
            <text:p>0.000047</text:p>
          </table:table-cell>
          <table:table-cell table:formula="of:=[.AA358]*10" office:value-type="float" office:value="0.00047">
            <text:p>0.00047</text:p>
          </table:table-cell>
          <table:table-cell table:formula="of:=([.Y358]-2.269)*64" office:value-type="float" office:value="82.624">
            <text:p>82.624</text:p>
          </table:table-cell>
          <table:table-cell table:formula="of:=[.Z358]*64^(1/4)" office:value-type="float" office:value="0.00401636651713959">
            <text:p>0.004016366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7">
            <text:p>3.57</text:p>
          </table:table-cell>
          <table:table-cell office:value-type="float" office:value="0.091732">
            <text:p>0.091732</text:p>
          </table:table-cell>
          <table:table-cell office:value-type="float" office:value="0.000271">
            <text:p>0.000271</text:p>
          </table:table-cell>
          <table:table-cell table:formula="of:=[.F359]*50" office:value-type="float" office:value="0.01355">
            <text:p>0.01355</text:p>
          </table:table-cell>
          <table:table-cell table:formula="of:=([.D359]-[.A358])*8" office:value-type="float" office:value="10.408">
            <text:p>10.408</text:p>
          </table:table-cell>
          <table:table-cell table:formula="of:=[.E359]*8^(1/4)" office:value-type="float" office:value="0.154274219928107">
            <text:p>0.1542742199</text:p>
          </table:table-cell>
          <table:table-cell/>
          <table:table-cell office:value-type="float" office:value="3.57">
            <text:p>3.57</text:p>
          </table:table-cell>
          <table:table-cell office:value-type="float" office:value="0.022626">
            <text:p>0.022626</text:p>
          </table:table-cell>
          <table:table-cell office:value-type="float" office:value="0.000719">
            <text:p>0.000719</text:p>
          </table:table-cell>
          <table:table-cell table:formula="of:=[.M359]*10" office:value-type="float" office:value="0.00719">
            <text:p>0.00719</text:p>
          </table:table-cell>
          <table:table-cell table:formula="of:=([.K359]-2.269)*16" office:value-type="float" office:value="20.816">
            <text:p>20.816</text:p>
          </table:table-cell>
          <table:table-cell table:formula="of:=[.L359]*16^(1/4)" office:value-type="float" office:value="0.045252">
            <text:p>0.045252</text:p>
          </table:table-cell>
          <table:table-cell/>
          <table:table-cell office:value-type="float" office:value="3.57">
            <text:p>3.57</text:p>
          </table:table-cell>
          <table:table-cell office:value-type="float" office:value="0.005668">
            <text:p>0.005668</text:p>
          </table:table-cell>
          <table:table-cell office:value-type="float" office:value="0.000185">
            <text:p>0.000185</text:p>
          </table:table-cell>
          <table:table-cell/>
          <table:table-cell table:formula="of:=([.R359]-2.269)*32" office:value-type="float" office:value="41.632">
            <text:p>41.632</text:p>
          </table:table-cell>
          <table:table-cell table:formula="of:=[.S359]*32^(1/4)" office:value-type="float" office:value="0.0134808518556708">
            <text:p>0.0134808519</text:p>
          </table:table-cell>
          <table:table-cell/>
          <table:table-cell office:value-type="float" office:value="3.57">
            <text:p>3.57</text:p>
          </table:table-cell>
          <table:table-cell office:value-type="float" office:value="0.001409">
            <text:p>0.001409</text:p>
          </table:table-cell>
          <table:table-cell office:value-type="float" office:value="0.000046">
            <text:p>0.000046</text:p>
          </table:table-cell>
          <table:table-cell table:formula="of:=[.AA359]*10" office:value-type="float" office:value="0.00046">
            <text:p>0.00046</text:p>
          </table:table-cell>
          <table:table-cell table:formula="of:=([.Y359]-2.269)*64" office:value-type="float" office:value="83.264">
            <text:p>83.264</text:p>
          </table:table-cell>
          <table:table-cell table:formula="of:=[.Z359]*64^(1/4)" office:value-type="float" office:value="0.00398525381876738">
            <text:p>0.003985253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8">
            <text:p>3.58</text:p>
          </table:table-cell>
          <table:table-cell office:value-type="float" office:value="0.08973">
            <text:p>0.08973</text:p>
          </table:table-cell>
          <table:table-cell office:value-type="float" office:value="0.000466">
            <text:p>0.000466</text:p>
          </table:table-cell>
          <table:table-cell table:formula="of:=[.F360]*50" office:value-type="float" office:value="0.0233">
            <text:p>0.0233</text:p>
          </table:table-cell>
          <table:table-cell table:formula="of:=([.D360]-[.A359])*8" office:value-type="float" office:value="10.488">
            <text:p>10.488</text:p>
          </table:table-cell>
          <table:table-cell table:formula="of:=[.E360]*8^(1/4)" office:value-type="float" office:value="0.150907270681432">
            <text:p>0.1509072707</text:p>
          </table:table-cell>
          <table:table-cell/>
          <table:table-cell office:value-type="float" office:value="3.58">
            <text:p>3.58</text:p>
          </table:table-cell>
          <table:table-cell office:value-type="float" office:value="0.022252">
            <text:p>0.022252</text:p>
          </table:table-cell>
          <table:table-cell office:value-type="float" office:value="0.000744">
            <text:p>0.000744</text:p>
          </table:table-cell>
          <table:table-cell table:formula="of:=[.M360]*10" office:value-type="float" office:value="0.00744">
            <text:p>0.00744</text:p>
          </table:table-cell>
          <table:table-cell table:formula="of:=([.K360]-2.269)*16" office:value-type="float" office:value="20.976">
            <text:p>20.976</text:p>
          </table:table-cell>
          <table:table-cell table:formula="of:=[.L360]*16^(1/4)" office:value-type="float" office:value="0.044504">
            <text:p>0.044504</text:p>
          </table:table-cell>
          <table:table-cell/>
          <table:table-cell office:value-type="float" office:value="3.58">
            <text:p>3.58</text:p>
          </table:table-cell>
          <table:table-cell office:value-type="float" office:value="0.005586">
            <text:p>0.005586</text:p>
          </table:table-cell>
          <table:table-cell office:value-type="float" office:value="0.000186">
            <text:p>0.000186</text:p>
          </table:table-cell>
          <table:table-cell/>
          <table:table-cell table:formula="of:=([.R360]-2.269)*32" office:value-type="float" office:value="41.952">
            <text:p>41.952</text:p>
          </table:table-cell>
          <table:table-cell table:formula="of:=[.S360]*32^(1/4)" office:value-type="float" office:value="0.0132858218888104">
            <text:p>0.0132858219</text:p>
          </table:table-cell>
          <table:table-cell/>
          <table:table-cell office:value-type="float" office:value="3.58">
            <text:p>3.58</text:p>
          </table:table-cell>
          <table:table-cell office:value-type="float" office:value="0.001399">
            <text:p>0.001399</text:p>
          </table:table-cell>
          <table:table-cell office:value-type="float" office:value="0.000046">
            <text:p>0.000046</text:p>
          </table:table-cell>
          <table:table-cell table:formula="of:=[.AA360]*10" office:value-type="float" office:value="0.00046">
            <text:p>0.00046</text:p>
          </table:table-cell>
          <table:table-cell table:formula="of:=([.Y360]-2.269)*64" office:value-type="float" office:value="83.904">
            <text:p>83.904</text:p>
          </table:table-cell>
          <table:table-cell table:formula="of:=[.Z360]*64^(1/4)" office:value-type="float" office:value="0.00395696954751992">
            <text:p>0.003956969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59">
            <text:p>3.59</text:p>
          </table:table-cell>
          <table:table-cell office:value-type="float" office:value="0.088557">
            <text:p>0.088557</text:p>
          </table:table-cell>
          <table:table-cell office:value-type="float" office:value="0.000409">
            <text:p>0.000409</text:p>
          </table:table-cell>
          <table:table-cell table:formula="of:=[.F361]*50" office:value-type="float" office:value="0.02045">
            <text:p>0.02045</text:p>
          </table:table-cell>
          <table:table-cell table:formula="of:=([.D361]-[.A360])*8" office:value-type="float" office:value="10.568">
            <text:p>10.568</text:p>
          </table:table-cell>
          <table:table-cell table:formula="of:=[.E361]*8^(1/4)" office:value-type="float" office:value="0.148934527691246">
            <text:p>0.1489345277</text:p>
          </table:table-cell>
          <table:table-cell/>
          <table:table-cell office:value-type="float" office:value="3.59">
            <text:p>3.59</text:p>
          </table:table-cell>
          <table:table-cell office:value-type="float" office:value="0.021904">
            <text:p>0.021904</text:p>
          </table:table-cell>
          <table:table-cell office:value-type="float" office:value="0.000738">
            <text:p>0.000738</text:p>
          </table:table-cell>
          <table:table-cell table:formula="of:=[.M361]*10" office:value-type="float" office:value="0.00738">
            <text:p>0.00738</text:p>
          </table:table-cell>
          <table:table-cell table:formula="of:=([.K361]-2.269)*16" office:value-type="float" office:value="21.136">
            <text:p>21.136</text:p>
          </table:table-cell>
          <table:table-cell table:formula="of:=[.L361]*16^(1/4)" office:value-type="float" office:value="0.043808">
            <text:p>0.043808</text:p>
          </table:table-cell>
          <table:table-cell/>
          <table:table-cell office:value-type="float" office:value="3.59">
            <text:p>3.59</text:p>
          </table:table-cell>
          <table:table-cell office:value-type="float" office:value="0.005559">
            <text:p>0.005559</text:p>
          </table:table-cell>
          <table:table-cell office:value-type="float" office:value="0.000184">
            <text:p>0.000184</text:p>
          </table:table-cell>
          <table:table-cell/>
          <table:table-cell table:formula="of:=([.R361]-2.269)*32" office:value-type="float" office:value="42.272">
            <text:p>42.272</text:p>
          </table:table-cell>
          <table:table-cell table:formula="of:=[.S361]*32^(1/4)" office:value-type="float" office:value="0.0132216047046003">
            <text:p>0.0132216047</text:p>
          </table:table-cell>
          <table:table-cell/>
          <table:table-cell office:value-type="float" office:value="3.59">
            <text:p>3.59</text:p>
          </table:table-cell>
          <table:table-cell office:value-type="float" office:value="0.001379">
            <text:p>0.001379</text:p>
          </table:table-cell>
          <table:table-cell office:value-type="float" office:value="0.000046">
            <text:p>0.000046</text:p>
          </table:table-cell>
          <table:table-cell table:formula="of:=[.AA361]*10" office:value-type="float" office:value="0.00046">
            <text:p>0.00046</text:p>
          </table:table-cell>
          <table:table-cell table:formula="of:=([.Y361]-2.269)*64" office:value-type="float" office:value="84.544">
            <text:p>84.544</text:p>
          </table:table-cell>
          <table:table-cell table:formula="of:=[.Z361]*64^(1/4)" office:value-type="float" office:value="0.003900401005025">
            <text:p>0.00390040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">
            <text:p>3.6</text:p>
          </table:table-cell>
          <table:table-cell office:value-type="float" office:value="0.087043">
            <text:p>0.087043</text:p>
          </table:table-cell>
          <table:table-cell office:value-type="float" office:value="0.000285">
            <text:p>0.000285</text:p>
          </table:table-cell>
          <table:table-cell table:formula="of:=[.F362]*50" office:value-type="float" office:value="0.01425">
            <text:p>0.01425</text:p>
          </table:table-cell>
          <table:table-cell table:formula="of:=([.D362]-[.A361])*8" office:value-type="float" office:value="10.648">
            <text:p>10.648</text:p>
          </table:table-cell>
          <table:table-cell table:formula="of:=[.E362]*8^(1/4)" office:value-type="float" office:value="0.146388293345858">
            <text:p>0.1463882933</text:p>
          </table:table-cell>
          <table:table-cell/>
          <table:table-cell office:value-type="float" office:value="3.6">
            <text:p>3.6</text:p>
          </table:table-cell>
          <table:table-cell office:value-type="float" office:value="0.021727">
            <text:p>0.021727</text:p>
          </table:table-cell>
          <table:table-cell office:value-type="float" office:value="0.000721">
            <text:p>0.000721</text:p>
          </table:table-cell>
          <table:table-cell table:formula="of:=[.M362]*10" office:value-type="float" office:value="0.00721">
            <text:p>0.00721</text:p>
          </table:table-cell>
          <table:table-cell table:formula="of:=([.K362]-2.269)*16" office:value-type="float" office:value="21.296">
            <text:p>21.296</text:p>
          </table:table-cell>
          <table:table-cell table:formula="of:=[.L362]*16^(1/4)" office:value-type="float" office:value="0.043454">
            <text:p>0.043454</text:p>
          </table:table-cell>
          <table:table-cell/>
          <table:table-cell office:value-type="float" office:value="3.6">
            <text:p>3.6</text:p>
          </table:table-cell>
          <table:table-cell office:value-type="float" office:value="0.00545">
            <text:p>0.00545</text:p>
          </table:table-cell>
          <table:table-cell office:value-type="float" office:value="0.000183">
            <text:p>0.000183</text:p>
          </table:table-cell>
          <table:table-cell/>
          <table:table-cell table:formula="of:=([.R362]-2.269)*32" office:value-type="float" office:value="42.592">
            <text:p>42.592</text:p>
          </table:table-cell>
          <table:table-cell table:formula="of:=[.S362]*32^(1/4)" office:value-type="float" office:value="0.0129623575535297">
            <text:p>0.0129623576</text:p>
          </table:table-cell>
          <table:table-cell/>
          <table:table-cell office:value-type="float" office:value="3.6">
            <text:p>3.6</text:p>
          </table:table-cell>
          <table:table-cell office:value-type="float" office:value="0.001371">
            <text:p>0.001371</text:p>
          </table:table-cell>
          <table:table-cell office:value-type="float" office:value="0.000046">
            <text:p>0.000046</text:p>
          </table:table-cell>
          <table:table-cell table:formula="of:=[.AA362]*10" office:value-type="float" office:value="0.00046">
            <text:p>0.00046</text:p>
          </table:table-cell>
          <table:table-cell table:formula="of:=([.Y362]-2.269)*64" office:value-type="float" office:value="85.184">
            <text:p>85.184</text:p>
          </table:table-cell>
          <table:table-cell table:formula="of:=[.Z362]*64^(1/4)" office:value-type="float" office:value="0.00387777358802703">
            <text:p>0.003877773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1">
            <text:p>3.61</text:p>
          </table:table-cell>
          <table:table-cell office:value-type="float" office:value="0.085659">
            <text:p>0.085659</text:p>
          </table:table-cell>
          <table:table-cell office:value-type="float" office:value="0.00046">
            <text:p>0.00046</text:p>
          </table:table-cell>
          <table:table-cell table:formula="of:=[.F363]*50" office:value-type="float" office:value="0.023">
            <text:p>0.023</text:p>
          </table:table-cell>
          <table:table-cell table:formula="of:=([.D363]-[.A362])*8" office:value-type="float" office:value="10.728">
            <text:p>10.728</text:p>
          </table:table-cell>
          <table:table-cell table:formula="of:=[.E363]*8^(1/4)" office:value-type="float" office:value="0.144060692068436">
            <text:p>0.1440606921</text:p>
          </table:table-cell>
          <table:table-cell/>
          <table:table-cell office:value-type="float" office:value="3.61">
            <text:p>3.61</text:p>
          </table:table-cell>
          <table:table-cell office:value-type="float" office:value="0.021671">
            <text:p>0.021671</text:p>
          </table:table-cell>
          <table:table-cell office:value-type="float" office:value="0.000723">
            <text:p>0.000723</text:p>
          </table:table-cell>
          <table:table-cell table:formula="of:=[.M363]*10" office:value-type="float" office:value="0.00723">
            <text:p>0.00723</text:p>
          </table:table-cell>
          <table:table-cell table:formula="of:=([.K363]-2.269)*16" office:value-type="float" office:value="21.456">
            <text:p>21.456</text:p>
          </table:table-cell>
          <table:table-cell table:formula="of:=[.L363]*16^(1/4)" office:value-type="float" office:value="0.043342">
            <text:p>0.043342</text:p>
          </table:table-cell>
          <table:table-cell/>
          <table:table-cell office:value-type="float" office:value="3.61">
            <text:p>3.61</text:p>
          </table:table-cell>
          <table:table-cell office:value-type="float" office:value="0.00549">
            <text:p>0.00549</text:p>
          </table:table-cell>
          <table:table-cell office:value-type="float" office:value="0.000182">
            <text:p>0.000182</text:p>
          </table:table-cell>
          <table:table-cell/>
          <table:table-cell table:formula="of:=([.R363]-2.269)*32" office:value-type="float" office:value="42.912">
            <text:p>42.912</text:p>
          </table:table-cell>
          <table:table-cell table:formula="of:=[.S363]*32^(1/4)" office:value-type="float" office:value="0.0130574941227299">
            <text:p>0.0130574941</text:p>
          </table:table-cell>
          <table:table-cell/>
          <table:table-cell office:value-type="float" office:value="3.61">
            <text:p>3.61</text:p>
          </table:table-cell>
          <table:table-cell office:value-type="float" office:value="0.001358">
            <text:p>0.001358</text:p>
          </table:table-cell>
          <table:table-cell office:value-type="float" office:value="0.000045">
            <text:p>0.000045</text:p>
          </table:table-cell>
          <table:table-cell table:formula="of:=[.AA363]*10" office:value-type="float" office:value="0.00045">
            <text:p>0.00045</text:p>
          </table:table-cell>
          <table:table-cell table:formula="of:=([.Y363]-2.269)*64" office:value-type="float" office:value="85.824">
            <text:p>85.824</text:p>
          </table:table-cell>
          <table:table-cell table:formula="of:=[.Z363]*64^(1/4)" office:value-type="float" office:value="0.00384100403540533">
            <text:p>0.00384100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2">
            <text:p>3.62</text:p>
          </table:table-cell>
          <table:table-cell office:value-type="float" office:value="0.084571">
            <text:p>0.084571</text:p>
          </table:table-cell>
          <table:table-cell office:value-type="float" office:value="0.000404">
            <text:p>0.000404</text:p>
          </table:table-cell>
          <table:table-cell table:formula="of:=[.F364]*50" office:value-type="float" office:value="0.0202">
            <text:p>0.0202</text:p>
          </table:table-cell>
          <table:table-cell table:formula="of:=([.D364]-[.A363])*8" office:value-type="float" office:value="10.808">
            <text:p>10.808</text:p>
          </table:table-cell>
          <table:table-cell table:formula="of:=[.E364]*8^(1/4)" office:value-type="float" office:value="0.142230901468844">
            <text:p>0.1422309015</text:p>
          </table:table-cell>
          <table:table-cell/>
          <table:table-cell office:value-type="float" office:value="3.62">
            <text:p>3.62</text:p>
          </table:table-cell>
          <table:table-cell office:value-type="float" office:value="0.021446">
            <text:p>0.021446</text:p>
          </table:table-cell>
          <table:table-cell office:value-type="float" office:value="0.000736">
            <text:p>0.000736</text:p>
          </table:table-cell>
          <table:table-cell table:formula="of:=[.M364]*10" office:value-type="float" office:value="0.00736">
            <text:p>0.00736</text:p>
          </table:table-cell>
          <table:table-cell table:formula="of:=([.K364]-2.269)*16" office:value-type="float" office:value="21.616">
            <text:p>21.616</text:p>
          </table:table-cell>
          <table:table-cell table:formula="of:=[.L364]*16^(1/4)" office:value-type="float" office:value="0.042892">
            <text:p>0.042892</text:p>
          </table:table-cell>
          <table:table-cell/>
          <table:table-cell office:value-type="float" office:value="3.62">
            <text:p>3.62</text:p>
          </table:table-cell>
          <table:table-cell office:value-type="float" office:value="0.005426">
            <text:p>0.005426</text:p>
          </table:table-cell>
          <table:table-cell office:value-type="float" office:value="0.000183">
            <text:p>0.000183</text:p>
          </table:table-cell>
          <table:table-cell/>
          <table:table-cell table:formula="of:=([.R364]-2.269)*32" office:value-type="float" office:value="43.232">
            <text:p>43.232</text:p>
          </table:table-cell>
          <table:table-cell table:formula="of:=[.S364]*32^(1/4)" office:value-type="float" office:value="0.0129052756120095">
            <text:p>0.0129052756</text:p>
          </table:table-cell>
          <table:table-cell/>
          <table:table-cell office:value-type="float" office:value="3.62">
            <text:p>3.62</text:p>
          </table:table-cell>
          <table:table-cell office:value-type="float" office:value="0.001344">
            <text:p>0.001344</text:p>
          </table:table-cell>
          <table:table-cell office:value-type="float" office:value="0.000045">
            <text:p>0.000045</text:p>
          </table:table-cell>
          <table:table-cell table:formula="of:=[.AA364]*10" office:value-type="float" office:value="0.00045">
            <text:p>0.00045</text:p>
          </table:table-cell>
          <table:table-cell table:formula="of:=([.Y364]-2.269)*64" office:value-type="float" office:value="86.464">
            <text:p>86.464</text:p>
          </table:table-cell>
          <table:table-cell table:formula="of:=[.Z364]*64^(1/4)" office:value-type="float" office:value="0.00380140605565888">
            <text:p>0.003801406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3">
            <text:p>3.63</text:p>
          </table:table-cell>
          <table:table-cell office:value-type="float" office:value="0.085465">
            <text:p>0.085465</text:p>
          </table:table-cell>
          <table:table-cell office:value-type="float" office:value="0.00043">
            <text:p>0.00043</text:p>
          </table:table-cell>
          <table:table-cell table:formula="of:=[.F365]*50" office:value-type="float" office:value="0.0215">
            <text:p>0.0215</text:p>
          </table:table-cell>
          <table:table-cell table:formula="of:=([.D365]-[.A364])*8" office:value-type="float" office:value="10.888">
            <text:p>10.888</text:p>
          </table:table-cell>
          <table:table-cell table:formula="of:=[.E365]*8^(1/4)" office:value-type="float" office:value="0.143734424259317">
            <text:p>0.1437344243</text:p>
          </table:table-cell>
          <table:table-cell/>
          <table:table-cell office:value-type="float" office:value="3.63">
            <text:p>3.63</text:p>
          </table:table-cell>
          <table:table-cell office:value-type="float" office:value="0.021672">
            <text:p>0.021672</text:p>
          </table:table-cell>
          <table:table-cell office:value-type="float" office:value="0.000733">
            <text:p>0.000733</text:p>
          </table:table-cell>
          <table:table-cell table:formula="of:=[.M365]*10" office:value-type="float" office:value="0.00733">
            <text:p>0.00733</text:p>
          </table:table-cell>
          <table:table-cell table:formula="of:=([.K365]-2.269)*16" office:value-type="float" office:value="21.776">
            <text:p>21.776</text:p>
          </table:table-cell>
          <table:table-cell table:formula="of:=[.L365]*16^(1/4)" office:value-type="float" office:value="0.043344">
            <text:p>0.043344</text:p>
          </table:table-cell>
          <table:table-cell/>
          <table:table-cell office:value-type="float" office:value="3.63">
            <text:p>3.63</text:p>
          </table:table-cell>
          <table:table-cell office:value-type="float" office:value="0.00537">
            <text:p>0.00537</text:p>
          </table:table-cell>
          <table:table-cell office:value-type="float" office:value="0.00018">
            <text:p>0.00018</text:p>
          </table:table-cell>
          <table:table-cell/>
          <table:table-cell table:formula="of:=([.R365]-2.269)*32" office:value-type="float" office:value="43.552">
            <text:p>43.552</text:p>
          </table:table-cell>
          <table:table-cell table:formula="of:=[.S365]*32^(1/4)" office:value-type="float" office:value="0.0127720844151292">
            <text:p>0.0127720844</text:p>
          </table:table-cell>
          <table:table-cell/>
          <table:table-cell office:value-type="float" office:value="3.63">
            <text:p>3.63</text:p>
          </table:table-cell>
          <table:table-cell office:value-type="float" office:value="0.001336">
            <text:p>0.001336</text:p>
          </table:table-cell>
          <table:table-cell office:value-type="float" office:value="0.000045">
            <text:p>0.000045</text:p>
          </table:table-cell>
          <table:table-cell table:formula="of:=[.AA365]*10" office:value-type="float" office:value="0.00045">
            <text:p>0.00045</text:p>
          </table:table-cell>
          <table:table-cell table:formula="of:=([.Y365]-2.269)*64" office:value-type="float" office:value="87.104">
            <text:p>87.104</text:p>
          </table:table-cell>
          <table:table-cell table:formula="of:=[.Z365]*64^(1/4)" office:value-type="float" office:value="0.00377877863866091">
            <text:p>0.003778778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4">
            <text:p>3.64</text:p>
          </table:table-cell>
          <table:table-cell office:value-type="float" office:value="0.084663">
            <text:p>0.084663</text:p>
          </table:table-cell>
          <table:table-cell office:value-type="float" office:value="0.000293">
            <text:p>0.000293</text:p>
          </table:table-cell>
          <table:table-cell table:formula="of:=[.F366]*50" office:value-type="float" office:value="0.01465">
            <text:p>0.01465</text:p>
          </table:table-cell>
          <table:table-cell table:formula="of:=([.D366]-[.A365])*8" office:value-type="float" office:value="10.968">
            <text:p>10.968</text:p>
          </table:table-cell>
          <table:table-cell table:formula="of:=[.E366]*8^(1/4)" office:value-type="float" office:value="0.14238562640925">
            <text:p>0.1423856264</text:p>
          </table:table-cell>
          <table:table-cell/>
          <table:table-cell office:value-type="float" office:value="3.64">
            <text:p>3.64</text:p>
          </table:table-cell>
          <table:table-cell office:value-type="float" office:value="0.021285">
            <text:p>0.021285</text:p>
          </table:table-cell>
          <table:table-cell office:value-type="float" office:value="0.000728">
            <text:p>0.000728</text:p>
          </table:table-cell>
          <table:table-cell table:formula="of:=[.M366]*10" office:value-type="float" office:value="0.00728">
            <text:p>0.00728</text:p>
          </table:table-cell>
          <table:table-cell table:formula="of:=([.K366]-2.269)*16" office:value-type="float" office:value="21.936">
            <text:p>21.936</text:p>
          </table:table-cell>
          <table:table-cell table:formula="of:=[.L366]*16^(1/4)" office:value-type="float" office:value="0.04257">
            <text:p>0.04257</text:p>
          </table:table-cell>
          <table:table-cell/>
          <table:table-cell office:value-type="float" office:value="3.64">
            <text:p>3.64</text:p>
          </table:table-cell>
          <table:table-cell office:value-type="float" office:value="0.005328">
            <text:p>0.005328</text:p>
          </table:table-cell>
          <table:table-cell office:value-type="float" office:value="0.00018">
            <text:p>0.00018</text:p>
          </table:table-cell>
          <table:table-cell/>
          <table:table-cell table:formula="of:=([.R366]-2.269)*32" office:value-type="float" office:value="43.872">
            <text:p>43.872</text:p>
          </table:table-cell>
          <table:table-cell table:formula="of:=[.S366]*32^(1/4)" office:value-type="float" office:value="0.012672191017469">
            <text:p>0.012672191</text:p>
          </table:table-cell>
          <table:table-cell/>
          <table:table-cell office:value-type="float" office:value="3.64">
            <text:p>3.64</text:p>
          </table:table-cell>
          <table:table-cell office:value-type="float" office:value="0.001331">
            <text:p>0.001331</text:p>
          </table:table-cell>
          <table:table-cell office:value-type="float" office:value="0.000045">
            <text:p>0.000045</text:p>
          </table:table-cell>
          <table:table-cell table:formula="of:=[.AA366]*10" office:value-type="float" office:value="0.00045">
            <text:p>0.00045</text:p>
          </table:table-cell>
          <table:table-cell table:formula="of:=([.Y366]-2.269)*64" office:value-type="float" office:value="87.744">
            <text:p>87.744</text:p>
          </table:table-cell>
          <table:table-cell table:formula="of:=[.Z366]*64^(1/4)" office:value-type="float" office:value="0.00376463650303718">
            <text:p>0.003764636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5">
            <text:p>3.65</text:p>
          </table:table-cell>
          <table:table-cell office:value-type="float" office:value="0.081118">
            <text:p>0.081118</text:p>
          </table:table-cell>
          <table:table-cell office:value-type="float" office:value="0.000586">
            <text:p>0.000586</text:p>
          </table:table-cell>
          <table:table-cell table:formula="of:=[.F367]*50" office:value-type="float" office:value="0.0293">
            <text:p>0.0293</text:p>
          </table:table-cell>
          <table:table-cell table:formula="of:=([.D367]-[.A366])*8" office:value-type="float" office:value="11.048">
            <text:p>11.048</text:p>
          </table:table-cell>
          <table:table-cell table:formula="of:=[.E367]*8^(1/4)" office:value-type="float" office:value="0.136423670825102">
            <text:p>0.1364236708</text:p>
          </table:table-cell>
          <table:table-cell/>
          <table:table-cell office:value-type="float" office:value="3.65">
            <text:p>3.65</text:p>
          </table:table-cell>
          <table:table-cell office:value-type="float" office:value="0.021249">
            <text:p>0.021249</text:p>
          </table:table-cell>
          <table:table-cell office:value-type="float" office:value="0.000711">
            <text:p>0.000711</text:p>
          </table:table-cell>
          <table:table-cell table:formula="of:=[.M367]*10" office:value-type="float" office:value="0.00711">
            <text:p>0.00711</text:p>
          </table:table-cell>
          <table:table-cell table:formula="of:=([.K367]-2.269)*16" office:value-type="float" office:value="22.096">
            <text:p>22.096</text:p>
          </table:table-cell>
          <table:table-cell table:formula="of:=[.L367]*16^(1/4)" office:value-type="float" office:value="0.042498">
            <text:p>0.042498</text:p>
          </table:table-cell>
          <table:table-cell/>
          <table:table-cell office:value-type="float" office:value="3.65">
            <text:p>3.65</text:p>
          </table:table-cell>
          <table:table-cell office:value-type="float" office:value="0.005273">
            <text:p>0.005273</text:p>
          </table:table-cell>
          <table:table-cell office:value-type="float" office:value="0.000179">
            <text:p>0.000179</text:p>
          </table:table-cell>
          <table:table-cell/>
          <table:table-cell table:formula="of:=([.R367]-2.269)*32" office:value-type="float" office:value="44.192">
            <text:p>44.192</text:p>
          </table:table-cell>
          <table:table-cell table:formula="of:=[.S367]*32^(1/4)" office:value-type="float" office:value="0.0125413782348187">
            <text:p>0.0125413782</text:p>
          </table:table-cell>
          <table:table-cell/>
          <table:table-cell office:value-type="float" office:value="3.65">
            <text:p>3.65</text:p>
          </table:table-cell>
          <table:table-cell office:value-type="float" office:value="0.001315">
            <text:p>0.001315</text:p>
          </table:table-cell>
          <table:table-cell office:value-type="float" office:value="0.000045">
            <text:p>0.000045</text:p>
          </table:table-cell>
          <table:table-cell table:formula="of:=[.AA367]*10" office:value-type="float" office:value="0.00045">
            <text:p>0.00045</text:p>
          </table:table-cell>
          <table:table-cell table:formula="of:=([.Y367]-2.269)*64" office:value-type="float" office:value="88.384">
            <text:p>88.384</text:p>
          </table:table-cell>
          <table:table-cell table:formula="of:=[.Z367]*64^(1/4)" office:value-type="float" office:value="0.00371938166904124">
            <text:p>0.003719381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6">
            <text:p>3.66</text:p>
          </table:table-cell>
          <table:table-cell office:value-type="float" office:value="0.083113">
            <text:p>0.083113</text:p>
          </table:table-cell>
          <table:table-cell office:value-type="float" office:value="0.000416">
            <text:p>0.000416</text:p>
          </table:table-cell>
          <table:table-cell table:formula="of:=[.F368]*50" office:value-type="float" office:value="0.0208">
            <text:p>0.0208</text:p>
          </table:table-cell>
          <table:table-cell table:formula="of:=([.D368]-[.A367])*8" office:value-type="float" office:value="11.128">
            <text:p>11.128</text:p>
          </table:table-cell>
          <table:table-cell table:formula="of:=[.E368]*8^(1/4)" office:value-type="float" office:value="0.139778847521964">
            <text:p>0.1397788475</text:p>
          </table:table-cell>
          <table:table-cell/>
          <table:table-cell office:value-type="float" office:value="3.66">
            <text:p>3.66</text:p>
          </table:table-cell>
          <table:table-cell office:value-type="float" office:value="0.021019">
            <text:p>0.021019</text:p>
          </table:table-cell>
          <table:table-cell office:value-type="float" office:value="0.000721">
            <text:p>0.000721</text:p>
          </table:table-cell>
          <table:table-cell table:formula="of:=[.M368]*10" office:value-type="float" office:value="0.00721">
            <text:p>0.00721</text:p>
          </table:table-cell>
          <table:table-cell table:formula="of:=([.K368]-2.269)*16" office:value-type="float" office:value="22.256">
            <text:p>22.256</text:p>
          </table:table-cell>
          <table:table-cell table:formula="of:=[.L368]*16^(1/4)" office:value-type="float" office:value="0.042038">
            <text:p>0.042038</text:p>
          </table:table-cell>
          <table:table-cell/>
          <table:table-cell office:value-type="float" office:value="3.66">
            <text:p>3.66</text:p>
          </table:table-cell>
          <table:table-cell office:value-type="float" office:value="0.005241">
            <text:p>0.005241</text:p>
          </table:table-cell>
          <table:table-cell office:value-type="float" office:value="0.000178">
            <text:p>0.000178</text:p>
          </table:table-cell>
          <table:table-cell/>
          <table:table-cell table:formula="of:=([.R368]-2.269)*32" office:value-type="float" office:value="44.512">
            <text:p>44.512</text:p>
          </table:table-cell>
          <table:table-cell table:formula="of:=[.S368]*32^(1/4)" office:value-type="float" office:value="0.0124652689794585">
            <text:p>0.012465269</text:p>
          </table:table-cell>
          <table:table-cell/>
          <table:table-cell office:value-type="float" office:value="3.66">
            <text:p>3.66</text:p>
          </table:table-cell>
          <table:table-cell office:value-type="float" office:value="0.001309">
            <text:p>0.001309</text:p>
          </table:table-cell>
          <table:table-cell office:value-type="float" office:value="0.000045">
            <text:p>0.000045</text:p>
          </table:table-cell>
          <table:table-cell table:formula="of:=[.AA368]*10" office:value-type="float" office:value="0.00045">
            <text:p>0.00045</text:p>
          </table:table-cell>
          <table:table-cell table:formula="of:=([.Y368]-2.269)*64" office:value-type="float" office:value="89.024">
            <text:p>89.024</text:p>
          </table:table-cell>
          <table:table-cell table:formula="of:=[.Z368]*64^(1/4)" office:value-type="float" office:value="0.00370241110629276">
            <text:p>0.003702411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7">
            <text:p>3.67</text:p>
          </table:table-cell>
          <table:table-cell office:value-type="float" office:value="0.081064">
            <text:p>0.081064</text:p>
          </table:table-cell>
          <table:table-cell office:value-type="float" office:value="0.000303">
            <text:p>0.000303</text:p>
          </table:table-cell>
          <table:table-cell table:formula="of:=[.F369]*50" office:value-type="float" office:value="0.01515">
            <text:p>0.01515</text:p>
          </table:table-cell>
          <table:table-cell table:formula="of:=([.D369]-[.A368])*8" office:value-type="float" office:value="11.208">
            <text:p>11.208</text:p>
          </table:table-cell>
          <table:table-cell table:formula="of:=[.E369]*8^(1/4)" office:value-type="float" office:value="0.136332854012254">
            <text:p>0.136332854</text:p>
          </table:table-cell>
          <table:table-cell/>
          <table:table-cell office:value-type="float" office:value="3.67">
            <text:p>3.67</text:p>
          </table:table-cell>
          <table:table-cell office:value-type="float" office:value="0.020626">
            <text:p>0.020626</text:p>
          </table:table-cell>
          <table:table-cell office:value-type="float" office:value="0.000714">
            <text:p>0.000714</text:p>
          </table:table-cell>
          <table:table-cell table:formula="of:=[.M369]*10" office:value-type="float" office:value="0.00714">
            <text:p>0.00714</text:p>
          </table:table-cell>
          <table:table-cell table:formula="of:=([.K369]-2.269)*16" office:value-type="float" office:value="22.416">
            <text:p>22.416</text:p>
          </table:table-cell>
          <table:table-cell table:formula="of:=[.L369]*16^(1/4)" office:value-type="float" office:value="0.041252">
            <text:p>0.041252</text:p>
          </table:table-cell>
          <table:table-cell/>
          <table:table-cell office:value-type="float" office:value="3.67">
            <text:p>3.67</text:p>
          </table:table-cell>
          <table:table-cell office:value-type="float" office:value="0.005237">
            <text:p>0.005237</text:p>
          </table:table-cell>
          <table:table-cell office:value-type="float" office:value="0.000178">
            <text:p>0.000178</text:p>
          </table:table-cell>
          <table:table-cell/>
          <table:table-cell table:formula="of:=([.R369]-2.269)*32" office:value-type="float" office:value="44.832">
            <text:p>44.832</text:p>
          </table:table-cell>
          <table:table-cell table:formula="of:=[.S369]*32^(1/4)" office:value-type="float" office:value="0.0124557553225385">
            <text:p>0.0124557553</text:p>
          </table:table-cell>
          <table:table-cell/>
          <table:table-cell office:value-type="float" office:value="3.67">
            <text:p>3.67</text:p>
          </table:table-cell>
          <table:table-cell office:value-type="float" office:value="0.001304">
            <text:p>0.001304</text:p>
          </table:table-cell>
          <table:table-cell office:value-type="float" office:value="0.000045">
            <text:p>0.000045</text:p>
          </table:table-cell>
          <table:table-cell table:formula="of:=[.AA369]*10" office:value-type="float" office:value="0.00045">
            <text:p>0.00045</text:p>
          </table:table-cell>
          <table:table-cell table:formula="of:=([.Y369]-2.269)*64" office:value-type="float" office:value="89.664">
            <text:p>89.664</text:p>
          </table:table-cell>
          <table:table-cell table:formula="of:=[.Z369]*64^(1/4)" office:value-type="float" office:value="0.00368826897066903">
            <text:p>0.00368826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8">
            <text:p>3.68</text:p>
          </table:table-cell>
          <table:table-cell office:value-type="float" office:value="0.080075">
            <text:p>0.080075</text:p>
          </table:table-cell>
          <table:table-cell office:value-type="float" office:value="0.000354">
            <text:p>0.000354</text:p>
          </table:table-cell>
          <table:table-cell table:formula="of:=[.F370]*50" office:value-type="float" office:value="0.0177">
            <text:p>0.0177</text:p>
          </table:table-cell>
          <table:table-cell table:formula="of:=([.D370]-[.A369])*8" office:value-type="float" office:value="11.288">
            <text:p>11.288</text:p>
          </table:table-cell>
          <table:table-cell table:formula="of:=[.E370]*8^(1/4)" office:value-type="float" office:value="0.134669560902882">
            <text:p>0.1346695609</text:p>
          </table:table-cell>
          <table:table-cell/>
          <table:table-cell office:value-type="float" office:value="3.68">
            <text:p>3.68</text:p>
          </table:table-cell>
          <table:table-cell office:value-type="float" office:value="0.020444">
            <text:p>0.020444</text:p>
          </table:table-cell>
          <table:table-cell office:value-type="float" office:value="0.000691">
            <text:p>0.000691</text:p>
          </table:table-cell>
          <table:table-cell table:formula="of:=[.M370]*10" office:value-type="float" office:value="0.00691">
            <text:p>0.00691</text:p>
          </table:table-cell>
          <table:table-cell table:formula="of:=([.K370]-2.269)*16" office:value-type="float" office:value="22.576">
            <text:p>22.576</text:p>
          </table:table-cell>
          <table:table-cell table:formula="of:=[.L370]*16^(1/4)" office:value-type="float" office:value="0.040888">
            <text:p>0.040888</text:p>
          </table:table-cell>
          <table:table-cell/>
          <table:table-cell office:value-type="float" office:value="3.68">
            <text:p>3.68</text:p>
          </table:table-cell>
          <table:table-cell office:value-type="float" office:value="0.005173">
            <text:p>0.005173</text:p>
          </table:table-cell>
          <table:table-cell office:value-type="float" office:value="0.000177">
            <text:p>0.000177</text:p>
          </table:table-cell>
          <table:table-cell/>
          <table:table-cell table:formula="of:=([.R370]-2.269)*32" office:value-type="float" office:value="45.152">
            <text:p>45.152</text:p>
          </table:table-cell>
          <table:table-cell table:formula="of:=[.S370]*32^(1/4)" office:value-type="float" office:value="0.0123035368118182">
            <text:p>0.0123035368</text:p>
          </table:table-cell>
          <table:table-cell/>
          <table:table-cell office:value-type="float" office:value="3.68">
            <text:p>3.68</text:p>
          </table:table-cell>
          <table:table-cell office:value-type="float" office:value="0.001284">
            <text:p>0.001284</text:p>
          </table:table-cell>
          <table:table-cell office:value-type="float" office:value="0.000044">
            <text:p>0.000044</text:p>
          </table:table-cell>
          <table:table-cell table:formula="of:=[.AA370]*10" office:value-type="float" office:value="0.00044">
            <text:p>0.00044</text:p>
          </table:table-cell>
          <table:table-cell table:formula="of:=([.Y370]-2.269)*64" office:value-type="float" office:value="90.304">
            <text:p>90.304</text:p>
          </table:table-cell>
          <table:table-cell table:formula="of:=[.Z370]*64^(1/4)" office:value-type="float" office:value="0.00363170042817411">
            <text:p>0.003631700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69">
            <text:p>3.69</text:p>
          </table:table-cell>
          <table:table-cell office:value-type="float" office:value="0.081898">
            <text:p>0.081898</text:p>
          </table:table-cell>
          <table:table-cell office:value-type="float" office:value="0.000382">
            <text:p>0.000382</text:p>
          </table:table-cell>
          <table:table-cell table:formula="of:=[.F371]*50" office:value-type="float" office:value="0.0191">
            <text:p>0.0191</text:p>
          </table:table-cell>
          <table:table-cell table:formula="of:=([.D371]-[.A370])*8" office:value-type="float" office:value="11.368">
            <text:p>11.368</text:p>
          </table:table-cell>
          <table:table-cell table:formula="of:=[.E371]*8^(1/4)" office:value-type="float" office:value="0.137735469232897">
            <text:p>0.1377354692</text:p>
          </table:table-cell>
          <table:table-cell/>
          <table:table-cell office:value-type="float" office:value="3.69">
            <text:p>3.69</text:p>
          </table:table-cell>
          <table:table-cell office:value-type="float" office:value="0.020443">
            <text:p>0.020443</text:p>
          </table:table-cell>
          <table:table-cell office:value-type="float" office:value="0.000691">
            <text:p>0.000691</text:p>
          </table:table-cell>
          <table:table-cell table:formula="of:=[.M371]*10" office:value-type="float" office:value="0.00691">
            <text:p>0.00691</text:p>
          </table:table-cell>
          <table:table-cell table:formula="of:=([.K371]-2.269)*16" office:value-type="float" office:value="22.736">
            <text:p>22.736</text:p>
          </table:table-cell>
          <table:table-cell table:formula="of:=[.L371]*16^(1/4)" office:value-type="float" office:value="0.040886">
            <text:p>0.040886</text:p>
          </table:table-cell>
          <table:table-cell/>
          <table:table-cell office:value-type="float" office:value="3.69">
            <text:p>3.69</text:p>
          </table:table-cell>
          <table:table-cell office:value-type="float" office:value="0.005105">
            <text:p>0.005105</text:p>
          </table:table-cell>
          <table:table-cell office:value-type="float" office:value="0.000178">
            <text:p>0.000178</text:p>
          </table:table-cell>
          <table:table-cell/>
          <table:table-cell table:formula="of:=([.R371]-2.269)*32" office:value-type="float" office:value="45.472">
            <text:p>45.472</text:p>
          </table:table-cell>
          <table:table-cell table:formula="of:=[.S371]*32^(1/4)" office:value-type="float" office:value="0.0121418046441778">
            <text:p>0.0121418046</text:p>
          </table:table-cell>
          <table:table-cell/>
          <table:table-cell office:value-type="float" office:value="3.69">
            <text:p>3.69</text:p>
          </table:table-cell>
          <table:table-cell office:value-type="float" office:value="0.001279">
            <text:p>0.001279</text:p>
          </table:table-cell>
          <table:table-cell office:value-type="float" office:value="0.000044">
            <text:p>0.000044</text:p>
          </table:table-cell>
          <table:table-cell table:formula="of:=[.AA371]*10" office:value-type="float" office:value="0.00044">
            <text:p>0.00044</text:p>
          </table:table-cell>
          <table:table-cell table:formula="of:=([.Y371]-2.269)*64" office:value-type="float" office:value="90.944">
            <text:p>90.944</text:p>
          </table:table-cell>
          <table:table-cell table:formula="of:=[.Z371]*64^(1/4)" office:value-type="float" office:value="0.00361755829255038">
            <text:p>0.003617558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">
            <text:p>3.7</text:p>
          </table:table-cell>
          <table:table-cell office:value-type="float" office:value="0.082256">
            <text:p>0.082256</text:p>
          </table:table-cell>
          <table:table-cell office:value-type="float" office:value="0.000325">
            <text:p>0.000325</text:p>
          </table:table-cell>
          <table:table-cell table:formula="of:=[.F372]*50" office:value-type="float" office:value="0.01625">
            <text:p>0.01625</text:p>
          </table:table-cell>
          <table:table-cell table:formula="of:=([.D372]-[.A371])*8" office:value-type="float" office:value="11.448">
            <text:p>11.448</text:p>
          </table:table-cell>
          <table:table-cell table:formula="of:=[.E372]*8^(1/4)" office:value-type="float" office:value="0.138337551066219">
            <text:p>0.1383375511</text:p>
          </table:table-cell>
          <table:table-cell/>
          <table:table-cell office:value-type="float" office:value="3.7">
            <text:p>3.7</text:p>
          </table:table-cell>
          <table:table-cell office:value-type="float" office:value="0.019987">
            <text:p>0.019987</text:p>
          </table:table-cell>
          <table:table-cell office:value-type="float" office:value="0.000708">
            <text:p>0.000708</text:p>
          </table:table-cell>
          <table:table-cell table:formula="of:=[.M372]*10" office:value-type="float" office:value="0.00708">
            <text:p>0.00708</text:p>
          </table:table-cell>
          <table:table-cell table:formula="of:=([.K372]-2.269)*16" office:value-type="float" office:value="22.896">
            <text:p>22.896</text:p>
          </table:table-cell>
          <table:table-cell table:formula="of:=[.L372]*16^(1/4)" office:value-type="float" office:value="0.039974">
            <text:p>0.039974</text:p>
          </table:table-cell>
          <table:table-cell/>
          <table:table-cell office:value-type="float" office:value="3.7">
            <text:p>3.7</text:p>
          </table:table-cell>
          <table:table-cell office:value-type="float" office:value="0.005052">
            <text:p>0.005052</text:p>
          </table:table-cell>
          <table:table-cell office:value-type="float" office:value="0.000176">
            <text:p>0.000176</text:p>
          </table:table-cell>
          <table:table-cell/>
          <table:table-cell table:formula="of:=([.R372]-2.269)*32" office:value-type="float" office:value="45.792">
            <text:p>45.792</text:p>
          </table:table-cell>
          <table:table-cell table:formula="of:=[.S372]*32^(1/4)" office:value-type="float" office:value="0.0120157486899875">
            <text:p>0.0120157487</text:p>
          </table:table-cell>
          <table:table-cell/>
          <table:table-cell office:value-type="float" office:value="3.7">
            <text:p>3.7</text:p>
          </table:table-cell>
          <table:table-cell office:value-type="float" office:value="0.001265">
            <text:p>0.001265</text:p>
          </table:table-cell>
          <table:table-cell office:value-type="float" office:value="0.000044">
            <text:p>0.000044</text:p>
          </table:table-cell>
          <table:table-cell table:formula="of:=[.AA372]*10" office:value-type="float" office:value="0.00044">
            <text:p>0.00044</text:p>
          </table:table-cell>
          <table:table-cell table:formula="of:=([.Y372]-2.269)*64" office:value-type="float" office:value="91.584">
            <text:p>91.584</text:p>
          </table:table-cell>
          <table:table-cell table:formula="of:=[.Z372]*64^(1/4)" office:value-type="float" office:value="0.00357796031280393">
            <text:p>0.003577960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1">
            <text:p>3.71</text:p>
          </table:table-cell>
          <table:table-cell office:value-type="float" office:value="0.082277">
            <text:p>0.082277</text:p>
          </table:table-cell>
          <table:table-cell office:value-type="float" office:value="0.000387">
            <text:p>0.000387</text:p>
          </table:table-cell>
          <table:table-cell table:formula="of:=[.F373]*50" office:value-type="float" office:value="0.01935">
            <text:p>0.01935</text:p>
          </table:table-cell>
          <table:table-cell table:formula="of:=([.D373]-[.A372])*8" office:value-type="float" office:value="11.528">
            <text:p>11.528</text:p>
          </table:table-cell>
          <table:table-cell table:formula="of:=[.E373]*8^(1/4)" office:value-type="float" office:value="0.13837286871566">
            <text:p>0.1383728687</text:p>
          </table:table-cell>
          <table:table-cell/>
          <table:table-cell office:value-type="float" office:value="3.71">
            <text:p>3.71</text:p>
          </table:table-cell>
          <table:table-cell office:value-type="float" office:value="0.020313">
            <text:p>0.020313</text:p>
          </table:table-cell>
          <table:table-cell office:value-type="float" office:value="0.000693">
            <text:p>0.000693</text:p>
          </table:table-cell>
          <table:table-cell table:formula="of:=[.M373]*10" office:value-type="float" office:value="0.00693">
            <text:p>0.00693</text:p>
          </table:table-cell>
          <table:table-cell table:formula="of:=([.K373]-2.269)*16" office:value-type="float" office:value="23.056">
            <text:p>23.056</text:p>
          </table:table-cell>
          <table:table-cell table:formula="of:=[.L373]*16^(1/4)" office:value-type="float" office:value="0.040626">
            <text:p>0.040626</text:p>
          </table:table-cell>
          <table:table-cell/>
          <table:table-cell office:value-type="float" office:value="3.71">
            <text:p>3.71</text:p>
          </table:table-cell>
          <table:table-cell office:value-type="float" office:value="0.005042">
            <text:p>0.005042</text:p>
          </table:table-cell>
          <table:table-cell office:value-type="float" office:value="0.000176">
            <text:p>0.000176</text:p>
          </table:table-cell>
          <table:table-cell/>
          <table:table-cell table:formula="of:=([.R373]-2.269)*32" office:value-type="float" office:value="46.112">
            <text:p>46.112</text:p>
          </table:table-cell>
          <table:table-cell table:formula="of:=[.S373]*32^(1/4)" office:value-type="float" office:value="0.0119919645476874">
            <text:p>0.0119919645</text:p>
          </table:table-cell>
          <table:table-cell/>
          <table:table-cell office:value-type="float" office:value="3.71">
            <text:p>3.71</text:p>
          </table:table-cell>
          <table:table-cell office:value-type="float" office:value="0.001256">
            <text:p>0.001256</text:p>
          </table:table-cell>
          <table:table-cell office:value-type="float" office:value="0.000044">
            <text:p>0.000044</text:p>
          </table:table-cell>
          <table:table-cell table:formula="of:=[.AA373]*10" office:value-type="float" office:value="0.00044">
            <text:p>0.00044</text:p>
          </table:table-cell>
          <table:table-cell table:formula="of:=([.Y373]-2.269)*64" office:value-type="float" office:value="92.224">
            <text:p>92.224</text:p>
          </table:table-cell>
          <table:table-cell table:formula="of:=[.Z373]*64^(1/4)" office:value-type="float" office:value="0.00355250446868121">
            <text:p>0.003552504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2">
            <text:p>3.72</text:p>
          </table:table-cell>
          <table:table-cell office:value-type="float" office:value="0.080921">
            <text:p>0.080921</text:p>
          </table:table-cell>
          <table:table-cell office:value-type="float" office:value="0.000399">
            <text:p>0.000399</text:p>
          </table:table-cell>
          <table:table-cell table:formula="of:=[.F374]*50" office:value-type="float" office:value="0.01995">
            <text:p>0.01995</text:p>
          </table:table-cell>
          <table:table-cell table:formula="of:=([.D374]-[.A373])*8" office:value-type="float" office:value="11.608">
            <text:p>11.608</text:p>
          </table:table-cell>
          <table:table-cell table:formula="of:=[.E374]*8^(1/4)" office:value-type="float" office:value="0.136092357637492">
            <text:p>0.1360923576</text:p>
          </table:table-cell>
          <table:table-cell/>
          <table:table-cell office:value-type="float" office:value="3.72">
            <text:p>3.72</text:p>
          </table:table-cell>
          <table:table-cell office:value-type="float" office:value="0.020192">
            <text:p>0.020192</text:p>
          </table:table-cell>
          <table:table-cell office:value-type="float" office:value="0.000698">
            <text:p>0.000698</text:p>
          </table:table-cell>
          <table:table-cell table:formula="of:=[.M374]*10" office:value-type="float" office:value="0.00698">
            <text:p>0.00698</text:p>
          </table:table-cell>
          <table:table-cell table:formula="of:=([.K374]-2.269)*16" office:value-type="float" office:value="23.216">
            <text:p>23.216</text:p>
          </table:table-cell>
          <table:table-cell table:formula="of:=[.L374]*16^(1/4)" office:value-type="float" office:value="0.040384">
            <text:p>0.040384</text:p>
          </table:table-cell>
          <table:table-cell/>
          <table:table-cell office:value-type="float" office:value="3.72">
            <text:p>3.72</text:p>
          </table:table-cell>
          <table:table-cell office:value-type="float" office:value="0.004969">
            <text:p>0.004969</text:p>
          </table:table-cell>
          <table:table-cell office:value-type="float" office:value="0.000173">
            <text:p>0.000173</text:p>
          </table:table-cell>
          <table:table-cell/>
          <table:table-cell table:formula="of:=([.R374]-2.269)*32" office:value-type="float" office:value="46.432">
            <text:p>46.432</text:p>
          </table:table-cell>
          <table:table-cell table:formula="of:=[.S374]*32^(1/4)" office:value-type="float" office:value="0.011818340308897">
            <text:p>0.0118183403</text:p>
          </table:table-cell>
          <table:table-cell/>
          <table:table-cell office:value-type="float" office:value="3.72">
            <text:p>3.72</text:p>
          </table:table-cell>
          <table:table-cell office:value-type="float" office:value="0.001249">
            <text:p>0.001249</text:p>
          </table:table-cell>
          <table:table-cell office:value-type="float" office:value="0.000044">
            <text:p>0.000044</text:p>
          </table:table-cell>
          <table:table-cell table:formula="of:=[.AA374]*10" office:value-type="float" office:value="0.00044">
            <text:p>0.00044</text:p>
          </table:table-cell>
          <table:table-cell table:formula="of:=([.Y374]-2.269)*64" office:value-type="float" office:value="92.864">
            <text:p>92.864</text:p>
          </table:table-cell>
          <table:table-cell table:formula="of:=[.Z374]*64^(1/4)" office:value-type="float" office:value="0.00353270547880799">
            <text:p>0.003532705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3">
            <text:p>3.73</text:p>
          </table:table-cell>
          <table:table-cell office:value-type="float" office:value="0.079191">
            <text:p>0.079191</text:p>
          </table:table-cell>
          <table:table-cell office:value-type="float" office:value="0.000229">
            <text:p>0.000229</text:p>
          </table:table-cell>
          <table:table-cell table:formula="of:=[.F375]*50" office:value-type="float" office:value="0.01145">
            <text:p>0.01145</text:p>
          </table:table-cell>
          <table:table-cell table:formula="of:=([.D375]-[.A374])*8" office:value-type="float" office:value="11.688">
            <text:p>11.688</text:p>
          </table:table-cell>
          <table:table-cell table:formula="of:=[.E375]*8^(1/4)" office:value-type="float" office:value="0.133182856040714">
            <text:p>0.133182856</text:p>
          </table:table-cell>
          <table:table-cell/>
          <table:table-cell office:value-type="float" office:value="3.73">
            <text:p>3.73</text:p>
          </table:table-cell>
          <table:table-cell office:value-type="float" office:value="0.019902">
            <text:p>0.019902</text:p>
          </table:table-cell>
          <table:table-cell office:value-type="float" office:value="0.000694">
            <text:p>0.000694</text:p>
          </table:table-cell>
          <table:table-cell table:formula="of:=[.M375]*10" office:value-type="float" office:value="0.00694">
            <text:p>0.00694</text:p>
          </table:table-cell>
          <table:table-cell table:formula="of:=([.K375]-2.269)*16" office:value-type="float" office:value="23.376">
            <text:p>23.376</text:p>
          </table:table-cell>
          <table:table-cell table:formula="of:=[.L375]*16^(1/4)" office:value-type="float" office:value="0.039804">
            <text:p>0.039804</text:p>
          </table:table-cell>
          <table:table-cell/>
          <table:table-cell office:value-type="float" office:value="3.73">
            <text:p>3.73</text:p>
          </table:table-cell>
          <table:table-cell office:value-type="float" office:value="0.004952">
            <text:p>0.004952</text:p>
          </table:table-cell>
          <table:table-cell office:value-type="float" office:value="0.000174">
            <text:p>0.000174</text:p>
          </table:table-cell>
          <table:table-cell/>
          <table:table-cell table:formula="of:=([.R375]-2.269)*32" office:value-type="float" office:value="46.752">
            <text:p>46.752</text:p>
          </table:table-cell>
          <table:table-cell table:formula="of:=[.S375]*32^(1/4)" office:value-type="float" office:value="0.0117779072669869">
            <text:p>0.0117779073</text:p>
          </table:table-cell>
          <table:table-cell/>
          <table:table-cell office:value-type="float" office:value="3.73">
            <text:p>3.73</text:p>
          </table:table-cell>
          <table:table-cell office:value-type="float" office:value="0.001237">
            <text:p>0.001237</text:p>
          </table:table-cell>
          <table:table-cell office:value-type="float" office:value="0.000043">
            <text:p>0.000043</text:p>
          </table:table-cell>
          <table:table-cell table:formula="of:=[.AA375]*10" office:value-type="float" office:value="0.00043">
            <text:p>0.00043</text:p>
          </table:table-cell>
          <table:table-cell table:formula="of:=([.Y375]-2.269)*64" office:value-type="float" office:value="93.504">
            <text:p>93.504</text:p>
          </table:table-cell>
          <table:table-cell table:formula="of:=[.Z375]*64^(1/4)" office:value-type="float" office:value="0.00349876435331104">
            <text:p>0.003498764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4">
            <text:p>3.74</text:p>
          </table:table-cell>
          <table:table-cell office:value-type="float" office:value="0.079298">
            <text:p>0.079298</text:p>
          </table:table-cell>
          <table:table-cell office:value-type="float" office:value="0.00033">
            <text:p>0.00033</text:p>
          </table:table-cell>
          <table:table-cell table:formula="of:=[.F376]*50" office:value-type="float" office:value="0.0165">
            <text:p>0.0165</text:p>
          </table:table-cell>
          <table:table-cell table:formula="of:=([.D376]-[.A375])*8" office:value-type="float" office:value="11.768">
            <text:p>11.768</text:p>
          </table:table-cell>
          <table:table-cell table:formula="of:=[.E376]*8^(1/4)" office:value-type="float" office:value="0.133362807873578">
            <text:p>0.1333628079</text:p>
          </table:table-cell>
          <table:table-cell/>
          <table:table-cell office:value-type="float" office:value="3.74">
            <text:p>3.74</text:p>
          </table:table-cell>
          <table:table-cell office:value-type="float" office:value="0.019626">
            <text:p>0.019626</text:p>
          </table:table-cell>
          <table:table-cell office:value-type="float" office:value="0.000682">
            <text:p>0.000682</text:p>
          </table:table-cell>
          <table:table-cell table:formula="of:=[.M376]*10" office:value-type="float" office:value="0.00682">
            <text:p>0.00682</text:p>
          </table:table-cell>
          <table:table-cell table:formula="of:=([.K376]-2.269)*16" office:value-type="float" office:value="23.536">
            <text:p>23.536</text:p>
          </table:table-cell>
          <table:table-cell table:formula="of:=[.L376]*16^(1/4)" office:value-type="float" office:value="0.039252">
            <text:p>0.039252</text:p>
          </table:table-cell>
          <table:table-cell/>
          <table:table-cell office:value-type="float" office:value="3.74">
            <text:p>3.74</text:p>
          </table:table-cell>
          <table:table-cell office:value-type="float" office:value="0.004903">
            <text:p>0.004903</text:p>
          </table:table-cell>
          <table:table-cell office:value-type="float" office:value="0.000173">
            <text:p>0.000173</text:p>
          </table:table-cell>
          <table:table-cell/>
          <table:table-cell table:formula="of:=([.R376]-2.269)*32" office:value-type="float" office:value="47.072">
            <text:p>47.072</text:p>
          </table:table-cell>
          <table:table-cell table:formula="of:=[.S376]*32^(1/4)" office:value-type="float" office:value="0.0116613649697167">
            <text:p>0.011661365</text:p>
          </table:table-cell>
          <table:table-cell/>
          <table:table-cell office:value-type="float" office:value="3.74">
            <text:p>3.74</text:p>
          </table:table-cell>
          <table:table-cell office:value-type="float" office:value="0.001231">
            <text:p>0.001231</text:p>
          </table:table-cell>
          <table:table-cell office:value-type="float" office:value="0.000043">
            <text:p>0.000043</text:p>
          </table:table-cell>
          <table:table-cell table:formula="of:=[.AA376]*10" office:value-type="float" office:value="0.00043">
            <text:p>0.00043</text:p>
          </table:table-cell>
          <table:table-cell table:formula="of:=([.Y376]-2.269)*64" office:value-type="float" office:value="94.144">
            <text:p>94.144</text:p>
          </table:table-cell>
          <table:table-cell table:formula="of:=[.Z376]*64^(1/4)" office:value-type="float" office:value="0.00348179379056256">
            <text:p>0.003481793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5">
            <text:p>3.75</text:p>
          </table:table-cell>
          <table:table-cell office:value-type="float" office:value="0.079859">
            <text:p>0.079859</text:p>
          </table:table-cell>
          <table:table-cell office:value-type="float" office:value="0.000321">
            <text:p>0.000321</text:p>
          </table:table-cell>
          <table:table-cell table:formula="of:=[.F377]*50" office:value-type="float" office:value="0.01605">
            <text:p>0.01605</text:p>
          </table:table-cell>
          <table:table-cell table:formula="of:=([.D377]-[.A376])*8" office:value-type="float" office:value="11.848">
            <text:p>11.848</text:p>
          </table:table-cell>
          <table:table-cell table:formula="of:=[.E377]*8^(1/4)" office:value-type="float" office:value="0.134306293651493">
            <text:p>0.1343062937</text:p>
          </table:table-cell>
          <table:table-cell/>
          <table:table-cell office:value-type="float" office:value="3.75">
            <text:p>3.75</text:p>
          </table:table-cell>
          <table:table-cell office:value-type="float" office:value="0.019689">
            <text:p>0.019689</text:p>
          </table:table-cell>
          <table:table-cell office:value-type="float" office:value="0.000696">
            <text:p>0.000696</text:p>
          </table:table-cell>
          <table:table-cell table:formula="of:=[.M377]*10" office:value-type="float" office:value="0.00696">
            <text:p>0.00696</text:p>
          </table:table-cell>
          <table:table-cell table:formula="of:=([.K377]-2.269)*16" office:value-type="float" office:value="23.696">
            <text:p>23.696</text:p>
          </table:table-cell>
          <table:table-cell table:formula="of:=[.L377]*16^(1/4)" office:value-type="float" office:value="0.039378">
            <text:p>0.039378</text:p>
          </table:table-cell>
          <table:table-cell/>
          <table:table-cell office:value-type="float" office:value="3.75">
            <text:p>3.75</text:p>
          </table:table-cell>
          <table:table-cell office:value-type="float" office:value="0.004905">
            <text:p>0.004905</text:p>
          </table:table-cell>
          <table:table-cell office:value-type="float" office:value="0.000174">
            <text:p>0.000174</text:p>
          </table:table-cell>
          <table:table-cell/>
          <table:table-cell table:formula="of:=([.R377]-2.269)*32" office:value-type="float" office:value="47.392">
            <text:p>47.392</text:p>
          </table:table-cell>
          <table:table-cell table:formula="of:=[.S377]*32^(1/4)" office:value-type="float" office:value="0.0116661217981767">
            <text:p>0.0116661218</text:p>
          </table:table-cell>
          <table:table-cell/>
          <table:table-cell office:value-type="float" office:value="3.75">
            <text:p>3.75</text:p>
          </table:table-cell>
          <table:table-cell office:value-type="float" office:value="0.001222">
            <text:p>0.001222</text:p>
          </table:table-cell>
          <table:table-cell office:value-type="float" office:value="0.000043">
            <text:p>0.000043</text:p>
          </table:table-cell>
          <table:table-cell table:formula="of:=[.AA377]*10" office:value-type="float" office:value="0.00043">
            <text:p>0.00043</text:p>
          </table:table-cell>
          <table:table-cell table:formula="of:=([.Y377]-2.269)*64" office:value-type="float" office:value="94.784">
            <text:p>94.784</text:p>
          </table:table-cell>
          <table:table-cell table:formula="of:=[.Z377]*64^(1/4)" office:value-type="float" office:value="0.00345633794643984">
            <text:p>0.003456337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6">
            <text:p>3.76</text:p>
          </table:table-cell>
          <table:table-cell office:value-type="float" office:value="0.076867">
            <text:p>0.076867</text:p>
          </table:table-cell>
          <table:table-cell office:value-type="float" office:value="0.000242">
            <text:p>0.000242</text:p>
          </table:table-cell>
          <table:table-cell table:formula="of:=[.F378]*50" office:value-type="float" office:value="0.0121">
            <text:p>0.0121</text:p>
          </table:table-cell>
          <table:table-cell table:formula="of:=([.D378]-[.A377])*8" office:value-type="float" office:value="11.928">
            <text:p>11.928</text:p>
          </table:table-cell>
          <table:table-cell table:formula="of:=[.E378]*8^(1/4)" office:value-type="float" office:value="0.129274369502615">
            <text:p>0.1292743695</text:p>
          </table:table-cell>
          <table:table-cell/>
          <table:table-cell office:value-type="float" office:value="3.76">
            <text:p>3.76</text:p>
          </table:table-cell>
          <table:table-cell office:value-type="float" office:value="0.019352">
            <text:p>0.019352</text:p>
          </table:table-cell>
          <table:table-cell office:value-type="float" office:value="0.00069">
            <text:p>0.00069</text:p>
          </table:table-cell>
          <table:table-cell table:formula="of:=[.M378]*10" office:value-type="float" office:value="0.0069">
            <text:p>0.0069</text:p>
          </table:table-cell>
          <table:table-cell table:formula="of:=([.K378]-2.269)*16" office:value-type="float" office:value="23.856">
            <text:p>23.856</text:p>
          </table:table-cell>
          <table:table-cell table:formula="of:=[.L378]*16^(1/4)" office:value-type="float" office:value="0.038704">
            <text:p>0.038704</text:p>
          </table:table-cell>
          <table:table-cell/>
          <table:table-cell office:value-type="float" office:value="3.76">
            <text:p>3.76</text:p>
          </table:table-cell>
          <table:table-cell office:value-type="float" office:value="0.004887">
            <text:p>0.004887</text:p>
          </table:table-cell>
          <table:table-cell office:value-type="float" office:value="0.000172">
            <text:p>0.000172</text:p>
          </table:table-cell>
          <table:table-cell/>
          <table:table-cell table:formula="of:=([.R378]-2.269)*32" office:value-type="float" office:value="47.712">
            <text:p>47.712</text:p>
          </table:table-cell>
          <table:table-cell table:formula="of:=[.S378]*32^(1/4)" office:value-type="float" office:value="0.0116233103420366">
            <text:p>0.0116233103</text:p>
          </table:table-cell>
          <table:table-cell/>
          <table:table-cell office:value-type="float" office:value="3.76">
            <text:p>3.76</text:p>
          </table:table-cell>
          <table:table-cell office:value-type="float" office:value="0.001219">
            <text:p>0.001219</text:p>
          </table:table-cell>
          <table:table-cell office:value-type="float" office:value="0.000043">
            <text:p>0.000043</text:p>
          </table:table-cell>
          <table:table-cell table:formula="of:=[.AA378]*10" office:value-type="float" office:value="0.00043">
            <text:p>0.00043</text:p>
          </table:table-cell>
          <table:table-cell table:formula="of:=([.Y378]-2.269)*64" office:value-type="float" office:value="95.424">
            <text:p>95.424</text:p>
          </table:table-cell>
          <table:table-cell table:formula="of:=[.Z378]*64^(1/4)" office:value-type="float" office:value="0.00344785266506561">
            <text:p>0.003447852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7">
            <text:p>3.77</text:p>
          </table:table-cell>
          <table:table-cell office:value-type="float" office:value="0.076121">
            <text:p>0.076121</text:p>
          </table:table-cell>
          <table:table-cell office:value-type="float" office:value="0.000411">
            <text:p>0.000411</text:p>
          </table:table-cell>
          <table:table-cell table:formula="of:=[.F379]*50" office:value-type="float" office:value="0.02055">
            <text:p>0.02055</text:p>
          </table:table-cell>
          <table:table-cell table:formula="of:=([.D379]-[.A378])*8" office:value-type="float" office:value="12.008">
            <text:p>12.008</text:p>
          </table:table-cell>
          <table:table-cell table:formula="of:=[.E379]*8^(1/4)" office:value-type="float" office:value="0.128019752051056">
            <text:p>0.1280197521</text:p>
          </table:table-cell>
          <table:table-cell/>
          <table:table-cell office:value-type="float" office:value="3.77">
            <text:p>3.77</text:p>
          </table:table-cell>
          <table:table-cell office:value-type="float" office:value="0.019224">
            <text:p>0.019224</text:p>
          </table:table-cell>
          <table:table-cell office:value-type="float" office:value="0.000675">
            <text:p>0.000675</text:p>
          </table:table-cell>
          <table:table-cell table:formula="of:=[.M379]*10" office:value-type="float" office:value="0.00675">
            <text:p>0.00675</text:p>
          </table:table-cell>
          <table:table-cell table:formula="of:=([.K379]-2.269)*16" office:value-type="float" office:value="24.016">
            <text:p>24.016</text:p>
          </table:table-cell>
          <table:table-cell table:formula="of:=[.L379]*16^(1/4)" office:value-type="float" office:value="0.038448">
            <text:p>0.038448</text:p>
          </table:table-cell>
          <table:table-cell/>
          <table:table-cell office:value-type="float" office:value="3.77">
            <text:p>3.77</text:p>
          </table:table-cell>
          <table:table-cell office:value-type="float" office:value="0.004815">
            <text:p>0.004815</text:p>
          </table:table-cell>
          <table:table-cell office:value-type="float" office:value="0.000171">
            <text:p>0.000171</text:p>
          </table:table-cell>
          <table:table-cell/>
          <table:table-cell table:formula="of:=([.R379]-2.269)*32" office:value-type="float" office:value="48.032">
            <text:p>48.032</text:p>
          </table:table-cell>
          <table:table-cell table:formula="of:=[.S379]*32^(1/4)" office:value-type="float" office:value="0.0114520645174762">
            <text:p>0.0114520645</text:p>
          </table:table-cell>
          <table:table-cell/>
          <table:table-cell office:value-type="float" office:value="3.77">
            <text:p>3.77</text:p>
          </table:table-cell>
          <table:table-cell office:value-type="float" office:value="0.001211">
            <text:p>0.001211</text:p>
          </table:table-cell>
          <table:table-cell office:value-type="float" office:value="0.000043">
            <text:p>0.000043</text:p>
          </table:table-cell>
          <table:table-cell table:formula="of:=[.AA379]*10" office:value-type="float" office:value="0.00043">
            <text:p>0.00043</text:p>
          </table:table-cell>
          <table:table-cell table:formula="of:=([.Y379]-2.269)*64" office:value-type="float" office:value="96.064">
            <text:p>96.064</text:p>
          </table:table-cell>
          <table:table-cell table:formula="of:=[.Z379]*64^(1/4)" office:value-type="float" office:value="0.00342522524806764">
            <text:p>0.003425225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8">
            <text:p>3.78</text:p>
          </table:table-cell>
          <table:table-cell office:value-type="float" office:value="0.076246">
            <text:p>0.076246</text:p>
          </table:table-cell>
          <table:table-cell office:value-type="float" office:value="0.000264">
            <text:p>0.000264</text:p>
          </table:table-cell>
          <table:table-cell table:formula="of:=[.F380]*50" office:value-type="float" office:value="0.0132">
            <text:p>0.0132</text:p>
          </table:table-cell>
          <table:table-cell table:formula="of:=([.D380]-[.A379])*8" office:value-type="float" office:value="12.088">
            <text:p>12.088</text:p>
          </table:table-cell>
          <table:table-cell table:formula="of:=[.E380]*8^(1/4)" office:value-type="float" office:value="0.128229976154869">
            <text:p>0.1282299762</text:p>
          </table:table-cell>
          <table:table-cell/>
          <table:table-cell office:value-type="float" office:value="3.78">
            <text:p>3.78</text:p>
          </table:table-cell>
          <table:table-cell office:value-type="float" office:value="0.018984">
            <text:p>0.018984</text:p>
          </table:table-cell>
          <table:table-cell office:value-type="float" office:value="0.000671">
            <text:p>0.000671</text:p>
          </table:table-cell>
          <table:table-cell table:formula="of:=[.M380]*10" office:value-type="float" office:value="0.00671">
            <text:p>0.00671</text:p>
          </table:table-cell>
          <table:table-cell table:formula="of:=([.K380]-2.269)*16" office:value-type="float" office:value="24.176">
            <text:p>24.176</text:p>
          </table:table-cell>
          <table:table-cell table:formula="of:=[.L380]*16^(1/4)" office:value-type="float" office:value="0.037968">
            <text:p>0.037968</text:p>
          </table:table-cell>
          <table:table-cell/>
          <table:table-cell office:value-type="float" office:value="3.78">
            <text:p>3.78</text:p>
          </table:table-cell>
          <table:table-cell office:value-type="float" office:value="0.004795">
            <text:p>0.004795</text:p>
          </table:table-cell>
          <table:table-cell office:value-type="float" office:value="0.000169">
            <text:p>0.000169</text:p>
          </table:table-cell>
          <table:table-cell/>
          <table:table-cell table:formula="of:=([.R380]-2.269)*32" office:value-type="float" office:value="48.352">
            <text:p>48.352</text:p>
          </table:table-cell>
          <table:table-cell table:formula="of:=[.S380]*32^(1/4)" office:value-type="float" office:value="0.0114044962328761">
            <text:p>0.0114044962</text:p>
          </table:table-cell>
          <table:table-cell/>
          <table:table-cell office:value-type="float" office:value="3.78">
            <text:p>3.78</text:p>
          </table:table-cell>
          <table:table-cell office:value-type="float" office:value="0.001199">
            <text:p>0.001199</text:p>
          </table:table-cell>
          <table:table-cell office:value-type="float" office:value="0.000043">
            <text:p>0.000043</text:p>
          </table:table-cell>
          <table:table-cell table:formula="of:=[.AA380]*10" office:value-type="float" office:value="0.00043">
            <text:p>0.00043</text:p>
          </table:table-cell>
          <table:table-cell table:formula="of:=([.Y380]-2.269)*64" office:value-type="float" office:value="96.704">
            <text:p>96.704</text:p>
          </table:table-cell>
          <table:table-cell table:formula="of:=[.Z380]*64^(1/4)" office:value-type="float" office:value="0.00339128412257068">
            <text:p>0.003391284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79">
            <text:p>3.79</text:p>
          </table:table-cell>
          <table:table-cell office:value-type="float" office:value="0.076235">
            <text:p>0.076235</text:p>
          </table:table-cell>
          <table:table-cell office:value-type="float" office:value="0.000408">
            <text:p>0.000408</text:p>
          </table:table-cell>
          <table:table-cell table:formula="of:=[.F381]*50" office:value-type="float" office:value="0.0204">
            <text:p>0.0204</text:p>
          </table:table-cell>
          <table:table-cell table:formula="of:=([.D381]-[.A380])*8" office:value-type="float" office:value="12.168">
            <text:p>12.168</text:p>
          </table:table-cell>
          <table:table-cell table:formula="of:=[.E381]*8^(1/4)" office:value-type="float" office:value="0.128211476433734">
            <text:p>0.1282114764</text:p>
          </table:table-cell>
          <table:table-cell/>
          <table:table-cell office:value-type="float" office:value="3.79">
            <text:p>3.79</text:p>
          </table:table-cell>
          <table:table-cell office:value-type="float" office:value="0.019077">
            <text:p>0.019077</text:p>
          </table:table-cell>
          <table:table-cell office:value-type="float" office:value="0.000681">
            <text:p>0.000681</text:p>
          </table:table-cell>
          <table:table-cell table:formula="of:=[.M381]*10" office:value-type="float" office:value="0.00681">
            <text:p>0.00681</text:p>
          </table:table-cell>
          <table:table-cell table:formula="of:=([.K381]-2.269)*16" office:value-type="float" office:value="24.336">
            <text:p>24.336</text:p>
          </table:table-cell>
          <table:table-cell table:formula="of:=[.L381]*16^(1/4)" office:value-type="float" office:value="0.038154">
            <text:p>0.038154</text:p>
          </table:table-cell>
          <table:table-cell/>
          <table:table-cell office:value-type="float" office:value="3.79">
            <text:p>3.79</text:p>
          </table:table-cell>
          <table:table-cell office:value-type="float" office:value="0.004766">
            <text:p>0.004766</text:p>
          </table:table-cell>
          <table:table-cell office:value-type="float" office:value="0.000171">
            <text:p>0.000171</text:p>
          </table:table-cell>
          <table:table-cell/>
          <table:table-cell table:formula="of:=([.R381]-2.269)*32" office:value-type="float" office:value="48.672">
            <text:p>48.672</text:p>
          </table:table-cell>
          <table:table-cell table:formula="of:=[.S381]*32^(1/4)" office:value-type="float" office:value="0.0113355222202059">
            <text:p>0.0113355222</text:p>
          </table:table-cell>
          <table:table-cell/>
          <table:table-cell office:value-type="float" office:value="3.79">
            <text:p>3.79</text:p>
          </table:table-cell>
          <table:table-cell office:value-type="float" office:value="0.001191">
            <text:p>0.001191</text:p>
          </table:table-cell>
          <table:table-cell office:value-type="float" office:value="0.000043">
            <text:p>0.000043</text:p>
          </table:table-cell>
          <table:table-cell table:formula="of:=[.AA381]*10" office:value-type="float" office:value="0.00043">
            <text:p>0.00043</text:p>
          </table:table-cell>
          <table:table-cell table:formula="of:=([.Y381]-2.269)*64" office:value-type="float" office:value="97.344">
            <text:p>97.344</text:p>
          </table:table-cell>
          <table:table-cell table:formula="of:=[.Z381]*64^(1/4)" office:value-type="float" office:value="0.00336865670557271">
            <text:p>0.003368656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">
            <text:p>3.8</text:p>
          </table:table-cell>
          <table:table-cell office:value-type="float" office:value="0.074957">
            <text:p>0.074957</text:p>
          </table:table-cell>
          <table:table-cell office:value-type="float" office:value="0.000177">
            <text:p>0.000177</text:p>
          </table:table-cell>
          <table:table-cell table:formula="of:=[.F382]*50" office:value-type="float" office:value="0.00885">
            <text:p>0.00885</text:p>
          </table:table-cell>
          <table:table-cell table:formula="of:=([.D382]-[.A381])*8" office:value-type="float" office:value="12.248">
            <text:p>12.248</text:p>
          </table:table-cell>
          <table:table-cell table:formula="of:=[.E382]*8^(1/4)" office:value-type="float" office:value="0.126062145196345">
            <text:p>0.1260621452</text:p>
          </table:table-cell>
          <table:table-cell/>
          <table:table-cell office:value-type="float" office:value="3.8">
            <text:p>3.8</text:p>
          </table:table-cell>
          <table:table-cell office:value-type="float" office:value="0.018912">
            <text:p>0.018912</text:p>
          </table:table-cell>
          <table:table-cell office:value-type="float" office:value="0.000685">
            <text:p>0.000685</text:p>
          </table:table-cell>
          <table:table-cell table:formula="of:=[.M382]*10" office:value-type="float" office:value="0.00685">
            <text:p>0.00685</text:p>
          </table:table-cell>
          <table:table-cell table:formula="of:=([.K382]-2.269)*16" office:value-type="float" office:value="24.496">
            <text:p>24.496</text:p>
          </table:table-cell>
          <table:table-cell table:formula="of:=[.L382]*16^(1/4)" office:value-type="float" office:value="0.037824">
            <text:p>0.037824</text:p>
          </table:table-cell>
          <table:table-cell/>
          <table:table-cell office:value-type="float" office:value="3.8">
            <text:p>3.8</text:p>
          </table:table-cell>
          <table:table-cell office:value-type="float" office:value="0.004773">
            <text:p>0.004773</text:p>
          </table:table-cell>
          <table:table-cell office:value-type="float" office:value="0.000171">
            <text:p>0.000171</text:p>
          </table:table-cell>
          <table:table-cell/>
          <table:table-cell table:formula="of:=([.R382]-2.269)*32" office:value-type="float" office:value="48.992">
            <text:p>48.992</text:p>
          </table:table-cell>
          <table:table-cell table:formula="of:=[.S382]*32^(1/4)" office:value-type="float" office:value="0.011352171119816">
            <text:p>0.0113521711</text:p>
          </table:table-cell>
          <table:table-cell/>
          <table:table-cell office:value-type="float" office:value="3.8">
            <text:p>3.8</text:p>
          </table:table-cell>
          <table:table-cell office:value-type="float" office:value="0.00118">
            <text:p>0.00118</text:p>
          </table:table-cell>
          <table:table-cell office:value-type="float" office:value="0.000043">
            <text:p>0.000043</text:p>
          </table:table-cell>
          <table:table-cell table:formula="of:=[.AA382]*10" office:value-type="float" office:value="0.00043">
            <text:p>0.00043</text:p>
          </table:table-cell>
          <table:table-cell table:formula="of:=([.Y382]-2.269)*64" office:value-type="float" office:value="97.984">
            <text:p>97.984</text:p>
          </table:table-cell>
          <table:table-cell table:formula="of:=[.Z382]*64^(1/4)" office:value-type="float" office:value="0.0033375440072005">
            <text:p>0.00333754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1">
            <text:p>3.81</text:p>
          </table:table-cell>
          <table:table-cell office:value-type="float" office:value="0.072943">
            <text:p>0.072943</text:p>
          </table:table-cell>
          <table:table-cell office:value-type="float" office:value="0.000392">
            <text:p>0.000392</text:p>
          </table:table-cell>
          <table:table-cell table:formula="of:=[.F383]*50" office:value-type="float" office:value="0.0196">
            <text:p>0.0196</text:p>
          </table:table-cell>
          <table:table-cell table:formula="of:=([.D383]-[.A382])*8" office:value-type="float" office:value="12.328">
            <text:p>12.328</text:p>
          </table:table-cell>
          <table:table-cell table:formula="of:=[.E383]*8^(1/4)" office:value-type="float" office:value="0.122675014435703">
            <text:p>0.1226750144</text:p>
          </table:table-cell>
          <table:table-cell/>
          <table:table-cell office:value-type="float" office:value="3.81">
            <text:p>3.81</text:p>
          </table:table-cell>
          <table:table-cell office:value-type="float" office:value="0.019261">
            <text:p>0.019261</text:p>
          </table:table-cell>
          <table:table-cell office:value-type="float" office:value="0.000676">
            <text:p>0.000676</text:p>
          </table:table-cell>
          <table:table-cell table:formula="of:=[.M383]*10" office:value-type="float" office:value="0.00676">
            <text:p>0.00676</text:p>
          </table:table-cell>
          <table:table-cell table:formula="of:=([.K383]-2.269)*16" office:value-type="float" office:value="24.656">
            <text:p>24.656</text:p>
          </table:table-cell>
          <table:table-cell table:formula="of:=[.L383]*16^(1/4)" office:value-type="float" office:value="0.038522">
            <text:p>0.038522</text:p>
          </table:table-cell>
          <table:table-cell/>
          <table:table-cell office:value-type="float" office:value="3.81">
            <text:p>3.81</text:p>
          </table:table-cell>
          <table:table-cell office:value-type="float" office:value="0.004711">
            <text:p>0.004711</text:p>
          </table:table-cell>
          <table:table-cell office:value-type="float" office:value="0.00017">
            <text:p>0.00017</text:p>
          </table:table-cell>
          <table:table-cell/>
          <table:table-cell table:formula="of:=([.R383]-2.269)*32" office:value-type="float" office:value="49.312">
            <text:p>49.312</text:p>
          </table:table-cell>
          <table:table-cell table:formula="of:=[.S383]*32^(1/4)" office:value-type="float" office:value="0.0112047094375556">
            <text:p>0.0112047094</text:p>
          </table:table-cell>
          <table:table-cell/>
          <table:table-cell office:value-type="float" office:value="3.81">
            <text:p>3.81</text:p>
          </table:table-cell>
          <table:table-cell office:value-type="float" office:value="0.001174">
            <text:p>0.001174</text:p>
          </table:table-cell>
          <table:table-cell office:value-type="float" office:value="0.000042">
            <text:p>0.000042</text:p>
          </table:table-cell>
          <table:table-cell table:formula="of:=[.AA383]*10" office:value-type="float" office:value="0.00042">
            <text:p>0.00042</text:p>
          </table:table-cell>
          <table:table-cell table:formula="of:=([.Y383]-2.269)*64" office:value-type="float" office:value="98.624">
            <text:p>98.624</text:p>
          </table:table-cell>
          <table:table-cell table:formula="of:=[.Z383]*64^(1/4)" office:value-type="float" office:value="0.00332057344445203">
            <text:p>0.0033205734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2">
            <text:p>3.82</text:p>
          </table:table-cell>
          <table:table-cell office:value-type="float" office:value="0.074537">
            <text:p>0.074537</text:p>
          </table:table-cell>
          <table:table-cell office:value-type="float" office:value="0.000299">
            <text:p>0.000299</text:p>
          </table:table-cell>
          <table:table-cell table:formula="of:=[.F384]*50" office:value-type="float" office:value="0.01495">
            <text:p>0.01495</text:p>
          </table:table-cell>
          <table:table-cell table:formula="of:=([.D384]-[.A383])*8" office:value-type="float" office:value="12.408">
            <text:p>12.408</text:p>
          </table:table-cell>
          <table:table-cell table:formula="of:=[.E384]*8^(1/4)" office:value-type="float" office:value="0.125355792207532">
            <text:p>0.1253557922</text:p>
          </table:table-cell>
          <table:table-cell/>
          <table:table-cell office:value-type="float" office:value="3.82">
            <text:p>3.82</text:p>
          </table:table-cell>
          <table:table-cell office:value-type="float" office:value="0.018716">
            <text:p>0.018716</text:p>
          </table:table-cell>
          <table:table-cell office:value-type="float" office:value="0.000666">
            <text:p>0.000666</text:p>
          </table:table-cell>
          <table:table-cell table:formula="of:=[.M384]*10" office:value-type="float" office:value="0.00666">
            <text:p>0.00666</text:p>
          </table:table-cell>
          <table:table-cell table:formula="of:=([.K384]-2.269)*16" office:value-type="float" office:value="24.816">
            <text:p>24.816</text:p>
          </table:table-cell>
          <table:table-cell table:formula="of:=[.L384]*16^(1/4)" office:value-type="float" office:value="0.037432">
            <text:p>0.037432</text:p>
          </table:table-cell>
          <table:table-cell/>
          <table:table-cell office:value-type="float" office:value="3.82">
            <text:p>3.82</text:p>
          </table:table-cell>
          <table:table-cell office:value-type="float" office:value="0.004654">
            <text:p>0.004654</text:p>
          </table:table-cell>
          <table:table-cell office:value-type="float" office:value="0.000168">
            <text:p>0.000168</text:p>
          </table:table-cell>
          <table:table-cell/>
          <table:table-cell table:formula="of:=([.R384]-2.269)*32" office:value-type="float" office:value="49.632">
            <text:p>49.632</text:p>
          </table:table-cell>
          <table:table-cell table:formula="of:=[.S384]*32^(1/4)" office:value-type="float" office:value="0.0110691398264453">
            <text:p>0.0110691398</text:p>
          </table:table-cell>
          <table:table-cell/>
          <table:table-cell office:value-type="float" office:value="3.82">
            <text:p>3.82</text:p>
          </table:table-cell>
          <table:table-cell office:value-type="float" office:value="0.001166">
            <text:p>0.001166</text:p>
          </table:table-cell>
          <table:table-cell office:value-type="float" office:value="0.000042">
            <text:p>0.000042</text:p>
          </table:table-cell>
          <table:table-cell table:formula="of:=[.AA384]*10" office:value-type="float" office:value="0.00042">
            <text:p>0.00042</text:p>
          </table:table-cell>
          <table:table-cell table:formula="of:=([.Y384]-2.269)*64" office:value-type="float" office:value="99.264">
            <text:p>99.264</text:p>
          </table:table-cell>
          <table:table-cell table:formula="of:=[.Z384]*64^(1/4)" office:value-type="float" office:value="0.00329794602745406">
            <text:p>0.00329794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3">
            <text:p>3.83</text:p>
          </table:table-cell>
          <table:table-cell office:value-type="float" office:value="0.074253">
            <text:p>0.074253</text:p>
          </table:table-cell>
          <table:table-cell office:value-type="float" office:value="0.000252">
            <text:p>0.000252</text:p>
          </table:table-cell>
          <table:table-cell table:formula="of:=[.F385]*50" office:value-type="float" office:value="0.0126">
            <text:p>0.0126</text:p>
          </table:table-cell>
          <table:table-cell table:formula="of:=([.D385]-[.A384])*8" office:value-type="float" office:value="12.488">
            <text:p>12.488</text:p>
          </table:table-cell>
          <table:table-cell table:formula="of:=[.E385]*8^(1/4)" office:value-type="float" office:value="0.124878163043668">
            <text:p>0.124878163</text:p>
          </table:table-cell>
          <table:table-cell/>
          <table:table-cell office:value-type="float" office:value="3.83">
            <text:p>3.83</text:p>
          </table:table-cell>
          <table:table-cell office:value-type="float" office:value="0.018582">
            <text:p>0.018582</text:p>
          </table:table-cell>
          <table:table-cell office:value-type="float" office:value="0.000671">
            <text:p>0.000671</text:p>
          </table:table-cell>
          <table:table-cell table:formula="of:=[.M385]*10" office:value-type="float" office:value="0.00671">
            <text:p>0.00671</text:p>
          </table:table-cell>
          <table:table-cell table:formula="of:=([.K385]-2.269)*16" office:value-type="float" office:value="24.976">
            <text:p>24.976</text:p>
          </table:table-cell>
          <table:table-cell table:formula="of:=[.L385]*16^(1/4)" office:value-type="float" office:value="0.037164">
            <text:p>0.037164</text:p>
          </table:table-cell>
          <table:table-cell/>
          <table:table-cell office:value-type="float" office:value="3.83">
            <text:p>3.83</text:p>
          </table:table-cell>
          <table:table-cell office:value-type="float" office:value="0.004658">
            <text:p>0.004658</text:p>
          </table:table-cell>
          <table:table-cell office:value-type="float" office:value="0.000169">
            <text:p>0.000169</text:p>
          </table:table-cell>
          <table:table-cell/>
          <table:table-cell table:formula="of:=([.R385]-2.269)*32" office:value-type="float" office:value="49.952">
            <text:p>49.952</text:p>
          </table:table-cell>
          <table:table-cell table:formula="of:=[.S385]*32^(1/4)" office:value-type="float" office:value="0.0110786534833653">
            <text:p>0.0110786535</text:p>
          </table:table-cell>
          <table:table-cell/>
          <table:table-cell office:value-type="float" office:value="3.83">
            <text:p>3.83</text:p>
          </table:table-cell>
          <table:table-cell office:value-type="float" office:value="0.00116">
            <text:p>0.00116</text:p>
          </table:table-cell>
          <table:table-cell office:value-type="float" office:value="0.000042">
            <text:p>0.000042</text:p>
          </table:table-cell>
          <table:table-cell table:formula="of:=[.AA385]*10" office:value-type="float" office:value="0.00042">
            <text:p>0.00042</text:p>
          </table:table-cell>
          <table:table-cell table:formula="of:=([.Y385]-2.269)*64" office:value-type="float" office:value="99.904">
            <text:p>99.904</text:p>
          </table:table-cell>
          <table:table-cell table:formula="of:=[.Z385]*64^(1/4)" office:value-type="float" office:value="0.00328097546470558">
            <text:p>0.003280975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4">
            <text:p>3.84</text:p>
          </table:table-cell>
          <table:table-cell office:value-type="float" office:value="0.073865">
            <text:p>0.073865</text:p>
          </table:table-cell>
          <table:table-cell office:value-type="float" office:value="0.000228">
            <text:p>0.000228</text:p>
          </table:table-cell>
          <table:table-cell table:formula="of:=[.F386]*50" office:value-type="float" office:value="0.0114">
            <text:p>0.0114</text:p>
          </table:table-cell>
          <table:table-cell table:formula="of:=([.D386]-[.A385])*8" office:value-type="float" office:value="12.568">
            <text:p>12.568</text:p>
          </table:table-cell>
          <table:table-cell table:formula="of:=[.E386]*8^(1/4)" office:value-type="float" office:value="0.124225627425431">
            <text:p>0.1242256274</text:p>
          </table:table-cell>
          <table:table-cell/>
          <table:table-cell office:value-type="float" office:value="3.84">
            <text:p>3.84</text:p>
          </table:table-cell>
          <table:table-cell office:value-type="float" office:value="0.018119">
            <text:p>0.018119</text:p>
          </table:table-cell>
          <table:table-cell office:value-type="float" office:value="0.000662">
            <text:p>0.000662</text:p>
          </table:table-cell>
          <table:table-cell table:formula="of:=[.M386]*10" office:value-type="float" office:value="0.00662">
            <text:p>0.00662</text:p>
          </table:table-cell>
          <table:table-cell table:formula="of:=([.K386]-2.269)*16" office:value-type="float" office:value="25.136">
            <text:p>25.136</text:p>
          </table:table-cell>
          <table:table-cell table:formula="of:=[.L386]*16^(1/4)" office:value-type="float" office:value="0.036238">
            <text:p>0.036238</text:p>
          </table:table-cell>
          <table:table-cell/>
          <table:table-cell office:value-type="float" office:value="3.84">
            <text:p>3.84</text:p>
          </table:table-cell>
          <table:table-cell office:value-type="float" office:value="0.004638">
            <text:p>0.004638</text:p>
          </table:table-cell>
          <table:table-cell office:value-type="float" office:value="0.000167">
            <text:p>0.000167</text:p>
          </table:table-cell>
          <table:table-cell/>
          <table:table-cell table:formula="of:=([.R386]-2.269)*32" office:value-type="float" office:value="50.272">
            <text:p>50.272</text:p>
          </table:table-cell>
          <table:table-cell table:formula="of:=[.S386]*32^(1/4)" office:value-type="float" office:value="0.0110310851987652">
            <text:p>0.0110310852</text:p>
          </table:table-cell>
          <table:table-cell/>
          <table:table-cell office:value-type="float" office:value="3.84">
            <text:p>3.84</text:p>
          </table:table-cell>
          <table:table-cell office:value-type="float" office:value="0.001157">
            <text:p>0.001157</text:p>
          </table:table-cell>
          <table:table-cell office:value-type="float" office:value="0.000042">
            <text:p>0.000042</text:p>
          </table:table-cell>
          <table:table-cell table:formula="of:=[.AA386]*10" office:value-type="float" office:value="0.00042">
            <text:p>0.00042</text:p>
          </table:table-cell>
          <table:table-cell table:formula="of:=([.Y386]-2.269)*64" office:value-type="float" office:value="100.544">
            <text:p>100.544</text:p>
          </table:table-cell>
          <table:table-cell table:formula="of:=[.Z386]*64^(1/4)" office:value-type="float" office:value="0.00327249018333134">
            <text:p>0.003272490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5">
            <text:p>3.85</text:p>
          </table:table-cell>
          <table:table-cell office:value-type="float" office:value="0.071947">
            <text:p>0.071947</text:p>
          </table:table-cell>
          <table:table-cell office:value-type="float" office:value="0.000352">
            <text:p>0.000352</text:p>
          </table:table-cell>
          <table:table-cell table:formula="of:=[.F387]*50" office:value-type="float" office:value="0.0176">
            <text:p>0.0176</text:p>
          </table:table-cell>
          <table:table-cell table:formula="of:=([.D387]-[.A386])*8" office:value-type="float" office:value="12.648">
            <text:p>12.648</text:p>
          </table:table-cell>
          <table:table-cell table:formula="of:=[.E387]*8^(1/4)" office:value-type="float" office:value="0.120999948776518">
            <text:p>0.1209999488</text:p>
          </table:table-cell>
          <table:table-cell/>
          <table:table-cell office:value-type="float" office:value="3.85">
            <text:p>3.85</text:p>
          </table:table-cell>
          <table:table-cell office:value-type="float" office:value="0.018149">
            <text:p>0.018149</text:p>
          </table:table-cell>
          <table:table-cell office:value-type="float" office:value="0.000668">
            <text:p>0.000668</text:p>
          </table:table-cell>
          <table:table-cell table:formula="of:=[.M387]*10" office:value-type="float" office:value="0.00668">
            <text:p>0.00668</text:p>
          </table:table-cell>
          <table:table-cell table:formula="of:=([.K387]-2.269)*16" office:value-type="float" office:value="25.296">
            <text:p>25.296</text:p>
          </table:table-cell>
          <table:table-cell table:formula="of:=[.L387]*16^(1/4)" office:value-type="float" office:value="0.036298">
            <text:p>0.036298</text:p>
          </table:table-cell>
          <table:table-cell/>
          <table:table-cell office:value-type="float" office:value="3.85">
            <text:p>3.85</text:p>
          </table:table-cell>
          <table:table-cell office:value-type="float" office:value="0.004587">
            <text:p>0.004587</text:p>
          </table:table-cell>
          <table:table-cell office:value-type="float" office:value="0.000167">
            <text:p>0.000167</text:p>
          </table:table-cell>
          <table:table-cell/>
          <table:table-cell table:formula="of:=([.R387]-2.269)*32" office:value-type="float" office:value="50.592">
            <text:p>50.592</text:p>
          </table:table-cell>
          <table:table-cell table:formula="of:=[.S387]*32^(1/4)" office:value-type="float" office:value="0.010909786073035">
            <text:p>0.0109097861</text:p>
          </table:table-cell>
          <table:table-cell/>
          <table:table-cell office:value-type="float" office:value="3.85">
            <text:p>3.85</text:p>
          </table:table-cell>
          <table:table-cell office:value-type="float" office:value="0.001138">
            <text:p>0.001138</text:p>
          </table:table-cell>
          <table:table-cell office:value-type="float" office:value="0.000042">
            <text:p>0.000042</text:p>
          </table:table-cell>
          <table:table-cell table:formula="of:=[.AA387]*10" office:value-type="float" office:value="0.00042">
            <text:p>0.00042</text:p>
          </table:table-cell>
          <table:table-cell table:formula="of:=([.Y387]-2.269)*64" office:value-type="float" office:value="101.184">
            <text:p>101.184</text:p>
          </table:table-cell>
          <table:table-cell table:formula="of:=[.Z387]*64^(1/4)" office:value-type="float" office:value="0.00321875006796116">
            <text:p>0.0032187501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6">
            <text:p>3.86</text:p>
          </table:table-cell>
          <table:table-cell office:value-type="float" office:value="0.073172">
            <text:p>0.073172</text:p>
          </table:table-cell>
          <table:table-cell office:value-type="float" office:value="0.000172">
            <text:p>0.000172</text:p>
          </table:table-cell>
          <table:table-cell table:formula="of:=[.F388]*50" office:value-type="float" office:value="0.0086">
            <text:p>0.0086</text:p>
          </table:table-cell>
          <table:table-cell table:formula="of:=([.D388]-[.A387])*8" office:value-type="float" office:value="12.728">
            <text:p>12.728</text:p>
          </table:table-cell>
          <table:table-cell table:formula="of:=[.E388]*8^(1/4)" office:value-type="float" office:value="0.12306014499389">
            <text:p>0.123060145</text:p>
          </table:table-cell>
          <table:table-cell/>
          <table:table-cell office:value-type="float" office:value="3.86">
            <text:p>3.86</text:p>
          </table:table-cell>
          <table:table-cell office:value-type="float" office:value="0.018229">
            <text:p>0.018229</text:p>
          </table:table-cell>
          <table:table-cell office:value-type="float" office:value="0.00067">
            <text:p>0.00067</text:p>
          </table:table-cell>
          <table:table-cell table:formula="of:=[.M388]*10" office:value-type="float" office:value="0.0067">
            <text:p>0.0067</text:p>
          </table:table-cell>
          <table:table-cell table:formula="of:=([.K388]-2.269)*16" office:value-type="float" office:value="25.456">
            <text:p>25.456</text:p>
          </table:table-cell>
          <table:table-cell table:formula="of:=[.L388]*16^(1/4)" office:value-type="float" office:value="0.036458">
            <text:p>0.036458</text:p>
          </table:table-cell>
          <table:table-cell/>
          <table:table-cell office:value-type="float" office:value="3.86">
            <text:p>3.86</text:p>
          </table:table-cell>
          <table:table-cell office:value-type="float" office:value="0.004561">
            <text:p>0.004561</text:p>
          </table:table-cell>
          <table:table-cell office:value-type="float" office:value="0.000166">
            <text:p>0.000166</text:p>
          </table:table-cell>
          <table:table-cell/>
          <table:table-cell table:formula="of:=([.R388]-2.269)*32" office:value-type="float" office:value="50.912">
            <text:p>50.912</text:p>
          </table:table-cell>
          <table:table-cell table:formula="of:=[.S388]*32^(1/4)" office:value-type="float" office:value="0.0108479473030548">
            <text:p>0.0108479473</text:p>
          </table:table-cell>
          <table:table-cell/>
          <table:table-cell office:value-type="float" office:value="3.86">
            <text:p>3.86</text:p>
          </table:table-cell>
          <table:table-cell office:value-type="float" office:value="0.001136">
            <text:p>0.001136</text:p>
          </table:table-cell>
          <table:table-cell office:value-type="float" office:value="0.000042">
            <text:p>0.000042</text:p>
          </table:table-cell>
          <table:table-cell table:formula="of:=[.AA388]*10" office:value-type="float" office:value="0.00042">
            <text:p>0.00042</text:p>
          </table:table-cell>
          <table:table-cell table:formula="of:=([.Y388]-2.269)*64" office:value-type="float" office:value="101.824">
            <text:p>101.824</text:p>
          </table:table-cell>
          <table:table-cell table:formula="of:=[.Z388]*64^(1/4)" office:value-type="float" office:value="0.00321309321371167">
            <text:p>0.003213093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7">
            <text:p>3.87</text:p>
          </table:table-cell>
          <table:table-cell office:value-type="float" office:value="0.072886">
            <text:p>0.072886</text:p>
          </table:table-cell>
          <table:table-cell office:value-type="float" office:value="0.000363">
            <text:p>0.000363</text:p>
          </table:table-cell>
          <table:table-cell table:formula="of:=[.F389]*50" office:value-type="float" office:value="0.01815">
            <text:p>0.01815</text:p>
          </table:table-cell>
          <table:table-cell table:formula="of:=([.D389]-[.A388])*8" office:value-type="float" office:value="12.808">
            <text:p>12.808</text:p>
          </table:table-cell>
          <table:table-cell table:formula="of:=[.E389]*8^(1/4)" office:value-type="float" office:value="0.122579152244364">
            <text:p>0.1225791522</text:p>
          </table:table-cell>
          <table:table-cell/>
          <table:table-cell office:value-type="float" office:value="3.87">
            <text:p>3.87</text:p>
          </table:table-cell>
          <table:table-cell office:value-type="float" office:value="0.018104">
            <text:p>0.018104</text:p>
          </table:table-cell>
          <table:table-cell office:value-type="float" office:value="0.000667">
            <text:p>0.000667</text:p>
          </table:table-cell>
          <table:table-cell table:formula="of:=[.M389]*10" office:value-type="float" office:value="0.00667">
            <text:p>0.00667</text:p>
          </table:table-cell>
          <table:table-cell table:formula="of:=([.K389]-2.269)*16" office:value-type="float" office:value="25.616">
            <text:p>25.616</text:p>
          </table:table-cell>
          <table:table-cell table:formula="of:=[.L389]*16^(1/4)" office:value-type="float" office:value="0.036208">
            <text:p>0.036208</text:p>
          </table:table-cell>
          <table:table-cell/>
          <table:table-cell office:value-type="float" office:value="3.87">
            <text:p>3.87</text:p>
          </table:table-cell>
          <table:table-cell office:value-type="float" office:value="0.004484">
            <text:p>0.004484</text:p>
          </table:table-cell>
          <table:table-cell office:value-type="float" office:value="0.000165">
            <text:p>0.000165</text:p>
          </table:table-cell>
          <table:table-cell/>
          <table:table-cell table:formula="of:=([.R389]-2.269)*32" office:value-type="float" office:value="51.232">
            <text:p>51.232</text:p>
          </table:table-cell>
          <table:table-cell table:formula="of:=[.S389]*32^(1/4)" office:value-type="float" office:value="0.0106648094073444">
            <text:p>0.0106648094</text:p>
          </table:table-cell>
          <table:table-cell/>
          <table:table-cell office:value-type="float" office:value="3.87">
            <text:p>3.87</text:p>
          </table:table-cell>
          <table:table-cell office:value-type="float" office:value="0.001132">
            <text:p>0.001132</text:p>
          </table:table-cell>
          <table:table-cell office:value-type="float" office:value="0.000042">
            <text:p>0.000042</text:p>
          </table:table-cell>
          <table:table-cell table:formula="of:=[.AA389]*10" office:value-type="float" office:value="0.00042">
            <text:p>0.00042</text:p>
          </table:table-cell>
          <table:table-cell table:formula="of:=([.Y389]-2.269)*64" office:value-type="float" office:value="102.464">
            <text:p>102.464</text:p>
          </table:table-cell>
          <table:table-cell table:formula="of:=[.Z389]*64^(1/4)" office:value-type="float" office:value="0.00320177950521269">
            <text:p>0.003201779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8">
            <text:p>3.88</text:p>
          </table:table-cell>
          <table:table-cell office:value-type="float" office:value="0.071853">
            <text:p>0.071853</text:p>
          </table:table-cell>
          <table:table-cell office:value-type="float" office:value="0.000337">
            <text:p>0.000337</text:p>
          </table:table-cell>
          <table:table-cell table:formula="of:=[.F390]*50" office:value-type="float" office:value="0.01685">
            <text:p>0.01685</text:p>
          </table:table-cell>
          <table:table-cell table:formula="of:=([.D390]-[.A389])*8" office:value-type="float" office:value="12.888">
            <text:p>12.888</text:p>
          </table:table-cell>
          <table:table-cell table:formula="of:=[.E390]*8^(1/4)" office:value-type="float" office:value="0.12084186025045">
            <text:p>0.1208418603</text:p>
          </table:table-cell>
          <table:table-cell/>
          <table:table-cell office:value-type="float" office:value="3.88">
            <text:p>3.88</text:p>
          </table:table-cell>
          <table:table-cell office:value-type="float" office:value="0.018078">
            <text:p>0.018078</text:p>
          </table:table-cell>
          <table:table-cell office:value-type="float" office:value="0.000655">
            <text:p>0.000655</text:p>
          </table:table-cell>
          <table:table-cell table:formula="of:=[.M390]*10" office:value-type="float" office:value="0.00655">
            <text:p>0.00655</text:p>
          </table:table-cell>
          <table:table-cell table:formula="of:=([.K390]-2.269)*16" office:value-type="float" office:value="25.776">
            <text:p>25.776</text:p>
          </table:table-cell>
          <table:table-cell table:formula="of:=[.L390]*16^(1/4)" office:value-type="float" office:value="0.036156">
            <text:p>0.036156</text:p>
          </table:table-cell>
          <table:table-cell/>
          <table:table-cell office:value-type="float" office:value="3.88">
            <text:p>3.88</text:p>
          </table:table-cell>
          <table:table-cell office:value-type="float" office:value="0.00448">
            <text:p>0.00448</text:p>
          </table:table-cell>
          <table:table-cell office:value-type="float" office:value="0.000166">
            <text:p>0.000166</text:p>
          </table:table-cell>
          <table:table-cell/>
          <table:table-cell table:formula="of:=([.R390]-2.269)*32" office:value-type="float" office:value="51.552">
            <text:p>51.552</text:p>
          </table:table-cell>
          <table:table-cell table:formula="of:=[.S390]*32^(1/4)" office:value-type="float" office:value="0.0106552957504244">
            <text:p>0.0106552958</text:p>
          </table:table-cell>
          <table:table-cell/>
          <table:table-cell office:value-type="float" office:value="3.88">
            <text:p>3.88</text:p>
          </table:table-cell>
          <table:table-cell office:value-type="float" office:value="0.001122">
            <text:p>0.001122</text:p>
          </table:table-cell>
          <table:table-cell office:value-type="float" office:value="0.000041">
            <text:p>0.000041</text:p>
          </table:table-cell>
          <table:table-cell table:formula="of:=[.AA390]*10" office:value-type="float" office:value="0.00041">
            <text:p>0.00041</text:p>
          </table:table-cell>
          <table:table-cell table:formula="of:=([.Y390]-2.269)*64" office:value-type="float" office:value="103.104">
            <text:p>103.104</text:p>
          </table:table-cell>
          <table:table-cell table:formula="of:=[.Z390]*64^(1/4)" office:value-type="float" office:value="0.00317349523396523">
            <text:p>0.003173495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89">
            <text:p>3.89</text:p>
          </table:table-cell>
          <table:table-cell office:value-type="float" office:value="0.071253">
            <text:p>0.071253</text:p>
          </table:table-cell>
          <table:table-cell office:value-type="float" office:value="0.000295">
            <text:p>0.000295</text:p>
          </table:table-cell>
          <table:table-cell table:formula="of:=[.F391]*50" office:value-type="float" office:value="0.01475">
            <text:p>0.01475</text:p>
          </table:table-cell>
          <table:table-cell table:formula="of:=([.D391]-[.A390])*8" office:value-type="float" office:value="12.968">
            <text:p>12.968</text:p>
          </table:table-cell>
          <table:table-cell table:formula="of:=[.E391]*8^(1/4)" office:value-type="float" office:value="0.119832784552146">
            <text:p>0.1198327846</text:p>
          </table:table-cell>
          <table:table-cell/>
          <table:table-cell office:value-type="float" office:value="3.89">
            <text:p>3.89</text:p>
          </table:table-cell>
          <table:table-cell office:value-type="float" office:value="0.017935">
            <text:p>0.017935</text:p>
          </table:table-cell>
          <table:table-cell office:value-type="float" office:value="0.000659">
            <text:p>0.000659</text:p>
          </table:table-cell>
          <table:table-cell table:formula="of:=[.M391]*10" office:value-type="float" office:value="0.00659">
            <text:p>0.00659</text:p>
          </table:table-cell>
          <table:table-cell table:formula="of:=([.K391]-2.269)*16" office:value-type="float" office:value="25.936">
            <text:p>25.936</text:p>
          </table:table-cell>
          <table:table-cell table:formula="of:=[.L391]*16^(1/4)" office:value-type="float" office:value="0.03587">
            <text:p>0.03587</text:p>
          </table:table-cell>
          <table:table-cell/>
          <table:table-cell office:value-type="float" office:value="3.89">
            <text:p>3.89</text:p>
          </table:table-cell>
          <table:table-cell office:value-type="float" office:value="0.004432">
            <text:p>0.004432</text:p>
          </table:table-cell>
          <table:table-cell office:value-type="float" office:value="0.000162">
            <text:p>0.000162</text:p>
          </table:table-cell>
          <table:table-cell/>
          <table:table-cell table:formula="of:=([.R391]-2.269)*32" office:value-type="float" office:value="51.872">
            <text:p>51.872</text:p>
          </table:table-cell>
          <table:table-cell table:formula="of:=[.S391]*32^(1/4)" office:value-type="float" office:value="0.0105411318673841">
            <text:p>0.0105411319</text:p>
          </table:table-cell>
          <table:table-cell/>
          <table:table-cell office:value-type="float" office:value="3.89">
            <text:p>3.89</text:p>
          </table:table-cell>
          <table:table-cell office:value-type="float" office:value="0.001115">
            <text:p>0.001115</text:p>
          </table:table-cell>
          <table:table-cell office:value-type="float" office:value="0.000041">
            <text:p>0.000041</text:p>
          </table:table-cell>
          <table:table-cell table:formula="of:=[.AA391]*10" office:value-type="float" office:value="0.00041">
            <text:p>0.00041</text:p>
          </table:table-cell>
          <table:table-cell table:formula="of:=([.Y391]-2.269)*64" office:value-type="float" office:value="103.744">
            <text:p>103.744</text:p>
          </table:table-cell>
          <table:table-cell table:formula="of:=[.Z391]*64^(1/4)" office:value-type="float" office:value="0.003153696244092">
            <text:p>0.0031536962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">
            <text:p>3.9</text:p>
          </table:table-cell>
          <table:table-cell office:value-type="float" office:value="0.071122">
            <text:p>0.071122</text:p>
          </table:table-cell>
          <table:table-cell office:value-type="float" office:value="0.000183">
            <text:p>0.000183</text:p>
          </table:table-cell>
          <table:table-cell table:formula="of:=[.F392]*50" office:value-type="float" office:value="0.00915">
            <text:p>0.00915</text:p>
          </table:table-cell>
          <table:table-cell table:formula="of:=([.D392]-[.A391])*8" office:value-type="float" office:value="13.048">
            <text:p>13.048</text:p>
          </table:table-cell>
          <table:table-cell table:formula="of:=[.E392]*8^(1/4)" office:value-type="float" office:value="0.119612469691349">
            <text:p>0.1196124697</text:p>
          </table:table-cell>
          <table:table-cell/>
          <table:table-cell office:value-type="float" office:value="3.9">
            <text:p>3.9</text:p>
          </table:table-cell>
          <table:table-cell office:value-type="float" office:value="0.017778">
            <text:p>0.017778</text:p>
          </table:table-cell>
          <table:table-cell office:value-type="float" office:value="0.000656">
            <text:p>0.000656</text:p>
          </table:table-cell>
          <table:table-cell table:formula="of:=[.M392]*10" office:value-type="float" office:value="0.00656">
            <text:p>0.00656</text:p>
          </table:table-cell>
          <table:table-cell table:formula="of:=([.K392]-2.269)*16" office:value-type="float" office:value="26.096">
            <text:p>26.096</text:p>
          </table:table-cell>
          <table:table-cell table:formula="of:=[.L392]*16^(1/4)" office:value-type="float" office:value="0.035556">
            <text:p>0.035556</text:p>
          </table:table-cell>
          <table:table-cell/>
          <table:table-cell office:value-type="float" office:value="3.9">
            <text:p>3.9</text:p>
          </table:table-cell>
          <table:table-cell office:value-type="float" office:value="0.00444">
            <text:p>0.00444</text:p>
          </table:table-cell>
          <table:table-cell office:value-type="float" office:value="0.000166">
            <text:p>0.000166</text:p>
          </table:table-cell>
          <table:table-cell/>
          <table:table-cell table:formula="of:=([.R392]-2.269)*32" office:value-type="float" office:value="52.192">
            <text:p>52.192</text:p>
          </table:table-cell>
          <table:table-cell table:formula="of:=[.S392]*32^(1/4)" office:value-type="float" office:value="0.0105601591812242">
            <text:p>0.0105601592</text:p>
          </table:table-cell>
          <table:table-cell/>
          <table:table-cell office:value-type="float" office:value="3.9">
            <text:p>3.9</text:p>
          </table:table-cell>
          <table:table-cell office:value-type="float" office:value="0.001107">
            <text:p>0.001107</text:p>
          </table:table-cell>
          <table:table-cell office:value-type="float" office:value="0.000041">
            <text:p>0.000041</text:p>
          </table:table-cell>
          <table:table-cell table:formula="of:=[.AA392]*10" office:value-type="float" office:value="0.00041">
            <text:p>0.00041</text:p>
          </table:table-cell>
          <table:table-cell table:formula="of:=([.Y392]-2.269)*64" office:value-type="float" office:value="104.384">
            <text:p>104.384</text:p>
          </table:table-cell>
          <table:table-cell table:formula="of:=[.Z392]*64^(1/4)" office:value-type="float" office:value="0.00313106882709403">
            <text:p>0.003131068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1">
            <text:p>3.91</text:p>
          </table:table-cell>
          <table:table-cell office:value-type="float" office:value="0.069964">
            <text:p>0.069964</text:p>
          </table:table-cell>
          <table:table-cell office:value-type="float" office:value="0.000355">
            <text:p>0.000355</text:p>
          </table:table-cell>
          <table:table-cell table:formula="of:=[.F393]*50" office:value-type="float" office:value="0.01775">
            <text:p>0.01775</text:p>
          </table:table-cell>
          <table:table-cell table:formula="of:=([.D393]-[.A392])*8" office:value-type="float" office:value="13.128">
            <text:p>13.128</text:p>
          </table:table-cell>
          <table:table-cell table:formula="of:=[.E393]*8^(1/4)" office:value-type="float" office:value="0.117664953593622">
            <text:p>0.1176649536</text:p>
          </table:table-cell>
          <table:table-cell/>
          <table:table-cell office:value-type="float" office:value="3.91">
            <text:p>3.91</text:p>
          </table:table-cell>
          <table:table-cell office:value-type="float" office:value="0.01758">
            <text:p>0.01758</text:p>
          </table:table-cell>
          <table:table-cell office:value-type="float" office:value="0.000667">
            <text:p>0.000667</text:p>
          </table:table-cell>
          <table:table-cell table:formula="of:=[.M393]*10" office:value-type="float" office:value="0.00667">
            <text:p>0.00667</text:p>
          </table:table-cell>
          <table:table-cell table:formula="of:=([.K393]-2.269)*16" office:value-type="float" office:value="26.256">
            <text:p>26.256</text:p>
          </table:table-cell>
          <table:table-cell table:formula="of:=[.L393]*16^(1/4)" office:value-type="float" office:value="0.03516">
            <text:p>0.03516</text:p>
          </table:table-cell>
          <table:table-cell/>
          <table:table-cell office:value-type="float" office:value="3.91">
            <text:p>3.91</text:p>
          </table:table-cell>
          <table:table-cell office:value-type="float" office:value="0.004399">
            <text:p>0.004399</text:p>
          </table:table-cell>
          <table:table-cell office:value-type="float" office:value="0.000165">
            <text:p>0.000165</text:p>
          </table:table-cell>
          <table:table-cell/>
          <table:table-cell table:formula="of:=([.R393]-2.269)*32" office:value-type="float" office:value="52.512">
            <text:p>52.512</text:p>
          </table:table-cell>
          <table:table-cell table:formula="of:=[.S393]*32^(1/4)" office:value-type="float" office:value="0.0104626441977939">
            <text:p>0.0104626442</text:p>
          </table:table-cell>
          <table:table-cell/>
          <table:table-cell office:value-type="float" office:value="3.91">
            <text:p>3.91</text:p>
          </table:table-cell>
          <table:table-cell office:value-type="float" office:value="0.001104">
            <text:p>0.001104</text:p>
          </table:table-cell>
          <table:table-cell office:value-type="float" office:value="0.000041">
            <text:p>0.000041</text:p>
          </table:table-cell>
          <table:table-cell table:formula="of:=[.AA393]*10" office:value-type="float" office:value="0.00041">
            <text:p>0.00041</text:p>
          </table:table-cell>
          <table:table-cell table:formula="of:=([.Y393]-2.269)*64" office:value-type="float" office:value="105.024">
            <text:p>105.024</text:p>
          </table:table-cell>
          <table:table-cell table:formula="of:=[.Z393]*64^(1/4)" office:value-type="float" office:value="0.00312258354571979">
            <text:p>0.003122583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2">
            <text:p>3.92</text:p>
          </table:table-cell>
          <table:table-cell office:value-type="float" office:value="0.071129">
            <text:p>0.071129</text:p>
          </table:table-cell>
          <table:table-cell office:value-type="float" office:value="0.000267">
            <text:p>0.000267</text:p>
          </table:table-cell>
          <table:table-cell table:formula="of:=[.F394]*50" office:value-type="float" office:value="0.01335">
            <text:p>0.01335</text:p>
          </table:table-cell>
          <table:table-cell table:formula="of:=([.D394]-[.A393])*8" office:value-type="float" office:value="13.208">
            <text:p>13.208</text:p>
          </table:table-cell>
          <table:table-cell table:formula="of:=[.E394]*8^(1/4)" office:value-type="float" office:value="0.119624242241163">
            <text:p>0.1196242422</text:p>
          </table:table-cell>
          <table:table-cell/>
          <table:table-cell office:value-type="float" office:value="3.92">
            <text:p>3.92</text:p>
          </table:table-cell>
          <table:table-cell office:value-type="float" office:value="0.017686">
            <text:p>0.017686</text:p>
          </table:table-cell>
          <table:table-cell office:value-type="float" office:value="0.000655">
            <text:p>0.000655</text:p>
          </table:table-cell>
          <table:table-cell table:formula="of:=[.M394]*10" office:value-type="float" office:value="0.00655">
            <text:p>0.00655</text:p>
          </table:table-cell>
          <table:table-cell table:formula="of:=([.K394]-2.269)*16" office:value-type="float" office:value="26.416">
            <text:p>26.416</text:p>
          </table:table-cell>
          <table:table-cell table:formula="of:=[.L394]*16^(1/4)" office:value-type="float" office:value="0.035372">
            <text:p>0.035372</text:p>
          </table:table-cell>
          <table:table-cell/>
          <table:table-cell office:value-type="float" office:value="3.92">
            <text:p>3.92</text:p>
          </table:table-cell>
          <table:table-cell office:value-type="float" office:value="0.004403">
            <text:p>0.004403</text:p>
          </table:table-cell>
          <table:table-cell office:value-type="float" office:value="0.000164">
            <text:p>0.000164</text:p>
          </table:table-cell>
          <table:table-cell/>
          <table:table-cell table:formula="of:=([.R394]-2.269)*32" office:value-type="float" office:value="52.832">
            <text:p>52.832</text:p>
          </table:table-cell>
          <table:table-cell table:formula="of:=[.S394]*32^(1/4)" office:value-type="float" office:value="0.010472157854714">
            <text:p>0.0104721579</text:p>
          </table:table-cell>
          <table:table-cell/>
          <table:table-cell office:value-type="float" office:value="3.92">
            <text:p>3.92</text:p>
          </table:table-cell>
          <table:table-cell office:value-type="float" office:value="0.001094">
            <text:p>0.001094</text:p>
          </table:table-cell>
          <table:table-cell office:value-type="float" office:value="0.000041">
            <text:p>0.000041</text:p>
          </table:table-cell>
          <table:table-cell table:formula="of:=[.AA394]*10" office:value-type="float" office:value="0.00041">
            <text:p>0.00041</text:p>
          </table:table-cell>
          <table:table-cell table:formula="of:=([.Y394]-2.269)*64" office:value-type="float" office:value="105.664">
            <text:p>105.664</text:p>
          </table:table-cell>
          <table:table-cell table:formula="of:=[.Z394]*64^(1/4)" office:value-type="float" office:value="0.00309429927447233">
            <text:p>0.0030942993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3">
            <text:p>3.93</text:p>
          </table:table-cell>
          <table:table-cell office:value-type="float" office:value="0.067364">
            <text:p>0.067364</text:p>
          </table:table-cell>
          <table:table-cell office:value-type="float" office:value="0.000252">
            <text:p>0.000252</text:p>
          </table:table-cell>
          <table:table-cell table:formula="of:=[.F395]*50" office:value-type="float" office:value="0.0126">
            <text:p>0.0126</text:p>
          </table:table-cell>
          <table:table-cell table:formula="of:=([.D395]-[.A394])*8" office:value-type="float" office:value="13.288">
            <text:p>13.288</text:p>
          </table:table-cell>
          <table:table-cell table:formula="of:=[.E395]*8^(1/4)" office:value-type="float" office:value="0.113292292234302">
            <text:p>0.1132922922</text:p>
          </table:table-cell>
          <table:table-cell/>
          <table:table-cell office:value-type="float" office:value="3.93">
            <text:p>3.93</text:p>
          </table:table-cell>
          <table:table-cell office:value-type="float" office:value="0.017448">
            <text:p>0.017448</text:p>
          </table:table-cell>
          <table:table-cell office:value-type="float" office:value="0.000647">
            <text:p>0.000647</text:p>
          </table:table-cell>
          <table:table-cell table:formula="of:=[.M395]*10" office:value-type="float" office:value="0.00647">
            <text:p>0.00647</text:p>
          </table:table-cell>
          <table:table-cell table:formula="of:=([.K395]-2.269)*16" office:value-type="float" office:value="26.576">
            <text:p>26.576</text:p>
          </table:table-cell>
          <table:table-cell table:formula="of:=[.L395]*16^(1/4)" office:value-type="float" office:value="0.034896">
            <text:p>0.034896</text:p>
          </table:table-cell>
          <table:table-cell/>
          <table:table-cell office:value-type="float" office:value="3.93">
            <text:p>3.93</text:p>
          </table:table-cell>
          <table:table-cell office:value-type="float" office:value="0.004353">
            <text:p>0.004353</text:p>
          </table:table-cell>
          <table:table-cell office:value-type="float" office:value="0.000163">
            <text:p>0.000163</text:p>
          </table:table-cell>
          <table:table-cell/>
          <table:table-cell table:formula="of:=([.R395]-2.269)*32" office:value-type="float" office:value="53.152">
            <text:p>53.152</text:p>
          </table:table-cell>
          <table:table-cell table:formula="of:=[.S395]*32^(1/4)" office:value-type="float" office:value="0.0103532371432137">
            <text:p>0.0103532371</text:p>
          </table:table-cell>
          <table:table-cell/>
          <table:table-cell office:value-type="float" office:value="3.93">
            <text:p>3.93</text:p>
          </table:table-cell>
          <table:table-cell office:value-type="float" office:value="0.001088">
            <text:p>0.001088</text:p>
          </table:table-cell>
          <table:table-cell office:value-type="float" office:value="0.000041">
            <text:p>0.000041</text:p>
          </table:table-cell>
          <table:table-cell table:formula="of:=[.AA395]*10" office:value-type="float" office:value="0.00041">
            <text:p>0.00041</text:p>
          </table:table-cell>
          <table:table-cell table:formula="of:=([.Y395]-2.269)*64" office:value-type="float" office:value="106.304">
            <text:p>106.304</text:p>
          </table:table-cell>
          <table:table-cell table:formula="of:=[.Z395]*64^(1/4)" office:value-type="float" office:value="0.00307732871172385">
            <text:p>0.003077328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4">
            <text:p>3.94</text:p>
          </table:table-cell>
          <table:table-cell office:value-type="float" office:value="0.070101">
            <text:p>0.070101</text:p>
          </table:table-cell>
          <table:table-cell office:value-type="float" office:value="0.000216">
            <text:p>0.000216</text:p>
          </table:table-cell>
          <table:table-cell table:formula="of:=[.F396]*50" office:value-type="float" office:value="0.0108">
            <text:p>0.0108</text:p>
          </table:table-cell>
          <table:table-cell table:formula="of:=([.D396]-[.A395])*8" office:value-type="float" office:value="13.368">
            <text:p>13.368</text:p>
          </table:table-cell>
          <table:table-cell table:formula="of:=[.E396]*8^(1/4)" office:value-type="float" office:value="0.117895359211401">
            <text:p>0.1178953592</text:p>
          </table:table-cell>
          <table:table-cell/>
          <table:table-cell office:value-type="float" office:value="3.94">
            <text:p>3.94</text:p>
          </table:table-cell>
          <table:table-cell office:value-type="float" office:value="0.017478">
            <text:p>0.017478</text:p>
          </table:table-cell>
          <table:table-cell office:value-type="float" office:value="0.000654">
            <text:p>0.000654</text:p>
          </table:table-cell>
          <table:table-cell table:formula="of:=[.M396]*10" office:value-type="float" office:value="0.00654">
            <text:p>0.00654</text:p>
          </table:table-cell>
          <table:table-cell table:formula="of:=([.K396]-2.269)*16" office:value-type="float" office:value="26.736">
            <text:p>26.736</text:p>
          </table:table-cell>
          <table:table-cell table:formula="of:=[.L396]*16^(1/4)" office:value-type="float" office:value="0.034956">
            <text:p>0.034956</text:p>
          </table:table-cell>
          <table:table-cell/>
          <table:table-cell office:value-type="float" office:value="3.94">
            <text:p>3.94</text:p>
          </table:table-cell>
          <table:table-cell office:value-type="float" office:value="0.004334">
            <text:p>0.004334</text:p>
          </table:table-cell>
          <table:table-cell office:value-type="float" office:value="0.000164">
            <text:p>0.000164</text:p>
          </table:table-cell>
          <table:table-cell/>
          <table:table-cell table:formula="of:=([.R396]-2.269)*32" office:value-type="float" office:value="53.472">
            <text:p>53.472</text:p>
          </table:table-cell>
          <table:table-cell table:formula="of:=[.S396]*32^(1/4)" office:value-type="float" office:value="0.0103080472728436">
            <text:p>0.0103080473</text:p>
          </table:table-cell>
          <table:table-cell/>
          <table:table-cell office:value-type="float" office:value="3.94">
            <text:p>3.94</text:p>
          </table:table-cell>
          <table:table-cell office:value-type="float" office:value="0.001079">
            <text:p>0.001079</text:p>
          </table:table-cell>
          <table:table-cell office:value-type="float" office:value="0.000041">
            <text:p>0.000041</text:p>
          </table:table-cell>
          <table:table-cell table:formula="of:=[.AA396]*10" office:value-type="float" office:value="0.00041">
            <text:p>0.00041</text:p>
          </table:table-cell>
          <table:table-cell table:formula="of:=([.Y396]-2.269)*64" office:value-type="float" office:value="106.944">
            <text:p>106.944</text:p>
          </table:table-cell>
          <table:table-cell table:formula="of:=[.Z396]*64^(1/4)" office:value-type="float" office:value="0.00305187286760114">
            <text:p>0.0030518729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5">
            <text:p>3.95</text:p>
          </table:table-cell>
          <table:table-cell office:value-type="float" office:value="0.068978">
            <text:p>0.068978</text:p>
          </table:table-cell>
          <table:table-cell office:value-type="float" office:value="0.000371">
            <text:p>0.000371</text:p>
          </table:table-cell>
          <table:table-cell table:formula="of:=[.F397]*50" office:value-type="float" office:value="0.01855">
            <text:p>0.01855</text:p>
          </table:table-cell>
          <table:table-cell table:formula="of:=([.D397]-[.A396])*8" office:value-type="float" office:value="13.448">
            <text:p>13.448</text:p>
          </table:table-cell>
          <table:table-cell table:formula="of:=[.E397]*8^(1/4)" office:value-type="float" office:value="0.116006705862741">
            <text:p>0.1160067059</text:p>
          </table:table-cell>
          <table:table-cell/>
          <table:table-cell office:value-type="float" office:value="3.95">
            <text:p>3.95</text:p>
          </table:table-cell>
          <table:table-cell office:value-type="float" office:value="0.017374">
            <text:p>0.017374</text:p>
          </table:table-cell>
          <table:table-cell office:value-type="float" office:value="0.000645">
            <text:p>0.000645</text:p>
          </table:table-cell>
          <table:table-cell table:formula="of:=[.M397]*10" office:value-type="float" office:value="0.00645">
            <text:p>0.00645</text:p>
          </table:table-cell>
          <table:table-cell table:formula="of:=([.K397]-2.269)*16" office:value-type="float" office:value="26.896">
            <text:p>26.896</text:p>
          </table:table-cell>
          <table:table-cell table:formula="of:=[.L397]*16^(1/4)" office:value-type="float" office:value="0.034748">
            <text:p>0.034748</text:p>
          </table:table-cell>
          <table:table-cell/>
          <table:table-cell office:value-type="float" office:value="3.95">
            <text:p>3.95</text:p>
          </table:table-cell>
          <table:table-cell office:value-type="float" office:value="0.004285">
            <text:p>0.004285</text:p>
          </table:table-cell>
          <table:table-cell office:value-type="float" office:value="0.000163">
            <text:p>0.000163</text:p>
          </table:table-cell>
          <table:table-cell/>
          <table:table-cell table:formula="of:=([.R397]-2.269)*32" office:value-type="float" office:value="53.792">
            <text:p>53.792</text:p>
          </table:table-cell>
          <table:table-cell table:formula="of:=[.S397]*32^(1/4)" office:value-type="float" office:value="0.0101915049755733">
            <text:p>0.010191505</text:p>
          </table:table-cell>
          <table:table-cell/>
          <table:table-cell office:value-type="float" office:value="3.95">
            <text:p>3.95</text:p>
          </table:table-cell>
          <table:table-cell office:value-type="float" office:value="0.001076">
            <text:p>0.001076</text:p>
          </table:table-cell>
          <table:table-cell office:value-type="float" office:value="0.00004">
            <text:p>0.00004</text:p>
          </table:table-cell>
          <table:table-cell table:formula="of:=[.AA397]*10" office:value-type="float" office:value="0.0004">
            <text:p>0.0004</text:p>
          </table:table-cell>
          <table:table-cell table:formula="of:=([.Y397]-2.269)*64" office:value-type="float" office:value="107.584">
            <text:p>107.584</text:p>
          </table:table-cell>
          <table:table-cell table:formula="of:=[.Z397]*64^(1/4)" office:value-type="float" office:value="0.0030433875862269">
            <text:p>0.003043387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6">
            <text:p>3.96</text:p>
          </table:table-cell>
          <table:table-cell office:value-type="float" office:value="0.067849">
            <text:p>0.067849</text:p>
          </table:table-cell>
          <table:table-cell office:value-type="float" office:value="0.000281">
            <text:p>0.000281</text:p>
          </table:table-cell>
          <table:table-cell table:formula="of:=[.F398]*50" office:value-type="float" office:value="0.01405">
            <text:p>0.01405</text:p>
          </table:table-cell>
          <table:table-cell table:formula="of:=([.D398]-[.A397])*8" office:value-type="float" office:value="13.528">
            <text:p>13.528</text:p>
          </table:table-cell>
          <table:table-cell table:formula="of:=[.E398]*8^(1/4)" office:value-type="float" office:value="0.114107961757099">
            <text:p>0.1141079618</text:p>
          </table:table-cell>
          <table:table-cell/>
          <table:table-cell office:value-type="float" office:value="3.96">
            <text:p>3.96</text:p>
          </table:table-cell>
          <table:table-cell office:value-type="float" office:value="0.017325">
            <text:p>0.017325</text:p>
          </table:table-cell>
          <table:table-cell office:value-type="float" office:value="0.00065">
            <text:p>0.00065</text:p>
          </table:table-cell>
          <table:table-cell table:formula="of:=[.M398]*10" office:value-type="float" office:value="0.0065">
            <text:p>0.0065</text:p>
          </table:table-cell>
          <table:table-cell table:formula="of:=([.K398]-2.269)*16" office:value-type="float" office:value="27.056">
            <text:p>27.056</text:p>
          </table:table-cell>
          <table:table-cell table:formula="of:=[.L398]*16^(1/4)" office:value-type="float" office:value="0.03465">
            <text:p>0.03465</text:p>
          </table:table-cell>
          <table:table-cell/>
          <table:table-cell office:value-type="float" office:value="3.96">
            <text:p>3.96</text:p>
          </table:table-cell>
          <table:table-cell office:value-type="float" office:value="0.004264">
            <text:p>0.004264</text:p>
          </table:table-cell>
          <table:table-cell office:value-type="float" office:value="0.000162">
            <text:p>0.000162</text:p>
          </table:table-cell>
          <table:table-cell/>
          <table:table-cell table:formula="of:=([.R398]-2.269)*32" office:value-type="float" office:value="54.112">
            <text:p>54.112</text:p>
          </table:table-cell>
          <table:table-cell table:formula="of:=[.S398]*32^(1/4)" office:value-type="float" office:value="0.0101415582767432">
            <text:p>0.0101415583</text:p>
          </table:table-cell>
          <table:table-cell/>
          <table:table-cell office:value-type="float" office:value="3.96">
            <text:p>3.96</text:p>
          </table:table-cell>
          <table:table-cell office:value-type="float" office:value="0.001067">
            <text:p>0.001067</text:p>
          </table:table-cell>
          <table:table-cell office:value-type="float" office:value="0.00004">
            <text:p>0.00004</text:p>
          </table:table-cell>
          <table:table-cell table:formula="of:=[.AA398]*10" office:value-type="float" office:value="0.0004">
            <text:p>0.0004</text:p>
          </table:table-cell>
          <table:table-cell table:formula="of:=([.Y398]-2.269)*64" office:value-type="float" office:value="108.224">
            <text:p>108.224</text:p>
          </table:table-cell>
          <table:table-cell table:formula="of:=[.Z398]*64^(1/4)" office:value-type="float" office:value="0.00301793174210419">
            <text:p>0.0030179317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7">
            <text:p>3.97</text:p>
          </table:table-cell>
          <table:table-cell office:value-type="float" office:value="0.068166">
            <text:p>0.068166</text:p>
          </table:table-cell>
          <table:table-cell office:value-type="float" office:value="0.000388">
            <text:p>0.000388</text:p>
          </table:table-cell>
          <table:table-cell table:formula="of:=[.F399]*50" office:value-type="float" office:value="0.0194">
            <text:p>0.0194</text:p>
          </table:table-cell>
          <table:table-cell table:formula="of:=([.D399]-[.A398])*8" office:value-type="float" office:value="13.608">
            <text:p>13.608</text:p>
          </table:table-cell>
          <table:table-cell table:formula="of:=[.E399]*8^(1/4)" office:value-type="float" office:value="0.114641090084369">
            <text:p>0.1146410901</text:p>
          </table:table-cell>
          <table:table-cell/>
          <table:table-cell office:value-type="float" office:value="3.97">
            <text:p>3.97</text:p>
          </table:table-cell>
          <table:table-cell office:value-type="float" office:value="0.016973">
            <text:p>0.016973</text:p>
          </table:table-cell>
          <table:table-cell office:value-type="float" office:value="0.000644">
            <text:p>0.000644</text:p>
          </table:table-cell>
          <table:table-cell table:formula="of:=[.M399]*10" office:value-type="float" office:value="0.00644">
            <text:p>0.00644</text:p>
          </table:table-cell>
          <table:table-cell table:formula="of:=([.K399]-2.269)*16" office:value-type="float" office:value="27.216">
            <text:p>27.216</text:p>
          </table:table-cell>
          <table:table-cell table:formula="of:=[.L399]*16^(1/4)" office:value-type="float" office:value="0.033946">
            <text:p>0.033946</text:p>
          </table:table-cell>
          <table:table-cell/>
          <table:table-cell office:value-type="float" office:value="3.97">
            <text:p>3.97</text:p>
          </table:table-cell>
          <table:table-cell office:value-type="float" office:value="0.004264">
            <text:p>0.004264</text:p>
          </table:table-cell>
          <table:table-cell office:value-type="float" office:value="0.000161">
            <text:p>0.000161</text:p>
          </table:table-cell>
          <table:table-cell/>
          <table:table-cell table:formula="of:=([.R399]-2.269)*32" office:value-type="float" office:value="54.432">
            <text:p>54.432</text:p>
          </table:table-cell>
          <table:table-cell table:formula="of:=[.S399]*32^(1/4)" office:value-type="float" office:value="0.0101415582767432">
            <text:p>0.0101415583</text:p>
          </table:table-cell>
          <table:table-cell/>
          <table:table-cell office:value-type="float" office:value="3.97">
            <text:p>3.97</text:p>
          </table:table-cell>
          <table:table-cell office:value-type="float" office:value="0.001063">
            <text:p>0.001063</text:p>
          </table:table-cell>
          <table:table-cell office:value-type="float" office:value="0.00004">
            <text:p>0.00004</text:p>
          </table:table-cell>
          <table:table-cell table:formula="of:=[.AA399]*10" office:value-type="float" office:value="0.0004">
            <text:p>0.0004</text:p>
          </table:table-cell>
          <table:table-cell table:formula="of:=([.Y399]-2.269)*64" office:value-type="float" office:value="108.864">
            <text:p>108.864</text:p>
          </table:table-cell>
          <table:table-cell table:formula="of:=[.Z399]*64^(1/4)" office:value-type="float" office:value="0.0030066180336052">
            <text:p>0.003006618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8">
            <text:p>3.98</text:p>
          </table:table-cell>
          <table:table-cell office:value-type="float" office:value="0.066275">
            <text:p>0.066275</text:p>
          </table:table-cell>
          <table:table-cell office:value-type="float" office:value="0.000177">
            <text:p>0.000177</text:p>
          </table:table-cell>
          <table:table-cell table:formula="of:=[.F400]*50" office:value-type="float" office:value="0.00885">
            <text:p>0.00885</text:p>
          </table:table-cell>
          <table:table-cell table:formula="of:=([.D400]-[.A399])*8" office:value-type="float" office:value="13.688">
            <text:p>13.688</text:p>
          </table:table-cell>
          <table:table-cell table:formula="of:=[.E400]*8^(1/4)" office:value-type="float" office:value="0.11146081984188">
            <text:p>0.1114608198</text:p>
          </table:table-cell>
          <table:table-cell/>
          <table:table-cell office:value-type="float" office:value="3.98">
            <text:p>3.98</text:p>
          </table:table-cell>
          <table:table-cell office:value-type="float" office:value="0.016815">
            <text:p>0.016815</text:p>
          </table:table-cell>
          <table:table-cell office:value-type="float" office:value="0.000636">
            <text:p>0.000636</text:p>
          </table:table-cell>
          <table:table-cell table:formula="of:=[.M400]*10" office:value-type="float" office:value="0.00636">
            <text:p>0.00636</text:p>
          </table:table-cell>
          <table:table-cell table:formula="of:=([.K400]-2.269)*16" office:value-type="float" office:value="27.376">
            <text:p>27.376</text:p>
          </table:table-cell>
          <table:table-cell table:formula="of:=[.L400]*16^(1/4)" office:value-type="float" office:value="0.03363">
            <text:p>0.03363</text:p>
          </table:table-cell>
          <table:table-cell/>
          <table:table-cell office:value-type="float" office:value="3.98">
            <text:p>3.98</text:p>
          </table:table-cell>
          <table:table-cell office:value-type="float" office:value="0.004218">
            <text:p>0.004218</text:p>
          </table:table-cell>
          <table:table-cell office:value-type="float" office:value="0.00016">
            <text:p>0.00016</text:p>
          </table:table-cell>
          <table:table-cell/>
          <table:table-cell table:formula="of:=([.R400]-2.269)*32" office:value-type="float" office:value="54.752">
            <text:p>54.752</text:p>
          </table:table-cell>
          <table:table-cell table:formula="of:=[.S400]*32^(1/4)" office:value-type="float" office:value="0.010032151222163">
            <text:p>0.0100321512</text:p>
          </table:table-cell>
          <table:table-cell/>
          <table:table-cell office:value-type="float" office:value="3.98">
            <text:p>3.98</text:p>
          </table:table-cell>
          <table:table-cell office:value-type="float" office:value="0.001055">
            <text:p>0.001055</text:p>
          </table:table-cell>
          <table:table-cell office:value-type="float" office:value="0.00004">
            <text:p>0.00004</text:p>
          </table:table-cell>
          <table:table-cell table:formula="of:=[.AA400]*10" office:value-type="float" office:value="0.0004">
            <text:p>0.0004</text:p>
          </table:table-cell>
          <table:table-cell table:formula="of:=([.Y400]-2.269)*64" office:value-type="float" office:value="109.504">
            <text:p>109.504</text:p>
          </table:table-cell>
          <table:table-cell table:formula="of:=[.Z400]*64^(1/4)" office:value-type="float" office:value="0.00298399061660723">
            <text:p>0.0029839906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3.99">
            <text:p>3.99</text:p>
          </table:table-cell>
          <table:table-cell office:value-type="float" office:value="0.068482">
            <text:p>0.068482</text:p>
          </table:table-cell>
          <table:table-cell office:value-type="float" office:value="0.00032">
            <text:p>0.00032</text:p>
          </table:table-cell>
          <table:table-cell table:formula="of:=[.F401]*50" office:value-type="float" office:value="0.016">
            <text:p>0.016</text:p>
          </table:table-cell>
          <table:table-cell table:formula="of:=([.D401]-[.A400])*8" office:value-type="float" office:value="13.768">
            <text:p>13.768</text:p>
          </table:table-cell>
          <table:table-cell table:formula="of:=[.E401]*8^(1/4)" office:value-type="float" office:value="0.11517253661881">
            <text:p>0.1151725366</text:p>
          </table:table-cell>
          <table:table-cell/>
          <table:table-cell office:value-type="float" office:value="3.99">
            <text:p>3.99</text:p>
          </table:table-cell>
          <table:table-cell office:value-type="float" office:value="0.01682">
            <text:p>0.01682</text:p>
          </table:table-cell>
          <table:table-cell office:value-type="float" office:value="0.00065">
            <text:p>0.00065</text:p>
          </table:table-cell>
          <table:table-cell table:formula="of:=[.M401]*10" office:value-type="float" office:value="0.0065">
            <text:p>0.0065</text:p>
          </table:table-cell>
          <table:table-cell table:formula="of:=([.K401]-2.269)*16" office:value-type="float" office:value="27.536">
            <text:p>27.536</text:p>
          </table:table-cell>
          <table:table-cell table:formula="of:=[.L401]*16^(1/4)" office:value-type="float" office:value="0.03364">
            <text:p>0.03364</text:p>
          </table:table-cell>
          <table:table-cell/>
          <table:table-cell office:value-type="float" office:value="3.99">
            <text:p>3.99</text:p>
          </table:table-cell>
          <table:table-cell office:value-type="float" office:value="0.004174">
            <text:p>0.004174</text:p>
          </table:table-cell>
          <table:table-cell office:value-type="float" office:value="0.000161">
            <text:p>0.000161</text:p>
          </table:table-cell>
          <table:table-cell/>
          <table:table-cell table:formula="of:=([.R401]-2.269)*32" office:value-type="float" office:value="55.072">
            <text:p>55.072</text:p>
          </table:table-cell>
          <table:table-cell table:formula="of:=[.S401]*32^(1/4)" office:value-type="float" office:value="0.00992750099604271">
            <text:p>0.009927501</text:p>
          </table:table-cell>
          <table:table-cell/>
          <table:table-cell office:value-type="float" office:value="3.99">
            <text:p>3.99</text:p>
          </table:table-cell>
          <table:table-cell office:value-type="float" office:value="0.00105">
            <text:p>0.00105</text:p>
          </table:table-cell>
          <table:table-cell office:value-type="float" office:value="0.00004">
            <text:p>0.00004</text:p>
          </table:table-cell>
          <table:table-cell table:formula="of:=[.AA401]*10" office:value-type="float" office:value="0.0004">
            <text:p>0.0004</text:p>
          </table:table-cell>
          <table:table-cell table:formula="of:=([.Y401]-2.269)*64" office:value-type="float" office:value="110.144">
            <text:p>110.144</text:p>
          </table:table-cell>
          <table:table-cell table:formula="of:=[.Z401]*64^(1/4)" office:value-type="float" office:value="0.0029698484809835">
            <text:p>0.0029698485</text:p>
          </table:table-cell>
        </table:table-row>
        <table:table-row table:style-name="ro1">
          <table:table-cell table:formula="of:=2.269" office:value-type="float" office:value="2.269">
            <text:p>2.26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66674">
            <text:p>0.066674</text:p>
          </table:table-cell>
          <table:table-cell office:value-type="float" office:value="0.000257">
            <text:p>0.000257</text:p>
          </table:table-cell>
          <table:table-cell table:formula="of:=[.F402]*50" office:value-type="float" office:value="0.01285">
            <text:p>0.01285</text:p>
          </table:table-cell>
          <table:table-cell table:formula="of:=([.D402]-[.A401])*8" office:value-type="float" office:value="13.848">
            <text:p>13.848</text:p>
          </table:table-cell>
          <table:table-cell table:formula="of:=[.E402]*8^(1/4)" office:value-type="float" office:value="0.112131855181252">
            <text:p>0.1121318552</text:p>
          </table:table-cell>
          <table:table-cell/>
          <table:table-cell office:value-type="float" office:value="4">
            <text:p>4</text:p>
          </table:table-cell>
          <table:table-cell office:value-type="float" office:value="0.016502">
            <text:p>0.016502</text:p>
          </table:table-cell>
          <table:table-cell office:value-type="float" office:value="0.00064">
            <text:p>0.00064</text:p>
          </table:table-cell>
          <table:table-cell table:formula="of:=[.M402]*10" office:value-type="float" office:value="0.0064">
            <text:p>0.0064</text:p>
          </table:table-cell>
          <table:table-cell table:formula="of:=([.K402]-2.269)*16" office:value-type="float" office:value="27.696">
            <text:p>27.696</text:p>
          </table:table-cell>
          <table:table-cell table:formula="of:=[.L402]*16^(1/4)" office:value-type="float" office:value="0.033004">
            <text:p>0.033004</text:p>
          </table:table-cell>
          <table:table-cell/>
          <table:table-cell office:value-type="float" office:value="4">
            <text:p>4</text:p>
          </table:table-cell>
          <table:table-cell office:value-type="float" office:value="0.004151">
            <text:p>0.004151</text:p>
          </table:table-cell>
          <table:table-cell office:value-type="float" office:value="0.00016">
            <text:p>0.00016</text:p>
          </table:table-cell>
          <table:table-cell/>
          <table:table-cell table:formula="of:=([.R402]-2.269)*32" office:value-type="float" office:value="55.392">
            <text:p>55.392</text:p>
          </table:table-cell>
          <table:table-cell table:formula="of:=[.S402]*32^(1/4)" office:value-type="float" office:value="0.00987279746875259">
            <text:p>0.0098727975</text:p>
          </table:table-cell>
          <table:table-cell/>
          <table:table-cell office:value-type="float" office:value="4">
            <text:p>4</text:p>
          </table:table-cell>
          <table:table-cell office:value-type="float" office:value="0.001047">
            <text:p>0.001047</text:p>
          </table:table-cell>
          <table:table-cell office:value-type="float" office:value="0.00004">
            <text:p>0.00004</text:p>
          </table:table-cell>
          <table:table-cell table:formula="of:=[.AA402]*10" office:value-type="float" office:value="0.0004">
            <text:p>0.0004</text:p>
          </table:table-cell>
          <table:table-cell table:formula="of:=([.Y402]-2.269)*64" office:value-type="float" office:value="110.784">
            <text:p>110.784</text:p>
          </table:table-cell>
          <table:table-cell table:formula="of:=[.Z402]*64^(1/4)" office:value-type="float" office:value="0.00296136319960926">
            <text:p>0.0029613632</text:p>
          </table:table-cell>
        </table:table-row>
        <table:table-row table:style-name="ro1">
          <table:table-cell table:number-columns-repeated="29"/>
          <table:table-cell table:style-name="Default"/>
        </table:table-row>
        <table:table-row table:style-name="ro1">
          <table:table-cell table:number-columns-repeated="2"/>
          <table:table-cell>
            <draw:frame table:end-cell-address="Sheet1.O437" table:end-x="0.2835in" table:end-y="0.076in" draw:z-index="0" draw:style-name="gr1" draw:text-style-name="P1" svg:width="10.8028in" svg:height="5.5106in" svg:x="0.1488in" svg:y="0.0906in">
              <draw:object draw:notify-on-update-of-ranges="Sheet1.A2:Sheet1.A112 Sheet1.A1:Sheet1.A1 Sheet1.B2:Sheet1.B112 Sheet1.D3:Sheet1.D402 Sheet1.D1:Sheet1.D1 Sheet1.E3:Sheet1.E402 Sheet1.G3:Sheet1.G402 Sheet1.G3:Sheet1.G402 Sheet1.K3:Sheet1.K402 Sheet1.K1:Sheet1.K1 Sheet1.L3:Sheet1.L402 Sheet1.N3:Sheet1.N402 Sheet1.N3:Sheet1.N402 Sheet1.R3:Sheet1.R402 Sheet1.R1:Sheet1.R1 Sheet1.S3:Sheet1.S402 Sheet1.N3:Sheet1.N402 Sheet1.N3:Sheet1.N402 Sheet1.Y3:Sheet1.Y402 Sheet1.Y1:Sheet1.Y1 Sheet1.Z3:Sheet1.Z402 Sheet1.AB3:Sheet1.AB402 Sheet1.AB3:Sheet1.AB4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>
            <draw:frame table:end-cell-address="Sheet1.AC434" table:end-x="0.3236in" table:end-y="0.0906in" draw:z-index="1" draw:style-name="gr1" draw:text-style-name="P1" svg:width="10.1701in" svg:height="5.0228in" svg:x="0.8217in" svg:y="0.0906in">
              <draw:object draw:notify-on-update-of-ranges="Sheet1.H167:Sheet1.H291 Sheet1.D1:Sheet1.D1 Sheet1.I167:Sheet1.I291 Sheet1.O198:Sheet1.O260 Sheet1.K1:Sheet1.K1 Sheet1.P198:Sheet1.P260 Sheet1.V214:Sheet1.V244 Sheet1.R1:Sheet1.R1 Sheet1.W214:Sheet1.W244 Sheet1.AC222:Sheet1.AC236 Sheet1.Y1:Sheet1.Y1 Sheet1.AD222:Sheet1.AD23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5/31/2014</text:date>, <text:time>15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eefe Niemann</meta:initial-creator>
    <meta:creation-date>2014-05-23T22:57:54</meta:creation-date>
    <dc:date>2014-05-31T15:33:52</dc:date>
    <dc:creator>Okeefe Niemann</dc:creator>
    <meta:editing-duration>PT1H13M42S</meta:editing-duration>
    <meta:editing-cycles>3</meta:editing-cycles>
    <meta:generator>OpenOffice/4.0.1$Unix OpenOffice.org_project/401m5$Build-9714</meta:generator>
    <meta:document-statistic meta:table-count="3" meta:cell-count="97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02cm" chart:symbol-height="0.02cm">
        <chart:symbol-image xlink:href="Pictures/2000000D000000DD000000DD8384ABF7.svm" xlink:type="simple" xlink:actuate="onLoad"/>
      </style:chart-properties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01cm" chart:symbol-height="0.01cm" chart:error-upper-indicator="true" chart:error-lower-indicator="true" chart:error-category="cell-range" chart:error-upper-range="Sheet1.G3:Sheet1.G402" chart:error-lower-range="Sheet1.G3:Sheet1.G402">
        <chart:symbol-image xlink:href="Pictures/2000000D000000DD000000DD3F0040E4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category="cell-range"/>
      <style:graphic-properties svg:stroke-width="0.025cm" svg:stroke-color="#004586" svg:stroke-opacity="50%"/>
    </style:style>
    <style:style style:name="ch13" style:family="chart" style:data-style-name="N0">
      <style:chart-properties chart:symbol-type="named-symbol" chart:symbol-name="arrow-down" chart:symbol-width="0.02cm" chart:symbol-height="0.02cm" chart:error-upper-indicator="true" chart:error-lower-indicator="true" chart:error-category="cell-range" chart:error-upper-range="Sheet1.N3:Sheet1.N402" chart:error-lower-range="Sheet1.N3:Sheet1.N402">
        <chart:symbol-image xlink:href="Pictures/2000000D000000DD000000DD539AEB53.svm" xlink:type="simple" xlink:actuate="onLoad"/>
      </style:chart-properties>
      <style:graphic-properties draw:stroke="none" svg:stroke-width="0.08cm" svg:stroke-color="#993366" draw:fill-color="#993366"/>
      <style:text-properties fo:font-size="10pt" style:font-size-asian="10pt" style:font-size-complex="10pt"/>
    </style:style>
    <style:style style:name="ch14" style:family="chart">
      <style:chart-properties chart:error-category="cell-range"/>
      <style:graphic-properties svg:stroke-width="0.025cm" svg:stroke-color="#993366" svg:stroke-opacity="50%"/>
    </style:style>
    <style:style style:name="ch15" style:family="chart" style:data-style-name="N0">
      <style:chart-properties chart:symbol-type="named-symbol" chart:symbol-name="arrow-up" chart:symbol-width="0.02cm" chart:symbol-height="0.02cm" chart:error-upper-indicator="true" chart:error-lower-indicator="true" chart:error-category="cell-range" chart:error-upper-range="Sheet1.N3:Sheet1.N402" chart:error-lower-range="Sheet1.N3:Sheet1.N402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chart-properties chart:error-category="cell-range"/>
      <style:graphic-properties svg:stroke-width="0.025cm" svg:stroke-color="#579d1c" svg:stroke-opacity="50%"/>
    </style:style>
    <style:style style:name="ch17" style:family="chart" style:data-style-name="N0">
      <style:chart-properties chart:symbol-type="named-symbol" chart:symbol-name="arrow-right" chart:symbol-width="0.02cm" chart:symbol-height="0.02cm" chart:error-upper-indicator="true" chart:error-lower-indicator="true" chart:error-category="cell-range" chart:error-upper-range="Sheet1.AB3:Sheet1.AB402" chart:error-lower-range="Sheet1.AB3:Sheet1.AB402">
        <chart:symbol-image xlink:href="Pictures/2000000D000000DD000000DD81B0075E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chart:error-category="cell-range"/>
      <style:graphic-properties svg:stroke-width="0.025cm" svg:stroke-color="#ff420e" svg:stroke-opacity="50%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44cm" svg:height="13.998cm" xlink:href=".." xlink:type="simple" chart:class="chart:scatter" chart:style-name="ch1">
        <chart:title svg:x="10.786cm" svg:y="0.414cm" chart:style-name="ch2">
          <text:p>&lt;m^2&gt; vs. Temperature</text:p>
        </chart:title>
        <chart:legend chart:legend-position="end" svg:x="25.759cm" svg:y="5.704cm" style:legend-expansion="high" chart:style-name="ch3"/>
        <chart:plot-area chart:style-name="ch4" table:cell-range-address="Sheet1.A1:Sheet1.A112 Sheet1.B2:Sheet1.B112 Sheet1.D1:Sheet1.D1 Sheet1.E3:Sheet1.E402 Sheet1.K1:Sheet1.K1 Sheet1.L3:Sheet1.L402 Sheet1.R1:Sheet1.R1 Sheet1.S3:Sheet1.S402 Sheet1.Y1:Sheet1.Y1 Sheet1.Z3:Sheet1.Z402" chart:data-source-has-labels="row" svg:x="1.681cm" svg:y="2.104cm" svg:width="22.982cm" svg:height="10.512cm">
          <chartooo:coordinate-region svg:x="2.408cm" svg:y="2.104cm" svg:width="22.016cm" svg:height="9.865cm"/>
          <chart:axis chart:dimension="x" chart:name="primary-x" chart:style-name="ch5">
            <chart:title svg:x="12.468cm" svg:y="12.608cm" chart:style-name="ch6">
              <text:p>Temperature</text:p>
            </chart:title>
          </chart:axis>
          <chart:axis chart:dimension="y" chart:name="primary-y" chart:style-name="ch7">
            <chart:title svg:x="0.451cm" svg:y="8.039cm" chart:style-name="ch8">
              <text:p>&lt;m^2&gt;</text:p>
            </chart:title>
            <chart:grid chart:style-name="ch9" chart:class="major"/>
          </chart:axis>
          <chart:series chart:style-name="ch10" chart:values-cell-range-address="Sheet1.B2:Sheet1.B112" chart:label-cell-address="Sheet1.A1:Sheet1.A1" chart:class="chart:scatter">
            <chart:domain table:cell-range-address="Sheet1.A2:Sheet1.A112"/>
            <chart:data-point chart:repeated="111"/>
          </chart:series>
          <chart:series chart:style-name="ch11" chart:values-cell-range-address="Sheet1.E3:Sheet1.E402" chart:label-cell-address="Sheet1.D1:Sheet1.D1" chart:class="chart:scatter">
            <chart:domain table:cell-range-address="Sheet1.D3:Sheet1.D402"/>
            <chart:error-indicator chart:style-name="ch12" chart:dimension="y"/>
            <chart:data-point chart:repeated="400"/>
          </chart:series>
          <chart:series chart:style-name="ch13" chart:values-cell-range-address="Sheet1.L3:Sheet1.L402" chart:label-cell-address="Sheet1.K1:Sheet1.K1" chart:class="chart:scatter">
            <chart:domain table:cell-range-address="Sheet1.K3:Sheet1.K402"/>
            <chart:error-indicator chart:style-name="ch14" chart:dimension="y"/>
            <chart:data-point chart:repeated="400"/>
          </chart:series>
          <chart:series chart:style-name="ch15" chart:values-cell-range-address="Sheet1.S3:Sheet1.S402" chart:label-cell-address="Sheet1.R1:Sheet1.R1" chart:class="chart:scatter">
            <chart:domain table:cell-range-address="Sheet1.R3:Sheet1.R402"/>
            <chart:error-indicator chart:style-name="ch16" chart:dimension="y"/>
            <chart:data-point chart:repeated="400"/>
          </chart:series>
          <chart:series chart:style-name="ch17" chart:values-cell-range-address="Sheet1.Z3:Sheet1.Z402" chart:label-cell-address="Sheet1.Y1:Sheet1.Y1" chart:class="chart:scatter">
            <chart:domain table:cell-range-address="Sheet1.Y3:Sheet1.Y402"/>
            <chart:error-indicator chart:style-name="ch18" chart:dimension="y"/>
            <chart:data-point chart:repeated="40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_Crit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L=8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  <table:table-cell office:value-type="string">
                <text:p>L=16</text:p>
                <draw:g>
                  <svg:desc>Sheet1.K1:Sheet1.K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R</text:p>
              </table:table-cell>
              <table:table-cell office:value-type="string">
                <text:p>L=32</text:p>
                <draw:g>
                  <svg:desc>Sheet1.R1:Sheet1.R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Y</text:p>
              </table:table-cell>
              <table:table-cell office:value-type="string">
                <text:p>L=64</text:p>
                <draw:g>
                  <svg:desc>Sheet1.Y1:Sheet1.Y1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69">
                <text:p>2.269</text:p>
                <draw:g>
                  <svg:desc>Sheet1.A2:Sheet1.A112</svg:desc>
                </draw:g>
              </table:table-cell>
              <table:table-cell office:value-type="float" office:value="0">
                <text:p>0</text:p>
                <draw:g>
                  <svg:desc>Sheet1.B2:Sheet1.B112</svg:desc>
                </draw:g>
              </table:table-cell>
              <table:table-cell office:value-type="float" office:value="0.01">
                <text:p>0.01</text:p>
                <draw:g>
                  <svg:desc>Sheet1.D3:Sheet1.D402</svg:desc>
                </draw:g>
              </table:table-cell>
              <table:table-cell office:value-type="float" office:value="1">
                <text:p>1</text:p>
                <draw:g>
                  <svg:desc>Sheet1.E3:Sheet1.E402</svg:desc>
                </draw:g>
              </table:table-cell>
              <table:table-cell office:value-type="float" office:value="0">
                <text:p>0</text:p>
                <draw:g>
                  <svg:desc>Sheet1.G3:Sheet1.G402</svg:desc>
                </draw:g>
              </table:table-cell>
              <table:table-cell office:value-type="float" office:value="0">
                <text:p>0</text:p>
                <draw:g>
                  <svg:desc>Sheet1.G3:Sheet1.G402</svg:desc>
                </draw:g>
              </table:table-cell>
              <table:table-cell office:value-type="float" office:value="0.01">
                <text:p>0.01</text:p>
                <draw:g>
                  <svg:desc>Sheet1.K3:Sheet1.K402</svg:desc>
                </draw:g>
              </table:table-cell>
              <table:table-cell office:value-type="float" office:value="1">
                <text:p>1</text:p>
                <draw:g>
                  <svg:desc>Sheet1.L3:Sheet1.L402</svg:desc>
                </draw:g>
              </table:table-cell>
              <table:table-cell office:value-type="float" office:value="0">
                <text:p>0</text:p>
                <draw:g>
                  <svg:desc>Sheet1.N3:Sheet1.N402</svg:desc>
                </draw:g>
              </table:table-cell>
              <table:table-cell office:value-type="float" office:value="0">
                <text:p>0</text:p>
                <draw:g>
                  <svg:desc>Sheet1.N3:Sheet1.N402</svg:desc>
                </draw:g>
              </table:table-cell>
              <table:table-cell office:value-type="float" office:value="0.01">
                <text:p>0.01</text:p>
                <draw:g>
                  <svg:desc>Sheet1.R3:Sheet1.R402</svg:desc>
                </draw:g>
              </table:table-cell>
              <table:table-cell office:value-type="float" office:value="1">
                <text:p>1</text:p>
                <draw:g>
                  <svg:desc>Sheet1.S3:Sheet1.S402</svg:desc>
                </draw:g>
              </table:table-cell>
              <table:table-cell office:value-type="float" office:value="0">
                <text:p>0</text:p>
                <draw:g>
                  <svg:desc>Sheet1.N3:Sheet1.N402</svg:desc>
                </draw:g>
              </table:table-cell>
              <table:table-cell office:value-type="float" office:value="0">
                <text:p>0</text:p>
                <draw:g>
                  <svg:desc>Sheet1.N3:Sheet1.N402</svg:desc>
                </draw:g>
              </table:table-cell>
              <table:table-cell office:value-type="float" office:value="0.01">
                <text:p>0.01</text:p>
                <draw:g>
                  <svg:desc>Sheet1.Y3:Sheet1.Y402</svg:desc>
                </draw:g>
              </table:table-cell>
              <table:table-cell office:value-type="float" office:value="1">
                <text:p>1</text:p>
                <draw:g>
                  <svg:desc>Sheet1.Z3:Sheet1.Z402</svg:desc>
                </draw:g>
              </table:table-cell>
              <table:table-cell office:value-type="float" office:value="0">
                <text:p>0</text:p>
                <draw:g>
                  <svg:desc>Sheet1.AB3:Sheet1.AB402</svg:desc>
                </draw:g>
              </table:table-cell>
              <table:table-cell office:value-type="float" office:value="0">
                <text:p>0</text:p>
                <draw:g>
                  <svg:desc>Sheet1.AB3:Sheet1.AB4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69">
                <text:p>2.269</text:p>
              </table:table-cell>
              <table:table-cell office:value-type="float" office:value="0.005">
                <text:p>0.005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69">
                <text:p>2.269</text:p>
              </table:table-cell>
              <table:table-cell office:value-type="float" office:value="0.015">
                <text:p>0.015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69">
                <text:p>2.269</text:p>
              </table:table-cell>
              <table:table-cell office:value-type="float" office:value="0.025">
                <text:p>0.02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69">
                <text:p>2.269</text:p>
              </table:table-cell>
              <table:table-cell office:value-type="float" office:value="0.035">
                <text:p>0.035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69">
                <text:p>2.269</text:p>
              </table:table-cell>
              <table:table-cell office:value-type="float" office:value="0.045">
                <text:p>0.045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69">
                <text:p>2.269</text:p>
              </table:table-cell>
              <table:table-cell office:value-type="float" office:value="0.055">
                <text:p>0.055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69">
                <text:p>2.269</text:p>
              </table:table-cell>
              <table:table-cell office:value-type="float" office:value="0.065">
                <text:p>0.06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69">
                <text:p>2.269</text:p>
              </table:table-cell>
              <table:table-cell office:value-type="float" office:value="0.075">
                <text:p>0.075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">
                <text:p>0.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9">
                <text:p>2.269</text:p>
              </table:table-cell>
              <table:table-cell office:value-type="float" office:value="0.085">
                <text:p>0.08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69">
                <text:p>2.269</text:p>
              </table:table-cell>
              <table:table-cell office:value-type="float" office:value="0.095">
                <text:p>0.095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9">
                <text:p>2.269</text:p>
              </table:table-cell>
              <table:table-cell office:value-type="float" office:value="0.105">
                <text:p>0.105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69">
                <text:p>2.269</text:p>
              </table:table-cell>
              <table:table-cell office:value-type="float" office:value="0.115">
                <text:p>0.115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">
                <text:p>0.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69">
                <text:p>2.269</text:p>
              </table:table-cell>
              <table:table-cell office:value-type="float" office:value="0.125">
                <text:p>0.125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69">
                <text:p>2.269</text:p>
              </table:table-cell>
              <table:table-cell office:value-type="float" office:value="0.135">
                <text:p>0.135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69">
                <text:p>2.269</text:p>
              </table:table-cell>
              <table:table-cell office:value-type="float" office:value="0.145">
                <text:p>0.145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9">
                <text:p>2.269</text:p>
              </table:table-cell>
              <table:table-cell office:value-type="float" office:value="0.155">
                <text:p>0.155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">
                <text:p>0.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69">
                <text:p>2.269</text:p>
              </table:table-cell>
              <table:table-cell office:value-type="float" office:value="0.165">
                <text:p>0.165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69">
                <text:p>2.269</text:p>
              </table:table-cell>
              <table:table-cell office:value-type="float" office:value="0.175">
                <text:p>0.175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69">
                <text:p>2.269</text:p>
              </table:table-cell>
              <table:table-cell office:value-type="float" office:value="0.185">
                <text:p>0.18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9">
                <text:p>2.269</text:p>
              </table:table-cell>
              <table:table-cell office:value-type="float" office:value="0.195">
                <text:p>0.195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69">
                <text:p>2.269</text:p>
              </table:table-cell>
              <table:table-cell office:value-type="float" office:value="0.205">
                <text:p>0.205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69">
                <text:p>2.269</text:p>
              </table:table-cell>
              <table:table-cell office:value-type="float" office:value="0.215">
                <text:p>0.215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69">
                <text:p>2.269</text:p>
              </table:table-cell>
              <table:table-cell office:value-type="float" office:value="0.225">
                <text:p>0.225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69">
                <text:p>2.269</text:p>
              </table:table-cell>
              <table:table-cell office:value-type="float" office:value="0.235">
                <text:p>0.235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69">
                <text:p>2.269</text:p>
              </table:table-cell>
              <table:table-cell office:value-type="float" office:value="0.245">
                <text:p>0.245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69">
                <text:p>2.269</text:p>
              </table:table-cell>
              <table:table-cell office:value-type="float" office:value="0.255">
                <text:p>0.255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69">
                <text:p>2.269</text:p>
              </table:table-cell>
              <table:table-cell office:value-type="float" office:value="0.265">
                <text:p>0.26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69">
                <text:p>2.269</text:p>
              </table:table-cell>
              <table:table-cell office:value-type="float" office:value="0.275">
                <text:p>0.275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69">
                <text:p>2.269</text:p>
              </table:table-cell>
              <table:table-cell office:value-type="float" office:value="0.285">
                <text:p>0.285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269">
                <text:p>2.269</text:p>
              </table:table-cell>
              <table:table-cell office:value-type="float" office:value="0.295">
                <text:p>0.295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69">
                <text:p>2.269</text:p>
              </table:table-cell>
              <table:table-cell office:value-type="float" office:value="0.305">
                <text:p>0.305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69">
                <text:p>2.269</text:p>
              </table:table-cell>
              <table:table-cell office:value-type="float" office:value="0.315">
                <text:p>0.315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69">
                <text:p>2.269</text:p>
              </table:table-cell>
              <table:table-cell office:value-type="float" office:value="0.325">
                <text:p>0.325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69">
                <text:p>2.269</text:p>
              </table:table-cell>
              <table:table-cell office:value-type="float" office:value="0.335">
                <text:p>0.335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269">
                <text:p>2.269</text:p>
              </table:table-cell>
              <table:table-cell office:value-type="float" office:value="0.345">
                <text:p>0.345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269">
                <text:p>2.269</text:p>
              </table:table-cell>
              <table:table-cell office:value-type="float" office:value="0.355">
                <text:p>0.355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69">
                <text:p>2.269</text:p>
              </table:table-cell>
              <table:table-cell office:value-type="float" office:value="0.365">
                <text:p>0.365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69">
                <text:p>2.269</text:p>
              </table:table-cell>
              <table:table-cell office:value-type="float" office:value="0.375">
                <text:p>0.375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69">
                <text:p>2.269</text:p>
              </table:table-cell>
              <table:table-cell office:value-type="float" office:value="0.385">
                <text:p>0.385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69">
                <text:p>2.269</text:p>
              </table:table-cell>
              <table:table-cell office:value-type="float" office:value="0.395">
                <text:p>0.395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69">
                <text:p>2.269</text:p>
              </table:table-cell>
              <table:table-cell office:value-type="float" office:value="0.405">
                <text:p>0.405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269">
                <text:p>2.269</text:p>
              </table:table-cell>
              <table:table-cell office:value-type="float" office:value="0.415">
                <text:p>0.415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69">
                <text:p>2.269</text:p>
              </table:table-cell>
              <table:table-cell office:value-type="float" office:value="0.425">
                <text:p>0.425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69">
                <text:p>2.269</text:p>
              </table:table-cell>
              <table:table-cell office:value-type="float" office:value="0.435">
                <text:p>0.435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69">
                <text:p>2.269</text:p>
              </table:table-cell>
              <table:table-cell office:value-type="float" office:value="0.445">
                <text:p>0.445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69">
                <text:p>2.269</text:p>
              </table:table-cell>
              <table:table-cell office:value-type="float" office:value="0.455">
                <text:p>0.455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69">
                <text:p>2.269</text:p>
              </table:table-cell>
              <table:table-cell office:value-type="float" office:value="0.465">
                <text:p>0.46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69">
                <text:p>2.269</text:p>
              </table:table-cell>
              <table:table-cell office:value-type="float" office:value="0.475">
                <text:p>0.475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">
                <text:p>0.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69">
                <text:p>2.269</text:p>
              </table:table-cell>
              <table:table-cell office:value-type="float" office:value="0.485">
                <text:p>0.48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69">
                <text:p>2.269</text:p>
              </table:table-cell>
              <table:table-cell office:value-type="float" office:value="0.495">
                <text:p>0.495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">
                <text:p>0.51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69">
                <text:p>2.269</text:p>
              </table:table-cell>
              <table:table-cell office:value-type="float" office:value="0.505">
                <text:p>0.505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">
                <text:p>0.52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69">
                <text:p>2.269</text:p>
              </table:table-cell>
              <table:table-cell office:value-type="float" office:value="0.515">
                <text:p>0.515</text:p>
              </table:table-cell>
              <table:table-cell office:value-type="float" office:value="0.53">
                <text:p>0.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">
                <text:p>0.53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69">
                <text:p>2.269</text:p>
              </table:table-cell>
              <table:table-cell office:value-type="float" office:value="0.525">
                <text:p>0.525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4">
                <text:p>0.54</text:p>
              </table:table-cell>
              <table:table-cell office:value-type="float" office:value="0.999999">
                <text:p>0.9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69">
                <text:p>2.269</text:p>
              </table:table-cell>
              <table:table-cell office:value-type="float" office:value="0.535">
                <text:p>0.535</text:p>
              </table:table-cell>
              <table:table-cell office:value-type="float" office:value="0.55">
                <text:p>0.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5">
                <text:p>0.55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5">
                <text:p>0.55</text:p>
              </table:table-cell>
              <table:table-cell office:value-type="float" office:value="0.999998">
                <text:p>0.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69">
                <text:p>2.269</text:p>
              </table:table-cell>
              <table:table-cell office:value-type="float" office:value="0.545">
                <text:p>0.545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999997">
                <text:p>0.99999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6">
                <text:p>0.56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6">
                <text:p>0.56</text:p>
              </table:table-cell>
              <table:table-cell office:value-type="float" office:value="0.999998">
                <text:p>0.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69">
                <text:p>2.269</text:p>
              </table:table-cell>
              <table:table-cell office:value-type="float" office:value="0.555">
                <text:p>0.555</text:p>
              </table:table-cell>
              <table:table-cell office:value-type="float" office:value="0.57">
                <text:p>0.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">
                <text:p>0.57</text:p>
              </table:table-cell>
              <table:table-cell office:value-type="float" office:value="0.999998">
                <text:p>0.99999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7">
                <text:p>0.57</text:p>
              </table:table-cell>
              <table:table-cell office:value-type="float" office:value="0.999997">
                <text:p>0.99999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7">
                <text:p>0.57</text:p>
              </table:table-cell>
              <table:table-cell office:value-type="float" office:value="0.999997">
                <text:p>0.999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69">
                <text:p>2.269</text:p>
              </table:table-cell>
              <table:table-cell office:value-type="float" office:value="0.565">
                <text:p>0.565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999998">
                <text:p>0.999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999996">
                <text:p>0.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">
                <text:p>0.58</text:p>
              </table:table-cell>
              <table:table-cell office:value-type="float" office:value="0.999996">
                <text:p>0.99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69">
                <text:p>2.269</text:p>
              </table:table-cell>
              <table:table-cell office:value-type="float" office:value="0.575">
                <text:p>0.575</text:p>
              </table:table-cell>
              <table:table-cell office:value-type="float" office:value="0.59">
                <text:p>0.59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59">
                <text:p>0.59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9">
                <text:p>0.59</text:p>
              </table:table-cell>
              <table:table-cell office:value-type="float" office:value="0.999995">
                <text:p>0.99999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59">
                <text:p>0.59</text:p>
              </table:table-cell>
              <table:table-cell office:value-type="float" office:value="0.999995">
                <text:p>0.999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269">
                <text:p>2.269</text:p>
              </table:table-cell>
              <table:table-cell office:value-type="float" office:value="0.585">
                <text:p>0.585</text:p>
              </table:table-cell>
              <table:table-cell office:value-type="float" office:value="0.6">
                <text:p>0.6</text:p>
              </table:table-cell>
              <table:table-cell office:value-type="float" office:value="0.999988">
                <text:p>0.99998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6">
                <text:p>0.6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">
                <text:p>0.6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">
                <text:p>0.6</text:p>
              </table:table-cell>
              <table:table-cell office:value-type="float" office:value="0.999993">
                <text:p>0.999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269">
                <text:p>2.269</text:p>
              </table:table-cell>
              <table:table-cell office:value-type="float" office:value="0.595">
                <text:p>0.595</text:p>
              </table:table-cell>
              <table:table-cell office:value-type="float" office:value="0.61">
                <text:p>0.61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61">
                <text:p>0.61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1">
                <text:p>0.61</text:p>
              </table:table-cell>
              <table:table-cell office:value-type="float" office:value="0.999992">
                <text:p>0.99999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1">
                <text:p>0.61</text:p>
              </table:table-cell>
              <table:table-cell office:value-type="float" office:value="0.999992">
                <text:p>0.99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269">
                <text:p>2.269</text:p>
              </table:table-cell>
              <table:table-cell office:value-type="float" office:value="0.605">
                <text:p>0.605</text:p>
              </table:table-cell>
              <table:table-cell office:value-type="float" office:value="0.62">
                <text:p>0.62</text:p>
              </table:table-cell>
              <table:table-cell office:value-type="float" office:value="0.999976">
                <text:p>0.999976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2">
                <text:p>0.62</text:p>
              </table:table-cell>
              <table:table-cell office:value-type="float" office:value="0.999991">
                <text:p>0.999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99999">
                <text:p>0.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">
                <text:p>0.62</text:p>
              </table:table-cell>
              <table:table-cell office:value-type="float" office:value="0.99999">
                <text:p>0.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69">
                <text:p>2.269</text:p>
              </table:table-cell>
              <table:table-cell office:value-type="float" office:value="0.615">
                <text:p>0.615</text:p>
              </table:table-cell>
              <table:table-cell office:value-type="float" office:value="0.63">
                <text:p>0.63</text:p>
              </table:table-cell>
              <table:table-cell office:value-type="float" office:value="0.999994">
                <text:p>0.999994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63">
                <text:p>0.63</text:p>
              </table:table-cell>
              <table:table-cell office:value-type="float" office:value="0.999988">
                <text:p>0.99998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3">
                <text:p>0.63</text:p>
              </table:table-cell>
              <table:table-cell office:value-type="float" office:value="0.999988">
                <text:p>0.99998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3">
                <text:p>0.63</text:p>
              </table:table-cell>
              <table:table-cell office:value-type="float" office:value="0.999988">
                <text:p>0.999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69">
                <text:p>2.269</text:p>
              </table:table-cell>
              <table:table-cell office:value-type="float" office:value="0.625">
                <text:p>0.625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  <table:table-cell office:value-type="float" office:value="0.999985">
                <text:p>0.99998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4">
                <text:p>0.64</text:p>
              </table:table-cell>
              <table:table-cell office:value-type="float" office:value="0.999985">
                <text:p>0.99998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4">
                <text:p>0.64</text:p>
              </table:table-cell>
              <table:table-cell office:value-type="float" office:value="0.999985">
                <text:p>0.9999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69">
                <text:p>2.269</text:p>
              </table:table-cell>
              <table:table-cell office:value-type="float" office:value="0.635">
                <text:p>0.635</text:p>
              </table:table-cell>
              <table:table-cell office:value-type="float" office:value="0.65">
                <text:p>0.65</text:p>
              </table:table-cell>
              <table:table-cell office:value-type="float" office:value="0.999988">
                <text:p>0.99998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5">
                <text:p>0.65</text:p>
              </table:table-cell>
              <table:table-cell office:value-type="float" office:value="0.999984">
                <text:p>0.99998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5">
                <text:p>0.65</text:p>
              </table:table-cell>
              <table:table-cell office:value-type="float" office:value="0.999981">
                <text:p>0.99998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5">
                <text:p>0.65</text:p>
              </table:table-cell>
              <table:table-cell office:value-type="float" office:value="0.999982">
                <text:p>0.999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69">
                <text:p>2.269</text:p>
              </table:table-cell>
              <table:table-cell office:value-type="float" office:value="0.645">
                <text:p>0.645</text:p>
              </table:table-cell>
              <table:table-cell office:value-type="float" office:value="0.66">
                <text:p>0.66</text:p>
              </table:table-cell>
              <table:table-cell office:value-type="float" office:value="0.999988">
                <text:p>0.99998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66">
                <text:p>0.66</text:p>
              </table:table-cell>
              <table:table-cell office:value-type="float" office:value="0.999981">
                <text:p>0.99998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66">
                <text:p>0.66</text:p>
              </table:table-cell>
              <table:table-cell office:value-type="float" office:value="0.999979">
                <text:p>0.99997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66">
                <text:p>0.66</text:p>
              </table:table-cell>
              <table:table-cell office:value-type="float" office:value="0.999978">
                <text:p>0.9999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69">
                <text:p>2.269</text:p>
              </table:table-cell>
              <table:table-cell office:value-type="float" office:value="0.655">
                <text:p>0.655</text:p>
              </table:table-cell>
              <table:table-cell office:value-type="float" office:value="0.67">
                <text:p>0.67</text:p>
              </table:table-cell>
              <table:table-cell office:value-type="float" office:value="0.999976">
                <text:p>0.999976</text:p>
              </table:table-cell>
              <table:table-cell office:value-type="float" office:value="0.00015">
                <text:p>0.00015</text:p>
              </table:table-cell>
              <table:table-cell office:value-type="float" office:value="0.00015">
                <text:p>0.00015</text:p>
              </table:table-cell>
              <table:table-cell office:value-type="float" office:value="0.67">
                <text:p>0.67</text:p>
              </table:table-cell>
              <table:table-cell office:value-type="float" office:value="0.999974">
                <text:p>0.99997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7">
                <text:p>0.67</text:p>
              </table:table-cell>
              <table:table-cell office:value-type="float" office:value="0.999974">
                <text:p>0.99997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  <table:table-cell office:value-type="float" office:value="0.67">
                <text:p>0.67</text:p>
              </table:table-cell>
              <table:table-cell office:value-type="float" office:value="0.999973">
                <text:p>0.999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69">
                <text:p>2.269</text:p>
              </table:table-cell>
              <table:table-cell office:value-type="float" office:value="0.665">
                <text:p>0.665</text:p>
              </table:table-cell>
              <table:table-cell office:value-type="float" office:value="0.68">
                <text:p>0.68</text:p>
              </table:table-cell>
              <table:table-cell office:value-type="float" office:value="0.99994">
                <text:p>0.99994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.68">
                <text:p>0.68</text:p>
              </table:table-cell>
              <table:table-cell office:value-type="float" office:value="0.99997">
                <text:p>0.9999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68">
                <text:p>0.68</text:p>
              </table:table-cell>
              <table:table-cell office:value-type="float" office:value="0.99997">
                <text:p>0.9999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68">
                <text:p>0.68</text:p>
              </table:table-cell>
              <table:table-cell office:value-type="float" office:value="0.999969">
                <text:p>0.999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69">
                <text:p>2.269</text:p>
              </table:table-cell>
              <table:table-cell office:value-type="float" office:value="0.675">
                <text:p>0.675</text:p>
              </table:table-cell>
              <table:table-cell office:value-type="float" office:value="0.69">
                <text:p>0.69</text:p>
              </table:table-cell>
              <table:table-cell office:value-type="float" office:value="0.999976">
                <text:p>0.999976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9">
                <text:p>0.69</text:p>
              </table:table-cell>
              <table:table-cell office:value-type="float" office:value="0.999954">
                <text:p>0.99995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69">
                <text:p>0.69</text:p>
              </table:table-cell>
              <table:table-cell office:value-type="float" office:value="0.999962">
                <text:p>0.999962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69">
                <text:p>0.69</text:p>
              </table:table-cell>
              <table:table-cell office:value-type="float" office:value="0.999963">
                <text:p>0.9999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69">
                <text:p>2.269</text:p>
              </table:table-cell>
              <table:table-cell office:value-type="float" office:value="0.685">
                <text:p>0.685</text:p>
              </table:table-cell>
              <table:table-cell office:value-type="float" office:value="0.7">
                <text:p>0.7</text:p>
              </table:table-cell>
              <table:table-cell office:value-type="float" office:value="0.999958">
                <text:p>0.999958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">
                <text:p>0.7</text:p>
              </table:table-cell>
              <table:table-cell office:value-type="float" office:value="0.999956">
                <text:p>0.99995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7">
                <text:p>0.7</text:p>
              </table:table-cell>
              <table:table-cell office:value-type="float" office:value="0.999956">
                <text:p>0.99995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7">
                <text:p>0.7</text:p>
              </table:table-cell>
              <table:table-cell office:value-type="float" office:value="0.999956">
                <text:p>0.999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69">
                <text:p>2.269</text:p>
              </table:table-cell>
              <table:table-cell office:value-type="float" office:value="0.695">
                <text:p>0.695</text:p>
              </table:table-cell>
              <table:table-cell office:value-type="float" office:value="0.71">
                <text:p>0.71</text:p>
              </table:table-cell>
              <table:table-cell office:value-type="float" office:value="0.999964">
                <text:p>0.99996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1">
                <text:p>0.71</text:p>
              </table:table-cell>
              <table:table-cell office:value-type="float" office:value="0.999945">
                <text:p>0.99994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71">
                <text:p>0.71</text:p>
              </table:table-cell>
              <table:table-cell office:value-type="float" office:value="0.999949">
                <text:p>0.99994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71">
                <text:p>0.71</text:p>
              </table:table-cell>
              <table:table-cell office:value-type="float" office:value="0.999948">
                <text:p>0.999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69">
                <text:p>2.269</text:p>
              </table:table-cell>
              <table:table-cell office:value-type="float" office:value="0.705">
                <text:p>0.705</text:p>
              </table:table-cell>
              <table:table-cell office:value-type="float" office:value="0.72">
                <text:p>0.72</text:p>
              </table:table-cell>
              <table:table-cell office:value-type="float" office:value="0.999946">
                <text:p>0.999946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2">
                <text:p>0.72</text:p>
              </table:table-cell>
              <table:table-cell office:value-type="float" office:value="0.999938">
                <text:p>0.999938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72">
                <text:p>0.72</text:p>
              </table:table-cell>
              <table:table-cell office:value-type="float" office:value="0.999939">
                <text:p>0.99993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  <table:table-cell office:value-type="float" office:value="0.72">
                <text:p>0.72</text:p>
              </table:table-cell>
              <table:table-cell office:value-type="float" office:value="0.99994">
                <text:p>0.999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69">
                <text:p>2.269</text:p>
              </table:table-cell>
              <table:table-cell office:value-type="float" office:value="0.715">
                <text:p>0.715</text:p>
              </table:table-cell>
              <table:table-cell office:value-type="float" office:value="0.73">
                <text:p>0.73</text:p>
              </table:table-cell>
              <table:table-cell office:value-type="float" office:value="0.99997">
                <text:p>0.99997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73">
                <text:p>0.73</text:p>
              </table:table-cell>
              <table:table-cell office:value-type="float" office:value="0.999925">
                <text:p>0.999925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3">
                <text:p>0.73</text:p>
              </table:table-cell>
              <table:table-cell office:value-type="float" office:value="0.99993">
                <text:p>0.99993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3">
                <text:p>0.73</text:p>
              </table:table-cell>
              <table:table-cell office:value-type="float" office:value="0.999929">
                <text:p>0.999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69">
                <text:p>2.269</text:p>
              </table:table-cell>
              <table:table-cell office:value-type="float" office:value="0.725">
                <text:p>0.725</text:p>
              </table:table-cell>
              <table:table-cell office:value-type="float" office:value="0.74">
                <text:p>0.74</text:p>
              </table:table-cell>
              <table:table-cell office:value-type="float" office:value="0.99991">
                <text:p>0.99991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.74">
                <text:p>0.74</text:p>
              </table:table-cell>
              <table:table-cell office:value-type="float" office:value="0.999932">
                <text:p>0.99993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4">
                <text:p>0.74</text:p>
              </table:table-cell>
              <table:table-cell office:value-type="float" office:value="0.999919">
                <text:p>0.99991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4">
                <text:p>0.74</text:p>
              </table:table-cell>
              <table:table-cell office:value-type="float" office:value="0.999918">
                <text:p>0.999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69">
                <text:p>2.269</text:p>
              </table:table-cell>
              <table:table-cell office:value-type="float" office:value="0.735">
                <text:p>0.735</text:p>
              </table:table-cell>
              <table:table-cell office:value-type="float" office:value="0.75">
                <text:p>0.75</text:p>
              </table:table-cell>
              <table:table-cell office:value-type="float" office:value="0.99991">
                <text:p>0.99991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.75">
                <text:p>0.75</text:p>
              </table:table-cell>
              <table:table-cell office:value-type="float" office:value="0.999903">
                <text:p>0.999903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5">
                <text:p>0.75</text:p>
              </table:table-cell>
              <table:table-cell office:value-type="float" office:value="0.999904">
                <text:p>0.9999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5">
                <text:p>0.75</text:p>
              </table:table-cell>
              <table:table-cell office:value-type="float" office:value="0.999905">
                <text:p>0.999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269">
                <text:p>2.269</text:p>
              </table:table-cell>
              <table:table-cell office:value-type="float" office:value="0.745">
                <text:p>0.745</text:p>
              </table:table-cell>
              <table:table-cell office:value-type="float" office:value="0.76">
                <text:p>0.76</text:p>
              </table:table-cell>
              <table:table-cell office:value-type="float" office:value="0.999892">
                <text:p>0.999892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  <table:table-cell office:value-type="float" office:value="0.76">
                <text:p>0.76</text:p>
              </table:table-cell>
              <table:table-cell office:value-type="float" office:value="0.999889">
                <text:p>0.999889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76">
                <text:p>0.76</text:p>
              </table:table-cell>
              <table:table-cell office:value-type="float" office:value="0.999892">
                <text:p>0.999892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76">
                <text:p>0.76</text:p>
              </table:table-cell>
              <table:table-cell office:value-type="float" office:value="0.99989">
                <text:p>0.99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269">
                <text:p>2.269</text:p>
              </table:table-cell>
              <table:table-cell office:value-type="float" office:value="0.755">
                <text:p>0.755</text:p>
              </table:table-cell>
              <table:table-cell office:value-type="float" office:value="0.77">
                <text:p>0.77</text:p>
              </table:table-cell>
              <table:table-cell office:value-type="float" office:value="0.999868">
                <text:p>0.999868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0.77">
                <text:p>0.77</text:p>
              </table:table-cell>
              <table:table-cell office:value-type="float" office:value="0.999871">
                <text:p>0.999871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77">
                <text:p>0.77</text:p>
              </table:table-cell>
              <table:table-cell office:value-type="float" office:value="0.999874">
                <text:p>0.99987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77">
                <text:p>0.77</text:p>
              </table:table-cell>
              <table:table-cell office:value-type="float" office:value="0.999874">
                <text:p>0.999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269">
                <text:p>2.269</text:p>
              </table:table-cell>
              <table:table-cell office:value-type="float" office:value="0.765">
                <text:p>0.765</text:p>
              </table:table-cell>
              <table:table-cell office:value-type="float" office:value="0.78">
                <text:p>0.78</text:p>
              </table:table-cell>
              <table:table-cell office:value-type="float" office:value="0.999844">
                <text:p>0.99984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0.78">
                <text:p>0.78</text:p>
              </table:table-cell>
              <table:table-cell office:value-type="float" office:value="0.999861">
                <text:p>0.999861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8">
                <text:p>0.78</text:p>
              </table:table-cell>
              <table:table-cell office:value-type="float" office:value="0.999858">
                <text:p>0.999858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  <table:table-cell office:value-type="float" office:value="0.78">
                <text:p>0.78</text:p>
              </table:table-cell>
              <table:table-cell office:value-type="float" office:value="0.999857">
                <text:p>0.999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69">
                <text:p>2.269</text:p>
              </table:table-cell>
              <table:table-cell office:value-type="float" office:value="0.775">
                <text:p>0.775</text:p>
              </table:table-cell>
              <table:table-cell office:value-type="float" office:value="0.79">
                <text:p>0.79</text:p>
              </table:table-cell>
              <table:table-cell office:value-type="float" office:value="0.999838">
                <text:p>0.999838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79">
                <text:p>0.79</text:p>
              </table:table-cell>
              <table:table-cell office:value-type="float" office:value="0.999834">
                <text:p>0.999834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79">
                <text:p>0.79</text:p>
              </table:table-cell>
              <table:table-cell office:value-type="float" office:value="0.999838">
                <text:p>0.999838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79">
                <text:p>0.79</text:p>
              </table:table-cell>
              <table:table-cell office:value-type="float" office:value="0.999837">
                <text:p>0.9998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269">
                <text:p>2.269</text:p>
              </table:table-cell>
              <table:table-cell office:value-type="float" office:value="0.785">
                <text:p>0.785</text:p>
              </table:table-cell>
              <table:table-cell office:value-type="float" office:value="0.8">
                <text:p>0.8</text:p>
              </table:table-cell>
              <table:table-cell office:value-type="float" office:value="0.99985">
                <text:p>0.99985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8">
                <text:p>0.8</text:p>
              </table:table-cell>
              <table:table-cell office:value-type="float" office:value="0.99982">
                <text:p>0.99982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8">
                <text:p>0.8</text:p>
              </table:table-cell>
              <table:table-cell office:value-type="float" office:value="0.999812">
                <text:p>0.999812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8">
                <text:p>0.8</text:p>
              </table:table-cell>
              <table:table-cell office:value-type="float" office:value="0.999813">
                <text:p>0.999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69">
                <text:p>2.269</text:p>
              </table:table-cell>
              <table:table-cell office:value-type="float" office:value="0.795">
                <text:p>0.795</text:p>
              </table:table-cell>
              <table:table-cell office:value-type="float" office:value="0.81">
                <text:p>0.81</text:p>
              </table:table-cell>
              <table:table-cell office:value-type="float" office:value="0.999808">
                <text:p>0.999808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0.81">
                <text:p>0.81</text:p>
              </table:table-cell>
              <table:table-cell office:value-type="float" office:value="0.999793">
                <text:p>0.99979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81">
                <text:p>0.81</text:p>
              </table:table-cell>
              <table:table-cell office:value-type="float" office:value="0.999786">
                <text:p>0.999786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  <table:table-cell office:value-type="float" office:value="0.81">
                <text:p>0.81</text:p>
              </table:table-cell>
              <table:table-cell office:value-type="float" office:value="0.999789">
                <text:p>0.999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269">
                <text:p>2.269</text:p>
              </table:table-cell>
              <table:table-cell office:value-type="float" office:value="0.805">
                <text:p>0.805</text:p>
              </table:table-cell>
              <table:table-cell office:value-type="float" office:value="0.82">
                <text:p>0.82</text:p>
              </table:table-cell>
              <table:table-cell office:value-type="float" office:value="0.999754">
                <text:p>0.999754</text:p>
              </table:table-cell>
              <table:table-cell office:value-type="float" office:value="0.00035">
                <text:p>0.00035</text:p>
              </table:table-cell>
              <table:table-cell office:value-type="float" office:value="0.00035">
                <text:p>0.00035</text:p>
              </table:table-cell>
              <table:table-cell office:value-type="float" office:value="0.82">
                <text:p>0.82</text:p>
              </table:table-cell>
              <table:table-cell office:value-type="float" office:value="0.999766">
                <text:p>0.99976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  <table:table-cell office:value-type="float" office:value="0.82">
                <text:p>0.82</text:p>
              </table:table-cell>
              <table:table-cell office:value-type="float" office:value="0.999758">
                <text:p>0.999758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  <table:table-cell office:value-type="float" office:value="0.82">
                <text:p>0.82</text:p>
              </table:table-cell>
              <table:table-cell office:value-type="float" office:value="0.999762">
                <text:p>0.999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69">
                <text:p>2.269</text:p>
              </table:table-cell>
              <table:table-cell office:value-type="float" office:value="0.815">
                <text:p>0.815</text:p>
              </table:table-cell>
              <table:table-cell office:value-type="float" office:value="0.83">
                <text:p>0.83</text:p>
              </table:table-cell>
              <table:table-cell office:value-type="float" office:value="0.999742">
                <text:p>0.999742</text:p>
              </table:table-cell>
              <table:table-cell office:value-type="float" office:value="0.00055">
                <text:p>0.00055</text:p>
              </table:table-cell>
              <table:table-cell office:value-type="float" office:value="0.00055">
                <text:p>0.00055</text:p>
              </table:table-cell>
              <table:table-cell office:value-type="float" office:value="0.83">
                <text:p>0.83</text:p>
              </table:table-cell>
              <table:table-cell office:value-type="float" office:value="0.999741">
                <text:p>0.999741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3">
                <text:p>0.83</text:p>
              </table:table-cell>
              <table:table-cell office:value-type="float" office:value="0.999733">
                <text:p>0.999733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3">
                <text:p>0.83</text:p>
              </table:table-cell>
              <table:table-cell office:value-type="float" office:value="0.99973">
                <text:p>0.99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69">
                <text:p>2.269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.84">
                <text:p>0.84</text:p>
              </table:table-cell>
              <table:table-cell office:value-type="float" office:value="0.9997">
                <text:p>0.9997</text:p>
              </table:table-cell>
              <table:table-cell office:value-type="float" office:value="0.00065">
                <text:p>0.00065</text:p>
              </table:table-cell>
              <table:table-cell office:value-type="float" office:value="0.00065">
                <text:p>0.00065</text:p>
              </table:table-cell>
              <table:table-cell office:value-type="float" office:value="0.84">
                <text:p>0.84</text:p>
              </table:table-cell>
              <table:table-cell office:value-type="float" office:value="0.999706">
                <text:p>0.99970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  <table:table-cell office:value-type="float" office:value="0.84">
                <text:p>0.84</text:p>
              </table:table-cell>
              <table:table-cell office:value-type="float" office:value="0.9997">
                <text:p>0.9997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  <table:table-cell office:value-type="float" office:value="0.84">
                <text:p>0.84</text:p>
              </table:table-cell>
              <table:table-cell office:value-type="float" office:value="0.999698">
                <text:p>0.999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269">
                <text:p>2.269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0.85">
                <text:p>0.85</text:p>
              </table:table-cell>
              <table:table-cell office:value-type="float" office:value="0.999676">
                <text:p>0.999676</text:p>
              </table:table-cell>
              <table:table-cell office:value-type="float" office:value="0.00075">
                <text:p>0.00075</text:p>
              </table:table-cell>
              <table:table-cell office:value-type="float" office:value="0.00075">
                <text:p>0.00075</text:p>
              </table:table-cell>
              <table:table-cell office:value-type="float" office:value="0.85">
                <text:p>0.85</text:p>
              </table:table-cell>
              <table:table-cell office:value-type="float" office:value="0.999662">
                <text:p>0.999662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5">
                <text:p>0.85</text:p>
              </table:table-cell>
              <table:table-cell office:value-type="float" office:value="0.999662">
                <text:p>0.999662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5">
                <text:p>0.85</text:p>
              </table:table-cell>
              <table:table-cell office:value-type="float" office:value="0.999661">
                <text:p>0.999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269">
                <text:p>2.269</text:p>
              </table:table-cell>
              <table:table-cell office:value-type="float" office:value="0.845">
                <text:p>0.845</text:p>
              </table:table-cell>
              <table:table-cell office:value-type="float" office:value="0.86">
                <text:p>0.86</text:p>
              </table:table-cell>
              <table:table-cell office:value-type="float" office:value="0.999622">
                <text:p>0.999622</text:p>
              </table:table-cell>
              <table:table-cell office:value-type="float" office:value="0.00075">
                <text:p>0.00075</text:p>
              </table:table-cell>
              <table:table-cell office:value-type="float" office:value="0.00075">
                <text:p>0.00075</text:p>
              </table:table-cell>
              <table:table-cell office:value-type="float" office:value="0.86">
                <text:p>0.86</text:p>
              </table:table-cell>
              <table:table-cell office:value-type="float" office:value="0.999631">
                <text:p>0.999631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6">
                <text:p>0.86</text:p>
              </table:table-cell>
              <table:table-cell office:value-type="float" office:value="0.999624">
                <text:p>0.999624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6">
                <text:p>0.86</text:p>
              </table:table-cell>
              <table:table-cell office:value-type="float" office:value="0.99962">
                <text:p>0.99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269">
                <text:p>2.269</text:p>
              </table:table-cell>
              <table:table-cell office:value-type="float" office:value="0.855">
                <text:p>0.855</text:p>
              </table:table-cell>
              <table:table-cell office:value-type="float" office:value="0.87">
                <text:p>0.87</text:p>
              </table:table-cell>
              <table:table-cell office:value-type="float" office:value="0.999616">
                <text:p>0.999616</text:p>
              </table:table-cell>
              <table:table-cell office:value-type="float" office:value="0.00055">
                <text:p>0.00055</text:p>
              </table:table-cell>
              <table:table-cell office:value-type="float" office:value="0.00055">
                <text:p>0.00055</text:p>
              </table:table-cell>
              <table:table-cell office:value-type="float" office:value="0.87">
                <text:p>0.87</text:p>
              </table:table-cell>
              <table:table-cell office:value-type="float" office:value="0.99958">
                <text:p>0.99958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87">
                <text:p>0.87</text:p>
              </table:table-cell>
              <table:table-cell office:value-type="float" office:value="0.999572">
                <text:p>0.999572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87">
                <text:p>0.87</text:p>
              </table:table-cell>
              <table:table-cell office:value-type="float" office:value="0.999576">
                <text:p>0.999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269">
                <text:p>2.269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0.88">
                <text:p>0.88</text:p>
              </table:table-cell>
              <table:table-cell office:value-type="float" office:value="0.99952">
                <text:p>0.99952</text:p>
              </table:table-cell>
              <table:table-cell office:value-type="float" office:value="0.00085">
                <text:p>0.00085</text:p>
              </table:table-cell>
              <table:table-cell office:value-type="float" office:value="0.00085">
                <text:p>0.00085</text:p>
              </table:table-cell>
              <table:table-cell office:value-type="float" office:value="0.88">
                <text:p>0.88</text:p>
              </table:table-cell>
              <table:table-cell office:value-type="float" office:value="0.999533">
                <text:p>0.999533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8">
                <text:p>0.88</text:p>
              </table:table-cell>
              <table:table-cell office:value-type="float" office:value="0.999526">
                <text:p>0.999526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  <table:table-cell office:value-type="float" office:value="0.88">
                <text:p>0.88</text:p>
              </table:table-cell>
              <table:table-cell office:value-type="float" office:value="0.999531">
                <text:p>0.999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69">
                <text:p>2.269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0.89">
                <text:p>0.89</text:p>
              </table:table-cell>
              <table:table-cell office:value-type="float" office:value="0.999532">
                <text:p>0.999532</text:p>
              </table:table-cell>
              <table:table-cell office:value-type="float" office:value="0.00095">
                <text:p>0.00095</text:p>
              </table:table-cell>
              <table:table-cell office:value-type="float" office:value="0.00095">
                <text:p>0.00095</text:p>
              </table:table-cell>
              <table:table-cell office:value-type="float" office:value="0.89">
                <text:p>0.89</text:p>
              </table:table-cell>
              <table:table-cell office:value-type="float" office:value="0.999447">
                <text:p>0.999447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89">
                <text:p>0.89</text:p>
              </table:table-cell>
              <table:table-cell office:value-type="float" office:value="0.999478">
                <text:p>0.999478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89">
                <text:p>0.89</text:p>
              </table:table-cell>
              <table:table-cell office:value-type="float" office:value="0.999478">
                <text:p>0.999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69">
                <text:p>2.269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0.9">
                <text:p>0.9</text:p>
              </table:table-cell>
              <table:table-cell office:value-type="float" office:value="0.99925">
                <text:p>0.99925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  <table:table-cell office:value-type="float" office:value="0.9">
                <text:p>0.9</text:p>
              </table:table-cell>
              <table:table-cell office:value-type="float" office:value="0.999429">
                <text:p>0.999429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9">
                <text:p>0.9</text:p>
              </table:table-cell>
              <table:table-cell office:value-type="float" office:value="0.999421">
                <text:p>0.999421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  <table:table-cell office:value-type="float" office:value="0.9">
                <text:p>0.9</text:p>
              </table:table-cell>
              <table:table-cell office:value-type="float" office:value="0.999422">
                <text:p>0.999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69">
                <text:p>2.269</text:p>
              </table:table-cell>
              <table:table-cell office:value-type="float" office:value="0.895">
                <text:p>0.895</text:p>
              </table:table-cell>
              <table:table-cell office:value-type="float" office:value="0.91">
                <text:p>0.91</text:p>
              </table:table-cell>
              <table:table-cell office:value-type="float" office:value="0.99934">
                <text:p>0.99934</text:p>
              </table:table-cell>
              <table:table-cell office:value-type="float" office:value="0.0014">
                <text:p>0.0014</text:p>
              </table:table-cell>
              <table:table-cell office:value-type="float" office:value="0.0014">
                <text:p>0.0014</text:p>
              </table:table-cell>
              <table:table-cell office:value-type="float" office:value="0.91">
                <text:p>0.91</text:p>
              </table:table-cell>
              <table:table-cell office:value-type="float" office:value="0.999363">
                <text:p>0.999363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91">
                <text:p>0.91</text:p>
              </table:table-cell>
              <table:table-cell office:value-type="float" office:value="0.999368">
                <text:p>0.999368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  <table:table-cell office:value-type="float" office:value="0.91">
                <text:p>0.91</text:p>
              </table:table-cell>
              <table:table-cell office:value-type="float" office:value="0.99936">
                <text:p>0.9993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69">
                <text:p>2.269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0.92">
                <text:p>0.92</text:p>
              </table:table-cell>
              <table:table-cell office:value-type="float" office:value="0.999357">
                <text:p>0.999357</text:p>
              </table:table-cell>
              <table:table-cell office:value-type="float" office:value="0.00075">
                <text:p>0.00075</text:p>
              </table:table-cell>
              <table:table-cell office:value-type="float" office:value="0.00075">
                <text:p>0.00075</text:p>
              </table:table-cell>
              <table:table-cell office:value-type="float" office:value="0.92">
                <text:p>0.92</text:p>
              </table:table-cell>
              <table:table-cell office:value-type="float" office:value="0.999322">
                <text:p>0.99932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0.92">
                <text:p>0.92</text:p>
              </table:table-cell>
              <table:table-cell office:value-type="float" office:value="0.999291">
                <text:p>0.999291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0.92">
                <text:p>0.92</text:p>
              </table:table-cell>
              <table:table-cell office:value-type="float" office:value="0.999294">
                <text:p>0.99929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269">
                <text:p>2.269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0.93">
                <text:p>0.93</text:p>
              </table:table-cell>
              <table:table-cell office:value-type="float" office:value="0.999334">
                <text:p>0.999334</text:p>
              </table:table-cell>
              <table:table-cell office:value-type="float" office:value="0.0014">
                <text:p>0.0014</text:p>
              </table:table-cell>
              <table:table-cell office:value-type="float" office:value="0.0014">
                <text:p>0.0014</text:p>
              </table:table-cell>
              <table:table-cell office:value-type="float" office:value="0.93">
                <text:p>0.93</text:p>
              </table:table-cell>
              <table:table-cell office:value-type="float" office:value="0.999207">
                <text:p>0.999207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0.93">
                <text:p>0.93</text:p>
              </table:table-cell>
              <table:table-cell office:value-type="float" office:value="0.999225">
                <text:p>0.99922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0.93">
                <text:p>0.93</text:p>
              </table:table-cell>
              <table:table-cell office:value-type="float" office:value="0.999224">
                <text:p>0.99922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69">
                <text:p>2.269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0.94">
                <text:p>0.94</text:p>
              </table:table-cell>
              <table:table-cell office:value-type="float" office:value="0.999191">
                <text:p>0.999191</text:p>
              </table:table-cell>
              <table:table-cell office:value-type="float" office:value="0.00135">
                <text:p>0.00135</text:p>
              </table:table-cell>
              <table:table-cell office:value-type="float" office:value="0.00135">
                <text:p>0.00135</text:p>
              </table:table-cell>
              <table:table-cell office:value-type="float" office:value="0.94">
                <text:p>0.94</text:p>
              </table:table-cell>
              <table:table-cell office:value-type="float" office:value="0.999162">
                <text:p>0.99916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0.94">
                <text:p>0.94</text:p>
              </table:table-cell>
              <table:table-cell office:value-type="float" office:value="0.999149">
                <text:p>0.999149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  <table:table-cell office:value-type="float" office:value="0.94">
                <text:p>0.94</text:p>
              </table:table-cell>
              <table:table-cell office:value-type="float" office:value="0.999147">
                <text:p>0.99914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69">
                <text:p>2.269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0.95">
                <text:p>0.95</text:p>
              </table:table-cell>
              <table:table-cell office:value-type="float" office:value="0.999081">
                <text:p>0.999081</text:p>
              </table:table-cell>
              <table:table-cell office:value-type="float" office:value="0.00105">
                <text:p>0.00105</text:p>
              </table:table-cell>
              <table:table-cell office:value-type="float" office:value="0.00105">
                <text:p>0.00105</text:p>
              </table:table-cell>
              <table:table-cell office:value-type="float" office:value="0.95">
                <text:p>0.95</text:p>
              </table:table-cell>
              <table:table-cell office:value-type="float" office:value="0.99906">
                <text:p>0.99906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95">
                <text:p>0.95</text:p>
              </table:table-cell>
              <table:table-cell office:value-type="float" office:value="0.999072">
                <text:p>0.999072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95">
                <text:p>0.95</text:p>
              </table:table-cell>
              <table:table-cell office:value-type="float" office:value="0.999064">
                <text:p>0.99906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69">
                <text:p>2.269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0.96">
                <text:p>0.96</text:p>
              </table:table-cell>
              <table:table-cell office:value-type="float" office:value="0.998849">
                <text:p>0.998849</text:p>
              </table:table-cell>
              <table:table-cell office:value-type="float" office:value="0.00095">
                <text:p>0.00095</text:p>
              </table:table-cell>
              <table:table-cell office:value-type="float" office:value="0.00095">
                <text:p>0.00095</text:p>
              </table:table-cell>
              <table:table-cell office:value-type="float" office:value="0.96">
                <text:p>0.96</text:p>
              </table:table-cell>
              <table:table-cell office:value-type="float" office:value="0.998971">
                <text:p>0.99897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96">
                <text:p>0.96</text:p>
              </table:table-cell>
              <table:table-cell office:value-type="float" office:value="0.99898">
                <text:p>0.99898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96">
                <text:p>0.96</text:p>
              </table:table-cell>
              <table:table-cell office:value-type="float" office:value="0.998976">
                <text:p>0.99897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69">
                <text:p>2.269</text:p>
              </table:table-cell>
              <table:table-cell office:value-type="float" office:value="0.955000000000001">
                <text:p>0.955000000000001</text:p>
              </table:table-cell>
              <table:table-cell office:value-type="float" office:value="0.97">
                <text:p>0.97</text:p>
              </table:table-cell>
              <table:table-cell office:value-type="float" office:value="0.998902">
                <text:p>0.998902</text:p>
              </table:table-cell>
              <table:table-cell office:value-type="float" office:value="0.00155">
                <text:p>0.00155</text:p>
              </table:table-cell>
              <table:table-cell office:value-type="float" office:value="0.00155">
                <text:p>0.00155</text:p>
              </table:table-cell>
              <table:table-cell office:value-type="float" office:value="0.97">
                <text:p>0.97</text:p>
              </table:table-cell>
              <table:table-cell office:value-type="float" office:value="0.998903">
                <text:p>0.998903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97">
                <text:p>0.97</text:p>
              </table:table-cell>
              <table:table-cell office:value-type="float" office:value="0.998881">
                <text:p>0.99888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97">
                <text:p>0.97</text:p>
              </table:table-cell>
              <table:table-cell office:value-type="float" office:value="0.998881">
                <text:p>0.99888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69">
                <text:p>2.269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0.98">
                <text:p>0.98</text:p>
              </table:table-cell>
              <table:table-cell office:value-type="float" office:value="0.998638">
                <text:p>0.998638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  <table:table-cell office:value-type="float" office:value="0.98">
                <text:p>0.98</text:p>
              </table:table-cell>
              <table:table-cell office:value-type="float" office:value="0.998816">
                <text:p>0.998816</text:p>
              </table:table-cell>
              <table:table-cell office:value-type="float" office:value="0.00012">
                <text:p>0.00012</text:p>
              </table:table-cell>
              <table:table-cell office:value-type="float" office:value="0.00012">
                <text:p>0.00012</text:p>
              </table:table-cell>
              <table:table-cell office:value-type="float" office:value="0.98">
                <text:p>0.98</text:p>
              </table:table-cell>
              <table:table-cell office:value-type="float" office:value="0.998765">
                <text:p>0.998765</text:p>
              </table:table-cell>
              <table:table-cell office:value-type="float" office:value="0.00012">
                <text:p>0.00012</text:p>
              </table:table-cell>
              <table:table-cell office:value-type="float" office:value="0.00012">
                <text:p>0.00012</text:p>
              </table:table-cell>
              <table:table-cell office:value-type="float" office:value="0.98">
                <text:p>0.98</text:p>
              </table:table-cell>
              <table:table-cell office:value-type="float" office:value="0.998777">
                <text:p>0.99877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69">
                <text:p>2.269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99">
                <text:p>0.99</text:p>
              </table:table-cell>
              <table:table-cell office:value-type="float" office:value="0.99871">
                <text:p>0.99871</text:p>
              </table:table-cell>
              <table:table-cell office:value-type="float" office:value="0.0013">
                <text:p>0.0013</text:p>
              </table:table-cell>
              <table:table-cell office:value-type="float" office:value="0.0013">
                <text:p>0.0013</text:p>
              </table:table-cell>
              <table:table-cell office:value-type="float" office:value="0.99">
                <text:p>0.99</text:p>
              </table:table-cell>
              <table:table-cell office:value-type="float" office:value="0.998699">
                <text:p>0.998699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">
                <text:p>0.00011</text:p>
              </table:table-cell>
              <table:table-cell office:value-type="float" office:value="0.99">
                <text:p>0.99</text:p>
              </table:table-cell>
              <table:table-cell office:value-type="float" office:value="0.998674">
                <text:p>0.998674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">
                <text:p>0.00011</text:p>
              </table:table-cell>
              <table:table-cell office:value-type="float" office:value="0.99">
                <text:p>0.99</text:p>
              </table:table-cell>
              <table:table-cell office:value-type="float" office:value="0.998668">
                <text:p>0.99866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69">
                <text:p>2.269</text:p>
              </table:table-cell>
              <table:table-cell office:value-type="float" office:value="0.985000000000001">
                <text:p>0.985000000000001</text:p>
              </table:table-cell>
              <table:table-cell office:value-type="float" office:value="1">
                <text:p>1</text:p>
              </table:table-cell>
              <table:table-cell office:value-type="float" office:value="0.998734">
                <text:p>0.998734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1">
                <text:p>1</text:p>
              </table:table-cell>
              <table:table-cell office:value-type="float" office:value="0.998555">
                <text:p>0.998555</text:p>
              </table:table-cell>
              <table:table-cell office:value-type="float" office:value="0.00012">
                <text:p>0.00012</text:p>
              </table:table-cell>
              <table:table-cell office:value-type="float" office:value="0.00012">
                <text:p>0.00012</text:p>
              </table:table-cell>
              <table:table-cell office:value-type="float" office:value="1">
                <text:p>1</text:p>
              </table:table-cell>
              <table:table-cell office:value-type="float" office:value="0.998554">
                <text:p>0.998554</text:p>
              </table:table-cell>
              <table:table-cell office:value-type="float" office:value="0.00012">
                <text:p>0.00012</text:p>
              </table:table-cell>
              <table:table-cell office:value-type="float" office:value="0.00012">
                <text:p>0.00012</text:p>
              </table:table-cell>
              <table:table-cell office:value-type="float" office:value="1">
                <text:p>1</text:p>
              </table:table-cell>
              <table:table-cell office:value-type="float" office:value="0.998552">
                <text:p>0.99855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69">
                <text:p>2.269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1.01">
                <text:p>1.01</text:p>
              </table:table-cell>
              <table:table-cell office:value-type="float" office:value="0.998523">
                <text:p>0.998523</text:p>
              </table:table-cell>
              <table:table-cell office:value-type="float" office:value="0.00165">
                <text:p>0.00165</text:p>
              </table:table-cell>
              <table:table-cell office:value-type="float" office:value="0.00165">
                <text:p>0.00165</text:p>
              </table:table-cell>
              <table:table-cell office:value-type="float" office:value="1.01">
                <text:p>1.01</text:p>
              </table:table-cell>
              <table:table-cell office:value-type="float" office:value="0.998375">
                <text:p>0.998375</text:p>
              </table:table-cell>
              <table:table-cell office:value-type="float" office:value="0.00013">
                <text:p>0.00013</text:p>
              </table:table-cell>
              <table:table-cell office:value-type="float" office:value="0.00013">
                <text:p>0.00013</text:p>
              </table:table-cell>
              <table:table-cell office:value-type="float" office:value="1.01">
                <text:p>1.01</text:p>
              </table:table-cell>
              <table:table-cell office:value-type="float" office:value="0.998425">
                <text:p>0.998425</text:p>
              </table:table-cell>
              <table:table-cell office:value-type="float" office:value="0.00013">
                <text:p>0.00013</text:p>
              </table:table-cell>
              <table:table-cell office:value-type="float" office:value="0.00013">
                <text:p>0.00013</text:p>
              </table:table-cell>
              <table:table-cell office:value-type="float" office:value="1.01">
                <text:p>1.01</text:p>
              </table:table-cell>
              <table:table-cell office:value-type="float" office:value="0.998429">
                <text:p>0.99842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69">
                <text:p>2.269</text:p>
              </table:table-cell>
              <table:table-cell office:value-type="float" office:value="1.005">
                <text:p>1.005</text:p>
              </table:table-cell>
              <table:table-cell office:value-type="float" office:value="1.02">
                <text:p>1.02</text:p>
              </table:table-cell>
              <table:table-cell office:value-type="float" office:value="0.998357">
                <text:p>0.998357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  <table:table-cell office:value-type="float" office:value="1.02">
                <text:p>1.02</text:p>
              </table:table-cell>
              <table:table-cell office:value-type="float" office:value="0.998361">
                <text:p>0.998361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  <table:table-cell office:value-type="float" office:value="1.02">
                <text:p>1.02</text:p>
              </table:table-cell>
              <table:table-cell office:value-type="float" office:value="0.998293">
                <text:p>0.998293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  <table:table-cell office:value-type="float" office:value="1.02">
                <text:p>1.02</text:p>
              </table:table-cell>
              <table:table-cell office:value-type="float" office:value="0.998295">
                <text:p>0.99829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69">
                <text:p>2.269</text:p>
              </table:table-cell>
              <table:table-cell office:value-type="float" office:value="1.015">
                <text:p>1.015</text:p>
              </table:table-cell>
              <table:table-cell office:value-type="float" office:value="1.03">
                <text:p>1.03</text:p>
              </table:table-cell>
              <table:table-cell office:value-type="float" office:value="0.998154">
                <text:p>0.998154</text:p>
              </table:table-cell>
              <table:table-cell office:value-type="float" office:value="0.00245">
                <text:p>0.00245</text:p>
              </table:table-cell>
              <table:table-cell office:value-type="float" office:value="0.00245">
                <text:p>0.00245</text:p>
              </table:table-cell>
              <table:table-cell office:value-type="float" office:value="1.03">
                <text:p>1.03</text:p>
              </table:table-cell>
              <table:table-cell office:value-type="float" office:value="0.998127">
                <text:p>0.998127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  <table:table-cell office:value-type="float" office:value="1.03">
                <text:p>1.03</text:p>
              </table:table-cell>
              <table:table-cell office:value-type="float" office:value="0.998156">
                <text:p>0.998156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  <table:table-cell office:value-type="float" office:value="1.03">
                <text:p>1.03</text:p>
              </table:table-cell>
              <table:table-cell office:value-type="float" office:value="0.998155">
                <text:p>0.99815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69">
                <text:p>2.269</text:p>
              </table:table-cell>
              <table:table-cell office:value-type="float" office:value="1.025">
                <text:p>1.025</text:p>
              </table:table-cell>
              <table:table-cell office:value-type="float" office:value="1.04">
                <text:p>1.04</text:p>
              </table:table-cell>
              <table:table-cell office:value-type="float" office:value="0.998082">
                <text:p>0.998082</text:p>
              </table:table-cell>
              <table:table-cell office:value-type="float" office:value="0.00185">
                <text:p>0.00185</text:p>
              </table:table-cell>
              <table:table-cell office:value-type="float" office:value="0.00185">
                <text:p>0.00185</text:p>
              </table:table-cell>
              <table:table-cell office:value-type="float" office:value="1.04">
                <text:p>1.04</text:p>
              </table:table-cell>
              <table:table-cell office:value-type="float" office:value="0.997991">
                <text:p>0.997991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  <table:table-cell office:value-type="float" office:value="1.04">
                <text:p>1.04</text:p>
              </table:table-cell>
              <table:table-cell office:value-type="float" office:value="0.998011">
                <text:p>0.998011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  <table:table-cell office:value-type="float" office:value="1.04">
                <text:p>1.04</text:p>
              </table:table-cell>
              <table:table-cell office:value-type="float" office:value="0.998005">
                <text:p>0.99800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69">
                <text:p>2.269</text:p>
              </table:table-cell>
              <table:table-cell office:value-type="float" office:value="1.035">
                <text:p>1.035</text:p>
              </table:table-cell>
              <table:table-cell office:value-type="float" office:value="1.05">
                <text:p>1.05</text:p>
              </table:table-cell>
              <table:table-cell office:value-type="float" office:value="0.998063">
                <text:p>0.998063</text:p>
              </table:table-cell>
              <table:table-cell office:value-type="float" office:value="0.00185">
                <text:p>0.00185</text:p>
              </table:table-cell>
              <table:table-cell office:value-type="float" office:value="0.00185">
                <text:p>0.00185</text:p>
              </table:table-cell>
              <table:table-cell office:value-type="float" office:value="1.05">
                <text:p>1.05</text:p>
              </table:table-cell>
              <table:table-cell office:value-type="float" office:value="0.997846">
                <text:p>0.997846</text:p>
              </table:table-cell>
              <table:table-cell office:value-type="float" office:value="0.00015">
                <text:p>0.00015</text:p>
              </table:table-cell>
              <table:table-cell office:value-type="float" office:value="0.00015">
                <text:p>0.00015</text:p>
              </table:table-cell>
              <table:table-cell office:value-type="float" office:value="1.05">
                <text:p>1.05</text:p>
              </table:table-cell>
              <table:table-cell office:value-type="float" office:value="0.997852">
                <text:p>0.997852</text:p>
              </table:table-cell>
              <table:table-cell office:value-type="float" office:value="0.00015">
                <text:p>0.00015</text:p>
              </table:table-cell>
              <table:table-cell office:value-type="float" office:value="0.00015">
                <text:p>0.00015</text:p>
              </table:table-cell>
              <table:table-cell office:value-type="float" office:value="1.05">
                <text:p>1.05</text:p>
              </table:table-cell>
              <table:table-cell office:value-type="float" office:value="0.997844">
                <text:p>0.997844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69">
                <text:p>2.269</text:p>
              </table:table-cell>
              <table:table-cell office:value-type="float" office:value="1.045">
                <text:p>1.045</text:p>
              </table:table-cell>
              <table:table-cell office:value-type="float" office:value="1.06">
                <text:p>1.06</text:p>
              </table:table-cell>
              <table:table-cell office:value-type="float" office:value="0.997626">
                <text:p>0.997626</text:p>
              </table:table-cell>
              <table:table-cell office:value-type="float" office:value="0.00145">
                <text:p>0.00145</text:p>
              </table:table-cell>
              <table:table-cell office:value-type="float" office:value="0.00145">
                <text:p>0.00145</text:p>
              </table:table-cell>
              <table:table-cell office:value-type="float" office:value="1.06">
                <text:p>1.06</text:p>
              </table:table-cell>
              <table:table-cell office:value-type="float" office:value="0.997725">
                <text:p>0.997725</text:p>
              </table:table-cell>
              <table:table-cell office:value-type="float" office:value="0.00015">
                <text:p>0.00015</text:p>
              </table:table-cell>
              <table:table-cell office:value-type="float" office:value="0.00015">
                <text:p>0.00015</text:p>
              </table:table-cell>
              <table:table-cell office:value-type="float" office:value="1.06">
                <text:p>1.06</text:p>
              </table:table-cell>
              <table:table-cell office:value-type="float" office:value="0.997677">
                <text:p>0.997677</text:p>
              </table:table-cell>
              <table:table-cell office:value-type="float" office:value="0.00015">
                <text:p>0.00015</text:p>
              </table:table-cell>
              <table:table-cell office:value-type="float" office:value="0.00015">
                <text:p>0.00015</text:p>
              </table:table-cell>
              <table:table-cell office:value-type="float" office:value="1.06">
                <text:p>1.06</text:p>
              </table:table-cell>
              <table:table-cell office:value-type="float" office:value="0.997676">
                <text:p>0.99767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69">
                <text:p>2.269</text:p>
              </table:table-cell>
              <table:table-cell office:value-type="float" office:value="1.055">
                <text:p>1.055</text:p>
              </table:table-cell>
              <table:table-cell office:value-type="float" office:value="1.07">
                <text:p>1.07</text:p>
              </table:table-cell>
              <table:table-cell office:value-type="float" office:value="0.99758">
                <text:p>0.99758</text:p>
              </table:table-cell>
              <table:table-cell office:value-type="float" office:value="0.00125">
                <text:p>0.00125</text:p>
              </table:table-cell>
              <table:table-cell office:value-type="float" office:value="0.00125">
                <text:p>0.00125</text:p>
              </table:table-cell>
              <table:table-cell office:value-type="float" office:value="1.07">
                <text:p>1.07</text:p>
              </table:table-cell>
              <table:table-cell office:value-type="float" office:value="0.99749">
                <text:p>0.99749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  <table:table-cell office:value-type="float" office:value="1.07">
                <text:p>1.07</text:p>
              </table:table-cell>
              <table:table-cell office:value-type="float" office:value="0.997513">
                <text:p>0.997513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  <table:table-cell office:value-type="float" office:value="1.07">
                <text:p>1.07</text:p>
              </table:table-cell>
              <table:table-cell office:value-type="float" office:value="0.997495">
                <text:p>0.99749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69">
                <text:p>2.269</text:p>
              </table:table-cell>
              <table:table-cell office:value-type="float" office:value="1.065">
                <text:p>1.065</text:p>
              </table:table-cell>
              <table:table-cell office:value-type="float" office:value="1.08">
                <text:p>1.08</text:p>
              </table:table-cell>
              <table:table-cell office:value-type="float" office:value="0.99749">
                <text:p>0.99749</text:p>
              </table:table-cell>
              <table:table-cell office:value-type="float" office:value="0.00295">
                <text:p>0.00295</text:p>
              </table:table-cell>
              <table:table-cell office:value-type="float" office:value="0.00295">
                <text:p>0.00295</text:p>
              </table:table-cell>
              <table:table-cell office:value-type="float" office:value="1.08">
                <text:p>1.08</text:p>
              </table:table-cell>
              <table:table-cell office:value-type="float" office:value="0.997323">
                <text:p>0.997323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  <table:table-cell office:value-type="float" office:value="1.08">
                <text:p>1.08</text:p>
              </table:table-cell>
              <table:table-cell office:value-type="float" office:value="0.997307">
                <text:p>0.997307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  <table:table-cell office:value-type="float" office:value="1.08">
                <text:p>1.08</text:p>
              </table:table-cell>
              <table:table-cell office:value-type="float" office:value="0.997309">
                <text:p>0.99730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69">
                <text:p>2.269</text:p>
              </table:table-cell>
              <table:table-cell office:value-type="float" office:value="1.075">
                <text:p>1.075</text:p>
              </table:table-cell>
              <table:table-cell office:value-type="float" office:value="1.09">
                <text:p>1.09</text:p>
              </table:table-cell>
              <table:table-cell office:value-type="float" office:value="0.997087">
                <text:p>0.997087</text:p>
              </table:table-cell>
              <table:table-cell office:value-type="float" office:value="0.0019">
                <text:p>0.0019</text:p>
              </table:table-cell>
              <table:table-cell office:value-type="float" office:value="0.0019">
                <text:p>0.0019</text:p>
              </table:table-cell>
              <table:table-cell office:value-type="float" office:value="1.09">
                <text:p>1.09</text:p>
              </table:table-cell>
              <table:table-cell office:value-type="float" office:value="0.99703">
                <text:p>0.99703</text:p>
              </table:table-cell>
              <table:table-cell office:value-type="float" office:value="0.00018">
                <text:p>0.00018</text:p>
              </table:table-cell>
              <table:table-cell office:value-type="float" office:value="0.00018">
                <text:p>0.00018</text:p>
              </table:table-cell>
              <table:table-cell office:value-type="float" office:value="1.09">
                <text:p>1.09</text:p>
              </table:table-cell>
              <table:table-cell office:value-type="float" office:value="0.997116">
                <text:p>0.997116</text:p>
              </table:table-cell>
              <table:table-cell office:value-type="float" office:value="0.00018">
                <text:p>0.00018</text:p>
              </table:table-cell>
              <table:table-cell office:value-type="float" office:value="0.00018">
                <text:p>0.00018</text:p>
              </table:table-cell>
              <table:table-cell office:value-type="float" office:value="1.09">
                <text:p>1.09</text:p>
              </table:table-cell>
              <table:table-cell office:value-type="float" office:value="0.997111">
                <text:p>0.997111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69">
                <text:p>2.269</text:p>
              </table:table-cell>
              <table:table-cell office:value-type="float" office:value="1.085">
                <text:p>1.085</text:p>
              </table:table-cell>
              <table:table-cell office:value-type="float" office:value="1.1">
                <text:p>1.1</text:p>
              </table:table-cell>
              <table:table-cell office:value-type="float" office:value="0.996933">
                <text:p>0.996933</text:p>
              </table:table-cell>
              <table:table-cell office:value-type="float" office:value="0.00265">
                <text:p>0.00265</text:p>
              </table:table-cell>
              <table:table-cell office:value-type="float" office:value="0.00265">
                <text:p>0.00265</text:p>
              </table:table-cell>
              <table:table-cell office:value-type="float" office:value="1.1">
                <text:p>1.1</text:p>
              </table:table-cell>
              <table:table-cell office:value-type="float" office:value="0.996848">
                <text:p>0.996848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  <table:table-cell office:value-type="float" office:value="1.1">
                <text:p>1.1</text:p>
              </table:table-cell>
              <table:table-cell office:value-type="float" office:value="0.9969">
                <text:p>0.9969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  <table:table-cell office:value-type="float" office:value="1.1">
                <text:p>1.1</text:p>
              </table:table-cell>
              <table:table-cell office:value-type="float" office:value="0.996897">
                <text:p>0.99689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69">
                <text:p>2.269</text:p>
              </table:table-cell>
              <table:table-cell office:value-type="float" office:value="1.095">
                <text:p>1.095</text:p>
              </table:table-cell>
              <table:table-cell office:value-type="float" office:value="1.11">
                <text:p>1.11</text:p>
              </table:table-cell>
              <table:table-cell office:value-type="float" office:value="0.996641">
                <text:p>0.996641</text:p>
              </table:table-cell>
              <table:table-cell office:value-type="float" office:value="0.00185">
                <text:p>0.00185</text:p>
              </table:table-cell>
              <table:table-cell office:value-type="float" office:value="0.00185">
                <text:p>0.00185</text:p>
              </table:table-cell>
              <table:table-cell office:value-type="float" office:value="1.11">
                <text:p>1.11</text:p>
              </table:table-cell>
              <table:table-cell office:value-type="float" office:value="0.996611">
                <text:p>0.996611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  <table:table-cell office:value-type="float" office:value="1.11">
                <text:p>1.11</text:p>
              </table:table-cell>
              <table:table-cell office:value-type="float" office:value="0.996657">
                <text:p>0.996657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  <table:table-cell office:value-type="float" office:value="1.11">
                <text:p>1.11</text:p>
              </table:table-cell>
              <table:table-cell office:value-type="float" office:value="0.996675">
                <text:p>0.996675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">
                <text:p>1.12</text:p>
              </table:table-cell>
              <table:table-cell office:value-type="float" office:value="0.996897">
                <text:p>0.996897</text:p>
              </table:table-cell>
              <table:table-cell office:value-type="float" office:value="0.00165">
                <text:p>0.00165</text:p>
              </table:table-cell>
              <table:table-cell office:value-type="float" office:value="0.00165">
                <text:p>0.00165</text:p>
              </table:table-cell>
              <table:table-cell office:value-type="float" office:value="1.12">
                <text:p>1.12</text:p>
              </table:table-cell>
              <table:table-cell office:value-type="float" office:value="0.99647">
                <text:p>0.99647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  <table:table-cell office:value-type="float" office:value="1.12">
                <text:p>1.12</text:p>
              </table:table-cell>
              <table:table-cell office:value-type="float" office:value="0.996431">
                <text:p>0.996431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  <table:table-cell office:value-type="float" office:value="1.12">
                <text:p>1.12</text:p>
              </table:table-cell>
              <table:table-cell office:value-type="float" office:value="0.996439">
                <text:p>0.99643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">
                <text:p>1.13</text:p>
              </table:table-cell>
              <table:table-cell office:value-type="float" office:value="0.996034">
                <text:p>0.996034</text:p>
              </table:table-cell>
              <table:table-cell office:value-type="float" office:value="0.00175">
                <text:p>0.00175</text:p>
              </table:table-cell>
              <table:table-cell office:value-type="float" office:value="0.00175">
                <text:p>0.00175</text:p>
              </table:table-cell>
              <table:table-cell office:value-type="float" office:value="1.13">
                <text:p>1.13</text:p>
              </table:table-cell>
              <table:table-cell office:value-type="float" office:value="0.996226">
                <text:p>0.996226</text:p>
              </table:table-cell>
              <table:table-cell office:value-type="float" office:value="0.00021">
                <text:p>0.00021</text:p>
              </table:table-cell>
              <table:table-cell office:value-type="float" office:value="0.00021">
                <text:p>0.00021</text:p>
              </table:table-cell>
              <table:table-cell office:value-type="float" office:value="1.13">
                <text:p>1.13</text:p>
              </table:table-cell>
              <table:table-cell office:value-type="float" office:value="0.996182">
                <text:p>0.996182</text:p>
              </table:table-cell>
              <table:table-cell office:value-type="float" office:value="0.00021">
                <text:p>0.00021</text:p>
              </table:table-cell>
              <table:table-cell office:value-type="float" office:value="0.00021">
                <text:p>0.00021</text:p>
              </table:table-cell>
              <table:table-cell office:value-type="float" office:value="1.13">
                <text:p>1.13</text:p>
              </table:table-cell>
              <table:table-cell office:value-type="float" office:value="0.996189">
                <text:p>0.99618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4">
                <text:p>1.14</text:p>
              </table:table-cell>
              <table:table-cell office:value-type="float" office:value="0.996262">
                <text:p>0.996262</text:p>
              </table:table-cell>
              <table:table-cell office:value-type="float" office:value="0.00215">
                <text:p>0.00215</text:p>
              </table:table-cell>
              <table:table-cell office:value-type="float" office:value="0.00215">
                <text:p>0.00215</text:p>
              </table:table-cell>
              <table:table-cell office:value-type="float" office:value="1.14">
                <text:p>1.14</text:p>
              </table:table-cell>
              <table:table-cell office:value-type="float" office:value="0.995883">
                <text:p>0.995883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1.14">
                <text:p>1.14</text:p>
              </table:table-cell>
              <table:table-cell office:value-type="float" office:value="0.995931">
                <text:p>0.995931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1.14">
                <text:p>1.14</text:p>
              </table:table-cell>
              <table:table-cell office:value-type="float" office:value="0.995928">
                <text:p>0.99592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">
                <text:p>1.15</text:p>
              </table:table-cell>
              <table:table-cell office:value-type="float" office:value="0.995885">
                <text:p>0.995885</text:p>
              </table:table-cell>
              <table:table-cell office:value-type="float" office:value="0.0028">
                <text:p>0.0028</text:p>
              </table:table-cell>
              <table:table-cell office:value-type="float" office:value="0.0028">
                <text:p>0.0028</text:p>
              </table:table-cell>
              <table:table-cell office:value-type="float" office:value="1.15">
                <text:p>1.15</text:p>
              </table:table-cell>
              <table:table-cell office:value-type="float" office:value="0.995732">
                <text:p>0.995732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1.15">
                <text:p>1.15</text:p>
              </table:table-cell>
              <table:table-cell office:value-type="float" office:value="0.995647">
                <text:p>0.995647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1.15">
                <text:p>1.15</text:p>
              </table:table-cell>
              <table:table-cell office:value-type="float" office:value="0.995649">
                <text:p>0.995649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">
                <text:p>1.16</text:p>
              </table:table-cell>
              <table:table-cell office:value-type="float" office:value="0.995518">
                <text:p>0.995518</text:p>
              </table:table-cell>
              <table:table-cell office:value-type="float" office:value="0.0026">
                <text:p>0.0026</text:p>
              </table:table-cell>
              <table:table-cell office:value-type="float" office:value="0.0026">
                <text:p>0.0026</text:p>
              </table:table-cell>
              <table:table-cell office:value-type="float" office:value="1.16">
                <text:p>1.16</text:p>
              </table:table-cell>
              <table:table-cell office:value-type="float" office:value="0.995418">
                <text:p>0.995418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1.16">
                <text:p>1.16</text:p>
              </table:table-cell>
              <table:table-cell office:value-type="float" office:value="0.995357">
                <text:p>0.995357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  <table:table-cell office:value-type="float" office:value="1.16">
                <text:p>1.16</text:p>
              </table:table-cell>
              <table:table-cell office:value-type="float" office:value="0.995362">
                <text:p>0.995362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7">
                <text:p>1.17</text:p>
              </table:table-cell>
              <table:table-cell office:value-type="float" office:value="0.995238">
                <text:p>0.99523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1.17">
                <text:p>1.17</text:p>
              </table:table-cell>
              <table:table-cell office:value-type="float" office:value="0.995156">
                <text:p>0.995156</text:p>
              </table:table-cell>
              <table:table-cell office:value-type="float" office:value="0.00023">
                <text:p>0.00023</text:p>
              </table:table-cell>
              <table:table-cell office:value-type="float" office:value="0.00023">
                <text:p>0.00023</text:p>
              </table:table-cell>
              <table:table-cell office:value-type="float" office:value="1.17">
                <text:p>1.17</text:p>
              </table:table-cell>
              <table:table-cell office:value-type="float" office:value="0.995074">
                <text:p>0.995074</text:p>
              </table:table-cell>
              <table:table-cell office:value-type="float" office:value="0.00023">
                <text:p>0.00023</text:p>
              </table:table-cell>
              <table:table-cell office:value-type="float" office:value="0.00023">
                <text:p>0.00023</text:p>
              </table:table-cell>
              <table:table-cell office:value-type="float" office:value="1.17">
                <text:p>1.17</text:p>
              </table:table-cell>
              <table:table-cell office:value-type="float" office:value="0.995056">
                <text:p>0.995056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">
                <text:p>1.18</text:p>
              </table:table-cell>
              <table:table-cell office:value-type="float" office:value="0.994953">
                <text:p>0.994953</text:p>
              </table:table-cell>
              <table:table-cell office:value-type="float" office:value="0.00265">
                <text:p>0.00265</text:p>
              </table:table-cell>
              <table:table-cell office:value-type="float" office:value="0.00265">
                <text:p>0.00265</text:p>
              </table:table-cell>
              <table:table-cell office:value-type="float" office:value="1.18">
                <text:p>1.18</text:p>
              </table:table-cell>
              <table:table-cell office:value-type="float" office:value="0.994782">
                <text:p>0.994782</text:p>
              </table:table-cell>
              <table:table-cell office:value-type="float" office:value="0.00024">
                <text:p>0.00024</text:p>
              </table:table-cell>
              <table:table-cell office:value-type="float" office:value="0.00024">
                <text:p>0.00024</text:p>
              </table:table-cell>
              <table:table-cell office:value-type="float" office:value="1.18">
                <text:p>1.18</text:p>
              </table:table-cell>
              <table:table-cell office:value-type="float" office:value="0.994766">
                <text:p>0.994766</text:p>
              </table:table-cell>
              <table:table-cell office:value-type="float" office:value="0.00024">
                <text:p>0.00024</text:p>
              </table:table-cell>
              <table:table-cell office:value-type="float" office:value="0.00024">
                <text:p>0.00024</text:p>
              </table:table-cell>
              <table:table-cell office:value-type="float" office:value="1.18">
                <text:p>1.18</text:p>
              </table:table-cell>
              <table:table-cell office:value-type="float" office:value="0.994741">
                <text:p>0.99474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">
                <text:p>1.19</text:p>
              </table:table-cell>
              <table:table-cell office:value-type="float" office:value="0.994746">
                <text:p>0.994746</text:p>
              </table:table-cell>
              <table:table-cell office:value-type="float" office:value="0.0026">
                <text:p>0.0026</text:p>
              </table:table-cell>
              <table:table-cell office:value-type="float" office:value="0.0026">
                <text:p>0.0026</text:p>
              </table:table-cell>
              <table:table-cell office:value-type="float" office:value="1.19">
                <text:p>1.19</text:p>
              </table:table-cell>
              <table:table-cell office:value-type="float" office:value="0.994424">
                <text:p>0.994424</text:p>
              </table:table-cell>
              <table:table-cell office:value-type="float" office:value="0.00025">
                <text:p>0.00025</text:p>
              </table:table-cell>
              <table:table-cell office:value-type="float" office:value="0.00025">
                <text:p>0.00025</text:p>
              </table:table-cell>
              <table:table-cell office:value-type="float" office:value="1.19">
                <text:p>1.19</text:p>
              </table:table-cell>
              <table:table-cell office:value-type="float" office:value="0.994399">
                <text:p>0.994399</text:p>
              </table:table-cell>
              <table:table-cell office:value-type="float" office:value="0.00025">
                <text:p>0.00025</text:p>
              </table:table-cell>
              <table:table-cell office:value-type="float" office:value="0.00025">
                <text:p>0.00025</text:p>
              </table:table-cell>
              <table:table-cell office:value-type="float" office:value="1.19">
                <text:p>1.19</text:p>
              </table:table-cell>
              <table:table-cell office:value-type="float" office:value="0.994413">
                <text:p>0.99441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994089">
                <text:p>0.994089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1.2">
                <text:p>1.2</text:p>
              </table:table-cell>
              <table:table-cell office:value-type="float" office:value="0.994162">
                <text:p>0.994162</text:p>
              </table:table-cell>
              <table:table-cell office:value-type="float" office:value="0.00026">
                <text:p>0.00026</text:p>
              </table:table-cell>
              <table:table-cell office:value-type="float" office:value="0.00026">
                <text:p>0.00026</text:p>
              </table:table-cell>
              <table:table-cell office:value-type="float" office:value="1.2">
                <text:p>1.2</text:p>
              </table:table-cell>
              <table:table-cell office:value-type="float" office:value="0.994058">
                <text:p>0.994058</text:p>
              </table:table-cell>
              <table:table-cell office:value-type="float" office:value="0.00026">
                <text:p>0.00026</text:p>
              </table:table-cell>
              <table:table-cell office:value-type="float" office:value="0.00026">
                <text:p>0.00026</text:p>
              </table:table-cell>
              <table:table-cell office:value-type="float" office:value="1.2">
                <text:p>1.2</text:p>
              </table:table-cell>
              <table:table-cell office:value-type="float" office:value="0.994058">
                <text:p>0.994058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">
                <text:p>1.21</text:p>
              </table:table-cell>
              <table:table-cell office:value-type="float" office:value="0.994004">
                <text:p>0.994004</text:p>
              </table:table-cell>
              <table:table-cell office:value-type="float" office:value="0.00245">
                <text:p>0.00245</text:p>
              </table:table-cell>
              <table:table-cell office:value-type="float" office:value="0.00245">
                <text:p>0.00245</text:p>
              </table:table-cell>
              <table:table-cell office:value-type="float" office:value="1.21">
                <text:p>1.21</text:p>
              </table:table-cell>
              <table:table-cell office:value-type="float" office:value="0.99386">
                <text:p>0.99386</text:p>
              </table:table-cell>
              <table:table-cell office:value-type="float" office:value="0.00027">
                <text:p>0.00027</text:p>
              </table:table-cell>
              <table:table-cell office:value-type="float" office:value="0.00027">
                <text:p>0.00027</text:p>
              </table:table-cell>
              <table:table-cell office:value-type="float" office:value="1.21">
                <text:p>1.21</text:p>
              </table:table-cell>
              <table:table-cell office:value-type="float" office:value="0.993709">
                <text:p>0.993709</text:p>
              </table:table-cell>
              <table:table-cell office:value-type="float" office:value="0.00027">
                <text:p>0.00027</text:p>
              </table:table-cell>
              <table:table-cell office:value-type="float" office:value="0.00027">
                <text:p>0.00027</text:p>
              </table:table-cell>
              <table:table-cell office:value-type="float" office:value="1.21">
                <text:p>1.21</text:p>
              </table:table-cell>
              <table:table-cell office:value-type="float" office:value="0.993696">
                <text:p>0.99369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2">
                <text:p>1.22</text:p>
              </table:table-cell>
              <table:table-cell office:value-type="float" office:value="0.993357">
                <text:p>0.993357</text:p>
              </table:table-cell>
              <table:table-cell office:value-type="float" office:value="0.0043">
                <text:p>0.0043</text:p>
              </table:table-cell>
              <table:table-cell office:value-type="float" office:value="0.0043">
                <text:p>0.0043</text:p>
              </table:table-cell>
              <table:table-cell office:value-type="float" office:value="1.22">
                <text:p>1.22</text:p>
              </table:table-cell>
              <table:table-cell office:value-type="float" office:value="0.993397">
                <text:p>0.993397</text:p>
              </table:table-cell>
              <table:table-cell office:value-type="float" office:value="0.00027">
                <text:p>0.00027</text:p>
              </table:table-cell>
              <table:table-cell office:value-type="float" office:value="0.00027">
                <text:p>0.00027</text:p>
              </table:table-cell>
              <table:table-cell office:value-type="float" office:value="1.22">
                <text:p>1.22</text:p>
              </table:table-cell>
              <table:table-cell office:value-type="float" office:value="0.993288">
                <text:p>0.993288</text:p>
              </table:table-cell>
              <table:table-cell office:value-type="float" office:value="0.00027">
                <text:p>0.00027</text:p>
              </table:table-cell>
              <table:table-cell office:value-type="float" office:value="0.00027">
                <text:p>0.00027</text:p>
              </table:table-cell>
              <table:table-cell office:value-type="float" office:value="1.22">
                <text:p>1.22</text:p>
              </table:table-cell>
              <table:table-cell office:value-type="float" office:value="0.993311">
                <text:p>0.993311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">
                <text:p>1.23</text:p>
              </table:table-cell>
              <table:table-cell office:value-type="float" office:value="0.992745">
                <text:p>0.992745</text:p>
              </table:table-cell>
              <table:table-cell office:value-type="float" office:value="0.0033">
                <text:p>0.0033</text:p>
              </table:table-cell>
              <table:table-cell office:value-type="float" office:value="0.0033">
                <text:p>0.0033</text:p>
              </table:table-cell>
              <table:table-cell office:value-type="float" office:value="1.23">
                <text:p>1.23</text:p>
              </table:table-cell>
              <table:table-cell office:value-type="float" office:value="0.992911">
                <text:p>0.992911</text:p>
              </table:table-cell>
              <table:table-cell office:value-type="float" office:value="0.00028">
                <text:p>0.00028</text:p>
              </table:table-cell>
              <table:table-cell office:value-type="float" office:value="0.00028">
                <text:p>0.00028</text:p>
              </table:table-cell>
              <table:table-cell office:value-type="float" office:value="1.23">
                <text:p>1.23</text:p>
              </table:table-cell>
              <table:table-cell office:value-type="float" office:value="0.992923">
                <text:p>0.992923</text:p>
              </table:table-cell>
              <table:table-cell office:value-type="float" office:value="0.00028">
                <text:p>0.00028</text:p>
              </table:table-cell>
              <table:table-cell office:value-type="float" office:value="0.00028">
                <text:p>0.00028</text:p>
              </table:table-cell>
              <table:table-cell office:value-type="float" office:value="1.23">
                <text:p>1.23</text:p>
              </table:table-cell>
              <table:table-cell office:value-type="float" office:value="0.992919">
                <text:p>0.99291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4">
                <text:p>1.24</text:p>
              </table:table-cell>
              <table:table-cell office:value-type="float" office:value="0.992771">
                <text:p>0.99277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1.24">
                <text:p>1.24</text:p>
              </table:table-cell>
              <table:table-cell office:value-type="float" office:value="0.992462">
                <text:p>0.992462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1.24">
                <text:p>1.24</text:p>
              </table:table-cell>
              <table:table-cell office:value-type="float" office:value="0.992497">
                <text:p>0.992497</text:p>
              </table:table-cell>
              <table:table-cell office:value-type="float" office:value="0.0003">
                <text:p>0.0003</text:p>
              </table:table-cell>
              <table:table-cell office:value-type="float" office:value="0.0003">
                <text:p>0.0003</text:p>
              </table:table-cell>
              <table:table-cell office:value-type="float" office:value="1.24">
                <text:p>1.24</text:p>
              </table:table-cell>
              <table:table-cell office:value-type="float" office:value="0.992497">
                <text:p>0.99249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0.992234">
                <text:p>0.992234</text:p>
              </table:table-cell>
              <table:table-cell office:value-type="float" office:value="0.0026">
                <text:p>0.0026</text:p>
              </table:table-cell>
              <table:table-cell office:value-type="float" office:value="0.0026">
                <text:p>0.0026</text:p>
              </table:table-cell>
              <table:table-cell office:value-type="float" office:value="1.25">
                <text:p>1.25</text:p>
              </table:table-cell>
              <table:table-cell office:value-type="float" office:value="0.992044">
                <text:p>0.992044</text:p>
              </table:table-cell>
              <table:table-cell office:value-type="float" office:value="0.00031">
                <text:p>0.00031</text:p>
              </table:table-cell>
              <table:table-cell office:value-type="float" office:value="0.00031">
                <text:p>0.00031</text:p>
              </table:table-cell>
              <table:table-cell office:value-type="float" office:value="1.25">
                <text:p>1.25</text:p>
              </table:table-cell>
              <table:table-cell office:value-type="float" office:value="0.992062">
                <text:p>0.992062</text:p>
              </table:table-cell>
              <table:table-cell office:value-type="float" office:value="0.00031">
                <text:p>0.00031</text:p>
              </table:table-cell>
              <table:table-cell office:value-type="float" office:value="0.00031">
                <text:p>0.00031</text:p>
              </table:table-cell>
              <table:table-cell office:value-type="float" office:value="1.25">
                <text:p>1.25</text:p>
              </table:table-cell>
              <table:table-cell office:value-type="float" office:value="0.992059">
                <text:p>0.992059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">
                <text:p>1.26</text:p>
              </table:table-cell>
              <table:table-cell office:value-type="float" office:value="0.992225">
                <text:p>0.99222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1.26">
                <text:p>1.26</text:p>
              </table:table-cell>
              <table:table-cell office:value-type="float" office:value="0.991684">
                <text:p>0.991684</text:p>
              </table:table-cell>
              <table:table-cell office:value-type="float" office:value="0.00032">
                <text:p>0.00032</text:p>
              </table:table-cell>
              <table:table-cell office:value-type="float" office:value="0.00032">
                <text:p>0.00032</text:p>
              </table:table-cell>
              <table:table-cell office:value-type="float" office:value="1.26">
                <text:p>1.26</text:p>
              </table:table-cell>
              <table:table-cell office:value-type="float" office:value="0.991614">
                <text:p>0.991614</text:p>
              </table:table-cell>
              <table:table-cell office:value-type="float" office:value="0.00032">
                <text:p>0.00032</text:p>
              </table:table-cell>
              <table:table-cell office:value-type="float" office:value="0.00032">
                <text:p>0.00032</text:p>
              </table:table-cell>
              <table:table-cell office:value-type="float" office:value="1.26">
                <text:p>1.26</text:p>
              </table:table-cell>
              <table:table-cell office:value-type="float" office:value="0.991602">
                <text:p>0.991602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">
                <text:p>1.27</text:p>
              </table:table-cell>
              <table:table-cell office:value-type="float" office:value="0.991557">
                <text:p>0.991557</text:p>
              </table:table-cell>
              <table:table-cell office:value-type="float" office:value="0.00415">
                <text:p>0.00415</text:p>
              </table:table-cell>
              <table:table-cell office:value-type="float" office:value="0.00415">
                <text:p>0.00415</text:p>
              </table:table-cell>
              <table:table-cell office:value-type="float" office:value="1.27">
                <text:p>1.27</text:p>
              </table:table-cell>
              <table:table-cell office:value-type="float" office:value="0.99113">
                <text:p>0.99113</text:p>
              </table:table-cell>
              <table:table-cell office:value-type="float" office:value="0.00032">
                <text:p>0.00032</text:p>
              </table:table-cell>
              <table:table-cell office:value-type="float" office:value="0.00032">
                <text:p>0.00032</text:p>
              </table:table-cell>
              <table:table-cell office:value-type="float" office:value="1.27">
                <text:p>1.27</text:p>
              </table:table-cell>
              <table:table-cell office:value-type="float" office:value="0.991154">
                <text:p>0.991154</text:p>
              </table:table-cell>
              <table:table-cell office:value-type="float" office:value="0.00032">
                <text:p>0.00032</text:p>
              </table:table-cell>
              <table:table-cell office:value-type="float" office:value="0.00032">
                <text:p>0.00032</text:p>
              </table:table-cell>
              <table:table-cell office:value-type="float" office:value="1.27">
                <text:p>1.27</text:p>
              </table:table-cell>
              <table:table-cell office:value-type="float" office:value="0.991136">
                <text:p>0.99113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">
                <text:p>1.28</text:p>
              </table:table-cell>
              <table:table-cell office:value-type="float" office:value="0.990659">
                <text:p>0.990659</text:p>
              </table:table-cell>
              <table:table-cell office:value-type="float" office:value="0.0053">
                <text:p>0.0053</text:p>
              </table:table-cell>
              <table:table-cell office:value-type="float" office:value="0.0053">
                <text:p>0.0053</text:p>
              </table:table-cell>
              <table:table-cell office:value-type="float" office:value="1.28">
                <text:p>1.28</text:p>
              </table:table-cell>
              <table:table-cell office:value-type="float" office:value="0.990599">
                <text:p>0.990599</text:p>
              </table:table-cell>
              <table:table-cell office:value-type="float" office:value="0.00035">
                <text:p>0.00035</text:p>
              </table:table-cell>
              <table:table-cell office:value-type="float" office:value="0.00035">
                <text:p>0.00035</text:p>
              </table:table-cell>
              <table:table-cell office:value-type="float" office:value="1.28">
                <text:p>1.28</text:p>
              </table:table-cell>
              <table:table-cell office:value-type="float" office:value="0.990629">
                <text:p>0.990629</text:p>
              </table:table-cell>
              <table:table-cell office:value-type="float" office:value="0.00035">
                <text:p>0.00035</text:p>
              </table:table-cell>
              <table:table-cell office:value-type="float" office:value="0.00035">
                <text:p>0.00035</text:p>
              </table:table-cell>
              <table:table-cell office:value-type="float" office:value="1.28">
                <text:p>1.28</text:p>
              </table:table-cell>
              <table:table-cell office:value-type="float" office:value="0.990626">
                <text:p>0.990626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">
                <text:p>1.29</text:p>
              </table:table-cell>
              <table:table-cell office:value-type="float" office:value="0.990439">
                <text:p>0.990439</text:p>
              </table:table-cell>
              <table:table-cell office:value-type="float" office:value="0.00455">
                <text:p>0.00455</text:p>
              </table:table-cell>
              <table:table-cell office:value-type="float" office:value="0.00455">
                <text:p>0.00455</text:p>
              </table:table-cell>
              <table:table-cell office:value-type="float" office:value="1.29">
                <text:p>1.29</text:p>
              </table:table-cell>
              <table:table-cell office:value-type="float" office:value="0.990111">
                <text:p>0.990111</text:p>
              </table:table-cell>
              <table:table-cell office:value-type="float" office:value="0.00034">
                <text:p>0.00034</text:p>
              </table:table-cell>
              <table:table-cell office:value-type="float" office:value="0.00034">
                <text:p>0.00034</text:p>
              </table:table-cell>
              <table:table-cell office:value-type="float" office:value="1.29">
                <text:p>1.29</text:p>
              </table:table-cell>
              <table:table-cell office:value-type="float" office:value="0.990126">
                <text:p>0.990126</text:p>
              </table:table-cell>
              <table:table-cell office:value-type="float" office:value="0.00034">
                <text:p>0.00034</text:p>
              </table:table-cell>
              <table:table-cell office:value-type="float" office:value="0.00034">
                <text:p>0.00034</text:p>
              </table:table-cell>
              <table:table-cell office:value-type="float" office:value="1.29">
                <text:p>1.29</text:p>
              </table:table-cell>
              <table:table-cell office:value-type="float" office:value="0.990113">
                <text:p>0.99011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989715">
                <text:p>0.989715</text:p>
              </table:table-cell>
              <table:table-cell office:value-type="float" office:value="0.00265">
                <text:p>0.00265</text:p>
              </table:table-cell>
              <table:table-cell office:value-type="float" office:value="0.00265">
                <text:p>0.00265</text:p>
              </table:table-cell>
              <table:table-cell office:value-type="float" office:value="1.3">
                <text:p>1.3</text:p>
              </table:table-cell>
              <table:table-cell office:value-type="float" office:value="0.989626">
                <text:p>0.989626</text:p>
              </table:table-cell>
              <table:table-cell office:value-type="float" office:value="0.00034">
                <text:p>0.00034</text:p>
              </table:table-cell>
              <table:table-cell office:value-type="float" office:value="0.00034">
                <text:p>0.00034</text:p>
              </table:table-cell>
              <table:table-cell office:value-type="float" office:value="1.3">
                <text:p>1.3</text:p>
              </table:table-cell>
              <table:table-cell office:value-type="float" office:value="0.989593">
                <text:p>0.989593</text:p>
              </table:table-cell>
              <table:table-cell office:value-type="float" office:value="0.00034">
                <text:p>0.00034</text:p>
              </table:table-cell>
              <table:table-cell office:value-type="float" office:value="0.00034">
                <text:p>0.00034</text:p>
              </table:table-cell>
              <table:table-cell office:value-type="float" office:value="1.3">
                <text:p>1.3</text:p>
              </table:table-cell>
              <table:table-cell office:value-type="float" office:value="0.989583">
                <text:p>0.98958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">
                <text:p>1.31</text:p>
              </table:table-cell>
              <table:table-cell office:value-type="float" office:value="0.988934">
                <text:p>0.988934</text:p>
              </table:table-cell>
              <table:table-cell office:value-type="float" office:value="0.0051">
                <text:p>0.0051</text:p>
              </table:table-cell>
              <table:table-cell office:value-type="float" office:value="0.0051">
                <text:p>0.0051</text:p>
              </table:table-cell>
              <table:table-cell office:value-type="float" office:value="1.31">
                <text:p>1.31</text:p>
              </table:table-cell>
              <table:table-cell office:value-type="float" office:value="0.988961">
                <text:p>0.988961</text:p>
              </table:table-cell>
              <table:table-cell office:value-type="float" office:value="0.00036">
                <text:p>0.00036</text:p>
              </table:table-cell>
              <table:table-cell office:value-type="float" office:value="0.00036">
                <text:p>0.00036</text:p>
              </table:table-cell>
              <table:table-cell office:value-type="float" office:value="1.31">
                <text:p>1.31</text:p>
              </table:table-cell>
              <table:table-cell office:value-type="float" office:value="0.989054">
                <text:p>0.989054</text:p>
              </table:table-cell>
              <table:table-cell office:value-type="float" office:value="0.00036">
                <text:p>0.00036</text:p>
              </table:table-cell>
              <table:table-cell office:value-type="float" office:value="0.00036">
                <text:p>0.00036</text:p>
              </table:table-cell>
              <table:table-cell office:value-type="float" office:value="1.31">
                <text:p>1.31</text:p>
              </table:table-cell>
              <table:table-cell office:value-type="float" office:value="0.989014">
                <text:p>0.989014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">
                <text:p>1.32</text:p>
              </table:table-cell>
              <table:table-cell office:value-type="float" office:value="0.988667">
                <text:p>0.988667</text:p>
              </table:table-cell>
              <table:table-cell office:value-type="float" office:value="0.00325">
                <text:p>0.00325</text:p>
              </table:table-cell>
              <table:table-cell office:value-type="float" office:value="0.00325">
                <text:p>0.00325</text:p>
              </table:table-cell>
              <table:table-cell office:value-type="float" office:value="1.32">
                <text:p>1.32</text:p>
              </table:table-cell>
              <table:table-cell office:value-type="float" office:value="0.988537">
                <text:p>0.988537</text:p>
              </table:table-cell>
              <table:table-cell office:value-type="float" office:value="0.00037">
                <text:p>0.00037</text:p>
              </table:table-cell>
              <table:table-cell office:value-type="float" office:value="0.00037">
                <text:p>0.00037</text:p>
              </table:table-cell>
              <table:table-cell office:value-type="float" office:value="1.32">
                <text:p>1.32</text:p>
              </table:table-cell>
              <table:table-cell office:value-type="float" office:value="0.988418">
                <text:p>0.988418</text:p>
              </table:table-cell>
              <table:table-cell office:value-type="float" office:value="0.00037">
                <text:p>0.00037</text:p>
              </table:table-cell>
              <table:table-cell office:value-type="float" office:value="0.00037">
                <text:p>0.00037</text:p>
              </table:table-cell>
              <table:table-cell office:value-type="float" office:value="1.32">
                <text:p>1.32</text:p>
              </table:table-cell>
              <table:table-cell office:value-type="float" office:value="0.98843">
                <text:p>0.98843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">
                <text:p>1.33</text:p>
              </table:table-cell>
              <table:table-cell office:value-type="float" office:value="0.98887">
                <text:p>0.98887</text:p>
              </table:table-cell>
              <table:table-cell office:value-type="float" office:value="0.0046">
                <text:p>0.0046</text:p>
              </table:table-cell>
              <table:table-cell office:value-type="float" office:value="0.0046">
                <text:p>0.0046</text:p>
              </table:table-cell>
              <table:table-cell office:value-type="float" office:value="1.33">
                <text:p>1.33</text:p>
              </table:table-cell>
              <table:table-cell office:value-type="float" office:value="0.987805">
                <text:p>0.987805</text:p>
              </table:table-cell>
              <table:table-cell office:value-type="float" office:value="0.00038">
                <text:p>0.00038</text:p>
              </table:table-cell>
              <table:table-cell office:value-type="float" office:value="0.00038">
                <text:p>0.00038</text:p>
              </table:table-cell>
              <table:table-cell office:value-type="float" office:value="1.33">
                <text:p>1.33</text:p>
              </table:table-cell>
              <table:table-cell office:value-type="float" office:value="0.987836">
                <text:p>0.987836</text:p>
              </table:table-cell>
              <table:table-cell office:value-type="float" office:value="0.00038">
                <text:p>0.00038</text:p>
              </table:table-cell>
              <table:table-cell office:value-type="float" office:value="0.00038">
                <text:p>0.00038</text:p>
              </table:table-cell>
              <table:table-cell office:value-type="float" office:value="1.33">
                <text:p>1.33</text:p>
              </table:table-cell>
              <table:table-cell office:value-type="float" office:value="0.987827">
                <text:p>0.98782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0.987227">
                <text:p>0.987227</text:p>
              </table:table-cell>
              <table:table-cell office:value-type="float" office:value="0.00265">
                <text:p>0.00265</text:p>
              </table:table-cell>
              <table:table-cell office:value-type="float" office:value="0.00265">
                <text:p>0.00265</text:p>
              </table:table-cell>
              <table:table-cell office:value-type="float" office:value="1.34">
                <text:p>1.34</text:p>
              </table:table-cell>
              <table:table-cell office:value-type="float" office:value="0.987296">
                <text:p>0.987296</text:p>
              </table:table-cell>
              <table:table-cell office:value-type="float" office:value="0.00039">
                <text:p>0.00039</text:p>
              </table:table-cell>
              <table:table-cell office:value-type="float" office:value="0.00039">
                <text:p>0.00039</text:p>
              </table:table-cell>
              <table:table-cell office:value-type="float" office:value="1.34">
                <text:p>1.34</text:p>
              </table:table-cell>
              <table:table-cell office:value-type="float" office:value="0.987211">
                <text:p>0.987211</text:p>
              </table:table-cell>
              <table:table-cell office:value-type="float" office:value="0.00039">
                <text:p>0.00039</text:p>
              </table:table-cell>
              <table:table-cell office:value-type="float" office:value="0.00039">
                <text:p>0.00039</text:p>
              </table:table-cell>
              <table:table-cell office:value-type="float" office:value="1.34">
                <text:p>1.34</text:p>
              </table:table-cell>
              <table:table-cell office:value-type="float" office:value="0.987195">
                <text:p>0.98719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">
                <text:p>1.35</text:p>
              </table:table-cell>
              <table:table-cell office:value-type="float" office:value="0.986484">
                <text:p>0.986484</text:p>
              </table:table-cell>
              <table:table-cell office:value-type="float" office:value="0.0059">
                <text:p>0.0059</text:p>
              </table:table-cell>
              <table:table-cell office:value-type="float" office:value="0.0059">
                <text:p>0.0059</text:p>
              </table:table-cell>
              <table:table-cell office:value-type="float" office:value="1.35">
                <text:p>1.35</text:p>
              </table:table-cell>
              <table:table-cell office:value-type="float" office:value="0.986594">
                <text:p>0.986594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  <table:table-cell office:value-type="float" office:value="1.35">
                <text:p>1.35</text:p>
              </table:table-cell>
              <table:table-cell office:value-type="float" office:value="0.986604">
                <text:p>0.986604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  <table:table-cell office:value-type="float" office:value="1.35">
                <text:p>1.35</text:p>
              </table:table-cell>
              <table:table-cell office:value-type="float" office:value="0.986528">
                <text:p>0.986528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6">
                <text:p>1.36</text:p>
              </table:table-cell>
              <table:table-cell office:value-type="float" office:value="0.985689">
                <text:p>0.985689</text:p>
              </table:table-cell>
              <table:table-cell office:value-type="float" office:value="0.0051">
                <text:p>0.0051</text:p>
              </table:table-cell>
              <table:table-cell office:value-type="float" office:value="0.0051">
                <text:p>0.0051</text:p>
              </table:table-cell>
              <table:table-cell office:value-type="float" office:value="1.36">
                <text:p>1.36</text:p>
              </table:table-cell>
              <table:table-cell office:value-type="float" office:value="0.986042">
                <text:p>0.986042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  <table:table-cell office:value-type="float" office:value="1.36">
                <text:p>1.36</text:p>
              </table:table-cell>
              <table:table-cell office:value-type="float" office:value="0.985858">
                <text:p>0.985858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  <table:table-cell office:value-type="float" office:value="1.36">
                <text:p>1.36</text:p>
              </table:table-cell>
              <table:table-cell office:value-type="float" office:value="0.985851">
                <text:p>0.985851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">
                <text:p>1.37</text:p>
              </table:table-cell>
              <table:table-cell office:value-type="float" office:value="0.98581">
                <text:p>0.98581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1.37">
                <text:p>1.37</text:p>
              </table:table-cell>
              <table:table-cell office:value-type="float" office:value="0.985198">
                <text:p>0.985198</text:p>
              </table:table-cell>
              <table:table-cell office:value-type="float" office:value="0.00046">
                <text:p>0.00046</text:p>
              </table:table-cell>
              <table:table-cell office:value-type="float" office:value="0.00046">
                <text:p>0.00046</text:p>
              </table:table-cell>
              <table:table-cell office:value-type="float" office:value="1.37">
                <text:p>1.37</text:p>
              </table:table-cell>
              <table:table-cell office:value-type="float" office:value="0.985137">
                <text:p>0.985137</text:p>
              </table:table-cell>
              <table:table-cell office:value-type="float" office:value="0.00046">
                <text:p>0.00046</text:p>
              </table:table-cell>
              <table:table-cell office:value-type="float" office:value="0.00046">
                <text:p>0.00046</text:p>
              </table:table-cell>
              <table:table-cell office:value-type="float" office:value="1.37">
                <text:p>1.37</text:p>
              </table:table-cell>
              <table:table-cell office:value-type="float" office:value="0.985138">
                <text:p>0.985138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">
                <text:p>1.38</text:p>
              </table:table-cell>
              <table:table-cell office:value-type="float" office:value="0.984744">
                <text:p>0.984744</text:p>
              </table:table-cell>
              <table:table-cell office:value-type="float" office:value="0.0045">
                <text:p>0.0045</text:p>
              </table:table-cell>
              <table:table-cell office:value-type="float" office:value="0.0045">
                <text:p>0.0045</text:p>
              </table:table-cell>
              <table:table-cell office:value-type="float" office:value="1.38">
                <text:p>1.38</text:p>
              </table:table-cell>
              <table:table-cell office:value-type="float" office:value="0.984477">
                <text:p>0.984477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  <table:table-cell office:value-type="float" office:value="1.38">
                <text:p>1.38</text:p>
              </table:table-cell>
              <table:table-cell office:value-type="float" office:value="0.984425">
                <text:p>0.984425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  <table:table-cell office:value-type="float" office:value="1.38">
                <text:p>1.38</text:p>
              </table:table-cell>
              <table:table-cell office:value-type="float" office:value="0.984413">
                <text:p>0.984413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">
                <text:p>1.39</text:p>
              </table:table-cell>
              <table:table-cell office:value-type="float" office:value="0.984023">
                <text:p>0.984023</text:p>
              </table:table-cell>
              <table:table-cell office:value-type="float" office:value="0.0053">
                <text:p>0.0053</text:p>
              </table:table-cell>
              <table:table-cell office:value-type="float" office:value="0.0053">
                <text:p>0.0053</text:p>
              </table:table-cell>
              <table:table-cell office:value-type="float" office:value="1.39">
                <text:p>1.39</text:p>
              </table:table-cell>
              <table:table-cell office:value-type="float" office:value="0.983902">
                <text:p>0.983902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  <table:table-cell office:value-type="float" office:value="1.39">
                <text:p>1.39</text:p>
              </table:table-cell>
              <table:table-cell office:value-type="float" office:value="0.983664">
                <text:p>0.983664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  <table:table-cell office:value-type="float" office:value="1.39">
                <text:p>1.39</text:p>
              </table:table-cell>
              <table:table-cell office:value-type="float" office:value="0.983642">
                <text:p>0.983642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98264">
                <text:p>0.98264</text:p>
              </table:table-cell>
              <table:table-cell office:value-type="float" office:value="0.0086">
                <text:p>0.0086</text:p>
              </table:table-cell>
              <table:table-cell office:value-type="float" office:value="0.0086">
                <text:p>0.0086</text:p>
              </table:table-cell>
              <table:table-cell office:value-type="float" office:value="1.4">
                <text:p>1.4</text:p>
              </table:table-cell>
              <table:table-cell office:value-type="float" office:value="0.982864">
                <text:p>0.982864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  <table:table-cell office:value-type="float" office:value="1.4">
                <text:p>1.4</text:p>
              </table:table-cell>
              <table:table-cell office:value-type="float" office:value="0.982855">
                <text:p>0.982855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  <table:table-cell office:value-type="float" office:value="1.4">
                <text:p>1.4</text:p>
              </table:table-cell>
              <table:table-cell office:value-type="float" office:value="0.982857">
                <text:p>0.982857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1">
                <text:p>1.41</text:p>
              </table:table-cell>
              <table:table-cell office:value-type="float" office:value="0.982784">
                <text:p>0.982784</text:p>
              </table:table-cell>
              <table:table-cell office:value-type="float" office:value="0.0074">
                <text:p>0.0074</text:p>
              </table:table-cell>
              <table:table-cell office:value-type="float" office:value="0.0074">
                <text:p>0.0074</text:p>
              </table:table-cell>
              <table:table-cell office:value-type="float" office:value="1.41">
                <text:p>1.41</text:p>
              </table:table-cell>
              <table:table-cell office:value-type="float" office:value="0.982139">
                <text:p>0.982139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  <table:table-cell office:value-type="float" office:value="1.41">
                <text:p>1.41</text:p>
              </table:table-cell>
              <table:table-cell office:value-type="float" office:value="0.982002">
                <text:p>0.982002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  <table:table-cell office:value-type="float" office:value="1.41">
                <text:p>1.41</text:p>
              </table:table-cell>
              <table:table-cell office:value-type="float" office:value="0.982031">
                <text:p>0.982031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2">
                <text:p>1.42</text:p>
              </table:table-cell>
              <table:table-cell office:value-type="float" office:value="0.982011">
                <text:p>0.982011</text:p>
              </table:table-cell>
              <table:table-cell office:value-type="float" office:value="0.0047">
                <text:p>0.0047</text:p>
              </table:table-cell>
              <table:table-cell office:value-type="float" office:value="0.0047">
                <text:p>0.0047</text:p>
              </table:table-cell>
              <table:table-cell office:value-type="float" office:value="1.42">
                <text:p>1.42</text:p>
              </table:table-cell>
              <table:table-cell office:value-type="float" office:value="0.981429">
                <text:p>0.98142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1.42">
                <text:p>1.42</text:p>
              </table:table-cell>
              <table:table-cell office:value-type="float" office:value="0.981209">
                <text:p>0.98120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  <table:table-cell office:value-type="float" office:value="1.42">
                <text:p>1.42</text:p>
              </table:table-cell>
              <table:table-cell office:value-type="float" office:value="0.98119">
                <text:p>0.9811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3">
                <text:p>1.43</text:p>
              </table:table-cell>
              <table:table-cell office:value-type="float" office:value="0.980986">
                <text:p>0.980986</text:p>
              </table:table-cell>
              <table:table-cell office:value-type="float" office:value="0.00615">
                <text:p>0.00615</text:p>
              </table:table-cell>
              <table:table-cell office:value-type="float" office:value="0.00615">
                <text:p>0.00615</text:p>
              </table:table-cell>
              <table:table-cell office:value-type="float" office:value="1.43">
                <text:p>1.43</text:p>
              </table:table-cell>
              <table:table-cell office:value-type="float" office:value="0.980281">
                <text:p>0.980281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  <table:table-cell office:value-type="float" office:value="1.43">
                <text:p>1.43</text:p>
              </table:table-cell>
              <table:table-cell office:value-type="float" office:value="0.980322">
                <text:p>0.980322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  <table:table-cell office:value-type="float" office:value="1.43">
                <text:p>1.43</text:p>
              </table:table-cell>
              <table:table-cell office:value-type="float" office:value="0.980291">
                <text:p>0.980291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4">
                <text:p>1.44</text:p>
              </table:table-cell>
              <table:table-cell office:value-type="float" office:value="0.979542">
                <text:p>0.979542</text:p>
              </table:table-cell>
              <table:table-cell office:value-type="float" office:value="0.00835">
                <text:p>0.00835</text:p>
              </table:table-cell>
              <table:table-cell office:value-type="float" office:value="0.00835">
                <text:p>0.00835</text:p>
              </table:table-cell>
              <table:table-cell office:value-type="float" office:value="1.44">
                <text:p>1.44</text:p>
              </table:table-cell>
              <table:table-cell office:value-type="float" office:value="0.97956">
                <text:p>0.97956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  <table:table-cell office:value-type="float" office:value="1.44">
                <text:p>1.44</text:p>
              </table:table-cell>
              <table:table-cell office:value-type="float" office:value="0.979403">
                <text:p>0.979403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  <table:table-cell office:value-type="float" office:value="1.44">
                <text:p>1.44</text:p>
              </table:table-cell>
              <table:table-cell office:value-type="float" office:value="0.979373">
                <text:p>0.979373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5">
                <text:p>1.45</text:p>
              </table:table-cell>
              <table:table-cell office:value-type="float" office:value="0.978578">
                <text:p>0.978578</text:p>
              </table:table-cell>
              <table:table-cell office:value-type="float" office:value="0.0049">
                <text:p>0.0049</text:p>
              </table:table-cell>
              <table:table-cell office:value-type="float" office:value="0.0049">
                <text:p>0.0049</text:p>
              </table:table-cell>
              <table:table-cell office:value-type="float" office:value="1.45">
                <text:p>1.45</text:p>
              </table:table-cell>
              <table:table-cell office:value-type="float" office:value="0.978575">
                <text:p>0.978575</text:p>
              </table:table-cell>
              <table:table-cell office:value-type="float" office:value="0.00052">
                <text:p>0.00052</text:p>
              </table:table-cell>
              <table:table-cell office:value-type="float" office:value="0.00052">
                <text:p>0.00052</text:p>
              </table:table-cell>
              <table:table-cell office:value-type="float" office:value="1.45">
                <text:p>1.45</text:p>
              </table:table-cell>
              <table:table-cell office:value-type="float" office:value="0.978486">
                <text:p>0.978486</text:p>
              </table:table-cell>
              <table:table-cell office:value-type="float" office:value="0.00052">
                <text:p>0.00052</text:p>
              </table:table-cell>
              <table:table-cell office:value-type="float" office:value="0.00052">
                <text:p>0.00052</text:p>
              </table:table-cell>
              <table:table-cell office:value-type="float" office:value="1.45">
                <text:p>1.45</text:p>
              </table:table-cell>
              <table:table-cell office:value-type="float" office:value="0.978445">
                <text:p>0.978445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6">
                <text:p>1.46</text:p>
              </table:table-cell>
              <table:table-cell office:value-type="float" office:value="0.978932">
                <text:p>0.978932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1.46">
                <text:p>1.46</text:p>
              </table:table-cell>
              <table:table-cell office:value-type="float" office:value="0.97764">
                <text:p>0.97764</text:p>
              </table:table-cell>
              <table:table-cell office:value-type="float" office:value="0.00056">
                <text:p>0.00056</text:p>
              </table:table-cell>
              <table:table-cell office:value-type="float" office:value="0.00056">
                <text:p>0.00056</text:p>
              </table:table-cell>
              <table:table-cell office:value-type="float" office:value="1.46">
                <text:p>1.46</text:p>
              </table:table-cell>
              <table:table-cell office:value-type="float" office:value="0.97747">
                <text:p>0.97747</text:p>
              </table:table-cell>
              <table:table-cell office:value-type="float" office:value="0.00056">
                <text:p>0.00056</text:p>
              </table:table-cell>
              <table:table-cell office:value-type="float" office:value="0.00056">
                <text:p>0.00056</text:p>
              </table:table-cell>
              <table:table-cell office:value-type="float" office:value="1.46">
                <text:p>1.46</text:p>
              </table:table-cell>
              <table:table-cell office:value-type="float" office:value="0.977463">
                <text:p>0.977463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0.976799">
                <text:p>0.976799</text:p>
              </table:table-cell>
              <table:table-cell office:value-type="float" office:value="0.00505">
                <text:p>0.00505</text:p>
              </table:table-cell>
              <table:table-cell office:value-type="float" office:value="0.00505">
                <text:p>0.00505</text:p>
              </table:table-cell>
              <table:table-cell office:value-type="float" office:value="1.47">
                <text:p>1.47</text:p>
              </table:table-cell>
              <table:table-cell office:value-type="float" office:value="0.976549">
                <text:p>0.976549</text:p>
              </table:table-cell>
              <table:table-cell office:value-type="float" office:value="0.00058">
                <text:p>0.00058</text:p>
              </table:table-cell>
              <table:table-cell office:value-type="float" office:value="0.00058">
                <text:p>0.00058</text:p>
              </table:table-cell>
              <table:table-cell office:value-type="float" office:value="1.47">
                <text:p>1.47</text:p>
              </table:table-cell>
              <table:table-cell office:value-type="float" office:value="0.976478">
                <text:p>0.976478</text:p>
              </table:table-cell>
              <table:table-cell office:value-type="float" office:value="0.00058">
                <text:p>0.00058</text:p>
              </table:table-cell>
              <table:table-cell office:value-type="float" office:value="0.00058">
                <text:p>0.00058</text:p>
              </table:table-cell>
              <table:table-cell office:value-type="float" office:value="1.47">
                <text:p>1.47</text:p>
              </table:table-cell>
              <table:table-cell office:value-type="float" office:value="0.976439">
                <text:p>0.976439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">
                <text:p>1.48</text:p>
              </table:table-cell>
              <table:table-cell office:value-type="float" office:value="0.977011">
                <text:p>0.977011</text:p>
              </table:table-cell>
              <table:table-cell office:value-type="float" office:value="0.00725">
                <text:p>0.00725</text:p>
              </table:table-cell>
              <table:table-cell office:value-type="float" office:value="0.00725">
                <text:p>0.00725</text:p>
              </table:table-cell>
              <table:table-cell office:value-type="float" office:value="1.48">
                <text:p>1.48</text:p>
              </table:table-cell>
              <table:table-cell office:value-type="float" office:value="0.975412">
                <text:p>0.975412</text:p>
              </table:table-cell>
              <table:table-cell office:value-type="float" office:value="0.00062">
                <text:p>0.00062</text:p>
              </table:table-cell>
              <table:table-cell office:value-type="float" office:value="0.00062">
                <text:p>0.00062</text:p>
              </table:table-cell>
              <table:table-cell office:value-type="float" office:value="1.48">
                <text:p>1.48</text:p>
              </table:table-cell>
              <table:table-cell office:value-type="float" office:value="0.975397">
                <text:p>0.975397</text:p>
              </table:table-cell>
              <table:table-cell office:value-type="float" office:value="0.00062">
                <text:p>0.00062</text:p>
              </table:table-cell>
              <table:table-cell office:value-type="float" office:value="0.00062">
                <text:p>0.00062</text:p>
              </table:table-cell>
              <table:table-cell office:value-type="float" office:value="1.48">
                <text:p>1.48</text:p>
              </table:table-cell>
              <table:table-cell office:value-type="float" office:value="0.975391">
                <text:p>0.975391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  <table:table-cell office:value-type="float" office:value="0.975697">
                <text:p>0.975697</text:p>
              </table:table-cell>
              <table:table-cell office:value-type="float" office:value="0.0069">
                <text:p>0.0069</text:p>
              </table:table-cell>
              <table:table-cell office:value-type="float" office:value="0.0069">
                <text:p>0.0069</text:p>
              </table:table-cell>
              <table:table-cell office:value-type="float" office:value="1.49">
                <text:p>1.49</text:p>
              </table:table-cell>
              <table:table-cell office:value-type="float" office:value="0.974304">
                <text:p>0.974304</text:p>
              </table:table-cell>
              <table:table-cell office:value-type="float" office:value="0.00063">
                <text:p>0.00063</text:p>
              </table:table-cell>
              <table:table-cell office:value-type="float" office:value="0.00063">
                <text:p>0.00063</text:p>
              </table:table-cell>
              <table:table-cell office:value-type="float" office:value="1.49">
                <text:p>1.49</text:p>
              </table:table-cell>
              <table:table-cell office:value-type="float" office:value="0.974297">
                <text:p>0.974297</text:p>
              </table:table-cell>
              <table:table-cell office:value-type="float" office:value="0.00063">
                <text:p>0.00063</text:p>
              </table:table-cell>
              <table:table-cell office:value-type="float" office:value="0.00063">
                <text:p>0.00063</text:p>
              </table:table-cell>
              <table:table-cell office:value-type="float" office:value="1.49">
                <text:p>1.49</text:p>
              </table:table-cell>
              <table:table-cell office:value-type="float" office:value="0.974296">
                <text:p>0.974296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973694">
                <text:p>0.973694</text:p>
              </table:table-cell>
              <table:table-cell office:value-type="float" office:value="0.0084">
                <text:p>0.0084</text:p>
              </table:table-cell>
              <table:table-cell office:value-type="float" office:value="0.0084">
                <text:p>0.0084</text:p>
              </table:table-cell>
              <table:table-cell office:value-type="float" office:value="1.5">
                <text:p>1.5</text:p>
              </table:table-cell>
              <table:table-cell office:value-type="float" office:value="0.973403">
                <text:p>0.973403</text:p>
              </table:table-cell>
              <table:table-cell office:value-type="float" office:value="0.00062">
                <text:p>0.00062</text:p>
              </table:table-cell>
              <table:table-cell office:value-type="float" office:value="0.00062">
                <text:p>0.00062</text:p>
              </table:table-cell>
              <table:table-cell office:value-type="float" office:value="1.5">
                <text:p>1.5</text:p>
              </table:table-cell>
              <table:table-cell office:value-type="float" office:value="0.973234">
                <text:p>0.973234</text:p>
              </table:table-cell>
              <table:table-cell office:value-type="float" office:value="0.00062">
                <text:p>0.00062</text:p>
              </table:table-cell>
              <table:table-cell office:value-type="float" office:value="0.00062">
                <text:p>0.00062</text:p>
              </table:table-cell>
              <table:table-cell office:value-type="float" office:value="1.5">
                <text:p>1.5</text:p>
              </table:table-cell>
              <table:table-cell office:value-type="float" office:value="0.973203">
                <text:p>0.973203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1">
                <text:p>1.51</text:p>
              </table:table-cell>
              <table:table-cell office:value-type="float" office:value="0.972248">
                <text:p>0.972248</text:p>
              </table:table-cell>
              <table:table-cell office:value-type="float" office:value="0.01335">
                <text:p>0.01335</text:p>
              </table:table-cell>
              <table:table-cell office:value-type="float" office:value="0.01335">
                <text:p>0.01335</text:p>
              </table:table-cell>
              <table:table-cell office:value-type="float" office:value="1.51">
                <text:p>1.51</text:p>
              </table:table-cell>
              <table:table-cell office:value-type="float" office:value="0.972311">
                <text:p>0.972311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">
                <text:p>0.00061</text:p>
              </table:table-cell>
              <table:table-cell office:value-type="float" office:value="1.51">
                <text:p>1.51</text:p>
              </table:table-cell>
              <table:table-cell office:value-type="float" office:value="0.9721">
                <text:p>0.9721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">
                <text:p>0.00061</text:p>
              </table:table-cell>
              <table:table-cell office:value-type="float" office:value="1.51">
                <text:p>1.51</text:p>
              </table:table-cell>
              <table:table-cell office:value-type="float" office:value="0.972028">
                <text:p>0.972028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2">
                <text:p>1.52</text:p>
              </table:table-cell>
              <table:table-cell office:value-type="float" office:value="0.972211">
                <text:p>0.972211</text:p>
              </table:table-cell>
              <table:table-cell office:value-type="float" office:value="0.00735">
                <text:p>0.00735</text:p>
              </table:table-cell>
              <table:table-cell office:value-type="float" office:value="0.00735">
                <text:p>0.00735</text:p>
              </table:table-cell>
              <table:table-cell office:value-type="float" office:value="1.52">
                <text:p>1.52</text:p>
              </table:table-cell>
              <table:table-cell office:value-type="float" office:value="0.970912">
                <text:p>0.970912</text:p>
              </table:table-cell>
              <table:table-cell office:value-type="float" office:value="0.00064">
                <text:p>0.00064</text:p>
              </table:table-cell>
              <table:table-cell office:value-type="float" office:value="0.00064">
                <text:p>0.00064</text:p>
              </table:table-cell>
              <table:table-cell office:value-type="float" office:value="1.52">
                <text:p>1.52</text:p>
              </table:table-cell>
              <table:table-cell office:value-type="float" office:value="0.970868">
                <text:p>0.970868</text:p>
              </table:table-cell>
              <table:table-cell office:value-type="float" office:value="0.00064">
                <text:p>0.00064</text:p>
              </table:table-cell>
              <table:table-cell office:value-type="float" office:value="0.00064">
                <text:p>0.00064</text:p>
              </table:table-cell>
              <table:table-cell office:value-type="float" office:value="1.52">
                <text:p>1.52</text:p>
              </table:table-cell>
              <table:table-cell office:value-type="float" office:value="0.970829">
                <text:p>0.970829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">
                <text:p>1.53</text:p>
              </table:table-cell>
              <table:table-cell office:value-type="float" office:value="0.969926">
                <text:p>0.969926</text:p>
              </table:table-cell>
              <table:table-cell office:value-type="float" office:value="0.0109">
                <text:p>0.0109</text:p>
              </table:table-cell>
              <table:table-cell office:value-type="float" office:value="0.0109">
                <text:p>0.0109</text:p>
              </table:table-cell>
              <table:table-cell office:value-type="float" office:value="1.53">
                <text:p>1.53</text:p>
              </table:table-cell>
              <table:table-cell office:value-type="float" office:value="0.969708">
                <text:p>0.969708</text:p>
              </table:table-cell>
              <table:table-cell office:value-type="float" office:value="0.00077">
                <text:p>0.00077</text:p>
              </table:table-cell>
              <table:table-cell office:value-type="float" office:value="0.00077">
                <text:p>0.00077</text:p>
              </table:table-cell>
              <table:table-cell office:value-type="float" office:value="1.53">
                <text:p>1.53</text:p>
              </table:table-cell>
              <table:table-cell office:value-type="float" office:value="0.969584">
                <text:p>0.969584</text:p>
              </table:table-cell>
              <table:table-cell office:value-type="float" office:value="0.00077">
                <text:p>0.00077</text:p>
              </table:table-cell>
              <table:table-cell office:value-type="float" office:value="0.00077">
                <text:p>0.00077</text:p>
              </table:table-cell>
              <table:table-cell office:value-type="float" office:value="1.53">
                <text:p>1.53</text:p>
              </table:table-cell>
              <table:table-cell office:value-type="float" office:value="0.969592">
                <text:p>0.969592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  <table:table-cell office:value-type="float" office:value="0.968796">
                <text:p>0.968796</text:p>
              </table:table-cell>
              <table:table-cell office:value-type="float" office:value="0.0085">
                <text:p>0.0085</text:p>
              </table:table-cell>
              <table:table-cell office:value-type="float" office:value="0.0085">
                <text:p>0.0085</text:p>
              </table:table-cell>
              <table:table-cell office:value-type="float" office:value="1.54">
                <text:p>1.54</text:p>
              </table:table-cell>
              <table:table-cell office:value-type="float" office:value="0.968346">
                <text:p>0.968346</text:p>
              </table:table-cell>
              <table:table-cell office:value-type="float" office:value="0.00069">
                <text:p>0.00069</text:p>
              </table:table-cell>
              <table:table-cell office:value-type="float" office:value="0.00069">
                <text:p>0.00069</text:p>
              </table:table-cell>
              <table:table-cell office:value-type="float" office:value="1.54">
                <text:p>1.54</text:p>
              </table:table-cell>
              <table:table-cell office:value-type="float" office:value="0.96834">
                <text:p>0.96834</text:p>
              </table:table-cell>
              <table:table-cell office:value-type="float" office:value="0.00069">
                <text:p>0.00069</text:p>
              </table:table-cell>
              <table:table-cell office:value-type="float" office:value="0.00069">
                <text:p>0.00069</text:p>
              </table:table-cell>
              <table:table-cell office:value-type="float" office:value="1.54">
                <text:p>1.54</text:p>
              </table:table-cell>
              <table:table-cell office:value-type="float" office:value="0.968318">
                <text:p>0.968318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">
                <text:p>1.55</text:p>
              </table:table-cell>
              <table:table-cell office:value-type="float" office:value="0.968555">
                <text:p>0.968555</text:p>
              </table:table-cell>
              <table:table-cell office:value-type="float" office:value="0.0128">
                <text:p>0.0128</text:p>
              </table:table-cell>
              <table:table-cell office:value-type="float" office:value="0.0128">
                <text:p>0.0128</text:p>
              </table:table-cell>
              <table:table-cell office:value-type="float" office:value="1.55">
                <text:p>1.55</text:p>
              </table:table-cell>
              <table:table-cell office:value-type="float" office:value="0.967415">
                <text:p>0.967415</text:p>
              </table:table-cell>
              <table:table-cell office:value-type="float" office:value="0.00071">
                <text:p>0.00071</text:p>
              </table:table-cell>
              <table:table-cell office:value-type="float" office:value="0.00071">
                <text:p>0.00071</text:p>
              </table:table-cell>
              <table:table-cell office:value-type="float" office:value="1.55">
                <text:p>1.55</text:p>
              </table:table-cell>
              <table:table-cell office:value-type="float" office:value="0.967024">
                <text:p>0.967024</text:p>
              </table:table-cell>
              <table:table-cell office:value-type="float" office:value="0.00071">
                <text:p>0.00071</text:p>
              </table:table-cell>
              <table:table-cell office:value-type="float" office:value="0.00071">
                <text:p>0.00071</text:p>
              </table:table-cell>
              <table:table-cell office:value-type="float" office:value="1.55">
                <text:p>1.55</text:p>
              </table:table-cell>
              <table:table-cell office:value-type="float" office:value="0.966979">
                <text:p>0.966979</text:p>
              </table:table-cell>
              <table:table-cell office:value-type="float" office:value="0.00004">
                <text:p>0.00004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  <table:table-cell office:value-type="float" office:value="0.966445">
                <text:p>0.966445</text:p>
              </table:table-cell>
              <table:table-cell office:value-type="float" office:value="0.00975">
                <text:p>0.00975</text:p>
              </table:table-cell>
              <table:table-cell office:value-type="float" office:value="0.00975">
                <text:p>0.00975</text:p>
              </table:table-cell>
              <table:table-cell office:value-type="float" office:value="1.56">
                <text:p>1.56</text:p>
              </table:table-cell>
              <table:table-cell office:value-type="float" office:value="0.965981">
                <text:p>0.965981</text:p>
              </table:table-cell>
              <table:table-cell office:value-type="float" office:value="0.00074">
                <text:p>0.00074</text:p>
              </table:table-cell>
              <table:table-cell office:value-type="float" office:value="0.00074">
                <text:p>0.00074</text:p>
              </table:table-cell>
              <table:table-cell office:value-type="float" office:value="1.56">
                <text:p>1.56</text:p>
              </table:table-cell>
              <table:table-cell office:value-type="float" office:value="0.965674">
                <text:p>0.965674</text:p>
              </table:table-cell>
              <table:table-cell office:value-type="float" office:value="0.00074">
                <text:p>0.00074</text:p>
              </table:table-cell>
              <table:table-cell office:value-type="float" office:value="0.00074">
                <text:p>0.00074</text:p>
              </table:table-cell>
              <table:table-cell office:value-type="float" office:value="1.56">
                <text:p>1.56</text:p>
              </table:table-cell>
              <table:table-cell office:value-type="float" office:value="0.965621">
                <text:p>0.965621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7">
                <text:p>1.57</text:p>
              </table:table-cell>
              <table:table-cell office:value-type="float" office:value="0.965758">
                <text:p>0.965758</text:p>
              </table:table-cell>
              <table:table-cell office:value-type="float" office:value="0.01115">
                <text:p>0.01115</text:p>
              </table:table-cell>
              <table:table-cell office:value-type="float" office:value="0.01115">
                <text:p>0.01115</text:p>
              </table:table-cell>
              <table:table-cell office:value-type="float" office:value="1.57">
                <text:p>1.57</text:p>
              </table:table-cell>
              <table:table-cell office:value-type="float" office:value="0.964232">
                <text:p>0.964232</text:p>
              </table:table-cell>
              <table:table-cell office:value-type="float" office:value="0.00075">
                <text:p>0.00075</text:p>
              </table:table-cell>
              <table:table-cell office:value-type="float" office:value="0.00075">
                <text:p>0.00075</text:p>
              </table:table-cell>
              <table:table-cell office:value-type="float" office:value="1.57">
                <text:p>1.57</text:p>
              </table:table-cell>
              <table:table-cell office:value-type="float" office:value="0.964334">
                <text:p>0.964334</text:p>
              </table:table-cell>
              <table:table-cell office:value-type="float" office:value="0.00075">
                <text:p>0.00075</text:p>
              </table:table-cell>
              <table:table-cell office:value-type="float" office:value="0.00075">
                <text:p>0.00075</text:p>
              </table:table-cell>
              <table:table-cell office:value-type="float" office:value="1.57">
                <text:p>1.57</text:p>
              </table:table-cell>
              <table:table-cell office:value-type="float" office:value="0.964213">
                <text:p>0.964213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">
                <text:p>1.58</text:p>
              </table:table-cell>
              <table:table-cell office:value-type="float" office:value="0.963443">
                <text:p>0.963443</text:p>
              </table:table-cell>
              <table:table-cell office:value-type="float" office:value="0.0113">
                <text:p>0.0113</text:p>
              </table:table-cell>
              <table:table-cell office:value-type="float" office:value="0.0113">
                <text:p>0.0113</text:p>
              </table:table-cell>
              <table:table-cell office:value-type="float" office:value="1.58">
                <text:p>1.58</text:p>
              </table:table-cell>
              <table:table-cell office:value-type="float" office:value="0.962851">
                <text:p>0.962851</text:p>
              </table:table-cell>
              <table:table-cell office:value-type="float" office:value="0.00077">
                <text:p>0.00077</text:p>
              </table:table-cell>
              <table:table-cell office:value-type="float" office:value="0.00077">
                <text:p>0.00077</text:p>
              </table:table-cell>
              <table:table-cell office:value-type="float" office:value="1.58">
                <text:p>1.58</text:p>
              </table:table-cell>
              <table:table-cell office:value-type="float" office:value="0.962862">
                <text:p>0.962862</text:p>
              </table:table-cell>
              <table:table-cell office:value-type="float" office:value="0.00077">
                <text:p>0.00077</text:p>
              </table:table-cell>
              <table:table-cell office:value-type="float" office:value="0.00077">
                <text:p>0.00077</text:p>
              </table:table-cell>
              <table:table-cell office:value-type="float" office:value="1.58">
                <text:p>1.58</text:p>
              </table:table-cell>
              <table:table-cell office:value-type="float" office:value="0.962726">
                <text:p>0.962726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9">
                <text:p>1.59</text:p>
              </table:table-cell>
              <table:table-cell office:value-type="float" office:value="0.961932">
                <text:p>0.961932</text:p>
              </table:table-cell>
              <table:table-cell office:value-type="float" office:value="0.00775">
                <text:p>0.00775</text:p>
              </table:table-cell>
              <table:table-cell office:value-type="float" office:value="0.00775">
                <text:p>0.00775</text:p>
              </table:table-cell>
              <table:table-cell office:value-type="float" office:value="1.59">
                <text:p>1.59</text:p>
              </table:table-cell>
              <table:table-cell office:value-type="float" office:value="0.96143">
                <text:p>0.96143</text:p>
              </table:table-cell>
              <table:table-cell office:value-type="float" office:value="0.00076">
                <text:p>0.00076</text:p>
              </table:table-cell>
              <table:table-cell office:value-type="float" office:value="0.00076">
                <text:p>0.00076</text:p>
              </table:table-cell>
              <table:table-cell office:value-type="float" office:value="1.59">
                <text:p>1.59</text:p>
              </table:table-cell>
              <table:table-cell office:value-type="float" office:value="0.961278">
                <text:p>0.961278</text:p>
              </table:table-cell>
              <table:table-cell office:value-type="float" office:value="0.00076">
                <text:p>0.00076</text:p>
              </table:table-cell>
              <table:table-cell office:value-type="float" office:value="0.00076">
                <text:p>0.00076</text:p>
              </table:table-cell>
              <table:table-cell office:value-type="float" office:value="1.59">
                <text:p>1.59</text:p>
              </table:table-cell>
              <table:table-cell office:value-type="float" office:value="0.961243">
                <text:p>0.961243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959751">
                <text:p>0.959751</text:p>
              </table:table-cell>
              <table:table-cell office:value-type="float" office:value="0.0094">
                <text:p>0.0094</text:p>
              </table:table-cell>
              <table:table-cell office:value-type="float" office:value="0.0094">
                <text:p>0.0094</text:p>
              </table:table-cell>
              <table:table-cell office:value-type="float" office:value="1.6">
                <text:p>1.6</text:p>
              </table:table-cell>
              <table:table-cell office:value-type="float" office:value="0.960105">
                <text:p>0.960105</text:p>
              </table:table-cell>
              <table:table-cell office:value-type="float" office:value="0.00082">
                <text:p>0.00082</text:p>
              </table:table-cell>
              <table:table-cell office:value-type="float" office:value="0.00082">
                <text:p>0.00082</text:p>
              </table:table-cell>
              <table:table-cell office:value-type="float" office:value="1.6">
                <text:p>1.6</text:p>
              </table:table-cell>
              <table:table-cell office:value-type="float" office:value="0.959745">
                <text:p>0.959745</text:p>
              </table:table-cell>
              <table:table-cell office:value-type="float" office:value="0.00082">
                <text:p>0.00082</text:p>
              </table:table-cell>
              <table:table-cell office:value-type="float" office:value="0.00082">
                <text:p>0.00082</text:p>
              </table:table-cell>
              <table:table-cell office:value-type="float" office:value="1.6">
                <text:p>1.6</text:p>
              </table:table-cell>
              <table:table-cell office:value-type="float" office:value="0.959675">
                <text:p>0.959675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">
                <text:p>1.61</text:p>
              </table:table-cell>
              <table:table-cell office:value-type="float" office:value="0.958228">
                <text:p>0.958228</text:p>
              </table:table-cell>
              <table:table-cell office:value-type="float" office:value="0.01305">
                <text:p>0.01305</text:p>
              </table:table-cell>
              <table:table-cell office:value-type="float" office:value="0.01305">
                <text:p>0.01305</text:p>
              </table:table-cell>
              <table:table-cell office:value-type="float" office:value="1.61">
                <text:p>1.61</text:p>
              </table:table-cell>
              <table:table-cell office:value-type="float" office:value="0.958119">
                <text:p>0.958119</text:p>
              </table:table-cell>
              <table:table-cell office:value-type="float" office:value="0.00084">
                <text:p>0.00084</text:p>
              </table:table-cell>
              <table:table-cell office:value-type="float" office:value="0.00084">
                <text:p>0.00084</text:p>
              </table:table-cell>
              <table:table-cell office:value-type="float" office:value="1.61">
                <text:p>1.61</text:p>
              </table:table-cell>
              <table:table-cell office:value-type="float" office:value="0.958116">
                <text:p>0.958116</text:p>
              </table:table-cell>
              <table:table-cell office:value-type="float" office:value="0.00084">
                <text:p>0.00084</text:p>
              </table:table-cell>
              <table:table-cell office:value-type="float" office:value="0.00084">
                <text:p>0.00084</text:p>
              </table:table-cell>
              <table:table-cell office:value-type="float" office:value="1.61">
                <text:p>1.61</text:p>
              </table:table-cell>
              <table:table-cell office:value-type="float" office:value="0.958069">
                <text:p>0.958069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">
                <text:p>1.62</text:p>
              </table:table-cell>
              <table:table-cell office:value-type="float" office:value="0.95845">
                <text:p>0.95845</text:p>
              </table:table-cell>
              <table:table-cell office:value-type="float" office:value="0.01065">
                <text:p>0.01065</text:p>
              </table:table-cell>
              <table:table-cell office:value-type="float" office:value="0.01065">
                <text:p>0.01065</text:p>
              </table:table-cell>
              <table:table-cell office:value-type="float" office:value="1.62">
                <text:p>1.62</text:p>
              </table:table-cell>
              <table:table-cell office:value-type="float" office:value="0.956551">
                <text:p>0.956551</text:p>
              </table:table-cell>
              <table:table-cell office:value-type="float" office:value="0.00087">
                <text:p>0.00087</text:p>
              </table:table-cell>
              <table:table-cell office:value-type="float" office:value="0.00087">
                <text:p>0.00087</text:p>
              </table:table-cell>
              <table:table-cell office:value-type="float" office:value="1.62">
                <text:p>1.62</text:p>
              </table:table-cell>
              <table:table-cell office:value-type="float" office:value="0.956541">
                <text:p>0.956541</text:p>
              </table:table-cell>
              <table:table-cell office:value-type="float" office:value="0.00087">
                <text:p>0.00087</text:p>
              </table:table-cell>
              <table:table-cell office:value-type="float" office:value="0.00087">
                <text:p>0.00087</text:p>
              </table:table-cell>
              <table:table-cell office:value-type="float" office:value="1.62">
                <text:p>1.62</text:p>
              </table:table-cell>
              <table:table-cell office:value-type="float" office:value="0.956401">
                <text:p>0.956401</text:p>
              </table:table-cell>
              <table:table-cell office:value-type="float" office:value="0.00005">
                <text:p>0.0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3">
                <text:p>1.63</text:p>
              </table:table-cell>
              <table:table-cell office:value-type="float" office:value="0.957569">
                <text:p>0.957569</text:p>
              </table:table-cell>
              <table:table-cell office:value-type="float" office:value="0.0108">
                <text:p>0.0108</text:p>
              </table:table-cell>
              <table:table-cell office:value-type="float" office:value="0.0108">
                <text:p>0.0108</text:p>
              </table:table-cell>
              <table:table-cell office:value-type="float" office:value="1.63">
                <text:p>1.63</text:p>
              </table:table-cell>
              <table:table-cell office:value-type="float" office:value="0.955034">
                <text:p>0.955034</text:p>
              </table:table-cell>
              <table:table-cell office:value-type="float" office:value="0.00086">
                <text:p>0.00086</text:p>
              </table:table-cell>
              <table:table-cell office:value-type="float" office:value="0.00086">
                <text:p>0.00086</text:p>
              </table:table-cell>
              <table:table-cell office:value-type="float" office:value="1.63">
                <text:p>1.63</text:p>
              </table:table-cell>
              <table:table-cell office:value-type="float" office:value="0.954734">
                <text:p>0.954734</text:p>
              </table:table-cell>
              <table:table-cell office:value-type="float" office:value="0.00086">
                <text:p>0.00086</text:p>
              </table:table-cell>
              <table:table-cell office:value-type="float" office:value="0.00086">
                <text:p>0.00086</text:p>
              </table:table-cell>
              <table:table-cell office:value-type="float" office:value="1.63">
                <text:p>1.63</text:p>
              </table:table-cell>
              <table:table-cell office:value-type="float" office:value="0.954679">
                <text:p>0.954679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">
                <text:p>1.64</text:p>
              </table:table-cell>
              <table:table-cell office:value-type="float" office:value="0.954543">
                <text:p>0.954543</text:p>
              </table:table-cell>
              <table:table-cell office:value-type="float" office:value="0.0121">
                <text:p>0.0121</text:p>
              </table:table-cell>
              <table:table-cell office:value-type="float" office:value="0.0121">
                <text:p>0.0121</text:p>
              </table:table-cell>
              <table:table-cell office:value-type="float" office:value="1.64">
                <text:p>1.64</text:p>
              </table:table-cell>
              <table:table-cell office:value-type="float" office:value="0.953218">
                <text:p>0.953218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1.64">
                <text:p>1.64</text:p>
              </table:table-cell>
              <table:table-cell office:value-type="float" office:value="0.953055">
                <text:p>0.953055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  <table:table-cell office:value-type="float" office:value="1.64">
                <text:p>1.64</text:p>
              </table:table-cell>
              <table:table-cell office:value-type="float" office:value="0.952947">
                <text:p>0.95294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">
                <text:p>1.65</text:p>
              </table:table-cell>
              <table:table-cell office:value-type="float" office:value="0.952488">
                <text:p>0.952488</text:p>
              </table:table-cell>
              <table:table-cell office:value-type="float" office:value="0.01105">
                <text:p>0.01105</text:p>
              </table:table-cell>
              <table:table-cell office:value-type="float" office:value="0.01105">
                <text:p>0.01105</text:p>
              </table:table-cell>
              <table:table-cell office:value-type="float" office:value="1.65">
                <text:p>1.65</text:p>
              </table:table-cell>
              <table:table-cell office:value-type="float" office:value="0.951017">
                <text:p>0.951017</text:p>
              </table:table-cell>
              <table:table-cell office:value-type="float" office:value="0.00094">
                <text:p>0.00094</text:p>
              </table:table-cell>
              <table:table-cell office:value-type="float" office:value="0.00094">
                <text:p>0.00094</text:p>
              </table:table-cell>
              <table:table-cell office:value-type="float" office:value="1.65">
                <text:p>1.65</text:p>
              </table:table-cell>
              <table:table-cell office:value-type="float" office:value="0.951174">
                <text:p>0.951174</text:p>
              </table:table-cell>
              <table:table-cell office:value-type="float" office:value="0.00094">
                <text:p>0.00094</text:p>
              </table:table-cell>
              <table:table-cell office:value-type="float" office:value="0.00094">
                <text:p>0.00094</text:p>
              </table:table-cell>
              <table:table-cell office:value-type="float" office:value="1.65">
                <text:p>1.65</text:p>
              </table:table-cell>
              <table:table-cell office:value-type="float" office:value="0.951113">
                <text:p>0.951113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">
                <text:p>1.66</text:p>
              </table:table-cell>
              <table:table-cell office:value-type="float" office:value="0.948354">
                <text:p>0.948354</text:p>
              </table:table-cell>
              <table:table-cell office:value-type="float" office:value="0.01805">
                <text:p>0.01805</text:p>
              </table:table-cell>
              <table:table-cell office:value-type="float" office:value="0.01805">
                <text:p>0.01805</text:p>
              </table:table-cell>
              <table:table-cell office:value-type="float" office:value="1.66">
                <text:p>1.66</text:p>
              </table:table-cell>
              <table:table-cell office:value-type="float" office:value="0.949576">
                <text:p>0.949576</text:p>
              </table:table-cell>
              <table:table-cell office:value-type="float" office:value="0.00093">
                <text:p>0.00093</text:p>
              </table:table-cell>
              <table:table-cell office:value-type="float" office:value="0.00093">
                <text:p>0.00093</text:p>
              </table:table-cell>
              <table:table-cell office:value-type="float" office:value="1.66">
                <text:p>1.66</text:p>
              </table:table-cell>
              <table:table-cell office:value-type="float" office:value="0.949225">
                <text:p>0.949225</text:p>
              </table:table-cell>
              <table:table-cell office:value-type="float" office:value="0.00093">
                <text:p>0.00093</text:p>
              </table:table-cell>
              <table:table-cell office:value-type="float" office:value="0.00093">
                <text:p>0.00093</text:p>
              </table:table-cell>
              <table:table-cell office:value-type="float" office:value="1.66">
                <text:p>1.66</text:p>
              </table:table-cell>
              <table:table-cell office:value-type="float" office:value="0.949227">
                <text:p>0.949227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">
                <text:p>1.67</text:p>
              </table:table-cell>
              <table:table-cell office:value-type="float" office:value="0.948768">
                <text:p>0.948768</text:p>
              </table:table-cell>
              <table:table-cell office:value-type="float" office:value="0.0079">
                <text:p>0.0079</text:p>
              </table:table-cell>
              <table:table-cell office:value-type="float" office:value="0.0079">
                <text:p>0.0079</text:p>
              </table:table-cell>
              <table:table-cell office:value-type="float" office:value="1.67">
                <text:p>1.67</text:p>
              </table:table-cell>
              <table:table-cell office:value-type="float" office:value="0.947544">
                <text:p>0.947544</text:p>
              </table:table-cell>
              <table:table-cell office:value-type="float" office:value="0.00098">
                <text:p>0.00098</text:p>
              </table:table-cell>
              <table:table-cell office:value-type="float" office:value="0.00098">
                <text:p>0.00098</text:p>
              </table:table-cell>
              <table:table-cell office:value-type="float" office:value="1.67">
                <text:p>1.67</text:p>
              </table:table-cell>
              <table:table-cell office:value-type="float" office:value="0.947334">
                <text:p>0.947334</text:p>
              </table:table-cell>
              <table:table-cell office:value-type="float" office:value="0.00098">
                <text:p>0.00098</text:p>
              </table:table-cell>
              <table:table-cell office:value-type="float" office:value="0.00098">
                <text:p>0.00098</text:p>
              </table:table-cell>
              <table:table-cell office:value-type="float" office:value="1.67">
                <text:p>1.67</text:p>
              </table:table-cell>
              <table:table-cell office:value-type="float" office:value="0.947258">
                <text:p>0.947258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8">
                <text:p>1.68</text:p>
              </table:table-cell>
              <table:table-cell office:value-type="float" office:value="0.94678">
                <text:p>0.94678</text:p>
              </table:table-cell>
              <table:table-cell office:value-type="float" office:value="0.0128">
                <text:p>0.0128</text:p>
              </table:table-cell>
              <table:table-cell office:value-type="float" office:value="0.0128">
                <text:p>0.0128</text:p>
              </table:table-cell>
              <table:table-cell office:value-type="float" office:value="1.68">
                <text:p>1.68</text:p>
              </table:table-cell>
              <table:table-cell office:value-type="float" office:value="0.945916">
                <text:p>0.945916</text:p>
              </table:table-cell>
              <table:table-cell office:value-type="float" office:value="0.00099">
                <text:p>0.00099</text:p>
              </table:table-cell>
              <table:table-cell office:value-type="float" office:value="0.00099">
                <text:p>0.00099</text:p>
              </table:table-cell>
              <table:table-cell office:value-type="float" office:value="1.68">
                <text:p>1.68</text:p>
              </table:table-cell>
              <table:table-cell office:value-type="float" office:value="0.945247">
                <text:p>0.945247</text:p>
              </table:table-cell>
              <table:table-cell office:value-type="float" office:value="0.00099">
                <text:p>0.00099</text:p>
              </table:table-cell>
              <table:table-cell office:value-type="float" office:value="0.00099">
                <text:p>0.00099</text:p>
              </table:table-cell>
              <table:table-cell office:value-type="float" office:value="1.68">
                <text:p>1.68</text:p>
              </table:table-cell>
              <table:table-cell office:value-type="float" office:value="0.945275">
                <text:p>0.945275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">
                <text:p>1.69</text:p>
              </table:table-cell>
              <table:table-cell office:value-type="float" office:value="0.943936">
                <text:p>0.943936</text:p>
              </table:table-cell>
              <table:table-cell office:value-type="float" office:value="0.0124">
                <text:p>0.0124</text:p>
              </table:table-cell>
              <table:table-cell office:value-type="float" office:value="0.0124">
                <text:p>0.0124</text:p>
              </table:table-cell>
              <table:table-cell office:value-type="float" office:value="1.69">
                <text:p>1.69</text:p>
              </table:table-cell>
              <table:table-cell office:value-type="float" office:value="0.943494">
                <text:p>0.943494</text:p>
              </table:table-cell>
              <table:table-cell office:value-type="float" office:value="0.00109">
                <text:p>0.00109</text:p>
              </table:table-cell>
              <table:table-cell office:value-type="float" office:value="0.00109">
                <text:p>0.00109</text:p>
              </table:table-cell>
              <table:table-cell office:value-type="float" office:value="1.69">
                <text:p>1.69</text:p>
              </table:table-cell>
              <table:table-cell office:value-type="float" office:value="0.943307">
                <text:p>0.943307</text:p>
              </table:table-cell>
              <table:table-cell office:value-type="float" office:value="0.00109">
                <text:p>0.00109</text:p>
              </table:table-cell>
              <table:table-cell office:value-type="float" office:value="0.00109">
                <text:p>0.00109</text:p>
              </table:table-cell>
              <table:table-cell office:value-type="float" office:value="1.69">
                <text:p>1.69</text:p>
              </table:table-cell>
              <table:table-cell office:value-type="float" office:value="0.943213">
                <text:p>0.943213</text:p>
              </table:table-cell>
              <table:table-cell office:value-type="float" office:value="0.00006">
                <text:p>0.0000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942607">
                <text:p>0.942607</text:p>
              </table:table-cell>
              <table:table-cell office:value-type="float" office:value="0.0105">
                <text:p>0.0105</text:p>
              </table:table-cell>
              <table:table-cell office:value-type="float" office:value="0.0105">
                <text:p>0.0105</text:p>
              </table:table-cell>
              <table:table-cell office:value-type="float" office:value="1.7">
                <text:p>1.7</text:p>
              </table:table-cell>
              <table:table-cell office:value-type="float" office:value="0.941298">
                <text:p>0.941298</text:p>
              </table:table-cell>
              <table:table-cell office:value-type="float" office:value="0.00107">
                <text:p>0.00107</text:p>
              </table:table-cell>
              <table:table-cell office:value-type="float" office:value="0.00107">
                <text:p>0.00107</text:p>
              </table:table-cell>
              <table:table-cell office:value-type="float" office:value="1.7">
                <text:p>1.7</text:p>
              </table:table-cell>
              <table:table-cell office:value-type="float" office:value="0.941126">
                <text:p>0.941126</text:p>
              </table:table-cell>
              <table:table-cell office:value-type="float" office:value="0.00107">
                <text:p>0.00107</text:p>
              </table:table-cell>
              <table:table-cell office:value-type="float" office:value="0.00107">
                <text:p>0.00107</text:p>
              </table:table-cell>
              <table:table-cell office:value-type="float" office:value="1.7">
                <text:p>1.7</text:p>
              </table:table-cell>
              <table:table-cell office:value-type="float" office:value="0.941081">
                <text:p>0.941081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">
                <text:p>1.71</text:p>
              </table:table-cell>
              <table:table-cell office:value-type="float" office:value="0.938318">
                <text:p>0.938318</text:p>
              </table:table-cell>
              <table:table-cell office:value-type="float" office:value="0.0127">
                <text:p>0.0127</text:p>
              </table:table-cell>
              <table:table-cell office:value-type="float" office:value="0.0127">
                <text:p>0.0127</text:p>
              </table:table-cell>
              <table:table-cell office:value-type="float" office:value="1.71">
                <text:p>1.71</text:p>
              </table:table-cell>
              <table:table-cell office:value-type="float" office:value="0.939291">
                <text:p>0.939291</text:p>
              </table:table-cell>
              <table:table-cell office:value-type="float" office:value="0.00105">
                <text:p>0.00105</text:p>
              </table:table-cell>
              <table:table-cell office:value-type="float" office:value="0.00105">
                <text:p>0.00105</text:p>
              </table:table-cell>
              <table:table-cell office:value-type="float" office:value="1.71">
                <text:p>1.71</text:p>
              </table:table-cell>
              <table:table-cell office:value-type="float" office:value="0.939049">
                <text:p>0.939049</text:p>
              </table:table-cell>
              <table:table-cell office:value-type="float" office:value="0.00105">
                <text:p>0.00105</text:p>
              </table:table-cell>
              <table:table-cell office:value-type="float" office:value="0.00105">
                <text:p>0.00105</text:p>
              </table:table-cell>
              <table:table-cell office:value-type="float" office:value="1.71">
                <text:p>1.71</text:p>
              </table:table-cell>
              <table:table-cell office:value-type="float" office:value="0.938855">
                <text:p>0.938855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">
                <text:p>1.72</text:p>
              </table:table-cell>
              <table:table-cell office:value-type="float" office:value="0.938806">
                <text:p>0.938806</text:p>
              </table:table-cell>
              <table:table-cell office:value-type="float" office:value="0.01595">
                <text:p>0.01595</text:p>
              </table:table-cell>
              <table:table-cell office:value-type="float" office:value="0.01595">
                <text:p>0.01595</text:p>
              </table:table-cell>
              <table:table-cell office:value-type="float" office:value="1.72">
                <text:p>1.72</text:p>
              </table:table-cell>
              <table:table-cell office:value-type="float" office:value="0.936937">
                <text:p>0.936937</text:p>
              </table:table-cell>
              <table:table-cell office:value-type="float" office:value="0.00111">
                <text:p>0.00111</text:p>
              </table:table-cell>
              <table:table-cell office:value-type="float" office:value="0.00111">
                <text:p>0.00111</text:p>
              </table:table-cell>
              <table:table-cell office:value-type="float" office:value="1.72">
                <text:p>1.72</text:p>
              </table:table-cell>
              <table:table-cell office:value-type="float" office:value="0.936644">
                <text:p>0.936644</text:p>
              </table:table-cell>
              <table:table-cell office:value-type="float" office:value="0.00111">
                <text:p>0.00111</text:p>
              </table:table-cell>
              <table:table-cell office:value-type="float" office:value="0.00111">
                <text:p>0.00111</text:p>
              </table:table-cell>
              <table:table-cell office:value-type="float" office:value="1.72">
                <text:p>1.72</text:p>
              </table:table-cell>
              <table:table-cell office:value-type="float" office:value="0.936636">
                <text:p>0.936636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">
                <text:p>1.73</text:p>
              </table:table-cell>
              <table:table-cell office:value-type="float" office:value="0.936689">
                <text:p>0.936689</text:p>
              </table:table-cell>
              <table:table-cell office:value-type="float" office:value="0.01825">
                <text:p>0.01825</text:p>
              </table:table-cell>
              <table:table-cell office:value-type="float" office:value="0.01825">
                <text:p>0.01825</text:p>
              </table:table-cell>
              <table:table-cell office:value-type="float" office:value="1.73">
                <text:p>1.73</text:p>
              </table:table-cell>
              <table:table-cell office:value-type="float" office:value="0.934308">
                <text:p>0.934308</text:p>
              </table:table-cell>
              <table:table-cell office:value-type="float" office:value="0.00113">
                <text:p>0.00113</text:p>
              </table:table-cell>
              <table:table-cell office:value-type="float" office:value="0.00113">
                <text:p>0.00113</text:p>
              </table:table-cell>
              <table:table-cell office:value-type="float" office:value="1.73">
                <text:p>1.73</text:p>
              </table:table-cell>
              <table:table-cell office:value-type="float" office:value="0.934415">
                <text:p>0.934415</text:p>
              </table:table-cell>
              <table:table-cell office:value-type="float" office:value="0.00113">
                <text:p>0.00113</text:p>
              </table:table-cell>
              <table:table-cell office:value-type="float" office:value="0.00113">
                <text:p>0.00113</text:p>
              </table:table-cell>
              <table:table-cell office:value-type="float" office:value="1.73">
                <text:p>1.73</text:p>
              </table:table-cell>
              <table:table-cell office:value-type="float" office:value="0.934242">
                <text:p>0.934242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">
                <text:p>1.74</text:p>
              </table:table-cell>
              <table:table-cell office:value-type="float" office:value="0.93423">
                <text:p>0.93423</text:p>
              </table:table-cell>
              <table:table-cell office:value-type="float" office:value="0.01685">
                <text:p>0.01685</text:p>
              </table:table-cell>
              <table:table-cell office:value-type="float" office:value="0.01685">
                <text:p>0.01685</text:p>
              </table:table-cell>
              <table:table-cell office:value-type="float" office:value="1.74">
                <text:p>1.74</text:p>
              </table:table-cell>
              <table:table-cell office:value-type="float" office:value="0.931916">
                <text:p>0.931916</text:p>
              </table:table-cell>
              <table:table-cell office:value-type="float" office:value="0.00123">
                <text:p>0.00123</text:p>
              </table:table-cell>
              <table:table-cell office:value-type="float" office:value="0.00123">
                <text:p>0.00123</text:p>
              </table:table-cell>
              <table:table-cell office:value-type="float" office:value="1.74">
                <text:p>1.74</text:p>
              </table:table-cell>
              <table:table-cell office:value-type="float" office:value="0.931927">
                <text:p>0.931927</text:p>
              </table:table-cell>
              <table:table-cell office:value-type="float" office:value="0.00123">
                <text:p>0.00123</text:p>
              </table:table-cell>
              <table:table-cell office:value-type="float" office:value="0.00123">
                <text:p>0.00123</text:p>
              </table:table-cell>
              <table:table-cell office:value-type="float" office:value="1.74">
                <text:p>1.74</text:p>
              </table:table-cell>
              <table:table-cell office:value-type="float" office:value="0.931849">
                <text:p>0.931849</text:p>
              </table:table-cell>
              <table:table-cell office:value-type="float" office:value="0.00007">
                <text:p>0.0000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0.931854">
                <text:p>0.931854</text:p>
              </table:table-cell>
              <table:table-cell office:value-type="float" office:value="0.0159">
                <text:p>0.0159</text:p>
              </table:table-cell>
              <table:table-cell office:value-type="float" office:value="0.0159">
                <text:p>0.0159</text:p>
              </table:table-cell>
              <table:table-cell office:value-type="float" office:value="1.75">
                <text:p>1.75</text:p>
              </table:table-cell>
              <table:table-cell office:value-type="float" office:value="0.930191">
                <text:p>0.930191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  <table:table-cell office:value-type="float" office:value="1.75">
                <text:p>1.75</text:p>
              </table:table-cell>
              <table:table-cell office:value-type="float" office:value="0.929277">
                <text:p>0.929277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  <table:table-cell office:value-type="float" office:value="1.75">
                <text:p>1.75</text:p>
              </table:table-cell>
              <table:table-cell office:value-type="float" office:value="0.929342">
                <text:p>0.929342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6">
                <text:p>1.76</text:p>
              </table:table-cell>
              <table:table-cell office:value-type="float" office:value="0.931867">
                <text:p>0.931867</text:p>
              </table:table-cell>
              <table:table-cell office:value-type="float" office:value="0.0269">
                <text:p>0.0269</text:p>
              </table:table-cell>
              <table:table-cell office:value-type="float" office:value="0.0269">
                <text:p>0.0269</text:p>
              </table:table-cell>
              <table:table-cell office:value-type="float" office:value="1.76">
                <text:p>1.76</text:p>
              </table:table-cell>
              <table:table-cell office:value-type="float" office:value="0.926966">
                <text:p>0.926966</text:p>
              </table:table-cell>
              <table:table-cell office:value-type="float" office:value="0.00127">
                <text:p>0.00127</text:p>
              </table:table-cell>
              <table:table-cell office:value-type="float" office:value="0.00127">
                <text:p>0.00127</text:p>
              </table:table-cell>
              <table:table-cell office:value-type="float" office:value="1.76">
                <text:p>1.76</text:p>
              </table:table-cell>
              <table:table-cell office:value-type="float" office:value="0.926938">
                <text:p>0.926938</text:p>
              </table:table-cell>
              <table:table-cell office:value-type="float" office:value="0.00127">
                <text:p>0.00127</text:p>
              </table:table-cell>
              <table:table-cell office:value-type="float" office:value="0.00127">
                <text:p>0.00127</text:p>
              </table:table-cell>
              <table:table-cell office:value-type="float" office:value="1.76">
                <text:p>1.76</text:p>
              </table:table-cell>
              <table:table-cell office:value-type="float" office:value="0.926751">
                <text:p>0.926751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  <table:table-cell office:value-type="float" office:value="0.926605">
                <text:p>0.926605</text:p>
              </table:table-cell>
              <table:table-cell office:value-type="float" office:value="0.02455">
                <text:p>0.02455</text:p>
              </table:table-cell>
              <table:table-cell office:value-type="float" office:value="0.02455">
                <text:p>0.02455</text:p>
              </table:table-cell>
              <table:table-cell office:value-type="float" office:value="1.77">
                <text:p>1.77</text:p>
              </table:table-cell>
              <table:table-cell office:value-type="float" office:value="0.924858">
                <text:p>0.924858</text:p>
              </table:table-cell>
              <table:table-cell office:value-type="float" office:value="0.00127">
                <text:p>0.00127</text:p>
              </table:table-cell>
              <table:table-cell office:value-type="float" office:value="0.00127">
                <text:p>0.00127</text:p>
              </table:table-cell>
              <table:table-cell office:value-type="float" office:value="1.77">
                <text:p>1.77</text:p>
              </table:table-cell>
              <table:table-cell office:value-type="float" office:value="0.924192">
                <text:p>0.924192</text:p>
              </table:table-cell>
              <table:table-cell office:value-type="float" office:value="0.00127">
                <text:p>0.00127</text:p>
              </table:table-cell>
              <table:table-cell office:value-type="float" office:value="0.00127">
                <text:p>0.00127</text:p>
              </table:table-cell>
              <table:table-cell office:value-type="float" office:value="1.77">
                <text:p>1.77</text:p>
              </table:table-cell>
              <table:table-cell office:value-type="float" office:value="0.924103">
                <text:p>0.924103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8">
                <text:p>1.78</text:p>
              </table:table-cell>
              <table:table-cell office:value-type="float" office:value="0.922309">
                <text:p>0.922309</text:p>
              </table:table-cell>
              <table:table-cell office:value-type="float" office:value="0.02485">
                <text:p>0.02485</text:p>
              </table:table-cell>
              <table:table-cell office:value-type="float" office:value="0.02485">
                <text:p>0.02485</text:p>
              </table:table-cell>
              <table:table-cell office:value-type="float" office:value="1.78">
                <text:p>1.78</text:p>
              </table:table-cell>
              <table:table-cell office:value-type="float" office:value="0.922076">
                <text:p>0.922076</text:p>
              </table:table-cell>
              <table:table-cell office:value-type="float" office:value="0.00126">
                <text:p>0.00126</text:p>
              </table:table-cell>
              <table:table-cell office:value-type="float" office:value="0.00126">
                <text:p>0.00126</text:p>
              </table:table-cell>
              <table:table-cell office:value-type="float" office:value="1.78">
                <text:p>1.78</text:p>
              </table:table-cell>
              <table:table-cell office:value-type="float" office:value="0.92152">
                <text:p>0.92152</text:p>
              </table:table-cell>
              <table:table-cell office:value-type="float" office:value="0.00126">
                <text:p>0.00126</text:p>
              </table:table-cell>
              <table:table-cell office:value-type="float" office:value="0.00126">
                <text:p>0.00126</text:p>
              </table:table-cell>
              <table:table-cell office:value-type="float" office:value="1.78">
                <text:p>1.78</text:p>
              </table:table-cell>
              <table:table-cell office:value-type="float" office:value="0.921329">
                <text:p>0.921329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">
                <text:p>1.79</text:p>
              </table:table-cell>
              <table:table-cell office:value-type="float" office:value="0.918283">
                <text:p>0.918283</text:p>
              </table:table-cell>
              <table:table-cell office:value-type="float" office:value="0.0275">
                <text:p>0.0275</text:p>
              </table:table-cell>
              <table:table-cell office:value-type="float" office:value="0.0275">
                <text:p>0.0275</text:p>
              </table:table-cell>
              <table:table-cell office:value-type="float" office:value="1.79">
                <text:p>1.79</text:p>
              </table:table-cell>
              <table:table-cell office:value-type="float" office:value="0.919509">
                <text:p>0.919509</text:p>
              </table:table-cell>
              <table:table-cell office:value-type="float" office:value="0.00138">
                <text:p>0.00138</text:p>
              </table:table-cell>
              <table:table-cell office:value-type="float" office:value="0.00138">
                <text:p>0.00138</text:p>
              </table:table-cell>
              <table:table-cell office:value-type="float" office:value="1.79">
                <text:p>1.79</text:p>
              </table:table-cell>
              <table:table-cell office:value-type="float" office:value="0.918602">
                <text:p>0.918602</text:p>
              </table:table-cell>
              <table:table-cell office:value-type="float" office:value="0.00138">
                <text:p>0.00138</text:p>
              </table:table-cell>
              <table:table-cell office:value-type="float" office:value="0.00138">
                <text:p>0.00138</text:p>
              </table:table-cell>
              <table:table-cell office:value-type="float" office:value="1.79">
                <text:p>1.79</text:p>
              </table:table-cell>
              <table:table-cell office:value-type="float" office:value="0.918506">
                <text:p>0.918506</text:p>
              </table:table-cell>
              <table:table-cell office:value-type="float" office:value="0.00008">
                <text:p>0.0000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920875">
                <text:p>0.920875</text:p>
              </table:table-cell>
              <table:table-cell office:value-type="float" office:value="0.02635">
                <text:p>0.02635</text:p>
              </table:table-cell>
              <table:table-cell office:value-type="float" office:value="0.02635">
                <text:p>0.02635</text:p>
              </table:table-cell>
              <table:table-cell office:value-type="float" office:value="1.8">
                <text:p>1.8</text:p>
              </table:table-cell>
              <table:table-cell office:value-type="float" office:value="0.915626">
                <text:p>0.915626</text:p>
              </table:table-cell>
              <table:table-cell office:value-type="float" office:value="0.00137">
                <text:p>0.00137</text:p>
              </table:table-cell>
              <table:table-cell office:value-type="float" office:value="0.00137">
                <text:p>0.00137</text:p>
              </table:table-cell>
              <table:table-cell office:value-type="float" office:value="1.8">
                <text:p>1.8</text:p>
              </table:table-cell>
              <table:table-cell office:value-type="float" office:value="0.915818">
                <text:p>0.915818</text:p>
              </table:table-cell>
              <table:table-cell office:value-type="float" office:value="0.00137">
                <text:p>0.00137</text:p>
              </table:table-cell>
              <table:table-cell office:value-type="float" office:value="0.00137">
                <text:p>0.00137</text:p>
              </table:table-cell>
              <table:table-cell office:value-type="float" office:value="1.8">
                <text:p>1.8</text:p>
              </table:table-cell>
              <table:table-cell office:value-type="float" office:value="0.915645">
                <text:p>0.915645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  <table:table-cell office:value-type="float" office:value="0.914589">
                <text:p>0.914589</text:p>
              </table:table-cell>
              <table:table-cell office:value-type="float" office:value="0.0179">
                <text:p>0.0179</text:p>
              </table:table-cell>
              <table:table-cell office:value-type="float" office:value="0.0179">
                <text:p>0.0179</text:p>
              </table:table-cell>
              <table:table-cell office:value-type="float" office:value="1.81">
                <text:p>1.81</text:p>
              </table:table-cell>
              <table:table-cell office:value-type="float" office:value="0.913779">
                <text:p>0.913779</text:p>
              </table:table-cell>
              <table:table-cell office:value-type="float" office:value="0.00146">
                <text:p>0.00146</text:p>
              </table:table-cell>
              <table:table-cell office:value-type="float" office:value="0.00146">
                <text:p>0.00146</text:p>
              </table:table-cell>
              <table:table-cell office:value-type="float" office:value="1.81">
                <text:p>1.81</text:p>
              </table:table-cell>
              <table:table-cell office:value-type="float" office:value="0.912492">
                <text:p>0.912492</text:p>
              </table:table-cell>
              <table:table-cell office:value-type="float" office:value="0.00146">
                <text:p>0.00146</text:p>
              </table:table-cell>
              <table:table-cell office:value-type="float" office:value="0.00146">
                <text:p>0.00146</text:p>
              </table:table-cell>
              <table:table-cell office:value-type="float" office:value="1.81">
                <text:p>1.81</text:p>
              </table:table-cell>
              <table:table-cell office:value-type="float" office:value="0.91262">
                <text:p>0.9126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">
                <text:p>1.82</text:p>
              </table:table-cell>
              <table:table-cell office:value-type="float" office:value="0.912336">
                <text:p>0.912336</text:p>
              </table:table-cell>
              <table:table-cell office:value-type="float" office:value="0.0238">
                <text:p>0.0238</text:p>
              </table:table-cell>
              <table:table-cell office:value-type="float" office:value="0.0238">
                <text:p>0.0238</text:p>
              </table:table-cell>
              <table:table-cell office:value-type="float" office:value="1.82">
                <text:p>1.82</text:p>
              </table:table-cell>
              <table:table-cell office:value-type="float" office:value="0.909277">
                <text:p>0.909277</text:p>
              </table:table-cell>
              <table:table-cell office:value-type="float" office:value="0.00148">
                <text:p>0.00148</text:p>
              </table:table-cell>
              <table:table-cell office:value-type="float" office:value="0.00148">
                <text:p>0.00148</text:p>
              </table:table-cell>
              <table:table-cell office:value-type="float" office:value="1.82">
                <text:p>1.82</text:p>
              </table:table-cell>
              <table:table-cell office:value-type="float" office:value="0.909627">
                <text:p>0.909627</text:p>
              </table:table-cell>
              <table:table-cell office:value-type="float" office:value="0.00148">
                <text:p>0.00148</text:p>
              </table:table-cell>
              <table:table-cell office:value-type="float" office:value="0.00148">
                <text:p>0.00148</text:p>
              </table:table-cell>
              <table:table-cell office:value-type="float" office:value="1.82">
                <text:p>1.82</text:p>
              </table:table-cell>
              <table:table-cell office:value-type="float" office:value="0.90944">
                <text:p>0.90944</text:p>
              </table:table-cell>
              <table:table-cell office:value-type="float" office:value="0.00009">
                <text:p>0.0000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0.908575">
                <text:p>0.908575</text:p>
              </table:table-cell>
              <table:table-cell office:value-type="float" office:value="0.02515">
                <text:p>0.02515</text:p>
              </table:table-cell>
              <table:table-cell office:value-type="float" office:value="0.02515">
                <text:p>0.02515</text:p>
              </table:table-cell>
              <table:table-cell office:value-type="float" office:value="1.83">
                <text:p>1.83</text:p>
              </table:table-cell>
              <table:table-cell office:value-type="float" office:value="0.907263">
                <text:p>0.907263</text:p>
              </table:table-cell>
              <table:table-cell office:value-type="float" office:value="0.00141">
                <text:p>0.00141</text:p>
              </table:table-cell>
              <table:table-cell office:value-type="float" office:value="0.00141">
                <text:p>0.00141</text:p>
              </table:table-cell>
              <table:table-cell office:value-type="float" office:value="1.83">
                <text:p>1.83</text:p>
              </table:table-cell>
              <table:table-cell office:value-type="float" office:value="0.906287">
                <text:p>0.906287</text:p>
              </table:table-cell>
              <table:table-cell office:value-type="float" office:value="0.00141">
                <text:p>0.00141</text:p>
              </table:table-cell>
              <table:table-cell office:value-type="float" office:value="0.00141">
                <text:p>0.00141</text:p>
              </table:table-cell>
              <table:table-cell office:value-type="float" office:value="1.83">
                <text:p>1.83</text:p>
              </table:table-cell>
              <table:table-cell office:value-type="float" office:value="0.906307">
                <text:p>0.90630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">
                <text:p>1.84</text:p>
              </table:table-cell>
              <table:table-cell office:value-type="float" office:value="0.907266">
                <text:p>0.907266</text:p>
              </table:table-cell>
              <table:table-cell office:value-type="float" office:value="0.01925">
                <text:p>0.01925</text:p>
              </table:table-cell>
              <table:table-cell office:value-type="float" office:value="0.01925">
                <text:p>0.01925</text:p>
              </table:table-cell>
              <table:table-cell office:value-type="float" office:value="1.84">
                <text:p>1.84</text:p>
              </table:table-cell>
              <table:table-cell office:value-type="float" office:value="0.904179">
                <text:p>0.904179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  <table:table-cell office:value-type="float" office:value="1.84">
                <text:p>1.84</text:p>
              </table:table-cell>
              <table:table-cell office:value-type="float" office:value="0.902993">
                <text:p>0.902993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  <table:table-cell office:value-type="float" office:value="1.84">
                <text:p>1.84</text:p>
              </table:table-cell>
              <table:table-cell office:value-type="float" office:value="0.902926">
                <text:p>0.902926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">
                <text:p>1.85</text:p>
              </table:table-cell>
              <table:table-cell office:value-type="float" office:value="0.901768">
                <text:p>0.901768</text:p>
              </table:table-cell>
              <table:table-cell office:value-type="float" office:value="0.0308">
                <text:p>0.0308</text:p>
              </table:table-cell>
              <table:table-cell office:value-type="float" office:value="0.0308">
                <text:p>0.0308</text:p>
              </table:table-cell>
              <table:table-cell office:value-type="float" office:value="1.85">
                <text:p>1.85</text:p>
              </table:table-cell>
              <table:table-cell office:value-type="float" office:value="0.900846">
                <text:p>0.900846</text:p>
              </table:table-cell>
              <table:table-cell office:value-type="float" office:value="0.00168">
                <text:p>0.00168</text:p>
              </table:table-cell>
              <table:table-cell office:value-type="float" office:value="0.00168">
                <text:p>0.00168</text:p>
              </table:table-cell>
              <table:table-cell office:value-type="float" office:value="1.85">
                <text:p>1.85</text:p>
              </table:table-cell>
              <table:table-cell office:value-type="float" office:value="0.899844">
                <text:p>0.899844</text:p>
              </table:table-cell>
              <table:table-cell office:value-type="float" office:value="0.00168">
                <text:p>0.00168</text:p>
              </table:table-cell>
              <table:table-cell office:value-type="float" office:value="0.00168">
                <text:p>0.00168</text:p>
              </table:table-cell>
              <table:table-cell office:value-type="float" office:value="1.85">
                <text:p>1.85</text:p>
              </table:table-cell>
              <table:table-cell office:value-type="float" office:value="0.899527">
                <text:p>0.899527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0.900519">
                <text:p>0.900519</text:p>
              </table:table-cell>
              <table:table-cell office:value-type="float" office:value="0.02295">
                <text:p>0.02295</text:p>
              </table:table-cell>
              <table:table-cell office:value-type="float" office:value="0.02295">
                <text:p>0.02295</text:p>
              </table:table-cell>
              <table:table-cell office:value-type="float" office:value="1.86">
                <text:p>1.86</text:p>
              </table:table-cell>
              <table:table-cell office:value-type="float" office:value="0.897108">
                <text:p>0.897108</text:p>
              </table:table-cell>
              <table:table-cell office:value-type="float" office:value="0.00164">
                <text:p>0.00164</text:p>
              </table:table-cell>
              <table:table-cell office:value-type="float" office:value="0.00164">
                <text:p>0.00164</text:p>
              </table:table-cell>
              <table:table-cell office:value-type="float" office:value="1.86">
                <text:p>1.86</text:p>
              </table:table-cell>
              <table:table-cell office:value-type="float" office:value="0.89603">
                <text:p>0.89603</text:p>
              </table:table-cell>
              <table:table-cell office:value-type="float" office:value="0.00164">
                <text:p>0.00164</text:p>
              </table:table-cell>
              <table:table-cell office:value-type="float" office:value="0.00164">
                <text:p>0.00164</text:p>
              </table:table-cell>
              <table:table-cell office:value-type="float" office:value="1.86">
                <text:p>1.86</text:p>
              </table:table-cell>
              <table:table-cell office:value-type="float" office:value="0.895907">
                <text:p>0.895907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7">
                <text:p>1.87</text:p>
              </table:table-cell>
              <table:table-cell office:value-type="float" office:value="0.896665">
                <text:p>0.896665</text:p>
              </table:table-cell>
              <table:table-cell office:value-type="float" office:value="0.0163">
                <text:p>0.0163</text:p>
              </table:table-cell>
              <table:table-cell office:value-type="float" office:value="0.0163">
                <text:p>0.0163</text:p>
              </table:table-cell>
              <table:table-cell office:value-type="float" office:value="1.87">
                <text:p>1.87</text:p>
              </table:table-cell>
              <table:table-cell office:value-type="float" office:value="0.892837">
                <text:p>0.892837</text:p>
              </table:table-cell>
              <table:table-cell office:value-type="float" office:value="0.00195">
                <text:p>0.00195</text:p>
              </table:table-cell>
              <table:table-cell office:value-type="float" office:value="0.00195">
                <text:p>0.00195</text:p>
              </table:table-cell>
              <table:table-cell office:value-type="float" office:value="1.87">
                <text:p>1.87</text:p>
              </table:table-cell>
              <table:table-cell office:value-type="float" office:value="0.892671">
                <text:p>0.892671</text:p>
              </table:table-cell>
              <table:table-cell office:value-type="float" office:value="0.00195">
                <text:p>0.00195</text:p>
              </table:table-cell>
              <table:table-cell office:value-type="float" office:value="0.00195">
                <text:p>0.00195</text:p>
              </table:table-cell>
              <table:table-cell office:value-type="float" office:value="1.87">
                <text:p>1.87</text:p>
              </table:table-cell>
              <table:table-cell office:value-type="float" office:value="0.892282">
                <text:p>0.892282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">
                <text:p>1.88</text:p>
              </table:table-cell>
              <table:table-cell office:value-type="float" office:value="0.892777">
                <text:p>0.892777</text:p>
              </table:table-cell>
              <table:table-cell office:value-type="float" office:value="0.03265">
                <text:p>0.03265</text:p>
              </table:table-cell>
              <table:table-cell office:value-type="float" office:value="0.03265">
                <text:p>0.03265</text:p>
              </table:table-cell>
              <table:table-cell office:value-type="float" office:value="1.88">
                <text:p>1.88</text:p>
              </table:table-cell>
              <table:table-cell office:value-type="float" office:value="0.889544">
                <text:p>0.889544</text:p>
              </table:table-cell>
              <table:table-cell office:value-type="float" office:value="0.00181">
                <text:p>0.00181</text:p>
              </table:table-cell>
              <table:table-cell office:value-type="float" office:value="0.00181">
                <text:p>0.00181</text:p>
              </table:table-cell>
              <table:table-cell office:value-type="float" office:value="1.88">
                <text:p>1.88</text:p>
              </table:table-cell>
              <table:table-cell office:value-type="float" office:value="0.888607">
                <text:p>0.888607</text:p>
              </table:table-cell>
              <table:table-cell office:value-type="float" office:value="0.00181">
                <text:p>0.00181</text:p>
              </table:table-cell>
              <table:table-cell office:value-type="float" office:value="0.00181">
                <text:p>0.00181</text:p>
              </table:table-cell>
              <table:table-cell office:value-type="float" office:value="1.88">
                <text:p>1.88</text:p>
              </table:table-cell>
              <table:table-cell office:value-type="float" office:value="0.888493">
                <text:p>0.888493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">
                <text:p>1.89</text:p>
              </table:table-cell>
              <table:table-cell office:value-type="float" office:value="0.890246">
                <text:p>0.890246</text:p>
              </table:table-cell>
              <table:table-cell office:value-type="float" office:value="0.03285">
                <text:p>0.03285</text:p>
              </table:table-cell>
              <table:table-cell office:value-type="float" office:value="0.03285">
                <text:p>0.03285</text:p>
              </table:table-cell>
              <table:table-cell office:value-type="float" office:value="1.89">
                <text:p>1.89</text:p>
              </table:table-cell>
              <table:table-cell office:value-type="float" office:value="0.886018">
                <text:p>0.886018</text:p>
              </table:table-cell>
              <table:table-cell office:value-type="float" office:value="0.00191">
                <text:p>0.00191</text:p>
              </table:table-cell>
              <table:table-cell office:value-type="float" office:value="0.00191">
                <text:p>0.00191</text:p>
              </table:table-cell>
              <table:table-cell office:value-type="float" office:value="1.89">
                <text:p>1.89</text:p>
              </table:table-cell>
              <table:table-cell office:value-type="float" office:value="0.884723">
                <text:p>0.884723</text:p>
              </table:table-cell>
              <table:table-cell office:value-type="float" office:value="0.00191">
                <text:p>0.00191</text:p>
              </table:table-cell>
              <table:table-cell office:value-type="float" office:value="0.00191">
                <text:p>0.00191</text:p>
              </table:table-cell>
              <table:table-cell office:value-type="float" office:value="1.89">
                <text:p>1.89</text:p>
              </table:table-cell>
              <table:table-cell office:value-type="float" office:value="0.884587">
                <text:p>0.884587</text:p>
              </table:table-cell>
              <table:table-cell office:value-type="float" office:value="0.00011">
                <text:p>0.0001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891565">
                <text:p>0.891565</text:p>
              </table:table-cell>
              <table:table-cell office:value-type="float" office:value="0.02055">
                <text:p>0.02055</text:p>
              </table:table-cell>
              <table:table-cell office:value-type="float" office:value="0.02055">
                <text:p>0.02055</text:p>
              </table:table-cell>
              <table:table-cell office:value-type="float" office:value="1.9">
                <text:p>1.9</text:p>
              </table:table-cell>
              <table:table-cell office:value-type="float" office:value="0.881954">
                <text:p>0.881954</text:p>
              </table:table-cell>
              <table:table-cell office:value-type="float" office:value="0.00197">
                <text:p>0.00197</text:p>
              </table:table-cell>
              <table:table-cell office:value-type="float" office:value="0.00197">
                <text:p>0.00197</text:p>
              </table:table-cell>
              <table:table-cell office:value-type="float" office:value="1.9">
                <text:p>1.9</text:p>
              </table:table-cell>
              <table:table-cell office:value-type="float" office:value="0.880849">
                <text:p>0.880849</text:p>
              </table:table-cell>
              <table:table-cell office:value-type="float" office:value="0.00197">
                <text:p>0.00197</text:p>
              </table:table-cell>
              <table:table-cell office:value-type="float" office:value="0.00197">
                <text:p>0.00197</text:p>
              </table:table-cell>
              <table:table-cell office:value-type="float" office:value="1.9">
                <text:p>1.9</text:p>
              </table:table-cell>
              <table:table-cell office:value-type="float" office:value="0.880453">
                <text:p>0.880453</text:p>
              </table:table-cell>
              <table:table-cell office:value-type="float" office:value="0.00012">
                <text:p>0.0001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">
                <text:p>1.91</text:p>
              </table:table-cell>
              <table:table-cell office:value-type="float" office:value="0.878664">
                <text:p>0.878664</text:p>
              </table:table-cell>
              <table:table-cell office:value-type="float" office:value="0.03605">
                <text:p>0.03605</text:p>
              </table:table-cell>
              <table:table-cell office:value-type="float" office:value="0.03605">
                <text:p>0.03605</text:p>
              </table:table-cell>
              <table:table-cell office:value-type="float" office:value="1.91">
                <text:p>1.91</text:p>
              </table:table-cell>
              <table:table-cell office:value-type="float" office:value="0.878431">
                <text:p>0.878431</text:p>
              </table:table-cell>
              <table:table-cell office:value-type="float" office:value="0.00191">
                <text:p>0.00191</text:p>
              </table:table-cell>
              <table:table-cell office:value-type="float" office:value="0.00191">
                <text:p>0.00191</text:p>
              </table:table-cell>
              <table:table-cell office:value-type="float" office:value="1.91">
                <text:p>1.91</text:p>
              </table:table-cell>
              <table:table-cell office:value-type="float" office:value="0.876561">
                <text:p>0.876561</text:p>
              </table:table-cell>
              <table:table-cell office:value-type="float" office:value="0.00191">
                <text:p>0.00191</text:p>
              </table:table-cell>
              <table:table-cell office:value-type="float" office:value="0.00191">
                <text:p>0.00191</text:p>
              </table:table-cell>
              <table:table-cell office:value-type="float" office:value="1.91">
                <text:p>1.91</text:p>
              </table:table-cell>
              <table:table-cell office:value-type="float" office:value="0.876229">
                <text:p>0.876229</text:p>
              </table:table-cell>
              <table:table-cell office:value-type="float" office:value="0.00012">
                <text:p>0.00012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2">
                <text:p>1.92</text:p>
              </table:table-cell>
              <table:table-cell office:value-type="float" office:value="0.879808">
                <text:p>0.879808</text:p>
              </table:table-cell>
              <table:table-cell office:value-type="float" office:value="0.02395">
                <text:p>0.02395</text:p>
              </table:table-cell>
              <table:table-cell office:value-type="float" office:value="0.02395">
                <text:p>0.02395</text:p>
              </table:table-cell>
              <table:table-cell office:value-type="float" office:value="1.92">
                <text:p>1.92</text:p>
              </table:table-cell>
              <table:table-cell office:value-type="float" office:value="0.874235">
                <text:p>0.874235</text:p>
              </table:table-cell>
              <table:table-cell office:value-type="float" office:value="0.00193">
                <text:p>0.00193</text:p>
              </table:table-cell>
              <table:table-cell office:value-type="float" office:value="0.00193">
                <text:p>0.00193</text:p>
              </table:table-cell>
              <table:table-cell office:value-type="float" office:value="1.92">
                <text:p>1.92</text:p>
              </table:table-cell>
              <table:table-cell office:value-type="float" office:value="0.872161">
                <text:p>0.872161</text:p>
              </table:table-cell>
              <table:table-cell office:value-type="float" office:value="0.00193">
                <text:p>0.00193</text:p>
              </table:table-cell>
              <table:table-cell office:value-type="float" office:value="0.00193">
                <text:p>0.00193</text:p>
              </table:table-cell>
              <table:table-cell office:value-type="float" office:value="1.92">
                <text:p>1.92</text:p>
              </table:table-cell>
              <table:table-cell office:value-type="float" office:value="0.871917">
                <text:p>0.871917</text:p>
              </table:table-cell>
              <table:table-cell office:value-type="float" office:value="0.00013">
                <text:p>0.000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">
                <text:p>1.93</text:p>
              </table:table-cell>
              <table:table-cell office:value-type="float" office:value="0.87223">
                <text:p>0.87223</text:p>
              </table:table-cell>
              <table:table-cell office:value-type="float" office:value="0.03945">
                <text:p>0.03945</text:p>
              </table:table-cell>
              <table:table-cell office:value-type="float" office:value="0.03945">
                <text:p>0.03945</text:p>
              </table:table-cell>
              <table:table-cell office:value-type="float" office:value="1.93">
                <text:p>1.93</text:p>
              </table:table-cell>
              <table:table-cell office:value-type="float" office:value="0.869562">
                <text:p>0.869562</text:p>
              </table:table-cell>
              <table:table-cell office:value-type="float" office:value="0.00195">
                <text:p>0.00195</text:p>
              </table:table-cell>
              <table:table-cell office:value-type="float" office:value="0.00195">
                <text:p>0.00195</text:p>
              </table:table-cell>
              <table:table-cell office:value-type="float" office:value="1.93">
                <text:p>1.93</text:p>
              </table:table-cell>
              <table:table-cell office:value-type="float" office:value="0.867751">
                <text:p>0.867751</text:p>
              </table:table-cell>
              <table:table-cell office:value-type="float" office:value="0.00195">
                <text:p>0.00195</text:p>
              </table:table-cell>
              <table:table-cell office:value-type="float" office:value="0.00195">
                <text:p>0.00195</text:p>
              </table:table-cell>
              <table:table-cell office:value-type="float" office:value="1.93">
                <text:p>1.93</text:p>
              </table:table-cell>
              <table:table-cell office:value-type="float" office:value="0.86748">
                <text:p>0.86748</text:p>
              </table:table-cell>
              <table:table-cell office:value-type="float" office:value="0.00013">
                <text:p>0.000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">
                <text:p>1.94</text:p>
              </table:table-cell>
              <table:table-cell office:value-type="float" office:value="0.870281">
                <text:p>0.870281</text:p>
              </table:table-cell>
              <table:table-cell office:value-type="float" office:value="0.0466">
                <text:p>0.0466</text:p>
              </table:table-cell>
              <table:table-cell office:value-type="float" office:value="0.0466">
                <text:p>0.0466</text:p>
              </table:table-cell>
              <table:table-cell office:value-type="float" office:value="1.94">
                <text:p>1.94</text:p>
              </table:table-cell>
              <table:table-cell office:value-type="float" office:value="0.864926">
                <text:p>0.864926</text:p>
              </table:table-cell>
              <table:table-cell office:value-type="float" office:value="0.00218">
                <text:p>0.00218</text:p>
              </table:table-cell>
              <table:table-cell office:value-type="float" office:value="0.00218">
                <text:p>0.00218</text:p>
              </table:table-cell>
              <table:table-cell office:value-type="float" office:value="1.94">
                <text:p>1.94</text:p>
              </table:table-cell>
              <table:table-cell office:value-type="float" office:value="0.862767">
                <text:p>0.862767</text:p>
              </table:table-cell>
              <table:table-cell office:value-type="float" office:value="0.00218">
                <text:p>0.00218</text:p>
              </table:table-cell>
              <table:table-cell office:value-type="float" office:value="0.00218">
                <text:p>0.00218</text:p>
              </table:table-cell>
              <table:table-cell office:value-type="float" office:value="1.94">
                <text:p>1.94</text:p>
              </table:table-cell>
              <table:table-cell office:value-type="float" office:value="0.862805">
                <text:p>0.862805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  <table:table-cell office:value-type="float" office:value="0.859797">
                <text:p>0.859797</text:p>
              </table:table-cell>
              <table:table-cell office:value-type="float" office:value="0.01765">
                <text:p>0.01765</text:p>
              </table:table-cell>
              <table:table-cell office:value-type="float" office:value="0.01765">
                <text:p>0.01765</text:p>
              </table:table-cell>
              <table:table-cell office:value-type="float" office:value="1.95">
                <text:p>1.95</text:p>
              </table:table-cell>
              <table:table-cell office:value-type="float" office:value="0.861123">
                <text:p>0.861123</text:p>
              </table:table-cell>
              <table:table-cell office:value-type="float" office:value="0.00219">
                <text:p>0.00219</text:p>
              </table:table-cell>
              <table:table-cell office:value-type="float" office:value="0.00219">
                <text:p>0.00219</text:p>
              </table:table-cell>
              <table:table-cell office:value-type="float" office:value="1.95">
                <text:p>1.95</text:p>
              </table:table-cell>
              <table:table-cell office:value-type="float" office:value="0.858276">
                <text:p>0.858276</text:p>
              </table:table-cell>
              <table:table-cell office:value-type="float" office:value="0.00219">
                <text:p>0.00219</text:p>
              </table:table-cell>
              <table:table-cell office:value-type="float" office:value="0.00219">
                <text:p>0.00219</text:p>
              </table:table-cell>
              <table:table-cell office:value-type="float" office:value="1.95">
                <text:p>1.95</text:p>
              </table:table-cell>
              <table:table-cell office:value-type="float" office:value="0.857827">
                <text:p>0.857827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">
                <text:p>1.96</text:p>
              </table:table-cell>
              <table:table-cell office:value-type="float" office:value="0.86146">
                <text:p>0.86146</text:p>
              </table:table-cell>
              <table:table-cell office:value-type="float" office:value="0.0403">
                <text:p>0.0403</text:p>
              </table:table-cell>
              <table:table-cell office:value-type="float" office:value="0.0403">
                <text:p>0.0403</text:p>
              </table:table-cell>
              <table:table-cell office:value-type="float" office:value="1.96">
                <text:p>1.96</text:p>
              </table:table-cell>
              <table:table-cell office:value-type="float" office:value="0.855698">
                <text:p>0.855698</text:p>
              </table:table-cell>
              <table:table-cell office:value-type="float" office:value="0.00217">
                <text:p>0.00217</text:p>
              </table:table-cell>
              <table:table-cell office:value-type="float" office:value="0.00217">
                <text:p>0.00217</text:p>
              </table:table-cell>
              <table:table-cell office:value-type="float" office:value="1.96">
                <text:p>1.96</text:p>
              </table:table-cell>
              <table:table-cell office:value-type="float" office:value="0.853547">
                <text:p>0.853547</text:p>
              </table:table-cell>
              <table:table-cell office:value-type="float" office:value="0.00217">
                <text:p>0.00217</text:p>
              </table:table-cell>
              <table:table-cell office:value-type="float" office:value="0.00217">
                <text:p>0.00217</text:p>
              </table:table-cell>
              <table:table-cell office:value-type="float" office:value="1.96">
                <text:p>1.96</text:p>
              </table:table-cell>
              <table:table-cell office:value-type="float" office:value="0.852857">
                <text:p>0.852857</text:p>
              </table:table-cell>
              <table:table-cell office:value-type="float" office:value="0.00014">
                <text:p>0.0001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">
                <text:p>1.97</text:p>
              </table:table-cell>
              <table:table-cell office:value-type="float" office:value="0.858078">
                <text:p>0.858078</text:p>
              </table:table-cell>
              <table:table-cell office:value-type="float" office:value="0.02655">
                <text:p>0.02655</text:p>
              </table:table-cell>
              <table:table-cell office:value-type="float" office:value="0.02655">
                <text:p>0.02655</text:p>
              </table:table-cell>
              <table:table-cell office:value-type="float" office:value="1.97">
                <text:p>1.97</text:p>
              </table:table-cell>
              <table:table-cell office:value-type="float" office:value="0.849972">
                <text:p>0.849972</text:p>
              </table:table-cell>
              <table:table-cell office:value-type="float" office:value="0.00238">
                <text:p>0.00238</text:p>
              </table:table-cell>
              <table:table-cell office:value-type="float" office:value="0.00238">
                <text:p>0.00238</text:p>
              </table:table-cell>
              <table:table-cell office:value-type="float" office:value="1.97">
                <text:p>1.97</text:p>
              </table:table-cell>
              <table:table-cell office:value-type="float" office:value="0.848076">
                <text:p>0.848076</text:p>
              </table:table-cell>
              <table:table-cell office:value-type="float" office:value="0.00238">
                <text:p>0.00238</text:p>
              </table:table-cell>
              <table:table-cell office:value-type="float" office:value="0.00238">
                <text:p>0.00238</text:p>
              </table:table-cell>
              <table:table-cell office:value-type="float" office:value="1.97">
                <text:p>1.97</text:p>
              </table:table-cell>
              <table:table-cell office:value-type="float" office:value="0.847664">
                <text:p>0.847664</text:p>
              </table:table-cell>
              <table:table-cell office:value-type="float" office:value="0.00015">
                <text:p>0.0001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">
                <text:p>1.98</text:p>
              </table:table-cell>
              <table:table-cell office:value-type="float" office:value="0.856487">
                <text:p>0.856487</text:p>
              </table:table-cell>
              <table:table-cell office:value-type="float" office:value="0.0234">
                <text:p>0.0234</text:p>
              </table:table-cell>
              <table:table-cell office:value-type="float" office:value="0.0234">
                <text:p>0.0234</text:p>
              </table:table-cell>
              <table:table-cell office:value-type="float" office:value="1.98">
                <text:p>1.98</text:p>
              </table:table-cell>
              <table:table-cell office:value-type="float" office:value="0.842814">
                <text:p>0.842814</text:p>
              </table:table-cell>
              <table:table-cell office:value-type="float" office:value="0.00284">
                <text:p>0.00284</text:p>
              </table:table-cell>
              <table:table-cell office:value-type="float" office:value="0.00284">
                <text:p>0.00284</text:p>
              </table:table-cell>
              <table:table-cell office:value-type="float" office:value="1.98">
                <text:p>1.98</text:p>
              </table:table-cell>
              <table:table-cell office:value-type="float" office:value="0.842539">
                <text:p>0.842539</text:p>
              </table:table-cell>
              <table:table-cell office:value-type="float" office:value="0.00284">
                <text:p>0.00284</text:p>
              </table:table-cell>
              <table:table-cell office:value-type="float" office:value="0.00284">
                <text:p>0.00284</text:p>
              </table:table-cell>
              <table:table-cell office:value-type="float" office:value="1.98">
                <text:p>1.98</text:p>
              </table:table-cell>
              <table:table-cell office:value-type="float" office:value="0.842227">
                <text:p>0.842227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">
                <text:p>1.99</text:p>
              </table:table-cell>
              <table:table-cell office:value-type="float" office:value="0.848672">
                <text:p>0.848672</text:p>
              </table:table-cell>
              <table:table-cell office:value-type="float" office:value="0.0465">
                <text:p>0.0465</text:p>
              </table:table-cell>
              <table:table-cell office:value-type="float" office:value="0.0465">
                <text:p>0.0465</text:p>
              </table:table-cell>
              <table:table-cell office:value-type="float" office:value="1.99">
                <text:p>1.99</text:p>
              </table:table-cell>
              <table:table-cell office:value-type="float" office:value="0.839833">
                <text:p>0.839833</text:p>
              </table:table-cell>
              <table:table-cell office:value-type="float" office:value="0.00285">
                <text:p>0.00285</text:p>
              </table:table-cell>
              <table:table-cell office:value-type="float" office:value="0.00285">
                <text:p>0.00285</text:p>
              </table:table-cell>
              <table:table-cell office:value-type="float" office:value="1.99">
                <text:p>1.99</text:p>
              </table:table-cell>
              <table:table-cell office:value-type="float" office:value="0.837047">
                <text:p>0.837047</text:p>
              </table:table-cell>
              <table:table-cell office:value-type="float" office:value="0.00285">
                <text:p>0.00285</text:p>
              </table:table-cell>
              <table:table-cell office:value-type="float" office:value="0.00285">
                <text:p>0.00285</text:p>
              </table:table-cell>
              <table:table-cell office:value-type="float" office:value="1.99">
                <text:p>1.99</text:p>
              </table:table-cell>
              <table:table-cell office:value-type="float" office:value="0.83657">
                <text:p>0.83657</text:p>
              </table:table-cell>
              <table:table-cell office:value-type="float" office:value="0.00016">
                <text:p>0.00016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844729">
                <text:p>0.844729</text:p>
              </table:table-cell>
              <table:table-cell office:value-type="float" office:value="0.04405">
                <text:p>0.04405</text:p>
              </table:table-cell>
              <table:table-cell office:value-type="float" office:value="0.04405">
                <text:p>0.04405</text:p>
              </table:table-cell>
              <table:table-cell office:value-type="float" office:value="2">
                <text:p>2</text:p>
              </table:table-cell>
              <table:table-cell office:value-type="float" office:value="0.83407">
                <text:p>0.83407</text:p>
              </table:table-cell>
              <table:table-cell office:value-type="float" office:value="0.0027">
                <text:p>0.0027</text:p>
              </table:table-cell>
              <table:table-cell office:value-type="float" office:value="0.0027">
                <text:p>0.0027</text:p>
              </table:table-cell>
              <table:table-cell office:value-type="float" office:value="2">
                <text:p>2</text:p>
              </table:table-cell>
              <table:table-cell office:value-type="float" office:value="0.831325">
                <text:p>0.831325</text:p>
              </table:table-cell>
              <table:table-cell office:value-type="float" office:value="0.0027">
                <text:p>0.0027</text:p>
              </table:table-cell>
              <table:table-cell office:value-type="float" office:value="0.0027">
                <text:p>0.0027</text:p>
              </table:table-cell>
              <table:table-cell office:value-type="float" office:value="2">
                <text:p>2</text:p>
              </table:table-cell>
              <table:table-cell office:value-type="float" office:value="0.830692">
                <text:p>0.830692</text:p>
              </table:table-cell>
              <table:table-cell office:value-type="float" office:value="0.00017">
                <text:p>0.00017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">
                <text:p>2.01</text:p>
              </table:table-cell>
              <table:table-cell office:value-type="float" office:value="0.836237">
                <text:p>0.836237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  <table:table-cell office:value-type="float" office:value="2.01">
                <text:p>2.01</text:p>
              </table:table-cell>
              <table:table-cell office:value-type="float" office:value="0.828912">
                <text:p>0.828912</text:p>
              </table:table-cell>
              <table:table-cell office:value-type="float" office:value="0.00278">
                <text:p>0.00278</text:p>
              </table:table-cell>
              <table:table-cell office:value-type="float" office:value="0.00278">
                <text:p>0.00278</text:p>
              </table:table-cell>
              <table:table-cell office:value-type="float" office:value="2.01">
                <text:p>2.01</text:p>
              </table:table-cell>
              <table:table-cell office:value-type="float" office:value="0.824683">
                <text:p>0.824683</text:p>
              </table:table-cell>
              <table:table-cell office:value-type="float" office:value="0.00278">
                <text:p>0.00278</text:p>
              </table:table-cell>
              <table:table-cell office:value-type="float" office:value="0.00278">
                <text:p>0.00278</text:p>
              </table:table-cell>
              <table:table-cell office:value-type="float" office:value="2.01">
                <text:p>2.01</text:p>
              </table:table-cell>
              <table:table-cell office:value-type="float" office:value="0.824401">
                <text:p>0.824401</text:p>
              </table:table-cell>
              <table:table-cell office:value-type="float" office:value="0.00018">
                <text:p>0.0001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2">
                <text:p>2.02</text:p>
              </table:table-cell>
              <table:table-cell office:value-type="float" office:value="0.830015">
                <text:p>0.830015</text:p>
              </table:table-cell>
              <table:table-cell office:value-type="float" office:value="0.04215">
                <text:p>0.04215</text:p>
              </table:table-cell>
              <table:table-cell office:value-type="float" office:value="0.04215">
                <text:p>0.04215</text:p>
              </table:table-cell>
              <table:table-cell office:value-type="float" office:value="2.02">
                <text:p>2.02</text:p>
              </table:table-cell>
              <table:table-cell office:value-type="float" office:value="0.822149">
                <text:p>0.822149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2.02">
                <text:p>2.02</text:p>
              </table:table-cell>
              <table:table-cell office:value-type="float" office:value="0.818816">
                <text:p>0.818816</text:p>
              </table:table-cell>
              <table:table-cell office:value-type="float" office:value="0.0029">
                <text:p>0.0029</text:p>
              </table:table-cell>
              <table:table-cell office:value-type="float" office:value="0.0029">
                <text:p>0.0029</text:p>
              </table:table-cell>
              <table:table-cell office:value-type="float" office:value="2.02">
                <text:p>2.02</text:p>
              </table:table-cell>
              <table:table-cell office:value-type="float" office:value="0.81805">
                <text:p>0.81805</text:p>
              </table:table-cell>
              <table:table-cell office:value-type="float" office:value="0.00018">
                <text:p>0.00018</text:p>
              </table:table-cell>
              <table:table-cell office:value-type="float" office:value="0.00018">
                <text:p>0.00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">
                <text:p>2.03</text:p>
              </table:table-cell>
              <table:table-cell office:value-type="float" office:value="0.821195">
                <text:p>0.821195</text:p>
              </table:table-cell>
              <table:table-cell office:value-type="float" office:value="0.06005">
                <text:p>0.06005</text:p>
              </table:table-cell>
              <table:table-cell office:value-type="float" office:value="0.06005">
                <text:p>0.06005</text:p>
              </table:table-cell>
              <table:table-cell office:value-type="float" office:value="2.03">
                <text:p>2.03</text:p>
              </table:table-cell>
              <table:table-cell office:value-type="float" office:value="0.815392">
                <text:p>0.815392</text:p>
              </table:table-cell>
              <table:table-cell office:value-type="float" office:value="0.00266">
                <text:p>0.00266</text:p>
              </table:table-cell>
              <table:table-cell office:value-type="float" office:value="0.00266">
                <text:p>0.00266</text:p>
              </table:table-cell>
              <table:table-cell office:value-type="float" office:value="2.03">
                <text:p>2.03</text:p>
              </table:table-cell>
              <table:table-cell office:value-type="float" office:value="0.811699">
                <text:p>0.811699</text:p>
              </table:table-cell>
              <table:table-cell office:value-type="float" office:value="0.00266">
                <text:p>0.00266</text:p>
              </table:table-cell>
              <table:table-cell office:value-type="float" office:value="0.00266">
                <text:p>0.00266</text:p>
              </table:table-cell>
              <table:table-cell office:value-type="float" office:value="2.03">
                <text:p>2.03</text:p>
              </table:table-cell>
              <table:table-cell office:value-type="float" office:value="0.811561">
                <text:p>0.811561</text:p>
              </table:table-cell>
              <table:table-cell office:value-type="float" office:value="0.00019">
                <text:p>0.0001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0.82162">
                <text:p>0.82162</text:p>
              </table:table-cell>
              <table:table-cell office:value-type="float" office:value="0.0705">
                <text:p>0.0705</text:p>
              </table:table-cell>
              <table:table-cell office:value-type="float" office:value="0.0705">
                <text:p>0.0705</text:p>
              </table:table-cell>
              <table:table-cell office:value-type="float" office:value="2.04">
                <text:p>2.04</text:p>
              </table:table-cell>
              <table:table-cell office:value-type="float" office:value="0.806741">
                <text:p>0.806741</text:p>
              </table:table-cell>
              <table:table-cell office:value-type="float" office:value="0.00294">
                <text:p>0.00294</text:p>
              </table:table-cell>
              <table:table-cell office:value-type="float" office:value="0.00294">
                <text:p>0.00294</text:p>
              </table:table-cell>
              <table:table-cell office:value-type="float" office:value="2.04">
                <text:p>2.04</text:p>
              </table:table-cell>
              <table:table-cell office:value-type="float" office:value="0.804624">
                <text:p>0.804624</text:p>
              </table:table-cell>
              <table:table-cell office:value-type="float" office:value="0.00294">
                <text:p>0.00294</text:p>
              </table:table-cell>
              <table:table-cell office:value-type="float" office:value="0.00294">
                <text:p>0.00294</text:p>
              </table:table-cell>
              <table:table-cell office:value-type="float" office:value="2.04">
                <text:p>2.04</text:p>
              </table:table-cell>
              <table:table-cell office:value-type="float" office:value="0.804741">
                <text:p>0.80474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">
                <text:p>2.05</text:p>
              </table:table-cell>
              <table:table-cell office:value-type="float" office:value="0.813491">
                <text:p>0.813491</text:p>
              </table:table-cell>
              <table:table-cell office:value-type="float" office:value="0.05675">
                <text:p>0.05675</text:p>
              </table:table-cell>
              <table:table-cell office:value-type="float" office:value="0.05675">
                <text:p>0.05675</text:p>
              </table:table-cell>
              <table:table-cell office:value-type="float" office:value="2.05">
                <text:p>2.05</text:p>
              </table:table-cell>
              <table:table-cell office:value-type="float" office:value="0.80126">
                <text:p>0.80126</text:p>
              </table:table-cell>
              <table:table-cell office:value-type="float" office:value="0.0031">
                <text:p>0.0031</text:p>
              </table:table-cell>
              <table:table-cell office:value-type="float" office:value="0.0031">
                <text:p>0.0031</text:p>
              </table:table-cell>
              <table:table-cell office:value-type="float" office:value="2.05">
                <text:p>2.05</text:p>
              </table:table-cell>
              <table:table-cell office:value-type="float" office:value="0.798347">
                <text:p>0.798347</text:p>
              </table:table-cell>
              <table:table-cell office:value-type="float" office:value="0.0031">
                <text:p>0.0031</text:p>
              </table:table-cell>
              <table:table-cell office:value-type="float" office:value="0.0031">
                <text:p>0.0031</text:p>
              </table:table-cell>
              <table:table-cell office:value-type="float" office:value="2.05">
                <text:p>2.05</text:p>
              </table:table-cell>
              <table:table-cell office:value-type="float" office:value="0.79727">
                <text:p>0.79727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">
                <text:p>2.06</text:p>
              </table:table-cell>
              <table:table-cell office:value-type="float" office:value="0.808281">
                <text:p>0.808281</text:p>
              </table:table-cell>
              <table:table-cell office:value-type="float" office:value="0.07485">
                <text:p>0.07485</text:p>
              </table:table-cell>
              <table:table-cell office:value-type="float" office:value="0.07485">
                <text:p>0.07485</text:p>
              </table:table-cell>
              <table:table-cell office:value-type="float" office:value="2.06">
                <text:p>2.06</text:p>
              </table:table-cell>
              <table:table-cell office:value-type="float" office:value="0.791995">
                <text:p>0.791995</text:p>
              </table:table-cell>
              <table:table-cell office:value-type="float" office:value="0.00335">
                <text:p>0.00335</text:p>
              </table:table-cell>
              <table:table-cell office:value-type="float" office:value="0.00335">
                <text:p>0.00335</text:p>
              </table:table-cell>
              <table:table-cell office:value-type="float" office:value="2.06">
                <text:p>2.06</text:p>
              </table:table-cell>
              <table:table-cell office:value-type="float" office:value="0.790437">
                <text:p>0.790437</text:p>
              </table:table-cell>
              <table:table-cell office:value-type="float" office:value="0.00335">
                <text:p>0.00335</text:p>
              </table:table-cell>
              <table:table-cell office:value-type="float" office:value="0.00335">
                <text:p>0.00335</text:p>
              </table:table-cell>
              <table:table-cell office:value-type="float" office:value="2.06">
                <text:p>2.06</text:p>
              </table:table-cell>
              <table:table-cell office:value-type="float" office:value="0.789889">
                <text:p>0.789889</text:p>
              </table:table-cell>
              <table:table-cell office:value-type="float" office:value="0.00022">
                <text:p>0.00022</text:p>
              </table:table-cell>
              <table:table-cell office:value-type="float" office:value="0.00022">
                <text:p>0.00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0.803512">
                <text:p>0.803512</text:p>
              </table:table-cell>
              <table:table-cell office:value-type="float" office:value="0.07435">
                <text:p>0.07435</text:p>
              </table:table-cell>
              <table:table-cell office:value-type="float" office:value="0.07435">
                <text:p>0.07435</text:p>
              </table:table-cell>
              <table:table-cell office:value-type="float" office:value="2.07">
                <text:p>2.07</text:p>
              </table:table-cell>
              <table:table-cell office:value-type="float" office:value="0.786748">
                <text:p>0.786748</text:p>
              </table:table-cell>
              <table:table-cell office:value-type="float" office:value="0.00319">
                <text:p>0.00319</text:p>
              </table:table-cell>
              <table:table-cell office:value-type="float" office:value="0.00319">
                <text:p>0.00319</text:p>
              </table:table-cell>
              <table:table-cell office:value-type="float" office:value="2.07">
                <text:p>2.07</text:p>
              </table:table-cell>
              <table:table-cell office:value-type="float" office:value="0.78312">
                <text:p>0.78312</text:p>
              </table:table-cell>
              <table:table-cell office:value-type="float" office:value="0.00319">
                <text:p>0.00319</text:p>
              </table:table-cell>
              <table:table-cell office:value-type="float" office:value="0.00319">
                <text:p>0.00319</text:p>
              </table:table-cell>
              <table:table-cell office:value-type="float" office:value="2.07">
                <text:p>2.07</text:p>
              </table:table-cell>
              <table:table-cell office:value-type="float" office:value="0.781608">
                <text:p>0.781608</text:p>
              </table:table-cell>
              <table:table-cell office:value-type="float" office:value="0.00023">
                <text:p>0.00023</text:p>
              </table:table-cell>
              <table:table-cell office:value-type="float" office:value="0.00023">
                <text:p>0.00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8">
                <text:p>2.08</text:p>
              </table:table-cell>
              <table:table-cell office:value-type="float" office:value="0.795354">
                <text:p>0.795354</text:p>
              </table:table-cell>
              <table:table-cell office:value-type="float" office:value="0.03655">
                <text:p>0.03655</text:p>
              </table:table-cell>
              <table:table-cell office:value-type="float" office:value="0.03655">
                <text:p>0.03655</text:p>
              </table:table-cell>
              <table:table-cell office:value-type="float" office:value="2.08">
                <text:p>2.08</text:p>
              </table:table-cell>
              <table:table-cell office:value-type="float" office:value="0.781884">
                <text:p>0.781884</text:p>
              </table:table-cell>
              <table:table-cell office:value-type="float" office:value="0.00345">
                <text:p>0.00345</text:p>
              </table:table-cell>
              <table:table-cell office:value-type="float" office:value="0.00345">
                <text:p>0.00345</text:p>
              </table:table-cell>
              <table:table-cell office:value-type="float" office:value="2.08">
                <text:p>2.08</text:p>
              </table:table-cell>
              <table:table-cell office:value-type="float" office:value="0.773529">
                <text:p>0.773529</text:p>
              </table:table-cell>
              <table:table-cell office:value-type="float" office:value="0.00345">
                <text:p>0.00345</text:p>
              </table:table-cell>
              <table:table-cell office:value-type="float" office:value="0.00345">
                <text:p>0.00345</text:p>
              </table:table-cell>
              <table:table-cell office:value-type="float" office:value="2.08">
                <text:p>2.08</text:p>
              </table:table-cell>
              <table:table-cell office:value-type="float" office:value="0.773007">
                <text:p>0.773007</text:p>
              </table:table-cell>
              <table:table-cell office:value-type="float" office:value="0.00025">
                <text:p>0.00025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9">
                <text:p>2.09</text:p>
              </table:table-cell>
              <table:table-cell office:value-type="float" office:value="0.785355">
                <text:p>0.785355</text:p>
              </table:table-cell>
              <table:table-cell office:value-type="float" office:value="0.0659">
                <text:p>0.0659</text:p>
              </table:table-cell>
              <table:table-cell office:value-type="float" office:value="0.0659">
                <text:p>0.0659</text:p>
              </table:table-cell>
              <table:table-cell office:value-type="float" office:value="2.09">
                <text:p>2.09</text:p>
              </table:table-cell>
              <table:table-cell office:value-type="float" office:value="0.770034">
                <text:p>0.770034</text:p>
              </table:table-cell>
              <table:table-cell office:value-type="float" office:value="0.00384">
                <text:p>0.00384</text:p>
              </table:table-cell>
              <table:table-cell office:value-type="float" office:value="0.00384">
                <text:p>0.00384</text:p>
              </table:table-cell>
              <table:table-cell office:value-type="float" office:value="2.09">
                <text:p>2.09</text:p>
              </table:table-cell>
              <table:table-cell office:value-type="float" office:value="0.76509">
                <text:p>0.76509</text:p>
              </table:table-cell>
              <table:table-cell office:value-type="float" office:value="0.00384">
                <text:p>0.00384</text:p>
              </table:table-cell>
              <table:table-cell office:value-type="float" office:value="0.00384">
                <text:p>0.00384</text:p>
              </table:table-cell>
              <table:table-cell office:value-type="float" office:value="2.09">
                <text:p>2.09</text:p>
              </table:table-cell>
              <table:table-cell office:value-type="float" office:value="0.764498">
                <text:p>0.764498</text:p>
              </table:table-cell>
              <table:table-cell office:value-type="float" office:value="0.00026">
                <text:p>0.00026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780734">
                <text:p>0.780734</text:p>
              </table:table-cell>
              <table:table-cell office:value-type="float" office:value="0.0574">
                <text:p>0.0574</text:p>
              </table:table-cell>
              <table:table-cell office:value-type="float" office:value="0.0574">
                <text:p>0.0574</text:p>
              </table:table-cell>
              <table:table-cell office:value-type="float" office:value="2.1">
                <text:p>2.1</text:p>
              </table:table-cell>
              <table:table-cell office:value-type="float" office:value="0.76211">
                <text:p>0.76211</text:p>
              </table:table-cell>
              <table:table-cell office:value-type="float" office:value="0.00418">
                <text:p>0.00418</text:p>
              </table:table-cell>
              <table:table-cell office:value-type="float" office:value="0.00418">
                <text:p>0.00418</text:p>
              </table:table-cell>
              <table:table-cell office:value-type="float" office:value="2.1">
                <text:p>2.1</text:p>
              </table:table-cell>
              <table:table-cell office:value-type="float" office:value="0.756176">
                <text:p>0.756176</text:p>
              </table:table-cell>
              <table:table-cell office:value-type="float" office:value="0.00418">
                <text:p>0.00418</text:p>
              </table:table-cell>
              <table:table-cell office:value-type="float" office:value="0.00418">
                <text:p>0.00418</text:p>
              </table:table-cell>
              <table:table-cell office:value-type="float" office:value="2.1">
                <text:p>2.1</text:p>
              </table:table-cell>
              <table:table-cell office:value-type="float" office:value="0.755052">
                <text:p>0.755052</text:p>
              </table:table-cell>
              <table:table-cell office:value-type="float" office:value="0.00027">
                <text:p>0.00027</text:p>
              </table:table-cell>
              <table:table-cell office:value-type="float" office:value="0.00027">
                <text:p>0.00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1">
                <text:p>2.11</text:p>
              </table:table-cell>
              <table:table-cell office:value-type="float" office:value="0.778916">
                <text:p>0.778916</text:p>
              </table:table-cell>
              <table:table-cell office:value-type="float" office:value="0.0804">
                <text:p>0.0804</text:p>
              </table:table-cell>
              <table:table-cell office:value-type="float" office:value="0.0804">
                <text:p>0.0804</text:p>
              </table:table-cell>
              <table:table-cell office:value-type="float" office:value="2.11">
                <text:p>2.11</text:p>
              </table:table-cell>
              <table:table-cell office:value-type="float" office:value="0.753357">
                <text:p>0.753357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2.11">
                <text:p>2.11</text:p>
              </table:table-cell>
              <table:table-cell office:value-type="float" office:value="0.745702">
                <text:p>0.745702</text:p>
              </table:table-cell>
              <table:table-cell office:value-type="float" office:value="0.033">
                <text:p>0.033</text:p>
              </table:table-cell>
              <table:table-cell office:value-type="float" office:value="0.033">
                <text:p>0.033</text:p>
              </table:table-cell>
              <table:table-cell office:value-type="float" office:value="2.11">
                <text:p>2.11</text:p>
              </table:table-cell>
              <table:table-cell office:value-type="float" office:value="0.745504">
                <text:p>0.745504</text:p>
              </table:table-cell>
              <table:table-cell office:value-type="float" office:value="0.00029">
                <text:p>0.00029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">
                <text:p>2.12</text:p>
              </table:table-cell>
              <table:table-cell office:value-type="float" office:value="0.762672">
                <text:p>0.762672</text:p>
              </table:table-cell>
              <table:table-cell office:value-type="float" office:value="0.0411">
                <text:p>0.0411</text:p>
              </table:table-cell>
              <table:table-cell office:value-type="float" office:value="0.0411">
                <text:p>0.0411</text:p>
              </table:table-cell>
              <table:table-cell office:value-type="float" office:value="2.12">
                <text:p>2.12</text:p>
              </table:table-cell>
              <table:table-cell office:value-type="float" office:value="0.743329">
                <text:p>0.743329</text:p>
              </table:table-cell>
              <table:table-cell office:value-type="float" office:value="0.03289">
                <text:p>0.03289</text:p>
              </table:table-cell>
              <table:table-cell office:value-type="float" office:value="0.03289">
                <text:p>0.03289</text:p>
              </table:table-cell>
              <table:table-cell office:value-type="float" office:value="2.12">
                <text:p>2.12</text:p>
              </table:table-cell>
              <table:table-cell office:value-type="float" office:value="0.736063">
                <text:p>0.736063</text:p>
              </table:table-cell>
              <table:table-cell office:value-type="float" office:value="0.03289">
                <text:p>0.03289</text:p>
              </table:table-cell>
              <table:table-cell office:value-type="float" office:value="0.03289">
                <text:p>0.03289</text:p>
              </table:table-cell>
              <table:table-cell office:value-type="float" office:value="2.12">
                <text:p>2.12</text:p>
              </table:table-cell>
              <table:table-cell office:value-type="float" office:value="0.734828">
                <text:p>0.734828</text:p>
              </table:table-cell>
              <table:table-cell office:value-type="float" office:value="0.00031">
                <text:p>0.00031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">
                <text:p>2.13</text:p>
              </table:table-cell>
              <table:table-cell office:value-type="float" office:value="0.763347">
                <text:p>0.763347</text:p>
              </table:table-cell>
              <table:table-cell office:value-type="float" office:value="0.0259">
                <text:p>0.0259</text:p>
              </table:table-cell>
              <table:table-cell office:value-type="float" office:value="0.0259">
                <text:p>0.0259</text:p>
              </table:table-cell>
              <table:table-cell office:value-type="float" office:value="2.13">
                <text:p>2.13</text:p>
              </table:table-cell>
              <table:table-cell office:value-type="float" office:value="0.733126">
                <text:p>0.733126</text:p>
              </table:table-cell>
              <table:table-cell office:value-type="float" office:value="0.00491">
                <text:p>0.00491</text:p>
              </table:table-cell>
              <table:table-cell office:value-type="float" office:value="0.00491">
                <text:p>0.00491</text:p>
              </table:table-cell>
              <table:table-cell office:value-type="float" office:value="2.13">
                <text:p>2.13</text:p>
              </table:table-cell>
              <table:table-cell office:value-type="float" office:value="0.724744">
                <text:p>0.724744</text:p>
              </table:table-cell>
              <table:table-cell office:value-type="float" office:value="0.00491">
                <text:p>0.00491</text:p>
              </table:table-cell>
              <table:table-cell office:value-type="float" office:value="0.00491">
                <text:p>0.00491</text:p>
              </table:table-cell>
              <table:table-cell office:value-type="float" office:value="2.13">
                <text:p>2.13</text:p>
              </table:table-cell>
              <table:table-cell office:value-type="float" office:value="0.724042">
                <text:p>0.724042</text:p>
              </table:table-cell>
              <table:table-cell office:value-type="float" office:value="0.00033">
                <text:p>0.0003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">
                <text:p>2.14</text:p>
              </table:table-cell>
              <table:table-cell office:value-type="float" office:value="0.745796">
                <text:p>0.745796</text:p>
              </table:table-cell>
              <table:table-cell office:value-type="float" office:value="0.05805">
                <text:p>0.05805</text:p>
              </table:table-cell>
              <table:table-cell office:value-type="float" office:value="0.05805">
                <text:p>0.05805</text:p>
              </table:table-cell>
              <table:table-cell office:value-type="float" office:value="2.14">
                <text:p>2.14</text:p>
              </table:table-cell>
              <table:table-cell office:value-type="float" office:value="0.720441">
                <text:p>0.720441</text:p>
              </table:table-cell>
              <table:table-cell office:value-type="float" office:value="0.02594">
                <text:p>0.02594</text:p>
              </table:table-cell>
              <table:table-cell office:value-type="float" office:value="0.02594">
                <text:p>0.02594</text:p>
              </table:table-cell>
              <table:table-cell office:value-type="float" office:value="2.14">
                <text:p>2.14</text:p>
              </table:table-cell>
              <table:table-cell office:value-type="float" office:value="0.714155">
                <text:p>0.714155</text:p>
              </table:table-cell>
              <table:table-cell office:value-type="float" office:value="0.02594">
                <text:p>0.02594</text:p>
              </table:table-cell>
              <table:table-cell office:value-type="float" office:value="0.02594">
                <text:p>0.02594</text:p>
              </table:table-cell>
              <table:table-cell office:value-type="float" office:value="2.14">
                <text:p>2.14</text:p>
              </table:table-cell>
              <table:table-cell office:value-type="float" office:value="0.712497">
                <text:p>0.712497</text:p>
              </table:table-cell>
              <table:table-cell office:value-type="float" office:value="0.00033">
                <text:p>0.00033</text:p>
              </table:table-cell>
              <table:table-cell office:value-type="float" office:value="0.00033">
                <text:p>0.00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5">
                <text:p>2.15</text:p>
              </table:table-cell>
              <table:table-cell office:value-type="float" office:value="0.751203">
                <text:p>0.751203</text:p>
              </table:table-cell>
              <table:table-cell office:value-type="float" office:value="0.0642">
                <text:p>0.0642</text:p>
              </table:table-cell>
              <table:table-cell office:value-type="float" office:value="0.0642">
                <text:p>0.0642</text:p>
              </table:table-cell>
              <table:table-cell office:value-type="float" office:value="2.15">
                <text:p>2.15</text:p>
              </table:table-cell>
              <table:table-cell office:value-type="float" office:value="0.714143">
                <text:p>0.714143</text:p>
              </table:table-cell>
              <table:table-cell office:value-type="float" office:value="0.02971">
                <text:p>0.02971</text:p>
              </table:table-cell>
              <table:table-cell office:value-type="float" office:value="0.02971">
                <text:p>0.02971</text:p>
              </table:table-cell>
              <table:table-cell office:value-type="float" office:value="2.15">
                <text:p>2.15</text:p>
              </table:table-cell>
              <table:table-cell office:value-type="float" office:value="0.701935">
                <text:p>0.701935</text:p>
              </table:table-cell>
              <table:table-cell office:value-type="float" office:value="0.02971">
                <text:p>0.02971</text:p>
              </table:table-cell>
              <table:table-cell office:value-type="float" office:value="0.02971">
                <text:p>0.02971</text:p>
              </table:table-cell>
              <table:table-cell office:value-type="float" office:value="2.15">
                <text:p>2.15</text:p>
              </table:table-cell>
              <table:table-cell office:value-type="float" office:value="0.699709">
                <text:p>0.699709</text:p>
              </table:table-cell>
              <table:table-cell office:value-type="float" office:value="0.00038">
                <text:p>0.00038</text:p>
              </table:table-cell>
              <table:table-cell office:value-type="float" office:value="0.00038">
                <text:p>0.000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">
                <text:p>2.16</text:p>
              </table:table-cell>
              <table:table-cell office:value-type="float" office:value="0.738324">
                <text:p>0.738324</text:p>
              </table:table-cell>
              <table:table-cell office:value-type="float" office:value="0.0881">
                <text:p>0.0881</text:p>
              </table:table-cell>
              <table:table-cell office:value-type="float" office:value="0.0881">
                <text:p>0.0881</text:p>
              </table:table-cell>
              <table:table-cell office:value-type="float" office:value="2.16">
                <text:p>2.16</text:p>
              </table:table-cell>
              <table:table-cell office:value-type="float" office:value="0.699426">
                <text:p>0.699426</text:p>
              </table:table-cell>
              <table:table-cell office:value-type="float" office:value="0.0046">
                <text:p>0.0046</text:p>
              </table:table-cell>
              <table:table-cell office:value-type="float" office:value="0.0046">
                <text:p>0.0046</text:p>
              </table:table-cell>
              <table:table-cell office:value-type="float" office:value="2.16">
                <text:p>2.16</text:p>
              </table:table-cell>
              <table:table-cell office:value-type="float" office:value="0.685657">
                <text:p>0.685657</text:p>
              </table:table-cell>
              <table:table-cell office:value-type="float" office:value="0.0046">
                <text:p>0.0046</text:p>
              </table:table-cell>
              <table:table-cell office:value-type="float" office:value="0.0046">
                <text:p>0.0046</text:p>
              </table:table-cell>
              <table:table-cell office:value-type="float" office:value="2.16">
                <text:p>2.16</text:p>
              </table:table-cell>
              <table:table-cell office:value-type="float" office:value="0.685608">
                <text:p>0.685608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">
                <text:p>2.17</text:p>
              </table:table-cell>
              <table:table-cell office:value-type="float" office:value="0.732216">
                <text:p>0.732216</text:p>
              </table:table-cell>
              <table:table-cell office:value-type="float" office:value="0.07455">
                <text:p>0.07455</text:p>
              </table:table-cell>
              <table:table-cell office:value-type="float" office:value="0.07455">
                <text:p>0.07455</text:p>
              </table:table-cell>
              <table:table-cell office:value-type="float" office:value="2.17">
                <text:p>2.17</text:p>
              </table:table-cell>
              <table:table-cell office:value-type="float" office:value="0.694612">
                <text:p>0.694612</text:p>
              </table:table-cell>
              <table:table-cell office:value-type="float" office:value="0.00551">
                <text:p>0.00551</text:p>
              </table:table-cell>
              <table:table-cell office:value-type="float" office:value="0.00551">
                <text:p>0.00551</text:p>
              </table:table-cell>
              <table:table-cell office:value-type="float" office:value="2.17">
                <text:p>2.17</text:p>
              </table:table-cell>
              <table:table-cell office:value-type="float" office:value="0.673144">
                <text:p>0.673144</text:p>
              </table:table-cell>
              <table:table-cell office:value-type="float" office:value="0.00551">
                <text:p>0.00551</text:p>
              </table:table-cell>
              <table:table-cell office:value-type="float" office:value="0.00551">
                <text:p>0.00551</text:p>
              </table:table-cell>
              <table:table-cell office:value-type="float" office:value="2.17">
                <text:p>2.17</text:p>
              </table:table-cell>
              <table:table-cell office:value-type="float" office:value="0.671768">
                <text:p>0.671768</text:p>
              </table:table-cell>
              <table:table-cell office:value-type="float" office:value="0.00044">
                <text:p>0.00044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8">
                <text:p>2.18</text:p>
              </table:table-cell>
              <table:table-cell office:value-type="float" office:value="0.71895">
                <text:p>0.71895</text:p>
              </table:table-cell>
              <table:table-cell office:value-type="float" office:value="0.0578">
                <text:p>0.0578</text:p>
              </table:table-cell>
              <table:table-cell office:value-type="float" office:value="0.0578">
                <text:p>0.0578</text:p>
              </table:table-cell>
              <table:table-cell office:value-type="float" office:value="2.18">
                <text:p>2.18</text:p>
              </table:table-cell>
              <table:table-cell office:value-type="float" office:value="0.67508">
                <text:p>0.67508</text:p>
              </table:table-cell>
              <table:table-cell office:value-type="float" office:value="0.03649">
                <text:p>0.03649</text:p>
              </table:table-cell>
              <table:table-cell office:value-type="float" office:value="0.03649">
                <text:p>0.03649</text:p>
              </table:table-cell>
              <table:table-cell office:value-type="float" office:value="2.18">
                <text:p>2.18</text:p>
              </table:table-cell>
              <table:table-cell office:value-type="float" office:value="0.659142">
                <text:p>0.659142</text:p>
              </table:table-cell>
              <table:table-cell office:value-type="float" office:value="0.03649">
                <text:p>0.03649</text:p>
              </table:table-cell>
              <table:table-cell office:value-type="float" office:value="0.03649">
                <text:p>0.03649</text:p>
              </table:table-cell>
              <table:table-cell office:value-type="float" office:value="2.18">
                <text:p>2.18</text:p>
              </table:table-cell>
              <table:table-cell office:value-type="float" office:value="0.655302">
                <text:p>0.655302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">
                <text:p>2.19</text:p>
              </table:table-cell>
              <table:table-cell office:value-type="float" office:value="0.710961">
                <text:p>0.710961</text:p>
              </table:table-cell>
              <table:table-cell office:value-type="float" office:value="0.08055">
                <text:p>0.08055</text:p>
              </table:table-cell>
              <table:table-cell office:value-type="float" office:value="0.08055">
                <text:p>0.08055</text:p>
              </table:table-cell>
              <table:table-cell office:value-type="float" office:value="2.19">
                <text:p>2.19</text:p>
              </table:table-cell>
              <table:table-cell office:value-type="float" office:value="0.663843">
                <text:p>0.663843</text:p>
              </table:table-cell>
              <table:table-cell office:value-type="float" office:value="0.00641">
                <text:p>0.00641</text:p>
              </table:table-cell>
              <table:table-cell office:value-type="float" office:value="0.00641">
                <text:p>0.00641</text:p>
              </table:table-cell>
              <table:table-cell office:value-type="float" office:value="2.19">
                <text:p>2.19</text:p>
              </table:table-cell>
              <table:table-cell office:value-type="float" office:value="0.644688">
                <text:p>0.644688</text:p>
              </table:table-cell>
              <table:table-cell office:value-type="float" office:value="0.00641">
                <text:p>0.00641</text:p>
              </table:table-cell>
              <table:table-cell office:value-type="float" office:value="0.00641">
                <text:p>0.00641</text:p>
              </table:table-cell>
              <table:table-cell office:value-type="float" office:value="2.19">
                <text:p>2.19</text:p>
              </table:table-cell>
              <table:table-cell office:value-type="float" office:value="0.637782">
                <text:p>0.637782</text:p>
              </table:table-cell>
              <table:table-cell office:value-type="float" office:value="0.00057">
                <text:p>0.00057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0.706976">
                <text:p>0.706976</text:p>
              </table:table-cell>
              <table:table-cell office:value-type="float" office:value="0.0602">
                <text:p>0.0602</text:p>
              </table:table-cell>
              <table:table-cell office:value-type="float" office:value="0.0602">
                <text:p>0.0602</text:p>
              </table:table-cell>
              <table:table-cell office:value-type="float" office:value="2.2">
                <text:p>2.2</text:p>
              </table:table-cell>
              <table:table-cell office:value-type="float" office:value="0.66105">
                <text:p>0.66105</text:p>
              </table:table-cell>
              <table:table-cell office:value-type="float" office:value="0.02512">
                <text:p>0.02512</text:p>
              </table:table-cell>
              <table:table-cell office:value-type="float" office:value="0.02512">
                <text:p>0.02512</text:p>
              </table:table-cell>
              <table:table-cell office:value-type="float" office:value="2.2">
                <text:p>2.2</text:p>
              </table:table-cell>
              <table:table-cell office:value-type="float" office:value="0.623966">
                <text:p>0.623966</text:p>
              </table:table-cell>
              <table:table-cell office:value-type="float" office:value="0.02512">
                <text:p>0.02512</text:p>
              </table:table-cell>
              <table:table-cell office:value-type="float" office:value="0.02512">
                <text:p>0.02512</text:p>
              </table:table-cell>
              <table:table-cell office:value-type="float" office:value="2.2">
                <text:p>2.2</text:p>
              </table:table-cell>
              <table:table-cell office:value-type="float" office:value="0.61838">
                <text:p>0.61838</text:p>
              </table:table-cell>
              <table:table-cell office:value-type="float" office:value="0.00064">
                <text:p>0.00064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1">
                <text:p>2.21</text:p>
              </table:table-cell>
              <table:table-cell office:value-type="float" office:value="0.694869">
                <text:p>0.694869</text:p>
              </table:table-cell>
              <table:table-cell office:value-type="float" office:value="0.0676">
                <text:p>0.0676</text:p>
              </table:table-cell>
              <table:table-cell office:value-type="float" office:value="0.0676">
                <text:p>0.0676</text:p>
              </table:table-cell>
              <table:table-cell office:value-type="float" office:value="2.21">
                <text:p>2.21</text:p>
              </table:table-cell>
              <table:table-cell office:value-type="float" office:value="0.638033">
                <text:p>0.638033</text:p>
              </table:table-cell>
              <table:table-cell office:value-type="float" office:value="0.03631">
                <text:p>0.03631</text:p>
              </table:table-cell>
              <table:table-cell office:value-type="float" office:value="0.03631">
                <text:p>0.03631</text:p>
              </table:table-cell>
              <table:table-cell office:value-type="float" office:value="2.21">
                <text:p>2.21</text:p>
              </table:table-cell>
              <table:table-cell office:value-type="float" office:value="0.605381">
                <text:p>0.605381</text:p>
              </table:table-cell>
              <table:table-cell office:value-type="float" office:value="0.03631">
                <text:p>0.03631</text:p>
              </table:table-cell>
              <table:table-cell office:value-type="float" office:value="0.03631">
                <text:p>0.03631</text:p>
              </table:table-cell>
              <table:table-cell office:value-type="float" office:value="2.21">
                <text:p>2.21</text:p>
              </table:table-cell>
              <table:table-cell office:value-type="float" office:value="0.595497">
                <text:p>0.595497</text:p>
              </table:table-cell>
              <table:table-cell office:value-type="float" office:value="0.00067">
                <text:p>0.00067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  <table:table-cell office:value-type="float" office:value="0.693114">
                <text:p>0.693114</text:p>
              </table:table-cell>
              <table:table-cell office:value-type="float" office:value="0.0924">
                <text:p>0.0924</text:p>
              </table:table-cell>
              <table:table-cell office:value-type="float" office:value="0.0924">
                <text:p>0.0924</text:p>
              </table:table-cell>
              <table:table-cell office:value-type="float" office:value="2.22">
                <text:p>2.22</text:p>
              </table:table-cell>
              <table:table-cell office:value-type="float" office:value="0.627048">
                <text:p>0.627048</text:p>
              </table:table-cell>
              <table:table-cell office:value-type="float" office:value="0.03032">
                <text:p>0.03032</text:p>
              </table:table-cell>
              <table:table-cell office:value-type="float" office:value="0.03032">
                <text:p>0.03032</text:p>
              </table:table-cell>
              <table:table-cell office:value-type="float" office:value="2.22">
                <text:p>2.22</text:p>
              </table:table-cell>
              <table:table-cell office:value-type="float" office:value="0.584472">
                <text:p>0.584472</text:p>
              </table:table-cell>
              <table:table-cell office:value-type="float" office:value="0.03032">
                <text:p>0.03032</text:p>
              </table:table-cell>
              <table:table-cell office:value-type="float" office:value="0.03032">
                <text:p>0.03032</text:p>
              </table:table-cell>
              <table:table-cell office:value-type="float" office:value="2.22">
                <text:p>2.22</text:p>
              </table:table-cell>
              <table:table-cell office:value-type="float" office:value="0.571822">
                <text:p>0.571822</text:p>
              </table:table-cell>
              <table:table-cell office:value-type="float" office:value="0.00087">
                <text:p>0.00087</text:p>
              </table:table-cell>
              <table:table-cell office:value-type="float" office:value="0.00087">
                <text:p>0.000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3">
                <text:p>2.23</text:p>
              </table:table-cell>
              <table:table-cell office:value-type="float" office:value="0.681926">
                <text:p>0.681926</text:p>
              </table:table-cell>
              <table:table-cell office:value-type="float" office:value="0.0829">
                <text:p>0.0829</text:p>
              </table:table-cell>
              <table:table-cell office:value-type="float" office:value="0.0829">
                <text:p>0.0829</text:p>
              </table:table-cell>
              <table:table-cell office:value-type="float" office:value="2.23">
                <text:p>2.23</text:p>
              </table:table-cell>
              <table:table-cell office:value-type="float" office:value="0.596601">
                <text:p>0.596601</text:p>
              </table:table-cell>
              <table:table-cell office:value-type="float" office:value="0.03896">
                <text:p>0.03896</text:p>
              </table:table-cell>
              <table:table-cell office:value-type="float" office:value="0.03896">
                <text:p>0.03896</text:p>
              </table:table-cell>
              <table:table-cell office:value-type="float" office:value="2.23">
                <text:p>2.23</text:p>
              </table:table-cell>
              <table:table-cell office:value-type="float" office:value="0.560796">
                <text:p>0.560796</text:p>
              </table:table-cell>
              <table:table-cell office:value-type="float" office:value="0.03896">
                <text:p>0.03896</text:p>
              </table:table-cell>
              <table:table-cell office:value-type="float" office:value="0.03896">
                <text:p>0.03896</text:p>
              </table:table-cell>
              <table:table-cell office:value-type="float" office:value="2.23">
                <text:p>2.23</text:p>
              </table:table-cell>
              <table:table-cell office:value-type="float" office:value="0.541442">
                <text:p>0.541442</text:p>
              </table:table-cell>
              <table:table-cell office:value-type="float" office:value="0.00095">
                <text:p>0.00095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">
                <text:p>2.24</text:p>
              </table:table-cell>
              <table:table-cell office:value-type="float" office:value="0.671411">
                <text:p>0.671411</text:p>
              </table:table-cell>
              <table:table-cell office:value-type="float" office:value="0.07295">
                <text:p>0.07295</text:p>
              </table:table-cell>
              <table:table-cell office:value-type="float" office:value="0.07295">
                <text:p>0.07295</text:p>
              </table:table-cell>
              <table:table-cell office:value-type="float" office:value="2.24">
                <text:p>2.24</text:p>
              </table:table-cell>
              <table:table-cell office:value-type="float" office:value="0.603716">
                <text:p>0.603716</text:p>
              </table:table-cell>
              <table:table-cell office:value-type="float" office:value="0.03237">
                <text:p>0.03237</text:p>
              </table:table-cell>
              <table:table-cell office:value-type="float" office:value="0.03237">
                <text:p>0.03237</text:p>
              </table:table-cell>
              <table:table-cell office:value-type="float" office:value="2.24">
                <text:p>2.24</text:p>
              </table:table-cell>
              <table:table-cell office:value-type="float" office:value="0.536021">
                <text:p>0.536021</text:p>
              </table:table-cell>
              <table:table-cell office:value-type="float" office:value="0.03237">
                <text:p>0.03237</text:p>
              </table:table-cell>
              <table:table-cell office:value-type="float" office:value="0.03237">
                <text:p>0.03237</text:p>
              </table:table-cell>
              <table:table-cell office:value-type="float" office:value="2.24">
                <text:p>2.24</text:p>
              </table:table-cell>
              <table:table-cell office:value-type="float" office:value="0.509745">
                <text:p>0.509745</text:p>
              </table:table-cell>
              <table:table-cell office:value-type="float" office:value="0.00172">
                <text:p>0.00172</text:p>
              </table:table-cell>
              <table:table-cell office:value-type="float" office:value="0.00172">
                <text:p>0.00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">
                <text:p>2.25</text:p>
              </table:table-cell>
              <table:table-cell office:value-type="float" office:value="0.667745">
                <text:p>0.667745</text:p>
              </table:table-cell>
              <table:table-cell office:value-type="float" office:value="0.10765">
                <text:p>0.10765</text:p>
              </table:table-cell>
              <table:table-cell office:value-type="float" office:value="0.10765">
                <text:p>0.10765</text:p>
              </table:table-cell>
              <table:table-cell office:value-type="float" office:value="2.25">
                <text:p>2.25</text:p>
              </table:table-cell>
              <table:table-cell office:value-type="float" office:value="0.578903">
                <text:p>0.578903</text:p>
              </table:table-cell>
              <table:table-cell office:value-type="float" office:value="0.03667">
                <text:p>0.03667</text:p>
              </table:table-cell>
              <table:table-cell office:value-type="float" office:value="0.03667">
                <text:p>0.03667</text:p>
              </table:table-cell>
              <table:table-cell office:value-type="float" office:value="2.25">
                <text:p>2.25</text:p>
              </table:table-cell>
              <table:table-cell office:value-type="float" office:value="0.505093">
                <text:p>0.505093</text:p>
              </table:table-cell>
              <table:table-cell office:value-type="float" office:value="0.03667">
                <text:p>0.03667</text:p>
              </table:table-cell>
              <table:table-cell office:value-type="float" office:value="0.03667">
                <text:p>0.03667</text:p>
              </table:table-cell>
              <table:table-cell office:value-type="float" office:value="2.25">
                <text:p>2.25</text:p>
              </table:table-cell>
              <table:table-cell office:value-type="float" office:value="0.477328">
                <text:p>0.477328</text:p>
              </table:table-cell>
              <table:table-cell office:value-type="float" office:value="0.00764">
                <text:p>0.00764</text:p>
              </table:table-cell>
              <table:table-cell office:value-type="float" office:value="0.00764">
                <text:p>0.00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">
                <text:p>2.26</text:p>
              </table:table-cell>
              <table:table-cell office:value-type="float" office:value="0.665629">
                <text:p>0.665629</text:p>
              </table:table-cell>
              <table:table-cell office:value-type="float" office:value="0.1218">
                <text:p>0.1218</text:p>
              </table:table-cell>
              <table:table-cell office:value-type="float" office:value="0.1218">
                <text:p>0.1218</text:p>
              </table:table-cell>
              <table:table-cell office:value-type="float" office:value="2.26">
                <text:p>2.26</text:p>
              </table:table-cell>
              <table:table-cell office:value-type="float" office:value="0.556241">
                <text:p>0.556241</text:p>
              </table:table-cell>
              <table:table-cell office:value-type="float" office:value="0.03666">
                <text:p>0.03666</text:p>
              </table:table-cell>
              <table:table-cell office:value-type="float" office:value="0.03666">
                <text:p>0.03666</text:p>
              </table:table-cell>
              <table:table-cell office:value-type="float" office:value="2.26">
                <text:p>2.26</text:p>
              </table:table-cell>
              <table:table-cell office:value-type="float" office:value="0.483127">
                <text:p>0.483127</text:p>
              </table:table-cell>
              <table:table-cell office:value-type="float" office:value="0.03666">
                <text:p>0.03666</text:p>
              </table:table-cell>
              <table:table-cell office:value-type="float" office:value="0.03666">
                <text:p>0.03666</text:p>
              </table:table-cell>
              <table:table-cell office:value-type="float" office:value="2.26">
                <text:p>2.26</text:p>
              </table:table-cell>
              <table:table-cell office:value-type="float" office:value="0.427959">
                <text:p>0.427959</text:p>
              </table:table-cell>
              <table:table-cell office:value-type="float" office:value="0.0066">
                <text:p>0.0066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7">
                <text:p>2.27</text:p>
              </table:table-cell>
              <table:table-cell office:value-type="float" office:value="0.64488">
                <text:p>0.64488</text:p>
              </table:table-cell>
              <table:table-cell office:value-type="float" office:value="0.0587">
                <text:p>0.0587</text:p>
              </table:table-cell>
              <table:table-cell office:value-type="float" office:value="0.0587">
                <text:p>0.0587</text:p>
              </table:table-cell>
              <table:table-cell office:value-type="float" office:value="2.27">
                <text:p>2.27</text:p>
              </table:table-cell>
              <table:table-cell office:value-type="float" office:value="0.540033">
                <text:p>0.540033</text:p>
              </table:table-cell>
              <table:table-cell office:value-type="float" office:value="0.03665">
                <text:p>0.03665</text:p>
              </table:table-cell>
              <table:table-cell office:value-type="float" office:value="0.03665">
                <text:p>0.03665</text:p>
              </table:table-cell>
              <table:table-cell office:value-type="float" office:value="2.27">
                <text:p>2.27</text:p>
              </table:table-cell>
              <table:table-cell office:value-type="float" office:value="0.453267">
                <text:p>0.453267</text:p>
              </table:table-cell>
              <table:table-cell office:value-type="float" office:value="0.03665">
                <text:p>0.03665</text:p>
              </table:table-cell>
              <table:table-cell office:value-type="float" office:value="0.03665">
                <text:p>0.03665</text:p>
              </table:table-cell>
              <table:table-cell office:value-type="float" office:value="2.27">
                <text:p>2.27</text:p>
              </table:table-cell>
              <table:table-cell office:value-type="float" office:value="0.379878">
                <text:p>0.379878</text:p>
              </table:table-cell>
              <table:table-cell office:value-type="float" office:value="0.00752">
                <text:p>0.00752</text:p>
              </table:table-cell>
              <table:table-cell office:value-type="float" office:value="0.00752">
                <text:p>0.00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">
                <text:p>2.28</text:p>
              </table:table-cell>
              <table:table-cell office:value-type="float" office:value="0.62974">
                <text:p>0.62974</text:p>
              </table:table-cell>
              <table:table-cell office:value-type="float" office:value="0.0963">
                <text:p>0.0963</text:p>
              </table:table-cell>
              <table:table-cell office:value-type="float" office:value="0.0963">
                <text:p>0.0963</text:p>
              </table:table-cell>
              <table:table-cell office:value-type="float" office:value="2.28">
                <text:p>2.28</text:p>
              </table:table-cell>
              <table:table-cell office:value-type="float" office:value="0.525435">
                <text:p>0.525435</text:p>
              </table:table-cell>
              <table:table-cell office:value-type="float" office:value="0.03415">
                <text:p>0.03415</text:p>
              </table:table-cell>
              <table:table-cell office:value-type="float" office:value="0.03415">
                <text:p>0.03415</text:p>
              </table:table-cell>
              <table:table-cell office:value-type="float" office:value="2.28">
                <text:p>2.28</text:p>
              </table:table-cell>
              <table:table-cell office:value-type="float" office:value="0.422065">
                <text:p>0.422065</text:p>
              </table:table-cell>
              <table:table-cell office:value-type="float" office:value="0.03415">
                <text:p>0.03415</text:p>
              </table:table-cell>
              <table:table-cell office:value-type="float" office:value="0.03415">
                <text:p>0.03415</text:p>
              </table:table-cell>
              <table:table-cell office:value-type="float" office:value="2.28">
                <text:p>2.28</text:p>
              </table:table-cell>
              <table:table-cell office:value-type="float" office:value="0.326211">
                <text:p>0.326211</text:p>
              </table:table-cell>
              <table:table-cell office:value-type="float" office:value="0.00645">
                <text:p>0.00645</text:p>
              </table:table-cell>
              <table:table-cell office:value-type="float" office:value="0.00645">
                <text:p>0.00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">
                <text:p>2.29</text:p>
              </table:table-cell>
              <table:table-cell office:value-type="float" office:value="0.638989">
                <text:p>0.638989</text:p>
              </table:table-cell>
              <table:table-cell office:value-type="float" office:value="0.07395">
                <text:p>0.07395</text:p>
              </table:table-cell>
              <table:table-cell office:value-type="float" office:value="0.07395">
                <text:p>0.07395</text:p>
              </table:table-cell>
              <table:table-cell office:value-type="float" office:value="2.29">
                <text:p>2.29</text:p>
              </table:table-cell>
              <table:table-cell office:value-type="float" office:value="0.509878">
                <text:p>0.509878</text:p>
              </table:table-cell>
              <table:table-cell office:value-type="float" office:value="0.03472">
                <text:p>0.03472</text:p>
              </table:table-cell>
              <table:table-cell office:value-type="float" office:value="0.03472">
                <text:p>0.03472</text:p>
              </table:table-cell>
              <table:table-cell office:value-type="float" office:value="2.29">
                <text:p>2.29</text:p>
              </table:table-cell>
              <table:table-cell office:value-type="float" office:value="0.388926">
                <text:p>0.388926</text:p>
              </table:table-cell>
              <table:table-cell office:value-type="float" office:value="0.03472">
                <text:p>0.03472</text:p>
              </table:table-cell>
              <table:table-cell office:value-type="float" office:value="0.03472">
                <text:p>0.03472</text:p>
              </table:table-cell>
              <table:table-cell office:value-type="float" office:value="2.29">
                <text:p>2.29</text:p>
              </table:table-cell>
              <table:table-cell office:value-type="float" office:value="0.27155">
                <text:p>0.27155</text:p>
              </table:table-cell>
              <table:table-cell office:value-type="float" office:value="0.00593">
                <text:p>0.00593</text:p>
              </table:table-cell>
              <table:table-cell office:value-type="float" office:value="0.00593">
                <text:p>0.00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616362">
                <text:p>0.616362</text:p>
              </table:table-cell>
              <table:table-cell office:value-type="float" office:value="0.0547">
                <text:p>0.0547</text:p>
              </table:table-cell>
              <table:table-cell office:value-type="float" office:value="0.0547">
                <text:p>0.0547</text:p>
              </table:table-cell>
              <table:table-cell office:value-type="float" office:value="2.3">
                <text:p>2.3</text:p>
              </table:table-cell>
              <table:table-cell office:value-type="float" office:value="0.499202">
                <text:p>0.499202</text:p>
              </table:table-cell>
              <table:table-cell office:value-type="float" office:value="0.03167">
                <text:p>0.03167</text:p>
              </table:table-cell>
              <table:table-cell office:value-type="float" office:value="0.03167">
                <text:p>0.03167</text:p>
              </table:table-cell>
              <table:table-cell office:value-type="float" office:value="2.3">
                <text:p>2.3</text:p>
              </table:table-cell>
              <table:table-cell office:value-type="float" office:value="0.36678">
                <text:p>0.36678</text:p>
              </table:table-cell>
              <table:table-cell office:value-type="float" office:value="0.03167">
                <text:p>0.03167</text:p>
              </table:table-cell>
              <table:table-cell office:value-type="float" office:value="0.03167">
                <text:p>0.03167</text:p>
              </table:table-cell>
              <table:table-cell office:value-type="float" office:value="2.3">
                <text:p>2.3</text:p>
              </table:table-cell>
              <table:table-cell office:value-type="float" office:value="0.225216">
                <text:p>0.225216</text:p>
              </table:table-cell>
              <table:table-cell office:value-type="float" office:value="0.00565">
                <text:p>0.00565</text:p>
              </table:table-cell>
              <table:table-cell office:value-type="float" office:value="0.00565">
                <text:p>0.00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">
                <text:p>2.31</text:p>
              </table:table-cell>
              <table:table-cell office:value-type="float" office:value="0.600195">
                <text:p>0.600195</text:p>
              </table:table-cell>
              <table:table-cell office:value-type="float" office:value="0.09065">
                <text:p>0.09065</text:p>
              </table:table-cell>
              <table:table-cell office:value-type="float" office:value="0.09065">
                <text:p>0.09065</text:p>
              </table:table-cell>
              <table:table-cell office:value-type="float" office:value="2.31">
                <text:p>2.31</text:p>
              </table:table-cell>
              <table:table-cell office:value-type="float" office:value="0.48532">
                <text:p>0.48532</text:p>
              </table:table-cell>
              <table:table-cell office:value-type="float" office:value="0.03419">
                <text:p>0.03419</text:p>
              </table:table-cell>
              <table:table-cell office:value-type="float" office:value="0.03419">
                <text:p>0.03419</text:p>
              </table:table-cell>
              <table:table-cell office:value-type="float" office:value="2.31">
                <text:p>2.31</text:p>
              </table:table-cell>
              <table:table-cell office:value-type="float" office:value="0.331659">
                <text:p>0.331659</text:p>
              </table:table-cell>
              <table:table-cell office:value-type="float" office:value="0.03419">
                <text:p>0.03419</text:p>
              </table:table-cell>
              <table:table-cell office:value-type="float" office:value="0.03419">
                <text:p>0.03419</text:p>
              </table:table-cell>
              <table:table-cell office:value-type="float" office:value="2.31">
                <text:p>2.31</text:p>
              </table:table-cell>
              <table:table-cell office:value-type="float" office:value="0.186097">
                <text:p>0.186097</text:p>
              </table:table-cell>
              <table:table-cell office:value-type="float" office:value="0.00515">
                <text:p>0.00515</text:p>
              </table:table-cell>
              <table:table-cell office:value-type="float" office:value="0.00515">
                <text:p>0.00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2">
                <text:p>2.32</text:p>
              </table:table-cell>
              <table:table-cell office:value-type="float" office:value="0.598213">
                <text:p>0.598213</text:p>
              </table:table-cell>
              <table:table-cell office:value-type="float" office:value="0.1263">
                <text:p>0.1263</text:p>
              </table:table-cell>
              <table:table-cell office:value-type="float" office:value="0.1263">
                <text:p>0.1263</text:p>
              </table:table-cell>
              <table:table-cell office:value-type="float" office:value="2.32">
                <text:p>2.32</text:p>
              </table:table-cell>
              <table:table-cell office:value-type="float" office:value="0.461207">
                <text:p>0.461207</text:p>
              </table:table-cell>
              <table:table-cell office:value-type="float" office:value="0.03339">
                <text:p>0.03339</text:p>
              </table:table-cell>
              <table:table-cell office:value-type="float" office:value="0.03339">
                <text:p>0.03339</text:p>
              </table:table-cell>
              <table:table-cell office:value-type="float" office:value="2.32">
                <text:p>2.32</text:p>
              </table:table-cell>
              <table:table-cell office:value-type="float" office:value="0.300858">
                <text:p>0.300858</text:p>
              </table:table-cell>
              <table:table-cell office:value-type="float" office:value="0.03339">
                <text:p>0.03339</text:p>
              </table:table-cell>
              <table:table-cell office:value-type="float" office:value="0.03339">
                <text:p>0.03339</text:p>
              </table:table-cell>
              <table:table-cell office:value-type="float" office:value="2.32">
                <text:p>2.32</text:p>
              </table:table-cell>
              <table:table-cell office:value-type="float" office:value="0.151202">
                <text:p>0.151202</text:p>
              </table:table-cell>
              <table:table-cell office:value-type="float" office:value="0.00474">
                <text:p>0.00474</text:p>
              </table:table-cell>
              <table:table-cell office:value-type="float" office:value="0.00474">
                <text:p>0.00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">
                <text:p>2.33</text:p>
              </table:table-cell>
              <table:table-cell office:value-type="float" office:value="0.603566">
                <text:p>0.603566</text:p>
              </table:table-cell>
              <table:table-cell office:value-type="float" office:value="0.08495">
                <text:p>0.08495</text:p>
              </table:table-cell>
              <table:table-cell office:value-type="float" office:value="0.08495">
                <text:p>0.08495</text:p>
              </table:table-cell>
              <table:table-cell office:value-type="float" office:value="2.33">
                <text:p>2.33</text:p>
              </table:table-cell>
              <table:table-cell office:value-type="float" office:value="0.432094">
                <text:p>0.432094</text:p>
              </table:table-cell>
              <table:table-cell office:value-type="float" office:value="0.02843">
                <text:p>0.02843</text:p>
              </table:table-cell>
              <table:table-cell office:value-type="float" office:value="0.02843">
                <text:p>0.02843</text:p>
              </table:table-cell>
              <table:table-cell office:value-type="float" office:value="2.33">
                <text:p>2.33</text:p>
              </table:table-cell>
              <table:table-cell office:value-type="float" office:value="0.278347">
                <text:p>0.278347</text:p>
              </table:table-cell>
              <table:table-cell office:value-type="float" office:value="0.02843">
                <text:p>0.02843</text:p>
              </table:table-cell>
              <table:table-cell office:value-type="float" office:value="0.02843">
                <text:p>0.02843</text:p>
              </table:table-cell>
              <table:table-cell office:value-type="float" office:value="2.33">
                <text:p>2.33</text:p>
              </table:table-cell>
              <table:table-cell office:value-type="float" office:value="0.120272">
                <text:p>0.120272</text:p>
              </table:table-cell>
              <table:table-cell office:value-type="float" office:value="0.0044">
                <text:p>0.0044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">
                <text:p>2.34</text:p>
              </table:table-cell>
              <table:table-cell office:value-type="float" office:value="0.583673">
                <text:p>0.583673</text:p>
              </table:table-cell>
              <table:table-cell office:value-type="float" office:value="0.113">
                <text:p>0.113</text:p>
              </table:table-cell>
              <table:table-cell office:value-type="float" office:value="0.113">
                <text:p>0.113</text:p>
              </table:table-cell>
              <table:table-cell office:value-type="float" office:value="2.34">
                <text:p>2.34</text:p>
              </table:table-cell>
              <table:table-cell office:value-type="float" office:value="0.416068">
                <text:p>0.416068</text:p>
              </table:table-cell>
              <table:table-cell office:value-type="float" office:value="0.02832">
                <text:p>0.02832</text:p>
              </table:table-cell>
              <table:table-cell office:value-type="float" office:value="0.02832">
                <text:p>0.02832</text:p>
              </table:table-cell>
              <table:table-cell office:value-type="float" office:value="2.34">
                <text:p>2.34</text:p>
              </table:table-cell>
              <table:table-cell office:value-type="float" office:value="0.252342">
                <text:p>0.252342</text:p>
              </table:table-cell>
              <table:table-cell office:value-type="float" office:value="0.02832">
                <text:p>0.02832</text:p>
              </table:table-cell>
              <table:table-cell office:value-type="float" office:value="0.02832">
                <text:p>0.02832</text:p>
              </table:table-cell>
              <table:table-cell office:value-type="float" office:value="2.34">
                <text:p>2.34</text:p>
              </table:table-cell>
              <table:table-cell office:value-type="float" office:value="0.098968">
                <text:p>0.098968</text:p>
              </table:table-cell>
              <table:table-cell office:value-type="float" office:value="0.00382">
                <text:p>0.00382</text:p>
              </table:table-cell>
              <table:table-cell office:value-type="float" office:value="0.00382">
                <text:p>0.00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">
                <text:p>2.35</text:p>
              </table:table-cell>
              <table:table-cell office:value-type="float" office:value="0.574105">
                <text:p>0.574105</text:p>
              </table:table-cell>
              <table:table-cell office:value-type="float" office:value="0.06885">
                <text:p>0.06885</text:p>
              </table:table-cell>
              <table:table-cell office:value-type="float" office:value="0.06885">
                <text:p>0.06885</text:p>
              </table:table-cell>
              <table:table-cell office:value-type="float" office:value="2.35">
                <text:p>2.35</text:p>
              </table:table-cell>
              <table:table-cell office:value-type="float" office:value="0.401032">
                <text:p>0.401032</text:p>
              </table:table-cell>
              <table:table-cell office:value-type="float" office:value="0.03071">
                <text:p>0.03071</text:p>
              </table:table-cell>
              <table:table-cell office:value-type="float" office:value="0.03071">
                <text:p>0.03071</text:p>
              </table:table-cell>
              <table:table-cell office:value-type="float" office:value="2.35">
                <text:p>2.35</text:p>
              </table:table-cell>
              <table:table-cell office:value-type="float" office:value="0.222932">
                <text:p>0.222932</text:p>
              </table:table-cell>
              <table:table-cell office:value-type="float" office:value="0.03071">
                <text:p>0.03071</text:p>
              </table:table-cell>
              <table:table-cell office:value-type="float" office:value="0.03071">
                <text:p>0.03071</text:p>
              </table:table-cell>
              <table:table-cell office:value-type="float" office:value="2.35">
                <text:p>2.35</text:p>
              </table:table-cell>
              <table:table-cell office:value-type="float" office:value="0.08184">
                <text:p>0.08184</text:p>
              </table:table-cell>
              <table:table-cell office:value-type="float" office:value="0.00349">
                <text:p>0.00349</text:p>
              </table:table-cell>
              <table:table-cell office:value-type="float" office:value="0.00349">
                <text:p>0.00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6">
                <text:p>2.36</text:p>
              </table:table-cell>
              <table:table-cell office:value-type="float" office:value="0.556112">
                <text:p>0.556112</text:p>
              </table:table-cell>
              <table:table-cell office:value-type="float" office:value="0.10045">
                <text:p>0.10045</text:p>
              </table:table-cell>
              <table:table-cell office:value-type="float" office:value="0.10045">
                <text:p>0.10045</text:p>
              </table:table-cell>
              <table:table-cell office:value-type="float" office:value="2.36">
                <text:p>2.36</text:p>
              </table:table-cell>
              <table:table-cell office:value-type="float" office:value="0.392486">
                <text:p>0.392486</text:p>
              </table:table-cell>
              <table:table-cell office:value-type="float" office:value="0.02884">
                <text:p>0.02884</text:p>
              </table:table-cell>
              <table:table-cell office:value-type="float" office:value="0.02884">
                <text:p>0.02884</text:p>
              </table:table-cell>
              <table:table-cell office:value-type="float" office:value="2.36">
                <text:p>2.36</text:p>
              </table:table-cell>
              <table:table-cell office:value-type="float" office:value="0.207887">
                <text:p>0.207887</text:p>
              </table:table-cell>
              <table:table-cell office:value-type="float" office:value="0.02884">
                <text:p>0.02884</text:p>
              </table:table-cell>
              <table:table-cell office:value-type="float" office:value="0.02884">
                <text:p>0.02884</text:p>
              </table:table-cell>
              <table:table-cell office:value-type="float" office:value="2.36">
                <text:p>2.36</text:p>
              </table:table-cell>
              <table:table-cell office:value-type="float" office:value="0.069609">
                <text:p>0.069609</text:p>
              </table:table-cell>
              <table:table-cell office:value-type="float" office:value="0.00319">
                <text:p>0.00319</text:p>
              </table:table-cell>
              <table:table-cell office:value-type="float" office:value="0.00319">
                <text:p>0.00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7">
                <text:p>2.37</text:p>
              </table:table-cell>
              <table:table-cell office:value-type="float" office:value="0.55425">
                <text:p>0.55425</text:p>
              </table:table-cell>
              <table:table-cell office:value-type="float" office:value="0.08425">
                <text:p>0.08425</text:p>
              </table:table-cell>
              <table:table-cell office:value-type="float" office:value="0.08425">
                <text:p>0.08425</text:p>
              </table:table-cell>
              <table:table-cell office:value-type="float" office:value="2.37">
                <text:p>2.37</text:p>
              </table:table-cell>
              <table:table-cell office:value-type="float" office:value="0.36487">
                <text:p>0.36487</text:p>
              </table:table-cell>
              <table:table-cell office:value-type="float" office:value="0.02959">
                <text:p>0.02959</text:p>
              </table:table-cell>
              <table:table-cell office:value-type="float" office:value="0.02959">
                <text:p>0.02959</text:p>
              </table:table-cell>
              <table:table-cell office:value-type="float" office:value="2.37">
                <text:p>2.37</text:p>
              </table:table-cell>
              <table:table-cell office:value-type="float" office:value="0.183459">
                <text:p>0.183459</text:p>
              </table:table-cell>
              <table:table-cell office:value-type="float" office:value="0.02959">
                <text:p>0.02959</text:p>
              </table:table-cell>
              <table:table-cell office:value-type="float" office:value="0.02959">
                <text:p>0.02959</text:p>
              </table:table-cell>
              <table:table-cell office:value-type="float" office:value="2.37">
                <text:p>2.37</text:p>
              </table:table-cell>
              <table:table-cell office:value-type="float" office:value="0.057716">
                <text:p>0.057716</text:p>
              </table:table-cell>
              <table:table-cell office:value-type="float" office:value="0.00286">
                <text:p>0.00286</text:p>
              </table:table-cell>
              <table:table-cell office:value-type="float" office:value="0.00286">
                <text:p>0.002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">
                <text:p>2.38</text:p>
              </table:table-cell>
              <table:table-cell office:value-type="float" office:value="0.548314">
                <text:p>0.548314</text:p>
              </table:table-cell>
              <table:table-cell office:value-type="float" office:value="0.1174">
                <text:p>0.1174</text:p>
              </table:table-cell>
              <table:table-cell office:value-type="float" office:value="0.1174">
                <text:p>0.1174</text:p>
              </table:table-cell>
              <table:table-cell office:value-type="float" office:value="2.38">
                <text:p>2.38</text:p>
              </table:table-cell>
              <table:table-cell office:value-type="float" office:value="0.356002">
                <text:p>0.356002</text:p>
              </table:table-cell>
              <table:table-cell office:value-type="float" office:value="0.02808">
                <text:p>0.02808</text:p>
              </table:table-cell>
              <table:table-cell office:value-type="float" office:value="0.02808">
                <text:p>0.02808</text:p>
              </table:table-cell>
              <table:table-cell office:value-type="float" office:value="2.38">
                <text:p>2.38</text:p>
              </table:table-cell>
              <table:table-cell office:value-type="float" office:value="0.168165">
                <text:p>0.168165</text:p>
              </table:table-cell>
              <table:table-cell office:value-type="float" office:value="0.02808">
                <text:p>0.02808</text:p>
              </table:table-cell>
              <table:table-cell office:value-type="float" office:value="0.02808">
                <text:p>0.02808</text:p>
              </table:table-cell>
              <table:table-cell office:value-type="float" office:value="2.38">
                <text:p>2.38</text:p>
              </table:table-cell>
              <table:table-cell office:value-type="float" office:value="0.049142">
                <text:p>0.049142</text:p>
              </table:table-cell>
              <table:table-cell office:value-type="float" office:value="0.00278">
                <text:p>0.00278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9">
                <text:p>2.39</text:p>
              </table:table-cell>
              <table:table-cell office:value-type="float" office:value="0.532723">
                <text:p>0.532723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2.39">
                <text:p>2.39</text:p>
              </table:table-cell>
              <table:table-cell office:value-type="float" office:value="0.343926">
                <text:p>0.343926</text:p>
              </table:table-cell>
              <table:table-cell office:value-type="float" office:value="0.02941">
                <text:p>0.02941</text:p>
              </table:table-cell>
              <table:table-cell office:value-type="float" office:value="0.02941">
                <text:p>0.02941</text:p>
              </table:table-cell>
              <table:table-cell office:value-type="float" office:value="2.39">
                <text:p>2.39</text:p>
              </table:table-cell>
              <table:table-cell office:value-type="float" office:value="0.146897">
                <text:p>0.146897</text:p>
              </table:table-cell>
              <table:table-cell office:value-type="float" office:value="0.02941">
                <text:p>0.02941</text:p>
              </table:table-cell>
              <table:table-cell office:value-type="float" office:value="0.02941">
                <text:p>0.02941</text:p>
              </table:table-cell>
              <table:table-cell office:value-type="float" office:value="2.39">
                <text:p>2.39</text:p>
              </table:table-cell>
              <table:table-cell office:value-type="float" office:value="0.043842">
                <text:p>0.043842</text:p>
              </table:table-cell>
              <table:table-cell office:value-type="float" office:value="0.00244">
                <text:p>0.00244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525266">
                <text:p>0.525266</text:p>
              </table:table-cell>
              <table:table-cell office:value-type="float" office:value="0.09775">
                <text:p>0.09775</text:p>
              </table:table-cell>
              <table:table-cell office:value-type="float" office:value="0.09775">
                <text:p>0.09775</text:p>
              </table:table-cell>
              <table:table-cell office:value-type="float" office:value="2.4">
                <text:p>2.4</text:p>
              </table:table-cell>
              <table:table-cell office:value-type="float" office:value="0.31948">
                <text:p>0.31948</text:p>
              </table:table-cell>
              <table:table-cell office:value-type="float" office:value="0.02721">
                <text:p>0.02721</text:p>
              </table:table-cell>
              <table:table-cell office:value-type="float" office:value="0.02721">
                <text:p>0.02721</text:p>
              </table:table-cell>
              <table:table-cell office:value-type="float" office:value="2.4">
                <text:p>2.4</text:p>
              </table:table-cell>
              <table:table-cell office:value-type="float" office:value="0.138556">
                <text:p>0.138556</text:p>
              </table:table-cell>
              <table:table-cell office:value-type="float" office:value="0.02721">
                <text:p>0.02721</text:p>
              </table:table-cell>
              <table:table-cell office:value-type="float" office:value="0.02721">
                <text:p>0.02721</text:p>
              </table:table-cell>
              <table:table-cell office:value-type="float" office:value="2.4">
                <text:p>2.4</text:p>
              </table:table-cell>
              <table:table-cell office:value-type="float" office:value="0.03861">
                <text:p>0.03861</text:p>
              </table:table-cell>
              <table:table-cell office:value-type="float" office:value="0.00245">
                <text:p>0.00245</text:p>
              </table:table-cell>
              <table:table-cell office:value-type="float" office:value="0.00245">
                <text:p>0.00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">
                <text:p>2.41</text:p>
              </table:table-cell>
              <table:table-cell office:value-type="float" office:value="0.51299">
                <text:p>0.51299</text:p>
              </table:table-cell>
              <table:table-cell office:value-type="float" office:value="0.05855">
                <text:p>0.05855</text:p>
              </table:table-cell>
              <table:table-cell office:value-type="float" office:value="0.05855">
                <text:p>0.05855</text:p>
              </table:table-cell>
              <table:table-cell office:value-type="float" office:value="2.41">
                <text:p>2.41</text:p>
              </table:table-cell>
              <table:table-cell office:value-type="float" office:value="0.302666">
                <text:p>0.302666</text:p>
              </table:table-cell>
              <table:table-cell office:value-type="float" office:value="0.02769">
                <text:p>0.02769</text:p>
              </table:table-cell>
              <table:table-cell office:value-type="float" office:value="0.02769">
                <text:p>0.02769</text:p>
              </table:table-cell>
              <table:table-cell office:value-type="float" office:value="2.41">
                <text:p>2.41</text:p>
              </table:table-cell>
              <table:table-cell office:value-type="float" office:value="0.12348">
                <text:p>0.12348</text:p>
              </table:table-cell>
              <table:table-cell office:value-type="float" office:value="0.02769">
                <text:p>0.02769</text:p>
              </table:table-cell>
              <table:table-cell office:value-type="float" office:value="0.02769">
                <text:p>0.02769</text:p>
              </table:table-cell>
              <table:table-cell office:value-type="float" office:value="2.41">
                <text:p>2.41</text:p>
              </table:table-cell>
              <table:table-cell office:value-type="float" office:value="0.034012">
                <text:p>0.034012</text:p>
              </table:table-cell>
              <table:table-cell office:value-type="float" office:value="0.00226">
                <text:p>0.00226</text:p>
              </table:table-cell>
              <table:table-cell office:value-type="float" office:value="0.00226">
                <text:p>0.00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">
                <text:p>2.42</text:p>
              </table:table-cell>
              <table:table-cell office:value-type="float" office:value="0.50096">
                <text:p>0.50096</text:p>
              </table:table-cell>
              <table:table-cell office:value-type="float" office:value="0.0463">
                <text:p>0.0463</text:p>
              </table:table-cell>
              <table:table-cell office:value-type="float" office:value="0.0463">
                <text:p>0.0463</text:p>
              </table:table-cell>
              <table:table-cell office:value-type="float" office:value="2.42">
                <text:p>2.42</text:p>
              </table:table-cell>
              <table:table-cell office:value-type="float" office:value="0.296226">
                <text:p>0.296226</text:p>
              </table:table-cell>
              <table:table-cell office:value-type="float" office:value="0.0265">
                <text:p>0.0265</text:p>
              </table:table-cell>
              <table:table-cell office:value-type="float" office:value="0.0265">
                <text:p>0.0265</text:p>
              </table:table-cell>
              <table:table-cell office:value-type="float" office:value="2.42">
                <text:p>2.42</text:p>
              </table:table-cell>
              <table:table-cell office:value-type="float" office:value="0.116608">
                <text:p>0.116608</text:p>
              </table:table-cell>
              <table:table-cell office:value-type="float" office:value="0.0265">
                <text:p>0.0265</text:p>
              </table:table-cell>
              <table:table-cell office:value-type="float" office:value="0.0265">
                <text:p>0.0265</text:p>
              </table:table-cell>
              <table:table-cell office:value-type="float" office:value="2.42">
                <text:p>2.42</text:p>
              </table:table-cell>
              <table:table-cell office:value-type="float" office:value="0.030402">
                <text:p>0.030402</text:p>
              </table:table-cell>
              <table:table-cell office:value-type="float" office:value="0.00218">
                <text:p>0.00218</text:p>
              </table:table-cell>
              <table:table-cell office:value-type="float" office:value="0.00218">
                <text:p>0.00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">
                <text:p>2.43</text:p>
              </table:table-cell>
              <table:table-cell office:value-type="float" office:value="0.488852">
                <text:p>0.488852</text:p>
              </table:table-cell>
              <table:table-cell office:value-type="float" office:value="0.07335">
                <text:p>0.07335</text:p>
              </table:table-cell>
              <table:table-cell office:value-type="float" office:value="0.07335">
                <text:p>0.07335</text:p>
              </table:table-cell>
              <table:table-cell office:value-type="float" office:value="2.43">
                <text:p>2.43</text:p>
              </table:table-cell>
              <table:table-cell office:value-type="float" office:value="0.278063">
                <text:p>0.278063</text:p>
              </table:table-cell>
              <table:table-cell office:value-type="float" office:value="0.02573">
                <text:p>0.02573</text:p>
              </table:table-cell>
              <table:table-cell office:value-type="float" office:value="0.02573">
                <text:p>0.02573</text:p>
              </table:table-cell>
              <table:table-cell office:value-type="float" office:value="2.43">
                <text:p>2.43</text:p>
              </table:table-cell>
              <table:table-cell office:value-type="float" office:value="0.103383">
                <text:p>0.103383</text:p>
              </table:table-cell>
              <table:table-cell office:value-type="float" office:value="0.02573">
                <text:p>0.02573</text:p>
              </table:table-cell>
              <table:table-cell office:value-type="float" office:value="0.02573">
                <text:p>0.02573</text:p>
              </table:table-cell>
              <table:table-cell office:value-type="float" office:value="2.43">
                <text:p>2.43</text:p>
              </table:table-cell>
              <table:table-cell office:value-type="float" office:value="0.027045">
                <text:p>0.027045</text:p>
              </table:table-cell>
              <table:table-cell office:value-type="float" office:value="0.00196">
                <text:p>0.00196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">
                <text:p>2.44</text:p>
              </table:table-cell>
              <table:table-cell office:value-type="float" office:value="0.48829">
                <text:p>0.48829</text:p>
              </table:table-cell>
              <table:table-cell office:value-type="float" office:value="0.08005">
                <text:p>0.08005</text:p>
              </table:table-cell>
              <table:table-cell office:value-type="float" office:value="0.08005">
                <text:p>0.08005</text:p>
              </table:table-cell>
              <table:table-cell office:value-type="float" office:value="2.44">
                <text:p>2.44</text:p>
              </table:table-cell>
              <table:table-cell office:value-type="float" office:value="0.264738">
                <text:p>0.264738</text:p>
              </table:table-cell>
              <table:table-cell office:value-type="float" office:value="0.02525">
                <text:p>0.02525</text:p>
              </table:table-cell>
              <table:table-cell office:value-type="float" office:value="0.02525">
                <text:p>0.02525</text:p>
              </table:table-cell>
              <table:table-cell office:value-type="float" office:value="2.44">
                <text:p>2.44</text:p>
              </table:table-cell>
              <table:table-cell office:value-type="float" office:value="0.09325">
                <text:p>0.09325</text:p>
              </table:table-cell>
              <table:table-cell office:value-type="float" office:value="0.02525">
                <text:p>0.02525</text:p>
              </table:table-cell>
              <table:table-cell office:value-type="float" office:value="0.02525">
                <text:p>0.02525</text:p>
              </table:table-cell>
              <table:table-cell office:value-type="float" office:value="2.44">
                <text:p>2.44</text:p>
              </table:table-cell>
              <table:table-cell office:value-type="float" office:value="0.025125">
                <text:p>0.025125</text:p>
              </table:table-cell>
              <table:table-cell office:value-type="float" office:value="0.00195">
                <text:p>0.00195</text:p>
              </table:table-cell>
              <table:table-cell office:value-type="float" office:value="0.00195">
                <text:p>0.00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5">
                <text:p>2.45</text:p>
              </table:table-cell>
              <table:table-cell office:value-type="float" office:value="0.46706">
                <text:p>0.46706</text:p>
              </table:table-cell>
              <table:table-cell office:value-type="float" office:value="0.1148">
                <text:p>0.1148</text:p>
              </table:table-cell>
              <table:table-cell office:value-type="float" office:value="0.1148">
                <text:p>0.1148</text:p>
              </table:table-cell>
              <table:table-cell office:value-type="float" office:value="2.45">
                <text:p>2.45</text:p>
              </table:table-cell>
              <table:table-cell office:value-type="float" office:value="0.251504">
                <text:p>0.251504</text:p>
              </table:table-cell>
              <table:table-cell office:value-type="float" office:value="0.0235">
                <text:p>0.0235</text:p>
              </table:table-cell>
              <table:table-cell office:value-type="float" office:value="0.0235">
                <text:p>0.0235</text:p>
              </table:table-cell>
              <table:table-cell office:value-type="float" office:value="2.45">
                <text:p>2.45</text:p>
              </table:table-cell>
              <table:table-cell office:value-type="float" office:value="0.087092">
                <text:p>0.087092</text:p>
              </table:table-cell>
              <table:table-cell office:value-type="float" office:value="0.0235">
                <text:p>0.0235</text:p>
              </table:table-cell>
              <table:table-cell office:value-type="float" office:value="0.0235">
                <text:p>0.0235</text:p>
              </table:table-cell>
              <table:table-cell office:value-type="float" office:value="2.45">
                <text:p>2.45</text:p>
              </table:table-cell>
              <table:table-cell office:value-type="float" office:value="0.02271">
                <text:p>0.02271</text:p>
              </table:table-cell>
              <table:table-cell office:value-type="float" office:value="0.00187">
                <text:p>0.00187</text:p>
              </table:table-cell>
              <table:table-cell office:value-type="float" office:value="0.00187">
                <text:p>0.00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6">
                <text:p>2.46</text:p>
              </table:table-cell>
              <table:table-cell office:value-type="float" office:value="0.467331">
                <text:p>0.467331</text:p>
              </table:table-cell>
              <table:table-cell office:value-type="float" office:value="0.1084">
                <text:p>0.1084</text:p>
              </table:table-cell>
              <table:table-cell office:value-type="float" office:value="0.1084">
                <text:p>0.1084</text:p>
              </table:table-cell>
              <table:table-cell office:value-type="float" office:value="2.46">
                <text:p>2.46</text:p>
              </table:table-cell>
              <table:table-cell office:value-type="float" office:value="0.254713">
                <text:p>0.254713</text:p>
              </table:table-cell>
              <table:table-cell office:value-type="float" office:value="0.02602">
                <text:p>0.02602</text:p>
              </table:table-cell>
              <table:table-cell office:value-type="float" office:value="0.02602">
                <text:p>0.02602</text:p>
              </table:table-cell>
              <table:table-cell office:value-type="float" office:value="2.46">
                <text:p>2.46</text:p>
              </table:table-cell>
              <table:table-cell office:value-type="float" office:value="0.080789">
                <text:p>0.080789</text:p>
              </table:table-cell>
              <table:table-cell office:value-type="float" office:value="0.02602">
                <text:p>0.02602</text:p>
              </table:table-cell>
              <table:table-cell office:value-type="float" office:value="0.02602">
                <text:p>0.02602</text:p>
              </table:table-cell>
              <table:table-cell office:value-type="float" office:value="2.46">
                <text:p>2.46</text:p>
              </table:table-cell>
              <table:table-cell office:value-type="float" office:value="0.021273">
                <text:p>0.021273</text:p>
              </table:table-cell>
              <table:table-cell office:value-type="float" office:value="0.00181">
                <text:p>0.00181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7">
                <text:p>2.47</text:p>
              </table:table-cell>
              <table:table-cell office:value-type="float" office:value="0.468858">
                <text:p>0.468858</text:p>
              </table:table-cell>
              <table:table-cell office:value-type="float" office:value="0.1286">
                <text:p>0.1286</text:p>
              </table:table-cell>
              <table:table-cell office:value-type="float" office:value="0.1286">
                <text:p>0.1286</text:p>
              </table:table-cell>
              <table:table-cell office:value-type="float" office:value="2.47">
                <text:p>2.47</text:p>
              </table:table-cell>
              <table:table-cell office:value-type="float" office:value="0.241401">
                <text:p>0.241401</text:p>
              </table:table-cell>
              <table:table-cell office:value-type="float" office:value="0.02402">
                <text:p>0.02402</text:p>
              </table:table-cell>
              <table:table-cell office:value-type="float" office:value="0.02402">
                <text:p>0.02402</text:p>
              </table:table-cell>
              <table:table-cell office:value-type="float" office:value="2.47">
                <text:p>2.47</text:p>
              </table:table-cell>
              <table:table-cell office:value-type="float" office:value="0.075502">
                <text:p>0.075502</text:p>
              </table:table-cell>
              <table:table-cell office:value-type="float" office:value="0.02402">
                <text:p>0.02402</text:p>
              </table:table-cell>
              <table:table-cell office:value-type="float" office:value="0.02402">
                <text:p>0.02402</text:p>
              </table:table-cell>
              <table:table-cell office:value-type="float" office:value="2.47">
                <text:p>2.47</text:p>
              </table:table-cell>
              <table:table-cell office:value-type="float" office:value="0.018674">
                <text:p>0.018674</text:p>
              </table:table-cell>
              <table:table-cell office:value-type="float" office:value="0.00168">
                <text:p>0.00168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8">
                <text:p>2.48</text:p>
              </table:table-cell>
              <table:table-cell office:value-type="float" office:value="0.448715">
                <text:p>0.448715</text:p>
              </table:table-cell>
              <table:table-cell office:value-type="float" office:value="0.07125">
                <text:p>0.07125</text:p>
              </table:table-cell>
              <table:table-cell office:value-type="float" office:value="0.07125">
                <text:p>0.07125</text:p>
              </table:table-cell>
              <table:table-cell office:value-type="float" office:value="2.48">
                <text:p>2.48</text:p>
              </table:table-cell>
              <table:table-cell office:value-type="float" office:value="0.219558">
                <text:p>0.219558</text:p>
              </table:table-cell>
              <table:table-cell office:value-type="float" office:value="0.02307">
                <text:p>0.02307</text:p>
              </table:table-cell>
              <table:table-cell office:value-type="float" office:value="0.02307">
                <text:p>0.02307</text:p>
              </table:table-cell>
              <table:table-cell office:value-type="float" office:value="2.48">
                <text:p>2.48</text:p>
              </table:table-cell>
              <table:table-cell office:value-type="float" office:value="0.070733">
                <text:p>0.070733</text:p>
              </table:table-cell>
              <table:table-cell office:value-type="float" office:value="0.02307">
                <text:p>0.02307</text:p>
              </table:table-cell>
              <table:table-cell office:value-type="float" office:value="0.02307">
                <text:p>0.02307</text:p>
              </table:table-cell>
              <table:table-cell office:value-type="float" office:value="2.48">
                <text:p>2.48</text:p>
              </table:table-cell>
              <table:table-cell office:value-type="float" office:value="0.017627">
                <text:p>0.017627</text:p>
              </table:table-cell>
              <table:table-cell office:value-type="float" office:value="0.00164">
                <text:p>0.00164</text:p>
              </table:table-cell>
              <table:table-cell office:value-type="float" office:value="0.00164">
                <text:p>0.00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">
                <text:p>2.49</text:p>
              </table:table-cell>
              <table:table-cell office:value-type="float" office:value="0.439342">
                <text:p>0.439342</text:p>
              </table:table-cell>
              <table:table-cell office:value-type="float" office:value="0.0757">
                <text:p>0.0757</text:p>
              </table:table-cell>
              <table:table-cell office:value-type="float" office:value="0.0757">
                <text:p>0.0757</text:p>
              </table:table-cell>
              <table:table-cell office:value-type="float" office:value="2.49">
                <text:p>2.49</text:p>
              </table:table-cell>
              <table:table-cell office:value-type="float" office:value="0.212343">
                <text:p>0.212343</text:p>
              </table:table-cell>
              <table:table-cell office:value-type="float" office:value="0.02275">
                <text:p>0.02275</text:p>
              </table:table-cell>
              <table:table-cell office:value-type="float" office:value="0.02275">
                <text:p>0.02275</text:p>
              </table:table-cell>
              <table:table-cell office:value-type="float" office:value="2.49">
                <text:p>2.49</text:p>
              </table:table-cell>
              <table:table-cell office:value-type="float" office:value="0.065275">
                <text:p>0.065275</text:p>
              </table:table-cell>
              <table:table-cell office:value-type="float" office:value="0.02275">
                <text:p>0.02275</text:p>
              </table:table-cell>
              <table:table-cell office:value-type="float" office:value="0.02275">
                <text:p>0.02275</text:p>
              </table:table-cell>
              <table:table-cell office:value-type="float" office:value="2.49">
                <text:p>2.49</text:p>
              </table:table-cell>
              <table:table-cell office:value-type="float" office:value="0.016581">
                <text:p>0.016581</text:p>
              </table:table-cell>
              <table:table-cell office:value-type="float" office:value="0.0016">
                <text:p>0.0016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421634">
                <text:p>0.421634</text:p>
              </table:table-cell>
              <table:table-cell office:value-type="float" office:value="0.13565">
                <text:p>0.13565</text:p>
              </table:table-cell>
              <table:table-cell office:value-type="float" office:value="0.13565">
                <text:p>0.13565</text:p>
              </table:table-cell>
              <table:table-cell office:value-type="float" office:value="2.5">
                <text:p>2.5</text:p>
              </table:table-cell>
              <table:table-cell office:value-type="float" office:value="0.202806">
                <text:p>0.202806</text:p>
              </table:table-cell>
              <table:table-cell office:value-type="float" office:value="0.02259">
                <text:p>0.02259</text:p>
              </table:table-cell>
              <table:table-cell office:value-type="float" office:value="0.02259">
                <text:p>0.02259</text:p>
              </table:table-cell>
              <table:table-cell office:value-type="float" office:value="2.5">
                <text:p>2.5</text:p>
              </table:table-cell>
              <table:table-cell office:value-type="float" office:value="0.061124">
                <text:p>0.061124</text:p>
              </table:table-cell>
              <table:table-cell office:value-type="float" office:value="0.02259">
                <text:p>0.02259</text:p>
              </table:table-cell>
              <table:table-cell office:value-type="float" office:value="0.02259">
                <text:p>0.02259</text:p>
              </table:table-cell>
              <table:table-cell office:value-type="float" office:value="2.5">
                <text:p>2.5</text:p>
              </table:table-cell>
              <table:table-cell office:value-type="float" office:value="0.015221">
                <text:p>0.015221</text:p>
              </table:table-cell>
              <table:table-cell office:value-type="float" office:value="0.00153">
                <text:p>0.00153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">
                <text:p>2.51</text:p>
              </table:table-cell>
              <table:table-cell office:value-type="float" office:value="0.427456">
                <text:p>0.427456</text:p>
              </table:table-cell>
              <table:table-cell office:value-type="float" office:value="0.0385">
                <text:p>0.0385</text:p>
              </table:table-cell>
              <table:table-cell office:value-type="float" office:value="0.0385">
                <text:p>0.0385</text:p>
              </table:table-cell>
              <table:table-cell office:value-type="float" office:value="2.51">
                <text:p>2.51</text:p>
              </table:table-cell>
              <table:table-cell office:value-type="float" office:value="0.189263">
                <text:p>0.189263</text:p>
              </table:table-cell>
              <table:table-cell office:value-type="float" office:value="0.02103">
                <text:p>0.02103</text:p>
              </table:table-cell>
              <table:table-cell office:value-type="float" office:value="0.02103">
                <text:p>0.02103</text:p>
              </table:table-cell>
              <table:table-cell office:value-type="float" office:value="2.51">
                <text:p>2.51</text:p>
              </table:table-cell>
              <table:table-cell office:value-type="float" office:value="0.056234">
                <text:p>0.056234</text:p>
              </table:table-cell>
              <table:table-cell office:value-type="float" office:value="0.02103">
                <text:p>0.02103</text:p>
              </table:table-cell>
              <table:table-cell office:value-type="float" office:value="0.02103">
                <text:p>0.02103</text:p>
              </table:table-cell>
              <table:table-cell office:value-type="float" office:value="2.51">
                <text:p>2.51</text:p>
              </table:table-cell>
              <table:table-cell office:value-type="float" office:value="0.014227">
                <text:p>0.014227</text:p>
              </table:table-cell>
              <table:table-cell office:value-type="float" office:value="0.0015">
                <text:p>0.0015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2">
                <text:p>2.52</text:p>
              </table:table-cell>
              <table:table-cell office:value-type="float" office:value="0.415882">
                <text:p>0.415882</text:p>
              </table:table-cell>
              <table:table-cell office:value-type="float" office:value="0.12295">
                <text:p>0.12295</text:p>
              </table:table-cell>
              <table:table-cell office:value-type="float" office:value="0.12295">
                <text:p>0.12295</text:p>
              </table:table-cell>
              <table:table-cell office:value-type="float" office:value="2.52">
                <text:p>2.52</text:p>
              </table:table-cell>
              <table:table-cell office:value-type="float" office:value="0.186835">
                <text:p>0.186835</text:p>
              </table:table-cell>
              <table:table-cell office:value-type="float" office:value="0.02045">
                <text:p>0.02045</text:p>
              </table:table-cell>
              <table:table-cell office:value-type="float" office:value="0.02045">
                <text:p>0.02045</text:p>
              </table:table-cell>
              <table:table-cell office:value-type="float" office:value="2.52">
                <text:p>2.52</text:p>
              </table:table-cell>
              <table:table-cell office:value-type="float" office:value="0.054491">
                <text:p>0.054491</text:p>
              </table:table-cell>
              <table:table-cell office:value-type="float" office:value="0.02045">
                <text:p>0.02045</text:p>
              </table:table-cell>
              <table:table-cell office:value-type="float" office:value="0.02045">
                <text:p>0.02045</text:p>
              </table:table-cell>
              <table:table-cell office:value-type="float" office:value="2.52">
                <text:p>2.52</text:p>
              </table:table-cell>
              <table:table-cell office:value-type="float" office:value="0.013408">
                <text:p>0.013408</text:p>
              </table:table-cell>
              <table:table-cell office:value-type="float" office:value="0.00146">
                <text:p>0.00146</text:p>
              </table:table-cell>
              <table:table-cell office:value-type="float" office:value="0.00146">
                <text:p>0.00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3">
                <text:p>2.53</text:p>
              </table:table-cell>
              <table:table-cell office:value-type="float" office:value="0.407048">
                <text:p>0.407048</text:p>
              </table:table-cell>
              <table:table-cell office:value-type="float" office:value="0.10365">
                <text:p>0.10365</text:p>
              </table:table-cell>
              <table:table-cell office:value-type="float" office:value="0.10365">
                <text:p>0.10365</text:p>
              </table:table-cell>
              <table:table-cell office:value-type="float" office:value="2.53">
                <text:p>2.53</text:p>
              </table:table-cell>
              <table:table-cell office:value-type="float" office:value="0.172849">
                <text:p>0.172849</text:p>
              </table:table-cell>
              <table:table-cell office:value-type="float" office:value="0.02039">
                <text:p>0.02039</text:p>
              </table:table-cell>
              <table:table-cell office:value-type="float" office:value="0.02039">
                <text:p>0.02039</text:p>
              </table:table-cell>
              <table:table-cell office:value-type="float" office:value="2.53">
                <text:p>2.53</text:p>
              </table:table-cell>
              <table:table-cell office:value-type="float" office:value="0.050855">
                <text:p>0.050855</text:p>
              </table:table-cell>
              <table:table-cell office:value-type="float" office:value="0.02039">
                <text:p>0.02039</text:p>
              </table:table-cell>
              <table:table-cell office:value-type="float" office:value="0.02039">
                <text:p>0.02039</text:p>
              </table:table-cell>
              <table:table-cell office:value-type="float" office:value="2.53">
                <text:p>2.53</text:p>
              </table:table-cell>
              <table:table-cell office:value-type="float" office:value="0.012628">
                <text:p>0.012628</text:p>
              </table:table-cell>
              <table:table-cell office:value-type="float" office:value="0.00139">
                <text:p>0.00139</text:p>
              </table:table-cell>
              <table:table-cell office:value-type="float" office:value="0.00139">
                <text:p>0.00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">
                <text:p>2.54</text:p>
              </table:table-cell>
              <table:table-cell office:value-type="float" office:value="0.403385">
                <text:p>0.403385</text:p>
              </table:table-cell>
              <table:table-cell office:value-type="float" office:value="0.11195">
                <text:p>0.11195</text:p>
              </table:table-cell>
              <table:table-cell office:value-type="float" office:value="0.11195">
                <text:p>0.11195</text:p>
              </table:table-cell>
              <table:table-cell office:value-type="float" office:value="2.54">
                <text:p>2.54</text:p>
              </table:table-cell>
              <table:table-cell office:value-type="float" office:value="0.17143">
                <text:p>0.17143</text:p>
              </table:table-cell>
              <table:table-cell office:value-type="float" office:value="0.02031">
                <text:p>0.02031</text:p>
              </table:table-cell>
              <table:table-cell office:value-type="float" office:value="0.02031">
                <text:p>0.02031</text:p>
              </table:table-cell>
              <table:table-cell office:value-type="float" office:value="2.54">
                <text:p>2.54</text:p>
              </table:table-cell>
              <table:table-cell office:value-type="float" office:value="0.046158">
                <text:p>0.046158</text:p>
              </table:table-cell>
              <table:table-cell office:value-type="float" office:value="0.02031">
                <text:p>0.02031</text:p>
              </table:table-cell>
              <table:table-cell office:value-type="float" office:value="0.02031">
                <text:p>0.02031</text:p>
              </table:table-cell>
              <table:table-cell office:value-type="float" office:value="2.54">
                <text:p>2.54</text:p>
              </table:table-cell>
              <table:table-cell office:value-type="float" office:value="0.011859">
                <text:p>0.011859</text:p>
              </table:table-cell>
              <table:table-cell office:value-type="float" office:value="0.00134">
                <text:p>0.00134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  <table:table-cell office:value-type="float" office:value="0.392451">
                <text:p>0.392451</text:p>
              </table:table-cell>
              <table:table-cell office:value-type="float" office:value="0.126">
                <text:p>0.126</text:p>
              </table:table-cell>
              <table:table-cell office:value-type="float" office:value="0.126">
                <text:p>0.126</text:p>
              </table:table-cell>
              <table:table-cell office:value-type="float" office:value="2.55">
                <text:p>2.55</text:p>
              </table:table-cell>
              <table:table-cell office:value-type="float" office:value="0.155371">
                <text:p>0.155371</text:p>
              </table:table-cell>
              <table:table-cell office:value-type="float" office:value="0.01912">
                <text:p>0.01912</text:p>
              </table:table-cell>
              <table:table-cell office:value-type="float" office:value="0.01912">
                <text:p>0.01912</text:p>
              </table:table-cell>
              <table:table-cell office:value-type="float" office:value="2.55">
                <text:p>2.55</text:p>
              </table:table-cell>
              <table:table-cell office:value-type="float" office:value="0.045105">
                <text:p>0.045105</text:p>
              </table:table-cell>
              <table:table-cell office:value-type="float" office:value="0.01912">
                <text:p>0.01912</text:p>
              </table:table-cell>
              <table:table-cell office:value-type="float" office:value="0.01912">
                <text:p>0.01912</text:p>
              </table:table-cell>
              <table:table-cell office:value-type="float" office:value="2.55">
                <text:p>2.55</text:p>
              </table:table-cell>
              <table:table-cell office:value-type="float" office:value="0.011296">
                <text:p>0.011296</text:p>
              </table:table-cell>
              <table:table-cell office:value-type="float" office:value="0.00133">
                <text:p>0.00133</text:p>
              </table:table-cell>
              <table:table-cell office:value-type="float" office:value="0.00133">
                <text:p>0.00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">
                <text:p>2.56</text:p>
              </table:table-cell>
              <table:table-cell office:value-type="float" office:value="0.382036">
                <text:p>0.382036</text:p>
              </table:table-cell>
              <table:table-cell office:value-type="float" office:value="0.10425">
                <text:p>0.10425</text:p>
              </table:table-cell>
              <table:table-cell office:value-type="float" office:value="0.10425">
                <text:p>0.10425</text:p>
              </table:table-cell>
              <table:table-cell office:value-type="float" office:value="2.56">
                <text:p>2.56</text:p>
              </table:table-cell>
              <table:table-cell office:value-type="float" office:value="0.155386">
                <text:p>0.155386</text:p>
              </table:table-cell>
              <table:table-cell office:value-type="float" office:value="0.01877">
                <text:p>0.01877</text:p>
              </table:table-cell>
              <table:table-cell office:value-type="float" office:value="0.01877">
                <text:p>0.01877</text:p>
              </table:table-cell>
              <table:table-cell office:value-type="float" office:value="2.56">
                <text:p>2.56</text:p>
              </table:table-cell>
              <table:table-cell office:value-type="float" office:value="0.043134">
                <text:p>0.043134</text:p>
              </table:table-cell>
              <table:table-cell office:value-type="float" office:value="0.01877">
                <text:p>0.01877</text:p>
              </table:table-cell>
              <table:table-cell office:value-type="float" office:value="0.01877">
                <text:p>0.01877</text:p>
              </table:table-cell>
              <table:table-cell office:value-type="float" office:value="2.56">
                <text:p>2.56</text:p>
              </table:table-cell>
              <table:table-cell office:value-type="float" office:value="0.010722">
                <text:p>0.010722</text:p>
              </table:table-cell>
              <table:table-cell office:value-type="float" office:value="0.00127">
                <text:p>0.00127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7">
                <text:p>2.57</text:p>
              </table:table-cell>
              <table:table-cell office:value-type="float" office:value="0.381412">
                <text:p>0.381412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2.57">
                <text:p>2.57</text:p>
              </table:table-cell>
              <table:table-cell office:value-type="float" office:value="0.149441">
                <text:p>0.149441</text:p>
              </table:table-cell>
              <table:table-cell office:value-type="float" office:value="0.01858">
                <text:p>0.01858</text:p>
              </table:table-cell>
              <table:table-cell office:value-type="float" office:value="0.01858">
                <text:p>0.01858</text:p>
              </table:table-cell>
              <table:table-cell office:value-type="float" office:value="2.57">
                <text:p>2.57</text:p>
              </table:table-cell>
              <table:table-cell office:value-type="float" office:value="0.040736">
                <text:p>0.040736</text:p>
              </table:table-cell>
              <table:table-cell office:value-type="float" office:value="0.01858">
                <text:p>0.01858</text:p>
              </table:table-cell>
              <table:table-cell office:value-type="float" office:value="0.01858">
                <text:p>0.01858</text:p>
              </table:table-cell>
              <table:table-cell office:value-type="float" office:value="2.57">
                <text:p>2.57</text:p>
              </table:table-cell>
              <table:table-cell office:value-type="float" office:value="0.010089">
                <text:p>0.010089</text:p>
              </table:table-cell>
              <table:table-cell office:value-type="float" office:value="0.00123">
                <text:p>0.00123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">
                <text:p>2.58</text:p>
              </table:table-cell>
              <table:table-cell office:value-type="float" office:value="0.366466">
                <text:p>0.366466</text:p>
              </table:table-cell>
              <table:table-cell office:value-type="float" office:value="0.06815">
                <text:p>0.06815</text:p>
              </table:table-cell>
              <table:table-cell office:value-type="float" office:value="0.06815">
                <text:p>0.06815</text:p>
              </table:table-cell>
              <table:table-cell office:value-type="float" office:value="2.58">
                <text:p>2.58</text:p>
              </table:table-cell>
              <table:table-cell office:value-type="float" office:value="0.144301">
                <text:p>0.144301</text:p>
              </table:table-cell>
              <table:table-cell office:value-type="float" office:value="0.01769">
                <text:p>0.01769</text:p>
              </table:table-cell>
              <table:table-cell office:value-type="float" office:value="0.01769">
                <text:p>0.01769</text:p>
              </table:table-cell>
              <table:table-cell office:value-type="float" office:value="2.58">
                <text:p>2.58</text:p>
              </table:table-cell>
              <table:table-cell office:value-type="float" office:value="0.038651">
                <text:p>0.038651</text:p>
              </table:table-cell>
              <table:table-cell office:value-type="float" office:value="0.01769">
                <text:p>0.01769</text:p>
              </table:table-cell>
              <table:table-cell office:value-type="float" office:value="0.01769">
                <text:p>0.01769</text:p>
              </table:table-cell>
              <table:table-cell office:value-type="float" office:value="2.58">
                <text:p>2.58</text:p>
              </table:table-cell>
              <table:table-cell office:value-type="float" office:value="0.009472">
                <text:p>0.009472</text:p>
              </table:table-cell>
              <table:table-cell office:value-type="float" office:value="0.0012">
                <text:p>0.001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9">
                <text:p>2.59</text:p>
              </table:table-cell>
              <table:table-cell office:value-type="float" office:value="0.35956">
                <text:p>0.35956</text:p>
              </table:table-cell>
              <table:table-cell office:value-type="float" office:value="0.11835">
                <text:p>0.11835</text:p>
              </table:table-cell>
              <table:table-cell office:value-type="float" office:value="0.11835">
                <text:p>0.11835</text:p>
              </table:table-cell>
              <table:table-cell office:value-type="float" office:value="2.59">
                <text:p>2.59</text:p>
              </table:table-cell>
              <table:table-cell office:value-type="float" office:value="0.13633">
                <text:p>0.13633</text:p>
              </table:table-cell>
              <table:table-cell office:value-type="float" office:value="0.01844">
                <text:p>0.01844</text:p>
              </table:table-cell>
              <table:table-cell office:value-type="float" office:value="0.01844">
                <text:p>0.01844</text:p>
              </table:table-cell>
              <table:table-cell office:value-type="float" office:value="2.59">
                <text:p>2.59</text:p>
              </table:table-cell>
              <table:table-cell office:value-type="float" office:value="0.036728">
                <text:p>0.036728</text:p>
              </table:table-cell>
              <table:table-cell office:value-type="float" office:value="0.01844">
                <text:p>0.01844</text:p>
              </table:table-cell>
              <table:table-cell office:value-type="float" office:value="0.01844">
                <text:p>0.01844</text:p>
              </table:table-cell>
              <table:table-cell office:value-type="float" office:value="2.59">
                <text:p>2.59</text:p>
              </table:table-cell>
              <table:table-cell office:value-type="float" office:value="0.009164">
                <text:p>0.009164</text:p>
              </table:table-cell>
              <table:table-cell office:value-type="float" office:value="0.00117">
                <text:p>0.00117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353257">
                <text:p>0.353257</text:p>
              </table:table-cell>
              <table:table-cell office:value-type="float" office:value="0.05705">
                <text:p>0.05705</text:p>
              </table:table-cell>
              <table:table-cell office:value-type="float" office:value="0.05705">
                <text:p>0.05705</text:p>
              </table:table-cell>
              <table:table-cell office:value-type="float" office:value="2.6">
                <text:p>2.6</text:p>
              </table:table-cell>
              <table:table-cell office:value-type="float" office:value="0.131654">
                <text:p>0.131654</text:p>
              </table:table-cell>
              <table:table-cell office:value-type="float" office:value="0.01833">
                <text:p>0.01833</text:p>
              </table:table-cell>
              <table:table-cell office:value-type="float" office:value="0.01833">
                <text:p>0.01833</text:p>
              </table:table-cell>
              <table:table-cell office:value-type="float" office:value="2.6">
                <text:p>2.6</text:p>
              </table:table-cell>
              <table:table-cell office:value-type="float" office:value="0.035488">
                <text:p>0.035488</text:p>
              </table:table-cell>
              <table:table-cell office:value-type="float" office:value="0.01833">
                <text:p>0.01833</text:p>
              </table:table-cell>
              <table:table-cell office:value-type="float" office:value="0.01833">
                <text:p>0.01833</text:p>
              </table:table-cell>
              <table:table-cell office:value-type="float" office:value="2.6">
                <text:p>2.6</text:p>
              </table:table-cell>
              <table:table-cell office:value-type="float" office:value="0.008811">
                <text:p>0.008811</text:p>
              </table:table-cell>
              <table:table-cell office:value-type="float" office:value="0.00117">
                <text:p>0.00117</text:p>
              </table:table-cell>
              <table:table-cell office:value-type="float" office:value="0.00117">
                <text:p>0.00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">
                <text:p>2.61</text:p>
              </table:table-cell>
              <table:table-cell office:value-type="float" office:value="0.344273">
                <text:p>0.344273</text:p>
              </table:table-cell>
              <table:table-cell office:value-type="float" office:value="0.07095">
                <text:p>0.07095</text:p>
              </table:table-cell>
              <table:table-cell office:value-type="float" office:value="0.07095">
                <text:p>0.07095</text:p>
              </table:table-cell>
              <table:table-cell office:value-type="float" office:value="2.61">
                <text:p>2.61</text:p>
              </table:table-cell>
              <table:table-cell office:value-type="float" office:value="0.127952">
                <text:p>0.127952</text:p>
              </table:table-cell>
              <table:table-cell office:value-type="float" office:value="0.01719">
                <text:p>0.01719</text:p>
              </table:table-cell>
              <table:table-cell office:value-type="float" office:value="0.01719">
                <text:p>0.01719</text:p>
              </table:table-cell>
              <table:table-cell office:value-type="float" office:value="2.61">
                <text:p>2.61</text:p>
              </table:table-cell>
              <table:table-cell office:value-type="float" office:value="0.033882">
                <text:p>0.033882</text:p>
              </table:table-cell>
              <table:table-cell office:value-type="float" office:value="0.01719">
                <text:p>0.01719</text:p>
              </table:table-cell>
              <table:table-cell office:value-type="float" office:value="0.01719">
                <text:p>0.01719</text:p>
              </table:table-cell>
              <table:table-cell office:value-type="float" office:value="2.61">
                <text:p>2.61</text:p>
              </table:table-cell>
              <table:table-cell office:value-type="float" office:value="0.008338">
                <text:p>0.008338</text:p>
              </table:table-cell>
              <table:table-cell office:value-type="float" office:value="0.00113">
                <text:p>0.00113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2">
                <text:p>2.62</text:p>
              </table:table-cell>
              <table:table-cell office:value-type="float" office:value="0.345521">
                <text:p>0.345521</text:p>
              </table:table-cell>
              <table:table-cell office:value-type="float" office:value="0.09055">
                <text:p>0.09055</text:p>
              </table:table-cell>
              <table:table-cell office:value-type="float" office:value="0.09055">
                <text:p>0.09055</text:p>
              </table:table-cell>
              <table:table-cell office:value-type="float" office:value="2.62">
                <text:p>2.62</text:p>
              </table:table-cell>
              <table:table-cell office:value-type="float" office:value="0.118456">
                <text:p>0.118456</text:p>
              </table:table-cell>
              <table:table-cell office:value-type="float" office:value="0.01754">
                <text:p>0.01754</text:p>
              </table:table-cell>
              <table:table-cell office:value-type="float" office:value="0.01754">
                <text:p>0.01754</text:p>
              </table:table-cell>
              <table:table-cell office:value-type="float" office:value="2.62">
                <text:p>2.62</text:p>
              </table:table-cell>
              <table:table-cell office:value-type="float" office:value="0.032012">
                <text:p>0.032012</text:p>
              </table:table-cell>
              <table:table-cell office:value-type="float" office:value="0.01754">
                <text:p>0.01754</text:p>
              </table:table-cell>
              <table:table-cell office:value-type="float" office:value="0.01754">
                <text:p>0.01754</text:p>
              </table:table-cell>
              <table:table-cell office:value-type="float" office:value="2.62">
                <text:p>2.62</text:p>
              </table:table-cell>
              <table:table-cell office:value-type="float" office:value="0.007967">
                <text:p>0.007967</text:p>
              </table:table-cell>
              <table:table-cell office:value-type="float" office:value="0.00111">
                <text:p>0.00111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3">
                <text:p>2.63</text:p>
              </table:table-cell>
              <table:table-cell office:value-type="float" office:value="0.322704">
                <text:p>0.322704</text:p>
              </table:table-cell>
              <table:table-cell office:value-type="float" office:value="0.0722">
                <text:p>0.0722</text:p>
              </table:table-cell>
              <table:table-cell office:value-type="float" office:value="0.0722">
                <text:p>0.0722</text:p>
              </table:table-cell>
              <table:table-cell office:value-type="float" office:value="2.63">
                <text:p>2.63</text:p>
              </table:table-cell>
              <table:table-cell office:value-type="float" office:value="0.117765">
                <text:p>0.117765</text:p>
              </table:table-cell>
              <table:table-cell office:value-type="float" office:value="0.01662">
                <text:p>0.01662</text:p>
              </table:table-cell>
              <table:table-cell office:value-type="float" office:value="0.01662">
                <text:p>0.01662</text:p>
              </table:table-cell>
              <table:table-cell office:value-type="float" office:value="2.63">
                <text:p>2.63</text:p>
              </table:table-cell>
              <table:table-cell office:value-type="float" office:value="0.030628">
                <text:p>0.030628</text:p>
              </table:table-cell>
              <table:table-cell office:value-type="float" office:value="0.01662">
                <text:p>0.01662</text:p>
              </table:table-cell>
              <table:table-cell office:value-type="float" office:value="0.01662">
                <text:p>0.01662</text:p>
              </table:table-cell>
              <table:table-cell office:value-type="float" office:value="2.63">
                <text:p>2.63</text:p>
              </table:table-cell>
              <table:table-cell office:value-type="float" office:value="0.007628">
                <text:p>0.007628</text:p>
              </table:table-cell>
              <table:table-cell office:value-type="float" office:value="0.00108">
                <text:p>0.00108</text:p>
              </table:table-cell>
              <table:table-cell office:value-type="float" office:value="0.00108">
                <text:p>0.00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">
                <text:p>2.64</text:p>
              </table:table-cell>
              <table:table-cell office:value-type="float" office:value="0.324033">
                <text:p>0.324033</text:p>
              </table:table-cell>
              <table:table-cell office:value-type="float" office:value="0.081">
                <text:p>0.081</text:p>
              </table:table-cell>
              <table:table-cell office:value-type="float" office:value="0.081">
                <text:p>0.081</text:p>
              </table:table-cell>
              <table:table-cell office:value-type="float" office:value="2.64">
                <text:p>2.64</text:p>
              </table:table-cell>
              <table:table-cell office:value-type="float" office:value="0.112631">
                <text:p>0.112631</text:p>
              </table:table-cell>
              <table:table-cell office:value-type="float" office:value="0.01642">
                <text:p>0.01642</text:p>
              </table:table-cell>
              <table:table-cell office:value-type="float" office:value="0.01642">
                <text:p>0.01642</text:p>
              </table:table-cell>
              <table:table-cell office:value-type="float" office:value="2.64">
                <text:p>2.64</text:p>
              </table:table-cell>
              <table:table-cell office:value-type="float" office:value="0.029688">
                <text:p>0.029688</text:p>
              </table:table-cell>
              <table:table-cell office:value-type="float" office:value="0.01642">
                <text:p>0.01642</text:p>
              </table:table-cell>
              <table:table-cell office:value-type="float" office:value="0.01642">
                <text:p>0.01642</text:p>
              </table:table-cell>
              <table:table-cell office:value-type="float" office:value="2.64">
                <text:p>2.64</text:p>
              </table:table-cell>
              <table:table-cell office:value-type="float" office:value="0.007361">
                <text:p>0.007361</text:p>
              </table:table-cell>
              <table:table-cell office:value-type="float" office:value="0.00106">
                <text:p>0.00106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">
                <text:p>2.65</text:p>
              </table:table-cell>
              <table:table-cell office:value-type="float" office:value="0.316795">
                <text:p>0.316795</text:p>
              </table:table-cell>
              <table:table-cell office:value-type="float" office:value="0.0684">
                <text:p>0.0684</text:p>
              </table:table-cell>
              <table:table-cell office:value-type="float" office:value="0.0684">
                <text:p>0.0684</text:p>
              </table:table-cell>
              <table:table-cell office:value-type="float" office:value="2.65">
                <text:p>2.65</text:p>
              </table:table-cell>
              <table:table-cell office:value-type="float" office:value="0.110017">
                <text:p>0.110017</text:p>
              </table:table-cell>
              <table:table-cell office:value-type="float" office:value="0.01586">
                <text:p>0.01586</text:p>
              </table:table-cell>
              <table:table-cell office:value-type="float" office:value="0.01586">
                <text:p>0.01586</text:p>
              </table:table-cell>
              <table:table-cell office:value-type="float" office:value="2.65">
                <text:p>2.65</text:p>
              </table:table-cell>
              <table:table-cell office:value-type="float" office:value="0.028885">
                <text:p>0.028885</text:p>
              </table:table-cell>
              <table:table-cell office:value-type="float" office:value="0.01586">
                <text:p>0.01586</text:p>
              </table:table-cell>
              <table:table-cell office:value-type="float" office:value="0.01586">
                <text:p>0.01586</text:p>
              </table:table-cell>
              <table:table-cell office:value-type="float" office:value="2.65">
                <text:p>2.65</text:p>
              </table:table-cell>
              <table:table-cell office:value-type="float" office:value="0.007115">
                <text:p>0.007115</text:p>
              </table:table-cell>
              <table:table-cell office:value-type="float" office:value="0.00103">
                <text:p>0.00103</text:p>
              </table:table-cell>
              <table:table-cell office:value-type="float" office:value="0.00103">
                <text:p>0.00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  <table:table-cell office:value-type="float" office:value="0.31883">
                <text:p>0.31883</text:p>
              </table:table-cell>
              <table:table-cell office:value-type="float" office:value="0.0887">
                <text:p>0.0887</text:p>
              </table:table-cell>
              <table:table-cell office:value-type="float" office:value="0.0887">
                <text:p>0.0887</text:p>
              </table:table-cell>
              <table:table-cell office:value-type="float" office:value="2.66">
                <text:p>2.66</text:p>
              </table:table-cell>
              <table:table-cell office:value-type="float" office:value="0.104161">
                <text:p>0.104161</text:p>
              </table:table-cell>
              <table:table-cell office:value-type="float" office:value="0.01661">
                <text:p>0.01661</text:p>
              </table:table-cell>
              <table:table-cell office:value-type="float" office:value="0.01661">
                <text:p>0.01661</text:p>
              </table:table-cell>
              <table:table-cell office:value-type="float" office:value="2.66">
                <text:p>2.66</text:p>
              </table:table-cell>
              <table:table-cell office:value-type="float" office:value="0.027597">
                <text:p>0.027597</text:p>
              </table:table-cell>
              <table:table-cell office:value-type="float" office:value="0.01661">
                <text:p>0.01661</text:p>
              </table:table-cell>
              <table:table-cell office:value-type="float" office:value="0.01661">
                <text:p>0.01661</text:p>
              </table:table-cell>
              <table:table-cell office:value-type="float" office:value="2.66">
                <text:p>2.66</text:p>
              </table:table-cell>
              <table:table-cell office:value-type="float" office:value="0.006784">
                <text:p>0.006784</text:p>
              </table:table-cell>
              <table:table-cell office:value-type="float" office:value="0.00101">
                <text:p>0.00101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7">
                <text:p>2.67</text:p>
              </table:table-cell>
              <table:table-cell office:value-type="float" office:value="0.303157">
                <text:p>0.303157</text:p>
              </table:table-cell>
              <table:table-cell office:value-type="float" office:value="0.08335">
                <text:p>0.08335</text:p>
              </table:table-cell>
              <table:table-cell office:value-type="float" office:value="0.08335">
                <text:p>0.08335</text:p>
              </table:table-cell>
              <table:table-cell office:value-type="float" office:value="2.67">
                <text:p>2.67</text:p>
              </table:table-cell>
              <table:table-cell office:value-type="float" office:value="0.101794">
                <text:p>0.101794</text:p>
              </table:table-cell>
              <table:table-cell office:value-type="float" office:value="0.0156">
                <text:p>0.0156</text:p>
              </table:table-cell>
              <table:table-cell office:value-type="float" office:value="0.0156">
                <text:p>0.0156</text:p>
              </table:table-cell>
              <table:table-cell office:value-type="float" office:value="2.67">
                <text:p>2.67</text:p>
              </table:table-cell>
              <table:table-cell office:value-type="float" office:value="0.02684">
                <text:p>0.02684</text:p>
              </table:table-cell>
              <table:table-cell office:value-type="float" office:value="0.0156">
                <text:p>0.0156</text:p>
              </table:table-cell>
              <table:table-cell office:value-type="float" office:value="0.0156">
                <text:p>0.0156</text:p>
              </table:table-cell>
              <table:table-cell office:value-type="float" office:value="2.67">
                <text:p>2.67</text:p>
              </table:table-cell>
              <table:table-cell office:value-type="float" office:value="0.006524">
                <text:p>0.006524</text:p>
              </table:table-cell>
              <table:table-cell office:value-type="float" office:value="0.00101">
                <text:p>0.00101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8">
                <text:p>2.68</text:p>
              </table:table-cell>
              <table:table-cell office:value-type="float" office:value="0.296383">
                <text:p>0.296383</text:p>
              </table:table-cell>
              <table:table-cell office:value-type="float" office:value="0.07245">
                <text:p>0.07245</text:p>
              </table:table-cell>
              <table:table-cell office:value-type="float" office:value="0.07245">
                <text:p>0.07245</text:p>
              </table:table-cell>
              <table:table-cell office:value-type="float" office:value="2.68">
                <text:p>2.68</text:p>
              </table:table-cell>
              <table:table-cell office:value-type="float" office:value="0.09957">
                <text:p>0.09957</text:p>
              </table:table-cell>
              <table:table-cell office:value-type="float" office:value="0.01555">
                <text:p>0.01555</text:p>
              </table:table-cell>
              <table:table-cell office:value-type="float" office:value="0.01555">
                <text:p>0.01555</text:p>
              </table:table-cell>
              <table:table-cell office:value-type="float" office:value="2.68">
                <text:p>2.68</text:p>
              </table:table-cell>
              <table:table-cell office:value-type="float" office:value="0.02565">
                <text:p>0.02565</text:p>
              </table:table-cell>
              <table:table-cell office:value-type="float" office:value="0.01555">
                <text:p>0.01555</text:p>
              </table:table-cell>
              <table:table-cell office:value-type="float" office:value="0.01555">
                <text:p>0.01555</text:p>
              </table:table-cell>
              <table:table-cell office:value-type="float" office:value="2.68">
                <text:p>2.68</text:p>
              </table:table-cell>
              <table:table-cell office:value-type="float" office:value="0.006337">
                <text:p>0.006337</text:p>
              </table:table-cell>
              <table:table-cell office:value-type="float" office:value="0.00099">
                <text:p>0.00099</text:p>
              </table:table-cell>
              <table:table-cell office:value-type="float" office:value="0.00099">
                <text:p>0.00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">
                <text:p>2.69</text:p>
              </table:table-cell>
              <table:table-cell office:value-type="float" office:value="0.295548">
                <text:p>0.295548</text:p>
              </table:table-cell>
              <table:table-cell office:value-type="float" office:value="0.0688">
                <text:p>0.0688</text:p>
              </table:table-cell>
              <table:table-cell office:value-type="float" office:value="0.0688">
                <text:p>0.0688</text:p>
              </table:table-cell>
              <table:table-cell office:value-type="float" office:value="2.69">
                <text:p>2.69</text:p>
              </table:table-cell>
              <table:table-cell office:value-type="float" office:value="0.096572">
                <text:p>0.096572</text:p>
              </table:table-cell>
              <table:table-cell office:value-type="float" office:value="0.01552">
                <text:p>0.01552</text:p>
              </table:table-cell>
              <table:table-cell office:value-type="float" office:value="0.01552">
                <text:p>0.01552</text:p>
              </table:table-cell>
              <table:table-cell office:value-type="float" office:value="2.69">
                <text:p>2.69</text:p>
              </table:table-cell>
              <table:table-cell office:value-type="float" office:value="0.024759">
                <text:p>0.024759</text:p>
              </table:table-cell>
              <table:table-cell office:value-type="float" office:value="0.01552">
                <text:p>0.01552</text:p>
              </table:table-cell>
              <table:table-cell office:value-type="float" office:value="0.01552">
                <text:p>0.01552</text:p>
              </table:table-cell>
              <table:table-cell office:value-type="float" office:value="2.69">
                <text:p>2.69</text:p>
              </table:table-cell>
              <table:table-cell office:value-type="float" office:value="0.006064">
                <text:p>0.006064</text:p>
              </table:table-cell>
              <table:table-cell office:value-type="float" office:value="0.00095">
                <text:p>0.00095</text:p>
              </table:table-cell>
              <table:table-cell office:value-type="float" office:value="0.00095">
                <text:p>0.000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289077">
                <text:p>0.289077</text:p>
              </table:table-cell>
              <table:table-cell office:value-type="float" office:value="0.0582">
                <text:p>0.0582</text:p>
              </table:table-cell>
              <table:table-cell office:value-type="float" office:value="0.0582">
                <text:p>0.0582</text:p>
              </table:table-cell>
              <table:table-cell office:value-type="float" office:value="2.7">
                <text:p>2.7</text:p>
              </table:table-cell>
              <table:table-cell office:value-type="float" office:value="0.0925">
                <text:p>0.0925</text:p>
              </table:table-cell>
              <table:table-cell office:value-type="float" office:value="0.01498">
                <text:p>0.01498</text:p>
              </table:table-cell>
              <table:table-cell office:value-type="float" office:value="0.01498">
                <text:p>0.01498</text:p>
              </table:table-cell>
              <table:table-cell office:value-type="float" office:value="2.7">
                <text:p>2.7</text:p>
              </table:table-cell>
              <table:table-cell office:value-type="float" office:value="0.023271">
                <text:p>0.023271</text:p>
              </table:table-cell>
              <table:table-cell office:value-type="float" office:value="0.01498">
                <text:p>0.01498</text:p>
              </table:table-cell>
              <table:table-cell office:value-type="float" office:value="0.01498">
                <text:p>0.01498</text:p>
              </table:table-cell>
              <table:table-cell office:value-type="float" office:value="2.7">
                <text:p>2.7</text:p>
              </table:table-cell>
              <table:table-cell office:value-type="float" office:value="0.005889">
                <text:p>0.005889</text:p>
              </table:table-cell>
              <table:table-cell office:value-type="float" office:value="0.00094">
                <text:p>0.00094</text:p>
              </table:table-cell>
              <table:table-cell office:value-type="float" office:value="0.00094">
                <text:p>0.0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1">
                <text:p>2.71</text:p>
              </table:table-cell>
              <table:table-cell office:value-type="float" office:value="0.288013">
                <text:p>0.288013</text:p>
              </table:table-cell>
              <table:table-cell office:value-type="float" office:value="0.08145">
                <text:p>0.08145</text:p>
              </table:table-cell>
              <table:table-cell office:value-type="float" office:value="0.08145">
                <text:p>0.08145</text:p>
              </table:table-cell>
              <table:table-cell office:value-type="float" office:value="2.71">
                <text:p>2.71</text:p>
              </table:table-cell>
              <table:table-cell office:value-type="float" office:value="0.09143">
                <text:p>0.09143</text:p>
              </table:table-cell>
              <table:table-cell office:value-type="float" office:value="0.0149">
                <text:p>0.0149</text:p>
              </table:table-cell>
              <table:table-cell office:value-type="float" office:value="0.0149">
                <text:p>0.0149</text:p>
              </table:table-cell>
              <table:table-cell office:value-type="float" office:value="2.71">
                <text:p>2.71</text:p>
              </table:table-cell>
              <table:table-cell office:value-type="float" office:value="0.022892">
                <text:p>0.022892</text:p>
              </table:table-cell>
              <table:table-cell office:value-type="float" office:value="0.0149">
                <text:p>0.0149</text:p>
              </table:table-cell>
              <table:table-cell office:value-type="float" office:value="0.0149">
                <text:p>0.0149</text:p>
              </table:table-cell>
              <table:table-cell office:value-type="float" office:value="2.71">
                <text:p>2.71</text:p>
              </table:table-cell>
              <table:table-cell office:value-type="float" office:value="0.005716">
                <text:p>0.005716</text:p>
              </table:table-cell>
              <table:table-cell office:value-type="float" office:value="0.00093">
                <text:p>0.00093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2">
                <text:p>2.72</text:p>
              </table:table-cell>
              <table:table-cell office:value-type="float" office:value="0.27669">
                <text:p>0.27669</text:p>
              </table:table-cell>
              <table:table-cell office:value-type="float" office:value="0.10095">
                <text:p>0.10095</text:p>
              </table:table-cell>
              <table:table-cell office:value-type="float" office:value="0.10095">
                <text:p>0.10095</text:p>
              </table:table-cell>
              <table:table-cell office:value-type="float" office:value="2.72">
                <text:p>2.72</text:p>
              </table:table-cell>
              <table:table-cell office:value-type="float" office:value="0.087722">
                <text:p>0.087722</text:p>
              </table:table-cell>
              <table:table-cell office:value-type="float" office:value="0.01424">
                <text:p>0.01424</text:p>
              </table:table-cell>
              <table:table-cell office:value-type="float" office:value="0.01424">
                <text:p>0.01424</text:p>
              </table:table-cell>
              <table:table-cell office:value-type="float" office:value="2.72">
                <text:p>2.72</text:p>
              </table:table-cell>
              <table:table-cell office:value-type="float" office:value="0.022356">
                <text:p>0.022356</text:p>
              </table:table-cell>
              <table:table-cell office:value-type="float" office:value="0.01424">
                <text:p>0.01424</text:p>
              </table:table-cell>
              <table:table-cell office:value-type="float" office:value="0.01424">
                <text:p>0.01424</text:p>
              </table:table-cell>
              <table:table-cell office:value-type="float" office:value="2.72">
                <text:p>2.72</text:p>
              </table:table-cell>
              <table:table-cell office:value-type="float" office:value="0.005541">
                <text:p>0.005541</text:p>
              </table:table-cell>
              <table:table-cell office:value-type="float" office:value="0.00092">
                <text:p>0.00092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">
                <text:p>2.73</text:p>
              </table:table-cell>
              <table:table-cell office:value-type="float" office:value="0.278685">
                <text:p>0.278685</text:p>
              </table:table-cell>
              <table:table-cell office:value-type="float" office:value="0.09705">
                <text:p>0.09705</text:p>
              </table:table-cell>
              <table:table-cell office:value-type="float" office:value="0.09705">
                <text:p>0.09705</text:p>
              </table:table-cell>
              <table:table-cell office:value-type="float" office:value="2.73">
                <text:p>2.73</text:p>
              </table:table-cell>
              <table:table-cell office:value-type="float" office:value="0.083236">
                <text:p>0.083236</text:p>
              </table:table-cell>
              <table:table-cell office:value-type="float" office:value="0.01474">
                <text:p>0.01474</text:p>
              </table:table-cell>
              <table:table-cell office:value-type="float" office:value="0.01474">
                <text:p>0.01474</text:p>
              </table:table-cell>
              <table:table-cell office:value-type="float" office:value="2.73">
                <text:p>2.73</text:p>
              </table:table-cell>
              <table:table-cell office:value-type="float" office:value="0.02149">
                <text:p>0.02149</text:p>
              </table:table-cell>
              <table:table-cell office:value-type="float" office:value="0.01474">
                <text:p>0.01474</text:p>
              </table:table-cell>
              <table:table-cell office:value-type="float" office:value="0.01474">
                <text:p>0.01474</text:p>
              </table:table-cell>
              <table:table-cell office:value-type="float" office:value="2.73">
                <text:p>2.73</text:p>
              </table:table-cell>
              <table:table-cell office:value-type="float" office:value="0.005359">
                <text:p>0.005359</text:p>
              </table:table-cell>
              <table:table-cell office:value-type="float" office:value="0.00091">
                <text:p>0.00091</text:p>
              </table:table-cell>
              <table:table-cell office:value-type="float" office:value="0.00091">
                <text:p>0.00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4">
                <text:p>2.74</text:p>
              </table:table-cell>
              <table:table-cell office:value-type="float" office:value="0.274524">
                <text:p>0.274524</text:p>
              </table:table-cell>
              <table:table-cell office:value-type="float" office:value="0.05955">
                <text:p>0.05955</text:p>
              </table:table-cell>
              <table:table-cell office:value-type="float" office:value="0.05955">
                <text:p>0.05955</text:p>
              </table:table-cell>
              <table:table-cell office:value-type="float" office:value="2.74">
                <text:p>2.74</text:p>
              </table:table-cell>
              <table:table-cell office:value-type="float" office:value="0.082745">
                <text:p>0.082745</text:p>
              </table:table-cell>
              <table:table-cell office:value-type="float" office:value="0.01368">
                <text:p>0.01368</text:p>
              </table:table-cell>
              <table:table-cell office:value-type="float" office:value="0.01368">
                <text:p>0.01368</text:p>
              </table:table-cell>
              <table:table-cell office:value-type="float" office:value="2.74">
                <text:p>2.74</text:p>
              </table:table-cell>
              <table:table-cell office:value-type="float" office:value="0.020586">
                <text:p>0.020586</text:p>
              </table:table-cell>
              <table:table-cell office:value-type="float" office:value="0.01368">
                <text:p>0.01368</text:p>
              </table:table-cell>
              <table:table-cell office:value-type="float" office:value="0.01368">
                <text:p>0.01368</text:p>
              </table:table-cell>
              <table:table-cell office:value-type="float" office:value="2.74">
                <text:p>2.74</text:p>
              </table:table-cell>
              <table:table-cell office:value-type="float" office:value="0.005173">
                <text:p>0.005173</text:p>
              </table:table-cell>
              <table:table-cell office:value-type="float" office:value="0.0009">
                <text:p>0.0009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0.25862">
                <text:p>0.25862</text:p>
              </table:table-cell>
              <table:table-cell office:value-type="float" office:value="0.0603">
                <text:p>0.0603</text:p>
              </table:table-cell>
              <table:table-cell office:value-type="float" office:value="0.0603">
                <text:p>0.0603</text:p>
              </table:table-cell>
              <table:table-cell office:value-type="float" office:value="2.75">
                <text:p>2.75</text:p>
              </table:table-cell>
              <table:table-cell office:value-type="float" office:value="0.080864">
                <text:p>0.080864</text:p>
              </table:table-cell>
              <table:table-cell office:value-type="float" office:value="0.01362">
                <text:p>0.01362</text:p>
              </table:table-cell>
              <table:table-cell office:value-type="float" office:value="0.01362">
                <text:p>0.01362</text:p>
              </table:table-cell>
              <table:table-cell office:value-type="float" office:value="2.75">
                <text:p>2.75</text:p>
              </table:table-cell>
              <table:table-cell office:value-type="float" office:value="0.019911">
                <text:p>0.019911</text:p>
              </table:table-cell>
              <table:table-cell office:value-type="float" office:value="0.01362">
                <text:p>0.01362</text:p>
              </table:table-cell>
              <table:table-cell office:value-type="float" office:value="0.01362">
                <text:p>0.01362</text:p>
              </table:table-cell>
              <table:table-cell office:value-type="float" office:value="2.75">
                <text:p>2.75</text:p>
              </table:table-cell>
              <table:table-cell office:value-type="float" office:value="0.005025">
                <text:p>0.005025</text:p>
              </table:table-cell>
              <table:table-cell office:value-type="float" office:value="0.00088">
                <text:p>0.00088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">
                <text:p>2.76</text:p>
              </table:table-cell>
              <table:table-cell office:value-type="float" office:value="0.256999">
                <text:p>0.256999</text:p>
              </table:table-cell>
              <table:table-cell office:value-type="float" office:value="0.0837">
                <text:p>0.0837</text:p>
              </table:table-cell>
              <table:table-cell office:value-type="float" office:value="0.0837">
                <text:p>0.0837</text:p>
              </table:table-cell>
              <table:table-cell office:value-type="float" office:value="2.76">
                <text:p>2.76</text:p>
              </table:table-cell>
              <table:table-cell office:value-type="float" office:value="0.076532">
                <text:p>0.076532</text:p>
              </table:table-cell>
              <table:table-cell office:value-type="float" office:value="0.01371">
                <text:p>0.01371</text:p>
              </table:table-cell>
              <table:table-cell office:value-type="float" office:value="0.01371">
                <text:p>0.01371</text:p>
              </table:table-cell>
              <table:table-cell office:value-type="float" office:value="2.76">
                <text:p>2.76</text:p>
              </table:table-cell>
              <table:table-cell office:value-type="float" office:value="0.019591">
                <text:p>0.019591</text:p>
              </table:table-cell>
              <table:table-cell office:value-type="float" office:value="0.01371">
                <text:p>0.01371</text:p>
              </table:table-cell>
              <table:table-cell office:value-type="float" office:value="0.01371">
                <text:p>0.01371</text:p>
              </table:table-cell>
              <table:table-cell office:value-type="float" office:value="2.76">
                <text:p>2.76</text:p>
              </table:table-cell>
              <table:table-cell office:value-type="float" office:value="0.004914">
                <text:p>0.004914</text:p>
              </table:table-cell>
              <table:table-cell office:value-type="float" office:value="0.00086">
                <text:p>0.00086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7">
                <text:p>2.77</text:p>
              </table:table-cell>
              <table:table-cell office:value-type="float" office:value="0.254683">
                <text:p>0.254683</text:p>
              </table:table-cell>
              <table:table-cell office:value-type="float" office:value="0.0436">
                <text:p>0.0436</text:p>
              </table:table-cell>
              <table:table-cell office:value-type="float" office:value="0.0436">
                <text:p>0.0436</text:p>
              </table:table-cell>
              <table:table-cell office:value-type="float" office:value="2.77">
                <text:p>2.77</text:p>
              </table:table-cell>
              <table:table-cell office:value-type="float" office:value="0.076625">
                <text:p>0.076625</text:p>
              </table:table-cell>
              <table:table-cell office:value-type="float" office:value="0.01387">
                <text:p>0.01387</text:p>
              </table:table-cell>
              <table:table-cell office:value-type="float" office:value="0.01387">
                <text:p>0.01387</text:p>
              </table:table-cell>
              <table:table-cell office:value-type="float" office:value="2.77">
                <text:p>2.77</text:p>
              </table:table-cell>
              <table:table-cell office:value-type="float" office:value="0.019155">
                <text:p>0.019155</text:p>
              </table:table-cell>
              <table:table-cell office:value-type="float" office:value="0.01387">
                <text:p>0.01387</text:p>
              </table:table-cell>
              <table:table-cell office:value-type="float" office:value="0.01387">
                <text:p>0.01387</text:p>
              </table:table-cell>
              <table:table-cell office:value-type="float" office:value="2.77">
                <text:p>2.77</text:p>
              </table:table-cell>
              <table:table-cell office:value-type="float" office:value="0.004766">
                <text:p>0.004766</text:p>
              </table:table-cell>
              <table:table-cell office:value-type="float" office:value="0.00085">
                <text:p>0.00085</text:p>
              </table:table-cell>
              <table:table-cell office:value-type="float" office:value="0.00085">
                <text:p>0.00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">
                <text:p>2.78</text:p>
              </table:table-cell>
              <table:table-cell office:value-type="float" office:value="0.2512">
                <text:p>0.2512</text:p>
              </table:table-cell>
              <table:table-cell office:value-type="float" office:value="0.0765">
                <text:p>0.0765</text:p>
              </table:table-cell>
              <table:table-cell office:value-type="float" office:value="0.0765">
                <text:p>0.0765</text:p>
              </table:table-cell>
              <table:table-cell office:value-type="float" office:value="2.78">
                <text:p>2.78</text:p>
              </table:table-cell>
              <table:table-cell office:value-type="float" office:value="0.072291">
                <text:p>0.072291</text:p>
              </table:table-cell>
              <table:table-cell office:value-type="float" office:value="0.01313">
                <text:p>0.01313</text:p>
              </table:table-cell>
              <table:table-cell office:value-type="float" office:value="0.01313">
                <text:p>0.01313</text:p>
              </table:table-cell>
              <table:table-cell office:value-type="float" office:value="2.78">
                <text:p>2.78</text:p>
              </table:table-cell>
              <table:table-cell office:value-type="float" office:value="0.01845">
                <text:p>0.01845</text:p>
              </table:table-cell>
              <table:table-cell office:value-type="float" office:value="0.01313">
                <text:p>0.01313</text:p>
              </table:table-cell>
              <table:table-cell office:value-type="float" office:value="0.01313">
                <text:p>0.01313</text:p>
              </table:table-cell>
              <table:table-cell office:value-type="float" office:value="2.78">
                <text:p>2.78</text:p>
              </table:table-cell>
              <table:table-cell office:value-type="float" office:value="0.004594">
                <text:p>0.004594</text:p>
              </table:table-cell>
              <table:table-cell office:value-type="float" office:value="0.00084">
                <text:p>0.00084</text:p>
              </table:table-cell>
              <table:table-cell office:value-type="float" office:value="0.00084">
                <text:p>0.00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9">
                <text:p>2.79</text:p>
              </table:table-cell>
              <table:table-cell office:value-type="float" office:value="0.246697">
                <text:p>0.246697</text:p>
              </table:table-cell>
              <table:table-cell office:value-type="float" office:value="0.08445">
                <text:p>0.08445</text:p>
              </table:table-cell>
              <table:table-cell office:value-type="float" office:value="0.08445">
                <text:p>0.08445</text:p>
              </table:table-cell>
              <table:table-cell office:value-type="float" office:value="2.79">
                <text:p>2.79</text:p>
              </table:table-cell>
              <table:table-cell office:value-type="float" office:value="0.070989">
                <text:p>0.070989</text:p>
              </table:table-cell>
              <table:table-cell office:value-type="float" office:value="0.01249">
                <text:p>0.01249</text:p>
              </table:table-cell>
              <table:table-cell office:value-type="float" office:value="0.01249">
                <text:p>0.01249</text:p>
              </table:table-cell>
              <table:table-cell office:value-type="float" office:value="2.79">
                <text:p>2.79</text:p>
              </table:table-cell>
              <table:table-cell office:value-type="float" office:value="0.017929">
                <text:p>0.017929</text:p>
              </table:table-cell>
              <table:table-cell office:value-type="float" office:value="0.01249">
                <text:p>0.01249</text:p>
              </table:table-cell>
              <table:table-cell office:value-type="float" office:value="0.01249">
                <text:p>0.01249</text:p>
              </table:table-cell>
              <table:table-cell office:value-type="float" office:value="2.79">
                <text:p>2.79</text:p>
              </table:table-cell>
              <table:table-cell office:value-type="float" office:value="0.004496">
                <text:p>0.004496</text:p>
              </table:table-cell>
              <table:table-cell office:value-type="float" office:value="0.00082">
                <text:p>0.00082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239257">
                <text:p>0.239257</text:p>
              </table:table-cell>
              <table:table-cell office:value-type="float" office:value="0.05805">
                <text:p>0.05805</text:p>
              </table:table-cell>
              <table:table-cell office:value-type="float" office:value="0.05805">
                <text:p>0.05805</text:p>
              </table:table-cell>
              <table:table-cell office:value-type="float" office:value="2.8">
                <text:p>2.8</text:p>
              </table:table-cell>
              <table:table-cell office:value-type="float" office:value="0.068329">
                <text:p>0.068329</text:p>
              </table:table-cell>
              <table:table-cell office:value-type="float" office:value="0.01318">
                <text:p>0.01318</text:p>
              </table:table-cell>
              <table:table-cell office:value-type="float" office:value="0.01318">
                <text:p>0.01318</text:p>
              </table:table-cell>
              <table:table-cell office:value-type="float" office:value="2.8">
                <text:p>2.8</text:p>
              </table:table-cell>
              <table:table-cell office:value-type="float" office:value="0.017723">
                <text:p>0.017723</text:p>
              </table:table-cell>
              <table:table-cell office:value-type="float" office:value="0.01318">
                <text:p>0.01318</text:p>
              </table:table-cell>
              <table:table-cell office:value-type="float" office:value="0.01318">
                <text:p>0.01318</text:p>
              </table:table-cell>
              <table:table-cell office:value-type="float" office:value="2.8">
                <text:p>2.8</text:p>
              </table:table-cell>
              <table:table-cell office:value-type="float" office:value="0.004341">
                <text:p>0.004341</text:p>
              </table:table-cell>
              <table:table-cell office:value-type="float" office:value="0.00081">
                <text:p>0.00081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">
                <text:p>2.81</text:p>
              </table:table-cell>
              <table:table-cell office:value-type="float" office:value="0.236867">
                <text:p>0.236867</text:p>
              </table:table-cell>
              <table:table-cell office:value-type="float" office:value="0.05505">
                <text:p>0.05505</text:p>
              </table:table-cell>
              <table:table-cell office:value-type="float" office:value="0.05505">
                <text:p>0.05505</text:p>
              </table:table-cell>
              <table:table-cell office:value-type="float" office:value="2.81">
                <text:p>2.81</text:p>
              </table:table-cell>
              <table:table-cell office:value-type="float" office:value="0.067405">
                <text:p>0.067405</text:p>
              </table:table-cell>
              <table:table-cell office:value-type="float" office:value="0.01307">
                <text:p>0.01307</text:p>
              </table:table-cell>
              <table:table-cell office:value-type="float" office:value="0.01307">
                <text:p>0.01307</text:p>
              </table:table-cell>
              <table:table-cell office:value-type="float" office:value="2.81">
                <text:p>2.81</text:p>
              </table:table-cell>
              <table:table-cell office:value-type="float" office:value="0.016983">
                <text:p>0.016983</text:p>
              </table:table-cell>
              <table:table-cell office:value-type="float" office:value="0.01307">
                <text:p>0.01307</text:p>
              </table:table-cell>
              <table:table-cell office:value-type="float" office:value="0.01307">
                <text:p>0.01307</text:p>
              </table:table-cell>
              <table:table-cell office:value-type="float" office:value="2.81">
                <text:p>2.81</text:p>
              </table:table-cell>
              <table:table-cell office:value-type="float" office:value="0.004274">
                <text:p>0.004274</text:p>
              </table:table-cell>
              <table:table-cell office:value-type="float" office:value="0.0008">
                <text:p>0.000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">
                <text:p>2.82</text:p>
              </table:table-cell>
              <table:table-cell office:value-type="float" office:value="0.219892">
                <text:p>0.219892</text:p>
              </table:table-cell>
              <table:table-cell office:value-type="float" office:value="0.05595">
                <text:p>0.05595</text:p>
              </table:table-cell>
              <table:table-cell office:value-type="float" office:value="0.05595">
                <text:p>0.05595</text:p>
              </table:table-cell>
              <table:table-cell office:value-type="float" office:value="2.82">
                <text:p>2.82</text:p>
              </table:table-cell>
              <table:table-cell office:value-type="float" office:value="0.065722">
                <text:p>0.065722</text:p>
              </table:table-cell>
              <table:table-cell office:value-type="float" office:value="0.01224">
                <text:p>0.01224</text:p>
              </table:table-cell>
              <table:table-cell office:value-type="float" office:value="0.01224">
                <text:p>0.01224</text:p>
              </table:table-cell>
              <table:table-cell office:value-type="float" office:value="2.82">
                <text:p>2.82</text:p>
              </table:table-cell>
              <table:table-cell office:value-type="float" office:value="0.016779">
                <text:p>0.016779</text:p>
              </table:table-cell>
              <table:table-cell office:value-type="float" office:value="0.01224">
                <text:p>0.01224</text:p>
              </table:table-cell>
              <table:table-cell office:value-type="float" office:value="0.01224">
                <text:p>0.01224</text:p>
              </table:table-cell>
              <table:table-cell office:value-type="float" office:value="2.82">
                <text:p>2.82</text:p>
              </table:table-cell>
              <table:table-cell office:value-type="float" office:value="0.004165">
                <text:p>0.004165</text:p>
              </table:table-cell>
              <table:table-cell office:value-type="float" office:value="0.00079">
                <text:p>0.00079</text:p>
              </table:table-cell>
              <table:table-cell office:value-type="float" office:value="0.00079">
                <text:p>0.000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3">
                <text:p>2.83</text:p>
              </table:table-cell>
              <table:table-cell office:value-type="float" office:value="0.222819">
                <text:p>0.222819</text:p>
              </table:table-cell>
              <table:table-cell office:value-type="float" office:value="0.0484">
                <text:p>0.0484</text:p>
              </table:table-cell>
              <table:table-cell office:value-type="float" office:value="0.0484">
                <text:p>0.0484</text:p>
              </table:table-cell>
              <table:table-cell office:value-type="float" office:value="2.83">
                <text:p>2.83</text:p>
              </table:table-cell>
              <table:table-cell office:value-type="float" office:value="0.062783">
                <text:p>0.062783</text:p>
              </table:table-cell>
              <table:table-cell office:value-type="float" office:value="0.01262">
                <text:p>0.01262</text:p>
              </table:table-cell>
              <table:table-cell office:value-type="float" office:value="0.01262">
                <text:p>0.01262</text:p>
              </table:table-cell>
              <table:table-cell office:value-type="float" office:value="2.83">
                <text:p>2.83</text:p>
              </table:table-cell>
              <table:table-cell office:value-type="float" office:value="0.01634">
                <text:p>0.01634</text:p>
              </table:table-cell>
              <table:table-cell office:value-type="float" office:value="0.01262">
                <text:p>0.01262</text:p>
              </table:table-cell>
              <table:table-cell office:value-type="float" office:value="0.01262">
                <text:p>0.01262</text:p>
              </table:table-cell>
              <table:table-cell office:value-type="float" office:value="2.83">
                <text:p>2.83</text:p>
              </table:table-cell>
              <table:table-cell office:value-type="float" office:value="0.004072">
                <text:p>0.004072</text:p>
              </table:table-cell>
              <table:table-cell office:value-type="float" office:value="0.00078">
                <text:p>0.00078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4">
                <text:p>2.84</text:p>
              </table:table-cell>
              <table:table-cell office:value-type="float" office:value="0.222255">
                <text:p>0.222255</text:p>
              </table:table-cell>
              <table:table-cell office:value-type="float" office:value="0.0551">
                <text:p>0.0551</text:p>
              </table:table-cell>
              <table:table-cell office:value-type="float" office:value="0.0551">
                <text:p>0.0551</text:p>
              </table:table-cell>
              <table:table-cell office:value-type="float" office:value="2.84">
                <text:p>2.84</text:p>
              </table:table-cell>
              <table:table-cell office:value-type="float" office:value="0.06266">
                <text:p>0.06266</text:p>
              </table:table-cell>
              <table:table-cell office:value-type="float" office:value="0.01169">
                <text:p>0.01169</text:p>
              </table:table-cell>
              <table:table-cell office:value-type="float" office:value="0.01169">
                <text:p>0.01169</text:p>
              </table:table-cell>
              <table:table-cell office:value-type="float" office:value="2.84">
                <text:p>2.84</text:p>
              </table:table-cell>
              <table:table-cell office:value-type="float" office:value="0.015764">
                <text:p>0.015764</text:p>
              </table:table-cell>
              <table:table-cell office:value-type="float" office:value="0.01169">
                <text:p>0.01169</text:p>
              </table:table-cell>
              <table:table-cell office:value-type="float" office:value="0.01169">
                <text:p>0.01169</text:p>
              </table:table-cell>
              <table:table-cell office:value-type="float" office:value="2.84">
                <text:p>2.84</text:p>
              </table:table-cell>
              <table:table-cell office:value-type="float" office:value="0.003947">
                <text:p>0.003947</text:p>
              </table:table-cell>
              <table:table-cell office:value-type="float" office:value="0.00077">
                <text:p>0.00077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0.215022">
                <text:p>0.215022</text:p>
              </table:table-cell>
              <table:table-cell office:value-type="float" office:value="0.05205">
                <text:p>0.05205</text:p>
              </table:table-cell>
              <table:table-cell office:value-type="float" office:value="0.05205">
                <text:p>0.05205</text:p>
              </table:table-cell>
              <table:table-cell office:value-type="float" office:value="2.85">
                <text:p>2.85</text:p>
              </table:table-cell>
              <table:table-cell office:value-type="float" office:value="0.062663">
                <text:p>0.062663</text:p>
              </table:table-cell>
              <table:table-cell office:value-type="float" office:value="0.01245">
                <text:p>0.01245</text:p>
              </table:table-cell>
              <table:table-cell office:value-type="float" office:value="0.01245">
                <text:p>0.01245</text:p>
              </table:table-cell>
              <table:table-cell office:value-type="float" office:value="2.85">
                <text:p>2.85</text:p>
              </table:table-cell>
              <table:table-cell office:value-type="float" office:value="0.015541">
                <text:p>0.015541</text:p>
              </table:table-cell>
              <table:table-cell office:value-type="float" office:value="0.01245">
                <text:p>0.01245</text:p>
              </table:table-cell>
              <table:table-cell office:value-type="float" office:value="0.01245">
                <text:p>0.01245</text:p>
              </table:table-cell>
              <table:table-cell office:value-type="float" office:value="2.85">
                <text:p>2.85</text:p>
              </table:table-cell>
              <table:table-cell office:value-type="float" office:value="0.003841">
                <text:p>0.003841</text:p>
              </table:table-cell>
              <table:table-cell office:value-type="float" office:value="0.00076">
                <text:p>0.00076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">
                <text:p>2.86</text:p>
              </table:table-cell>
              <table:table-cell office:value-type="float" office:value="0.217426">
                <text:p>0.217426</text:p>
              </table:table-cell>
              <table:table-cell office:value-type="float" office:value="0.0598">
                <text:p>0.0598</text:p>
              </table:table-cell>
              <table:table-cell office:value-type="float" office:value="0.0598">
                <text:p>0.0598</text:p>
              </table:table-cell>
              <table:table-cell office:value-type="float" office:value="2.86">
                <text:p>2.86</text:p>
              </table:table-cell>
              <table:table-cell office:value-type="float" office:value="0.059027">
                <text:p>0.059027</text:p>
              </table:table-cell>
              <table:table-cell office:value-type="float" office:value="0.01218">
                <text:p>0.01218</text:p>
              </table:table-cell>
              <table:table-cell office:value-type="float" office:value="0.01218">
                <text:p>0.01218</text:p>
              </table:table-cell>
              <table:table-cell office:value-type="float" office:value="2.86">
                <text:p>2.86</text:p>
              </table:table-cell>
              <table:table-cell office:value-type="float" office:value="0.015052">
                <text:p>0.015052</text:p>
              </table:table-cell>
              <table:table-cell office:value-type="float" office:value="0.01218">
                <text:p>0.01218</text:p>
              </table:table-cell>
              <table:table-cell office:value-type="float" office:value="0.01218">
                <text:p>0.01218</text:p>
              </table:table-cell>
              <table:table-cell office:value-type="float" office:value="2.86">
                <text:p>2.86</text:p>
              </table:table-cell>
              <table:table-cell office:value-type="float" office:value="0.003757">
                <text:p>0.003757</text:p>
              </table:table-cell>
              <table:table-cell office:value-type="float" office:value="0.00076">
                <text:p>0.00076</text:p>
              </table:table-cell>
              <table:table-cell office:value-type="float" office:value="0.00076">
                <text:p>0.00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">
                <text:p>2.87</text:p>
              </table:table-cell>
              <table:table-cell office:value-type="float" office:value="0.207851">
                <text:p>0.207851</text:p>
              </table:table-cell>
              <table:table-cell office:value-type="float" office:value="0.0421">
                <text:p>0.0421</text:p>
              </table:table-cell>
              <table:table-cell office:value-type="float" office:value="0.0421">
                <text:p>0.0421</text:p>
              </table:table-cell>
              <table:table-cell office:value-type="float" office:value="2.87">
                <text:p>2.87</text:p>
              </table:table-cell>
              <table:table-cell office:value-type="float" office:value="0.058634">
                <text:p>0.058634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2.87">
                <text:p>2.87</text:p>
              </table:table-cell>
              <table:table-cell office:value-type="float" office:value="0.0149">
                <text:p>0.0149</text:p>
              </table:table-cell>
              <table:table-cell office:value-type="float" office:value="0.0115">
                <text:p>0.0115</text:p>
              </table:table-cell>
              <table:table-cell office:value-type="float" office:value="0.0115">
                <text:p>0.0115</text:p>
              </table:table-cell>
              <table:table-cell office:value-type="float" office:value="2.87">
                <text:p>2.87</text:p>
              </table:table-cell>
              <table:table-cell office:value-type="float" office:value="0.003681">
                <text:p>0.003681</text:p>
              </table:table-cell>
              <table:table-cell office:value-type="float" office:value="0.00075">
                <text:p>0.00075</text:p>
              </table:table-cell>
              <table:table-cell office:value-type="float" office:value="0.00075">
                <text:p>0.0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8">
                <text:p>2.88</text:p>
              </table:table-cell>
              <table:table-cell office:value-type="float" office:value="0.20298">
                <text:p>0.20298</text:p>
              </table:table-cell>
              <table:table-cell office:value-type="float" office:value="0.0698">
                <text:p>0.0698</text:p>
              </table:table-cell>
              <table:table-cell office:value-type="float" office:value="0.0698">
                <text:p>0.0698</text:p>
              </table:table-cell>
              <table:table-cell office:value-type="float" office:value="2.88">
                <text:p>2.88</text:p>
              </table:table-cell>
              <table:table-cell office:value-type="float" office:value="0.057364">
                <text:p>0.057364</text:p>
              </table:table-cell>
              <table:table-cell office:value-type="float" office:value="0.01221">
                <text:p>0.01221</text:p>
              </table:table-cell>
              <table:table-cell office:value-type="float" office:value="0.01221">
                <text:p>0.01221</text:p>
              </table:table-cell>
              <table:table-cell office:value-type="float" office:value="2.88">
                <text:p>2.88</text:p>
              </table:table-cell>
              <table:table-cell office:value-type="float" office:value="0.01464">
                <text:p>0.01464</text:p>
              </table:table-cell>
              <table:table-cell office:value-type="float" office:value="0.01221">
                <text:p>0.01221</text:p>
              </table:table-cell>
              <table:table-cell office:value-type="float" office:value="0.01221">
                <text:p>0.01221</text:p>
              </table:table-cell>
              <table:table-cell office:value-type="float" office:value="2.88">
                <text:p>2.88</text:p>
              </table:table-cell>
              <table:table-cell office:value-type="float" office:value="0.003592">
                <text:p>0.003592</text:p>
              </table:table-cell>
              <table:table-cell office:value-type="float" office:value="0.00074">
                <text:p>0.00074</text:p>
              </table:table-cell>
              <table:table-cell office:value-type="float" office:value="0.00074">
                <text:p>0.00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9">
                <text:p>2.89</text:p>
              </table:table-cell>
              <table:table-cell office:value-type="float" office:value="0.198492">
                <text:p>0.198492</text:p>
              </table:table-cell>
              <table:table-cell office:value-type="float" office:value="0.02775">
                <text:p>0.02775</text:p>
              </table:table-cell>
              <table:table-cell office:value-type="float" office:value="0.02775">
                <text:p>0.02775</text:p>
              </table:table-cell>
              <table:table-cell office:value-type="float" office:value="2.89">
                <text:p>2.89</text:p>
              </table:table-cell>
              <table:table-cell office:value-type="float" office:value="0.056074">
                <text:p>0.056074</text:p>
              </table:table-cell>
              <table:table-cell office:value-type="float" office:value="0.01122">
                <text:p>0.01122</text:p>
              </table:table-cell>
              <table:table-cell office:value-type="float" office:value="0.01122">
                <text:p>0.01122</text:p>
              </table:table-cell>
              <table:table-cell office:value-type="float" office:value="2.89">
                <text:p>2.89</text:p>
              </table:table-cell>
              <table:table-cell office:value-type="float" office:value="0.014295">
                <text:p>0.014295</text:p>
              </table:table-cell>
              <table:table-cell office:value-type="float" office:value="0.01122">
                <text:p>0.01122</text:p>
              </table:table-cell>
              <table:table-cell office:value-type="float" office:value="0.01122">
                <text:p>0.01122</text:p>
              </table:table-cell>
              <table:table-cell office:value-type="float" office:value="2.89">
                <text:p>2.89</text:p>
              </table:table-cell>
              <table:table-cell office:value-type="float" office:value="0.003514">
                <text:p>0.003514</text:p>
              </table:table-cell>
              <table:table-cell office:value-type="float" office:value="0.00073">
                <text:p>0.00073</text:p>
              </table:table-cell>
              <table:table-cell office:value-type="float" office:value="0.00073">
                <text:p>0.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98029">
                <text:p>0.198029</text:p>
              </table:table-cell>
              <table:table-cell office:value-type="float" office:value="0.0436">
                <text:p>0.0436</text:p>
              </table:table-cell>
              <table:table-cell office:value-type="float" office:value="0.0436">
                <text:p>0.0436</text:p>
              </table:table-cell>
              <table:table-cell office:value-type="float" office:value="2.9">
                <text:p>2.9</text:p>
              </table:table-cell>
              <table:table-cell office:value-type="float" office:value="0.055264">
                <text:p>0.055264</text:p>
              </table:table-cell>
              <table:table-cell office:value-type="float" office:value="0.0114">
                <text:p>0.0114</text:p>
              </table:table-cell>
              <table:table-cell office:value-type="float" office:value="0.0114">
                <text:p>0.0114</text:p>
              </table:table-cell>
              <table:table-cell office:value-type="float" office:value="2.9">
                <text:p>2.9</text:p>
              </table:table-cell>
              <table:table-cell office:value-type="float" office:value="0.013859">
                <text:p>0.013859</text:p>
              </table:table-cell>
              <table:table-cell office:value-type="float" office:value="0.0114">
                <text:p>0.0114</text:p>
              </table:table-cell>
              <table:table-cell office:value-type="float" office:value="0.0114">
                <text:p>0.0114</text:p>
              </table:table-cell>
              <table:table-cell office:value-type="float" office:value="2.9">
                <text:p>2.9</text:p>
              </table:table-cell>
              <table:table-cell office:value-type="float" office:value="0.003456">
                <text:p>0.003456</text:p>
              </table:table-cell>
              <table:table-cell office:value-type="float" office:value="0.00073">
                <text:p>0.00073</text:p>
              </table:table-cell>
              <table:table-cell office:value-type="float" office:value="0.00073">
                <text:p>0.00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1">
                <text:p>2.91</text:p>
              </table:table-cell>
              <table:table-cell office:value-type="float" office:value="0.197646">
                <text:p>0.197646</text:p>
              </table:table-cell>
              <table:table-cell office:value-type="float" office:value="0.04775">
                <text:p>0.04775</text:p>
              </table:table-cell>
              <table:table-cell office:value-type="float" office:value="0.04775">
                <text:p>0.04775</text:p>
              </table:table-cell>
              <table:table-cell office:value-type="float" office:value="2.91">
                <text:p>2.91</text:p>
              </table:table-cell>
              <table:table-cell office:value-type="float" office:value="0.054848">
                <text:p>0.054848</text:p>
              </table:table-cell>
              <table:table-cell office:value-type="float" office:value="0.01187">
                <text:p>0.01187</text:p>
              </table:table-cell>
              <table:table-cell office:value-type="float" office:value="0.01187">
                <text:p>0.01187</text:p>
              </table:table-cell>
              <table:table-cell office:value-type="float" office:value="2.91">
                <text:p>2.91</text:p>
              </table:table-cell>
              <table:table-cell office:value-type="float" office:value="0.013462">
                <text:p>0.013462</text:p>
              </table:table-cell>
              <table:table-cell office:value-type="float" office:value="0.01187">
                <text:p>0.01187</text:p>
              </table:table-cell>
              <table:table-cell office:value-type="float" office:value="0.01187">
                <text:p>0.01187</text:p>
              </table:table-cell>
              <table:table-cell office:value-type="float" office:value="2.91">
                <text:p>2.91</text:p>
              </table:table-cell>
              <table:table-cell office:value-type="float" office:value="0.003369">
                <text:p>0.003369</text:p>
              </table:table-cell>
              <table:table-cell office:value-type="float" office:value="0.00072">
                <text:p>0.00072</text:p>
              </table:table-cell>
              <table:table-cell office:value-type="float" office:value="0.00072">
                <text:p>0.00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">
                <text:p>2.92</text:p>
              </table:table-cell>
              <table:table-cell office:value-type="float" office:value="0.192246">
                <text:p>0.192246</text:p>
              </table:table-cell>
              <table:table-cell office:value-type="float" office:value="0.06215">
                <text:p>0.06215</text:p>
              </table:table-cell>
              <table:table-cell office:value-type="float" office:value="0.06215">
                <text:p>0.06215</text:p>
              </table:table-cell>
              <table:table-cell office:value-type="float" office:value="2.92">
                <text:p>2.92</text:p>
              </table:table-cell>
              <table:table-cell office:value-type="float" office:value="0.051555">
                <text:p>0.051555</text:p>
              </table:table-cell>
              <table:table-cell office:value-type="float" office:value="0.01088">
                <text:p>0.01088</text:p>
              </table:table-cell>
              <table:table-cell office:value-type="float" office:value="0.01088">
                <text:p>0.01088</text:p>
              </table:table-cell>
              <table:table-cell office:value-type="float" office:value="2.92">
                <text:p>2.92</text:p>
              </table:table-cell>
              <table:table-cell office:value-type="float" office:value="0.013268">
                <text:p>0.013268</text:p>
              </table:table-cell>
              <table:table-cell office:value-type="float" office:value="0.01088">
                <text:p>0.01088</text:p>
              </table:table-cell>
              <table:table-cell office:value-type="float" office:value="0.01088">
                <text:p>0.01088</text:p>
              </table:table-cell>
              <table:table-cell office:value-type="float" office:value="2.92">
                <text:p>2.92</text:p>
              </table:table-cell>
              <table:table-cell office:value-type="float" office:value="0.003274">
                <text:p>0.003274</text:p>
              </table:table-cell>
              <table:table-cell office:value-type="float" office:value="0.0007">
                <text:p>0.0007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">
                <text:p>2.93</text:p>
              </table:table-cell>
              <table:table-cell office:value-type="float" office:value="0.188957">
                <text:p>0.188957</text:p>
              </table:table-cell>
              <table:table-cell office:value-type="float" office:value="0.05455">
                <text:p>0.05455</text:p>
              </table:table-cell>
              <table:table-cell office:value-type="float" office:value="0.05455">
                <text:p>0.05455</text:p>
              </table:table-cell>
              <table:table-cell office:value-type="float" office:value="2.93">
                <text:p>2.93</text:p>
              </table:table-cell>
              <table:table-cell office:value-type="float" office:value="0.052982">
                <text:p>0.052982</text:p>
              </table:table-cell>
              <table:table-cell office:value-type="float" office:value="0.01137">
                <text:p>0.01137</text:p>
              </table:table-cell>
              <table:table-cell office:value-type="float" office:value="0.01137">
                <text:p>0.01137</text:p>
              </table:table-cell>
              <table:table-cell office:value-type="float" office:value="2.93">
                <text:p>2.93</text:p>
              </table:table-cell>
              <table:table-cell office:value-type="float" office:value="0.012901">
                <text:p>0.012901</text:p>
              </table:table-cell>
              <table:table-cell office:value-type="float" office:value="0.01137">
                <text:p>0.01137</text:p>
              </table:table-cell>
              <table:table-cell office:value-type="float" office:value="0.01137">
                <text:p>0.01137</text:p>
              </table:table-cell>
              <table:table-cell office:value-type="float" office:value="2.93">
                <text:p>2.93</text:p>
              </table:table-cell>
              <table:table-cell office:value-type="float" office:value="0.003242">
                <text:p>0.003242</text:p>
              </table:table-cell>
              <table:table-cell office:value-type="float" office:value="0.00071">
                <text:p>0.00071</text:p>
              </table:table-cell>
              <table:table-cell office:value-type="float" office:value="0.00071">
                <text:p>0.000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">
                <text:p>2.94</text:p>
              </table:table-cell>
              <table:table-cell office:value-type="float" office:value="0.184632">
                <text:p>0.184632</text:p>
              </table:table-cell>
              <table:table-cell office:value-type="float" office:value="0.0581">
                <text:p>0.0581</text:p>
              </table:table-cell>
              <table:table-cell office:value-type="float" office:value="0.0581">
                <text:p>0.0581</text:p>
              </table:table-cell>
              <table:table-cell office:value-type="float" office:value="2.94">
                <text:p>2.94</text:p>
              </table:table-cell>
              <table:table-cell office:value-type="float" office:value="0.052529">
                <text:p>0.052529</text:p>
              </table:table-cell>
              <table:table-cell office:value-type="float" office:value="0.01148">
                <text:p>0.01148</text:p>
              </table:table-cell>
              <table:table-cell office:value-type="float" office:value="0.01148">
                <text:p>0.01148</text:p>
              </table:table-cell>
              <table:table-cell office:value-type="float" office:value="2.94">
                <text:p>2.94</text:p>
              </table:table-cell>
              <table:table-cell office:value-type="float" office:value="0.012797">
                <text:p>0.012797</text:p>
              </table:table-cell>
              <table:table-cell office:value-type="float" office:value="0.01148">
                <text:p>0.01148</text:p>
              </table:table-cell>
              <table:table-cell office:value-type="float" office:value="0.01148">
                <text:p>0.01148</text:p>
              </table:table-cell>
              <table:table-cell office:value-type="float" office:value="2.94">
                <text:p>2.94</text:p>
              </table:table-cell>
              <table:table-cell office:value-type="float" office:value="0.00318">
                <text:p>0.00318</text:p>
              </table:table-cell>
              <table:table-cell office:value-type="float" office:value="0.00069">
                <text:p>0.0006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0.186635">
                <text:p>0.186635</text:p>
              </table:table-cell>
              <table:table-cell office:value-type="float" office:value="0.04825">
                <text:p>0.04825</text:p>
              </table:table-cell>
              <table:table-cell office:value-type="float" office:value="0.04825">
                <text:p>0.04825</text:p>
              </table:table-cell>
              <table:table-cell office:value-type="float" office:value="2.95">
                <text:p>2.95</text:p>
              </table:table-cell>
              <table:table-cell office:value-type="float" office:value="0.049601">
                <text:p>0.049601</text:p>
              </table:table-cell>
              <table:table-cell office:value-type="float" office:value="0.01097">
                <text:p>0.01097</text:p>
              </table:table-cell>
              <table:table-cell office:value-type="float" office:value="0.01097">
                <text:p>0.01097</text:p>
              </table:table-cell>
              <table:table-cell office:value-type="float" office:value="2.95">
                <text:p>2.95</text:p>
              </table:table-cell>
              <table:table-cell office:value-type="float" office:value="0.012526">
                <text:p>0.012526</text:p>
              </table:table-cell>
              <table:table-cell office:value-type="float" office:value="0.01097">
                <text:p>0.01097</text:p>
              </table:table-cell>
              <table:table-cell office:value-type="float" office:value="0.01097">
                <text:p>0.01097</text:p>
              </table:table-cell>
              <table:table-cell office:value-type="float" office:value="2.95">
                <text:p>2.95</text:p>
              </table:table-cell>
              <table:table-cell office:value-type="float" office:value="0.003115">
                <text:p>0.003115</text:p>
              </table:table-cell>
              <table:table-cell office:value-type="float" office:value="0.00069">
                <text:p>0.00069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6">
                <text:p>2.96</text:p>
              </table:table-cell>
              <table:table-cell office:value-type="float" office:value="0.179299">
                <text:p>0.179299</text:p>
              </table:table-cell>
              <table:table-cell office:value-type="float" office:value="0.05555">
                <text:p>0.05555</text:p>
              </table:table-cell>
              <table:table-cell office:value-type="float" office:value="0.05555">
                <text:p>0.05555</text:p>
              </table:table-cell>
              <table:table-cell office:value-type="float" office:value="2.96">
                <text:p>2.96</text:p>
              </table:table-cell>
              <table:table-cell office:value-type="float" office:value="0.049028">
                <text:p>0.049028</text:p>
              </table:table-cell>
              <table:table-cell office:value-type="float" office:value="0.01068">
                <text:p>0.01068</text:p>
              </table:table-cell>
              <table:table-cell office:value-type="float" office:value="0.01068">
                <text:p>0.01068</text:p>
              </table:table-cell>
              <table:table-cell office:value-type="float" office:value="2.96">
                <text:p>2.96</text:p>
              </table:table-cell>
              <table:table-cell office:value-type="float" office:value="0.01224">
                <text:p>0.01224</text:p>
              </table:table-cell>
              <table:table-cell office:value-type="float" office:value="0.01068">
                <text:p>0.01068</text:p>
              </table:table-cell>
              <table:table-cell office:value-type="float" office:value="0.01068">
                <text:p>0.01068</text:p>
              </table:table-cell>
              <table:table-cell office:value-type="float" office:value="2.96">
                <text:p>2.96</text:p>
              </table:table-cell>
              <table:table-cell office:value-type="float" office:value="0.003048">
                <text:p>0.003048</text:p>
              </table:table-cell>
              <table:table-cell office:value-type="float" office:value="0.00068">
                <text:p>0.00068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">
                <text:p>2.97</text:p>
              </table:table-cell>
              <table:table-cell office:value-type="float" office:value="0.179007">
                <text:p>0.179007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2.97">
                <text:p>2.97</text:p>
              </table:table-cell>
              <table:table-cell office:value-type="float" office:value="0.046803">
                <text:p>0.046803</text:p>
              </table:table-cell>
              <table:table-cell office:value-type="float" office:value="0.01071">
                <text:p>0.01071</text:p>
              </table:table-cell>
              <table:table-cell office:value-type="float" office:value="0.01071">
                <text:p>0.01071</text:p>
              </table:table-cell>
              <table:table-cell office:value-type="float" office:value="2.97">
                <text:p>2.97</text:p>
              </table:table-cell>
              <table:table-cell office:value-type="float" office:value="0.011956">
                <text:p>0.011956</text:p>
              </table:table-cell>
              <table:table-cell office:value-type="float" office:value="0.01071">
                <text:p>0.01071</text:p>
              </table:table-cell>
              <table:table-cell office:value-type="float" office:value="0.01071">
                <text:p>0.01071</text:p>
              </table:table-cell>
              <table:table-cell office:value-type="float" office:value="2.97">
                <text:p>2.97</text:p>
              </table:table-cell>
              <table:table-cell office:value-type="float" office:value="0.002985">
                <text:p>0.002985</text:p>
              </table:table-cell>
              <table:table-cell office:value-type="float" office:value="0.00068">
                <text:p>0.00068</text:p>
              </table:table-cell>
              <table:table-cell office:value-type="float" office:value="0.00068">
                <text:p>0.0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8">
                <text:p>2.98</text:p>
              </table:table-cell>
              <table:table-cell office:value-type="float" office:value="0.175529">
                <text:p>0.175529</text:p>
              </table:table-cell>
              <table:table-cell office:value-type="float" office:value="0.0336">
                <text:p>0.0336</text:p>
              </table:table-cell>
              <table:table-cell office:value-type="float" office:value="0.0336">
                <text:p>0.0336</text:p>
              </table:table-cell>
              <table:table-cell office:value-type="float" office:value="2.98">
                <text:p>2.98</text:p>
              </table:table-cell>
              <table:table-cell office:value-type="float" office:value="0.047073">
                <text:p>0.047073</text:p>
              </table:table-cell>
              <table:table-cell office:value-type="float" office:value="0.01065">
                <text:p>0.01065</text:p>
              </table:table-cell>
              <table:table-cell office:value-type="float" office:value="0.01065">
                <text:p>0.01065</text:p>
              </table:table-cell>
              <table:table-cell office:value-type="float" office:value="2.98">
                <text:p>2.98</text:p>
              </table:table-cell>
              <table:table-cell office:value-type="float" office:value="0.011733">
                <text:p>0.011733</text:p>
              </table:table-cell>
              <table:table-cell office:value-type="float" office:value="0.01065">
                <text:p>0.01065</text:p>
              </table:table-cell>
              <table:table-cell office:value-type="float" office:value="0.01065">
                <text:p>0.01065</text:p>
              </table:table-cell>
              <table:table-cell office:value-type="float" office:value="2.98">
                <text:p>2.98</text:p>
              </table:table-cell>
              <table:table-cell office:value-type="float" office:value="0.002926">
                <text:p>0.002926</text:p>
              </table:table-cell>
              <table:table-cell office:value-type="float" office:value="0.00067">
                <text:p>0.00067</text:p>
              </table:table-cell>
              <table:table-cell office:value-type="float" office:value="0.00067">
                <text:p>0.000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9">
                <text:p>2.99</text:p>
              </table:table-cell>
              <table:table-cell office:value-type="float" office:value="0.173626">
                <text:p>0.173626</text:p>
              </table:table-cell>
              <table:table-cell office:value-type="float" office:value="0.04305">
                <text:p>0.04305</text:p>
              </table:table-cell>
              <table:table-cell office:value-type="float" office:value="0.04305">
                <text:p>0.04305</text:p>
              </table:table-cell>
              <table:table-cell office:value-type="float" office:value="2.99">
                <text:p>2.99</text:p>
              </table:table-cell>
              <table:table-cell office:value-type="float" office:value="0.046043">
                <text:p>0.046043</text:p>
              </table:table-cell>
              <table:table-cell office:value-type="float" office:value="0.01051">
                <text:p>0.01051</text:p>
              </table:table-cell>
              <table:table-cell office:value-type="float" office:value="0.01051">
                <text:p>0.01051</text:p>
              </table:table-cell>
              <table:table-cell office:value-type="float" office:value="2.99">
                <text:p>2.99</text:p>
              </table:table-cell>
              <table:table-cell office:value-type="float" office:value="0.011585">
                <text:p>0.011585</text:p>
              </table:table-cell>
              <table:table-cell office:value-type="float" office:value="0.01051">
                <text:p>0.01051</text:p>
              </table:table-cell>
              <table:table-cell office:value-type="float" office:value="0.01051">
                <text:p>0.01051</text:p>
              </table:table-cell>
              <table:table-cell office:value-type="float" office:value="2.99">
                <text:p>2.99</text:p>
              </table:table-cell>
              <table:table-cell office:value-type="float" office:value="0.002886">
                <text:p>0.002886</text:p>
              </table:table-cell>
              <table:table-cell office:value-type="float" office:value="0.00066">
                <text:p>0.00066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177098">
                <text:p>0.177098</text:p>
              </table:table-cell>
              <table:table-cell office:value-type="float" office:value="0.0551">
                <text:p>0.0551</text:p>
              </table:table-cell>
              <table:table-cell office:value-type="float" office:value="0.0551">
                <text:p>0.0551</text:p>
              </table:table-cell>
              <table:table-cell office:value-type="float" office:value="3">
                <text:p>3</text:p>
              </table:table-cell>
              <table:table-cell office:value-type="float" office:value="0.045573">
                <text:p>0.045573</text:p>
              </table:table-cell>
              <table:table-cell office:value-type="float" office:value="0.01094">
                <text:p>0.01094</text:p>
              </table:table-cell>
              <table:table-cell office:value-type="float" office:value="0.01094">
                <text:p>0.01094</text:p>
              </table:table-cell>
              <table:table-cell office:value-type="float" office:value="3">
                <text:p>3</text:p>
              </table:table-cell>
              <table:table-cell office:value-type="float" office:value="0.011311">
                <text:p>0.011311</text:p>
              </table:table-cell>
              <table:table-cell office:value-type="float" office:value="0.01094">
                <text:p>0.01094</text:p>
              </table:table-cell>
              <table:table-cell office:value-type="float" office:value="0.01094">
                <text:p>0.01094</text:p>
              </table:table-cell>
              <table:table-cell office:value-type="float" office:value="3">
                <text:p>3</text:p>
              </table:table-cell>
              <table:table-cell office:value-type="float" office:value="0.002814">
                <text:p>0.002814</text:p>
              </table:table-cell>
              <table:table-cell office:value-type="float" office:value="0.00065">
                <text:p>0.00065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1">
                <text:p>3.01</text:p>
              </table:table-cell>
              <table:table-cell office:value-type="float" office:value="0.167474">
                <text:p>0.167474</text:p>
              </table:table-cell>
              <table:table-cell office:value-type="float" office:value="0.04695">
                <text:p>0.04695</text:p>
              </table:table-cell>
              <table:table-cell office:value-type="float" office:value="0.04695">
                <text:p>0.04695</text:p>
              </table:table-cell>
              <table:table-cell office:value-type="float" office:value="3.01">
                <text:p>3.01</text:p>
              </table:table-cell>
              <table:table-cell office:value-type="float" office:value="0.044341">
                <text:p>0.044341</text:p>
              </table:table-cell>
              <table:table-cell office:value-type="float" office:value="0.01029">
                <text:p>0.01029</text:p>
              </table:table-cell>
              <table:table-cell office:value-type="float" office:value="0.01029">
                <text:p>0.01029</text:p>
              </table:table-cell>
              <table:table-cell office:value-type="float" office:value="3.01">
                <text:p>3.01</text:p>
              </table:table-cell>
              <table:table-cell office:value-type="float" office:value="0.011127">
                <text:p>0.011127</text:p>
              </table:table-cell>
              <table:table-cell office:value-type="float" office:value="0.01029">
                <text:p>0.01029</text:p>
              </table:table-cell>
              <table:table-cell office:value-type="float" office:value="0.01029">
                <text:p>0.01029</text:p>
              </table:table-cell>
              <table:table-cell office:value-type="float" office:value="3.01">
                <text:p>3.01</text:p>
              </table:table-cell>
              <table:table-cell office:value-type="float" office:value="0.002787">
                <text:p>0.002787</text:p>
              </table:table-cell>
              <table:table-cell office:value-type="float" office:value="0.00065">
                <text:p>0.00065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">
                <text:p>3.02</text:p>
              </table:table-cell>
              <table:table-cell office:value-type="float" office:value="0.166549">
                <text:p>0.166549</text:p>
              </table:table-cell>
              <table:table-cell office:value-type="float" office:value="0.06405">
                <text:p>0.06405</text:p>
              </table:table-cell>
              <table:table-cell office:value-type="float" office:value="0.06405">
                <text:p>0.06405</text:p>
              </table:table-cell>
              <table:table-cell office:value-type="float" office:value="3.02">
                <text:p>3.02</text:p>
              </table:table-cell>
              <table:table-cell office:value-type="float" office:value="0.043629">
                <text:p>0.043629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3.02">
                <text:p>3.02</text:p>
              </table:table-cell>
              <table:table-cell office:value-type="float" office:value="0.01096">
                <text:p>0.01096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3.02">
                <text:p>3.02</text:p>
              </table:table-cell>
              <table:table-cell office:value-type="float" office:value="0.002729">
                <text:p>0.002729</text:p>
              </table:table-cell>
              <table:table-cell office:value-type="float" office:value="0.00065">
                <text:p>0.00065</text:p>
              </table:table-cell>
              <table:table-cell office:value-type="float" office:value="0.00065">
                <text:p>0.00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">
                <text:p>3.03</text:p>
              </table:table-cell>
              <table:table-cell office:value-type="float" office:value="0.16258">
                <text:p>0.16258</text:p>
              </table:table-cell>
              <table:table-cell office:value-type="float" office:value="0.04735">
                <text:p>0.04735</text:p>
              </table:table-cell>
              <table:table-cell office:value-type="float" office:value="0.04735">
                <text:p>0.04735</text:p>
              </table:table-cell>
              <table:table-cell office:value-type="float" office:value="3.03">
                <text:p>3.03</text:p>
              </table:table-cell>
              <table:table-cell office:value-type="float" office:value="0.042145">
                <text:p>0.042145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3.03">
                <text:p>3.03</text:p>
              </table:table-cell>
              <table:table-cell office:value-type="float" office:value="0.010837">
                <text:p>0.010837</text:p>
              </table:table-cell>
              <table:table-cell office:value-type="float" office:value="0.0103">
                <text:p>0.0103</text:p>
              </table:table-cell>
              <table:table-cell office:value-type="float" office:value="0.0103">
                <text:p>0.0103</text:p>
              </table:table-cell>
              <table:table-cell office:value-type="float" office:value="3.03">
                <text:p>3.03</text:p>
              </table:table-cell>
              <table:table-cell office:value-type="float" office:value="0.002696">
                <text:p>0.002696</text:p>
              </table:table-cell>
              <table:table-cell office:value-type="float" office:value="0.00064">
                <text:p>0.00064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">
                <text:p>3.04</text:p>
              </table:table-cell>
              <table:table-cell office:value-type="float" office:value="0.161586">
                <text:p>0.161586</text:p>
              </table:table-cell>
              <table:table-cell office:value-type="float" office:value="0.0465">
                <text:p>0.0465</text:p>
              </table:table-cell>
              <table:table-cell office:value-type="float" office:value="0.0465">
                <text:p>0.0465</text:p>
              </table:table-cell>
              <table:table-cell office:value-type="float" office:value="3.04">
                <text:p>3.04</text:p>
              </table:table-cell>
              <table:table-cell office:value-type="float" office:value="0.042369">
                <text:p>0.042369</text:p>
              </table:table-cell>
              <table:table-cell office:value-type="float" office:value="0.01013">
                <text:p>0.01013</text:p>
              </table:table-cell>
              <table:table-cell office:value-type="float" office:value="0.01013">
                <text:p>0.01013</text:p>
              </table:table-cell>
              <table:table-cell office:value-type="float" office:value="3.04">
                <text:p>3.04</text:p>
              </table:table-cell>
              <table:table-cell office:value-type="float" office:value="0.010608">
                <text:p>0.010608</text:p>
              </table:table-cell>
              <table:table-cell office:value-type="float" office:value="0.01013">
                <text:p>0.01013</text:p>
              </table:table-cell>
              <table:table-cell office:value-type="float" office:value="0.01013">
                <text:p>0.01013</text:p>
              </table:table-cell>
              <table:table-cell office:value-type="float" office:value="3.04">
                <text:p>3.04</text:p>
              </table:table-cell>
              <table:table-cell office:value-type="float" office:value="0.002636">
                <text:p>0.002636</text:p>
              </table:table-cell>
              <table:table-cell office:value-type="float" office:value="0.00063">
                <text:p>0.00063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0.158583">
                <text:p>0.158583</text:p>
              </table:table-cell>
              <table:table-cell office:value-type="float" office:value="0.0478">
                <text:p>0.0478</text:p>
              </table:table-cell>
              <table:table-cell office:value-type="float" office:value="0.0478">
                <text:p>0.0478</text:p>
              </table:table-cell>
              <table:table-cell office:value-type="float" office:value="3.05">
                <text:p>3.05</text:p>
              </table:table-cell>
              <table:table-cell office:value-type="float" office:value="0.042063">
                <text:p>0.042063</text:p>
              </table:table-cell>
              <table:table-cell office:value-type="float" office:value="0.01023">
                <text:p>0.01023</text:p>
              </table:table-cell>
              <table:table-cell office:value-type="float" office:value="0.01023">
                <text:p>0.01023</text:p>
              </table:table-cell>
              <table:table-cell office:value-type="float" office:value="3.05">
                <text:p>3.05</text:p>
              </table:table-cell>
              <table:table-cell office:value-type="float" office:value="0.010416">
                <text:p>0.010416</text:p>
              </table:table-cell>
              <table:table-cell office:value-type="float" office:value="0.01023">
                <text:p>0.01023</text:p>
              </table:table-cell>
              <table:table-cell office:value-type="float" office:value="0.01023">
                <text:p>0.01023</text:p>
              </table:table-cell>
              <table:table-cell office:value-type="float" office:value="3.05">
                <text:p>3.05</text:p>
              </table:table-cell>
              <table:table-cell office:value-type="float" office:value="0.002595">
                <text:p>0.002595</text:p>
              </table:table-cell>
              <table:table-cell office:value-type="float" office:value="0.00063">
                <text:p>0.00063</text:p>
              </table:table-cell>
              <table:table-cell office:value-type="float" office:value="0.00063">
                <text:p>0.00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">
                <text:p>3.06</text:p>
              </table:table-cell>
              <table:table-cell office:value-type="float" office:value="0.155958">
                <text:p>0.155958</text:p>
              </table:table-cell>
              <table:table-cell office:value-type="float" office:value="0.04635">
                <text:p>0.04635</text:p>
              </table:table-cell>
              <table:table-cell office:value-type="float" office:value="0.04635">
                <text:p>0.04635</text:p>
              </table:table-cell>
              <table:table-cell office:value-type="float" office:value="3.06">
                <text:p>3.06</text:p>
              </table:table-cell>
              <table:table-cell office:value-type="float" office:value="0.040809">
                <text:p>0.040809</text:p>
              </table:table-cell>
              <table:table-cell office:value-type="float" office:value="0.01011">
                <text:p>0.01011</text:p>
              </table:table-cell>
              <table:table-cell office:value-type="float" office:value="0.01011">
                <text:p>0.01011</text:p>
              </table:table-cell>
              <table:table-cell office:value-type="float" office:value="3.06">
                <text:p>3.06</text:p>
              </table:table-cell>
              <table:table-cell office:value-type="float" office:value="0.01021">
                <text:p>0.01021</text:p>
              </table:table-cell>
              <table:table-cell office:value-type="float" office:value="0.01011">
                <text:p>0.01011</text:p>
              </table:table-cell>
              <table:table-cell office:value-type="float" office:value="0.01011">
                <text:p>0.01011</text:p>
              </table:table-cell>
              <table:table-cell office:value-type="float" office:value="3.06">
                <text:p>3.06</text:p>
              </table:table-cell>
              <table:table-cell office:value-type="float" office:value="0.002545">
                <text:p>0.002545</text:p>
              </table:table-cell>
              <table:table-cell office:value-type="float" office:value="0.00062">
                <text:p>0.00062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7">
                <text:p>3.07</text:p>
              </table:table-cell>
              <table:table-cell office:value-type="float" office:value="0.155946">
                <text:p>0.155946</text:p>
              </table:table-cell>
              <table:table-cell office:value-type="float" office:value="0.0473">
                <text:p>0.0473</text:p>
              </table:table-cell>
              <table:table-cell office:value-type="float" office:value="0.0473">
                <text:p>0.0473</text:p>
              </table:table-cell>
              <table:table-cell office:value-type="float" office:value="3.07">
                <text:p>3.07</text:p>
              </table:table-cell>
              <table:table-cell office:value-type="float" office:value="0.040823">
                <text:p>0.04082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3.07">
                <text:p>3.07</text:p>
              </table:table-cell>
              <table:table-cell office:value-type="float" office:value="0.01013">
                <text:p>0.01013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3.07">
                <text:p>3.07</text:p>
              </table:table-cell>
              <table:table-cell office:value-type="float" office:value="0.002515">
                <text:p>0.002515</text:p>
              </table:table-cell>
              <table:table-cell office:value-type="float" office:value="0.00062">
                <text:p>0.00062</text:p>
              </table:table-cell>
              <table:table-cell office:value-type="float" office:value="0.00062">
                <text:p>0.00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">
                <text:p>3.08</text:p>
              </table:table-cell>
              <table:table-cell office:value-type="float" office:value="0.146641">
                <text:p>0.146641</text:p>
              </table:table-cell>
              <table:table-cell office:value-type="float" office:value="0.04225">
                <text:p>0.04225</text:p>
              </table:table-cell>
              <table:table-cell office:value-type="float" office:value="0.04225">
                <text:p>0.04225</text:p>
              </table:table-cell>
              <table:table-cell office:value-type="float" office:value="3.08">
                <text:p>3.08</text:p>
              </table:table-cell>
              <table:table-cell office:value-type="float" office:value="0.039061">
                <text:p>0.039061</text:p>
              </table:table-cell>
              <table:table-cell office:value-type="float" office:value="0.00992">
                <text:p>0.00992</text:p>
              </table:table-cell>
              <table:table-cell office:value-type="float" office:value="0.00992">
                <text:p>0.00992</text:p>
              </table:table-cell>
              <table:table-cell office:value-type="float" office:value="3.08">
                <text:p>3.08</text:p>
              </table:table-cell>
              <table:table-cell office:value-type="float" office:value="0.009839">
                <text:p>0.009839</text:p>
              </table:table-cell>
              <table:table-cell office:value-type="float" office:value="0.00992">
                <text:p>0.00992</text:p>
              </table:table-cell>
              <table:table-cell office:value-type="float" office:value="0.00992">
                <text:p>0.00992</text:p>
              </table:table-cell>
              <table:table-cell office:value-type="float" office:value="3.08">
                <text:p>3.08</text:p>
              </table:table-cell>
              <table:table-cell office:value-type="float" office:value="0.002483">
                <text:p>0.002483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">
                <text:p>3.09</text:p>
              </table:table-cell>
              <table:table-cell office:value-type="float" office:value="0.150324">
                <text:p>0.150324</text:p>
              </table:table-cell>
              <table:table-cell office:value-type="float" office:value="0.03105">
                <text:p>0.03105</text:p>
              </table:table-cell>
              <table:table-cell office:value-type="float" office:value="0.03105">
                <text:p>0.03105</text:p>
              </table:table-cell>
              <table:table-cell office:value-type="float" office:value="3.09">
                <text:p>3.09</text:p>
              </table:table-cell>
              <table:table-cell office:value-type="float" office:value="0.039291">
                <text:p>0.039291</text:p>
              </table:table-cell>
              <table:table-cell office:value-type="float" office:value="0.00946">
                <text:p>0.00946</text:p>
              </table:table-cell>
              <table:table-cell office:value-type="float" office:value="0.00946">
                <text:p>0.00946</text:p>
              </table:table-cell>
              <table:table-cell office:value-type="float" office:value="3.09">
                <text:p>3.09</text:p>
              </table:table-cell>
              <table:table-cell office:value-type="float" office:value="0.009789">
                <text:p>0.009789</text:p>
              </table:table-cell>
              <table:table-cell office:value-type="float" office:value="0.00946">
                <text:p>0.00946</text:p>
              </table:table-cell>
              <table:table-cell office:value-type="float" office:value="0.00946">
                <text:p>0.00946</text:p>
              </table:table-cell>
              <table:table-cell office:value-type="float" office:value="3.09">
                <text:p>3.09</text:p>
              </table:table-cell>
              <table:table-cell office:value-type="float" office:value="0.002443">
                <text:p>0.002443</text:p>
              </table:table-cell>
              <table:table-cell office:value-type="float" office:value="0.00061">
                <text:p>0.00061</text:p>
              </table:table-cell>
              <table:table-cell office:value-type="float" office:value="0.00061">
                <text:p>0.00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14666">
                <text:p>0.14666</text:p>
              </table:table-cell>
              <table:table-cell office:value-type="float" office:value="0.03725">
                <text:p>0.03725</text:p>
              </table:table-cell>
              <table:table-cell office:value-type="float" office:value="0.03725">
                <text:p>0.03725</text:p>
              </table:table-cell>
              <table:table-cell office:value-type="float" office:value="3.1">
                <text:p>3.1</text:p>
              </table:table-cell>
              <table:table-cell office:value-type="float" office:value="0.03832">
                <text:p>0.03832</text:p>
              </table:table-cell>
              <table:table-cell office:value-type="float" office:value="0.00986">
                <text:p>0.00986</text:p>
              </table:table-cell>
              <table:table-cell office:value-type="float" office:value="0.00986">
                <text:p>0.00986</text:p>
              </table:table-cell>
              <table:table-cell office:value-type="float" office:value="3.1">
                <text:p>3.1</text:p>
              </table:table-cell>
              <table:table-cell office:value-type="float" office:value="0.009487">
                <text:p>0.009487</text:p>
              </table:table-cell>
              <table:table-cell office:value-type="float" office:value="0.00986">
                <text:p>0.00986</text:p>
              </table:table-cell>
              <table:table-cell office:value-type="float" office:value="0.00986">
                <text:p>0.00986</text:p>
              </table:table-cell>
              <table:table-cell office:value-type="float" office:value="3.1">
                <text:p>3.1</text:p>
              </table:table-cell>
              <table:table-cell office:value-type="float" office:value="0.002414">
                <text:p>0.002414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0.147612">
                <text:p>0.147612</text:p>
              </table:table-cell>
              <table:table-cell office:value-type="float" office:value="0.0339">
                <text:p>0.0339</text:p>
              </table:table-cell>
              <table:table-cell office:value-type="float" office:value="0.0339">
                <text:p>0.0339</text:p>
              </table:table-cell>
              <table:table-cell office:value-type="float" office:value="3.11">
                <text:p>3.11</text:p>
              </table:table-cell>
              <table:table-cell office:value-type="float" office:value="0.038448">
                <text:p>0.038448</text:p>
              </table:table-cell>
              <table:table-cell office:value-type="float" office:value="0.00986">
                <text:p>0.00986</text:p>
              </table:table-cell>
              <table:table-cell office:value-type="float" office:value="0.00986">
                <text:p>0.00986</text:p>
              </table:table-cell>
              <table:table-cell office:value-type="float" office:value="3.11">
                <text:p>3.11</text:p>
              </table:table-cell>
              <table:table-cell office:value-type="float" office:value="0.009437">
                <text:p>0.009437</text:p>
              </table:table-cell>
              <table:table-cell office:value-type="float" office:value="0.00986">
                <text:p>0.00986</text:p>
              </table:table-cell>
              <table:table-cell office:value-type="float" office:value="0.00986">
                <text:p>0.00986</text:p>
              </table:table-cell>
              <table:table-cell office:value-type="float" office:value="3.11">
                <text:p>3.11</text:p>
              </table:table-cell>
              <table:table-cell office:value-type="float" office:value="0.002356">
                <text:p>0.002356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">
                <text:p>3.12</text:p>
              </table:table-cell>
              <table:table-cell office:value-type="float" office:value="0.143898">
                <text:p>0.143898</text:p>
              </table:table-cell>
              <table:table-cell office:value-type="float" office:value="0.04115">
                <text:p>0.04115</text:p>
              </table:table-cell>
              <table:table-cell office:value-type="float" office:value="0.04115">
                <text:p>0.04115</text:p>
              </table:table-cell>
              <table:table-cell office:value-type="float" office:value="3.12">
                <text:p>3.12</text:p>
              </table:table-cell>
              <table:table-cell office:value-type="float" office:value="0.037227">
                <text:p>0.037227</text:p>
              </table:table-cell>
              <table:table-cell office:value-type="float" office:value="0.00949">
                <text:p>0.00949</text:p>
              </table:table-cell>
              <table:table-cell office:value-type="float" office:value="0.00949">
                <text:p>0.00949</text:p>
              </table:table-cell>
              <table:table-cell office:value-type="float" office:value="3.12">
                <text:p>3.12</text:p>
              </table:table-cell>
              <table:table-cell office:value-type="float" office:value="0.00931">
                <text:p>0.00931</text:p>
              </table:table-cell>
              <table:table-cell office:value-type="float" office:value="0.00949">
                <text:p>0.00949</text:p>
              </table:table-cell>
              <table:table-cell office:value-type="float" office:value="0.00949">
                <text:p>0.00949</text:p>
              </table:table-cell>
              <table:table-cell office:value-type="float" office:value="3.12">
                <text:p>3.12</text:p>
              </table:table-cell>
              <table:table-cell office:value-type="float" office:value="0.00233">
                <text:p>0.00233</text:p>
              </table:table-cell>
              <table:table-cell office:value-type="float" office:value="0.0006">
                <text:p>0.000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3">
                <text:p>3.13</text:p>
              </table:table-cell>
              <table:table-cell office:value-type="float" office:value="0.141808">
                <text:p>0.141808</text:p>
              </table:table-cell>
              <table:table-cell office:value-type="float" office:value="0.02865">
                <text:p>0.02865</text:p>
              </table:table-cell>
              <table:table-cell office:value-type="float" office:value="0.02865">
                <text:p>0.02865</text:p>
              </table:table-cell>
              <table:table-cell office:value-type="float" office:value="3.13">
                <text:p>3.13</text:p>
              </table:table-cell>
              <table:table-cell office:value-type="float" office:value="0.03709">
                <text:p>0.03709</text:p>
              </table:table-cell>
              <table:table-cell office:value-type="float" office:value="0.00935">
                <text:p>0.00935</text:p>
              </table:table-cell>
              <table:table-cell office:value-type="float" office:value="0.00935">
                <text:p>0.00935</text:p>
              </table:table-cell>
              <table:table-cell office:value-type="float" office:value="3.13">
                <text:p>3.13</text:p>
              </table:table-cell>
              <table:table-cell office:value-type="float" office:value="0.009183">
                <text:p>0.009183</text:p>
              </table:table-cell>
              <table:table-cell office:value-type="float" office:value="0.00935">
                <text:p>0.00935</text:p>
              </table:table-cell>
              <table:table-cell office:value-type="float" office:value="0.00935">
                <text:p>0.00935</text:p>
              </table:table-cell>
              <table:table-cell office:value-type="float" office:value="3.13">
                <text:p>3.13</text:p>
              </table:table-cell>
              <table:table-cell office:value-type="float" office:value="0.002289">
                <text:p>0.002289</text:p>
              </table:table-cell>
              <table:table-cell office:value-type="float" office:value="0.00059">
                <text:p>0.00059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">
                <text:p>3.14</text:p>
              </table:table-cell>
              <table:table-cell office:value-type="float" office:value="0.137118">
                <text:p>0.137118</text:p>
              </table:table-cell>
              <table:table-cell office:value-type="float" office:value="0.03835">
                <text:p>0.03835</text:p>
              </table:table-cell>
              <table:table-cell office:value-type="float" office:value="0.03835">
                <text:p>0.03835</text:p>
              </table:table-cell>
              <table:table-cell office:value-type="float" office:value="3.14">
                <text:p>3.14</text:p>
              </table:table-cell>
              <table:table-cell office:value-type="float" office:value="0.036111">
                <text:p>0.036111</text:p>
              </table:table-cell>
              <table:table-cell office:value-type="float" office:value="0.00946">
                <text:p>0.00946</text:p>
              </table:table-cell>
              <table:table-cell office:value-type="float" office:value="0.00946">
                <text:p>0.00946</text:p>
              </table:table-cell>
              <table:table-cell office:value-type="float" office:value="3.14">
                <text:p>3.14</text:p>
              </table:table-cell>
              <table:table-cell office:value-type="float" office:value="0.009018">
                <text:p>0.009018</text:p>
              </table:table-cell>
              <table:table-cell office:value-type="float" office:value="0.00946">
                <text:p>0.00946</text:p>
              </table:table-cell>
              <table:table-cell office:value-type="float" office:value="0.00946">
                <text:p>0.00946</text:p>
              </table:table-cell>
              <table:table-cell office:value-type="float" office:value="3.14">
                <text:p>3.14</text:p>
              </table:table-cell>
              <table:table-cell office:value-type="float" office:value="0.00226">
                <text:p>0.00226</text:p>
              </table:table-cell>
              <table:table-cell office:value-type="float" office:value="0.00059">
                <text:p>0.00059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">
                <text:p>3.15</text:p>
              </table:table-cell>
              <table:table-cell office:value-type="float" office:value="0.138119">
                <text:p>0.138119</text:p>
              </table:table-cell>
              <table:table-cell office:value-type="float" office:value="0.03695">
                <text:p>0.03695</text:p>
              </table:table-cell>
              <table:table-cell office:value-type="float" office:value="0.03695">
                <text:p>0.03695</text:p>
              </table:table-cell>
              <table:table-cell office:value-type="float" office:value="3.15">
                <text:p>3.15</text:p>
              </table:table-cell>
              <table:table-cell office:value-type="float" office:value="0.035605">
                <text:p>0.035605</text:p>
              </table:table-cell>
              <table:table-cell office:value-type="float" office:value="0.00933">
                <text:p>0.00933</text:p>
              </table:table-cell>
              <table:table-cell office:value-type="float" office:value="0.00933">
                <text:p>0.00933</text:p>
              </table:table-cell>
              <table:table-cell office:value-type="float" office:value="3.15">
                <text:p>3.15</text:p>
              </table:table-cell>
              <table:table-cell office:value-type="float" office:value="0.008975">
                <text:p>0.008975</text:p>
              </table:table-cell>
              <table:table-cell office:value-type="float" office:value="0.00933">
                <text:p>0.00933</text:p>
              </table:table-cell>
              <table:table-cell office:value-type="float" office:value="0.00933">
                <text:p>0.00933</text:p>
              </table:table-cell>
              <table:table-cell office:value-type="float" office:value="3.15">
                <text:p>3.15</text:p>
              </table:table-cell>
              <table:table-cell office:value-type="float" office:value="0.002236">
                <text:p>0.002236</text:p>
              </table:table-cell>
              <table:table-cell office:value-type="float" office:value="0.00059">
                <text:p>0.00059</text:p>
              </table:table-cell>
              <table:table-cell office:value-type="float" office:value="0.00059">
                <text:p>0.0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0.134843">
                <text:p>0.134843</text:p>
              </table:table-cell>
              <table:table-cell office:value-type="float" office:value="0.02685">
                <text:p>0.02685</text:p>
              </table:table-cell>
              <table:table-cell office:value-type="float" office:value="0.02685">
                <text:p>0.02685</text:p>
              </table:table-cell>
              <table:table-cell office:value-type="float" office:value="3.16">
                <text:p>3.16</text:p>
              </table:table-cell>
              <table:table-cell office:value-type="float" office:value="0.035455">
                <text:p>0.035455</text:p>
              </table:table-cell>
              <table:table-cell office:value-type="float" office:value="0.00937">
                <text:p>0.00937</text:p>
              </table:table-cell>
              <table:table-cell office:value-type="float" office:value="0.00937">
                <text:p>0.00937</text:p>
              </table:table-cell>
              <table:table-cell office:value-type="float" office:value="3.16">
                <text:p>3.16</text:p>
              </table:table-cell>
              <table:table-cell office:value-type="float" office:value="0.008826">
                <text:p>0.008826</text:p>
              </table:table-cell>
              <table:table-cell office:value-type="float" office:value="0.00937">
                <text:p>0.00937</text:p>
              </table:table-cell>
              <table:table-cell office:value-type="float" office:value="0.00937">
                <text:p>0.00937</text:p>
              </table:table-cell>
              <table:table-cell office:value-type="float" office:value="3.16">
                <text:p>3.16</text:p>
              </table:table-cell>
              <table:table-cell office:value-type="float" office:value="0.002196">
                <text:p>0.002196</text:p>
              </table:table-cell>
              <table:table-cell office:value-type="float" office:value="0.00058">
                <text:p>0.00058</text:p>
              </table:table-cell>
              <table:table-cell office:value-type="float" office:value="0.00058">
                <text:p>0.00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0.135001">
                <text:p>0.135001</text:p>
              </table:table-cell>
              <table:table-cell office:value-type="float" office:value="0.0324">
                <text:p>0.0324</text:p>
              </table:table-cell>
              <table:table-cell office:value-type="float" office:value="0.0324">
                <text:p>0.0324</text:p>
              </table:table-cell>
              <table:table-cell office:value-type="float" office:value="3.17">
                <text:p>3.17</text:p>
              </table:table-cell>
              <table:table-cell office:value-type="float" office:value="0.03446">
                <text:p>0.03446</text:p>
              </table:table-cell>
              <table:table-cell office:value-type="float" office:value="0.00914">
                <text:p>0.00914</text:p>
              </table:table-cell>
              <table:table-cell office:value-type="float" office:value="0.00914">
                <text:p>0.00914</text:p>
              </table:table-cell>
              <table:table-cell office:value-type="float" office:value="3.17">
                <text:p>3.17</text:p>
              </table:table-cell>
              <table:table-cell office:value-type="float" office:value="0.008683">
                <text:p>0.008683</text:p>
              </table:table-cell>
              <table:table-cell office:value-type="float" office:value="0.00914">
                <text:p>0.00914</text:p>
              </table:table-cell>
              <table:table-cell office:value-type="float" office:value="0.00914">
                <text:p>0.00914</text:p>
              </table:table-cell>
              <table:table-cell office:value-type="float" office:value="3.17">
                <text:p>3.17</text:p>
              </table:table-cell>
              <table:table-cell office:value-type="float" office:value="0.002173">
                <text:p>0.002173</text:p>
              </table:table-cell>
              <table:table-cell office:value-type="float" office:value="0.00057">
                <text:p>0.00057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0.132756">
                <text:p>0.132756</text:p>
              </table:table-cell>
              <table:table-cell office:value-type="float" office:value="0.02885">
                <text:p>0.02885</text:p>
              </table:table-cell>
              <table:table-cell office:value-type="float" office:value="0.02885">
                <text:p>0.02885</text:p>
              </table:table-cell>
              <table:table-cell office:value-type="float" office:value="3.18">
                <text:p>3.18</text:p>
              </table:table-cell>
              <table:table-cell office:value-type="float" office:value="0.034338">
                <text:p>0.034338</text:p>
              </table:table-cell>
              <table:table-cell office:value-type="float" office:value="0.00946">
                <text:p>0.00946</text:p>
              </table:table-cell>
              <table:table-cell office:value-type="float" office:value="0.00946">
                <text:p>0.00946</text:p>
              </table:table-cell>
              <table:table-cell office:value-type="float" office:value="3.18">
                <text:p>3.18</text:p>
              </table:table-cell>
              <table:table-cell office:value-type="float" office:value="0.00856">
                <text:p>0.00856</text:p>
              </table:table-cell>
              <table:table-cell office:value-type="float" office:value="0.00946">
                <text:p>0.00946</text:p>
              </table:table-cell>
              <table:table-cell office:value-type="float" office:value="0.00946">
                <text:p>0.00946</text:p>
              </table:table-cell>
              <table:table-cell office:value-type="float" office:value="3.18">
                <text:p>3.18</text:p>
              </table:table-cell>
              <table:table-cell office:value-type="float" office:value="0.002129">
                <text:p>0.002129</text:p>
              </table:table-cell>
              <table:table-cell office:value-type="float" office:value="0.00057">
                <text:p>0.00057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0.13135">
                <text:p>0.13135</text:p>
              </table:table-cell>
              <table:table-cell office:value-type="float" office:value="0.03005">
                <text:p>0.03005</text:p>
              </table:table-cell>
              <table:table-cell office:value-type="float" office:value="0.03005">
                <text:p>0.03005</text:p>
              </table:table-cell>
              <table:table-cell office:value-type="float" office:value="3.19">
                <text:p>3.19</text:p>
              </table:table-cell>
              <table:table-cell office:value-type="float" office:value="0.033822">
                <text:p>0.033822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3.19">
                <text:p>3.19</text:p>
              </table:table-cell>
              <table:table-cell office:value-type="float" office:value="0.008445">
                <text:p>0.008445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3.19">
                <text:p>3.19</text:p>
              </table:table-cell>
              <table:table-cell office:value-type="float" office:value="0.002104">
                <text:p>0.002104</text:p>
              </table:table-cell>
              <table:table-cell office:value-type="float" office:value="0.00057">
                <text:p>0.00057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131578">
                <text:p>0.131578</text:p>
              </table:table-cell>
              <table:table-cell office:value-type="float" office:value="0.03275">
                <text:p>0.03275</text:p>
              </table:table-cell>
              <table:table-cell office:value-type="float" office:value="0.03275">
                <text:p>0.03275</text:p>
              </table:table-cell>
              <table:table-cell office:value-type="float" office:value="3.2">
                <text:p>3.2</text:p>
              </table:table-cell>
              <table:table-cell office:value-type="float" office:value="0.033489">
                <text:p>0.033489</text:p>
              </table:table-cell>
              <table:table-cell office:value-type="float" office:value="0.00901">
                <text:p>0.00901</text:p>
              </table:table-cell>
              <table:table-cell office:value-type="float" office:value="0.00901">
                <text:p>0.00901</text:p>
              </table:table-cell>
              <table:table-cell office:value-type="float" office:value="3.2">
                <text:p>3.2</text:p>
              </table:table-cell>
              <table:table-cell office:value-type="float" office:value="0.00831">
                <text:p>0.00831</text:p>
              </table:table-cell>
              <table:table-cell office:value-type="float" office:value="0.00901">
                <text:p>0.00901</text:p>
              </table:table-cell>
              <table:table-cell office:value-type="float" office:value="0.00901">
                <text:p>0.00901</text:p>
              </table:table-cell>
              <table:table-cell office:value-type="float" office:value="3.2">
                <text:p>3.2</text:p>
              </table:table-cell>
              <table:table-cell office:value-type="float" office:value="0.002084">
                <text:p>0.002084</text:p>
              </table:table-cell>
              <table:table-cell office:value-type="float" office:value="0.00057">
                <text:p>0.00057</text:p>
              </table:table-cell>
              <table:table-cell office:value-type="float" office:value="0.00057">
                <text:p>0.00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0.130224">
                <text:p>0.130224</text:p>
              </table:table-cell>
              <table:table-cell office:value-type="float" office:value="0.04785">
                <text:p>0.04785</text:p>
              </table:table-cell>
              <table:table-cell office:value-type="float" office:value="0.04785">
                <text:p>0.04785</text:p>
              </table:table-cell>
              <table:table-cell office:value-type="float" office:value="3.21">
                <text:p>3.21</text:p>
              </table:table-cell>
              <table:table-cell office:value-type="float" office:value="0.032863">
                <text:p>0.032863</text:p>
              </table:table-cell>
              <table:table-cell office:value-type="float" office:value="0.00886">
                <text:p>0.00886</text:p>
              </table:table-cell>
              <table:table-cell office:value-type="float" office:value="0.00886">
                <text:p>0.00886</text:p>
              </table:table-cell>
              <table:table-cell office:value-type="float" office:value="3.21">
                <text:p>3.21</text:p>
              </table:table-cell>
              <table:table-cell office:value-type="float" office:value="0.008297">
                <text:p>0.008297</text:p>
              </table:table-cell>
              <table:table-cell office:value-type="float" office:value="0.00886">
                <text:p>0.00886</text:p>
              </table:table-cell>
              <table:table-cell office:value-type="float" office:value="0.00886">
                <text:p>0.00886</text:p>
              </table:table-cell>
              <table:table-cell office:value-type="float" office:value="3.21">
                <text:p>3.21</text:p>
              </table:table-cell>
              <table:table-cell office:value-type="float" office:value="0.00206">
                <text:p>0.00206</text:p>
              </table:table-cell>
              <table:table-cell office:value-type="float" office:value="0.00056">
                <text:p>0.00056</text:p>
              </table:table-cell>
              <table:table-cell office:value-type="float" office:value="0.00056">
                <text:p>0.000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  <table:table-cell office:value-type="float" office:value="0.125168">
                <text:p>0.125168</text:p>
              </table:table-cell>
              <table:table-cell office:value-type="float" office:value="0.0316">
                <text:p>0.0316</text:p>
              </table:table-cell>
              <table:table-cell office:value-type="float" office:value="0.0316">
                <text:p>0.0316</text:p>
              </table:table-cell>
              <table:table-cell office:value-type="float" office:value="3.22">
                <text:p>3.22</text:p>
              </table:table-cell>
              <table:table-cell office:value-type="float" office:value="0.032445">
                <text:p>0.032445</text:p>
              </table:table-cell>
              <table:table-cell office:value-type="float" office:value="0.00859">
                <text:p>0.00859</text:p>
              </table:table-cell>
              <table:table-cell office:value-type="float" office:value="0.00859">
                <text:p>0.00859</text:p>
              </table:table-cell>
              <table:table-cell office:value-type="float" office:value="3.22">
                <text:p>3.22</text:p>
              </table:table-cell>
              <table:table-cell office:value-type="float" office:value="0.008068">
                <text:p>0.008068</text:p>
              </table:table-cell>
              <table:table-cell office:value-type="float" office:value="0.00859">
                <text:p>0.00859</text:p>
              </table:table-cell>
              <table:table-cell office:value-type="float" office:value="0.00859">
                <text:p>0.00859</text:p>
              </table:table-cell>
              <table:table-cell office:value-type="float" office:value="3.22">
                <text:p>3.22</text:p>
              </table:table-cell>
              <table:table-cell office:value-type="float" office:value="0.002008">
                <text:p>0.002008</text:p>
              </table:table-cell>
              <table:table-cell office:value-type="float" office:value="0.00055">
                <text:p>0.00055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">
                <text:p>3.23</text:p>
              </table:table-cell>
              <table:table-cell office:value-type="float" office:value="0.122776">
                <text:p>0.122776</text:p>
              </table:table-cell>
              <table:table-cell office:value-type="float" office:value="0.0383">
                <text:p>0.0383</text:p>
              </table:table-cell>
              <table:table-cell office:value-type="float" office:value="0.0383">
                <text:p>0.0383</text:p>
              </table:table-cell>
              <table:table-cell office:value-type="float" office:value="3.23">
                <text:p>3.23</text:p>
              </table:table-cell>
              <table:table-cell office:value-type="float" office:value="0.031639">
                <text:p>0.031639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3.23">
                <text:p>3.23</text:p>
              </table:table-cell>
              <table:table-cell office:value-type="float" office:value="0.007991">
                <text:p>0.007991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3.23">
                <text:p>3.23</text:p>
              </table:table-cell>
              <table:table-cell office:value-type="float" office:value="0.002">
                <text:p>0.002</text:p>
              </table:table-cell>
              <table:table-cell office:value-type="float" office:value="0.00055">
                <text:p>0.00055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">
                <text:p>3.24</text:p>
              </table:table-cell>
              <table:table-cell office:value-type="float" office:value="0.122716">
                <text:p>0.122716</text:p>
              </table:table-cell>
              <table:table-cell office:value-type="float" office:value="0.0447">
                <text:p>0.0447</text:p>
              </table:table-cell>
              <table:table-cell office:value-type="float" office:value="0.0447">
                <text:p>0.0447</text:p>
              </table:table-cell>
              <table:table-cell office:value-type="float" office:value="3.24">
                <text:p>3.24</text:p>
              </table:table-cell>
              <table:table-cell office:value-type="float" office:value="0.031233">
                <text:p>0.031233</text:p>
              </table:table-cell>
              <table:table-cell office:value-type="float" office:value="0.00869">
                <text:p>0.00869</text:p>
              </table:table-cell>
              <table:table-cell office:value-type="float" office:value="0.00869">
                <text:p>0.00869</text:p>
              </table:table-cell>
              <table:table-cell office:value-type="float" office:value="3.24">
                <text:p>3.24</text:p>
              </table:table-cell>
              <table:table-cell office:value-type="float" office:value="0.007902">
                <text:p>0.007902</text:p>
              </table:table-cell>
              <table:table-cell office:value-type="float" office:value="0.00869">
                <text:p>0.00869</text:p>
              </table:table-cell>
              <table:table-cell office:value-type="float" office:value="0.00869">
                <text:p>0.00869</text:p>
              </table:table-cell>
              <table:table-cell office:value-type="float" office:value="3.24">
                <text:p>3.24</text:p>
              </table:table-cell>
              <table:table-cell office:value-type="float" office:value="0.001971">
                <text:p>0.001971</text:p>
              </table:table-cell>
              <table:table-cell office:value-type="float" office:value="0.00055">
                <text:p>0.00055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0.120077">
                <text:p>0.120077</text:p>
              </table:table-cell>
              <table:table-cell office:value-type="float" office:value="0.0235">
                <text:p>0.0235</text:p>
              </table:table-cell>
              <table:table-cell office:value-type="float" office:value="0.0235">
                <text:p>0.0235</text:p>
              </table:table-cell>
              <table:table-cell office:value-type="float" office:value="3.25">
                <text:p>3.25</text:p>
              </table:table-cell>
              <table:table-cell office:value-type="float" office:value="0.030789">
                <text:p>0.030789</text:p>
              </table:table-cell>
              <table:table-cell office:value-type="float" office:value="0.00862">
                <text:p>0.00862</text:p>
              </table:table-cell>
              <table:table-cell office:value-type="float" office:value="0.00862">
                <text:p>0.00862</text:p>
              </table:table-cell>
              <table:table-cell office:value-type="float" office:value="3.25">
                <text:p>3.25</text:p>
              </table:table-cell>
              <table:table-cell office:value-type="float" office:value="0.007856">
                <text:p>0.007856</text:p>
              </table:table-cell>
              <table:table-cell office:value-type="float" office:value="0.00862">
                <text:p>0.00862</text:p>
              </table:table-cell>
              <table:table-cell office:value-type="float" office:value="0.00862">
                <text:p>0.00862</text:p>
              </table:table-cell>
              <table:table-cell office:value-type="float" office:value="3.25">
                <text:p>3.25</text:p>
              </table:table-cell>
              <table:table-cell office:value-type="float" office:value="0.001957">
                <text:p>0.001957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">
                <text:p>3.26</text:p>
              </table:table-cell>
              <table:table-cell office:value-type="float" office:value="0.120598">
                <text:p>0.120598</text:p>
              </table:table-cell>
              <table:table-cell office:value-type="float" office:value="0.0313">
                <text:p>0.0313</text:p>
              </table:table-cell>
              <table:table-cell office:value-type="float" office:value="0.0313">
                <text:p>0.0313</text:p>
              </table:table-cell>
              <table:table-cell office:value-type="float" office:value="3.26">
                <text:p>3.26</text:p>
              </table:table-cell>
              <table:table-cell office:value-type="float" office:value="0.03105">
                <text:p>0.03105</text:p>
              </table:table-cell>
              <table:table-cell office:value-type="float" office:value="0.00875">
                <text:p>0.00875</text:p>
              </table:table-cell>
              <table:table-cell office:value-type="float" office:value="0.00875">
                <text:p>0.00875</text:p>
              </table:table-cell>
              <table:table-cell office:value-type="float" office:value="3.26">
                <text:p>3.26</text:p>
              </table:table-cell>
              <table:table-cell office:value-type="float" office:value="0.007746">
                <text:p>0.007746</text:p>
              </table:table-cell>
              <table:table-cell office:value-type="float" office:value="0.00875">
                <text:p>0.00875</text:p>
              </table:table-cell>
              <table:table-cell office:value-type="float" office:value="0.00875">
                <text:p>0.00875</text:p>
              </table:table-cell>
              <table:table-cell office:value-type="float" office:value="3.26">
                <text:p>3.26</text:p>
              </table:table-cell>
              <table:table-cell office:value-type="float" office:value="0.001926">
                <text:p>0.001926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">
                <text:p>3.27</text:p>
              </table:table-cell>
              <table:table-cell office:value-type="float" office:value="0.117817">
                <text:p>0.117817</text:p>
              </table:table-cell>
              <table:table-cell office:value-type="float" office:value="0.0267">
                <text:p>0.0267</text:p>
              </table:table-cell>
              <table:table-cell office:value-type="float" office:value="0.0267">
                <text:p>0.0267</text:p>
              </table:table-cell>
              <table:table-cell office:value-type="float" office:value="3.27">
                <text:p>3.27</text:p>
              </table:table-cell>
              <table:table-cell office:value-type="float" office:value="0.030728">
                <text:p>0.030728</text:p>
              </table:table-cell>
              <table:table-cell office:value-type="float" office:value="0.00868">
                <text:p>0.00868</text:p>
              </table:table-cell>
              <table:table-cell office:value-type="float" office:value="0.00868">
                <text:p>0.00868</text:p>
              </table:table-cell>
              <table:table-cell office:value-type="float" office:value="3.27">
                <text:p>3.27</text:p>
              </table:table-cell>
              <table:table-cell office:value-type="float" office:value="0.007661">
                <text:p>0.007661</text:p>
              </table:table-cell>
              <table:table-cell office:value-type="float" office:value="0.00868">
                <text:p>0.00868</text:p>
              </table:table-cell>
              <table:table-cell office:value-type="float" office:value="0.00868">
                <text:p>0.00868</text:p>
              </table:table-cell>
              <table:table-cell office:value-type="float" office:value="3.27">
                <text:p>3.27</text:p>
              </table:table-cell>
              <table:table-cell office:value-type="float" office:value="0.001901">
                <text:p>0.001901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0.120004">
                <text:p>0.120004</text:p>
              </table:table-cell>
              <table:table-cell office:value-type="float" office:value="0.0119">
                <text:p>0.0119</text:p>
              </table:table-cell>
              <table:table-cell office:value-type="float" office:value="0.0119">
                <text:p>0.0119</text:p>
              </table:table-cell>
              <table:table-cell office:value-type="float" office:value="3.28">
                <text:p>3.28</text:p>
              </table:table-cell>
              <table:table-cell office:value-type="float" office:value="0.03065">
                <text:p>0.03065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3.28">
                <text:p>3.28</text:p>
              </table:table-cell>
              <table:table-cell office:value-type="float" office:value="0.007561">
                <text:p>0.007561</text:p>
              </table:table-cell>
              <table:table-cell office:value-type="float" office:value="0.0087">
                <text:p>0.0087</text:p>
              </table:table-cell>
              <table:table-cell office:value-type="float" office:value="0.0087">
                <text:p>0.0087</text:p>
              </table:table-cell>
              <table:table-cell office:value-type="float" office:value="3.28">
                <text:p>3.28</text:p>
              </table:table-cell>
              <table:table-cell office:value-type="float" office:value="0.00188">
                <text:p>0.00188</text:p>
              </table:table-cell>
              <table:table-cell office:value-type="float" office:value="0.00054">
                <text:p>0.00054</text:p>
              </table:table-cell>
              <table:table-cell office:value-type="float" office:value="0.00054">
                <text:p>0.0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">
                <text:p>3.29</text:p>
              </table:table-cell>
              <table:table-cell office:value-type="float" office:value="0.116968">
                <text:p>0.116968</text:p>
              </table:table-cell>
              <table:table-cell office:value-type="float" office:value="0.01695">
                <text:p>0.01695</text:p>
              </table:table-cell>
              <table:table-cell office:value-type="float" office:value="0.01695">
                <text:p>0.01695</text:p>
              </table:table-cell>
              <table:table-cell office:value-type="float" office:value="3.29">
                <text:p>3.29</text:p>
              </table:table-cell>
              <table:table-cell office:value-type="float" office:value="0.029657">
                <text:p>0.029657</text:p>
              </table:table-cell>
              <table:table-cell office:value-type="float" office:value="0.00855">
                <text:p>0.00855</text:p>
              </table:table-cell>
              <table:table-cell office:value-type="float" office:value="0.00855">
                <text:p>0.00855</text:p>
              </table:table-cell>
              <table:table-cell office:value-type="float" office:value="3.29">
                <text:p>3.29</text:p>
              </table:table-cell>
              <table:table-cell office:value-type="float" office:value="0.007481">
                <text:p>0.007481</text:p>
              </table:table-cell>
              <table:table-cell office:value-type="float" office:value="0.00855">
                <text:p>0.00855</text:p>
              </table:table-cell>
              <table:table-cell office:value-type="float" office:value="0.00855">
                <text:p>0.00855</text:p>
              </table:table-cell>
              <table:table-cell office:value-type="float" office:value="3.29">
                <text:p>3.29</text:p>
              </table:table-cell>
              <table:table-cell office:value-type="float" office:value="0.001856">
                <text:p>0.001856</text:p>
              </table:table-cell>
              <table:table-cell office:value-type="float" office:value="0.00053">
                <text:p>0.00053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112784">
                <text:p>0.112784</text:p>
              </table:table-cell>
              <table:table-cell office:value-type="float" office:value="0.0217">
                <text:p>0.0217</text:p>
              </table:table-cell>
              <table:table-cell office:value-type="float" office:value="0.0217">
                <text:p>0.0217</text:p>
              </table:table-cell>
              <table:table-cell office:value-type="float" office:value="3.3">
                <text:p>3.3</text:p>
              </table:table-cell>
              <table:table-cell office:value-type="float" office:value="0.028923">
                <text:p>0.028923</text:p>
              </table:table-cell>
              <table:table-cell office:value-type="float" office:value="0.00846">
                <text:p>0.00846</text:p>
              </table:table-cell>
              <table:table-cell office:value-type="float" office:value="0.00846">
                <text:p>0.00846</text:p>
              </table:table-cell>
              <table:table-cell office:value-type="float" office:value="3.3">
                <text:p>3.3</text:p>
              </table:table-cell>
              <table:table-cell office:value-type="float" office:value="0.007312">
                <text:p>0.007312</text:p>
              </table:table-cell>
              <table:table-cell office:value-type="float" office:value="0.00846">
                <text:p>0.00846</text:p>
              </table:table-cell>
              <table:table-cell office:value-type="float" office:value="0.00846">
                <text:p>0.00846</text:p>
              </table:table-cell>
              <table:table-cell office:value-type="float" office:value="3.3">
                <text:p>3.3</text:p>
              </table:table-cell>
              <table:table-cell office:value-type="float" office:value="0.001844">
                <text:p>0.001844</text:p>
              </table:table-cell>
              <table:table-cell office:value-type="float" office:value="0.00053">
                <text:p>0.00053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">
                <text:p>3.31</text:p>
              </table:table-cell>
              <table:table-cell office:value-type="float" office:value="0.113754">
                <text:p>0.113754</text:p>
              </table:table-cell>
              <table:table-cell office:value-type="float" office:value="0.02985">
                <text:p>0.02985</text:p>
              </table:table-cell>
              <table:table-cell office:value-type="float" office:value="0.02985">
                <text:p>0.02985</text:p>
              </table:table-cell>
              <table:table-cell office:value-type="float" office:value="3.31">
                <text:p>3.31</text:p>
              </table:table-cell>
              <table:table-cell office:value-type="float" office:value="0.029127">
                <text:p>0.029127</text:p>
              </table:table-cell>
              <table:table-cell office:value-type="float" office:value="0.00847">
                <text:p>0.00847</text:p>
              </table:table-cell>
              <table:table-cell office:value-type="float" office:value="0.00847">
                <text:p>0.00847</text:p>
              </table:table-cell>
              <table:table-cell office:value-type="float" office:value="3.31">
                <text:p>3.31</text:p>
              </table:table-cell>
              <table:table-cell office:value-type="float" office:value="0.00728">
                <text:p>0.00728</text:p>
              </table:table-cell>
              <table:table-cell office:value-type="float" office:value="0.00847">
                <text:p>0.00847</text:p>
              </table:table-cell>
              <table:table-cell office:value-type="float" office:value="0.00847">
                <text:p>0.00847</text:p>
              </table:table-cell>
              <table:table-cell office:value-type="float" office:value="3.31">
                <text:p>3.31</text:p>
              </table:table-cell>
              <table:table-cell office:value-type="float" office:value="0.001817">
                <text:p>0.001817</text:p>
              </table:table-cell>
              <table:table-cell office:value-type="float" office:value="0.00053">
                <text:p>0.00053</text:p>
              </table:table-cell>
              <table:table-cell office:value-type="float" office:value="0.00053">
                <text:p>0.00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">
                <text:p>3.32</text:p>
              </table:table-cell>
              <table:table-cell office:value-type="float" office:value="0.113005">
                <text:p>0.113005</text:p>
              </table:table-cell>
              <table:table-cell office:value-type="float" office:value="0.0273">
                <text:p>0.0273</text:p>
              </table:table-cell>
              <table:table-cell office:value-type="float" office:value="0.0273">
                <text:p>0.0273</text:p>
              </table:table-cell>
              <table:table-cell office:value-type="float" office:value="3.32">
                <text:p>3.32</text:p>
              </table:table-cell>
              <table:table-cell office:value-type="float" office:value="0.02848">
                <text:p>0.02848</text:p>
              </table:table-cell>
              <table:table-cell office:value-type="float" office:value="0.00847">
                <text:p>0.00847</text:p>
              </table:table-cell>
              <table:table-cell office:value-type="float" office:value="0.00847">
                <text:p>0.00847</text:p>
              </table:table-cell>
              <table:table-cell office:value-type="float" office:value="3.32">
                <text:p>3.32</text:p>
              </table:table-cell>
              <table:table-cell office:value-type="float" office:value="0.007244">
                <text:p>0.007244</text:p>
              </table:table-cell>
              <table:table-cell office:value-type="float" office:value="0.00847">
                <text:p>0.00847</text:p>
              </table:table-cell>
              <table:table-cell office:value-type="float" office:value="0.00847">
                <text:p>0.00847</text:p>
              </table:table-cell>
              <table:table-cell office:value-type="float" office:value="3.32">
                <text:p>3.32</text:p>
              </table:table-cell>
              <table:table-cell office:value-type="float" office:value="0.001795">
                <text:p>0.001795</text:p>
              </table:table-cell>
              <table:table-cell office:value-type="float" office:value="0.00052">
                <text:p>0.00052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">
                <text:p>3.33</text:p>
              </table:table-cell>
              <table:table-cell office:value-type="float" office:value="0.111827">
                <text:p>0.111827</text:p>
              </table:table-cell>
              <table:table-cell office:value-type="float" office:value="0.03605">
                <text:p>0.03605</text:p>
              </table:table-cell>
              <table:table-cell office:value-type="float" office:value="0.03605">
                <text:p>0.03605</text:p>
              </table:table-cell>
              <table:table-cell office:value-type="float" office:value="3.33">
                <text:p>3.33</text:p>
              </table:table-cell>
              <table:table-cell office:value-type="float" office:value="0.028345">
                <text:p>0.028345</text:p>
              </table:table-cell>
              <table:table-cell office:value-type="float" office:value="0.00832">
                <text:p>0.00832</text:p>
              </table:table-cell>
              <table:table-cell office:value-type="float" office:value="0.00832">
                <text:p>0.00832</text:p>
              </table:table-cell>
              <table:table-cell office:value-type="float" office:value="3.33">
                <text:p>3.33</text:p>
              </table:table-cell>
              <table:table-cell office:value-type="float" office:value="0.007105">
                <text:p>0.007105</text:p>
              </table:table-cell>
              <table:table-cell office:value-type="float" office:value="0.00832">
                <text:p>0.00832</text:p>
              </table:table-cell>
              <table:table-cell office:value-type="float" office:value="0.00832">
                <text:p>0.00832</text:p>
              </table:table-cell>
              <table:table-cell office:value-type="float" office:value="3.33">
                <text:p>3.33</text:p>
              </table:table-cell>
              <table:table-cell office:value-type="float" office:value="0.001775">
                <text:p>0.001775</text:p>
              </table:table-cell>
              <table:table-cell office:value-type="float" office:value="0.00052">
                <text:p>0.00052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4">
                <text:p>3.34</text:p>
              </table:table-cell>
              <table:table-cell office:value-type="float" office:value="0.108073">
                <text:p>0.108073</text:p>
              </table:table-cell>
              <table:table-cell office:value-type="float" office:value="0.02925">
                <text:p>0.02925</text:p>
              </table:table-cell>
              <table:table-cell office:value-type="float" office:value="0.02925">
                <text:p>0.02925</text:p>
              </table:table-cell>
              <table:table-cell office:value-type="float" office:value="3.34">
                <text:p>3.34</text:p>
              </table:table-cell>
              <table:table-cell office:value-type="float" office:value="0.028091">
                <text:p>0.028091</text:p>
              </table:table-cell>
              <table:table-cell office:value-type="float" office:value="0.00845">
                <text:p>0.00845</text:p>
              </table:table-cell>
              <table:table-cell office:value-type="float" office:value="0.00845">
                <text:p>0.00845</text:p>
              </table:table-cell>
              <table:table-cell office:value-type="float" office:value="3.34">
                <text:p>3.34</text:p>
              </table:table-cell>
              <table:table-cell office:value-type="float" office:value="0.00706">
                <text:p>0.00706</text:p>
              </table:table-cell>
              <table:table-cell office:value-type="float" office:value="0.00845">
                <text:p>0.00845</text:p>
              </table:table-cell>
              <table:table-cell office:value-type="float" office:value="0.00845">
                <text:p>0.00845</text:p>
              </table:table-cell>
              <table:table-cell office:value-type="float" office:value="3.34">
                <text:p>3.34</text:p>
              </table:table-cell>
              <table:table-cell office:value-type="float" office:value="0.001756">
                <text:p>0.001756</text:p>
              </table:table-cell>
              <table:table-cell office:value-type="float" office:value="0.00052">
                <text:p>0.00052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0.107533">
                <text:p>0.107533</text:p>
              </table:table-cell>
              <table:table-cell office:value-type="float" office:value="0.01875">
                <text:p>0.01875</text:p>
              </table:table-cell>
              <table:table-cell office:value-type="float" office:value="0.01875">
                <text:p>0.01875</text:p>
              </table:table-cell>
              <table:table-cell office:value-type="float" office:value="3.35">
                <text:p>3.35</text:p>
              </table:table-cell>
              <table:table-cell office:value-type="float" office:value="0.028056">
                <text:p>0.028056</text:p>
              </table:table-cell>
              <table:table-cell office:value-type="float" office:value="0.00835">
                <text:p>0.00835</text:p>
              </table:table-cell>
              <table:table-cell office:value-type="float" office:value="0.00835">
                <text:p>0.00835</text:p>
              </table:table-cell>
              <table:table-cell office:value-type="float" office:value="3.35">
                <text:p>3.35</text:p>
              </table:table-cell>
              <table:table-cell office:value-type="float" office:value="0.006974">
                <text:p>0.006974</text:p>
              </table:table-cell>
              <table:table-cell office:value-type="float" office:value="0.00835">
                <text:p>0.00835</text:p>
              </table:table-cell>
              <table:table-cell office:value-type="float" office:value="0.00835">
                <text:p>0.00835</text:p>
              </table:table-cell>
              <table:table-cell office:value-type="float" office:value="3.35">
                <text:p>3.35</text:p>
              </table:table-cell>
              <table:table-cell office:value-type="float" office:value="0.001739">
                <text:p>0.001739</text:p>
              </table:table-cell>
              <table:table-cell office:value-type="float" office:value="0.00051">
                <text:p>0.00051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">
                <text:p>3.36</text:p>
              </table:table-cell>
              <table:table-cell office:value-type="float" office:value="0.110262">
                <text:p>0.110262</text:p>
              </table:table-cell>
              <table:table-cell office:value-type="float" office:value="0.0256">
                <text:p>0.0256</text:p>
              </table:table-cell>
              <table:table-cell office:value-type="float" office:value="0.0256">
                <text:p>0.0256</text:p>
              </table:table-cell>
              <table:table-cell office:value-type="float" office:value="3.36">
                <text:p>3.36</text:p>
              </table:table-cell>
              <table:table-cell office:value-type="float" office:value="0.027868">
                <text:p>0.027868</text:p>
              </table:table-cell>
              <table:table-cell office:value-type="float" office:value="0.00826">
                <text:p>0.00826</text:p>
              </table:table-cell>
              <table:table-cell office:value-type="float" office:value="0.00826">
                <text:p>0.00826</text:p>
              </table:table-cell>
              <table:table-cell office:value-type="float" office:value="3.36">
                <text:p>3.36</text:p>
              </table:table-cell>
              <table:table-cell office:value-type="float" office:value="0.006889">
                <text:p>0.006889</text:p>
              </table:table-cell>
              <table:table-cell office:value-type="float" office:value="0.00826">
                <text:p>0.00826</text:p>
              </table:table-cell>
              <table:table-cell office:value-type="float" office:value="0.00826">
                <text:p>0.00826</text:p>
              </table:table-cell>
              <table:table-cell office:value-type="float" office:value="3.36">
                <text:p>3.36</text:p>
              </table:table-cell>
              <table:table-cell office:value-type="float" office:value="0.001718">
                <text:p>0.001718</text:p>
              </table:table-cell>
              <table:table-cell office:value-type="float" office:value="0.00051">
                <text:p>0.00051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">
                <text:p>3.37</text:p>
              </table:table-cell>
              <table:table-cell office:value-type="float" office:value="0.106024">
                <text:p>0.106024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.37">
                <text:p>3.37</text:p>
              </table:table-cell>
              <table:table-cell office:value-type="float" office:value="0.026969">
                <text:p>0.026969</text:p>
              </table:table-cell>
              <table:table-cell office:value-type="float" office:value="0.00805">
                <text:p>0.00805</text:p>
              </table:table-cell>
              <table:table-cell office:value-type="float" office:value="0.00805">
                <text:p>0.00805</text:p>
              </table:table-cell>
              <table:table-cell office:value-type="float" office:value="3.37">
                <text:p>3.37</text:p>
              </table:table-cell>
              <table:table-cell office:value-type="float" office:value="0.006768">
                <text:p>0.006768</text:p>
              </table:table-cell>
              <table:table-cell office:value-type="float" office:value="0.00805">
                <text:p>0.00805</text:p>
              </table:table-cell>
              <table:table-cell office:value-type="float" office:value="0.00805">
                <text:p>0.00805</text:p>
              </table:table-cell>
              <table:table-cell office:value-type="float" office:value="3.37">
                <text:p>3.37</text:p>
              </table:table-cell>
              <table:table-cell office:value-type="float" office:value="0.001701">
                <text:p>0.001701</text:p>
              </table:table-cell>
              <table:table-cell office:value-type="float" office:value="0.00051">
                <text:p>0.00051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">
                <text:p>3.38</text:p>
              </table:table-cell>
              <table:table-cell office:value-type="float" office:value="0.107913">
                <text:p>0.107913</text:p>
              </table:table-cell>
              <table:table-cell office:value-type="float" office:value="0.01535">
                <text:p>0.01535</text:p>
              </table:table-cell>
              <table:table-cell office:value-type="float" office:value="0.01535">
                <text:p>0.01535</text:p>
              </table:table-cell>
              <table:table-cell office:value-type="float" office:value="3.38">
                <text:p>3.38</text:p>
              </table:table-cell>
              <table:table-cell office:value-type="float" office:value="0.026935">
                <text:p>0.026935</text:p>
              </table:table-cell>
              <table:table-cell office:value-type="float" office:value="0.00809">
                <text:p>0.00809</text:p>
              </table:table-cell>
              <table:table-cell office:value-type="float" office:value="0.00809">
                <text:p>0.00809</text:p>
              </table:table-cell>
              <table:table-cell office:value-type="float" office:value="3.38">
                <text:p>3.38</text:p>
              </table:table-cell>
              <table:table-cell office:value-type="float" office:value="0.006745">
                <text:p>0.006745</text:p>
              </table:table-cell>
              <table:table-cell office:value-type="float" office:value="0.00809">
                <text:p>0.00809</text:p>
              </table:table-cell>
              <table:table-cell office:value-type="float" office:value="0.00809">
                <text:p>0.00809</text:p>
              </table:table-cell>
              <table:table-cell office:value-type="float" office:value="3.38">
                <text:p>3.38</text:p>
              </table:table-cell>
              <table:table-cell office:value-type="float" office:value="0.001677">
                <text:p>0.001677</text:p>
              </table:table-cell>
              <table:table-cell office:value-type="float" office:value="0.00051">
                <text:p>0.00051</text:p>
              </table:table-cell>
              <table:table-cell office:value-type="float" office:value="0.00051">
                <text:p>0.00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">
                <text:p>3.39</text:p>
              </table:table-cell>
              <table:table-cell office:value-type="float" office:value="0.105789">
                <text:p>0.105789</text:p>
              </table:table-cell>
              <table:table-cell office:value-type="float" office:value="0.02405">
                <text:p>0.02405</text:p>
              </table:table-cell>
              <table:table-cell office:value-type="float" office:value="0.02405">
                <text:p>0.02405</text:p>
              </table:table-cell>
              <table:table-cell office:value-type="float" office:value="3.39">
                <text:p>3.39</text:p>
              </table:table-cell>
              <table:table-cell office:value-type="float" office:value="0.026482">
                <text:p>0.026482</text:p>
              </table:table-cell>
              <table:table-cell office:value-type="float" office:value="0.00807">
                <text:p>0.00807</text:p>
              </table:table-cell>
              <table:table-cell office:value-type="float" office:value="0.00807">
                <text:p>0.00807</text:p>
              </table:table-cell>
              <table:table-cell office:value-type="float" office:value="3.39">
                <text:p>3.39</text:p>
              </table:table-cell>
              <table:table-cell office:value-type="float" office:value="0.006658">
                <text:p>0.006658</text:p>
              </table:table-cell>
              <table:table-cell office:value-type="float" office:value="0.00807">
                <text:p>0.00807</text:p>
              </table:table-cell>
              <table:table-cell office:value-type="float" office:value="0.00807">
                <text:p>0.00807</text:p>
              </table:table-cell>
              <table:table-cell office:value-type="float" office:value="3.39">
                <text:p>3.39</text:p>
              </table:table-cell>
              <table:table-cell office:value-type="float" office:value="0.001659">
                <text:p>0.001659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102253">
                <text:p>0.10225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3.4">
                <text:p>3.4</text:p>
              </table:table-cell>
              <table:table-cell office:value-type="float" office:value="0.02663">
                <text:p>0.02663</text:p>
              </table:table-cell>
              <table:table-cell office:value-type="float" office:value="0.00807">
                <text:p>0.00807</text:p>
              </table:table-cell>
              <table:table-cell office:value-type="float" office:value="0.00807">
                <text:p>0.00807</text:p>
              </table:table-cell>
              <table:table-cell office:value-type="float" office:value="3.4">
                <text:p>3.4</text:p>
              </table:table-cell>
              <table:table-cell office:value-type="float" office:value="0.006574">
                <text:p>0.006574</text:p>
              </table:table-cell>
              <table:table-cell office:value-type="float" office:value="0.00807">
                <text:p>0.00807</text:p>
              </table:table-cell>
              <table:table-cell office:value-type="float" office:value="0.00807">
                <text:p>0.00807</text:p>
              </table:table-cell>
              <table:table-cell office:value-type="float" office:value="3.4">
                <text:p>3.4</text:p>
              </table:table-cell>
              <table:table-cell office:value-type="float" office:value="0.001647">
                <text:p>0.001647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1">
                <text:p>3.41</text:p>
              </table:table-cell>
              <table:table-cell office:value-type="float" office:value="0.099599">
                <text:p>0.099599</text:p>
              </table:table-cell>
              <table:table-cell office:value-type="float" office:value="0.02475">
                <text:p>0.02475</text:p>
              </table:table-cell>
              <table:table-cell office:value-type="float" office:value="0.02475">
                <text:p>0.02475</text:p>
              </table:table-cell>
              <table:table-cell office:value-type="float" office:value="3.41">
                <text:p>3.41</text:p>
              </table:table-cell>
              <table:table-cell office:value-type="float" office:value="0.026161">
                <text:p>0.026161</text:p>
              </table:table-cell>
              <table:table-cell office:value-type="float" office:value="0.00806">
                <text:p>0.00806</text:p>
              </table:table-cell>
              <table:table-cell office:value-type="float" office:value="0.00806">
                <text:p>0.00806</text:p>
              </table:table-cell>
              <table:table-cell office:value-type="float" office:value="3.41">
                <text:p>3.41</text:p>
              </table:table-cell>
              <table:table-cell office:value-type="float" office:value="0.006528">
                <text:p>0.006528</text:p>
              </table:table-cell>
              <table:table-cell office:value-type="float" office:value="0.00806">
                <text:p>0.00806</text:p>
              </table:table-cell>
              <table:table-cell office:value-type="float" office:value="0.00806">
                <text:p>0.00806</text:p>
              </table:table-cell>
              <table:table-cell office:value-type="float" office:value="3.41">
                <text:p>3.41</text:p>
              </table:table-cell>
              <table:table-cell office:value-type="float" office:value="0.00163">
                <text:p>0.00163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  <table:table-cell office:value-type="float" office:value="0.101506">
                <text:p>0.101506</text:p>
              </table:table-cell>
              <table:table-cell office:value-type="float" office:value="0.02305">
                <text:p>0.02305</text:p>
              </table:table-cell>
              <table:table-cell office:value-type="float" office:value="0.02305">
                <text:p>0.02305</text:p>
              </table:table-cell>
              <table:table-cell office:value-type="float" office:value="3.42">
                <text:p>3.42</text:p>
              </table:table-cell>
              <table:table-cell office:value-type="float" office:value="0.026036">
                <text:p>0.026036</text:p>
              </table:table-cell>
              <table:table-cell office:value-type="float" office:value="0.00797">
                <text:p>0.00797</text:p>
              </table:table-cell>
              <table:table-cell office:value-type="float" office:value="0.00797">
                <text:p>0.00797</text:p>
              </table:table-cell>
              <table:table-cell office:value-type="float" office:value="3.42">
                <text:p>3.42</text:p>
              </table:table-cell>
              <table:table-cell office:value-type="float" office:value="0.006474">
                <text:p>0.006474</text:p>
              </table:table-cell>
              <table:table-cell office:value-type="float" office:value="0.00797">
                <text:p>0.00797</text:p>
              </table:table-cell>
              <table:table-cell office:value-type="float" office:value="0.00797">
                <text:p>0.00797</text:p>
              </table:table-cell>
              <table:table-cell office:value-type="float" office:value="3.42">
                <text:p>3.42</text:p>
              </table:table-cell>
              <table:table-cell office:value-type="float" office:value="0.001616">
                <text:p>0.001616</text:p>
              </table:table-cell>
              <table:table-cell office:value-type="float" office:value="0.0005">
                <text:p>0.0005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">
                <text:p>3.43</text:p>
              </table:table-cell>
              <table:table-cell office:value-type="float" office:value="0.10207">
                <text:p>0.10207</text:p>
              </table:table-cell>
              <table:table-cell office:value-type="float" office:value="0.02825">
                <text:p>0.02825</text:p>
              </table:table-cell>
              <table:table-cell office:value-type="float" office:value="0.02825">
                <text:p>0.02825</text:p>
              </table:table-cell>
              <table:table-cell office:value-type="float" office:value="3.43">
                <text:p>3.43</text:p>
              </table:table-cell>
              <table:table-cell office:value-type="float" office:value="0.025286">
                <text:p>0.025286</text:p>
              </table:table-cell>
              <table:table-cell office:value-type="float" office:value="0.00769">
                <text:p>0.00769</text:p>
              </table:table-cell>
              <table:table-cell office:value-type="float" office:value="0.00769">
                <text:p>0.00769</text:p>
              </table:table-cell>
              <table:table-cell office:value-type="float" office:value="3.43">
                <text:p>3.43</text:p>
              </table:table-cell>
              <table:table-cell office:value-type="float" office:value="0.0064">
                <text:p>0.0064</text:p>
              </table:table-cell>
              <table:table-cell office:value-type="float" office:value="0.00769">
                <text:p>0.00769</text:p>
              </table:table-cell>
              <table:table-cell office:value-type="float" office:value="0.00769">
                <text:p>0.00769</text:p>
              </table:table-cell>
              <table:table-cell office:value-type="float" office:value="3.43">
                <text:p>3.43</text:p>
              </table:table-cell>
              <table:table-cell office:value-type="float" office:value="0.0016">
                <text:p>0.0016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">
                <text:p>3.44</text:p>
              </table:table-cell>
              <table:table-cell office:value-type="float" office:value="0.098747">
                <text:p>0.098747</text:p>
              </table:table-cell>
              <table:table-cell office:value-type="float" office:value="0.0288">
                <text:p>0.0288</text:p>
              </table:table-cell>
              <table:table-cell office:value-type="float" office:value="0.0288">
                <text:p>0.0288</text:p>
              </table:table-cell>
              <table:table-cell office:value-type="float" office:value="3.44">
                <text:p>3.44</text:p>
              </table:table-cell>
              <table:table-cell office:value-type="float" office:value="0.025087">
                <text:p>0.025087</text:p>
              </table:table-cell>
              <table:table-cell office:value-type="float" office:value="0.00769">
                <text:p>0.00769</text:p>
              </table:table-cell>
              <table:table-cell office:value-type="float" office:value="0.00769">
                <text:p>0.00769</text:p>
              </table:table-cell>
              <table:table-cell office:value-type="float" office:value="3.44">
                <text:p>3.44</text:p>
              </table:table-cell>
              <table:table-cell office:value-type="float" office:value="0.006383">
                <text:p>0.006383</text:p>
              </table:table-cell>
              <table:table-cell office:value-type="float" office:value="0.00769">
                <text:p>0.00769</text:p>
              </table:table-cell>
              <table:table-cell office:value-type="float" office:value="0.00769">
                <text:p>0.00769</text:p>
              </table:table-cell>
              <table:table-cell office:value-type="float" office:value="3.44">
                <text:p>3.44</text:p>
              </table:table-cell>
              <table:table-cell office:value-type="float" office:value="0.001586">
                <text:p>0.001586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0.101338">
                <text:p>0.101338</text:p>
              </table:table-cell>
              <table:table-cell office:value-type="float" office:value="0.0254">
                <text:p>0.0254</text:p>
              </table:table-cell>
              <table:table-cell office:value-type="float" office:value="0.0254">
                <text:p>0.0254</text:p>
              </table:table-cell>
              <table:table-cell office:value-type="float" office:value="3.45">
                <text:p>3.45</text:p>
              </table:table-cell>
              <table:table-cell office:value-type="float" office:value="0.02461">
                <text:p>0.02461</text:p>
              </table:table-cell>
              <table:table-cell office:value-type="float" office:value="0.00777">
                <text:p>0.00777</text:p>
              </table:table-cell>
              <table:table-cell office:value-type="float" office:value="0.00777">
                <text:p>0.00777</text:p>
              </table:table-cell>
              <table:table-cell office:value-type="float" office:value="3.45">
                <text:p>3.45</text:p>
              </table:table-cell>
              <table:table-cell office:value-type="float" office:value="0.006235">
                <text:p>0.006235</text:p>
              </table:table-cell>
              <table:table-cell office:value-type="float" office:value="0.00777">
                <text:p>0.00777</text:p>
              </table:table-cell>
              <table:table-cell office:value-type="float" office:value="0.00777">
                <text:p>0.00777</text:p>
              </table:table-cell>
              <table:table-cell office:value-type="float" office:value="3.45">
                <text:p>3.45</text:p>
              </table:table-cell>
              <table:table-cell office:value-type="float" office:value="0.001568">
                <text:p>0.001568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">
                <text:p>3.46</text:p>
              </table:table-cell>
              <table:table-cell office:value-type="float" office:value="0.099228">
                <text:p>0.099228</text:p>
              </table:table-cell>
              <table:table-cell office:value-type="float" office:value="0.0209">
                <text:p>0.0209</text:p>
              </table:table-cell>
              <table:table-cell office:value-type="float" office:value="0.0209">
                <text:p>0.0209</text:p>
              </table:table-cell>
              <table:table-cell office:value-type="float" office:value="3.46">
                <text:p>3.46</text:p>
              </table:table-cell>
              <table:table-cell office:value-type="float" office:value="0.024944">
                <text:p>0.024944</text:p>
              </table:table-cell>
              <table:table-cell office:value-type="float" office:value="0.00765">
                <text:p>0.00765</text:p>
              </table:table-cell>
              <table:table-cell office:value-type="float" office:value="0.00765">
                <text:p>0.00765</text:p>
              </table:table-cell>
              <table:table-cell office:value-type="float" office:value="3.46">
                <text:p>3.46</text:p>
              </table:table-cell>
              <table:table-cell office:value-type="float" office:value="0.006222">
                <text:p>0.006222</text:p>
              </table:table-cell>
              <table:table-cell office:value-type="float" office:value="0.00765">
                <text:p>0.00765</text:p>
              </table:table-cell>
              <table:table-cell office:value-type="float" office:value="0.00765">
                <text:p>0.00765</text:p>
              </table:table-cell>
              <table:table-cell office:value-type="float" office:value="3.46">
                <text:p>3.46</text:p>
              </table:table-cell>
              <table:table-cell office:value-type="float" office:value="0.001547">
                <text:p>0.001547</text:p>
              </table:table-cell>
              <table:table-cell office:value-type="float" office:value="0.00049">
                <text:p>0.00049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7">
                <text:p>3.47</text:p>
              </table:table-cell>
              <table:table-cell office:value-type="float" office:value="0.10027">
                <text:p>0.10027</text:p>
              </table:table-cell>
              <table:table-cell office:value-type="float" office:value="0.02825">
                <text:p>0.02825</text:p>
              </table:table-cell>
              <table:table-cell office:value-type="float" office:value="0.02825">
                <text:p>0.02825</text:p>
              </table:table-cell>
              <table:table-cell office:value-type="float" office:value="3.47">
                <text:p>3.47</text:p>
              </table:table-cell>
              <table:table-cell office:value-type="float" office:value="0.024322">
                <text:p>0.024322</text:p>
              </table:table-cell>
              <table:table-cell office:value-type="float" office:value="0.00763">
                <text:p>0.00763</text:p>
              </table:table-cell>
              <table:table-cell office:value-type="float" office:value="0.00763">
                <text:p>0.00763</text:p>
              </table:table-cell>
              <table:table-cell office:value-type="float" office:value="3.47">
                <text:p>3.47</text:p>
              </table:table-cell>
              <table:table-cell office:value-type="float" office:value="0.006157">
                <text:p>0.006157</text:p>
              </table:table-cell>
              <table:table-cell office:value-type="float" office:value="0.00763">
                <text:p>0.00763</text:p>
              </table:table-cell>
              <table:table-cell office:value-type="float" office:value="0.00763">
                <text:p>0.00763</text:p>
              </table:table-cell>
              <table:table-cell office:value-type="float" office:value="3.47">
                <text:p>3.47</text:p>
              </table:table-cell>
              <table:table-cell office:value-type="float" office:value="0.001534">
                <text:p>0.001534</text:p>
              </table:table-cell>
              <table:table-cell office:value-type="float" office:value="0.00048">
                <text:p>0.0004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0.097769">
                <text:p>0.097769</text:p>
              </table:table-cell>
              <table:table-cell office:value-type="float" office:value="0.01095">
                <text:p>0.01095</text:p>
              </table:table-cell>
              <table:table-cell office:value-type="float" office:value="0.01095">
                <text:p>0.01095</text:p>
              </table:table-cell>
              <table:table-cell office:value-type="float" office:value="3.48">
                <text:p>3.48</text:p>
              </table:table-cell>
              <table:table-cell office:value-type="float" office:value="0.02429">
                <text:p>0.02429</text:p>
              </table:table-cell>
              <table:table-cell office:value-type="float" office:value="0.00757">
                <text:p>0.00757</text:p>
              </table:table-cell>
              <table:table-cell office:value-type="float" office:value="0.00757">
                <text:p>0.00757</text:p>
              </table:table-cell>
              <table:table-cell office:value-type="float" office:value="3.48">
                <text:p>3.48</text:p>
              </table:table-cell>
              <table:table-cell office:value-type="float" office:value="0.006094">
                <text:p>0.006094</text:p>
              </table:table-cell>
              <table:table-cell office:value-type="float" office:value="0.00757">
                <text:p>0.00757</text:p>
              </table:table-cell>
              <table:table-cell office:value-type="float" office:value="0.00757">
                <text:p>0.00757</text:p>
              </table:table-cell>
              <table:table-cell office:value-type="float" office:value="3.48">
                <text:p>3.48</text:p>
              </table:table-cell>
              <table:table-cell office:value-type="float" office:value="0.001523">
                <text:p>0.001523</text:p>
              </table:table-cell>
              <table:table-cell office:value-type="float" office:value="0.00048">
                <text:p>0.0004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">
                <text:p>3.49</text:p>
              </table:table-cell>
              <table:table-cell office:value-type="float" office:value="0.09103">
                <text:p>0.09103</text:p>
              </table:table-cell>
              <table:table-cell office:value-type="float" office:value="0.0254">
                <text:p>0.0254</text:p>
              </table:table-cell>
              <table:table-cell office:value-type="float" office:value="0.0254">
                <text:p>0.0254</text:p>
              </table:table-cell>
              <table:table-cell office:value-type="float" office:value="3.49">
                <text:p>3.49</text:p>
              </table:table-cell>
              <table:table-cell office:value-type="float" office:value="0.023873">
                <text:p>0.023873</text:p>
              </table:table-cell>
              <table:table-cell office:value-type="float" office:value="0.00766">
                <text:p>0.00766</text:p>
              </table:table-cell>
              <table:table-cell office:value-type="float" office:value="0.00766">
                <text:p>0.00766</text:p>
              </table:table-cell>
              <table:table-cell office:value-type="float" office:value="3.49">
                <text:p>3.49</text:p>
              </table:table-cell>
              <table:table-cell office:value-type="float" office:value="0.005969">
                <text:p>0.005969</text:p>
              </table:table-cell>
              <table:table-cell office:value-type="float" office:value="0.00766">
                <text:p>0.00766</text:p>
              </table:table-cell>
              <table:table-cell office:value-type="float" office:value="0.00766">
                <text:p>0.00766</text:p>
              </table:table-cell>
              <table:table-cell office:value-type="float" office:value="3.49">
                <text:p>3.49</text:p>
              </table:table-cell>
              <table:table-cell office:value-type="float" office:value="0.001505">
                <text:p>0.001505</text:p>
              </table:table-cell>
              <table:table-cell office:value-type="float" office:value="0.00048">
                <text:p>0.0004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095333">
                <text:p>0.095333</text:p>
              </table:table-cell>
              <table:table-cell office:value-type="float" office:value="0.02265">
                <text:p>0.02265</text:p>
              </table:table-cell>
              <table:table-cell office:value-type="float" office:value="0.02265">
                <text:p>0.02265</text:p>
              </table:table-cell>
              <table:table-cell office:value-type="float" office:value="3.5">
                <text:p>3.5</text:p>
              </table:table-cell>
              <table:table-cell office:value-type="float" office:value="0.023732">
                <text:p>0.023732</text:p>
              </table:table-cell>
              <table:table-cell office:value-type="float" office:value="0.00749">
                <text:p>0.00749</text:p>
              </table:table-cell>
              <table:table-cell office:value-type="float" office:value="0.00749">
                <text:p>0.00749</text:p>
              </table:table-cell>
              <table:table-cell office:value-type="float" office:value="3.5">
                <text:p>3.5</text:p>
              </table:table-cell>
              <table:table-cell office:value-type="float" office:value="0.005981">
                <text:p>0.005981</text:p>
              </table:table-cell>
              <table:table-cell office:value-type="float" office:value="0.00749">
                <text:p>0.00749</text:p>
              </table:table-cell>
              <table:table-cell office:value-type="float" office:value="0.00749">
                <text:p>0.00749</text:p>
              </table:table-cell>
              <table:table-cell office:value-type="float" office:value="3.5">
                <text:p>3.5</text:p>
              </table:table-cell>
              <table:table-cell office:value-type="float" office:value="0.001499">
                <text:p>0.001499</text:p>
              </table:table-cell>
              <table:table-cell office:value-type="float" office:value="0.00048">
                <text:p>0.0004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1">
                <text:p>3.51</text:p>
              </table:table-cell>
              <table:table-cell office:value-type="float" office:value="0.096463">
                <text:p>0.096463</text:p>
              </table:table-cell>
              <table:table-cell office:value-type="float" office:value="0.0254">
                <text:p>0.0254</text:p>
              </table:table-cell>
              <table:table-cell office:value-type="float" office:value="0.0254">
                <text:p>0.0254</text:p>
              </table:table-cell>
              <table:table-cell office:value-type="float" office:value="3.51">
                <text:p>3.51</text:p>
              </table:table-cell>
              <table:table-cell office:value-type="float" office:value="0.023402">
                <text:p>0.023402</text:p>
              </table:table-cell>
              <table:table-cell office:value-type="float" office:value="0.00758">
                <text:p>0.00758</text:p>
              </table:table-cell>
              <table:table-cell office:value-type="float" office:value="0.00758">
                <text:p>0.00758</text:p>
              </table:table-cell>
              <table:table-cell office:value-type="float" office:value="3.51">
                <text:p>3.51</text:p>
              </table:table-cell>
              <table:table-cell office:value-type="float" office:value="0.005917">
                <text:p>0.005917</text:p>
              </table:table-cell>
              <table:table-cell office:value-type="float" office:value="0.00758">
                <text:p>0.00758</text:p>
              </table:table-cell>
              <table:table-cell office:value-type="float" office:value="0.00758">
                <text:p>0.00758</text:p>
              </table:table-cell>
              <table:table-cell office:value-type="float" office:value="3.51">
                <text:p>3.51</text:p>
              </table:table-cell>
              <table:table-cell office:value-type="float" office:value="0.001484">
                <text:p>0.001484</text:p>
              </table:table-cell>
              <table:table-cell office:value-type="float" office:value="0.00048">
                <text:p>0.0004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.094418">
                <text:p>0.094418</text:p>
              </table:table-cell>
              <table:table-cell office:value-type="float" office:value="0.02155">
                <text:p>0.02155</text:p>
              </table:table-cell>
              <table:table-cell office:value-type="float" office:value="0.02155">
                <text:p>0.02155</text:p>
              </table:table-cell>
              <table:table-cell office:value-type="float" office:value="3.52">
                <text:p>3.52</text:p>
              </table:table-cell>
              <table:table-cell office:value-type="float" office:value="0.023393">
                <text:p>0.023393</text:p>
              </table:table-cell>
              <table:table-cell office:value-type="float" office:value="0.00753">
                <text:p>0.00753</text:p>
              </table:table-cell>
              <table:table-cell office:value-type="float" office:value="0.00753">
                <text:p>0.00753</text:p>
              </table:table-cell>
              <table:table-cell office:value-type="float" office:value="3.52">
                <text:p>3.52</text:p>
              </table:table-cell>
              <table:table-cell office:value-type="float" office:value="0.005876">
                <text:p>0.005876</text:p>
              </table:table-cell>
              <table:table-cell office:value-type="float" office:value="0.00753">
                <text:p>0.00753</text:p>
              </table:table-cell>
              <table:table-cell office:value-type="float" office:value="0.00753">
                <text:p>0.00753</text:p>
              </table:table-cell>
              <table:table-cell office:value-type="float" office:value="3.52">
                <text:p>3.52</text:p>
              </table:table-cell>
              <table:table-cell office:value-type="float" office:value="0.001472">
                <text:p>0.001472</text:p>
              </table:table-cell>
              <table:table-cell office:value-type="float" office:value="0.00048">
                <text:p>0.00048</text:p>
              </table:table-cell>
              <table:table-cell office:value-type="float" office:value="0.00048">
                <text:p>0.00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">
                <text:p>3.53</text:p>
              </table:table-cell>
              <table:table-cell office:value-type="float" office:value="0.091834">
                <text:p>0.091834</text:p>
              </table:table-cell>
              <table:table-cell office:value-type="float" office:value="0.0177">
                <text:p>0.0177</text:p>
              </table:table-cell>
              <table:table-cell office:value-type="float" office:value="0.0177">
                <text:p>0.0177</text:p>
              </table:table-cell>
              <table:table-cell office:value-type="float" office:value="3.53">
                <text:p>3.53</text:p>
              </table:table-cell>
              <table:table-cell office:value-type="float" office:value="0.023419">
                <text:p>0.023419</text:p>
              </table:table-cell>
              <table:table-cell office:value-type="float" office:value="0.00769">
                <text:p>0.00769</text:p>
              </table:table-cell>
              <table:table-cell office:value-type="float" office:value="0.00769">
                <text:p>0.00769</text:p>
              </table:table-cell>
              <table:table-cell office:value-type="float" office:value="3.53">
                <text:p>3.53</text:p>
              </table:table-cell>
              <table:table-cell office:value-type="float" office:value="0.005855">
                <text:p>0.005855</text:p>
              </table:table-cell>
              <table:table-cell office:value-type="float" office:value="0.00769">
                <text:p>0.00769</text:p>
              </table:table-cell>
              <table:table-cell office:value-type="float" office:value="0.00769">
                <text:p>0.00769</text:p>
              </table:table-cell>
              <table:table-cell office:value-type="float" office:value="3.53">
                <text:p>3.53</text:p>
              </table:table-cell>
              <table:table-cell office:value-type="float" office:value="0.00146">
                <text:p>0.00146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">
                <text:p>3.54</text:p>
              </table:table-cell>
              <table:table-cell office:value-type="float" office:value="0.092884">
                <text:p>0.092884</text:p>
              </table:table-cell>
              <table:table-cell office:value-type="float" office:value="0.02595">
                <text:p>0.02595</text:p>
              </table:table-cell>
              <table:table-cell office:value-type="float" office:value="0.02595">
                <text:p>0.02595</text:p>
              </table:table-cell>
              <table:table-cell office:value-type="float" office:value="3.54">
                <text:p>3.54</text:p>
              </table:table-cell>
              <table:table-cell office:value-type="float" office:value="0.023358">
                <text:p>0.023358</text:p>
              </table:table-cell>
              <table:table-cell office:value-type="float" office:value="0.00757">
                <text:p>0.00757</text:p>
              </table:table-cell>
              <table:table-cell office:value-type="float" office:value="0.00757">
                <text:p>0.00757</text:p>
              </table:table-cell>
              <table:table-cell office:value-type="float" office:value="3.54">
                <text:p>3.54</text:p>
              </table:table-cell>
              <table:table-cell office:value-type="float" office:value="0.005795">
                <text:p>0.005795</text:p>
              </table:table-cell>
              <table:table-cell office:value-type="float" office:value="0.00757">
                <text:p>0.00757</text:p>
              </table:table-cell>
              <table:table-cell office:value-type="float" office:value="0.00757">
                <text:p>0.00757</text:p>
              </table:table-cell>
              <table:table-cell office:value-type="float" office:value="3.54">
                <text:p>3.54</text:p>
              </table:table-cell>
              <table:table-cell office:value-type="float" office:value="0.001441">
                <text:p>0.001441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0.090029">
                <text:p>0.090029</text:p>
              </table:table-cell>
              <table:table-cell office:value-type="float" office:value="0.0174">
                <text:p>0.0174</text:p>
              </table:table-cell>
              <table:table-cell office:value-type="float" office:value="0.0174">
                <text:p>0.0174</text:p>
              </table:table-cell>
              <table:table-cell office:value-type="float" office:value="3.55">
                <text:p>3.55</text:p>
              </table:table-cell>
              <table:table-cell office:value-type="float" office:value="0.022942">
                <text:p>0.022942</text:p>
              </table:table-cell>
              <table:table-cell office:value-type="float" office:value="0.00745">
                <text:p>0.00745</text:p>
              </table:table-cell>
              <table:table-cell office:value-type="float" office:value="0.00745">
                <text:p>0.00745</text:p>
              </table:table-cell>
              <table:table-cell office:value-type="float" office:value="3.55">
                <text:p>3.55</text:p>
              </table:table-cell>
              <table:table-cell office:value-type="float" office:value="0.005722">
                <text:p>0.005722</text:p>
              </table:table-cell>
              <table:table-cell office:value-type="float" office:value="0.00745">
                <text:p>0.00745</text:p>
              </table:table-cell>
              <table:table-cell office:value-type="float" office:value="0.00745">
                <text:p>0.00745</text:p>
              </table:table-cell>
              <table:table-cell office:value-type="float" office:value="3.55">
                <text:p>3.55</text:p>
              </table:table-cell>
              <table:table-cell office:value-type="float" office:value="0.001431">
                <text:p>0.001431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">
                <text:p>3.56</text:p>
              </table:table-cell>
              <table:table-cell office:value-type="float" office:value="0.088061">
                <text:p>0.088061</text:p>
              </table:table-cell>
              <table:table-cell office:value-type="float" office:value="0.01435">
                <text:p>0.01435</text:p>
              </table:table-cell>
              <table:table-cell office:value-type="float" office:value="0.01435">
                <text:p>0.01435</text:p>
              </table:table-cell>
              <table:table-cell office:value-type="float" office:value="3.56">
                <text:p>3.56</text:p>
              </table:table-cell>
              <table:table-cell office:value-type="float" office:value="0.022748">
                <text:p>0.022748</text:p>
              </table:table-cell>
              <table:table-cell office:value-type="float" office:value="0.00748">
                <text:p>0.00748</text:p>
              </table:table-cell>
              <table:table-cell office:value-type="float" office:value="0.00748">
                <text:p>0.00748</text:p>
              </table:table-cell>
              <table:table-cell office:value-type="float" office:value="3.56">
                <text:p>3.56</text:p>
              </table:table-cell>
              <table:table-cell office:value-type="float" office:value="0.005667">
                <text:p>0.005667</text:p>
              </table:table-cell>
              <table:table-cell office:value-type="float" office:value="0.00748">
                <text:p>0.00748</text:p>
              </table:table-cell>
              <table:table-cell office:value-type="float" office:value="0.00748">
                <text:p>0.00748</text:p>
              </table:table-cell>
              <table:table-cell office:value-type="float" office:value="3.56">
                <text:p>3.56</text:p>
              </table:table-cell>
              <table:table-cell office:value-type="float" office:value="0.00142">
                <text:p>0.00142</text:p>
              </table:table-cell>
              <table:table-cell office:value-type="float" office:value="0.00047">
                <text:p>0.0004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">
                <text:p>3.57</text:p>
              </table:table-cell>
              <table:table-cell office:value-type="float" office:value="0.091732">
                <text:p>0.091732</text:p>
              </table:table-cell>
              <table:table-cell office:value-type="float" office:value="0.01355">
                <text:p>0.01355</text:p>
              </table:table-cell>
              <table:table-cell office:value-type="float" office:value="0.01355">
                <text:p>0.01355</text:p>
              </table:table-cell>
              <table:table-cell office:value-type="float" office:value="3.57">
                <text:p>3.57</text:p>
              </table:table-cell>
              <table:table-cell office:value-type="float" office:value="0.022626">
                <text:p>0.022626</text:p>
              </table:table-cell>
              <table:table-cell office:value-type="float" office:value="0.00719">
                <text:p>0.00719</text:p>
              </table:table-cell>
              <table:table-cell office:value-type="float" office:value="0.00719">
                <text:p>0.00719</text:p>
              </table:table-cell>
              <table:table-cell office:value-type="float" office:value="3.57">
                <text:p>3.57</text:p>
              </table:table-cell>
              <table:table-cell office:value-type="float" office:value="0.005668">
                <text:p>0.005668</text:p>
              </table:table-cell>
              <table:table-cell office:value-type="float" office:value="0.00719">
                <text:p>0.00719</text:p>
              </table:table-cell>
              <table:table-cell office:value-type="float" office:value="0.00719">
                <text:p>0.00719</text:p>
              </table:table-cell>
              <table:table-cell office:value-type="float" office:value="3.57">
                <text:p>3.57</text:p>
              </table:table-cell>
              <table:table-cell office:value-type="float" office:value="0.001409">
                <text:p>0.001409</text:p>
              </table:table-cell>
              <table:table-cell office:value-type="float" office:value="0.00046">
                <text:p>0.00046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">
                <text:p>3.58</text:p>
              </table:table-cell>
              <table:table-cell office:value-type="float" office:value="0.08973">
                <text:p>0.08973</text:p>
              </table:table-cell>
              <table:table-cell office:value-type="float" office:value="0.0233">
                <text:p>0.0233</text:p>
              </table:table-cell>
              <table:table-cell office:value-type="float" office:value="0.0233">
                <text:p>0.0233</text:p>
              </table:table-cell>
              <table:table-cell office:value-type="float" office:value="3.58">
                <text:p>3.58</text:p>
              </table:table-cell>
              <table:table-cell office:value-type="float" office:value="0.022252">
                <text:p>0.022252</text:p>
              </table:table-cell>
              <table:table-cell office:value-type="float" office:value="0.00744">
                <text:p>0.00744</text:p>
              </table:table-cell>
              <table:table-cell office:value-type="float" office:value="0.00744">
                <text:p>0.00744</text:p>
              </table:table-cell>
              <table:table-cell office:value-type="float" office:value="3.58">
                <text:p>3.58</text:p>
              </table:table-cell>
              <table:table-cell office:value-type="float" office:value="0.005586">
                <text:p>0.005586</text:p>
              </table:table-cell>
              <table:table-cell office:value-type="float" office:value="0.00744">
                <text:p>0.00744</text:p>
              </table:table-cell>
              <table:table-cell office:value-type="float" office:value="0.00744">
                <text:p>0.00744</text:p>
              </table:table-cell>
              <table:table-cell office:value-type="float" office:value="3.58">
                <text:p>3.58</text:p>
              </table:table-cell>
              <table:table-cell office:value-type="float" office:value="0.001399">
                <text:p>0.001399</text:p>
              </table:table-cell>
              <table:table-cell office:value-type="float" office:value="0.00046">
                <text:p>0.00046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9">
                <text:p>3.59</text:p>
              </table:table-cell>
              <table:table-cell office:value-type="float" office:value="0.088557">
                <text:p>0.088557</text:p>
              </table:table-cell>
              <table:table-cell office:value-type="float" office:value="0.02045">
                <text:p>0.02045</text:p>
              </table:table-cell>
              <table:table-cell office:value-type="float" office:value="0.02045">
                <text:p>0.02045</text:p>
              </table:table-cell>
              <table:table-cell office:value-type="float" office:value="3.59">
                <text:p>3.59</text:p>
              </table:table-cell>
              <table:table-cell office:value-type="float" office:value="0.021904">
                <text:p>0.021904</text:p>
              </table:table-cell>
              <table:table-cell office:value-type="float" office:value="0.00738">
                <text:p>0.00738</text:p>
              </table:table-cell>
              <table:table-cell office:value-type="float" office:value="0.00738">
                <text:p>0.00738</text:p>
              </table:table-cell>
              <table:table-cell office:value-type="float" office:value="3.59">
                <text:p>3.59</text:p>
              </table:table-cell>
              <table:table-cell office:value-type="float" office:value="0.005559">
                <text:p>0.005559</text:p>
              </table:table-cell>
              <table:table-cell office:value-type="float" office:value="0.00738">
                <text:p>0.00738</text:p>
              </table:table-cell>
              <table:table-cell office:value-type="float" office:value="0.00738">
                <text:p>0.00738</text:p>
              </table:table-cell>
              <table:table-cell office:value-type="float" office:value="3.59">
                <text:p>3.59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46">
                <text:p>0.00046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0.087043">
                <text:p>0.087043</text:p>
              </table:table-cell>
              <table:table-cell office:value-type="float" office:value="0.01425">
                <text:p>0.01425</text:p>
              </table:table-cell>
              <table:table-cell office:value-type="float" office:value="0.01425">
                <text:p>0.01425</text:p>
              </table:table-cell>
              <table:table-cell office:value-type="float" office:value="3.6">
                <text:p>3.6</text:p>
              </table:table-cell>
              <table:table-cell office:value-type="float" office:value="0.021727">
                <text:p>0.021727</text:p>
              </table:table-cell>
              <table:table-cell office:value-type="float" office:value="0.00721">
                <text:p>0.00721</text:p>
              </table:table-cell>
              <table:table-cell office:value-type="float" office:value="0.00721">
                <text:p>0.00721</text:p>
              </table:table-cell>
              <table:table-cell office:value-type="float" office:value="3.6">
                <text:p>3.6</text:p>
              </table:table-cell>
              <table:table-cell office:value-type="float" office:value="0.00545">
                <text:p>0.00545</text:p>
              </table:table-cell>
              <table:table-cell office:value-type="float" office:value="0.00721">
                <text:p>0.00721</text:p>
              </table:table-cell>
              <table:table-cell office:value-type="float" office:value="0.00721">
                <text:p>0.00721</text:p>
              </table:table-cell>
              <table:table-cell office:value-type="float" office:value="3.6">
                <text:p>3.6</text:p>
              </table:table-cell>
              <table:table-cell office:value-type="float" office:value="0.001371">
                <text:p>0.001371</text:p>
              </table:table-cell>
              <table:table-cell office:value-type="float" office:value="0.00046">
                <text:p>0.00046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">
                <text:p>3.61</text:p>
              </table:table-cell>
              <table:table-cell office:value-type="float" office:value="0.085659">
                <text:p>0.085659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3.61">
                <text:p>3.61</text:p>
              </table:table-cell>
              <table:table-cell office:value-type="float" office:value="0.021671">
                <text:p>0.021671</text:p>
              </table:table-cell>
              <table:table-cell office:value-type="float" office:value="0.00723">
                <text:p>0.00723</text:p>
              </table:table-cell>
              <table:table-cell office:value-type="float" office:value="0.00723">
                <text:p>0.00723</text:p>
              </table:table-cell>
              <table:table-cell office:value-type="float" office:value="3.61">
                <text:p>3.61</text:p>
              </table:table-cell>
              <table:table-cell office:value-type="float" office:value="0.00549">
                <text:p>0.00549</text:p>
              </table:table-cell>
              <table:table-cell office:value-type="float" office:value="0.00723">
                <text:p>0.00723</text:p>
              </table:table-cell>
              <table:table-cell office:value-type="float" office:value="0.00723">
                <text:p>0.00723</text:p>
              </table:table-cell>
              <table:table-cell office:value-type="float" office:value="3.61">
                <text:p>3.61</text:p>
              </table:table-cell>
              <table:table-cell office:value-type="float" office:value="0.001358">
                <text:p>0.001358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  <table:table-cell office:value-type="float" office:value="0.084571">
                <text:p>0.084571</text:p>
              </table:table-cell>
              <table:table-cell office:value-type="float" office:value="0.0202">
                <text:p>0.0202</text:p>
              </table:table-cell>
              <table:table-cell office:value-type="float" office:value="0.0202">
                <text:p>0.0202</text:p>
              </table:table-cell>
              <table:table-cell office:value-type="float" office:value="3.62">
                <text:p>3.62</text:p>
              </table:table-cell>
              <table:table-cell office:value-type="float" office:value="0.021446">
                <text:p>0.021446</text:p>
              </table:table-cell>
              <table:table-cell office:value-type="float" office:value="0.00736">
                <text:p>0.00736</text:p>
              </table:table-cell>
              <table:table-cell office:value-type="float" office:value="0.00736">
                <text:p>0.00736</text:p>
              </table:table-cell>
              <table:table-cell office:value-type="float" office:value="3.62">
                <text:p>3.62</text:p>
              </table:table-cell>
              <table:table-cell office:value-type="float" office:value="0.005426">
                <text:p>0.005426</text:p>
              </table:table-cell>
              <table:table-cell office:value-type="float" office:value="0.00736">
                <text:p>0.00736</text:p>
              </table:table-cell>
              <table:table-cell office:value-type="float" office:value="0.00736">
                <text:p>0.00736</text:p>
              </table:table-cell>
              <table:table-cell office:value-type="float" office:value="3.62">
                <text:p>3.62</text:p>
              </table:table-cell>
              <table:table-cell office:value-type="float" office:value="0.001344">
                <text:p>0.001344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">
                <text:p>3.63</text:p>
              </table:table-cell>
              <table:table-cell office:value-type="float" office:value="0.085465">
                <text:p>0.085465</text:p>
              </table:table-cell>
              <table:table-cell office:value-type="float" office:value="0.0215">
                <text:p>0.0215</text:p>
              </table:table-cell>
              <table:table-cell office:value-type="float" office:value="0.0215">
                <text:p>0.0215</text:p>
              </table:table-cell>
              <table:table-cell office:value-type="float" office:value="3.63">
                <text:p>3.63</text:p>
              </table:table-cell>
              <table:table-cell office:value-type="float" office:value="0.021672">
                <text:p>0.021672</text:p>
              </table:table-cell>
              <table:table-cell office:value-type="float" office:value="0.00733">
                <text:p>0.00733</text:p>
              </table:table-cell>
              <table:table-cell office:value-type="float" office:value="0.00733">
                <text:p>0.00733</text:p>
              </table:table-cell>
              <table:table-cell office:value-type="float" office:value="3.63">
                <text:p>3.63</text:p>
              </table:table-cell>
              <table:table-cell office:value-type="float" office:value="0.00537">
                <text:p>0.00537</text:p>
              </table:table-cell>
              <table:table-cell office:value-type="float" office:value="0.00733">
                <text:p>0.00733</text:p>
              </table:table-cell>
              <table:table-cell office:value-type="float" office:value="0.00733">
                <text:p>0.00733</text:p>
              </table:table-cell>
              <table:table-cell office:value-type="float" office:value="3.63">
                <text:p>3.63</text:p>
              </table:table-cell>
              <table:table-cell office:value-type="float" office:value="0.001336">
                <text:p>0.001336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">
                <text:p>3.64</text:p>
              </table:table-cell>
              <table:table-cell office:value-type="float" office:value="0.084663">
                <text:p>0.084663</text:p>
              </table:table-cell>
              <table:table-cell office:value-type="float" office:value="0.01465">
                <text:p>0.01465</text:p>
              </table:table-cell>
              <table:table-cell office:value-type="float" office:value="0.01465">
                <text:p>0.01465</text:p>
              </table:table-cell>
              <table:table-cell office:value-type="float" office:value="3.64">
                <text:p>3.64</text:p>
              </table:table-cell>
              <table:table-cell office:value-type="float" office:value="0.021285">
                <text:p>0.021285</text:p>
              </table:table-cell>
              <table:table-cell office:value-type="float" office:value="0.00728">
                <text:p>0.00728</text:p>
              </table:table-cell>
              <table:table-cell office:value-type="float" office:value="0.00728">
                <text:p>0.00728</text:p>
              </table:table-cell>
              <table:table-cell office:value-type="float" office:value="3.64">
                <text:p>3.64</text:p>
              </table:table-cell>
              <table:table-cell office:value-type="float" office:value="0.005328">
                <text:p>0.005328</text:p>
              </table:table-cell>
              <table:table-cell office:value-type="float" office:value="0.00728">
                <text:p>0.00728</text:p>
              </table:table-cell>
              <table:table-cell office:value-type="float" office:value="0.00728">
                <text:p>0.00728</text:p>
              </table:table-cell>
              <table:table-cell office:value-type="float" office:value="3.64">
                <text:p>3.64</text:p>
              </table:table-cell>
              <table:table-cell office:value-type="float" office:value="0.001331">
                <text:p>0.001331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">
                <text:p>3.65</text:p>
              </table:table-cell>
              <table:table-cell office:value-type="float" office:value="0.081118">
                <text:p>0.081118</text:p>
              </table:table-cell>
              <table:table-cell office:value-type="float" office:value="0.0293">
                <text:p>0.0293</text:p>
              </table:table-cell>
              <table:table-cell office:value-type="float" office:value="0.0293">
                <text:p>0.0293</text:p>
              </table:table-cell>
              <table:table-cell office:value-type="float" office:value="3.65">
                <text:p>3.65</text:p>
              </table:table-cell>
              <table:table-cell office:value-type="float" office:value="0.021249">
                <text:p>0.021249</text:p>
              </table:table-cell>
              <table:table-cell office:value-type="float" office:value="0.00711">
                <text:p>0.00711</text:p>
              </table:table-cell>
              <table:table-cell office:value-type="float" office:value="0.00711">
                <text:p>0.00711</text:p>
              </table:table-cell>
              <table:table-cell office:value-type="float" office:value="3.65">
                <text:p>3.65</text:p>
              </table:table-cell>
              <table:table-cell office:value-type="float" office:value="0.005273">
                <text:p>0.005273</text:p>
              </table:table-cell>
              <table:table-cell office:value-type="float" office:value="0.00711">
                <text:p>0.00711</text:p>
              </table:table-cell>
              <table:table-cell office:value-type="float" office:value="0.00711">
                <text:p>0.00711</text:p>
              </table:table-cell>
              <table:table-cell office:value-type="float" office:value="3.65">
                <text:p>3.65</text:p>
              </table:table-cell>
              <table:table-cell office:value-type="float" office:value="0.001315">
                <text:p>0.001315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0.083113">
                <text:p>0.083113</text:p>
              </table:table-cell>
              <table:table-cell office:value-type="float" office:value="0.0208">
                <text:p>0.0208</text:p>
              </table:table-cell>
              <table:table-cell office:value-type="float" office:value="0.0208">
                <text:p>0.0208</text:p>
              </table:table-cell>
              <table:table-cell office:value-type="float" office:value="3.66">
                <text:p>3.66</text:p>
              </table:table-cell>
              <table:table-cell office:value-type="float" office:value="0.021019">
                <text:p>0.021019</text:p>
              </table:table-cell>
              <table:table-cell office:value-type="float" office:value="0.00721">
                <text:p>0.00721</text:p>
              </table:table-cell>
              <table:table-cell office:value-type="float" office:value="0.00721">
                <text:p>0.00721</text:p>
              </table:table-cell>
              <table:table-cell office:value-type="float" office:value="3.66">
                <text:p>3.66</text:p>
              </table:table-cell>
              <table:table-cell office:value-type="float" office:value="0.005241">
                <text:p>0.005241</text:p>
              </table:table-cell>
              <table:table-cell office:value-type="float" office:value="0.00721">
                <text:p>0.00721</text:p>
              </table:table-cell>
              <table:table-cell office:value-type="float" office:value="0.00721">
                <text:p>0.00721</text:p>
              </table:table-cell>
              <table:table-cell office:value-type="float" office:value="3.66">
                <text:p>3.66</text:p>
              </table:table-cell>
              <table:table-cell office:value-type="float" office:value="0.001309">
                <text:p>0.001309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">
                <text:p>3.67</text:p>
              </table:table-cell>
              <table:table-cell office:value-type="float" office:value="0.081064">
                <text:p>0.081064</text:p>
              </table:table-cell>
              <table:table-cell office:value-type="float" office:value="0.01515">
                <text:p>0.01515</text:p>
              </table:table-cell>
              <table:table-cell office:value-type="float" office:value="0.01515">
                <text:p>0.01515</text:p>
              </table:table-cell>
              <table:table-cell office:value-type="float" office:value="3.67">
                <text:p>3.67</text:p>
              </table:table-cell>
              <table:table-cell office:value-type="float" office:value="0.020626">
                <text:p>0.020626</text:p>
              </table:table-cell>
              <table:table-cell office:value-type="float" office:value="0.00714">
                <text:p>0.00714</text:p>
              </table:table-cell>
              <table:table-cell office:value-type="float" office:value="0.00714">
                <text:p>0.00714</text:p>
              </table:table-cell>
              <table:table-cell office:value-type="float" office:value="3.67">
                <text:p>3.67</text:p>
              </table:table-cell>
              <table:table-cell office:value-type="float" office:value="0.005237">
                <text:p>0.005237</text:p>
              </table:table-cell>
              <table:table-cell office:value-type="float" office:value="0.00714">
                <text:p>0.00714</text:p>
              </table:table-cell>
              <table:table-cell office:value-type="float" office:value="0.00714">
                <text:p>0.00714</text:p>
              </table:table-cell>
              <table:table-cell office:value-type="float" office:value="3.67">
                <text:p>3.67</text:p>
              </table:table-cell>
              <table:table-cell office:value-type="float" office:value="0.001304">
                <text:p>0.001304</text:p>
              </table:table-cell>
              <table:table-cell office:value-type="float" office:value="0.00045">
                <text:p>0.00045</text:p>
              </table:table-cell>
              <table:table-cell office:value-type="float" office:value="0.00045">
                <text:p>0.00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0.080075">
                <text:p>0.080075</text:p>
              </table:table-cell>
              <table:table-cell office:value-type="float" office:value="0.0177">
                <text:p>0.0177</text:p>
              </table:table-cell>
              <table:table-cell office:value-type="float" office:value="0.0177">
                <text:p>0.0177</text:p>
              </table:table-cell>
              <table:table-cell office:value-type="float" office:value="3.68">
                <text:p>3.68</text:p>
              </table:table-cell>
              <table:table-cell office:value-type="float" office:value="0.020444">
                <text:p>0.020444</text:p>
              </table:table-cell>
              <table:table-cell office:value-type="float" office:value="0.00691">
                <text:p>0.00691</text:p>
              </table:table-cell>
              <table:table-cell office:value-type="float" office:value="0.00691">
                <text:p>0.00691</text:p>
              </table:table-cell>
              <table:table-cell office:value-type="float" office:value="3.68">
                <text:p>3.68</text:p>
              </table:table-cell>
              <table:table-cell office:value-type="float" office:value="0.005173">
                <text:p>0.005173</text:p>
              </table:table-cell>
              <table:table-cell office:value-type="float" office:value="0.00691">
                <text:p>0.00691</text:p>
              </table:table-cell>
              <table:table-cell office:value-type="float" office:value="0.00691">
                <text:p>0.00691</text:p>
              </table:table-cell>
              <table:table-cell office:value-type="float" office:value="3.68">
                <text:p>3.68</text:p>
              </table:table-cell>
              <table:table-cell office:value-type="float" office:value="0.001284">
                <text:p>0.001284</text:p>
              </table:table-cell>
              <table:table-cell office:value-type="float" office:value="0.00044">
                <text:p>0.00044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">
                <text:p>3.69</text:p>
              </table:table-cell>
              <table:table-cell office:value-type="float" office:value="0.081898">
                <text:p>0.081898</text:p>
              </table:table-cell>
              <table:table-cell office:value-type="float" office:value="0.0191">
                <text:p>0.0191</text:p>
              </table:table-cell>
              <table:table-cell office:value-type="float" office:value="0.0191">
                <text:p>0.0191</text:p>
              </table:table-cell>
              <table:table-cell office:value-type="float" office:value="3.69">
                <text:p>3.69</text:p>
              </table:table-cell>
              <table:table-cell office:value-type="float" office:value="0.020443">
                <text:p>0.020443</text:p>
              </table:table-cell>
              <table:table-cell office:value-type="float" office:value="0.00691">
                <text:p>0.00691</text:p>
              </table:table-cell>
              <table:table-cell office:value-type="float" office:value="0.00691">
                <text:p>0.00691</text:p>
              </table:table-cell>
              <table:table-cell office:value-type="float" office:value="3.69">
                <text:p>3.69</text:p>
              </table:table-cell>
              <table:table-cell office:value-type="float" office:value="0.005105">
                <text:p>0.005105</text:p>
              </table:table-cell>
              <table:table-cell office:value-type="float" office:value="0.00691">
                <text:p>0.00691</text:p>
              </table:table-cell>
              <table:table-cell office:value-type="float" office:value="0.00691">
                <text:p>0.00691</text:p>
              </table:table-cell>
              <table:table-cell office:value-type="float" office:value="3.69">
                <text:p>3.69</text:p>
              </table:table-cell>
              <table:table-cell office:value-type="float" office:value="0.001279">
                <text:p>0.001279</text:p>
              </table:table-cell>
              <table:table-cell office:value-type="float" office:value="0.00044">
                <text:p>0.00044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082256">
                <text:p>0.082256</text:p>
              </table:table-cell>
              <table:table-cell office:value-type="float" office:value="0.01625">
                <text:p>0.01625</text:p>
              </table:table-cell>
              <table:table-cell office:value-type="float" office:value="0.01625">
                <text:p>0.01625</text:p>
              </table:table-cell>
              <table:table-cell office:value-type="float" office:value="3.7">
                <text:p>3.7</text:p>
              </table:table-cell>
              <table:table-cell office:value-type="float" office:value="0.019987">
                <text:p>0.019987</text:p>
              </table:table-cell>
              <table:table-cell office:value-type="float" office:value="0.00708">
                <text:p>0.00708</text:p>
              </table:table-cell>
              <table:table-cell office:value-type="float" office:value="0.00708">
                <text:p>0.00708</text:p>
              </table:table-cell>
              <table:table-cell office:value-type="float" office:value="3.7">
                <text:p>3.7</text:p>
              </table:table-cell>
              <table:table-cell office:value-type="float" office:value="0.005052">
                <text:p>0.005052</text:p>
              </table:table-cell>
              <table:table-cell office:value-type="float" office:value="0.00708">
                <text:p>0.00708</text:p>
              </table:table-cell>
              <table:table-cell office:value-type="float" office:value="0.00708">
                <text:p>0.00708</text:p>
              </table:table-cell>
              <table:table-cell office:value-type="float" office:value="3.7">
                <text:p>3.7</text:p>
              </table:table-cell>
              <table:table-cell office:value-type="float" office:value="0.001265">
                <text:p>0.001265</text:p>
              </table:table-cell>
              <table:table-cell office:value-type="float" office:value="0.00044">
                <text:p>0.00044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1">
                <text:p>3.71</text:p>
              </table:table-cell>
              <table:table-cell office:value-type="float" office:value="0.082277">
                <text:p>0.082277</text:p>
              </table:table-cell>
              <table:table-cell office:value-type="float" office:value="0.01935">
                <text:p>0.01935</text:p>
              </table:table-cell>
              <table:table-cell office:value-type="float" office:value="0.01935">
                <text:p>0.01935</text:p>
              </table:table-cell>
              <table:table-cell office:value-type="float" office:value="3.71">
                <text:p>3.71</text:p>
              </table:table-cell>
              <table:table-cell office:value-type="float" office:value="0.020313">
                <text:p>0.020313</text:p>
              </table:table-cell>
              <table:table-cell office:value-type="float" office:value="0.00693">
                <text:p>0.00693</text:p>
              </table:table-cell>
              <table:table-cell office:value-type="float" office:value="0.00693">
                <text:p>0.00693</text:p>
              </table:table-cell>
              <table:table-cell office:value-type="float" office:value="3.71">
                <text:p>3.71</text:p>
              </table:table-cell>
              <table:table-cell office:value-type="float" office:value="0.005042">
                <text:p>0.005042</text:p>
              </table:table-cell>
              <table:table-cell office:value-type="float" office:value="0.00693">
                <text:p>0.00693</text:p>
              </table:table-cell>
              <table:table-cell office:value-type="float" office:value="0.00693">
                <text:p>0.00693</text:p>
              </table:table-cell>
              <table:table-cell office:value-type="float" office:value="3.71">
                <text:p>3.71</text:p>
              </table:table-cell>
              <table:table-cell office:value-type="float" office:value="0.001256">
                <text:p>0.001256</text:p>
              </table:table-cell>
              <table:table-cell office:value-type="float" office:value="0.00044">
                <text:p>0.00044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  <table:table-cell office:value-type="float" office:value="0.080921">
                <text:p>0.080921</text:p>
              </table:table-cell>
              <table:table-cell office:value-type="float" office:value="0.01995">
                <text:p>0.01995</text:p>
              </table:table-cell>
              <table:table-cell office:value-type="float" office:value="0.01995">
                <text:p>0.01995</text:p>
              </table:table-cell>
              <table:table-cell office:value-type="float" office:value="3.72">
                <text:p>3.72</text:p>
              </table:table-cell>
              <table:table-cell office:value-type="float" office:value="0.020192">
                <text:p>0.020192</text:p>
              </table:table-cell>
              <table:table-cell office:value-type="float" office:value="0.00698">
                <text:p>0.00698</text:p>
              </table:table-cell>
              <table:table-cell office:value-type="float" office:value="0.00698">
                <text:p>0.00698</text:p>
              </table:table-cell>
              <table:table-cell office:value-type="float" office:value="3.72">
                <text:p>3.72</text:p>
              </table:table-cell>
              <table:table-cell office:value-type="float" office:value="0.004969">
                <text:p>0.004969</text:p>
              </table:table-cell>
              <table:table-cell office:value-type="float" office:value="0.00698">
                <text:p>0.00698</text:p>
              </table:table-cell>
              <table:table-cell office:value-type="float" office:value="0.00698">
                <text:p>0.00698</text:p>
              </table:table-cell>
              <table:table-cell office:value-type="float" office:value="3.72">
                <text:p>3.72</text:p>
              </table:table-cell>
              <table:table-cell office:value-type="float" office:value="0.001249">
                <text:p>0.001249</text:p>
              </table:table-cell>
              <table:table-cell office:value-type="float" office:value="0.00044">
                <text:p>0.00044</text:p>
              </table:table-cell>
              <table:table-cell office:value-type="float" office:value="0.00044">
                <text:p>0.00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0.079191">
                <text:p>0.079191</text:p>
              </table:table-cell>
              <table:table-cell office:value-type="float" office:value="0.01145">
                <text:p>0.01145</text:p>
              </table:table-cell>
              <table:table-cell office:value-type="float" office:value="0.01145">
                <text:p>0.01145</text:p>
              </table:table-cell>
              <table:table-cell office:value-type="float" office:value="3.73">
                <text:p>3.73</text:p>
              </table:table-cell>
              <table:table-cell office:value-type="float" office:value="0.019902">
                <text:p>0.019902</text:p>
              </table:table-cell>
              <table:table-cell office:value-type="float" office:value="0.00694">
                <text:p>0.00694</text:p>
              </table:table-cell>
              <table:table-cell office:value-type="float" office:value="0.00694">
                <text:p>0.00694</text:p>
              </table:table-cell>
              <table:table-cell office:value-type="float" office:value="3.73">
                <text:p>3.73</text:p>
              </table:table-cell>
              <table:table-cell office:value-type="float" office:value="0.004952">
                <text:p>0.004952</text:p>
              </table:table-cell>
              <table:table-cell office:value-type="float" office:value="0.00694">
                <text:p>0.00694</text:p>
              </table:table-cell>
              <table:table-cell office:value-type="float" office:value="0.00694">
                <text:p>0.00694</text:p>
              </table:table-cell>
              <table:table-cell office:value-type="float" office:value="3.73">
                <text:p>3.73</text:p>
              </table:table-cell>
              <table:table-cell office:value-type="float" office:value="0.001237">
                <text:p>0.001237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4">
                <text:p>3.74</text:p>
              </table:table-cell>
              <table:table-cell office:value-type="float" office:value="0.079298">
                <text:p>0.079298</text:p>
              </table:table-cell>
              <table:table-cell office:value-type="float" office:value="0.0165">
                <text:p>0.0165</text:p>
              </table:table-cell>
              <table:table-cell office:value-type="float" office:value="0.0165">
                <text:p>0.0165</text:p>
              </table:table-cell>
              <table:table-cell office:value-type="float" office:value="3.74">
                <text:p>3.74</text:p>
              </table:table-cell>
              <table:table-cell office:value-type="float" office:value="0.019626">
                <text:p>0.019626</text:p>
              </table:table-cell>
              <table:table-cell office:value-type="float" office:value="0.00682">
                <text:p>0.00682</text:p>
              </table:table-cell>
              <table:table-cell office:value-type="float" office:value="0.00682">
                <text:p>0.00682</text:p>
              </table:table-cell>
              <table:table-cell office:value-type="float" office:value="3.74">
                <text:p>3.74</text:p>
              </table:table-cell>
              <table:table-cell office:value-type="float" office:value="0.004903">
                <text:p>0.004903</text:p>
              </table:table-cell>
              <table:table-cell office:value-type="float" office:value="0.00682">
                <text:p>0.00682</text:p>
              </table:table-cell>
              <table:table-cell office:value-type="float" office:value="0.00682">
                <text:p>0.00682</text:p>
              </table:table-cell>
              <table:table-cell office:value-type="float" office:value="3.74">
                <text:p>3.74</text:p>
              </table:table-cell>
              <table:table-cell office:value-type="float" office:value="0.001231">
                <text:p>0.001231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0.079859">
                <text:p>0.079859</text:p>
              </table:table-cell>
              <table:table-cell office:value-type="float" office:value="0.01605">
                <text:p>0.01605</text:p>
              </table:table-cell>
              <table:table-cell office:value-type="float" office:value="0.01605">
                <text:p>0.01605</text:p>
              </table:table-cell>
              <table:table-cell office:value-type="float" office:value="3.75">
                <text:p>3.75</text:p>
              </table:table-cell>
              <table:table-cell office:value-type="float" office:value="0.019689">
                <text:p>0.019689</text:p>
              </table:table-cell>
              <table:table-cell office:value-type="float" office:value="0.00696">
                <text:p>0.00696</text:p>
              </table:table-cell>
              <table:table-cell office:value-type="float" office:value="0.00696">
                <text:p>0.00696</text:p>
              </table:table-cell>
              <table:table-cell office:value-type="float" office:value="3.75">
                <text:p>3.75</text:p>
              </table:table-cell>
              <table:table-cell office:value-type="float" office:value="0.004905">
                <text:p>0.004905</text:p>
              </table:table-cell>
              <table:table-cell office:value-type="float" office:value="0.00696">
                <text:p>0.00696</text:p>
              </table:table-cell>
              <table:table-cell office:value-type="float" office:value="0.00696">
                <text:p>0.00696</text:p>
              </table:table-cell>
              <table:table-cell office:value-type="float" office:value="3.75">
                <text:p>3.75</text:p>
              </table:table-cell>
              <table:table-cell office:value-type="float" office:value="0.001222">
                <text:p>0.001222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0.076867">
                <text:p>0.076867</text:p>
              </table:table-cell>
              <table:table-cell office:value-type="float" office:value="0.0121">
                <text:p>0.0121</text:p>
              </table:table-cell>
              <table:table-cell office:value-type="float" office:value="0.0121">
                <text:p>0.0121</text:p>
              </table:table-cell>
              <table:table-cell office:value-type="float" office:value="3.76">
                <text:p>3.76</text:p>
              </table:table-cell>
              <table:table-cell office:value-type="float" office:value="0.019352">
                <text:p>0.019352</text:p>
              </table:table-cell>
              <table:table-cell office:value-type="float" office:value="0.0069">
                <text:p>0.0069</text:p>
              </table:table-cell>
              <table:table-cell office:value-type="float" office:value="0.0069">
                <text:p>0.0069</text:p>
              </table:table-cell>
              <table:table-cell office:value-type="float" office:value="3.76">
                <text:p>3.76</text:p>
              </table:table-cell>
              <table:table-cell office:value-type="float" office:value="0.004887">
                <text:p>0.004887</text:p>
              </table:table-cell>
              <table:table-cell office:value-type="float" office:value="0.0069">
                <text:p>0.0069</text:p>
              </table:table-cell>
              <table:table-cell office:value-type="float" office:value="0.0069">
                <text:p>0.0069</text:p>
              </table:table-cell>
              <table:table-cell office:value-type="float" office:value="3.76">
                <text:p>3.76</text:p>
              </table:table-cell>
              <table:table-cell office:value-type="float" office:value="0.001219">
                <text:p>0.001219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">
                <text:p>3.77</text:p>
              </table:table-cell>
              <table:table-cell office:value-type="float" office:value="0.076121">
                <text:p>0.076121</text:p>
              </table:table-cell>
              <table:table-cell office:value-type="float" office:value="0.02055">
                <text:p>0.02055</text:p>
              </table:table-cell>
              <table:table-cell office:value-type="float" office:value="0.02055">
                <text:p>0.02055</text:p>
              </table:table-cell>
              <table:table-cell office:value-type="float" office:value="3.77">
                <text:p>3.77</text:p>
              </table:table-cell>
              <table:table-cell office:value-type="float" office:value="0.019224">
                <text:p>0.019224</text:p>
              </table:table-cell>
              <table:table-cell office:value-type="float" office:value="0.00675">
                <text:p>0.00675</text:p>
              </table:table-cell>
              <table:table-cell office:value-type="float" office:value="0.00675">
                <text:p>0.00675</text:p>
              </table:table-cell>
              <table:table-cell office:value-type="float" office:value="3.77">
                <text:p>3.77</text:p>
              </table:table-cell>
              <table:table-cell office:value-type="float" office:value="0.004815">
                <text:p>0.004815</text:p>
              </table:table-cell>
              <table:table-cell office:value-type="float" office:value="0.00675">
                <text:p>0.00675</text:p>
              </table:table-cell>
              <table:table-cell office:value-type="float" office:value="0.00675">
                <text:p>0.00675</text:p>
              </table:table-cell>
              <table:table-cell office:value-type="float" office:value="3.77">
                <text:p>3.77</text:p>
              </table:table-cell>
              <table:table-cell office:value-type="float" office:value="0.001211">
                <text:p>0.001211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8">
                <text:p>3.78</text:p>
              </table:table-cell>
              <table:table-cell office:value-type="float" office:value="0.076246">
                <text:p>0.076246</text:p>
              </table:table-cell>
              <table:table-cell office:value-type="float" office:value="0.0132">
                <text:p>0.0132</text:p>
              </table:table-cell>
              <table:table-cell office:value-type="float" office:value="0.0132">
                <text:p>0.0132</text:p>
              </table:table-cell>
              <table:table-cell office:value-type="float" office:value="3.78">
                <text:p>3.78</text:p>
              </table:table-cell>
              <table:table-cell office:value-type="float" office:value="0.018984">
                <text:p>0.018984</text:p>
              </table:table-cell>
              <table:table-cell office:value-type="float" office:value="0.00671">
                <text:p>0.00671</text:p>
              </table:table-cell>
              <table:table-cell office:value-type="float" office:value="0.00671">
                <text:p>0.00671</text:p>
              </table:table-cell>
              <table:table-cell office:value-type="float" office:value="3.78">
                <text:p>3.78</text:p>
              </table:table-cell>
              <table:table-cell office:value-type="float" office:value="0.004795">
                <text:p>0.004795</text:p>
              </table:table-cell>
              <table:table-cell office:value-type="float" office:value="0.00671">
                <text:p>0.00671</text:p>
              </table:table-cell>
              <table:table-cell office:value-type="float" office:value="0.00671">
                <text:p>0.00671</text:p>
              </table:table-cell>
              <table:table-cell office:value-type="float" office:value="3.78">
                <text:p>3.78</text:p>
              </table:table-cell>
              <table:table-cell office:value-type="float" office:value="0.001199">
                <text:p>0.001199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">
                <text:p>3.79</text:p>
              </table:table-cell>
              <table:table-cell office:value-type="float" office:value="0.076235">
                <text:p>0.076235</text:p>
              </table:table-cell>
              <table:table-cell office:value-type="float" office:value="0.0204">
                <text:p>0.0204</text:p>
              </table:table-cell>
              <table:table-cell office:value-type="float" office:value="0.0204">
                <text:p>0.0204</text:p>
              </table:table-cell>
              <table:table-cell office:value-type="float" office:value="3.79">
                <text:p>3.79</text:p>
              </table:table-cell>
              <table:table-cell office:value-type="float" office:value="0.019077">
                <text:p>0.019077</text:p>
              </table:table-cell>
              <table:table-cell office:value-type="float" office:value="0.00681">
                <text:p>0.00681</text:p>
              </table:table-cell>
              <table:table-cell office:value-type="float" office:value="0.00681">
                <text:p>0.00681</text:p>
              </table:table-cell>
              <table:table-cell office:value-type="float" office:value="3.79">
                <text:p>3.79</text:p>
              </table:table-cell>
              <table:table-cell office:value-type="float" office:value="0.004766">
                <text:p>0.004766</text:p>
              </table:table-cell>
              <table:table-cell office:value-type="float" office:value="0.00681">
                <text:p>0.00681</text:p>
              </table:table-cell>
              <table:table-cell office:value-type="float" office:value="0.00681">
                <text:p>0.00681</text:p>
              </table:table-cell>
              <table:table-cell office:value-type="float" office:value="3.79">
                <text:p>3.79</text:p>
              </table:table-cell>
              <table:table-cell office:value-type="float" office:value="0.001191">
                <text:p>0.001191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.074957">
                <text:p>0.074957</text:p>
              </table:table-cell>
              <table:table-cell office:value-type="float" office:value="0.00885">
                <text:p>0.00885</text:p>
              </table:table-cell>
              <table:table-cell office:value-type="float" office:value="0.00885">
                <text:p>0.00885</text:p>
              </table:table-cell>
              <table:table-cell office:value-type="float" office:value="3.8">
                <text:p>3.8</text:p>
              </table:table-cell>
              <table:table-cell office:value-type="float" office:value="0.018912">
                <text:p>0.018912</text:p>
              </table:table-cell>
              <table:table-cell office:value-type="float" office:value="0.00685">
                <text:p>0.00685</text:p>
              </table:table-cell>
              <table:table-cell office:value-type="float" office:value="0.00685">
                <text:p>0.00685</text:p>
              </table:table-cell>
              <table:table-cell office:value-type="float" office:value="3.8">
                <text:p>3.8</text:p>
              </table:table-cell>
              <table:table-cell office:value-type="float" office:value="0.004773">
                <text:p>0.004773</text:p>
              </table:table-cell>
              <table:table-cell office:value-type="float" office:value="0.00685">
                <text:p>0.00685</text:p>
              </table:table-cell>
              <table:table-cell office:value-type="float" office:value="0.00685">
                <text:p>0.00685</text:p>
              </table:table-cell>
              <table:table-cell office:value-type="float" office:value="3.8">
                <text:p>3.8</text:p>
              </table:table-cell>
              <table:table-cell office:value-type="float" office:value="0.00118">
                <text:p>0.00118</text:p>
              </table:table-cell>
              <table:table-cell office:value-type="float" office:value="0.00043">
                <text:p>0.00043</text:p>
              </table:table-cell>
              <table:table-cell office:value-type="float" office:value="0.00043">
                <text:p>0.00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">
                <text:p>3.81</text:p>
              </table:table-cell>
              <table:table-cell office:value-type="float" office:value="0.072943">
                <text:p>0.072943</text:p>
              </table:table-cell>
              <table:table-cell office:value-type="float" office:value="0.0196">
                <text:p>0.0196</text:p>
              </table:table-cell>
              <table:table-cell office:value-type="float" office:value="0.0196">
                <text:p>0.0196</text:p>
              </table:table-cell>
              <table:table-cell office:value-type="float" office:value="3.81">
                <text:p>3.81</text:p>
              </table:table-cell>
              <table:table-cell office:value-type="float" office:value="0.019261">
                <text:p>0.019261</text:p>
              </table:table-cell>
              <table:table-cell office:value-type="float" office:value="0.00676">
                <text:p>0.00676</text:p>
              </table:table-cell>
              <table:table-cell office:value-type="float" office:value="0.00676">
                <text:p>0.00676</text:p>
              </table:table-cell>
              <table:table-cell office:value-type="float" office:value="3.81">
                <text:p>3.81</text:p>
              </table:table-cell>
              <table:table-cell office:value-type="float" office:value="0.004711">
                <text:p>0.004711</text:p>
              </table:table-cell>
              <table:table-cell office:value-type="float" office:value="0.00676">
                <text:p>0.00676</text:p>
              </table:table-cell>
              <table:table-cell office:value-type="float" office:value="0.00676">
                <text:p>0.00676</text:p>
              </table:table-cell>
              <table:table-cell office:value-type="float" office:value="3.81">
                <text:p>3.81</text:p>
              </table:table-cell>
              <table:table-cell office:value-type="float" office:value="0.001174">
                <text:p>0.001174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">
                <text:p>3.82</text:p>
              </table:table-cell>
              <table:table-cell office:value-type="float" office:value="0.074537">
                <text:p>0.074537</text:p>
              </table:table-cell>
              <table:table-cell office:value-type="float" office:value="0.01495">
                <text:p>0.01495</text:p>
              </table:table-cell>
              <table:table-cell office:value-type="float" office:value="0.01495">
                <text:p>0.01495</text:p>
              </table:table-cell>
              <table:table-cell office:value-type="float" office:value="3.82">
                <text:p>3.82</text:p>
              </table:table-cell>
              <table:table-cell office:value-type="float" office:value="0.018716">
                <text:p>0.018716</text:p>
              </table:table-cell>
              <table:table-cell office:value-type="float" office:value="0.00666">
                <text:p>0.00666</text:p>
              </table:table-cell>
              <table:table-cell office:value-type="float" office:value="0.00666">
                <text:p>0.00666</text:p>
              </table:table-cell>
              <table:table-cell office:value-type="float" office:value="3.82">
                <text:p>3.82</text:p>
              </table:table-cell>
              <table:table-cell office:value-type="float" office:value="0.004654">
                <text:p>0.004654</text:p>
              </table:table-cell>
              <table:table-cell office:value-type="float" office:value="0.00666">
                <text:p>0.00666</text:p>
              </table:table-cell>
              <table:table-cell office:value-type="float" office:value="0.00666">
                <text:p>0.00666</text:p>
              </table:table-cell>
              <table:table-cell office:value-type="float" office:value="3.82">
                <text:p>3.82</text:p>
              </table:table-cell>
              <table:table-cell office:value-type="float" office:value="0.001166">
                <text:p>0.001166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3">
                <text:p>3.83</text:p>
              </table:table-cell>
              <table:table-cell office:value-type="float" office:value="0.074253">
                <text:p>0.074253</text:p>
              </table:table-cell>
              <table:table-cell office:value-type="float" office:value="0.0126">
                <text:p>0.0126</text:p>
              </table:table-cell>
              <table:table-cell office:value-type="float" office:value="0.0126">
                <text:p>0.0126</text:p>
              </table:table-cell>
              <table:table-cell office:value-type="float" office:value="3.83">
                <text:p>3.83</text:p>
              </table:table-cell>
              <table:table-cell office:value-type="float" office:value="0.018582">
                <text:p>0.018582</text:p>
              </table:table-cell>
              <table:table-cell office:value-type="float" office:value="0.00671">
                <text:p>0.00671</text:p>
              </table:table-cell>
              <table:table-cell office:value-type="float" office:value="0.00671">
                <text:p>0.00671</text:p>
              </table:table-cell>
              <table:table-cell office:value-type="float" office:value="3.83">
                <text:p>3.83</text:p>
              </table:table-cell>
              <table:table-cell office:value-type="float" office:value="0.004658">
                <text:p>0.004658</text:p>
              </table:table-cell>
              <table:table-cell office:value-type="float" office:value="0.00671">
                <text:p>0.00671</text:p>
              </table:table-cell>
              <table:table-cell office:value-type="float" office:value="0.00671">
                <text:p>0.00671</text:p>
              </table:table-cell>
              <table:table-cell office:value-type="float" office:value="3.83">
                <text:p>3.83</text:p>
              </table:table-cell>
              <table:table-cell office:value-type="float" office:value="0.00116">
                <text:p>0.00116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">
                <text:p>3.84</text:p>
              </table:table-cell>
              <table:table-cell office:value-type="float" office:value="0.073865">
                <text:p>0.073865</text:p>
              </table:table-cell>
              <table:table-cell office:value-type="float" office:value="0.0114">
                <text:p>0.0114</text:p>
              </table:table-cell>
              <table:table-cell office:value-type="float" office:value="0.0114">
                <text:p>0.0114</text:p>
              </table:table-cell>
              <table:table-cell office:value-type="float" office:value="3.84">
                <text:p>3.84</text:p>
              </table:table-cell>
              <table:table-cell office:value-type="float" office:value="0.018119">
                <text:p>0.018119</text:p>
              </table:table-cell>
              <table:table-cell office:value-type="float" office:value="0.00662">
                <text:p>0.00662</text:p>
              </table:table-cell>
              <table:table-cell office:value-type="float" office:value="0.00662">
                <text:p>0.00662</text:p>
              </table:table-cell>
              <table:table-cell office:value-type="float" office:value="3.84">
                <text:p>3.84</text:p>
              </table:table-cell>
              <table:table-cell office:value-type="float" office:value="0.004638">
                <text:p>0.004638</text:p>
              </table:table-cell>
              <table:table-cell office:value-type="float" office:value="0.00662">
                <text:p>0.00662</text:p>
              </table:table-cell>
              <table:table-cell office:value-type="float" office:value="0.00662">
                <text:p>0.00662</text:p>
              </table:table-cell>
              <table:table-cell office:value-type="float" office:value="3.84">
                <text:p>3.84</text:p>
              </table:table-cell>
              <table:table-cell office:value-type="float" office:value="0.001157">
                <text:p>0.001157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  <table:table-cell office:value-type="float" office:value="0.071947">
                <text:p>0.071947</text:p>
              </table:table-cell>
              <table:table-cell office:value-type="float" office:value="0.0176">
                <text:p>0.0176</text:p>
              </table:table-cell>
              <table:table-cell office:value-type="float" office:value="0.0176">
                <text:p>0.0176</text:p>
              </table:table-cell>
              <table:table-cell office:value-type="float" office:value="3.85">
                <text:p>3.85</text:p>
              </table:table-cell>
              <table:table-cell office:value-type="float" office:value="0.018149">
                <text:p>0.018149</text:p>
              </table:table-cell>
              <table:table-cell office:value-type="float" office:value="0.00668">
                <text:p>0.00668</text:p>
              </table:table-cell>
              <table:table-cell office:value-type="float" office:value="0.00668">
                <text:p>0.00668</text:p>
              </table:table-cell>
              <table:table-cell office:value-type="float" office:value="3.85">
                <text:p>3.85</text:p>
              </table:table-cell>
              <table:table-cell office:value-type="float" office:value="0.004587">
                <text:p>0.004587</text:p>
              </table:table-cell>
              <table:table-cell office:value-type="float" office:value="0.00668">
                <text:p>0.00668</text:p>
              </table:table-cell>
              <table:table-cell office:value-type="float" office:value="0.00668">
                <text:p>0.00668</text:p>
              </table:table-cell>
              <table:table-cell office:value-type="float" office:value="3.85">
                <text:p>3.85</text:p>
              </table:table-cell>
              <table:table-cell office:value-type="float" office:value="0.001138">
                <text:p>0.001138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6">
                <text:p>3.86</text:p>
              </table:table-cell>
              <table:table-cell office:value-type="float" office:value="0.073172">
                <text:p>0.073172</text:p>
              </table:table-cell>
              <table:table-cell office:value-type="float" office:value="0.0086">
                <text:p>0.0086</text:p>
              </table:table-cell>
              <table:table-cell office:value-type="float" office:value="0.0086">
                <text:p>0.0086</text:p>
              </table:table-cell>
              <table:table-cell office:value-type="float" office:value="3.86">
                <text:p>3.86</text:p>
              </table:table-cell>
              <table:table-cell office:value-type="float" office:value="0.018229">
                <text:p>0.018229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3.86">
                <text:p>3.86</text:p>
              </table:table-cell>
              <table:table-cell office:value-type="float" office:value="0.004561">
                <text:p>0.004561</text:p>
              </table:table-cell>
              <table:table-cell office:value-type="float" office:value="0.0067">
                <text:p>0.0067</text:p>
              </table:table-cell>
              <table:table-cell office:value-type="float" office:value="0.0067">
                <text:p>0.0067</text:p>
              </table:table-cell>
              <table:table-cell office:value-type="float" office:value="3.86">
                <text:p>3.86</text:p>
              </table:table-cell>
              <table:table-cell office:value-type="float" office:value="0.001136">
                <text:p>0.001136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">
                <text:p>3.87</text:p>
              </table:table-cell>
              <table:table-cell office:value-type="float" office:value="0.072886">
                <text:p>0.072886</text:p>
              </table:table-cell>
              <table:table-cell office:value-type="float" office:value="0.01815">
                <text:p>0.01815</text:p>
              </table:table-cell>
              <table:table-cell office:value-type="float" office:value="0.01815">
                <text:p>0.01815</text:p>
              </table:table-cell>
              <table:table-cell office:value-type="float" office:value="3.87">
                <text:p>3.87</text:p>
              </table:table-cell>
              <table:table-cell office:value-type="float" office:value="0.018104">
                <text:p>0.018104</text:p>
              </table:table-cell>
              <table:table-cell office:value-type="float" office:value="0.00667">
                <text:p>0.00667</text:p>
              </table:table-cell>
              <table:table-cell office:value-type="float" office:value="0.00667">
                <text:p>0.00667</text:p>
              </table:table-cell>
              <table:table-cell office:value-type="float" office:value="3.87">
                <text:p>3.87</text:p>
              </table:table-cell>
              <table:table-cell office:value-type="float" office:value="0.004484">
                <text:p>0.004484</text:p>
              </table:table-cell>
              <table:table-cell office:value-type="float" office:value="0.00667">
                <text:p>0.00667</text:p>
              </table:table-cell>
              <table:table-cell office:value-type="float" office:value="0.00667">
                <text:p>0.00667</text:p>
              </table:table-cell>
              <table:table-cell office:value-type="float" office:value="3.87">
                <text:p>3.87</text:p>
              </table:table-cell>
              <table:table-cell office:value-type="float" office:value="0.001132">
                <text:p>0.001132</text:p>
              </table:table-cell>
              <table:table-cell office:value-type="float" office:value="0.00042">
                <text:p>0.00042</text:p>
              </table:table-cell>
              <table:table-cell office:value-type="float" office:value="0.00042">
                <text:p>0.000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">
                <text:p>3.88</text:p>
              </table:table-cell>
              <table:table-cell office:value-type="float" office:value="0.071853">
                <text:p>0.071853</text:p>
              </table:table-cell>
              <table:table-cell office:value-type="float" office:value="0.01685">
                <text:p>0.01685</text:p>
              </table:table-cell>
              <table:table-cell office:value-type="float" office:value="0.01685">
                <text:p>0.01685</text:p>
              </table:table-cell>
              <table:table-cell office:value-type="float" office:value="3.88">
                <text:p>3.88</text:p>
              </table:table-cell>
              <table:table-cell office:value-type="float" office:value="0.018078">
                <text:p>0.018078</text:p>
              </table:table-cell>
              <table:table-cell office:value-type="float" office:value="0.00655">
                <text:p>0.00655</text:p>
              </table:table-cell>
              <table:table-cell office:value-type="float" office:value="0.00655">
                <text:p>0.00655</text:p>
              </table:table-cell>
              <table:table-cell office:value-type="float" office:value="3.88">
                <text:p>3.88</text:p>
              </table:table-cell>
              <table:table-cell office:value-type="float" office:value="0.00448">
                <text:p>0.00448</text:p>
              </table:table-cell>
              <table:table-cell office:value-type="float" office:value="0.00655">
                <text:p>0.00655</text:p>
              </table:table-cell>
              <table:table-cell office:value-type="float" office:value="0.00655">
                <text:p>0.00655</text:p>
              </table:table-cell>
              <table:table-cell office:value-type="float" office:value="3.88">
                <text:p>3.88</text:p>
              </table:table-cell>
              <table:table-cell office:value-type="float" office:value="0.001122">
                <text:p>0.001122</text:p>
              </table:table-cell>
              <table:table-cell office:value-type="float" office:value="0.00041">
                <text:p>0.000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9">
                <text:p>3.89</text:p>
              </table:table-cell>
              <table:table-cell office:value-type="float" office:value="0.071253">
                <text:p>0.071253</text:p>
              </table:table-cell>
              <table:table-cell office:value-type="float" office:value="0.01475">
                <text:p>0.01475</text:p>
              </table:table-cell>
              <table:table-cell office:value-type="float" office:value="0.01475">
                <text:p>0.01475</text:p>
              </table:table-cell>
              <table:table-cell office:value-type="float" office:value="3.89">
                <text:p>3.89</text:p>
              </table:table-cell>
              <table:table-cell office:value-type="float" office:value="0.017935">
                <text:p>0.017935</text:p>
              </table:table-cell>
              <table:table-cell office:value-type="float" office:value="0.00659">
                <text:p>0.00659</text:p>
              </table:table-cell>
              <table:table-cell office:value-type="float" office:value="0.00659">
                <text:p>0.00659</text:p>
              </table:table-cell>
              <table:table-cell office:value-type="float" office:value="3.89">
                <text:p>3.89</text:p>
              </table:table-cell>
              <table:table-cell office:value-type="float" office:value="0.004432">
                <text:p>0.004432</text:p>
              </table:table-cell>
              <table:table-cell office:value-type="float" office:value="0.00659">
                <text:p>0.00659</text:p>
              </table:table-cell>
              <table:table-cell office:value-type="float" office:value="0.00659">
                <text:p>0.00659</text:p>
              </table:table-cell>
              <table:table-cell office:value-type="float" office:value="3.89">
                <text:p>3.89</text:p>
              </table:table-cell>
              <table:table-cell office:value-type="float" office:value="0.001115">
                <text:p>0.001115</text:p>
              </table:table-cell>
              <table:table-cell office:value-type="float" office:value="0.00041">
                <text:p>0.000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071122">
                <text:p>0.071122</text:p>
              </table:table-cell>
              <table:table-cell office:value-type="float" office:value="0.00915">
                <text:p>0.00915</text:p>
              </table:table-cell>
              <table:table-cell office:value-type="float" office:value="0.00915">
                <text:p>0.00915</text:p>
              </table:table-cell>
              <table:table-cell office:value-type="float" office:value="3.9">
                <text:p>3.9</text:p>
              </table:table-cell>
              <table:table-cell office:value-type="float" office:value="0.017778">
                <text:p>0.017778</text:p>
              </table:table-cell>
              <table:table-cell office:value-type="float" office:value="0.00656">
                <text:p>0.00656</text:p>
              </table:table-cell>
              <table:table-cell office:value-type="float" office:value="0.00656">
                <text:p>0.00656</text:p>
              </table:table-cell>
              <table:table-cell office:value-type="float" office:value="3.9">
                <text:p>3.9</text:p>
              </table:table-cell>
              <table:table-cell office:value-type="float" office:value="0.00444">
                <text:p>0.00444</text:p>
              </table:table-cell>
              <table:table-cell office:value-type="float" office:value="0.00656">
                <text:p>0.00656</text:p>
              </table:table-cell>
              <table:table-cell office:value-type="float" office:value="0.00656">
                <text:p>0.00656</text:p>
              </table:table-cell>
              <table:table-cell office:value-type="float" office:value="3.9">
                <text:p>3.9</text:p>
              </table:table-cell>
              <table:table-cell office:value-type="float" office:value="0.001107">
                <text:p>0.001107</text:p>
              </table:table-cell>
              <table:table-cell office:value-type="float" office:value="0.00041">
                <text:p>0.000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">
                <text:p>3.91</text:p>
              </table:table-cell>
              <table:table-cell office:value-type="float" office:value="0.069964">
                <text:p>0.069964</text:p>
              </table:table-cell>
              <table:table-cell office:value-type="float" office:value="0.01775">
                <text:p>0.01775</text:p>
              </table:table-cell>
              <table:table-cell office:value-type="float" office:value="0.01775">
                <text:p>0.01775</text:p>
              </table:table-cell>
              <table:table-cell office:value-type="float" office:value="3.91">
                <text:p>3.91</text:p>
              </table:table-cell>
              <table:table-cell office:value-type="float" office:value="0.01758">
                <text:p>0.01758</text:p>
              </table:table-cell>
              <table:table-cell office:value-type="float" office:value="0.00667">
                <text:p>0.00667</text:p>
              </table:table-cell>
              <table:table-cell office:value-type="float" office:value="0.00667">
                <text:p>0.00667</text:p>
              </table:table-cell>
              <table:table-cell office:value-type="float" office:value="3.91">
                <text:p>3.91</text:p>
              </table:table-cell>
              <table:table-cell office:value-type="float" office:value="0.004399">
                <text:p>0.004399</text:p>
              </table:table-cell>
              <table:table-cell office:value-type="float" office:value="0.00667">
                <text:p>0.00667</text:p>
              </table:table-cell>
              <table:table-cell office:value-type="float" office:value="0.00667">
                <text:p>0.00667</text:p>
              </table:table-cell>
              <table:table-cell office:value-type="float" office:value="3.91">
                <text:p>3.91</text:p>
              </table:table-cell>
              <table:table-cell office:value-type="float" office:value="0.001104">
                <text:p>0.001104</text:p>
              </table:table-cell>
              <table:table-cell office:value-type="float" office:value="0.00041">
                <text:p>0.000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">
                <text:p>3.92</text:p>
              </table:table-cell>
              <table:table-cell office:value-type="float" office:value="0.071129">
                <text:p>0.071129</text:p>
              </table:table-cell>
              <table:table-cell office:value-type="float" office:value="0.01335">
                <text:p>0.01335</text:p>
              </table:table-cell>
              <table:table-cell office:value-type="float" office:value="0.01335">
                <text:p>0.01335</text:p>
              </table:table-cell>
              <table:table-cell office:value-type="float" office:value="3.92">
                <text:p>3.92</text:p>
              </table:table-cell>
              <table:table-cell office:value-type="float" office:value="0.017686">
                <text:p>0.017686</text:p>
              </table:table-cell>
              <table:table-cell office:value-type="float" office:value="0.00655">
                <text:p>0.00655</text:p>
              </table:table-cell>
              <table:table-cell office:value-type="float" office:value="0.00655">
                <text:p>0.00655</text:p>
              </table:table-cell>
              <table:table-cell office:value-type="float" office:value="3.92">
                <text:p>3.92</text:p>
              </table:table-cell>
              <table:table-cell office:value-type="float" office:value="0.004403">
                <text:p>0.004403</text:p>
              </table:table-cell>
              <table:table-cell office:value-type="float" office:value="0.00655">
                <text:p>0.00655</text:p>
              </table:table-cell>
              <table:table-cell office:value-type="float" office:value="0.00655">
                <text:p>0.00655</text:p>
              </table:table-cell>
              <table:table-cell office:value-type="float" office:value="3.92">
                <text:p>3.92</text:p>
              </table:table-cell>
              <table:table-cell office:value-type="float" office:value="0.001094">
                <text:p>0.001094</text:p>
              </table:table-cell>
              <table:table-cell office:value-type="float" office:value="0.00041">
                <text:p>0.000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3">
                <text:p>3.93</text:p>
              </table:table-cell>
              <table:table-cell office:value-type="float" office:value="0.067364">
                <text:p>0.067364</text:p>
              </table:table-cell>
              <table:table-cell office:value-type="float" office:value="0.0126">
                <text:p>0.0126</text:p>
              </table:table-cell>
              <table:table-cell office:value-type="float" office:value="0.0126">
                <text:p>0.0126</text:p>
              </table:table-cell>
              <table:table-cell office:value-type="float" office:value="3.93">
                <text:p>3.93</text:p>
              </table:table-cell>
              <table:table-cell office:value-type="float" office:value="0.017448">
                <text:p>0.017448</text:p>
              </table:table-cell>
              <table:table-cell office:value-type="float" office:value="0.00647">
                <text:p>0.00647</text:p>
              </table:table-cell>
              <table:table-cell office:value-type="float" office:value="0.00647">
                <text:p>0.00647</text:p>
              </table:table-cell>
              <table:table-cell office:value-type="float" office:value="3.93">
                <text:p>3.93</text:p>
              </table:table-cell>
              <table:table-cell office:value-type="float" office:value="0.004353">
                <text:p>0.004353</text:p>
              </table:table-cell>
              <table:table-cell office:value-type="float" office:value="0.00647">
                <text:p>0.00647</text:p>
              </table:table-cell>
              <table:table-cell office:value-type="float" office:value="0.00647">
                <text:p>0.00647</text:p>
              </table:table-cell>
              <table:table-cell office:value-type="float" office:value="3.93">
                <text:p>3.93</text:p>
              </table:table-cell>
              <table:table-cell office:value-type="float" office:value="0.001088">
                <text:p>0.001088</text:p>
              </table:table-cell>
              <table:table-cell office:value-type="float" office:value="0.00041">
                <text:p>0.000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">
                <text:p>3.94</text:p>
              </table:table-cell>
              <table:table-cell office:value-type="float" office:value="0.070101">
                <text:p>0.070101</text:p>
              </table:table-cell>
              <table:table-cell office:value-type="float" office:value="0.0108">
                <text:p>0.0108</text:p>
              </table:table-cell>
              <table:table-cell office:value-type="float" office:value="0.0108">
                <text:p>0.0108</text:p>
              </table:table-cell>
              <table:table-cell office:value-type="float" office:value="3.94">
                <text:p>3.94</text:p>
              </table:table-cell>
              <table:table-cell office:value-type="float" office:value="0.017478">
                <text:p>0.017478</text:p>
              </table:table-cell>
              <table:table-cell office:value-type="float" office:value="0.00654">
                <text:p>0.00654</text:p>
              </table:table-cell>
              <table:table-cell office:value-type="float" office:value="0.00654">
                <text:p>0.00654</text:p>
              </table:table-cell>
              <table:table-cell office:value-type="float" office:value="3.94">
                <text:p>3.94</text:p>
              </table:table-cell>
              <table:table-cell office:value-type="float" office:value="0.004334">
                <text:p>0.004334</text:p>
              </table:table-cell>
              <table:table-cell office:value-type="float" office:value="0.00654">
                <text:p>0.00654</text:p>
              </table:table-cell>
              <table:table-cell office:value-type="float" office:value="0.00654">
                <text:p>0.00654</text:p>
              </table:table-cell>
              <table:table-cell office:value-type="float" office:value="3.94">
                <text:p>3.94</text:p>
              </table:table-cell>
              <table:table-cell office:value-type="float" office:value="0.001079">
                <text:p>0.001079</text:p>
              </table:table-cell>
              <table:table-cell office:value-type="float" office:value="0.00041">
                <text:p>0.0004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0.068978">
                <text:p>0.068978</text:p>
              </table:table-cell>
              <table:table-cell office:value-type="float" office:value="0.01855">
                <text:p>0.01855</text:p>
              </table:table-cell>
              <table:table-cell office:value-type="float" office:value="0.01855">
                <text:p>0.01855</text:p>
              </table:table-cell>
              <table:table-cell office:value-type="float" office:value="3.95">
                <text:p>3.95</text:p>
              </table:table-cell>
              <table:table-cell office:value-type="float" office:value="0.017374">
                <text:p>0.017374</text:p>
              </table:table-cell>
              <table:table-cell office:value-type="float" office:value="0.00645">
                <text:p>0.00645</text:p>
              </table:table-cell>
              <table:table-cell office:value-type="float" office:value="0.00645">
                <text:p>0.00645</text:p>
              </table:table-cell>
              <table:table-cell office:value-type="float" office:value="3.95">
                <text:p>3.95</text:p>
              </table:table-cell>
              <table:table-cell office:value-type="float" office:value="0.004285">
                <text:p>0.004285</text:p>
              </table:table-cell>
              <table:table-cell office:value-type="float" office:value="0.00645">
                <text:p>0.00645</text:p>
              </table:table-cell>
              <table:table-cell office:value-type="float" office:value="0.00645">
                <text:p>0.00645</text:p>
              </table:table-cell>
              <table:table-cell office:value-type="float" office:value="3.95">
                <text:p>3.95</text:p>
              </table:table-cell>
              <table:table-cell office:value-type="float" office:value="0.001076">
                <text:p>0.001076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  <table:table-cell office:value-type="float" office:value="0.067849">
                <text:p>0.067849</text:p>
              </table:table-cell>
              <table:table-cell office:value-type="float" office:value="0.01405">
                <text:p>0.01405</text:p>
              </table:table-cell>
              <table:table-cell office:value-type="float" office:value="0.01405">
                <text:p>0.01405</text:p>
              </table:table-cell>
              <table:table-cell office:value-type="float" office:value="3.96">
                <text:p>3.96</text:p>
              </table:table-cell>
              <table:table-cell office:value-type="float" office:value="0.017325">
                <text:p>0.017325</text:p>
              </table:table-cell>
              <table:table-cell office:value-type="float" office:value="0.0065">
                <text:p>0.0065</text:p>
              </table:table-cell>
              <table:table-cell office:value-type="float" office:value="0.0065">
                <text:p>0.0065</text:p>
              </table:table-cell>
              <table:table-cell office:value-type="float" office:value="3.96">
                <text:p>3.96</text:p>
              </table:table-cell>
              <table:table-cell office:value-type="float" office:value="0.004264">
                <text:p>0.004264</text:p>
              </table:table-cell>
              <table:table-cell office:value-type="float" office:value="0.0065">
                <text:p>0.0065</text:p>
              </table:table-cell>
              <table:table-cell office:value-type="float" office:value="0.0065">
                <text:p>0.0065</text:p>
              </table:table-cell>
              <table:table-cell office:value-type="float" office:value="3.96">
                <text:p>3.96</text:p>
              </table:table-cell>
              <table:table-cell office:value-type="float" office:value="0.001067">
                <text:p>0.001067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">
                <text:p>3.97</text:p>
              </table:table-cell>
              <table:table-cell office:value-type="float" office:value="0.068166">
                <text:p>0.068166</text:p>
              </table:table-cell>
              <table:table-cell office:value-type="float" office:value="0.0194">
                <text:p>0.0194</text:p>
              </table:table-cell>
              <table:table-cell office:value-type="float" office:value="0.0194">
                <text:p>0.0194</text:p>
              </table:table-cell>
              <table:table-cell office:value-type="float" office:value="3.97">
                <text:p>3.97</text:p>
              </table:table-cell>
              <table:table-cell office:value-type="float" office:value="0.016973">
                <text:p>0.016973</text:p>
              </table:table-cell>
              <table:table-cell office:value-type="float" office:value="0.00644">
                <text:p>0.00644</text:p>
              </table:table-cell>
              <table:table-cell office:value-type="float" office:value="0.00644">
                <text:p>0.00644</text:p>
              </table:table-cell>
              <table:table-cell office:value-type="float" office:value="3.97">
                <text:p>3.97</text:p>
              </table:table-cell>
              <table:table-cell office:value-type="float" office:value="0.004264">
                <text:p>0.004264</text:p>
              </table:table-cell>
              <table:table-cell office:value-type="float" office:value="0.00644">
                <text:p>0.00644</text:p>
              </table:table-cell>
              <table:table-cell office:value-type="float" office:value="0.00644">
                <text:p>0.00644</text:p>
              </table:table-cell>
              <table:table-cell office:value-type="float" office:value="3.97">
                <text:p>3.97</text:p>
              </table:table-cell>
              <table:table-cell office:value-type="float" office:value="0.001063">
                <text:p>0.001063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">
                <text:p>3.98</text:p>
              </table:table-cell>
              <table:table-cell office:value-type="float" office:value="0.066275">
                <text:p>0.066275</text:p>
              </table:table-cell>
              <table:table-cell office:value-type="float" office:value="0.00885">
                <text:p>0.00885</text:p>
              </table:table-cell>
              <table:table-cell office:value-type="float" office:value="0.00885">
                <text:p>0.00885</text:p>
              </table:table-cell>
              <table:table-cell office:value-type="float" office:value="3.98">
                <text:p>3.98</text:p>
              </table:table-cell>
              <table:table-cell office:value-type="float" office:value="0.016815">
                <text:p>0.016815</text:p>
              </table:table-cell>
              <table:table-cell office:value-type="float" office:value="0.00636">
                <text:p>0.00636</text:p>
              </table:table-cell>
              <table:table-cell office:value-type="float" office:value="0.00636">
                <text:p>0.00636</text:p>
              </table:table-cell>
              <table:table-cell office:value-type="float" office:value="3.98">
                <text:p>3.98</text:p>
              </table:table-cell>
              <table:table-cell office:value-type="float" office:value="0.004218">
                <text:p>0.004218</text:p>
              </table:table-cell>
              <table:table-cell office:value-type="float" office:value="0.00636">
                <text:p>0.00636</text:p>
              </table:table-cell>
              <table:table-cell office:value-type="float" office:value="0.00636">
                <text:p>0.00636</text:p>
              </table:table-cell>
              <table:table-cell office:value-type="float" office:value="3.98">
                <text:p>3.98</text:p>
              </table:table-cell>
              <table:table-cell office:value-type="float" office:value="0.001055">
                <text:p>0.00105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">
                <text:p>3.99</text:p>
              </table:table-cell>
              <table:table-cell office:value-type="float" office:value="0.068482">
                <text:p>0.068482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3.99">
                <text:p>3.99</text:p>
              </table:table-cell>
              <table:table-cell office:value-type="float" office:value="0.01682">
                <text:p>0.01682</text:p>
              </table:table-cell>
              <table:table-cell office:value-type="float" office:value="0.0065">
                <text:p>0.0065</text:p>
              </table:table-cell>
              <table:table-cell office:value-type="float" office:value="0.0065">
                <text:p>0.0065</text:p>
              </table:table-cell>
              <table:table-cell office:value-type="float" office:value="3.99">
                <text:p>3.99</text:p>
              </table:table-cell>
              <table:table-cell office:value-type="float" office:value="0.004174">
                <text:p>0.004174</text:p>
              </table:table-cell>
              <table:table-cell office:value-type="float" office:value="0.0065">
                <text:p>0.0065</text:p>
              </table:table-cell>
              <table:table-cell office:value-type="float" office:value="0.0065">
                <text:p>0.0065</text:p>
              </table:table-cell>
              <table:table-cell office:value-type="float" office:value="3.99">
                <text:p>3.99</text:p>
              </table:table-cell>
              <table:table-cell office:value-type="float" office:value="0.00105">
                <text:p>0.00105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.066674">
                <text:p>0.066674</text:p>
              </table:table-cell>
              <table:table-cell office:value-type="float" office:value="0.01285">
                <text:p>0.01285</text:p>
              </table:table-cell>
              <table:table-cell office:value-type="float" office:value="0.01285">
                <text:p>0.01285</text:p>
              </table:table-cell>
              <table:table-cell office:value-type="float" office:value="4">
                <text:p>4</text:p>
              </table:table-cell>
              <table:table-cell office:value-type="float" office:value="0.016502">
                <text:p>0.016502</text:p>
              </table:table-cell>
              <table:table-cell office:value-type="float" office:value="0.0064">
                <text:p>0.0064</text:p>
              </table:table-cell>
              <table:table-cell office:value-type="float" office:value="0.0064">
                <text:p>0.0064</text:p>
              </table:table-cell>
              <table:table-cell office:value-type="float" office:value="4">
                <text:p>4</text:p>
              </table:table-cell>
              <table:table-cell office:value-type="float" office:value="0.004151">
                <text:p>0.004151</text:p>
              </table:table-cell>
              <table:table-cell office:value-type="float" office:value="0.0064">
                <text:p>0.0064</text:p>
              </table:table-cell>
              <table:table-cell office:value-type="float" office:value="0.0064">
                <text:p>0.0064</text:p>
              </table:table-cell>
              <table:table-cell office:value-type="float" office:value="4">
                <text:p>4</text:p>
              </table:table-cell>
              <table:table-cell office:value-type="float" office:value="0.001047">
                <text:p>0.001047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4cm" chart:symbol-height="0.04cm">
        <chart:symbol-image xlink:href="Pictures/2000000D000000DD000000DD3F0040E4.svm" xlink:type="simple" xlink:actuate="onLoad"/>
      </style:chart-properties>
      <style:graphic-properties svg:stroke-width="0.051cm" svg:stroke-color="#0066cc" draw:fill-color="#0066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04cm" chart:symbol-height="0.04cm">
        <chart:symbol-image xlink:href="Pictures/2000000D000000DD000000DD8384ABF7.svm" xlink:type="simple" xlink:actuate="onLoad"/>
      </style:chart-properties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4cm" chart:symbol-height="0.04cm">
        <chart:symbol-image xlink:href="Pictures/2000000D000000DD000000DD539AEB53.svm" xlink:type="simple" xlink:actuate="onLoad"/>
      </style:chart-properties>
      <style:graphic-properties svg:stroke-width="0.051cm" svg:stroke-color="#339966" draw:fill-color="#33996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04cm" chart:symbol-height="0.04cm">
        <chart:symbol-image xlink:href="Pictures/2000000D000000DD000000DD52AEF343.svm" xlink:type="simple" xlink:actuate="onLoad"/>
      </style:chart-properties>
      <style:graphic-properties svg:stroke-width="0.051cm" svg:stroke-color="#660066" draw:fill-color="#6600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833cm" svg:height="12.759cm" xlink:href=".." xlink:type="simple" chart:class="chart:scatter" chart:style-name="ch1">
        <chart:title svg:x="9.897cm" svg:y="0.39cm" chart:style-name="ch2">
          <text:p>Finite Scaling Function</text:p>
        </chart:title>
        <chart:legend svg:x="23.141cm" svg:y="5.298cm" style:legend-expansion="custom" chartooo:width="1.901cm" chartooo:height="2.092cm" style:legend-expansion-aspect-ratio="0.908699808795411" chart:style-name="ch3"/>
        <chart:plot-area chart:style-name="ch4" table:cell-range-address="Sheet1.H167:Sheet1.I291 Sheet1.D1:Sheet1.D1 Sheet1.K1:Sheet1.K1 Sheet1.P198:Sheet1.P260 Sheet1.R1:Sheet1.R1 Sheet1.W214:Sheet1.W244 Sheet1.Y1:Sheet1.Y1 Sheet1.AD222:Sheet1.AD236" chart:data-source-has-labels="row" svg:x="2.281cm" svg:y="2.394cm" svg:width="19.667cm" svg:height="8.453cm">
          <chartooo:coordinate-region svg:x="2.427cm" svg:y="2.593cm" svg:width="19.427cm" svg:height="7.607cm"/>
          <chart:axis chart:dimension="x" chart:name="primary-x" chart:style-name="ch5">
            <chart:title svg:x="10.509cm" svg:y="11.102cm" chart:style-name="ch6">
              <text:p>(T - T_c) * L^(1/ν)</text:p>
            </chart:title>
          </chart:axis>
          <chart:axis chart:dimension="y" chart:name="primary-y" chart:style-name="ch5">
            <chart:title svg:x="1.083cm" svg:y="8.145cm" chart:style-name="ch7">
              <text:p>&lt;m^2&gt;*L^(2β /ν)</text:p>
            </chart:title>
            <chart:grid chart:style-name="ch8" chart:class="major"/>
          </chart:axis>
          <chart:series chart:style-name="ch9" chart:values-cell-range-address="Sheet1.I167:Sheet1.I291" chart:label-cell-address="Sheet1.D1:Sheet1.D1" chart:class="chart:scatter">
            <chart:domain table:cell-range-address="Sheet1.H167:Sheet1.H291"/>
            <chart:data-point chart:repeated="125"/>
          </chart:series>
          <chart:series chart:style-name="ch10" chart:values-cell-range-address="Sheet1.P198:Sheet1.P260" chart:label-cell-address="Sheet1.K1:Sheet1.K1" chart:class="chart:scatter">
            <chart:domain table:cell-range-address="Sheet1.O198:Sheet1.O260"/>
            <chart:data-point chart:repeated="63"/>
          </chart:series>
          <chart:series chart:style-name="ch11" chart:values-cell-range-address="Sheet1.W214:Sheet1.W244" chart:label-cell-address="Sheet1.R1:Sheet1.R1" chart:class="chart:scatter">
            <chart:domain table:cell-range-address="Sheet1.V214:Sheet1.V244"/>
            <chart:data-point chart:repeated="31"/>
          </chart:series>
          <chart:series chart:style-name="ch12" chart:values-cell-range-address="Sheet1.AD222:Sheet1.AD236" chart:label-cell-address="Sheet1.Y1:Sheet1.Y1" chart:class="chart:scatter">
            <chart:domain table:cell-range-address="Sheet1.AC222:Sheet1.AC23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=8</text:p>
                <draw:g>
                  <svg:desc>Sheet1.D1:Sheet1.D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L=16</text:p>
                <draw:g>
                  <svg:desc>Sheet1.K1:Sheet1.K1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L=32</text:p>
                <draw:g>
                  <svg:desc>Sheet1.R1:Sheet1.R1</svg:desc>
                </draw:g>
              </table:table-cell>
              <table:table-cell office:value-type="string">
                <text:p>Column AC</text:p>
              </table:table-cell>
              <table:table-cell office:value-type="string">
                <text:p>L=64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952">
                <text:p>-4.952</text:p>
                <draw:g>
                  <svg:desc>Sheet1.H167:Sheet1.H291</svg:desc>
                </draw:g>
              </table:table-cell>
              <table:table-cell office:value-type="float" office:value="1.60188748954436">
                <text:p>1.60188748954436</text:p>
                <draw:g>
                  <svg:desc>Sheet1.I167:Sheet1.I291</svg:desc>
                </draw:g>
              </table:table-cell>
              <table:table-cell office:value-type="float" office:value="-4.944">
                <text:p>-4.944</text:p>
                <draw:g>
                  <svg:desc>Sheet1.O198:Sheet1.O260</svg:desc>
                </draw:g>
              </table:table-cell>
              <table:table-cell office:value-type="float" office:value="1.711396">
                <text:p>1.711396</text:p>
                <draw:g>
                  <svg:desc>Sheet1.P198:Sheet1.P260</svg:desc>
                </draw:g>
              </table:table-cell>
              <table:table-cell office:value-type="float" office:value="-4.768">
                <text:p>-4.768</text:p>
                <draw:g>
                  <svg:desc>Sheet1.V214:Sheet1.V244</svg:desc>
                </draw:g>
              </table:table-cell>
              <table:table-cell office:value-type="float" office:value="1.7506627133805">
                <text:p>1.7506627133805</text:p>
                <draw:g>
                  <svg:desc>Sheet1.W214:Sheet1.W244</svg:desc>
                </draw:g>
              </table:table-cell>
              <table:table-cell office:value-type="float" office:value="-4.416">
                <text:p>-4.416</text:p>
                <draw:g>
                  <svg:desc>Sheet1.AC222:Sheet1.AC236</svg:desc>
                </draw:g>
              </table:table-cell>
              <table:table-cell office:value-type="float" office:value="1.74904276540055">
                <text:p>1.74904276540055</text:p>
                <draw:g>
                  <svg:desc>Sheet1.AD222:Sheet1.AD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2">
                <text:p>-4.872</text:p>
              </table:table-cell>
              <table:table-cell office:value-type="float" office:value="1.59493495798304">
                <text:p>1.59493495798304</text:p>
              </table:table-cell>
              <table:table-cell office:value-type="float" office:value="-4.784">
                <text:p>-4.784</text:p>
              </table:table-cell>
              <table:table-cell office:value-type="float" office:value="1.699944">
                <text:p>1.699944</text:p>
              </table:table-cell>
              <table:table-cell office:value-type="float" office:value="-4.44800000000001">
                <text:p>-4.44800000000001</text:p>
              </table:table-cell>
              <table:table-cell office:value-type="float" office:value="1.72374144271106">
                <text:p>1.72374144271106</text:p>
              </table:table-cell>
              <table:table-cell office:value-type="float" office:value="-3.77600000000001">
                <text:p>-3.77600000000001</text:p>
              </table:table-cell>
              <table:table-cell office:value-type="float" office:value="1.68431986750498">
                <text:p>1.68431986750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92">
                <text:p>-4.792</text:p>
              </table:table-cell>
              <table:table-cell office:value-type="float" office:value="1.59563122021487">
                <text:p>1.59563122021487</text:p>
              </table:table-cell>
              <table:table-cell office:value-type="float" office:value="-4.624">
                <text:p>-4.624</text:p>
              </table:table-cell>
              <table:table-cell office:value-type="float" office:value="1.685628">
                <text:p>1.685628</text:p>
              </table:table-cell>
              <table:table-cell office:value-type="float" office:value="-4.128">
                <text:p>-4.128</text:p>
              </table:table-cell>
              <table:table-cell office:value-type="float" office:value="1.69855641442954">
                <text:p>1.69855641442954</text:p>
              </table:table-cell>
              <table:table-cell office:value-type="float" office:value="-3.136">
                <text:p>-3.136</text:p>
              </table:table-cell>
              <table:table-cell office:value-type="float" office:value="1.61735685532662">
                <text:p>1.61735685532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12">
                <text:p>-4.712</text:p>
              </table:table-cell>
              <table:table-cell office:value-type="float" office:value="1.59228781606782">
                <text:p>1.59228781606782</text:p>
              </table:table-cell>
              <table:table-cell office:value-type="float" office:value="-4.464">
                <text:p>-4.464</text:p>
              </table:table-cell>
              <table:table-cell office:value-type="float" office:value="1.679666">
                <text:p>1.679666</text:p>
              </table:table-cell>
              <table:table-cell office:value-type="float" office:value="-3.80800000000001">
                <text:p>-3.80800000000001</text:p>
              </table:table-cell>
              <table:table-cell office:value-type="float" office:value="1.66949219253887">
                <text:p>1.66949219253887</text:p>
              </table:table-cell>
              <table:table-cell office:value-type="float" office:value="-2.49600000000001">
                <text:p>-2.49600000000001</text:p>
              </table:table-cell>
              <table:table-cell office:value-type="float" office:value="1.53142923927683">
                <text:p>1.53142923927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32">
                <text:p>-4.632</text:p>
              </table:table-cell>
              <table:table-cell office:value-type="float" office:value="1.58750479725786">
                <text:p>1.58750479725786</text:p>
              </table:table-cell>
              <table:table-cell office:value-type="float" office:value="-4.304">
                <text:p>-4.304</text:p>
              </table:table-cell>
              <table:table-cell office:value-type="float" office:value="1.66814">
                <text:p>1.66814</text:p>
              </table:table-cell>
              <table:table-cell office:value-type="float" office:value="-3.488">
                <text:p>-3.488</text:p>
              </table:table-cell>
              <table:table-cell office:value-type="float" office:value="1.63077636570284">
                <text:p>1.63077636570284</text:p>
              </table:table-cell>
              <table:table-cell office:value-type="float" office:value="-1.85599999999999">
                <text:p>-1.85599999999999</text:p>
              </table:table-cell>
              <table:table-cell office:value-type="float" office:value="1.44177658470375">
                <text:p>1.44177658470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52">
                <text:p>-4.552</text:p>
              </table:table-cell>
              <table:table-cell office:value-type="float" office:value="1.58526969458612">
                <text:p>1.58526969458612</text:p>
              </table:table-cell>
              <table:table-cell office:value-type="float" office:value="-4.14400000000001">
                <text:p>-4.14400000000001</text:p>
              </table:table-cell>
              <table:table-cell office:value-type="float" office:value="1.657824">
                <text:p>1.657824</text:p>
              </table:table-cell>
              <table:table-cell office:value-type="float" office:value="-3.16800000000001">
                <text:p>-3.16800000000001</text:p>
              </table:table-cell>
              <table:table-cell office:value-type="float" office:value="1.60101526844278">
                <text:p>1.60101526844278</text:p>
              </table:table-cell>
              <table:table-cell office:value-type="float" office:value="-1.21600000000001">
                <text:p>-1.21600000000001</text:p>
              </table:table-cell>
              <table:table-cell office:value-type="float" office:value="1.35008746260085">
                <text:p>1.350087462600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72">
                <text:p>-4.472</text:p>
              </table:table-cell>
              <table:table-cell office:value-type="float" office:value="1.57805648513607">
                <text:p>1.57805648513607</text:p>
              </table:table-cell>
              <table:table-cell office:value-type="float" office:value="-3.984">
                <text:p>-3.984</text:p>
              </table:table-cell>
              <table:table-cell office:value-type="float" office:value="1.644298">
                <text:p>1.644298</text:p>
              </table:table-cell>
              <table:table-cell office:value-type="float" office:value="-2.848">
                <text:p>-2.848</text:p>
              </table:table-cell>
              <table:table-cell office:value-type="float" office:value="1.56771271239425">
                <text:p>1.56771271239425</text:p>
              </table:table-cell>
              <table:table-cell office:value-type="float" office:value="-0.576000000000022">
                <text:p>-0.576000000000022</text:p>
              </table:table-cell>
              <table:table-cell office:value-type="float" office:value="1.21045084387925">
                <text:p>1.210450843879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92">
                <text:p>-4.392</text:p>
              </table:table-cell>
              <table:table-cell office:value-type="float" office:value="1.57887720003736">
                <text:p>1.57887720003736</text:p>
              </table:table-cell>
              <table:table-cell office:value-type="float" office:value="-3.82400000000001">
                <text:p>-3.82400000000001</text:p>
              </table:table-cell>
              <table:table-cell office:value-type="float" office:value="1.630784">
                <text:p>1.630784</text:p>
              </table:table-cell>
              <table:table-cell office:value-type="float" office:value="-2.52800000000001">
                <text:p>-2.52800000000001</text:p>
              </table:table-cell>
              <table:table-cell office:value-type="float" office:value="1.53333511311375">
                <text:p>1.53333511311375</text:p>
              </table:table-cell>
              <table:table-cell office:value-type="float" office:value="0.063999999999993">
                <text:p>0.063999999999993</text:p>
              </table:table-cell>
              <table:table-cell office:value-type="float" office:value="1.07445723929433">
                <text:p>1.07445723929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312">
                <text:p>-4.312</text:p>
              </table:table-cell>
              <table:table-cell office:value-type="float" office:value="1.57531684461517">
                <text:p>1.57531684461517</text:p>
              </table:table-cell>
              <table:table-cell office:value-type="float" office:value="-3.664">
                <text:p>-3.664</text:p>
              </table:table-cell>
              <table:table-cell office:value-type="float" office:value="1.613482">
                <text:p>1.613482</text:p>
              </table:table-cell>
              <table:table-cell office:value-type="float" office:value="-2.208">
                <text:p>-2.208</text:p>
              </table:table-cell>
              <table:table-cell office:value-type="float" office:value="1.48404961343958">
                <text:p>1.48404961343958</text:p>
              </table:table-cell>
              <table:table-cell office:value-type="float" office:value="0.704000000000008">
                <text:p>0.704000000000008</text:p>
              </table:table-cell>
              <table:table-cell office:value-type="float" office:value="0.922664040790579">
                <text:p>0.922664040790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232">
                <text:p>-4.232</text:p>
              </table:table-cell>
              <table:table-cell office:value-type="float" office:value="1.57118131604496">
                <text:p>1.57118131604496</text:p>
              </table:table-cell>
              <table:table-cell office:value-type="float" office:value="-3.504">
                <text:p>-3.504</text:p>
              </table:table-cell>
              <table:table-cell office:value-type="float" office:value="1.60252">
                <text:p>1.60252</text:p>
              </table:table-cell>
              <table:table-cell office:value-type="float" office:value="-1.88800000000001">
                <text:p>-1.88800000000001</text:p>
              </table:table-cell>
              <table:table-cell office:value-type="float" office:value="1.43984678497492">
                <text:p>1.43984678497492</text:p>
              </table:table-cell>
              <table:table-cell office:value-type="float" office:value="1.34399999999999">
                <text:p>1.34399999999999</text:p>
              </table:table-cell>
              <table:table-cell office:value-type="float" office:value="0.768059385724828">
                <text:p>0.7680593857248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.152">
                <text:p>-4.152</text:p>
              </table:table-cell>
              <table:table-cell office:value-type="float" office:value="1.56718537627967">
                <text:p>1.56718537627967</text:p>
              </table:table-cell>
              <table:table-cell office:value-type="float" office:value="-3.344">
                <text:p>-3.344</text:p>
              </table:table-cell>
              <table:table-cell office:value-type="float" office:value="1.58399">
                <text:p>1.58399</text:p>
              </table:table-cell>
              <table:table-cell office:value-type="float" office:value="-1.568">
                <text:p>-1.568</text:p>
              </table:table-cell>
              <table:table-cell office:value-type="float" office:value="1.39011652183974">
                <text:p>1.39011652183974</text:p>
              </table:table-cell>
              <table:table-cell office:value-type="float" office:value="1.98399999999998">
                <text:p>1.98399999999998</text:p>
              </table:table-cell>
              <table:table-cell office:value-type="float" office:value="0.637007043326838">
                <text:p>0.63700704332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072">
                <text:p>-4.072</text:p>
              </table:table-cell>
              <table:table-cell office:value-type="float" office:value="1.56720723958647">
                <text:p>1.56720723958647</text:p>
              </table:table-cell>
              <table:table-cell office:value-type="float" office:value="-3.184">
                <text:p>-3.184</text:p>
              </table:table-cell>
              <table:table-cell office:value-type="float" office:value="1.573496">
                <text:p>1.573496</text:p>
              </table:table-cell>
              <table:table-cell office:value-type="float" office:value="-1.248">
                <text:p>-1.248</text:p>
              </table:table-cell>
              <table:table-cell office:value-type="float" office:value="1.33380518653013">
                <text:p>1.33380518653013</text:p>
              </table:table-cell>
              <table:table-cell office:value-type="float" office:value="2.624">
                <text:p>2.624</text:p>
              </table:table-cell>
              <table:table-cell office:value-type="float" office:value="0.526361802633892">
                <text:p>0.5263618026338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992">
                <text:p>-3.992</text:p>
              </table:table-cell>
              <table:table-cell office:value-type="float" office:value="1.55835764571234">
                <text:p>1.55835764571234</text:p>
              </table:table-cell>
              <table:table-cell office:value-type="float" office:value="-3.024">
                <text:p>-3.024</text:p>
              </table:table-cell>
              <table:table-cell office:value-type="float" office:value="1.563768">
                <text:p>1.563768</text:p>
              </table:table-cell>
              <table:table-cell office:value-type="float" office:value="-0.927999999999997">
                <text:p>-0.927999999999997</text:p>
              </table:table-cell>
              <table:table-cell office:value-type="float" office:value="1.27487997398175">
                <text:p>1.27487997398175</text:p>
              </table:table-cell>
              <table:table-cell office:value-type="float" office:value="3.26399999999998">
                <text:p>3.26399999999998</text:p>
              </table:table-cell>
              <table:table-cell office:value-type="float" office:value="0.427663838115874">
                <text:p>0.427663838115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12">
                <text:p>-3.912</text:p>
              </table:table-cell>
              <table:table-cell office:value-type="float" office:value="1.55113266371248">
                <text:p>1.55113266371248</text:p>
              </table:table-cell>
              <table:table-cell office:value-type="float" office:value="-2.864">
                <text:p>-2.864</text:p>
              </table:table-cell>
              <table:table-cell office:value-type="float" office:value="1.540068">
                <text:p>1.540068</text:p>
              </table:table-cell>
              <table:table-cell office:value-type="float" office:value="-0.608000000000004">
                <text:p>-0.608000000000004</text:p>
              </table:table-cell>
              <table:table-cell office:value-type="float" office:value="1.20132037867614">
                <text:p>1.20132037867614</text:p>
              </table:table-cell>
              <table:table-cell office:value-type="float" office:value="3.904">
                <text:p>3.904</text:p>
              </table:table-cell>
              <table:table-cell office:value-type="float" office:value="0.340180587147474">
                <text:p>0.340180587147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832">
                <text:p>-3.832</text:p>
              </table:table-cell>
              <table:table-cell office:value-type="float" office:value="1.54436176577685">
                <text:p>1.54436176577685</text:p>
              </table:table-cell>
              <table:table-cell office:value-type="float" office:value="-2.704">
                <text:p>-2.704</text:p>
              </table:table-cell>
              <table:table-cell office:value-type="float" office:value="1.52422">
                <text:p>1.52422</text:p>
              </table:table-cell>
              <table:table-cell office:value-type="float" office:value="-0.288000000000011">
                <text:p>-0.288000000000011</text:p>
              </table:table-cell>
              <table:table-cell office:value-type="float" office:value="1.14907613169984">
                <text:p>1.14907613169984</text:p>
              </table:table-cell>
              <table:table-cell office:value-type="float" office:value="4.54399999999998">
                <text:p>4.54399999999998</text:p>
              </table:table-cell>
              <table:table-cell office:value-type="float" office:value="0.279923775681881">
                <text:p>0.279923775681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752">
                <text:p>-3.752</text:p>
              </table:table-cell>
              <table:table-cell office:value-type="float" office:value="1.54872097279353">
                <text:p>1.54872097279353</text:p>
              </table:table-cell>
              <table:table-cell office:value-type="float" office:value="-2.544">
                <text:p>-2.544</text:p>
              </table:table-cell>
              <table:table-cell office:value-type="float" office:value="1.506714">
                <text:p>1.506714</text:p>
              </table:table-cell>
              <table:table-cell office:value-type="float" office:value="0.0319999999999965">
                <text:p>0.0319999999999965</text:p>
              </table:table-cell>
              <table:table-cell office:value-type="float" office:value="1.07805668279188">
                <text:p>1.07805668279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672">
                <text:p>-3.672</text:p>
              </table:table-cell>
              <table:table-cell office:value-type="float" office:value="1.53814922306096">
                <text:p>1.53814922306096</text:p>
              </table:table-cell>
              <table:table-cell office:value-type="float" office:value="-2.384">
                <text:p>-2.384</text:p>
              </table:table-cell>
              <table:table-cell office:value-type="float" office:value="1.486658">
                <text:p>1.486658</text:p>
              </table:table-cell>
              <table:table-cell office:value-type="float" office:value="0.352000000000004">
                <text:p>0.352000000000004</text:p>
              </table:table-cell>
              <table:table-cell office:value-type="float" office:value="1.00384540198725">
                <text:p>1.0038454019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592">
                <text:p>-3.592</text:p>
              </table:table-cell>
              <table:table-cell office:value-type="float" office:value="1.53436014381383">
                <text:p>1.53436014381383</text:p>
              </table:table-cell>
              <table:table-cell office:value-type="float" office:value="-2.224">
                <text:p>-2.224</text:p>
              </table:table-cell>
              <table:table-cell office:value-type="float" office:value="1.466252">
                <text:p>1.466252</text:p>
              </table:table-cell>
              <table:table-cell office:value-type="float" office:value="0.671999999999997">
                <text:p>0.671999999999997</text:p>
              </table:table-cell>
              <table:table-cell office:value-type="float" office:value="0.925027132819097">
                <text:p>0.92502713281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512">
                <text:p>-3.512</text:p>
              </table:table-cell>
              <table:table-cell office:value-type="float" office:value="1.52803492097829">
                <text:p>1.52803492097829</text:p>
              </table:table-cell>
              <table:table-cell office:value-type="float" office:value="-2.064">
                <text:p>-2.064</text:p>
              </table:table-cell>
              <table:table-cell office:value-type="float" office:value="1.440882">
                <text:p>1.440882</text:p>
              </table:table-cell>
              <table:table-cell office:value-type="float" office:value="0.99199999999999">
                <text:p>0.99199999999999</text:p>
              </table:table-cell>
              <table:table-cell office:value-type="float" office:value="0.872354771281396">
                <text:p>0.87235477128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432">
                <text:p>-3.432</text:p>
              </table:table-cell>
              <table:table-cell office:value-type="float" office:value="1.52583345416315">
                <text:p>1.52583345416315</text:p>
              </table:table-cell>
              <table:table-cell office:value-type="float" office:value="-1.904">
                <text:p>-1.904</text:p>
              </table:table-cell>
              <table:table-cell office:value-type="float" office:value="1.428286">
                <text:p>1.428286</text:p>
              </table:table-cell>
              <table:table-cell office:value-type="float" office:value="1.312">
                <text:p>1.312</text:p>
              </table:table-cell>
              <table:table-cell office:value-type="float" office:value="0.788822485109375">
                <text:p>0.7888224851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352">
                <text:p>-3.352</text:p>
              </table:table-cell>
              <table:table-cell office:value-type="float" office:value="1.51658695718102">
                <text:p>1.51658695718102</text:p>
              </table:table-cell>
              <table:table-cell office:value-type="float" office:value="-1.744">
                <text:p>-1.744</text:p>
              </table:table-cell>
              <table:table-cell office:value-type="float" office:value="1.398852">
                <text:p>1.398852</text:p>
              </table:table-cell>
              <table:table-cell office:value-type="float" office:value="1.63199999999999">
                <text:p>1.63199999999999</text:p>
              </table:table-cell>
              <table:table-cell office:value-type="float" office:value="0.715564948410977">
                <text:p>0.71556494841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272">
                <text:p>-3.272</text:p>
              </table:table-cell>
              <table:table-cell office:value-type="float" office:value="1.51448639793572">
                <text:p>1.51448639793572</text:p>
              </table:table-cell>
              <table:table-cell office:value-type="float" office:value="-1.584">
                <text:p>-1.584</text:p>
              </table:table-cell>
              <table:table-cell office:value-type="float" office:value="1.389224">
                <text:p>1.389224</text:p>
              </table:table-cell>
              <table:table-cell office:value-type="float" office:value="1.952">
                <text:p>1.952</text:p>
              </table:table-cell>
              <table:table-cell office:value-type="float" office:value="0.662024465679325">
                <text:p>0.66202446567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192">
                <text:p>-3.192</text:p>
              </table:table-cell>
              <table:table-cell office:value-type="float" office:value="1.50800476836694">
                <text:p>1.50800476836694</text:p>
              </table:table-cell>
              <table:table-cell office:value-type="float" office:value="-1.424">
                <text:p>-1.424</text:p>
              </table:table-cell>
              <table:table-cell office:value-type="float" office:value="1.35016">
                <text:p>1.35016</text:p>
              </table:table-cell>
              <table:table-cell office:value-type="float" office:value="2.27199999999999">
                <text:p>2.27199999999999</text:p>
              </table:table-cell>
              <table:table-cell office:value-type="float" office:value="0.600173803628033">
                <text:p>0.600173803628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112">
                <text:p>-3.112</text:p>
              </table:table-cell>
              <table:table-cell office:value-type="float" office:value="1.50146595784193">
                <text:p>1.50146595784193</text:p>
              </table:table-cell>
              <table:table-cell office:value-type="float" office:value="-1.264">
                <text:p>-1.264</text:p>
              </table:table-cell>
              <table:table-cell office:value-type="float" office:value="1.327686">
                <text:p>1.327686</text:p>
              </table:table-cell>
              <table:table-cell office:value-type="float" office:value="2.592">
                <text:p>2.592</text:p>
              </table:table-cell>
              <table:table-cell office:value-type="float" office:value="0.530224641123573">
                <text:p>0.53022464112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032">
                <text:p>-3.032</text:p>
              </table:table-cell>
              <table:table-cell office:value-type="float" office:value="1.49720934018792">
                <text:p>1.49720934018792</text:p>
              </table:table-cell>
              <table:table-cell office:value-type="float" office:value="-1.104">
                <text:p>-1.104</text:p>
              </table:table-cell>
              <table:table-cell office:value-type="float" office:value="1.3221">
                <text:p>1.3221</text:p>
              </table:table-cell>
              <table:table-cell office:value-type="float" office:value="2.91199999999999">
                <text:p>2.91199999999999</text:p>
              </table:table-cell>
              <table:table-cell office:value-type="float" office:value="0.494441399033141">
                <text:p>0.494441399033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952">
                <text:p>-2.952</text:p>
              </table:table-cell>
              <table:table-cell office:value-type="float" office:value="1.49942762493136">
                <text:p>1.49942762493136</text:p>
              </table:table-cell>
              <table:table-cell office:value-type="float" office:value="-0.944000000000003">
                <text:p>-0.944000000000003</text:p>
              </table:table-cell>
              <table:table-cell office:value-type="float" office:value="1.276066">
                <text:p>1.276066</text:p>
              </table:table-cell>
              <table:table-cell office:value-type="float" office:value="3.232">
                <text:p>3.232</text:p>
              </table:table-cell>
              <table:table-cell office:value-type="float" office:value="0.436341496222568">
                <text:p>0.43634149622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872">
                <text:p>-2.872</text:p>
              </table:table-cell>
              <table:table-cell office:value-type="float" office:value="1.47773081562498">
                <text:p>1.47773081562498</text:p>
              </table:table-cell>
              <table:table-cell office:value-type="float" office:value="-0.783999999999999">
                <text:p>-0.783999999999999</text:p>
              </table:table-cell>
              <table:table-cell office:value-type="float" office:value="1.254096">
                <text:p>1.254096</text:p>
              </table:table-cell>
              <table:table-cell office:value-type="float" office:value="3.55199999999999">
                <text:p>3.55199999999999</text:p>
              </table:table-cell>
              <table:table-cell office:value-type="float" office:value="0.399966028988865">
                <text:p>0.399966028988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792">
                <text:p>-2.792</text:p>
              </table:table-cell>
              <table:table-cell office:value-type="float" office:value="1.47965478662308">
                <text:p>1.47965478662308</text:p>
              </table:table-cell>
              <table:table-cell office:value-type="float" office:value="-0.624000000000002">
                <text:p>-0.624000000000002</text:p>
              </table:table-cell>
              <table:table-cell office:value-type="float" office:value="1.193202">
                <text:p>1.193202</text:p>
              </table:table-cell>
              <table:table-cell office:value-type="float" office:value="3.872">
                <text:p>3.872</text:p>
              </table:table-cell>
              <table:table-cell office:value-type="float" office:value="0.349381915145109">
                <text:p>0.349381915145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712">
                <text:p>-2.712</text:p>
              </table:table-cell>
              <table:table-cell office:value-type="float" office:value="1.46691016055349">
                <text:p>1.46691016055349</text:p>
              </table:table-cell>
              <table:table-cell office:value-type="float" office:value="-0.463999999999999">
                <text:p>-0.463999999999999</text:p>
              </table:table-cell>
              <table:table-cell office:value-type="float" office:value="1.207432">
                <text:p>1.207432</text:p>
              </table:table-cell>
              <table:table-cell office:value-type="float" office:value="4.19199999999999">
                <text:p>4.19199999999999</text:p>
              </table:table-cell>
              <table:table-cell office:value-type="float" office:value="0.329543562052634">
                <text:p>0.329543562052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632">
                <text:p>-2.632</text:p>
              </table:table-cell>
              <table:table-cell office:value-type="float" office:value="1.46363234632684">
                <text:p>1.46363234632684</text:p>
              </table:table-cell>
              <table:table-cell office:value-type="float" office:value="-0.304000000000002">
                <text:p>-0.304000000000002</text:p>
              </table:table-cell>
              <table:table-cell office:value-type="float" office:value="1.157806">
                <text:p>1.157806</text:p>
              </table:table-cell>
              <table:table-cell office:value-type="float" office:value="4.512">
                <text:p>4.512</text:p>
              </table:table-cell>
              <table:table-cell office:value-type="float" office:value="0.293686589121072">
                <text:p>0.29368658912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552">
                <text:p>-2.552</text:p>
              </table:table-cell>
              <table:table-cell office:value-type="float" office:value="1.4460004302918">
                <text:p>1.4460004302918</text:p>
              </table:table-cell>
              <table:table-cell office:value-type="float" office:value="-0.144000000000005">
                <text:p>-0.144000000000005</text:p>
              </table:table-cell>
              <table:table-cell office:value-type="float" office:value="1.112482">
                <text:p>1.112482</text:p>
              </table:table-cell>
              <table:table-cell office:value-type="float" office:value="4.83199999999999">
                <text:p>4.83199999999999</text:p>
              </table:table-cell>
              <table:table-cell office:value-type="float" office:value="0.277342126532475">
                <text:p>0.27734212653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472">
                <text:p>-2.472</text:p>
              </table:table-cell>
              <table:table-cell office:value-type="float" office:value="1.44879725176893">
                <text:p>1.44879725176893</text:p>
              </table:table-cell>
              <table:table-cell office:value-type="float" office:value="0.0159999999999982">
                <text:p>0.0159999999999982</text:p>
              </table:table-cell>
              <table:table-cell office:value-type="float" office:value="1.080066">
                <text:p>1.08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392">
                <text:p>-2.392</text:p>
              </table:table-cell>
              <table:table-cell office:value-type="float" office:value="1.44310942841615">
                <text:p>1.44310942841615</text:p>
              </table:table-cell>
              <table:table-cell office:value-type="float" office:value="0.176000000000002">
                <text:p>0.176000000000002</text:p>
              </table:table-cell>
              <table:table-cell office:value-type="float" office:value="1.05087">
                <text:p>1.05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312">
                <text:p>-2.312</text:p>
              </table:table-cell>
              <table:table-cell office:value-type="float" office:value="1.44043369602282">
                <text:p>1.44043369602282</text:p>
              </table:table-cell>
              <table:table-cell office:value-type="float" office:value="0.335999999999999">
                <text:p>0.335999999999999</text:p>
              </table:table-cell>
              <table:table-cell office:value-type="float" office:value="1.019756">
                <text:p>1.01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232">
                <text:p>-2.232</text:p>
              </table:table-cell>
              <table:table-cell office:value-type="float" office:value="1.4272904850524">
                <text:p>1.4272904850524</text:p>
              </table:table-cell>
              <table:table-cell office:value-type="float" office:value="0.495999999999995">
                <text:p>0.495999999999995</text:p>
              </table:table-cell>
              <table:table-cell office:value-type="float" office:value="0.998404">
                <text:p>0.998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152">
                <text:p>-2.152</text:p>
              </table:table-cell>
              <table:table-cell office:value-type="float" office:value="1.42065917592171">
                <text:p>1.42065917592171</text:p>
              </table:table-cell>
              <table:table-cell office:value-type="float" office:value="0.655999999999999">
                <text:p>0.655999999999999</text:p>
              </table:table-cell>
              <table:table-cell office:value-type="float" office:value="0.97064">
                <text:p>0.97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072">
                <text:p>-2.072</text:p>
              </table:table-cell>
              <table:table-cell office:value-type="float" office:value="1.40637739120504">
                <text:p>1.40637739120504</text:p>
              </table:table-cell>
              <table:table-cell office:value-type="float" office:value="0.815999999999995">
                <text:p>0.815999999999995</text:p>
              </table:table-cell>
              <table:table-cell office:value-type="float" office:value="0.922414">
                <text:p>0.92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992">
                <text:p>-1.992</text:p>
              </table:table-cell>
              <table:table-cell office:value-type="float" office:value="1.39591327621362">
                <text:p>1.39591327621362</text:p>
              </table:table-cell>
              <table:table-cell office:value-type="float" office:value="0.975999999999999">
                <text:p>0.975999999999999</text:p>
              </table:table-cell>
              <table:table-cell office:value-type="float" office:value="0.864188">
                <text:p>0.864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912">
                <text:p>-1.912</text:p>
              </table:table-cell>
              <table:table-cell office:value-type="float" office:value="1.38107986344855">
                <text:p>1.38107986344855</text:p>
              </table:table-cell>
              <table:table-cell office:value-type="float" office:value="1.136">
                <text:p>1.136</text:p>
              </table:table-cell>
              <table:table-cell office:value-type="float" office:value="0.832136">
                <text:p>0.83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832">
                <text:p>-1.832</text:p>
              </table:table-cell>
              <table:table-cell office:value-type="float" office:value="1.38179462540151">
                <text:p>1.38179462540151</text:p>
              </table:table-cell>
              <table:table-cell office:value-type="float" office:value="1.296">
                <text:p>1.296</text:p>
              </table:table-cell>
              <table:table-cell office:value-type="float" office:value="0.802064">
                <text:p>0.80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752">
                <text:p>-1.752</text:p>
              </table:table-cell>
              <table:table-cell office:value-type="float" office:value="1.36812333148232">
                <text:p>1.36812333148232</text:p>
              </table:table-cell>
              <table:table-cell office:value-type="float" office:value="1.456">
                <text:p>1.456</text:p>
              </table:table-cell>
              <table:table-cell office:value-type="float" office:value="0.784972">
                <text:p>0.78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672">
                <text:p>-1.672</text:p>
              </table:table-cell>
              <table:table-cell office:value-type="float" office:value="1.35936119083538">
                <text:p>1.35936119083538</text:p>
              </table:table-cell>
              <table:table-cell office:value-type="float" office:value="1.616">
                <text:p>1.616</text:p>
              </table:table-cell>
              <table:table-cell office:value-type="float" office:value="0.72974">
                <text:p>0.7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592">
                <text:p>-1.592</text:p>
              </table:table-cell>
              <table:table-cell office:value-type="float" office:value="1.35134072082669">
                <text:p>1.35134072082669</text:p>
              </table:table-cell>
              <table:table-cell office:value-type="float" office:value="1.776">
                <text:p>1.776</text:p>
              </table:table-cell>
              <table:table-cell office:value-type="float" office:value="0.712004">
                <text:p>0.71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512">
                <text:p>-1.512</text:p>
              </table:table-cell>
              <table:table-cell office:value-type="float" office:value="1.33762065491541">
                <text:p>1.33762065491541</text:p>
              </table:table-cell>
              <table:table-cell office:value-type="float" office:value="1.936">
                <text:p>1.936</text:p>
              </table:table-cell>
              <table:table-cell office:value-type="float" office:value="0.687852">
                <text:p>0.68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432">
                <text:p>-1.432</text:p>
              </table:table-cell>
              <table:table-cell office:value-type="float" office:value="1.32080440840316">
                <text:p>1.32080440840316</text:p>
              </table:table-cell>
              <table:table-cell office:value-type="float" office:value="2.096">
                <text:p>2.096</text:p>
              </table:table-cell>
              <table:table-cell office:value-type="float" office:value="0.63896">
                <text:p>0.6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52">
                <text:p>-1.352</text:p>
              </table:table-cell>
              <table:table-cell office:value-type="float" office:value="1.31303284373339">
                <text:p>1.31303284373339</text:p>
              </table:table-cell>
              <table:table-cell office:value-type="float" office:value="2.256">
                <text:p>2.256</text:p>
              </table:table-cell>
              <table:table-cell office:value-type="float" office:value="0.605332">
                <text:p>0.60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272">
                <text:p>-1.272</text:p>
              </table:table-cell>
              <table:table-cell office:value-type="float" office:value="1.30997534436752">
                <text:p>1.30997534436752</text:p>
              </table:table-cell>
              <table:table-cell office:value-type="float" office:value="2.416">
                <text:p>2.416</text:p>
              </table:table-cell>
              <table:table-cell office:value-type="float" office:value="0.592452">
                <text:p>0.59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192">
                <text:p>-1.192</text:p>
              </table:table-cell>
              <table:table-cell office:value-type="float" office:value="1.28265630162876">
                <text:p>1.28265630162876</text:p>
              </table:table-cell>
              <table:table-cell office:value-type="float" office:value="2.576">
                <text:p>2.576</text:p>
              </table:table-cell>
              <table:table-cell office:value-type="float" office:value="0.556126">
                <text:p>0.55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112">
                <text:p>-1.112</text:p>
              </table:table-cell>
              <table:table-cell office:value-type="float" office:value="1.28379151178935">
                <text:p>1.28379151178935</text:p>
              </table:table-cell>
              <table:table-cell office:value-type="float" office:value="2.736">
                <text:p>2.736</text:p>
              </table:table-cell>
              <table:table-cell office:value-type="float" office:value="0.529476">
                <text:p>0.529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032">
                <text:p>-1.032</text:p>
              </table:table-cell>
              <table:table-cell office:value-type="float" office:value="1.25427436582112">
                <text:p>1.25427436582112</text:p>
              </table:table-cell>
              <table:table-cell office:value-type="float" office:value="2.896">
                <text:p>2.896</text:p>
              </table:table-cell>
              <table:table-cell office:value-type="float" office:value="0.503008">
                <text:p>0.50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52000000000002">
                <text:p>-0.952000000000002</text:p>
              </table:table-cell>
              <table:table-cell office:value-type="float" office:value="1.26336781965567">
                <text:p>1.26336781965567</text:p>
              </table:table-cell>
              <table:table-cell office:value-type="float" office:value="3.056">
                <text:p>3.056</text:p>
              </table:table-cell>
              <table:table-cell office:value-type="float" office:value="0.509426">
                <text:p>0.509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72">
                <text:p>-0.872</text:p>
              </table:table-cell>
              <table:table-cell office:value-type="float" office:value="1.24170800979157">
                <text:p>1.24170800979157</text:p>
              </table:table-cell>
              <table:table-cell office:value-type="float" office:value="3.216">
                <text:p>3.216</text:p>
              </table:table-cell>
              <table:table-cell office:value-type="float" office:value="0.482802">
                <text:p>0.482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92000000000002">
                <text:p>-0.792000000000002</text:p>
              </table:table-cell>
              <table:table-cell office:value-type="float" office:value="1.23143561918283">
                <text:p>1.23143561918283</text:p>
              </table:table-cell>
              <table:table-cell office:value-type="float" office:value="3.376">
                <text:p>3.376</text:p>
              </table:table-cell>
              <table:table-cell office:value-type="float" office:value="0.439116">
                <text:p>0.439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12">
                <text:p>-0.712</text:p>
              </table:table-cell>
              <table:table-cell office:value-type="float" office:value="1.20912495549332">
                <text:p>1.20912495549332</text:p>
              </table:table-cell>
              <table:table-cell office:value-type="float" office:value="3.536">
                <text:p>3.536</text:p>
              </table:table-cell>
              <table:table-cell office:value-type="float" office:value="0.424686">
                <text:p>0.424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32000000000001">
                <text:p>-0.632000000000001</text:p>
              </table:table-cell>
              <table:table-cell office:value-type="float" office:value="1.19568911257039">
                <text:p>1.19568911257039</text:p>
              </table:table-cell>
              <table:table-cell office:value-type="float" office:value="3.696">
                <text:p>3.696</text:p>
              </table:table-cell>
              <table:table-cell office:value-type="float" office:value="0.405612">
                <text:p>0.40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552">
                <text:p>-0.552</text:p>
              </table:table-cell>
              <table:table-cell office:value-type="float" office:value="1.18898716814082">
                <text:p>1.18898716814082</text:p>
              </table:table-cell>
              <table:table-cell office:value-type="float" office:value="3.85599999999999">
                <text:p>3.85599999999999</text:p>
              </table:table-cell>
              <table:table-cell office:value-type="float" office:value="0.378526">
                <text:p>0.37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72000000000001">
                <text:p>-0.472000000000001</text:p>
              </table:table-cell>
              <table:table-cell office:value-type="float" office:value="1.16862570234187">
                <text:p>1.16862570234187</text:p>
              </table:table-cell>
              <table:table-cell office:value-type="float" office:value="4.016">
                <text:p>4.016</text:p>
              </table:table-cell>
              <table:table-cell office:value-type="float" office:value="0.37367">
                <text:p>0.37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91999999999999">
                <text:p>-0.391999999999999</text:p>
              </table:table-cell>
              <table:table-cell office:value-type="float" office:value="1.16567415592433">
                <text:p>1.16567415592433</text:p>
              </table:table-cell>
              <table:table-cell office:value-type="float" office:value="4.176">
                <text:p>4.176</text:p>
              </table:table-cell>
              <table:table-cell office:value-type="float" office:value="0.345698">
                <text:p>0.345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12000000000001">
                <text:p>-0.312000000000001</text:p>
              </table:table-cell>
              <table:table-cell office:value-type="float" office:value="1.14685825773661">
                <text:p>1.14685825773661</text:p>
              </table:table-cell>
              <table:table-cell office:value-type="float" office:value="4.336">
                <text:p>4.336</text:p>
              </table:table-cell>
              <table:table-cell office:value-type="float" office:value="0.34286">
                <text:p>0.34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31999999999999">
                <text:p>-0.231999999999999</text:p>
              </table:table-cell>
              <table:table-cell office:value-type="float" office:value="1.12917420612382">
                <text:p>1.12917420612382</text:p>
              </table:table-cell>
              <table:table-cell office:value-type="float" office:value="4.496">
                <text:p>4.496</text:p>
              </table:table-cell>
              <table:table-cell office:value-type="float" office:value="0.310742">
                <text:p>0.31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52000000000001">
                <text:p>-0.152000000000001</text:p>
              </table:table-cell>
              <table:table-cell office:value-type="float" office:value="1.12300875360718">
                <text:p>1.12300875360718</text:p>
              </table:table-cell>
              <table:table-cell office:value-type="float" office:value="4.656">
                <text:p>4.656</text:p>
              </table:table-cell>
              <table:table-cell office:value-type="float" office:value="0.310772">
                <text:p>0.31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720000000000027">
                <text:p>-0.0720000000000027</text:p>
              </table:table-cell>
              <table:table-cell office:value-type="float" office:value="1.11945007997783">
                <text:p>1.11945007997783</text:p>
              </table:table-cell>
              <table:table-cell office:value-type="float" office:value="4.816">
                <text:p>4.816</text:p>
              </table:table-cell>
              <table:table-cell office:value-type="float" office:value="0.298882">
                <text:p>0.298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799999999999912">
                <text:p>0.00799999999999912</text:p>
              </table:table-cell>
              <table:table-cell office:value-type="float" office:value="1.08455456053763">
                <text:p>1.08455456053763</text:p>
              </table:table-cell>
              <table:table-cell office:value-type="float" office:value="4.976">
                <text:p>4.976</text:p>
              </table:table-cell>
              <table:table-cell office:value-type="float" office:value="0.288602">
                <text:p>0.288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9999999999974">
                <text:p>0.0879999999999974</text:p>
              </table:table-cell>
              <table:table-cell office:value-type="float" office:value="1.05909221708375">
                <text:p>1.0590922170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7999999999999">
                <text:p>0.167999999999999</text:p>
              </table:table-cell>
              <table:table-cell office:value-type="float" office:value="1.07464711897311">
                <text:p>1.07464711897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7999999999998">
                <text:p>0.247999999999998</text:p>
              </table:table-cell>
              <table:table-cell office:value-type="float" office:value="1.03659319259722">
                <text:p>1.0365931925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7999999999999">
                <text:p>0.327999999999999</text:p>
              </table:table-cell>
              <table:table-cell office:value-type="float" office:value="1.00940364790641">
                <text:p>1.0094036479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7999999999998">
                <text:p>0.407999999999998</text:p>
              </table:table-cell>
              <table:table-cell office:value-type="float" office:value="1.00607033451634">
                <text:p>1.00607033451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8">
                <text:p>0.488</text:p>
              </table:table-cell>
              <table:table-cell office:value-type="float" office:value="1.01507297153805">
                <text:p>1.01507297153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7999999999998">
                <text:p>0.567999999999998</text:p>
              </table:table-cell>
              <table:table-cell office:value-type="float" office:value="0.981617066760763">
                <text:p>0.98161706676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48">
                <text:p>0.648</text:p>
              </table:table-cell>
              <table:table-cell office:value-type="float" office:value="0.965525672958468">
                <text:p>0.965525672958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7999999999998">
                <text:p>0.727999999999998</text:p>
              </table:table-cell>
              <table:table-cell office:value-type="float" office:value="0.935265174559147">
                <text:p>0.93526517455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8">
                <text:p>0.808</text:p>
              </table:table-cell>
              <table:table-cell office:value-type="float" office:value="0.932133676308743">
                <text:p>0.932133676308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87999999999998">
                <text:p>0.887999999999998</text:p>
              </table:table-cell>
              <table:table-cell office:value-type="float" office:value="0.92215055406685">
                <text:p>0.92215055406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8">
                <text:p>0.968</text:p>
              </table:table-cell>
              <table:table-cell office:value-type="float" office:value="0.895929722046409">
                <text:p>0.895929722046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48">
                <text:p>1.048</text:p>
              </table:table-cell>
              <table:table-cell office:value-type="float" office:value="0.883388592909315">
                <text:p>0.88338859290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128">
                <text:p>1.128</text:p>
              </table:table-cell>
              <table:table-cell office:value-type="float" office:value="0.862742904122006">
                <text:p>0.86274290412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08">
                <text:p>1.208</text:p>
              </table:table-cell>
              <table:table-cell office:value-type="float" office:value="0.842510936371002">
                <text:p>0.84251093637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88">
                <text:p>1.288</text:p>
              </table:table-cell>
              <table:table-cell office:value-type="float" office:value="0.822147788779218">
                <text:p>0.82214778877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8">
                <text:p>1.368</text:p>
              </table:table-cell>
              <table:table-cell office:value-type="float" office:value="0.821202621208473">
                <text:p>0.821202621208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48">
                <text:p>1.448</text:p>
              </table:table-cell>
              <table:table-cell office:value-type="float" office:value="0.7854981594168">
                <text:p>0.7854981594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28">
                <text:p>1.528</text:p>
              </table:table-cell>
              <table:table-cell office:value-type="float" office:value="0.785953925273867">
                <text:p>0.785953925273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08">
                <text:p>1.608</text:p>
              </table:table-cell>
              <table:table-cell office:value-type="float" office:value="0.788522022926052">
                <text:p>0.78852202292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88">
                <text:p>1.688</text:p>
              </table:table-cell>
              <table:table-cell office:value-type="float" office:value="0.754645669941141">
                <text:p>0.75464566994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8">
                <text:p>1.768</text:p>
              </table:table-cell>
              <table:table-cell office:value-type="float" office:value="0.738882225740795">
                <text:p>0.73888222574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48">
                <text:p>1.848</text:p>
              </table:table-cell>
              <table:table-cell office:value-type="float" office:value="0.709101038298169">
                <text:p>0.709101038298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28">
                <text:p>1.928</text:p>
              </table:table-cell>
              <table:table-cell office:value-type="float" office:value="0.718892436157384">
                <text:p>0.718892436157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08">
                <text:p>2.008</text:p>
              </table:table-cell>
              <table:table-cell office:value-type="float" office:value="0.699427365937091">
                <text:p>0.69942736593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88">
                <text:p>2.088</text:p>
              </table:table-cell>
              <table:table-cell office:value-type="float" office:value="0.684570408072388">
                <text:p>0.68457040807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68">
                <text:p>2.168</text:p>
              </table:table-cell>
              <table:table-cell office:value-type="float" office:value="0.678410000934239">
                <text:p>0.678410000934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48">
                <text:p>2.248</text:p>
              </table:table-cell>
              <table:table-cell office:value-type="float" office:value="0.660021278125471">
                <text:p>0.660021278125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8">
                <text:p>2.328</text:p>
              </table:table-cell>
              <table:table-cell office:value-type="float" office:value="0.642505405795736">
                <text:p>0.64250540579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08">
                <text:p>2.408</text:p>
              </table:table-cell>
              <table:table-cell office:value-type="float" office:value="0.641455967069499">
                <text:p>0.641455967069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88">
                <text:p>2.488</text:p>
              </table:table-cell>
              <table:table-cell office:value-type="float" office:value="0.616319891424735">
                <text:p>0.616319891424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68">
                <text:p>2.568</text:p>
              </table:table-cell>
              <table:table-cell office:value-type="float" office:value="0.604705430137251">
                <text:p>0.60470543013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48">
                <text:p>2.648</text:p>
              </table:table-cell>
              <table:table-cell office:value-type="float" office:value="0.594105089926563">
                <text:p>0.59410508992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28">
                <text:p>2.728</text:p>
              </table:table-cell>
              <table:table-cell office:value-type="float" office:value="0.578995863137284">
                <text:p>0.57899586313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08">
                <text:p>2.808</text:p>
              </table:table-cell>
              <table:table-cell office:value-type="float" office:value="0.581094740589757">
                <text:p>0.58109474058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888">
                <text:p>2.888</text:p>
              </table:table-cell>
              <table:table-cell office:value-type="float" office:value="0.542721273576069">
                <text:p>0.542721273576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968">
                <text:p>2.968</text:p>
              </table:table-cell>
              <table:table-cell office:value-type="float" office:value="0.544956376247814">
                <text:p>0.544956376247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48">
                <text:p>3.048</text:p>
              </table:table-cell>
              <table:table-cell office:value-type="float" office:value="0.532783559740601">
                <text:p>0.53278355974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28">
                <text:p>3.128</text:p>
              </table:table-cell>
              <table:table-cell office:value-type="float" office:value="0.536206008150684">
                <text:p>0.53620600815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208">
                <text:p>3.208</text:p>
              </table:table-cell>
              <table:table-cell office:value-type="float" office:value="0.509847269118141">
                <text:p>0.509847269118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288">
                <text:p>3.288</text:p>
              </table:table-cell>
              <table:table-cell office:value-type="float" office:value="0.498454804484283">
                <text:p>0.49845480448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368">
                <text:p>3.368</text:p>
              </table:table-cell>
              <table:table-cell office:value-type="float" office:value="0.49705050747081">
                <text:p>0.4970505074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48">
                <text:p>3.448</text:p>
              </table:table-cell>
              <table:table-cell office:value-type="float" office:value="0.486167626064596">
                <text:p>0.48616762606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28">
                <text:p>3.528</text:p>
              </table:table-cell>
              <table:table-cell office:value-type="float" office:value="0.484378198492936">
                <text:p>0.484378198492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08">
                <text:p>3.608</text:p>
              </table:table-cell>
              <table:table-cell office:value-type="float" office:value="0.465335258273101">
                <text:p>0.465335258273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88">
                <text:p>3.688</text:p>
              </table:table-cell>
              <table:table-cell office:value-type="float" office:value="0.468690434969963">
                <text:p>0.468690434969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768">
                <text:p>3.768</text:p>
              </table:table-cell>
              <table:table-cell office:value-type="float" office:value="0.461692495002221">
                <text:p>0.46169249500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848">
                <text:p>3.848</text:p>
              </table:table-cell>
              <table:table-cell office:value-type="float" office:value="0.434945261825831">
                <text:p>0.434945261825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28">
                <text:p>3.928</text:p>
              </table:table-cell>
              <table:table-cell office:value-type="float" office:value="0.432219075647579">
                <text:p>0.43221907564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008">
                <text:p>4.008</text:p>
              </table:table-cell>
              <table:table-cell office:value-type="float" office:value="0.428324043452124">
                <text:p>0.428324043452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88">
                <text:p>4.088</text:p>
              </table:table-cell>
              <table:table-cell office:value-type="float" office:value="0.422466359023466">
                <text:p>0.422466359023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8">
                <text:p>4.168</text:p>
              </table:table-cell>
              <table:table-cell office:value-type="float" office:value="0.414893245907691">
                <text:p>0.414893245907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248">
                <text:p>4.248</text:p>
              </table:table-cell>
              <table:table-cell office:value-type="float" office:value="0.402380707248716">
                <text:p>0.402380707248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28">
                <text:p>4.328</text:p>
              </table:table-cell>
              <table:table-cell office:value-type="float" office:value="0.398361222383803">
                <text:p>0.398361222383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408">
                <text:p>4.408</text:p>
              </table:table-cell>
              <table:table-cell office:value-type="float" office:value="0.36981278908594">
                <text:p>0.36981278908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488">
                <text:p>4.488</text:p>
              </table:table-cell>
              <table:table-cell office:value-type="float" office:value="0.374735396700835">
                <text:p>0.37473539670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568">
                <text:p>4.568</text:p>
              </table:table-cell>
              <table:table-cell office:value-type="float" office:value="0.373786865544429">
                <text:p>0.3737868655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48">
                <text:p>4.648</text:p>
              </table:table-cell>
              <table:table-cell office:value-type="float" office:value="0.361622458001368">
                <text:p>0.36162245800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728">
                <text:p>4.728</text:p>
              </table:table-cell>
              <table:table-cell office:value-type="float" office:value="0.365665487965908">
                <text:p>0.365665487965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08">
                <text:p>4.808</text:p>
              </table:table-cell>
              <table:table-cell office:value-type="float" office:value="0.3495623216138">
                <text:p>0.3495623216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888">
                <text:p>4.888</text:p>
              </table:table-cell>
              <table:table-cell office:value-type="float" office:value="0.341370308736398">
                <text:p>0.341370308736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968">
                <text:p>4.968</text:p>
              </table:table-cell>
              <table:table-cell office:value-type="float" office:value="0.333822422513081">
                <text:p>0.333822422513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